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412cm"/>
    </style:style>
    <style:style style:name="co4" style:family="table-column">
      <style:table-column-properties fo:break-before="auto" style:column-width="2.203cm"/>
    </style:style>
    <style:style style:name="co5" style:family="table-column">
      <style:table-column-properties fo:break-before="auto" style:column-width="2.129cm"/>
    </style:style>
    <style:style style:name="co6" style:family="table-column">
      <style:table-column-properties fo:break-before="auto" style:column-width="2.773cm"/>
    </style:style>
    <style:style style:name="co7" style:family="table-column">
      <style:table-column-properties fo:break-before="auto" style:column-width="4.184cm"/>
    </style:style>
    <style:style style:name="co8" style:family="table-column">
      <style:table-column-properties fo:break-before="auto" style:column-width="5.274cm"/>
    </style:style>
    <style:style style:name="co9" style:family="table-column">
      <style:table-column-properties fo:break-before="auto" style:column-width="3.863cm"/>
    </style:style>
    <style:style style:name="co10" style:family="table-column">
      <style:table-column-properties fo:break-before="auto" style:column-width="6.537cm"/>
    </style:style>
    <style:style style:name="co11" style:family="table-column">
      <style:table-column-properties fo:break-before="auto" style:column-width="6.636cm"/>
    </style:style>
    <style:style style:name="co12" style:family="table-column">
      <style:table-column-properties fo:break-before="auto" style:column-width="2.353cm"/>
    </style:style>
    <style:style style:name="co13" style:family="table-column">
      <style:table-column-properties fo:break-before="auto" style:column-width="2.575cm"/>
    </style:style>
    <style:style style:name="co14" style:family="table-column">
      <style:table-column-properties fo:break-before="auto" style:column-width="2.6cm"/>
    </style:style>
    <style:style style:name="co15" style:family="table-column">
      <style:table-column-properties fo:break-before="auto" style:column-width="2.228cm"/>
    </style:style>
    <style:style style:name="co16" style:family="table-column">
      <style:table-column-properties fo:break-before="auto" style:column-width="4.06cm"/>
    </style:style>
    <style:style style:name="co17" style:family="table-column">
      <style:table-column-properties fo:break-before="auto" style:column-width="3.69cm"/>
    </style:style>
    <style:style style:name="co18" style:family="table-column">
      <style:table-column-properties fo:break-before="auto" style:column-width="3.715cm"/>
    </style:style>
    <style:style style:name="co19" style:family="table-column">
      <style:table-column-properties fo:break-before="auto" style:column-width="5.175cm"/>
    </style:style>
    <style:style style:name="co20" style:family="table-column">
      <style:table-column-properties fo:break-before="auto" style:column-width="3.244cm"/>
    </style:style>
    <style:style style:name="co21" style:family="table-column">
      <style:table-column-properties fo:break-before="auto" style:column-width="3.962cm"/>
    </style:style>
    <style:style style:name="co22" style:family="table-column">
      <style:table-column-properties fo:break-before="auto" style:column-width="4.63cm"/>
    </style:style>
    <style:style style:name="co23" style:family="table-column">
      <style:table-column-properties fo:break-before="auto" style:column-width="4.803cm"/>
    </style:style>
    <style:style style:name="co24" style:family="table-column">
      <style:table-column-properties fo:break-before="auto" style:column-width="1.535cm"/>
    </style:style>
    <style:style style:name="co25" style:family="table-column">
      <style:table-column-properties fo:break-before="auto" style:column-width="3.022cm"/>
    </style:style>
    <style:style style:name="co26" style:family="table-column">
      <style:table-column-properties fo:break-before="auto" style:column-width="2.649cm"/>
    </style:style>
    <style:style style:name="co27" style:family="table-column">
      <style:table-column-properties fo:break-before="auto" style:column-width="4.135cm"/>
    </style:style>
    <style:style style:name="co28" style:family="table-column">
      <style:table-column-properties fo:break-before="auto" style:column-width="1.559cm"/>
    </style:style>
    <style:style style:name="co29" style:family="table-column">
      <style:table-column-properties fo:break-before="auto" style:column-width="2.674cm"/>
    </style:style>
    <style:style style:name="co30" style:family="table-column">
      <style:table-column-properties fo:break-before="auto" style:column-width="1.288cm"/>
    </style:style>
    <style:style style:name="co31" style:family="table-column">
      <style:table-column-properties fo:break-before="auto" style:column-width="1.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10" style:family="table-cell" style:parent-style-name="Default" style:data-style-name="N3">
      <style:table-cell-properties fo:background-color="transparent"/>
      <style:text-properties style:use-window-font-color="tru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3"/>
    <style:style style:name="ce9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fo:background-color="#dddddd"/>
      <style:text-properties style:use-window-font-color="true"/>
    </style:style>
    <style:style style:name="ce12" style:family="table-cell" style:parent-style-name="Default" style:data-style-name="N3">
      <style:table-cell-properties fo:background-color="#ffffa6"/>
      <style:text-properties style:use-window-font-color="true"/>
    </style:style>
    <style:style style:name="ce13" style:family="table-cell" style:parent-style-name="Default">
      <style:table-cell-properties fo:background-color="#ffffa6"/>
      <style:text-properties style:use-window-font-color="true"/>
    </style:style>
    <style:style style:name="ce14" style:family="table-cell" style:parent-style-name="Default" style:data-style-name="N3">
      <style:table-cell-properties fo:background-color="#ffd8ce"/>
      <style:text-properties style:use-window-font-color="true"/>
    </style:style>
    <style:style style:name="ce15" style:family="table-cell" style:parent-style-name="Default">
      <style:table-cell-properties fo:background-color="#ffd8ce"/>
      <style:text-properties style:use-window-font-color="true"/>
    </style:style>
    <style:style style:name="ce16" style:family="table-cell" style:parent-style-name="Default" style:data-style-name="N3">
      <style:table-cell-properties fo:background-color="#e0c2cd"/>
      <style:text-properties style:use-window-font-color="true"/>
    </style:style>
    <style:style style:name="ce17" style:family="table-cell" style:parent-style-name="Default">
      <style:table-cell-properties fo:background-color="#e0c2cd"/>
      <style:text-properties style:use-window-font-color="true"/>
    </style:style>
    <style:style style:name="ce18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style:use-window-font-color="true"/>
    </style:style>
    <style:style style:name="ce19" style:family="table-cell" style:parent-style-name="Default">
      <style:table-cell-properties fo:background-color="#dee6ef"/>
      <style:text-properties style:use-window-font-color="true"/>
    </style:style>
    <style:style style:name="ce20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style:use-window-font-color="true"/>
    </style:style>
    <style:style style:name="ce21" style:family="table-cell" style:parent-style-name="Default">
      <style:table-cell-properties fo:background-color="#dde8cb"/>
      <style:text-properties style:use-window-font-color="true"/>
    </style:style>
    <style:style style:name="ce22" style:family="table-cell" style:parent-style-name="Default">
      <style:table-cell-properties fo:background-color="#ffb66c"/>
      <style:text-properties style:use-window-font-color="true"/>
    </style:style>
    <style:style style:name="ce23" style:family="table-cell" style:parent-style-name="Default">
      <style:table-cell-properties fo:background-color="#729fcf"/>
      <style:text-properties style:use-window-font-color="true"/>
    </style:style>
    <style:style style:name="ce24" style:family="table-cell" style:parent-style-name="Default" style:data-style-name="N3">
      <style:table-cell-properties fo:background-color="#afd095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afd095"/>
    </style:style>
    <style:style style:name="ce26" style:family="table-cell" style:parent-style-name="Default">
      <style:table-cell-properties fo:background-color="#b3cac7"/>
    </style:style>
    <style:style style:name="ce27" style:family="table-cell" style:parent-style-name="Default">
      <style:table-cell-properties fo:background-color="#e0c2cd"/>
    </style:style>
    <style:style style:name="ce28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gra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GC Original</text:p>
          </table:table-cell>
          <table:table-cell office:value-type="string" calcext:value-type="string">
            <text:p>QC Original</text:p>
          </table:table-cell>
          <table:table-cell office:value-type="string" calcext:value-type="string">
            <text:p>GC Otimizado</text:p>
          </table:table-cell>
          <table:table-cell office:value-type="string" calcext:value-type="string">
            <text:p>QC Otimizado</text:p>
          </table:table-cell>
          <table:table-cell office:value-type="string" calcext:value-type="string">
            <text:p>Diff GC</text:p>
          </table:table-cell>
          <table:table-cell office:value-type="string" calcext:value-type="string">
            <text:p>Diff QC</text:p>
          </table:table-cell>
          <table:table-cell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S1-aj-e11_complete_74(81)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.tfc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.tfc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m3tc.tfc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7.tfc</text:p>
          </table:table-cell>
          <table:table-cell office:value-type="float" office:value="88" calcext:value-type="float">
            <text:p>88</text:p>
          </table:table-cell>
          <table:table-cell office:value-type="float" office:value="8168" calcext:value-type="float">
            <text:p>8168</text:p>
          </table:table-cell>
          <table:table-cell office:value-type="float" office:value="88" calcext:value-type="float">
            <text:p>88</text:p>
          </table:table-cell>
          <table:table-cell office:value-type="float" office:value="8168" calcext:value-type="float">
            <text:p>816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7_inv.tfc</text:p>
          </table:table-cell>
          <table:table-cell office:value-type="float" office:value="481" calcext:value-type="float">
            <text:p>481</text:p>
          </table:table-cell>
          <table:table-cell office:value-type="float" office:value="58817" calcext:value-type="float">
            <text:p>58817</text:p>
          </table:table-cell>
          <table:table-cell office:value-type="float" office:value="473" calcext:value-type="float">
            <text:p>473</text:p>
          </table:table-cell>
          <table:table-cell office:value-type="float" office:value="57813" calcext:value-type="float">
            <text:p>57813</text:p>
          </table:table-cell>
          <table:table-cell office:value-type="float" office:value="8" calcext:value-type="float">
            <text:p>8</text:p>
          </table:table-cell>
          <table:table-cell office:value-type="float" office:value="1004" calcext:value-type="float">
            <text:p>1004</text:p>
          </table:table-cell>
          <table:table-cell/>
        </table:table-row>
        <table:table-row table:style-name="ro1">
          <table:table-cell office:value-type="string" calcext:value-type="string">
            <text:p>S2-ham7.tfc</text:p>
          </table:table-cell>
          <table:table-cell office:value-type="float" office:value="115" calcext:value-type="float">
            <text:p>115</text:p>
          </table:table-cell>
          <table:table-cell office:value-type="float" office:value="8591" calcext:value-type="float">
            <text:p>8591</text:p>
          </table:table-cell>
          <table:table-cell office:value-type="float" office:value="115" calcext:value-type="float">
            <text:p>115</text:p>
          </table:table-cell>
          <table:table-cell office:value-type="float" office:value="8591" calcext:value-type="float">
            <text:p>8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7_inv.tfc</text:p>
          </table:table-cell>
          <table:table-cell office:value-type="float" office:value="80" calcext:value-type="float">
            <text:p>80</text:p>
          </table:table-cell>
          <table:table-cell office:value-type="float" office:value="6512" calcext:value-type="float">
            <text:p>6512</text:p>
          </table:table-cell>
          <table:table-cell office:value-type="float" office:value="80" calcext:value-type="float">
            <text:p>80</text:p>
          </table:table-cell>
          <table:table-cell office:value-type="float" office:value="6512" calcext:value-type="float">
            <text:p>65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10-n10-gc8247-qc26084.tfc</text:p>
          </table:table-cell>
          <table:table-cell office:value-type="float" office:value="8247" calcext:value-type="float">
            <text:p>8247</text:p>
          </table:table-cell>
          <table:table-cell office:value-type="float" office:value="30107" calcext:value-type="float">
            <text:p>30107</text:p>
          </table:table-cell>
          <table:table-cell office:value-type="float" office:value="8233" calcext:value-type="float">
            <text:p>8233</text:p>
          </table:table-cell>
          <table:table-cell office:value-type="float" office:value="30127" calcext:value-type="float">
            <text:p>30127</text:p>
          </table:table-cell>
          <table:table-cell office:value-type="float" office:value="14" calcext:value-type="float">
            <text:p>14</text:p>
          </table:table-cell>
          <table:table-cell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string" calcext:value-type="string">
            <text:p>hwb10-n10-gc9213-qc26906.tfc</text:p>
          </table:table-cell>
          <table:table-cell office:value-type="float" office:value="9213" calcext:value-type="float">
            <text:p>9213</text:p>
          </table:table-cell>
          <table:table-cell office:value-type="float" office:value="30929" calcext:value-type="float">
            <text:p>30929</text:p>
          </table:table-cell>
          <table:table-cell office:value-type="float" office:value="8233" calcext:value-type="float">
            <text:p>8233</text:p>
          </table:table-cell>
          <table:table-cell office:value-type="float" office:value="30127" calcext:value-type="float">
            <text:p>30127</text:p>
          </table:table-cell>
          <table:table-cell office:value-type="float" office:value="980" calcext:value-type="float">
            <text:p>980</text:p>
          </table:table-cell>
          <table:table-cell office:value-type="float" office:value="802" calcext:value-type="float">
            <text:p>802</text:p>
          </table:table-cell>
          <table:table-cell/>
        </table:table-row>
        <table:table-row table:style-name="ro1">
          <table:table-cell office:value-type="string" calcext:value-type="string">
            <text:p>hwb10_out.tfc</text:p>
          </table:table-cell>
          <table:table-cell office:value-type="float" office:value="7458" calcext:value-type="float">
            <text:p>7458</text:p>
          </table:table-cell>
          <table:table-cell office:value-type="float" office:value="43534" calcext:value-type="float">
            <text:p>43534</text:p>
          </table:table-cell>
          <table:table-cell office:value-type="float" office:value="6404" calcext:value-type="float">
            <text:p>6404</text:p>
          </table:table-cell>
          <table:table-cell office:value-type="float" office:value="43485" calcext:value-type="float">
            <text:p>43485</text:p>
          </table:table-cell>
          <table:table-cell office:value-type="float" office:value="1054" calcext:value-type="float">
            <text:p>1054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office:value-type="float" office:value="21432" calcext:value-type="float">
            <text:p>21432</text:p>
          </table:table-cell>
          <table:table-cell office:value-type="float" office:value="103956" calcext:value-type="float">
            <text:p>103956</text:p>
          </table:table-cell>
          <table:table-cell office:value-type="float" office:value="21382" calcext:value-type="float">
            <text:p>21382</text:p>
          </table:table-cell>
          <table:table-cell office:value-type="float" office:value="104114" calcext:value-type="float">
            <text:p>104114</text:p>
          </table:table-cell>
          <table:table-cell office:value-type="float" office:value="50" calcext:value-type="float">
            <text:p>50</text:p>
          </table:table-cell>
          <table:table-cell office:value-type="float" office:value="-158" calcext:value-type="float">
            <text:p>-158</text:p>
          </table:table-cell>
          <table:table-cell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office:value-type="float" office:value="24240" calcext:value-type="float">
            <text:p>24240</text:p>
          </table:table-cell>
          <table:table-cell office:value-type="float" office:value="106472" calcext:value-type="float">
            <text:p>106472</text:p>
          </table:table-cell>
          <table:table-cell office:value-type="float" office:value="21382" calcext:value-type="float">
            <text:p>21382</text:p>
          </table:table-cell>
          <table:table-cell office:value-type="float" office:value="104124" calcext:value-type="float">
            <text:p>104124</text:p>
          </table:table-cell>
          <table:table-cell office:value-type="float" office:value="2858" calcext:value-type="float">
            <text:p>2858</text:p>
          </table:table-cell>
          <table:table-cell office:value-type="float" office:value="2348" calcext:value-type="float">
            <text:p>2348</text:p>
          </table:table-cell>
          <table:table-cell/>
        </table:table-row>
        <table:table-row table:style-name="ro1">
          <table:table-cell office:value-type="string" calcext:value-type="string">
            <text:p>hwb11_out.tfc</text:p>
          </table:table-cell>
          <table:table-cell office:value-type="float" office:value="16144" calcext:value-type="float">
            <text:p>16144</text:p>
          </table:table-cell>
          <table:table-cell office:value-type="float" office:value="120388" calcext:value-type="float">
            <text:p>120388</text:p>
          </table:table-cell>
          <table:table-cell office:value-type="float" office:value="14194" calcext:value-type="float">
            <text:p>14194</text:p>
          </table:table-cell>
          <table:table-cell office:value-type="float" office:value="120730" calcext:value-type="float">
            <text:p>120730</text:p>
          </table:table-cell>
          <table:table-cell office:value-type="float" office:value="1950" calcext:value-type="float">
            <text:p>1950</text:p>
          </table:table-cell>
          <table:table-cell office:value-type="float" office:value="-342" calcext:value-type="float">
            <text:p>-342</text:p>
          </table:table-cell>
          <table:table-cell/>
        </table:table-row>
        <table:table-row table:style-name="ro1">
          <table:table-cell office:value-type="string" calcext:value-type="string">
            <text:p>S1-hwb7_15.tfc</text:p>
          </table:table-cell>
          <table:table-cell office:value-type="float" office:value="396" calcext:value-type="float">
            <text:p>396</text:p>
          </table:table-cell>
          <table:table-cell office:value-type="float" office:value="41123" calcext:value-type="float">
            <text:p>41123</text:p>
          </table:table-cell>
          <table:table-cell office:value-type="float" office:value="390" calcext:value-type="float">
            <text:p>390</text:p>
          </table:table-cell>
          <table:table-cell office:value-type="float" office:value="40373" calcext:value-type="float">
            <text:p>40373</text:p>
          </table:table-cell>
          <table:table-cell office:value-type="float" office:value="6" calcext:value-type="float">
            <text:p>6</text:p>
          </table:table-cell>
          <table:table-cell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S1-hwb7_15_inv.tfc</text:p>
          </table:table-cell>
          <table:table-cell office:value-type="float" office:value="282" calcext:value-type="float">
            <text:p>282</text:p>
          </table:table-cell>
          <table:table-cell office:value-type="float" office:value="27180" calcext:value-type="float">
            <text:p>27180</text:p>
          </table:table-cell>
          <table:table-cell office:value-type="float" office:value="282" calcext:value-type="float">
            <text:p>282</text:p>
          </table:table-cell>
          <table:table-cell office:value-type="float" office:value="27180" calcext:value-type="float">
            <text:p>2718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wb7_15.tfc</text:p>
          </table:table-cell>
          <table:table-cell office:value-type="float" office:value="353" calcext:value-type="float">
            <text:p>353</text:p>
          </table:table-cell>
          <table:table-cell office:value-type="float" office:value="35117" calcext:value-type="float">
            <text:p>35117</text:p>
          </table:table-cell>
          <table:table-cell office:value-type="float" office:value="351" calcext:value-type="float">
            <text:p>351</text:p>
          </table:table-cell>
          <table:table-cell office:value-type="float" office:value="34867" calcext:value-type="float">
            <text:p>34867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S2-hwb7_15_inv.tfc</text:p>
          </table:table-cell>
          <table:table-cell office:value-type="float" office:value="291" calcext:value-type="float">
            <text:p>291</text:p>
          </table:table-cell>
          <table:table-cell office:value-type="float" office:value="27426" calcext:value-type="float">
            <text:p>27426</text:p>
          </table:table-cell>
          <table:table-cell office:value-type="float" office:value="287" calcext:value-type="float">
            <text:p>287</text:p>
          </table:table-cell>
          <table:table-cell office:value-type="float" office:value="26926" calcext:value-type="float">
            <text:p>26926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hwb7-236.tfc</text:p>
          </table:table-cell>
          <table:table-cell office:value-type="float" office:value="236" calcext:value-type="float">
            <text:p>236</text:p>
          </table:table-cell>
          <table:table-cell office:value-type="float" office:value="4188" calcext:value-type="float">
            <text:p>4188</text:p>
          </table:table-cell>
          <table:table-cell office:value-type="float" office:value="236" calcext:value-type="float">
            <text:p>236</text:p>
          </table:table-cell>
          <table:table-cell office:value-type="float" office:value="4188" calcext:value-type="float">
            <text:p>418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7-331-2609a.tfc</text:p>
          </table:table-cell>
          <table:table-cell office:value-type="float" office:value="331" calcext:value-type="float">
            <text:p>331</text:p>
          </table:table-cell>
          <table:table-cell office:value-type="float" office:value="2839" calcext:value-type="float">
            <text:p>2839</text:p>
          </table:table-cell>
          <table:table-cell office:value-type="float" office:value="327" calcext:value-type="float">
            <text:p>327</text:p>
          </table:table-cell>
          <table:table-cell office:value-type="float" office:value="2835" calcext:value-type="float">
            <text:p>2835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wb7tc.tfc</text:p>
          </table:table-cell>
          <table:table-cell office:value-type="float" office:value="289" calcext:value-type="float">
            <text:p>289</text:p>
          </table:table-cell>
          <table:table-cell office:value-type="float" office:value="5641" calcext:value-type="float">
            <text:p>5641</text:p>
          </table:table-cell>
          <table:table-cell office:value-type="float" office:value="289" calcext:value-type="float">
            <text:p>289</text:p>
          </table:table-cell>
          <table:table-cell office:value-type="float" office:value="5641" calcext:value-type="float">
            <text:p>564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8-614-12745a.tfc</text:p>
          </table:table-cell>
          <table:table-cell office:value-type="float" office:value="614" calcext:value-type="float">
            <text:p>614</text:p>
          </table:table-cell>
          <table:table-cell office:value-type="float" office:value="17426" calcext:value-type="float">
            <text:p>17426</text:p>
          </table:table-cell>
          <table:table-cell office:value-type="float" office:value="614" calcext:value-type="float">
            <text:p>614</text:p>
          </table:table-cell>
          <table:table-cell office:value-type="float" office:value="17426" calcext:value-type="float">
            <text:p>174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8-637.tfc</text:p>
          </table:table-cell>
          <table:table-cell office:value-type="float" office:value="637" calcext:value-type="float">
            <text:p>637</text:p>
          </table:table-cell>
          <table:table-cell office:value-type="float" office:value="19305" calcext:value-type="float">
            <text:p>19305</text:p>
          </table:table-cell>
          <table:table-cell office:value-type="float" office:value="635" calcext:value-type="float">
            <text:p>635</text:p>
          </table:table-cell>
          <table:table-cell office:value-type="float" office:value="19303" calcext:value-type="float">
            <text:p>19303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wb8-749-6197a.tfc</text:p>
          </table:table-cell>
          <table:table-cell office:value-type="float" office:value="749" calcext:value-type="float">
            <text:p>749</text:p>
          </table:table-cell>
          <table:table-cell office:value-type="float" office:value="8341" calcext:value-type="float">
            <text:p>8341</text:p>
          </table:table-cell>
          <table:table-cell office:value-type="float" office:value="731" calcext:value-type="float">
            <text:p>731</text:p>
          </table:table-cell>
          <table:table-cell office:value-type="float" office:value="8327" calcext:value-type="float">
            <text:p>832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wb8_2710_6940.tfc</text:p>
          </table:table-cell>
          <table:table-cell office:value-type="float" office:value="2710" calcext:value-type="float">
            <text:p>2710</text:p>
          </table:table-cell>
          <table:table-cell office:value-type="float" office:value="7738" calcext:value-type="float">
            <text:p>7738</text:p>
          </table:table-cell>
          <table:table-cell office:value-type="float" office:value="2644" calcext:value-type="float">
            <text:p>2644</text:p>
          </table:table-cell>
          <table:table-cell office:value-type="float" office:value="7672" calcext:value-type="float">
            <text:p>7672</text:p>
          </table:table-cell>
          <table:table-cell table:number-columns-repeated="2"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hwb9-1541.tfc</text:p>
          </table:table-cell>
          <table:table-cell office:value-type="float" office:value="1541" calcext:value-type="float">
            <text:p>1541</text:p>
          </table:table-cell>
          <table:table-cell office:value-type="float" office:value="63613" calcext:value-type="float">
            <text:p>63613</text:p>
          </table:table-cell>
          <table:table-cell office:value-type="float" office:value="1541" calcext:value-type="float">
            <text:p>1541</text:p>
          </table:table-cell>
          <table:table-cell office:value-type="float" office:value="63613" calcext:value-type="float">
            <text:p>6361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9-1544.tfc</text:p>
          </table:table-cell>
          <table:table-cell office:value-type="float" office:value="1544" calcext:value-type="float">
            <text:p>1544</text:p>
          </table:table-cell>
          <table:table-cell office:value-type="float" office:value="63668" calcext:value-type="float">
            <text:p>63668</text:p>
          </table:table-cell>
          <table:table-cell office:value-type="float" office:value="1544" calcext:value-type="float">
            <text:p>1544</text:p>
          </table:table-cell>
          <table:table-cell office:value-type="float" office:value="63668" calcext:value-type="float">
            <text:p>6366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9-1959-20378a.tfc</text:p>
          </table:table-cell>
          <table:table-cell office:value-type="float" office:value="1959" calcext:value-type="float">
            <text:p>1959</text:p>
          </table:table-cell>
          <table:table-cell office:value-type="float" office:value="33599" calcext:value-type="float">
            <text:p>33599</text:p>
          </table:table-cell>
          <table:table-cell office:value-type="float" office:value="1943" calcext:value-type="float">
            <text:p>1943</text:p>
          </table:table-cell>
          <table:table-cell office:value-type="float" office:value="33583" calcext:value-type="float">
            <text:p>33583</text:p>
          </table:table-cell>
          <table:table-cell table:number-columns-repeated="2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wb9_6563_16173.tfc</text:p>
          </table:table-cell>
          <table:table-cell office:value-type="float" office:value="6563" calcext:value-type="float">
            <text:p>6563</text:p>
          </table:table-cell>
          <table:table-cell office:value-type="float" office:value="17371" calcext:value-type="float">
            <text:p>17371</text:p>
          </table:table-cell>
          <table:table-cell office:value-type="float" office:value="6417" calcext:value-type="float">
            <text:p>6417</text:p>
          </table:table-cell>
          <table:table-cell office:value-type="float" office:value="17227" calcext:value-type="float">
            <text:p>17227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d5mils.tfc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regras_otimos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GC Original</text:p>
          </table:table-cell>
          <table:table-cell office:value-type="string" calcext:value-type="string">
            <text:p>QC Original</text:p>
          </table:table-cell>
          <table:table-cell office:value-type="string" calcext:value-type="string">
            <text:p>GC Otimizado</text:p>
          </table:table-cell>
          <table:table-cell office:value-type="string" calcext:value-type="string">
            <text:p>QC Otimizado</text:p>
          </table:table-cell>
          <table:table-cell office:value-type="string" calcext:value-type="string">
            <text:p>Diff GC</text:p>
          </table:table-cell>
          <table:table-cell office:value-type="string" calcext:value-type="string">
            <text:p>Diff QC</text:p>
          </table:table-cell>
          <table:table-cell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S1-aj-e11_complete_74(81)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S1-ham3_complete_47(28).tfc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S1-ham7.tfc</text:p>
          </table:table-cell>
          <table:table-cell office:value-type="float" office:value="88" calcext:value-type="float">
            <text:p>88</text:p>
          </table:table-cell>
          <table:table-cell office:value-type="float" office:value="8168" calcext:value-type="float">
            <text:p>8168</text:p>
          </table:table-cell>
          <table:table-cell office:value-type="float" office:value="86" calcext:value-type="float">
            <text:p>86</text:p>
          </table:table-cell>
          <table:table-cell office:value-type="float" office:value="8126" calcext:value-type="float">
            <text:p>812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.tfc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S2-ham7.tfc</text:p>
          </table:table-cell>
          <table:table-cell office:value-type="float" office:value="115" calcext:value-type="float">
            <text:p>115</text:p>
          </table:table-cell>
          <table:table-cell office:value-type="float" office:value="8591" calcext:value-type="float">
            <text:p>8591</text:p>
          </table:table-cell>
          <table:table-cell office:value-type="float" office:value="110" calcext:value-type="float">
            <text:p>110</text:p>
          </table:table-cell>
          <table:table-cell office:value-type="float" office:value="7192" calcext:value-type="float">
            <text:p>7192</text:p>
          </table:table-cell>
          <table:table-cell office:value-type="float" office:value="5" calcext:value-type="float">
            <text:p>5</text:p>
          </table:table-cell>
          <table:table-cell office:value-type="float" office:value="1399" calcext:value-type="float">
            <text:p>1399</text:p>
          </table:table-cell>
          <table:table-cell/>
        </table:table-row>
        <table:table-row table:style-name="ro1">
          <table:table-cell office:value-type="string" calcext:value-type="string">
            <text:p>S2-ham7_inv.tfc</text:p>
          </table:table-cell>
          <table:table-cell office:value-type="float" office:value="80" calcext:value-type="float">
            <text:p>80</text:p>
          </table:table-cell>
          <table:table-cell office:value-type="float" office:value="6512" calcext:value-type="float">
            <text:p>6512</text:p>
          </table:table-cell>
          <table:table-cell office:value-type="float" office:value="71" calcext:value-type="float">
            <text:p>71</text:p>
          </table:table-cell>
          <table:table-cell office:value-type="float" office:value="5114" calcext:value-type="float">
            <text:p>5114</text:p>
          </table:table-cell>
          <table:table-cell office:value-type="float" office:value="9" calcext:value-type="float">
            <text:p>9</text:p>
          </table:table-cell>
          <table:table-cell office:value-type="float" office:value="1398" calcext:value-type="float">
            <text:p>1398</text:p>
          </table:table-cell>
          <table:table-cell/>
        </table:table-row>
        <table:table-row table:style-name="ro1">
          <table:table-cell office:value-type="string" calcext:value-type="string">
            <text:p>S1-hwb7_15_inv.tfc</text:p>
          </table:table-cell>
          <table:table-cell office:value-type="float" office:value="282" calcext:value-type="float">
            <text:p>282</text:p>
          </table:table-cell>
          <table:table-cell office:value-type="float" office:value="27180" calcext:value-type="float">
            <text:p>27180</text:p>
          </table:table-cell>
          <table:table-cell office:value-type="float" office:value="276" calcext:value-type="float">
            <text:p>276</text:p>
          </table:table-cell>
          <table:table-cell office:value-type="float" office:value="25346" calcext:value-type="float">
            <text:p>25346</text:p>
          </table:table-cell>
          <table:table-cell office:value-type="float" office:value="6" calcext:value-type="float">
            <text:p>6</text:p>
          </table:table-cell>
          <table:table-cell office:value-type="float" office:value="1834" calcext:value-type="float">
            <text:p>1834</text:p>
          </table:table-cell>
          <table:table-cell/>
        </table:table-row>
        <table:table-row table:style-name="ro1">
          <table:table-cell office:value-type="string" calcext:value-type="string">
            <text:p>S2-hwb7_15.tfc</text:p>
          </table:table-cell>
          <table:table-cell office:value-type="float" office:value="351" calcext:value-type="float">
            <text:p>351</text:p>
          </table:table-cell>
          <table:table-cell office:value-type="float" office:value="34867" calcext:value-type="float">
            <text:p>34867</text:p>
          </table:table-cell>
          <table:table-cell office:value-type="float" office:value="331" calcext:value-type="float">
            <text:p>331</text:p>
          </table:table-cell>
          <table:table-cell office:value-type="float" office:value="30327" calcext:value-type="float">
            <text:p>30327</text:p>
          </table:table-cell>
          <table:table-cell office:value-type="float" office:value="20" calcext:value-type="float">
            <text:p>20</text:p>
          </table:table-cell>
          <table:table-cell office:value-type="float" office:value="4540" calcext:value-type="float">
            <text:p>4540</text:p>
          </table:table-cell>
          <table:table-cell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am3tc.tfc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string" calcext:value-type="string">
            <text:p>S1-hwb7_15.tfc</text:p>
          </table:table-cell>
          <table:table-cell office:value-type="float" office:value="390" calcext:value-type="float">
            <text:p>390</text:p>
          </table:table-cell>
          <table:table-cell office:value-type="float" office:value="40373" calcext:value-type="float">
            <text:p>40373</text:p>
          </table:table-cell>
          <table:table-cell office:value-type="float" office:value="380" calcext:value-type="float">
            <text:p>380</text:p>
          </table:table-cell>
          <table:table-cell office:value-type="float" office:value="37343" calcext:value-type="float">
            <text:p>37343</text:p>
          </table:table-cell>
          <table:table-cell office:value-type="float" office:value="10" calcext:value-type="float">
            <text:p>10</text:p>
          </table:table-cell>
          <table:table-cell office:value-type="float" office:value="3030" calcext:value-type="float">
            <text:p>3030</text:p>
          </table:table-cell>
          <table:table-cell/>
        </table:table-row>
        <table:table-row table:style-name="ro1">
          <table:table-cell office:value-type="string" calcext:value-type="string">
            <text:p>S2-hwb7_15_inv.tfc</text:p>
          </table:table-cell>
          <table:table-cell office:value-type="float" office:value="287" calcext:value-type="float">
            <text:p>287</text:p>
          </table:table-cell>
          <table:table-cell office:value-type="float" office:value="26926" calcext:value-type="float">
            <text:p>26926</text:p>
          </table:table-cell>
          <table:table-cell office:value-type="float" office:value="280" calcext:value-type="float">
            <text:p>280</text:p>
          </table:table-cell>
          <table:table-cell office:value-type="float" office:value="24690" calcext:value-type="float">
            <text:p>24690</text:p>
          </table:table-cell>
          <table:table-cell office:value-type="float" office:value="7" calcext:value-type="float">
            <text:p>7</text:p>
          </table:table-cell>
          <table:table-cell office:value-type="float" office:value="2236" calcext:value-type="float">
            <text:p>2236</text:p>
          </table:table-cell>
          <table:table-cell/>
        </table:table-row>
        <table:table-row table:style-name="ro1">
          <table:table-cell office:value-type="string" calcext:value-type="string">
            <text:p>S1-ham7_inv.tfc</text:p>
          </table:table-cell>
          <table:table-cell office:value-type="float" office:value="473" calcext:value-type="float">
            <text:p>473</text:p>
          </table:table-cell>
          <table:table-cell office:value-type="float" office:value="57813" calcext:value-type="float">
            <text:p>57813</text:p>
          </table:table-cell>
          <table:table-cell office:value-type="float" office:value="453" calcext:value-type="float">
            <text:p>453</text:p>
          </table:table-cell>
          <table:table-cell office:value-type="float" office:value="53131" calcext:value-type="float">
            <text:p>53131</text:p>
          </table:table-cell>
          <table:table-cell office:value-type="float" office:value="20" calcext:value-type="float">
            <text:p>20</text:p>
          </table:table-cell>
          <table:table-cell office:value-type="float" office:value="4682" calcext:value-type="float">
            <text:p>4682</text:p>
          </table:table-cell>
          <table:table-cell/>
        </table:table-row>
        <table:table-row table:style-name="ro1">
          <table:table-cell office:value-type="string" calcext:value-type="string">
            <text:p>hwb10_out.tfc</text:p>
          </table:table-cell>
          <table:table-cell office:value-type="float" office:value="6404" calcext:value-type="float">
            <text:p>6404</text:p>
          </table:table-cell>
          <table:table-cell office:value-type="float" office:value="43485" calcext:value-type="float">
            <text:p>43485</text:p>
          </table:table-cell>
          <table:table-cell office:value-type="float" office:value="6230" calcext:value-type="float">
            <text:p>6230</text:p>
          </table:table-cell>
          <table:table-cell office:value-type="float" office:value="43565" calcext:value-type="float">
            <text:p>43565</text:p>
          </table:table-cell>
          <table:table-cell office:value-type="float" office:value="174" calcext:value-type="float">
            <text:p>174</text:p>
          </table:table-cell>
          <table:table-cell office:value-type="float" office:value="-80" calcext:value-type="float">
            <text:p>-80</text:p>
          </table:table-cell>
          <table:table-cell/>
        </table:table-row>
        <table:table-row table:style-name="ro1">
          <table:table-cell office:value-type="string" calcext:value-type="string">
            <text:p>hwb10-n10-gc8247-qc26084.tfc</text:p>
          </table:table-cell>
          <table:table-cell office:value-type="float" office:value="8233" calcext:value-type="float">
            <text:p>8233</text:p>
          </table:table-cell>
          <table:table-cell office:value-type="float" office:value="30127" calcext:value-type="float">
            <text:p>30127</text:p>
          </table:table-cell>
          <table:table-cell office:value-type="float" office:value="8144" calcext:value-type="float">
            <text:p>8144</text:p>
          </table:table-cell>
          <table:table-cell office:value-type="float" office:value="30452" calcext:value-type="float">
            <text:p>30452</text:p>
          </table:table-cell>
          <table:table-cell office:value-type="float" office:value="89" calcext:value-type="float">
            <text:p>89</text:p>
          </table:table-cell>
          <table:table-cell office:value-type="float" office:value="-325" calcext:value-type="float">
            <text:p>-325</text:p>
          </table:table-cell>
          <table:table-cell/>
        </table:table-row>
        <table:table-row table:style-name="ro1">
          <table:table-cell office:value-type="string" calcext:value-type="string">
            <text:p>hwb10-n10-gc9213-qc26906.tfc</text:p>
          </table:table-cell>
          <table:table-cell office:value-type="float" office:value="8233" calcext:value-type="float">
            <text:p>8233</text:p>
          </table:table-cell>
          <table:table-cell office:value-type="float" office:value="30127" calcext:value-type="float">
            <text:p>30127</text:p>
          </table:table-cell>
          <table:table-cell office:value-type="float" office:value="8144" calcext:value-type="float">
            <text:p>8144</text:p>
          </table:table-cell>
          <table:table-cell office:value-type="float" office:value="30452" calcext:value-type="float">
            <text:p>30452</text:p>
          </table:table-cell>
          <table:table-cell office:value-type="float" office:value="89" calcext:value-type="float">
            <text:p>89</text:p>
          </table:table-cell>
          <table:table-cell office:value-type="float" office:value="-325" calcext:value-type="float">
            <text:p>-325</text:p>
          </table:table-cell>
          <table:table-cell/>
        </table:table-row>
        <table:table-row table:style-name="ro1">
          <table:table-cell office:value-type="string" calcext:value-type="string">
            <text:p>hwb7-236.tfc</text:p>
          </table:table-cell>
          <table:table-cell office:value-type="float" office:value="236" calcext:value-type="float">
            <text:p>236</text:p>
          </table:table-cell>
          <table:table-cell office:value-type="float" office:value="4188" calcext:value-type="float">
            <text:p>4188</text:p>
          </table:table-cell>
          <table:table-cell office:value-type="float" office:value="228" calcext:value-type="float">
            <text:p>228</text:p>
          </table:table-cell>
          <table:table-cell office:value-type="float" office:value="4076" calcext:value-type="float">
            <text:p>4076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hwb7-331-2609a.tfc</text:p>
          </table:table-cell>
          <table:table-cell office:value-type="float" office:value="327" calcext:value-type="float">
            <text:p>327</text:p>
          </table:table-cell>
          <table:table-cell office:value-type="float" office:value="2835" calcext:value-type="float">
            <text:p>2835</text:p>
          </table:table-cell>
          <table:table-cell office:value-type="float" office:value="326" calcext:value-type="float">
            <text:p>326</text:p>
          </table:table-cell>
          <table:table-cell office:value-type="float" office:value="2874" calcext:value-type="float">
            <text:p>2874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/>
        </table:table-row>
        <table:table-row table:style-name="ro1">
          <table:table-cell office:value-type="string" calcext:value-type="string">
            <text:p>hwb7tc.tfc</text:p>
          </table:table-cell>
          <table:table-cell office:value-type="float" office:value="289" calcext:value-type="float">
            <text:p>289</text:p>
          </table:table-cell>
          <table:table-cell office:value-type="float" office:value="5641" calcext:value-type="float">
            <text:p>5641</text:p>
          </table:table-cell>
          <table:table-cell office:value-type="float" office:value="284" calcext:value-type="float">
            <text:p>284</text:p>
          </table:table-cell>
          <table:table-cell office:value-type="float" office:value="5508" calcext:value-type="float">
            <text:p>5508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string" calcext:value-type="string">
            <text:p>hwb8-614-12745a.tfc</text:p>
          </table:table-cell>
          <table:table-cell office:value-type="float" office:value="614" calcext:value-type="float">
            <text:p>614</text:p>
          </table:table-cell>
          <table:table-cell office:value-type="float" office:value="17426" calcext:value-type="float">
            <text:p>17426</text:p>
          </table:table-cell>
          <table:table-cell office:value-type="float" office:value="608" calcext:value-type="float">
            <text:p>608</text:p>
          </table:table-cell>
          <table:table-cell office:value-type="float" office:value="17244" calcext:value-type="float">
            <text:p>17244</text:p>
          </table:table-cell>
          <table:table-cell office:value-type="float" office:value="6" calcext:value-type="float">
            <text:p>6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hwb8-637.tfc</text:p>
          </table:table-cell>
          <table:table-cell office:value-type="float" office:value="635" calcext:value-type="float">
            <text:p>635</text:p>
          </table:table-cell>
          <table:table-cell office:value-type="float" office:value="19303" calcext:value-type="float">
            <text:p>19303</text:p>
          </table:table-cell>
          <table:table-cell office:value-type="float" office:value="628" calcext:value-type="float">
            <text:p>628</text:p>
          </table:table-cell>
          <table:table-cell office:value-type="float" office:value="19152" calcext:value-type="float">
            <text:p>19152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hwb8-749-6197a.tfc</text:p>
          </table:table-cell>
          <table:table-cell office:value-type="float" office:value="731" calcext:value-type="float">
            <text:p>731</text:p>
          </table:table-cell>
          <table:table-cell office:value-type="float" office:value="8327" calcext:value-type="float">
            <text:p>8327</text:p>
          </table:table-cell>
          <table:table-cell office:value-type="float" office:value="727" calcext:value-type="float">
            <text:p>727</text:p>
          </table:table-cell>
          <table:table-cell office:value-type="float" office:value="8351" calcext:value-type="float">
            <text:p>8351</text:p>
          </table:table-cell>
          <table:table-cell office:value-type="float" office:value="4" calcext:value-type="float">
            <text:p>4</text:p>
          </table:table-cell>
          <table:table-cell office:value-type="float" office:value="-24" calcext:value-type="float">
            <text:p>-24</text:p>
          </table:table-cell>
          <table:table-cell/>
        </table:table-row>
        <table:table-row table:style-name="ro1">
          <table:table-cell office:value-type="string" calcext:value-type="string">
            <text:p>hwb8_2710_6940.tfc</text:p>
          </table:table-cell>
          <table:table-cell office:value-type="float" office:value="2644" calcext:value-type="float">
            <text:p>2644</text:p>
          </table:table-cell>
          <table:table-cell office:value-type="float" office:value="7672" calcext:value-type="float">
            <text:p>7672</text:p>
          </table:table-cell>
          <table:table-cell office:value-type="float" office:value="2586" calcext:value-type="float">
            <text:p>2586</text:p>
          </table:table-cell>
          <table:table-cell office:value-type="float" office:value="8036" calcext:value-type="float">
            <text:p>8036</text:p>
          </table:table-cell>
          <table:table-cell office:value-type="float" office:value="58" calcext:value-type="float">
            <text:p>58</text:p>
          </table:table-cell>
          <table:table-cell office:value-type="float" office:value="-364" calcext:value-type="float">
            <text:p>-364</text:p>
          </table:table-cell>
          <table:table-cell/>
        </table:table-row>
        <table:table-row table:style-name="ro1">
          <table:table-cell office:value-type="string" calcext:value-type="string">
            <text:p>hwb9-1541.tfc</text:p>
          </table:table-cell>
          <table:table-cell office:value-type="float" office:value="1541" calcext:value-type="float">
            <text:p>1541</text:p>
          </table:table-cell>
          <table:table-cell office:value-type="float" office:value="63613" calcext:value-type="float">
            <text:p>63613</text:p>
          </table:table-cell>
          <table:table-cell office:value-type="float" office:value="1523" calcext:value-type="float">
            <text:p>1523</text:p>
          </table:table-cell>
          <table:table-cell office:value-type="float" office:value="62987" calcext:value-type="float">
            <text:p>62987</text:p>
          </table:table-cell>
          <table:table-cell office:value-type="float" office:value="18" calcext:value-type="float">
            <text:p>18</text:p>
          </table:table-cell>
          <table:table-cell office:value-type="float" office:value="626" calcext:value-type="float">
            <text:p>626</text:p>
          </table:table-cell>
          <table:table-cell/>
        </table:table-row>
        <table:table-row table:style-name="ro1">
          <table:table-cell office:value-type="string" calcext:value-type="string">
            <text:p>hwb9-1544.tfc</text:p>
          </table:table-cell>
          <table:table-cell office:value-type="float" office:value="1544" calcext:value-type="float">
            <text:p>1544</text:p>
          </table:table-cell>
          <table:table-cell office:value-type="float" office:value="63668" calcext:value-type="float">
            <text:p>63668</text:p>
          </table:table-cell>
          <table:table-cell office:value-type="float" office:value="1526" calcext:value-type="float">
            <text:p>1526</text:p>
          </table:table-cell>
          <table:table-cell office:value-type="float" office:value="63042" calcext:value-type="float">
            <text:p>63042</text:p>
          </table:table-cell>
          <table:table-cell office:value-type="float" office:value="18" calcext:value-type="float">
            <text:p>18</text:p>
          </table:table-cell>
          <table:table-cell office:value-type="float" office:value="626" calcext:value-type="float">
            <text:p>626</text:p>
          </table:table-cell>
          <table:table-cell/>
        </table:table-row>
        <table:table-row table:style-name="ro1">
          <table:table-cell office:value-type="string" calcext:value-type="string">
            <text:p>hwb9-1959-20378a.tfc</text:p>
          </table:table-cell>
          <table:table-cell office:value-type="float" office:value="1943" calcext:value-type="float">
            <text:p>1943</text:p>
          </table:table-cell>
          <table:table-cell office:value-type="float" office:value="33583" calcext:value-type="float">
            <text:p>33583</text:p>
          </table:table-cell>
          <table:table-cell office:value-type="float" office:value="1941" calcext:value-type="float">
            <text:p>1941</text:p>
          </table:table-cell>
          <table:table-cell office:value-type="float" office:value="33677" calcext:value-type="float">
            <text:p>33677</text:p>
          </table:table-cell>
          <table:table-cell office:value-type="float" office:value="2" calcext:value-type="float">
            <text:p>2</text:p>
          </table:table-cell>
          <table:table-cell office:value-type="float" office:value="-94" calcext:value-type="float">
            <text:p>-94</text:p>
          </table:table-cell>
          <table:table-cell/>
        </table:table-row>
        <table:table-row table:style-name="ro1">
          <table:table-cell office:value-type="string" calcext:value-type="string">
            <text:p>hwb9_6563_16173.tfc</text:p>
          </table:table-cell>
          <table:table-cell office:value-type="float" office:value="6417" calcext:value-type="float">
            <text:p>6417</text:p>
          </table:table-cell>
          <table:table-cell office:value-type="float" office:value="17227" calcext:value-type="float">
            <text:p>17227</text:p>
          </table:table-cell>
          <table:table-cell office:value-type="float" office:value="6262" calcext:value-type="float">
            <text:p>6262</text:p>
          </table:table-cell>
          <table:table-cell office:value-type="float" office:value="18057" calcext:value-type="float">
            <text:p>18057</text:p>
          </table:table-cell>
          <table:table-cell office:value-type="float" office:value="155" calcext:value-type="float">
            <text:p>155</text:p>
          </table:table-cell>
          <table:table-cell office:value-type="float" office:value="-830" calcext:value-type="float">
            <text:p>-830</text:p>
          </table:table-cell>
          <table:table-cell/>
        </table:table-row>
        <table:table-row table:style-name="ro1">
          <table:table-cell office:value-type="string" calcext:value-type="string">
            <text:p>mod5mils.tfc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hwb11_out.tfc</text:p>
          </table:table-cell>
          <table:table-cell office:value-type="float" office:value="14194" calcext:value-type="float">
            <text:p>14194</text:p>
          </table:table-cell>
          <table:table-cell office:value-type="float" office:value="120730" calcext:value-type="float">
            <text:p>120730</text:p>
          </table:table-cell>
          <table:table-cell office:value-type="float" office:value="13929" calcext:value-type="float">
            <text:p>13929</text:p>
          </table:table-cell>
          <table:table-cell office:value-type="float" office:value="120753" calcext:value-type="float">
            <text:p>120753</text:p>
          </table:table-cell>
          <table:table-cell office:value-type="float" office:value="265" calcext:value-type="float">
            <text:p>265</text:p>
          </table:table-cell>
          <table:table-cell office:value-type="float" office:value="-23" calcext:value-type="float">
            <text:p>-23</text:p>
          </table:table-cell>
          <table:table-cell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office:value-type="float" office:value="21382" calcext:value-type="float">
            <text:p>21382</text:p>
          </table:table-cell>
          <table:table-cell office:value-type="float" office:value="104114" calcext:value-type="float">
            <text:p>104114</text:p>
          </table:table-cell>
          <table:table-cell office:value-type="float" office:value="21164" calcext:value-type="float">
            <text:p>21164</text:p>
          </table:table-cell>
          <table:table-cell office:value-type="float" office:value="105283" calcext:value-type="float">
            <text:p>105283</text:p>
          </table:table-cell>
          <table:table-cell office:value-type="float" office:value="218" calcext:value-type="float">
            <text:p>218</text:p>
          </table:table-cell>
          <table:table-cell office:value-type="float" office:value="-1169" calcext:value-type="float">
            <text:p>-1169</text:p>
          </table:table-cell>
          <table:table-cell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office:value-type="float" office:value="21382" calcext:value-type="float">
            <text:p>21382</text:p>
          </table:table-cell>
          <table:table-cell office:value-type="float" office:value="104124" calcext:value-type="float">
            <text:p>104124</text:p>
          </table:table-cell>
          <table:table-cell office:value-type="float" office:value="21164" calcext:value-type="float">
            <text:p>21164</text:p>
          </table:table-cell>
          <table:table-cell office:value-type="float" office:value="105291" calcext:value-type="float">
            <text:p>105291</text:p>
          </table:table-cell>
          <table:table-cell office:value-type="float" office:value="218" calcext:value-type="float">
            <text:p>218</text:p>
          </table:table-cell>
          <table:table-cell office:value-type="float" office:value="-1167" calcext:value-type="float">
            <text:p>-1167</text:p>
          </table:table-cell>
          <table:table-cell/>
        </table:table-row>
      </table:table>
      <table:table table:name="regras_otimos_reed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GC Original</text:p>
          </table:table-cell>
          <table:table-cell office:value-type="string" calcext:value-type="string">
            <text:p>QC Original</text:p>
          </table:table-cell>
          <table:table-cell office:value-type="string" calcext:value-type="string">
            <text:p>GC Otimizado</text:p>
          </table:table-cell>
          <table:table-cell office:value-type="string" calcext:value-type="string">
            <text:p>QC Otimizado</text:p>
          </table:table-cell>
          <table:table-cell office:value-type="string" calcext:value-type="string">
            <text:p>Diff GC</text:p>
          </table:table-cell>
          <table:table-cell office:value-type="string" calcext:value-type="string">
            <text:p>Diff QC</text:p>
          </table:table-cell>
          <table:table-cell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aj-e11_complete_74(81).tfc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string" calcext:value-type="string">
            <text:p>S1-ham7.tfc</text:p>
          </table:table-cell>
          <table:table-cell office:value-type="float" office:value="86" calcext:value-type="float">
            <text:p>86</text:p>
          </table:table-cell>
          <table:table-cell office:value-type="float" office:value="8126" calcext:value-type="float">
            <text:p>8126</text:p>
          </table:table-cell>
          <table:table-cell office:value-type="float" office:value="88" calcext:value-type="float">
            <text:p>88</text:p>
          </table:table-cell>
          <table:table-cell office:value-type="float" office:value="8140" calcext:value-type="float">
            <text:p>8140</text:p>
          </table:table-cell>
          <table:table-cell office:value-type="float" office:value="-2" calcext:value-type="float">
            <text:p>-2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string" calcext:value-type="string">
            <text:p>S1-hwb7_15.tfc</text:p>
          </table:table-cell>
          <table:table-cell office:value-type="float" office:value="380" calcext:value-type="float">
            <text:p>380</text:p>
          </table:table-cell>
          <table:table-cell office:value-type="float" office:value="37343" calcext:value-type="float">
            <text:p>37343</text:p>
          </table:table-cell>
          <table:table-cell office:value-type="float" office:value="396" calcext:value-type="float">
            <text:p>396</text:p>
          </table:table-cell>
          <table:table-cell office:value-type="float" office:value="39062" calcext:value-type="float">
            <text:p>39062</text:p>
          </table:table-cell>
          <table:table-cell office:value-type="float" office:value="-16" calcext:value-type="float">
            <text:p>-16</text:p>
          </table:table-cell>
          <table:table-cell office:value-type="float" office:value="-1719" calcext:value-type="float">
            <text:p>-1719</text:p>
          </table:table-cell>
          <table:table-cell/>
        </table:table-row>
        <table:table-row table:style-name="ro1">
          <table:table-cell office:value-type="string" calcext:value-type="string">
            <text:p>S1-ham7_inv.tfc</text:p>
          </table:table-cell>
          <table:table-cell office:value-type="float" office:value="453" calcext:value-type="float">
            <text:p>453</text:p>
          </table:table-cell>
          <table:table-cell office:value-type="float" office:value="53131" calcext:value-type="float">
            <text:p>53131</text:p>
          </table:table-cell>
          <table:table-cell office:value-type="float" office:value="445" calcext:value-type="float">
            <text:p>445</text:p>
          </table:table-cell>
          <table:table-cell office:value-type="float" office:value="53151" calcext:value-type="float">
            <text:p>53151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-64" calcext:value-type="float">
            <text:p>-64</text:p>
          </table:table-cell>
          <table:table-cell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string" calcext:value-type="string">
            <text:p>S2-ham7.tfc</text:p>
          </table:table-cell>
          <table:table-cell office:value-type="float" office:value="110" calcext:value-type="float">
            <text:p>110</text:p>
          </table:table-cell>
          <table:table-cell office:value-type="float" office:value="7192" calcext:value-type="float">
            <text:p>7192</text:p>
          </table:table-cell>
          <table:table-cell office:value-type="float" office:value="121" calcext:value-type="float">
            <text:p>121</text:p>
          </table:table-cell>
          <table:table-cell office:value-type="float" office:value="8029" calcext:value-type="float">
            <text:p>8029</text:p>
          </table:table-cell>
          <table:table-cell office:value-type="float" office:value="-11" calcext:value-type="float">
            <text:p>-11</text:p>
          </table:table-cell>
          <table:table-cell office:value-type="float" office:value="-837" calcext:value-type="float">
            <text:p>-837</text:p>
          </table:table-cell>
          <table:table-cell/>
        </table:table-row>
        <table:table-row table:style-name="ro1">
          <table:table-cell office:value-type="string" calcext:value-type="string">
            <text:p>S2-ham7_inv.tfc</text:p>
          </table:table-cell>
          <table:table-cell office:value-type="float" office:value="71" calcext:value-type="float">
            <text:p>71</text:p>
          </table:table-cell>
          <table:table-cell office:value-type="float" office:value="5114" calcext:value-type="float">
            <text:p>5114</text:p>
          </table:table-cell>
          <table:table-cell office:value-type="float" office:value="70" calcext:value-type="float">
            <text:p>70</text:p>
          </table:table-cell>
          <table:table-cell office:value-type="float" office:value="4819" calcext:value-type="float">
            <text:p>4819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/>
        </table:table-row>
        <table:table-row table:style-name="ro1">
          <table:table-cell office:value-type="string" calcext:value-type="string">
            <text:p>S1-hwb7_15_inv.tfc</text:p>
          </table:table-cell>
          <table:table-cell office:value-type="float" office:value="276" calcext:value-type="float">
            <text:p>276</text:p>
          </table:table-cell>
          <table:table-cell office:value-type="float" office:value="25346" calcext:value-type="float">
            <text:p>25346</text:p>
          </table:table-cell>
          <table:table-cell office:value-type="float" office:value="281" calcext:value-type="float">
            <text:p>281</text:p>
          </table:table-cell>
          <table:table-cell office:value-type="float" office:value="26055" calcext:value-type="float">
            <text:p>26055</text:p>
          </table:table-cell>
          <table:table-cell office:value-type="float" office:value="-5" calcext:value-type="float">
            <text:p>-5</text:p>
          </table:table-cell>
          <table:table-cell office:value-type="float" office:value="-709" calcext:value-type="float">
            <text:p>-709</text:p>
          </table:table-cell>
          <table:table-cell/>
        </table:table-row>
        <table:table-row table:style-name="ro1">
          <table:table-cell office:value-type="string" calcext:value-type="string">
            <text:p>S2-hwb7_15_inv.tfc</text:p>
          </table:table-cell>
          <table:table-cell office:value-type="float" office:value="280" calcext:value-type="float">
            <text:p>280</text:p>
          </table:table-cell>
          <table:table-cell office:value-type="float" office:value="24690" calcext:value-type="float">
            <text:p>24690</text:p>
          </table:table-cell>
          <table:table-cell office:value-type="float" office:value="287" calcext:value-type="float">
            <text:p>287</text:p>
          </table:table-cell>
          <table:table-cell office:value-type="float" office:value="25175" calcext:value-type="float">
            <text:p>25175</text:p>
          </table:table-cell>
          <table:table-cell office:value-type="float" office:value="-7" calcext:value-type="float">
            <text:p>-7</text:p>
          </table:table-cell>
          <table:table-cell office:value-type="float" office:value="-485" calcext:value-type="float">
            <text:p>-485</text:p>
          </table:table-cell>
          <table:table-cell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string" calcext:value-type="string">
            <text:p>ham3tc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wb7_15.tfc</text:p>
          </table:table-cell>
          <table:table-cell office:value-type="float" office:value="331" calcext:value-type="float">
            <text:p>331</text:p>
          </table:table-cell>
          <table:table-cell office:value-type="float" office:value="30327" calcext:value-type="float">
            <text:p>30327</text:p>
          </table:table-cell>
          <table:table-cell office:value-type="float" office:value="337" calcext:value-type="float">
            <text:p>337</text:p>
          </table:table-cell>
          <table:table-cell office:value-type="float" office:value="30473" calcext:value-type="float">
            <text:p>30473</text:p>
          </table:table-cell>
          <table:table-cell office:value-type="float" office:value="-6" calcext:value-type="float">
            <text:p>-6</text:p>
          </table:table-cell>
          <table:table-cell office:value-type="float" office:value="-146" calcext:value-type="float">
            <text:p>-146</text:p>
          </table:table-cell>
          <table:table-cell/>
        </table:table-row>
        <table:table-row table:style-name="ro1">
          <table:table-cell office:value-type="string" calcext:value-type="string">
            <text:p>hwb10-n10-gc8247-qc26084.tfc</text:p>
          </table:table-cell>
          <table:table-cell office:value-type="float" office:value="8144" calcext:value-type="float">
            <text:p>8144</text:p>
          </table:table-cell>
          <table:table-cell office:value-type="float" office:value="30452" calcext:value-type="float">
            <text:p>30452</text:p>
          </table:table-cell>
          <table:table-cell office:value-type="float" office:value="8154" calcext:value-type="float">
            <text:p>8154</text:p>
          </table:table-cell>
          <table:table-cell office:value-type="float" office:value="31540" calcext:value-type="float">
            <text:p>31540</text:p>
          </table:table-cell>
          <table:table-cell office:value-type="float" office:value="-10" calcext:value-type="float">
            <text:p>-10</text:p>
          </table:table-cell>
          <table:table-cell office:value-type="float" office:value="-1088" calcext:value-type="float">
            <text:p>-1088</text:p>
          </table:table-cell>
          <table:table-cell/>
        </table:table-row>
        <table:table-row table:style-name="ro1">
          <table:table-cell office:value-type="string" calcext:value-type="string">
            <text:p>hwb10-n10-gc9213-qc26906.tfc</text:p>
          </table:table-cell>
          <table:table-cell office:value-type="float" office:value="8144" calcext:value-type="float">
            <text:p>8144</text:p>
          </table:table-cell>
          <table:table-cell office:value-type="float" office:value="30452" calcext:value-type="float">
            <text:p>30452</text:p>
          </table:table-cell>
          <table:table-cell office:value-type="float" office:value="8154" calcext:value-type="float">
            <text:p>8154</text:p>
          </table:table-cell>
          <table:table-cell office:value-type="float" office:value="31540" calcext:value-type="float">
            <text:p>31540</text:p>
          </table:table-cell>
          <table:table-cell office:value-type="float" office:value="-10" calcext:value-type="float">
            <text:p>-10</text:p>
          </table:table-cell>
          <table:table-cell office:value-type="float" office:value="-1088" calcext:value-type="float">
            <text:p>-1088</text:p>
          </table:table-cell>
          <table:table-cell/>
        </table:table-row>
        <table:table-row table:style-name="ro1">
          <table:table-cell office:value-type="string" calcext:value-type="string">
            <text:p>hwb10_out.tfc</text:p>
          </table:table-cell>
          <table:table-cell office:value-type="float" office:value="6230" calcext:value-type="float">
            <text:p>6230</text:p>
          </table:table-cell>
          <table:table-cell office:value-type="float" office:value="43565" calcext:value-type="float">
            <text:p>43565</text:p>
          </table:table-cell>
          <table:table-cell office:value-type="float" office:value="6374" calcext:value-type="float">
            <text:p>6374</text:p>
          </table:table-cell>
          <table:table-cell office:value-type="float" office:value="47963" calcext:value-type="float">
            <text:p>47963</text:p>
          </table:table-cell>
          <table:table-cell office:value-type="float" office:value="-144" calcext:value-type="float">
            <text:p>-144</text:p>
          </table:table-cell>
          <table:table-cell office:value-type="float" office:value="-4398" calcext:value-type="float">
            <text:p>-4398</text:p>
          </table:table-cell>
          <table:table-cell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office:value-type="float" office:value="21164" calcext:value-type="float">
            <text:p>21164</text:p>
          </table:table-cell>
          <table:table-cell office:value-type="float" office:value="105283" calcext:value-type="float">
            <text:p>105283</text:p>
          </table:table-cell>
          <table:table-cell office:value-type="float" office:value="21245" calcext:value-type="float">
            <text:p>21245</text:p>
          </table:table-cell>
          <table:table-cell office:value-type="float" office:value="107087" calcext:value-type="float">
            <text:p>107087</text:p>
          </table:table-cell>
          <table:table-cell office:value-type="float" office:value="-81" calcext:value-type="float">
            <text:p>-81</text:p>
          </table:table-cell>
          <table:table-cell office:value-type="float" office:value="-1804" calcext:value-type="float">
            <text:p>-1804</text:p>
          </table:table-cell>
          <table:table-cell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office:value-type="float" office:value="21164" calcext:value-type="float">
            <text:p>21164</text:p>
          </table:table-cell>
          <table:table-cell office:value-type="float" office:value="105291" calcext:value-type="float">
            <text:p>105291</text:p>
          </table:table-cell>
          <table:table-cell office:value-type="float" office:value="21245" calcext:value-type="float">
            <text:p>21245</text:p>
          </table:table-cell>
          <table:table-cell office:value-type="float" office:value="107093" calcext:value-type="float">
            <text:p>107093</text:p>
          </table:table-cell>
          <table:table-cell office:value-type="float" office:value="-81" calcext:value-type="float">
            <text:p>-81</text:p>
          </table:table-cell>
          <table:table-cell office:value-type="float" office:value="-1802" calcext:value-type="float">
            <text:p>-1802</text:p>
          </table:table-cell>
          <table:table-cell/>
        </table:table-row>
        <table:table-row table:style-name="ro1">
          <table:table-cell office:value-type="string" calcext:value-type="string">
            <text:p>hwb7-236.tfc</text:p>
          </table:table-cell>
          <table:table-cell office:value-type="float" office:value="228" calcext:value-type="float">
            <text:p>228</text:p>
          </table:table-cell>
          <table:table-cell office:value-type="float" office:value="4076" calcext:value-type="float">
            <text:p>4076</text:p>
          </table:table-cell>
          <table:table-cell office:value-type="float" office:value="245" calcext:value-type="float">
            <text:p>245</text:p>
          </table:table-cell>
          <table:table-cell office:value-type="float" office:value="5673" calcext:value-type="float">
            <text:p>5673</text:p>
          </table:table-cell>
          <table:table-cell office:value-type="float" office:value="-17" calcext:value-type="float">
            <text:p>-17</text:p>
          </table:table-cell>
          <table:table-cell office:value-type="float" office:value="-1597" calcext:value-type="float">
            <text:p>-1597</text:p>
          </table:table-cell>
          <table:table-cell/>
        </table:table-row>
        <table:table-row table:style-name="ro1">
          <table:table-cell office:value-type="string" calcext:value-type="string">
            <text:p>hwb7-331-2609a.tfc</text:p>
          </table:table-cell>
          <table:table-cell office:value-type="float" office:value="326" calcext:value-type="float">
            <text:p>326</text:p>
          </table:table-cell>
          <table:table-cell office:value-type="float" office:value="2874" calcext:value-type="float">
            <text:p>2874</text:p>
          </table:table-cell>
          <table:table-cell office:value-type="float" office:value="332" calcext:value-type="float">
            <text:p>332</text:p>
          </table:table-cell>
          <table:table-cell office:value-type="float" office:value="3208" calcext:value-type="float">
            <text:p>3208</text:p>
          </table:table-cell>
          <table:table-cell office:value-type="float" office:value="-6" calcext:value-type="float">
            <text:p>-6</text:p>
          </table:table-cell>
          <table:table-cell office:value-type="float" office:value="-334" calcext:value-type="float">
            <text:p>-334</text:p>
          </table:table-cell>
          <table:table-cell/>
        </table:table-row>
        <table:table-row table:style-name="ro1">
          <table:table-cell office:value-type="string" calcext:value-type="string">
            <text:p>hwb7tc.tfc</text:p>
          </table:table-cell>
          <table:table-cell office:value-type="float" office:value="284" calcext:value-type="float">
            <text:p>284</text:p>
          </table:table-cell>
          <table:table-cell office:value-type="float" office:value="5508" calcext:value-type="float">
            <text:p>5508</text:p>
          </table:table-cell>
          <table:table-cell office:value-type="float" office:value="304" calcext:value-type="float">
            <text:p>304</text:p>
          </table:table-cell>
          <table:table-cell office:value-type="float" office:value="7788" calcext:value-type="float">
            <text:p>7788</text:p>
          </table:table-cell>
          <table:table-cell office:value-type="float" office:value="-20" calcext:value-type="float">
            <text:p>-20</text:p>
          </table:table-cell>
          <table:table-cell office:value-type="float" office:value="-2280" calcext:value-type="float">
            <text:p>-2280</text:p>
          </table:table-cell>
          <table:table-cell/>
        </table:table-row>
        <table:table-row table:style-name="ro1">
          <table:table-cell office:value-type="string" calcext:value-type="string">
            <text:p>hwb8-614-12745a.tfc</text:p>
          </table:table-cell>
          <table:table-cell office:value-type="float" office:value="608" calcext:value-type="float">
            <text:p>608</text:p>
          </table:table-cell>
          <table:table-cell office:value-type="float" office:value="17244" calcext:value-type="float">
            <text:p>17244</text:p>
          </table:table-cell>
          <table:table-cell office:value-type="float" office:value="619" calcext:value-type="float">
            <text:p>619</text:p>
          </table:table-cell>
          <table:table-cell office:value-type="float" office:value="20367" calcext:value-type="float">
            <text:p>20367</text:p>
          </table:table-cell>
          <table:table-cell office:value-type="float" office:value="-11" calcext:value-type="float">
            <text:p>-11</text:p>
          </table:table-cell>
          <table:table-cell office:value-type="float" office:value="-3123" calcext:value-type="float">
            <text:p>-3123</text:p>
          </table:table-cell>
          <table:table-cell/>
        </table:table-row>
        <table:table-row table:style-name="ro1">
          <table:table-cell office:value-type="string" calcext:value-type="string">
            <text:p>hwb8-637.tfc</text:p>
          </table:table-cell>
          <table:table-cell office:value-type="float" office:value="628" calcext:value-type="float">
            <text:p>628</text:p>
          </table:table-cell>
          <table:table-cell office:value-type="float" office:value="19152" calcext:value-type="float">
            <text:p>19152</text:p>
          </table:table-cell>
          <table:table-cell office:value-type="float" office:value="651" calcext:value-type="float">
            <text:p>651</text:p>
          </table:table-cell>
          <table:table-cell office:value-type="float" office:value="24759" calcext:value-type="float">
            <text:p>24759</text:p>
          </table:table-cell>
          <table:table-cell office:value-type="float" office:value="-23" calcext:value-type="float">
            <text:p>-23</text:p>
          </table:table-cell>
          <table:table-cell office:value-type="float" office:value="-5607" calcext:value-type="float">
            <text:p>-5607</text:p>
          </table:table-cell>
          <table:table-cell/>
        </table:table-row>
        <table:table-row table:style-name="ro1">
          <table:table-cell office:value-type="string" calcext:value-type="string">
            <text:p>hwb8-749-6197a.tfc</text:p>
          </table:table-cell>
          <table:table-cell office:value-type="float" office:value="727" calcext:value-type="float">
            <text:p>727</text:p>
          </table:table-cell>
          <table:table-cell office:value-type="float" office:value="8351" calcext:value-type="float">
            <text:p>8351</text:p>
          </table:table-cell>
          <table:table-cell office:value-type="float" office:value="734" calcext:value-type="float">
            <text:p>734</text:p>
          </table:table-cell>
          <table:table-cell office:value-type="float" office:value="8998" calcext:value-type="float">
            <text:p>8998</text:p>
          </table:table-cell>
          <table:table-cell office:value-type="float" office:value="-7" calcext:value-type="float">
            <text:p>-7</text:p>
          </table:table-cell>
          <table:table-cell office:value-type="float" office:value="-647" calcext:value-type="float">
            <text:p>-647</text:p>
          </table:table-cell>
          <table:table-cell/>
        </table:table-row>
        <table:table-row table:style-name="ro1">
          <table:table-cell office:value-type="string" calcext:value-type="string">
            <text:p>hwb8_2710_6940.tfc</text:p>
          </table:table-cell>
          <table:table-cell office:value-type="float" office:value="2586" calcext:value-type="float">
            <text:p>2586</text:p>
          </table:table-cell>
          <table:table-cell office:value-type="float" office:value="8036" calcext:value-type="float">
            <text:p>8036</text:p>
          </table:table-cell>
          <table:table-cell office:value-type="float" office:value="2600" calcext:value-type="float">
            <text:p>2600</text:p>
          </table:table-cell>
          <table:table-cell office:value-type="float" office:value="8484" calcext:value-type="float">
            <text:p>8484</text:p>
          </table:table-cell>
          <table:table-cell office:value-type="float" office:value="-14" calcext:value-type="float">
            <text:p>-14</text:p>
          </table:table-cell>
          <table:table-cell office:value-type="float" office:value="-448" calcext:value-type="float">
            <text:p>-448</text:p>
          </table:table-cell>
          <table:table-cell/>
        </table:table-row>
        <table:table-row table:style-name="ro1">
          <table:table-cell office:value-type="string" calcext:value-type="string">
            <text:p>hwb9-1541.tfc</text:p>
          </table:table-cell>
          <table:table-cell office:value-type="float" office:value="1523" calcext:value-type="float">
            <text:p>1523</text:p>
          </table:table-cell>
          <table:table-cell office:value-type="float" office:value="62987" calcext:value-type="float">
            <text:p>62987</text:p>
          </table:table-cell>
          <table:table-cell office:value-type="float" office:value="1588" calcext:value-type="float">
            <text:p>1588</text:p>
          </table:table-cell>
          <table:table-cell office:value-type="float" office:value="78232" calcext:value-type="float">
            <text:p>78232</text:p>
          </table:table-cell>
          <table:table-cell office:value-type="float" office:value="-65" calcext:value-type="float">
            <text:p>-65</text:p>
          </table:table-cell>
          <table:table-cell office:value-type="float" office:value="-15245" calcext:value-type="float">
            <text:p>-15245</text:p>
          </table:table-cell>
          <table:table-cell/>
        </table:table-row>
        <table:table-row table:style-name="ro1">
          <table:table-cell office:value-type="string" calcext:value-type="string">
            <text:p>hwb9-1544.tfc</text:p>
          </table:table-cell>
          <table:table-cell office:value-type="float" office:value="1526" calcext:value-type="float">
            <text:p>1526</text:p>
          </table:table-cell>
          <table:table-cell office:value-type="float" office:value="63042" calcext:value-type="float">
            <text:p>63042</text:p>
          </table:table-cell>
          <table:table-cell office:value-type="float" office:value="1591" calcext:value-type="float">
            <text:p>1591</text:p>
          </table:table-cell>
          <table:table-cell office:value-type="float" office:value="78319" calcext:value-type="float">
            <text:p>78319</text:p>
          </table:table-cell>
          <table:table-cell office:value-type="float" office:value="-65" calcext:value-type="float">
            <text:p>-65</text:p>
          </table:table-cell>
          <table:table-cell office:value-type="float" office:value="-15277" calcext:value-type="float">
            <text:p>-15277</text:p>
          </table:table-cell>
          <table:table-cell/>
        </table:table-row>
        <table:table-row table:style-name="ro1">
          <table:table-cell office:value-type="string" calcext:value-type="string">
            <text:p>hwb9-1959-20378a.tfc</text:p>
          </table:table-cell>
          <table:table-cell office:value-type="float" office:value="1941" calcext:value-type="float">
            <text:p>1941</text:p>
          </table:table-cell>
          <table:table-cell office:value-type="float" office:value="33677" calcext:value-type="float">
            <text:p>33677</text:p>
          </table:table-cell>
          <table:table-cell office:value-type="float" office:value="1949" calcext:value-type="float">
            <text:p>1949</text:p>
          </table:table-cell>
          <table:table-cell office:value-type="float" office:value="33773" calcext:value-type="float">
            <text:p>33773</text:p>
          </table:table-cell>
          <table:table-cell office:value-type="float" office:value="-8" calcext:value-type="float">
            <text:p>-8</text:p>
          </table:table-cell>
          <table:table-cell office:value-type="float" office:value="-96" calcext:value-type="float">
            <text:p>-96</text:p>
          </table:table-cell>
          <table:table-cell/>
        </table:table-row>
        <table:table-row table:style-name="ro1">
          <table:table-cell office:value-type="string" calcext:value-type="string">
            <text:p>hwb9_6563_16173.tfc</text:p>
          </table:table-cell>
          <table:table-cell office:value-type="float" office:value="6262" calcext:value-type="float">
            <text:p>6262</text:p>
          </table:table-cell>
          <table:table-cell office:value-type="float" office:value="18057" calcext:value-type="float">
            <text:p>18057</text:p>
          </table:table-cell>
          <table:table-cell office:value-type="float" office:value="6256" calcext:value-type="float">
            <text:p>6256</text:p>
          </table:table-cell>
          <table:table-cell office:value-type="float" office:value="18738" calcext:value-type="float">
            <text:p>18738</text:p>
          </table:table-cell>
          <table:table-cell office:value-type="float" office:value="6" calcext:value-type="float">
            <text:p>6</text:p>
          </table:table-cell>
          <table:table-cell office:value-type="float" office:value="-681" calcext:value-type="float">
            <text:p>-681</text:p>
          </table:table-cell>
          <table:table-cell/>
        </table:table-row>
        <table:table-row table:style-name="ro1">
          <table:table-cell office:value-type="string" calcext:value-type="string">
            <text:p>mod5mils.tfc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string" calcext:value-type="string">
            <text:p>hwb11_out.tfc</text:p>
          </table:table-cell>
          <table:table-cell office:value-type="float" office:value="13929" calcext:value-type="float">
            <text:p>13929</text:p>
          </table:table-cell>
          <table:table-cell office:value-type="float" office:value="120753" calcext:value-type="float">
            <text:p>120753</text:p>
          </table:table-cell>
          <table:table-cell office:value-type="float" office:value="14177" calcext:value-type="float">
            <text:p>14177</text:p>
          </table:table-cell>
          <table:table-cell office:value-type="float" office:value="132714" calcext:value-type="float">
            <text:p>132714</text:p>
          </table:table-cell>
          <table:table-cell office:value-type="float" office:value="-248" calcext:value-type="float">
            <text:p>-248</text:p>
          </table:table-cell>
          <table:table-cell office:value-type="float" office:value="-11961" calcext:value-type="float">
            <text:p>-11961</text:p>
          </table:table-cell>
          <table:table-cell/>
        </table:table-row>
      </table:table>
      <table:table table:name="regras_reed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GC Original</text:p>
          </table:table-cell>
          <table:table-cell office:value-type="string" calcext:value-type="string">
            <text:p>QC Original</text:p>
          </table:table-cell>
          <table:table-cell office:value-type="string" calcext:value-type="string">
            <text:p>GC Otimizado</text:p>
          </table:table-cell>
          <table:table-cell office:value-type="string" calcext:value-type="string">
            <text:p>QC Otimizado</text:p>
          </table:table-cell>
          <table:table-cell office:value-type="string" calcext:value-type="string">
            <text:p>Diff GC</text:p>
          </table:table-cell>
          <table:table-cell office:value-type="string" calcext:value-type="string">
            <text:p>Diff QC</text:p>
          </table:table-cell>
          <table:table-cell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S1-aj-e11_complete_74(81)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.tfc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7.tfc</text:p>
          </table:table-cell>
          <table:table-cell office:value-type="float" office:value="88" calcext:value-type="float">
            <text:p>88</text:p>
          </table:table-cell>
          <table:table-cell office:value-type="float" office:value="8168" calcext:value-type="float">
            <text:p>8168</text:p>
          </table:table-cell>
          <table:table-cell office:value-type="float" office:value="90" calcext:value-type="float">
            <text:p>90</text:p>
          </table:table-cell>
          <table:table-cell office:value-type="float" office:value="8114" calcext:value-type="float">
            <text:p>8114</text:p>
          </table:table-cell>
          <table:table-cell office:value-type="float" office:value="-2" calcext:value-type="float">
            <text:p>-2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S1-hwb7_15.tfc</text:p>
          </table:table-cell>
          <table:table-cell office:value-type="float" office:value="390" calcext:value-type="float">
            <text:p>390</text:p>
          </table:table-cell>
          <table:table-cell office:value-type="float" office:value="40373" calcext:value-type="float">
            <text:p>40373</text:p>
          </table:table-cell>
          <table:table-cell office:value-type="float" office:value="396" calcext:value-type="float">
            <text:p>396</text:p>
          </table:table-cell>
          <table:table-cell office:value-type="float" office:value="39958" calcext:value-type="float">
            <text:p>39958</text:p>
          </table:table-cell>
          <table:table-cell office:value-type="float" office:value="-6" calcext:value-type="float">
            <text:p>-6</text:p>
          </table:table-cell>
          <table:table-cell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string" calcext:value-type="string">
            <text:p>S1-ham7_inv.tfc</text:p>
          </table:table-cell>
          <table:table-cell office:value-type="float" office:value="473" calcext:value-type="float">
            <text:p>473</text:p>
          </table:table-cell>
          <table:table-cell office:value-type="float" office:value="57813" calcext:value-type="float">
            <text:p>57813</text:p>
          </table:table-cell>
          <table:table-cell office:value-type="float" office:value="458" calcext:value-type="float">
            <text:p>458</text:p>
          </table:table-cell>
          <table:table-cell office:value-type="float" office:value="55354" calcext:value-type="float">
            <text:p>55354</text:p>
          </table:table-cell>
          <table:table-cell office:value-type="float" office:value="15" calcext:value-type="float">
            <text:p>15</text:p>
          </table:table-cell>
          <table:table-cell office:value-type="float" office:value="2459" calcext:value-type="float">
            <text:p>2459</text:p>
          </table:table-cell>
          <table:table-cell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.tfc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2-ham7.tfc</text:p>
          </table:table-cell>
          <table:table-cell office:value-type="float" office:value="115" calcext:value-type="float">
            <text:p>115</text:p>
          </table:table-cell>
          <table:table-cell office:value-type="float" office:value="8591" calcext:value-type="float">
            <text:p>8591</text:p>
          </table:table-cell>
          <table:table-cell office:value-type="float" office:value="127" calcext:value-type="float">
            <text:p>127</text:p>
          </table:table-cell>
          <table:table-cell office:value-type="float" office:value="9225" calcext:value-type="float">
            <text:p>9225</text:p>
          </table:table-cell>
          <table:table-cell office:value-type="float" office:value="-12" calcext:value-type="float">
            <text:p>-12</text:p>
          </table:table-cell>
          <table:table-cell office:value-type="float" office:value="-634" calcext:value-type="float">
            <text:p>-634</text:p>
          </table:table-cell>
          <table:table-cell/>
        </table:table-row>
        <table:table-row table:style-name="ro1">
          <table:table-cell office:value-type="string" calcext:value-type="string">
            <text:p>S2-ham7_inv.tfc</text:p>
          </table:table-cell>
          <table:table-cell office:value-type="float" office:value="80" calcext:value-type="float">
            <text:p>80</text:p>
          </table:table-cell>
          <table:table-cell office:value-type="float" office:value="6512" calcext:value-type="float">
            <text:p>6512</text:p>
          </table:table-cell>
          <table:table-cell office:value-type="float" office:value="78" calcext:value-type="float">
            <text:p>78</text:p>
          </table:table-cell>
          <table:table-cell office:value-type="float" office:value="6406" calcext:value-type="float">
            <text:p>6406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S1-hwb7_15_inv.tfc</text:p>
          </table:table-cell>
          <table:table-cell office:value-type="float" office:value="282" calcext:value-type="float">
            <text:p>282</text:p>
          </table:table-cell>
          <table:table-cell office:value-type="float" office:value="27180" calcext:value-type="float">
            <text:p>27180</text:p>
          </table:table-cell>
          <table:table-cell office:value-type="float" office:value="283" calcext:value-type="float">
            <text:p>283</text:p>
          </table:table-cell>
          <table:table-cell office:value-type="float" office:value="26465" calcext:value-type="float">
            <text:p>26465</text:p>
          </table:table-cell>
          <table:table-cell office:value-type="float" office:value="-1" calcext:value-type="float">
            <text:p>-1</text:p>
          </table:table-cell>
          <table:table-cell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string" calcext:value-type="string">
            <text:p>S2-hwb7_15_inv.tfc</text:p>
          </table:table-cell>
          <table:table-cell office:value-type="float" office:value="287" calcext:value-type="float">
            <text:p>287</text:p>
          </table:table-cell>
          <table:table-cell office:value-type="float" office:value="26926" calcext:value-type="float">
            <text:p>26926</text:p>
          </table:table-cell>
          <table:table-cell office:value-type="float" office:value="290" calcext:value-type="float">
            <text:p>290</text:p>
          </table:table-cell>
          <table:table-cell office:value-type="float" office:value="26382" calcext:value-type="float">
            <text:p>26382</text:p>
          </table:table-cell>
          <table:table-cell office:value-type="float" office:value="-3" calcext:value-type="float">
            <text:p>-3</text:p>
          </table:table-cell>
          <table:table-cell office:value-type="float" office:value="544" calcext:value-type="float">
            <text:p>544</text:p>
          </table:table-cell>
          <table:table-cell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m3tc.tfc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wb7_15.tfc</text:p>
          </table:table-cell>
          <table:table-cell office:value-type="float" office:value="351" calcext:value-type="float">
            <text:p>351</text:p>
          </table:table-cell>
          <table:table-cell office:value-type="float" office:value="34867" calcext:value-type="float">
            <text:p>34867</text:p>
          </table:table-cell>
          <table:table-cell office:value-type="float" office:value="347" calcext:value-type="float">
            <text:p>347</text:p>
          </table:table-cell>
          <table:table-cell office:value-type="float" office:value="32651" calcext:value-type="float">
            <text:p>32651</text:p>
          </table:table-cell>
          <table:table-cell office:value-type="float" office:value="4" calcext:value-type="float">
            <text:p>4</text:p>
          </table:table-cell>
          <table:table-cell office:value-type="float" office:value="2216" calcext:value-type="float">
            <text:p>2216</text:p>
          </table:table-cell>
          <table:table-cell/>
        </table:table-row>
        <table:table-row table:style-name="ro1">
          <table:table-cell office:value-type="string" calcext:value-type="string">
            <text:p>hwb10-n10-gc8247-qc26084.tfc</text:p>
          </table:table-cell>
          <table:table-cell office:value-type="float" office:value="8233" calcext:value-type="float">
            <text:p>8233</text:p>
          </table:table-cell>
          <table:table-cell office:value-type="float" office:value="30127" calcext:value-type="float">
            <text:p>30127</text:p>
          </table:table-cell>
          <table:table-cell office:value-type="float" office:value="8228" calcext:value-type="float">
            <text:p>8228</text:p>
          </table:table-cell>
          <table:table-cell office:value-type="float" office:value="31176" calcext:value-type="float">
            <text:p>31176</text:p>
          </table:table-cell>
          <table:table-cell office:value-type="float" office:value="5" calcext:value-type="float">
            <text:p>5</text:p>
          </table:table-cell>
          <table:table-cell office:value-type="float" office:value="-1049" calcext:value-type="float">
            <text:p>-1049</text:p>
          </table:table-cell>
          <table:table-cell/>
        </table:table-row>
        <table:table-row table:style-name="ro1">
          <table:table-cell office:value-type="string" calcext:value-type="string">
            <text:p>hwb10-n10-gc9213-qc26906.tfc</text:p>
          </table:table-cell>
          <table:table-cell office:value-type="float" office:value="8233" calcext:value-type="float">
            <text:p>8233</text:p>
          </table:table-cell>
          <table:table-cell office:value-type="float" office:value="30127" calcext:value-type="float">
            <text:p>30127</text:p>
          </table:table-cell>
          <table:table-cell office:value-type="float" office:value="8228" calcext:value-type="float">
            <text:p>8228</text:p>
          </table:table-cell>
          <table:table-cell office:value-type="float" office:value="31176" calcext:value-type="float">
            <text:p>31176</text:p>
          </table:table-cell>
          <table:table-cell office:value-type="float" office:value="5" calcext:value-type="float">
            <text:p>5</text:p>
          </table:table-cell>
          <table:table-cell office:value-type="float" office:value="-1049" calcext:value-type="float">
            <text:p>-1049</text:p>
          </table:table-cell>
          <table:table-cell/>
        </table:table-row>
        <table:table-row table:style-name="ro1">
          <table:table-cell office:value-type="string" calcext:value-type="string">
            <text:p>hwb10_out.tfc</text:p>
          </table:table-cell>
          <table:table-cell office:value-type="float" office:value="6404" calcext:value-type="float">
            <text:p>6404</text:p>
          </table:table-cell>
          <table:table-cell office:value-type="float" office:value="43485" calcext:value-type="float">
            <text:p>43485</text:p>
          </table:table-cell>
          <table:table-cell office:value-type="float" office:value="6409" calcext:value-type="float">
            <text:p>6409</text:p>
          </table:table-cell>
          <table:table-cell office:value-type="float" office:value="52040" calcext:value-type="float">
            <text:p>52040</text:p>
          </table:table-cell>
          <table:table-cell office:value-type="float" office:value="-5" calcext:value-type="float">
            <text:p>-5</text:p>
          </table:table-cell>
          <table:table-cell office:value-type="float" office:value="-8555" calcext:value-type="float">
            <text:p>-8555</text:p>
          </table:table-cell>
          <table:table-cell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office:value-type="float" office:value="21382" calcext:value-type="float">
            <text:p>21382</text:p>
          </table:table-cell>
          <table:table-cell office:value-type="float" office:value="104114" calcext:value-type="float">
            <text:p>104114</text:p>
          </table:table-cell>
          <table:table-cell office:value-type="float" office:value="21387" calcext:value-type="float">
            <text:p>21387</text:p>
          </table:table-cell>
          <table:table-cell office:value-type="float" office:value="106211" calcext:value-type="float">
            <text:p>106211</text:p>
          </table:table-cell>
          <table:table-cell office:value-type="float" office:value="-5" calcext:value-type="float">
            <text:p>-5</text:p>
          </table:table-cell>
          <table:table-cell office:value-type="float" office:value="-2097" calcext:value-type="float">
            <text:p>-2097</text:p>
          </table:table-cell>
          <table:table-cell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office:value-type="float" office:value="21382" calcext:value-type="float">
            <text:p>21382</text:p>
          </table:table-cell>
          <table:table-cell office:value-type="float" office:value="104124" calcext:value-type="float">
            <text:p>104124</text:p>
          </table:table-cell>
          <table:table-cell office:value-type="float" office:value="21387" calcext:value-type="float">
            <text:p>21387</text:p>
          </table:table-cell>
          <table:table-cell office:value-type="float" office:value="106219" calcext:value-type="float">
            <text:p>106219</text:p>
          </table:table-cell>
          <table:table-cell office:value-type="float" office:value="-5" calcext:value-type="float">
            <text:p>-5</text:p>
          </table:table-cell>
          <table:table-cell office:value-type="float" office:value="-2095" calcext:value-type="float">
            <text:p>-2095</text:p>
          </table:table-cell>
          <table:table-cell/>
        </table:table-row>
        <table:table-row table:style-name="ro1">
          <table:table-cell office:value-type="string" calcext:value-type="string">
            <text:p>hwb7-236.tfc</text:p>
          </table:table-cell>
          <table:table-cell office:value-type="float" office:value="236" calcext:value-type="float">
            <text:p>236</text:p>
          </table:table-cell>
          <table:table-cell office:value-type="float" office:value="4188" calcext:value-type="float">
            <text:p>4188</text:p>
          </table:table-cell>
          <table:table-cell office:value-type="float" office:value="245" calcext:value-type="float">
            <text:p>245</text:p>
          </table:table-cell>
          <table:table-cell office:value-type="float" office:value="5589" calcext:value-type="float">
            <text:p>5589</text:p>
          </table:table-cell>
          <table:table-cell office:value-type="float" office:value="-9" calcext:value-type="float">
            <text:p>-9</text:p>
          </table:table-cell>
          <table:table-cell office:value-type="float" office:value="-1401" calcext:value-type="float">
            <text:p>-1401</text:p>
          </table:table-cell>
          <table:table-cell/>
        </table:table-row>
        <table:table-row table:style-name="ro1">
          <table:table-cell office:value-type="string" calcext:value-type="string">
            <text:p>hwb7-331-2609a.tfc</text:p>
          </table:table-cell>
          <table:table-cell office:value-type="float" office:value="327" calcext:value-type="float">
            <text:p>327</text:p>
          </table:table-cell>
          <table:table-cell office:value-type="float" office:value="2835" calcext:value-type="float">
            <text:p>2835</text:p>
          </table:table-cell>
          <table:table-cell office:value-type="float" office:value="330" calcext:value-type="float">
            <text:p>330</text:p>
          </table:table-cell>
          <table:table-cell office:value-type="float" office:value="3182" calcext:value-type="float">
            <text:p>3182</text:p>
          </table:table-cell>
          <table:table-cell office:value-type="float" office:value="-3" calcext:value-type="float">
            <text:p>-3</text:p>
          </table:table-cell>
          <table:table-cell office:value-type="float" office:value="-347" calcext:value-type="float">
            <text:p>-347</text:p>
          </table:table-cell>
          <table:table-cell/>
        </table:table-row>
        <table:table-row table:style-name="ro1">
          <table:table-cell office:value-type="string" calcext:value-type="string">
            <text:p>hwb7tc.tfc</text:p>
          </table:table-cell>
          <table:table-cell office:value-type="float" office:value="289" calcext:value-type="float">
            <text:p>289</text:p>
          </table:table-cell>
          <table:table-cell office:value-type="float" office:value="5641" calcext:value-type="float">
            <text:p>5641</text:p>
          </table:table-cell>
          <table:table-cell office:value-type="float" office:value="304" calcext:value-type="float">
            <text:p>304</text:p>
          </table:table-cell>
          <table:table-cell office:value-type="float" office:value="7696" calcext:value-type="float">
            <text:p>7696</text:p>
          </table:table-cell>
          <table:table-cell office:value-type="float" office:value="-15" calcext:value-type="float">
            <text:p>-15</text:p>
          </table:table-cell>
          <table:table-cell office:value-type="float" office:value="-2055" calcext:value-type="float">
            <text:p>-2055</text:p>
          </table:table-cell>
          <table:table-cell/>
        </table:table-row>
        <table:table-row table:style-name="ro1">
          <table:table-cell office:value-type="string" calcext:value-type="string">
            <text:p>hwb8-614-12745a.tfc</text:p>
          </table:table-cell>
          <table:table-cell office:value-type="float" office:value="614" calcext:value-type="float">
            <text:p>614</text:p>
          </table:table-cell>
          <table:table-cell office:value-type="float" office:value="17426" calcext:value-type="float">
            <text:p>17426</text:p>
          </table:table-cell>
          <table:table-cell office:value-type="float" office:value="619" calcext:value-type="float">
            <text:p>619</text:p>
          </table:table-cell>
          <table:table-cell office:value-type="float" office:value="20379" calcext:value-type="float">
            <text:p>20379</text:p>
          </table:table-cell>
          <table:table-cell office:value-type="float" office:value="-5" calcext:value-type="float">
            <text:p>-5</text:p>
          </table:table-cell>
          <table:table-cell office:value-type="float" office:value="-2953" calcext:value-type="float">
            <text:p>-2953</text:p>
          </table:table-cell>
          <table:table-cell/>
        </table:table-row>
        <table:table-row table:style-name="ro1">
          <table:table-cell office:value-type="string" calcext:value-type="string">
            <text:p>hwb8-637.tfc</text:p>
          </table:table-cell>
          <table:table-cell office:value-type="float" office:value="635" calcext:value-type="float">
            <text:p>635</text:p>
          </table:table-cell>
          <table:table-cell office:value-type="float" office:value="19303" calcext:value-type="float">
            <text:p>19303</text:p>
          </table:table-cell>
          <table:table-cell office:value-type="float" office:value="644" calcext:value-type="float">
            <text:p>644</text:p>
          </table:table-cell>
          <table:table-cell office:value-type="float" office:value="23200" calcext:value-type="float">
            <text:p>23200</text:p>
          </table:table-cell>
          <table:table-cell office:value-type="float" office:value="-9" calcext:value-type="float">
            <text:p>-9</text:p>
          </table:table-cell>
          <table:table-cell office:value-type="float" office:value="-3897" calcext:value-type="float">
            <text:p>-3897</text:p>
          </table:table-cell>
          <table:table-cell/>
        </table:table-row>
        <table:table-row table:style-name="ro1">
          <table:table-cell office:value-type="string" calcext:value-type="string">
            <text:p>hwb8-749-6197a.tfc</text:p>
          </table:table-cell>
          <table:table-cell office:value-type="float" office:value="731" calcext:value-type="float">
            <text:p>731</text:p>
          </table:table-cell>
          <table:table-cell office:value-type="float" office:value="8327" calcext:value-type="float">
            <text:p>8327</text:p>
          </table:table-cell>
          <table:table-cell office:value-type="float" office:value="732" calcext:value-type="float">
            <text:p>732</text:p>
          </table:table-cell>
          <table:table-cell office:value-type="float" office:value="8984" calcext:value-type="float">
            <text:p>8984</text:p>
          </table:table-cell>
          <table:table-cell office:value-type="float" office:value="-1" calcext:value-type="float">
            <text:p>-1</text:p>
          </table:table-cell>
          <table:table-cell office:value-type="float" office:value="-657" calcext:value-type="float">
            <text:p>-657</text:p>
          </table:table-cell>
          <table:table-cell/>
        </table:table-row>
        <table:table-row table:style-name="ro1">
          <table:table-cell office:value-type="string" calcext:value-type="string">
            <text:p>hwb8_2710_6940.tfc</text:p>
          </table:table-cell>
          <table:table-cell office:value-type="float" office:value="2644" calcext:value-type="float">
            <text:p>2644</text:p>
          </table:table-cell>
          <table:table-cell office:value-type="float" office:value="7672" calcext:value-type="float">
            <text:p>7672</text:p>
          </table:table-cell>
          <table:table-cell office:value-type="float" office:value="2617" calcext:value-type="float">
            <text:p>2617</text:p>
          </table:table-cell>
          <table:table-cell office:value-type="float" office:value="7963" calcext:value-type="float">
            <text:p>7963</text:p>
          </table:table-cell>
          <table:table-cell office:value-type="float" office:value="27" calcext:value-type="float">
            <text:p>27</text:p>
          </table:table-cell>
          <table:table-cell office:value-type="float" office:value="-291" calcext:value-type="float">
            <text:p>-291</text:p>
          </table:table-cell>
          <table:table-cell/>
        </table:table-row>
        <table:table-row table:style-name="ro1">
          <table:table-cell office:value-type="string" calcext:value-type="string">
            <text:p>hwb9-1541.tfc</text:p>
          </table:table-cell>
          <table:table-cell office:value-type="float" office:value="1541" calcext:value-type="float">
            <text:p>1541</text:p>
          </table:table-cell>
          <table:table-cell office:value-type="float" office:value="63613" calcext:value-type="float">
            <text:p>63613</text:p>
          </table:table-cell>
          <table:table-cell office:value-type="float" office:value="1591" calcext:value-type="float">
            <text:p>1591</text:p>
          </table:table-cell>
          <table:table-cell office:value-type="float" office:value="78839" calcext:value-type="float">
            <text:p>78839</text:p>
          </table:table-cell>
          <table:table-cell office:value-type="float" office:value="-50" calcext:value-type="float">
            <text:p>-50</text:p>
          </table:table-cell>
          <table:table-cell office:value-type="float" office:value="-15226" calcext:value-type="float">
            <text:p>-15226</text:p>
          </table:table-cell>
          <table:table-cell/>
        </table:table-row>
        <table:table-row table:style-name="ro1">
          <table:table-cell office:value-type="string" calcext:value-type="string">
            <text:p>hwb9-1544.tfc</text:p>
          </table:table-cell>
          <table:table-cell office:value-type="float" office:value="1544" calcext:value-type="float">
            <text:p>1544</text:p>
          </table:table-cell>
          <table:table-cell office:value-type="float" office:value="63668" calcext:value-type="float">
            <text:p>63668</text:p>
          </table:table-cell>
          <table:table-cell office:value-type="float" office:value="1593" calcext:value-type="float">
            <text:p>1593</text:p>
          </table:table-cell>
          <table:table-cell office:value-type="float" office:value="78921" calcext:value-type="float">
            <text:p>78921</text:p>
          </table:table-cell>
          <table:table-cell office:value-type="float" office:value="-49" calcext:value-type="float">
            <text:p>-49</text:p>
          </table:table-cell>
          <table:table-cell office:value-type="float" office:value="-15253" calcext:value-type="float">
            <text:p>-15253</text:p>
          </table:table-cell>
          <table:table-cell/>
        </table:table-row>
        <table:table-row table:style-name="ro1">
          <table:table-cell office:value-type="string" calcext:value-type="string">
            <text:p>hwb9-1959-20378a.tfc</text:p>
          </table:table-cell>
          <table:table-cell office:value-type="float" office:value="1943" calcext:value-type="float">
            <text:p>1943</text:p>
          </table:table-cell>
          <table:table-cell office:value-type="float" office:value="33583" calcext:value-type="float">
            <text:p>33583</text:p>
          </table:table-cell>
          <table:table-cell office:value-type="float" office:value="1943" calcext:value-type="float">
            <text:p>1943</text:p>
          </table:table-cell>
          <table:table-cell office:value-type="float" office:value="33735" calcext:value-type="float">
            <text:p>33735</text:p>
          </table:table-cell>
          <table:table-cell office:value-type="float" office:value="0" calcext:value-type="float">
            <text:p>0</text:p>
          </table:table-cell>
          <table:table-cell office:value-type="float" office:value="-152" calcext:value-type="float">
            <text:p>-152</text:p>
          </table:table-cell>
          <table:table-cell/>
        </table:table-row>
        <table:table-row table:style-name="ro1">
          <table:table-cell office:value-type="string" calcext:value-type="string">
            <text:p>hwb9_6563_16173.tfc</text:p>
          </table:table-cell>
          <table:table-cell office:value-type="float" office:value="6417" calcext:value-type="float">
            <text:p>6417</text:p>
          </table:table-cell>
          <table:table-cell office:value-type="float" office:value="17227" calcext:value-type="float">
            <text:p>17227</text:p>
          </table:table-cell>
          <table:table-cell office:value-type="float" office:value="6300" calcext:value-type="float">
            <text:p>6300</text:p>
          </table:table-cell>
          <table:table-cell office:value-type="float" office:value="18178" calcext:value-type="float">
            <text:p>18178</text:p>
          </table:table-cell>
          <table:table-cell office:value-type="float" office:value="117" calcext:value-type="float">
            <text:p>117</text:p>
          </table:table-cell>
          <table:table-cell office:value-type="float" office:value="-951" calcext:value-type="float">
            <text:p>-951</text:p>
          </table:table-cell>
          <table:table-cell/>
        </table:table-row>
        <table:table-row table:style-name="ro1">
          <table:table-cell office:value-type="string" calcext:value-type="string">
            <text:p>mod5mils.tfc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string" calcext:value-type="string">
            <text:p>hwb11_out.tfc</text:p>
          </table:table-cell>
          <table:table-cell office:value-type="float" office:value="14194" calcext:value-type="float">
            <text:p>14194</text:p>
          </table:table-cell>
          <table:table-cell office:value-type="float" office:value="120730" calcext:value-type="float">
            <text:p>120730</text:p>
          </table:table-cell>
          <table:table-cell office:value-type="float" office:value="14239" calcext:value-type="float">
            <text:p>14239</text:p>
          </table:table-cell>
          <table:table-cell office:value-type="float" office:value="144443" calcext:value-type="float">
            <text:p>144443</text:p>
          </table:table-cell>
          <table:table-cell office:value-type="float" office:value="-45" calcext:value-type="float">
            <text:p>-45</text:p>
          </table:table-cell>
          <table:table-cell office:value-type="float" office:value="-23713" calcext:value-type="float">
            <text:p>-23713</text:p>
          </table:table-cell>
          <table:table-cell/>
        </table:table-row>
      </table:table>
      <table:table table:name="regras_reed_otimos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GC Original</text:p>
          </table:table-cell>
          <table:table-cell office:value-type="string" calcext:value-type="string">
            <text:p>QC Original</text:p>
          </table:table-cell>
          <table:table-cell office:value-type="string" calcext:value-type="string">
            <text:p>GC Otimizado</text:p>
          </table:table-cell>
          <table:table-cell office:value-type="string" calcext:value-type="string">
            <text:p>QC Otimizado</text:p>
          </table:table-cell>
          <table:table-cell office:value-type="string" calcext:value-type="string">
            <text:p>Diff GC</text:p>
          </table:table-cell>
          <table:table-cell office:value-type="string" calcext:value-type="string">
            <text:p>Diff QC</text:p>
          </table:table-cell>
          <table:table-cell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S1-aj-e11_complete_74(81)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.tfc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S1-ham7.tfc</text:p>
          </table:table-cell>
          <table:table-cell office:value-type="float" office:value="90" calcext:value-type="float">
            <text:p>90</text:p>
          </table:table-cell>
          <table:table-cell office:value-type="float" office:value="8114" calcext:value-type="float">
            <text:p>8114</text:p>
          </table:table-cell>
          <table:table-cell office:value-type="float" office:value="87" calcext:value-type="float">
            <text:p>87</text:p>
          </table:table-cell>
          <table:table-cell office:value-type="float" office:value="8111" calcext:value-type="float">
            <text:p>8111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1-hwb7_15.tfc</text:p>
          </table:table-cell>
          <table:table-cell office:value-type="float" office:value="396" calcext:value-type="float">
            <text:p>396</text:p>
          </table:table-cell>
          <table:table-cell office:value-type="float" office:value="39958" calcext:value-type="float">
            <text:p>39958</text:p>
          </table:table-cell>
          <table:table-cell office:value-type="float" office:value="395" calcext:value-type="float">
            <text:p>395</text:p>
          </table:table-cell>
          <table:table-cell office:value-type="float" office:value="38505" calcext:value-type="float">
            <text:p>38505</text:p>
          </table:table-cell>
          <table:table-cell office:value-type="float" office:value="1" calcext:value-type="float">
            <text:p>1</text:p>
          </table:table-cell>
          <table:table-cell office:value-type="float" office:value="1453" calcext:value-type="float">
            <text:p>1453</text:p>
          </table:table-cell>
          <table:table-cell/>
        </table:table-row>
        <table:table-row table:style-name="ro1">
          <table:table-cell office:value-type="string" calcext:value-type="string">
            <text:p>S1-ham7_inv.tfc</text:p>
          </table:table-cell>
          <table:table-cell office:value-type="float" office:value="458" calcext:value-type="float">
            <text:p>458</text:p>
          </table:table-cell>
          <table:table-cell office:value-type="float" office:value="55354" calcext:value-type="float">
            <text:p>55354</text:p>
          </table:table-cell>
          <table:table-cell office:value-type="float" office:value="448" calcext:value-type="float">
            <text:p>448</text:p>
          </table:table-cell>
          <table:table-cell office:value-type="float" office:value="51802" calcext:value-type="float">
            <text:p>51802</text:p>
          </table:table-cell>
          <table:table-cell office:value-type="float" office:value="10" calcext:value-type="float">
            <text:p>10</text:p>
          </table:table-cell>
          <table:table-cell office:value-type="float" office:value="3552" calcext:value-type="float">
            <text:p>3552</text:p>
          </table:table-cell>
          <table:table-cell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.tfc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2-ham7.tfc</text:p>
          </table:table-cell>
          <table:table-cell office:value-type="float" office:value="127" calcext:value-type="float">
            <text:p>127</text:p>
          </table:table-cell>
          <table:table-cell office:value-type="float" office:value="9225" calcext:value-type="float">
            <text:p>9225</text:p>
          </table:table-cell>
          <table:table-cell office:value-type="float" office:value="119" calcext:value-type="float">
            <text:p>119</text:p>
          </table:table-cell>
          <table:table-cell office:value-type="float" office:value="7929" calcext:value-type="float">
            <text:p>7929</text:p>
          </table:table-cell>
          <table:table-cell office:value-type="float" office:value="8" calcext:value-type="float">
            <text:p>8</text:p>
          </table:table-cell>
          <table:table-cell office:value-type="float" office:value="1296" calcext:value-type="float">
            <text:p>1296</text:p>
          </table:table-cell>
          <table:table-cell/>
        </table:table-row>
        <table:table-row table:style-name="ro1">
          <table:table-cell office:value-type="string" calcext:value-type="string">
            <text:p>S2-ham7_inv.tfc</text:p>
          </table:table-cell>
          <table:table-cell office:value-type="float" office:value="78" calcext:value-type="float">
            <text:p>78</text:p>
          </table:table-cell>
          <table:table-cell office:value-type="float" office:value="6406" calcext:value-type="float">
            <text:p>6406</text:p>
          </table:table-cell>
          <table:table-cell office:value-type="float" office:value="75" calcext:value-type="float">
            <text:p>75</text:p>
          </table:table-cell>
          <table:table-cell office:value-type="float" office:value="5335" calcext:value-type="float">
            <text:p>5335</text:p>
          </table:table-cell>
          <table:table-cell office:value-type="float" office:value="3" calcext:value-type="float">
            <text:p>3</text:p>
          </table:table-cell>
          <table:table-cell office:value-type="float" office:value="1071" calcext:value-type="float">
            <text:p>1071</text:p>
          </table:table-cell>
          <table:table-cell/>
        </table:table-row>
        <table:table-row table:style-name="ro1">
          <table:table-cell office:value-type="string" calcext:value-type="string">
            <text:p>S1-hwb7_15_inv.tfc</text:p>
          </table:table-cell>
          <table:table-cell office:value-type="float" office:value="283" calcext:value-type="float">
            <text:p>283</text:p>
          </table:table-cell>
          <table:table-cell office:value-type="float" office:value="26465" calcext:value-type="float">
            <text:p>26465</text:p>
          </table:table-cell>
          <table:table-cell office:value-type="float" office:value="283" calcext:value-type="float">
            <text:p>283</text:p>
          </table:table-cell>
          <table:table-cell office:value-type="float" office:value="25485" calcext:value-type="float">
            <text:p>25485</text:p>
          </table:table-cell>
          <table:table-cell office:value-type="float" office:value="0" calcext:value-type="float">
            <text:p>0</text:p>
          </table:table-cell>
          <table:table-cell office:value-type="float" office:value="980" calcext:value-type="float">
            <text:p>980</text:p>
          </table:table-cell>
          <table:table-cell/>
        </table:table-row>
        <table:table-row table:style-name="ro1">
          <table:table-cell office:value-type="string" calcext:value-type="string">
            <text:p>S2-hwb7_15_inv.tfc</text:p>
          </table:table-cell>
          <table:table-cell office:value-type="float" office:value="290" calcext:value-type="float">
            <text:p>290</text:p>
          </table:table-cell>
          <table:table-cell office:value-type="float" office:value="26382" calcext:value-type="float">
            <text:p>26382</text:p>
          </table:table-cell>
          <table:table-cell office:value-type="float" office:value="286" calcext:value-type="float">
            <text:p>286</text:p>
          </table:table-cell>
          <table:table-cell office:value-type="float" office:value="24519" calcext:value-type="float">
            <text:p>24519</text:p>
          </table:table-cell>
          <table:table-cell office:value-type="float" office:value="4" calcext:value-type="float">
            <text:p>4</text:p>
          </table:table-cell>
          <table:table-cell office:value-type="float" office:value="1863" calcext:value-type="float">
            <text:p>1863</text:p>
          </table:table-cell>
          <table:table-cell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ham3tc.tfc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string" calcext:value-type="string">
            <text:p>S2-hwb7_15.tfc</text:p>
          </table:table-cell>
          <table:table-cell office:value-type="float" office:value="347" calcext:value-type="float">
            <text:p>347</text:p>
          </table:table-cell>
          <table:table-cell office:value-type="float" office:value="32651" calcext:value-type="float">
            <text:p>32651</text:p>
          </table:table-cell>
          <table:table-cell office:value-type="float" office:value="337" calcext:value-type="float">
            <text:p>337</text:p>
          </table:table-cell>
          <table:table-cell office:value-type="float" office:value="29973" calcext:value-type="float">
            <text:p>29973</text:p>
          </table:table-cell>
          <table:table-cell office:value-type="float" office:value="10" calcext:value-type="float">
            <text:p>10</text:p>
          </table:table-cell>
          <table:table-cell office:value-type="float" office:value="2678" calcext:value-type="float">
            <text:p>2678</text:p>
          </table:table-cell>
          <table:table-cell/>
        </table:table-row>
        <table:table-row table:style-name="ro1">
          <table:table-cell office:value-type="string" calcext:value-type="string">
            <text:p>hwb10-n10-gc8247-qc26084.tfc</text:p>
          </table:table-cell>
          <table:table-cell office:value-type="float" office:value="8228" calcext:value-type="float">
            <text:p>8228</text:p>
          </table:table-cell>
          <table:table-cell office:value-type="float" office:value="31176" calcext:value-type="float">
            <text:p>31176</text:p>
          </table:table-cell>
          <table:table-cell office:value-type="float" office:value="8136" calcext:value-type="float">
            <text:p>8136</text:p>
          </table:table-cell>
          <table:table-cell office:value-type="float" office:value="30758" calcext:value-type="float">
            <text:p>30758</text:p>
          </table:table-cell>
          <table:table-cell office:value-type="float" office:value="92" calcext:value-type="float">
            <text:p>92</text:p>
          </table:table-cell>
          <table:table-cell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string" calcext:value-type="string">
            <text:p>hwb10-n10-gc9213-qc26906.tfc</text:p>
          </table:table-cell>
          <table:table-cell office:value-type="float" office:value="8228" calcext:value-type="float">
            <text:p>8228</text:p>
          </table:table-cell>
          <table:table-cell office:value-type="float" office:value="31176" calcext:value-type="float">
            <text:p>31176</text:p>
          </table:table-cell>
          <table:table-cell office:value-type="float" office:value="8136" calcext:value-type="float">
            <text:p>8136</text:p>
          </table:table-cell>
          <table:table-cell office:value-type="float" office:value="30758" calcext:value-type="float">
            <text:p>30758</text:p>
          </table:table-cell>
          <table:table-cell office:value-type="float" office:value="92" calcext:value-type="float">
            <text:p>92</text:p>
          </table:table-cell>
          <table:table-cell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string" calcext:value-type="string">
            <text:p>hwb10_out.tfc</text:p>
          </table:table-cell>
          <table:table-cell office:value-type="float" office:value="6409" calcext:value-type="float">
            <text:p>6409</text:p>
          </table:table-cell>
          <table:table-cell office:value-type="float" office:value="52040" calcext:value-type="float">
            <text:p>52040</text:p>
          </table:table-cell>
          <table:table-cell office:value-type="float" office:value="6223" calcext:value-type="float">
            <text:p>6223</text:p>
          </table:table-cell>
          <table:table-cell office:value-type="float" office:value="44921" calcext:value-type="float">
            <text:p>44921</text:p>
          </table:table-cell>
          <table:table-cell office:value-type="float" office:value="186" calcext:value-type="float">
            <text:p>186</text:p>
          </table:table-cell>
          <table:table-cell office:value-type="float" office:value="7119" calcext:value-type="float">
            <text:p>7119</text:p>
          </table:table-cell>
          <table:table-cell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office:value-type="float" office:value="21387" calcext:value-type="float">
            <text:p>21387</text:p>
          </table:table-cell>
          <table:table-cell office:value-type="float" office:value="106211" calcext:value-type="float">
            <text:p>106211</text:p>
          </table:table-cell>
          <table:table-cell office:value-type="float" office:value="21188" calcext:value-type="float">
            <text:p>21188</text:p>
          </table:table-cell>
          <table:table-cell office:value-type="float" office:value="106185" calcext:value-type="float">
            <text:p>106185</text:p>
          </table:table-cell>
          <table:table-cell office:value-type="float" office:value="199" calcext:value-type="float">
            <text:p>199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office:value-type="float" office:value="21387" calcext:value-type="float">
            <text:p>21387</text:p>
          </table:table-cell>
          <table:table-cell office:value-type="float" office:value="106219" calcext:value-type="float">
            <text:p>106219</text:p>
          </table:table-cell>
          <table:table-cell office:value-type="float" office:value="21188" calcext:value-type="float">
            <text:p>21188</text:p>
          </table:table-cell>
          <table:table-cell office:value-type="float" office:value="106193" calcext:value-type="float">
            <text:p>106193</text:p>
          </table:table-cell>
          <table:table-cell office:value-type="float" office:value="199" calcext:value-type="float">
            <text:p>199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wb7-236.tfc</text:p>
          </table:table-cell>
          <table:table-cell office:value-type="float" office:value="245" calcext:value-type="float">
            <text:p>245</text:p>
          </table:table-cell>
          <table:table-cell office:value-type="float" office:value="5589" calcext:value-type="float">
            <text:p>5589</text:p>
          </table:table-cell>
          <table:table-cell office:value-type="float" office:value="243" calcext:value-type="float">
            <text:p>243</text:p>
          </table:table-cell>
          <table:table-cell office:value-type="float" office:value="5215" calcext:value-type="float">
            <text:p>5215</text:p>
          </table:table-cell>
          <table:table-cell office:value-type="float" office:value="2" calcext:value-type="float">
            <text:p>2</text:p>
          </table:table-cell>
          <table:table-cell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string" calcext:value-type="string">
            <text:p>hwb7-331-2609a.tfc</text:p>
          </table:table-cell>
          <table:table-cell office:value-type="float" office:value="330" calcext:value-type="float">
            <text:p>330</text:p>
          </table:table-cell>
          <table:table-cell office:value-type="float" office:value="3182" calcext:value-type="float">
            <text:p>3182</text:p>
          </table:table-cell>
          <table:table-cell office:value-type="float" office:value="328" calcext:value-type="float">
            <text:p>328</text:p>
          </table:table-cell>
          <table:table-cell office:value-type="float" office:value="2984" calcext:value-type="float">
            <text:p>2984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string" calcext:value-type="string">
            <text:p>hwb7tc.tfc</text:p>
          </table:table-cell>
          <table:table-cell office:value-type="float" office:value="304" calcext:value-type="float">
            <text:p>304</text:p>
          </table:table-cell>
          <table:table-cell office:value-type="float" office:value="7696" calcext:value-type="float">
            <text:p>7696</text:p>
          </table:table-cell>
          <table:table-cell office:value-type="float" office:value="302" calcext:value-type="float">
            <text:p>302</text:p>
          </table:table-cell>
          <table:table-cell office:value-type="float" office:value="7390" calcext:value-type="float">
            <text:p>7390</text:p>
          </table:table-cell>
          <table:table-cell office:value-type="float" office:value="2" calcext:value-type="float">
            <text:p>2</text:p>
          </table:table-cell>
          <table:table-cell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string" calcext:value-type="string">
            <text:p>hwb8-614-12745a.tfc</text:p>
          </table:table-cell>
          <table:table-cell office:value-type="float" office:value="619" calcext:value-type="float">
            <text:p>619</text:p>
          </table:table-cell>
          <table:table-cell office:value-type="float" office:value="20379" calcext:value-type="float">
            <text:p>20379</text:p>
          </table:table-cell>
          <table:table-cell office:value-type="float" office:value="618" calcext:value-type="float">
            <text:p>618</text:p>
          </table:table-cell>
          <table:table-cell office:value-type="float" office:value="20118" calcext:value-type="float">
            <text:p>20118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string" calcext:value-type="string">
            <text:p>hwb8-637.tfc</text:p>
          </table:table-cell>
          <table:table-cell office:value-type="float" office:value="644" calcext:value-type="float">
            <text:p>644</text:p>
          </table:table-cell>
          <table:table-cell office:value-type="float" office:value="23200" calcext:value-type="float">
            <text:p>23200</text:p>
          </table:table-cell>
          <table:table-cell office:value-type="float" office:value="643" calcext:value-type="float">
            <text:p>643</text:p>
          </table:table-cell>
          <table:table-cell office:value-type="float" office:value="21911" calcext:value-type="float">
            <text:p>21911</text:p>
          </table:table-cell>
          <table:table-cell office:value-type="float" office:value="1" calcext:value-type="float">
            <text:p>1</text:p>
          </table:table-cell>
          <table:table-cell office:value-type="float" office:value="1289" calcext:value-type="float">
            <text:p>1289</text:p>
          </table:table-cell>
          <table:table-cell/>
        </table:table-row>
        <table:table-row table:style-name="ro1">
          <table:table-cell office:value-type="string" calcext:value-type="string">
            <text:p>hwb8-749-6197a.tfc</text:p>
          </table:table-cell>
          <table:table-cell office:value-type="float" office:value="732" calcext:value-type="float">
            <text:p>732</text:p>
          </table:table-cell>
          <table:table-cell office:value-type="float" office:value="8984" calcext:value-type="float">
            <text:p>8984</text:p>
          </table:table-cell>
          <table:table-cell office:value-type="float" office:value="729" calcext:value-type="float">
            <text:p>729</text:p>
          </table:table-cell>
          <table:table-cell office:value-type="float" office:value="8985" calcext:value-type="float">
            <text:p>8985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hwb8_2710_6940.tfc</text:p>
          </table:table-cell>
          <table:table-cell office:value-type="float" office:value="2617" calcext:value-type="float">
            <text:p>2617</text:p>
          </table:table-cell>
          <table:table-cell office:value-type="float" office:value="7963" calcext:value-type="float">
            <text:p>7963</text:p>
          </table:table-cell>
          <table:table-cell office:value-type="float" office:value="2564" calcext:value-type="float">
            <text:p>2564</text:p>
          </table:table-cell>
          <table:table-cell office:value-type="float" office:value="8082" calcext:value-type="float">
            <text:p>8082</text:p>
          </table:table-cell>
          <table:table-cell office:value-type="float" office:value="53" calcext:value-type="float">
            <text:p>53</text:p>
          </table:table-cell>
          <table:table-cell office:value-type="float" office:value="-119" calcext:value-type="float">
            <text:p>-119</text:p>
          </table:table-cell>
          <table:table-cell/>
        </table:table-row>
        <table:table-row table:style-name="ro1">
          <table:table-cell office:value-type="string" calcext:value-type="string">
            <text:p>hwb9-1541.tfc</text:p>
          </table:table-cell>
          <table:table-cell office:value-type="float" office:value="1591" calcext:value-type="float">
            <text:p>1591</text:p>
          </table:table-cell>
          <table:table-cell office:value-type="float" office:value="78839" calcext:value-type="float">
            <text:p>78839</text:p>
          </table:table-cell>
          <table:table-cell office:value-type="float" office:value="1588" calcext:value-type="float">
            <text:p>1588</text:p>
          </table:table-cell>
          <table:table-cell office:value-type="float" office:value="75992" calcext:value-type="float">
            <text:p>75992</text:p>
          </table:table-cell>
          <table:table-cell office:value-type="float" office:value="3" calcext:value-type="float">
            <text:p>3</text:p>
          </table:table-cell>
          <table:table-cell office:value-type="float" office:value="2847" calcext:value-type="float">
            <text:p>2847</text:p>
          </table:table-cell>
          <table:table-cell/>
        </table:table-row>
        <table:table-row table:style-name="ro1">
          <table:table-cell office:value-type="string" calcext:value-type="string">
            <text:p>hwb9-1544.tfc</text:p>
          </table:table-cell>
          <table:table-cell office:value-type="float" office:value="1593" calcext:value-type="float">
            <text:p>1593</text:p>
          </table:table-cell>
          <table:table-cell office:value-type="float" office:value="78921" calcext:value-type="float">
            <text:p>78921</text:p>
          </table:table-cell>
          <table:table-cell office:value-type="float" office:value="1590" calcext:value-type="float">
            <text:p>1590</text:p>
          </table:table-cell>
          <table:table-cell office:value-type="float" office:value="76042" calcext:value-type="float">
            <text:p>76042</text:p>
          </table:table-cell>
          <table:table-cell office:value-type="float" office:value="3" calcext:value-type="float">
            <text:p>3</text:p>
          </table:table-cell>
          <table:table-cell office:value-type="float" office:value="2879" calcext:value-type="float">
            <text:p>2879</text:p>
          </table:table-cell>
          <table:table-cell/>
        </table:table-row>
        <table:table-row table:style-name="ro1">
          <table:table-cell office:value-type="string" calcext:value-type="string">
            <text:p>hwb9-1959-20378a.tfc</text:p>
          </table:table-cell>
          <table:table-cell office:value-type="float" office:value="1943" calcext:value-type="float">
            <text:p>1943</text:p>
          </table:table-cell>
          <table:table-cell office:value-type="float" office:value="33735" calcext:value-type="float">
            <text:p>33735</text:p>
          </table:table-cell>
          <table:table-cell office:value-type="float" office:value="1943" calcext:value-type="float">
            <text:p>1943</text:p>
          </table:table-cell>
          <table:table-cell office:value-type="float" office:value="33827" calcext:value-type="float">
            <text:p>33827</text:p>
          </table:table-cell>
          <table:table-cell office:value-type="float" office:value="0" calcext:value-type="float">
            <text:p>0</text:p>
          </table:table-cell>
          <table:table-cell office:value-type="float" office:value="-92" calcext:value-type="float">
            <text:p>-92</text:p>
          </table:table-cell>
          <table:table-cell/>
        </table:table-row>
        <table:table-row table:style-name="ro1">
          <table:table-cell office:value-type="string" calcext:value-type="string">
            <text:p>hwb9_6563_16173.tfc</text:p>
          </table:table-cell>
          <table:table-cell office:value-type="float" office:value="6300" calcext:value-type="float">
            <text:p>6300</text:p>
          </table:table-cell>
          <table:table-cell office:value-type="float" office:value="18178" calcext:value-type="float">
            <text:p>18178</text:p>
          </table:table-cell>
          <table:table-cell office:value-type="float" office:value="6198" calcext:value-type="float">
            <text:p>6198</text:p>
          </table:table-cell>
          <table:table-cell office:value-type="float" office:value="18082" calcext:value-type="float">
            <text:p>18082</text:p>
          </table:table-cell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mod5mils.tfc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wb11_out.tfc</text:p>
          </table:table-cell>
          <table:table-cell office:value-type="float" office:value="14239" calcext:value-type="float">
            <text:p>14239</text:p>
          </table:table-cell>
          <table:table-cell office:value-type="float" office:value="144443" calcext:value-type="float">
            <text:p>144443</text:p>
          </table:table-cell>
          <table:table-cell office:value-type="float" office:value="13867" calcext:value-type="float">
            <text:p>13867</text:p>
          </table:table-cell>
          <table:table-cell office:value-type="float" office:value="122257" calcext:value-type="float">
            <text:p>122257</text:p>
          </table:table-cell>
          <table:table-cell office:value-type="float" office:value="372" calcext:value-type="float">
            <text:p>372</text:p>
          </table:table-cell>
          <table:table-cell office:value-type="float" office:value="22186" calcext:value-type="float">
            <text:p>22186</text:p>
          </table:table-cell>
          <table:table-cell/>
        </table:table-row>
      </table:table>
      <table:table table:name="reed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GC Original</text:p>
          </table:table-cell>
          <table:table-cell office:value-type="string" calcext:value-type="string">
            <text:p>QC Original</text:p>
          </table:table-cell>
          <table:table-cell office:value-type="string" calcext:value-type="string">
            <text:p>GC Otimizado</text:p>
          </table:table-cell>
          <table:table-cell office:value-type="string" calcext:value-type="string">
            <text:p>QC Otimizado</text:p>
          </table:table-cell>
          <table:table-cell office:value-type="string" calcext:value-type="string">
            <text:p>Diff GC</text:p>
          </table:table-cell>
          <table:table-cell office:value-type="string" calcext:value-type="string">
            <text:p>Diff QC</text:p>
          </table:table-cell>
          <table:table-cell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S1-aj-e11_complete_74(81)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.tfc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.tfc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ham3tc.tfc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7.tfc</text:p>
          </table:table-cell>
          <table:table-cell office:value-type="float" office:value="88" calcext:value-type="float">
            <text:p>88</text:p>
          </table:table-cell>
          <table:table-cell office:value-type="float" office:value="8168" calcext:value-type="float">
            <text:p>8168</text:p>
          </table:table-cell>
          <table:table-cell office:value-type="float" office:value="90" calcext:value-type="float">
            <text:p>90</text:p>
          </table:table-cell>
          <table:table-cell office:value-type="float" office:value="8114" calcext:value-type="float">
            <text:p>8114</text:p>
          </table:table-cell>
          <table:table-cell office:value-type="float" office:value="-2" calcext:value-type="float">
            <text:p>-2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S1-ham7_inv.tfc</text:p>
          </table:table-cell>
          <table:table-cell office:value-type="float" office:value="481" calcext:value-type="float">
            <text:p>481</text:p>
          </table:table-cell>
          <table:table-cell office:value-type="float" office:value="58817" calcext:value-type="float">
            <text:p>58817</text:p>
          </table:table-cell>
          <table:table-cell office:value-type="float" office:value="458" calcext:value-type="float">
            <text:p>458</text:p>
          </table:table-cell>
          <table:table-cell office:value-type="float" office:value="55354" calcext:value-type="float">
            <text:p>55354</text:p>
          </table:table-cell>
          <table:table-cell office:value-type="float" office:value="23" calcext:value-type="float">
            <text:p>23</text:p>
          </table:table-cell>
          <table:table-cell office:value-type="float" office:value="3463" calcext:value-type="float">
            <text:p>3463</text:p>
          </table:table-cell>
          <table:table-cell/>
        </table:table-row>
        <table:table-row table:style-name="ro1">
          <table:table-cell office:value-type="string" calcext:value-type="string">
            <text:p>S2-ham7.tfc</text:p>
          </table:table-cell>
          <table:table-cell office:value-type="float" office:value="115" calcext:value-type="float">
            <text:p>115</text:p>
          </table:table-cell>
          <table:table-cell office:value-type="float" office:value="8591" calcext:value-type="float">
            <text:p>8591</text:p>
          </table:table-cell>
          <table:table-cell office:value-type="float" office:value="127" calcext:value-type="float">
            <text:p>127</text:p>
          </table:table-cell>
          <table:table-cell office:value-type="float" office:value="9225" calcext:value-type="float">
            <text:p>9225</text:p>
          </table:table-cell>
          <table:table-cell office:value-type="float" office:value="-12" calcext:value-type="float">
            <text:p>-12</text:p>
          </table:table-cell>
          <table:table-cell office:value-type="float" office:value="-634" calcext:value-type="float">
            <text:p>-634</text:p>
          </table:table-cell>
          <table:table-cell/>
        </table:table-row>
        <table:table-row table:style-name="ro1">
          <table:table-cell office:value-type="string" calcext:value-type="string">
            <text:p>S2-ham7_inv.tfc</text:p>
          </table:table-cell>
          <table:table-cell office:value-type="float" office:value="80" calcext:value-type="float">
            <text:p>80</text:p>
          </table:table-cell>
          <table:table-cell office:value-type="float" office:value="6512" calcext:value-type="float">
            <text:p>6512</text:p>
          </table:table-cell>
          <table:table-cell office:value-type="float" office:value="78" calcext:value-type="float">
            <text:p>78</text:p>
          </table:table-cell>
          <table:table-cell office:value-type="float" office:value="6406" calcext:value-type="float">
            <text:p>6406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hwb10-n10-gc8247-qc26084.tfc</text:p>
          </table:table-cell>
          <table:table-cell office:value-type="float" office:value="8247" calcext:value-type="float">
            <text:p>8247</text:p>
          </table:table-cell>
          <table:table-cell office:value-type="float" office:value="30107" calcext:value-type="float">
            <text:p>30107</text:p>
          </table:table-cell>
          <table:table-cell office:value-type="float" office:value="8233" calcext:value-type="float">
            <text:p>8233</text:p>
          </table:table-cell>
          <table:table-cell office:value-type="float" office:value="31141" calcext:value-type="float">
            <text:p>31141</text:p>
          </table:table-cell>
          <table:table-cell office:value-type="float" office:value="14" calcext:value-type="float">
            <text:p>14</text:p>
          </table:table-cell>
          <table:table-cell office:value-type="float" office:value="-1034" calcext:value-type="float">
            <text:p>-1034</text:p>
          </table:table-cell>
          <table:table-cell/>
        </table:table-row>
        <table:table-row table:style-name="ro1">
          <table:table-cell office:value-type="string" calcext:value-type="string">
            <text:p>hwb10-n10-gc9213-qc26906.tfc</text:p>
          </table:table-cell>
          <table:table-cell office:value-type="float" office:value="9213" calcext:value-type="float">
            <text:p>9213</text:p>
          </table:table-cell>
          <table:table-cell office:value-type="float" office:value="30929" calcext:value-type="float">
            <text:p>30929</text:p>
          </table:table-cell>
          <table:table-cell office:value-type="float" office:value="9286" calcext:value-type="float">
            <text:p>9286</text:p>
          </table:table-cell>
          <table:table-cell office:value-type="float" office:value="32836" calcext:value-type="float">
            <text:p>32836</text:p>
          </table:table-cell>
          <table:table-cell office:value-type="float" office:value="-73" calcext:value-type="float">
            <text:p>-73</text:p>
          </table:table-cell>
          <table:table-cell office:value-type="float" office:value="-1907" calcext:value-type="float">
            <text:p>-1907</text:p>
          </table:table-cell>
          <table:table-cell/>
        </table:table-row>
        <table:table-row table:style-name="ro1">
          <table:table-cell office:value-type="string" calcext:value-type="string">
            <text:p>hwb10_out.tfc</text:p>
          </table:table-cell>
          <table:table-cell office:value-type="float" office:value="7458" calcext:value-type="float">
            <text:p>7458</text:p>
          </table:table-cell>
          <table:table-cell office:value-type="float" office:value="43534" calcext:value-type="float">
            <text:p>43534</text:p>
          </table:table-cell>
          <table:table-cell office:value-type="float" office:value="7188" calcext:value-type="float">
            <text:p>7188</text:p>
          </table:table-cell>
          <table:table-cell office:value-type="float" office:value="52152" calcext:value-type="float">
            <text:p>52152</text:p>
          </table:table-cell>
          <table:table-cell office:value-type="float" office:value="270" calcext:value-type="float">
            <text:p>270</text:p>
          </table:table-cell>
          <table:table-cell office:value-type="float" office:value="-8618" calcext:value-type="float">
            <text:p>-8618</text:p>
          </table:table-cell>
          <table:table-cell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office:value-type="float" office:value="21432" calcext:value-type="float">
            <text:p>21432</text:p>
          </table:table-cell>
          <table:table-cell office:value-type="float" office:value="103956" calcext:value-type="float">
            <text:p>103956</text:p>
          </table:table-cell>
          <table:table-cell office:value-type="float" office:value="21429" calcext:value-type="float">
            <text:p>21429</text:p>
          </table:table-cell>
          <table:table-cell office:value-type="float" office:value="106067" calcext:value-type="float">
            <text:p>106067</text:p>
          </table:table-cell>
          <table:table-cell office:value-type="float" office:value="3" calcext:value-type="float">
            <text:p>3</text:p>
          </table:table-cell>
          <table:table-cell office:value-type="float" office:value="-2111" calcext:value-type="float">
            <text:p>-2111</text:p>
          </table:table-cell>
          <table:table-cell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office:value-type="float" office:value="24240" calcext:value-type="float">
            <text:p>24240</text:p>
          </table:table-cell>
          <table:table-cell office:value-type="float" office:value="106472" calcext:value-type="float">
            <text:p>106472</text:p>
          </table:table-cell>
          <table:table-cell office:value-type="float" office:value="24430" calcext:value-type="float">
            <text:p>24430</text:p>
          </table:table-cell>
          <table:table-cell office:value-type="float" office:value="110564" calcext:value-type="float">
            <text:p>110564</text:p>
          </table:table-cell>
          <table:table-cell office:value-type="float" office:value="-190" calcext:value-type="float">
            <text:p>-190</text:p>
          </table:table-cell>
          <table:table-cell office:value-type="float" office:value="-4092" calcext:value-type="float">
            <text:p>-4092</text:p>
          </table:table-cell>
          <table:table-cell/>
        </table:table-row>
        <table:table-row table:style-name="ro1">
          <table:table-cell office:value-type="string" calcext:value-type="string">
            <text:p>hwb11_out.tfc</text:p>
          </table:table-cell>
          <table:table-cell office:value-type="float" office:value="16144" calcext:value-type="float">
            <text:p>16144</text:p>
          </table:table-cell>
          <table:table-cell office:value-type="float" office:value="120388" calcext:value-type="float">
            <text:p>120388</text:p>
          </table:table-cell>
          <table:table-cell office:value-type="float" office:value="15811" calcext:value-type="float">
            <text:p>15811</text:p>
          </table:table-cell>
          <table:table-cell office:value-type="float" office:value="144613" calcext:value-type="float">
            <text:p>144613</text:p>
          </table:table-cell>
          <table:table-cell office:value-type="float" office:value="333" calcext:value-type="float">
            <text:p>333</text:p>
          </table:table-cell>
          <table:table-cell office:value-type="float" office:value="-24225" calcext:value-type="float">
            <text:p>-24225</text:p>
          </table:table-cell>
          <table:table-cell/>
        </table:table-row>
        <table:table-row table:style-name="ro1">
          <table:table-cell office:value-type="string" calcext:value-type="string">
            <text:p>S1-hwb7_15.tfc</text:p>
          </table:table-cell>
          <table:table-cell office:value-type="float" office:value="396" calcext:value-type="float">
            <text:p>396</text:p>
          </table:table-cell>
          <table:table-cell office:value-type="float" office:value="41123" calcext:value-type="float">
            <text:p>41123</text:p>
          </table:table-cell>
          <table:table-cell office:value-type="float" office:value="396" calcext:value-type="float">
            <text:p>396</text:p>
          </table:table-cell>
          <table:table-cell office:value-type="float" office:value="39958" calcext:value-type="float">
            <text:p>39958</text:p>
          </table:table-cell>
          <table:table-cell office:value-type="float" office:value="0" calcext:value-type="float">
            <text:p>0</text:p>
          </table:table-cell>
          <table:table-cell office:value-type="float" office:value="1165" calcext:value-type="float">
            <text:p>1165</text:p>
          </table:table-cell>
          <table:table-cell/>
        </table:table-row>
        <table:table-row table:style-name="ro1">
          <table:table-cell office:value-type="string" calcext:value-type="string">
            <text:p>S1-hwb7_15_inv.tfc</text:p>
          </table:table-cell>
          <table:table-cell office:value-type="float" office:value="282" calcext:value-type="float">
            <text:p>282</text:p>
          </table:table-cell>
          <table:table-cell office:value-type="float" office:value="27180" calcext:value-type="float">
            <text:p>27180</text:p>
          </table:table-cell>
          <table:table-cell office:value-type="float" office:value="283" calcext:value-type="float">
            <text:p>283</text:p>
          </table:table-cell>
          <table:table-cell office:value-type="float" office:value="26465" calcext:value-type="float">
            <text:p>26465</text:p>
          </table:table-cell>
          <table:table-cell office:value-type="float" office:value="-1" calcext:value-type="float">
            <text:p>-1</text:p>
          </table:table-cell>
          <table:table-cell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string" calcext:value-type="string">
            <text:p>S2-hwb7_15.tfc</text:p>
          </table:table-cell>
          <table:table-cell office:value-type="float" office:value="353" calcext:value-type="float">
            <text:p>353</text:p>
          </table:table-cell>
          <table:table-cell office:value-type="float" office:value="35117" calcext:value-type="float">
            <text:p>35117</text:p>
          </table:table-cell>
          <table:table-cell office:value-type="float" office:value="349" calcext:value-type="float">
            <text:p>349</text:p>
          </table:table-cell>
          <table:table-cell office:value-type="float" office:value="32901" calcext:value-type="float">
            <text:p>32901</text:p>
          </table:table-cell>
          <table:table-cell office:value-type="float" office:value="4" calcext:value-type="float">
            <text:p>4</text:p>
          </table:table-cell>
          <table:table-cell office:value-type="float" office:value="2216" calcext:value-type="float">
            <text:p>2216</text:p>
          </table:table-cell>
          <table:table-cell/>
        </table:table-row>
        <table:table-row table:style-name="ro1">
          <table:table-cell office:value-type="string" calcext:value-type="string">
            <text:p>S2-hwb7_15_inv.tfc</text:p>
          </table:table-cell>
          <table:table-cell office:value-type="float" office:value="291" calcext:value-type="float">
            <text:p>291</text:p>
          </table:table-cell>
          <table:table-cell office:value-type="float" office:value="27426" calcext:value-type="float">
            <text:p>27426</text:p>
          </table:table-cell>
          <table:table-cell office:value-type="float" office:value="290" calcext:value-type="float">
            <text:p>290</text:p>
          </table:table-cell>
          <table:table-cell office:value-type="float" office:value="26382" calcext:value-type="float">
            <text:p>26382</text:p>
          </table:table-cell>
          <table:table-cell office:value-type="float" office:value="1" calcext:value-type="float">
            <text:p>1</text:p>
          </table:table-cell>
          <table:table-cell office:value-type="float" office:value="1044" calcext:value-type="float">
            <text:p>1044</text:p>
          </table:table-cell>
          <table:table-cell/>
        </table:table-row>
        <table:table-row table:style-name="ro1">
          <table:table-cell office:value-type="string" calcext:value-type="string">
            <text:p>hwb7-236.tfc</text:p>
          </table:table-cell>
          <table:table-cell office:value-type="float" office:value="236" calcext:value-type="float">
            <text:p>236</text:p>
          </table:table-cell>
          <table:table-cell office:value-type="float" office:value="4188" calcext:value-type="float">
            <text:p>4188</text:p>
          </table:table-cell>
          <table:table-cell office:value-type="float" office:value="245" calcext:value-type="float">
            <text:p>245</text:p>
          </table:table-cell>
          <table:table-cell office:value-type="float" office:value="5589" calcext:value-type="float">
            <text:p>5589</text:p>
          </table:table-cell>
          <table:table-cell office:value-type="float" office:value="-9" calcext:value-type="float">
            <text:p>-9</text:p>
          </table:table-cell>
          <table:table-cell office:value-type="float" office:value="-1401" calcext:value-type="float">
            <text:p>-1401</text:p>
          </table:table-cell>
          <table:table-cell/>
        </table:table-row>
        <table:table-row table:style-name="ro1">
          <table:table-cell office:value-type="string" calcext:value-type="string">
            <text:p>hwb7-331-2609a.tfc</text:p>
          </table:table-cell>
          <table:table-cell office:value-type="float" office:value="331" calcext:value-type="float">
            <text:p>331</text:p>
          </table:table-cell>
          <table:table-cell office:value-type="float" office:value="2839" calcext:value-type="float">
            <text:p>2839</text:p>
          </table:table-cell>
          <table:table-cell office:value-type="float" office:value="332" calcext:value-type="float">
            <text:p>332</text:p>
          </table:table-cell>
          <table:table-cell office:value-type="float" office:value="3188" calcext:value-type="float">
            <text:p>3188</text:p>
          </table:table-cell>
          <table:table-cell office:value-type="float" office:value="-1" calcext:value-type="float">
            <text:p>-1</text:p>
          </table:table-cell>
          <table:table-cell office:value-type="float" office:value="-349" calcext:value-type="float">
            <text:p>-349</text:p>
          </table:table-cell>
          <table:table-cell/>
        </table:table-row>
        <table:table-row table:style-name="ro1">
          <table:table-cell office:value-type="string" calcext:value-type="string">
            <text:p>hwb7tc.tfc</text:p>
          </table:table-cell>
          <table:table-cell office:value-type="float" office:value="289" calcext:value-type="float">
            <text:p>289</text:p>
          </table:table-cell>
          <table:table-cell office:value-type="float" office:value="5641" calcext:value-type="float">
            <text:p>5641</text:p>
          </table:table-cell>
          <table:table-cell office:value-type="float" office:value="304" calcext:value-type="float">
            <text:p>304</text:p>
          </table:table-cell>
          <table:table-cell office:value-type="float" office:value="7696" calcext:value-type="float">
            <text:p>7696</text:p>
          </table:table-cell>
          <table:table-cell office:value-type="float" office:value="-15" calcext:value-type="float">
            <text:p>-15</text:p>
          </table:table-cell>
          <table:table-cell office:value-type="float" office:value="-2055" calcext:value-type="float">
            <text:p>-2055</text:p>
          </table:table-cell>
          <table:table-cell/>
        </table:table-row>
        <table:table-row table:style-name="ro1">
          <table:table-cell office:value-type="string" calcext:value-type="string">
            <text:p>hwb8-614-12745a.tfc</text:p>
          </table:table-cell>
          <table:table-cell office:value-type="float" office:value="614" calcext:value-type="float">
            <text:p>614</text:p>
          </table:table-cell>
          <table:table-cell office:value-type="float" office:value="17426" calcext:value-type="float">
            <text:p>17426</text:p>
          </table:table-cell>
          <table:table-cell office:value-type="float" office:value="619" calcext:value-type="float">
            <text:p>619</text:p>
          </table:table-cell>
          <table:table-cell office:value-type="float" office:value="20379" calcext:value-type="float">
            <text:p>20379</text:p>
          </table:table-cell>
          <table:table-cell office:value-type="float" office:value="-5" calcext:value-type="float">
            <text:p>-5</text:p>
          </table:table-cell>
          <table:table-cell office:value-type="float" office:value="-2953" calcext:value-type="float">
            <text:p>-2953</text:p>
          </table:table-cell>
          <table:table-cell/>
        </table:table-row>
        <table:table-row table:style-name="ro1">
          <table:table-cell office:value-type="string" calcext:value-type="string">
            <text:p>hwb8-637.tfc</text:p>
          </table:table-cell>
          <table:table-cell office:value-type="float" office:value="637" calcext:value-type="float">
            <text:p>637</text:p>
          </table:table-cell>
          <table:table-cell office:value-type="float" office:value="19305" calcext:value-type="float">
            <text:p>19305</text:p>
          </table:table-cell>
          <table:table-cell office:value-type="float" office:value="646" calcext:value-type="float">
            <text:p>646</text:p>
          </table:table-cell>
          <table:table-cell office:value-type="float" office:value="23202" calcext:value-type="float">
            <text:p>23202</text:p>
          </table:table-cell>
          <table:table-cell office:value-type="float" office:value="-9" calcext:value-type="float">
            <text:p>-9</text:p>
          </table:table-cell>
          <table:table-cell office:value-type="float" office:value="-3897" calcext:value-type="float">
            <text:p>-3897</text:p>
          </table:table-cell>
          <table:table-cell/>
        </table:table-row>
        <table:table-row table:style-name="ro1">
          <table:table-cell office:value-type="string" calcext:value-type="string">
            <text:p>hwb8-749-6197a.tfc</text:p>
          </table:table-cell>
          <table:table-cell office:value-type="float" office:value="749" calcext:value-type="float">
            <text:p>749</text:p>
          </table:table-cell>
          <table:table-cell office:value-type="float" office:value="8341" calcext:value-type="float">
            <text:p>8341</text:p>
          </table:table-cell>
          <table:table-cell office:value-type="float" office:value="746" calcext:value-type="float">
            <text:p>746</text:p>
          </table:table-cell>
          <table:table-cell office:value-type="float" office:value="9043" calcext:value-type="float">
            <text:p>9043</text:p>
          </table:table-cell>
          <table:table-cell office:value-type="float" office:value="3" calcext:value-type="float">
            <text:p>3</text:p>
          </table:table-cell>
          <table:table-cell office:value-type="float" office:value="-702" calcext:value-type="float">
            <text:p>-702</text:p>
          </table:table-cell>
          <table:table-cell/>
        </table:table-row>
        <table:table-row table:style-name="ro1">
          <table:table-cell office:value-type="string" calcext:value-type="string">
            <text:p>hwb8_2710_6940.tfc</text:p>
          </table:table-cell>
          <table:table-cell office:value-type="float" office:value="2710" calcext:value-type="float">
            <text:p>2710</text:p>
          </table:table-cell>
          <table:table-cell office:value-type="float" office:value="7738" calcext:value-type="float">
            <text:p>7738</text:p>
          </table:table-cell>
          <table:table-cell office:value-type="float" office:value="2682" calcext:value-type="float">
            <text:p>2682</text:p>
          </table:table-cell>
          <table:table-cell office:value-type="float" office:value="8030" calcext:value-type="float">
            <text:p>8030</text:p>
          </table:table-cell>
          <table:table-cell office:value-type="float" office:value="28" calcext:value-type="float">
            <text:p>28</text:p>
          </table:table-cell>
          <table:table-cell office:value-type="float" office:value="-292" calcext:value-type="float">
            <text:p>-292</text:p>
          </table:table-cell>
          <table:table-cell/>
        </table:table-row>
        <table:table-row table:style-name="ro1">
          <table:table-cell office:value-type="string" calcext:value-type="string">
            <text:p>hwb9-1541.tfc</text:p>
          </table:table-cell>
          <table:table-cell office:value-type="float" office:value="1541" calcext:value-type="float">
            <text:p>1541</text:p>
          </table:table-cell>
          <table:table-cell office:value-type="float" office:value="63613" calcext:value-type="float">
            <text:p>63613</text:p>
          </table:table-cell>
          <table:table-cell office:value-type="float" office:value="1591" calcext:value-type="float">
            <text:p>1591</text:p>
          </table:table-cell>
          <table:table-cell office:value-type="float" office:value="78839" calcext:value-type="float">
            <text:p>78839</text:p>
          </table:table-cell>
          <table:table-cell office:value-type="float" office:value="-50" calcext:value-type="float">
            <text:p>-50</text:p>
          </table:table-cell>
          <table:table-cell office:value-type="float" office:value="-15226" calcext:value-type="float">
            <text:p>-15226</text:p>
          </table:table-cell>
          <table:table-cell/>
        </table:table-row>
        <table:table-row table:style-name="ro1">
          <table:table-cell office:value-type="string" calcext:value-type="string">
            <text:p>hwb9-1544.tfc</text:p>
          </table:table-cell>
          <table:table-cell office:value-type="float" office:value="1544" calcext:value-type="float">
            <text:p>1544</text:p>
          </table:table-cell>
          <table:table-cell office:value-type="float" office:value="63668" calcext:value-type="float">
            <text:p>63668</text:p>
          </table:table-cell>
          <table:table-cell office:value-type="float" office:value="1593" calcext:value-type="float">
            <text:p>1593</text:p>
          </table:table-cell>
          <table:table-cell office:value-type="float" office:value="78921" calcext:value-type="float">
            <text:p>78921</text:p>
          </table:table-cell>
          <table:table-cell office:value-type="float" office:value="-49" calcext:value-type="float">
            <text:p>-49</text:p>
          </table:table-cell>
          <table:table-cell office:value-type="float" office:value="-15253" calcext:value-type="float">
            <text:p>-15253</text:p>
          </table:table-cell>
          <table:table-cell/>
        </table:table-row>
        <table:table-row table:style-name="ro1">
          <table:table-cell office:value-type="string" calcext:value-type="string">
            <text:p>hwb9-1959-20378a.tfc</text:p>
          </table:table-cell>
          <table:table-cell office:value-type="float" office:value="1959" calcext:value-type="float">
            <text:p>1959</text:p>
          </table:table-cell>
          <table:table-cell office:value-type="float" office:value="33599" calcext:value-type="float">
            <text:p>33599</text:p>
          </table:table-cell>
          <table:table-cell office:value-type="float" office:value="1952" calcext:value-type="float">
            <text:p>1952</text:p>
          </table:table-cell>
          <table:table-cell office:value-type="float" office:value="33758" calcext:value-type="float">
            <text:p>33758</text:p>
          </table:table-cell>
          <table:table-cell office:value-type="float" office:value="7" calcext:value-type="float">
            <text:p>7</text:p>
          </table:table-cell>
          <table:table-cell office:value-type="float" office:value="-159" calcext:value-type="float">
            <text:p>-159</text:p>
          </table:table-cell>
          <table:table-cell/>
        </table:table-row>
        <table:table-row table:style-name="ro1">
          <table:table-cell office:value-type="string" calcext:value-type="string">
            <text:p>hwb9_6563_16173.tfc</text:p>
          </table:table-cell>
          <table:table-cell office:value-type="float" office:value="6563" calcext:value-type="float">
            <text:p>6563</text:p>
          </table:table-cell>
          <table:table-cell office:value-type="float" office:value="17371" calcext:value-type="float">
            <text:p>17371</text:p>
          </table:table-cell>
          <table:table-cell office:value-type="float" office:value="6443" calcext:value-type="float">
            <text:p>6443</text:p>
          </table:table-cell>
          <table:table-cell office:value-type="float" office:value="18325" calcext:value-type="float">
            <text:p>18325</text:p>
          </table:table-cell>
          <table:table-cell office:value-type="float" office:value="120" calcext:value-type="float">
            <text:p>120</text:p>
          </table:table-cell>
          <table:table-cell office:value-type="float" office:value="-954" calcext:value-type="float">
            <text:p>-954</text:p>
          </table:table-cell>
          <table:table-cell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d5mils.tfc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-16" calcext:value-type="float">
            <text:p>-16</text:p>
          </table:table-cell>
          <table:table-cell/>
        </table:table-row>
      </table:table>
      <table:table table:name="reed_regras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GC Original</text:p>
          </table:table-cell>
          <table:table-cell office:value-type="string" calcext:value-type="string">
            <text:p>QC Original</text:p>
          </table:table-cell>
          <table:table-cell office:value-type="string" calcext:value-type="string">
            <text:p>GC Otimizado</text:p>
          </table:table-cell>
          <table:table-cell office:value-type="string" calcext:value-type="string">
            <text:p>QC Otimizado</text:p>
          </table:table-cell>
          <table:table-cell office:value-type="string" calcext:value-type="string">
            <text:p>Diff GC</text:p>
          </table:table-cell>
          <table:table-cell office:value-type="string" calcext:value-type="string">
            <text:p>Diff QC</text:p>
          </table:table-cell>
          <table:table-cell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S1-aj-e11_complete_74(81)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.tfc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7.tfc</text:p>
          </table:table-cell>
          <table:table-cell office:value-type="float" office:value="90" calcext:value-type="float">
            <text:p>90</text:p>
          </table:table-cell>
          <table:table-cell office:value-type="float" office:value="8114" calcext:value-type="float">
            <text:p>8114</text:p>
          </table:table-cell>
          <table:table-cell office:value-type="float" office:value="90" calcext:value-type="float">
            <text:p>90</text:p>
          </table:table-cell>
          <table:table-cell office:value-type="float" office:value="8114" calcext:value-type="float">
            <text:p>81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wb7_15.tfc</text:p>
          </table:table-cell>
          <table:table-cell office:value-type="float" office:value="396" calcext:value-type="float">
            <text:p>396</text:p>
          </table:table-cell>
          <table:table-cell office:value-type="float" office:value="39958" calcext:value-type="float">
            <text:p>39958</text:p>
          </table:table-cell>
          <table:table-cell office:value-type="float" office:value="396" calcext:value-type="float">
            <text:p>396</text:p>
          </table:table-cell>
          <table:table-cell office:value-type="float" office:value="39958" calcext:value-type="float">
            <text:p>3995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7_inv.tfc</text:p>
          </table:table-cell>
          <table:table-cell office:value-type="float" office:value="458" calcext:value-type="float">
            <text:p>458</text:p>
          </table:table-cell>
          <table:table-cell office:value-type="float" office:value="55354" calcext:value-type="float">
            <text:p>55354</text:p>
          </table:table-cell>
          <table:table-cell office:value-type="float" office:value="456" calcext:value-type="float">
            <text:p>456</text:p>
          </table:table-cell>
          <table:table-cell office:value-type="float" office:value="55104" calcext:value-type="float">
            <text:p>55104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.tfc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7.tfc</text:p>
          </table:table-cell>
          <table:table-cell office:value-type="float" office:value="127" calcext:value-type="float">
            <text:p>127</text:p>
          </table:table-cell>
          <table:table-cell office:value-type="float" office:value="9225" calcext:value-type="float">
            <text:p>9225</text:p>
          </table:table-cell>
          <table:table-cell office:value-type="float" office:value="127" calcext:value-type="float">
            <text:p>127</text:p>
          </table:table-cell>
          <table:table-cell office:value-type="float" office:value="9225" calcext:value-type="float">
            <text:p>922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7_inv.tfc</text:p>
          </table:table-cell>
          <table:table-cell office:value-type="float" office:value="78" calcext:value-type="float">
            <text:p>78</text:p>
          </table:table-cell>
          <table:table-cell office:value-type="float" office:value="6406" calcext:value-type="float">
            <text:p>6406</text:p>
          </table:table-cell>
          <table:table-cell office:value-type="float" office:value="78" calcext:value-type="float">
            <text:p>78</text:p>
          </table:table-cell>
          <table:table-cell office:value-type="float" office:value="6406" calcext:value-type="float">
            <text:p>640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wb7_15_inv.tfc</text:p>
          </table:table-cell>
          <table:table-cell office:value-type="float" office:value="283" calcext:value-type="float">
            <text:p>283</text:p>
          </table:table-cell>
          <table:table-cell office:value-type="float" office:value="26465" calcext:value-type="float">
            <text:p>26465</text:p>
          </table:table-cell>
          <table:table-cell office:value-type="float" office:value="283" calcext:value-type="float">
            <text:p>283</text:p>
          </table:table-cell>
          <table:table-cell office:value-type="float" office:value="26465" calcext:value-type="float">
            <text:p>2646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wb7_15_inv.tfc</text:p>
          </table:table-cell>
          <table:table-cell office:value-type="float" office:value="290" calcext:value-type="float">
            <text:p>290</text:p>
          </table:table-cell>
          <table:table-cell office:value-type="float" office:value="26382" calcext:value-type="float">
            <text:p>26382</text:p>
          </table:table-cell>
          <table:table-cell office:value-type="float" office:value="290" calcext:value-type="float">
            <text:p>290</text:p>
          </table:table-cell>
          <table:table-cell office:value-type="float" office:value="26382" calcext:value-type="float">
            <text:p>2638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m3tc.tfc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wb7_15.tfc</text:p>
          </table:table-cell>
          <table:table-cell office:value-type="float" office:value="349" calcext:value-type="float">
            <text:p>349</text:p>
          </table:table-cell>
          <table:table-cell office:value-type="float" office:value="32901" calcext:value-type="float">
            <text:p>32901</text:p>
          </table:table-cell>
          <table:table-cell office:value-type="float" office:value="347" calcext:value-type="float">
            <text:p>347</text:p>
          </table:table-cell>
          <table:table-cell office:value-type="float" office:value="32651" calcext:value-type="float">
            <text:p>32651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hwb10-n10-gc8247-qc26084.tfc</text:p>
          </table:table-cell>
          <table:table-cell office:value-type="float" office:value="8233" calcext:value-type="float">
            <text:p>8233</text:p>
          </table:table-cell>
          <table:table-cell office:value-type="float" office:value="31141" calcext:value-type="float">
            <text:p>31141</text:p>
          </table:table-cell>
          <table:table-cell office:value-type="float" office:value="8225" calcext:value-type="float">
            <text:p>8225</text:p>
          </table:table-cell>
          <table:table-cell office:value-type="float" office:value="31155" calcext:value-type="float">
            <text:p>31155</text:p>
          </table:table-cell>
          <table:table-cell office:value-type="float" office:value="8" calcext:value-type="float">
            <text:p>8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string" calcext:value-type="string">
            <text:p>hwb10_out.tfc</text:p>
          </table:table-cell>
          <table:table-cell office:value-type="float" office:value="7188" calcext:value-type="float">
            <text:p>7188</text:p>
          </table:table-cell>
          <table:table-cell office:value-type="float" office:value="52152" calcext:value-type="float">
            <text:p>52152</text:p>
          </table:table-cell>
          <table:table-cell office:value-type="float" office:value="6630" calcext:value-type="float">
            <text:p>6630</text:p>
          </table:table-cell>
          <table:table-cell office:value-type="float" office:value="52006" calcext:value-type="float">
            <text:p>52006</text:p>
          </table:table-cell>
          <table:table-cell office:value-type="float" office:value="558" calcext:value-type="float">
            <text:p>558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office:value-type="float" office:value="21429" calcext:value-type="float">
            <text:p>21429</text:p>
          </table:table-cell>
          <table:table-cell office:value-type="float" office:value="106067" calcext:value-type="float">
            <text:p>106067</text:p>
          </table:table-cell>
          <table:table-cell office:value-type="float" office:value="21397" calcext:value-type="float">
            <text:p>21397</text:p>
          </table:table-cell>
          <table:table-cell office:value-type="float" office:value="106169" calcext:value-type="float">
            <text:p>106169</text:p>
          </table:table-cell>
          <table:table-cell office:value-type="float" office:value="32" calcext:value-type="float">
            <text:p>32</text:p>
          </table:table-cell>
          <table:table-cell office:value-type="float" office:value="-102" calcext:value-type="float">
            <text:p>-102</text:p>
          </table:table-cell>
          <table:table-cell/>
        </table:table-row>
        <table:table-row table:style-name="ro1">
          <table:table-cell office:value-type="string" calcext:value-type="string">
            <text:p>hwb10-n10-gc9213-qc26906.tfc</text:p>
          </table:table-cell>
          <table:table-cell office:value-type="float" office:value="9286" calcext:value-type="float">
            <text:p>9286</text:p>
          </table:table-cell>
          <table:table-cell office:value-type="float" office:value="32836" calcext:value-type="float">
            <text:p>32836</text:p>
          </table:table-cell>
          <table:table-cell office:value-type="float" office:value="8398" calcext:value-type="float">
            <text:p>8398</text:p>
          </table:table-cell>
          <table:table-cell office:value-type="float" office:value="32050" calcext:value-type="float">
            <text:p>32050</text:p>
          </table:table-cell>
          <table:table-cell office:value-type="float" office:value="888" calcext:value-type="float">
            <text:p>888</text:p>
          </table:table-cell>
          <table:table-cell office:value-type="float" office:value="786" calcext:value-type="float">
            <text:p>786</text:p>
          </table:table-cell>
          <table:table-cell/>
        </table:table-row>
        <table:table-row table:style-name="ro1">
          <table:table-cell office:value-type="string" calcext:value-type="string">
            <text:p>hwb11_out.tfc</text:p>
          </table:table-cell>
          <table:table-cell office:value-type="float" office:value="15811" calcext:value-type="float">
            <text:p>15811</text:p>
          </table:table-cell>
          <table:table-cell office:value-type="float" office:value="144613" calcext:value-type="float">
            <text:p>144613</text:p>
          </table:table-cell>
          <table:table-cell office:value-type="float" office:value="14745" calcext:value-type="float">
            <text:p>14745</text:p>
          </table:table-cell>
          <table:table-cell office:value-type="float" office:value="144389" calcext:value-type="float">
            <text:p>144389</text:p>
          </table:table-cell>
          <table:table-cell office:value-type="float" office:value="1066" calcext:value-type="float">
            <text:p>1066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string" calcext:value-type="string">
            <text:p>hwb7-236.tfc</text:p>
          </table:table-cell>
          <table:table-cell office:value-type="float" office:value="245" calcext:value-type="float">
            <text:p>245</text:p>
          </table:table-cell>
          <table:table-cell office:value-type="float" office:value="5589" calcext:value-type="float">
            <text:p>5589</text:p>
          </table:table-cell>
          <table:table-cell office:value-type="float" office:value="245" calcext:value-type="float">
            <text:p>245</text:p>
          </table:table-cell>
          <table:table-cell office:value-type="float" office:value="5589" calcext:value-type="float">
            <text:p>558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7-331-2609a.tfc</text:p>
          </table:table-cell>
          <table:table-cell office:value-type="float" office:value="332" calcext:value-type="float">
            <text:p>332</text:p>
          </table:table-cell>
          <table:table-cell office:value-type="float" office:value="3188" calcext:value-type="float">
            <text:p>3188</text:p>
          </table:table-cell>
          <table:table-cell office:value-type="float" office:value="332" calcext:value-type="float">
            <text:p>332</text:p>
          </table:table-cell>
          <table:table-cell office:value-type="float" office:value="3188" calcext:value-type="float">
            <text:p>318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7tc.tfc</text:p>
          </table:table-cell>
          <table:table-cell office:value-type="float" office:value="304" calcext:value-type="float">
            <text:p>304</text:p>
          </table:table-cell>
          <table:table-cell office:value-type="float" office:value="7696" calcext:value-type="float">
            <text:p>7696</text:p>
          </table:table-cell>
          <table:table-cell office:value-type="float" office:value="304" calcext:value-type="float">
            <text:p>304</text:p>
          </table:table-cell>
          <table:table-cell office:value-type="float" office:value="7696" calcext:value-type="float">
            <text:p>769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8-614-12745a.tfc</text:p>
          </table:table-cell>
          <table:table-cell office:value-type="float" office:value="619" calcext:value-type="float">
            <text:p>619</text:p>
          </table:table-cell>
          <table:table-cell office:value-type="float" office:value="20379" calcext:value-type="float">
            <text:p>20379</text:p>
          </table:table-cell>
          <table:table-cell office:value-type="float" office:value="619" calcext:value-type="float">
            <text:p>619</text:p>
          </table:table-cell>
          <table:table-cell office:value-type="float" office:value="20379" calcext:value-type="float">
            <text:p>2037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8-637.tfc</text:p>
          </table:table-cell>
          <table:table-cell office:value-type="float" office:value="646" calcext:value-type="float">
            <text:p>646</text:p>
          </table:table-cell>
          <table:table-cell office:value-type="float" office:value="23202" calcext:value-type="float">
            <text:p>23202</text:p>
          </table:table-cell>
          <table:table-cell office:value-type="float" office:value="644" calcext:value-type="float">
            <text:p>644</text:p>
          </table:table-cell>
          <table:table-cell office:value-type="float" office:value="23200" calcext:value-type="float">
            <text:p>2320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wb8-749-6197a.tfc</text:p>
          </table:table-cell>
          <table:table-cell office:value-type="float" office:value="746" calcext:value-type="float">
            <text:p>746</text:p>
          </table:table-cell>
          <table:table-cell office:value-type="float" office:value="9043" calcext:value-type="float">
            <text:p>9043</text:p>
          </table:table-cell>
          <table:table-cell office:value-type="float" office:value="736" calcext:value-type="float">
            <text:p>736</text:p>
          </table:table-cell>
          <table:table-cell office:value-type="float" office:value="9037" calcext:value-type="float">
            <text:p>903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wb8_2710_6940.tfc</text:p>
          </table:table-cell>
          <table:table-cell office:value-type="float" office:value="2682" calcext:value-type="float">
            <text:p>2682</text:p>
          </table:table-cell>
          <table:table-cell office:value-type="float" office:value="8030" calcext:value-type="float">
            <text:p>8030</text:p>
          </table:table-cell>
          <table:table-cell office:value-type="float" office:value="2618" calcext:value-type="float">
            <text:p>2618</text:p>
          </table:table-cell>
          <table:table-cell office:value-type="float" office:value="7966" calcext:value-type="float">
            <text:p>7966</text:p>
          </table:table-cell>
          <table:table-cell table:number-columns-repeated="2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hwb9-1541.tfc</text:p>
          </table:table-cell>
          <table:table-cell office:value-type="float" office:value="1591" calcext:value-type="float">
            <text:p>1591</text:p>
          </table:table-cell>
          <table:table-cell office:value-type="float" office:value="78839" calcext:value-type="float">
            <text:p>78839</text:p>
          </table:table-cell>
          <table:table-cell office:value-type="float" office:value="1591" calcext:value-type="float">
            <text:p>1591</text:p>
          </table:table-cell>
          <table:table-cell office:value-type="float" office:value="78839" calcext:value-type="float">
            <text:p>7883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9-1544.tfc</text:p>
          </table:table-cell>
          <table:table-cell office:value-type="float" office:value="1593" calcext:value-type="float">
            <text:p>1593</text:p>
          </table:table-cell>
          <table:table-cell office:value-type="float" office:value="78921" calcext:value-type="float">
            <text:p>78921</text:p>
          </table:table-cell>
          <table:table-cell office:value-type="float" office:value="1593" calcext:value-type="float">
            <text:p>1593</text:p>
          </table:table-cell>
          <table:table-cell office:value-type="float" office:value="78921" calcext:value-type="float">
            <text:p>789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9-1959-20378a.tfc</text:p>
          </table:table-cell>
          <table:table-cell office:value-type="float" office:value="1952" calcext:value-type="float">
            <text:p>1952</text:p>
          </table:table-cell>
          <table:table-cell office:value-type="float" office:value="33758" calcext:value-type="float">
            <text:p>33758</text:p>
          </table:table-cell>
          <table:table-cell office:value-type="float" office:value="1948" calcext:value-type="float">
            <text:p>1948</text:p>
          </table:table-cell>
          <table:table-cell office:value-type="float" office:value="33754" calcext:value-type="float">
            <text:p>33754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wb9_6563_16173.tfc</text:p>
          </table:table-cell>
          <table:table-cell office:value-type="float" office:value="6443" calcext:value-type="float">
            <text:p>6443</text:p>
          </table:table-cell>
          <table:table-cell office:value-type="float" office:value="18325" calcext:value-type="float">
            <text:p>18325</text:p>
          </table:table-cell>
          <table:table-cell office:value-type="float" office:value="6303" calcext:value-type="float">
            <text:p>6303</text:p>
          </table:table-cell>
          <table:table-cell office:value-type="float" office:value="18187" calcext:value-type="float">
            <text:p>18187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mod5mils.tfc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office:value-type="float" office:value="24430" calcext:value-type="float">
            <text:p>24430</text:p>
          </table:table-cell>
          <table:table-cell office:value-type="float" office:value="110564" calcext:value-type="float">
            <text:p>110564</text:p>
          </table:table-cell>
          <table:table-cell office:value-type="float" office:value="21810" calcext:value-type="float">
            <text:p>21810</text:p>
          </table:table-cell>
          <table:table-cell office:value-type="float" office:value="108264" calcext:value-type="float">
            <text:p>108264</text:p>
          </table:table-cell>
          <table:table-cell office:value-type="float" office:value="2620" calcext:value-type="float">
            <text:p>2620</text:p>
          </table:table-cell>
          <table:table-cell office:value-type="float" office:value="2300" calcext:value-type="float">
            <text:p>2300</text:p>
          </table:table-cell>
          <table:table-cell/>
        </table:table-row>
      </table:table>
      <table:table table:name="reed_regras_otimos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GC Original</text:p>
          </table:table-cell>
          <table:table-cell office:value-type="string" calcext:value-type="string">
            <text:p>QC Original</text:p>
          </table:table-cell>
          <table:table-cell office:value-type="string" calcext:value-type="string">
            <text:p>GC Otimizado</text:p>
          </table:table-cell>
          <table:table-cell office:value-type="string" calcext:value-type="string">
            <text:p>QC Otimizado</text:p>
          </table:table-cell>
          <table:table-cell office:value-type="string" calcext:value-type="string">
            <text:p>Diff GC</text:p>
          </table:table-cell>
          <table:table-cell office:value-type="string" calcext:value-type="string">
            <text:p>Diff QC</text:p>
          </table:table-cell>
          <table:table-cell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aj-e11_complete_74(81)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.tfc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1-ham7.tfc</text:p>
          </table:table-cell>
          <table:table-cell office:value-type="float" office:value="90" calcext:value-type="float">
            <text:p>90</text:p>
          </table:table-cell>
          <table:table-cell office:value-type="float" office:value="8114" calcext:value-type="float">
            <text:p>8114</text:p>
          </table:table-cell>
          <table:table-cell office:value-type="float" office:value="87" calcext:value-type="float">
            <text:p>87</text:p>
          </table:table-cell>
          <table:table-cell office:value-type="float" office:value="8111" calcext:value-type="float">
            <text:p>8111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1-hwb7_15.tfc</text:p>
          </table:table-cell>
          <table:table-cell office:value-type="float" office:value="396" calcext:value-type="float">
            <text:p>396</text:p>
          </table:table-cell>
          <table:table-cell office:value-type="float" office:value="39958" calcext:value-type="float">
            <text:p>39958</text:p>
          </table:table-cell>
          <table:table-cell office:value-type="float" office:value="395" calcext:value-type="float">
            <text:p>395</text:p>
          </table:table-cell>
          <table:table-cell office:value-type="float" office:value="38505" calcext:value-type="float">
            <text:p>38505</text:p>
          </table:table-cell>
          <table:table-cell office:value-type="float" office:value="1" calcext:value-type="float">
            <text:p>1</text:p>
          </table:table-cell>
          <table:table-cell office:value-type="float" office:value="1453" calcext:value-type="float">
            <text:p>1453</text:p>
          </table:table-cell>
          <table:table-cell/>
        </table:table-row>
        <table:table-row table:style-name="ro1">
          <table:table-cell office:value-type="string" calcext:value-type="string">
            <text:p>S1-ham7_inv.tfc</text:p>
          </table:table-cell>
          <table:table-cell office:value-type="float" office:value="456" calcext:value-type="float">
            <text:p>456</text:p>
          </table:table-cell>
          <table:table-cell office:value-type="float" office:value="55104" calcext:value-type="float">
            <text:p>55104</text:p>
          </table:table-cell>
          <table:table-cell office:value-type="float" office:value="448" calcext:value-type="float">
            <text:p>448</text:p>
          </table:table-cell>
          <table:table-cell office:value-type="float" office:value="51802" calcext:value-type="float">
            <text:p>51802</text:p>
          </table:table-cell>
          <table:table-cell office:value-type="float" office:value="8" calcext:value-type="float">
            <text:p>8</text:p>
          </table:table-cell>
          <table:table-cell office:value-type="float" office:value="3302" calcext:value-type="float">
            <text:p>3302</text:p>
          </table:table-cell>
          <table:table-cell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.tfc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2-ham7.tfc</text:p>
          </table:table-cell>
          <table:table-cell office:value-type="float" office:value="127" calcext:value-type="float">
            <text:p>127</text:p>
          </table:table-cell>
          <table:table-cell office:value-type="float" office:value="9225" calcext:value-type="float">
            <text:p>9225</text:p>
          </table:table-cell>
          <table:table-cell office:value-type="float" office:value="119" calcext:value-type="float">
            <text:p>119</text:p>
          </table:table-cell>
          <table:table-cell office:value-type="float" office:value="7929" calcext:value-type="float">
            <text:p>7929</text:p>
          </table:table-cell>
          <table:table-cell office:value-type="float" office:value="8" calcext:value-type="float">
            <text:p>8</text:p>
          </table:table-cell>
          <table:table-cell office:value-type="float" office:value="1296" calcext:value-type="float">
            <text:p>1296</text:p>
          </table:table-cell>
          <table:table-cell/>
        </table:table-row>
        <table:table-row table:style-name="ro1">
          <table:table-cell office:value-type="string" calcext:value-type="string">
            <text:p>S2-ham7_inv.tfc</text:p>
          </table:table-cell>
          <table:table-cell office:value-type="float" office:value="78" calcext:value-type="float">
            <text:p>78</text:p>
          </table:table-cell>
          <table:table-cell office:value-type="float" office:value="6406" calcext:value-type="float">
            <text:p>6406</text:p>
          </table:table-cell>
          <table:table-cell office:value-type="float" office:value="75" calcext:value-type="float">
            <text:p>75</text:p>
          </table:table-cell>
          <table:table-cell office:value-type="float" office:value="5335" calcext:value-type="float">
            <text:p>5335</text:p>
          </table:table-cell>
          <table:table-cell office:value-type="float" office:value="3" calcext:value-type="float">
            <text:p>3</text:p>
          </table:table-cell>
          <table:table-cell office:value-type="float" office:value="1071" calcext:value-type="float">
            <text:p>1071</text:p>
          </table:table-cell>
          <table:table-cell/>
        </table:table-row>
        <table:table-row table:style-name="ro1">
          <table:table-cell office:value-type="string" calcext:value-type="string">
            <text:p>S1-hwb7_15_inv.tfc</text:p>
          </table:table-cell>
          <table:table-cell office:value-type="float" office:value="283" calcext:value-type="float">
            <text:p>283</text:p>
          </table:table-cell>
          <table:table-cell office:value-type="float" office:value="26465" calcext:value-type="float">
            <text:p>26465</text:p>
          </table:table-cell>
          <table:table-cell office:value-type="float" office:value="283" calcext:value-type="float">
            <text:p>283</text:p>
          </table:table-cell>
          <table:table-cell office:value-type="float" office:value="25485" calcext:value-type="float">
            <text:p>25485</text:p>
          </table:table-cell>
          <table:table-cell office:value-type="float" office:value="0" calcext:value-type="float">
            <text:p>0</text:p>
          </table:table-cell>
          <table:table-cell office:value-type="float" office:value="980" calcext:value-type="float">
            <text:p>980</text:p>
          </table:table-cell>
          <table:table-cell/>
        </table:table-row>
        <table:table-row table:style-name="ro1">
          <table:table-cell office:value-type="string" calcext:value-type="string">
            <text:p>S2-hwb7_15_inv.tfc</text:p>
          </table:table-cell>
          <table:table-cell office:value-type="float" office:value="290" calcext:value-type="float">
            <text:p>290</text:p>
          </table:table-cell>
          <table:table-cell office:value-type="float" office:value="26382" calcext:value-type="float">
            <text:p>26382</text:p>
          </table:table-cell>
          <table:table-cell office:value-type="float" office:value="286" calcext:value-type="float">
            <text:p>286</text:p>
          </table:table-cell>
          <table:table-cell office:value-type="float" office:value="24519" calcext:value-type="float">
            <text:p>24519</text:p>
          </table:table-cell>
          <table:table-cell office:value-type="float" office:value="4" calcext:value-type="float">
            <text:p>4</text:p>
          </table:table-cell>
          <table:table-cell office:value-type="float" office:value="1863" calcext:value-type="float">
            <text:p>1863</text:p>
          </table:table-cell>
          <table:table-cell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ham3tc.tfc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string" calcext:value-type="string">
            <text:p>S2-hwb7_15.tfc</text:p>
          </table:table-cell>
          <table:table-cell office:value-type="float" office:value="347" calcext:value-type="float">
            <text:p>347</text:p>
          </table:table-cell>
          <table:table-cell office:value-type="float" office:value="32651" calcext:value-type="float">
            <text:p>32651</text:p>
          </table:table-cell>
          <table:table-cell office:value-type="float" office:value="337" calcext:value-type="float">
            <text:p>337</text:p>
          </table:table-cell>
          <table:table-cell office:value-type="float" office:value="29973" calcext:value-type="float">
            <text:p>29973</text:p>
          </table:table-cell>
          <table:table-cell office:value-type="float" office:value="10" calcext:value-type="float">
            <text:p>10</text:p>
          </table:table-cell>
          <table:table-cell office:value-type="float" office:value="2678" calcext:value-type="float">
            <text:p>2678</text:p>
          </table:table-cell>
          <table:table-cell/>
        </table:table-row>
        <table:table-row table:style-name="ro1">
          <table:table-cell office:value-type="string" calcext:value-type="string">
            <text:p>hwb10-n10-gc8247-qc26084.tfc</text:p>
          </table:table-cell>
          <table:table-cell office:value-type="float" office:value="8225" calcext:value-type="float">
            <text:p>8225</text:p>
          </table:table-cell>
          <table:table-cell office:value-type="float" office:value="31155" calcext:value-type="float">
            <text:p>31155</text:p>
          </table:table-cell>
          <table:table-cell office:value-type="float" office:value="8138" calcext:value-type="float">
            <text:p>8138</text:p>
          </table:table-cell>
          <table:table-cell office:value-type="float" office:value="30760" calcext:value-type="float">
            <text:p>30760</text:p>
          </table:table-cell>
          <table:table-cell office:value-type="float" office:value="87" calcext:value-type="float">
            <text:p>87</text:p>
          </table:table-cell>
          <table:table-cell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string" calcext:value-type="string">
            <text:p>hwb10-n10-gc9213-qc26906.tfc</text:p>
          </table:table-cell>
          <table:table-cell office:value-type="float" office:value="8398" calcext:value-type="float">
            <text:p>8398</text:p>
          </table:table-cell>
          <table:table-cell office:value-type="float" office:value="32050" calcext:value-type="float">
            <text:p>32050</text:p>
          </table:table-cell>
          <table:table-cell office:value-type="float" office:value="8311" calcext:value-type="float">
            <text:p>8311</text:p>
          </table:table-cell>
          <table:table-cell office:value-type="float" office:value="31605" calcext:value-type="float">
            <text:p>31605</text:p>
          </table:table-cell>
          <table:table-cell office:value-type="float" office:value="87" calcext:value-type="float">
            <text:p>87</text:p>
          </table:table-cell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string" calcext:value-type="string">
            <text:p>hwb10_out.tfc</text:p>
          </table:table-cell>
          <table:table-cell office:value-type="float" office:value="6630" calcext:value-type="float">
            <text:p>6630</text:p>
          </table:table-cell>
          <table:table-cell office:value-type="float" office:value="52006" calcext:value-type="float">
            <text:p>52006</text:p>
          </table:table-cell>
          <table:table-cell office:value-type="float" office:value="6447" calcext:value-type="float">
            <text:p>6447</text:p>
          </table:table-cell>
          <table:table-cell office:value-type="float" office:value="45221" calcext:value-type="float">
            <text:p>45221</text:p>
          </table:table-cell>
          <table:table-cell office:value-type="float" office:value="183" calcext:value-type="float">
            <text:p>183</text:p>
          </table:table-cell>
          <table:table-cell office:value-type="float" office:value="6785" calcext:value-type="float">
            <text:p>6785</text:p>
          </table:table-cell>
          <table:table-cell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office:value-type="float" office:value="21397" calcext:value-type="float">
            <text:p>21397</text:p>
          </table:table-cell>
          <table:table-cell office:value-type="float" office:value="106169" calcext:value-type="float">
            <text:p>106169</text:p>
          </table:table-cell>
          <table:table-cell office:value-type="float" office:value="21197" calcext:value-type="float">
            <text:p>21197</text:p>
          </table:table-cell>
          <table:table-cell office:value-type="float" office:value="106160" calcext:value-type="float">
            <text:p>106160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office:value-type="float" office:value="21810" calcext:value-type="float">
            <text:p>21810</text:p>
          </table:table-cell>
          <table:table-cell office:value-type="float" office:value="108264" calcext:value-type="float">
            <text:p>108264</text:p>
          </table:table-cell>
          <table:table-cell office:value-type="float" office:value="21610" calcext:value-type="float">
            <text:p>21610</text:p>
          </table:table-cell>
          <table:table-cell office:value-type="float" office:value="108157" calcext:value-type="float">
            <text:p>108157</text:p>
          </table:table-cell>
          <table:table-cell office:value-type="float" office:value="200" calcext:value-type="float">
            <text:p>200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hwb7-236.tfc</text:p>
          </table:table-cell>
          <table:table-cell office:value-type="float" office:value="245" calcext:value-type="float">
            <text:p>245</text:p>
          </table:table-cell>
          <table:table-cell office:value-type="float" office:value="5589" calcext:value-type="float">
            <text:p>5589</text:p>
          </table:table-cell>
          <table:table-cell office:value-type="float" office:value="243" calcext:value-type="float">
            <text:p>243</text:p>
          </table:table-cell>
          <table:table-cell office:value-type="float" office:value="5215" calcext:value-type="float">
            <text:p>5215</text:p>
          </table:table-cell>
          <table:table-cell office:value-type="float" office:value="2" calcext:value-type="float">
            <text:p>2</text:p>
          </table:table-cell>
          <table:table-cell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string" calcext:value-type="string">
            <text:p>hwb7-331-2609a.tfc</text:p>
          </table:table-cell>
          <table:table-cell office:value-type="float" office:value="332" calcext:value-type="float">
            <text:p>332</text:p>
          </table:table-cell>
          <table:table-cell office:value-type="float" office:value="3188" calcext:value-type="float">
            <text:p>3188</text:p>
          </table:table-cell>
          <table:table-cell office:value-type="float" office:value="330" calcext:value-type="float">
            <text:p>330</text:p>
          </table:table-cell>
          <table:table-cell office:value-type="float" office:value="2990" calcext:value-type="float">
            <text:p>2990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string" calcext:value-type="string">
            <text:p>hwb7tc.tfc</text:p>
          </table:table-cell>
          <table:table-cell office:value-type="float" office:value="304" calcext:value-type="float">
            <text:p>304</text:p>
          </table:table-cell>
          <table:table-cell office:value-type="float" office:value="7696" calcext:value-type="float">
            <text:p>7696</text:p>
          </table:table-cell>
          <table:table-cell office:value-type="float" office:value="302" calcext:value-type="float">
            <text:p>302</text:p>
          </table:table-cell>
          <table:table-cell office:value-type="float" office:value="7390" calcext:value-type="float">
            <text:p>7390</text:p>
          </table:table-cell>
          <table:table-cell office:value-type="float" office:value="2" calcext:value-type="float">
            <text:p>2</text:p>
          </table:table-cell>
          <table:table-cell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string" calcext:value-type="string">
            <text:p>hwb8-614-12745a.tfc</text:p>
          </table:table-cell>
          <table:table-cell office:value-type="float" office:value="619" calcext:value-type="float">
            <text:p>619</text:p>
          </table:table-cell>
          <table:table-cell office:value-type="float" office:value="20379" calcext:value-type="float">
            <text:p>20379</text:p>
          </table:table-cell>
          <table:table-cell office:value-type="float" office:value="618" calcext:value-type="float">
            <text:p>618</text:p>
          </table:table-cell>
          <table:table-cell office:value-type="float" office:value="20118" calcext:value-type="float">
            <text:p>20118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string" calcext:value-type="string">
            <text:p>hwb8-637.tfc</text:p>
          </table:table-cell>
          <table:table-cell office:value-type="float" office:value="644" calcext:value-type="float">
            <text:p>644</text:p>
          </table:table-cell>
          <table:table-cell office:value-type="float" office:value="23200" calcext:value-type="float">
            <text:p>23200</text:p>
          </table:table-cell>
          <table:table-cell office:value-type="float" office:value="643" calcext:value-type="float">
            <text:p>643</text:p>
          </table:table-cell>
          <table:table-cell office:value-type="float" office:value="21911" calcext:value-type="float">
            <text:p>21911</text:p>
          </table:table-cell>
          <table:table-cell office:value-type="float" office:value="1" calcext:value-type="float">
            <text:p>1</text:p>
          </table:table-cell>
          <table:table-cell office:value-type="float" office:value="1289" calcext:value-type="float">
            <text:p>1289</text:p>
          </table:table-cell>
          <table:table-cell/>
        </table:table-row>
        <table:table-row table:style-name="ro1">
          <table:table-cell office:value-type="string" calcext:value-type="string">
            <text:p>hwb8-749-6197a.tfc</text:p>
          </table:table-cell>
          <table:table-cell office:value-type="float" office:value="736" calcext:value-type="float">
            <text:p>736</text:p>
          </table:table-cell>
          <table:table-cell office:value-type="float" office:value="9037" calcext:value-type="float">
            <text:p>9037</text:p>
          </table:table-cell>
          <table:table-cell office:value-type="float" office:value="735" calcext:value-type="float">
            <text:p>735</text:p>
          </table:table-cell>
          <table:table-cell office:value-type="float" office:value="9044" calcext:value-type="float">
            <text:p>9044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string" calcext:value-type="string">
            <text:p>hwb8_2710_6940.tfc</text:p>
          </table:table-cell>
          <table:table-cell office:value-type="float" office:value="2618" calcext:value-type="float">
            <text:p>2618</text:p>
          </table:table-cell>
          <table:table-cell office:value-type="float" office:value="7966" calcext:value-type="float">
            <text:p>7966</text:p>
          </table:table-cell>
          <table:table-cell office:value-type="float" office:value="2565" calcext:value-type="float">
            <text:p>2565</text:p>
          </table:table-cell>
          <table:table-cell office:value-type="float" office:value="8085" calcext:value-type="float">
            <text:p>8085</text:p>
          </table:table-cell>
          <table:table-cell office:value-type="float" office:value="53" calcext:value-type="float">
            <text:p>53</text:p>
          </table:table-cell>
          <table:table-cell office:value-type="float" office:value="-119" calcext:value-type="float">
            <text:p>-119</text:p>
          </table:table-cell>
          <table:table-cell/>
        </table:table-row>
        <table:table-row table:style-name="ro1">
          <table:table-cell office:value-type="string" calcext:value-type="string">
            <text:p>hwb9-1541.tfc</text:p>
          </table:table-cell>
          <table:table-cell office:value-type="float" office:value="1591" calcext:value-type="float">
            <text:p>1591</text:p>
          </table:table-cell>
          <table:table-cell office:value-type="float" office:value="78839" calcext:value-type="float">
            <text:p>78839</text:p>
          </table:table-cell>
          <table:table-cell office:value-type="float" office:value="1588" calcext:value-type="float">
            <text:p>1588</text:p>
          </table:table-cell>
          <table:table-cell office:value-type="float" office:value="75992" calcext:value-type="float">
            <text:p>75992</text:p>
          </table:table-cell>
          <table:table-cell office:value-type="float" office:value="3" calcext:value-type="float">
            <text:p>3</text:p>
          </table:table-cell>
          <table:table-cell office:value-type="float" office:value="2847" calcext:value-type="float">
            <text:p>2847</text:p>
          </table:table-cell>
          <table:table-cell/>
        </table:table-row>
        <table:table-row table:style-name="ro1">
          <table:table-cell office:value-type="string" calcext:value-type="string">
            <text:p>hwb9-1544.tfc</text:p>
          </table:table-cell>
          <table:table-cell office:value-type="float" office:value="1593" calcext:value-type="float">
            <text:p>1593</text:p>
          </table:table-cell>
          <table:table-cell office:value-type="float" office:value="78921" calcext:value-type="float">
            <text:p>78921</text:p>
          </table:table-cell>
          <table:table-cell office:value-type="float" office:value="1590" calcext:value-type="float">
            <text:p>1590</text:p>
          </table:table-cell>
          <table:table-cell office:value-type="float" office:value="76042" calcext:value-type="float">
            <text:p>76042</text:p>
          </table:table-cell>
          <table:table-cell office:value-type="float" office:value="3" calcext:value-type="float">
            <text:p>3</text:p>
          </table:table-cell>
          <table:table-cell office:value-type="float" office:value="2879" calcext:value-type="float">
            <text:p>2879</text:p>
          </table:table-cell>
          <table:table-cell/>
        </table:table-row>
        <table:table-row table:style-name="ro1">
          <table:table-cell office:value-type="string" calcext:value-type="string">
            <text:p>hwb9-1959-20378a.tfc</text:p>
          </table:table-cell>
          <table:table-cell office:value-type="float" office:value="1948" calcext:value-type="float">
            <text:p>1948</text:p>
          </table:table-cell>
          <table:table-cell office:value-type="float" office:value="33754" calcext:value-type="float">
            <text:p>33754</text:p>
          </table:table-cell>
          <table:table-cell office:value-type="float" office:value="1948" calcext:value-type="float">
            <text:p>1948</text:p>
          </table:table-cell>
          <table:table-cell office:value-type="float" office:value="33842" calcext:value-type="float">
            <text:p>33842</text:p>
          </table:table-cell>
          <table:table-cell office:value-type="float" office:value="0" calcext:value-type="float">
            <text:p>0</text:p>
          </table:table-cell>
          <table:table-cell office:value-type="float" office:value="-88" calcext:value-type="float">
            <text:p>-88</text:p>
          </table:table-cell>
          <table:table-cell/>
        </table:table-row>
        <table:table-row table:style-name="ro1">
          <table:table-cell office:value-type="string" calcext:value-type="string">
            <text:p>hwb9_6563_16173.tfc</text:p>
          </table:table-cell>
          <table:table-cell office:value-type="float" office:value="6303" calcext:value-type="float">
            <text:p>6303</text:p>
          </table:table-cell>
          <table:table-cell office:value-type="float" office:value="18187" calcext:value-type="float">
            <text:p>18187</text:p>
          </table:table-cell>
          <table:table-cell office:value-type="float" office:value="6201" calcext:value-type="float">
            <text:p>6201</text:p>
          </table:table-cell>
          <table:table-cell office:value-type="float" office:value="18085" calcext:value-type="float">
            <text:p>18085</text:p>
          </table:table-cell>
          <table:table-cell table:number-columns-repeated="2"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mod5mils.tfc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wb11_out.tfc</text:p>
          </table:table-cell>
          <table:table-cell office:value-type="float" office:value="14745" calcext:value-type="float">
            <text:p>14745</text:p>
          </table:table-cell>
          <table:table-cell office:value-type="float" office:value="144389" calcext:value-type="float">
            <text:p>144389</text:p>
          </table:table-cell>
          <table:table-cell office:value-type="float" office:value="14370" calcext:value-type="float">
            <text:p>14370</text:p>
          </table:table-cell>
          <table:table-cell office:value-type="float" office:value="122634" calcext:value-type="float">
            <text:p>122634</text:p>
          </table:table-cell>
          <table:table-cell office:value-type="float" office:value="375" calcext:value-type="float">
            <text:p>375</text:p>
          </table:table-cell>
          <table:table-cell office:value-type="float" office:value="21755" calcext:value-type="float">
            <text:p>21755</text:p>
          </table:table-cell>
          <table:table-cell/>
        </table:table-row>
      </table:table>
      <table:table table:name="reed_otimos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GC Original</text:p>
          </table:table-cell>
          <table:table-cell office:value-type="string" calcext:value-type="string">
            <text:p>QC Original</text:p>
          </table:table-cell>
          <table:table-cell office:value-type="string" calcext:value-type="string">
            <text:p>GC Otimizado</text:p>
          </table:table-cell>
          <table:table-cell office:value-type="string" calcext:value-type="string">
            <text:p>QC Otimizado</text:p>
          </table:table-cell>
          <table:table-cell office:value-type="string" calcext:value-type="string">
            <text:p>Diff GC</text:p>
          </table:table-cell>
          <table:table-cell office:value-type="string" calcext:value-type="string">
            <text:p>Diff QC</text:p>
          </table:table-cell>
          <table:table-cell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S1-aj-e11_complete_74(81)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.tfc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S1-ham7.tfc</text:p>
          </table:table-cell>
          <table:table-cell office:value-type="float" office:value="90" calcext:value-type="float">
            <text:p>90</text:p>
          </table:table-cell>
          <table:table-cell office:value-type="float" office:value="8114" calcext:value-type="float">
            <text:p>8114</text:p>
          </table:table-cell>
          <table:table-cell office:value-type="float" office:value="87" calcext:value-type="float">
            <text:p>87</text:p>
          </table:table-cell>
          <table:table-cell office:value-type="float" office:value="8111" calcext:value-type="float">
            <text:p>8111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1-hwb7_15.tfc</text:p>
          </table:table-cell>
          <table:table-cell office:value-type="float" office:value="396" calcext:value-type="float">
            <text:p>396</text:p>
          </table:table-cell>
          <table:table-cell office:value-type="float" office:value="39958" calcext:value-type="float">
            <text:p>39958</text:p>
          </table:table-cell>
          <table:table-cell office:value-type="float" office:value="395" calcext:value-type="float">
            <text:p>395</text:p>
          </table:table-cell>
          <table:table-cell office:value-type="float" office:value="38505" calcext:value-type="float">
            <text:p>38505</text:p>
          </table:table-cell>
          <table:table-cell office:value-type="float" office:value="1" calcext:value-type="float">
            <text:p>1</text:p>
          </table:table-cell>
          <table:table-cell office:value-type="float" office:value="1453" calcext:value-type="float">
            <text:p>1453</text:p>
          </table:table-cell>
          <table:table-cell/>
        </table:table-row>
        <table:table-row table:style-name="ro1">
          <table:table-cell office:value-type="string" calcext:value-type="string">
            <text:p>S1-ham7_inv.tfc</text:p>
          </table:table-cell>
          <table:table-cell office:value-type="float" office:value="458" calcext:value-type="float">
            <text:p>458</text:p>
          </table:table-cell>
          <table:table-cell office:value-type="float" office:value="55354" calcext:value-type="float">
            <text:p>55354</text:p>
          </table:table-cell>
          <table:table-cell office:value-type="float" office:value="448" calcext:value-type="float">
            <text:p>448</text:p>
          </table:table-cell>
          <table:table-cell office:value-type="float" office:value="51802" calcext:value-type="float">
            <text:p>51802</text:p>
          </table:table-cell>
          <table:table-cell office:value-type="float" office:value="10" calcext:value-type="float">
            <text:p>10</text:p>
          </table:table-cell>
          <table:table-cell office:value-type="float" office:value="3552" calcext:value-type="float">
            <text:p>3552</text:p>
          </table:table-cell>
          <table:table-cell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.tfc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2-ham7.tfc</text:p>
          </table:table-cell>
          <table:table-cell office:value-type="float" office:value="127" calcext:value-type="float">
            <text:p>127</text:p>
          </table:table-cell>
          <table:table-cell office:value-type="float" office:value="9225" calcext:value-type="float">
            <text:p>9225</text:p>
          </table:table-cell>
          <table:table-cell office:value-type="float" office:value="119" calcext:value-type="float">
            <text:p>119</text:p>
          </table:table-cell>
          <table:table-cell office:value-type="float" office:value="7929" calcext:value-type="float">
            <text:p>7929</text:p>
          </table:table-cell>
          <table:table-cell office:value-type="float" office:value="8" calcext:value-type="float">
            <text:p>8</text:p>
          </table:table-cell>
          <table:table-cell office:value-type="float" office:value="1296" calcext:value-type="float">
            <text:p>1296</text:p>
          </table:table-cell>
          <table:table-cell/>
        </table:table-row>
        <table:table-row table:style-name="ro1">
          <table:table-cell office:value-type="string" calcext:value-type="string">
            <text:p>S2-ham7_inv.tfc</text:p>
          </table:table-cell>
          <table:table-cell office:value-type="float" office:value="78" calcext:value-type="float">
            <text:p>78</text:p>
          </table:table-cell>
          <table:table-cell office:value-type="float" office:value="6406" calcext:value-type="float">
            <text:p>6406</text:p>
          </table:table-cell>
          <table:table-cell office:value-type="float" office:value="75" calcext:value-type="float">
            <text:p>75</text:p>
          </table:table-cell>
          <table:table-cell office:value-type="float" office:value="5335" calcext:value-type="float">
            <text:p>5335</text:p>
          </table:table-cell>
          <table:table-cell office:value-type="float" office:value="3" calcext:value-type="float">
            <text:p>3</text:p>
          </table:table-cell>
          <table:table-cell office:value-type="float" office:value="1071" calcext:value-type="float">
            <text:p>1071</text:p>
          </table:table-cell>
          <table:table-cell/>
        </table:table-row>
        <table:table-row table:style-name="ro1">
          <table:table-cell office:value-type="string" calcext:value-type="string">
            <text:p>S1-hwb7_15_inv.tfc</text:p>
          </table:table-cell>
          <table:table-cell office:value-type="float" office:value="283" calcext:value-type="float">
            <text:p>283</text:p>
          </table:table-cell>
          <table:table-cell office:value-type="float" office:value="26465" calcext:value-type="float">
            <text:p>26465</text:p>
          </table:table-cell>
          <table:table-cell office:value-type="float" office:value="283" calcext:value-type="float">
            <text:p>283</text:p>
          </table:table-cell>
          <table:table-cell office:value-type="float" office:value="25485" calcext:value-type="float">
            <text:p>25485</text:p>
          </table:table-cell>
          <table:table-cell office:value-type="float" office:value="0" calcext:value-type="float">
            <text:p>0</text:p>
          </table:table-cell>
          <table:table-cell office:value-type="float" office:value="980" calcext:value-type="float">
            <text:p>980</text:p>
          </table:table-cell>
          <table:table-cell/>
        </table:table-row>
        <table:table-row table:style-name="ro1">
          <table:table-cell office:value-type="string" calcext:value-type="string">
            <text:p>S2-hwb7_15_inv.tfc</text:p>
          </table:table-cell>
          <table:table-cell office:value-type="float" office:value="290" calcext:value-type="float">
            <text:p>290</text:p>
          </table:table-cell>
          <table:table-cell office:value-type="float" office:value="26382" calcext:value-type="float">
            <text:p>26382</text:p>
          </table:table-cell>
          <table:table-cell office:value-type="float" office:value="286" calcext:value-type="float">
            <text:p>286</text:p>
          </table:table-cell>
          <table:table-cell office:value-type="float" office:value="24519" calcext:value-type="float">
            <text:p>24519</text:p>
          </table:table-cell>
          <table:table-cell office:value-type="float" office:value="4" calcext:value-type="float">
            <text:p>4</text:p>
          </table:table-cell>
          <table:table-cell office:value-type="float" office:value="1863" calcext:value-type="float">
            <text:p>1863</text:p>
          </table:table-cell>
          <table:table-cell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ham3tc.tfc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string" calcext:value-type="string">
            <text:p>S2-hwb7_15.tfc</text:p>
          </table:table-cell>
          <table:table-cell office:value-type="float" office:value="349" calcext:value-type="float">
            <text:p>349</text:p>
          </table:table-cell>
          <table:table-cell office:value-type="float" office:value="32901" calcext:value-type="float">
            <text:p>32901</text:p>
          </table:table-cell>
          <table:table-cell office:value-type="float" office:value="337" calcext:value-type="float">
            <text:p>337</text:p>
          </table:table-cell>
          <table:table-cell office:value-type="float" office:value="29973" calcext:value-type="float">
            <text:p>29973</text:p>
          </table:table-cell>
          <table:table-cell office:value-type="float" office:value="12" calcext:value-type="float">
            <text:p>12</text:p>
          </table:table-cell>
          <table:table-cell office:value-type="float" office:value="2928" calcext:value-type="float">
            <text:p>2928</text:p>
          </table:table-cell>
          <table:table-cell/>
        </table:table-row>
        <table:table-row table:style-name="ro1">
          <table:table-cell office:value-type="string" calcext:value-type="string">
            <text:p>hwb10-n10-gc8247-qc26084.tfc</text:p>
          </table:table-cell>
          <table:table-cell office:value-type="float" office:value="8233" calcext:value-type="float">
            <text:p>8233</text:p>
          </table:table-cell>
          <table:table-cell office:value-type="float" office:value="31141" calcext:value-type="float">
            <text:p>31141</text:p>
          </table:table-cell>
          <table:table-cell office:value-type="float" office:value="8147" calcext:value-type="float">
            <text:p>8147</text:p>
          </table:table-cell>
          <table:table-cell office:value-type="float" office:value="30769" calcext:value-type="float">
            <text:p>30769</text:p>
          </table:table-cell>
          <table:table-cell office:value-type="float" office:value="86" calcext:value-type="float">
            <text:p>86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string" calcext:value-type="string">
            <text:p>hwb10-n10-gc9213-qc26906.tfc</text:p>
          </table:table-cell>
          <table:table-cell office:value-type="float" office:value="9286" calcext:value-type="float">
            <text:p>9286</text:p>
          </table:table-cell>
          <table:table-cell office:value-type="float" office:value="32836" calcext:value-type="float">
            <text:p>32836</text:p>
          </table:table-cell>
          <table:table-cell office:value-type="float" office:value="9192" calcext:value-type="float">
            <text:p>9192</text:p>
          </table:table-cell>
          <table:table-cell office:value-type="float" office:value="32390" calcext:value-type="float">
            <text:p>32390</text:p>
          </table:table-cell>
          <table:table-cell office:value-type="float" office:value="94" calcext:value-type="float">
            <text:p>94</text:p>
          </table:table-cell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string" calcext:value-type="string">
            <text:p>hwb10_out.tfc</text:p>
          </table:table-cell>
          <table:table-cell office:value-type="float" office:value="7188" calcext:value-type="float">
            <text:p>7188</text:p>
          </table:table-cell>
          <table:table-cell office:value-type="float" office:value="52152" calcext:value-type="float">
            <text:p>52152</text:p>
          </table:table-cell>
          <table:table-cell office:value-type="float" office:value="6892" calcext:value-type="float">
            <text:p>6892</text:p>
          </table:table-cell>
          <table:table-cell office:value-type="float" office:value="45354" calcext:value-type="float">
            <text:p>45354</text:p>
          </table:table-cell>
          <table:table-cell office:value-type="float" office:value="296" calcext:value-type="float">
            <text:p>296</text:p>
          </table:table-cell>
          <table:table-cell office:value-type="float" office:value="6798" calcext:value-type="float">
            <text:p>6798</text:p>
          </table:table-cell>
          <table:table-cell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office:value-type="float" office:value="21429" calcext:value-type="float">
            <text:p>21429</text:p>
          </table:table-cell>
          <table:table-cell office:value-type="float" office:value="106067" calcext:value-type="float">
            <text:p>106067</text:p>
          </table:table-cell>
          <table:table-cell office:value-type="float" office:value="21235" calcext:value-type="float">
            <text:p>21235</text:p>
          </table:table-cell>
          <table:table-cell office:value-type="float" office:value="106126" calcext:value-type="float">
            <text:p>106126</text:p>
          </table:table-cell>
          <table:table-cell office:value-type="float" office:value="194" calcext:value-type="float">
            <text:p>194</text:p>
          </table:table-cell>
          <table:table-cell office:value-type="float" office:value="-59" calcext:value-type="float">
            <text:p>-59</text:p>
          </table:table-cell>
          <table:table-cell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office:value-type="float" office:value="24430" calcext:value-type="float">
            <text:p>24430</text:p>
          </table:table-cell>
          <table:table-cell office:value-type="float" office:value="110564" calcext:value-type="float">
            <text:p>110564</text:p>
          </table:table-cell>
          <table:table-cell office:value-type="float" office:value="24224" calcext:value-type="float">
            <text:p>24224</text:p>
          </table:table-cell>
          <table:table-cell office:value-type="float" office:value="110507" calcext:value-type="float">
            <text:p>110507</text:p>
          </table:table-cell>
          <table:table-cell office:value-type="float" office:value="206" calcext:value-type="float">
            <text:p>206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hwb7-236.tfc</text:p>
          </table:table-cell>
          <table:table-cell office:value-type="float" office:value="245" calcext:value-type="float">
            <text:p>245</text:p>
          </table:table-cell>
          <table:table-cell office:value-type="float" office:value="5589" calcext:value-type="float">
            <text:p>5589</text:p>
          </table:table-cell>
          <table:table-cell office:value-type="float" office:value="243" calcext:value-type="float">
            <text:p>243</text:p>
          </table:table-cell>
          <table:table-cell office:value-type="float" office:value="5215" calcext:value-type="float">
            <text:p>5215</text:p>
          </table:table-cell>
          <table:table-cell office:value-type="float" office:value="2" calcext:value-type="float">
            <text:p>2</text:p>
          </table:table-cell>
          <table:table-cell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string" calcext:value-type="string">
            <text:p>hwb7-331-2609a.tfc</text:p>
          </table:table-cell>
          <table:table-cell office:value-type="float" office:value="332" calcext:value-type="float">
            <text:p>332</text:p>
          </table:table-cell>
          <table:table-cell office:value-type="float" office:value="3188" calcext:value-type="float">
            <text:p>3188</text:p>
          </table:table-cell>
          <table:table-cell office:value-type="float" office:value="330" calcext:value-type="float">
            <text:p>330</text:p>
          </table:table-cell>
          <table:table-cell office:value-type="float" office:value="2990" calcext:value-type="float">
            <text:p>2990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string" calcext:value-type="string">
            <text:p>hwb7tc.tfc</text:p>
          </table:table-cell>
          <table:table-cell office:value-type="float" office:value="304" calcext:value-type="float">
            <text:p>304</text:p>
          </table:table-cell>
          <table:table-cell office:value-type="float" office:value="7696" calcext:value-type="float">
            <text:p>7696</text:p>
          </table:table-cell>
          <table:table-cell office:value-type="float" office:value="302" calcext:value-type="float">
            <text:p>302</text:p>
          </table:table-cell>
          <table:table-cell office:value-type="float" office:value="7390" calcext:value-type="float">
            <text:p>7390</text:p>
          </table:table-cell>
          <table:table-cell office:value-type="float" office:value="2" calcext:value-type="float">
            <text:p>2</text:p>
          </table:table-cell>
          <table:table-cell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string" calcext:value-type="string">
            <text:p>hwb8-614-12745a.tfc</text:p>
          </table:table-cell>
          <table:table-cell office:value-type="float" office:value="619" calcext:value-type="float">
            <text:p>619</text:p>
          </table:table-cell>
          <table:table-cell office:value-type="float" office:value="20379" calcext:value-type="float">
            <text:p>20379</text:p>
          </table:table-cell>
          <table:table-cell office:value-type="float" office:value="618" calcext:value-type="float">
            <text:p>618</text:p>
          </table:table-cell>
          <table:table-cell office:value-type="float" office:value="20118" calcext:value-type="float">
            <text:p>20118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string" calcext:value-type="string">
            <text:p>hwb8-637.tfc</text:p>
          </table:table-cell>
          <table:table-cell office:value-type="float" office:value="646" calcext:value-type="float">
            <text:p>646</text:p>
          </table:table-cell>
          <table:table-cell office:value-type="float" office:value="23202" calcext:value-type="float">
            <text:p>23202</text:p>
          </table:table-cell>
          <table:table-cell office:value-type="float" office:value="645" calcext:value-type="float">
            <text:p>645</text:p>
          </table:table-cell>
          <table:table-cell office:value-type="float" office:value="21913" calcext:value-type="float">
            <text:p>21913</text:p>
          </table:table-cell>
          <table:table-cell office:value-type="float" office:value="1" calcext:value-type="float">
            <text:p>1</text:p>
          </table:table-cell>
          <table:table-cell office:value-type="float" office:value="1289" calcext:value-type="float">
            <text:p>1289</text:p>
          </table:table-cell>
          <table:table-cell/>
        </table:table-row>
        <table:table-row table:style-name="ro1">
          <table:table-cell office:value-type="string" calcext:value-type="string">
            <text:p>hwb8-749-6197a.tfc</text:p>
          </table:table-cell>
          <table:table-cell office:value-type="float" office:value="746" calcext:value-type="float">
            <text:p>746</text:p>
          </table:table-cell>
          <table:table-cell office:value-type="float" office:value="9043" calcext:value-type="float">
            <text:p>9043</text:p>
          </table:table-cell>
          <table:table-cell office:value-type="float" office:value="743" calcext:value-type="float">
            <text:p>743</text:p>
          </table:table-cell>
          <table:table-cell office:value-type="float" office:value="9052" calcext:value-type="float">
            <text:p>9052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string" calcext:value-type="string">
            <text:p>hwb8_2710_6940.tfc</text:p>
          </table:table-cell>
          <table:table-cell office:value-type="float" office:value="2682" calcext:value-type="float">
            <text:p>2682</text:p>
          </table:table-cell>
          <table:table-cell office:value-type="float" office:value="8030" calcext:value-type="float">
            <text:p>8030</text:p>
          </table:table-cell>
          <table:table-cell office:value-type="float" office:value="2626" calcext:value-type="float">
            <text:p>2626</text:p>
          </table:table-cell>
          <table:table-cell office:value-type="float" office:value="8148" calcext:value-type="float">
            <text:p>8148</text:p>
          </table:table-cell>
          <table:table-cell office:value-type="float" office:value="56" calcext:value-type="float">
            <text:p>56</text:p>
          </table:table-cell>
          <table:table-cell office:value-type="float" office:value="-118" calcext:value-type="float">
            <text:p>-118</text:p>
          </table:table-cell>
          <table:table-cell/>
        </table:table-row>
        <table:table-row table:style-name="ro1">
          <table:table-cell office:value-type="string" calcext:value-type="string">
            <text:p>hwb9-1541.tfc</text:p>
          </table:table-cell>
          <table:table-cell office:value-type="float" office:value="1591" calcext:value-type="float">
            <text:p>1591</text:p>
          </table:table-cell>
          <table:table-cell office:value-type="float" office:value="78839" calcext:value-type="float">
            <text:p>78839</text:p>
          </table:table-cell>
          <table:table-cell office:value-type="float" office:value="1588" calcext:value-type="float">
            <text:p>1588</text:p>
          </table:table-cell>
          <table:table-cell office:value-type="float" office:value="75992" calcext:value-type="float">
            <text:p>75992</text:p>
          </table:table-cell>
          <table:table-cell office:value-type="float" office:value="3" calcext:value-type="float">
            <text:p>3</text:p>
          </table:table-cell>
          <table:table-cell office:value-type="float" office:value="2847" calcext:value-type="float">
            <text:p>2847</text:p>
          </table:table-cell>
          <table:table-cell/>
        </table:table-row>
        <table:table-row table:style-name="ro1">
          <table:table-cell office:value-type="string" calcext:value-type="string">
            <text:p>hwb9-1544.tfc</text:p>
          </table:table-cell>
          <table:table-cell office:value-type="float" office:value="1593" calcext:value-type="float">
            <text:p>1593</text:p>
          </table:table-cell>
          <table:table-cell office:value-type="float" office:value="78921" calcext:value-type="float">
            <text:p>78921</text:p>
          </table:table-cell>
          <table:table-cell office:value-type="float" office:value="1590" calcext:value-type="float">
            <text:p>1590</text:p>
          </table:table-cell>
          <table:table-cell office:value-type="float" office:value="76042" calcext:value-type="float">
            <text:p>76042</text:p>
          </table:table-cell>
          <table:table-cell office:value-type="float" office:value="3" calcext:value-type="float">
            <text:p>3</text:p>
          </table:table-cell>
          <table:table-cell office:value-type="float" office:value="2879" calcext:value-type="float">
            <text:p>2879</text:p>
          </table:table-cell>
          <table:table-cell/>
        </table:table-row>
        <table:table-row table:style-name="ro1">
          <table:table-cell office:value-type="string" calcext:value-type="string">
            <text:p>hwb9-1959-20378a.tfc</text:p>
          </table:table-cell>
          <table:table-cell office:value-type="float" office:value="1952" calcext:value-type="float">
            <text:p>1952</text:p>
          </table:table-cell>
          <table:table-cell office:value-type="float" office:value="33758" calcext:value-type="float">
            <text:p>33758</text:p>
          </table:table-cell>
          <table:table-cell office:value-type="float" office:value="1951" calcext:value-type="float">
            <text:p>1951</text:p>
          </table:table-cell>
          <table:table-cell office:value-type="float" office:value="33843" calcext:value-type="float">
            <text:p>33843</text:p>
          </table:table-cell>
          <table:table-cell office:value-type="float" office:value="1" calcext:value-type="float">
            <text:p>1</text:p>
          </table:table-cell>
          <table:table-cell office:value-type="float" office:value="-85" calcext:value-type="float">
            <text:p>-85</text:p>
          </table:table-cell>
          <table:table-cell/>
        </table:table-row>
        <table:table-row table:style-name="ro1">
          <table:table-cell office:value-type="string" calcext:value-type="string">
            <text:p>hwb9_6563_16173.tfc</text:p>
          </table:table-cell>
          <table:table-cell office:value-type="float" office:value="6443" calcext:value-type="float">
            <text:p>6443</text:p>
          </table:table-cell>
          <table:table-cell office:value-type="float" office:value="18325" calcext:value-type="float">
            <text:p>18325</text:p>
          </table:table-cell>
          <table:table-cell office:value-type="float" office:value="6339" calcext:value-type="float">
            <text:p>6339</text:p>
          </table:table-cell>
          <table:table-cell office:value-type="float" office:value="18225" calcext:value-type="float">
            <text:p>18225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od5mils.tfc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wb11_out.tfc</text:p>
          </table:table-cell>
          <table:table-cell office:value-type="float" office:value="15811" calcext:value-type="float">
            <text:p>15811</text:p>
          </table:table-cell>
          <table:table-cell office:value-type="float" office:value="144613" calcext:value-type="float">
            <text:p>144613</text:p>
          </table:table-cell>
          <table:table-cell office:value-type="float" office:value="15219" calcext:value-type="float">
            <text:p>15219</text:p>
          </table:table-cell>
          <table:table-cell office:value-type="float" office:value="122908" calcext:value-type="float">
            <text:p>122908</text:p>
          </table:table-cell>
          <table:table-cell office:value-type="float" office:value="592" calcext:value-type="float">
            <text:p>592</text:p>
          </table:table-cell>
          <table:table-cell office:value-type="float" office:value="21705" calcext:value-type="float">
            <text:p>21705</text:p>
          </table:table-cell>
          <table:table-cell/>
        </table:table-row>
      </table:table>
      <table:table table:name="reed_otimos_regras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GC Original</text:p>
          </table:table-cell>
          <table:table-cell office:value-type="string" calcext:value-type="string">
            <text:p>QC Original</text:p>
          </table:table-cell>
          <table:table-cell office:value-type="string" calcext:value-type="string">
            <text:p>GC Otimizado</text:p>
          </table:table-cell>
          <table:table-cell office:value-type="string" calcext:value-type="string">
            <text:p>QC Otimizado</text:p>
          </table:table-cell>
          <table:table-cell office:value-type="string" calcext:value-type="string">
            <text:p>Diff GC</text:p>
          </table:table-cell>
          <table:table-cell office:value-type="string" calcext:value-type="string">
            <text:p>Diff QC</text:p>
          </table:table-cell>
          <table:table-cell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S1-aj-e11_complete_74(81).tfc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7.tfc</text:p>
          </table:table-cell>
          <table:table-cell office:value-type="float" office:value="87" calcext:value-type="float">
            <text:p>87</text:p>
          </table:table-cell>
          <table:table-cell office:value-type="float" office:value="8111" calcext:value-type="float">
            <text:p>8111</text:p>
          </table:table-cell>
          <table:table-cell office:value-type="float" office:value="87" calcext:value-type="float">
            <text:p>87</text:p>
          </table:table-cell>
          <table:table-cell office:value-type="float" office:value="8111" calcext:value-type="float">
            <text:p>81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wb7_15.tfc</text:p>
          </table:table-cell>
          <table:table-cell office:value-type="float" office:value="395" calcext:value-type="float">
            <text:p>395</text:p>
          </table:table-cell>
          <table:table-cell office:value-type="float" office:value="38505" calcext:value-type="float">
            <text:p>38505</text:p>
          </table:table-cell>
          <table:table-cell office:value-type="float" office:value="395" calcext:value-type="float">
            <text:p>395</text:p>
          </table:table-cell>
          <table:table-cell office:value-type="float" office:value="38505" calcext:value-type="float">
            <text:p>3850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7_inv.tfc</text:p>
          </table:table-cell>
          <table:table-cell office:value-type="float" office:value="448" calcext:value-type="float">
            <text:p>448</text:p>
          </table:table-cell>
          <table:table-cell office:value-type="float" office:value="51802" calcext:value-type="float">
            <text:p>51802</text:p>
          </table:table-cell>
          <table:table-cell office:value-type="float" office:value="448" calcext:value-type="float">
            <text:p>448</text:p>
          </table:table-cell>
          <table:table-cell office:value-type="float" office:value="51802" calcext:value-type="float">
            <text:p>5180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7.tfc</text:p>
          </table:table-cell>
          <table:table-cell office:value-type="float" office:value="119" calcext:value-type="float">
            <text:p>119</text:p>
          </table:table-cell>
          <table:table-cell office:value-type="float" office:value="7929" calcext:value-type="float">
            <text:p>7929</text:p>
          </table:table-cell>
          <table:table-cell office:value-type="float" office:value="119" calcext:value-type="float">
            <text:p>119</text:p>
          </table:table-cell>
          <table:table-cell office:value-type="float" office:value="7929" calcext:value-type="float">
            <text:p>792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7_inv.tfc</text:p>
          </table:table-cell>
          <table:table-cell office:value-type="float" office:value="75" calcext:value-type="float">
            <text:p>75</text:p>
          </table:table-cell>
          <table:table-cell office:value-type="float" office:value="5335" calcext:value-type="float">
            <text:p>5335</text:p>
          </table:table-cell>
          <table:table-cell office:value-type="float" office:value="75" calcext:value-type="float">
            <text:p>75</text:p>
          </table:table-cell>
          <table:table-cell office:value-type="float" office:value="5335" calcext:value-type="float">
            <text:p>533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wb7_15_inv.tfc</text:p>
          </table:table-cell>
          <table:table-cell office:value-type="float" office:value="283" calcext:value-type="float">
            <text:p>283</text:p>
          </table:table-cell>
          <table:table-cell office:value-type="float" office:value="25485" calcext:value-type="float">
            <text:p>25485</text:p>
          </table:table-cell>
          <table:table-cell office:value-type="float" office:value="283" calcext:value-type="float">
            <text:p>283</text:p>
          </table:table-cell>
          <table:table-cell office:value-type="float" office:value="25485" calcext:value-type="float">
            <text:p>2548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wb7_15_inv.tfc</text:p>
          </table:table-cell>
          <table:table-cell office:value-type="float" office:value="286" calcext:value-type="float">
            <text:p>286</text:p>
          </table:table-cell>
          <table:table-cell office:value-type="float" office:value="24519" calcext:value-type="float">
            <text:p>24519</text:p>
          </table:table-cell>
          <table:table-cell office:value-type="float" office:value="286" calcext:value-type="float">
            <text:p>286</text:p>
          </table:table-cell>
          <table:table-cell office:value-type="float" office:value="24519" calcext:value-type="float">
            <text:p>2451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wb7_15.tfc</text:p>
          </table:table-cell>
          <table:table-cell office:value-type="float" office:value="337" calcext:value-type="float">
            <text:p>337</text:p>
          </table:table-cell>
          <table:table-cell office:value-type="float" office:value="29973" calcext:value-type="float">
            <text:p>29973</text:p>
          </table:table-cell>
          <table:table-cell office:value-type="float" office:value="335" calcext:value-type="float">
            <text:p>335</text:p>
          </table:table-cell>
          <table:table-cell office:value-type="float" office:value="29723" calcext:value-type="float">
            <text:p>29723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ham3tc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10-n10-gc8247-qc26084.tfc</text:p>
          </table:table-cell>
          <table:table-cell office:value-type="float" office:value="8147" calcext:value-type="float">
            <text:p>8147</text:p>
          </table:table-cell>
          <table:table-cell office:value-type="float" office:value="30769" calcext:value-type="float">
            <text:p>30769</text:p>
          </table:table-cell>
          <table:table-cell office:value-type="float" office:value="8143" calcext:value-type="float">
            <text:p>8143</text:p>
          </table:table-cell>
          <table:table-cell office:value-type="float" office:value="30773" calcext:value-type="float">
            <text:p>30773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string" calcext:value-type="string">
            <text:p>hwb10_out.tfc</text:p>
          </table:table-cell>
          <table:table-cell office:value-type="float" office:value="6892" calcext:value-type="float">
            <text:p>6892</text:p>
          </table:table-cell>
          <table:table-cell office:value-type="float" office:value="45354" calcext:value-type="float">
            <text:p>45354</text:p>
          </table:table-cell>
          <table:table-cell office:value-type="float" office:value="6528" calcext:value-type="float">
            <text:p>6528</text:p>
          </table:table-cell>
          <table:table-cell office:value-type="float" office:value="44977" calcext:value-type="float">
            <text:p>44977</text:p>
          </table:table-cell>
          <table:table-cell office:value-type="float" office:value="364" calcext:value-type="float">
            <text:p>364</text:p>
          </table:table-cell>
          <table:table-cell office:value-type="float" office:value="377" calcext:value-type="float">
            <text:p>377</text:p>
          </table:table-cell>
          <table:table-cell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office:value-type="float" office:value="21235" calcext:value-type="float">
            <text:p>21235</text:p>
          </table:table-cell>
          <table:table-cell office:value-type="float" office:value="106126" calcext:value-type="float">
            <text:p>106126</text:p>
          </table:table-cell>
          <table:table-cell office:value-type="float" office:value="21195" calcext:value-type="float">
            <text:p>21195</text:p>
          </table:table-cell>
          <table:table-cell office:value-type="float" office:value="106176" calcext:value-type="float">
            <text:p>106176</text:p>
          </table:table-cell>
          <table:table-cell office:value-type="float" office:value="40" calcext:value-type="float">
            <text:p>40</text:p>
          </table:table-cell>
          <table:table-cell office:value-type="float" office:value="-50" calcext:value-type="float">
            <text:p>-50</text:p>
          </table:table-cell>
          <table:table-cell/>
        </table:table-row>
        <table:table-row table:style-name="ro1">
          <table:table-cell office:value-type="string" calcext:value-type="string">
            <text:p>hwb10-n10-gc9213-qc26906.tfc</text:p>
          </table:table-cell>
          <table:table-cell office:value-type="float" office:value="9192" calcext:value-type="float">
            <text:p>9192</text:p>
          </table:table-cell>
          <table:table-cell office:value-type="float" office:value="32390" calcext:value-type="float">
            <text:p>32390</text:p>
          </table:table-cell>
          <table:table-cell office:value-type="float" office:value="8330" calcext:value-type="float">
            <text:p>8330</text:p>
          </table:table-cell>
          <table:table-cell office:value-type="float" office:value="31602" calcext:value-type="float">
            <text:p>31602</text:p>
          </table:table-cell>
          <table:table-cell office:value-type="float" office:value="862" calcext:value-type="float">
            <text:p>862</text:p>
          </table:table-cell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string" calcext:value-type="string">
            <text:p>hwb11_out.tfc</text:p>
          </table:table-cell>
          <table:table-cell office:value-type="float" office:value="15219" calcext:value-type="float">
            <text:p>15219</text:p>
          </table:table-cell>
          <table:table-cell office:value-type="float" office:value="122908" calcext:value-type="float">
            <text:p>122908</text:p>
          </table:table-cell>
          <table:table-cell office:value-type="float" office:value="14477" calcext:value-type="float">
            <text:p>14477</text:p>
          </table:table-cell>
          <table:table-cell office:value-type="float" office:value="122220" calcext:value-type="float">
            <text:p>122220</text:p>
          </table:table-cell>
          <table:table-cell office:value-type="float" office:value="742" calcext:value-type="float">
            <text:p>742</text:p>
          </table:table-cell>
          <table:table-cell office:value-type="float" office:value="688" calcext:value-type="float">
            <text:p>688</text:p>
          </table:table-cell>
          <table:table-cell/>
        </table:table-row>
        <table:table-row table:style-name="ro1">
          <table:table-cell office:value-type="string" calcext:value-type="string">
            <text:p>hwb7-236.tfc</text:p>
          </table:table-cell>
          <table:table-cell office:value-type="float" office:value="243" calcext:value-type="float">
            <text:p>243</text:p>
          </table:table-cell>
          <table:table-cell office:value-type="float" office:value="5215" calcext:value-type="float">
            <text:p>5215</text:p>
          </table:table-cell>
          <table:table-cell office:value-type="float" office:value="243" calcext:value-type="float">
            <text:p>243</text:p>
          </table:table-cell>
          <table:table-cell office:value-type="float" office:value="5215" calcext:value-type="float">
            <text:p>52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7-331-2609a.tfc</text:p>
          </table:table-cell>
          <table:table-cell office:value-type="float" office:value="330" calcext:value-type="float">
            <text:p>330</text:p>
          </table:table-cell>
          <table:table-cell office:value-type="float" office:value="2990" calcext:value-type="float">
            <text:p>2990</text:p>
          </table:table-cell>
          <table:table-cell office:value-type="float" office:value="330" calcext:value-type="float">
            <text:p>330</text:p>
          </table:table-cell>
          <table:table-cell office:value-type="float" office:value="2990" calcext:value-type="float">
            <text:p>299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7tc.tfc</text:p>
          </table:table-cell>
          <table:table-cell office:value-type="float" office:value="302" calcext:value-type="float">
            <text:p>302</text:p>
          </table:table-cell>
          <table:table-cell office:value-type="float" office:value="7390" calcext:value-type="float">
            <text:p>7390</text:p>
          </table:table-cell>
          <table:table-cell office:value-type="float" office:value="302" calcext:value-type="float">
            <text:p>302</text:p>
          </table:table-cell>
          <table:table-cell office:value-type="float" office:value="7390" calcext:value-type="float">
            <text:p>739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8-614-12745a.tfc</text:p>
          </table:table-cell>
          <table:table-cell office:value-type="float" office:value="618" calcext:value-type="float">
            <text:p>618</text:p>
          </table:table-cell>
          <table:table-cell office:value-type="float" office:value="20118" calcext:value-type="float">
            <text:p>20118</text:p>
          </table:table-cell>
          <table:table-cell office:value-type="float" office:value="618" calcext:value-type="float">
            <text:p>618</text:p>
          </table:table-cell>
          <table:table-cell office:value-type="float" office:value="20118" calcext:value-type="float">
            <text:p>2011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8-637.tfc</text:p>
          </table:table-cell>
          <table:table-cell office:value-type="float" office:value="645" calcext:value-type="float">
            <text:p>645</text:p>
          </table:table-cell>
          <table:table-cell office:value-type="float" office:value="21913" calcext:value-type="float">
            <text:p>21913</text:p>
          </table:table-cell>
          <table:table-cell office:value-type="float" office:value="643" calcext:value-type="float">
            <text:p>643</text:p>
          </table:table-cell>
          <table:table-cell office:value-type="float" office:value="21911" calcext:value-type="float">
            <text:p>21911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wb8-749-6197a.tfc</text:p>
          </table:table-cell>
          <table:table-cell office:value-type="float" office:value="743" calcext:value-type="float">
            <text:p>743</text:p>
          </table:table-cell>
          <table:table-cell office:value-type="float" office:value="9052" calcext:value-type="float">
            <text:p>9052</text:p>
          </table:table-cell>
          <table:table-cell office:value-type="float" office:value="737" calcext:value-type="float">
            <text:p>737</text:p>
          </table:table-cell>
          <table:table-cell office:value-type="float" office:value="9048" calcext:value-type="float">
            <text:p>904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wb8_2710_6940.tfc</text:p>
          </table:table-cell>
          <table:table-cell office:value-type="float" office:value="2626" calcext:value-type="float">
            <text:p>2626</text:p>
          </table:table-cell>
          <table:table-cell office:value-type="float" office:value="8148" calcext:value-type="float">
            <text:p>8148</text:p>
          </table:table-cell>
          <table:table-cell office:value-type="float" office:value="2568" calcext:value-type="float">
            <text:p>2568</text:p>
          </table:table-cell>
          <table:table-cell office:value-type="float" office:value="8090" calcext:value-type="float">
            <text:p>8090</text:p>
          </table:table-cell>
          <table:table-cell table:number-columns-repeated="2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hwb9-1541.tfc</text:p>
          </table:table-cell>
          <table:table-cell office:value-type="float" office:value="1588" calcext:value-type="float">
            <text:p>1588</text:p>
          </table:table-cell>
          <table:table-cell office:value-type="float" office:value="75992" calcext:value-type="float">
            <text:p>75992</text:p>
          </table:table-cell>
          <table:table-cell office:value-type="float" office:value="1588" calcext:value-type="float">
            <text:p>1588</text:p>
          </table:table-cell>
          <table:table-cell office:value-type="float" office:value="75992" calcext:value-type="float">
            <text:p>7599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9-1544.tfc</text:p>
          </table:table-cell>
          <table:table-cell office:value-type="float" office:value="1590" calcext:value-type="float">
            <text:p>1590</text:p>
          </table:table-cell>
          <table:table-cell office:value-type="float" office:value="76042" calcext:value-type="float">
            <text:p>76042</text:p>
          </table:table-cell>
          <table:table-cell office:value-type="float" office:value="1590" calcext:value-type="float">
            <text:p>1590</text:p>
          </table:table-cell>
          <table:table-cell office:value-type="float" office:value="76042" calcext:value-type="float">
            <text:p>7604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9-1959-20378a.tfc</text:p>
          </table:table-cell>
          <table:table-cell office:value-type="float" office:value="1951" calcext:value-type="float">
            <text:p>1951</text:p>
          </table:table-cell>
          <table:table-cell office:value-type="float" office:value="33843" calcext:value-type="float">
            <text:p>33843</text:p>
          </table:table-cell>
          <table:table-cell office:value-type="float" office:value="1949" calcext:value-type="float">
            <text:p>1949</text:p>
          </table:table-cell>
          <table:table-cell office:value-type="float" office:value="33841" calcext:value-type="float">
            <text:p>33841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wb9_6563_16173.tfc</text:p>
          </table:table-cell>
          <table:table-cell office:value-type="float" office:value="6339" calcext:value-type="float">
            <text:p>6339</text:p>
          </table:table-cell>
          <table:table-cell office:value-type="float" office:value="18225" calcext:value-type="float">
            <text:p>18225</text:p>
          </table:table-cell>
          <table:table-cell office:value-type="float" office:value="6201" calcext:value-type="float">
            <text:p>6201</text:p>
          </table:table-cell>
          <table:table-cell office:value-type="float" office:value="18087" calcext:value-type="float">
            <text:p>18087</text:p>
          </table:table-cell>
          <table:table-cell table:number-columns-repeated="2"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mod5mils.tfc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office:value-type="float" office:value="24224" calcext:value-type="float">
            <text:p>24224</text:p>
          </table:table-cell>
          <table:table-cell office:value-type="float" office:value="110507" calcext:value-type="float">
            <text:p>110507</text:p>
          </table:table-cell>
          <table:table-cell office:value-type="float" office:value="21624" calcext:value-type="float">
            <text:p>21624</text:p>
          </table:table-cell>
          <table:table-cell office:value-type="float" office:value="108165" calcext:value-type="float">
            <text:p>108165</text:p>
          </table:table-cell>
          <table:table-cell office:value-type="float" office:value="2600" calcext:value-type="float">
            <text:p>2600</text:p>
          </table:table-cell>
          <table:table-cell office:value-type="float" office:value="2342" calcext:value-type="float">
            <text:p>2342</text:p>
          </table:table-cell>
          <table:table-cell/>
        </table:table-row>
      </table:table>
      <table:table table:name="otimo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GC Original</text:p>
          </table:table-cell>
          <table:table-cell office:value-type="string" calcext:value-type="string">
            <text:p>QC Original</text:p>
          </table:table-cell>
          <table:table-cell office:value-type="string" calcext:value-type="string">
            <text:p>GC Otimizado</text:p>
          </table:table-cell>
          <table:table-cell office:value-type="string" calcext:value-type="string">
            <text:p>QC Otimizado</text:p>
          </table:table-cell>
          <table:table-cell office:value-type="string" calcext:value-type="string">
            <text:p>Diff GC</text:p>
          </table:table-cell>
          <table:table-cell office:value-type="string" calcext:value-type="string">
            <text:p>Diff QC</text:p>
          </table:table-cell>
          <table:table-cell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S1-aj-e11_complete_74(81)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.tfc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2-ham3_complete_47(28).tfc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am3tc.tfc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string" calcext:value-type="string">
            <text:p>S1-ham7.tfc</text:p>
          </table:table-cell>
          <table:table-cell office:value-type="float" office:value="88" calcext:value-type="float">
            <text:p>88</text:p>
          </table:table-cell>
          <table:table-cell office:value-type="float" office:value="8168" calcext:value-type="float">
            <text:p>8168</text:p>
          </table:table-cell>
          <table:table-cell office:value-type="float" office:value="86" calcext:value-type="float">
            <text:p>86</text:p>
          </table:table-cell>
          <table:table-cell office:value-type="float" office:value="8126" calcext:value-type="float">
            <text:p>812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1-ham7_inv.tfc</text:p>
          </table:table-cell>
          <table:table-cell office:value-type="float" office:value="481" calcext:value-type="float">
            <text:p>481</text:p>
          </table:table-cell>
          <table:table-cell office:value-type="float" office:value="58817" calcext:value-type="float">
            <text:p>58817</text:p>
          </table:table-cell>
          <table:table-cell office:value-type="float" office:value="453" calcext:value-type="float">
            <text:p>453</text:p>
          </table:table-cell>
          <table:table-cell office:value-type="float" office:value="53131" calcext:value-type="float">
            <text:p>53131</text:p>
          </table:table-cell>
          <table:table-cell office:value-type="float" office:value="28" calcext:value-type="float">
            <text:p>28</text:p>
          </table:table-cell>
          <table:table-cell office:value-type="float" office:value="5686" calcext:value-type="float">
            <text:p>5686</text:p>
          </table:table-cell>
          <table:table-cell/>
        </table:table-row>
        <table:table-row table:style-name="ro1">
          <table:table-cell office:value-type="string" calcext:value-type="string">
            <text:p>S2-ham7.tfc</text:p>
          </table:table-cell>
          <table:table-cell office:value-type="float" office:value="115" calcext:value-type="float">
            <text:p>115</text:p>
          </table:table-cell>
          <table:table-cell office:value-type="float" office:value="8591" calcext:value-type="float">
            <text:p>8591</text:p>
          </table:table-cell>
          <table:table-cell office:value-type="float" office:value="110" calcext:value-type="float">
            <text:p>110</text:p>
          </table:table-cell>
          <table:table-cell office:value-type="float" office:value="7192" calcext:value-type="float">
            <text:p>7192</text:p>
          </table:table-cell>
          <table:table-cell office:value-type="float" office:value="5" calcext:value-type="float">
            <text:p>5</text:p>
          </table:table-cell>
          <table:table-cell office:value-type="float" office:value="1399" calcext:value-type="float">
            <text:p>1399</text:p>
          </table:table-cell>
          <table:table-cell/>
        </table:table-row>
        <table:table-row table:style-name="ro1">
          <table:table-cell office:value-type="string" calcext:value-type="string">
            <text:p>S2-ham7_inv.tfc</text:p>
          </table:table-cell>
          <table:table-cell office:value-type="float" office:value="80" calcext:value-type="float">
            <text:p>80</text:p>
          </table:table-cell>
          <table:table-cell office:value-type="float" office:value="6512" calcext:value-type="float">
            <text:p>6512</text:p>
          </table:table-cell>
          <table:table-cell office:value-type="float" office:value="71" calcext:value-type="float">
            <text:p>71</text:p>
          </table:table-cell>
          <table:table-cell office:value-type="float" office:value="5114" calcext:value-type="float">
            <text:p>5114</text:p>
          </table:table-cell>
          <table:table-cell office:value-type="float" office:value="9" calcext:value-type="float">
            <text:p>9</text:p>
          </table:table-cell>
          <table:table-cell office:value-type="float" office:value="1398" calcext:value-type="float">
            <text:p>1398</text:p>
          </table:table-cell>
          <table:table-cell/>
        </table:table-row>
        <table:table-row table:style-name="ro1">
          <table:table-cell office:value-type="string" calcext:value-type="string">
            <text:p>hwb10-n10-gc8247-qc26084.tfc</text:p>
          </table:table-cell>
          <table:table-cell office:value-type="float" office:value="8247" calcext:value-type="float">
            <text:p>8247</text:p>
          </table:table-cell>
          <table:table-cell office:value-type="float" office:value="30107" calcext:value-type="float">
            <text:p>30107</text:p>
          </table:table-cell>
          <table:table-cell office:value-type="float" office:value="8157" calcext:value-type="float">
            <text:p>8157</text:p>
          </table:table-cell>
          <table:table-cell office:value-type="float" office:value="30453" calcext:value-type="float">
            <text:p>30453</text:p>
          </table:table-cell>
          <table:table-cell office:value-type="float" office:value="90" calcext:value-type="float">
            <text:p>90</text:p>
          </table:table-cell>
          <table:table-cell office:value-type="float" office:value="-346" calcext:value-type="float">
            <text:p>-346</text:p>
          </table:table-cell>
          <table:table-cell/>
        </table:table-row>
        <table:table-row table:style-name="ro1">
          <table:table-cell office:value-type="string" calcext:value-type="string">
            <text:p>hwb10-n10-gc9213-qc26906.tfc</text:p>
          </table:table-cell>
          <table:table-cell office:value-type="float" office:value="9213" calcext:value-type="float">
            <text:p>9213</text:p>
          </table:table-cell>
          <table:table-cell office:value-type="float" office:value="30929" calcext:value-type="float">
            <text:p>30929</text:p>
          </table:table-cell>
          <table:table-cell office:value-type="float" office:value="9104" calcext:value-type="float">
            <text:p>9104</text:p>
          </table:table-cell>
          <table:table-cell office:value-type="float" office:value="31314" calcext:value-type="float">
            <text:p>31314</text:p>
          </table:table-cell>
          <table:table-cell office:value-type="float" office:value="109" calcext:value-type="float">
            <text:p>109</text:p>
          </table:table-cell>
          <table:table-cell office:value-type="float" office:value="-385" calcext:value-type="float">
            <text:p>-385</text:p>
          </table:table-cell>
          <table:table-cell/>
        </table:table-row>
        <table:table-row table:style-name="ro1">
          <table:table-cell office:value-type="string" calcext:value-type="string">
            <text:p>hwb10_out.tfc</text:p>
          </table:table-cell>
          <table:table-cell office:value-type="float" office:value="7458" calcext:value-type="float">
            <text:p>7458</text:p>
          </table:table-cell>
          <table:table-cell office:value-type="float" office:value="43534" calcext:value-type="float">
            <text:p>43534</text:p>
          </table:table-cell>
          <table:table-cell office:value-type="float" office:value="6986" calcext:value-type="float">
            <text:p>6986</text:p>
          </table:table-cell>
          <table:table-cell office:value-type="float" office:value="43827" calcext:value-type="float">
            <text:p>43827</text:p>
          </table:table-cell>
          <table:table-cell office:value-type="float" office:value="472" calcext:value-type="float">
            <text:p>472</text:p>
          </table:table-cell>
          <table:table-cell office:value-type="float" office:value="-293" calcext:value-type="float">
            <text:p>-293</text:p>
          </table:table-cell>
          <table:table-cell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office:value-type="float" office:value="21432" calcext:value-type="float">
            <text:p>21432</text:p>
          </table:table-cell>
          <table:table-cell office:value-type="float" office:value="103956" calcext:value-type="float">
            <text:p>103956</text:p>
          </table:table-cell>
          <table:table-cell office:value-type="float" office:value="21217" calcext:value-type="float">
            <text:p>21217</text:p>
          </table:table-cell>
          <table:table-cell office:value-type="float" office:value="105218" calcext:value-type="float">
            <text:p>105218</text:p>
          </table:table-cell>
          <table:table-cell office:value-type="float" office:value="215" calcext:value-type="float">
            <text:p>215</text:p>
          </table:table-cell>
          <table:table-cell office:value-type="float" office:value="-1262" calcext:value-type="float">
            <text:p>-1262</text:p>
          </table:table-cell>
          <table:table-cell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office:value-type="float" office:value="24240" calcext:value-type="float">
            <text:p>24240</text:p>
          </table:table-cell>
          <table:table-cell office:value-type="float" office:value="106472" calcext:value-type="float">
            <text:p>106472</text:p>
          </table:table-cell>
          <table:table-cell office:value-type="float" office:value="23990" calcext:value-type="float">
            <text:p>23990</text:p>
          </table:table-cell>
          <table:table-cell office:value-type="float" office:value="107797" calcext:value-type="float">
            <text:p>107797</text:p>
          </table:table-cell>
          <table:table-cell office:value-type="float" office:value="250" calcext:value-type="float">
            <text:p>250</text:p>
          </table:table-cell>
          <table:table-cell office:value-type="float" office:value="-1325" calcext:value-type="float">
            <text:p>-1325</text:p>
          </table:table-cell>
          <table:table-cell/>
        </table:table-row>
        <table:table-row table:style-name="ro1">
          <table:table-cell office:value-type="string" calcext:value-type="string">
            <text:p>hwb11_out.tfc</text:p>
          </table:table-cell>
          <table:table-cell office:value-type="float" office:value="16144" calcext:value-type="float">
            <text:p>16144</text:p>
          </table:table-cell>
          <table:table-cell office:value-type="float" office:value="120388" calcext:value-type="float">
            <text:p>120388</text:p>
          </table:table-cell>
          <table:table-cell office:value-type="float" office:value="15413" calcext:value-type="float">
            <text:p>15413</text:p>
          </table:table-cell>
          <table:table-cell office:value-type="float" office:value="120893" calcext:value-type="float">
            <text:p>120893</text:p>
          </table:table-cell>
          <table:table-cell office:value-type="float" office:value="731" calcext:value-type="float">
            <text:p>731</text:p>
          </table:table-cell>
          <table:table-cell office:value-type="float" office:value="-505" calcext:value-type="float">
            <text:p>-505</text:p>
          </table:table-cell>
          <table:table-cell/>
        </table:table-row>
        <table:table-row table:style-name="ro1">
          <table:table-cell office:value-type="string" calcext:value-type="string">
            <text:p>S1-hwb7_15.tfc</text:p>
          </table:table-cell>
          <table:table-cell office:value-type="float" office:value="396" calcext:value-type="float">
            <text:p>396</text:p>
          </table:table-cell>
          <table:table-cell office:value-type="float" office:value="41123" calcext:value-type="float">
            <text:p>41123</text:p>
          </table:table-cell>
          <table:table-cell office:value-type="float" office:value="380" calcext:value-type="float">
            <text:p>380</text:p>
          </table:table-cell>
          <table:table-cell office:value-type="float" office:value="37343" calcext:value-type="float">
            <text:p>37343</text:p>
          </table:table-cell>
          <table:table-cell office:value-type="float" office:value="16" calcext:value-type="float">
            <text:p>16</text:p>
          </table:table-cell>
          <table:table-cell office:value-type="float" office:value="3780" calcext:value-type="float">
            <text:p>3780</text:p>
          </table:table-cell>
          <table:table-cell/>
        </table:table-row>
        <table:table-row table:style-name="ro1">
          <table:table-cell office:value-type="string" calcext:value-type="string">
            <text:p>S1-hwb7_15_inv.tfc</text:p>
          </table:table-cell>
          <table:table-cell office:value-type="float" office:value="282" calcext:value-type="float">
            <text:p>282</text:p>
          </table:table-cell>
          <table:table-cell office:value-type="float" office:value="27180" calcext:value-type="float">
            <text:p>27180</text:p>
          </table:table-cell>
          <table:table-cell office:value-type="float" office:value="276" calcext:value-type="float">
            <text:p>276</text:p>
          </table:table-cell>
          <table:table-cell office:value-type="float" office:value="25346" calcext:value-type="float">
            <text:p>25346</text:p>
          </table:table-cell>
          <table:table-cell office:value-type="float" office:value="6" calcext:value-type="float">
            <text:p>6</text:p>
          </table:table-cell>
          <table:table-cell office:value-type="float" office:value="1834" calcext:value-type="float">
            <text:p>1834</text:p>
          </table:table-cell>
          <table:table-cell/>
        </table:table-row>
        <table:table-row table:style-name="ro1">
          <table:table-cell office:value-type="string" calcext:value-type="string">
            <text:p>S2-hwb7_15.tfc</text:p>
          </table:table-cell>
          <table:table-cell office:value-type="float" office:value="353" calcext:value-type="float">
            <text:p>353</text:p>
          </table:table-cell>
          <table:table-cell office:value-type="float" office:value="35117" calcext:value-type="float">
            <text:p>35117</text:p>
          </table:table-cell>
          <table:table-cell office:value-type="float" office:value="331" calcext:value-type="float">
            <text:p>331</text:p>
          </table:table-cell>
          <table:table-cell office:value-type="float" office:value="30327" calcext:value-type="float">
            <text:p>30327</text:p>
          </table:table-cell>
          <table:table-cell office:value-type="float" office:value="22" calcext:value-type="float">
            <text:p>22</text:p>
          </table:table-cell>
          <table:table-cell office:value-type="float" office:value="4790" calcext:value-type="float">
            <text:p>4790</text:p>
          </table:table-cell>
          <table:table-cell/>
        </table:table-row>
        <table:table-row table:style-name="ro1">
          <table:table-cell office:value-type="string" calcext:value-type="string">
            <text:p>S2-hwb7_15_inv.tfc</text:p>
          </table:table-cell>
          <table:table-cell office:value-type="float" office:value="291" calcext:value-type="float">
            <text:p>291</text:p>
          </table:table-cell>
          <table:table-cell office:value-type="float" office:value="27426" calcext:value-type="float">
            <text:p>27426</text:p>
          </table:table-cell>
          <table:table-cell office:value-type="float" office:value="282" calcext:value-type="float">
            <text:p>282</text:p>
          </table:table-cell>
          <table:table-cell office:value-type="float" office:value="24940" calcext:value-type="float">
            <text:p>24940</text:p>
          </table:table-cell>
          <table:table-cell office:value-type="float" office:value="9" calcext:value-type="float">
            <text:p>9</text:p>
          </table:table-cell>
          <table:table-cell office:value-type="float" office:value="2486" calcext:value-type="float">
            <text:p>2486</text:p>
          </table:table-cell>
          <table:table-cell/>
        </table:table-row>
        <table:table-row table:style-name="ro1">
          <table:table-cell office:value-type="string" calcext:value-type="string">
            <text:p>hwb7-236.tfc</text:p>
          </table:table-cell>
          <table:table-cell office:value-type="float" office:value="236" calcext:value-type="float">
            <text:p>236</text:p>
          </table:table-cell>
          <table:table-cell office:value-type="float" office:value="4188" calcext:value-type="float">
            <text:p>4188</text:p>
          </table:table-cell>
          <table:table-cell office:value-type="float" office:value="228" calcext:value-type="float">
            <text:p>228</text:p>
          </table:table-cell>
          <table:table-cell office:value-type="float" office:value="4076" calcext:value-type="float">
            <text:p>4076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hwb7-331-2609a.tfc</text:p>
          </table:table-cell>
          <table:table-cell office:value-type="float" office:value="331" calcext:value-type="float">
            <text:p>331</text:p>
          </table:table-cell>
          <table:table-cell office:value-type="float" office:value="2839" calcext:value-type="float">
            <text:p>2839</text:p>
          </table:table-cell>
          <table:table-cell office:value-type="float" office:value="328" calcext:value-type="float">
            <text:p>328</text:p>
          </table:table-cell>
          <table:table-cell office:value-type="float" office:value="2880" calcext:value-type="float">
            <text:p>2880</text:p>
          </table:table-cell>
          <table:table-cell office:value-type="float" office:value="3" calcext:value-type="float">
            <text:p>3</text:p>
          </table:table-cell>
          <table:table-cell office:value-type="float" office:value="-41" calcext:value-type="float">
            <text:p>-41</text:p>
          </table:table-cell>
          <table:table-cell/>
        </table:table-row>
        <table:table-row table:style-name="ro1">
          <table:table-cell office:value-type="string" calcext:value-type="string">
            <text:p>hwb7tc.tfc</text:p>
          </table:table-cell>
          <table:table-cell office:value-type="float" office:value="289" calcext:value-type="float">
            <text:p>289</text:p>
          </table:table-cell>
          <table:table-cell office:value-type="float" office:value="5641" calcext:value-type="float">
            <text:p>5641</text:p>
          </table:table-cell>
          <table:table-cell office:value-type="float" office:value="284" calcext:value-type="float">
            <text:p>284</text:p>
          </table:table-cell>
          <table:table-cell office:value-type="float" office:value="5508" calcext:value-type="float">
            <text:p>5508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string" calcext:value-type="string">
            <text:p>hwb8-614-12745a.tfc</text:p>
          </table:table-cell>
          <table:table-cell office:value-type="float" office:value="614" calcext:value-type="float">
            <text:p>614</text:p>
          </table:table-cell>
          <table:table-cell office:value-type="float" office:value="17426" calcext:value-type="float">
            <text:p>17426</text:p>
          </table:table-cell>
          <table:table-cell office:value-type="float" office:value="608" calcext:value-type="float">
            <text:p>608</text:p>
          </table:table-cell>
          <table:table-cell office:value-type="float" office:value="17244" calcext:value-type="float">
            <text:p>17244</text:p>
          </table:table-cell>
          <table:table-cell office:value-type="float" office:value="6" calcext:value-type="float">
            <text:p>6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hwb8-637.tfc</text:p>
          </table:table-cell>
          <table:table-cell office:value-type="float" office:value="637" calcext:value-type="float">
            <text:p>637</text:p>
          </table:table-cell>
          <table:table-cell office:value-type="float" office:value="19305" calcext:value-type="float">
            <text:p>19305</text:p>
          </table:table-cell>
          <table:table-cell office:value-type="float" office:value="630" calcext:value-type="float">
            <text:p>630</text:p>
          </table:table-cell>
          <table:table-cell office:value-type="float" office:value="19154" calcext:value-type="float">
            <text:p>19154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hwb8-749-6197a.tfc</text:p>
          </table:table-cell>
          <table:table-cell office:value-type="float" office:value="749" calcext:value-type="float">
            <text:p>749</text:p>
          </table:table-cell>
          <table:table-cell office:value-type="float" office:value="8341" calcext:value-type="float">
            <text:p>8341</text:p>
          </table:table-cell>
          <table:table-cell office:value-type="float" office:value="740" calcext:value-type="float">
            <text:p>740</text:p>
          </table:table-cell>
          <table:table-cell office:value-type="float" office:value="8374" calcext:value-type="float">
            <text:p>8374</text:p>
          </table:table-cell>
          <table:table-cell office:value-type="float" office:value="9" calcext:value-type="float">
            <text:p>9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1">
          <table:table-cell office:value-type="string" calcext:value-type="string">
            <text:p>hwb8_2710_6940.tfc</text:p>
          </table:table-cell>
          <table:table-cell office:value-type="float" office:value="2710" calcext:value-type="float">
            <text:p>2710</text:p>
          </table:table-cell>
          <table:table-cell office:value-type="float" office:value="7738" calcext:value-type="float">
            <text:p>7738</text:p>
          </table:table-cell>
          <table:table-cell office:value-type="float" office:value="2648" calcext:value-type="float">
            <text:p>2648</text:p>
          </table:table-cell>
          <table:table-cell office:value-type="float" office:value="8102" calcext:value-type="float">
            <text:p>8102</text:p>
          </table:table-cell>
          <table:table-cell office:value-type="float" office:value="62" calcext:value-type="float">
            <text:p>62</text:p>
          </table:table-cell>
          <table:table-cell office:value-type="float" office:value="-364" calcext:value-type="float">
            <text:p>-364</text:p>
          </table:table-cell>
          <table:table-cell/>
        </table:table-row>
        <table:table-row table:style-name="ro1">
          <table:table-cell office:value-type="string" calcext:value-type="string">
            <text:p>hwb9-1541.tfc</text:p>
          </table:table-cell>
          <table:table-cell office:value-type="float" office:value="1541" calcext:value-type="float">
            <text:p>1541</text:p>
          </table:table-cell>
          <table:table-cell office:value-type="float" office:value="63613" calcext:value-type="float">
            <text:p>63613</text:p>
          </table:table-cell>
          <table:table-cell office:value-type="float" office:value="1523" calcext:value-type="float">
            <text:p>1523</text:p>
          </table:table-cell>
          <table:table-cell office:value-type="float" office:value="62987" calcext:value-type="float">
            <text:p>62987</text:p>
          </table:table-cell>
          <table:table-cell office:value-type="float" office:value="18" calcext:value-type="float">
            <text:p>18</text:p>
          </table:table-cell>
          <table:table-cell office:value-type="float" office:value="626" calcext:value-type="float">
            <text:p>626</text:p>
          </table:table-cell>
          <table:table-cell/>
        </table:table-row>
        <table:table-row table:style-name="ro1">
          <table:table-cell office:value-type="string" calcext:value-type="string">
            <text:p>hwb9-1544.tfc</text:p>
          </table:table-cell>
          <table:table-cell office:value-type="float" office:value="1544" calcext:value-type="float">
            <text:p>1544</text:p>
          </table:table-cell>
          <table:table-cell office:value-type="float" office:value="63668" calcext:value-type="float">
            <text:p>63668</text:p>
          </table:table-cell>
          <table:table-cell office:value-type="float" office:value="1526" calcext:value-type="float">
            <text:p>1526</text:p>
          </table:table-cell>
          <table:table-cell office:value-type="float" office:value="63042" calcext:value-type="float">
            <text:p>63042</text:p>
          </table:table-cell>
          <table:table-cell office:value-type="float" office:value="18" calcext:value-type="float">
            <text:p>18</text:p>
          </table:table-cell>
          <table:table-cell office:value-type="float" office:value="626" calcext:value-type="float">
            <text:p>626</text:p>
          </table:table-cell>
          <table:table-cell/>
        </table:table-row>
        <table:table-row table:style-name="ro1">
          <table:table-cell office:value-type="string" calcext:value-type="string">
            <text:p>hwb9-1959-20378a.tfc</text:p>
          </table:table-cell>
          <table:table-cell office:value-type="float" office:value="1959" calcext:value-type="float">
            <text:p>1959</text:p>
          </table:table-cell>
          <table:table-cell office:value-type="float" office:value="33599" calcext:value-type="float">
            <text:p>33599</text:p>
          </table:table-cell>
          <table:table-cell office:value-type="float" office:value="1951" calcext:value-type="float">
            <text:p>1951</text:p>
          </table:table-cell>
          <table:table-cell office:value-type="float" office:value="33691" calcext:value-type="float">
            <text:p>33691</text:p>
          </table:table-cell>
          <table:table-cell office:value-type="float" office:value="8" calcext:value-type="float">
            <text:p>8</text:p>
          </table:table-cell>
          <table:table-cell office:value-type="float" office:value="-92" calcext:value-type="float">
            <text:p>-92</text:p>
          </table:table-cell>
          <table:table-cell/>
        </table:table-row>
        <table:table-row table:style-name="ro1">
          <table:table-cell office:value-type="string" calcext:value-type="string">
            <text:p>hwb9_6563_16173.tfc</text:p>
          </table:table-cell>
          <table:table-cell office:value-type="float" office:value="6563" calcext:value-type="float">
            <text:p>6563</text:p>
          </table:table-cell>
          <table:table-cell office:value-type="float" office:value="17371" calcext:value-type="float">
            <text:p>17371</text:p>
          </table:table-cell>
          <table:table-cell office:value-type="float" office:value="6403" calcext:value-type="float">
            <text:p>6403</text:p>
          </table:table-cell>
          <table:table-cell office:value-type="float" office:value="18200" calcext:value-type="float">
            <text:p>18200</text:p>
          </table:table-cell>
          <table:table-cell office:value-type="float" office:value="160" calcext:value-type="float">
            <text:p>160</text:p>
          </table:table-cell>
          <table:table-cell office:value-type="float" office:value="-829" calcext:value-type="float">
            <text:p>-829</text:p>
          </table:table-cell>
          <table:table-cell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od5mils.tfc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</table:table-row>
      </table:table>
      <table:table table:name="otimos_regras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GC Original</text:p>
          </table:table-cell>
          <table:table-cell office:value-type="string" calcext:value-type="string">
            <text:p>QC Original</text:p>
          </table:table-cell>
          <table:table-cell office:value-type="string" calcext:value-type="string">
            <text:p>GC Otimizado</text:p>
          </table:table-cell>
          <table:table-cell office:value-type="string" calcext:value-type="string">
            <text:p>QC Otimizado</text:p>
          </table:table-cell>
          <table:table-cell office:value-type="string" calcext:value-type="string">
            <text:p>Diff GC</text:p>
          </table:table-cell>
          <table:table-cell office:value-type="string" calcext:value-type="string">
            <text:p>Diff QC</text:p>
          </table:table-cell>
          <table:table-cell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S1-aj-e11_complete_74(81).tfc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7.tfc</text:p>
          </table:table-cell>
          <table:table-cell office:value-type="float" office:value="86" calcext:value-type="float">
            <text:p>86</text:p>
          </table:table-cell>
          <table:table-cell office:value-type="float" office:value="8126" calcext:value-type="float">
            <text:p>8126</text:p>
          </table:table-cell>
          <table:table-cell office:value-type="float" office:value="86" calcext:value-type="float">
            <text:p>86</text:p>
          </table:table-cell>
          <table:table-cell office:value-type="float" office:value="8126" calcext:value-type="float">
            <text:p>81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wb7_15.tfc</text:p>
          </table:table-cell>
          <table:table-cell office:value-type="float" office:value="380" calcext:value-type="float">
            <text:p>380</text:p>
          </table:table-cell>
          <table:table-cell office:value-type="float" office:value="37343" calcext:value-type="float">
            <text:p>37343</text:p>
          </table:table-cell>
          <table:table-cell office:value-type="float" office:value="380" calcext:value-type="float">
            <text:p>380</text:p>
          </table:table-cell>
          <table:table-cell office:value-type="float" office:value="37343" calcext:value-type="float">
            <text:p>373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7_inv.tfc</text:p>
          </table:table-cell>
          <table:table-cell office:value-type="float" office:value="453" calcext:value-type="float">
            <text:p>453</text:p>
          </table:table-cell>
          <table:table-cell office:value-type="float" office:value="53131" calcext:value-type="float">
            <text:p>53131</text:p>
          </table:table-cell>
          <table:table-cell office:value-type="float" office:value="453" calcext:value-type="float">
            <text:p>453</text:p>
          </table:table-cell>
          <table:table-cell office:value-type="float" office:value="53131" calcext:value-type="float">
            <text:p>5313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7.tfc</text:p>
          </table:table-cell>
          <table:table-cell office:value-type="float" office:value="110" calcext:value-type="float">
            <text:p>110</text:p>
          </table:table-cell>
          <table:table-cell office:value-type="float" office:value="7192" calcext:value-type="float">
            <text:p>7192</text:p>
          </table:table-cell>
          <table:table-cell office:value-type="float" office:value="110" calcext:value-type="float">
            <text:p>110</text:p>
          </table:table-cell>
          <table:table-cell office:value-type="float" office:value="7192" calcext:value-type="float">
            <text:p>719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7_inv.tfc</text:p>
          </table:table-cell>
          <table:table-cell office:value-type="float" office:value="71" calcext:value-type="float">
            <text:p>71</text:p>
          </table:table-cell>
          <table:table-cell office:value-type="float" office:value="5114" calcext:value-type="float">
            <text:p>5114</text:p>
          </table:table-cell>
          <table:table-cell office:value-type="float" office:value="71" calcext:value-type="float">
            <text:p>71</text:p>
          </table:table-cell>
          <table:table-cell office:value-type="float" office:value="5114" calcext:value-type="float">
            <text:p>51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wb7_15_inv.tfc</text:p>
          </table:table-cell>
          <table:table-cell office:value-type="float" office:value="276" calcext:value-type="float">
            <text:p>276</text:p>
          </table:table-cell>
          <table:table-cell office:value-type="float" office:value="25346" calcext:value-type="float">
            <text:p>25346</text:p>
          </table:table-cell>
          <table:table-cell office:value-type="float" office:value="276" calcext:value-type="float">
            <text:p>276</text:p>
          </table:table-cell>
          <table:table-cell office:value-type="float" office:value="25346" calcext:value-type="float">
            <text:p>2534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wb7_15_inv.tfc</text:p>
          </table:table-cell>
          <table:table-cell office:value-type="float" office:value="282" calcext:value-type="float">
            <text:p>282</text:p>
          </table:table-cell>
          <table:table-cell office:value-type="float" office:value="24940" calcext:value-type="float">
            <text:p>24940</text:p>
          </table:table-cell>
          <table:table-cell office:value-type="float" office:value="282" calcext:value-type="float">
            <text:p>282</text:p>
          </table:table-cell>
          <table:table-cell office:value-type="float" office:value="24940" calcext:value-type="float">
            <text:p>2494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m3tc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wb7_15.tfc</text:p>
          </table:table-cell>
          <table:table-cell office:value-type="float" office:value="331" calcext:value-type="float">
            <text:p>331</text:p>
          </table:table-cell>
          <table:table-cell office:value-type="float" office:value="30327" calcext:value-type="float">
            <text:p>30327</text:p>
          </table:table-cell>
          <table:table-cell office:value-type="float" office:value="329" calcext:value-type="float">
            <text:p>329</text:p>
          </table:table-cell>
          <table:table-cell office:value-type="float" office:value="30077" calcext:value-type="float">
            <text:p>30077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hwb10-n10-gc8247-qc26084.tfc</text:p>
          </table:table-cell>
          <table:table-cell office:value-type="float" office:value="8157" calcext:value-type="float">
            <text:p>8157</text:p>
          </table:table-cell>
          <table:table-cell office:value-type="float" office:value="30453" calcext:value-type="float">
            <text:p>30453</text:p>
          </table:table-cell>
          <table:table-cell office:value-type="float" office:value="8151" calcext:value-type="float">
            <text:p>8151</text:p>
          </table:table-cell>
          <table:table-cell office:value-type="float" office:value="30459" calcext:value-type="float">
            <text:p>30459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string" calcext:value-type="string">
            <text:p>hwb10_out.tfc</text:p>
          </table:table-cell>
          <table:table-cell office:value-type="float" office:value="6986" calcext:value-type="float">
            <text:p>6986</text:p>
          </table:table-cell>
          <table:table-cell office:value-type="float" office:value="43827" calcext:value-type="float">
            <text:p>43827</text:p>
          </table:table-cell>
          <table:table-cell office:value-type="float" office:value="6500" calcext:value-type="float">
            <text:p>6500</text:p>
          </table:table-cell>
          <table:table-cell office:value-type="float" office:value="43398" calcext:value-type="float">
            <text:p>43398</text:p>
          </table:table-cell>
          <table:table-cell office:value-type="float" office:value="486" calcext:value-type="float">
            <text:p>486</text:p>
          </table:table-cell>
          <table:table-cell office:value-type="float" office:value="429" calcext:value-type="float">
            <text:p>429</text:p>
          </table:table-cell>
          <table:table-cell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office:value-type="float" office:value="21217" calcext:value-type="float">
            <text:p>21217</text:p>
          </table:table-cell>
          <table:table-cell office:value-type="float" office:value="105218" calcext:value-type="float">
            <text:p>105218</text:p>
          </table:table-cell>
          <table:table-cell office:value-type="float" office:value="21167" calcext:value-type="float">
            <text:p>21167</text:p>
          </table:table-cell>
          <table:table-cell office:value-type="float" office:value="105288" calcext:value-type="float">
            <text:p>105288</text:p>
          </table:table-cell>
          <table:table-cell office:value-type="float" office:value="50" calcext:value-type="float">
            <text:p>50</text:p>
          </table:table-cell>
          <table:table-cell office:value-type="float" office:value="-70" calcext:value-type="float">
            <text:p>-70</text:p>
          </table:table-cell>
          <table:table-cell/>
        </table:table-row>
        <table:table-row table:style-name="ro1">
          <table:table-cell office:value-type="string" calcext:value-type="string">
            <text:p>hwb10-n10-gc9213-qc26906.tfc</text:p>
          </table:table-cell>
          <table:table-cell office:value-type="float" office:value="9104" calcext:value-type="float">
            <text:p>9104</text:p>
          </table:table-cell>
          <table:table-cell office:value-type="float" office:value="31314" calcext:value-type="float">
            <text:p>31314</text:p>
          </table:table-cell>
          <table:table-cell office:value-type="float" office:value="8220" calcext:value-type="float">
            <text:p>8220</text:p>
          </table:table-cell>
          <table:table-cell office:value-type="float" office:value="30526" calcext:value-type="float">
            <text:p>30526</text:p>
          </table:table-cell>
          <table:table-cell office:value-type="float" office:value="884" calcext:value-type="float">
            <text:p>884</text:p>
          </table:table-cell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string" calcext:value-type="string">
            <text:p>hwb11_out.tfc</text:p>
          </table:table-cell>
          <table:table-cell office:value-type="float" office:value="15413" calcext:value-type="float">
            <text:p>15413</text:p>
          </table:table-cell>
          <table:table-cell office:value-type="float" office:value="120893" calcext:value-type="float">
            <text:p>120893</text:p>
          </table:table-cell>
          <table:table-cell office:value-type="float" office:value="14469" calcext:value-type="float">
            <text:p>14469</text:p>
          </table:table-cell>
          <table:table-cell office:value-type="float" office:value="120094" calcext:value-type="float">
            <text:p>120094</text:p>
          </table:table-cell>
          <table:table-cell office:value-type="float" office:value="944" calcext:value-type="float">
            <text:p>944</text:p>
          </table:table-cell>
          <table:table-cell office:value-type="float" office:value="799" calcext:value-type="float">
            <text:p>799</text:p>
          </table:table-cell>
          <table:table-cell/>
        </table:table-row>
        <table:table-row table:style-name="ro1">
          <table:table-cell office:value-type="string" calcext:value-type="string">
            <text:p>hwb7-236.tfc</text:p>
          </table:table-cell>
          <table:table-cell office:value-type="float" office:value="228" calcext:value-type="float">
            <text:p>228</text:p>
          </table:table-cell>
          <table:table-cell office:value-type="float" office:value="4076" calcext:value-type="float">
            <text:p>4076</text:p>
          </table:table-cell>
          <table:table-cell office:value-type="float" office:value="228" calcext:value-type="float">
            <text:p>228</text:p>
          </table:table-cell>
          <table:table-cell office:value-type="float" office:value="4076" calcext:value-type="float">
            <text:p>407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7-331-2609a.tfc</text:p>
          </table:table-cell>
          <table:table-cell office:value-type="float" office:value="328" calcext:value-type="float">
            <text:p>328</text:p>
          </table:table-cell>
          <table:table-cell office:value-type="float" office:value="2880" calcext:value-type="float">
            <text:p>2880</text:p>
          </table:table-cell>
          <table:table-cell office:value-type="float" office:value="328" calcext:value-type="float">
            <text:p>328</text:p>
          </table:table-cell>
          <table:table-cell office:value-type="float" office:value="2880" calcext:value-type="float">
            <text:p>288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7tc.tfc</text:p>
          </table:table-cell>
          <table:table-cell office:value-type="float" office:value="284" calcext:value-type="float">
            <text:p>284</text:p>
          </table:table-cell>
          <table:table-cell office:value-type="float" office:value="5508" calcext:value-type="float">
            <text:p>5508</text:p>
          </table:table-cell>
          <table:table-cell office:value-type="float" office:value="284" calcext:value-type="float">
            <text:p>284</text:p>
          </table:table-cell>
          <table:table-cell office:value-type="float" office:value="5508" calcext:value-type="float">
            <text:p>550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8-614-12745a.tfc</text:p>
          </table:table-cell>
          <table:table-cell office:value-type="float" office:value="608" calcext:value-type="float">
            <text:p>608</text:p>
          </table:table-cell>
          <table:table-cell office:value-type="float" office:value="17244" calcext:value-type="float">
            <text:p>17244</text:p>
          </table:table-cell>
          <table:table-cell office:value-type="float" office:value="608" calcext:value-type="float">
            <text:p>608</text:p>
          </table:table-cell>
          <table:table-cell office:value-type="float" office:value="17244" calcext:value-type="float">
            <text:p>1724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8-637.tfc</text:p>
          </table:table-cell>
          <table:table-cell office:value-type="float" office:value="630" calcext:value-type="float">
            <text:p>630</text:p>
          </table:table-cell>
          <table:table-cell office:value-type="float" office:value="19154" calcext:value-type="float">
            <text:p>19154</text:p>
          </table:table-cell>
          <table:table-cell office:value-type="float" office:value="628" calcext:value-type="float">
            <text:p>628</text:p>
          </table:table-cell>
          <table:table-cell office:value-type="float" office:value="19152" calcext:value-type="float">
            <text:p>19152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wb8-749-6197a.tfc</text:p>
          </table:table-cell>
          <table:table-cell office:value-type="float" office:value="740" calcext:value-type="float">
            <text:p>740</text:p>
          </table:table-cell>
          <table:table-cell office:value-type="float" office:value="8374" calcext:value-type="float">
            <text:p>8374</text:p>
          </table:table-cell>
          <table:table-cell office:value-type="float" office:value="732" calcext:value-type="float">
            <text:p>732</text:p>
          </table:table-cell>
          <table:table-cell office:value-type="float" office:value="8366" calcext:value-type="float">
            <text:p>8366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hwb8_2710_6940.tfc</text:p>
          </table:table-cell>
          <table:table-cell office:value-type="float" office:value="2648" calcext:value-type="float">
            <text:p>2648</text:p>
          </table:table-cell>
          <table:table-cell office:value-type="float" office:value="8102" calcext:value-type="float">
            <text:p>8102</text:p>
          </table:table-cell>
          <table:table-cell office:value-type="float" office:value="2590" calcext:value-type="float">
            <text:p>2590</text:p>
          </table:table-cell>
          <table:table-cell office:value-type="float" office:value="8044" calcext:value-type="float">
            <text:p>8044</text:p>
          </table:table-cell>
          <table:table-cell table:number-columns-repeated="2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hwb9-1541.tfc</text:p>
          </table:table-cell>
          <table:table-cell office:value-type="float" office:value="1523" calcext:value-type="float">
            <text:p>1523</text:p>
          </table:table-cell>
          <table:table-cell office:value-type="float" office:value="62987" calcext:value-type="float">
            <text:p>62987</text:p>
          </table:table-cell>
          <table:table-cell office:value-type="float" office:value="1523" calcext:value-type="float">
            <text:p>1523</text:p>
          </table:table-cell>
          <table:table-cell office:value-type="float" office:value="62987" calcext:value-type="float">
            <text:p>6298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9-1544.tfc</text:p>
          </table:table-cell>
          <table:table-cell office:value-type="float" office:value="1526" calcext:value-type="float">
            <text:p>1526</text:p>
          </table:table-cell>
          <table:table-cell office:value-type="float" office:value="63042" calcext:value-type="float">
            <text:p>63042</text:p>
          </table:table-cell>
          <table:table-cell office:value-type="float" office:value="1526" calcext:value-type="float">
            <text:p>1526</text:p>
          </table:table-cell>
          <table:table-cell office:value-type="float" office:value="63042" calcext:value-type="float">
            <text:p>6304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9-1959-20378a.tfc</text:p>
          </table:table-cell>
          <table:table-cell office:value-type="float" office:value="1951" calcext:value-type="float">
            <text:p>1951</text:p>
          </table:table-cell>
          <table:table-cell office:value-type="float" office:value="33691" calcext:value-type="float">
            <text:p>33691</text:p>
          </table:table-cell>
          <table:table-cell office:value-type="float" office:value="1945" calcext:value-type="float">
            <text:p>1945</text:p>
          </table:table-cell>
          <table:table-cell office:value-type="float" office:value="33685" calcext:value-type="float">
            <text:p>33685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wb9_6563_16173.tfc</text:p>
          </table:table-cell>
          <table:table-cell office:value-type="float" office:value="6403" calcext:value-type="float">
            <text:p>6403</text:p>
          </table:table-cell>
          <table:table-cell office:value-type="float" office:value="18200" calcext:value-type="float">
            <text:p>18200</text:p>
          </table:table-cell>
          <table:table-cell office:value-type="float" office:value="6265" calcext:value-type="float">
            <text:p>6265</text:p>
          </table:table-cell>
          <table:table-cell office:value-type="float" office:value="18062" calcext:value-type="float">
            <text:p>18062</text:p>
          </table:table-cell>
          <table:table-cell table:number-columns-repeated="2"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mod5mils.tfc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office:value-type="float" office:value="23990" calcext:value-type="float">
            <text:p>23990</text:p>
          </table:table-cell>
          <table:table-cell office:value-type="float" office:value="107797" calcext:value-type="float">
            <text:p>107797</text:p>
          </table:table-cell>
          <table:table-cell office:value-type="float" office:value="21328" calcext:value-type="float">
            <text:p>21328</text:p>
          </table:table-cell>
          <table:table-cell office:value-type="float" office:value="105449" calcext:value-type="float">
            <text:p>105449</text:p>
          </table:table-cell>
          <table:table-cell office:value-type="float" office:value="2662" calcext:value-type="float">
            <text:p>2662</text:p>
          </table:table-cell>
          <table:table-cell office:value-type="float" office:value="2348" calcext:value-type="float">
            <text:p>2348</text:p>
          </table:table-cell>
          <table:table-cell/>
        </table:table-row>
      </table:table>
      <table:table table:name="otimos_regras_reed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GC Original</text:p>
          </table:table-cell>
          <table:table-cell office:value-type="string" calcext:value-type="string">
            <text:p>QC Original</text:p>
          </table:table-cell>
          <table:table-cell office:value-type="string" calcext:value-type="string">
            <text:p>GC Otimizado</text:p>
          </table:table-cell>
          <table:table-cell office:value-type="string" calcext:value-type="string">
            <text:p>QC Otimizado</text:p>
          </table:table-cell>
          <table:table-cell office:value-type="string" calcext:value-type="string">
            <text:p>Diff GC</text:p>
          </table:table-cell>
          <table:table-cell office:value-type="string" calcext:value-type="string">
            <text:p>Diff QC</text:p>
          </table:table-cell>
          <table:table-cell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aj-e11_complete_74(81).tfc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string" calcext:value-type="string">
            <text:p>S1-ham7.tfc</text:p>
          </table:table-cell>
          <table:table-cell office:value-type="float" office:value="86" calcext:value-type="float">
            <text:p>86</text:p>
          </table:table-cell>
          <table:table-cell office:value-type="float" office:value="8126" calcext:value-type="float">
            <text:p>8126</text:p>
          </table:table-cell>
          <table:table-cell office:value-type="float" office:value="88" calcext:value-type="float">
            <text:p>88</text:p>
          </table:table-cell>
          <table:table-cell office:value-type="float" office:value="8140" calcext:value-type="float">
            <text:p>8140</text:p>
          </table:table-cell>
          <table:table-cell office:value-type="float" office:value="-2" calcext:value-type="float">
            <text:p>-2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string" calcext:value-type="string">
            <text:p>S1-hwb7_15.tfc</text:p>
          </table:table-cell>
          <table:table-cell office:value-type="float" office:value="380" calcext:value-type="float">
            <text:p>380</text:p>
          </table:table-cell>
          <table:table-cell office:value-type="float" office:value="37343" calcext:value-type="float">
            <text:p>37343</text:p>
          </table:table-cell>
          <table:table-cell office:value-type="float" office:value="396" calcext:value-type="float">
            <text:p>396</text:p>
          </table:table-cell>
          <table:table-cell office:value-type="float" office:value="39062" calcext:value-type="float">
            <text:p>39062</text:p>
          </table:table-cell>
          <table:table-cell office:value-type="float" office:value="-16" calcext:value-type="float">
            <text:p>-16</text:p>
          </table:table-cell>
          <table:table-cell office:value-type="float" office:value="-1719" calcext:value-type="float">
            <text:p>-1719</text:p>
          </table:table-cell>
          <table:table-cell/>
        </table:table-row>
        <table:table-row table:style-name="ro1">
          <table:table-cell office:value-type="string" calcext:value-type="string">
            <text:p>S1-ham7_inv.tfc</text:p>
          </table:table-cell>
          <table:table-cell office:value-type="float" office:value="453" calcext:value-type="float">
            <text:p>453</text:p>
          </table:table-cell>
          <table:table-cell office:value-type="float" office:value="53131" calcext:value-type="float">
            <text:p>53131</text:p>
          </table:table-cell>
          <table:table-cell office:value-type="float" office:value="445" calcext:value-type="float">
            <text:p>445</text:p>
          </table:table-cell>
          <table:table-cell office:value-type="float" office:value="53151" calcext:value-type="float">
            <text:p>53151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-64" calcext:value-type="float">
            <text:p>-64</text:p>
          </table:table-cell>
          <table:table-cell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string" calcext:value-type="string">
            <text:p>S2-ham7.tfc</text:p>
          </table:table-cell>
          <table:table-cell office:value-type="float" office:value="110" calcext:value-type="float">
            <text:p>110</text:p>
          </table:table-cell>
          <table:table-cell office:value-type="float" office:value="7192" calcext:value-type="float">
            <text:p>7192</text:p>
          </table:table-cell>
          <table:table-cell office:value-type="float" office:value="121" calcext:value-type="float">
            <text:p>121</text:p>
          </table:table-cell>
          <table:table-cell office:value-type="float" office:value="8029" calcext:value-type="float">
            <text:p>8029</text:p>
          </table:table-cell>
          <table:table-cell office:value-type="float" office:value="-11" calcext:value-type="float">
            <text:p>-11</text:p>
          </table:table-cell>
          <table:table-cell office:value-type="float" office:value="-837" calcext:value-type="float">
            <text:p>-837</text:p>
          </table:table-cell>
          <table:table-cell/>
        </table:table-row>
        <table:table-row table:style-name="ro1">
          <table:table-cell office:value-type="string" calcext:value-type="string">
            <text:p>S2-ham7_inv.tfc</text:p>
          </table:table-cell>
          <table:table-cell office:value-type="float" office:value="71" calcext:value-type="float">
            <text:p>71</text:p>
          </table:table-cell>
          <table:table-cell office:value-type="float" office:value="5114" calcext:value-type="float">
            <text:p>5114</text:p>
          </table:table-cell>
          <table:table-cell office:value-type="float" office:value="70" calcext:value-type="float">
            <text:p>70</text:p>
          </table:table-cell>
          <table:table-cell office:value-type="float" office:value="4819" calcext:value-type="float">
            <text:p>4819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/>
        </table:table-row>
        <table:table-row table:style-name="ro1">
          <table:table-cell office:value-type="string" calcext:value-type="string">
            <text:p>S1-hwb7_15_inv.tfc</text:p>
          </table:table-cell>
          <table:table-cell office:value-type="float" office:value="276" calcext:value-type="float">
            <text:p>276</text:p>
          </table:table-cell>
          <table:table-cell office:value-type="float" office:value="25346" calcext:value-type="float">
            <text:p>25346</text:p>
          </table:table-cell>
          <table:table-cell office:value-type="float" office:value="281" calcext:value-type="float">
            <text:p>281</text:p>
          </table:table-cell>
          <table:table-cell office:value-type="float" office:value="26055" calcext:value-type="float">
            <text:p>26055</text:p>
          </table:table-cell>
          <table:table-cell office:value-type="float" office:value="-5" calcext:value-type="float">
            <text:p>-5</text:p>
          </table:table-cell>
          <table:table-cell office:value-type="float" office:value="-709" calcext:value-type="float">
            <text:p>-709</text:p>
          </table:table-cell>
          <table:table-cell/>
        </table:table-row>
        <table:table-row table:style-name="ro1">
          <table:table-cell office:value-type="string" calcext:value-type="string">
            <text:p>S2-hwb7_15_inv.tfc</text:p>
          </table:table-cell>
          <table:table-cell office:value-type="float" office:value="282" calcext:value-type="float">
            <text:p>282</text:p>
          </table:table-cell>
          <table:table-cell office:value-type="float" office:value="24940" calcext:value-type="float">
            <text:p>24940</text:p>
          </table:table-cell>
          <table:table-cell office:value-type="float" office:value="289" calcext:value-type="float">
            <text:p>289</text:p>
          </table:table-cell>
          <table:table-cell office:value-type="float" office:value="25425" calcext:value-type="float">
            <text:p>25425</text:p>
          </table:table-cell>
          <table:table-cell office:value-type="float" office:value="-7" calcext:value-type="float">
            <text:p>-7</text:p>
          </table:table-cell>
          <table:table-cell office:value-type="float" office:value="-485" calcext:value-type="float">
            <text:p>-485</text:p>
          </table:table-cell>
          <table:table-cell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string" calcext:value-type="string">
            <text:p>ham3tc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wb7_15.tfc</text:p>
          </table:table-cell>
          <table:table-cell office:value-type="float" office:value="329" calcext:value-type="float">
            <text:p>329</text:p>
          </table:table-cell>
          <table:table-cell office:value-type="float" office:value="30077" calcext:value-type="float">
            <text:p>30077</text:p>
          </table:table-cell>
          <table:table-cell office:value-type="float" office:value="337" calcext:value-type="float">
            <text:p>337</text:p>
          </table:table-cell>
          <table:table-cell office:value-type="float" office:value="30473" calcext:value-type="float">
            <text:p>30473</text:p>
          </table:table-cell>
          <table:table-cell office:value-type="float" office:value="-8" calcext:value-type="float">
            <text:p>-8</text:p>
          </table:table-cell>
          <table:table-cell office:value-type="float" office:value="-396" calcext:value-type="float">
            <text:p>-396</text:p>
          </table:table-cell>
          <table:table-cell/>
        </table:table-row>
        <table:table-row table:style-name="ro1">
          <table:table-cell office:value-type="string" calcext:value-type="string">
            <text:p>hwb10-n10-gc8247-qc26084.tfc</text:p>
          </table:table-cell>
          <table:table-cell office:value-type="float" office:value="8151" calcext:value-type="float">
            <text:p>8151</text:p>
          </table:table-cell>
          <table:table-cell office:value-type="float" office:value="30459" calcext:value-type="float">
            <text:p>30459</text:p>
          </table:table-cell>
          <table:table-cell office:value-type="float" office:value="8163" calcext:value-type="float">
            <text:p>8163</text:p>
          </table:table-cell>
          <table:table-cell office:value-type="float" office:value="31553" calcext:value-type="float">
            <text:p>31553</text:p>
          </table:table-cell>
          <table:table-cell office:value-type="float" office:value="-12" calcext:value-type="float">
            <text:p>-12</text:p>
          </table:table-cell>
          <table:table-cell office:value-type="float" office:value="-1094" calcext:value-type="float">
            <text:p>-1094</text:p>
          </table:table-cell>
          <table:table-cell/>
        </table:table-row>
        <table:table-row table:style-name="ro1">
          <table:table-cell office:value-type="string" calcext:value-type="string">
            <text:p>hwb10-n10-gc9213-qc26906.tfc</text:p>
          </table:table-cell>
          <table:table-cell office:value-type="float" office:value="8220" calcext:value-type="float">
            <text:p>8220</text:p>
          </table:table-cell>
          <table:table-cell office:value-type="float" office:value="30526" calcext:value-type="float">
            <text:p>30526</text:p>
          </table:table-cell>
          <table:table-cell office:value-type="float" office:value="8289" calcext:value-type="float">
            <text:p>8289</text:p>
          </table:table-cell>
          <table:table-cell office:value-type="float" office:value="32163" calcext:value-type="float">
            <text:p>32163</text:p>
          </table:table-cell>
          <table:table-cell office:value-type="float" office:value="-69" calcext:value-type="float">
            <text:p>-69</text:p>
          </table:table-cell>
          <table:table-cell office:value-type="float" office:value="-1637" calcext:value-type="float">
            <text:p>-1637</text:p>
          </table:table-cell>
          <table:table-cell/>
        </table:table-row>
        <table:table-row table:style-name="ro1">
          <table:table-cell office:value-type="string" calcext:value-type="string">
            <text:p>hwb10_out.tfc</text:p>
          </table:table-cell>
          <table:table-cell office:value-type="float" office:value="6500" calcext:value-type="float">
            <text:p>6500</text:p>
          </table:table-cell>
          <table:table-cell office:value-type="float" office:value="43398" calcext:value-type="float">
            <text:p>43398</text:p>
          </table:table-cell>
          <table:table-cell office:value-type="float" office:value="6477" calcext:value-type="float">
            <text:p>6477</text:p>
          </table:table-cell>
          <table:table-cell office:value-type="float" office:value="47415" calcext:value-type="float">
            <text:p>47415</text:p>
          </table:table-cell>
          <table:table-cell office:value-type="float" office:value="23" calcext:value-type="float">
            <text:p>23</text:p>
          </table:table-cell>
          <table:table-cell office:value-type="float" office:value="-4017" calcext:value-type="float">
            <text:p>-4017</text:p>
          </table:table-cell>
          <table:table-cell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office:value-type="float" office:value="21167" calcext:value-type="float">
            <text:p>21167</text:p>
          </table:table-cell>
          <table:table-cell office:value-type="float" office:value="105288" calcext:value-type="float">
            <text:p>105288</text:p>
          </table:table-cell>
          <table:table-cell office:value-type="float" office:value="21257" calcext:value-type="float">
            <text:p>21257</text:p>
          </table:table-cell>
          <table:table-cell office:value-type="float" office:value="107120" calcext:value-type="float">
            <text:p>107120</text:p>
          </table:table-cell>
          <table:table-cell office:value-type="float" office:value="-90" calcext:value-type="float">
            <text:p>-90</text:p>
          </table:table-cell>
          <table:table-cell office:value-type="float" office:value="-1832" calcext:value-type="float">
            <text:p>-1832</text:p>
          </table:table-cell>
          <table:table-cell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office:value-type="float" office:value="21328" calcext:value-type="float">
            <text:p>21328</text:p>
          </table:table-cell>
          <table:table-cell office:value-type="float" office:value="105449" calcext:value-type="float">
            <text:p>105449</text:p>
          </table:table-cell>
          <table:table-cell office:value-type="float" office:value="21555" calcext:value-type="float">
            <text:p>21555</text:p>
          </table:table-cell>
          <table:table-cell office:value-type="float" office:value="108518" calcext:value-type="float">
            <text:p>108518</text:p>
          </table:table-cell>
          <table:table-cell office:value-type="float" office:value="-227" calcext:value-type="float">
            <text:p>-227</text:p>
          </table:table-cell>
          <table:table-cell office:value-type="float" office:value="-3069" calcext:value-type="float">
            <text:p>-3069</text:p>
          </table:table-cell>
          <table:table-cell/>
        </table:table-row>
        <table:table-row table:style-name="ro1">
          <table:table-cell office:value-type="string" calcext:value-type="string">
            <text:p>hwb7-236.tfc</text:p>
          </table:table-cell>
          <table:table-cell office:value-type="float" office:value="228" calcext:value-type="float">
            <text:p>228</text:p>
          </table:table-cell>
          <table:table-cell office:value-type="float" office:value="4076" calcext:value-type="float">
            <text:p>4076</text:p>
          </table:table-cell>
          <table:table-cell office:value-type="float" office:value="245" calcext:value-type="float">
            <text:p>245</text:p>
          </table:table-cell>
          <table:table-cell office:value-type="float" office:value="5673" calcext:value-type="float">
            <text:p>5673</text:p>
          </table:table-cell>
          <table:table-cell office:value-type="float" office:value="-17" calcext:value-type="float">
            <text:p>-17</text:p>
          </table:table-cell>
          <table:table-cell office:value-type="float" office:value="-1597" calcext:value-type="float">
            <text:p>-1597</text:p>
          </table:table-cell>
          <table:table-cell/>
        </table:table-row>
        <table:table-row table:style-name="ro1">
          <table:table-cell office:value-type="string" calcext:value-type="string">
            <text:p>hwb7-331-2609a.tfc</text:p>
          </table:table-cell>
          <table:table-cell office:value-type="float" office:value="328" calcext:value-type="float">
            <text:p>328</text:p>
          </table:table-cell>
          <table:table-cell office:value-type="float" office:value="2880" calcext:value-type="float">
            <text:p>2880</text:p>
          </table:table-cell>
          <table:table-cell office:value-type="float" office:value="334" calcext:value-type="float">
            <text:p>334</text:p>
          </table:table-cell>
          <table:table-cell office:value-type="float" office:value="3214" calcext:value-type="float">
            <text:p>3214</text:p>
          </table:table-cell>
          <table:table-cell office:value-type="float" office:value="-6" calcext:value-type="float">
            <text:p>-6</text:p>
          </table:table-cell>
          <table:table-cell office:value-type="float" office:value="-334" calcext:value-type="float">
            <text:p>-334</text:p>
          </table:table-cell>
          <table:table-cell/>
        </table:table-row>
        <table:table-row table:style-name="ro1">
          <table:table-cell office:value-type="string" calcext:value-type="string">
            <text:p>hwb7tc.tfc</text:p>
          </table:table-cell>
          <table:table-cell office:value-type="float" office:value="284" calcext:value-type="float">
            <text:p>284</text:p>
          </table:table-cell>
          <table:table-cell office:value-type="float" office:value="5508" calcext:value-type="float">
            <text:p>5508</text:p>
          </table:table-cell>
          <table:table-cell office:value-type="float" office:value="304" calcext:value-type="float">
            <text:p>304</text:p>
          </table:table-cell>
          <table:table-cell office:value-type="float" office:value="7788" calcext:value-type="float">
            <text:p>7788</text:p>
          </table:table-cell>
          <table:table-cell office:value-type="float" office:value="-20" calcext:value-type="float">
            <text:p>-20</text:p>
          </table:table-cell>
          <table:table-cell office:value-type="float" office:value="-2280" calcext:value-type="float">
            <text:p>-2280</text:p>
          </table:table-cell>
          <table:table-cell/>
        </table:table-row>
        <table:table-row table:style-name="ro1">
          <table:table-cell office:value-type="string" calcext:value-type="string">
            <text:p>hwb8-614-12745a.tfc</text:p>
          </table:table-cell>
          <table:table-cell office:value-type="float" office:value="608" calcext:value-type="float">
            <text:p>608</text:p>
          </table:table-cell>
          <table:table-cell office:value-type="float" office:value="17244" calcext:value-type="float">
            <text:p>17244</text:p>
          </table:table-cell>
          <table:table-cell office:value-type="float" office:value="619" calcext:value-type="float">
            <text:p>619</text:p>
          </table:table-cell>
          <table:table-cell office:value-type="float" office:value="20367" calcext:value-type="float">
            <text:p>20367</text:p>
          </table:table-cell>
          <table:table-cell office:value-type="float" office:value="-11" calcext:value-type="float">
            <text:p>-11</text:p>
          </table:table-cell>
          <table:table-cell office:value-type="float" office:value="-3123" calcext:value-type="float">
            <text:p>-3123</text:p>
          </table:table-cell>
          <table:table-cell/>
        </table:table-row>
        <table:table-row table:style-name="ro1">
          <table:table-cell office:value-type="string" calcext:value-type="string">
            <text:p>hwb8-637.tfc</text:p>
          </table:table-cell>
          <table:table-cell office:value-type="float" office:value="628" calcext:value-type="float">
            <text:p>628</text:p>
          </table:table-cell>
          <table:table-cell office:value-type="float" office:value="19152" calcext:value-type="float">
            <text:p>19152</text:p>
          </table:table-cell>
          <table:table-cell office:value-type="float" office:value="651" calcext:value-type="float">
            <text:p>651</text:p>
          </table:table-cell>
          <table:table-cell office:value-type="float" office:value="24759" calcext:value-type="float">
            <text:p>24759</text:p>
          </table:table-cell>
          <table:table-cell office:value-type="float" office:value="-23" calcext:value-type="float">
            <text:p>-23</text:p>
          </table:table-cell>
          <table:table-cell office:value-type="float" office:value="-5607" calcext:value-type="float">
            <text:p>-5607</text:p>
          </table:table-cell>
          <table:table-cell/>
        </table:table-row>
        <table:table-row table:style-name="ro1">
          <table:table-cell office:value-type="string" calcext:value-type="string">
            <text:p>hwb8-749-6197a.tfc</text:p>
          </table:table-cell>
          <table:table-cell office:value-type="float" office:value="732" calcext:value-type="float">
            <text:p>732</text:p>
          </table:table-cell>
          <table:table-cell office:value-type="float" office:value="8366" calcext:value-type="float">
            <text:p>8366</text:p>
          </table:table-cell>
          <table:table-cell office:value-type="float" office:value="739" calcext:value-type="float">
            <text:p>739</text:p>
          </table:table-cell>
          <table:table-cell office:value-type="float" office:value="9013" calcext:value-type="float">
            <text:p>9013</text:p>
          </table:table-cell>
          <table:table-cell office:value-type="float" office:value="-7" calcext:value-type="float">
            <text:p>-7</text:p>
          </table:table-cell>
          <table:table-cell office:value-type="float" office:value="-647" calcext:value-type="float">
            <text:p>-647</text:p>
          </table:table-cell>
          <table:table-cell/>
        </table:table-row>
        <table:table-row table:style-name="ro1">
          <table:table-cell office:value-type="string" calcext:value-type="string">
            <text:p>hwb8_2710_6940.tfc</text:p>
          </table:table-cell>
          <table:table-cell office:value-type="float" office:value="2590" calcext:value-type="float">
            <text:p>2590</text:p>
          </table:table-cell>
          <table:table-cell office:value-type="float" office:value="8044" calcext:value-type="float">
            <text:p>8044</text:p>
          </table:table-cell>
          <table:table-cell office:value-type="float" office:value="2613" calcext:value-type="float">
            <text:p>2613</text:p>
          </table:table-cell>
          <table:table-cell office:value-type="float" office:value="8649" calcext:value-type="float">
            <text:p>8649</text:p>
          </table:table-cell>
          <table:table-cell office:value-type="float" office:value="-23" calcext:value-type="float">
            <text:p>-23</text:p>
          </table:table-cell>
          <table:table-cell office:value-type="float" office:value="-605" calcext:value-type="float">
            <text:p>-605</text:p>
          </table:table-cell>
          <table:table-cell/>
        </table:table-row>
        <table:table-row table:style-name="ro1">
          <table:table-cell office:value-type="string" calcext:value-type="string">
            <text:p>hwb9-1541.tfc</text:p>
          </table:table-cell>
          <table:table-cell office:value-type="float" office:value="1523" calcext:value-type="float">
            <text:p>1523</text:p>
          </table:table-cell>
          <table:table-cell office:value-type="float" office:value="62987" calcext:value-type="float">
            <text:p>62987</text:p>
          </table:table-cell>
          <table:table-cell office:value-type="float" office:value="1588" calcext:value-type="float">
            <text:p>1588</text:p>
          </table:table-cell>
          <table:table-cell office:value-type="float" office:value="78232" calcext:value-type="float">
            <text:p>78232</text:p>
          </table:table-cell>
          <table:table-cell office:value-type="float" office:value="-65" calcext:value-type="float">
            <text:p>-65</text:p>
          </table:table-cell>
          <table:table-cell office:value-type="float" office:value="-15245" calcext:value-type="float">
            <text:p>-15245</text:p>
          </table:table-cell>
          <table:table-cell/>
        </table:table-row>
        <table:table-row table:style-name="ro1">
          <table:table-cell office:value-type="string" calcext:value-type="string">
            <text:p>hwb9-1544.tfc</text:p>
          </table:table-cell>
          <table:table-cell office:value-type="float" office:value="1526" calcext:value-type="float">
            <text:p>1526</text:p>
          </table:table-cell>
          <table:table-cell office:value-type="float" office:value="63042" calcext:value-type="float">
            <text:p>63042</text:p>
          </table:table-cell>
          <table:table-cell office:value-type="float" office:value="1591" calcext:value-type="float">
            <text:p>1591</text:p>
          </table:table-cell>
          <table:table-cell office:value-type="float" office:value="78319" calcext:value-type="float">
            <text:p>78319</text:p>
          </table:table-cell>
          <table:table-cell office:value-type="float" office:value="-65" calcext:value-type="float">
            <text:p>-65</text:p>
          </table:table-cell>
          <table:table-cell office:value-type="float" office:value="-15277" calcext:value-type="float">
            <text:p>-15277</text:p>
          </table:table-cell>
          <table:table-cell/>
        </table:table-row>
        <table:table-row table:style-name="ro1">
          <table:table-cell office:value-type="string" calcext:value-type="string">
            <text:p>hwb9-1959-20378a.tfc</text:p>
          </table:table-cell>
          <table:table-cell office:value-type="float" office:value="1945" calcext:value-type="float">
            <text:p>1945</text:p>
          </table:table-cell>
          <table:table-cell office:value-type="float" office:value="33685" calcext:value-type="float">
            <text:p>33685</text:p>
          </table:table-cell>
          <table:table-cell office:value-type="float" office:value="1955" calcext:value-type="float">
            <text:p>1955</text:p>
          </table:table-cell>
          <table:table-cell office:value-type="float" office:value="33795" calcext:value-type="float">
            <text:p>33795</text:p>
          </table:table-cell>
          <table:table-cell office:value-type="float" office:value="-10" calcext:value-type="float">
            <text:p>-10</text:p>
          </table:table-cell>
          <table:table-cell office:value-type="float" office:value="-110" calcext:value-type="float">
            <text:p>-110</text:p>
          </table:table-cell>
          <table:table-cell/>
        </table:table-row>
        <table:table-row table:style-name="ro1">
          <table:table-cell office:value-type="string" calcext:value-type="string">
            <text:p>hwb9_6563_16173.tfc</text:p>
          </table:table-cell>
          <table:table-cell office:value-type="float" office:value="6265" calcext:value-type="float">
            <text:p>6265</text:p>
          </table:table-cell>
          <table:table-cell office:value-type="float" office:value="18062" calcext:value-type="float">
            <text:p>18062</text:p>
          </table:table-cell>
          <table:table-cell office:value-type="float" office:value="6261" calcext:value-type="float">
            <text:p>6261</text:p>
          </table:table-cell>
          <table:table-cell office:value-type="float" office:value="18785" calcext:value-type="float">
            <text:p>18785</text:p>
          </table:table-cell>
          <table:table-cell office:value-type="float" office:value="4" calcext:value-type="float">
            <text:p>4</text:p>
          </table:table-cell>
          <table:table-cell office:value-type="float" office:value="-723" calcext:value-type="float">
            <text:p>-723</text:p>
          </table:table-cell>
          <table:table-cell/>
        </table:table-row>
        <table:table-row table:style-name="ro1">
          <table:table-cell office:value-type="string" calcext:value-type="string">
            <text:p>mod5mils.tfc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string" calcext:value-type="string">
            <text:p>hwb11_out.tfc</text:p>
          </table:table-cell>
          <table:table-cell office:value-type="float" office:value="14469" calcext:value-type="float">
            <text:p>14469</text:p>
          </table:table-cell>
          <table:table-cell office:value-type="float" office:value="120094" calcext:value-type="float">
            <text:p>120094</text:p>
          </table:table-cell>
          <table:table-cell office:value-type="float" office:value="14502" calcext:value-type="float">
            <text:p>14502</text:p>
          </table:table-cell>
          <table:table-cell office:value-type="float" office:value="132688" calcext:value-type="float">
            <text:p>132688</text:p>
          </table:table-cell>
          <table:table-cell office:value-type="float" office:value="-33" calcext:value-type="float">
            <text:p>-33</text:p>
          </table:table-cell>
          <table:table-cell office:value-type="float" office:value="-12594" calcext:value-type="float">
            <text:p>-12594</text:p>
          </table:table-cell>
          <table:table-cell/>
        </table:table-row>
      </table:table>
      <table:table table:name="otimos_reed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GC Original</text:p>
          </table:table-cell>
          <table:table-cell office:value-type="string" calcext:value-type="string">
            <text:p>QC Original</text:p>
          </table:table-cell>
          <table:table-cell office:value-type="string" calcext:value-type="string">
            <text:p>GC Otimizado</text:p>
          </table:table-cell>
          <table:table-cell office:value-type="string" calcext:value-type="string">
            <text:p>QC Otimizado</text:p>
          </table:table-cell>
          <table:table-cell office:value-type="string" calcext:value-type="string">
            <text:p>Diff GC</text:p>
          </table:table-cell>
          <table:table-cell office:value-type="string" calcext:value-type="string">
            <text:p>Diff QC</text:p>
          </table:table-cell>
          <table:table-cell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aj-e11_complete_74(81).tfc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string" calcext:value-type="string">
            <text:p>S1-ham7.tfc</text:p>
          </table:table-cell>
          <table:table-cell office:value-type="float" office:value="86" calcext:value-type="float">
            <text:p>86</text:p>
          </table:table-cell>
          <table:table-cell office:value-type="float" office:value="8126" calcext:value-type="float">
            <text:p>8126</text:p>
          </table:table-cell>
          <table:table-cell office:value-type="float" office:value="88" calcext:value-type="float">
            <text:p>88</text:p>
          </table:table-cell>
          <table:table-cell office:value-type="float" office:value="8140" calcext:value-type="float">
            <text:p>8140</text:p>
          </table:table-cell>
          <table:table-cell office:value-type="float" office:value="-2" calcext:value-type="float">
            <text:p>-2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string" calcext:value-type="string">
            <text:p>S1-hwb7_15.tfc</text:p>
          </table:table-cell>
          <table:table-cell office:value-type="float" office:value="380" calcext:value-type="float">
            <text:p>380</text:p>
          </table:table-cell>
          <table:table-cell office:value-type="float" office:value="37343" calcext:value-type="float">
            <text:p>37343</text:p>
          </table:table-cell>
          <table:table-cell office:value-type="float" office:value="396" calcext:value-type="float">
            <text:p>396</text:p>
          </table:table-cell>
          <table:table-cell office:value-type="float" office:value="39062" calcext:value-type="float">
            <text:p>39062</text:p>
          </table:table-cell>
          <table:table-cell office:value-type="float" office:value="-16" calcext:value-type="float">
            <text:p>-16</text:p>
          </table:table-cell>
          <table:table-cell office:value-type="float" office:value="-1719" calcext:value-type="float">
            <text:p>-1719</text:p>
          </table:table-cell>
          <table:table-cell/>
        </table:table-row>
        <table:table-row table:style-name="ro1">
          <table:table-cell office:value-type="string" calcext:value-type="string">
            <text:p>S1-ham7_inv.tfc</text:p>
          </table:table-cell>
          <table:table-cell office:value-type="float" office:value="453" calcext:value-type="float">
            <text:p>453</text:p>
          </table:table-cell>
          <table:table-cell office:value-type="float" office:value="53131" calcext:value-type="float">
            <text:p>53131</text:p>
          </table:table-cell>
          <table:table-cell office:value-type="float" office:value="445" calcext:value-type="float">
            <text:p>445</text:p>
          </table:table-cell>
          <table:table-cell office:value-type="float" office:value="53151" calcext:value-type="float">
            <text:p>53151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-64" calcext:value-type="float">
            <text:p>-64</text:p>
          </table:table-cell>
          <table:table-cell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string" calcext:value-type="string">
            <text:p>S2-ham7.tfc</text:p>
          </table:table-cell>
          <table:table-cell office:value-type="float" office:value="110" calcext:value-type="float">
            <text:p>110</text:p>
          </table:table-cell>
          <table:table-cell office:value-type="float" office:value="7192" calcext:value-type="float">
            <text:p>7192</text:p>
          </table:table-cell>
          <table:table-cell office:value-type="float" office:value="121" calcext:value-type="float">
            <text:p>121</text:p>
          </table:table-cell>
          <table:table-cell office:value-type="float" office:value="8029" calcext:value-type="float">
            <text:p>8029</text:p>
          </table:table-cell>
          <table:table-cell office:value-type="float" office:value="-11" calcext:value-type="float">
            <text:p>-11</text:p>
          </table:table-cell>
          <table:table-cell office:value-type="float" office:value="-837" calcext:value-type="float">
            <text:p>-837</text:p>
          </table:table-cell>
          <table:table-cell/>
        </table:table-row>
        <table:table-row table:style-name="ro1">
          <table:table-cell office:value-type="string" calcext:value-type="string">
            <text:p>S2-ham7_inv.tfc</text:p>
          </table:table-cell>
          <table:table-cell office:value-type="float" office:value="71" calcext:value-type="float">
            <text:p>71</text:p>
          </table:table-cell>
          <table:table-cell office:value-type="float" office:value="5114" calcext:value-type="float">
            <text:p>5114</text:p>
          </table:table-cell>
          <table:table-cell office:value-type="float" office:value="70" calcext:value-type="float">
            <text:p>70</text:p>
          </table:table-cell>
          <table:table-cell office:value-type="float" office:value="4819" calcext:value-type="float">
            <text:p>4819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/>
        </table:table-row>
        <table:table-row table:style-name="ro1">
          <table:table-cell office:value-type="string" calcext:value-type="string">
            <text:p>S1-hwb7_15_inv.tfc</text:p>
          </table:table-cell>
          <table:table-cell office:value-type="float" office:value="276" calcext:value-type="float">
            <text:p>276</text:p>
          </table:table-cell>
          <table:table-cell office:value-type="float" office:value="25346" calcext:value-type="float">
            <text:p>25346</text:p>
          </table:table-cell>
          <table:table-cell office:value-type="float" office:value="281" calcext:value-type="float">
            <text:p>281</text:p>
          </table:table-cell>
          <table:table-cell office:value-type="float" office:value="26055" calcext:value-type="float">
            <text:p>26055</text:p>
          </table:table-cell>
          <table:table-cell office:value-type="float" office:value="-5" calcext:value-type="float">
            <text:p>-5</text:p>
          </table:table-cell>
          <table:table-cell office:value-type="float" office:value="-709" calcext:value-type="float">
            <text:p>-709</text:p>
          </table:table-cell>
          <table:table-cell/>
        </table:table-row>
        <table:table-row table:style-name="ro1">
          <table:table-cell office:value-type="string" calcext:value-type="string">
            <text:p>S2-hwb7_15_inv.tfc</text:p>
          </table:table-cell>
          <table:table-cell office:value-type="float" office:value="282" calcext:value-type="float">
            <text:p>282</text:p>
          </table:table-cell>
          <table:table-cell office:value-type="float" office:value="24940" calcext:value-type="float">
            <text:p>24940</text:p>
          </table:table-cell>
          <table:table-cell office:value-type="float" office:value="289" calcext:value-type="float">
            <text:p>289</text:p>
          </table:table-cell>
          <table:table-cell office:value-type="float" office:value="25425" calcext:value-type="float">
            <text:p>25425</text:p>
          </table:table-cell>
          <table:table-cell office:value-type="float" office:value="-7" calcext:value-type="float">
            <text:p>-7</text:p>
          </table:table-cell>
          <table:table-cell office:value-type="float" office:value="-485" calcext:value-type="float">
            <text:p>-485</text:p>
          </table:table-cell>
          <table:table-cell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string" calcext:value-type="string">
            <text:p>ham3tc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wb7_15.tfc</text:p>
          </table:table-cell>
          <table:table-cell office:value-type="float" office:value="331" calcext:value-type="float">
            <text:p>331</text:p>
          </table:table-cell>
          <table:table-cell office:value-type="float" office:value="30327" calcext:value-type="float">
            <text:p>30327</text:p>
          </table:table-cell>
          <table:table-cell office:value-type="float" office:value="337" calcext:value-type="float">
            <text:p>337</text:p>
          </table:table-cell>
          <table:table-cell office:value-type="float" office:value="30473" calcext:value-type="float">
            <text:p>30473</text:p>
          </table:table-cell>
          <table:table-cell office:value-type="float" office:value="-6" calcext:value-type="float">
            <text:p>-6</text:p>
          </table:table-cell>
          <table:table-cell office:value-type="float" office:value="-146" calcext:value-type="float">
            <text:p>-146</text:p>
          </table:table-cell>
          <table:table-cell/>
        </table:table-row>
        <table:table-row table:style-name="ro1">
          <table:table-cell office:value-type="string" calcext:value-type="string">
            <text:p>hwb10-n10-gc8247-qc26084.tfc</text:p>
          </table:table-cell>
          <table:table-cell office:value-type="float" office:value="8157" calcext:value-type="float">
            <text:p>8157</text:p>
          </table:table-cell>
          <table:table-cell office:value-type="float" office:value="30453" calcext:value-type="float">
            <text:p>30453</text:p>
          </table:table-cell>
          <table:table-cell office:value-type="float" office:value="8166" calcext:value-type="float">
            <text:p>8166</text:p>
          </table:table-cell>
          <table:table-cell office:value-type="float" office:value="31544" calcext:value-type="float">
            <text:p>31544</text:p>
          </table:table-cell>
          <table:table-cell office:value-type="float" office:value="-9" calcext:value-type="float">
            <text:p>-9</text:p>
          </table:table-cell>
          <table:table-cell office:value-type="float" office:value="-1091" calcext:value-type="float">
            <text:p>-1091</text:p>
          </table:table-cell>
          <table:table-cell/>
        </table:table-row>
        <table:table-row table:style-name="ro1">
          <table:table-cell office:value-type="string" calcext:value-type="string">
            <text:p>hwb10-n10-gc9213-qc26906.tfc</text:p>
          </table:table-cell>
          <table:table-cell office:value-type="float" office:value="9104" calcext:value-type="float">
            <text:p>9104</text:p>
          </table:table-cell>
          <table:table-cell office:value-type="float" office:value="31314" calcext:value-type="float">
            <text:p>31314</text:p>
          </table:table-cell>
          <table:table-cell office:value-type="float" office:value="9213" calcext:value-type="float">
            <text:p>9213</text:p>
          </table:table-cell>
          <table:table-cell office:value-type="float" office:value="33365" calcext:value-type="float">
            <text:p>33365</text:p>
          </table:table-cell>
          <table:table-cell office:value-type="float" office:value="-109" calcext:value-type="float">
            <text:p>-109</text:p>
          </table:table-cell>
          <table:table-cell office:value-type="float" office:value="-2051" calcext:value-type="float">
            <text:p>-2051</text:p>
          </table:table-cell>
          <table:table-cell/>
        </table:table-row>
        <table:table-row table:style-name="ro1">
          <table:table-cell office:value-type="string" calcext:value-type="string">
            <text:p>hwb10_out.tfc</text:p>
          </table:table-cell>
          <table:table-cell office:value-type="float" office:value="6986" calcext:value-type="float">
            <text:p>6986</text:p>
          </table:table-cell>
          <table:table-cell office:value-type="float" office:value="43827" calcext:value-type="float">
            <text:p>43827</text:p>
          </table:table-cell>
          <table:table-cell office:value-type="float" office:value="6849" calcext:value-type="float">
            <text:p>6849</text:p>
          </table:table-cell>
          <table:table-cell office:value-type="float" office:value="47093" calcext:value-type="float">
            <text:p>47093</text:p>
          </table:table-cell>
          <table:table-cell office:value-type="float" office:value="137" calcext:value-type="float">
            <text:p>137</text:p>
          </table:table-cell>
          <table:table-cell office:value-type="float" office:value="-3266" calcext:value-type="float">
            <text:p>-3266</text:p>
          </table:table-cell>
          <table:table-cell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office:value-type="float" office:value="21217" calcext:value-type="float">
            <text:p>21217</text:p>
          </table:table-cell>
          <table:table-cell office:value-type="float" office:value="105218" calcext:value-type="float">
            <text:p>105218</text:p>
          </table:table-cell>
          <table:table-cell office:value-type="float" office:value="21286" calcext:value-type="float">
            <text:p>21286</text:p>
          </table:table-cell>
          <table:table-cell office:value-type="float" office:value="107014" calcext:value-type="float">
            <text:p>107014</text:p>
          </table:table-cell>
          <table:table-cell office:value-type="float" office:value="-69" calcext:value-type="float">
            <text:p>-69</text:p>
          </table:table-cell>
          <table:table-cell office:value-type="float" office:value="-1796" calcext:value-type="float">
            <text:p>-1796</text:p>
          </table:table-cell>
          <table:table-cell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office:value-type="float" office:value="23990" calcext:value-type="float">
            <text:p>23990</text:p>
          </table:table-cell>
          <table:table-cell office:value-type="float" office:value="107797" calcext:value-type="float">
            <text:p>107797</text:p>
          </table:table-cell>
          <table:table-cell office:value-type="float" office:value="24276" calcext:value-type="float">
            <text:p>24276</text:p>
          </table:table-cell>
          <table:table-cell office:value-type="float" office:value="111692" calcext:value-type="float">
            <text:p>111692</text:p>
          </table:table-cell>
          <table:table-cell office:value-type="float" office:value="-286" calcext:value-type="float">
            <text:p>-286</text:p>
          </table:table-cell>
          <table:table-cell office:value-type="float" office:value="-3895" calcext:value-type="float">
            <text:p>-3895</text:p>
          </table:table-cell>
          <table:table-cell/>
        </table:table-row>
        <table:table-row table:style-name="ro1">
          <table:table-cell office:value-type="string" calcext:value-type="string">
            <text:p>hwb7-236.tfc</text:p>
          </table:table-cell>
          <table:table-cell office:value-type="float" office:value="228" calcext:value-type="float">
            <text:p>228</text:p>
          </table:table-cell>
          <table:table-cell office:value-type="float" office:value="4076" calcext:value-type="float">
            <text:p>4076</text:p>
          </table:table-cell>
          <table:table-cell office:value-type="float" office:value="245" calcext:value-type="float">
            <text:p>245</text:p>
          </table:table-cell>
          <table:table-cell office:value-type="float" office:value="5673" calcext:value-type="float">
            <text:p>5673</text:p>
          </table:table-cell>
          <table:table-cell office:value-type="float" office:value="-17" calcext:value-type="float">
            <text:p>-17</text:p>
          </table:table-cell>
          <table:table-cell office:value-type="float" office:value="-1597" calcext:value-type="float">
            <text:p>-1597</text:p>
          </table:table-cell>
          <table:table-cell/>
        </table:table-row>
        <table:table-row table:style-name="ro1">
          <table:table-cell office:value-type="string" calcext:value-type="string">
            <text:p>hwb7-331-2609a.tfc</text:p>
          </table:table-cell>
          <table:table-cell office:value-type="float" office:value="328" calcext:value-type="float">
            <text:p>328</text:p>
          </table:table-cell>
          <table:table-cell office:value-type="float" office:value="2880" calcext:value-type="float">
            <text:p>2880</text:p>
          </table:table-cell>
          <table:table-cell office:value-type="float" office:value="334" calcext:value-type="float">
            <text:p>334</text:p>
          </table:table-cell>
          <table:table-cell office:value-type="float" office:value="3214" calcext:value-type="float">
            <text:p>3214</text:p>
          </table:table-cell>
          <table:table-cell office:value-type="float" office:value="-6" calcext:value-type="float">
            <text:p>-6</text:p>
          </table:table-cell>
          <table:table-cell office:value-type="float" office:value="-334" calcext:value-type="float">
            <text:p>-334</text:p>
          </table:table-cell>
          <table:table-cell/>
        </table:table-row>
        <table:table-row table:style-name="ro1">
          <table:table-cell office:value-type="string" calcext:value-type="string">
            <text:p>hwb7tc.tfc</text:p>
          </table:table-cell>
          <table:table-cell office:value-type="float" office:value="284" calcext:value-type="float">
            <text:p>284</text:p>
          </table:table-cell>
          <table:table-cell office:value-type="float" office:value="5508" calcext:value-type="float">
            <text:p>5508</text:p>
          </table:table-cell>
          <table:table-cell office:value-type="float" office:value="304" calcext:value-type="float">
            <text:p>304</text:p>
          </table:table-cell>
          <table:table-cell office:value-type="float" office:value="7788" calcext:value-type="float">
            <text:p>7788</text:p>
          </table:table-cell>
          <table:table-cell office:value-type="float" office:value="-20" calcext:value-type="float">
            <text:p>-20</text:p>
          </table:table-cell>
          <table:table-cell office:value-type="float" office:value="-2280" calcext:value-type="float">
            <text:p>-2280</text:p>
          </table:table-cell>
          <table:table-cell/>
        </table:table-row>
        <table:table-row table:style-name="ro1">
          <table:table-cell office:value-type="string" calcext:value-type="string">
            <text:p>hwb8-614-12745a.tfc</text:p>
          </table:table-cell>
          <table:table-cell office:value-type="float" office:value="608" calcext:value-type="float">
            <text:p>608</text:p>
          </table:table-cell>
          <table:table-cell office:value-type="float" office:value="17244" calcext:value-type="float">
            <text:p>17244</text:p>
          </table:table-cell>
          <table:table-cell office:value-type="float" office:value="619" calcext:value-type="float">
            <text:p>619</text:p>
          </table:table-cell>
          <table:table-cell office:value-type="float" office:value="20367" calcext:value-type="float">
            <text:p>20367</text:p>
          </table:table-cell>
          <table:table-cell office:value-type="float" office:value="-11" calcext:value-type="float">
            <text:p>-11</text:p>
          </table:table-cell>
          <table:table-cell office:value-type="float" office:value="-3123" calcext:value-type="float">
            <text:p>-3123</text:p>
          </table:table-cell>
          <table:table-cell/>
        </table:table-row>
        <table:table-row table:style-name="ro1">
          <table:table-cell office:value-type="string" calcext:value-type="string">
            <text:p>hwb8-637.tfc</text:p>
          </table:table-cell>
          <table:table-cell office:value-type="float" office:value="630" calcext:value-type="float">
            <text:p>630</text:p>
          </table:table-cell>
          <table:table-cell office:value-type="float" office:value="19154" calcext:value-type="float">
            <text:p>19154</text:p>
          </table:table-cell>
          <table:table-cell office:value-type="float" office:value="653" calcext:value-type="float">
            <text:p>653</text:p>
          </table:table-cell>
          <table:table-cell office:value-type="float" office:value="24761" calcext:value-type="float">
            <text:p>24761</text:p>
          </table:table-cell>
          <table:table-cell office:value-type="float" office:value="-23" calcext:value-type="float">
            <text:p>-23</text:p>
          </table:table-cell>
          <table:table-cell office:value-type="float" office:value="-5607" calcext:value-type="float">
            <text:p>-5607</text:p>
          </table:table-cell>
          <table:table-cell/>
        </table:table-row>
        <table:table-row table:style-name="ro1">
          <table:table-cell office:value-type="string" calcext:value-type="string">
            <text:p>hwb8-749-6197a.tfc</text:p>
          </table:table-cell>
          <table:table-cell office:value-type="float" office:value="740" calcext:value-type="float">
            <text:p>740</text:p>
          </table:table-cell>
          <table:table-cell office:value-type="float" office:value="8374" calcext:value-type="float">
            <text:p>8374</text:p>
          </table:table-cell>
          <table:table-cell office:value-type="float" office:value="750" calcext:value-type="float">
            <text:p>750</text:p>
          </table:table-cell>
          <table:table-cell office:value-type="float" office:value="9070" calcext:value-type="float">
            <text:p>9070</text:p>
          </table:table-cell>
          <table:table-cell office:value-type="float" office:value="-10" calcext:value-type="float">
            <text:p>-10</text:p>
          </table:table-cell>
          <table:table-cell office:value-type="float" office:value="-696" calcext:value-type="float">
            <text:p>-696</text:p>
          </table:table-cell>
          <table:table-cell/>
        </table:table-row>
        <table:table-row table:style-name="ro1">
          <table:table-cell office:value-type="string" calcext:value-type="string">
            <text:p>hwb8_2710_6940.tfc</text:p>
          </table:table-cell>
          <table:table-cell office:value-type="float" office:value="2648" calcext:value-type="float">
            <text:p>2648</text:p>
          </table:table-cell>
          <table:table-cell office:value-type="float" office:value="8102" calcext:value-type="float">
            <text:p>8102</text:p>
          </table:table-cell>
          <table:table-cell office:value-type="float" office:value="2669" calcext:value-type="float">
            <text:p>2669</text:p>
          </table:table-cell>
          <table:table-cell office:value-type="float" office:value="8709" calcext:value-type="float">
            <text:p>8709</text:p>
          </table:table-cell>
          <table:table-cell office:value-type="float" office:value="-21" calcext:value-type="float">
            <text:p>-21</text:p>
          </table:table-cell>
          <table:table-cell office:value-type="float" office:value="-607" calcext:value-type="float">
            <text:p>-607</text:p>
          </table:table-cell>
          <table:table-cell/>
        </table:table-row>
        <table:table-row table:style-name="ro1">
          <table:table-cell office:value-type="string" calcext:value-type="string">
            <text:p>hwb9-1541.tfc</text:p>
          </table:table-cell>
          <table:table-cell office:value-type="float" office:value="1523" calcext:value-type="float">
            <text:p>1523</text:p>
          </table:table-cell>
          <table:table-cell office:value-type="float" office:value="62987" calcext:value-type="float">
            <text:p>62987</text:p>
          </table:table-cell>
          <table:table-cell office:value-type="float" office:value="1588" calcext:value-type="float">
            <text:p>1588</text:p>
          </table:table-cell>
          <table:table-cell office:value-type="float" office:value="78232" calcext:value-type="float">
            <text:p>78232</text:p>
          </table:table-cell>
          <table:table-cell office:value-type="float" office:value="-65" calcext:value-type="float">
            <text:p>-65</text:p>
          </table:table-cell>
          <table:table-cell office:value-type="float" office:value="-15245" calcext:value-type="float">
            <text:p>-15245</text:p>
          </table:table-cell>
          <table:table-cell/>
        </table:table-row>
        <table:table-row table:style-name="ro1">
          <table:table-cell office:value-type="string" calcext:value-type="string">
            <text:p>hwb9-1544.tfc</text:p>
          </table:table-cell>
          <table:table-cell office:value-type="float" office:value="1526" calcext:value-type="float">
            <text:p>1526</text:p>
          </table:table-cell>
          <table:table-cell office:value-type="float" office:value="63042" calcext:value-type="float">
            <text:p>63042</text:p>
          </table:table-cell>
          <table:table-cell office:value-type="float" office:value="1591" calcext:value-type="float">
            <text:p>1591</text:p>
          </table:table-cell>
          <table:table-cell office:value-type="float" office:value="78319" calcext:value-type="float">
            <text:p>78319</text:p>
          </table:table-cell>
          <table:table-cell office:value-type="float" office:value="-65" calcext:value-type="float">
            <text:p>-65</text:p>
          </table:table-cell>
          <table:table-cell office:value-type="float" office:value="-15277" calcext:value-type="float">
            <text:p>-15277</text:p>
          </table:table-cell>
          <table:table-cell/>
        </table:table-row>
        <table:table-row table:style-name="ro1">
          <table:table-cell office:value-type="string" calcext:value-type="string">
            <text:p>hwb9-1959-20378a.tfc</text:p>
          </table:table-cell>
          <table:table-cell office:value-type="float" office:value="1951" calcext:value-type="float">
            <text:p>1951</text:p>
          </table:table-cell>
          <table:table-cell office:value-type="float" office:value="33691" calcext:value-type="float">
            <text:p>33691</text:p>
          </table:table-cell>
          <table:table-cell office:value-type="float" office:value="1959" calcext:value-type="float">
            <text:p>1959</text:p>
          </table:table-cell>
          <table:table-cell office:value-type="float" office:value="33803" calcext:value-type="float">
            <text:p>33803</text:p>
          </table:table-cell>
          <table:table-cell office:value-type="float" office:value="-8" calcext:value-type="float">
            <text:p>-8</text:p>
          </table:table-cell>
          <table:table-cell office:value-type="float" office:value="-112" calcext:value-type="float">
            <text:p>-112</text:p>
          </table:table-cell>
          <table:table-cell/>
        </table:table-row>
        <table:table-row table:style-name="ro1">
          <table:table-cell office:value-type="string" calcext:value-type="string">
            <text:p>hwb9_6563_16173.tfc</text:p>
          </table:table-cell>
          <table:table-cell office:value-type="float" office:value="6403" calcext:value-type="float">
            <text:p>6403</text:p>
          </table:table-cell>
          <table:table-cell office:value-type="float" office:value="18200" calcext:value-type="float">
            <text:p>18200</text:p>
          </table:table-cell>
          <table:table-cell office:value-type="float" office:value="6399" calcext:value-type="float">
            <text:p>6399</text:p>
          </table:table-cell>
          <table:table-cell office:value-type="float" office:value="18923" calcext:value-type="float">
            <text:p>18923</text:p>
          </table:table-cell>
          <table:table-cell office:value-type="float" office:value="4" calcext:value-type="float">
            <text:p>4</text:p>
          </table:table-cell>
          <table:table-cell office:value-type="float" office:value="-723" calcext:value-type="float">
            <text:p>-723</text:p>
          </table:table-cell>
          <table:table-cell/>
        </table:table-row>
        <table:table-row table:style-name="ro1">
          <table:table-cell office:value-type="string" calcext:value-type="string">
            <text:p>mod5mils.tfc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string" calcext:value-type="string">
            <text:p>hwb11_out.tfc</text:p>
          </table:table-cell>
          <table:table-cell office:value-type="float" office:value="15413" calcext:value-type="float">
            <text:p>15413</text:p>
          </table:table-cell>
          <table:table-cell office:value-type="float" office:value="120893" calcext:value-type="float">
            <text:p>120893</text:p>
          </table:table-cell>
          <table:table-cell office:value-type="float" office:value="15276" calcext:value-type="float">
            <text:p>15276</text:p>
          </table:table-cell>
          <table:table-cell office:value-type="float" office:value="133226" calcext:value-type="float">
            <text:p>133226</text:p>
          </table:table-cell>
          <table:table-cell office:value-type="float" office:value="137" calcext:value-type="float">
            <text:p>137</text:p>
          </table:table-cell>
          <table:table-cell office:value-type="float" office:value="-12333" calcext:value-type="float">
            <text:p>-12333</text:p>
          </table:table-cell>
          <table:table-cell/>
        </table:table-row>
      </table:table>
      <table:table table:name="otimos_reed_regras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GC Original</text:p>
          </table:table-cell>
          <table:table-cell office:value-type="string" calcext:value-type="string">
            <text:p>QC Original</text:p>
          </table:table-cell>
          <table:table-cell office:value-type="string" calcext:value-type="string">
            <text:p>GC Otimizado</text:p>
          </table:table-cell>
          <table:table-cell office:value-type="string" calcext:value-type="string">
            <text:p>QC Otimizado</text:p>
          </table:table-cell>
          <table:table-cell office:value-type="string" calcext:value-type="string">
            <text:p>Diff GC</text:p>
          </table:table-cell>
          <table:table-cell office:value-type="string" calcext:value-type="string">
            <text:p>Diff QC</text:p>
          </table:table-cell>
          <table:table-cell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S1-aj-e11_complete_74(81).tfc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7.tfc</text:p>
          </table:table-cell>
          <table:table-cell office:value-type="float" office:value="88" calcext:value-type="float">
            <text:p>88</text:p>
          </table:table-cell>
          <table:table-cell office:value-type="float" office:value="8140" calcext:value-type="float">
            <text:p>8140</text:p>
          </table:table-cell>
          <table:table-cell office:value-type="float" office:value="88" calcext:value-type="float">
            <text:p>88</text:p>
          </table:table-cell>
          <table:table-cell office:value-type="float" office:value="8140" calcext:value-type="float">
            <text:p>814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wb7_15.tfc</text:p>
          </table:table-cell>
          <table:table-cell office:value-type="float" office:value="396" calcext:value-type="float">
            <text:p>396</text:p>
          </table:table-cell>
          <table:table-cell office:value-type="float" office:value="39062" calcext:value-type="float">
            <text:p>39062</text:p>
          </table:table-cell>
          <table:table-cell office:value-type="float" office:value="396" calcext:value-type="float">
            <text:p>396</text:p>
          </table:table-cell>
          <table:table-cell office:value-type="float" office:value="39062" calcext:value-type="float">
            <text:p>3906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7_inv.tfc</text:p>
          </table:table-cell>
          <table:table-cell office:value-type="float" office:value="445" calcext:value-type="float">
            <text:p>445</text:p>
          </table:table-cell>
          <table:table-cell office:value-type="float" office:value="53151" calcext:value-type="float">
            <text:p>53151</text:p>
          </table:table-cell>
          <table:table-cell office:value-type="float" office:value="445" calcext:value-type="float">
            <text:p>445</text:p>
          </table:table-cell>
          <table:table-cell office:value-type="float" office:value="53151" calcext:value-type="float">
            <text:p>5315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7.tfc</text:p>
          </table:table-cell>
          <table:table-cell office:value-type="float" office:value="121" calcext:value-type="float">
            <text:p>121</text:p>
          </table:table-cell>
          <table:table-cell office:value-type="float" office:value="8029" calcext:value-type="float">
            <text:p>8029</text:p>
          </table:table-cell>
          <table:table-cell office:value-type="float" office:value="121" calcext:value-type="float">
            <text:p>121</text:p>
          </table:table-cell>
          <table:table-cell office:value-type="float" office:value="8029" calcext:value-type="float">
            <text:p>802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7_inv.tfc</text:p>
          </table:table-cell>
          <table:table-cell office:value-type="float" office:value="70" calcext:value-type="float">
            <text:p>70</text:p>
          </table:table-cell>
          <table:table-cell office:value-type="float" office:value="4819" calcext:value-type="float">
            <text:p>4819</text:p>
          </table:table-cell>
          <table:table-cell office:value-type="float" office:value="70" calcext:value-type="float">
            <text:p>70</text:p>
          </table:table-cell>
          <table:table-cell office:value-type="float" office:value="4819" calcext:value-type="float">
            <text:p>481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wb7_15_inv.tfc</text:p>
          </table:table-cell>
          <table:table-cell office:value-type="float" office:value="281" calcext:value-type="float">
            <text:p>281</text:p>
          </table:table-cell>
          <table:table-cell office:value-type="float" office:value="26055" calcext:value-type="float">
            <text:p>26055</text:p>
          </table:table-cell>
          <table:table-cell office:value-type="float" office:value="281" calcext:value-type="float">
            <text:p>281</text:p>
          </table:table-cell>
          <table:table-cell office:value-type="float" office:value="26055" calcext:value-type="float">
            <text:p>2605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wb7_15.tfc</text:p>
          </table:table-cell>
          <table:table-cell office:value-type="float" office:value="337" calcext:value-type="float">
            <text:p>337</text:p>
          </table:table-cell>
          <table:table-cell office:value-type="float" office:value="30473" calcext:value-type="float">
            <text:p>30473</text:p>
          </table:table-cell>
          <table:table-cell office:value-type="float" office:value="337" calcext:value-type="float">
            <text:p>337</text:p>
          </table:table-cell>
          <table:table-cell office:value-type="float" office:value="30473" calcext:value-type="float">
            <text:p>3047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wb7_15_inv.tfc</text:p>
          </table:table-cell>
          <table:table-cell office:value-type="float" office:value="289" calcext:value-type="float">
            <text:p>289</text:p>
          </table:table-cell>
          <table:table-cell office:value-type="float" office:value="25425" calcext:value-type="float">
            <text:p>25425</text:p>
          </table:table-cell>
          <table:table-cell office:value-type="float" office:value="289" calcext:value-type="float">
            <text:p>289</text:p>
          </table:table-cell>
          <table:table-cell office:value-type="float" office:value="25425" calcext:value-type="float">
            <text:p>2542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m3tc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10-n10-gc8247-qc26084.tfc</text:p>
          </table:table-cell>
          <table:table-cell office:value-type="float" office:value="8166" calcext:value-type="float">
            <text:p>8166</text:p>
          </table:table-cell>
          <table:table-cell office:value-type="float" office:value="31544" calcext:value-type="float">
            <text:p>31544</text:p>
          </table:table-cell>
          <table:table-cell office:value-type="float" office:value="8162" calcext:value-type="float">
            <text:p>8162</text:p>
          </table:table-cell>
          <table:table-cell office:value-type="float" office:value="31550" calcext:value-type="float">
            <text:p>31550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string" calcext:value-type="string">
            <text:p>hwb10_out.tfc</text:p>
          </table:table-cell>
          <table:table-cell office:value-type="float" office:value="6849" calcext:value-type="float">
            <text:p>6849</text:p>
          </table:table-cell>
          <table:table-cell office:value-type="float" office:value="47093" calcext:value-type="float">
            <text:p>47093</text:p>
          </table:table-cell>
          <table:table-cell office:value-type="float" office:value="6501" calcext:value-type="float">
            <text:p>6501</text:p>
          </table:table-cell>
          <table:table-cell office:value-type="float" office:value="46772" calcext:value-type="float">
            <text:p>46772</text:p>
          </table:table-cell>
          <table:table-cell office:value-type="float" office:value="348" calcext:value-type="float">
            <text:p>348</text:p>
          </table:table-cell>
          <table:table-cell office:value-type="float" office:value="321" calcext:value-type="float">
            <text:p>321</text:p>
          </table:table-cell>
          <table:table-cell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office:value-type="float" office:value="21286" calcext:value-type="float">
            <text:p>21286</text:p>
          </table:table-cell>
          <table:table-cell office:value-type="float" office:value="107014" calcext:value-type="float">
            <text:p>107014</text:p>
          </table:table-cell>
          <table:table-cell office:value-type="float" office:value="21254" calcext:value-type="float">
            <text:p>21254</text:p>
          </table:table-cell>
          <table:table-cell office:value-type="float" office:value="107064" calcext:value-type="float">
            <text:p>107064</text:p>
          </table:table-cell>
          <table:table-cell office:value-type="float" office:value="32" calcext:value-type="float">
            <text:p>32</text:p>
          </table:table-cell>
          <table:table-cell office:value-type="float" office:value="-50" calcext:value-type="float">
            <text:p>-50</text:p>
          </table:table-cell>
          <table:table-cell/>
        </table:table-row>
        <table:table-row table:style-name="ro1">
          <table:table-cell office:value-type="string" calcext:value-type="string">
            <text:p>hwb10-n10-gc9213-qc26906.tfc</text:p>
          </table:table-cell>
          <table:table-cell office:value-type="float" office:value="9213" calcext:value-type="float">
            <text:p>9213</text:p>
          </table:table-cell>
          <table:table-cell office:value-type="float" office:value="33365" calcext:value-type="float">
            <text:p>33365</text:p>
          </table:table-cell>
          <table:table-cell office:value-type="float" office:value="8423" calcext:value-type="float">
            <text:p>8423</text:p>
          </table:table-cell>
          <table:table-cell office:value-type="float" office:value="32615" calcext:value-type="float">
            <text:p>32615</text:p>
          </table:table-cell>
          <table:table-cell office:value-type="float" office:value="790" calcext:value-type="float">
            <text:p>790</text:p>
          </table:table-cell>
          <table:table-cell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hwb11_out.tfc</text:p>
          </table:table-cell>
          <table:table-cell office:value-type="float" office:value="15276" calcext:value-type="float">
            <text:p>15276</text:p>
          </table:table-cell>
          <table:table-cell office:value-type="float" office:value="133226" calcext:value-type="float">
            <text:p>133226</text:p>
          </table:table-cell>
          <table:table-cell office:value-type="float" office:value="14566" calcext:value-type="float">
            <text:p>14566</text:p>
          </table:table-cell>
          <table:table-cell office:value-type="float" office:value="132621" calcext:value-type="float">
            <text:p>132621</text:p>
          </table:table-cell>
          <table:table-cell office:value-type="float" office:value="710" calcext:value-type="float">
            <text:p>710</text:p>
          </table:table-cell>
          <table:table-cell office:value-type="float" office:value="605" calcext:value-type="float">
            <text:p>605</text:p>
          </table:table-cell>
          <table:table-cell/>
        </table:table-row>
        <table:table-row table:style-name="ro1">
          <table:table-cell office:value-type="string" calcext:value-type="string">
            <text:p>hwb7-236.tfc</text:p>
          </table:table-cell>
          <table:table-cell office:value-type="float" office:value="245" calcext:value-type="float">
            <text:p>245</text:p>
          </table:table-cell>
          <table:table-cell office:value-type="float" office:value="5673" calcext:value-type="float">
            <text:p>5673</text:p>
          </table:table-cell>
          <table:table-cell office:value-type="float" office:value="245" calcext:value-type="float">
            <text:p>245</text:p>
          </table:table-cell>
          <table:table-cell office:value-type="float" office:value="5673" calcext:value-type="float">
            <text:p>567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7-331-2609a.tfc</text:p>
          </table:table-cell>
          <table:table-cell office:value-type="float" office:value="334" calcext:value-type="float">
            <text:p>334</text:p>
          </table:table-cell>
          <table:table-cell office:value-type="float" office:value="3214" calcext:value-type="float">
            <text:p>3214</text:p>
          </table:table-cell>
          <table:table-cell office:value-type="float" office:value="334" calcext:value-type="float">
            <text:p>334</text:p>
          </table:table-cell>
          <table:table-cell office:value-type="float" office:value="3214" calcext:value-type="float">
            <text:p>32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7tc.tfc</text:p>
          </table:table-cell>
          <table:table-cell office:value-type="float" office:value="304" calcext:value-type="float">
            <text:p>304</text:p>
          </table:table-cell>
          <table:table-cell office:value-type="float" office:value="7788" calcext:value-type="float">
            <text:p>7788</text:p>
          </table:table-cell>
          <table:table-cell office:value-type="float" office:value="304" calcext:value-type="float">
            <text:p>304</text:p>
          </table:table-cell>
          <table:table-cell office:value-type="float" office:value="7788" calcext:value-type="float">
            <text:p>778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8-614-12745a.tfc</text:p>
          </table:table-cell>
          <table:table-cell office:value-type="float" office:value="619" calcext:value-type="float">
            <text:p>619</text:p>
          </table:table-cell>
          <table:table-cell office:value-type="float" office:value="20367" calcext:value-type="float">
            <text:p>20367</text:p>
          </table:table-cell>
          <table:table-cell office:value-type="float" office:value="619" calcext:value-type="float">
            <text:p>619</text:p>
          </table:table-cell>
          <table:table-cell office:value-type="float" office:value="20367" calcext:value-type="float">
            <text:p>2036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8-637.tfc</text:p>
          </table:table-cell>
          <table:table-cell office:value-type="float" office:value="653" calcext:value-type="float">
            <text:p>653</text:p>
          </table:table-cell>
          <table:table-cell office:value-type="float" office:value="24761" calcext:value-type="float">
            <text:p>24761</text:p>
          </table:table-cell>
          <table:table-cell office:value-type="float" office:value="651" calcext:value-type="float">
            <text:p>651</text:p>
          </table:table-cell>
          <table:table-cell office:value-type="float" office:value="24759" calcext:value-type="float">
            <text:p>24759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wb8-749-6197a.tfc</text:p>
          </table:table-cell>
          <table:table-cell office:value-type="float" office:value="750" calcext:value-type="float">
            <text:p>750</text:p>
          </table:table-cell>
          <table:table-cell office:value-type="float" office:value="9070" calcext:value-type="float">
            <text:p>9070</text:p>
          </table:table-cell>
          <table:table-cell office:value-type="float" office:value="744" calcext:value-type="float">
            <text:p>744</text:p>
          </table:table-cell>
          <table:table-cell office:value-type="float" office:value="9066" calcext:value-type="float">
            <text:p>906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wb8_2710_6940.tfc</text:p>
          </table:table-cell>
          <table:table-cell office:value-type="float" office:value="2669" calcext:value-type="float">
            <text:p>2669</text:p>
          </table:table-cell>
          <table:table-cell office:value-type="float" office:value="8709" calcext:value-type="float">
            <text:p>8709</text:p>
          </table:table-cell>
          <table:table-cell office:value-type="float" office:value="2615" calcext:value-type="float">
            <text:p>2615</text:p>
          </table:table-cell>
          <table:table-cell office:value-type="float" office:value="8655" calcext:value-type="float">
            <text:p>8655</text:p>
          </table:table-cell>
          <table:table-cell table:number-columns-repeated="2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hwb9-1541.tfc</text:p>
          </table:table-cell>
          <table:table-cell office:value-type="float" office:value="1588" calcext:value-type="float">
            <text:p>1588</text:p>
          </table:table-cell>
          <table:table-cell office:value-type="float" office:value="78232" calcext:value-type="float">
            <text:p>78232</text:p>
          </table:table-cell>
          <table:table-cell office:value-type="float" office:value="1588" calcext:value-type="float">
            <text:p>1588</text:p>
          </table:table-cell>
          <table:table-cell office:value-type="float" office:value="78232" calcext:value-type="float">
            <text:p>782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9-1544.tfc</text:p>
          </table:table-cell>
          <table:table-cell office:value-type="float" office:value="1591" calcext:value-type="float">
            <text:p>1591</text:p>
          </table:table-cell>
          <table:table-cell office:value-type="float" office:value="78319" calcext:value-type="float">
            <text:p>78319</text:p>
          </table:table-cell>
          <table:table-cell office:value-type="float" office:value="1591" calcext:value-type="float">
            <text:p>1591</text:p>
          </table:table-cell>
          <table:table-cell office:value-type="float" office:value="78319" calcext:value-type="float">
            <text:p>7831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9-1959-20378a.tfc</text:p>
          </table:table-cell>
          <table:table-cell office:value-type="float" office:value="1959" calcext:value-type="float">
            <text:p>1959</text:p>
          </table:table-cell>
          <table:table-cell office:value-type="float" office:value="33803" calcext:value-type="float">
            <text:p>33803</text:p>
          </table:table-cell>
          <table:table-cell office:value-type="float" office:value="1957" calcext:value-type="float">
            <text:p>1957</text:p>
          </table:table-cell>
          <table:table-cell office:value-type="float" office:value="33801" calcext:value-type="float">
            <text:p>33801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wb9_6563_16173.tfc</text:p>
          </table:table-cell>
          <table:table-cell office:value-type="float" office:value="6399" calcext:value-type="float">
            <text:p>6399</text:p>
          </table:table-cell>
          <table:table-cell office:value-type="float" office:value="18923" calcext:value-type="float">
            <text:p>18923</text:p>
          </table:table-cell>
          <table:table-cell office:value-type="float" office:value="6261" calcext:value-type="float">
            <text:p>6261</text:p>
          </table:table-cell>
          <table:table-cell office:value-type="float" office:value="18785" calcext:value-type="float">
            <text:p>18785</text:p>
          </table:table-cell>
          <table:table-cell table:number-columns-repeated="2"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mod5mils.tfc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office:value-type="float" office:value="24276" calcext:value-type="float">
            <text:p>24276</text:p>
          </table:table-cell>
          <table:table-cell office:value-type="float" office:value="111692" calcext:value-type="float">
            <text:p>111692</text:p>
          </table:table-cell>
          <table:table-cell office:value-type="float" office:value="21854" calcext:value-type="float">
            <text:p>21854</text:p>
          </table:table-cell>
          <table:table-cell office:value-type="float" office:value="109458" calcext:value-type="float">
            <text:p>109458</text:p>
          </table:table-cell>
          <table:table-cell office:value-type="float" office:value="2422" calcext:value-type="float">
            <text:p>2422</text:p>
          </table:table-cell>
          <table:table-cell office:value-type="float" office:value="2234" calcext:value-type="float">
            <text:p>2234</text:p>
          </table:table-cell>
          <table:table-cell/>
        </table:table-row>
      </table:table>
      <table:table table:name="consolidado_otimos" table:style-name="ta2">
        <office:forms form:automatic-focus="false" form:apply-design-mode="false"/>
        <table:table-column table:style-name="co3" table:default-cell-style-name="ce5"/>
        <table:table-column table:style-name="co4" table:number-columns-repeated="2" table:default-cell-style-name="ce5"/>
        <table:table-column table:style-name="co5" table:number-columns-repeated="2" table:default-cell-style-name="ce5"/>
        <table:table-column table:style-name="co6" table:number-columns-repeated="2" table:default-cell-style-name="ce5"/>
        <table:table-column table:style-name="co7" table:number-columns-repeated="2" table:default-cell-style-name="ce5"/>
        <table:table-column table:style-name="co8" table:number-columns-repeated="2" table:default-cell-style-name="ce5"/>
        <table:table-column table:style-name="co9" table:number-columns-repeated="2" table:default-cell-style-name="ce5"/>
        <table:table-column table:style-name="co8" table:number-columns-repeated="2" table:default-cell-style-name="ce5"/>
        <table:table-column table:style-name="co10" table:number-columns-repeated="3" table:default-cell-style-name="ce5"/>
        <table:table-column table:style-name="co11" table:default-cell-style-name="ce5"/>
        <table:table-column table:style-name="co2" table:number-columns-repeated="1004" table:default-cell-style-name="ce5"/>
        <table:table-row table:style-name="ro1">
          <table:table-cell table:style-name="ce4" office:value-type="string" calcext:value-type="string">
            <text:p>Nome TFC</text:p>
          </table:table-cell>
          <table:table-cell table:style-name="ce4" office:value-type="string" calcext:value-type="string">
            <text:p>GC Original</text:p>
          </table:table-cell>
          <table:table-cell table:style-name="ce4" office:value-type="string" calcext:value-type="string">
            <text:p>QC Original</text:p>
          </table:table-cell>
          <table:table-cell table:style-name="ce4" office:value-type="string" calcext:value-type="string">
            <text:p>GC Otimos</text:p>
          </table:table-cell>
          <table:table-cell table:style-name="ce4" office:value-type="string" calcext:value-type="string">
            <text:p>QC Otimos</text:p>
          </table:table-cell>
          <table:table-cell table:style-name="ce4" office:value-type="string" calcext:value-type="string">
            <text:p>Diff GC Otimos</text:p>
          </table:table-cell>
          <table:table-cell table:style-name="ce4" office:value-type="string" calcext:value-type="string">
            <text:p>Diff QC Otimos</text:p>
          </table:table-cell>
          <table:table-cell table:style-name="ce4" office:value-type="string" calcext:value-type="string">
            <text:p>Diff GC Otimos+Regras</text:p>
          </table:table-cell>
          <table:table-cell table:style-name="ce4" office:value-type="string" calcext:value-type="string">
            <text:p>Diff QC Otimos+Regras</text:p>
          </table:table-cell>
          <table:table-cell table:style-name="ce4" office:value-type="string" calcext:value-type="string">
            <text:p>Diff GC Otimos+Regras+Reed</text:p>
          </table:table-cell>
          <table:table-cell table:style-name="ce4" office:value-type="string" calcext:value-type="string">
            <text:p>Diff QC Otimos+Regras+Reed</text:p>
          </table:table-cell>
          <table:table-cell table:style-name="ce4" office:value-type="string" calcext:value-type="string">
            <text:p>Diff GC Otimos+Reed</text:p>
          </table:table-cell>
          <table:table-cell table:style-name="ce4" office:value-type="string" calcext:value-type="string">
            <text:p>Diff QC Otimos+Reed</text:p>
          </table:table-cell>
          <table:table-cell table:style-name="ce4" office:value-type="string" calcext:value-type="string">
            <text:p>Diff GC Otimos+Reed+Regras</text:p>
          </table:table-cell>
          <table:table-cell table:style-name="ce4" office:value-type="string" calcext:value-type="string">
            <text:p>Diff QC Otimos+Reed+Regras</text:p>
          </table:table-cell>
          <table:table-cell office:value-type="string" calcext:value-type="string">
            <text:p>Diff TOTAL GC Otimos+Regras+Reed</text:p>
          </table:table-cell>
          <table:table-cell office:value-type="string" calcext:value-type="string">
            <text:p>Diff TOTAL QC Otimos+Regras+Reed</text:p>
          </table:table-cell>
          <table:table-cell office:value-type="string" calcext:value-type="string">
            <text:p>Diff TOTAL GC Otimos+Reed+Regras</text:p>
          </table:table-cell>
          <table:table-cell office:value-type="string" calcext:value-type="string">
            <text:p>Diff TOTAL QC Otimos+Reed+Regras 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1-aj-e11_complete_74(81).tfc</text:p>
          </table:table-cell>
          <table:table-cell table:style-name="ce10" table:formula="of:=VLOOKUP([.$A2];[$otimos.$A$2:$otimos.$H$99];2;0)" office:value-type="float" office:value="9" calcext:value-type="float">
            <text:p>9</text:p>
          </table:table-cell>
          <table:table-cell table:style-name="ce10" table:formula="of:=VLOOKUP([.$A2];[$otimos.$A$2:$otimos.$H$99];3;0)" office:value-type="float" office:value="103" calcext:value-type="float">
            <text:p>103</text:p>
          </table:table-cell>
          <table:table-cell table:style-name="ce10" table:formula="of:=VLOOKUP([.$A2];[$otimos.$A$2:$otimos.$H$99];4;0)" office:value-type="float" office:value="8" calcext:value-type="float">
            <text:p>8</text:p>
          </table:table-cell>
          <table:table-cell table:style-name="ce10" table:formula="of:=VLOOKUP([.$A2];[$otimos.$A$2:$otimos.$H$99];5;0)" office:value-type="float" office:value="50" calcext:value-type="float">
            <text:p>50</text:p>
          </table:table-cell>
          <table:table-cell table:style-name="ce10" table:formula="of:=VLOOKUP([.$A2];[$otimos.$A$2:$otimos.$H$99];6;0)" office:value-type="float" office:value="1" calcext:value-type="float">
            <text:p>1</text:p>
          </table:table-cell>
          <table:table-cell table:style-name="ce10" table:formula="of:=VLOOKUP([.$A2];[$otimos.$A$2:$otimos.$H$99];7;0)" office:value-type="float" office:value="53" calcext:value-type="float">
            <text:p>53</text:p>
          </table:table-cell>
          <table:table-cell table:style-name="ce4" table:formula="of:=VLOOKUP([.$A2];[$otimos_regras.$A$2:$otimos_regras.$H$99];6;0)" office:value-type="float" office:value="0" calcext:value-type="float">
            <text:p>0</text:p>
          </table:table-cell>
          <table:table-cell table:style-name="ce4" table:formula="of:=VLOOKUP([.$A2];[$otimos_regras.$A$2:$otimos_regras.$H$99];7;0)" office:value-type="float" office:value="0" calcext:value-type="float">
            <text:p>0</text:p>
          </table:table-cell>
          <table:table-cell table:formula="of:=VLOOKUP([.$A2];[$otimos_regras_reed.$A$2:$otimos_regras_reed.$H$99];6;0)" office:value-type="float" office:value="0" calcext:value-type="float">
            <text:p>0</text:p>
          </table:table-cell>
          <table:table-cell table:formula="of:=VLOOKUP([.$A2];[$otimos_regras_reed.$A$2:$otimos_regras_reed.$H$99];7;0)" office:value-type="float" office:value="-14" calcext:value-type="float">
            <text:p>-14</text:p>
          </table:table-cell>
          <table:table-cell table:formula="of:=VLOOKUP([.$A2];[$otimos_reed.$A$2:$otimos_reed.$H$99];6;0)" office:value-type="float" office:value="0" calcext:value-type="float">
            <text:p>0</text:p>
          </table:table-cell>
          <table:table-cell table:formula="of:=VLOOKUP([.$A2];[$otimos_reed.$A$2:$otimos_reed.$H$99];7;0)" office:value-type="float" office:value="-14" calcext:value-type="float">
            <text:p>-14</text:p>
          </table:table-cell>
          <table:table-cell table:formula="of:=VLOOKUP([.$A2];[$otimos_reed_regras.$A$2:$otimos_reed_regras.$H$99];6;0)" office:value-type="float" office:value="0" calcext:value-type="float">
            <text:p>0</text:p>
          </table:table-cell>
          <table:table-cell table:formula="of:=VLOOKUP([.$A2];[$otimos_reed_regras.$A$2:$otimos_reed_regras.$H$99];7;0)" office:value-type="float" office:value="0" calcext:value-type="float">
            <text:p>0</text:p>
          </table:table-cell>
          <table:table-cell table:formula="of:=[.F2]+[.H2]+[.J2]" office:value-type="float" office:value="1" calcext:value-type="float">
            <text:p>1</text:p>
          </table:table-cell>
          <table:table-cell table:formula="of:=[.G2]+[.I2]+[.K2]" office:value-type="float" office:value="39" calcext:value-type="float">
            <text:p>39</text:p>
          </table:table-cell>
          <table:table-cell table:formula="of:=[.F2]+[.L2]+[.N2]" office:value-type="float" office:value="1" calcext:value-type="float">
            <text:p>1</text:p>
          </table:table-cell>
          <table:table-cell table:formula="of:=[.G2]+[.M2]+[.O2]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table:style-name="ce10" table:formula="of:=VLOOKUP([.$A3];[$otimos.$A$2:$otimos.$H$99];2;0)" office:value-type="float" office:value="9" calcext:value-type="float">
            <text:p>9</text:p>
          </table:table-cell>
          <table:table-cell table:style-name="ce10" table:formula="of:=VLOOKUP([.$A3];[$otimos.$A$2:$otimos.$H$99];3;0)" office:value-type="float" office:value="103" calcext:value-type="float">
            <text:p>103</text:p>
          </table:table-cell>
          <table:table-cell table:style-name="ce10" table:formula="of:=VLOOKUP([.$A3];[$otimos.$A$2:$otimos.$H$99];4;0)" office:value-type="float" office:value="7" calcext:value-type="float">
            <text:p>7</text:p>
          </table:table-cell>
          <table:table-cell table:style-name="ce10" table:formula="of:=VLOOKUP([.$A3];[$otimos.$A$2:$otimos.$H$99];5;0)" office:value-type="float" office:value="43" calcext:value-type="float">
            <text:p>43</text:p>
          </table:table-cell>
          <table:table-cell table:style-name="ce10" table:formula="of:=VLOOKUP([.$A3];[$otimos.$A$2:$otimos.$H$99];6;0)" office:value-type="float" office:value="2" calcext:value-type="float">
            <text:p>2</text:p>
          </table:table-cell>
          <table:table-cell table:style-name="ce10" table:formula="of:=VLOOKUP([.$A3];[$otimos.$A$2:$otimos.$H$99];7;0)" office:value-type="float" office:value="60" calcext:value-type="float">
            <text:p>60</text:p>
          </table:table-cell>
          <table:table-cell table:style-name="ce4" table:formula="of:=VLOOKUP([.$A3];[$otimos_regras.$A$2:$otimos_regras.$H$99];6;0)" office:value-type="float" office:value="0" calcext:value-type="float">
            <text:p>0</text:p>
          </table:table-cell>
          <table:table-cell table:style-name="ce4" table:formula="of:=VLOOKUP([.$A3];[$otimos_regras.$A$2:$otimos_regras.$H$99];7;0)" office:value-type="float" office:value="0" calcext:value-type="float">
            <text:p>0</text:p>
          </table:table-cell>
          <table:table-cell table:formula="of:=VLOOKUP([.$A3];[$otimos_regras_reed.$A$2:$otimos_regras_reed.$H$99];6;0)" office:value-type="float" office:value="0" calcext:value-type="float">
            <text:p>0</text:p>
          </table:table-cell>
          <table:table-cell table:formula="of:=VLOOKUP([.$A3];[$otimos_regras_reed.$A$2:$otimos_regras_reed.$H$99];7;0)" office:value-type="float" office:value="0" calcext:value-type="float">
            <text:p>0</text:p>
          </table:table-cell>
          <table:table-cell table:formula="of:=VLOOKUP([.$A3];[$otimos_reed.$A$2:$otimos_reed.$H$99];6;0)" office:value-type="float" office:value="0" calcext:value-type="float">
            <text:p>0</text:p>
          </table:table-cell>
          <table:table-cell table:formula="of:=VLOOKUP([.$A3];[$otimos_reed.$A$2:$otimos_reed.$H$99];7;0)" office:value-type="float" office:value="0" calcext:value-type="float">
            <text:p>0</text:p>
          </table:table-cell>
          <table:table-cell table:formula="of:=VLOOKUP([.$A3];[$otimos_reed_regras.$A$2:$otimos_reed_regras.$H$99];6;0)" office:value-type="float" office:value="0" calcext:value-type="float">
            <text:p>0</text:p>
          </table:table-cell>
          <table:table-cell table:formula="of:=VLOOKUP([.$A3];[$otimos_reed_regras.$A$2:$otimos_reed_regras.$H$99];7;0)" office:value-type="float" office:value="0" calcext:value-type="float">
            <text:p>0</text:p>
          </table:table-cell>
          <table:table-cell table:formula="of:=[.F3]+[.H3]+[.J3]" office:value-type="float" office:value="2" calcext:value-type="float">
            <text:p>2</text:p>
          </table:table-cell>
          <table:table-cell table:formula="of:=[.G3]+[.I3]+[.K3]" office:value-type="float" office:value="60" calcext:value-type="float">
            <text:p>60</text:p>
          </table:table-cell>
          <table:table-cell table:formula="of:=[.F3]+[.L3]+[.N3]" office:value-type="float" office:value="2" calcext:value-type="float">
            <text:p>2</text:p>
          </table:table-cell>
          <table:table-cell table:formula="of:=[.G3]+[.M3]+[.O3]" office:value-type="float" office:value="60" calcext:value-type="float">
            <text:p>6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table:style-name="ce10" table:formula="of:=VLOOKUP([.$A4];[$otimos.$A$2:$otimos.$H$99];2;0)" office:value-type="float" office:value="11" calcext:value-type="float">
            <text:p>11</text:p>
          </table:table-cell>
          <table:table-cell table:style-name="ce10" table:formula="of:=VLOOKUP([.$A4];[$otimos.$A$2:$otimos.$H$99];3;0)" office:value-type="float" office:value="131" calcext:value-type="float">
            <text:p>131</text:p>
          </table:table-cell>
          <table:table-cell table:style-name="ce10" table:formula="of:=VLOOKUP([.$A4];[$otimos.$A$2:$otimos.$H$99];4;0)" office:value-type="float" office:value="8" calcext:value-type="float">
            <text:p>8</text:p>
          </table:table-cell>
          <table:table-cell table:style-name="ce10" table:formula="of:=VLOOKUP([.$A4];[$otimos.$A$2:$otimos.$H$99];5;0)" office:value-type="float" office:value="89" calcext:value-type="float">
            <text:p>89</text:p>
          </table:table-cell>
          <table:table-cell table:style-name="ce10" table:formula="of:=VLOOKUP([.$A4];[$otimos.$A$2:$otimos.$H$99];6;0)" office:value-type="float" office:value="3" calcext:value-type="float">
            <text:p>3</text:p>
          </table:table-cell>
          <table:table-cell table:style-name="ce10" table:formula="of:=VLOOKUP([.$A4];[$otimos.$A$2:$otimos.$H$99];7;0)" office:value-type="float" office:value="42" calcext:value-type="float">
            <text:p>42</text:p>
          </table:table-cell>
          <table:table-cell table:style-name="ce4" table:formula="of:=VLOOKUP([.$A4];[$otimos_regras.$A$2:$otimos_regras.$H$99];6;0)" office:value-type="float" office:value="0" calcext:value-type="float">
            <text:p>0</text:p>
          </table:table-cell>
          <table:table-cell table:style-name="ce4" table:formula="of:=VLOOKUP([.$A4];[$otimos_regras.$A$2:$otimos_regras.$H$99];7;0)" office:value-type="float" office:value="0" calcext:value-type="float">
            <text:p>0</text:p>
          </table:table-cell>
          <table:table-cell table:formula="of:=VLOOKUP([.$A4];[$otimos_regras_reed.$A$2:$otimos_regras_reed.$H$99];6;0)" office:value-type="float" office:value="0" calcext:value-type="float">
            <text:p>0</text:p>
          </table:table-cell>
          <table:table-cell table:formula="of:=VLOOKUP([.$A4];[$otimos_regras_reed.$A$2:$otimos_regras_reed.$H$99];7;0)" office:value-type="float" office:value="0" calcext:value-type="float">
            <text:p>0</text:p>
          </table:table-cell>
          <table:table-cell table:formula="of:=VLOOKUP([.$A4];[$otimos_reed.$A$2:$otimos_reed.$H$99];6;0)" office:value-type="float" office:value="0" calcext:value-type="float">
            <text:p>0</text:p>
          </table:table-cell>
          <table:table-cell table:formula="of:=VLOOKUP([.$A4];[$otimos_reed.$A$2:$otimos_reed.$H$99];7;0)" office:value-type="float" office:value="0" calcext:value-type="float">
            <text:p>0</text:p>
          </table:table-cell>
          <table:table-cell table:formula="of:=VLOOKUP([.$A4];[$otimos_reed_regras.$A$2:$otimos_reed_regras.$H$99];6;0)" office:value-type="float" office:value="0" calcext:value-type="float">
            <text:p>0</text:p>
          </table:table-cell>
          <table:table-cell table:formula="of:=VLOOKUP([.$A4];[$otimos_reed_regras.$A$2:$otimos_reed_regras.$H$99];7;0)" office:value-type="float" office:value="0" calcext:value-type="float">
            <text:p>0</text:p>
          </table:table-cell>
          <table:table-cell table:formula="of:=[.F4]+[.H4]+[.J4]" office:value-type="float" office:value="3" calcext:value-type="float">
            <text:p>3</text:p>
          </table:table-cell>
          <table:table-cell table:formula="of:=[.G4]+[.I4]+[.K4]" office:value-type="float" office:value="42" calcext:value-type="float">
            <text:p>42</text:p>
          </table:table-cell>
          <table:table-cell table:formula="of:=[.F4]+[.L4]+[.N4]" office:value-type="float" office:value="3" calcext:value-type="float">
            <text:p>3</text:p>
          </table:table-cell>
          <table:table-cell table:formula="of:=[.G4]+[.M4]+[.O4]" office:value-type="float" office:value="42" calcext:value-type="float">
            <text:p>4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table:style-name="ce10" table:formula="of:=VLOOKUP([.$A5];[$otimos.$A$2:$otimos.$H$99];2;0)" office:value-type="float" office:value="9" calcext:value-type="float">
            <text:p>9</text:p>
          </table:table-cell>
          <table:table-cell table:style-name="ce10" table:formula="of:=VLOOKUP([.$A5];[$otimos.$A$2:$otimos.$H$99];3;0)" office:value-type="float" office:value="103" calcext:value-type="float">
            <text:p>103</text:p>
          </table:table-cell>
          <table:table-cell table:style-name="ce10" table:formula="of:=VLOOKUP([.$A5];[$otimos.$A$2:$otimos.$H$99];4;0)" office:value-type="float" office:value="8" calcext:value-type="float">
            <text:p>8</text:p>
          </table:table-cell>
          <table:table-cell table:style-name="ce10" table:formula="of:=VLOOKUP([.$A5];[$otimos.$A$2:$otimos.$H$99];5;0)" office:value-type="float" office:value="66" calcext:value-type="float">
            <text:p>66</text:p>
          </table:table-cell>
          <table:table-cell table:style-name="ce10" table:formula="of:=VLOOKUP([.$A5];[$otimos.$A$2:$otimos.$H$99];6;0)" office:value-type="float" office:value="1" calcext:value-type="float">
            <text:p>1</text:p>
          </table:table-cell>
          <table:table-cell table:style-name="ce10" table:formula="of:=VLOOKUP([.$A5];[$otimos.$A$2:$otimos.$H$99];7;0)" office:value-type="float" office:value="37" calcext:value-type="float">
            <text:p>37</text:p>
          </table:table-cell>
          <table:table-cell table:style-name="ce4" table:formula="of:=VLOOKUP([.$A5];[$otimos_regras.$A$2:$otimos_regras.$H$99];6;0)" office:value-type="float" office:value="0" calcext:value-type="float">
            <text:p>0</text:p>
          </table:table-cell>
          <table:table-cell table:style-name="ce4" table:formula="of:=VLOOKUP([.$A5];[$otimos_regras.$A$2:$otimos_regras.$H$99];7;0)" office:value-type="float" office:value="0" calcext:value-type="float">
            <text:p>0</text:p>
          </table:table-cell>
          <table:table-cell table:formula="of:=VLOOKUP([.$A5];[$otimos_regras_reed.$A$2:$otimos_regras_reed.$H$99];6;0)" office:value-type="float" office:value="0" calcext:value-type="float">
            <text:p>0</text:p>
          </table:table-cell>
          <table:table-cell table:formula="of:=VLOOKUP([.$A5];[$otimos_regras_reed.$A$2:$otimos_regras_reed.$H$99];7;0)" office:value-type="float" office:value="0" calcext:value-type="float">
            <text:p>0</text:p>
          </table:table-cell>
          <table:table-cell table:formula="of:=VLOOKUP([.$A5];[$otimos_reed.$A$2:$otimos_reed.$H$99];6;0)" office:value-type="float" office:value="0" calcext:value-type="float">
            <text:p>0</text:p>
          </table:table-cell>
          <table:table-cell table:formula="of:=VLOOKUP([.$A5];[$otimos_reed.$A$2:$otimos_reed.$H$99];7;0)" office:value-type="float" office:value="0" calcext:value-type="float">
            <text:p>0</text:p>
          </table:table-cell>
          <table:table-cell table:formula="of:=VLOOKUP([.$A5];[$otimos_reed_regras.$A$2:$otimos_reed_regras.$H$99];6;0)" office:value-type="float" office:value="0" calcext:value-type="float">
            <text:p>0</text:p>
          </table:table-cell>
          <table:table-cell table:formula="of:=VLOOKUP([.$A5];[$otimos_reed_regras.$A$2:$otimos_reed_regras.$H$99];7;0)" office:value-type="float" office:value="0" calcext:value-type="float">
            <text:p>0</text:p>
          </table:table-cell>
          <table:table-cell table:formula="of:=[.F5]+[.H5]+[.J5]" office:value-type="float" office:value="1" calcext:value-type="float">
            <text:p>1</text:p>
          </table:table-cell>
          <table:table-cell table:formula="of:=[.G5]+[.I5]+[.K5]" office:value-type="float" office:value="37" calcext:value-type="float">
            <text:p>37</text:p>
          </table:table-cell>
          <table:table-cell table:formula="of:=[.F5]+[.L5]+[.N5]" office:value-type="float" office:value="1" calcext:value-type="float">
            <text:p>1</text:p>
          </table:table-cell>
          <table:table-cell table:formula="of:=[.G5]+[.M5]+[.O5]" office:value-type="float" office:value="37" calcext:value-type="float">
            <text:p>3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style-name="ce10" table:formula="of:=VLOOKUP([.$A6];[$otimos.$A$2:$otimos.$H$99];2;0)" office:value-type="float" office:value="5" calcext:value-type="float">
            <text:p>5</text:p>
          </table:table-cell>
          <table:table-cell table:style-name="ce10" table:formula="of:=VLOOKUP([.$A6];[$otimos.$A$2:$otimos.$H$99];3;0)" office:value-type="float" office:value="5" calcext:value-type="float">
            <text:p>5</text:p>
          </table:table-cell>
          <table:table-cell table:style-name="ce10" table:formula="of:=VLOOKUP([.$A6];[$otimos.$A$2:$otimos.$H$99];4;0)" office:value-type="float" office:value="5" calcext:value-type="float">
            <text:p>5</text:p>
          </table:table-cell>
          <table:table-cell table:style-name="ce10" table:formula="of:=VLOOKUP([.$A6];[$otimos.$A$2:$otimos.$H$99];5;0)" office:value-type="float" office:value="5" calcext:value-type="float">
            <text:p>5</text:p>
          </table:table-cell>
          <table:table-cell table:style-name="ce10" table:formula="of:=VLOOKUP([.$A6];[$otimos.$A$2:$otimos.$H$99];6;0)" office:value-type="float" office:value="0" calcext:value-type="float">
            <text:p>0</text:p>
          </table:table-cell>
          <table:table-cell table:style-name="ce10" table:formula="of:=VLOOKUP([.$A6];[$otimos.$A$2:$otimos.$H$99];7;0)" office:value-type="float" office:value="0" calcext:value-type="float">
            <text:p>0</text:p>
          </table:table-cell>
          <table:table-cell table:style-name="ce4" table:formula="of:=VLOOKUP([.$A6];[$otimos_regras.$A$2:$otimos_regras.$H$99];6;0)" office:value-type="float" office:value="0" calcext:value-type="float">
            <text:p>0</text:p>
          </table:table-cell>
          <table:table-cell table:style-name="ce4" table:formula="of:=VLOOKUP([.$A6];[$otimos_regras.$A$2:$otimos_regras.$H$99];7;0)" office:value-type="float" office:value="0" calcext:value-type="float">
            <text:p>0</text:p>
          </table:table-cell>
          <table:table-cell table:formula="of:=VLOOKUP([.$A6];[$otimos_regras_reed.$A$2:$otimos_regras_reed.$H$99];6;0)" office:value-type="float" office:value="0" calcext:value-type="float">
            <text:p>0</text:p>
          </table:table-cell>
          <table:table-cell table:formula="of:=VLOOKUP([.$A6];[$otimos_regras_reed.$A$2:$otimos_regras_reed.$H$99];7;0)" office:value-type="float" office:value="0" calcext:value-type="float">
            <text:p>0</text:p>
          </table:table-cell>
          <table:table-cell table:formula="of:=VLOOKUP([.$A6];[$otimos_reed.$A$2:$otimos_reed.$H$99];6;0)" office:value-type="float" office:value="0" calcext:value-type="float">
            <text:p>0</text:p>
          </table:table-cell>
          <table:table-cell table:formula="of:=VLOOKUP([.$A6];[$otimos_reed.$A$2:$otimos_reed.$H$99];7;0)" office:value-type="float" office:value="0" calcext:value-type="float">
            <text:p>0</text:p>
          </table:table-cell>
          <table:table-cell table:formula="of:=VLOOKUP([.$A6];[$otimos_reed_regras.$A$2:$otimos_reed_regras.$H$99];6;0)" office:value-type="float" office:value="0" calcext:value-type="float">
            <text:p>0</text:p>
          </table:table-cell>
          <table:table-cell table:formula="of:=VLOOKUP([.$A6];[$otimos_reed_regras.$A$2:$otimos_reed_regras.$H$99];7;0)" office:value-type="float" office:value="0" calcext:value-type="float">
            <text:p>0</text:p>
          </table:table-cell>
          <table:table-cell table:formula="of:=[.F6]+[.H6]+[.J6]" office:value-type="float" office:value="0" calcext:value-type="float">
            <text:p>0</text:p>
          </table:table-cell>
          <table:table-cell table:formula="of:=[.G6]+[.I6]+[.K6]" office:value-type="float" office:value="0" calcext:value-type="float">
            <text:p>0</text:p>
          </table:table-cell>
          <table:table-cell table:formula="of:=[.F6]+[.L6]+[.N6]" office:value-type="float" office:value="0" calcext:value-type="float">
            <text:p>0</text:p>
          </table:table-cell>
          <table:table-cell table:formula="of:=[.G6]+[.M6]+[.O6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style-name="ce10" table:formula="of:=VLOOKUP([.$A7];[$otimos.$A$2:$otimos.$H$99];2;0)" office:value-type="float" office:value="5" calcext:value-type="float">
            <text:p>5</text:p>
          </table:table-cell>
          <table:table-cell table:style-name="ce10" table:formula="of:=VLOOKUP([.$A7];[$otimos.$A$2:$otimos.$H$99];3;0)" office:value-type="float" office:value="5" calcext:value-type="float">
            <text:p>5</text:p>
          </table:table-cell>
          <table:table-cell table:style-name="ce10" table:formula="of:=VLOOKUP([.$A7];[$otimos.$A$2:$otimos.$H$99];4;0)" office:value-type="float" office:value="5" calcext:value-type="float">
            <text:p>5</text:p>
          </table:table-cell>
          <table:table-cell table:style-name="ce10" table:formula="of:=VLOOKUP([.$A7];[$otimos.$A$2:$otimos.$H$99];5;0)" office:value-type="float" office:value="5" calcext:value-type="float">
            <text:p>5</text:p>
          </table:table-cell>
          <table:table-cell table:style-name="ce10" table:formula="of:=VLOOKUP([.$A7];[$otimos.$A$2:$otimos.$H$99];6;0)" office:value-type="float" office:value="0" calcext:value-type="float">
            <text:p>0</text:p>
          </table:table-cell>
          <table:table-cell table:style-name="ce10" table:formula="of:=VLOOKUP([.$A7];[$otimos.$A$2:$otimos.$H$99];7;0)" office:value-type="float" office:value="0" calcext:value-type="float">
            <text:p>0</text:p>
          </table:table-cell>
          <table:table-cell table:style-name="ce4" table:formula="of:=VLOOKUP([.$A7];[$otimos_regras.$A$2:$otimos_regras.$H$99];6;0)" office:value-type="float" office:value="0" calcext:value-type="float">
            <text:p>0</text:p>
          </table:table-cell>
          <table:table-cell table:style-name="ce4" table:formula="of:=VLOOKUP([.$A7];[$otimos_regras.$A$2:$otimos_regras.$H$99];7;0)" office:value-type="float" office:value="0" calcext:value-type="float">
            <text:p>0</text:p>
          </table:table-cell>
          <table:table-cell table:formula="of:=VLOOKUP([.$A7];[$otimos_regras_reed.$A$2:$otimos_regras_reed.$H$99];6;0)" office:value-type="float" office:value="0" calcext:value-type="float">
            <text:p>0</text:p>
          </table:table-cell>
          <table:table-cell table:formula="of:=VLOOKUP([.$A7];[$otimos_regras_reed.$A$2:$otimos_regras_reed.$H$99];7;0)" office:value-type="float" office:value="0" calcext:value-type="float">
            <text:p>0</text:p>
          </table:table-cell>
          <table:table-cell table:formula="of:=VLOOKUP([.$A7];[$otimos_reed.$A$2:$otimos_reed.$H$99];6;0)" office:value-type="float" office:value="0" calcext:value-type="float">
            <text:p>0</text:p>
          </table:table-cell>
          <table:table-cell table:formula="of:=VLOOKUP([.$A7];[$otimos_reed.$A$2:$otimos_reed.$H$99];7;0)" office:value-type="float" office:value="0" calcext:value-type="float">
            <text:p>0</text:p>
          </table:table-cell>
          <table:table-cell table:formula="of:=VLOOKUP([.$A7];[$otimos_reed_regras.$A$2:$otimos_reed_regras.$H$99];6;0)" office:value-type="float" office:value="0" calcext:value-type="float">
            <text:p>0</text:p>
          </table:table-cell>
          <table:table-cell table:formula="of:=VLOOKUP([.$A7];[$otimos_reed_regras.$A$2:$otimos_reed_regras.$H$99];7;0)" office:value-type="float" office:value="0" calcext:value-type="float">
            <text:p>0</text:p>
          </table:table-cell>
          <table:table-cell table:formula="of:=[.F7]+[.H7]+[.J7]" office:value-type="float" office:value="0" calcext:value-type="float">
            <text:p>0</text:p>
          </table:table-cell>
          <table:table-cell table:formula="of:=[.G7]+[.I7]+[.K7]" office:value-type="float" office:value="0" calcext:value-type="float">
            <text:p>0</text:p>
          </table:table-cell>
          <table:table-cell table:formula="of:=[.F7]+[.L7]+[.N7]" office:value-type="float" office:value="0" calcext:value-type="float">
            <text:p>0</text:p>
          </table:table-cell>
          <table:table-cell table:formula="of:=[.G7]+[.M7]+[.O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style-name="ce10" table:formula="of:=VLOOKUP([.$A8];[$otimos.$A$2:$otimos.$H$99];2;0)" office:value-type="float" office:value="5" calcext:value-type="float">
            <text:p>5</text:p>
          </table:table-cell>
          <table:table-cell table:style-name="ce10" table:formula="of:=VLOOKUP([.$A8];[$otimos.$A$2:$otimos.$H$99];3;0)" office:value-type="float" office:value="5" calcext:value-type="float">
            <text:p>5</text:p>
          </table:table-cell>
          <table:table-cell table:style-name="ce10" table:formula="of:=VLOOKUP([.$A8];[$otimos.$A$2:$otimos.$H$99];4;0)" office:value-type="float" office:value="5" calcext:value-type="float">
            <text:p>5</text:p>
          </table:table-cell>
          <table:table-cell table:style-name="ce10" table:formula="of:=VLOOKUP([.$A8];[$otimos.$A$2:$otimos.$H$99];5;0)" office:value-type="float" office:value="5" calcext:value-type="float">
            <text:p>5</text:p>
          </table:table-cell>
          <table:table-cell table:style-name="ce10" table:formula="of:=VLOOKUP([.$A8];[$otimos.$A$2:$otimos.$H$99];6;0)" office:value-type="float" office:value="0" calcext:value-type="float">
            <text:p>0</text:p>
          </table:table-cell>
          <table:table-cell table:style-name="ce10" table:formula="of:=VLOOKUP([.$A8];[$otimos.$A$2:$otimos.$H$99];7;0)" office:value-type="float" office:value="0" calcext:value-type="float">
            <text:p>0</text:p>
          </table:table-cell>
          <table:table-cell table:style-name="ce4" table:formula="of:=VLOOKUP([.$A8];[$otimos_regras.$A$2:$otimos_regras.$H$99];6;0)" office:value-type="float" office:value="0" calcext:value-type="float">
            <text:p>0</text:p>
          </table:table-cell>
          <table:table-cell table:style-name="ce4" table:formula="of:=VLOOKUP([.$A8];[$otimos_regras.$A$2:$otimos_regras.$H$99];7;0)" office:value-type="float" office:value="0" calcext:value-type="float">
            <text:p>0</text:p>
          </table:table-cell>
          <table:table-cell table:formula="of:=VLOOKUP([.$A8];[$otimos_regras_reed.$A$2:$otimos_regras_reed.$H$99];6;0)" office:value-type="float" office:value="0" calcext:value-type="float">
            <text:p>0</text:p>
          </table:table-cell>
          <table:table-cell table:formula="of:=VLOOKUP([.$A8];[$otimos_regras_reed.$A$2:$otimos_regras_reed.$H$99];7;0)" office:value-type="float" office:value="0" calcext:value-type="float">
            <text:p>0</text:p>
          </table:table-cell>
          <table:table-cell table:formula="of:=VLOOKUP([.$A8];[$otimos_reed.$A$2:$otimos_reed.$H$99];6;0)" office:value-type="float" office:value="0" calcext:value-type="float">
            <text:p>0</text:p>
          </table:table-cell>
          <table:table-cell table:formula="of:=VLOOKUP([.$A8];[$otimos_reed.$A$2:$otimos_reed.$H$99];7;0)" office:value-type="float" office:value="0" calcext:value-type="float">
            <text:p>0</text:p>
          </table:table-cell>
          <table:table-cell table:formula="of:=VLOOKUP([.$A8];[$otimos_reed_regras.$A$2:$otimos_reed_regras.$H$99];6;0)" office:value-type="float" office:value="0" calcext:value-type="float">
            <text:p>0</text:p>
          </table:table-cell>
          <table:table-cell table:formula="of:=VLOOKUP([.$A8];[$otimos_reed_regras.$A$2:$otimos_reed_regras.$H$99];7;0)" office:value-type="float" office:value="0" calcext:value-type="float">
            <text:p>0</text:p>
          </table:table-cell>
          <table:table-cell table:formula="of:=[.F8]+[.H8]+[.J8]" office:value-type="float" office:value="0" calcext:value-type="float">
            <text:p>0</text:p>
          </table:table-cell>
          <table:table-cell table:formula="of:=[.G8]+[.I8]+[.K8]" office:value-type="float" office:value="0" calcext:value-type="float">
            <text:p>0</text:p>
          </table:table-cell>
          <table:table-cell table:formula="of:=[.F8]+[.L8]+[.N8]" office:value-type="float" office:value="0" calcext:value-type="float">
            <text:p>0</text:p>
          </table:table-cell>
          <table:table-cell table:formula="of:=[.G8]+[.M8]+[.O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style-name="ce10" table:formula="of:=VLOOKUP([.$A9];[$otimos.$A$2:$otimos.$H$99];2;0)" office:value-type="float" office:value="5" calcext:value-type="float">
            <text:p>5</text:p>
          </table:table-cell>
          <table:table-cell table:style-name="ce10" table:formula="of:=VLOOKUP([.$A9];[$otimos.$A$2:$otimos.$H$99];3;0)" office:value-type="float" office:value="5" calcext:value-type="float">
            <text:p>5</text:p>
          </table:table-cell>
          <table:table-cell table:style-name="ce10" table:formula="of:=VLOOKUP([.$A9];[$otimos.$A$2:$otimos.$H$99];4;0)" office:value-type="float" office:value="5" calcext:value-type="float">
            <text:p>5</text:p>
          </table:table-cell>
          <table:table-cell table:style-name="ce10" table:formula="of:=VLOOKUP([.$A9];[$otimos.$A$2:$otimos.$H$99];5;0)" office:value-type="float" office:value="5" calcext:value-type="float">
            <text:p>5</text:p>
          </table:table-cell>
          <table:table-cell table:style-name="ce10" table:formula="of:=VLOOKUP([.$A9];[$otimos.$A$2:$otimos.$H$99];6;0)" office:value-type="float" office:value="0" calcext:value-type="float">
            <text:p>0</text:p>
          </table:table-cell>
          <table:table-cell table:style-name="ce10" table:formula="of:=VLOOKUP([.$A9];[$otimos.$A$2:$otimos.$H$99];7;0)" office:value-type="float" office:value="0" calcext:value-type="float">
            <text:p>0</text:p>
          </table:table-cell>
          <table:table-cell table:style-name="ce4" table:formula="of:=VLOOKUP([.$A9];[$otimos_regras.$A$2:$otimos_regras.$H$99];6;0)" office:value-type="float" office:value="0" calcext:value-type="float">
            <text:p>0</text:p>
          </table:table-cell>
          <table:table-cell table:style-name="ce4" table:formula="of:=VLOOKUP([.$A9];[$otimos_regras.$A$2:$otimos_regras.$H$99];7;0)" office:value-type="float" office:value="0" calcext:value-type="float">
            <text:p>0</text:p>
          </table:table-cell>
          <table:table-cell table:formula="of:=VLOOKUP([.$A9];[$otimos_regras_reed.$A$2:$otimos_regras_reed.$H$99];6;0)" office:value-type="float" office:value="0" calcext:value-type="float">
            <text:p>0</text:p>
          </table:table-cell>
          <table:table-cell table:formula="of:=VLOOKUP([.$A9];[$otimos_regras_reed.$A$2:$otimos_regras_reed.$H$99];7;0)" office:value-type="float" office:value="0" calcext:value-type="float">
            <text:p>0</text:p>
          </table:table-cell>
          <table:table-cell table:formula="of:=VLOOKUP([.$A9];[$otimos_reed.$A$2:$otimos_reed.$H$99];6;0)" office:value-type="float" office:value="0" calcext:value-type="float">
            <text:p>0</text:p>
          </table:table-cell>
          <table:table-cell table:formula="of:=VLOOKUP([.$A9];[$otimos_reed.$A$2:$otimos_reed.$H$99];7;0)" office:value-type="float" office:value="0" calcext:value-type="float">
            <text:p>0</text:p>
          </table:table-cell>
          <table:table-cell table:formula="of:=VLOOKUP([.$A9];[$otimos_reed_regras.$A$2:$otimos_reed_regras.$H$99];6;0)" office:value-type="float" office:value="0" calcext:value-type="float">
            <text:p>0</text:p>
          </table:table-cell>
          <table:table-cell table:formula="of:=VLOOKUP([.$A9];[$otimos_reed_regras.$A$2:$otimos_reed_regras.$H$99];7;0)" office:value-type="float" office:value="0" calcext:value-type="float">
            <text:p>0</text:p>
          </table:table-cell>
          <table:table-cell table:formula="of:=[.F9]+[.H9]+[.J9]" office:value-type="float" office:value="0" calcext:value-type="float">
            <text:p>0</text:p>
          </table:table-cell>
          <table:table-cell table:formula="of:=[.G9]+[.I9]+[.K9]" office:value-type="float" office:value="0" calcext:value-type="float">
            <text:p>0</text:p>
          </table:table-cell>
          <table:table-cell table:formula="of:=[.F9]+[.L9]+[.N9]" office:value-type="float" office:value="0" calcext:value-type="float">
            <text:p>0</text:p>
          </table:table-cell>
          <table:table-cell table:formula="of:=[.G9]+[.M9]+[.O9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1-ham3_complete_47(28).tfc</text:p>
          </table:table-cell>
          <table:table-cell table:style-name="ce10" table:formula="of:=VLOOKUP([.$A10];[$otimos.$A$2:$otimos.$H$99];2;0)" office:value-type="float" office:value="7" calcext:value-type="float">
            <text:p>7</text:p>
          </table:table-cell>
          <table:table-cell table:style-name="ce10" table:formula="of:=VLOOKUP([.$A10];[$otimos.$A$2:$otimos.$H$99];3;0)" office:value-type="float" office:value="35" calcext:value-type="float">
            <text:p>35</text:p>
          </table:table-cell>
          <table:table-cell table:style-name="ce10" table:formula="of:=VLOOKUP([.$A10];[$otimos.$A$2:$otimos.$H$99];4;0)" office:value-type="float" office:value="5" calcext:value-type="float">
            <text:p>5</text:p>
          </table:table-cell>
          <table:table-cell table:style-name="ce10" table:formula="of:=VLOOKUP([.$A10];[$otimos.$A$2:$otimos.$H$99];5;0)" office:value-type="float" office:value="15" calcext:value-type="float">
            <text:p>15</text:p>
          </table:table-cell>
          <table:table-cell table:style-name="ce10" table:formula="of:=VLOOKUP([.$A10];[$otimos.$A$2:$otimos.$H$99];6;0)" office:value-type="float" office:value="2" calcext:value-type="float">
            <text:p>2</text:p>
          </table:table-cell>
          <table:table-cell table:style-name="ce10" table:formula="of:=VLOOKUP([.$A10];[$otimos.$A$2:$otimos.$H$99];7;0)" office:value-type="float" office:value="20" calcext:value-type="float">
            <text:p>20</text:p>
          </table:table-cell>
          <table:table-cell table:style-name="ce4" table:formula="of:=VLOOKUP([.$A10];[$otimos_regras.$A$2:$otimos_regras.$H$99];6;0)" office:value-type="float" office:value="0" calcext:value-type="float">
            <text:p>0</text:p>
          </table:table-cell>
          <table:table-cell table:style-name="ce4" table:formula="of:=VLOOKUP([.$A10];[$otimos_regras.$A$2:$otimos_regras.$H$99];7;0)" office:value-type="float" office:value="0" calcext:value-type="float">
            <text:p>0</text:p>
          </table:table-cell>
          <table:table-cell table:formula="of:=VLOOKUP([.$A10];[$otimos_regras_reed.$A$2:$otimos_regras_reed.$H$99];6;0)" office:value-type="float" office:value="0" calcext:value-type="float">
            <text:p>0</text:p>
          </table:table-cell>
          <table:table-cell table:formula="of:=VLOOKUP([.$A10];[$otimos_regras_reed.$A$2:$otimos_regras_reed.$H$99];7;0)" office:value-type="float" office:value="0" calcext:value-type="float">
            <text:p>0</text:p>
          </table:table-cell>
          <table:table-cell table:formula="of:=VLOOKUP([.$A10];[$otimos_reed.$A$2:$otimos_reed.$H$99];6;0)" office:value-type="float" office:value="0" calcext:value-type="float">
            <text:p>0</text:p>
          </table:table-cell>
          <table:table-cell table:formula="of:=VLOOKUP([.$A10];[$otimos_reed.$A$2:$otimos_reed.$H$99];7;0)" office:value-type="float" office:value="0" calcext:value-type="float">
            <text:p>0</text:p>
          </table:table-cell>
          <table:table-cell table:formula="of:=VLOOKUP([.$A10];[$otimos_reed_regras.$A$2:$otimos_reed_regras.$H$99];6;0)" office:value-type="float" office:value="0" calcext:value-type="float">
            <text:p>0</text:p>
          </table:table-cell>
          <table:table-cell table:formula="of:=VLOOKUP([.$A10];[$otimos_reed_regras.$A$2:$otimos_reed_regras.$H$99];7;0)" office:value-type="float" office:value="0" calcext:value-type="float">
            <text:p>0</text:p>
          </table:table-cell>
          <table:table-cell table:formula="of:=[.F10]+[.H10]+[.J10]" office:value-type="float" office:value="2" calcext:value-type="float">
            <text:p>2</text:p>
          </table:table-cell>
          <table:table-cell table:formula="of:=[.G10]+[.I10]+[.K10]" office:value-type="float" office:value="20" calcext:value-type="float">
            <text:p>20</text:p>
          </table:table-cell>
          <table:table-cell table:formula="of:=[.F10]+[.L10]+[.N10]" office:value-type="float" office:value="2" calcext:value-type="float">
            <text:p>2</text:p>
          </table:table-cell>
          <table:table-cell table:formula="of:=[.G10]+[.M10]+[.O10]" office:value-type="float" office:value="20" calcext:value-type="float">
            <text:p>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table:style-name="ce10" table:formula="of:=VLOOKUP([.$A11];[$otimos.$A$2:$otimos.$H$99];2;0)" office:value-type="float" office:value="7" calcext:value-type="float">
            <text:p>7</text:p>
          </table:table-cell>
          <table:table-cell table:style-name="ce10" table:formula="of:=VLOOKUP([.$A11];[$otimos.$A$2:$otimos.$H$99];3;0)" office:value-type="float" office:value="33" calcext:value-type="float">
            <text:p>33</text:p>
          </table:table-cell>
          <table:table-cell table:style-name="ce10" table:formula="of:=VLOOKUP([.$A11];[$otimos.$A$2:$otimos.$H$99];4;0)" office:value-type="float" office:value="5" calcext:value-type="float">
            <text:p>5</text:p>
          </table:table-cell>
          <table:table-cell table:style-name="ce10" table:formula="of:=VLOOKUP([.$A11];[$otimos.$A$2:$otimos.$H$99];5;0)" office:value-type="float" office:value="15" calcext:value-type="float">
            <text:p>15</text:p>
          </table:table-cell>
          <table:table-cell table:style-name="ce10" table:formula="of:=VLOOKUP([.$A11];[$otimos.$A$2:$otimos.$H$99];6;0)" office:value-type="float" office:value="2" calcext:value-type="float">
            <text:p>2</text:p>
          </table:table-cell>
          <table:table-cell table:style-name="ce10" table:formula="of:=VLOOKUP([.$A11];[$otimos.$A$2:$otimos.$H$99];7;0)" office:value-type="float" office:value="18" calcext:value-type="float">
            <text:p>18</text:p>
          </table:table-cell>
          <table:table-cell table:style-name="ce4" table:formula="of:=VLOOKUP([.$A11];[$otimos_regras.$A$2:$otimos_regras.$H$99];6;0)" office:value-type="float" office:value="0" calcext:value-type="float">
            <text:p>0</text:p>
          </table:table-cell>
          <table:table-cell table:style-name="ce4" table:formula="of:=VLOOKUP([.$A11];[$otimos_regras.$A$2:$otimos_regras.$H$99];7;0)" office:value-type="float" office:value="0" calcext:value-type="float">
            <text:p>0</text:p>
          </table:table-cell>
          <table:table-cell table:formula="of:=VLOOKUP([.$A11];[$otimos_regras_reed.$A$2:$otimos_regras_reed.$H$99];6;0)" office:value-type="float" office:value="-2" calcext:value-type="float">
            <text:p>-2</text:p>
          </table:table-cell>
          <table:table-cell table:formula="of:=VLOOKUP([.$A11];[$otimos_regras_reed.$A$2:$otimos_regras_reed.$H$99];7;0)" office:value-type="float" office:value="-6" calcext:value-type="float">
            <text:p>-6</text:p>
          </table:table-cell>
          <table:table-cell table:formula="of:=VLOOKUP([.$A11];[$otimos_reed.$A$2:$otimos_reed.$H$99];6;0)" office:value-type="float" office:value="-2" calcext:value-type="float">
            <text:p>-2</text:p>
          </table:table-cell>
          <table:table-cell table:formula="of:=VLOOKUP([.$A11];[$otimos_reed.$A$2:$otimos_reed.$H$99];7;0)" office:value-type="float" office:value="-6" calcext:value-type="float">
            <text:p>-6</text:p>
          </table:table-cell>
          <table:table-cell table:formula="of:=VLOOKUP([.$A11];[$otimos_reed_regras.$A$2:$otimos_reed_regras.$H$99];6;0)" office:value-type="float" office:value="0" calcext:value-type="float">
            <text:p>0</text:p>
          </table:table-cell>
          <table:table-cell table:formula="of:=VLOOKUP([.$A11];[$otimos_reed_regras.$A$2:$otimos_reed_regras.$H$99];7;0)" office:value-type="float" office:value="0" calcext:value-type="float">
            <text:p>0</text:p>
          </table:table-cell>
          <table:table-cell table:formula="of:=[.F11]+[.H11]+[.J11]" office:value-type="float" office:value="0" calcext:value-type="float">
            <text:p>0</text:p>
          </table:table-cell>
          <table:table-cell table:formula="of:=[.G11]+[.I11]+[.K11]" office:value-type="float" office:value="12" calcext:value-type="float">
            <text:p>12</text:p>
          </table:table-cell>
          <table:table-cell table:formula="of:=[.F11]+[.L11]+[.N11]" office:value-type="float" office:value="0" calcext:value-type="float">
            <text:p>0</text:p>
          </table:table-cell>
          <table:table-cell table:formula="of:=[.G11]+[.M11]+[.O11]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2-ham3_complete_47(28).tfc</text:p>
          </table:table-cell>
          <table:table-cell table:style-name="ce10" table:formula="of:=VLOOKUP([.$A12];[$otimos.$A$2:$otimos.$H$99];2;0)" office:value-type="float" office:value="6" calcext:value-type="float">
            <text:p>6</text:p>
          </table:table-cell>
          <table:table-cell table:style-name="ce10" table:formula="of:=VLOOKUP([.$A12];[$otimos.$A$2:$otimos.$H$99];3;0)" office:value-type="float" office:value="31" calcext:value-type="float">
            <text:p>31</text:p>
          </table:table-cell>
          <table:table-cell table:style-name="ce10" table:formula="of:=VLOOKUP([.$A12];[$otimos.$A$2:$otimos.$H$99];4;0)" office:value-type="float" office:value="5" calcext:value-type="float">
            <text:p>5</text:p>
          </table:table-cell>
          <table:table-cell table:style-name="ce10" table:formula="of:=VLOOKUP([.$A12];[$otimos.$A$2:$otimos.$H$99];5;0)" office:value-type="float" office:value="15" calcext:value-type="float">
            <text:p>15</text:p>
          </table:table-cell>
          <table:table-cell table:style-name="ce10" table:formula="of:=VLOOKUP([.$A12];[$otimos.$A$2:$otimos.$H$99];6;0)" office:value-type="float" office:value="1" calcext:value-type="float">
            <text:p>1</text:p>
          </table:table-cell>
          <table:table-cell table:style-name="ce10" table:formula="of:=VLOOKUP([.$A12];[$otimos.$A$2:$otimos.$H$99];7;0)" office:value-type="float" office:value="16" calcext:value-type="float">
            <text:p>16</text:p>
          </table:table-cell>
          <table:table-cell table:style-name="ce4" table:formula="of:=VLOOKUP([.$A12];[$otimos_regras.$A$2:$otimos_regras.$H$99];6;0)" office:value-type="float" office:value="0" calcext:value-type="float">
            <text:p>0</text:p>
          </table:table-cell>
          <table:table-cell table:style-name="ce4" table:formula="of:=VLOOKUP([.$A12];[$otimos_regras.$A$2:$otimos_regras.$H$99];7;0)" office:value-type="float" office:value="0" calcext:value-type="float">
            <text:p>0</text:p>
          </table:table-cell>
          <table:table-cell table:formula="of:=VLOOKUP([.$A12];[$otimos_regras_reed.$A$2:$otimos_regras_reed.$H$99];6;0)" office:value-type="float" office:value="0" calcext:value-type="float">
            <text:p>0</text:p>
          </table:table-cell>
          <table:table-cell table:formula="of:=VLOOKUP([.$A12];[$otimos_regras_reed.$A$2:$otimos_regras_reed.$H$99];7;0)" office:value-type="float" office:value="0" calcext:value-type="float">
            <text:p>0</text:p>
          </table:table-cell>
          <table:table-cell table:formula="of:=VLOOKUP([.$A12];[$otimos_reed.$A$2:$otimos_reed.$H$99];6;0)" office:value-type="float" office:value="0" calcext:value-type="float">
            <text:p>0</text:p>
          </table:table-cell>
          <table:table-cell table:formula="of:=VLOOKUP([.$A12];[$otimos_reed.$A$2:$otimos_reed.$H$99];7;0)" office:value-type="float" office:value="0" calcext:value-type="float">
            <text:p>0</text:p>
          </table:table-cell>
          <table:table-cell table:formula="of:=VLOOKUP([.$A12];[$otimos_reed_regras.$A$2:$otimos_reed_regras.$H$99];6;0)" office:value-type="float" office:value="0" calcext:value-type="float">
            <text:p>0</text:p>
          </table:table-cell>
          <table:table-cell table:formula="of:=VLOOKUP([.$A12];[$otimos_reed_regras.$A$2:$otimos_reed_regras.$H$99];7;0)" office:value-type="float" office:value="0" calcext:value-type="float">
            <text:p>0</text:p>
          </table:table-cell>
          <table:table-cell table:formula="of:=[.F12]+[.H12]+[.J12]" office:value-type="float" office:value="1" calcext:value-type="float">
            <text:p>1</text:p>
          </table:table-cell>
          <table:table-cell table:formula="of:=[.G12]+[.I12]+[.K12]" office:value-type="float" office:value="16" calcext:value-type="float">
            <text:p>16</text:p>
          </table:table-cell>
          <table:table-cell table:formula="of:=[.F12]+[.L12]+[.N12]" office:value-type="float" office:value="1" calcext:value-type="float">
            <text:p>1</text:p>
          </table:table-cell>
          <table:table-cell table:formula="of:=[.G12]+[.M12]+[.O12]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table:style-name="ce10" table:formula="of:=VLOOKUP([.$A13];[$otimos.$A$2:$otimos.$H$99];2;0)" office:value-type="float" office:value="7" calcext:value-type="float">
            <text:p>7</text:p>
          </table:table-cell>
          <table:table-cell table:style-name="ce10" table:formula="of:=VLOOKUP([.$A13];[$otimos.$A$2:$otimos.$H$99];3;0)" office:value-type="float" office:value="38" calcext:value-type="float">
            <text:p>38</text:p>
          </table:table-cell>
          <table:table-cell table:style-name="ce10" table:formula="of:=VLOOKUP([.$A13];[$otimos.$A$2:$otimos.$H$99];4;0)" office:value-type="float" office:value="5" calcext:value-type="float">
            <text:p>5</text:p>
          </table:table-cell>
          <table:table-cell table:style-name="ce10" table:formula="of:=VLOOKUP([.$A13];[$otimos.$A$2:$otimos.$H$99];5;0)" office:value-type="float" office:value="15" calcext:value-type="float">
            <text:p>15</text:p>
          </table:table-cell>
          <table:table-cell table:style-name="ce10" table:formula="of:=VLOOKUP([.$A13];[$otimos.$A$2:$otimos.$H$99];6;0)" office:value-type="float" office:value="2" calcext:value-type="float">
            <text:p>2</text:p>
          </table:table-cell>
          <table:table-cell table:style-name="ce10" table:formula="of:=VLOOKUP([.$A13];[$otimos.$A$2:$otimos.$H$99];7;0)" office:value-type="float" office:value="23" calcext:value-type="float">
            <text:p>23</text:p>
          </table:table-cell>
          <table:table-cell table:style-name="ce4" table:formula="of:=VLOOKUP([.$A13];[$otimos_regras.$A$2:$otimos_regras.$H$99];6;0)" office:value-type="float" office:value="0" calcext:value-type="float">
            <text:p>0</text:p>
          </table:table-cell>
          <table:table-cell table:style-name="ce4" table:formula="of:=VLOOKUP([.$A13];[$otimos_regras.$A$2:$otimos_regras.$H$99];7;0)" office:value-type="float" office:value="0" calcext:value-type="float">
            <text:p>0</text:p>
          </table:table-cell>
          <table:table-cell table:formula="of:=VLOOKUP([.$A13];[$otimos_regras_reed.$A$2:$otimos_regras_reed.$H$99];6;0)" office:value-type="float" office:value="-2" calcext:value-type="float">
            <text:p>-2</text:p>
          </table:table-cell>
          <table:table-cell table:formula="of:=VLOOKUP([.$A13];[$otimos_regras_reed.$A$2:$otimos_regras_reed.$H$99];7;0)" office:value-type="float" office:value="-6" calcext:value-type="float">
            <text:p>-6</text:p>
          </table:table-cell>
          <table:table-cell table:formula="of:=VLOOKUP([.$A13];[$otimos_reed.$A$2:$otimos_reed.$H$99];6;0)" office:value-type="float" office:value="-2" calcext:value-type="float">
            <text:p>-2</text:p>
          </table:table-cell>
          <table:table-cell table:formula="of:=VLOOKUP([.$A13];[$otimos_reed.$A$2:$otimos_reed.$H$99];7;0)" office:value-type="float" office:value="-6" calcext:value-type="float">
            <text:p>-6</text:p>
          </table:table-cell>
          <table:table-cell table:formula="of:=VLOOKUP([.$A13];[$otimos_reed_regras.$A$2:$otimos_reed_regras.$H$99];6;0)" office:value-type="float" office:value="0" calcext:value-type="float">
            <text:p>0</text:p>
          </table:table-cell>
          <table:table-cell table:formula="of:=VLOOKUP([.$A13];[$otimos_reed_regras.$A$2:$otimos_reed_regras.$H$99];7;0)" office:value-type="float" office:value="0" calcext:value-type="float">
            <text:p>0</text:p>
          </table:table-cell>
          <table:table-cell table:formula="of:=[.F13]+[.H13]+[.J13]" office:value-type="float" office:value="0" calcext:value-type="float">
            <text:p>0</text:p>
          </table:table-cell>
          <table:table-cell table:formula="of:=[.G13]+[.I13]+[.K13]" office:value-type="float" office:value="17" calcext:value-type="float">
            <text:p>17</text:p>
          </table:table-cell>
          <table:table-cell table:formula="of:=[.F13]+[.L13]+[.N13]" office:value-type="float" office:value="0" calcext:value-type="float">
            <text:p>0</text:p>
          </table:table-cell>
          <table:table-cell table:formula="of:=[.G13]+[.M13]+[.O13]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m3tc.tfc</text:p>
          </table:table-cell>
          <table:table-cell table:style-name="ce10" table:formula="of:=VLOOKUP([.$A14];[$otimos.$A$2:$otimos.$H$99];2;0)" office:value-type="float" office:value="5" calcext:value-type="float">
            <text:p>5</text:p>
          </table:table-cell>
          <table:table-cell table:style-name="ce10" table:formula="of:=VLOOKUP([.$A14];[$otimos.$A$2:$otimos.$H$99];3;0)" office:value-type="float" office:value="9" calcext:value-type="float">
            <text:p>9</text:p>
          </table:table-cell>
          <table:table-cell table:style-name="ce10" table:formula="of:=VLOOKUP([.$A14];[$otimos.$A$2:$otimos.$H$99];4;0)" office:value-type="float" office:value="5" calcext:value-type="float">
            <text:p>5</text:p>
          </table:table-cell>
          <table:table-cell table:style-name="ce10" table:formula="of:=VLOOKUP([.$A14];[$otimos.$A$2:$otimos.$H$99];5;0)" office:value-type="float" office:value="15" calcext:value-type="float">
            <text:p>15</text:p>
          </table:table-cell>
          <table:table-cell table:style-name="ce10" table:formula="of:=VLOOKUP([.$A14];[$otimos.$A$2:$otimos.$H$99];6;0)" office:value-type="float" office:value="0" calcext:value-type="float">
            <text:p>0</text:p>
          </table:table-cell>
          <table:table-cell table:style-name="ce10" table:formula="of:=VLOOKUP([.$A14];[$otimos.$A$2:$otimos.$H$99];7;0)" office:value-type="float" office:value="-6" calcext:value-type="float">
            <text:p>-6</text:p>
          </table:table-cell>
          <table:table-cell table:style-name="ce4" table:formula="of:=VLOOKUP([.$A14];[$otimos_regras.$A$2:$otimos_regras.$H$99];6;0)" office:value-type="float" office:value="0" calcext:value-type="float">
            <text:p>0</text:p>
          </table:table-cell>
          <table:table-cell table:style-name="ce4" table:formula="of:=VLOOKUP([.$A14];[$otimos_regras.$A$2:$otimos_regras.$H$99];7;0)" office:value-type="float" office:value="0" calcext:value-type="float">
            <text:p>0</text:p>
          </table:table-cell>
          <table:table-cell table:formula="of:=VLOOKUP([.$A14];[$otimos_regras_reed.$A$2:$otimos_regras_reed.$H$99];6;0)" office:value-type="float" office:value="0" calcext:value-type="float">
            <text:p>0</text:p>
          </table:table-cell>
          <table:table-cell table:formula="of:=VLOOKUP([.$A14];[$otimos_regras_reed.$A$2:$otimos_regras_reed.$H$99];7;0)" office:value-type="float" office:value="0" calcext:value-type="float">
            <text:p>0</text:p>
          </table:table-cell>
          <table:table-cell table:formula="of:=VLOOKUP([.$A14];[$otimos_reed.$A$2:$otimos_reed.$H$99];6;0)" office:value-type="float" office:value="0" calcext:value-type="float">
            <text:p>0</text:p>
          </table:table-cell>
          <table:table-cell table:formula="of:=VLOOKUP([.$A14];[$otimos_reed.$A$2:$otimos_reed.$H$99];7;0)" office:value-type="float" office:value="0" calcext:value-type="float">
            <text:p>0</text:p>
          </table:table-cell>
          <table:table-cell table:formula="of:=VLOOKUP([.$A14];[$otimos_reed_regras.$A$2:$otimos_reed_regras.$H$99];6;0)" office:value-type="float" office:value="0" calcext:value-type="float">
            <text:p>0</text:p>
          </table:table-cell>
          <table:table-cell table:formula="of:=VLOOKUP([.$A14];[$otimos_reed_regras.$A$2:$otimos_reed_regras.$H$99];7;0)" office:value-type="float" office:value="0" calcext:value-type="float">
            <text:p>0</text:p>
          </table:table-cell>
          <table:table-cell table:formula="of:=[.F14]+[.H14]+[.J14]" office:value-type="float" office:value="0" calcext:value-type="float">
            <text:p>0</text:p>
          </table:table-cell>
          <table:table-cell table:formula="of:=[.G14]+[.I14]+[.K14]" office:value-type="float" office:value="-6" calcext:value-type="float">
            <text:p>-6</text:p>
          </table:table-cell>
          <table:table-cell table:formula="of:=[.F14]+[.L14]+[.N14]" office:value-type="float" office:value="0" calcext:value-type="float">
            <text:p>0</text:p>
          </table:table-cell>
          <table:table-cell table:formula="of:=[.G14]+[.M14]+[.O14]" office:value-type="float" office:value="-6" calcext:value-type="float">
            <text:p>-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1-ham7.tfc</text:p>
          </table:table-cell>
          <table:table-cell table:style-name="ce10" table:formula="of:=VLOOKUP([.$A15];[$otimos.$A$2:$otimos.$H$99];2;0)" office:value-type="float" office:value="88" calcext:value-type="float">
            <text:p>88</text:p>
          </table:table-cell>
          <table:table-cell table:style-name="ce10" table:formula="of:=VLOOKUP([.$A15];[$otimos.$A$2:$otimos.$H$99];3;0)" office:value-type="float" office:value="8168" calcext:value-type="float">
            <text:p>8.168</text:p>
          </table:table-cell>
          <table:table-cell table:style-name="ce10" table:formula="of:=VLOOKUP([.$A15];[$otimos.$A$2:$otimos.$H$99];4;0)" office:value-type="float" office:value="86" calcext:value-type="float">
            <text:p>86</text:p>
          </table:table-cell>
          <table:table-cell table:style-name="ce10" table:formula="of:=VLOOKUP([.$A15];[$otimos.$A$2:$otimos.$H$99];5;0)" office:value-type="float" office:value="8126" calcext:value-type="float">
            <text:p>8.126</text:p>
          </table:table-cell>
          <table:table-cell table:style-name="ce10" table:formula="of:=VLOOKUP([.$A15];[$otimos.$A$2:$otimos.$H$99];6;0)" office:value-type="float" office:value="2" calcext:value-type="float">
            <text:p>2</text:p>
          </table:table-cell>
          <table:table-cell table:style-name="ce10" table:formula="of:=VLOOKUP([.$A15];[$otimos.$A$2:$otimos.$H$99];7;0)" office:value-type="float" office:value="42" calcext:value-type="float">
            <text:p>42</text:p>
          </table:table-cell>
          <table:table-cell table:style-name="ce4" table:formula="of:=VLOOKUP([.$A15];[$otimos_regras.$A$2:$otimos_regras.$H$99];6;0)" office:value-type="float" office:value="0" calcext:value-type="float">
            <text:p>0</text:p>
          </table:table-cell>
          <table:table-cell table:style-name="ce4" table:formula="of:=VLOOKUP([.$A15];[$otimos_regras.$A$2:$otimos_regras.$H$99];7;0)" office:value-type="float" office:value="0" calcext:value-type="float">
            <text:p>0</text:p>
          </table:table-cell>
          <table:table-cell table:formula="of:=VLOOKUP([.$A15];[$otimos_regras_reed.$A$2:$otimos_regras_reed.$H$99];6;0)" office:value-type="float" office:value="-2" calcext:value-type="float">
            <text:p>-2</text:p>
          </table:table-cell>
          <table:table-cell table:formula="of:=VLOOKUP([.$A15];[$otimos_regras_reed.$A$2:$otimos_regras_reed.$H$99];7;0)" office:value-type="float" office:value="-14" calcext:value-type="float">
            <text:p>-14</text:p>
          </table:table-cell>
          <table:table-cell table:formula="of:=VLOOKUP([.$A15];[$otimos_reed.$A$2:$otimos_reed.$H$99];6;0)" office:value-type="float" office:value="-2" calcext:value-type="float">
            <text:p>-2</text:p>
          </table:table-cell>
          <table:table-cell table:formula="of:=VLOOKUP([.$A15];[$otimos_reed.$A$2:$otimos_reed.$H$99];7;0)" office:value-type="float" office:value="-14" calcext:value-type="float">
            <text:p>-14</text:p>
          </table:table-cell>
          <table:table-cell table:formula="of:=VLOOKUP([.$A15];[$otimos_reed_regras.$A$2:$otimos_reed_regras.$H$99];6;0)" office:value-type="float" office:value="0" calcext:value-type="float">
            <text:p>0</text:p>
          </table:table-cell>
          <table:table-cell table:formula="of:=VLOOKUP([.$A15];[$otimos_reed_regras.$A$2:$otimos_reed_regras.$H$99];7;0)" office:value-type="float" office:value="0" calcext:value-type="float">
            <text:p>0</text:p>
          </table:table-cell>
          <table:table-cell table:formula="of:=[.F15]+[.H15]+[.J15]" office:value-type="float" office:value="0" calcext:value-type="float">
            <text:p>0</text:p>
          </table:table-cell>
          <table:table-cell table:formula="of:=[.G15]+[.I15]+[.K15]" office:value-type="float" office:value="28" calcext:value-type="float">
            <text:p>28</text:p>
          </table:table-cell>
          <table:table-cell table:formula="of:=[.F15]+[.L15]+[.N15]" office:value-type="float" office:value="0" calcext:value-type="float">
            <text:p>0</text:p>
          </table:table-cell>
          <table:table-cell table:formula="of:=[.G15]+[.M15]+[.O15]" office:value-type="float" office:value="28" calcext:value-type="float">
            <text:p>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1-ham7_inv.tfc</text:p>
          </table:table-cell>
          <table:table-cell table:style-name="ce10" table:formula="of:=VLOOKUP([.$A16];[$otimos.$A$2:$otimos.$H$99];2;0)" office:value-type="float" office:value="481" calcext:value-type="float">
            <text:p>481</text:p>
          </table:table-cell>
          <table:table-cell table:style-name="ce10" table:formula="of:=VLOOKUP([.$A16];[$otimos.$A$2:$otimos.$H$99];3;0)" office:value-type="float" office:value="58817" calcext:value-type="float">
            <text:p>58.817</text:p>
          </table:table-cell>
          <table:table-cell table:style-name="ce10" table:formula="of:=VLOOKUP([.$A16];[$otimos.$A$2:$otimos.$H$99];4;0)" office:value-type="float" office:value="453" calcext:value-type="float">
            <text:p>453</text:p>
          </table:table-cell>
          <table:table-cell table:style-name="ce10" table:formula="of:=VLOOKUP([.$A16];[$otimos.$A$2:$otimos.$H$99];5;0)" office:value-type="float" office:value="53131" calcext:value-type="float">
            <text:p>53.131</text:p>
          </table:table-cell>
          <table:table-cell table:style-name="ce10" table:formula="of:=VLOOKUP([.$A16];[$otimos.$A$2:$otimos.$H$99];6;0)" office:value-type="float" office:value="28" calcext:value-type="float">
            <text:p>28</text:p>
          </table:table-cell>
          <table:table-cell table:style-name="ce10" table:formula="of:=VLOOKUP([.$A16];[$otimos.$A$2:$otimos.$H$99];7;0)" office:value-type="float" office:value="5686" calcext:value-type="float">
            <text:p>5.686</text:p>
          </table:table-cell>
          <table:table-cell table:style-name="ce4" table:formula="of:=VLOOKUP([.$A16];[$otimos_regras.$A$2:$otimos_regras.$H$99];6;0)" office:value-type="float" office:value="0" calcext:value-type="float">
            <text:p>0</text:p>
          </table:table-cell>
          <table:table-cell table:style-name="ce4" table:formula="of:=VLOOKUP([.$A16];[$otimos_regras.$A$2:$otimos_regras.$H$99];7;0)" office:value-type="float" office:value="0" calcext:value-type="float">
            <text:p>0</text:p>
          </table:table-cell>
          <table:table-cell table:formula="of:=VLOOKUP([.$A16];[$otimos_regras_reed.$A$2:$otimos_regras_reed.$H$99];6;0)" office:value-type="float" office:value="8" calcext:value-type="float">
            <text:p>8</text:p>
          </table:table-cell>
          <table:table-cell table:formula="of:=VLOOKUP([.$A16];[$otimos_regras_reed.$A$2:$otimos_regras_reed.$H$99];7;0)" office:value-type="float" office:value="-20" calcext:value-type="float">
            <text:p>-20</text:p>
          </table:table-cell>
          <table:table-cell table:formula="of:=VLOOKUP([.$A16];[$otimos_reed.$A$2:$otimos_reed.$H$99];6;0)" office:value-type="float" office:value="8" calcext:value-type="float">
            <text:p>8</text:p>
          </table:table-cell>
          <table:table-cell table:formula="of:=VLOOKUP([.$A16];[$otimos_reed.$A$2:$otimos_reed.$H$99];7;0)" office:value-type="float" office:value="-20" calcext:value-type="float">
            <text:p>-20</text:p>
          </table:table-cell>
          <table:table-cell table:formula="of:=VLOOKUP([.$A16];[$otimos_reed_regras.$A$2:$otimos_reed_regras.$H$99];6;0)" office:value-type="float" office:value="0" calcext:value-type="float">
            <text:p>0</text:p>
          </table:table-cell>
          <table:table-cell table:formula="of:=VLOOKUP([.$A16];[$otimos_reed_regras.$A$2:$otimos_reed_regras.$H$99];7;0)" office:value-type="float" office:value="0" calcext:value-type="float">
            <text:p>0</text:p>
          </table:table-cell>
          <table:table-cell table:formula="of:=[.F16]+[.H16]+[.J16]" office:value-type="float" office:value="36" calcext:value-type="float">
            <text:p>36</text:p>
          </table:table-cell>
          <table:table-cell table:formula="of:=[.G16]+[.I16]+[.K16]" office:value-type="float" office:value="5666" calcext:value-type="float">
            <text:p>5666</text:p>
          </table:table-cell>
          <table:table-cell table:formula="of:=[.F16]+[.L16]+[.N16]" office:value-type="float" office:value="36" calcext:value-type="float">
            <text:p>36</text:p>
          </table:table-cell>
          <table:table-cell table:formula="of:=[.G16]+[.M16]+[.O16]" office:value-type="float" office:value="5666" calcext:value-type="float">
            <text:p>566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2-ham7.tfc</text:p>
          </table:table-cell>
          <table:table-cell table:style-name="ce10" table:formula="of:=VLOOKUP([.$A17];[$otimos.$A$2:$otimos.$H$99];2;0)" office:value-type="float" office:value="115" calcext:value-type="float">
            <text:p>115</text:p>
          </table:table-cell>
          <table:table-cell table:style-name="ce10" table:formula="of:=VLOOKUP([.$A17];[$otimos.$A$2:$otimos.$H$99];3;0)" office:value-type="float" office:value="8591" calcext:value-type="float">
            <text:p>8.591</text:p>
          </table:table-cell>
          <table:table-cell table:style-name="ce10" table:formula="of:=VLOOKUP([.$A17];[$otimos.$A$2:$otimos.$H$99];4;0)" office:value-type="float" office:value="110" calcext:value-type="float">
            <text:p>110</text:p>
          </table:table-cell>
          <table:table-cell table:style-name="ce10" table:formula="of:=VLOOKUP([.$A17];[$otimos.$A$2:$otimos.$H$99];5;0)" office:value-type="float" office:value="7192" calcext:value-type="float">
            <text:p>7.192</text:p>
          </table:table-cell>
          <table:table-cell table:style-name="ce10" table:formula="of:=VLOOKUP([.$A17];[$otimos.$A$2:$otimos.$H$99];6;0)" office:value-type="float" office:value="5" calcext:value-type="float">
            <text:p>5</text:p>
          </table:table-cell>
          <table:table-cell table:style-name="ce10" table:formula="of:=VLOOKUP([.$A17];[$otimos.$A$2:$otimos.$H$99];7;0)" office:value-type="float" office:value="1399" calcext:value-type="float">
            <text:p>1.399</text:p>
          </table:table-cell>
          <table:table-cell table:style-name="ce4" table:formula="of:=VLOOKUP([.$A17];[$otimos_regras.$A$2:$otimos_regras.$H$99];6;0)" office:value-type="float" office:value="0" calcext:value-type="float">
            <text:p>0</text:p>
          </table:table-cell>
          <table:table-cell table:style-name="ce4" table:formula="of:=VLOOKUP([.$A17];[$otimos_regras.$A$2:$otimos_regras.$H$99];7;0)" office:value-type="float" office:value="0" calcext:value-type="float">
            <text:p>0</text:p>
          </table:table-cell>
          <table:table-cell table:formula="of:=VLOOKUP([.$A17];[$otimos_regras_reed.$A$2:$otimos_regras_reed.$H$99];6;0)" office:value-type="float" office:value="-11" calcext:value-type="float">
            <text:p>-11</text:p>
          </table:table-cell>
          <table:table-cell table:formula="of:=VLOOKUP([.$A17];[$otimos_regras_reed.$A$2:$otimos_regras_reed.$H$99];7;0)" office:value-type="float" office:value="-837" calcext:value-type="float">
            <text:p>-837</text:p>
          </table:table-cell>
          <table:table-cell table:formula="of:=VLOOKUP([.$A17];[$otimos_reed.$A$2:$otimos_reed.$H$99];6;0)" office:value-type="float" office:value="-11" calcext:value-type="float">
            <text:p>-11</text:p>
          </table:table-cell>
          <table:table-cell table:formula="of:=VLOOKUP([.$A17];[$otimos_reed.$A$2:$otimos_reed.$H$99];7;0)" office:value-type="float" office:value="-837" calcext:value-type="float">
            <text:p>-837</text:p>
          </table:table-cell>
          <table:table-cell table:formula="of:=VLOOKUP([.$A17];[$otimos_reed_regras.$A$2:$otimos_reed_regras.$H$99];6;0)" office:value-type="float" office:value="0" calcext:value-type="float">
            <text:p>0</text:p>
          </table:table-cell>
          <table:table-cell table:formula="of:=VLOOKUP([.$A17];[$otimos_reed_regras.$A$2:$otimos_reed_regras.$H$99];7;0)" office:value-type="float" office:value="0" calcext:value-type="float">
            <text:p>0</text:p>
          </table:table-cell>
          <table:table-cell table:formula="of:=[.F17]+[.H17]+[.J17]" office:value-type="float" office:value="-6" calcext:value-type="float">
            <text:p>-6</text:p>
          </table:table-cell>
          <table:table-cell table:formula="of:=[.G17]+[.I17]+[.K17]" office:value-type="float" office:value="562" calcext:value-type="float">
            <text:p>562</text:p>
          </table:table-cell>
          <table:table-cell table:formula="of:=[.F17]+[.L17]+[.N17]" office:value-type="float" office:value="-6" calcext:value-type="float">
            <text:p>-6</text:p>
          </table:table-cell>
          <table:table-cell table:formula="of:=[.G17]+[.M17]+[.O17]" office:value-type="float" office:value="562" calcext:value-type="float">
            <text:p>56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2-ham7_inv.tfc</text:p>
          </table:table-cell>
          <table:table-cell table:style-name="ce10" table:formula="of:=VLOOKUP([.$A18];[$otimos.$A$2:$otimos.$H$99];2;0)" office:value-type="float" office:value="80" calcext:value-type="float">
            <text:p>80</text:p>
          </table:table-cell>
          <table:table-cell table:style-name="ce10" table:formula="of:=VLOOKUP([.$A18];[$otimos.$A$2:$otimos.$H$99];3;0)" office:value-type="float" office:value="6512" calcext:value-type="float">
            <text:p>6.512</text:p>
          </table:table-cell>
          <table:table-cell table:style-name="ce10" table:formula="of:=VLOOKUP([.$A18];[$otimos.$A$2:$otimos.$H$99];4;0)" office:value-type="float" office:value="71" calcext:value-type="float">
            <text:p>71</text:p>
          </table:table-cell>
          <table:table-cell table:style-name="ce10" table:formula="of:=VLOOKUP([.$A18];[$otimos.$A$2:$otimos.$H$99];5;0)" office:value-type="float" office:value="5114" calcext:value-type="float">
            <text:p>5.114</text:p>
          </table:table-cell>
          <table:table-cell table:style-name="ce10" table:formula="of:=VLOOKUP([.$A18];[$otimos.$A$2:$otimos.$H$99];6;0)" office:value-type="float" office:value="9" calcext:value-type="float">
            <text:p>9</text:p>
          </table:table-cell>
          <table:table-cell table:style-name="ce10" table:formula="of:=VLOOKUP([.$A18];[$otimos.$A$2:$otimos.$H$99];7;0)" office:value-type="float" office:value="1398" calcext:value-type="float">
            <text:p>1.398</text:p>
          </table:table-cell>
          <table:table-cell table:style-name="ce4" table:formula="of:=VLOOKUP([.$A18];[$otimos_regras.$A$2:$otimos_regras.$H$99];6;0)" office:value-type="float" office:value="0" calcext:value-type="float">
            <text:p>0</text:p>
          </table:table-cell>
          <table:table-cell table:style-name="ce4" table:formula="of:=VLOOKUP([.$A18];[$otimos_regras.$A$2:$otimos_regras.$H$99];7;0)" office:value-type="float" office:value="0" calcext:value-type="float">
            <text:p>0</text:p>
          </table:table-cell>
          <table:table-cell table:formula="of:=VLOOKUP([.$A18];[$otimos_regras_reed.$A$2:$otimos_regras_reed.$H$99];6;0)" office:value-type="float" office:value="1" calcext:value-type="float">
            <text:p>1</text:p>
          </table:table-cell>
          <table:table-cell table:formula="of:=VLOOKUP([.$A18];[$otimos_regras_reed.$A$2:$otimos_regras_reed.$H$99];7;0)" office:value-type="float" office:value="295" calcext:value-type="float">
            <text:p>295</text:p>
          </table:table-cell>
          <table:table-cell table:formula="of:=VLOOKUP([.$A18];[$otimos_reed.$A$2:$otimos_reed.$H$99];6;0)" office:value-type="float" office:value="1" calcext:value-type="float">
            <text:p>1</text:p>
          </table:table-cell>
          <table:table-cell table:formula="of:=VLOOKUP([.$A18];[$otimos_reed.$A$2:$otimos_reed.$H$99];7;0)" office:value-type="float" office:value="295" calcext:value-type="float">
            <text:p>295</text:p>
          </table:table-cell>
          <table:table-cell table:formula="of:=VLOOKUP([.$A18];[$otimos_reed_regras.$A$2:$otimos_reed_regras.$H$99];6;0)" office:value-type="float" office:value="0" calcext:value-type="float">
            <text:p>0</text:p>
          </table:table-cell>
          <table:table-cell table:formula="of:=VLOOKUP([.$A18];[$otimos_reed_regras.$A$2:$otimos_reed_regras.$H$99];7;0)" office:value-type="float" office:value="0" calcext:value-type="float">
            <text:p>0</text:p>
          </table:table-cell>
          <table:table-cell table:formula="of:=[.F18]+[.H18]+[.J18]" office:value-type="float" office:value="10" calcext:value-type="float">
            <text:p>10</text:p>
          </table:table-cell>
          <table:table-cell table:formula="of:=[.G18]+[.I18]+[.K18]" office:value-type="float" office:value="1693" calcext:value-type="float">
            <text:p>1693</text:p>
          </table:table-cell>
          <table:table-cell table:formula="of:=[.F18]+[.L18]+[.N18]" office:value-type="float" office:value="10" calcext:value-type="float">
            <text:p>10</text:p>
          </table:table-cell>
          <table:table-cell table:formula="of:=[.G18]+[.M18]+[.O18]" office:value-type="float" office:value="1693" calcext:value-type="float">
            <text:p>169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wb10-n10-gc8247-qc26084.tfc</text:p>
          </table:table-cell>
          <table:table-cell table:style-name="ce10" table:formula="of:=VLOOKUP([.$A19];[$otimos.$A$2:$otimos.$H$99];2;0)" office:value-type="float" office:value="8247" calcext:value-type="float">
            <text:p>8.247</text:p>
          </table:table-cell>
          <table:table-cell table:style-name="ce10" table:formula="of:=VLOOKUP([.$A19];[$otimos.$A$2:$otimos.$H$99];3;0)" office:value-type="float" office:value="30107" calcext:value-type="float">
            <text:p>30.107</text:p>
          </table:table-cell>
          <table:table-cell table:style-name="ce10" table:formula="of:=VLOOKUP([.$A19];[$otimos.$A$2:$otimos.$H$99];4;0)" office:value-type="float" office:value="8157" calcext:value-type="float">
            <text:p>8.157</text:p>
          </table:table-cell>
          <table:table-cell table:style-name="ce10" table:formula="of:=VLOOKUP([.$A19];[$otimos.$A$2:$otimos.$H$99];5;0)" office:value-type="float" office:value="30453" calcext:value-type="float">
            <text:p>30.453</text:p>
          </table:table-cell>
          <table:table-cell table:style-name="ce10" table:formula="of:=VLOOKUP([.$A19];[$otimos.$A$2:$otimos.$H$99];6;0)" office:value-type="float" office:value="90" calcext:value-type="float">
            <text:p>90</text:p>
          </table:table-cell>
          <table:table-cell table:style-name="ce10" table:formula="of:=VLOOKUP([.$A19];[$otimos.$A$2:$otimos.$H$99];7;0)" office:value-type="float" office:value="-346" calcext:value-type="float">
            <text:p>-346</text:p>
          </table:table-cell>
          <table:table-cell table:style-name="ce4" table:formula="of:=VLOOKUP([.$A19];[$otimos_regras.$A$2:$otimos_regras.$H$99];6;0)" office:value-type="float" office:value="6" calcext:value-type="float">
            <text:p>6</text:p>
          </table:table-cell>
          <table:table-cell table:style-name="ce4" table:formula="of:=VLOOKUP([.$A19];[$otimos_regras.$A$2:$otimos_regras.$H$99];7;0)" office:value-type="float" office:value="-6" calcext:value-type="float">
            <text:p>-6</text:p>
          </table:table-cell>
          <table:table-cell table:formula="of:=VLOOKUP([.$A19];[$otimos_regras_reed.$A$2:$otimos_regras_reed.$H$99];6;0)" office:value-type="float" office:value="-12" calcext:value-type="float">
            <text:p>-12</text:p>
          </table:table-cell>
          <table:table-cell table:formula="of:=VLOOKUP([.$A19];[$otimos_regras_reed.$A$2:$otimos_regras_reed.$H$99];7;0)" office:value-type="float" office:value="-1094" calcext:value-type="float">
            <text:p>-1094</text:p>
          </table:table-cell>
          <table:table-cell table:formula="of:=VLOOKUP([.$A19];[$otimos_reed.$A$2:$otimos_reed.$H$99];6;0)" office:value-type="float" office:value="-9" calcext:value-type="float">
            <text:p>-9</text:p>
          </table:table-cell>
          <table:table-cell table:formula="of:=VLOOKUP([.$A19];[$otimos_reed.$A$2:$otimos_reed.$H$99];7;0)" office:value-type="float" office:value="-1091" calcext:value-type="float">
            <text:p>-1091</text:p>
          </table:table-cell>
          <table:table-cell table:formula="of:=VLOOKUP([.$A19];[$otimos_reed_regras.$A$2:$otimos_reed_regras.$H$99];6;0)" office:value-type="float" office:value="4" calcext:value-type="float">
            <text:p>4</text:p>
          </table:table-cell>
          <table:table-cell table:formula="of:=VLOOKUP([.$A19];[$otimos_reed_regras.$A$2:$otimos_reed_regras.$H$99];7;0)" office:value-type="float" office:value="-6" calcext:value-type="float">
            <text:p>-6</text:p>
          </table:table-cell>
          <table:table-cell table:formula="of:=[.F19]+[.H19]+[.J19]" office:value-type="float" office:value="84" calcext:value-type="float">
            <text:p>84</text:p>
          </table:table-cell>
          <table:table-cell table:formula="of:=[.G19]+[.I19]+[.K19]" office:value-type="float" office:value="-1446" calcext:value-type="float">
            <text:p>-1446</text:p>
          </table:table-cell>
          <table:table-cell table:formula="of:=[.F19]+[.L19]+[.N19]" office:value-type="float" office:value="85" calcext:value-type="float">
            <text:p>85</text:p>
          </table:table-cell>
          <table:table-cell table:formula="of:=[.G19]+[.M19]+[.O19]" office:value-type="float" office:value="-1443" calcext:value-type="float">
            <text:p>-144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wb10-n10-gc9213-qc26906.tfc</text:p>
          </table:table-cell>
          <table:table-cell table:style-name="ce10" table:formula="of:=VLOOKUP([.$A20];[$otimos.$A$2:$otimos.$H$99];2;0)" office:value-type="float" office:value="9213" calcext:value-type="float">
            <text:p>9.213</text:p>
          </table:table-cell>
          <table:table-cell table:style-name="ce10" table:formula="of:=VLOOKUP([.$A20];[$otimos.$A$2:$otimos.$H$99];3;0)" office:value-type="float" office:value="30929" calcext:value-type="float">
            <text:p>30.929</text:p>
          </table:table-cell>
          <table:table-cell table:style-name="ce10" table:formula="of:=VLOOKUP([.$A20];[$otimos.$A$2:$otimos.$H$99];4;0)" office:value-type="float" office:value="9104" calcext:value-type="float">
            <text:p>9.104</text:p>
          </table:table-cell>
          <table:table-cell table:style-name="ce10" table:formula="of:=VLOOKUP([.$A20];[$otimos.$A$2:$otimos.$H$99];5;0)" office:value-type="float" office:value="31314" calcext:value-type="float">
            <text:p>31.314</text:p>
          </table:table-cell>
          <table:table-cell table:style-name="ce10" table:formula="of:=VLOOKUP([.$A20];[$otimos.$A$2:$otimos.$H$99];6;0)" office:value-type="float" office:value="109" calcext:value-type="float">
            <text:p>109</text:p>
          </table:table-cell>
          <table:table-cell table:style-name="ce10" table:formula="of:=VLOOKUP([.$A20];[$otimos.$A$2:$otimos.$H$99];7;0)" office:value-type="float" office:value="-385" calcext:value-type="float">
            <text:p>-385</text:p>
          </table:table-cell>
          <table:table-cell table:style-name="ce4" table:formula="of:=VLOOKUP([.$A20];[$otimos_regras.$A$2:$otimos_regras.$H$99];6;0)" office:value-type="float" office:value="884" calcext:value-type="float">
            <text:p>884</text:p>
          </table:table-cell>
          <table:table-cell table:style-name="ce4" table:formula="of:=VLOOKUP([.$A20];[$otimos_regras.$A$2:$otimos_regras.$H$99];7;0)" office:value-type="float" office:value="788" calcext:value-type="float">
            <text:p>788</text:p>
          </table:table-cell>
          <table:table-cell table:formula="of:=VLOOKUP([.$A20];[$otimos_regras_reed.$A$2:$otimos_regras_reed.$H$99];6;0)" office:value-type="float" office:value="-69" calcext:value-type="float">
            <text:p>-69</text:p>
          </table:table-cell>
          <table:table-cell table:formula="of:=VLOOKUP([.$A20];[$otimos_regras_reed.$A$2:$otimos_regras_reed.$H$99];7;0)" office:value-type="float" office:value="-1637" calcext:value-type="float">
            <text:p>-1637</text:p>
          </table:table-cell>
          <table:table-cell table:formula="of:=VLOOKUP([.$A20];[$otimos_reed.$A$2:$otimos_reed.$H$99];6;0)" office:value-type="float" office:value="-109" calcext:value-type="float">
            <text:p>-109</text:p>
          </table:table-cell>
          <table:table-cell table:formula="of:=VLOOKUP([.$A20];[$otimos_reed.$A$2:$otimos_reed.$H$99];7;0)" office:value-type="float" office:value="-2051" calcext:value-type="float">
            <text:p>-2051</text:p>
          </table:table-cell>
          <table:table-cell table:formula="of:=VLOOKUP([.$A20];[$otimos_reed_regras.$A$2:$otimos_reed_regras.$H$99];6;0)" office:value-type="float" office:value="790" calcext:value-type="float">
            <text:p>790</text:p>
          </table:table-cell>
          <table:table-cell table:formula="of:=VLOOKUP([.$A20];[$otimos_reed_regras.$A$2:$otimos_reed_regras.$H$99];7;0)" office:value-type="float" office:value="750" calcext:value-type="float">
            <text:p>750</text:p>
          </table:table-cell>
          <table:table-cell table:formula="of:=[.F20]+[.H20]+[.J20]" office:value-type="float" office:value="924" calcext:value-type="float">
            <text:p>924</text:p>
          </table:table-cell>
          <table:table-cell table:formula="of:=[.G20]+[.I20]+[.K20]" office:value-type="float" office:value="-1234" calcext:value-type="float">
            <text:p>-1234</text:p>
          </table:table-cell>
          <table:table-cell table:formula="of:=[.F20]+[.L20]+[.N20]" office:value-type="float" office:value="790" calcext:value-type="float">
            <text:p>790</text:p>
          </table:table-cell>
          <table:table-cell table:formula="of:=[.G20]+[.M20]+[.O20]" office:value-type="float" office:value="-1686" calcext:value-type="float">
            <text:p>-168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wb10_out.tfc</text:p>
          </table:table-cell>
          <table:table-cell table:style-name="ce10" table:formula="of:=VLOOKUP([.$A21];[$otimos.$A$2:$otimos.$H$99];2;0)" office:value-type="float" office:value="7458" calcext:value-type="float">
            <text:p>7.458</text:p>
          </table:table-cell>
          <table:table-cell table:style-name="ce10" table:formula="of:=VLOOKUP([.$A21];[$otimos.$A$2:$otimos.$H$99];3;0)" office:value-type="float" office:value="43534" calcext:value-type="float">
            <text:p>43.534</text:p>
          </table:table-cell>
          <table:table-cell table:style-name="ce10" table:formula="of:=VLOOKUP([.$A21];[$otimos.$A$2:$otimos.$H$99];4;0)" office:value-type="float" office:value="6986" calcext:value-type="float">
            <text:p>6.986</text:p>
          </table:table-cell>
          <table:table-cell table:style-name="ce10" table:formula="of:=VLOOKUP([.$A21];[$otimos.$A$2:$otimos.$H$99];5;0)" office:value-type="float" office:value="43827" calcext:value-type="float">
            <text:p>43.827</text:p>
          </table:table-cell>
          <table:table-cell table:style-name="ce10" table:formula="of:=VLOOKUP([.$A21];[$otimos.$A$2:$otimos.$H$99];6;0)" office:value-type="float" office:value="472" calcext:value-type="float">
            <text:p>472</text:p>
          </table:table-cell>
          <table:table-cell table:style-name="ce10" table:formula="of:=VLOOKUP([.$A21];[$otimos.$A$2:$otimos.$H$99];7;0)" office:value-type="float" office:value="-293" calcext:value-type="float">
            <text:p>-293</text:p>
          </table:table-cell>
          <table:table-cell table:style-name="ce4" table:formula="of:=VLOOKUP([.$A21];[$otimos_regras.$A$2:$otimos_regras.$H$99];6;0)" office:value-type="float" office:value="486" calcext:value-type="float">
            <text:p>486</text:p>
          </table:table-cell>
          <table:table-cell table:style-name="ce4" table:formula="of:=VLOOKUP([.$A21];[$otimos_regras.$A$2:$otimos_regras.$H$99];7;0)" office:value-type="float" office:value="429" calcext:value-type="float">
            <text:p>429</text:p>
          </table:table-cell>
          <table:table-cell table:formula="of:=VLOOKUP([.$A21];[$otimos_regras_reed.$A$2:$otimos_regras_reed.$H$99];6;0)" office:value-type="float" office:value="23" calcext:value-type="float">
            <text:p>23</text:p>
          </table:table-cell>
          <table:table-cell table:formula="of:=VLOOKUP([.$A21];[$otimos_regras_reed.$A$2:$otimos_regras_reed.$H$99];7;0)" office:value-type="float" office:value="-4017" calcext:value-type="float">
            <text:p>-4017</text:p>
          </table:table-cell>
          <table:table-cell table:formula="of:=VLOOKUP([.$A21];[$otimos_reed.$A$2:$otimos_reed.$H$99];6;0)" office:value-type="float" office:value="137" calcext:value-type="float">
            <text:p>137</text:p>
          </table:table-cell>
          <table:table-cell table:formula="of:=VLOOKUP([.$A21];[$otimos_reed.$A$2:$otimos_reed.$H$99];7;0)" office:value-type="float" office:value="-3266" calcext:value-type="float">
            <text:p>-3266</text:p>
          </table:table-cell>
          <table:table-cell table:formula="of:=VLOOKUP([.$A21];[$otimos_reed_regras.$A$2:$otimos_reed_regras.$H$99];6;0)" office:value-type="float" office:value="348" calcext:value-type="float">
            <text:p>348</text:p>
          </table:table-cell>
          <table:table-cell table:formula="of:=VLOOKUP([.$A21];[$otimos_reed_regras.$A$2:$otimos_reed_regras.$H$99];7;0)" office:value-type="float" office:value="321" calcext:value-type="float">
            <text:p>321</text:p>
          </table:table-cell>
          <table:table-cell table:formula="of:=[.F21]+[.H21]+[.J21]" office:value-type="float" office:value="981" calcext:value-type="float">
            <text:p>981</text:p>
          </table:table-cell>
          <table:table-cell table:formula="of:=[.G21]+[.I21]+[.K21]" office:value-type="float" office:value="-3881" calcext:value-type="float">
            <text:p>-3881</text:p>
          </table:table-cell>
          <table:table-cell table:formula="of:=[.F21]+[.L21]+[.N21]" office:value-type="float" office:value="957" calcext:value-type="float">
            <text:p>957</text:p>
          </table:table-cell>
          <table:table-cell table:formula="of:=[.G21]+[.M21]+[.O21]" office:value-type="float" office:value="-3238" calcext:value-type="float">
            <text:p>-323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table:style-name="ce10" table:formula="of:=VLOOKUP([.$A22];[$otimos.$A$2:$otimos.$H$99];2;0)" office:value-type="float" office:value="21432" calcext:value-type="float">
            <text:p>21.432</text:p>
          </table:table-cell>
          <table:table-cell table:style-name="ce10" table:formula="of:=VLOOKUP([.$A22];[$otimos.$A$2:$otimos.$H$99];3;0)" office:value-type="float" office:value="103956" calcext:value-type="float">
            <text:p>103.956</text:p>
          </table:table-cell>
          <table:table-cell table:style-name="ce10" table:formula="of:=VLOOKUP([.$A22];[$otimos.$A$2:$otimos.$H$99];4;0)" office:value-type="float" office:value="21217" calcext:value-type="float">
            <text:p>21.217</text:p>
          </table:table-cell>
          <table:table-cell table:style-name="ce10" table:formula="of:=VLOOKUP([.$A22];[$otimos.$A$2:$otimos.$H$99];5;0)" office:value-type="float" office:value="105218" calcext:value-type="float">
            <text:p>105.218</text:p>
          </table:table-cell>
          <table:table-cell table:style-name="ce10" table:formula="of:=VLOOKUP([.$A22];[$otimos.$A$2:$otimos.$H$99];6;0)" office:value-type="float" office:value="215" calcext:value-type="float">
            <text:p>215</text:p>
          </table:table-cell>
          <table:table-cell table:style-name="ce10" table:formula="of:=VLOOKUP([.$A22];[$otimos.$A$2:$otimos.$H$99];7;0)" office:value-type="float" office:value="-1262" calcext:value-type="float">
            <text:p>-1.262</text:p>
          </table:table-cell>
          <table:table-cell table:style-name="ce4" table:formula="of:=VLOOKUP([.$A22];[$otimos_regras.$A$2:$otimos_regras.$H$99];6;0)" office:value-type="float" office:value="50" calcext:value-type="float">
            <text:p>50</text:p>
          </table:table-cell>
          <table:table-cell table:style-name="ce4" table:formula="of:=VLOOKUP([.$A22];[$otimos_regras.$A$2:$otimos_regras.$H$99];7;0)" office:value-type="float" office:value="-70" calcext:value-type="float">
            <text:p>-70</text:p>
          </table:table-cell>
          <table:table-cell table:formula="of:=VLOOKUP([.$A22];[$otimos_regras_reed.$A$2:$otimos_regras_reed.$H$99];6;0)" office:value-type="float" office:value="-90" calcext:value-type="float">
            <text:p>-90</text:p>
          </table:table-cell>
          <table:table-cell table:formula="of:=VLOOKUP([.$A22];[$otimos_regras_reed.$A$2:$otimos_regras_reed.$H$99];7;0)" office:value-type="float" office:value="-1832" calcext:value-type="float">
            <text:p>-1832</text:p>
          </table:table-cell>
          <table:table-cell table:formula="of:=VLOOKUP([.$A22];[$otimos_reed.$A$2:$otimos_reed.$H$99];6;0)" office:value-type="float" office:value="-69" calcext:value-type="float">
            <text:p>-69</text:p>
          </table:table-cell>
          <table:table-cell table:formula="of:=VLOOKUP([.$A22];[$otimos_reed.$A$2:$otimos_reed.$H$99];7;0)" office:value-type="float" office:value="-1796" calcext:value-type="float">
            <text:p>-1796</text:p>
          </table:table-cell>
          <table:table-cell table:formula="of:=VLOOKUP([.$A22];[$otimos_reed_regras.$A$2:$otimos_reed_regras.$H$99];6;0)" office:value-type="float" office:value="32" calcext:value-type="float">
            <text:p>32</text:p>
          </table:table-cell>
          <table:table-cell table:formula="of:=VLOOKUP([.$A22];[$otimos_reed_regras.$A$2:$otimos_reed_regras.$H$99];7;0)" office:value-type="float" office:value="-50" calcext:value-type="float">
            <text:p>-50</text:p>
          </table:table-cell>
          <table:table-cell table:formula="of:=[.F22]+[.H22]+[.J22]" office:value-type="float" office:value="175" calcext:value-type="float">
            <text:p>175</text:p>
          </table:table-cell>
          <table:table-cell table:formula="of:=[.G22]+[.I22]+[.K22]" office:value-type="float" office:value="-3164" calcext:value-type="float">
            <text:p>-3164</text:p>
          </table:table-cell>
          <table:table-cell table:formula="of:=[.F22]+[.L22]+[.N22]" office:value-type="float" office:value="178" calcext:value-type="float">
            <text:p>178</text:p>
          </table:table-cell>
          <table:table-cell table:formula="of:=[.G22]+[.M22]+[.O22]" office:value-type="float" office:value="-3108" calcext:value-type="float">
            <text:p>-310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table:style-name="ce10" table:formula="of:=VLOOKUP([.$A23];[$otimos.$A$2:$otimos.$H$99];2;0)" office:value-type="float" office:value="24240" calcext:value-type="float">
            <text:p>24.240</text:p>
          </table:table-cell>
          <table:table-cell table:style-name="ce10" table:formula="of:=VLOOKUP([.$A23];[$otimos.$A$2:$otimos.$H$99];3;0)" office:value-type="float" office:value="106472" calcext:value-type="float">
            <text:p>106.472</text:p>
          </table:table-cell>
          <table:table-cell table:style-name="ce10" table:formula="of:=VLOOKUP([.$A23];[$otimos.$A$2:$otimos.$H$99];4;0)" office:value-type="float" office:value="23990" calcext:value-type="float">
            <text:p>23.990</text:p>
          </table:table-cell>
          <table:table-cell table:style-name="ce10" table:formula="of:=VLOOKUP([.$A23];[$otimos.$A$2:$otimos.$H$99];5;0)" office:value-type="float" office:value="107797" calcext:value-type="float">
            <text:p>107.797</text:p>
          </table:table-cell>
          <table:table-cell table:style-name="ce10" table:formula="of:=VLOOKUP([.$A23];[$otimos.$A$2:$otimos.$H$99];6;0)" office:value-type="float" office:value="250" calcext:value-type="float">
            <text:p>250</text:p>
          </table:table-cell>
          <table:table-cell table:style-name="ce10" table:formula="of:=VLOOKUP([.$A23];[$otimos.$A$2:$otimos.$H$99];7;0)" office:value-type="float" office:value="-1325" calcext:value-type="float">
            <text:p>-1.325</text:p>
          </table:table-cell>
          <table:table-cell table:style-name="ce4" table:formula="of:=VLOOKUP([.$A23];[$otimos_regras.$A$2:$otimos_regras.$H$99];6;0)" office:value-type="float" office:value="2662" calcext:value-type="float">
            <text:p>2662</text:p>
          </table:table-cell>
          <table:table-cell table:style-name="ce4" table:formula="of:=VLOOKUP([.$A23];[$otimos_regras.$A$2:$otimos_regras.$H$99];7;0)" office:value-type="float" office:value="2348" calcext:value-type="float">
            <text:p>2348</text:p>
          </table:table-cell>
          <table:table-cell table:formula="of:=VLOOKUP([.$A23];[$otimos_regras_reed.$A$2:$otimos_regras_reed.$H$99];6;0)" office:value-type="float" office:value="-227" calcext:value-type="float">
            <text:p>-227</text:p>
          </table:table-cell>
          <table:table-cell table:formula="of:=VLOOKUP([.$A23];[$otimos_regras_reed.$A$2:$otimos_regras_reed.$H$99];7;0)" office:value-type="float" office:value="-3069" calcext:value-type="float">
            <text:p>-3069</text:p>
          </table:table-cell>
          <table:table-cell table:formula="of:=VLOOKUP([.$A23];[$otimos_reed.$A$2:$otimos_reed.$H$99];6;0)" office:value-type="float" office:value="-286" calcext:value-type="float">
            <text:p>-286</text:p>
          </table:table-cell>
          <table:table-cell table:formula="of:=VLOOKUP([.$A23];[$otimos_reed.$A$2:$otimos_reed.$H$99];7;0)" office:value-type="float" office:value="-3895" calcext:value-type="float">
            <text:p>-3895</text:p>
          </table:table-cell>
          <table:table-cell table:formula="of:=VLOOKUP([.$A23];[$otimos_reed_regras.$A$2:$otimos_reed_regras.$H$99];6;0)" office:value-type="float" office:value="2422" calcext:value-type="float">
            <text:p>2422</text:p>
          </table:table-cell>
          <table:table-cell table:formula="of:=VLOOKUP([.$A23];[$otimos_reed_regras.$A$2:$otimos_reed_regras.$H$99];7;0)" office:value-type="float" office:value="2234" calcext:value-type="float">
            <text:p>2234</text:p>
          </table:table-cell>
          <table:table-cell table:formula="of:=[.F23]+[.H23]+[.J23]" office:value-type="float" office:value="2685" calcext:value-type="float">
            <text:p>2685</text:p>
          </table:table-cell>
          <table:table-cell table:formula="of:=[.G23]+[.I23]+[.K23]" office:value-type="float" office:value="-2046" calcext:value-type="float">
            <text:p>-2046</text:p>
          </table:table-cell>
          <table:table-cell table:formula="of:=[.F23]+[.L23]+[.N23]" office:value-type="float" office:value="2386" calcext:value-type="float">
            <text:p>2386</text:p>
          </table:table-cell>
          <table:table-cell table:formula="of:=[.G23]+[.M23]+[.O23]" office:value-type="float" office:value="-2986" calcext:value-type="float">
            <text:p>-298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wb11_out.tfc</text:p>
          </table:table-cell>
          <table:table-cell table:style-name="ce10" table:formula="of:=VLOOKUP([.$A24];[$otimos.$A$2:$otimos.$H$99];2;0)" office:value-type="float" office:value="16144" calcext:value-type="float">
            <text:p>16.144</text:p>
          </table:table-cell>
          <table:table-cell table:style-name="ce10" table:formula="of:=VLOOKUP([.$A24];[$otimos.$A$2:$otimos.$H$99];3;0)" office:value-type="float" office:value="120388" calcext:value-type="float">
            <text:p>120.388</text:p>
          </table:table-cell>
          <table:table-cell table:style-name="ce10" table:formula="of:=VLOOKUP([.$A24];[$otimos.$A$2:$otimos.$H$99];4;0)" office:value-type="float" office:value="15413" calcext:value-type="float">
            <text:p>15.413</text:p>
          </table:table-cell>
          <table:table-cell table:style-name="ce10" table:formula="of:=VLOOKUP([.$A24];[$otimos.$A$2:$otimos.$H$99];5;0)" office:value-type="float" office:value="120893" calcext:value-type="float">
            <text:p>120.893</text:p>
          </table:table-cell>
          <table:table-cell table:style-name="ce10" table:formula="of:=VLOOKUP([.$A24];[$otimos.$A$2:$otimos.$H$99];6;0)" office:value-type="float" office:value="731" calcext:value-type="float">
            <text:p>731</text:p>
          </table:table-cell>
          <table:table-cell table:style-name="ce10" table:formula="of:=VLOOKUP([.$A24];[$otimos.$A$2:$otimos.$H$99];7;0)" office:value-type="float" office:value="-505" calcext:value-type="float">
            <text:p>-505</text:p>
          </table:table-cell>
          <table:table-cell table:style-name="ce4" table:formula="of:=VLOOKUP([.$A24];[$otimos_regras.$A$2:$otimos_regras.$H$99];6;0)" office:value-type="float" office:value="944" calcext:value-type="float">
            <text:p>944</text:p>
          </table:table-cell>
          <table:table-cell table:style-name="ce4" table:formula="of:=VLOOKUP([.$A24];[$otimos_regras.$A$2:$otimos_regras.$H$99];7;0)" office:value-type="float" office:value="799" calcext:value-type="float">
            <text:p>799</text:p>
          </table:table-cell>
          <table:table-cell table:formula="of:=VLOOKUP([.$A24];[$otimos_regras_reed.$A$2:$otimos_regras_reed.$H$99];6;0)" office:value-type="float" office:value="-33" calcext:value-type="float">
            <text:p>-33</text:p>
          </table:table-cell>
          <table:table-cell table:formula="of:=VLOOKUP([.$A24];[$otimos_regras_reed.$A$2:$otimos_regras_reed.$H$99];7;0)" office:value-type="float" office:value="-12594" calcext:value-type="float">
            <text:p>-12594</text:p>
          </table:table-cell>
          <table:table-cell table:formula="of:=VLOOKUP([.$A24];[$otimos_reed.$A$2:$otimos_reed.$H$99];6;0)" office:value-type="float" office:value="137" calcext:value-type="float">
            <text:p>137</text:p>
          </table:table-cell>
          <table:table-cell table:formula="of:=VLOOKUP([.$A24];[$otimos_reed.$A$2:$otimos_reed.$H$99];7;0)" office:value-type="float" office:value="-12333" calcext:value-type="float">
            <text:p>-12333</text:p>
          </table:table-cell>
          <table:table-cell table:formula="of:=VLOOKUP([.$A24];[$otimos_reed_regras.$A$2:$otimos_reed_regras.$H$99];6;0)" office:value-type="float" office:value="710" calcext:value-type="float">
            <text:p>710</text:p>
          </table:table-cell>
          <table:table-cell table:formula="of:=VLOOKUP([.$A24];[$otimos_reed_regras.$A$2:$otimos_reed_regras.$H$99];7;0)" office:value-type="float" office:value="605" calcext:value-type="float">
            <text:p>605</text:p>
          </table:table-cell>
          <table:table-cell table:formula="of:=[.F24]+[.H24]+[.J24]" office:value-type="float" office:value="1642" calcext:value-type="float">
            <text:p>1642</text:p>
          </table:table-cell>
          <table:table-cell table:formula="of:=[.G24]+[.I24]+[.K24]" office:value-type="float" office:value="-12300" calcext:value-type="float">
            <text:p>-12300</text:p>
          </table:table-cell>
          <table:table-cell table:formula="of:=[.F24]+[.L24]+[.N24]" office:value-type="float" office:value="1578" calcext:value-type="float">
            <text:p>1578</text:p>
          </table:table-cell>
          <table:table-cell table:formula="of:=[.G24]+[.M24]+[.O24]" office:value-type="float" office:value="-12233" calcext:value-type="float">
            <text:p>-1223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1-hwb7_15.tfc</text:p>
          </table:table-cell>
          <table:table-cell table:style-name="ce10" table:formula="of:=VLOOKUP([.$A25];[$otimos.$A$2:$otimos.$H$99];2;0)" office:value-type="float" office:value="396" calcext:value-type="float">
            <text:p>396</text:p>
          </table:table-cell>
          <table:table-cell table:style-name="ce10" table:formula="of:=VLOOKUP([.$A25];[$otimos.$A$2:$otimos.$H$99];3;0)" office:value-type="float" office:value="41123" calcext:value-type="float">
            <text:p>41.123</text:p>
          </table:table-cell>
          <table:table-cell table:style-name="ce10" table:formula="of:=VLOOKUP([.$A25];[$otimos.$A$2:$otimos.$H$99];4;0)" office:value-type="float" office:value="380" calcext:value-type="float">
            <text:p>380</text:p>
          </table:table-cell>
          <table:table-cell table:style-name="ce10" table:formula="of:=VLOOKUP([.$A25];[$otimos.$A$2:$otimos.$H$99];5;0)" office:value-type="float" office:value="37343" calcext:value-type="float">
            <text:p>37.343</text:p>
          </table:table-cell>
          <table:table-cell table:style-name="ce10" table:formula="of:=VLOOKUP([.$A25];[$otimos.$A$2:$otimos.$H$99];6;0)" office:value-type="float" office:value="16" calcext:value-type="float">
            <text:p>16</text:p>
          </table:table-cell>
          <table:table-cell table:style-name="ce10" table:formula="of:=VLOOKUP([.$A25];[$otimos.$A$2:$otimos.$H$99];7;0)" office:value-type="float" office:value="3780" calcext:value-type="float">
            <text:p>3.780</text:p>
          </table:table-cell>
          <table:table-cell table:style-name="ce4" table:formula="of:=VLOOKUP([.$A25];[$otimos_regras.$A$2:$otimos_regras.$H$99];6;0)" office:value-type="float" office:value="0" calcext:value-type="float">
            <text:p>0</text:p>
          </table:table-cell>
          <table:table-cell table:style-name="ce4" table:formula="of:=VLOOKUP([.$A25];[$otimos_regras.$A$2:$otimos_regras.$H$99];7;0)" office:value-type="float" office:value="0" calcext:value-type="float">
            <text:p>0</text:p>
          </table:table-cell>
          <table:table-cell table:formula="of:=VLOOKUP([.$A25];[$otimos_regras_reed.$A$2:$otimos_regras_reed.$H$99];6;0)" office:value-type="float" office:value="-16" calcext:value-type="float">
            <text:p>-16</text:p>
          </table:table-cell>
          <table:table-cell table:formula="of:=VLOOKUP([.$A25];[$otimos_regras_reed.$A$2:$otimos_regras_reed.$H$99];7;0)" office:value-type="float" office:value="-1719" calcext:value-type="float">
            <text:p>-1719</text:p>
          </table:table-cell>
          <table:table-cell table:formula="of:=VLOOKUP([.$A25];[$otimos_reed.$A$2:$otimos_reed.$H$99];6;0)" office:value-type="float" office:value="-16" calcext:value-type="float">
            <text:p>-16</text:p>
          </table:table-cell>
          <table:table-cell table:formula="of:=VLOOKUP([.$A25];[$otimos_reed.$A$2:$otimos_reed.$H$99];7;0)" office:value-type="float" office:value="-1719" calcext:value-type="float">
            <text:p>-1719</text:p>
          </table:table-cell>
          <table:table-cell table:formula="of:=VLOOKUP([.$A25];[$otimos_reed_regras.$A$2:$otimos_reed_regras.$H$99];6;0)" office:value-type="float" office:value="0" calcext:value-type="float">
            <text:p>0</text:p>
          </table:table-cell>
          <table:table-cell table:formula="of:=VLOOKUP([.$A25];[$otimos_reed_regras.$A$2:$otimos_reed_regras.$H$99];7;0)" office:value-type="float" office:value="0" calcext:value-type="float">
            <text:p>0</text:p>
          </table:table-cell>
          <table:table-cell table:formula="of:=[.F25]+[.H25]+[.J25]" office:value-type="float" office:value="0" calcext:value-type="float">
            <text:p>0</text:p>
          </table:table-cell>
          <table:table-cell table:formula="of:=[.G25]+[.I25]+[.K25]" office:value-type="float" office:value="2061" calcext:value-type="float">
            <text:p>2061</text:p>
          </table:table-cell>
          <table:table-cell table:formula="of:=[.F25]+[.L25]+[.N25]" office:value-type="float" office:value="0" calcext:value-type="float">
            <text:p>0</text:p>
          </table:table-cell>
          <table:table-cell table:formula="of:=[.G25]+[.M25]+[.O25]" office:value-type="float" office:value="2061" calcext:value-type="float">
            <text:p>20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1-hwb7_15_inv.tfc</text:p>
          </table:table-cell>
          <table:table-cell table:style-name="ce10" table:formula="of:=VLOOKUP([.$A26];[$otimos.$A$2:$otimos.$H$99];2;0)" office:value-type="float" office:value="282" calcext:value-type="float">
            <text:p>282</text:p>
          </table:table-cell>
          <table:table-cell table:style-name="ce10" table:formula="of:=VLOOKUP([.$A26];[$otimos.$A$2:$otimos.$H$99];3;0)" office:value-type="float" office:value="27180" calcext:value-type="float">
            <text:p>27.180</text:p>
          </table:table-cell>
          <table:table-cell table:style-name="ce10" table:formula="of:=VLOOKUP([.$A26];[$otimos.$A$2:$otimos.$H$99];4;0)" office:value-type="float" office:value="276" calcext:value-type="float">
            <text:p>276</text:p>
          </table:table-cell>
          <table:table-cell table:style-name="ce10" table:formula="of:=VLOOKUP([.$A26];[$otimos.$A$2:$otimos.$H$99];5;0)" office:value-type="float" office:value="25346" calcext:value-type="float">
            <text:p>25.346</text:p>
          </table:table-cell>
          <table:table-cell table:style-name="ce10" table:formula="of:=VLOOKUP([.$A26];[$otimos.$A$2:$otimos.$H$99];6;0)" office:value-type="float" office:value="6" calcext:value-type="float">
            <text:p>6</text:p>
          </table:table-cell>
          <table:table-cell table:style-name="ce10" table:formula="of:=VLOOKUP([.$A26];[$otimos.$A$2:$otimos.$H$99];7;0)" office:value-type="float" office:value="1834" calcext:value-type="float">
            <text:p>1.834</text:p>
          </table:table-cell>
          <table:table-cell table:style-name="ce4" table:formula="of:=VLOOKUP([.$A26];[$otimos_regras.$A$2:$otimos_regras.$H$99];6;0)" office:value-type="float" office:value="0" calcext:value-type="float">
            <text:p>0</text:p>
          </table:table-cell>
          <table:table-cell table:style-name="ce4" table:formula="of:=VLOOKUP([.$A26];[$otimos_regras.$A$2:$otimos_regras.$H$99];7;0)" office:value-type="float" office:value="0" calcext:value-type="float">
            <text:p>0</text:p>
          </table:table-cell>
          <table:table-cell table:formula="of:=VLOOKUP([.$A26];[$otimos_regras_reed.$A$2:$otimos_regras_reed.$H$99];6;0)" office:value-type="float" office:value="-5" calcext:value-type="float">
            <text:p>-5</text:p>
          </table:table-cell>
          <table:table-cell table:formula="of:=VLOOKUP([.$A26];[$otimos_regras_reed.$A$2:$otimos_regras_reed.$H$99];7;0)" office:value-type="float" office:value="-709" calcext:value-type="float">
            <text:p>-709</text:p>
          </table:table-cell>
          <table:table-cell table:formula="of:=VLOOKUP([.$A26];[$otimos_reed.$A$2:$otimos_reed.$H$99];6;0)" office:value-type="float" office:value="-5" calcext:value-type="float">
            <text:p>-5</text:p>
          </table:table-cell>
          <table:table-cell table:formula="of:=VLOOKUP([.$A26];[$otimos_reed.$A$2:$otimos_reed.$H$99];7;0)" office:value-type="float" office:value="-709" calcext:value-type="float">
            <text:p>-709</text:p>
          </table:table-cell>
          <table:table-cell table:formula="of:=VLOOKUP([.$A26];[$otimos_reed_regras.$A$2:$otimos_reed_regras.$H$99];6;0)" office:value-type="float" office:value="0" calcext:value-type="float">
            <text:p>0</text:p>
          </table:table-cell>
          <table:table-cell table:formula="of:=VLOOKUP([.$A26];[$otimos_reed_regras.$A$2:$otimos_reed_regras.$H$99];7;0)" office:value-type="float" office:value="0" calcext:value-type="float">
            <text:p>0</text:p>
          </table:table-cell>
          <table:table-cell table:formula="of:=[.F26]+[.H26]+[.J26]" office:value-type="float" office:value="1" calcext:value-type="float">
            <text:p>1</text:p>
          </table:table-cell>
          <table:table-cell table:formula="of:=[.G26]+[.I26]+[.K26]" office:value-type="float" office:value="1125" calcext:value-type="float">
            <text:p>1125</text:p>
          </table:table-cell>
          <table:table-cell table:formula="of:=[.F26]+[.L26]+[.N26]" office:value-type="float" office:value="1" calcext:value-type="float">
            <text:p>1</text:p>
          </table:table-cell>
          <table:table-cell table:formula="of:=[.G26]+[.M26]+[.O26]" office:value-type="float" office:value="1125" calcext:value-type="float">
            <text:p>112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2-hwb7_15.tfc</text:p>
          </table:table-cell>
          <table:table-cell table:style-name="ce10" table:formula="of:=VLOOKUP([.$A27];[$otimos.$A$2:$otimos.$H$99];2;0)" office:value-type="float" office:value="353" calcext:value-type="float">
            <text:p>353</text:p>
          </table:table-cell>
          <table:table-cell table:style-name="ce10" table:formula="of:=VLOOKUP([.$A27];[$otimos.$A$2:$otimos.$H$99];3;0)" office:value-type="float" office:value="35117" calcext:value-type="float">
            <text:p>35.117</text:p>
          </table:table-cell>
          <table:table-cell table:style-name="ce10" table:formula="of:=VLOOKUP([.$A27];[$otimos.$A$2:$otimos.$H$99];4;0)" office:value-type="float" office:value="331" calcext:value-type="float">
            <text:p>331</text:p>
          </table:table-cell>
          <table:table-cell table:style-name="ce10" table:formula="of:=VLOOKUP([.$A27];[$otimos.$A$2:$otimos.$H$99];5;0)" office:value-type="float" office:value="30327" calcext:value-type="float">
            <text:p>30.327</text:p>
          </table:table-cell>
          <table:table-cell table:style-name="ce10" table:formula="of:=VLOOKUP([.$A27];[$otimos.$A$2:$otimos.$H$99];6;0)" office:value-type="float" office:value="22" calcext:value-type="float">
            <text:p>22</text:p>
          </table:table-cell>
          <table:table-cell table:style-name="ce10" table:formula="of:=VLOOKUP([.$A27];[$otimos.$A$2:$otimos.$H$99];7;0)" office:value-type="float" office:value="4790" calcext:value-type="float">
            <text:p>4.790</text:p>
          </table:table-cell>
          <table:table-cell table:style-name="ce4" table:formula="of:=VLOOKUP([.$A27];[$otimos_regras.$A$2:$otimos_regras.$H$99];6;0)" office:value-type="float" office:value="2" calcext:value-type="float">
            <text:p>2</text:p>
          </table:table-cell>
          <table:table-cell table:style-name="ce4" table:formula="of:=VLOOKUP([.$A27];[$otimos_regras.$A$2:$otimos_regras.$H$99];7;0)" office:value-type="float" office:value="250" calcext:value-type="float">
            <text:p>250</text:p>
          </table:table-cell>
          <table:table-cell table:formula="of:=VLOOKUP([.$A27];[$otimos_regras_reed.$A$2:$otimos_regras_reed.$H$99];6;0)" office:value-type="float" office:value="-8" calcext:value-type="float">
            <text:p>-8</text:p>
          </table:table-cell>
          <table:table-cell table:formula="of:=VLOOKUP([.$A27];[$otimos_regras_reed.$A$2:$otimos_regras_reed.$H$99];7;0)" office:value-type="float" office:value="-396" calcext:value-type="float">
            <text:p>-396</text:p>
          </table:table-cell>
          <table:table-cell table:formula="of:=VLOOKUP([.$A27];[$otimos_reed.$A$2:$otimos_reed.$H$99];6;0)" office:value-type="float" office:value="-6" calcext:value-type="float">
            <text:p>-6</text:p>
          </table:table-cell>
          <table:table-cell table:formula="of:=VLOOKUP([.$A27];[$otimos_reed.$A$2:$otimos_reed.$H$99];7;0)" office:value-type="float" office:value="-146" calcext:value-type="float">
            <text:p>-146</text:p>
          </table:table-cell>
          <table:table-cell table:formula="of:=VLOOKUP([.$A27];[$otimos_reed_regras.$A$2:$otimos_reed_regras.$H$99];6;0)" office:value-type="float" office:value="0" calcext:value-type="float">
            <text:p>0</text:p>
          </table:table-cell>
          <table:table-cell table:formula="of:=VLOOKUP([.$A27];[$otimos_reed_regras.$A$2:$otimos_reed_regras.$H$99];7;0)" office:value-type="float" office:value="0" calcext:value-type="float">
            <text:p>0</text:p>
          </table:table-cell>
          <table:table-cell table:formula="of:=[.F27]+[.H27]+[.J27]" office:value-type="float" office:value="16" calcext:value-type="float">
            <text:p>16</text:p>
          </table:table-cell>
          <table:table-cell table:formula="of:=[.G27]+[.I27]+[.K27]" office:value-type="float" office:value="4644" calcext:value-type="float">
            <text:p>4644</text:p>
          </table:table-cell>
          <table:table-cell table:formula="of:=[.F27]+[.L27]+[.N27]" office:value-type="float" office:value="16" calcext:value-type="float">
            <text:p>16</text:p>
          </table:table-cell>
          <table:table-cell table:formula="of:=[.G27]+[.M27]+[.O27]" office:value-type="float" office:value="4644" calcext:value-type="float">
            <text:p>464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2-hwb7_15_inv.tfc</text:p>
          </table:table-cell>
          <table:table-cell table:style-name="ce10" table:formula="of:=VLOOKUP([.$A28];[$otimos.$A$2:$otimos.$H$99];2;0)" office:value-type="float" office:value="291" calcext:value-type="float">
            <text:p>291</text:p>
          </table:table-cell>
          <table:table-cell table:style-name="ce10" table:formula="of:=VLOOKUP([.$A28];[$otimos.$A$2:$otimos.$H$99];3;0)" office:value-type="float" office:value="27426" calcext:value-type="float">
            <text:p>27.426</text:p>
          </table:table-cell>
          <table:table-cell table:style-name="ce10" table:formula="of:=VLOOKUP([.$A28];[$otimos.$A$2:$otimos.$H$99];4;0)" office:value-type="float" office:value="282" calcext:value-type="float">
            <text:p>282</text:p>
          </table:table-cell>
          <table:table-cell table:style-name="ce10" table:formula="of:=VLOOKUP([.$A28];[$otimos.$A$2:$otimos.$H$99];5;0)" office:value-type="float" office:value="24940" calcext:value-type="float">
            <text:p>24.940</text:p>
          </table:table-cell>
          <table:table-cell table:style-name="ce10" table:formula="of:=VLOOKUP([.$A28];[$otimos.$A$2:$otimos.$H$99];6;0)" office:value-type="float" office:value="9" calcext:value-type="float">
            <text:p>9</text:p>
          </table:table-cell>
          <table:table-cell table:style-name="ce10" table:formula="of:=VLOOKUP([.$A28];[$otimos.$A$2:$otimos.$H$99];7;0)" office:value-type="float" office:value="2486" calcext:value-type="float">
            <text:p>2.486</text:p>
          </table:table-cell>
          <table:table-cell table:style-name="ce4" table:formula="of:=VLOOKUP([.$A28];[$otimos_regras.$A$2:$otimos_regras.$H$99];6;0)" office:value-type="float" office:value="0" calcext:value-type="float">
            <text:p>0</text:p>
          </table:table-cell>
          <table:table-cell table:style-name="ce4" table:formula="of:=VLOOKUP([.$A28];[$otimos_regras.$A$2:$otimos_regras.$H$99];7;0)" office:value-type="float" office:value="0" calcext:value-type="float">
            <text:p>0</text:p>
          </table:table-cell>
          <table:table-cell table:formula="of:=VLOOKUP([.$A28];[$otimos_regras_reed.$A$2:$otimos_regras_reed.$H$99];6;0)" office:value-type="float" office:value="-7" calcext:value-type="float">
            <text:p>-7</text:p>
          </table:table-cell>
          <table:table-cell table:formula="of:=VLOOKUP([.$A28];[$otimos_regras_reed.$A$2:$otimos_regras_reed.$H$99];7;0)" office:value-type="float" office:value="-485" calcext:value-type="float">
            <text:p>-485</text:p>
          </table:table-cell>
          <table:table-cell table:formula="of:=VLOOKUP([.$A28];[$otimos_reed.$A$2:$otimos_reed.$H$99];6;0)" office:value-type="float" office:value="-7" calcext:value-type="float">
            <text:p>-7</text:p>
          </table:table-cell>
          <table:table-cell table:formula="of:=VLOOKUP([.$A28];[$otimos_reed.$A$2:$otimos_reed.$H$99];7;0)" office:value-type="float" office:value="-485" calcext:value-type="float">
            <text:p>-485</text:p>
          </table:table-cell>
          <table:table-cell table:formula="of:=VLOOKUP([.$A28];[$otimos_reed_regras.$A$2:$otimos_reed_regras.$H$99];6;0)" office:value-type="float" office:value="0" calcext:value-type="float">
            <text:p>0</text:p>
          </table:table-cell>
          <table:table-cell table:formula="of:=VLOOKUP([.$A28];[$otimos_reed_regras.$A$2:$otimos_reed_regras.$H$99];7;0)" office:value-type="float" office:value="0" calcext:value-type="float">
            <text:p>0</text:p>
          </table:table-cell>
          <table:table-cell table:formula="of:=[.F28]+[.H28]+[.J28]" office:value-type="float" office:value="2" calcext:value-type="float">
            <text:p>2</text:p>
          </table:table-cell>
          <table:table-cell table:formula="of:=[.G28]+[.I28]+[.K28]" office:value-type="float" office:value="2001" calcext:value-type="float">
            <text:p>2001</text:p>
          </table:table-cell>
          <table:table-cell table:formula="of:=[.F28]+[.L28]+[.N28]" office:value-type="float" office:value="2" calcext:value-type="float">
            <text:p>2</text:p>
          </table:table-cell>
          <table:table-cell table:formula="of:=[.G28]+[.M28]+[.O28]" office:value-type="float" office:value="2001" calcext:value-type="float">
            <text:p>200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wb7-236.tfc</text:p>
          </table:table-cell>
          <table:table-cell table:style-name="ce10" table:formula="of:=VLOOKUP([.$A29];[$otimos.$A$2:$otimos.$H$99];2;0)" office:value-type="float" office:value="236" calcext:value-type="float">
            <text:p>236</text:p>
          </table:table-cell>
          <table:table-cell table:style-name="ce10" table:formula="of:=VLOOKUP([.$A29];[$otimos.$A$2:$otimos.$H$99];3;0)" office:value-type="float" office:value="4188" calcext:value-type="float">
            <text:p>4.188</text:p>
          </table:table-cell>
          <table:table-cell table:style-name="ce10" table:formula="of:=VLOOKUP([.$A29];[$otimos.$A$2:$otimos.$H$99];4;0)" office:value-type="float" office:value="228" calcext:value-type="float">
            <text:p>228</text:p>
          </table:table-cell>
          <table:table-cell table:style-name="ce10" table:formula="of:=VLOOKUP([.$A29];[$otimos.$A$2:$otimos.$H$99];5;0)" office:value-type="float" office:value="4076" calcext:value-type="float">
            <text:p>4.076</text:p>
          </table:table-cell>
          <table:table-cell table:style-name="ce10" table:formula="of:=VLOOKUP([.$A29];[$otimos.$A$2:$otimos.$H$99];6;0)" office:value-type="float" office:value="8" calcext:value-type="float">
            <text:p>8</text:p>
          </table:table-cell>
          <table:table-cell table:style-name="ce10" table:formula="of:=VLOOKUP([.$A29];[$otimos.$A$2:$otimos.$H$99];7;0)" office:value-type="float" office:value="112" calcext:value-type="float">
            <text:p>112</text:p>
          </table:table-cell>
          <table:table-cell table:style-name="ce4" table:formula="of:=VLOOKUP([.$A29];[$otimos_regras.$A$2:$otimos_regras.$H$99];6;0)" office:value-type="float" office:value="0" calcext:value-type="float">
            <text:p>0</text:p>
          </table:table-cell>
          <table:table-cell table:style-name="ce4" table:formula="of:=VLOOKUP([.$A29];[$otimos_regras.$A$2:$otimos_regras.$H$99];7;0)" office:value-type="float" office:value="0" calcext:value-type="float">
            <text:p>0</text:p>
          </table:table-cell>
          <table:table-cell table:formula="of:=VLOOKUP([.$A29];[$otimos_regras_reed.$A$2:$otimos_regras_reed.$H$99];6;0)" office:value-type="float" office:value="-17" calcext:value-type="float">
            <text:p>-17</text:p>
          </table:table-cell>
          <table:table-cell table:formula="of:=VLOOKUP([.$A29];[$otimos_regras_reed.$A$2:$otimos_regras_reed.$H$99];7;0)" office:value-type="float" office:value="-1597" calcext:value-type="float">
            <text:p>-1597</text:p>
          </table:table-cell>
          <table:table-cell table:formula="of:=VLOOKUP([.$A29];[$otimos_reed.$A$2:$otimos_reed.$H$99];6;0)" office:value-type="float" office:value="-17" calcext:value-type="float">
            <text:p>-17</text:p>
          </table:table-cell>
          <table:table-cell table:formula="of:=VLOOKUP([.$A29];[$otimos_reed.$A$2:$otimos_reed.$H$99];7;0)" office:value-type="float" office:value="-1597" calcext:value-type="float">
            <text:p>-1597</text:p>
          </table:table-cell>
          <table:table-cell table:formula="of:=VLOOKUP([.$A29];[$otimos_reed_regras.$A$2:$otimos_reed_regras.$H$99];6;0)" office:value-type="float" office:value="0" calcext:value-type="float">
            <text:p>0</text:p>
          </table:table-cell>
          <table:table-cell table:formula="of:=VLOOKUP([.$A29];[$otimos_reed_regras.$A$2:$otimos_reed_regras.$H$99];7;0)" office:value-type="float" office:value="0" calcext:value-type="float">
            <text:p>0</text:p>
          </table:table-cell>
          <table:table-cell table:formula="of:=[.F29]+[.H29]+[.J29]" office:value-type="float" office:value="-9" calcext:value-type="float">
            <text:p>-9</text:p>
          </table:table-cell>
          <table:table-cell table:formula="of:=[.G29]+[.I29]+[.K29]" office:value-type="float" office:value="-1485" calcext:value-type="float">
            <text:p>-1485</text:p>
          </table:table-cell>
          <table:table-cell table:formula="of:=[.F29]+[.L29]+[.N29]" office:value-type="float" office:value="-9" calcext:value-type="float">
            <text:p>-9</text:p>
          </table:table-cell>
          <table:table-cell table:formula="of:=[.G29]+[.M29]+[.O29]" office:value-type="float" office:value="-1485" calcext:value-type="float">
            <text:p>-148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wb7-331-2609a.tfc</text:p>
          </table:table-cell>
          <table:table-cell table:style-name="ce10" table:formula="of:=VLOOKUP([.$A30];[$otimos.$A$2:$otimos.$H$99];2;0)" office:value-type="float" office:value="331" calcext:value-type="float">
            <text:p>331</text:p>
          </table:table-cell>
          <table:table-cell table:style-name="ce10" table:formula="of:=VLOOKUP([.$A30];[$otimos.$A$2:$otimos.$H$99];3;0)" office:value-type="float" office:value="2839" calcext:value-type="float">
            <text:p>2.839</text:p>
          </table:table-cell>
          <table:table-cell table:style-name="ce10" table:formula="of:=VLOOKUP([.$A30];[$otimos.$A$2:$otimos.$H$99];4;0)" office:value-type="float" office:value="328" calcext:value-type="float">
            <text:p>328</text:p>
          </table:table-cell>
          <table:table-cell table:style-name="ce10" table:formula="of:=VLOOKUP([.$A30];[$otimos.$A$2:$otimos.$H$99];5;0)" office:value-type="float" office:value="2880" calcext:value-type="float">
            <text:p>2.880</text:p>
          </table:table-cell>
          <table:table-cell table:style-name="ce10" table:formula="of:=VLOOKUP([.$A30];[$otimos.$A$2:$otimos.$H$99];6;0)" office:value-type="float" office:value="3" calcext:value-type="float">
            <text:p>3</text:p>
          </table:table-cell>
          <table:table-cell table:style-name="ce10" table:formula="of:=VLOOKUP([.$A30];[$otimos.$A$2:$otimos.$H$99];7;0)" office:value-type="float" office:value="-41" calcext:value-type="float">
            <text:p>-41</text:p>
          </table:table-cell>
          <table:table-cell table:style-name="ce4" table:formula="of:=VLOOKUP([.$A30];[$otimos_regras.$A$2:$otimos_regras.$H$99];6;0)" office:value-type="float" office:value="0" calcext:value-type="float">
            <text:p>0</text:p>
          </table:table-cell>
          <table:table-cell table:style-name="ce4" table:formula="of:=VLOOKUP([.$A30];[$otimos_regras.$A$2:$otimos_regras.$H$99];7;0)" office:value-type="float" office:value="0" calcext:value-type="float">
            <text:p>0</text:p>
          </table:table-cell>
          <table:table-cell table:formula="of:=VLOOKUP([.$A30];[$otimos_regras_reed.$A$2:$otimos_regras_reed.$H$99];6;0)" office:value-type="float" office:value="-6" calcext:value-type="float">
            <text:p>-6</text:p>
          </table:table-cell>
          <table:table-cell table:formula="of:=VLOOKUP([.$A30];[$otimos_regras_reed.$A$2:$otimos_regras_reed.$H$99];7;0)" office:value-type="float" office:value="-334" calcext:value-type="float">
            <text:p>-334</text:p>
          </table:table-cell>
          <table:table-cell table:formula="of:=VLOOKUP([.$A30];[$otimos_reed.$A$2:$otimos_reed.$H$99];6;0)" office:value-type="float" office:value="-6" calcext:value-type="float">
            <text:p>-6</text:p>
          </table:table-cell>
          <table:table-cell table:formula="of:=VLOOKUP([.$A30];[$otimos_reed.$A$2:$otimos_reed.$H$99];7;0)" office:value-type="float" office:value="-334" calcext:value-type="float">
            <text:p>-334</text:p>
          </table:table-cell>
          <table:table-cell table:formula="of:=VLOOKUP([.$A30];[$otimos_reed_regras.$A$2:$otimos_reed_regras.$H$99];6;0)" office:value-type="float" office:value="0" calcext:value-type="float">
            <text:p>0</text:p>
          </table:table-cell>
          <table:table-cell table:formula="of:=VLOOKUP([.$A30];[$otimos_reed_regras.$A$2:$otimos_reed_regras.$H$99];7;0)" office:value-type="float" office:value="0" calcext:value-type="float">
            <text:p>0</text:p>
          </table:table-cell>
          <table:table-cell table:formula="of:=[.F30]+[.H30]+[.J30]" office:value-type="float" office:value="-3" calcext:value-type="float">
            <text:p>-3</text:p>
          </table:table-cell>
          <table:table-cell table:formula="of:=[.G30]+[.I30]+[.K30]" office:value-type="float" office:value="-375" calcext:value-type="float">
            <text:p>-375</text:p>
          </table:table-cell>
          <table:table-cell table:formula="of:=[.F30]+[.L30]+[.N30]" office:value-type="float" office:value="-3" calcext:value-type="float">
            <text:p>-3</text:p>
          </table:table-cell>
          <table:table-cell table:formula="of:=[.G30]+[.M30]+[.O30]" office:value-type="float" office:value="-375" calcext:value-type="float">
            <text:p>-37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wb7tc.tfc</text:p>
          </table:table-cell>
          <table:table-cell table:style-name="ce10" table:formula="of:=VLOOKUP([.$A31];[$otimos.$A$2:$otimos.$H$99];2;0)" office:value-type="float" office:value="289" calcext:value-type="float">
            <text:p>289</text:p>
          </table:table-cell>
          <table:table-cell table:style-name="ce10" table:formula="of:=VLOOKUP([.$A31];[$otimos.$A$2:$otimos.$H$99];3;0)" office:value-type="float" office:value="5641" calcext:value-type="float">
            <text:p>5.641</text:p>
          </table:table-cell>
          <table:table-cell table:style-name="ce10" table:formula="of:=VLOOKUP([.$A31];[$otimos.$A$2:$otimos.$H$99];4;0)" office:value-type="float" office:value="284" calcext:value-type="float">
            <text:p>284</text:p>
          </table:table-cell>
          <table:table-cell table:style-name="ce10" table:formula="of:=VLOOKUP([.$A31];[$otimos.$A$2:$otimos.$H$99];5;0)" office:value-type="float" office:value="5508" calcext:value-type="float">
            <text:p>5.508</text:p>
          </table:table-cell>
          <table:table-cell table:style-name="ce10" table:formula="of:=VLOOKUP([.$A31];[$otimos.$A$2:$otimos.$H$99];6;0)" office:value-type="float" office:value="5" calcext:value-type="float">
            <text:p>5</text:p>
          </table:table-cell>
          <table:table-cell table:style-name="ce10" table:formula="of:=VLOOKUP([.$A31];[$otimos.$A$2:$otimos.$H$99];7;0)" office:value-type="float" office:value="133" calcext:value-type="float">
            <text:p>133</text:p>
          </table:table-cell>
          <table:table-cell table:style-name="ce4" table:formula="of:=VLOOKUP([.$A31];[$otimos_regras.$A$2:$otimos_regras.$H$99];6;0)" office:value-type="float" office:value="0" calcext:value-type="float">
            <text:p>0</text:p>
          </table:table-cell>
          <table:table-cell table:style-name="ce4" table:formula="of:=VLOOKUP([.$A31];[$otimos_regras.$A$2:$otimos_regras.$H$99];7;0)" office:value-type="float" office:value="0" calcext:value-type="float">
            <text:p>0</text:p>
          </table:table-cell>
          <table:table-cell table:formula="of:=VLOOKUP([.$A31];[$otimos_regras_reed.$A$2:$otimos_regras_reed.$H$99];6;0)" office:value-type="float" office:value="-20" calcext:value-type="float">
            <text:p>-20</text:p>
          </table:table-cell>
          <table:table-cell table:formula="of:=VLOOKUP([.$A31];[$otimos_regras_reed.$A$2:$otimos_regras_reed.$H$99];7;0)" office:value-type="float" office:value="-2280" calcext:value-type="float">
            <text:p>-2280</text:p>
          </table:table-cell>
          <table:table-cell table:formula="of:=VLOOKUP([.$A31];[$otimos_reed.$A$2:$otimos_reed.$H$99];6;0)" office:value-type="float" office:value="-20" calcext:value-type="float">
            <text:p>-20</text:p>
          </table:table-cell>
          <table:table-cell table:formula="of:=VLOOKUP([.$A31];[$otimos_reed.$A$2:$otimos_reed.$H$99];7;0)" office:value-type="float" office:value="-2280" calcext:value-type="float">
            <text:p>-2280</text:p>
          </table:table-cell>
          <table:table-cell table:formula="of:=VLOOKUP([.$A31];[$otimos_reed_regras.$A$2:$otimos_reed_regras.$H$99];6;0)" office:value-type="float" office:value="0" calcext:value-type="float">
            <text:p>0</text:p>
          </table:table-cell>
          <table:table-cell table:formula="of:=VLOOKUP([.$A31];[$otimos_reed_regras.$A$2:$otimos_reed_regras.$H$99];7;0)" office:value-type="float" office:value="0" calcext:value-type="float">
            <text:p>0</text:p>
          </table:table-cell>
          <table:table-cell table:formula="of:=[.F31]+[.H31]+[.J31]" office:value-type="float" office:value="-15" calcext:value-type="float">
            <text:p>-15</text:p>
          </table:table-cell>
          <table:table-cell table:formula="of:=[.G31]+[.I31]+[.K31]" office:value-type="float" office:value="-2147" calcext:value-type="float">
            <text:p>-2147</text:p>
          </table:table-cell>
          <table:table-cell table:formula="of:=[.F31]+[.L31]+[.N31]" office:value-type="float" office:value="-15" calcext:value-type="float">
            <text:p>-15</text:p>
          </table:table-cell>
          <table:table-cell table:formula="of:=[.G31]+[.M31]+[.O31]" office:value-type="float" office:value="-2147" calcext:value-type="float">
            <text:p>-21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wb8-614-12745a.tfc</text:p>
          </table:table-cell>
          <table:table-cell table:style-name="ce10" table:formula="of:=VLOOKUP([.$A32];[$otimos.$A$2:$otimos.$H$99];2;0)" office:value-type="float" office:value="614" calcext:value-type="float">
            <text:p>614</text:p>
          </table:table-cell>
          <table:table-cell table:style-name="ce10" table:formula="of:=VLOOKUP([.$A32];[$otimos.$A$2:$otimos.$H$99];3;0)" office:value-type="float" office:value="17426" calcext:value-type="float">
            <text:p>17.426</text:p>
          </table:table-cell>
          <table:table-cell table:style-name="ce10" table:formula="of:=VLOOKUP([.$A32];[$otimos.$A$2:$otimos.$H$99];4;0)" office:value-type="float" office:value="608" calcext:value-type="float">
            <text:p>608</text:p>
          </table:table-cell>
          <table:table-cell table:style-name="ce10" table:formula="of:=VLOOKUP([.$A32];[$otimos.$A$2:$otimos.$H$99];5;0)" office:value-type="float" office:value="17244" calcext:value-type="float">
            <text:p>17.244</text:p>
          </table:table-cell>
          <table:table-cell table:style-name="ce10" table:formula="of:=VLOOKUP([.$A32];[$otimos.$A$2:$otimos.$H$99];6;0)" office:value-type="float" office:value="6" calcext:value-type="float">
            <text:p>6</text:p>
          </table:table-cell>
          <table:table-cell table:style-name="ce10" table:formula="of:=VLOOKUP([.$A32];[$otimos.$A$2:$otimos.$H$99];7;0)" office:value-type="float" office:value="182" calcext:value-type="float">
            <text:p>182</text:p>
          </table:table-cell>
          <table:table-cell table:style-name="ce4" table:formula="of:=VLOOKUP([.$A32];[$otimos_regras.$A$2:$otimos_regras.$H$99];6;0)" office:value-type="float" office:value="0" calcext:value-type="float">
            <text:p>0</text:p>
          </table:table-cell>
          <table:table-cell table:style-name="ce4" table:formula="of:=VLOOKUP([.$A32];[$otimos_regras.$A$2:$otimos_regras.$H$99];7;0)" office:value-type="float" office:value="0" calcext:value-type="float">
            <text:p>0</text:p>
          </table:table-cell>
          <table:table-cell table:formula="of:=VLOOKUP([.$A32];[$otimos_regras_reed.$A$2:$otimos_regras_reed.$H$99];6;0)" office:value-type="float" office:value="-11" calcext:value-type="float">
            <text:p>-11</text:p>
          </table:table-cell>
          <table:table-cell table:formula="of:=VLOOKUP([.$A32];[$otimos_regras_reed.$A$2:$otimos_regras_reed.$H$99];7;0)" office:value-type="float" office:value="-3123" calcext:value-type="float">
            <text:p>-3123</text:p>
          </table:table-cell>
          <table:table-cell table:formula="of:=VLOOKUP([.$A32];[$otimos_reed.$A$2:$otimos_reed.$H$99];6;0)" office:value-type="float" office:value="-11" calcext:value-type="float">
            <text:p>-11</text:p>
          </table:table-cell>
          <table:table-cell table:formula="of:=VLOOKUP([.$A32];[$otimos_reed.$A$2:$otimos_reed.$H$99];7;0)" office:value-type="float" office:value="-3123" calcext:value-type="float">
            <text:p>-3123</text:p>
          </table:table-cell>
          <table:table-cell table:formula="of:=VLOOKUP([.$A32];[$otimos_reed_regras.$A$2:$otimos_reed_regras.$H$99];6;0)" office:value-type="float" office:value="0" calcext:value-type="float">
            <text:p>0</text:p>
          </table:table-cell>
          <table:table-cell table:formula="of:=VLOOKUP([.$A32];[$otimos_reed_regras.$A$2:$otimos_reed_regras.$H$99];7;0)" office:value-type="float" office:value="0" calcext:value-type="float">
            <text:p>0</text:p>
          </table:table-cell>
          <table:table-cell table:formula="of:=[.F32]+[.H32]+[.J32]" office:value-type="float" office:value="-5" calcext:value-type="float">
            <text:p>-5</text:p>
          </table:table-cell>
          <table:table-cell table:formula="of:=[.G32]+[.I32]+[.K32]" office:value-type="float" office:value="-2941" calcext:value-type="float">
            <text:p>-2941</text:p>
          </table:table-cell>
          <table:table-cell table:formula="of:=[.F32]+[.L32]+[.N32]" office:value-type="float" office:value="-5" calcext:value-type="float">
            <text:p>-5</text:p>
          </table:table-cell>
          <table:table-cell table:formula="of:=[.G32]+[.M32]+[.O32]" office:value-type="float" office:value="-2941" calcext:value-type="float">
            <text:p>-294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wb8-637.tfc</text:p>
          </table:table-cell>
          <table:table-cell table:style-name="ce10" table:formula="of:=VLOOKUP([.$A33];[$otimos.$A$2:$otimos.$H$99];2;0)" office:value-type="float" office:value="637" calcext:value-type="float">
            <text:p>637</text:p>
          </table:table-cell>
          <table:table-cell table:style-name="ce10" table:formula="of:=VLOOKUP([.$A33];[$otimos.$A$2:$otimos.$H$99];3;0)" office:value-type="float" office:value="19305" calcext:value-type="float">
            <text:p>19.305</text:p>
          </table:table-cell>
          <table:table-cell table:style-name="ce10" table:formula="of:=VLOOKUP([.$A33];[$otimos.$A$2:$otimos.$H$99];4;0)" office:value-type="float" office:value="630" calcext:value-type="float">
            <text:p>630</text:p>
          </table:table-cell>
          <table:table-cell table:style-name="ce10" table:formula="of:=VLOOKUP([.$A33];[$otimos.$A$2:$otimos.$H$99];5;0)" office:value-type="float" office:value="19154" calcext:value-type="float">
            <text:p>19.154</text:p>
          </table:table-cell>
          <table:table-cell table:style-name="ce10" table:formula="of:=VLOOKUP([.$A33];[$otimos.$A$2:$otimos.$H$99];6;0)" office:value-type="float" office:value="7" calcext:value-type="float">
            <text:p>7</text:p>
          </table:table-cell>
          <table:table-cell table:style-name="ce10" table:formula="of:=VLOOKUP([.$A33];[$otimos.$A$2:$otimos.$H$99];7;0)" office:value-type="float" office:value="151" calcext:value-type="float">
            <text:p>151</text:p>
          </table:table-cell>
          <table:table-cell table:style-name="ce4" table:formula="of:=VLOOKUP([.$A33];[$otimos_regras.$A$2:$otimos_regras.$H$99];6;0)" office:value-type="float" office:value="2" calcext:value-type="float">
            <text:p>2</text:p>
          </table:table-cell>
          <table:table-cell table:style-name="ce4" table:formula="of:=VLOOKUP([.$A33];[$otimos_regras.$A$2:$otimos_regras.$H$99];7;0)" office:value-type="float" office:value="2" calcext:value-type="float">
            <text:p>2</text:p>
          </table:table-cell>
          <table:table-cell table:formula="of:=VLOOKUP([.$A33];[$otimos_regras_reed.$A$2:$otimos_regras_reed.$H$99];6;0)" office:value-type="float" office:value="-23" calcext:value-type="float">
            <text:p>-23</text:p>
          </table:table-cell>
          <table:table-cell table:formula="of:=VLOOKUP([.$A33];[$otimos_regras_reed.$A$2:$otimos_regras_reed.$H$99];7;0)" office:value-type="float" office:value="-5607" calcext:value-type="float">
            <text:p>-5607</text:p>
          </table:table-cell>
          <table:table-cell table:formula="of:=VLOOKUP([.$A33];[$otimos_reed.$A$2:$otimos_reed.$H$99];6;0)" office:value-type="float" office:value="-23" calcext:value-type="float">
            <text:p>-23</text:p>
          </table:table-cell>
          <table:table-cell table:formula="of:=VLOOKUP([.$A33];[$otimos_reed.$A$2:$otimos_reed.$H$99];7;0)" office:value-type="float" office:value="-5607" calcext:value-type="float">
            <text:p>-5607</text:p>
          </table:table-cell>
          <table:table-cell table:formula="of:=VLOOKUP([.$A33];[$otimos_reed_regras.$A$2:$otimos_reed_regras.$H$99];6;0)" office:value-type="float" office:value="2" calcext:value-type="float">
            <text:p>2</text:p>
          </table:table-cell>
          <table:table-cell table:formula="of:=VLOOKUP([.$A33];[$otimos_reed_regras.$A$2:$otimos_reed_regras.$H$99];7;0)" office:value-type="float" office:value="2" calcext:value-type="float">
            <text:p>2</text:p>
          </table:table-cell>
          <table:table-cell table:formula="of:=[.F33]+[.H33]+[.J33]" office:value-type="float" office:value="-14" calcext:value-type="float">
            <text:p>-14</text:p>
          </table:table-cell>
          <table:table-cell table:formula="of:=[.G33]+[.I33]+[.K33]" office:value-type="float" office:value="-5454" calcext:value-type="float">
            <text:p>-5454</text:p>
          </table:table-cell>
          <table:table-cell table:formula="of:=[.F33]+[.L33]+[.N33]" office:value-type="float" office:value="-14" calcext:value-type="float">
            <text:p>-14</text:p>
          </table:table-cell>
          <table:table-cell table:formula="of:=[.G33]+[.M33]+[.O33]" office:value-type="float" office:value="-5454" calcext:value-type="float">
            <text:p>-545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wb8-749-6197a.tfc</text:p>
          </table:table-cell>
          <table:table-cell table:style-name="ce10" table:formula="of:=VLOOKUP([.$A34];[$otimos.$A$2:$otimos.$H$99];2;0)" office:value-type="float" office:value="749" calcext:value-type="float">
            <text:p>749</text:p>
          </table:table-cell>
          <table:table-cell table:style-name="ce10" table:formula="of:=VLOOKUP([.$A34];[$otimos.$A$2:$otimos.$H$99];3;0)" office:value-type="float" office:value="8341" calcext:value-type="float">
            <text:p>8.341</text:p>
          </table:table-cell>
          <table:table-cell table:style-name="ce10" table:formula="of:=VLOOKUP([.$A34];[$otimos.$A$2:$otimos.$H$99];4;0)" office:value-type="float" office:value="740" calcext:value-type="float">
            <text:p>740</text:p>
          </table:table-cell>
          <table:table-cell table:style-name="ce10" table:formula="of:=VLOOKUP([.$A34];[$otimos.$A$2:$otimos.$H$99];5;0)" office:value-type="float" office:value="8374" calcext:value-type="float">
            <text:p>8.374</text:p>
          </table:table-cell>
          <table:table-cell table:style-name="ce10" table:formula="of:=VLOOKUP([.$A34];[$otimos.$A$2:$otimos.$H$99];6;0)" office:value-type="float" office:value="9" calcext:value-type="float">
            <text:p>9</text:p>
          </table:table-cell>
          <table:table-cell table:style-name="ce10" table:formula="of:=VLOOKUP([.$A34];[$otimos.$A$2:$otimos.$H$99];7;0)" office:value-type="float" office:value="-33" calcext:value-type="float">
            <text:p>-33</text:p>
          </table:table-cell>
          <table:table-cell table:style-name="ce4" table:formula="of:=VLOOKUP([.$A34];[$otimos_regras.$A$2:$otimos_regras.$H$99];6;0)" office:value-type="float" office:value="8" calcext:value-type="float">
            <text:p>8</text:p>
          </table:table-cell>
          <table:table-cell table:style-name="ce4" table:formula="of:=VLOOKUP([.$A34];[$otimos_regras.$A$2:$otimos_regras.$H$99];7;0)" office:value-type="float" office:value="8" calcext:value-type="float">
            <text:p>8</text:p>
          </table:table-cell>
          <table:table-cell table:formula="of:=VLOOKUP([.$A34];[$otimos_regras_reed.$A$2:$otimos_regras_reed.$H$99];6;0)" office:value-type="float" office:value="-7" calcext:value-type="float">
            <text:p>-7</text:p>
          </table:table-cell>
          <table:table-cell table:formula="of:=VLOOKUP([.$A34];[$otimos_regras_reed.$A$2:$otimos_regras_reed.$H$99];7;0)" office:value-type="float" office:value="-647" calcext:value-type="float">
            <text:p>-647</text:p>
          </table:table-cell>
          <table:table-cell table:formula="of:=VLOOKUP([.$A34];[$otimos_reed.$A$2:$otimos_reed.$H$99];6;0)" office:value-type="float" office:value="-10" calcext:value-type="float">
            <text:p>-10</text:p>
          </table:table-cell>
          <table:table-cell table:formula="of:=VLOOKUP([.$A34];[$otimos_reed.$A$2:$otimos_reed.$H$99];7;0)" office:value-type="float" office:value="-696" calcext:value-type="float">
            <text:p>-696</text:p>
          </table:table-cell>
          <table:table-cell table:formula="of:=VLOOKUP([.$A34];[$otimos_reed_regras.$A$2:$otimos_reed_regras.$H$99];6;0)" office:value-type="float" office:value="6" calcext:value-type="float">
            <text:p>6</text:p>
          </table:table-cell>
          <table:table-cell table:formula="of:=VLOOKUP([.$A34];[$otimos_reed_regras.$A$2:$otimos_reed_regras.$H$99];7;0)" office:value-type="float" office:value="4" calcext:value-type="float">
            <text:p>4</text:p>
          </table:table-cell>
          <table:table-cell table:formula="of:=[.F34]+[.H34]+[.J34]" office:value-type="float" office:value="10" calcext:value-type="float">
            <text:p>10</text:p>
          </table:table-cell>
          <table:table-cell table:formula="of:=[.G34]+[.I34]+[.K34]" office:value-type="float" office:value="-672" calcext:value-type="float">
            <text:p>-672</text:p>
          </table:table-cell>
          <table:table-cell table:formula="of:=[.F34]+[.L34]+[.N34]" office:value-type="float" office:value="5" calcext:value-type="float">
            <text:p>5</text:p>
          </table:table-cell>
          <table:table-cell table:formula="of:=[.G34]+[.M34]+[.O34]" office:value-type="float" office:value="-725" calcext:value-type="float">
            <text:p>-72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wb8_2710_6940.tfc</text:p>
          </table:table-cell>
          <table:table-cell table:style-name="ce10" table:formula="of:=VLOOKUP([.$A35];[$otimos.$A$2:$otimos.$H$99];2;0)" office:value-type="float" office:value="2710" calcext:value-type="float">
            <text:p>2.710</text:p>
          </table:table-cell>
          <table:table-cell table:style-name="ce10" table:formula="of:=VLOOKUP([.$A35];[$otimos.$A$2:$otimos.$H$99];3;0)" office:value-type="float" office:value="7738" calcext:value-type="float">
            <text:p>7.738</text:p>
          </table:table-cell>
          <table:table-cell table:style-name="ce10" table:formula="of:=VLOOKUP([.$A35];[$otimos.$A$2:$otimos.$H$99];4;0)" office:value-type="float" office:value="2648" calcext:value-type="float">
            <text:p>2.648</text:p>
          </table:table-cell>
          <table:table-cell table:style-name="ce10" table:formula="of:=VLOOKUP([.$A35];[$otimos.$A$2:$otimos.$H$99];5;0)" office:value-type="float" office:value="8102" calcext:value-type="float">
            <text:p>8.102</text:p>
          </table:table-cell>
          <table:table-cell table:style-name="ce10" table:formula="of:=VLOOKUP([.$A35];[$otimos.$A$2:$otimos.$H$99];6;0)" office:value-type="float" office:value="62" calcext:value-type="float">
            <text:p>62</text:p>
          </table:table-cell>
          <table:table-cell table:style-name="ce10" table:formula="of:=VLOOKUP([.$A35];[$otimos.$A$2:$otimos.$H$99];7;0)" office:value-type="float" office:value="-364" calcext:value-type="float">
            <text:p>-364</text:p>
          </table:table-cell>
          <table:table-cell table:style-name="ce4" table:formula="of:=VLOOKUP([.$A35];[$otimos_regras.$A$2:$otimos_regras.$H$99];6;0)" office:value-type="float" office:value="58" calcext:value-type="float">
            <text:p>58</text:p>
          </table:table-cell>
          <table:table-cell table:style-name="ce4" table:formula="of:=VLOOKUP([.$A35];[$otimos_regras.$A$2:$otimos_regras.$H$99];7;0)" office:value-type="float" office:value="58" calcext:value-type="float">
            <text:p>58</text:p>
          </table:table-cell>
          <table:table-cell table:formula="of:=VLOOKUP([.$A35];[$otimos_regras_reed.$A$2:$otimos_regras_reed.$H$99];6;0)" office:value-type="float" office:value="-23" calcext:value-type="float">
            <text:p>-23</text:p>
          </table:table-cell>
          <table:table-cell table:formula="of:=VLOOKUP([.$A35];[$otimos_regras_reed.$A$2:$otimos_regras_reed.$H$99];7;0)" office:value-type="float" office:value="-605" calcext:value-type="float">
            <text:p>-605</text:p>
          </table:table-cell>
          <table:table-cell table:formula="of:=VLOOKUP([.$A35];[$otimos_reed.$A$2:$otimos_reed.$H$99];6;0)" office:value-type="float" office:value="-21" calcext:value-type="float">
            <text:p>-21</text:p>
          </table:table-cell>
          <table:table-cell table:formula="of:=VLOOKUP([.$A35];[$otimos_reed.$A$2:$otimos_reed.$H$99];7;0)" office:value-type="float" office:value="-607" calcext:value-type="float">
            <text:p>-607</text:p>
          </table:table-cell>
          <table:table-cell table:formula="of:=VLOOKUP([.$A35];[$otimos_reed_regras.$A$2:$otimos_reed_regras.$H$99];6;0)" office:value-type="float" office:value="54" calcext:value-type="float">
            <text:p>54</text:p>
          </table:table-cell>
          <table:table-cell table:formula="of:=VLOOKUP([.$A35];[$otimos_reed_regras.$A$2:$otimos_reed_regras.$H$99];7;0)" office:value-type="float" office:value="54" calcext:value-type="float">
            <text:p>54</text:p>
          </table:table-cell>
          <table:table-cell table:formula="of:=[.F35]+[.H35]+[.J35]" office:value-type="float" office:value="97" calcext:value-type="float">
            <text:p>97</text:p>
          </table:table-cell>
          <table:table-cell table:formula="of:=[.G35]+[.I35]+[.K35]" office:value-type="float" office:value="-911" calcext:value-type="float">
            <text:p>-911</text:p>
          </table:table-cell>
          <table:table-cell table:formula="of:=[.F35]+[.L35]+[.N35]" office:value-type="float" office:value="95" calcext:value-type="float">
            <text:p>95</text:p>
          </table:table-cell>
          <table:table-cell table:formula="of:=[.G35]+[.M35]+[.O35]" office:value-type="float" office:value="-917" calcext:value-type="float">
            <text:p>-9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wb9-1541.tfc</text:p>
          </table:table-cell>
          <table:table-cell table:style-name="ce10" table:formula="of:=VLOOKUP([.$A36];[$otimos.$A$2:$otimos.$H$99];2;0)" office:value-type="float" office:value="1541" calcext:value-type="float">
            <text:p>1.541</text:p>
          </table:table-cell>
          <table:table-cell table:style-name="ce10" table:formula="of:=VLOOKUP([.$A36];[$otimos.$A$2:$otimos.$H$99];3;0)" office:value-type="float" office:value="63613" calcext:value-type="float">
            <text:p>63.613</text:p>
          </table:table-cell>
          <table:table-cell table:style-name="ce10" table:formula="of:=VLOOKUP([.$A36];[$otimos.$A$2:$otimos.$H$99];4;0)" office:value-type="float" office:value="1523" calcext:value-type="float">
            <text:p>1.523</text:p>
          </table:table-cell>
          <table:table-cell table:style-name="ce10" table:formula="of:=VLOOKUP([.$A36];[$otimos.$A$2:$otimos.$H$99];5;0)" office:value-type="float" office:value="62987" calcext:value-type="float">
            <text:p>62.987</text:p>
          </table:table-cell>
          <table:table-cell table:style-name="ce10" table:formula="of:=VLOOKUP([.$A36];[$otimos.$A$2:$otimos.$H$99];6;0)" office:value-type="float" office:value="18" calcext:value-type="float">
            <text:p>18</text:p>
          </table:table-cell>
          <table:table-cell table:style-name="ce10" table:formula="of:=VLOOKUP([.$A36];[$otimos.$A$2:$otimos.$H$99];7;0)" office:value-type="float" office:value="626" calcext:value-type="float">
            <text:p>626</text:p>
          </table:table-cell>
          <table:table-cell table:style-name="ce4" table:formula="of:=VLOOKUP([.$A36];[$otimos_regras.$A$2:$otimos_regras.$H$99];6;0)" office:value-type="float" office:value="0" calcext:value-type="float">
            <text:p>0</text:p>
          </table:table-cell>
          <table:table-cell table:style-name="ce4" table:formula="of:=VLOOKUP([.$A36];[$otimos_regras.$A$2:$otimos_regras.$H$99];7;0)" office:value-type="float" office:value="0" calcext:value-type="float">
            <text:p>0</text:p>
          </table:table-cell>
          <table:table-cell table:formula="of:=VLOOKUP([.$A36];[$otimos_regras_reed.$A$2:$otimos_regras_reed.$H$99];6;0)" office:value-type="float" office:value="-65" calcext:value-type="float">
            <text:p>-65</text:p>
          </table:table-cell>
          <table:table-cell table:formula="of:=VLOOKUP([.$A36];[$otimos_regras_reed.$A$2:$otimos_regras_reed.$H$99];7;0)" office:value-type="float" office:value="-15245" calcext:value-type="float">
            <text:p>-15245</text:p>
          </table:table-cell>
          <table:table-cell table:formula="of:=VLOOKUP([.$A36];[$otimos_reed.$A$2:$otimos_reed.$H$99];6;0)" office:value-type="float" office:value="-65" calcext:value-type="float">
            <text:p>-65</text:p>
          </table:table-cell>
          <table:table-cell table:formula="of:=VLOOKUP([.$A36];[$otimos_reed.$A$2:$otimos_reed.$H$99];7;0)" office:value-type="float" office:value="-15245" calcext:value-type="float">
            <text:p>-15245</text:p>
          </table:table-cell>
          <table:table-cell table:formula="of:=VLOOKUP([.$A36];[$otimos_reed_regras.$A$2:$otimos_reed_regras.$H$99];6;0)" office:value-type="float" office:value="0" calcext:value-type="float">
            <text:p>0</text:p>
          </table:table-cell>
          <table:table-cell table:formula="of:=VLOOKUP([.$A36];[$otimos_reed_regras.$A$2:$otimos_reed_regras.$H$99];7;0)" office:value-type="float" office:value="0" calcext:value-type="float">
            <text:p>0</text:p>
          </table:table-cell>
          <table:table-cell table:formula="of:=[.F36]+[.H36]+[.J36]" office:value-type="float" office:value="-47" calcext:value-type="float">
            <text:p>-47</text:p>
          </table:table-cell>
          <table:table-cell table:formula="of:=[.G36]+[.I36]+[.K36]" office:value-type="float" office:value="-14619" calcext:value-type="float">
            <text:p>-14619</text:p>
          </table:table-cell>
          <table:table-cell table:formula="of:=[.F36]+[.L36]+[.N36]" office:value-type="float" office:value="-47" calcext:value-type="float">
            <text:p>-47</text:p>
          </table:table-cell>
          <table:table-cell table:formula="of:=[.G36]+[.M36]+[.O36]" office:value-type="float" office:value="-14619" calcext:value-type="float">
            <text:p>-1461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wb9-1544.tfc</text:p>
          </table:table-cell>
          <table:table-cell table:style-name="ce10" table:formula="of:=VLOOKUP([.$A37];[$otimos.$A$2:$otimos.$H$99];2;0)" office:value-type="float" office:value="1544" calcext:value-type="float">
            <text:p>1.544</text:p>
          </table:table-cell>
          <table:table-cell table:style-name="ce10" table:formula="of:=VLOOKUP([.$A37];[$otimos.$A$2:$otimos.$H$99];3;0)" office:value-type="float" office:value="63668" calcext:value-type="float">
            <text:p>63.668</text:p>
          </table:table-cell>
          <table:table-cell table:style-name="ce10" table:formula="of:=VLOOKUP([.$A37];[$otimos.$A$2:$otimos.$H$99];4;0)" office:value-type="float" office:value="1526" calcext:value-type="float">
            <text:p>1.526</text:p>
          </table:table-cell>
          <table:table-cell table:style-name="ce10" table:formula="of:=VLOOKUP([.$A37];[$otimos.$A$2:$otimos.$H$99];5;0)" office:value-type="float" office:value="63042" calcext:value-type="float">
            <text:p>63.042</text:p>
          </table:table-cell>
          <table:table-cell table:style-name="ce10" table:formula="of:=VLOOKUP([.$A37];[$otimos.$A$2:$otimos.$H$99];6;0)" office:value-type="float" office:value="18" calcext:value-type="float">
            <text:p>18</text:p>
          </table:table-cell>
          <table:table-cell table:style-name="ce10" table:formula="of:=VLOOKUP([.$A37];[$otimos.$A$2:$otimos.$H$99];7;0)" office:value-type="float" office:value="626" calcext:value-type="float">
            <text:p>626</text:p>
          </table:table-cell>
          <table:table-cell table:style-name="ce4" table:formula="of:=VLOOKUP([.$A37];[$otimos_regras.$A$2:$otimos_regras.$H$99];6;0)" office:value-type="float" office:value="0" calcext:value-type="float">
            <text:p>0</text:p>
          </table:table-cell>
          <table:table-cell table:style-name="ce4" table:formula="of:=VLOOKUP([.$A37];[$otimos_regras.$A$2:$otimos_regras.$H$99];7;0)" office:value-type="float" office:value="0" calcext:value-type="float">
            <text:p>0</text:p>
          </table:table-cell>
          <table:table-cell table:formula="of:=VLOOKUP([.$A37];[$otimos_regras_reed.$A$2:$otimos_regras_reed.$H$99];6;0)" office:value-type="float" office:value="-65" calcext:value-type="float">
            <text:p>-65</text:p>
          </table:table-cell>
          <table:table-cell table:formula="of:=VLOOKUP([.$A37];[$otimos_regras_reed.$A$2:$otimos_regras_reed.$H$99];7;0)" office:value-type="float" office:value="-15277" calcext:value-type="float">
            <text:p>-15277</text:p>
          </table:table-cell>
          <table:table-cell table:formula="of:=VLOOKUP([.$A37];[$otimos_reed.$A$2:$otimos_reed.$H$99];6;0)" office:value-type="float" office:value="-65" calcext:value-type="float">
            <text:p>-65</text:p>
          </table:table-cell>
          <table:table-cell table:formula="of:=VLOOKUP([.$A37];[$otimos_reed.$A$2:$otimos_reed.$H$99];7;0)" office:value-type="float" office:value="-15277" calcext:value-type="float">
            <text:p>-15277</text:p>
          </table:table-cell>
          <table:table-cell table:formula="of:=VLOOKUP([.$A37];[$otimos_reed_regras.$A$2:$otimos_reed_regras.$H$99];6;0)" office:value-type="float" office:value="0" calcext:value-type="float">
            <text:p>0</text:p>
          </table:table-cell>
          <table:table-cell table:formula="of:=VLOOKUP([.$A37];[$otimos_reed_regras.$A$2:$otimos_reed_regras.$H$99];7;0)" office:value-type="float" office:value="0" calcext:value-type="float">
            <text:p>0</text:p>
          </table:table-cell>
          <table:table-cell table:formula="of:=[.F37]+[.H37]+[.J37]" office:value-type="float" office:value="-47" calcext:value-type="float">
            <text:p>-47</text:p>
          </table:table-cell>
          <table:table-cell table:formula="of:=[.G37]+[.I37]+[.K37]" office:value-type="float" office:value="-14651" calcext:value-type="float">
            <text:p>-14651</text:p>
          </table:table-cell>
          <table:table-cell table:formula="of:=[.F37]+[.L37]+[.N37]" office:value-type="float" office:value="-47" calcext:value-type="float">
            <text:p>-47</text:p>
          </table:table-cell>
          <table:table-cell table:formula="of:=[.G37]+[.M37]+[.O37]" office:value-type="float" office:value="-14651" calcext:value-type="float">
            <text:p>-146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wb9-1959-20378a.tfc</text:p>
          </table:table-cell>
          <table:table-cell table:style-name="ce10" table:formula="of:=VLOOKUP([.$A38];[$otimos.$A$2:$otimos.$H$99];2;0)" office:value-type="float" office:value="1959" calcext:value-type="float">
            <text:p>1.959</text:p>
          </table:table-cell>
          <table:table-cell table:style-name="ce10" table:formula="of:=VLOOKUP([.$A38];[$otimos.$A$2:$otimos.$H$99];3;0)" office:value-type="float" office:value="33599" calcext:value-type="float">
            <text:p>33.599</text:p>
          </table:table-cell>
          <table:table-cell table:style-name="ce10" table:formula="of:=VLOOKUP([.$A38];[$otimos.$A$2:$otimos.$H$99];4;0)" office:value-type="float" office:value="1951" calcext:value-type="float">
            <text:p>1.951</text:p>
          </table:table-cell>
          <table:table-cell table:style-name="ce10" table:formula="of:=VLOOKUP([.$A38];[$otimos.$A$2:$otimos.$H$99];5;0)" office:value-type="float" office:value="33691" calcext:value-type="float">
            <text:p>33.691</text:p>
          </table:table-cell>
          <table:table-cell table:style-name="ce10" table:formula="of:=VLOOKUP([.$A38];[$otimos.$A$2:$otimos.$H$99];6;0)" office:value-type="float" office:value="8" calcext:value-type="float">
            <text:p>8</text:p>
          </table:table-cell>
          <table:table-cell table:style-name="ce10" table:formula="of:=VLOOKUP([.$A38];[$otimos.$A$2:$otimos.$H$99];7;0)" office:value-type="float" office:value="-92" calcext:value-type="float">
            <text:p>-92</text:p>
          </table:table-cell>
          <table:table-cell table:style-name="ce4" table:formula="of:=VLOOKUP([.$A38];[$otimos_regras.$A$2:$otimos_regras.$H$99];6;0)" office:value-type="float" office:value="6" calcext:value-type="float">
            <text:p>6</text:p>
          </table:table-cell>
          <table:table-cell table:style-name="ce4" table:formula="of:=VLOOKUP([.$A38];[$otimos_regras.$A$2:$otimos_regras.$H$99];7;0)" office:value-type="float" office:value="6" calcext:value-type="float">
            <text:p>6</text:p>
          </table:table-cell>
          <table:table-cell table:formula="of:=VLOOKUP([.$A38];[$otimos_regras_reed.$A$2:$otimos_regras_reed.$H$99];6;0)" office:value-type="float" office:value="-10" calcext:value-type="float">
            <text:p>-10</text:p>
          </table:table-cell>
          <table:table-cell table:formula="of:=VLOOKUP([.$A38];[$otimos_regras_reed.$A$2:$otimos_regras_reed.$H$99];7;0)" office:value-type="float" office:value="-110" calcext:value-type="float">
            <text:p>-110</text:p>
          </table:table-cell>
          <table:table-cell table:formula="of:=VLOOKUP([.$A38];[$otimos_reed.$A$2:$otimos_reed.$H$99];6;0)" office:value-type="float" office:value="-8" calcext:value-type="float">
            <text:p>-8</text:p>
          </table:table-cell>
          <table:table-cell table:formula="of:=VLOOKUP([.$A38];[$otimos_reed.$A$2:$otimos_reed.$H$99];7;0)" office:value-type="float" office:value="-112" calcext:value-type="float">
            <text:p>-112</text:p>
          </table:table-cell>
          <table:table-cell table:formula="of:=VLOOKUP([.$A38];[$otimos_reed_regras.$A$2:$otimos_reed_regras.$H$99];6;0)" office:value-type="float" office:value="2" calcext:value-type="float">
            <text:p>2</text:p>
          </table:table-cell>
          <table:table-cell table:formula="of:=VLOOKUP([.$A38];[$otimos_reed_regras.$A$2:$otimos_reed_regras.$H$99];7;0)" office:value-type="float" office:value="2" calcext:value-type="float">
            <text:p>2</text:p>
          </table:table-cell>
          <table:table-cell table:formula="of:=[.F38]+[.H38]+[.J38]" office:value-type="float" office:value="4" calcext:value-type="float">
            <text:p>4</text:p>
          </table:table-cell>
          <table:table-cell table:formula="of:=[.G38]+[.I38]+[.K38]" office:value-type="float" office:value="-196" calcext:value-type="float">
            <text:p>-196</text:p>
          </table:table-cell>
          <table:table-cell table:formula="of:=[.F38]+[.L38]+[.N38]" office:value-type="float" office:value="2" calcext:value-type="float">
            <text:p>2</text:p>
          </table:table-cell>
          <table:table-cell table:formula="of:=[.G38]+[.M38]+[.O38]" office:value-type="float" office:value="-202" calcext:value-type="float">
            <text:p>-20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wb9_6563_16173.tfc</text:p>
          </table:table-cell>
          <table:table-cell table:style-name="ce10" table:formula="of:=VLOOKUP([.$A39];[$otimos.$A$2:$otimos.$H$99];2;0)" office:value-type="float" office:value="6563" calcext:value-type="float">
            <text:p>6.563</text:p>
          </table:table-cell>
          <table:table-cell table:style-name="ce10" table:formula="of:=VLOOKUP([.$A39];[$otimos.$A$2:$otimos.$H$99];3;0)" office:value-type="float" office:value="17371" calcext:value-type="float">
            <text:p>17.371</text:p>
          </table:table-cell>
          <table:table-cell table:style-name="ce10" table:formula="of:=VLOOKUP([.$A39];[$otimos.$A$2:$otimos.$H$99];4;0)" office:value-type="float" office:value="6403" calcext:value-type="float">
            <text:p>6.403</text:p>
          </table:table-cell>
          <table:table-cell table:style-name="ce10" table:formula="of:=VLOOKUP([.$A39];[$otimos.$A$2:$otimos.$H$99];5;0)" office:value-type="float" office:value="18200" calcext:value-type="float">
            <text:p>18.200</text:p>
          </table:table-cell>
          <table:table-cell table:style-name="ce10" table:formula="of:=VLOOKUP([.$A39];[$otimos.$A$2:$otimos.$H$99];6;0)" office:value-type="float" office:value="160" calcext:value-type="float">
            <text:p>160</text:p>
          </table:table-cell>
          <table:table-cell table:style-name="ce10" table:formula="of:=VLOOKUP([.$A39];[$otimos.$A$2:$otimos.$H$99];7;0)" office:value-type="float" office:value="-829" calcext:value-type="float">
            <text:p>-829</text:p>
          </table:table-cell>
          <table:table-cell table:style-name="ce4" table:formula="of:=VLOOKUP([.$A39];[$otimos_regras.$A$2:$otimos_regras.$H$99];6;0)" office:value-type="float" office:value="138" calcext:value-type="float">
            <text:p>138</text:p>
          </table:table-cell>
          <table:table-cell table:style-name="ce4" table:formula="of:=VLOOKUP([.$A39];[$otimos_regras.$A$2:$otimos_regras.$H$99];7;0)" office:value-type="float" office:value="138" calcext:value-type="float">
            <text:p>138</text:p>
          </table:table-cell>
          <table:table-cell table:formula="of:=VLOOKUP([.$A39];[$otimos_regras_reed.$A$2:$otimos_regras_reed.$H$99];6;0)" office:value-type="float" office:value="4" calcext:value-type="float">
            <text:p>4</text:p>
          </table:table-cell>
          <table:table-cell table:formula="of:=VLOOKUP([.$A39];[$otimos_regras_reed.$A$2:$otimos_regras_reed.$H$99];7;0)" office:value-type="float" office:value="-723" calcext:value-type="float">
            <text:p>-723</text:p>
          </table:table-cell>
          <table:table-cell table:formula="of:=VLOOKUP([.$A39];[$otimos_reed.$A$2:$otimos_reed.$H$99];6;0)" office:value-type="float" office:value="4" calcext:value-type="float">
            <text:p>4</text:p>
          </table:table-cell>
          <table:table-cell table:formula="of:=VLOOKUP([.$A39];[$otimos_reed.$A$2:$otimos_reed.$H$99];7;0)" office:value-type="float" office:value="-723" calcext:value-type="float">
            <text:p>-723</text:p>
          </table:table-cell>
          <table:table-cell table:formula="of:=VLOOKUP([.$A39];[$otimos_reed_regras.$A$2:$otimos_reed_regras.$H$99];6;0)" office:value-type="float" office:value="138" calcext:value-type="float">
            <text:p>138</text:p>
          </table:table-cell>
          <table:table-cell table:formula="of:=VLOOKUP([.$A39];[$otimos_reed_regras.$A$2:$otimos_reed_regras.$H$99];7;0)" office:value-type="float" office:value="138" calcext:value-type="float">
            <text:p>138</text:p>
          </table:table-cell>
          <table:table-cell table:formula="of:=[.F39]+[.H39]+[.J39]" office:value-type="float" office:value="302" calcext:value-type="float">
            <text:p>302</text:p>
          </table:table-cell>
          <table:table-cell table:formula="of:=[.G39]+[.I39]+[.K39]" office:value-type="float" office:value="-1414" calcext:value-type="float">
            <text:p>-1414</text:p>
          </table:table-cell>
          <table:table-cell table:formula="of:=[.F39]+[.L39]+[.N39]" office:value-type="float" office:value="302" calcext:value-type="float">
            <text:p>302</text:p>
          </table:table-cell>
          <table:table-cell table:formula="of:=[.G39]+[.M39]+[.O39]" office:value-type="float" office:value="-1414" calcext:value-type="float">
            <text:p>-141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table:style-name="ce10" table:formula="of:=VLOOKUP([.$A40];[$otimos.$A$2:$otimos.$H$99];2;0)" office:value-type="float" office:value="5" calcext:value-type="float">
            <text:p>5</text:p>
          </table:table-cell>
          <table:table-cell table:style-name="ce10" table:formula="of:=VLOOKUP([.$A40];[$otimos.$A$2:$otimos.$H$99];3;0)" office:value-type="float" office:value="121" calcext:value-type="float">
            <text:p>121</text:p>
          </table:table-cell>
          <table:table-cell table:style-name="ce10" table:formula="of:=VLOOKUP([.$A40];[$otimos.$A$2:$otimos.$H$99];4;0)" office:value-type="float" office:value="5" calcext:value-type="float">
            <text:p>5</text:p>
          </table:table-cell>
          <table:table-cell table:style-name="ce10" table:formula="of:=VLOOKUP([.$A40];[$otimos.$A$2:$otimos.$H$99];5;0)" office:value-type="float" office:value="57" calcext:value-type="float">
            <text:p>57</text:p>
          </table:table-cell>
          <table:table-cell table:style-name="ce10" table:formula="of:=VLOOKUP([.$A40];[$otimos.$A$2:$otimos.$H$99];6;0)" office:value-type="float" office:value="0" calcext:value-type="float">
            <text:p>0</text:p>
          </table:table-cell>
          <table:table-cell table:style-name="ce10" table:formula="of:=VLOOKUP([.$A40];[$otimos.$A$2:$otimos.$H$99];7;0)" office:value-type="float" office:value="64" calcext:value-type="float">
            <text:p>64</text:p>
          </table:table-cell>
          <table:table-cell table:style-name="ce4" table:formula="of:=VLOOKUP([.$A40];[$otimos_regras.$A$2:$otimos_regras.$H$99];6;0)" office:value-type="float" office:value="0" calcext:value-type="float">
            <text:p>0</text:p>
          </table:table-cell>
          <table:table-cell table:style-name="ce4" table:formula="of:=VLOOKUP([.$A40];[$otimos_regras.$A$2:$otimos_regras.$H$99];7;0)" office:value-type="float" office:value="0" calcext:value-type="float">
            <text:p>0</text:p>
          </table:table-cell>
          <table:table-cell table:formula="of:=VLOOKUP([.$A40];[$otimos_regras_reed.$A$2:$otimos_regras_reed.$H$99];6;0)" office:value-type="float" office:value="0" calcext:value-type="float">
            <text:p>0</text:p>
          </table:table-cell>
          <table:table-cell table:formula="of:=VLOOKUP([.$A40];[$otimos_regras_reed.$A$2:$otimos_regras_reed.$H$99];7;0)" office:value-type="float" office:value="-64" calcext:value-type="float">
            <text:p>-64</text:p>
          </table:table-cell>
          <table:table-cell table:formula="of:=VLOOKUP([.$A40];[$otimos_reed.$A$2:$otimos_reed.$H$99];6;0)" office:value-type="float" office:value="0" calcext:value-type="float">
            <text:p>0</text:p>
          </table:table-cell>
          <table:table-cell table:formula="of:=VLOOKUP([.$A40];[$otimos_reed.$A$2:$otimos_reed.$H$99];7;0)" office:value-type="float" office:value="-64" calcext:value-type="float">
            <text:p>-64</text:p>
          </table:table-cell>
          <table:table-cell table:formula="of:=VLOOKUP([.$A40];[$otimos_reed_regras.$A$2:$otimos_reed_regras.$H$99];6;0)" office:value-type="float" office:value="0" calcext:value-type="float">
            <text:p>0</text:p>
          </table:table-cell>
          <table:table-cell table:formula="of:=VLOOKUP([.$A40];[$otimos_reed_regras.$A$2:$otimos_reed_regras.$H$99];7;0)" office:value-type="float" office:value="0" calcext:value-type="float">
            <text:p>0</text:p>
          </table:table-cell>
          <table:table-cell table:formula="of:=[.F40]+[.H40]+[.J40]" office:value-type="float" office:value="0" calcext:value-type="float">
            <text:p>0</text:p>
          </table:table-cell>
          <table:table-cell table:formula="of:=[.G40]+[.I40]+[.K40]" office:value-type="float" office:value="0" calcext:value-type="float">
            <text:p>0</text:p>
          </table:table-cell>
          <table:table-cell table:formula="of:=[.F40]+[.L40]+[.N40]" office:value-type="float" office:value="0" calcext:value-type="float">
            <text:p>0</text:p>
          </table:table-cell>
          <table:table-cell table:formula="of:=[.G40]+[.M40]+[.O4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table:style-name="ce10" table:formula="of:=VLOOKUP([.$A41];[$otimos.$A$2:$otimos.$H$99];2;0)" office:value-type="float" office:value="3" calcext:value-type="float">
            <text:p>3</text:p>
          </table:table-cell>
          <table:table-cell table:style-name="ce10" table:formula="of:=VLOOKUP([.$A41];[$otimos.$A$2:$otimos.$H$99];3;0)" office:value-type="float" office:value="29" calcext:value-type="float">
            <text:p>29</text:p>
          </table:table-cell>
          <table:table-cell table:style-name="ce10" table:formula="of:=VLOOKUP([.$A41];[$otimos.$A$2:$otimos.$H$99];4;0)" office:value-type="float" office:value="3" calcext:value-type="float">
            <text:p>3</text:p>
          </table:table-cell>
          <table:table-cell table:style-name="ce10" table:formula="of:=VLOOKUP([.$A41];[$otimos.$A$2:$otimos.$H$99];5;0)" office:value-type="float" office:value="13" calcext:value-type="float">
            <text:p>13</text:p>
          </table:table-cell>
          <table:table-cell table:style-name="ce10" table:formula="of:=VLOOKUP([.$A41];[$otimos.$A$2:$otimos.$H$99];6;0)" office:value-type="float" office:value="0" calcext:value-type="float">
            <text:p>0</text:p>
          </table:table-cell>
          <table:table-cell table:style-name="ce10" table:formula="of:=VLOOKUP([.$A41];[$otimos.$A$2:$otimos.$H$99];7;0)" office:value-type="float" office:value="16" calcext:value-type="float">
            <text:p>16</text:p>
          </table:table-cell>
          <table:table-cell table:style-name="ce4" table:formula="of:=VLOOKUP([.$A41];[$otimos_regras.$A$2:$otimos_regras.$H$99];6;0)" office:value-type="float" office:value="0" calcext:value-type="float">
            <text:p>0</text:p>
          </table:table-cell>
          <table:table-cell table:style-name="ce4" table:formula="of:=VLOOKUP([.$A41];[$otimos_regras.$A$2:$otimos_regras.$H$99];7;0)" office:value-type="float" office:value="0" calcext:value-type="float">
            <text:p>0</text:p>
          </table:table-cell>
          <table:table-cell table:formula="of:=VLOOKUP([.$A41];[$otimos_regras_reed.$A$2:$otimos_regras_reed.$H$99];6;0)" office:value-type="float" office:value="-2" calcext:value-type="float">
            <text:p>-2</text:p>
          </table:table-cell>
          <table:table-cell table:formula="of:=VLOOKUP([.$A41];[$otimos_regras_reed.$A$2:$otimos_regras_reed.$H$99];7;0)" office:value-type="float" office:value="-10" calcext:value-type="float">
            <text:p>-10</text:p>
          </table:table-cell>
          <table:table-cell table:formula="of:=VLOOKUP([.$A41];[$otimos_reed.$A$2:$otimos_reed.$H$99];6;0)" office:value-type="float" office:value="-2" calcext:value-type="float">
            <text:p>-2</text:p>
          </table:table-cell>
          <table:table-cell table:formula="of:=VLOOKUP([.$A41];[$otimos_reed.$A$2:$otimos_reed.$H$99];7;0)" office:value-type="float" office:value="-10" calcext:value-type="float">
            <text:p>-10</text:p>
          </table:table-cell>
          <table:table-cell table:formula="of:=VLOOKUP([.$A41];[$otimos_reed_regras.$A$2:$otimos_reed_regras.$H$99];6;0)" office:value-type="float" office:value="0" calcext:value-type="float">
            <text:p>0</text:p>
          </table:table-cell>
          <table:table-cell table:formula="of:=VLOOKUP([.$A41];[$otimos_reed_regras.$A$2:$otimos_reed_regras.$H$99];7;0)" office:value-type="float" office:value="0" calcext:value-type="float">
            <text:p>0</text:p>
          </table:table-cell>
          <table:table-cell table:formula="of:=[.F41]+[.H41]+[.J41]" office:value-type="float" office:value="-2" calcext:value-type="float">
            <text:p>-2</text:p>
          </table:table-cell>
          <table:table-cell table:formula="of:=[.G41]+[.I41]+[.K41]" office:value-type="float" office:value="6" calcext:value-type="float">
            <text:p>6</text:p>
          </table:table-cell>
          <table:table-cell table:formula="of:=[.F41]+[.L41]+[.N41]" office:value-type="float" office:value="-2" calcext:value-type="float">
            <text:p>-2</text:p>
          </table:table-cell>
          <table:table-cell table:formula="of:=[.G41]+[.M41]+[.O41]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table:style-name="ce10" table:formula="of:=VLOOKUP([.$A42];[$otimos.$A$2:$otimos.$H$99];2;0)" office:value-type="float" office:value="3" calcext:value-type="float">
            <text:p>3</text:p>
          </table:table-cell>
          <table:table-cell table:style-name="ce10" table:formula="of:=VLOOKUP([.$A42];[$otimos.$A$2:$otimos.$H$99];3;0)" office:value-type="float" office:value="29" calcext:value-type="float">
            <text:p>29</text:p>
          </table:table-cell>
          <table:table-cell table:style-name="ce10" table:formula="of:=VLOOKUP([.$A42];[$otimos.$A$2:$otimos.$H$99];4;0)" office:value-type="float" office:value="3" calcext:value-type="float">
            <text:p>3</text:p>
          </table:table-cell>
          <table:table-cell table:style-name="ce10" table:formula="of:=VLOOKUP([.$A42];[$otimos.$A$2:$otimos.$H$99];5;0)" office:value-type="float" office:value="13" calcext:value-type="float">
            <text:p>13</text:p>
          </table:table-cell>
          <table:table-cell table:style-name="ce10" table:formula="of:=VLOOKUP([.$A42];[$otimos.$A$2:$otimos.$H$99];6;0)" office:value-type="float" office:value="0" calcext:value-type="float">
            <text:p>0</text:p>
          </table:table-cell>
          <table:table-cell table:style-name="ce10" table:formula="of:=VLOOKUP([.$A42];[$otimos.$A$2:$otimos.$H$99];7;0)" office:value-type="float" office:value="16" calcext:value-type="float">
            <text:p>16</text:p>
          </table:table-cell>
          <table:table-cell table:style-name="ce4" table:formula="of:=VLOOKUP([.$A42];[$otimos_regras.$A$2:$otimos_regras.$H$99];6;0)" office:value-type="float" office:value="0" calcext:value-type="float">
            <text:p>0</text:p>
          </table:table-cell>
          <table:table-cell table:style-name="ce4" table:formula="of:=VLOOKUP([.$A42];[$otimos_regras.$A$2:$otimos_regras.$H$99];7;0)" office:value-type="float" office:value="0" calcext:value-type="float">
            <text:p>0</text:p>
          </table:table-cell>
          <table:table-cell table:formula="of:=VLOOKUP([.$A42];[$otimos_regras_reed.$A$2:$otimos_regras_reed.$H$99];6;0)" office:value-type="float" office:value="-2" calcext:value-type="float">
            <text:p>-2</text:p>
          </table:table-cell>
          <table:table-cell table:formula="of:=VLOOKUP([.$A42];[$otimos_regras_reed.$A$2:$otimos_regras_reed.$H$99];7;0)" office:value-type="float" office:value="-10" calcext:value-type="float">
            <text:p>-10</text:p>
          </table:table-cell>
          <table:table-cell table:formula="of:=VLOOKUP([.$A42];[$otimos_reed.$A$2:$otimos_reed.$H$99];6;0)" office:value-type="float" office:value="-2" calcext:value-type="float">
            <text:p>-2</text:p>
          </table:table-cell>
          <table:table-cell table:formula="of:=VLOOKUP([.$A42];[$otimos_reed.$A$2:$otimos_reed.$H$99];7;0)" office:value-type="float" office:value="-10" calcext:value-type="float">
            <text:p>-10</text:p>
          </table:table-cell>
          <table:table-cell table:formula="of:=VLOOKUP([.$A42];[$otimos_reed_regras.$A$2:$otimos_reed_regras.$H$99];6;0)" office:value-type="float" office:value="0" calcext:value-type="float">
            <text:p>0</text:p>
          </table:table-cell>
          <table:table-cell table:formula="of:=VLOOKUP([.$A42];[$otimos_reed_regras.$A$2:$otimos_reed_regras.$H$99];7;0)" office:value-type="float" office:value="0" calcext:value-type="float">
            <text:p>0</text:p>
          </table:table-cell>
          <table:table-cell table:formula="of:=[.F42]+[.H42]+[.J42]" office:value-type="float" office:value="-2" calcext:value-type="float">
            <text:p>-2</text:p>
          </table:table-cell>
          <table:table-cell table:formula="of:=[.G42]+[.I42]+[.K42]" office:value-type="float" office:value="6" calcext:value-type="float">
            <text:p>6</text:p>
          </table:table-cell>
          <table:table-cell table:formula="of:=[.F42]+[.L42]+[.N42]" office:value-type="float" office:value="-2" calcext:value-type="float">
            <text:p>-2</text:p>
          </table:table-cell>
          <table:table-cell table:formula="of:=[.G42]+[.M42]+[.O42]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table:style-name="ce10" table:formula="of:=VLOOKUP([.$A43];[$otimos.$A$2:$otimos.$H$99];2;0)" office:value-type="float" office:value="5" calcext:value-type="float">
            <text:p>5</text:p>
          </table:table-cell>
          <table:table-cell table:style-name="ce10" table:formula="of:=VLOOKUP([.$A43];[$otimos.$A$2:$otimos.$H$99];3;0)" office:value-type="float" office:value="121" calcext:value-type="float">
            <text:p>121</text:p>
          </table:table-cell>
          <table:table-cell table:style-name="ce10" table:formula="of:=VLOOKUP([.$A43];[$otimos.$A$2:$otimos.$H$99];4;0)" office:value-type="float" office:value="5" calcext:value-type="float">
            <text:p>5</text:p>
          </table:table-cell>
          <table:table-cell table:style-name="ce10" table:formula="of:=VLOOKUP([.$A43];[$otimos.$A$2:$otimos.$H$99];5;0)" office:value-type="float" office:value="89" calcext:value-type="float">
            <text:p>89</text:p>
          </table:table-cell>
          <table:table-cell table:style-name="ce10" table:formula="of:=VLOOKUP([.$A43];[$otimos.$A$2:$otimos.$H$99];6;0)" office:value-type="float" office:value="0" calcext:value-type="float">
            <text:p>0</text:p>
          </table:table-cell>
          <table:table-cell table:style-name="ce10" table:formula="of:=VLOOKUP([.$A43];[$otimos.$A$2:$otimos.$H$99];7;0)" office:value-type="float" office:value="32" calcext:value-type="float">
            <text:p>32</text:p>
          </table:table-cell>
          <table:table-cell table:style-name="ce4" table:formula="of:=VLOOKUP([.$A43];[$otimos_regras.$A$2:$otimos_regras.$H$99];6;0)" office:value-type="float" office:value="0" calcext:value-type="float">
            <text:p>0</text:p>
          </table:table-cell>
          <table:table-cell table:style-name="ce4" table:formula="of:=VLOOKUP([.$A43];[$otimos_regras.$A$2:$otimos_regras.$H$99];7;0)" office:value-type="float" office:value="0" calcext:value-type="float">
            <text:p>0</text:p>
          </table:table-cell>
          <table:table-cell table:formula="of:=VLOOKUP([.$A43];[$otimos_regras_reed.$A$2:$otimos_regras_reed.$H$99];6;0)" office:value-type="float" office:value="0" calcext:value-type="float">
            <text:p>0</text:p>
          </table:table-cell>
          <table:table-cell table:formula="of:=VLOOKUP([.$A43];[$otimos_regras_reed.$A$2:$otimos_regras_reed.$H$99];7;0)" office:value-type="float" office:value="-32" calcext:value-type="float">
            <text:p>-32</text:p>
          </table:table-cell>
          <table:table-cell table:formula="of:=VLOOKUP([.$A43];[$otimos_reed.$A$2:$otimos_reed.$H$99];6;0)" office:value-type="float" office:value="0" calcext:value-type="float">
            <text:p>0</text:p>
          </table:table-cell>
          <table:table-cell table:formula="of:=VLOOKUP([.$A43];[$otimos_reed.$A$2:$otimos_reed.$H$99];7;0)" office:value-type="float" office:value="-32" calcext:value-type="float">
            <text:p>-32</text:p>
          </table:table-cell>
          <table:table-cell table:formula="of:=VLOOKUP([.$A43];[$otimos_reed_regras.$A$2:$otimos_reed_regras.$H$99];6;0)" office:value-type="float" office:value="0" calcext:value-type="float">
            <text:p>0</text:p>
          </table:table-cell>
          <table:table-cell table:formula="of:=VLOOKUP([.$A43];[$otimos_reed_regras.$A$2:$otimos_reed_regras.$H$99];7;0)" office:value-type="float" office:value="0" calcext:value-type="float">
            <text:p>0</text:p>
          </table:table-cell>
          <table:table-cell table:formula="of:=[.F43]+[.H43]+[.J43]" office:value-type="float" office:value="0" calcext:value-type="float">
            <text:p>0</text:p>
          </table:table-cell>
          <table:table-cell table:formula="of:=[.G43]+[.I43]+[.K43]" office:value-type="float" office:value="0" calcext:value-type="float">
            <text:p>0</text:p>
          </table:table-cell>
          <table:table-cell table:formula="of:=[.F43]+[.L43]+[.N43]" office:value-type="float" office:value="0" calcext:value-type="float">
            <text:p>0</text:p>
          </table:table-cell>
          <table:table-cell table:formula="of:=[.G43]+[.M43]+[.O43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od5mils.tfc</text:p>
          </table:table-cell>
          <table:table-cell table:style-name="ce10" table:formula="of:=VLOOKUP([.$A44];[$otimos.$A$2:$otimos.$H$99];2;0)" office:value-type="float" office:value="5" calcext:value-type="float">
            <text:p>5</text:p>
          </table:table-cell>
          <table:table-cell table:style-name="ce10" table:formula="of:=VLOOKUP([.$A44];[$otimos.$A$2:$otimos.$H$99];3;0)" office:value-type="float" office:value="13" calcext:value-type="float">
            <text:p>13</text:p>
          </table:table-cell>
          <table:table-cell table:style-name="ce10" table:formula="of:=VLOOKUP([.$A44];[$otimos.$A$2:$otimos.$H$99];4;0)" office:value-type="float" office:value="4" calcext:value-type="float">
            <text:p>4</text:p>
          </table:table-cell>
          <table:table-cell table:style-name="ce10" table:formula="of:=VLOOKUP([.$A44];[$otimos.$A$2:$otimos.$H$99];5;0)" office:value-type="float" office:value="14" calcext:value-type="float">
            <text:p>14</text:p>
          </table:table-cell>
          <table:table-cell table:style-name="ce10" table:formula="of:=VLOOKUP([.$A44];[$otimos.$A$2:$otimos.$H$99];6;0)" office:value-type="float" office:value="1" calcext:value-type="float">
            <text:p>1</text:p>
          </table:table-cell>
          <table:table-cell table:style-name="ce10" table:formula="of:=VLOOKUP([.$A44];[$otimos.$A$2:$otimos.$H$99];7;0)" office:value-type="float" office:value="-1" calcext:value-type="float">
            <text:p>-1</text:p>
          </table:table-cell>
          <table:table-cell table:style-name="ce4" table:formula="of:=VLOOKUP([.$A44];[$otimos_regras.$A$2:$otimos_regras.$H$99];6;0)" office:value-type="float" office:value="0" calcext:value-type="float">
            <text:p>0</text:p>
          </table:table-cell>
          <table:table-cell table:style-name="ce4" table:formula="of:=VLOOKUP([.$A44];[$otimos_regras.$A$2:$otimos_regras.$H$99];7;0)" office:value-type="float" office:value="0" calcext:value-type="float">
            <text:p>0</text:p>
          </table:table-cell>
          <table:table-cell table:formula="of:=VLOOKUP([.$A44];[$otimos_regras_reed.$A$2:$otimos_regras_reed.$H$99];6;0)" office:value-type="float" office:value="1" calcext:value-type="float">
            <text:p>1</text:p>
          </table:table-cell>
          <table:table-cell table:formula="of:=VLOOKUP([.$A44];[$otimos_regras_reed.$A$2:$otimos_regras_reed.$H$99];7;0)" office:value-type="float" office:value="-15" calcext:value-type="float">
            <text:p>-15</text:p>
          </table:table-cell>
          <table:table-cell table:formula="of:=VLOOKUP([.$A44];[$otimos_reed.$A$2:$otimos_reed.$H$99];6;0)" office:value-type="float" office:value="1" calcext:value-type="float">
            <text:p>1</text:p>
          </table:table-cell>
          <table:table-cell table:formula="of:=VLOOKUP([.$A44];[$otimos_reed.$A$2:$otimos_reed.$H$99];7;0)" office:value-type="float" office:value="-15" calcext:value-type="float">
            <text:p>-15</text:p>
          </table:table-cell>
          <table:table-cell table:formula="of:=VLOOKUP([.$A44];[$otimos_reed_regras.$A$2:$otimos_reed_regras.$H$99];6;0)" office:value-type="float" office:value="0" calcext:value-type="float">
            <text:p>0</text:p>
          </table:table-cell>
          <table:table-cell table:formula="of:=VLOOKUP([.$A44];[$otimos_reed_regras.$A$2:$otimos_reed_regras.$H$99];7;0)" office:value-type="float" office:value="0" calcext:value-type="float">
            <text:p>0</text:p>
          </table:table-cell>
          <table:table-cell table:formula="of:=[.F44]+[.H44]+[.J44]" office:value-type="float" office:value="2" calcext:value-type="float">
            <text:p>2</text:p>
          </table:table-cell>
          <table:table-cell table:formula="of:=[.G44]+[.I44]+[.K44]" office:value-type="float" office:value="-16" calcext:value-type="float">
            <text:p>-16</text:p>
          </table:table-cell>
          <table:table-cell table:formula="of:=[.F44]+[.L44]+[.N44]" office:value-type="float" office:value="2" calcext:value-type="float">
            <text:p>2</text:p>
          </table:table-cell>
          <table:table-cell table:formula="of:=[.G44]+[.M44]+[.O44]" office:value-type="float" office:value="-16" calcext:value-type="float">
            <text:p>-16</text:p>
          </table:table-cell>
          <table:table-cell table:number-columns-repeated="1004"/>
        </table:table-row>
        <table:table-row table:style-name="ro1" table:number-rows-repeated="104853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onsolidado_reed" table:style-name="ta2">
        <table:table-column table:style-name="co3" table:default-cell-style-name="ce5"/>
        <table:table-column table:style-name="co4" table:number-columns-repeated="2" table:default-cell-style-name="ce5"/>
        <table:table-column table:style-name="co5" table:number-columns-repeated="2" table:default-cell-style-name="ce5"/>
        <table:table-column table:style-name="co6" table:number-columns-repeated="2" table:default-cell-style-name="ce5"/>
        <table:table-column table:style-name="co7" table:number-columns-repeated="2" table:default-cell-style-name="ce5"/>
        <table:table-column table:style-name="co8" table:number-columns-repeated="2" table:default-cell-style-name="ce5"/>
        <table:table-column table:style-name="co9" table:number-columns-repeated="2" table:default-cell-style-name="ce5"/>
        <table:table-column table:style-name="co8" table:number-columns-repeated="2" table:default-cell-style-name="ce5"/>
        <table:table-column table:style-name="co10" table:number-columns-repeated="2" table:default-cell-style-name="ce5"/>
        <table:table-column table:style-name="co8" table:number-columns-repeated="2" table:default-cell-style-name="ce5"/>
        <table:table-column table:style-name="co2" table:number-columns-repeated="1004" table:default-cell-style-name="ce5"/>
        <table:table-column table:style-name="co2" table:default-cell-style-name="Default"/>
        <table:table-row table:style-name="ro1">
          <table:table-cell table:style-name="ce4" office:value-type="string" calcext:value-type="string">
            <text:p>Nome TFC</text:p>
          </table:table-cell>
          <table:table-cell table:style-name="ce4" office:value-type="string" calcext:value-type="string">
            <text:p>GC Original</text:p>
          </table:table-cell>
          <table:table-cell table:style-name="ce4" office:value-type="string" calcext:value-type="string">
            <text:p>QC Original</text:p>
          </table:table-cell>
          <table:table-cell table:style-name="ce4" office:value-type="string" calcext:value-type="string">
            <text:p>GC Reed</text:p>
          </table:table-cell>
          <table:table-cell table:style-name="ce4" office:value-type="string" calcext:value-type="string">
            <text:p>QC Reed</text:p>
          </table:table-cell>
          <table:table-cell table:style-name="ce4" office:value-type="string" calcext:value-type="string">
            <text:p>Diff GC Reed</text:p>
          </table:table-cell>
          <table:table-cell table:style-name="ce4" office:value-type="string" calcext:value-type="string">
            <text:p>Diff QC Reed</text:p>
          </table:table-cell>
          <table:table-cell table:style-name="ce4" office:value-type="string" calcext:value-type="string">
            <text:p>Diff GC Reed+Regras</text:p>
          </table:table-cell>
          <table:table-cell table:style-name="ce4" office:value-type="string" calcext:value-type="string">
            <text:p>Diff QC Reed+Regras</text:p>
          </table:table-cell>
          <table:table-cell table:style-name="ce4" office:value-type="string" calcext:value-type="string">
            <text:p>Diff GC Reed+Regras+Otimos</text:p>
          </table:table-cell>
          <table:table-cell table:style-name="ce4" office:value-type="string" calcext:value-type="string">
            <text:p>Diff QC Reed+Regras+Otimos</text:p>
          </table:table-cell>
          <table:table-cell table:style-name="ce4" office:value-type="string" calcext:value-type="string">
            <text:p>Diff GC Reed+Otimos</text:p>
          </table:table-cell>
          <table:table-cell table:style-name="ce4" office:value-type="string" calcext:value-type="string">
            <text:p>Diff QC Reed+Otimos</text:p>
          </table:table-cell>
          <table:table-cell table:style-name="ce4" office:value-type="string" calcext:value-type="string">
            <text:p>Diff GC Reed+Otimos+Regras</text:p>
          </table:table-cell>
          <table:table-cell table:style-name="ce4" office:value-type="string" calcext:value-type="string">
            <text:p>Diff QC Reed+Otimos+Regras</text:p>
          </table:table-cell>
          <table:table-cell office:value-type="string" calcext:value-type="string">
            <text:p>Diff GC TOTAL Reed+Regras+Otimos</text:p>
          </table:table-cell>
          <table:table-cell office:value-type="string" calcext:value-type="string">
            <text:p>Diff QC TOTAL Reed+Regras+Otimos</text:p>
          </table:table-cell>
          <table:table-cell office:value-type="string" calcext:value-type="string">
            <text:p>Diff GC Reed+Otimos+Regras</text:p>
          </table:table-cell>
          <table:table-cell office:value-type="string" calcext:value-type="string">
            <text:p>Diff QC Reed+Otimos+Regras</text:p>
          </table:table-cell>
          <table:table-cell table:style-name="ce4" table:number-columns-repeated="1004"/>
          <table:table-cell table:style-name="ce7"/>
        </table:table-row>
        <table:table-row table:style-name="ro1">
          <table:table-cell office:value-type="string" calcext:value-type="string">
            <text:p>S1-aj-e11_complete_74(81).tfc</text:p>
          </table:table-cell>
          <table:table-cell table:style-name="ce10" table:formula="of:=VLOOKUP([.$A2];[$reed.$A$2:$reed.$H$99];2;0)" office:value-type="float" office:value="9" calcext:value-type="float">
            <text:p>9</text:p>
          </table:table-cell>
          <table:table-cell table:style-name="ce10" table:formula="of:=VLOOKUP([.$A2];[$reed.$A$2:$reed.$H$99];3;0)" office:value-type="float" office:value="103" calcext:value-type="float">
            <text:p>103</text:p>
          </table:table-cell>
          <table:table-cell table:style-name="ce10" table:formula="of:=VLOOKUP([.$A2];[$reed.$A$2:$reed.$H$99];4;0)" office:value-type="float" office:value="9" calcext:value-type="float">
            <text:p>9</text:p>
          </table:table-cell>
          <table:table-cell table:style-name="ce10" table:formula="of:=VLOOKUP([.$A2];[$reed.$A$2:$reed.$H$99];5;0)" office:value-type="float" office:value="103" calcext:value-type="float">
            <text:p>103</text:p>
          </table:table-cell>
          <table:table-cell table:style-name="ce10" table:formula="of:=VLOOKUP([.$A2];[$reed.$A$2:$reed.$H$99];6;0)" office:value-type="float" office:value="0" calcext:value-type="float">
            <text:p>0</text:p>
          </table:table-cell>
          <table:table-cell table:style-name="ce10" table:formula="of:=VLOOKUP([.$A2];[$reed.$A$2:$reed.$H$99];7;0)" office:value-type="float" office:value="0" calcext:value-type="float">
            <text:p>0</text:p>
          </table:table-cell>
          <table:table-cell table:style-name="ce4" table:formula="of:=VLOOKUP([.$A2];[$reed_regras.$A$2:$reed_regras.$H$99];6;0)" office:value-type="float" office:value="0" calcext:value-type="float">
            <text:p>0</text:p>
          </table:table-cell>
          <table:table-cell table:style-name="ce4" table:formula="of:=VLOOKUP([.$A2];[$reed_regras.$A$2:$reed_regras.$H$99];7;0)" office:value-type="float" office:value="0" calcext:value-type="float">
            <text:p>0</text:p>
          </table:table-cell>
          <table:table-cell table:formula="of:=VLOOKUP([.$A2];[$reed_regras_otimos.$A$2:$reed_regras_otimos.$H$99];6;0)" office:value-type="float" office:value="1" calcext:value-type="float">
            <text:p>1</text:p>
          </table:table-cell>
          <table:table-cell table:formula="of:=VLOOKUP([.$A2];[$reed_regras_otimos.$A$2:$reed_regras_otimos.$H$99];7;0)" office:value-type="float" office:value="37" calcext:value-type="float">
            <text:p>37</text:p>
          </table:table-cell>
          <table:table-cell table:formula="of:=VLOOKUP([.$A2];[$reed_otimos.$A$2:$reed_otimos.$H$99];6;0)" office:value-type="float" office:value="1" calcext:value-type="float">
            <text:p>1</text:p>
          </table:table-cell>
          <table:table-cell table:formula="of:=VLOOKUP([.$A2];[$reed_otimos.$A$2:$reed_otimos.$H$99];7;0)" office:value-type="float" office:value="37" calcext:value-type="float">
            <text:p>37</text:p>
          </table:table-cell>
          <table:table-cell table:formula="of:=VLOOKUP([.$A2];[$reed_otimos_regras.$A$2:$reed_otimos_regras.$H$99];6;0)" office:value-type="float" office:value="0" calcext:value-type="float">
            <text:p>0</text:p>
          </table:table-cell>
          <table:table-cell table:formula="of:=VLOOKUP([.$A2];[$reed_otimos_regras.$A$2:$reed_otimos_regras.$H$99];7;0)" office:value-type="float" office:value="0" calcext:value-type="float">
            <text:p>0</text:p>
          </table:table-cell>
          <table:table-cell table:formula="of:=[.F2]+[.H2]+[.J2]" office:value-type="float" office:value="1" calcext:value-type="float">
            <text:p>1</text:p>
          </table:table-cell>
          <table:table-cell table:formula="of:=[.G2]+[.I2]+[.K2]" office:value-type="float" office:value="37" calcext:value-type="float">
            <text:p>37</text:p>
          </table:table-cell>
          <table:table-cell table:formula="of:=[.F2]+[.L2]+[.N2]" office:value-type="float" office:value="1" calcext:value-type="float">
            <text:p>1</text:p>
          </table:table-cell>
          <table:table-cell table:formula="of:=[.G2]+[.M2]+[.O2]" office:value-type="float" office:value="37" calcext:value-type="float">
            <text:p>3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table:style-name="ce10" table:formula="of:=VLOOKUP([.$A3];[$reed.$A$2:$reed.$H$99];2;0)" office:value-type="float" office:value="9" calcext:value-type="float">
            <text:p>9</text:p>
          </table:table-cell>
          <table:table-cell table:style-name="ce10" table:formula="of:=VLOOKUP([.$A3];[$reed.$A$2:$reed.$H$99];3;0)" office:value-type="float" office:value="103" calcext:value-type="float">
            <text:p>103</text:p>
          </table:table-cell>
          <table:table-cell table:style-name="ce10" table:formula="of:=VLOOKUP([.$A3];[$reed.$A$2:$reed.$H$99];4;0)" office:value-type="float" office:value="9" calcext:value-type="float">
            <text:p>9</text:p>
          </table:table-cell>
          <table:table-cell table:style-name="ce10" table:formula="of:=VLOOKUP([.$A3];[$reed.$A$2:$reed.$H$99];5;0)" office:value-type="float" office:value="103" calcext:value-type="float">
            <text:p>103</text:p>
          </table:table-cell>
          <table:table-cell table:style-name="ce10" table:formula="of:=VLOOKUP([.$A3];[$reed.$A$2:$reed.$H$99];6;0)" office:value-type="float" office:value="0" calcext:value-type="float">
            <text:p>0</text:p>
          </table:table-cell>
          <table:table-cell table:style-name="ce10" table:formula="of:=VLOOKUP([.$A3];[$reed.$A$2:$reed.$H$99];7;0)" office:value-type="float" office:value="0" calcext:value-type="float">
            <text:p>0</text:p>
          </table:table-cell>
          <table:table-cell table:style-name="ce4" table:formula="of:=VLOOKUP([.$A3];[$reed_regras.$A$2:$reed_regras.$H$99];6;0)" office:value-type="float" office:value="0" calcext:value-type="float">
            <text:p>0</text:p>
          </table:table-cell>
          <table:table-cell table:style-name="ce4" table:formula="of:=VLOOKUP([.$A3];[$reed_regras.$A$2:$reed_regras.$H$99];7;0)" office:value-type="float" office:value="0" calcext:value-type="float">
            <text:p>0</text:p>
          </table:table-cell>
          <table:table-cell table:formula="of:=VLOOKUP([.$A3];[$reed_regras_otimos.$A$2:$reed_regras_otimos.$H$99];6;0)" office:value-type="float" office:value="2" calcext:value-type="float">
            <text:p>2</text:p>
          </table:table-cell>
          <table:table-cell table:formula="of:=VLOOKUP([.$A3];[$reed_regras_otimos.$A$2:$reed_regras_otimos.$H$99];7;0)" office:value-type="float" office:value="60" calcext:value-type="float">
            <text:p>60</text:p>
          </table:table-cell>
          <table:table-cell table:formula="of:=VLOOKUP([.$A3];[$reed_otimos.$A$2:$reed_otimos.$H$99];6;0)" office:value-type="float" office:value="2" calcext:value-type="float">
            <text:p>2</text:p>
          </table:table-cell>
          <table:table-cell table:formula="of:=VLOOKUP([.$A3];[$reed_otimos.$A$2:$reed_otimos.$H$99];7;0)" office:value-type="float" office:value="60" calcext:value-type="float">
            <text:p>60</text:p>
          </table:table-cell>
          <table:table-cell table:formula="of:=VLOOKUP([.$A3];[$reed_otimos_regras.$A$2:$reed_otimos_regras.$H$99];6;0)" office:value-type="float" office:value="0" calcext:value-type="float">
            <text:p>0</text:p>
          </table:table-cell>
          <table:table-cell table:formula="of:=VLOOKUP([.$A3];[$reed_otimos_regras.$A$2:$reed_otimos_regras.$H$99];7;0)" office:value-type="float" office:value="0" calcext:value-type="float">
            <text:p>0</text:p>
          </table:table-cell>
          <table:table-cell table:formula="of:=[.F3]+[.H3]+[.J3]" office:value-type="float" office:value="2" calcext:value-type="float">
            <text:p>2</text:p>
          </table:table-cell>
          <table:table-cell table:formula="of:=[.G3]+[.I3]+[.K3]" office:value-type="float" office:value="60" calcext:value-type="float">
            <text:p>60</text:p>
          </table:table-cell>
          <table:table-cell table:formula="of:=[.F3]+[.L3]+[.N3]" office:value-type="float" office:value="2" calcext:value-type="float">
            <text:p>2</text:p>
          </table:table-cell>
          <table:table-cell table:formula="of:=[.G3]+[.M3]+[.O3]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table:style-name="ce10" table:formula="of:=VLOOKUP([.$A4];[$reed.$A$2:$reed.$H$99];2;0)" office:value-type="float" office:value="11" calcext:value-type="float">
            <text:p>11</text:p>
          </table:table-cell>
          <table:table-cell table:style-name="ce10" table:formula="of:=VLOOKUP([.$A4];[$reed.$A$2:$reed.$H$99];3;0)" office:value-type="float" office:value="131" calcext:value-type="float">
            <text:p>131</text:p>
          </table:table-cell>
          <table:table-cell table:style-name="ce10" table:formula="of:=VLOOKUP([.$A4];[$reed.$A$2:$reed.$H$99];4;0)" office:value-type="float" office:value="11" calcext:value-type="float">
            <text:p>11</text:p>
          </table:table-cell>
          <table:table-cell table:style-name="ce10" table:formula="of:=VLOOKUP([.$A4];[$reed.$A$2:$reed.$H$99];5;0)" office:value-type="float" office:value="131" calcext:value-type="float">
            <text:p>131</text:p>
          </table:table-cell>
          <table:table-cell table:style-name="ce10" table:formula="of:=VLOOKUP([.$A4];[$reed.$A$2:$reed.$H$99];6;0)" office:value-type="float" office:value="0" calcext:value-type="float">
            <text:p>0</text:p>
          </table:table-cell>
          <table:table-cell table:style-name="ce10" table:formula="of:=VLOOKUP([.$A4];[$reed.$A$2:$reed.$H$99];7;0)" office:value-type="float" office:value="0" calcext:value-type="float">
            <text:p>0</text:p>
          </table:table-cell>
          <table:table-cell table:style-name="ce4" table:formula="of:=VLOOKUP([.$A4];[$reed_regras.$A$2:$reed_regras.$H$99];6;0)" office:value-type="float" office:value="0" calcext:value-type="float">
            <text:p>0</text:p>
          </table:table-cell>
          <table:table-cell table:style-name="ce4" table:formula="of:=VLOOKUP([.$A4];[$reed_regras.$A$2:$reed_regras.$H$99];7;0)" office:value-type="float" office:value="0" calcext:value-type="float">
            <text:p>0</text:p>
          </table:table-cell>
          <table:table-cell table:formula="of:=VLOOKUP([.$A4];[$reed_regras_otimos.$A$2:$reed_regras_otimos.$H$99];6;0)" office:value-type="float" office:value="3" calcext:value-type="float">
            <text:p>3</text:p>
          </table:table-cell>
          <table:table-cell table:formula="of:=VLOOKUP([.$A4];[$reed_regras_otimos.$A$2:$reed_regras_otimos.$H$99];7;0)" office:value-type="float" office:value="42" calcext:value-type="float">
            <text:p>42</text:p>
          </table:table-cell>
          <table:table-cell table:formula="of:=VLOOKUP([.$A4];[$reed_otimos.$A$2:$reed_otimos.$H$99];6;0)" office:value-type="float" office:value="3" calcext:value-type="float">
            <text:p>3</text:p>
          </table:table-cell>
          <table:table-cell table:formula="of:=VLOOKUP([.$A4];[$reed_otimos.$A$2:$reed_otimos.$H$99];7;0)" office:value-type="float" office:value="42" calcext:value-type="float">
            <text:p>42</text:p>
          </table:table-cell>
          <table:table-cell table:formula="of:=VLOOKUP([.$A4];[$reed_otimos_regras.$A$2:$reed_otimos_regras.$H$99];6;0)" office:value-type="float" office:value="0" calcext:value-type="float">
            <text:p>0</text:p>
          </table:table-cell>
          <table:table-cell table:formula="of:=VLOOKUP([.$A4];[$reed_otimos_regras.$A$2:$reed_otimos_regras.$H$99];7;0)" office:value-type="float" office:value="0" calcext:value-type="float">
            <text:p>0</text:p>
          </table:table-cell>
          <table:table-cell table:formula="of:=[.F4]+[.H4]+[.J4]" office:value-type="float" office:value="3" calcext:value-type="float">
            <text:p>3</text:p>
          </table:table-cell>
          <table:table-cell table:formula="of:=[.G4]+[.I4]+[.K4]" office:value-type="float" office:value="42" calcext:value-type="float">
            <text:p>42</text:p>
          </table:table-cell>
          <table:table-cell table:formula="of:=[.F4]+[.L4]+[.N4]" office:value-type="float" office:value="3" calcext:value-type="float">
            <text:p>3</text:p>
          </table:table-cell>
          <table:table-cell table:formula="of:=[.G4]+[.M4]+[.O4]" office:value-type="float" office:value="42" calcext:value-type="float">
            <text:p>4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table:style-name="ce10" table:formula="of:=VLOOKUP([.$A5];[$reed.$A$2:$reed.$H$99];2;0)" office:value-type="float" office:value="9" calcext:value-type="float">
            <text:p>9</text:p>
          </table:table-cell>
          <table:table-cell table:style-name="ce10" table:formula="of:=VLOOKUP([.$A5];[$reed.$A$2:$reed.$H$99];3;0)" office:value-type="float" office:value="103" calcext:value-type="float">
            <text:p>103</text:p>
          </table:table-cell>
          <table:table-cell table:style-name="ce10" table:formula="of:=VLOOKUP([.$A5];[$reed.$A$2:$reed.$H$99];4;0)" office:value-type="float" office:value="9" calcext:value-type="float">
            <text:p>9</text:p>
          </table:table-cell>
          <table:table-cell table:style-name="ce10" table:formula="of:=VLOOKUP([.$A5];[$reed.$A$2:$reed.$H$99];5;0)" office:value-type="float" office:value="103" calcext:value-type="float">
            <text:p>103</text:p>
          </table:table-cell>
          <table:table-cell table:style-name="ce10" table:formula="of:=VLOOKUP([.$A5];[$reed.$A$2:$reed.$H$99];6;0)" office:value-type="float" office:value="0" calcext:value-type="float">
            <text:p>0</text:p>
          </table:table-cell>
          <table:table-cell table:style-name="ce10" table:formula="of:=VLOOKUP([.$A5];[$reed.$A$2:$reed.$H$99];7;0)" office:value-type="float" office:value="0" calcext:value-type="float">
            <text:p>0</text:p>
          </table:table-cell>
          <table:table-cell table:style-name="ce4" table:formula="of:=VLOOKUP([.$A5];[$reed_regras.$A$2:$reed_regras.$H$99];6;0)" office:value-type="float" office:value="0" calcext:value-type="float">
            <text:p>0</text:p>
          </table:table-cell>
          <table:table-cell table:style-name="ce4" table:formula="of:=VLOOKUP([.$A5];[$reed_regras.$A$2:$reed_regras.$H$99];7;0)" office:value-type="float" office:value="0" calcext:value-type="float">
            <text:p>0</text:p>
          </table:table-cell>
          <table:table-cell table:formula="of:=VLOOKUP([.$A5];[$reed_regras_otimos.$A$2:$reed_regras_otimos.$H$99];6;0)" office:value-type="float" office:value="1" calcext:value-type="float">
            <text:p>1</text:p>
          </table:table-cell>
          <table:table-cell table:formula="of:=VLOOKUP([.$A5];[$reed_regras_otimos.$A$2:$reed_regras_otimos.$H$99];7;0)" office:value-type="float" office:value="37" calcext:value-type="float">
            <text:p>37</text:p>
          </table:table-cell>
          <table:table-cell table:formula="of:=VLOOKUP([.$A5];[$reed_otimos.$A$2:$reed_otimos.$H$99];6;0)" office:value-type="float" office:value="1" calcext:value-type="float">
            <text:p>1</text:p>
          </table:table-cell>
          <table:table-cell table:formula="of:=VLOOKUP([.$A5];[$reed_otimos.$A$2:$reed_otimos.$H$99];7;0)" office:value-type="float" office:value="37" calcext:value-type="float">
            <text:p>37</text:p>
          </table:table-cell>
          <table:table-cell table:formula="of:=VLOOKUP([.$A5];[$reed_otimos_regras.$A$2:$reed_otimos_regras.$H$99];6;0)" office:value-type="float" office:value="0" calcext:value-type="float">
            <text:p>0</text:p>
          </table:table-cell>
          <table:table-cell table:formula="of:=VLOOKUP([.$A5];[$reed_otimos_regras.$A$2:$reed_otimos_regras.$H$99];7;0)" office:value-type="float" office:value="0" calcext:value-type="float">
            <text:p>0</text:p>
          </table:table-cell>
          <table:table-cell table:formula="of:=[.F5]+[.H5]+[.J5]" office:value-type="float" office:value="1" calcext:value-type="float">
            <text:p>1</text:p>
          </table:table-cell>
          <table:table-cell table:formula="of:=[.G5]+[.I5]+[.K5]" office:value-type="float" office:value="37" calcext:value-type="float">
            <text:p>37</text:p>
          </table:table-cell>
          <table:table-cell table:formula="of:=[.F5]+[.L5]+[.N5]" office:value-type="float" office:value="1" calcext:value-type="float">
            <text:p>1</text:p>
          </table:table-cell>
          <table:table-cell table:formula="of:=[.G5]+[.M5]+[.O5]" office:value-type="float" office:value="37" calcext:value-type="float">
            <text:p>3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style-name="ce10" table:formula="of:=VLOOKUP([.$A6];[$reed.$A$2:$reed.$H$99];2;0)" office:value-type="float" office:value="5" calcext:value-type="float">
            <text:p>5</text:p>
          </table:table-cell>
          <table:table-cell table:style-name="ce10" table:formula="of:=VLOOKUP([.$A6];[$reed.$A$2:$reed.$H$99];3;0)" office:value-type="float" office:value="5" calcext:value-type="float">
            <text:p>5</text:p>
          </table:table-cell>
          <table:table-cell table:style-name="ce10" table:formula="of:=VLOOKUP([.$A6];[$reed.$A$2:$reed.$H$99];4;0)" office:value-type="float" office:value="5" calcext:value-type="float">
            <text:p>5</text:p>
          </table:table-cell>
          <table:table-cell table:style-name="ce10" table:formula="of:=VLOOKUP([.$A6];[$reed.$A$2:$reed.$H$99];5;0)" office:value-type="float" office:value="5" calcext:value-type="float">
            <text:p>5</text:p>
          </table:table-cell>
          <table:table-cell table:style-name="ce10" table:formula="of:=VLOOKUP([.$A6];[$reed.$A$2:$reed.$H$99];6;0)" office:value-type="float" office:value="0" calcext:value-type="float">
            <text:p>0</text:p>
          </table:table-cell>
          <table:table-cell table:style-name="ce10" table:formula="of:=VLOOKUP([.$A6];[$reed.$A$2:$reed.$H$99];7;0)" office:value-type="float" office:value="0" calcext:value-type="float">
            <text:p>0</text:p>
          </table:table-cell>
          <table:table-cell table:style-name="ce4" table:formula="of:=VLOOKUP([.$A6];[$reed_regras.$A$2:$reed_regras.$H$99];6;0)" office:value-type="float" office:value="0" calcext:value-type="float">
            <text:p>0</text:p>
          </table:table-cell>
          <table:table-cell table:style-name="ce4" table:formula="of:=VLOOKUP([.$A6];[$reed_regras.$A$2:$reed_regras.$H$99];7;0)" office:value-type="float" office:value="0" calcext:value-type="float">
            <text:p>0</text:p>
          </table:table-cell>
          <table:table-cell table:formula="of:=VLOOKUP([.$A6];[$reed_regras_otimos.$A$2:$reed_regras_otimos.$H$99];6;0)" office:value-type="float" office:value="0" calcext:value-type="float">
            <text:p>0</text:p>
          </table:table-cell>
          <table:table-cell table:formula="of:=VLOOKUP([.$A6];[$reed_regras_otimos.$A$2:$reed_regras_otimos.$H$99];7;0)" office:value-type="float" office:value="0" calcext:value-type="float">
            <text:p>0</text:p>
          </table:table-cell>
          <table:table-cell table:formula="of:=VLOOKUP([.$A6];[$reed_otimos.$A$2:$reed_otimos.$H$99];6;0)" office:value-type="float" office:value="0" calcext:value-type="float">
            <text:p>0</text:p>
          </table:table-cell>
          <table:table-cell table:formula="of:=VLOOKUP([.$A6];[$reed_otimos.$A$2:$reed_otimos.$H$99];7;0)" office:value-type="float" office:value="0" calcext:value-type="float">
            <text:p>0</text:p>
          </table:table-cell>
          <table:table-cell table:formula="of:=VLOOKUP([.$A6];[$reed_otimos_regras.$A$2:$reed_otimos_regras.$H$99];6;0)" office:value-type="float" office:value="0" calcext:value-type="float">
            <text:p>0</text:p>
          </table:table-cell>
          <table:table-cell table:formula="of:=VLOOKUP([.$A6];[$reed_otimos_regras.$A$2:$reed_otimos_regras.$H$99];7;0)" office:value-type="float" office:value="0" calcext:value-type="float">
            <text:p>0</text:p>
          </table:table-cell>
          <table:table-cell table:formula="of:=[.F6]+[.H6]+[.J6]" office:value-type="float" office:value="0" calcext:value-type="float">
            <text:p>0</text:p>
          </table:table-cell>
          <table:table-cell table:formula="of:=[.G6]+[.I6]+[.K6]" office:value-type="float" office:value="0" calcext:value-type="float">
            <text:p>0</text:p>
          </table:table-cell>
          <table:table-cell table:formula="of:=[.F6]+[.L6]+[.N6]" office:value-type="float" office:value="0" calcext:value-type="float">
            <text:p>0</text:p>
          </table:table-cell>
          <table:table-cell table:formula="of:=[.G6]+[.M6]+[.O6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style-name="ce10" table:formula="of:=VLOOKUP([.$A7];[$reed.$A$2:$reed.$H$99];2;0)" office:value-type="float" office:value="5" calcext:value-type="float">
            <text:p>5</text:p>
          </table:table-cell>
          <table:table-cell table:style-name="ce10" table:formula="of:=VLOOKUP([.$A7];[$reed.$A$2:$reed.$H$99];3;0)" office:value-type="float" office:value="5" calcext:value-type="float">
            <text:p>5</text:p>
          </table:table-cell>
          <table:table-cell table:style-name="ce10" table:formula="of:=VLOOKUP([.$A7];[$reed.$A$2:$reed.$H$99];4;0)" office:value-type="float" office:value="5" calcext:value-type="float">
            <text:p>5</text:p>
          </table:table-cell>
          <table:table-cell table:style-name="ce10" table:formula="of:=VLOOKUP([.$A7];[$reed.$A$2:$reed.$H$99];5;0)" office:value-type="float" office:value="5" calcext:value-type="float">
            <text:p>5</text:p>
          </table:table-cell>
          <table:table-cell table:style-name="ce10" table:formula="of:=VLOOKUP([.$A7];[$reed.$A$2:$reed.$H$99];6;0)" office:value-type="float" office:value="0" calcext:value-type="float">
            <text:p>0</text:p>
          </table:table-cell>
          <table:table-cell table:style-name="ce10" table:formula="of:=VLOOKUP([.$A7];[$reed.$A$2:$reed.$H$99];7;0)" office:value-type="float" office:value="0" calcext:value-type="float">
            <text:p>0</text:p>
          </table:table-cell>
          <table:table-cell table:style-name="ce4" table:formula="of:=VLOOKUP([.$A7];[$reed_regras.$A$2:$reed_regras.$H$99];6;0)" office:value-type="float" office:value="0" calcext:value-type="float">
            <text:p>0</text:p>
          </table:table-cell>
          <table:table-cell table:style-name="ce4" table:formula="of:=VLOOKUP([.$A7];[$reed_regras.$A$2:$reed_regras.$H$99];7;0)" office:value-type="float" office:value="0" calcext:value-type="float">
            <text:p>0</text:p>
          </table:table-cell>
          <table:table-cell table:formula="of:=VLOOKUP([.$A7];[$reed_regras_otimos.$A$2:$reed_regras_otimos.$H$99];6;0)" office:value-type="float" office:value="0" calcext:value-type="float">
            <text:p>0</text:p>
          </table:table-cell>
          <table:table-cell table:formula="of:=VLOOKUP([.$A7];[$reed_regras_otimos.$A$2:$reed_regras_otimos.$H$99];7;0)" office:value-type="float" office:value="0" calcext:value-type="float">
            <text:p>0</text:p>
          </table:table-cell>
          <table:table-cell table:formula="of:=VLOOKUP([.$A7];[$reed_otimos.$A$2:$reed_otimos.$H$99];6;0)" office:value-type="float" office:value="0" calcext:value-type="float">
            <text:p>0</text:p>
          </table:table-cell>
          <table:table-cell table:formula="of:=VLOOKUP([.$A7];[$reed_otimos.$A$2:$reed_otimos.$H$99];7;0)" office:value-type="float" office:value="0" calcext:value-type="float">
            <text:p>0</text:p>
          </table:table-cell>
          <table:table-cell table:formula="of:=VLOOKUP([.$A7];[$reed_otimos_regras.$A$2:$reed_otimos_regras.$H$99];6;0)" office:value-type="float" office:value="0" calcext:value-type="float">
            <text:p>0</text:p>
          </table:table-cell>
          <table:table-cell table:formula="of:=VLOOKUP([.$A7];[$reed_otimos_regras.$A$2:$reed_otimos_regras.$H$99];7;0)" office:value-type="float" office:value="0" calcext:value-type="float">
            <text:p>0</text:p>
          </table:table-cell>
          <table:table-cell table:formula="of:=[.F7]+[.H7]+[.J7]" office:value-type="float" office:value="0" calcext:value-type="float">
            <text:p>0</text:p>
          </table:table-cell>
          <table:table-cell table:formula="of:=[.G7]+[.I7]+[.K7]" office:value-type="float" office:value="0" calcext:value-type="float">
            <text:p>0</text:p>
          </table:table-cell>
          <table:table-cell table:formula="of:=[.F7]+[.L7]+[.N7]" office:value-type="float" office:value="0" calcext:value-type="float">
            <text:p>0</text:p>
          </table:table-cell>
          <table:table-cell table:formula="of:=[.G7]+[.M7]+[.O7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style-name="ce10" table:formula="of:=VLOOKUP([.$A8];[$reed.$A$2:$reed.$H$99];2;0)" office:value-type="float" office:value="5" calcext:value-type="float">
            <text:p>5</text:p>
          </table:table-cell>
          <table:table-cell table:style-name="ce10" table:formula="of:=VLOOKUP([.$A8];[$reed.$A$2:$reed.$H$99];3;0)" office:value-type="float" office:value="5" calcext:value-type="float">
            <text:p>5</text:p>
          </table:table-cell>
          <table:table-cell table:style-name="ce10" table:formula="of:=VLOOKUP([.$A8];[$reed.$A$2:$reed.$H$99];4;0)" office:value-type="float" office:value="5" calcext:value-type="float">
            <text:p>5</text:p>
          </table:table-cell>
          <table:table-cell table:style-name="ce10" table:formula="of:=VLOOKUP([.$A8];[$reed.$A$2:$reed.$H$99];5;0)" office:value-type="float" office:value="5" calcext:value-type="float">
            <text:p>5</text:p>
          </table:table-cell>
          <table:table-cell table:style-name="ce10" table:formula="of:=VLOOKUP([.$A8];[$reed.$A$2:$reed.$H$99];6;0)" office:value-type="float" office:value="0" calcext:value-type="float">
            <text:p>0</text:p>
          </table:table-cell>
          <table:table-cell table:style-name="ce10" table:formula="of:=VLOOKUP([.$A8];[$reed.$A$2:$reed.$H$99];7;0)" office:value-type="float" office:value="0" calcext:value-type="float">
            <text:p>0</text:p>
          </table:table-cell>
          <table:table-cell table:style-name="ce4" table:formula="of:=VLOOKUP([.$A8];[$reed_regras.$A$2:$reed_regras.$H$99];6;0)" office:value-type="float" office:value="0" calcext:value-type="float">
            <text:p>0</text:p>
          </table:table-cell>
          <table:table-cell table:style-name="ce4" table:formula="of:=VLOOKUP([.$A8];[$reed_regras.$A$2:$reed_regras.$H$99];7;0)" office:value-type="float" office:value="0" calcext:value-type="float">
            <text:p>0</text:p>
          </table:table-cell>
          <table:table-cell table:formula="of:=VLOOKUP([.$A8];[$reed_regras_otimos.$A$2:$reed_regras_otimos.$H$99];6;0)" office:value-type="float" office:value="0" calcext:value-type="float">
            <text:p>0</text:p>
          </table:table-cell>
          <table:table-cell table:formula="of:=VLOOKUP([.$A8];[$reed_regras_otimos.$A$2:$reed_regras_otimos.$H$99];7;0)" office:value-type="float" office:value="0" calcext:value-type="float">
            <text:p>0</text:p>
          </table:table-cell>
          <table:table-cell table:formula="of:=VLOOKUP([.$A8];[$reed_otimos.$A$2:$reed_otimos.$H$99];6;0)" office:value-type="float" office:value="0" calcext:value-type="float">
            <text:p>0</text:p>
          </table:table-cell>
          <table:table-cell table:formula="of:=VLOOKUP([.$A8];[$reed_otimos.$A$2:$reed_otimos.$H$99];7;0)" office:value-type="float" office:value="0" calcext:value-type="float">
            <text:p>0</text:p>
          </table:table-cell>
          <table:table-cell table:formula="of:=VLOOKUP([.$A8];[$reed_otimos_regras.$A$2:$reed_otimos_regras.$H$99];6;0)" office:value-type="float" office:value="0" calcext:value-type="float">
            <text:p>0</text:p>
          </table:table-cell>
          <table:table-cell table:formula="of:=VLOOKUP([.$A8];[$reed_otimos_regras.$A$2:$reed_otimos_regras.$H$99];7;0)" office:value-type="float" office:value="0" calcext:value-type="float">
            <text:p>0</text:p>
          </table:table-cell>
          <table:table-cell table:formula="of:=[.F8]+[.H8]+[.J8]" office:value-type="float" office:value="0" calcext:value-type="float">
            <text:p>0</text:p>
          </table:table-cell>
          <table:table-cell table:formula="of:=[.G8]+[.I8]+[.K8]" office:value-type="float" office:value="0" calcext:value-type="float">
            <text:p>0</text:p>
          </table:table-cell>
          <table:table-cell table:formula="of:=[.F8]+[.L8]+[.N8]" office:value-type="float" office:value="0" calcext:value-type="float">
            <text:p>0</text:p>
          </table:table-cell>
          <table:table-cell table:formula="of:=[.G8]+[.M8]+[.O8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style-name="ce10" table:formula="of:=VLOOKUP([.$A9];[$reed.$A$2:$reed.$H$99];2;0)" office:value-type="float" office:value="5" calcext:value-type="float">
            <text:p>5</text:p>
          </table:table-cell>
          <table:table-cell table:style-name="ce10" table:formula="of:=VLOOKUP([.$A9];[$reed.$A$2:$reed.$H$99];3;0)" office:value-type="float" office:value="5" calcext:value-type="float">
            <text:p>5</text:p>
          </table:table-cell>
          <table:table-cell table:style-name="ce10" table:formula="of:=VLOOKUP([.$A9];[$reed.$A$2:$reed.$H$99];4;0)" office:value-type="float" office:value="5" calcext:value-type="float">
            <text:p>5</text:p>
          </table:table-cell>
          <table:table-cell table:style-name="ce10" table:formula="of:=VLOOKUP([.$A9];[$reed.$A$2:$reed.$H$99];5;0)" office:value-type="float" office:value="5" calcext:value-type="float">
            <text:p>5</text:p>
          </table:table-cell>
          <table:table-cell table:style-name="ce10" table:formula="of:=VLOOKUP([.$A9];[$reed.$A$2:$reed.$H$99];6;0)" office:value-type="float" office:value="0" calcext:value-type="float">
            <text:p>0</text:p>
          </table:table-cell>
          <table:table-cell table:style-name="ce10" table:formula="of:=VLOOKUP([.$A9];[$reed.$A$2:$reed.$H$99];7;0)" office:value-type="float" office:value="0" calcext:value-type="float">
            <text:p>0</text:p>
          </table:table-cell>
          <table:table-cell table:style-name="ce4" table:formula="of:=VLOOKUP([.$A9];[$reed_regras.$A$2:$reed_regras.$H$99];6;0)" office:value-type="float" office:value="0" calcext:value-type="float">
            <text:p>0</text:p>
          </table:table-cell>
          <table:table-cell table:style-name="ce4" table:formula="of:=VLOOKUP([.$A9];[$reed_regras.$A$2:$reed_regras.$H$99];7;0)" office:value-type="float" office:value="0" calcext:value-type="float">
            <text:p>0</text:p>
          </table:table-cell>
          <table:table-cell table:formula="of:=VLOOKUP([.$A9];[$reed_regras_otimos.$A$2:$reed_regras_otimos.$H$99];6;0)" office:value-type="float" office:value="0" calcext:value-type="float">
            <text:p>0</text:p>
          </table:table-cell>
          <table:table-cell table:formula="of:=VLOOKUP([.$A9];[$reed_regras_otimos.$A$2:$reed_regras_otimos.$H$99];7;0)" office:value-type="float" office:value="0" calcext:value-type="float">
            <text:p>0</text:p>
          </table:table-cell>
          <table:table-cell table:formula="of:=VLOOKUP([.$A9];[$reed_otimos.$A$2:$reed_otimos.$H$99];6;0)" office:value-type="float" office:value="0" calcext:value-type="float">
            <text:p>0</text:p>
          </table:table-cell>
          <table:table-cell table:formula="of:=VLOOKUP([.$A9];[$reed_otimos.$A$2:$reed_otimos.$H$99];7;0)" office:value-type="float" office:value="0" calcext:value-type="float">
            <text:p>0</text:p>
          </table:table-cell>
          <table:table-cell table:formula="of:=VLOOKUP([.$A9];[$reed_otimos_regras.$A$2:$reed_otimos_regras.$H$99];6;0)" office:value-type="float" office:value="0" calcext:value-type="float">
            <text:p>0</text:p>
          </table:table-cell>
          <table:table-cell table:formula="of:=VLOOKUP([.$A9];[$reed_otimos_regras.$A$2:$reed_otimos_regras.$H$99];7;0)" office:value-type="float" office:value="0" calcext:value-type="float">
            <text:p>0</text:p>
          </table:table-cell>
          <table:table-cell table:formula="of:=[.F9]+[.H9]+[.J9]" office:value-type="float" office:value="0" calcext:value-type="float">
            <text:p>0</text:p>
          </table:table-cell>
          <table:table-cell table:formula="of:=[.G9]+[.I9]+[.K9]" office:value-type="float" office:value="0" calcext:value-type="float">
            <text:p>0</text:p>
          </table:table-cell>
          <table:table-cell table:formula="of:=[.F9]+[.L9]+[.N9]" office:value-type="float" office:value="0" calcext:value-type="float">
            <text:p>0</text:p>
          </table:table-cell>
          <table:table-cell table:formula="of:=[.G9]+[.M9]+[.O9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1-ham3_complete_47(28).tfc</text:p>
          </table:table-cell>
          <table:table-cell table:style-name="ce10" table:formula="of:=VLOOKUP([.$A10];[$reed.$A$2:$reed.$H$99];2;0)" office:value-type="float" office:value="7" calcext:value-type="float">
            <text:p>7</text:p>
          </table:table-cell>
          <table:table-cell table:style-name="ce10" table:formula="of:=VLOOKUP([.$A10];[$reed.$A$2:$reed.$H$99];3;0)" office:value-type="float" office:value="35" calcext:value-type="float">
            <text:p>35</text:p>
          </table:table-cell>
          <table:table-cell table:style-name="ce10" table:formula="of:=VLOOKUP([.$A10];[$reed.$A$2:$reed.$H$99];4;0)" office:value-type="float" office:value="6" calcext:value-type="float">
            <text:p>6</text:p>
          </table:table-cell>
          <table:table-cell table:style-name="ce10" table:formula="of:=VLOOKUP([.$A10];[$reed.$A$2:$reed.$H$99];5;0)" office:value-type="float" office:value="26" calcext:value-type="float">
            <text:p>26</text:p>
          </table:table-cell>
          <table:table-cell table:style-name="ce10" table:formula="of:=VLOOKUP([.$A10];[$reed.$A$2:$reed.$H$99];6;0)" office:value-type="float" office:value="1" calcext:value-type="float">
            <text:p>1</text:p>
          </table:table-cell>
          <table:table-cell table:style-name="ce10" table:formula="of:=VLOOKUP([.$A10];[$reed.$A$2:$reed.$H$99];7;0)" office:value-type="float" office:value="9" calcext:value-type="float">
            <text:p>9</text:p>
          </table:table-cell>
          <table:table-cell table:style-name="ce4" table:formula="of:=VLOOKUP([.$A10];[$reed_regras.$A$2:$reed_regras.$H$99];6;0)" office:value-type="float" office:value="0" calcext:value-type="float">
            <text:p>0</text:p>
          </table:table-cell>
          <table:table-cell table:style-name="ce4" table:formula="of:=VLOOKUP([.$A10];[$reed_regras.$A$2:$reed_regras.$H$99];7;0)" office:value-type="float" office:value="0" calcext:value-type="float">
            <text:p>0</text:p>
          </table:table-cell>
          <table:table-cell table:formula="of:=VLOOKUP([.$A10];[$reed_regras_otimos.$A$2:$reed_regras_otimos.$H$99];6;0)" office:value-type="float" office:value="1" calcext:value-type="float">
            <text:p>1</text:p>
          </table:table-cell>
          <table:table-cell table:formula="of:=VLOOKUP([.$A10];[$reed_regras_otimos.$A$2:$reed_regras_otimos.$H$99];7;0)" office:value-type="float" office:value="11" calcext:value-type="float">
            <text:p>11</text:p>
          </table:table-cell>
          <table:table-cell table:formula="of:=VLOOKUP([.$A10];[$reed_otimos.$A$2:$reed_otimos.$H$99];6;0)" office:value-type="float" office:value="1" calcext:value-type="float">
            <text:p>1</text:p>
          </table:table-cell>
          <table:table-cell table:formula="of:=VLOOKUP([.$A10];[$reed_otimos.$A$2:$reed_otimos.$H$99];7;0)" office:value-type="float" office:value="11" calcext:value-type="float">
            <text:p>11</text:p>
          </table:table-cell>
          <table:table-cell table:formula="of:=VLOOKUP([.$A10];[$reed_otimos_regras.$A$2:$reed_otimos_regras.$H$99];6;0)" office:value-type="float" office:value="0" calcext:value-type="float">
            <text:p>0</text:p>
          </table:table-cell>
          <table:table-cell table:formula="of:=VLOOKUP([.$A10];[$reed_otimos_regras.$A$2:$reed_otimos_regras.$H$99];7;0)" office:value-type="float" office:value="0" calcext:value-type="float">
            <text:p>0</text:p>
          </table:table-cell>
          <table:table-cell table:formula="of:=[.F10]+[.H10]+[.J10]" office:value-type="float" office:value="2" calcext:value-type="float">
            <text:p>2</text:p>
          </table:table-cell>
          <table:table-cell table:formula="of:=[.G10]+[.I10]+[.K10]" office:value-type="float" office:value="20" calcext:value-type="float">
            <text:p>20</text:p>
          </table:table-cell>
          <table:table-cell table:formula="of:=[.F10]+[.L10]+[.N10]" office:value-type="float" office:value="2" calcext:value-type="float">
            <text:p>2</text:p>
          </table:table-cell>
          <table:table-cell table:formula="of:=[.G10]+[.M10]+[.O10]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table:style-name="ce10" table:formula="of:=VLOOKUP([.$A11];[$reed.$A$2:$reed.$H$99];2;0)" office:value-type="float" office:value="7" calcext:value-type="float">
            <text:p>7</text:p>
          </table:table-cell>
          <table:table-cell table:style-name="ce10" table:formula="of:=VLOOKUP([.$A11];[$reed.$A$2:$reed.$H$99];3;0)" office:value-type="float" office:value="33" calcext:value-type="float">
            <text:p>33</text:p>
          </table:table-cell>
          <table:table-cell table:style-name="ce10" table:formula="of:=VLOOKUP([.$A11];[$reed.$A$2:$reed.$H$99];4;0)" office:value-type="float" office:value="7" calcext:value-type="float">
            <text:p>7</text:p>
          </table:table-cell>
          <table:table-cell table:style-name="ce10" table:formula="of:=VLOOKUP([.$A11];[$reed.$A$2:$reed.$H$99];5;0)" office:value-type="float" office:value="33" calcext:value-type="float">
            <text:p>33</text:p>
          </table:table-cell>
          <table:table-cell table:style-name="ce10" table:formula="of:=VLOOKUP([.$A11];[$reed.$A$2:$reed.$H$99];6;0)" office:value-type="float" office:value="0" calcext:value-type="float">
            <text:p>0</text:p>
          </table:table-cell>
          <table:table-cell table:style-name="ce10" table:formula="of:=VLOOKUP([.$A11];[$reed.$A$2:$reed.$H$99];7;0)" office:value-type="float" office:value="0" calcext:value-type="float">
            <text:p>0</text:p>
          </table:table-cell>
          <table:table-cell table:style-name="ce4" table:formula="of:=VLOOKUP([.$A11];[$reed_regras.$A$2:$reed_regras.$H$99];6;0)" office:value-type="float" office:value="0" calcext:value-type="float">
            <text:p>0</text:p>
          </table:table-cell>
          <table:table-cell table:style-name="ce4" table:formula="of:=VLOOKUP([.$A11];[$reed_regras.$A$2:$reed_regras.$H$99];7;0)" office:value-type="float" office:value="0" calcext:value-type="float">
            <text:p>0</text:p>
          </table:table-cell>
          <table:table-cell table:formula="of:=VLOOKUP([.$A11];[$reed_regras_otimos.$A$2:$reed_regras_otimos.$H$99];6;0)" office:value-type="float" office:value="2" calcext:value-type="float">
            <text:p>2</text:p>
          </table:table-cell>
          <table:table-cell table:formula="of:=VLOOKUP([.$A11];[$reed_regras_otimos.$A$2:$reed_regras_otimos.$H$99];7;0)" office:value-type="float" office:value="18" calcext:value-type="float">
            <text:p>18</text:p>
          </table:table-cell>
          <table:table-cell table:formula="of:=VLOOKUP([.$A11];[$reed_otimos.$A$2:$reed_otimos.$H$99];6;0)" office:value-type="float" office:value="2" calcext:value-type="float">
            <text:p>2</text:p>
          </table:table-cell>
          <table:table-cell table:formula="of:=VLOOKUP([.$A11];[$reed_otimos.$A$2:$reed_otimos.$H$99];7;0)" office:value-type="float" office:value="18" calcext:value-type="float">
            <text:p>18</text:p>
          </table:table-cell>
          <table:table-cell table:formula="of:=VLOOKUP([.$A11];[$reed_otimos_regras.$A$2:$reed_otimos_regras.$H$99];6;0)" office:value-type="float" office:value="0" calcext:value-type="float">
            <text:p>0</text:p>
          </table:table-cell>
          <table:table-cell table:formula="of:=VLOOKUP([.$A11];[$reed_otimos_regras.$A$2:$reed_otimos_regras.$H$99];7;0)" office:value-type="float" office:value="0" calcext:value-type="float">
            <text:p>0</text:p>
          </table:table-cell>
          <table:table-cell table:formula="of:=[.F11]+[.H11]+[.J11]" office:value-type="float" office:value="2" calcext:value-type="float">
            <text:p>2</text:p>
          </table:table-cell>
          <table:table-cell table:formula="of:=[.G11]+[.I11]+[.K11]" office:value-type="float" office:value="18" calcext:value-type="float">
            <text:p>18</text:p>
          </table:table-cell>
          <table:table-cell table:formula="of:=[.F11]+[.L11]+[.N11]" office:value-type="float" office:value="2" calcext:value-type="float">
            <text:p>2</text:p>
          </table:table-cell>
          <table:table-cell table:formula="of:=[.G11]+[.M11]+[.O11]"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2-ham3_complete_47(28).tfc</text:p>
          </table:table-cell>
          <table:table-cell table:style-name="ce10" table:formula="of:=VLOOKUP([.$A12];[$reed.$A$2:$reed.$H$99];2;0)" office:value-type="float" office:value="6" calcext:value-type="float">
            <text:p>6</text:p>
          </table:table-cell>
          <table:table-cell table:style-name="ce10" table:formula="of:=VLOOKUP([.$A12];[$reed.$A$2:$reed.$H$99];3;0)" office:value-type="float" office:value="31" calcext:value-type="float">
            <text:p>31</text:p>
          </table:table-cell>
          <table:table-cell table:style-name="ce10" table:formula="of:=VLOOKUP([.$A12];[$reed.$A$2:$reed.$H$99];4;0)" office:value-type="float" office:value="6" calcext:value-type="float">
            <text:p>6</text:p>
          </table:table-cell>
          <table:table-cell table:style-name="ce10" table:formula="of:=VLOOKUP([.$A12];[$reed.$A$2:$reed.$H$99];5;0)" office:value-type="float" office:value="31" calcext:value-type="float">
            <text:p>31</text:p>
          </table:table-cell>
          <table:table-cell table:style-name="ce10" table:formula="of:=VLOOKUP([.$A12];[$reed.$A$2:$reed.$H$99];6;0)" office:value-type="float" office:value="0" calcext:value-type="float">
            <text:p>0</text:p>
          </table:table-cell>
          <table:table-cell table:style-name="ce10" table:formula="of:=VLOOKUP([.$A12];[$reed.$A$2:$reed.$H$99];7;0)" office:value-type="float" office:value="0" calcext:value-type="float">
            <text:p>0</text:p>
          </table:table-cell>
          <table:table-cell table:style-name="ce4" table:formula="of:=VLOOKUP([.$A12];[$reed_regras.$A$2:$reed_regras.$H$99];6;0)" office:value-type="float" office:value="0" calcext:value-type="float">
            <text:p>0</text:p>
          </table:table-cell>
          <table:table-cell table:style-name="ce4" table:formula="of:=VLOOKUP([.$A12];[$reed_regras.$A$2:$reed_regras.$H$99];7;0)" office:value-type="float" office:value="0" calcext:value-type="float">
            <text:p>0</text:p>
          </table:table-cell>
          <table:table-cell table:formula="of:=VLOOKUP([.$A12];[$reed_regras_otimos.$A$2:$reed_regras_otimos.$H$99];6;0)" office:value-type="float" office:value="1" calcext:value-type="float">
            <text:p>1</text:p>
          </table:table-cell>
          <table:table-cell table:formula="of:=VLOOKUP([.$A12];[$reed_regras_otimos.$A$2:$reed_regras_otimos.$H$99];7;0)" office:value-type="float" office:value="16" calcext:value-type="float">
            <text:p>16</text:p>
          </table:table-cell>
          <table:table-cell table:formula="of:=VLOOKUP([.$A12];[$reed_otimos.$A$2:$reed_otimos.$H$99];6;0)" office:value-type="float" office:value="1" calcext:value-type="float">
            <text:p>1</text:p>
          </table:table-cell>
          <table:table-cell table:formula="of:=VLOOKUP([.$A12];[$reed_otimos.$A$2:$reed_otimos.$H$99];7;0)" office:value-type="float" office:value="16" calcext:value-type="float">
            <text:p>16</text:p>
          </table:table-cell>
          <table:table-cell table:formula="of:=VLOOKUP([.$A12];[$reed_otimos_regras.$A$2:$reed_otimos_regras.$H$99];6;0)" office:value-type="float" office:value="0" calcext:value-type="float">
            <text:p>0</text:p>
          </table:table-cell>
          <table:table-cell table:formula="of:=VLOOKUP([.$A12];[$reed_otimos_regras.$A$2:$reed_otimos_regras.$H$99];7;0)" office:value-type="float" office:value="0" calcext:value-type="float">
            <text:p>0</text:p>
          </table:table-cell>
          <table:table-cell table:formula="of:=[.F12]+[.H12]+[.J12]" office:value-type="float" office:value="1" calcext:value-type="float">
            <text:p>1</text:p>
          </table:table-cell>
          <table:table-cell table:formula="of:=[.G12]+[.I12]+[.K12]" office:value-type="float" office:value="16" calcext:value-type="float">
            <text:p>16</text:p>
          </table:table-cell>
          <table:table-cell table:formula="of:=[.F12]+[.L12]+[.N12]" office:value-type="float" office:value="1" calcext:value-type="float">
            <text:p>1</text:p>
          </table:table-cell>
          <table:table-cell table:formula="of:=[.G12]+[.M12]+[.O12]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table:style-name="ce10" table:formula="of:=VLOOKUP([.$A13];[$reed.$A$2:$reed.$H$99];2;0)" office:value-type="float" office:value="7" calcext:value-type="float">
            <text:p>7</text:p>
          </table:table-cell>
          <table:table-cell table:style-name="ce10" table:formula="of:=VLOOKUP([.$A13];[$reed.$A$2:$reed.$H$99];3;0)" office:value-type="float" office:value="38" calcext:value-type="float">
            <text:p>38</text:p>
          </table:table-cell>
          <table:table-cell table:style-name="ce10" table:formula="of:=VLOOKUP([.$A13];[$reed.$A$2:$reed.$H$99];4;0)" office:value-type="float" office:value="6" calcext:value-type="float">
            <text:p>6</text:p>
          </table:table-cell>
          <table:table-cell table:style-name="ce10" table:formula="of:=VLOOKUP([.$A13];[$reed.$A$2:$reed.$H$99];5;0)" office:value-type="float" office:value="30" calcext:value-type="float">
            <text:p>30</text:p>
          </table:table-cell>
          <table:table-cell table:style-name="ce10" table:formula="of:=VLOOKUP([.$A13];[$reed.$A$2:$reed.$H$99];6;0)" office:value-type="float" office:value="1" calcext:value-type="float">
            <text:p>1</text:p>
          </table:table-cell>
          <table:table-cell table:style-name="ce10" table:formula="of:=VLOOKUP([.$A13];[$reed.$A$2:$reed.$H$99];7;0)" office:value-type="float" office:value="8" calcext:value-type="float">
            <text:p>8</text:p>
          </table:table-cell>
          <table:table-cell table:style-name="ce4" table:formula="of:=VLOOKUP([.$A13];[$reed_regras.$A$2:$reed_regras.$H$99];6;0)" office:value-type="float" office:value="0" calcext:value-type="float">
            <text:p>0</text:p>
          </table:table-cell>
          <table:table-cell table:style-name="ce4" table:formula="of:=VLOOKUP([.$A13];[$reed_regras.$A$2:$reed_regras.$H$99];7;0)" office:value-type="float" office:value="0" calcext:value-type="float">
            <text:p>0</text:p>
          </table:table-cell>
          <table:table-cell table:formula="of:=VLOOKUP([.$A13];[$reed_regras_otimos.$A$2:$reed_regras_otimos.$H$99];6;0)" office:value-type="float" office:value="1" calcext:value-type="float">
            <text:p>1</text:p>
          </table:table-cell>
          <table:table-cell table:formula="of:=VLOOKUP([.$A13];[$reed_regras_otimos.$A$2:$reed_regras_otimos.$H$99];7;0)" office:value-type="float" office:value="15" calcext:value-type="float">
            <text:p>15</text:p>
          </table:table-cell>
          <table:table-cell table:formula="of:=VLOOKUP([.$A13];[$reed_otimos.$A$2:$reed_otimos.$H$99];6;0)" office:value-type="float" office:value="1" calcext:value-type="float">
            <text:p>1</text:p>
          </table:table-cell>
          <table:table-cell table:formula="of:=VLOOKUP([.$A13];[$reed_otimos.$A$2:$reed_otimos.$H$99];7;0)" office:value-type="float" office:value="15" calcext:value-type="float">
            <text:p>15</text:p>
          </table:table-cell>
          <table:table-cell table:formula="of:=VLOOKUP([.$A13];[$reed_otimos_regras.$A$2:$reed_otimos_regras.$H$99];6;0)" office:value-type="float" office:value="0" calcext:value-type="float">
            <text:p>0</text:p>
          </table:table-cell>
          <table:table-cell table:formula="of:=VLOOKUP([.$A13];[$reed_otimos_regras.$A$2:$reed_otimos_regras.$H$99];7;0)" office:value-type="float" office:value="0" calcext:value-type="float">
            <text:p>0</text:p>
          </table:table-cell>
          <table:table-cell table:formula="of:=[.F13]+[.H13]+[.J13]" office:value-type="float" office:value="2" calcext:value-type="float">
            <text:p>2</text:p>
          </table:table-cell>
          <table:table-cell table:formula="of:=[.G13]+[.I13]+[.K13]" office:value-type="float" office:value="23" calcext:value-type="float">
            <text:p>23</text:p>
          </table:table-cell>
          <table:table-cell table:formula="of:=[.F13]+[.L13]+[.N13]" office:value-type="float" office:value="2" calcext:value-type="float">
            <text:p>2</text:p>
          </table:table-cell>
          <table:table-cell table:formula="of:=[.G13]+[.M13]+[.O13]" office:value-type="float" office:value="23" calcext:value-type="float">
            <text:p>2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m3tc.tfc</text:p>
          </table:table-cell>
          <table:table-cell table:style-name="ce10" table:formula="of:=VLOOKUP([.$A14];[$reed.$A$2:$reed.$H$99];2;0)" office:value-type="float" office:value="5" calcext:value-type="float">
            <text:p>5</text:p>
          </table:table-cell>
          <table:table-cell table:style-name="ce10" table:formula="of:=VLOOKUP([.$A14];[$reed.$A$2:$reed.$H$99];3;0)" office:value-type="float" office:value="9" calcext:value-type="float">
            <text:p>9</text:p>
          </table:table-cell>
          <table:table-cell table:style-name="ce10" table:formula="of:=VLOOKUP([.$A14];[$reed.$A$2:$reed.$H$99];4;0)" office:value-type="float" office:value="5" calcext:value-type="float">
            <text:p>5</text:p>
          </table:table-cell>
          <table:table-cell table:style-name="ce10" table:formula="of:=VLOOKUP([.$A14];[$reed.$A$2:$reed.$H$99];5;0)" office:value-type="float" office:value="9" calcext:value-type="float">
            <text:p>9</text:p>
          </table:table-cell>
          <table:table-cell table:style-name="ce10" table:formula="of:=VLOOKUP([.$A14];[$reed.$A$2:$reed.$H$99];6;0)" office:value-type="float" office:value="0" calcext:value-type="float">
            <text:p>0</text:p>
          </table:table-cell>
          <table:table-cell table:style-name="ce10" table:formula="of:=VLOOKUP([.$A14];[$reed.$A$2:$reed.$H$99];7;0)" office:value-type="float" office:value="0" calcext:value-type="float">
            <text:p>0</text:p>
          </table:table-cell>
          <table:table-cell table:style-name="ce4" table:formula="of:=VLOOKUP([.$A14];[$reed_regras.$A$2:$reed_regras.$H$99];6;0)" office:value-type="float" office:value="0" calcext:value-type="float">
            <text:p>0</text:p>
          </table:table-cell>
          <table:table-cell table:style-name="ce4" table:formula="of:=VLOOKUP([.$A14];[$reed_regras.$A$2:$reed_regras.$H$99];7;0)" office:value-type="float" office:value="0" calcext:value-type="float">
            <text:p>0</text:p>
          </table:table-cell>
          <table:table-cell table:formula="of:=VLOOKUP([.$A14];[$reed_regras_otimos.$A$2:$reed_regras_otimos.$H$99];6;0)" office:value-type="float" office:value="0" calcext:value-type="float">
            <text:p>0</text:p>
          </table:table-cell>
          <table:table-cell table:formula="of:=VLOOKUP([.$A14];[$reed_regras_otimos.$A$2:$reed_regras_otimos.$H$99];7;0)" office:value-type="float" office:value="-6" calcext:value-type="float">
            <text:p>-6</text:p>
          </table:table-cell>
          <table:table-cell table:formula="of:=VLOOKUP([.$A14];[$reed_otimos.$A$2:$reed_otimos.$H$99];6;0)" office:value-type="float" office:value="0" calcext:value-type="float">
            <text:p>0</text:p>
          </table:table-cell>
          <table:table-cell table:formula="of:=VLOOKUP([.$A14];[$reed_otimos.$A$2:$reed_otimos.$H$99];7;0)" office:value-type="float" office:value="-6" calcext:value-type="float">
            <text:p>-6</text:p>
          </table:table-cell>
          <table:table-cell table:formula="of:=VLOOKUP([.$A14];[$reed_otimos_regras.$A$2:$reed_otimos_regras.$H$99];6;0)" office:value-type="float" office:value="0" calcext:value-type="float">
            <text:p>0</text:p>
          </table:table-cell>
          <table:table-cell table:formula="of:=VLOOKUP([.$A14];[$reed_otimos_regras.$A$2:$reed_otimos_regras.$H$99];7;0)" office:value-type="float" office:value="0" calcext:value-type="float">
            <text:p>0</text:p>
          </table:table-cell>
          <table:table-cell table:formula="of:=[.F14]+[.H14]+[.J14]" office:value-type="float" office:value="0" calcext:value-type="float">
            <text:p>0</text:p>
          </table:table-cell>
          <table:table-cell table:formula="of:=[.G14]+[.I14]+[.K14]" office:value-type="float" office:value="-6" calcext:value-type="float">
            <text:p>-6</text:p>
          </table:table-cell>
          <table:table-cell table:formula="of:=[.F14]+[.L14]+[.N14]" office:value-type="float" office:value="0" calcext:value-type="float">
            <text:p>0</text:p>
          </table:table-cell>
          <table:table-cell table:formula="of:=[.G14]+[.M14]+[.O14]" office:value-type="float" office:value="-6" calcext:value-type="float">
            <text:p>-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1-ham7.tfc</text:p>
          </table:table-cell>
          <table:table-cell table:style-name="ce10" table:formula="of:=VLOOKUP([.$A15];[$reed.$A$2:$reed.$H$99];2;0)" office:value-type="float" office:value="88" calcext:value-type="float">
            <text:p>88</text:p>
          </table:table-cell>
          <table:table-cell table:style-name="ce10" table:formula="of:=VLOOKUP([.$A15];[$reed.$A$2:$reed.$H$99];3;0)" office:value-type="float" office:value="8168" calcext:value-type="float">
            <text:p>8.168</text:p>
          </table:table-cell>
          <table:table-cell table:style-name="ce10" table:formula="of:=VLOOKUP([.$A15];[$reed.$A$2:$reed.$H$99];4;0)" office:value-type="float" office:value="90" calcext:value-type="float">
            <text:p>90</text:p>
          </table:table-cell>
          <table:table-cell table:style-name="ce10" table:formula="of:=VLOOKUP([.$A15];[$reed.$A$2:$reed.$H$99];5;0)" office:value-type="float" office:value="8114" calcext:value-type="float">
            <text:p>8.114</text:p>
          </table:table-cell>
          <table:table-cell table:style-name="ce10" table:formula="of:=VLOOKUP([.$A15];[$reed.$A$2:$reed.$H$99];6;0)" office:value-type="float" office:value="-2" calcext:value-type="float">
            <text:p>-2</text:p>
          </table:table-cell>
          <table:table-cell table:style-name="ce10" table:formula="of:=VLOOKUP([.$A15];[$reed.$A$2:$reed.$H$99];7;0)" office:value-type="float" office:value="54" calcext:value-type="float">
            <text:p>54</text:p>
          </table:table-cell>
          <table:table-cell table:style-name="ce4" table:formula="of:=VLOOKUP([.$A15];[$reed_regras.$A$2:$reed_regras.$H$99];6;0)" office:value-type="float" office:value="0" calcext:value-type="float">
            <text:p>0</text:p>
          </table:table-cell>
          <table:table-cell table:style-name="ce4" table:formula="of:=VLOOKUP([.$A15];[$reed_regras.$A$2:$reed_regras.$H$99];7;0)" office:value-type="float" office:value="0" calcext:value-type="float">
            <text:p>0</text:p>
          </table:table-cell>
          <table:table-cell table:formula="of:=VLOOKUP([.$A15];[$reed_regras_otimos.$A$2:$reed_regras_otimos.$H$99];6;0)" office:value-type="float" office:value="3" calcext:value-type="float">
            <text:p>3</text:p>
          </table:table-cell>
          <table:table-cell table:formula="of:=VLOOKUP([.$A15];[$reed_regras_otimos.$A$2:$reed_regras_otimos.$H$99];7;0)" office:value-type="float" office:value="3" calcext:value-type="float">
            <text:p>3</text:p>
          </table:table-cell>
          <table:table-cell table:formula="of:=VLOOKUP([.$A15];[$reed_otimos.$A$2:$reed_otimos.$H$99];6;0)" office:value-type="float" office:value="3" calcext:value-type="float">
            <text:p>3</text:p>
          </table:table-cell>
          <table:table-cell table:formula="of:=VLOOKUP([.$A15];[$reed_otimos.$A$2:$reed_otimos.$H$99];7;0)" office:value-type="float" office:value="3" calcext:value-type="float">
            <text:p>3</text:p>
          </table:table-cell>
          <table:table-cell table:formula="of:=VLOOKUP([.$A15];[$reed_otimos_regras.$A$2:$reed_otimos_regras.$H$99];6;0)" office:value-type="float" office:value="0" calcext:value-type="float">
            <text:p>0</text:p>
          </table:table-cell>
          <table:table-cell table:formula="of:=VLOOKUP([.$A15];[$reed_otimos_regras.$A$2:$reed_otimos_regras.$H$99];7;0)" office:value-type="float" office:value="0" calcext:value-type="float">
            <text:p>0</text:p>
          </table:table-cell>
          <table:table-cell table:formula="of:=[.F15]+[.H15]+[.J15]" office:value-type="float" office:value="1" calcext:value-type="float">
            <text:p>1</text:p>
          </table:table-cell>
          <table:table-cell table:formula="of:=[.G15]+[.I15]+[.K15]" office:value-type="float" office:value="57" calcext:value-type="float">
            <text:p>57</text:p>
          </table:table-cell>
          <table:table-cell table:formula="of:=[.F15]+[.L15]+[.N15]" office:value-type="float" office:value="1" calcext:value-type="float">
            <text:p>1</text:p>
          </table:table-cell>
          <table:table-cell table:formula="of:=[.G15]+[.M15]+[.O15]" office:value-type="float" office:value="57" calcext:value-type="float">
            <text:p>5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1-ham7_inv.tfc</text:p>
          </table:table-cell>
          <table:table-cell table:style-name="ce10" table:formula="of:=VLOOKUP([.$A16];[$reed.$A$2:$reed.$H$99];2;0)" office:value-type="float" office:value="481" calcext:value-type="float">
            <text:p>481</text:p>
          </table:table-cell>
          <table:table-cell table:style-name="ce10" table:formula="of:=VLOOKUP([.$A16];[$reed.$A$2:$reed.$H$99];3;0)" office:value-type="float" office:value="58817" calcext:value-type="float">
            <text:p>58.817</text:p>
          </table:table-cell>
          <table:table-cell table:style-name="ce10" table:formula="of:=VLOOKUP([.$A16];[$reed.$A$2:$reed.$H$99];4;0)" office:value-type="float" office:value="458" calcext:value-type="float">
            <text:p>458</text:p>
          </table:table-cell>
          <table:table-cell table:style-name="ce10" table:formula="of:=VLOOKUP([.$A16];[$reed.$A$2:$reed.$H$99];5;0)" office:value-type="float" office:value="55354" calcext:value-type="float">
            <text:p>55.354</text:p>
          </table:table-cell>
          <table:table-cell table:style-name="ce10" table:formula="of:=VLOOKUP([.$A16];[$reed.$A$2:$reed.$H$99];6;0)" office:value-type="float" office:value="23" calcext:value-type="float">
            <text:p>23</text:p>
          </table:table-cell>
          <table:table-cell table:style-name="ce10" table:formula="of:=VLOOKUP([.$A16];[$reed.$A$2:$reed.$H$99];7;0)" office:value-type="float" office:value="3463" calcext:value-type="float">
            <text:p>3.463</text:p>
          </table:table-cell>
          <table:table-cell table:style-name="ce4" table:formula="of:=VLOOKUP([.$A16];[$reed_regras.$A$2:$reed_regras.$H$99];6;0)" office:value-type="float" office:value="2" calcext:value-type="float">
            <text:p>2</text:p>
          </table:table-cell>
          <table:table-cell table:style-name="ce4" table:formula="of:=VLOOKUP([.$A16];[$reed_regras.$A$2:$reed_regras.$H$99];7;0)" office:value-type="float" office:value="250" calcext:value-type="float">
            <text:p>250</text:p>
          </table:table-cell>
          <table:table-cell table:formula="of:=VLOOKUP([.$A16];[$reed_regras_otimos.$A$2:$reed_regras_otimos.$H$99];6;0)" office:value-type="float" office:value="8" calcext:value-type="float">
            <text:p>8</text:p>
          </table:table-cell>
          <table:table-cell table:formula="of:=VLOOKUP([.$A16];[$reed_regras_otimos.$A$2:$reed_regras_otimos.$H$99];7;0)" office:value-type="float" office:value="3302" calcext:value-type="float">
            <text:p>3302</text:p>
          </table:table-cell>
          <table:table-cell table:formula="of:=VLOOKUP([.$A16];[$reed_otimos.$A$2:$reed_otimos.$H$99];6;0)" office:value-type="float" office:value="10" calcext:value-type="float">
            <text:p>10</text:p>
          </table:table-cell>
          <table:table-cell table:formula="of:=VLOOKUP([.$A16];[$reed_otimos.$A$2:$reed_otimos.$H$99];7;0)" office:value-type="float" office:value="3552" calcext:value-type="float">
            <text:p>3552</text:p>
          </table:table-cell>
          <table:table-cell table:formula="of:=VLOOKUP([.$A16];[$reed_otimos_regras.$A$2:$reed_otimos_regras.$H$99];6;0)" office:value-type="float" office:value="0" calcext:value-type="float">
            <text:p>0</text:p>
          </table:table-cell>
          <table:table-cell table:formula="of:=VLOOKUP([.$A16];[$reed_otimos_regras.$A$2:$reed_otimos_regras.$H$99];7;0)" office:value-type="float" office:value="0" calcext:value-type="float">
            <text:p>0</text:p>
          </table:table-cell>
          <table:table-cell table:formula="of:=[.F16]+[.H16]+[.J16]" office:value-type="float" office:value="33" calcext:value-type="float">
            <text:p>33</text:p>
          </table:table-cell>
          <table:table-cell table:formula="of:=[.G16]+[.I16]+[.K16]" office:value-type="float" office:value="7015" calcext:value-type="float">
            <text:p>7015</text:p>
          </table:table-cell>
          <table:table-cell table:formula="of:=[.F16]+[.L16]+[.N16]" office:value-type="float" office:value="33" calcext:value-type="float">
            <text:p>33</text:p>
          </table:table-cell>
          <table:table-cell table:formula="of:=[.G16]+[.M16]+[.O16]" office:value-type="float" office:value="7015" calcext:value-type="float">
            <text:p>701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2-ham7.tfc</text:p>
          </table:table-cell>
          <table:table-cell table:style-name="ce10" table:formula="of:=VLOOKUP([.$A17];[$reed.$A$2:$reed.$H$99];2;0)" office:value-type="float" office:value="115" calcext:value-type="float">
            <text:p>115</text:p>
          </table:table-cell>
          <table:table-cell table:style-name="ce10" table:formula="of:=VLOOKUP([.$A17];[$reed.$A$2:$reed.$H$99];3;0)" office:value-type="float" office:value="8591" calcext:value-type="float">
            <text:p>8.591</text:p>
          </table:table-cell>
          <table:table-cell table:style-name="ce10" table:formula="of:=VLOOKUP([.$A17];[$reed.$A$2:$reed.$H$99];4;0)" office:value-type="float" office:value="127" calcext:value-type="float">
            <text:p>127</text:p>
          </table:table-cell>
          <table:table-cell table:style-name="ce10" table:formula="of:=VLOOKUP([.$A17];[$reed.$A$2:$reed.$H$99];5;0)" office:value-type="float" office:value="9225" calcext:value-type="float">
            <text:p>9.225</text:p>
          </table:table-cell>
          <table:table-cell table:style-name="ce10" table:formula="of:=VLOOKUP([.$A17];[$reed.$A$2:$reed.$H$99];6;0)" office:value-type="float" office:value="-12" calcext:value-type="float">
            <text:p>-12</text:p>
          </table:table-cell>
          <table:table-cell table:style-name="ce10" table:formula="of:=VLOOKUP([.$A17];[$reed.$A$2:$reed.$H$99];7;0)" office:value-type="float" office:value="-634" calcext:value-type="float">
            <text:p>-634</text:p>
          </table:table-cell>
          <table:table-cell table:style-name="ce4" table:formula="of:=VLOOKUP([.$A17];[$reed_regras.$A$2:$reed_regras.$H$99];6;0)" office:value-type="float" office:value="0" calcext:value-type="float">
            <text:p>0</text:p>
          </table:table-cell>
          <table:table-cell table:style-name="ce4" table:formula="of:=VLOOKUP([.$A17];[$reed_regras.$A$2:$reed_regras.$H$99];7;0)" office:value-type="float" office:value="0" calcext:value-type="float">
            <text:p>0</text:p>
          </table:table-cell>
          <table:table-cell table:formula="of:=VLOOKUP([.$A17];[$reed_regras_otimos.$A$2:$reed_regras_otimos.$H$99];6;0)" office:value-type="float" office:value="8" calcext:value-type="float">
            <text:p>8</text:p>
          </table:table-cell>
          <table:table-cell table:formula="of:=VLOOKUP([.$A17];[$reed_regras_otimos.$A$2:$reed_regras_otimos.$H$99];7;0)" office:value-type="float" office:value="1296" calcext:value-type="float">
            <text:p>1296</text:p>
          </table:table-cell>
          <table:table-cell table:formula="of:=VLOOKUP([.$A17];[$reed_otimos.$A$2:$reed_otimos.$H$99];6;0)" office:value-type="float" office:value="8" calcext:value-type="float">
            <text:p>8</text:p>
          </table:table-cell>
          <table:table-cell table:formula="of:=VLOOKUP([.$A17];[$reed_otimos.$A$2:$reed_otimos.$H$99];7;0)" office:value-type="float" office:value="1296" calcext:value-type="float">
            <text:p>1296</text:p>
          </table:table-cell>
          <table:table-cell table:formula="of:=VLOOKUP([.$A17];[$reed_otimos_regras.$A$2:$reed_otimos_regras.$H$99];6;0)" office:value-type="float" office:value="0" calcext:value-type="float">
            <text:p>0</text:p>
          </table:table-cell>
          <table:table-cell table:formula="of:=VLOOKUP([.$A17];[$reed_otimos_regras.$A$2:$reed_otimos_regras.$H$99];7;0)" office:value-type="float" office:value="0" calcext:value-type="float">
            <text:p>0</text:p>
          </table:table-cell>
          <table:table-cell table:formula="of:=[.F17]+[.H17]+[.J17]" office:value-type="float" office:value="-4" calcext:value-type="float">
            <text:p>-4</text:p>
          </table:table-cell>
          <table:table-cell table:formula="of:=[.G17]+[.I17]+[.K17]" office:value-type="float" office:value="662" calcext:value-type="float">
            <text:p>662</text:p>
          </table:table-cell>
          <table:table-cell table:formula="of:=[.F17]+[.L17]+[.N17]" office:value-type="float" office:value="-4" calcext:value-type="float">
            <text:p>-4</text:p>
          </table:table-cell>
          <table:table-cell table:formula="of:=[.G17]+[.M17]+[.O17]" office:value-type="float" office:value="662" calcext:value-type="float">
            <text:p>66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2-ham7_inv.tfc</text:p>
          </table:table-cell>
          <table:table-cell table:style-name="ce10" table:formula="of:=VLOOKUP([.$A18];[$reed.$A$2:$reed.$H$99];2;0)" office:value-type="float" office:value="80" calcext:value-type="float">
            <text:p>80</text:p>
          </table:table-cell>
          <table:table-cell table:style-name="ce10" table:formula="of:=VLOOKUP([.$A18];[$reed.$A$2:$reed.$H$99];3;0)" office:value-type="float" office:value="6512" calcext:value-type="float">
            <text:p>6.512</text:p>
          </table:table-cell>
          <table:table-cell table:style-name="ce10" table:formula="of:=VLOOKUP([.$A18];[$reed.$A$2:$reed.$H$99];4;0)" office:value-type="float" office:value="78" calcext:value-type="float">
            <text:p>78</text:p>
          </table:table-cell>
          <table:table-cell table:style-name="ce10" table:formula="of:=VLOOKUP([.$A18];[$reed.$A$2:$reed.$H$99];5;0)" office:value-type="float" office:value="6406" calcext:value-type="float">
            <text:p>6.406</text:p>
          </table:table-cell>
          <table:table-cell table:style-name="ce10" table:formula="of:=VLOOKUP([.$A18];[$reed.$A$2:$reed.$H$99];6;0)" office:value-type="float" office:value="2" calcext:value-type="float">
            <text:p>2</text:p>
          </table:table-cell>
          <table:table-cell table:style-name="ce10" table:formula="of:=VLOOKUP([.$A18];[$reed.$A$2:$reed.$H$99];7;0)" office:value-type="float" office:value="106" calcext:value-type="float">
            <text:p>106</text:p>
          </table:table-cell>
          <table:table-cell table:style-name="ce4" table:formula="of:=VLOOKUP([.$A18];[$reed_regras.$A$2:$reed_regras.$H$99];6;0)" office:value-type="float" office:value="0" calcext:value-type="float">
            <text:p>0</text:p>
          </table:table-cell>
          <table:table-cell table:style-name="ce4" table:formula="of:=VLOOKUP([.$A18];[$reed_regras.$A$2:$reed_regras.$H$99];7;0)" office:value-type="float" office:value="0" calcext:value-type="float">
            <text:p>0</text:p>
          </table:table-cell>
          <table:table-cell table:formula="of:=VLOOKUP([.$A18];[$reed_regras_otimos.$A$2:$reed_regras_otimos.$H$99];6;0)" office:value-type="float" office:value="3" calcext:value-type="float">
            <text:p>3</text:p>
          </table:table-cell>
          <table:table-cell table:formula="of:=VLOOKUP([.$A18];[$reed_regras_otimos.$A$2:$reed_regras_otimos.$H$99];7;0)" office:value-type="float" office:value="1071" calcext:value-type="float">
            <text:p>1071</text:p>
          </table:table-cell>
          <table:table-cell table:formula="of:=VLOOKUP([.$A18];[$reed_otimos.$A$2:$reed_otimos.$H$99];6;0)" office:value-type="float" office:value="3" calcext:value-type="float">
            <text:p>3</text:p>
          </table:table-cell>
          <table:table-cell table:formula="of:=VLOOKUP([.$A18];[$reed_otimos.$A$2:$reed_otimos.$H$99];7;0)" office:value-type="float" office:value="1071" calcext:value-type="float">
            <text:p>1071</text:p>
          </table:table-cell>
          <table:table-cell table:formula="of:=VLOOKUP([.$A18];[$reed_otimos_regras.$A$2:$reed_otimos_regras.$H$99];6;0)" office:value-type="float" office:value="0" calcext:value-type="float">
            <text:p>0</text:p>
          </table:table-cell>
          <table:table-cell table:formula="of:=VLOOKUP([.$A18];[$reed_otimos_regras.$A$2:$reed_otimos_regras.$H$99];7;0)" office:value-type="float" office:value="0" calcext:value-type="float">
            <text:p>0</text:p>
          </table:table-cell>
          <table:table-cell table:formula="of:=[.F18]+[.H18]+[.J18]" office:value-type="float" office:value="5" calcext:value-type="float">
            <text:p>5</text:p>
          </table:table-cell>
          <table:table-cell table:formula="of:=[.G18]+[.I18]+[.K18]" office:value-type="float" office:value="1177" calcext:value-type="float">
            <text:p>1177</text:p>
          </table:table-cell>
          <table:table-cell table:formula="of:=[.F18]+[.L18]+[.N18]" office:value-type="float" office:value="5" calcext:value-type="float">
            <text:p>5</text:p>
          </table:table-cell>
          <table:table-cell table:formula="of:=[.G18]+[.M18]+[.O18]" office:value-type="float" office:value="1177" calcext:value-type="float">
            <text:p>117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wb10-n10-gc8247-qc26084.tfc</text:p>
          </table:table-cell>
          <table:table-cell table:style-name="ce10" table:formula="of:=VLOOKUP([.$A19];[$reed.$A$2:$reed.$H$99];2;0)" office:value-type="float" office:value="8247" calcext:value-type="float">
            <text:p>8.247</text:p>
          </table:table-cell>
          <table:table-cell table:style-name="ce10" table:formula="of:=VLOOKUP([.$A19];[$reed.$A$2:$reed.$H$99];3;0)" office:value-type="float" office:value="30107" calcext:value-type="float">
            <text:p>30.107</text:p>
          </table:table-cell>
          <table:table-cell table:style-name="ce10" table:formula="of:=VLOOKUP([.$A19];[$reed.$A$2:$reed.$H$99];4;0)" office:value-type="float" office:value="8233" calcext:value-type="float">
            <text:p>8.233</text:p>
          </table:table-cell>
          <table:table-cell table:style-name="ce10" table:formula="of:=VLOOKUP([.$A19];[$reed.$A$2:$reed.$H$99];5;0)" office:value-type="float" office:value="31141" calcext:value-type="float">
            <text:p>31.141</text:p>
          </table:table-cell>
          <table:table-cell table:style-name="ce10" table:formula="of:=VLOOKUP([.$A19];[$reed.$A$2:$reed.$H$99];6;0)" office:value-type="float" office:value="14" calcext:value-type="float">
            <text:p>14</text:p>
          </table:table-cell>
          <table:table-cell table:style-name="ce10" table:formula="of:=VLOOKUP([.$A19];[$reed.$A$2:$reed.$H$99];7;0)" office:value-type="float" office:value="-1034" calcext:value-type="float">
            <text:p>-1.034</text:p>
          </table:table-cell>
          <table:table-cell table:style-name="ce4" table:formula="of:=VLOOKUP([.$A19];[$reed_regras.$A$2:$reed_regras.$H$99];6;0)" office:value-type="float" office:value="8" calcext:value-type="float">
            <text:p>8</text:p>
          </table:table-cell>
          <table:table-cell table:style-name="ce4" table:formula="of:=VLOOKUP([.$A19];[$reed_regras.$A$2:$reed_regras.$H$99];7;0)" office:value-type="float" office:value="-14" calcext:value-type="float">
            <text:p>-14</text:p>
          </table:table-cell>
          <table:table-cell table:formula="of:=VLOOKUP([.$A19];[$reed_regras_otimos.$A$2:$reed_regras_otimos.$H$99];6;0)" office:value-type="float" office:value="87" calcext:value-type="float">
            <text:p>87</text:p>
          </table:table-cell>
          <table:table-cell table:formula="of:=VLOOKUP([.$A19];[$reed_regras_otimos.$A$2:$reed_regras_otimos.$H$99];7;0)" office:value-type="float" office:value="395" calcext:value-type="float">
            <text:p>395</text:p>
          </table:table-cell>
          <table:table-cell table:formula="of:=VLOOKUP([.$A19];[$reed_otimos.$A$2:$reed_otimos.$H$99];6;0)" office:value-type="float" office:value="86" calcext:value-type="float">
            <text:p>86</text:p>
          </table:table-cell>
          <table:table-cell table:formula="of:=VLOOKUP([.$A19];[$reed_otimos.$A$2:$reed_otimos.$H$99];7;0)" office:value-type="float" office:value="372" calcext:value-type="float">
            <text:p>372</text:p>
          </table:table-cell>
          <table:table-cell table:formula="of:=VLOOKUP([.$A19];[$reed_otimos_regras.$A$2:$reed_otimos_regras.$H$99];6;0)" office:value-type="float" office:value="4" calcext:value-type="float">
            <text:p>4</text:p>
          </table:table-cell>
          <table:table-cell table:formula="of:=VLOOKUP([.$A19];[$reed_otimos_regras.$A$2:$reed_otimos_regras.$H$99];7;0)" office:value-type="float" office:value="-4" calcext:value-type="float">
            <text:p>-4</text:p>
          </table:table-cell>
          <table:table-cell table:formula="of:=[.F19]+[.H19]+[.J19]" office:value-type="float" office:value="109" calcext:value-type="float">
            <text:p>109</text:p>
          </table:table-cell>
          <table:table-cell table:formula="of:=[.G19]+[.I19]+[.K19]" office:value-type="float" office:value="-653" calcext:value-type="float">
            <text:p>-653</text:p>
          </table:table-cell>
          <table:table-cell table:formula="of:=[.F19]+[.L19]+[.N19]" office:value-type="float" office:value="104" calcext:value-type="float">
            <text:p>104</text:p>
          </table:table-cell>
          <table:table-cell table:formula="of:=[.G19]+[.M19]+[.O19]" office:value-type="float" office:value="-666" calcext:value-type="float">
            <text:p>-66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wb10-n10-gc9213-qc26906.tfc</text:p>
          </table:table-cell>
          <table:table-cell table:style-name="ce10" table:formula="of:=VLOOKUP([.$A20];[$reed.$A$2:$reed.$H$99];2;0)" office:value-type="float" office:value="9213" calcext:value-type="float">
            <text:p>9.213</text:p>
          </table:table-cell>
          <table:table-cell table:style-name="ce10" table:formula="of:=VLOOKUP([.$A20];[$reed.$A$2:$reed.$H$99];3;0)" office:value-type="float" office:value="30929" calcext:value-type="float">
            <text:p>30.929</text:p>
          </table:table-cell>
          <table:table-cell table:style-name="ce10" table:formula="of:=VLOOKUP([.$A20];[$reed.$A$2:$reed.$H$99];4;0)" office:value-type="float" office:value="9286" calcext:value-type="float">
            <text:p>9.286</text:p>
          </table:table-cell>
          <table:table-cell table:style-name="ce10" table:formula="of:=VLOOKUP([.$A20];[$reed.$A$2:$reed.$H$99];5;0)" office:value-type="float" office:value="32836" calcext:value-type="float">
            <text:p>32.836</text:p>
          </table:table-cell>
          <table:table-cell table:style-name="ce10" table:formula="of:=VLOOKUP([.$A20];[$reed.$A$2:$reed.$H$99];6;0)" office:value-type="float" office:value="-73" calcext:value-type="float">
            <text:p>-73</text:p>
          </table:table-cell>
          <table:table-cell table:style-name="ce10" table:formula="of:=VLOOKUP([.$A20];[$reed.$A$2:$reed.$H$99];7;0)" office:value-type="float" office:value="-1907" calcext:value-type="float">
            <text:p>-1.907</text:p>
          </table:table-cell>
          <table:table-cell table:style-name="ce4" table:formula="of:=VLOOKUP([.$A20];[$reed_regras.$A$2:$reed_regras.$H$99];6;0)" office:value-type="float" office:value="888" calcext:value-type="float">
            <text:p>888</text:p>
          </table:table-cell>
          <table:table-cell table:style-name="ce4" table:formula="of:=VLOOKUP([.$A20];[$reed_regras.$A$2:$reed_regras.$H$99];7;0)" office:value-type="float" office:value="786" calcext:value-type="float">
            <text:p>786</text:p>
          </table:table-cell>
          <table:table-cell table:formula="of:=VLOOKUP([.$A20];[$reed_regras_otimos.$A$2:$reed_regras_otimos.$H$99];6;0)" office:value-type="float" office:value="87" calcext:value-type="float">
            <text:p>87</text:p>
          </table:table-cell>
          <table:table-cell table:formula="of:=VLOOKUP([.$A20];[$reed_regras_otimos.$A$2:$reed_regras_otimos.$H$99];7;0)" office:value-type="float" office:value="445" calcext:value-type="float">
            <text:p>445</text:p>
          </table:table-cell>
          <table:table-cell table:formula="of:=VLOOKUP([.$A20];[$reed_otimos.$A$2:$reed_otimos.$H$99];6;0)" office:value-type="float" office:value="94" calcext:value-type="float">
            <text:p>94</text:p>
          </table:table-cell>
          <table:table-cell table:formula="of:=VLOOKUP([.$A20];[$reed_otimos.$A$2:$reed_otimos.$H$99];7;0)" office:value-type="float" office:value="446" calcext:value-type="float">
            <text:p>446</text:p>
          </table:table-cell>
          <table:table-cell table:formula="of:=VLOOKUP([.$A20];[$reed_otimos_regras.$A$2:$reed_otimos_regras.$H$99];6;0)" office:value-type="float" office:value="862" calcext:value-type="float">
            <text:p>862</text:p>
          </table:table-cell>
          <table:table-cell table:formula="of:=VLOOKUP([.$A20];[$reed_otimos_regras.$A$2:$reed_otimos_regras.$H$99];7;0)" office:value-type="float" office:value="788" calcext:value-type="float">
            <text:p>788</text:p>
          </table:table-cell>
          <table:table-cell table:formula="of:=[.F20]+[.H20]+[.J20]" office:value-type="float" office:value="902" calcext:value-type="float">
            <text:p>902</text:p>
          </table:table-cell>
          <table:table-cell table:formula="of:=[.G20]+[.I20]+[.K20]" office:value-type="float" office:value="-676" calcext:value-type="float">
            <text:p>-676</text:p>
          </table:table-cell>
          <table:table-cell table:formula="of:=[.F20]+[.L20]+[.N20]" office:value-type="float" office:value="883" calcext:value-type="float">
            <text:p>883</text:p>
          </table:table-cell>
          <table:table-cell table:formula="of:=[.G20]+[.M20]+[.O20]" office:value-type="float" office:value="-673" calcext:value-type="float">
            <text:p>-67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wb10_out.tfc</text:p>
          </table:table-cell>
          <table:table-cell table:style-name="ce10" table:formula="of:=VLOOKUP([.$A21];[$reed.$A$2:$reed.$H$99];2;0)" office:value-type="float" office:value="7458" calcext:value-type="float">
            <text:p>7.458</text:p>
          </table:table-cell>
          <table:table-cell table:style-name="ce10" table:formula="of:=VLOOKUP([.$A21];[$reed.$A$2:$reed.$H$99];3;0)" office:value-type="float" office:value="43534" calcext:value-type="float">
            <text:p>43.534</text:p>
          </table:table-cell>
          <table:table-cell table:style-name="ce10" table:formula="of:=VLOOKUP([.$A21];[$reed.$A$2:$reed.$H$99];4;0)" office:value-type="float" office:value="7188" calcext:value-type="float">
            <text:p>7.188</text:p>
          </table:table-cell>
          <table:table-cell table:style-name="ce10" table:formula="of:=VLOOKUP([.$A21];[$reed.$A$2:$reed.$H$99];5;0)" office:value-type="float" office:value="52152" calcext:value-type="float">
            <text:p>52.152</text:p>
          </table:table-cell>
          <table:table-cell table:style-name="ce10" table:formula="of:=VLOOKUP([.$A21];[$reed.$A$2:$reed.$H$99];6;0)" office:value-type="float" office:value="270" calcext:value-type="float">
            <text:p>270</text:p>
          </table:table-cell>
          <table:table-cell table:style-name="ce10" table:formula="of:=VLOOKUP([.$A21];[$reed.$A$2:$reed.$H$99];7;0)" office:value-type="float" office:value="-8618" calcext:value-type="float">
            <text:p>-8.618</text:p>
          </table:table-cell>
          <table:table-cell table:style-name="ce4" table:formula="of:=VLOOKUP([.$A21];[$reed_regras.$A$2:$reed_regras.$H$99];6;0)" office:value-type="float" office:value="558" calcext:value-type="float">
            <text:p>558</text:p>
          </table:table-cell>
          <table:table-cell table:style-name="ce4" table:formula="of:=VLOOKUP([.$A21];[$reed_regras.$A$2:$reed_regras.$H$99];7;0)" office:value-type="float" office:value="146" calcext:value-type="float">
            <text:p>146</text:p>
          </table:table-cell>
          <table:table-cell table:formula="of:=VLOOKUP([.$A21];[$reed_regras_otimos.$A$2:$reed_regras_otimos.$H$99];6;0)" office:value-type="float" office:value="183" calcext:value-type="float">
            <text:p>183</text:p>
          </table:table-cell>
          <table:table-cell table:formula="of:=VLOOKUP([.$A21];[$reed_regras_otimos.$A$2:$reed_regras_otimos.$H$99];7;0)" office:value-type="float" office:value="6785" calcext:value-type="float">
            <text:p>6785</text:p>
          </table:table-cell>
          <table:table-cell table:formula="of:=VLOOKUP([.$A21];[$reed_otimos.$A$2:$reed_otimos.$H$99];6;0)" office:value-type="float" office:value="296" calcext:value-type="float">
            <text:p>296</text:p>
          </table:table-cell>
          <table:table-cell table:formula="of:=VLOOKUP([.$A21];[$reed_otimos.$A$2:$reed_otimos.$H$99];7;0)" office:value-type="float" office:value="6798" calcext:value-type="float">
            <text:p>6798</text:p>
          </table:table-cell>
          <table:table-cell table:formula="of:=VLOOKUP([.$A21];[$reed_otimos_regras.$A$2:$reed_otimos_regras.$H$99];6;0)" office:value-type="float" office:value="364" calcext:value-type="float">
            <text:p>364</text:p>
          </table:table-cell>
          <table:table-cell table:formula="of:=VLOOKUP([.$A21];[$reed_otimos_regras.$A$2:$reed_otimos_regras.$H$99];7;0)" office:value-type="float" office:value="377" calcext:value-type="float">
            <text:p>377</text:p>
          </table:table-cell>
          <table:table-cell table:formula="of:=[.F21]+[.H21]+[.J21]" office:value-type="float" office:value="1011" calcext:value-type="float">
            <text:p>1011</text:p>
          </table:table-cell>
          <table:table-cell table:formula="of:=[.G21]+[.I21]+[.K21]" office:value-type="float" office:value="-1687" calcext:value-type="float">
            <text:p>-1687</text:p>
          </table:table-cell>
          <table:table-cell table:formula="of:=[.F21]+[.L21]+[.N21]" office:value-type="float" office:value="930" calcext:value-type="float">
            <text:p>930</text:p>
          </table:table-cell>
          <table:table-cell table:formula="of:=[.G21]+[.M21]+[.O21]" office:value-type="float" office:value="-1443" calcext:value-type="float">
            <text:p>-144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table:style-name="ce10" table:formula="of:=VLOOKUP([.$A22];[$reed.$A$2:$reed.$H$99];2;0)" office:value-type="float" office:value="21432" calcext:value-type="float">
            <text:p>21.432</text:p>
          </table:table-cell>
          <table:table-cell table:style-name="ce10" table:formula="of:=VLOOKUP([.$A22];[$reed.$A$2:$reed.$H$99];3;0)" office:value-type="float" office:value="103956" calcext:value-type="float">
            <text:p>103.956</text:p>
          </table:table-cell>
          <table:table-cell table:style-name="ce10" table:formula="of:=VLOOKUP([.$A22];[$reed.$A$2:$reed.$H$99];4;0)" office:value-type="float" office:value="21429" calcext:value-type="float">
            <text:p>21.429</text:p>
          </table:table-cell>
          <table:table-cell table:style-name="ce10" table:formula="of:=VLOOKUP([.$A22];[$reed.$A$2:$reed.$H$99];5;0)" office:value-type="float" office:value="106067" calcext:value-type="float">
            <text:p>106.067</text:p>
          </table:table-cell>
          <table:table-cell table:style-name="ce10" table:formula="of:=VLOOKUP([.$A22];[$reed.$A$2:$reed.$H$99];6;0)" office:value-type="float" office:value="3" calcext:value-type="float">
            <text:p>3</text:p>
          </table:table-cell>
          <table:table-cell table:style-name="ce10" table:formula="of:=VLOOKUP([.$A22];[$reed.$A$2:$reed.$H$99];7;0)" office:value-type="float" office:value="-2111" calcext:value-type="float">
            <text:p>-2.111</text:p>
          </table:table-cell>
          <table:table-cell table:style-name="ce4" table:formula="of:=VLOOKUP([.$A22];[$reed_regras.$A$2:$reed_regras.$H$99];6;0)" office:value-type="float" office:value="32" calcext:value-type="float">
            <text:p>32</text:p>
          </table:table-cell>
          <table:table-cell table:style-name="ce4" table:formula="of:=VLOOKUP([.$A22];[$reed_regras.$A$2:$reed_regras.$H$99];7;0)" office:value-type="float" office:value="-102" calcext:value-type="float">
            <text:p>-102</text:p>
          </table:table-cell>
          <table:table-cell table:formula="of:=VLOOKUP([.$A22];[$reed_regras_otimos.$A$2:$reed_regras_otimos.$H$99];6;0)" office:value-type="float" office:value="200" calcext:value-type="float">
            <text:p>200</text:p>
          </table:table-cell>
          <table:table-cell table:formula="of:=VLOOKUP([.$A22];[$reed_regras_otimos.$A$2:$reed_regras_otimos.$H$99];7;0)" office:value-type="float" office:value="9" calcext:value-type="float">
            <text:p>9</text:p>
          </table:table-cell>
          <table:table-cell table:formula="of:=VLOOKUP([.$A22];[$reed_otimos.$A$2:$reed_otimos.$H$99];6;0)" office:value-type="float" office:value="194" calcext:value-type="float">
            <text:p>194</text:p>
          </table:table-cell>
          <table:table-cell table:formula="of:=VLOOKUP([.$A22];[$reed_otimos.$A$2:$reed_otimos.$H$99];7;0)" office:value-type="float" office:value="-59" calcext:value-type="float">
            <text:p>-59</text:p>
          </table:table-cell>
          <table:table-cell table:formula="of:=VLOOKUP([.$A22];[$reed_otimos_regras.$A$2:$reed_otimos_regras.$H$99];6;0)" office:value-type="float" office:value="40" calcext:value-type="float">
            <text:p>40</text:p>
          </table:table-cell>
          <table:table-cell table:formula="of:=VLOOKUP([.$A22];[$reed_otimos_regras.$A$2:$reed_otimos_regras.$H$99];7;0)" office:value-type="float" office:value="-50" calcext:value-type="float">
            <text:p>-50</text:p>
          </table:table-cell>
          <table:table-cell table:formula="of:=[.F22]+[.H22]+[.J22]" office:value-type="float" office:value="235" calcext:value-type="float">
            <text:p>235</text:p>
          </table:table-cell>
          <table:table-cell table:formula="of:=[.G22]+[.I22]+[.K22]" office:value-type="float" office:value="-2204" calcext:value-type="float">
            <text:p>-2204</text:p>
          </table:table-cell>
          <table:table-cell table:formula="of:=[.F22]+[.L22]+[.N22]" office:value-type="float" office:value="237" calcext:value-type="float">
            <text:p>237</text:p>
          </table:table-cell>
          <table:table-cell table:formula="of:=[.G22]+[.M22]+[.O22]" office:value-type="float" office:value="-2220" calcext:value-type="float">
            <text:p>-22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table:style-name="ce10" table:formula="of:=VLOOKUP([.$A23];[$reed.$A$2:$reed.$H$99];2;0)" office:value-type="float" office:value="24240" calcext:value-type="float">
            <text:p>24.240</text:p>
          </table:table-cell>
          <table:table-cell table:style-name="ce10" table:formula="of:=VLOOKUP([.$A23];[$reed.$A$2:$reed.$H$99];3;0)" office:value-type="float" office:value="106472" calcext:value-type="float">
            <text:p>106.472</text:p>
          </table:table-cell>
          <table:table-cell table:style-name="ce10" table:formula="of:=VLOOKUP([.$A23];[$reed.$A$2:$reed.$H$99];4;0)" office:value-type="float" office:value="24430" calcext:value-type="float">
            <text:p>24.430</text:p>
          </table:table-cell>
          <table:table-cell table:style-name="ce10" table:formula="of:=VLOOKUP([.$A23];[$reed.$A$2:$reed.$H$99];5;0)" office:value-type="float" office:value="110564" calcext:value-type="float">
            <text:p>110.564</text:p>
          </table:table-cell>
          <table:table-cell table:style-name="ce10" table:formula="of:=VLOOKUP([.$A23];[$reed.$A$2:$reed.$H$99];6;0)" office:value-type="float" office:value="-190" calcext:value-type="float">
            <text:p>-190</text:p>
          </table:table-cell>
          <table:table-cell table:style-name="ce10" table:formula="of:=VLOOKUP([.$A23];[$reed.$A$2:$reed.$H$99];7;0)" office:value-type="float" office:value="-4092" calcext:value-type="float">
            <text:p>-4.092</text:p>
          </table:table-cell>
          <table:table-cell table:style-name="ce4" table:formula="of:=VLOOKUP([.$A23];[$reed_regras.$A$2:$reed_regras.$H$99];6;0)" office:value-type="float" office:value="2620" calcext:value-type="float">
            <text:p>2620</text:p>
          </table:table-cell>
          <table:table-cell table:style-name="ce4" table:formula="of:=VLOOKUP([.$A23];[$reed_regras.$A$2:$reed_regras.$H$99];7;0)" office:value-type="float" office:value="2300" calcext:value-type="float">
            <text:p>2300</text:p>
          </table:table-cell>
          <table:table-cell table:formula="of:=VLOOKUP([.$A23];[$reed_regras_otimos.$A$2:$reed_regras_otimos.$H$99];6;0)" office:value-type="float" office:value="200" calcext:value-type="float">
            <text:p>200</text:p>
          </table:table-cell>
          <table:table-cell table:formula="of:=VLOOKUP([.$A23];[$reed_regras_otimos.$A$2:$reed_regras_otimos.$H$99];7;0)" office:value-type="float" office:value="107" calcext:value-type="float">
            <text:p>107</text:p>
          </table:table-cell>
          <table:table-cell table:formula="of:=VLOOKUP([.$A23];[$reed_otimos.$A$2:$reed_otimos.$H$99];6;0)" office:value-type="float" office:value="206" calcext:value-type="float">
            <text:p>206</text:p>
          </table:table-cell>
          <table:table-cell table:formula="of:=VLOOKUP([.$A23];[$reed_otimos.$A$2:$reed_otimos.$H$99];7;0)" office:value-type="float" office:value="57" calcext:value-type="float">
            <text:p>57</text:p>
          </table:table-cell>
          <table:table-cell table:formula="of:=VLOOKUP([.$A23];[$reed_otimos_regras.$A$2:$reed_otimos_regras.$H$99];6;0)" office:value-type="float" office:value="2600" calcext:value-type="float">
            <text:p>2600</text:p>
          </table:table-cell>
          <table:table-cell table:formula="of:=VLOOKUP([.$A23];[$reed_otimos_regras.$A$2:$reed_otimos_regras.$H$99];7;0)" office:value-type="float" office:value="2342" calcext:value-type="float">
            <text:p>2342</text:p>
          </table:table-cell>
          <table:table-cell table:formula="of:=[.F23]+[.H23]+[.J23]" office:value-type="float" office:value="2630" calcext:value-type="float">
            <text:p>2630</text:p>
          </table:table-cell>
          <table:table-cell table:formula="of:=[.G23]+[.I23]+[.K23]" office:value-type="float" office:value="-1685" calcext:value-type="float">
            <text:p>-1685</text:p>
          </table:table-cell>
          <table:table-cell table:formula="of:=[.F23]+[.L23]+[.N23]" office:value-type="float" office:value="2616" calcext:value-type="float">
            <text:p>2616</text:p>
          </table:table-cell>
          <table:table-cell table:formula="of:=[.G23]+[.M23]+[.O23]" office:value-type="float" office:value="-1693" calcext:value-type="float">
            <text:p>-169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wb11_out.tfc</text:p>
          </table:table-cell>
          <table:table-cell table:style-name="ce10" table:formula="of:=VLOOKUP([.$A24];[$reed.$A$2:$reed.$H$99];2;0)" office:value-type="float" office:value="16144" calcext:value-type="float">
            <text:p>16.144</text:p>
          </table:table-cell>
          <table:table-cell table:style-name="ce10" table:formula="of:=VLOOKUP([.$A24];[$reed.$A$2:$reed.$H$99];3;0)" office:value-type="float" office:value="120388" calcext:value-type="float">
            <text:p>120.388</text:p>
          </table:table-cell>
          <table:table-cell table:style-name="ce10" table:formula="of:=VLOOKUP([.$A24];[$reed.$A$2:$reed.$H$99];4;0)" office:value-type="float" office:value="15811" calcext:value-type="float">
            <text:p>15.811</text:p>
          </table:table-cell>
          <table:table-cell table:style-name="ce10" table:formula="of:=VLOOKUP([.$A24];[$reed.$A$2:$reed.$H$99];5;0)" office:value-type="float" office:value="144613" calcext:value-type="float">
            <text:p>144.613</text:p>
          </table:table-cell>
          <table:table-cell table:style-name="ce10" table:formula="of:=VLOOKUP([.$A24];[$reed.$A$2:$reed.$H$99];6;0)" office:value-type="float" office:value="333" calcext:value-type="float">
            <text:p>333</text:p>
          </table:table-cell>
          <table:table-cell table:style-name="ce10" table:formula="of:=VLOOKUP([.$A24];[$reed.$A$2:$reed.$H$99];7;0)" office:value-type="float" office:value="-24225" calcext:value-type="float">
            <text:p>-24.225</text:p>
          </table:table-cell>
          <table:table-cell table:style-name="ce4" table:formula="of:=VLOOKUP([.$A24];[$reed_regras.$A$2:$reed_regras.$H$99];6;0)" office:value-type="float" office:value="1066" calcext:value-type="float">
            <text:p>1066</text:p>
          </table:table-cell>
          <table:table-cell table:style-name="ce4" table:formula="of:=VLOOKUP([.$A24];[$reed_regras.$A$2:$reed_regras.$H$99];7;0)" office:value-type="float" office:value="224" calcext:value-type="float">
            <text:p>224</text:p>
          </table:table-cell>
          <table:table-cell table:formula="of:=VLOOKUP([.$A24];[$reed_regras_otimos.$A$2:$reed_regras_otimos.$H$99];6;0)" office:value-type="float" office:value="375" calcext:value-type="float">
            <text:p>375</text:p>
          </table:table-cell>
          <table:table-cell table:formula="of:=VLOOKUP([.$A24];[$reed_regras_otimos.$A$2:$reed_regras_otimos.$H$99];7;0)" office:value-type="float" office:value="21755" calcext:value-type="float">
            <text:p>21755</text:p>
          </table:table-cell>
          <table:table-cell table:formula="of:=VLOOKUP([.$A24];[$reed_otimos.$A$2:$reed_otimos.$H$99];6;0)" office:value-type="float" office:value="592" calcext:value-type="float">
            <text:p>592</text:p>
          </table:table-cell>
          <table:table-cell table:formula="of:=VLOOKUP([.$A24];[$reed_otimos.$A$2:$reed_otimos.$H$99];7;0)" office:value-type="float" office:value="21705" calcext:value-type="float">
            <text:p>21705</text:p>
          </table:table-cell>
          <table:table-cell table:formula="of:=VLOOKUP([.$A24];[$reed_otimos_regras.$A$2:$reed_otimos_regras.$H$99];6;0)" office:value-type="float" office:value="742" calcext:value-type="float">
            <text:p>742</text:p>
          </table:table-cell>
          <table:table-cell table:formula="of:=VLOOKUP([.$A24];[$reed_otimos_regras.$A$2:$reed_otimos_regras.$H$99];7;0)" office:value-type="float" office:value="688" calcext:value-type="float">
            <text:p>688</text:p>
          </table:table-cell>
          <table:table-cell table:formula="of:=[.F24]+[.H24]+[.J24]" office:value-type="float" office:value="1774" calcext:value-type="float">
            <text:p>1774</text:p>
          </table:table-cell>
          <table:table-cell table:formula="of:=[.G24]+[.I24]+[.K24]" office:value-type="float" office:value="-2246" calcext:value-type="float">
            <text:p>-2246</text:p>
          </table:table-cell>
          <table:table-cell table:formula="of:=[.F24]+[.L24]+[.N24]" office:value-type="float" office:value="1667" calcext:value-type="float">
            <text:p>1667</text:p>
          </table:table-cell>
          <table:table-cell table:formula="of:=[.G24]+[.M24]+[.O24]" office:value-type="float" office:value="-1832" calcext:value-type="float">
            <text:p>-18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1-hwb7_15.tfc</text:p>
          </table:table-cell>
          <table:table-cell table:style-name="ce10" table:formula="of:=VLOOKUP([.$A25];[$reed.$A$2:$reed.$H$99];2;0)" office:value-type="float" office:value="396" calcext:value-type="float">
            <text:p>396</text:p>
          </table:table-cell>
          <table:table-cell table:style-name="ce10" table:formula="of:=VLOOKUP([.$A25];[$reed.$A$2:$reed.$H$99];3;0)" office:value-type="float" office:value="41123" calcext:value-type="float">
            <text:p>41.123</text:p>
          </table:table-cell>
          <table:table-cell table:style-name="ce10" table:formula="of:=VLOOKUP([.$A25];[$reed.$A$2:$reed.$H$99];4;0)" office:value-type="float" office:value="396" calcext:value-type="float">
            <text:p>396</text:p>
          </table:table-cell>
          <table:table-cell table:style-name="ce10" table:formula="of:=VLOOKUP([.$A25];[$reed.$A$2:$reed.$H$99];5;0)" office:value-type="float" office:value="39958" calcext:value-type="float">
            <text:p>39.958</text:p>
          </table:table-cell>
          <table:table-cell table:style-name="ce10" table:formula="of:=VLOOKUP([.$A25];[$reed.$A$2:$reed.$H$99];6;0)" office:value-type="float" office:value="0" calcext:value-type="float">
            <text:p>0</text:p>
          </table:table-cell>
          <table:table-cell table:style-name="ce10" table:formula="of:=VLOOKUP([.$A25];[$reed.$A$2:$reed.$H$99];7;0)" office:value-type="float" office:value="1165" calcext:value-type="float">
            <text:p>1.165</text:p>
          </table:table-cell>
          <table:table-cell table:style-name="ce4" table:formula="of:=VLOOKUP([.$A25];[$reed_regras.$A$2:$reed_regras.$H$99];6;0)" office:value-type="float" office:value="0" calcext:value-type="float">
            <text:p>0</text:p>
          </table:table-cell>
          <table:table-cell table:style-name="ce4" table:formula="of:=VLOOKUP([.$A25];[$reed_regras.$A$2:$reed_regras.$H$99];7;0)" office:value-type="float" office:value="0" calcext:value-type="float">
            <text:p>0</text:p>
          </table:table-cell>
          <table:table-cell table:formula="of:=VLOOKUP([.$A25];[$reed_regras_otimos.$A$2:$reed_regras_otimos.$H$99];6;0)" office:value-type="float" office:value="1" calcext:value-type="float">
            <text:p>1</text:p>
          </table:table-cell>
          <table:table-cell table:formula="of:=VLOOKUP([.$A25];[$reed_regras_otimos.$A$2:$reed_regras_otimos.$H$99];7;0)" office:value-type="float" office:value="1453" calcext:value-type="float">
            <text:p>1453</text:p>
          </table:table-cell>
          <table:table-cell table:formula="of:=VLOOKUP([.$A25];[$reed_otimos.$A$2:$reed_otimos.$H$99];6;0)" office:value-type="float" office:value="1" calcext:value-type="float">
            <text:p>1</text:p>
          </table:table-cell>
          <table:table-cell table:formula="of:=VLOOKUP([.$A25];[$reed_otimos.$A$2:$reed_otimos.$H$99];7;0)" office:value-type="float" office:value="1453" calcext:value-type="float">
            <text:p>1453</text:p>
          </table:table-cell>
          <table:table-cell table:formula="of:=VLOOKUP([.$A25];[$reed_otimos_regras.$A$2:$reed_otimos_regras.$H$99];6;0)" office:value-type="float" office:value="0" calcext:value-type="float">
            <text:p>0</text:p>
          </table:table-cell>
          <table:table-cell table:formula="of:=VLOOKUP([.$A25];[$reed_otimos_regras.$A$2:$reed_otimos_regras.$H$99];7;0)" office:value-type="float" office:value="0" calcext:value-type="float">
            <text:p>0</text:p>
          </table:table-cell>
          <table:table-cell table:formula="of:=[.F25]+[.H25]+[.J25]" office:value-type="float" office:value="1" calcext:value-type="float">
            <text:p>1</text:p>
          </table:table-cell>
          <table:table-cell table:formula="of:=[.G25]+[.I25]+[.K25]" office:value-type="float" office:value="2618" calcext:value-type="float">
            <text:p>2618</text:p>
          </table:table-cell>
          <table:table-cell table:formula="of:=[.F25]+[.L25]+[.N25]" office:value-type="float" office:value="1" calcext:value-type="float">
            <text:p>1</text:p>
          </table:table-cell>
          <table:table-cell table:formula="of:=[.G25]+[.M25]+[.O25]" office:value-type="float" office:value="2618" calcext:value-type="float">
            <text:p>261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1-hwb7_15_inv.tfc</text:p>
          </table:table-cell>
          <table:table-cell table:style-name="ce10" table:formula="of:=VLOOKUP([.$A26];[$reed.$A$2:$reed.$H$99];2;0)" office:value-type="float" office:value="282" calcext:value-type="float">
            <text:p>282</text:p>
          </table:table-cell>
          <table:table-cell table:style-name="ce10" table:formula="of:=VLOOKUP([.$A26];[$reed.$A$2:$reed.$H$99];3;0)" office:value-type="float" office:value="27180" calcext:value-type="float">
            <text:p>27.180</text:p>
          </table:table-cell>
          <table:table-cell table:style-name="ce10" table:formula="of:=VLOOKUP([.$A26];[$reed.$A$2:$reed.$H$99];4;0)" office:value-type="float" office:value="283" calcext:value-type="float">
            <text:p>283</text:p>
          </table:table-cell>
          <table:table-cell table:style-name="ce10" table:formula="of:=VLOOKUP([.$A26];[$reed.$A$2:$reed.$H$99];5;0)" office:value-type="float" office:value="26465" calcext:value-type="float">
            <text:p>26.465</text:p>
          </table:table-cell>
          <table:table-cell table:style-name="ce10" table:formula="of:=VLOOKUP([.$A26];[$reed.$A$2:$reed.$H$99];6;0)" office:value-type="float" office:value="-1" calcext:value-type="float">
            <text:p>-1</text:p>
          </table:table-cell>
          <table:table-cell table:style-name="ce10" table:formula="of:=VLOOKUP([.$A26];[$reed.$A$2:$reed.$H$99];7;0)" office:value-type="float" office:value="715" calcext:value-type="float">
            <text:p>715</text:p>
          </table:table-cell>
          <table:table-cell table:style-name="ce4" table:formula="of:=VLOOKUP([.$A26];[$reed_regras.$A$2:$reed_regras.$H$99];6;0)" office:value-type="float" office:value="0" calcext:value-type="float">
            <text:p>0</text:p>
          </table:table-cell>
          <table:table-cell table:style-name="ce4" table:formula="of:=VLOOKUP([.$A26];[$reed_regras.$A$2:$reed_regras.$H$99];7;0)" office:value-type="float" office:value="0" calcext:value-type="float">
            <text:p>0</text:p>
          </table:table-cell>
          <table:table-cell table:formula="of:=VLOOKUP([.$A26];[$reed_regras_otimos.$A$2:$reed_regras_otimos.$H$99];6;0)" office:value-type="float" office:value="0" calcext:value-type="float">
            <text:p>0</text:p>
          </table:table-cell>
          <table:table-cell table:formula="of:=VLOOKUP([.$A26];[$reed_regras_otimos.$A$2:$reed_regras_otimos.$H$99];7;0)" office:value-type="float" office:value="980" calcext:value-type="float">
            <text:p>980</text:p>
          </table:table-cell>
          <table:table-cell table:formula="of:=VLOOKUP([.$A26];[$reed_otimos.$A$2:$reed_otimos.$H$99];6;0)" office:value-type="float" office:value="0" calcext:value-type="float">
            <text:p>0</text:p>
          </table:table-cell>
          <table:table-cell table:formula="of:=VLOOKUP([.$A26];[$reed_otimos.$A$2:$reed_otimos.$H$99];7;0)" office:value-type="float" office:value="980" calcext:value-type="float">
            <text:p>980</text:p>
          </table:table-cell>
          <table:table-cell table:formula="of:=VLOOKUP([.$A26];[$reed_otimos_regras.$A$2:$reed_otimos_regras.$H$99];6;0)" office:value-type="float" office:value="0" calcext:value-type="float">
            <text:p>0</text:p>
          </table:table-cell>
          <table:table-cell table:formula="of:=VLOOKUP([.$A26];[$reed_otimos_regras.$A$2:$reed_otimos_regras.$H$99];7;0)" office:value-type="float" office:value="0" calcext:value-type="float">
            <text:p>0</text:p>
          </table:table-cell>
          <table:table-cell table:formula="of:=[.F26]+[.H26]+[.J26]" office:value-type="float" office:value="-1" calcext:value-type="float">
            <text:p>-1</text:p>
          </table:table-cell>
          <table:table-cell table:formula="of:=[.G26]+[.I26]+[.K26]" office:value-type="float" office:value="1695" calcext:value-type="float">
            <text:p>1695</text:p>
          </table:table-cell>
          <table:table-cell table:formula="of:=[.F26]+[.L26]+[.N26]" office:value-type="float" office:value="-1" calcext:value-type="float">
            <text:p>-1</text:p>
          </table:table-cell>
          <table:table-cell table:formula="of:=[.G26]+[.M26]+[.O26]" office:value-type="float" office:value="1695" calcext:value-type="float">
            <text:p>169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2-hwb7_15.tfc</text:p>
          </table:table-cell>
          <table:table-cell table:style-name="ce10" table:formula="of:=VLOOKUP([.$A27];[$reed.$A$2:$reed.$H$99];2;0)" office:value-type="float" office:value="353" calcext:value-type="float">
            <text:p>353</text:p>
          </table:table-cell>
          <table:table-cell table:style-name="ce10" table:formula="of:=VLOOKUP([.$A27];[$reed.$A$2:$reed.$H$99];3;0)" office:value-type="float" office:value="35117" calcext:value-type="float">
            <text:p>35.117</text:p>
          </table:table-cell>
          <table:table-cell table:style-name="ce10" table:formula="of:=VLOOKUP([.$A27];[$reed.$A$2:$reed.$H$99];4;0)" office:value-type="float" office:value="349" calcext:value-type="float">
            <text:p>349</text:p>
          </table:table-cell>
          <table:table-cell table:style-name="ce10" table:formula="of:=VLOOKUP([.$A27];[$reed.$A$2:$reed.$H$99];5;0)" office:value-type="float" office:value="32901" calcext:value-type="float">
            <text:p>32.901</text:p>
          </table:table-cell>
          <table:table-cell table:style-name="ce10" table:formula="of:=VLOOKUP([.$A27];[$reed.$A$2:$reed.$H$99];6;0)" office:value-type="float" office:value="4" calcext:value-type="float">
            <text:p>4</text:p>
          </table:table-cell>
          <table:table-cell table:style-name="ce10" table:formula="of:=VLOOKUP([.$A27];[$reed.$A$2:$reed.$H$99];7;0)" office:value-type="float" office:value="2216" calcext:value-type="float">
            <text:p>2.216</text:p>
          </table:table-cell>
          <table:table-cell table:style-name="ce4" table:formula="of:=VLOOKUP([.$A27];[$reed_regras.$A$2:$reed_regras.$H$99];6;0)" office:value-type="float" office:value="2" calcext:value-type="float">
            <text:p>2</text:p>
          </table:table-cell>
          <table:table-cell table:style-name="ce4" table:formula="of:=VLOOKUP([.$A27];[$reed_regras.$A$2:$reed_regras.$H$99];7;0)" office:value-type="float" office:value="250" calcext:value-type="float">
            <text:p>250</text:p>
          </table:table-cell>
          <table:table-cell table:formula="of:=VLOOKUP([.$A27];[$reed_regras_otimos.$A$2:$reed_regras_otimos.$H$99];6;0)" office:value-type="float" office:value="10" calcext:value-type="float">
            <text:p>10</text:p>
          </table:table-cell>
          <table:table-cell table:formula="of:=VLOOKUP([.$A27];[$reed_regras_otimos.$A$2:$reed_regras_otimos.$H$99];7;0)" office:value-type="float" office:value="2678" calcext:value-type="float">
            <text:p>2678</text:p>
          </table:table-cell>
          <table:table-cell table:formula="of:=VLOOKUP([.$A27];[$reed_otimos.$A$2:$reed_otimos.$H$99];6;0)" office:value-type="float" office:value="12" calcext:value-type="float">
            <text:p>12</text:p>
          </table:table-cell>
          <table:table-cell table:formula="of:=VLOOKUP([.$A27];[$reed_otimos.$A$2:$reed_otimos.$H$99];7;0)" office:value-type="float" office:value="2928" calcext:value-type="float">
            <text:p>2928</text:p>
          </table:table-cell>
          <table:table-cell table:formula="of:=VLOOKUP([.$A27];[$reed_otimos_regras.$A$2:$reed_otimos_regras.$H$99];6;0)" office:value-type="float" office:value="2" calcext:value-type="float">
            <text:p>2</text:p>
          </table:table-cell>
          <table:table-cell table:formula="of:=VLOOKUP([.$A27];[$reed_otimos_regras.$A$2:$reed_otimos_regras.$H$99];7;0)" office:value-type="float" office:value="250" calcext:value-type="float">
            <text:p>250</text:p>
          </table:table-cell>
          <table:table-cell table:formula="of:=[.F27]+[.H27]+[.J27]" office:value-type="float" office:value="16" calcext:value-type="float">
            <text:p>16</text:p>
          </table:table-cell>
          <table:table-cell table:formula="of:=[.G27]+[.I27]+[.K27]" office:value-type="float" office:value="5144" calcext:value-type="float">
            <text:p>5144</text:p>
          </table:table-cell>
          <table:table-cell table:formula="of:=[.F27]+[.L27]+[.N27]" office:value-type="float" office:value="18" calcext:value-type="float">
            <text:p>18</text:p>
          </table:table-cell>
          <table:table-cell table:formula="of:=[.G27]+[.M27]+[.O27]" office:value-type="float" office:value="5394" calcext:value-type="float">
            <text:p>539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2-hwb7_15_inv.tfc</text:p>
          </table:table-cell>
          <table:table-cell table:style-name="ce10" table:formula="of:=VLOOKUP([.$A28];[$reed.$A$2:$reed.$H$99];2;0)" office:value-type="float" office:value="291" calcext:value-type="float">
            <text:p>291</text:p>
          </table:table-cell>
          <table:table-cell table:style-name="ce10" table:formula="of:=VLOOKUP([.$A28];[$reed.$A$2:$reed.$H$99];3;0)" office:value-type="float" office:value="27426" calcext:value-type="float">
            <text:p>27.426</text:p>
          </table:table-cell>
          <table:table-cell table:style-name="ce10" table:formula="of:=VLOOKUP([.$A28];[$reed.$A$2:$reed.$H$99];4;0)" office:value-type="float" office:value="290" calcext:value-type="float">
            <text:p>290</text:p>
          </table:table-cell>
          <table:table-cell table:style-name="ce10" table:formula="of:=VLOOKUP([.$A28];[$reed.$A$2:$reed.$H$99];5;0)" office:value-type="float" office:value="26382" calcext:value-type="float">
            <text:p>26.382</text:p>
          </table:table-cell>
          <table:table-cell table:style-name="ce10" table:formula="of:=VLOOKUP([.$A28];[$reed.$A$2:$reed.$H$99];6;0)" office:value-type="float" office:value="1" calcext:value-type="float">
            <text:p>1</text:p>
          </table:table-cell>
          <table:table-cell table:style-name="ce10" table:formula="of:=VLOOKUP([.$A28];[$reed.$A$2:$reed.$H$99];7;0)" office:value-type="float" office:value="1044" calcext:value-type="float">
            <text:p>1.044</text:p>
          </table:table-cell>
          <table:table-cell table:style-name="ce4" table:formula="of:=VLOOKUP([.$A28];[$reed_regras.$A$2:$reed_regras.$H$99];6;0)" office:value-type="float" office:value="0" calcext:value-type="float">
            <text:p>0</text:p>
          </table:table-cell>
          <table:table-cell table:style-name="ce4" table:formula="of:=VLOOKUP([.$A28];[$reed_regras.$A$2:$reed_regras.$H$99];7;0)" office:value-type="float" office:value="0" calcext:value-type="float">
            <text:p>0</text:p>
          </table:table-cell>
          <table:table-cell table:formula="of:=VLOOKUP([.$A28];[$reed_regras_otimos.$A$2:$reed_regras_otimos.$H$99];6;0)" office:value-type="float" office:value="4" calcext:value-type="float">
            <text:p>4</text:p>
          </table:table-cell>
          <table:table-cell table:formula="of:=VLOOKUP([.$A28];[$reed_regras_otimos.$A$2:$reed_regras_otimos.$H$99];7;0)" office:value-type="float" office:value="1863" calcext:value-type="float">
            <text:p>1863</text:p>
          </table:table-cell>
          <table:table-cell table:formula="of:=VLOOKUP([.$A28];[$reed_otimos.$A$2:$reed_otimos.$H$99];6;0)" office:value-type="float" office:value="4" calcext:value-type="float">
            <text:p>4</text:p>
          </table:table-cell>
          <table:table-cell table:formula="of:=VLOOKUP([.$A28];[$reed_otimos.$A$2:$reed_otimos.$H$99];7;0)" office:value-type="float" office:value="1863" calcext:value-type="float">
            <text:p>1863</text:p>
          </table:table-cell>
          <table:table-cell table:formula="of:=VLOOKUP([.$A28];[$reed_otimos_regras.$A$2:$reed_otimos_regras.$H$99];6;0)" office:value-type="float" office:value="0" calcext:value-type="float">
            <text:p>0</text:p>
          </table:table-cell>
          <table:table-cell table:formula="of:=VLOOKUP([.$A28];[$reed_otimos_regras.$A$2:$reed_otimos_regras.$H$99];7;0)" office:value-type="float" office:value="0" calcext:value-type="float">
            <text:p>0</text:p>
          </table:table-cell>
          <table:table-cell table:formula="of:=[.F28]+[.H28]+[.J28]" office:value-type="float" office:value="5" calcext:value-type="float">
            <text:p>5</text:p>
          </table:table-cell>
          <table:table-cell table:formula="of:=[.G28]+[.I28]+[.K28]" office:value-type="float" office:value="2907" calcext:value-type="float">
            <text:p>2907</text:p>
          </table:table-cell>
          <table:table-cell table:formula="of:=[.F28]+[.L28]+[.N28]" office:value-type="float" office:value="5" calcext:value-type="float">
            <text:p>5</text:p>
          </table:table-cell>
          <table:table-cell table:formula="of:=[.G28]+[.M28]+[.O28]" office:value-type="float" office:value="2907" calcext:value-type="float">
            <text:p>290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wb7-236.tfc</text:p>
          </table:table-cell>
          <table:table-cell table:style-name="ce10" table:formula="of:=VLOOKUP([.$A29];[$reed.$A$2:$reed.$H$99];2;0)" office:value-type="float" office:value="236" calcext:value-type="float">
            <text:p>236</text:p>
          </table:table-cell>
          <table:table-cell table:style-name="ce10" table:formula="of:=VLOOKUP([.$A29];[$reed.$A$2:$reed.$H$99];3;0)" office:value-type="float" office:value="4188" calcext:value-type="float">
            <text:p>4.188</text:p>
          </table:table-cell>
          <table:table-cell table:style-name="ce10" table:formula="of:=VLOOKUP([.$A29];[$reed.$A$2:$reed.$H$99];4;0)" office:value-type="float" office:value="245" calcext:value-type="float">
            <text:p>245</text:p>
          </table:table-cell>
          <table:table-cell table:style-name="ce10" table:formula="of:=VLOOKUP([.$A29];[$reed.$A$2:$reed.$H$99];5;0)" office:value-type="float" office:value="5589" calcext:value-type="float">
            <text:p>5.589</text:p>
          </table:table-cell>
          <table:table-cell table:style-name="ce10" table:formula="of:=VLOOKUP([.$A29];[$reed.$A$2:$reed.$H$99];6;0)" office:value-type="float" office:value="-9" calcext:value-type="float">
            <text:p>-9</text:p>
          </table:table-cell>
          <table:table-cell table:style-name="ce10" table:formula="of:=VLOOKUP([.$A29];[$reed.$A$2:$reed.$H$99];7;0)" office:value-type="float" office:value="-1401" calcext:value-type="float">
            <text:p>-1.401</text:p>
          </table:table-cell>
          <table:table-cell table:style-name="ce4" table:formula="of:=VLOOKUP([.$A29];[$reed_regras.$A$2:$reed_regras.$H$99];6;0)" office:value-type="float" office:value="0" calcext:value-type="float">
            <text:p>0</text:p>
          </table:table-cell>
          <table:table-cell table:style-name="ce4" table:formula="of:=VLOOKUP([.$A29];[$reed_regras.$A$2:$reed_regras.$H$99];7;0)" office:value-type="float" office:value="0" calcext:value-type="float">
            <text:p>0</text:p>
          </table:table-cell>
          <table:table-cell table:formula="of:=VLOOKUP([.$A29];[$reed_regras_otimos.$A$2:$reed_regras_otimos.$H$99];6;0)" office:value-type="float" office:value="2" calcext:value-type="float">
            <text:p>2</text:p>
          </table:table-cell>
          <table:table-cell table:formula="of:=VLOOKUP([.$A29];[$reed_regras_otimos.$A$2:$reed_regras_otimos.$H$99];7;0)" office:value-type="float" office:value="374" calcext:value-type="float">
            <text:p>374</text:p>
          </table:table-cell>
          <table:table-cell table:formula="of:=VLOOKUP([.$A29];[$reed_otimos.$A$2:$reed_otimos.$H$99];6;0)" office:value-type="float" office:value="2" calcext:value-type="float">
            <text:p>2</text:p>
          </table:table-cell>
          <table:table-cell table:formula="of:=VLOOKUP([.$A29];[$reed_otimos.$A$2:$reed_otimos.$H$99];7;0)" office:value-type="float" office:value="374" calcext:value-type="float">
            <text:p>374</text:p>
          </table:table-cell>
          <table:table-cell table:formula="of:=VLOOKUP([.$A29];[$reed_otimos_regras.$A$2:$reed_otimos_regras.$H$99];6;0)" office:value-type="float" office:value="0" calcext:value-type="float">
            <text:p>0</text:p>
          </table:table-cell>
          <table:table-cell table:formula="of:=VLOOKUP([.$A29];[$reed_otimos_regras.$A$2:$reed_otimos_regras.$H$99];7;0)" office:value-type="float" office:value="0" calcext:value-type="float">
            <text:p>0</text:p>
          </table:table-cell>
          <table:table-cell table:formula="of:=[.F29]+[.H29]+[.J29]" office:value-type="float" office:value="-7" calcext:value-type="float">
            <text:p>-7</text:p>
          </table:table-cell>
          <table:table-cell table:formula="of:=[.G29]+[.I29]+[.K29]" office:value-type="float" office:value="-1027" calcext:value-type="float">
            <text:p>-1027</text:p>
          </table:table-cell>
          <table:table-cell table:formula="of:=[.F29]+[.L29]+[.N29]" office:value-type="float" office:value="-7" calcext:value-type="float">
            <text:p>-7</text:p>
          </table:table-cell>
          <table:table-cell table:formula="of:=[.G29]+[.M29]+[.O29]" office:value-type="float" office:value="-1027" calcext:value-type="float">
            <text:p>-102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wb7-331-2609a.tfc</text:p>
          </table:table-cell>
          <table:table-cell table:style-name="ce10" table:formula="of:=VLOOKUP([.$A30];[$reed.$A$2:$reed.$H$99];2;0)" office:value-type="float" office:value="331" calcext:value-type="float">
            <text:p>331</text:p>
          </table:table-cell>
          <table:table-cell table:style-name="ce10" table:formula="of:=VLOOKUP([.$A30];[$reed.$A$2:$reed.$H$99];3;0)" office:value-type="float" office:value="2839" calcext:value-type="float">
            <text:p>2.839</text:p>
          </table:table-cell>
          <table:table-cell table:style-name="ce10" table:formula="of:=VLOOKUP([.$A30];[$reed.$A$2:$reed.$H$99];4;0)" office:value-type="float" office:value="332" calcext:value-type="float">
            <text:p>332</text:p>
          </table:table-cell>
          <table:table-cell table:style-name="ce10" table:formula="of:=VLOOKUP([.$A30];[$reed.$A$2:$reed.$H$99];5;0)" office:value-type="float" office:value="3188" calcext:value-type="float">
            <text:p>3.188</text:p>
          </table:table-cell>
          <table:table-cell table:style-name="ce10" table:formula="of:=VLOOKUP([.$A30];[$reed.$A$2:$reed.$H$99];6;0)" office:value-type="float" office:value="-1" calcext:value-type="float">
            <text:p>-1</text:p>
          </table:table-cell>
          <table:table-cell table:style-name="ce10" table:formula="of:=VLOOKUP([.$A30];[$reed.$A$2:$reed.$H$99];7;0)" office:value-type="float" office:value="-349" calcext:value-type="float">
            <text:p>-349</text:p>
          </table:table-cell>
          <table:table-cell table:style-name="ce4" table:formula="of:=VLOOKUP([.$A30];[$reed_regras.$A$2:$reed_regras.$H$99];6;0)" office:value-type="float" office:value="0" calcext:value-type="float">
            <text:p>0</text:p>
          </table:table-cell>
          <table:table-cell table:style-name="ce4" table:formula="of:=VLOOKUP([.$A30];[$reed_regras.$A$2:$reed_regras.$H$99];7;0)" office:value-type="float" office:value="0" calcext:value-type="float">
            <text:p>0</text:p>
          </table:table-cell>
          <table:table-cell table:formula="of:=VLOOKUP([.$A30];[$reed_regras_otimos.$A$2:$reed_regras_otimos.$H$99];6;0)" office:value-type="float" office:value="2" calcext:value-type="float">
            <text:p>2</text:p>
          </table:table-cell>
          <table:table-cell table:formula="of:=VLOOKUP([.$A30];[$reed_regras_otimos.$A$2:$reed_regras_otimos.$H$99];7;0)" office:value-type="float" office:value="198" calcext:value-type="float">
            <text:p>198</text:p>
          </table:table-cell>
          <table:table-cell table:formula="of:=VLOOKUP([.$A30];[$reed_otimos.$A$2:$reed_otimos.$H$99];6;0)" office:value-type="float" office:value="2" calcext:value-type="float">
            <text:p>2</text:p>
          </table:table-cell>
          <table:table-cell table:formula="of:=VLOOKUP([.$A30];[$reed_otimos.$A$2:$reed_otimos.$H$99];7;0)" office:value-type="float" office:value="198" calcext:value-type="float">
            <text:p>198</text:p>
          </table:table-cell>
          <table:table-cell table:formula="of:=VLOOKUP([.$A30];[$reed_otimos_regras.$A$2:$reed_otimos_regras.$H$99];6;0)" office:value-type="float" office:value="0" calcext:value-type="float">
            <text:p>0</text:p>
          </table:table-cell>
          <table:table-cell table:formula="of:=VLOOKUP([.$A30];[$reed_otimos_regras.$A$2:$reed_otimos_regras.$H$99];7;0)" office:value-type="float" office:value="0" calcext:value-type="float">
            <text:p>0</text:p>
          </table:table-cell>
          <table:table-cell table:formula="of:=[.F30]+[.H30]+[.J30]" office:value-type="float" office:value="1" calcext:value-type="float">
            <text:p>1</text:p>
          </table:table-cell>
          <table:table-cell table:formula="of:=[.G30]+[.I30]+[.K30]" office:value-type="float" office:value="-151" calcext:value-type="float">
            <text:p>-151</text:p>
          </table:table-cell>
          <table:table-cell table:formula="of:=[.F30]+[.L30]+[.N30]" office:value-type="float" office:value="1" calcext:value-type="float">
            <text:p>1</text:p>
          </table:table-cell>
          <table:table-cell table:formula="of:=[.G30]+[.M30]+[.O30]" office:value-type="float" office:value="-151" calcext:value-type="float">
            <text:p>-15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wb7tc.tfc</text:p>
          </table:table-cell>
          <table:table-cell table:style-name="ce10" table:formula="of:=VLOOKUP([.$A31];[$reed.$A$2:$reed.$H$99];2;0)" office:value-type="float" office:value="289" calcext:value-type="float">
            <text:p>289</text:p>
          </table:table-cell>
          <table:table-cell table:style-name="ce10" table:formula="of:=VLOOKUP([.$A31];[$reed.$A$2:$reed.$H$99];3;0)" office:value-type="float" office:value="5641" calcext:value-type="float">
            <text:p>5.641</text:p>
          </table:table-cell>
          <table:table-cell table:style-name="ce10" table:formula="of:=VLOOKUP([.$A31];[$reed.$A$2:$reed.$H$99];4;0)" office:value-type="float" office:value="304" calcext:value-type="float">
            <text:p>304</text:p>
          </table:table-cell>
          <table:table-cell table:style-name="ce10" table:formula="of:=VLOOKUP([.$A31];[$reed.$A$2:$reed.$H$99];5;0)" office:value-type="float" office:value="7696" calcext:value-type="float">
            <text:p>7.696</text:p>
          </table:table-cell>
          <table:table-cell table:style-name="ce10" table:formula="of:=VLOOKUP([.$A31];[$reed.$A$2:$reed.$H$99];6;0)" office:value-type="float" office:value="-15" calcext:value-type="float">
            <text:p>-15</text:p>
          </table:table-cell>
          <table:table-cell table:style-name="ce10" table:formula="of:=VLOOKUP([.$A31];[$reed.$A$2:$reed.$H$99];7;0)" office:value-type="float" office:value="-2055" calcext:value-type="float">
            <text:p>-2.055</text:p>
          </table:table-cell>
          <table:table-cell table:style-name="ce4" table:formula="of:=VLOOKUP([.$A31];[$reed_regras.$A$2:$reed_regras.$H$99];6;0)" office:value-type="float" office:value="0" calcext:value-type="float">
            <text:p>0</text:p>
          </table:table-cell>
          <table:table-cell table:style-name="ce4" table:formula="of:=VLOOKUP([.$A31];[$reed_regras.$A$2:$reed_regras.$H$99];7;0)" office:value-type="float" office:value="0" calcext:value-type="float">
            <text:p>0</text:p>
          </table:table-cell>
          <table:table-cell table:formula="of:=VLOOKUP([.$A31];[$reed_regras_otimos.$A$2:$reed_regras_otimos.$H$99];6;0)" office:value-type="float" office:value="2" calcext:value-type="float">
            <text:p>2</text:p>
          </table:table-cell>
          <table:table-cell table:formula="of:=VLOOKUP([.$A31];[$reed_regras_otimos.$A$2:$reed_regras_otimos.$H$99];7;0)" office:value-type="float" office:value="306" calcext:value-type="float">
            <text:p>306</text:p>
          </table:table-cell>
          <table:table-cell table:formula="of:=VLOOKUP([.$A31];[$reed_otimos.$A$2:$reed_otimos.$H$99];6;0)" office:value-type="float" office:value="2" calcext:value-type="float">
            <text:p>2</text:p>
          </table:table-cell>
          <table:table-cell table:formula="of:=VLOOKUP([.$A31];[$reed_otimos.$A$2:$reed_otimos.$H$99];7;0)" office:value-type="float" office:value="306" calcext:value-type="float">
            <text:p>306</text:p>
          </table:table-cell>
          <table:table-cell table:formula="of:=VLOOKUP([.$A31];[$reed_otimos_regras.$A$2:$reed_otimos_regras.$H$99];6;0)" office:value-type="float" office:value="0" calcext:value-type="float">
            <text:p>0</text:p>
          </table:table-cell>
          <table:table-cell table:formula="of:=VLOOKUP([.$A31];[$reed_otimos_regras.$A$2:$reed_otimos_regras.$H$99];7;0)" office:value-type="float" office:value="0" calcext:value-type="float">
            <text:p>0</text:p>
          </table:table-cell>
          <table:table-cell table:formula="of:=[.F31]+[.H31]+[.J31]" office:value-type="float" office:value="-13" calcext:value-type="float">
            <text:p>-13</text:p>
          </table:table-cell>
          <table:table-cell table:formula="of:=[.G31]+[.I31]+[.K31]" office:value-type="float" office:value="-1749" calcext:value-type="float">
            <text:p>-1749</text:p>
          </table:table-cell>
          <table:table-cell table:formula="of:=[.F31]+[.L31]+[.N31]" office:value-type="float" office:value="-13" calcext:value-type="float">
            <text:p>-13</text:p>
          </table:table-cell>
          <table:table-cell table:formula="of:=[.G31]+[.M31]+[.O31]" office:value-type="float" office:value="-1749" calcext:value-type="float">
            <text:p>-174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wb8-614-12745a.tfc</text:p>
          </table:table-cell>
          <table:table-cell table:style-name="ce10" table:formula="of:=VLOOKUP([.$A32];[$reed.$A$2:$reed.$H$99];2;0)" office:value-type="float" office:value="614" calcext:value-type="float">
            <text:p>614</text:p>
          </table:table-cell>
          <table:table-cell table:style-name="ce10" table:formula="of:=VLOOKUP([.$A32];[$reed.$A$2:$reed.$H$99];3;0)" office:value-type="float" office:value="17426" calcext:value-type="float">
            <text:p>17.426</text:p>
          </table:table-cell>
          <table:table-cell table:style-name="ce10" table:formula="of:=VLOOKUP([.$A32];[$reed.$A$2:$reed.$H$99];4;0)" office:value-type="float" office:value="619" calcext:value-type="float">
            <text:p>619</text:p>
          </table:table-cell>
          <table:table-cell table:style-name="ce10" table:formula="of:=VLOOKUP([.$A32];[$reed.$A$2:$reed.$H$99];5;0)" office:value-type="float" office:value="20379" calcext:value-type="float">
            <text:p>20.379</text:p>
          </table:table-cell>
          <table:table-cell table:style-name="ce10" table:formula="of:=VLOOKUP([.$A32];[$reed.$A$2:$reed.$H$99];6;0)" office:value-type="float" office:value="-5" calcext:value-type="float">
            <text:p>-5</text:p>
          </table:table-cell>
          <table:table-cell table:style-name="ce10" table:formula="of:=VLOOKUP([.$A32];[$reed.$A$2:$reed.$H$99];7;0)" office:value-type="float" office:value="-2953" calcext:value-type="float">
            <text:p>-2.953</text:p>
          </table:table-cell>
          <table:table-cell table:style-name="ce4" table:formula="of:=VLOOKUP([.$A32];[$reed_regras.$A$2:$reed_regras.$H$99];6;0)" office:value-type="float" office:value="0" calcext:value-type="float">
            <text:p>0</text:p>
          </table:table-cell>
          <table:table-cell table:style-name="ce4" table:formula="of:=VLOOKUP([.$A32];[$reed_regras.$A$2:$reed_regras.$H$99];7;0)" office:value-type="float" office:value="0" calcext:value-type="float">
            <text:p>0</text:p>
          </table:table-cell>
          <table:table-cell table:formula="of:=VLOOKUP([.$A32];[$reed_regras_otimos.$A$2:$reed_regras_otimos.$H$99];6;0)" office:value-type="float" office:value="1" calcext:value-type="float">
            <text:p>1</text:p>
          </table:table-cell>
          <table:table-cell table:formula="of:=VLOOKUP([.$A32];[$reed_regras_otimos.$A$2:$reed_regras_otimos.$H$99];7;0)" office:value-type="float" office:value="261" calcext:value-type="float">
            <text:p>261</text:p>
          </table:table-cell>
          <table:table-cell table:formula="of:=VLOOKUP([.$A32];[$reed_otimos.$A$2:$reed_otimos.$H$99];6;0)" office:value-type="float" office:value="1" calcext:value-type="float">
            <text:p>1</text:p>
          </table:table-cell>
          <table:table-cell table:formula="of:=VLOOKUP([.$A32];[$reed_otimos.$A$2:$reed_otimos.$H$99];7;0)" office:value-type="float" office:value="261" calcext:value-type="float">
            <text:p>261</text:p>
          </table:table-cell>
          <table:table-cell table:formula="of:=VLOOKUP([.$A32];[$reed_otimos_regras.$A$2:$reed_otimos_regras.$H$99];6;0)" office:value-type="float" office:value="0" calcext:value-type="float">
            <text:p>0</text:p>
          </table:table-cell>
          <table:table-cell table:formula="of:=VLOOKUP([.$A32];[$reed_otimos_regras.$A$2:$reed_otimos_regras.$H$99];7;0)" office:value-type="float" office:value="0" calcext:value-type="float">
            <text:p>0</text:p>
          </table:table-cell>
          <table:table-cell table:formula="of:=[.F32]+[.H32]+[.J32]" office:value-type="float" office:value="-4" calcext:value-type="float">
            <text:p>-4</text:p>
          </table:table-cell>
          <table:table-cell table:formula="of:=[.G32]+[.I32]+[.K32]" office:value-type="float" office:value="-2692" calcext:value-type="float">
            <text:p>-2692</text:p>
          </table:table-cell>
          <table:table-cell table:formula="of:=[.F32]+[.L32]+[.N32]" office:value-type="float" office:value="-4" calcext:value-type="float">
            <text:p>-4</text:p>
          </table:table-cell>
          <table:table-cell table:formula="of:=[.G32]+[.M32]+[.O32]" office:value-type="float" office:value="-2692" calcext:value-type="float">
            <text:p>-269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wb8-637.tfc</text:p>
          </table:table-cell>
          <table:table-cell table:style-name="ce10" table:formula="of:=VLOOKUP([.$A33];[$reed.$A$2:$reed.$H$99];2;0)" office:value-type="float" office:value="637" calcext:value-type="float">
            <text:p>637</text:p>
          </table:table-cell>
          <table:table-cell table:style-name="ce10" table:formula="of:=VLOOKUP([.$A33];[$reed.$A$2:$reed.$H$99];3;0)" office:value-type="float" office:value="19305" calcext:value-type="float">
            <text:p>19.305</text:p>
          </table:table-cell>
          <table:table-cell table:style-name="ce10" table:formula="of:=VLOOKUP([.$A33];[$reed.$A$2:$reed.$H$99];4;0)" office:value-type="float" office:value="646" calcext:value-type="float">
            <text:p>646</text:p>
          </table:table-cell>
          <table:table-cell table:style-name="ce10" table:formula="of:=VLOOKUP([.$A33];[$reed.$A$2:$reed.$H$99];5;0)" office:value-type="float" office:value="23202" calcext:value-type="float">
            <text:p>23.202</text:p>
          </table:table-cell>
          <table:table-cell table:style-name="ce10" table:formula="of:=VLOOKUP([.$A33];[$reed.$A$2:$reed.$H$99];6;0)" office:value-type="float" office:value="-9" calcext:value-type="float">
            <text:p>-9</text:p>
          </table:table-cell>
          <table:table-cell table:style-name="ce10" table:formula="of:=VLOOKUP([.$A33];[$reed.$A$2:$reed.$H$99];7;0)" office:value-type="float" office:value="-3897" calcext:value-type="float">
            <text:p>-3.897</text:p>
          </table:table-cell>
          <table:table-cell table:style-name="ce4" table:formula="of:=VLOOKUP([.$A33];[$reed_regras.$A$2:$reed_regras.$H$99];6;0)" office:value-type="float" office:value="2" calcext:value-type="float">
            <text:p>2</text:p>
          </table:table-cell>
          <table:table-cell table:style-name="ce4" table:formula="of:=VLOOKUP([.$A33];[$reed_regras.$A$2:$reed_regras.$H$99];7;0)" office:value-type="float" office:value="2" calcext:value-type="float">
            <text:p>2</text:p>
          </table:table-cell>
          <table:table-cell table:formula="of:=VLOOKUP([.$A33];[$reed_regras_otimos.$A$2:$reed_regras_otimos.$H$99];6;0)" office:value-type="float" office:value="1" calcext:value-type="float">
            <text:p>1</text:p>
          </table:table-cell>
          <table:table-cell table:formula="of:=VLOOKUP([.$A33];[$reed_regras_otimos.$A$2:$reed_regras_otimos.$H$99];7;0)" office:value-type="float" office:value="1289" calcext:value-type="float">
            <text:p>1289</text:p>
          </table:table-cell>
          <table:table-cell table:formula="of:=VLOOKUP([.$A33];[$reed_otimos.$A$2:$reed_otimos.$H$99];6;0)" office:value-type="float" office:value="1" calcext:value-type="float">
            <text:p>1</text:p>
          </table:table-cell>
          <table:table-cell table:formula="of:=VLOOKUP([.$A33];[$reed_otimos.$A$2:$reed_otimos.$H$99];7;0)" office:value-type="float" office:value="1289" calcext:value-type="float">
            <text:p>1289</text:p>
          </table:table-cell>
          <table:table-cell table:formula="of:=VLOOKUP([.$A33];[$reed_otimos_regras.$A$2:$reed_otimos_regras.$H$99];6;0)" office:value-type="float" office:value="2" calcext:value-type="float">
            <text:p>2</text:p>
          </table:table-cell>
          <table:table-cell table:formula="of:=VLOOKUP([.$A33];[$reed_otimos_regras.$A$2:$reed_otimos_regras.$H$99];7;0)" office:value-type="float" office:value="2" calcext:value-type="float">
            <text:p>2</text:p>
          </table:table-cell>
          <table:table-cell table:formula="of:=[.F33]+[.H33]+[.J33]" office:value-type="float" office:value="-6" calcext:value-type="float">
            <text:p>-6</text:p>
          </table:table-cell>
          <table:table-cell table:formula="of:=[.G33]+[.I33]+[.K33]" office:value-type="float" office:value="-2606" calcext:value-type="float">
            <text:p>-2606</text:p>
          </table:table-cell>
          <table:table-cell table:formula="of:=[.F33]+[.L33]+[.N33]" office:value-type="float" office:value="-6" calcext:value-type="float">
            <text:p>-6</text:p>
          </table:table-cell>
          <table:table-cell table:formula="of:=[.G33]+[.M33]+[.O33]" office:value-type="float" office:value="-2606" calcext:value-type="float">
            <text:p>-260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wb8-749-6197a.tfc</text:p>
          </table:table-cell>
          <table:table-cell table:style-name="ce10" table:formula="of:=VLOOKUP([.$A34];[$reed.$A$2:$reed.$H$99];2;0)" office:value-type="float" office:value="749" calcext:value-type="float">
            <text:p>749</text:p>
          </table:table-cell>
          <table:table-cell table:style-name="ce10" table:formula="of:=VLOOKUP([.$A34];[$reed.$A$2:$reed.$H$99];3;0)" office:value-type="float" office:value="8341" calcext:value-type="float">
            <text:p>8.341</text:p>
          </table:table-cell>
          <table:table-cell table:style-name="ce10" table:formula="of:=VLOOKUP([.$A34];[$reed.$A$2:$reed.$H$99];4;0)" office:value-type="float" office:value="746" calcext:value-type="float">
            <text:p>746</text:p>
          </table:table-cell>
          <table:table-cell table:style-name="ce10" table:formula="of:=VLOOKUP([.$A34];[$reed.$A$2:$reed.$H$99];5;0)" office:value-type="float" office:value="9043" calcext:value-type="float">
            <text:p>9.043</text:p>
          </table:table-cell>
          <table:table-cell table:style-name="ce10" table:formula="of:=VLOOKUP([.$A34];[$reed.$A$2:$reed.$H$99];6;0)" office:value-type="float" office:value="3" calcext:value-type="float">
            <text:p>3</text:p>
          </table:table-cell>
          <table:table-cell table:style-name="ce10" table:formula="of:=VLOOKUP([.$A34];[$reed.$A$2:$reed.$H$99];7;0)" office:value-type="float" office:value="-702" calcext:value-type="float">
            <text:p>-702</text:p>
          </table:table-cell>
          <table:table-cell table:style-name="ce4" table:formula="of:=VLOOKUP([.$A34];[$reed_regras.$A$2:$reed_regras.$H$99];6;0)" office:value-type="float" office:value="10" calcext:value-type="float">
            <text:p>10</text:p>
          </table:table-cell>
          <table:table-cell table:style-name="ce4" table:formula="of:=VLOOKUP([.$A34];[$reed_regras.$A$2:$reed_regras.$H$99];7;0)" office:value-type="float" office:value="6" calcext:value-type="float">
            <text:p>6</text:p>
          </table:table-cell>
          <table:table-cell table:formula="of:=VLOOKUP([.$A34];[$reed_regras_otimos.$A$2:$reed_regras_otimos.$H$99];6;0)" office:value-type="float" office:value="1" calcext:value-type="float">
            <text:p>1</text:p>
          </table:table-cell>
          <table:table-cell table:formula="of:=VLOOKUP([.$A34];[$reed_regras_otimos.$A$2:$reed_regras_otimos.$H$99];7;0)" office:value-type="float" office:value="-7" calcext:value-type="float">
            <text:p>-7</text:p>
          </table:table-cell>
          <table:table-cell table:formula="of:=VLOOKUP([.$A34];[$reed_otimos.$A$2:$reed_otimos.$H$99];6;0)" office:value-type="float" office:value="3" calcext:value-type="float">
            <text:p>3</text:p>
          </table:table-cell>
          <table:table-cell table:formula="of:=VLOOKUP([.$A34];[$reed_otimos.$A$2:$reed_otimos.$H$99];7;0)" office:value-type="float" office:value="-9" calcext:value-type="float">
            <text:p>-9</text:p>
          </table:table-cell>
          <table:table-cell table:formula="of:=VLOOKUP([.$A34];[$reed_otimos_regras.$A$2:$reed_otimos_regras.$H$99];6;0)" office:value-type="float" office:value="6" calcext:value-type="float">
            <text:p>6</text:p>
          </table:table-cell>
          <table:table-cell table:formula="of:=VLOOKUP([.$A34];[$reed_otimos_regras.$A$2:$reed_otimos_regras.$H$99];7;0)" office:value-type="float" office:value="4" calcext:value-type="float">
            <text:p>4</text:p>
          </table:table-cell>
          <table:table-cell table:formula="of:=[.F34]+[.H34]+[.J34]" office:value-type="float" office:value="14" calcext:value-type="float">
            <text:p>14</text:p>
          </table:table-cell>
          <table:table-cell table:formula="of:=[.G34]+[.I34]+[.K34]" office:value-type="float" office:value="-703" calcext:value-type="float">
            <text:p>-703</text:p>
          </table:table-cell>
          <table:table-cell table:formula="of:=[.F34]+[.L34]+[.N34]" office:value-type="float" office:value="12" calcext:value-type="float">
            <text:p>12</text:p>
          </table:table-cell>
          <table:table-cell table:formula="of:=[.G34]+[.M34]+[.O34]" office:value-type="float" office:value="-707" calcext:value-type="float">
            <text:p>-70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wb8_2710_6940.tfc</text:p>
          </table:table-cell>
          <table:table-cell table:style-name="ce10" table:formula="of:=VLOOKUP([.$A35];[$reed.$A$2:$reed.$H$99];2;0)" office:value-type="float" office:value="2710" calcext:value-type="float">
            <text:p>2.710</text:p>
          </table:table-cell>
          <table:table-cell table:style-name="ce10" table:formula="of:=VLOOKUP([.$A35];[$reed.$A$2:$reed.$H$99];3;0)" office:value-type="float" office:value="7738" calcext:value-type="float">
            <text:p>7.738</text:p>
          </table:table-cell>
          <table:table-cell table:style-name="ce10" table:formula="of:=VLOOKUP([.$A35];[$reed.$A$2:$reed.$H$99];4;0)" office:value-type="float" office:value="2682" calcext:value-type="float">
            <text:p>2.682</text:p>
          </table:table-cell>
          <table:table-cell table:style-name="ce10" table:formula="of:=VLOOKUP([.$A35];[$reed.$A$2:$reed.$H$99];5;0)" office:value-type="float" office:value="8030" calcext:value-type="float">
            <text:p>8.030</text:p>
          </table:table-cell>
          <table:table-cell table:style-name="ce10" table:formula="of:=VLOOKUP([.$A35];[$reed.$A$2:$reed.$H$99];6;0)" office:value-type="float" office:value="28" calcext:value-type="float">
            <text:p>28</text:p>
          </table:table-cell>
          <table:table-cell table:style-name="ce10" table:formula="of:=VLOOKUP([.$A35];[$reed.$A$2:$reed.$H$99];7;0)" office:value-type="float" office:value="-292" calcext:value-type="float">
            <text:p>-292</text:p>
          </table:table-cell>
          <table:table-cell table:style-name="ce4" table:formula="of:=VLOOKUP([.$A35];[$reed_regras.$A$2:$reed_regras.$H$99];6;0)" office:value-type="float" office:value="64" calcext:value-type="float">
            <text:p>64</text:p>
          </table:table-cell>
          <table:table-cell table:style-name="ce4" table:formula="of:=VLOOKUP([.$A35];[$reed_regras.$A$2:$reed_regras.$H$99];7;0)" office:value-type="float" office:value="64" calcext:value-type="float">
            <text:p>64</text:p>
          </table:table-cell>
          <table:table-cell table:formula="of:=VLOOKUP([.$A35];[$reed_regras_otimos.$A$2:$reed_regras_otimos.$H$99];6;0)" office:value-type="float" office:value="53" calcext:value-type="float">
            <text:p>53</text:p>
          </table:table-cell>
          <table:table-cell table:formula="of:=VLOOKUP([.$A35];[$reed_regras_otimos.$A$2:$reed_regras_otimos.$H$99];7;0)" office:value-type="float" office:value="-119" calcext:value-type="float">
            <text:p>-119</text:p>
          </table:table-cell>
          <table:table-cell table:formula="of:=VLOOKUP([.$A35];[$reed_otimos.$A$2:$reed_otimos.$H$99];6;0)" office:value-type="float" office:value="56" calcext:value-type="float">
            <text:p>56</text:p>
          </table:table-cell>
          <table:table-cell table:formula="of:=VLOOKUP([.$A35];[$reed_otimos.$A$2:$reed_otimos.$H$99];7;0)" office:value-type="float" office:value="-118" calcext:value-type="float">
            <text:p>-118</text:p>
          </table:table-cell>
          <table:table-cell table:formula="of:=VLOOKUP([.$A35];[$reed_otimos_regras.$A$2:$reed_otimos_regras.$H$99];6;0)" office:value-type="float" office:value="58" calcext:value-type="float">
            <text:p>58</text:p>
          </table:table-cell>
          <table:table-cell table:formula="of:=VLOOKUP([.$A35];[$reed_otimos_regras.$A$2:$reed_otimos_regras.$H$99];7;0)" office:value-type="float" office:value="58" calcext:value-type="float">
            <text:p>58</text:p>
          </table:table-cell>
          <table:table-cell table:formula="of:=[.F35]+[.H35]+[.J35]" office:value-type="float" office:value="145" calcext:value-type="float">
            <text:p>145</text:p>
          </table:table-cell>
          <table:table-cell table:formula="of:=[.G35]+[.I35]+[.K35]" office:value-type="float" office:value="-347" calcext:value-type="float">
            <text:p>-347</text:p>
          </table:table-cell>
          <table:table-cell table:formula="of:=[.F35]+[.L35]+[.N35]" office:value-type="float" office:value="142" calcext:value-type="float">
            <text:p>142</text:p>
          </table:table-cell>
          <table:table-cell table:formula="of:=[.G35]+[.M35]+[.O35]" office:value-type="float" office:value="-352" calcext:value-type="float">
            <text:p>-35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wb9-1541.tfc</text:p>
          </table:table-cell>
          <table:table-cell table:style-name="ce10" table:formula="of:=VLOOKUP([.$A36];[$reed.$A$2:$reed.$H$99];2;0)" office:value-type="float" office:value="1541" calcext:value-type="float">
            <text:p>1.541</text:p>
          </table:table-cell>
          <table:table-cell table:style-name="ce10" table:formula="of:=VLOOKUP([.$A36];[$reed.$A$2:$reed.$H$99];3;0)" office:value-type="float" office:value="63613" calcext:value-type="float">
            <text:p>63.613</text:p>
          </table:table-cell>
          <table:table-cell table:style-name="ce10" table:formula="of:=VLOOKUP([.$A36];[$reed.$A$2:$reed.$H$99];4;0)" office:value-type="float" office:value="1591" calcext:value-type="float">
            <text:p>1.591</text:p>
          </table:table-cell>
          <table:table-cell table:style-name="ce10" table:formula="of:=VLOOKUP([.$A36];[$reed.$A$2:$reed.$H$99];5;0)" office:value-type="float" office:value="78839" calcext:value-type="float">
            <text:p>78.839</text:p>
          </table:table-cell>
          <table:table-cell table:style-name="ce10" table:formula="of:=VLOOKUP([.$A36];[$reed.$A$2:$reed.$H$99];6;0)" office:value-type="float" office:value="-50" calcext:value-type="float">
            <text:p>-50</text:p>
          </table:table-cell>
          <table:table-cell table:style-name="ce10" table:formula="of:=VLOOKUP([.$A36];[$reed.$A$2:$reed.$H$99];7;0)" office:value-type="float" office:value="-15226" calcext:value-type="float">
            <text:p>-15.226</text:p>
          </table:table-cell>
          <table:table-cell table:style-name="ce4" table:formula="of:=VLOOKUP([.$A36];[$reed_regras.$A$2:$reed_regras.$H$99];6;0)" office:value-type="float" office:value="0" calcext:value-type="float">
            <text:p>0</text:p>
          </table:table-cell>
          <table:table-cell table:style-name="ce4" table:formula="of:=VLOOKUP([.$A36];[$reed_regras.$A$2:$reed_regras.$H$99];7;0)" office:value-type="float" office:value="0" calcext:value-type="float">
            <text:p>0</text:p>
          </table:table-cell>
          <table:table-cell table:formula="of:=VLOOKUP([.$A36];[$reed_regras_otimos.$A$2:$reed_regras_otimos.$H$99];6;0)" office:value-type="float" office:value="3" calcext:value-type="float">
            <text:p>3</text:p>
          </table:table-cell>
          <table:table-cell table:formula="of:=VLOOKUP([.$A36];[$reed_regras_otimos.$A$2:$reed_regras_otimos.$H$99];7;0)" office:value-type="float" office:value="2847" calcext:value-type="float">
            <text:p>2847</text:p>
          </table:table-cell>
          <table:table-cell table:formula="of:=VLOOKUP([.$A36];[$reed_otimos.$A$2:$reed_otimos.$H$99];6;0)" office:value-type="float" office:value="3" calcext:value-type="float">
            <text:p>3</text:p>
          </table:table-cell>
          <table:table-cell table:formula="of:=VLOOKUP([.$A36];[$reed_otimos.$A$2:$reed_otimos.$H$99];7;0)" office:value-type="float" office:value="2847" calcext:value-type="float">
            <text:p>2847</text:p>
          </table:table-cell>
          <table:table-cell table:formula="of:=VLOOKUP([.$A36];[$reed_otimos_regras.$A$2:$reed_otimos_regras.$H$99];6;0)" office:value-type="float" office:value="0" calcext:value-type="float">
            <text:p>0</text:p>
          </table:table-cell>
          <table:table-cell table:formula="of:=VLOOKUP([.$A36];[$reed_otimos_regras.$A$2:$reed_otimos_regras.$H$99];7;0)" office:value-type="float" office:value="0" calcext:value-type="float">
            <text:p>0</text:p>
          </table:table-cell>
          <table:table-cell table:formula="of:=[.F36]+[.H36]+[.J36]" office:value-type="float" office:value="-47" calcext:value-type="float">
            <text:p>-47</text:p>
          </table:table-cell>
          <table:table-cell table:formula="of:=[.G36]+[.I36]+[.K36]" office:value-type="float" office:value="-12379" calcext:value-type="float">
            <text:p>-12379</text:p>
          </table:table-cell>
          <table:table-cell table:formula="of:=[.F36]+[.L36]+[.N36]" office:value-type="float" office:value="-47" calcext:value-type="float">
            <text:p>-47</text:p>
          </table:table-cell>
          <table:table-cell table:formula="of:=[.G36]+[.M36]+[.O36]" office:value-type="float" office:value="-12379" calcext:value-type="float">
            <text:p>-1237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wb9-1544.tfc</text:p>
          </table:table-cell>
          <table:table-cell table:style-name="ce10" table:formula="of:=VLOOKUP([.$A37];[$reed.$A$2:$reed.$H$99];2;0)" office:value-type="float" office:value="1544" calcext:value-type="float">
            <text:p>1.544</text:p>
          </table:table-cell>
          <table:table-cell table:style-name="ce10" table:formula="of:=VLOOKUP([.$A37];[$reed.$A$2:$reed.$H$99];3;0)" office:value-type="float" office:value="63668" calcext:value-type="float">
            <text:p>63.668</text:p>
          </table:table-cell>
          <table:table-cell table:style-name="ce10" table:formula="of:=VLOOKUP([.$A37];[$reed.$A$2:$reed.$H$99];4;0)" office:value-type="float" office:value="1593" calcext:value-type="float">
            <text:p>1.593</text:p>
          </table:table-cell>
          <table:table-cell table:style-name="ce10" table:formula="of:=VLOOKUP([.$A37];[$reed.$A$2:$reed.$H$99];5;0)" office:value-type="float" office:value="78921" calcext:value-type="float">
            <text:p>78.921</text:p>
          </table:table-cell>
          <table:table-cell table:style-name="ce10" table:formula="of:=VLOOKUP([.$A37];[$reed.$A$2:$reed.$H$99];6;0)" office:value-type="float" office:value="-49" calcext:value-type="float">
            <text:p>-49</text:p>
          </table:table-cell>
          <table:table-cell table:style-name="ce10" table:formula="of:=VLOOKUP([.$A37];[$reed.$A$2:$reed.$H$99];7;0)" office:value-type="float" office:value="-15253" calcext:value-type="float">
            <text:p>-15.253</text:p>
          </table:table-cell>
          <table:table-cell table:style-name="ce4" table:formula="of:=VLOOKUP([.$A37];[$reed_regras.$A$2:$reed_regras.$H$99];6;0)" office:value-type="float" office:value="0" calcext:value-type="float">
            <text:p>0</text:p>
          </table:table-cell>
          <table:table-cell table:style-name="ce4" table:formula="of:=VLOOKUP([.$A37];[$reed_regras.$A$2:$reed_regras.$H$99];7;0)" office:value-type="float" office:value="0" calcext:value-type="float">
            <text:p>0</text:p>
          </table:table-cell>
          <table:table-cell table:formula="of:=VLOOKUP([.$A37];[$reed_regras_otimos.$A$2:$reed_regras_otimos.$H$99];6;0)" office:value-type="float" office:value="3" calcext:value-type="float">
            <text:p>3</text:p>
          </table:table-cell>
          <table:table-cell table:formula="of:=VLOOKUP([.$A37];[$reed_regras_otimos.$A$2:$reed_regras_otimos.$H$99];7;0)" office:value-type="float" office:value="2879" calcext:value-type="float">
            <text:p>2879</text:p>
          </table:table-cell>
          <table:table-cell table:formula="of:=VLOOKUP([.$A37];[$reed_otimos.$A$2:$reed_otimos.$H$99];6;0)" office:value-type="float" office:value="3" calcext:value-type="float">
            <text:p>3</text:p>
          </table:table-cell>
          <table:table-cell table:formula="of:=VLOOKUP([.$A37];[$reed_otimos.$A$2:$reed_otimos.$H$99];7;0)" office:value-type="float" office:value="2879" calcext:value-type="float">
            <text:p>2879</text:p>
          </table:table-cell>
          <table:table-cell table:formula="of:=VLOOKUP([.$A37];[$reed_otimos_regras.$A$2:$reed_otimos_regras.$H$99];6;0)" office:value-type="float" office:value="0" calcext:value-type="float">
            <text:p>0</text:p>
          </table:table-cell>
          <table:table-cell table:formula="of:=VLOOKUP([.$A37];[$reed_otimos_regras.$A$2:$reed_otimos_regras.$H$99];7;0)" office:value-type="float" office:value="0" calcext:value-type="float">
            <text:p>0</text:p>
          </table:table-cell>
          <table:table-cell table:formula="of:=[.F37]+[.H37]+[.J37]" office:value-type="float" office:value="-46" calcext:value-type="float">
            <text:p>-46</text:p>
          </table:table-cell>
          <table:table-cell table:formula="of:=[.G37]+[.I37]+[.K37]" office:value-type="float" office:value="-12374" calcext:value-type="float">
            <text:p>-12374</text:p>
          </table:table-cell>
          <table:table-cell table:formula="of:=[.F37]+[.L37]+[.N37]" office:value-type="float" office:value="-46" calcext:value-type="float">
            <text:p>-46</text:p>
          </table:table-cell>
          <table:table-cell table:formula="of:=[.G37]+[.M37]+[.O37]" office:value-type="float" office:value="-12374" calcext:value-type="float">
            <text:p>-1237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wb9-1959-20378a.tfc</text:p>
          </table:table-cell>
          <table:table-cell table:style-name="ce10" table:formula="of:=VLOOKUP([.$A38];[$reed.$A$2:$reed.$H$99];2;0)" office:value-type="float" office:value="1959" calcext:value-type="float">
            <text:p>1.959</text:p>
          </table:table-cell>
          <table:table-cell table:style-name="ce10" table:formula="of:=VLOOKUP([.$A38];[$reed.$A$2:$reed.$H$99];3;0)" office:value-type="float" office:value="33599" calcext:value-type="float">
            <text:p>33.599</text:p>
          </table:table-cell>
          <table:table-cell table:style-name="ce10" table:formula="of:=VLOOKUP([.$A38];[$reed.$A$2:$reed.$H$99];4;0)" office:value-type="float" office:value="1952" calcext:value-type="float">
            <text:p>1.952</text:p>
          </table:table-cell>
          <table:table-cell table:style-name="ce10" table:formula="of:=VLOOKUP([.$A38];[$reed.$A$2:$reed.$H$99];5;0)" office:value-type="float" office:value="33758" calcext:value-type="float">
            <text:p>33.758</text:p>
          </table:table-cell>
          <table:table-cell table:style-name="ce10" table:formula="of:=VLOOKUP([.$A38];[$reed.$A$2:$reed.$H$99];6;0)" office:value-type="float" office:value="7" calcext:value-type="float">
            <text:p>7</text:p>
          </table:table-cell>
          <table:table-cell table:style-name="ce10" table:formula="of:=VLOOKUP([.$A38];[$reed.$A$2:$reed.$H$99];7;0)" office:value-type="float" office:value="-159" calcext:value-type="float">
            <text:p>-159</text:p>
          </table:table-cell>
          <table:table-cell table:style-name="ce4" table:formula="of:=VLOOKUP([.$A38];[$reed_regras.$A$2:$reed_regras.$H$99];6;0)" office:value-type="float" office:value="4" calcext:value-type="float">
            <text:p>4</text:p>
          </table:table-cell>
          <table:table-cell table:style-name="ce4" table:formula="of:=VLOOKUP([.$A38];[$reed_regras.$A$2:$reed_regras.$H$99];7;0)" office:value-type="float" office:value="4" calcext:value-type="float">
            <text:p>4</text:p>
          </table:table-cell>
          <table:table-cell table:formula="of:=VLOOKUP([.$A38];[$reed_regras_otimos.$A$2:$reed_regras_otimos.$H$99];6;0)" office:value-type="float" office:value="0" calcext:value-type="float">
            <text:p>0</text:p>
          </table:table-cell>
          <table:table-cell table:formula="of:=VLOOKUP([.$A38];[$reed_regras_otimos.$A$2:$reed_regras_otimos.$H$99];7;0)" office:value-type="float" office:value="-88" calcext:value-type="float">
            <text:p>-88</text:p>
          </table:table-cell>
          <table:table-cell table:formula="of:=VLOOKUP([.$A38];[$reed_otimos.$A$2:$reed_otimos.$H$99];6;0)" office:value-type="float" office:value="1" calcext:value-type="float">
            <text:p>1</text:p>
          </table:table-cell>
          <table:table-cell table:formula="of:=VLOOKUP([.$A38];[$reed_otimos.$A$2:$reed_otimos.$H$99];7;0)" office:value-type="float" office:value="-85" calcext:value-type="float">
            <text:p>-85</text:p>
          </table:table-cell>
          <table:table-cell table:formula="of:=VLOOKUP([.$A38];[$reed_otimos_regras.$A$2:$reed_otimos_regras.$H$99];6;0)" office:value-type="float" office:value="2" calcext:value-type="float">
            <text:p>2</text:p>
          </table:table-cell>
          <table:table-cell table:formula="of:=VLOOKUP([.$A38];[$reed_otimos_regras.$A$2:$reed_otimos_regras.$H$99];7;0)" office:value-type="float" office:value="2" calcext:value-type="float">
            <text:p>2</text:p>
          </table:table-cell>
          <table:table-cell table:formula="of:=[.F38]+[.H38]+[.J38]" office:value-type="float" office:value="11" calcext:value-type="float">
            <text:p>11</text:p>
          </table:table-cell>
          <table:table-cell table:formula="of:=[.G38]+[.I38]+[.K38]" office:value-type="float" office:value="-243" calcext:value-type="float">
            <text:p>-243</text:p>
          </table:table-cell>
          <table:table-cell table:formula="of:=[.F38]+[.L38]+[.N38]" office:value-type="float" office:value="10" calcext:value-type="float">
            <text:p>10</text:p>
          </table:table-cell>
          <table:table-cell table:formula="of:=[.G38]+[.M38]+[.O38]" office:value-type="float" office:value="-242" calcext:value-type="float">
            <text:p>-24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wb9_6563_16173.tfc</text:p>
          </table:table-cell>
          <table:table-cell table:style-name="ce10" table:formula="of:=VLOOKUP([.$A39];[$reed.$A$2:$reed.$H$99];2;0)" office:value-type="float" office:value="6563" calcext:value-type="float">
            <text:p>6.563</text:p>
          </table:table-cell>
          <table:table-cell table:style-name="ce10" table:formula="of:=VLOOKUP([.$A39];[$reed.$A$2:$reed.$H$99];3;0)" office:value-type="float" office:value="17371" calcext:value-type="float">
            <text:p>17.371</text:p>
          </table:table-cell>
          <table:table-cell table:style-name="ce10" table:formula="of:=VLOOKUP([.$A39];[$reed.$A$2:$reed.$H$99];4;0)" office:value-type="float" office:value="6443" calcext:value-type="float">
            <text:p>6.443</text:p>
          </table:table-cell>
          <table:table-cell table:style-name="ce10" table:formula="of:=VLOOKUP([.$A39];[$reed.$A$2:$reed.$H$99];5;0)" office:value-type="float" office:value="18325" calcext:value-type="float">
            <text:p>18.325</text:p>
          </table:table-cell>
          <table:table-cell table:style-name="ce10" table:formula="of:=VLOOKUP([.$A39];[$reed.$A$2:$reed.$H$99];6;0)" office:value-type="float" office:value="120" calcext:value-type="float">
            <text:p>120</text:p>
          </table:table-cell>
          <table:table-cell table:style-name="ce10" table:formula="of:=VLOOKUP([.$A39];[$reed.$A$2:$reed.$H$99];7;0)" office:value-type="float" office:value="-954" calcext:value-type="float">
            <text:p>-954</text:p>
          </table:table-cell>
          <table:table-cell table:style-name="ce4" table:formula="of:=VLOOKUP([.$A39];[$reed_regras.$A$2:$reed_regras.$H$99];6;0)" office:value-type="float" office:value="140" calcext:value-type="float">
            <text:p>140</text:p>
          </table:table-cell>
          <table:table-cell table:style-name="ce4" table:formula="of:=VLOOKUP([.$A39];[$reed_regras.$A$2:$reed_regras.$H$99];7;0)" office:value-type="float" office:value="138" calcext:value-type="float">
            <text:p>138</text:p>
          </table:table-cell>
          <table:table-cell table:formula="of:=VLOOKUP([.$A39];[$reed_regras_otimos.$A$2:$reed_regras_otimos.$H$99];6;0)" office:value-type="float" office:value="102" calcext:value-type="float">
            <text:p>102</text:p>
          </table:table-cell>
          <table:table-cell table:formula="of:=VLOOKUP([.$A39];[$reed_regras_otimos.$A$2:$reed_regras_otimos.$H$99];7;0)" office:value-type="float" office:value="102" calcext:value-type="float">
            <text:p>102</text:p>
          </table:table-cell>
          <table:table-cell table:formula="of:=VLOOKUP([.$A39];[$reed_otimos.$A$2:$reed_otimos.$H$99];6;0)" office:value-type="float" office:value="104" calcext:value-type="float">
            <text:p>104</text:p>
          </table:table-cell>
          <table:table-cell table:formula="of:=VLOOKUP([.$A39];[$reed_otimos.$A$2:$reed_otimos.$H$99];7;0)" office:value-type="float" office:value="100" calcext:value-type="float">
            <text:p>100</text:p>
          </table:table-cell>
          <table:table-cell table:formula="of:=VLOOKUP([.$A39];[$reed_otimos_regras.$A$2:$reed_otimos_regras.$H$99];6;0)" office:value-type="float" office:value="138" calcext:value-type="float">
            <text:p>138</text:p>
          </table:table-cell>
          <table:table-cell table:formula="of:=VLOOKUP([.$A39];[$reed_otimos_regras.$A$2:$reed_otimos_regras.$H$99];7;0)" office:value-type="float" office:value="138" calcext:value-type="float">
            <text:p>138</text:p>
          </table:table-cell>
          <table:table-cell table:formula="of:=[.F39]+[.H39]+[.J39]" office:value-type="float" office:value="362" calcext:value-type="float">
            <text:p>362</text:p>
          </table:table-cell>
          <table:table-cell table:formula="of:=[.G39]+[.I39]+[.K39]" office:value-type="float" office:value="-714" calcext:value-type="float">
            <text:p>-714</text:p>
          </table:table-cell>
          <table:table-cell table:formula="of:=[.F39]+[.L39]+[.N39]" office:value-type="float" office:value="362" calcext:value-type="float">
            <text:p>362</text:p>
          </table:table-cell>
          <table:table-cell table:formula="of:=[.G39]+[.M39]+[.O39]" office:value-type="float" office:value="-716" calcext:value-type="float">
            <text:p>-71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table:style-name="ce10" table:formula="of:=VLOOKUP([.$A40];[$reed.$A$2:$reed.$H$99];2;0)" office:value-type="float" office:value="5" calcext:value-type="float">
            <text:p>5</text:p>
          </table:table-cell>
          <table:table-cell table:style-name="ce10" table:formula="of:=VLOOKUP([.$A40];[$reed.$A$2:$reed.$H$99];3;0)" office:value-type="float" office:value="121" calcext:value-type="float">
            <text:p>121</text:p>
          </table:table-cell>
          <table:table-cell table:style-name="ce10" table:formula="of:=VLOOKUP([.$A40];[$reed.$A$2:$reed.$H$99];4;0)" office:value-type="float" office:value="5" calcext:value-type="float">
            <text:p>5</text:p>
          </table:table-cell>
          <table:table-cell table:style-name="ce10" table:formula="of:=VLOOKUP([.$A40];[$reed.$A$2:$reed.$H$99];5;0)" office:value-type="float" office:value="121" calcext:value-type="float">
            <text:p>121</text:p>
          </table:table-cell>
          <table:table-cell table:style-name="ce10" table:formula="of:=VLOOKUP([.$A40];[$reed.$A$2:$reed.$H$99];6;0)" office:value-type="float" office:value="0" calcext:value-type="float">
            <text:p>0</text:p>
          </table:table-cell>
          <table:table-cell table:style-name="ce10" table:formula="of:=VLOOKUP([.$A40];[$reed.$A$2:$reed.$H$99];7;0)" office:value-type="float" office:value="0" calcext:value-type="float">
            <text:p>0</text:p>
          </table:table-cell>
          <table:table-cell table:style-name="ce4" table:formula="of:=VLOOKUP([.$A40];[$reed_regras.$A$2:$reed_regras.$H$99];6;0)" office:value-type="float" office:value="0" calcext:value-type="float">
            <text:p>0</text:p>
          </table:table-cell>
          <table:table-cell table:style-name="ce4" table:formula="of:=VLOOKUP([.$A40];[$reed_regras.$A$2:$reed_regras.$H$99];7;0)" office:value-type="float" office:value="0" calcext:value-type="float">
            <text:p>0</text:p>
          </table:table-cell>
          <table:table-cell table:formula="of:=VLOOKUP([.$A40];[$reed_regras_otimos.$A$2:$reed_regras_otimos.$H$99];6;0)" office:value-type="float" office:value="0" calcext:value-type="float">
            <text:p>0</text:p>
          </table:table-cell>
          <table:table-cell table:formula="of:=VLOOKUP([.$A40];[$reed_regras_otimos.$A$2:$reed_regras_otimos.$H$99];7;0)" office:value-type="float" office:value="64" calcext:value-type="float">
            <text:p>64</text:p>
          </table:table-cell>
          <table:table-cell table:formula="of:=VLOOKUP([.$A40];[$reed_otimos.$A$2:$reed_otimos.$H$99];6;0)" office:value-type="float" office:value="0" calcext:value-type="float">
            <text:p>0</text:p>
          </table:table-cell>
          <table:table-cell table:formula="of:=VLOOKUP([.$A40];[$reed_otimos.$A$2:$reed_otimos.$H$99];7;0)" office:value-type="float" office:value="64" calcext:value-type="float">
            <text:p>64</text:p>
          </table:table-cell>
          <table:table-cell table:formula="of:=VLOOKUP([.$A40];[$reed_otimos_regras.$A$2:$reed_otimos_regras.$H$99];6;0)" office:value-type="float" office:value="0" calcext:value-type="float">
            <text:p>0</text:p>
          </table:table-cell>
          <table:table-cell table:formula="of:=VLOOKUP([.$A40];[$reed_otimos_regras.$A$2:$reed_otimos_regras.$H$99];7;0)" office:value-type="float" office:value="0" calcext:value-type="float">
            <text:p>0</text:p>
          </table:table-cell>
          <table:table-cell table:formula="of:=[.F40]+[.H40]+[.J40]" office:value-type="float" office:value="0" calcext:value-type="float">
            <text:p>0</text:p>
          </table:table-cell>
          <table:table-cell table:formula="of:=[.G40]+[.I40]+[.K40]" office:value-type="float" office:value="64" calcext:value-type="float">
            <text:p>64</text:p>
          </table:table-cell>
          <table:table-cell table:formula="of:=[.F40]+[.L40]+[.N40]" office:value-type="float" office:value="0" calcext:value-type="float">
            <text:p>0</text:p>
          </table:table-cell>
          <table:table-cell table:formula="of:=[.G40]+[.M40]+[.O40]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table:style-name="ce10" table:formula="of:=VLOOKUP([.$A41];[$reed.$A$2:$reed.$H$99];2;0)" office:value-type="float" office:value="3" calcext:value-type="float">
            <text:p>3</text:p>
          </table:table-cell>
          <table:table-cell table:style-name="ce10" table:formula="of:=VLOOKUP([.$A41];[$reed.$A$2:$reed.$H$99];3;0)" office:value-type="float" office:value="29" calcext:value-type="float">
            <text:p>29</text:p>
          </table:table-cell>
          <table:table-cell table:style-name="ce10" table:formula="of:=VLOOKUP([.$A41];[$reed.$A$2:$reed.$H$99];4;0)" office:value-type="float" office:value="5" calcext:value-type="float">
            <text:p>5</text:p>
          </table:table-cell>
          <table:table-cell table:style-name="ce10" table:formula="of:=VLOOKUP([.$A41];[$reed.$A$2:$reed.$H$99];5;0)" office:value-type="float" office:value="23" calcext:value-type="float">
            <text:p>23</text:p>
          </table:table-cell>
          <table:table-cell table:style-name="ce10" table:formula="of:=VLOOKUP([.$A41];[$reed.$A$2:$reed.$H$99];6;0)" office:value-type="float" office:value="-2" calcext:value-type="float">
            <text:p>-2</text:p>
          </table:table-cell>
          <table:table-cell table:style-name="ce10" table:formula="of:=VLOOKUP([.$A41];[$reed.$A$2:$reed.$H$99];7;0)" office:value-type="float" office:value="6" calcext:value-type="float">
            <text:p>6</text:p>
          </table:table-cell>
          <table:table-cell table:style-name="ce4" table:formula="of:=VLOOKUP([.$A41];[$reed_regras.$A$2:$reed_regras.$H$99];6;0)" office:value-type="float" office:value="0" calcext:value-type="float">
            <text:p>0</text:p>
          </table:table-cell>
          <table:table-cell table:style-name="ce4" table:formula="of:=VLOOKUP([.$A41];[$reed_regras.$A$2:$reed_regras.$H$99];7;0)" office:value-type="float" office:value="0" calcext:value-type="float">
            <text:p>0</text:p>
          </table:table-cell>
          <table:table-cell table:formula="of:=VLOOKUP([.$A41];[$reed_regras_otimos.$A$2:$reed_regras_otimos.$H$99];6;0)" office:value-type="float" office:value="2" calcext:value-type="float">
            <text:p>2</text:p>
          </table:table-cell>
          <table:table-cell table:formula="of:=VLOOKUP([.$A41];[$reed_regras_otimos.$A$2:$reed_regras_otimos.$H$99];7;0)" office:value-type="float" office:value="10" calcext:value-type="float">
            <text:p>10</text:p>
          </table:table-cell>
          <table:table-cell table:formula="of:=VLOOKUP([.$A41];[$reed_otimos.$A$2:$reed_otimos.$H$99];6;0)" office:value-type="float" office:value="2" calcext:value-type="float">
            <text:p>2</text:p>
          </table:table-cell>
          <table:table-cell table:formula="of:=VLOOKUP([.$A41];[$reed_otimos.$A$2:$reed_otimos.$H$99];7;0)" office:value-type="float" office:value="10" calcext:value-type="float">
            <text:p>10</text:p>
          </table:table-cell>
          <table:table-cell table:formula="of:=VLOOKUP([.$A41];[$reed_otimos_regras.$A$2:$reed_otimos_regras.$H$99];6;0)" office:value-type="float" office:value="0" calcext:value-type="float">
            <text:p>0</text:p>
          </table:table-cell>
          <table:table-cell table:formula="of:=VLOOKUP([.$A41];[$reed_otimos_regras.$A$2:$reed_otimos_regras.$H$99];7;0)" office:value-type="float" office:value="0" calcext:value-type="float">
            <text:p>0</text:p>
          </table:table-cell>
          <table:table-cell table:formula="of:=[.F41]+[.H41]+[.J41]" office:value-type="float" office:value="0" calcext:value-type="float">
            <text:p>0</text:p>
          </table:table-cell>
          <table:table-cell table:formula="of:=[.G41]+[.I41]+[.K41]" office:value-type="float" office:value="16" calcext:value-type="float">
            <text:p>16</text:p>
          </table:table-cell>
          <table:table-cell table:formula="of:=[.F41]+[.L41]+[.N41]" office:value-type="float" office:value="0" calcext:value-type="float">
            <text:p>0</text:p>
          </table:table-cell>
          <table:table-cell table:formula="of:=[.G41]+[.M41]+[.O41]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table:style-name="ce10" table:formula="of:=VLOOKUP([.$A42];[$reed.$A$2:$reed.$H$99];2;0)" office:value-type="float" office:value="3" calcext:value-type="float">
            <text:p>3</text:p>
          </table:table-cell>
          <table:table-cell table:style-name="ce10" table:formula="of:=VLOOKUP([.$A42];[$reed.$A$2:$reed.$H$99];3;0)" office:value-type="float" office:value="29" calcext:value-type="float">
            <text:p>29</text:p>
          </table:table-cell>
          <table:table-cell table:style-name="ce10" table:formula="of:=VLOOKUP([.$A42];[$reed.$A$2:$reed.$H$99];4;0)" office:value-type="float" office:value="5" calcext:value-type="float">
            <text:p>5</text:p>
          </table:table-cell>
          <table:table-cell table:style-name="ce10" table:formula="of:=VLOOKUP([.$A42];[$reed.$A$2:$reed.$H$99];5;0)" office:value-type="float" office:value="23" calcext:value-type="float">
            <text:p>23</text:p>
          </table:table-cell>
          <table:table-cell table:style-name="ce10" table:formula="of:=VLOOKUP([.$A42];[$reed.$A$2:$reed.$H$99];6;0)" office:value-type="float" office:value="-2" calcext:value-type="float">
            <text:p>-2</text:p>
          </table:table-cell>
          <table:table-cell table:style-name="ce10" table:formula="of:=VLOOKUP([.$A42];[$reed.$A$2:$reed.$H$99];7;0)" office:value-type="float" office:value="6" calcext:value-type="float">
            <text:p>6</text:p>
          </table:table-cell>
          <table:table-cell table:style-name="ce4" table:formula="of:=VLOOKUP([.$A42];[$reed_regras.$A$2:$reed_regras.$H$99];6;0)" office:value-type="float" office:value="0" calcext:value-type="float">
            <text:p>0</text:p>
          </table:table-cell>
          <table:table-cell table:style-name="ce4" table:formula="of:=VLOOKUP([.$A42];[$reed_regras.$A$2:$reed_regras.$H$99];7;0)" office:value-type="float" office:value="0" calcext:value-type="float">
            <text:p>0</text:p>
          </table:table-cell>
          <table:table-cell table:formula="of:=VLOOKUP([.$A42];[$reed_regras_otimos.$A$2:$reed_regras_otimos.$H$99];6;0)" office:value-type="float" office:value="2" calcext:value-type="float">
            <text:p>2</text:p>
          </table:table-cell>
          <table:table-cell table:formula="of:=VLOOKUP([.$A42];[$reed_regras_otimos.$A$2:$reed_regras_otimos.$H$99];7;0)" office:value-type="float" office:value="10" calcext:value-type="float">
            <text:p>10</text:p>
          </table:table-cell>
          <table:table-cell table:formula="of:=VLOOKUP([.$A42];[$reed_otimos.$A$2:$reed_otimos.$H$99];6;0)" office:value-type="float" office:value="2" calcext:value-type="float">
            <text:p>2</text:p>
          </table:table-cell>
          <table:table-cell table:formula="of:=VLOOKUP([.$A42];[$reed_otimos.$A$2:$reed_otimos.$H$99];7;0)" office:value-type="float" office:value="10" calcext:value-type="float">
            <text:p>10</text:p>
          </table:table-cell>
          <table:table-cell table:formula="of:=VLOOKUP([.$A42];[$reed_otimos_regras.$A$2:$reed_otimos_regras.$H$99];6;0)" office:value-type="float" office:value="0" calcext:value-type="float">
            <text:p>0</text:p>
          </table:table-cell>
          <table:table-cell table:formula="of:=VLOOKUP([.$A42];[$reed_otimos_regras.$A$2:$reed_otimos_regras.$H$99];7;0)" office:value-type="float" office:value="0" calcext:value-type="float">
            <text:p>0</text:p>
          </table:table-cell>
          <table:table-cell table:formula="of:=[.F42]+[.H42]+[.J42]" office:value-type="float" office:value="0" calcext:value-type="float">
            <text:p>0</text:p>
          </table:table-cell>
          <table:table-cell table:formula="of:=[.G42]+[.I42]+[.K42]" office:value-type="float" office:value="16" calcext:value-type="float">
            <text:p>16</text:p>
          </table:table-cell>
          <table:table-cell table:formula="of:=[.F42]+[.L42]+[.N42]" office:value-type="float" office:value="0" calcext:value-type="float">
            <text:p>0</text:p>
          </table:table-cell>
          <table:table-cell table:formula="of:=[.G42]+[.M42]+[.O42]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table:style-name="ce10" table:formula="of:=VLOOKUP([.$A43];[$reed.$A$2:$reed.$H$99];2;0)" office:value-type="float" office:value="5" calcext:value-type="float">
            <text:p>5</text:p>
          </table:table-cell>
          <table:table-cell table:style-name="ce10" table:formula="of:=VLOOKUP([.$A43];[$reed.$A$2:$reed.$H$99];3;0)" office:value-type="float" office:value="121" calcext:value-type="float">
            <text:p>121</text:p>
          </table:table-cell>
          <table:table-cell table:style-name="ce10" table:formula="of:=VLOOKUP([.$A43];[$reed.$A$2:$reed.$H$99];4;0)" office:value-type="float" office:value="5" calcext:value-type="float">
            <text:p>5</text:p>
          </table:table-cell>
          <table:table-cell table:style-name="ce10" table:formula="of:=VLOOKUP([.$A43];[$reed.$A$2:$reed.$H$99];5;0)" office:value-type="float" office:value="121" calcext:value-type="float">
            <text:p>121</text:p>
          </table:table-cell>
          <table:table-cell table:style-name="ce10" table:formula="of:=VLOOKUP([.$A43];[$reed.$A$2:$reed.$H$99];6;0)" office:value-type="float" office:value="0" calcext:value-type="float">
            <text:p>0</text:p>
          </table:table-cell>
          <table:table-cell table:style-name="ce10" table:formula="of:=VLOOKUP([.$A43];[$reed.$A$2:$reed.$H$99];7;0)" office:value-type="float" office:value="0" calcext:value-type="float">
            <text:p>0</text:p>
          </table:table-cell>
          <table:table-cell table:style-name="ce4" table:formula="of:=VLOOKUP([.$A43];[$reed_regras.$A$2:$reed_regras.$H$99];6;0)" office:value-type="float" office:value="0" calcext:value-type="float">
            <text:p>0</text:p>
          </table:table-cell>
          <table:table-cell table:style-name="ce4" table:formula="of:=VLOOKUP([.$A43];[$reed_regras.$A$2:$reed_regras.$H$99];7;0)" office:value-type="float" office:value="0" calcext:value-type="float">
            <text:p>0</text:p>
          </table:table-cell>
          <table:table-cell table:formula="of:=VLOOKUP([.$A43];[$reed_regras_otimos.$A$2:$reed_regras_otimos.$H$99];6;0)" office:value-type="float" office:value="0" calcext:value-type="float">
            <text:p>0</text:p>
          </table:table-cell>
          <table:table-cell table:formula="of:=VLOOKUP([.$A43];[$reed_regras_otimos.$A$2:$reed_regras_otimos.$H$99];7;0)" office:value-type="float" office:value="64" calcext:value-type="float">
            <text:p>64</text:p>
          </table:table-cell>
          <table:table-cell table:formula="of:=VLOOKUP([.$A43];[$reed_otimos.$A$2:$reed_otimos.$H$99];6;0)" office:value-type="float" office:value="0" calcext:value-type="float">
            <text:p>0</text:p>
          </table:table-cell>
          <table:table-cell table:formula="of:=VLOOKUP([.$A43];[$reed_otimos.$A$2:$reed_otimos.$H$99];7;0)" office:value-type="float" office:value="64" calcext:value-type="float">
            <text:p>64</text:p>
          </table:table-cell>
          <table:table-cell table:formula="of:=VLOOKUP([.$A43];[$reed_otimos_regras.$A$2:$reed_otimos_regras.$H$99];6;0)" office:value-type="float" office:value="0" calcext:value-type="float">
            <text:p>0</text:p>
          </table:table-cell>
          <table:table-cell table:formula="of:=VLOOKUP([.$A43];[$reed_otimos_regras.$A$2:$reed_otimos_regras.$H$99];7;0)" office:value-type="float" office:value="0" calcext:value-type="float">
            <text:p>0</text:p>
          </table:table-cell>
          <table:table-cell table:formula="of:=[.F43]+[.H43]+[.J43]" office:value-type="float" office:value="0" calcext:value-type="float">
            <text:p>0</text:p>
          </table:table-cell>
          <table:table-cell table:formula="of:=[.G43]+[.I43]+[.K43]" office:value-type="float" office:value="64" calcext:value-type="float">
            <text:p>64</text:p>
          </table:table-cell>
          <table:table-cell table:formula="of:=[.F43]+[.L43]+[.N43]" office:value-type="float" office:value="0" calcext:value-type="float">
            <text:p>0</text:p>
          </table:table-cell>
          <table:table-cell table:formula="of:=[.G43]+[.M43]+[.O43]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d5mils.tfc</text:p>
          </table:table-cell>
          <table:table-cell table:style-name="ce10" table:formula="of:=VLOOKUP([.$A44];[$reed.$A$2:$reed.$H$99];2;0)" office:value-type="float" office:value="5" calcext:value-type="float">
            <text:p>5</text:p>
          </table:table-cell>
          <table:table-cell table:style-name="ce10" table:formula="of:=VLOOKUP([.$A44];[$reed.$A$2:$reed.$H$99];3;0)" office:value-type="float" office:value="13" calcext:value-type="float">
            <text:p>13</text:p>
          </table:table-cell>
          <table:table-cell table:style-name="ce10" table:formula="of:=VLOOKUP([.$A44];[$reed.$A$2:$reed.$H$99];4;0)" office:value-type="float" office:value="3" calcext:value-type="float">
            <text:p>3</text:p>
          </table:table-cell>
          <table:table-cell table:style-name="ce10" table:formula="of:=VLOOKUP([.$A44];[$reed.$A$2:$reed.$H$99];5;0)" office:value-type="float" office:value="29" calcext:value-type="float">
            <text:p>29</text:p>
          </table:table-cell>
          <table:table-cell table:style-name="ce10" table:formula="of:=VLOOKUP([.$A44];[$reed.$A$2:$reed.$H$99];6;0)" office:value-type="float" office:value="2" calcext:value-type="float">
            <text:p>2</text:p>
          </table:table-cell>
          <table:table-cell table:style-name="ce10" table:formula="of:=VLOOKUP([.$A44];[$reed.$A$2:$reed.$H$99];7;0)" office:value-type="float" office:value="-16" calcext:value-type="float">
            <text:p>-16</text:p>
          </table:table-cell>
          <table:table-cell table:style-name="ce4" table:formula="of:=VLOOKUP([.$A44];[$reed_regras.$A$2:$reed_regras.$H$99];6;0)" office:value-type="float" office:value="0" calcext:value-type="float">
            <text:p>0</text:p>
          </table:table-cell>
          <table:table-cell table:style-name="ce4" table:formula="of:=VLOOKUP([.$A44];[$reed_regras.$A$2:$reed_regras.$H$99];7;0)" office:value-type="float" office:value="0" calcext:value-type="float">
            <text:p>0</text:p>
          </table:table-cell>
          <table:table-cell table:formula="of:=VLOOKUP([.$A44];[$reed_regras_otimos.$A$2:$reed_regras_otimos.$H$99];6;0)" office:value-type="float" office:value="0" calcext:value-type="float">
            <text:p>0</text:p>
          </table:table-cell>
          <table:table-cell table:formula="of:=VLOOKUP([.$A44];[$reed_regras_otimos.$A$2:$reed_regras_otimos.$H$99];7;0)" office:value-type="float" office:value="16" calcext:value-type="float">
            <text:p>16</text:p>
          </table:table-cell>
          <table:table-cell table:formula="of:=VLOOKUP([.$A44];[$reed_otimos.$A$2:$reed_otimos.$H$99];6;0)" office:value-type="float" office:value="0" calcext:value-type="float">
            <text:p>0</text:p>
          </table:table-cell>
          <table:table-cell table:formula="of:=VLOOKUP([.$A44];[$reed_otimos.$A$2:$reed_otimos.$H$99];7;0)" office:value-type="float" office:value="16" calcext:value-type="float">
            <text:p>16</text:p>
          </table:table-cell>
          <table:table-cell table:formula="of:=VLOOKUP([.$A44];[$reed_otimos_regras.$A$2:$reed_otimos_regras.$H$99];6;0)" office:value-type="float" office:value="0" calcext:value-type="float">
            <text:p>0</text:p>
          </table:table-cell>
          <table:table-cell table:formula="of:=VLOOKUP([.$A44];[$reed_otimos_regras.$A$2:$reed_otimos_regras.$H$99];7;0)" office:value-type="float" office:value="0" calcext:value-type="float">
            <text:p>0</text:p>
          </table:table-cell>
          <table:table-cell table:formula="of:=[.F44]+[.H44]+[.J44]" office:value-type="float" office:value="2" calcext:value-type="float">
            <text:p>2</text:p>
          </table:table-cell>
          <table:table-cell table:formula="of:=[.G44]+[.I44]+[.K44]" office:value-type="float" office:value="0" calcext:value-type="float">
            <text:p>0</text:p>
          </table:table-cell>
          <table:table-cell table:formula="of:=[.F44]+[.L44]+[.N44]" office:value-type="float" office:value="2" calcext:value-type="float">
            <text:p>2</text:p>
          </table:table-cell>
          <table:table-cell table:formula="of:=[.G44]+[.M44]+[.O44]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olidado_regras" table:style-name="ta2">
        <office:forms form:automatic-focus="false" form:apply-design-mode="false"/>
        <table:table-column table:style-name="co3" table:default-cell-style-name="ce5"/>
        <table:table-column table:style-name="co4" table:number-columns-repeated="2" table:default-cell-style-name="ce5"/>
        <table:table-column table:style-name="co5" table:number-columns-repeated="2" table:default-cell-style-name="ce5"/>
        <table:table-column table:style-name="co6" table:number-columns-repeated="2" table:default-cell-style-name="ce5"/>
        <table:table-column table:style-name="co7" table:number-columns-repeated="2" table:default-cell-style-name="ce5"/>
        <table:table-column table:style-name="co8" table:number-columns-repeated="2" table:default-cell-style-name="ce5"/>
        <table:table-column table:style-name="co9" table:number-columns-repeated="2" table:default-cell-style-name="ce5"/>
        <table:table-column table:style-name="co8" table:number-columns-repeated="2" table:default-cell-style-name="ce5"/>
        <table:table-column table:style-name="co10" table:number-columns-repeated="2" table:default-cell-style-name="ce5"/>
        <table:table-column table:style-name="co8" table:number-columns-repeated="2" table:default-cell-style-name="ce5"/>
        <table:table-column table:style-name="co2" table:number-columns-repeated="1004" table:default-cell-style-name="ce5"/>
        <table:table-row table:style-name="ro1">
          <table:table-cell table:style-name="ce4" office:value-type="string" calcext:value-type="string">
            <text:p>Nome TFC</text:p>
          </table:table-cell>
          <table:table-cell table:style-name="ce4" office:value-type="string" calcext:value-type="string">
            <text:p>GC Original</text:p>
          </table:table-cell>
          <table:table-cell table:style-name="ce4" office:value-type="string" calcext:value-type="string">
            <text:p>QC Original</text:p>
          </table:table-cell>
          <table:table-cell table:style-name="ce4" office:value-type="string" calcext:value-type="string">
            <text:p>GC Regras</text:p>
          </table:table-cell>
          <table:table-cell table:style-name="ce4" office:value-type="string" calcext:value-type="string">
            <text:p>QC Regras</text:p>
          </table:table-cell>
          <table:table-cell table:style-name="ce4" office:value-type="string" calcext:value-type="string">
            <text:p>Diff GC Regras</text:p>
          </table:table-cell>
          <table:table-cell table:style-name="ce4" office:value-type="string" calcext:value-type="string">
            <text:p>Diff QC Regras</text:p>
          </table:table-cell>
          <table:table-cell table:style-name="ce4" office:value-type="string" calcext:value-type="string">
            <text:p>Diff GC Regras+Otimos</text:p>
          </table:table-cell>
          <table:table-cell table:style-name="ce4" office:value-type="string" calcext:value-type="string">
            <text:p>Diff QC Regras+Otimos</text:p>
          </table:table-cell>
          <table:table-cell table:style-name="ce4" office:value-type="string" calcext:value-type="string">
            <text:p>Diff GC Regras+Otimos+Reed</text:p>
          </table:table-cell>
          <table:table-cell table:style-name="ce4" office:value-type="string" calcext:value-type="string">
            <text:p>Diff QC Regras+Otimos+Reed</text:p>
          </table:table-cell>
          <table:table-cell table:style-name="ce4" office:value-type="string" calcext:value-type="string">
            <text:p>Diff GC Regras+Reed</text:p>
          </table:table-cell>
          <table:table-cell table:style-name="ce4" office:value-type="string" calcext:value-type="string">
            <text:p>Diff QC Regras+Reed</text:p>
          </table:table-cell>
          <table:table-cell table:style-name="ce4" office:value-type="string" calcext:value-type="string">
            <text:p>Diff GC Regras+Reed+Otimos</text:p>
          </table:table-cell>
          <table:table-cell table:style-name="ce4" office:value-type="string" calcext:value-type="string">
            <text:p>Diff QC Regras+Reed+Otimos</text:p>
          </table:table-cell>
          <table:table-cell office:value-type="string" calcext:value-type="string">
            <text:p>Diff GC TOTAL Regras+Otimos+Reed</text:p>
          </table:table-cell>
          <table:table-cell office:value-type="string" calcext:value-type="string">
            <text:p>Diff QC TOTAL Regras+Otimos+Reed</text:p>
          </table:table-cell>
          <table:table-cell office:value-type="string" calcext:value-type="string">
            <text:p>Diff GC Regras+Reed+Otimos</text:p>
          </table:table-cell>
          <table:table-cell office:value-type="string" calcext:value-type="string">
            <text:p>Diff QC Regras+Reed+Otimos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1-aj-e11_complete_74(81).tfc</text:p>
          </table:table-cell>
          <table:table-cell table:style-name="ce10" table:formula="of:=VLOOKUP([.$A2];[$regras.$A$2:$regras.$H$99];2;0)" office:value-type="float" office:value="9" calcext:value-type="float">
            <text:p>9</text:p>
          </table:table-cell>
          <table:table-cell table:style-name="ce10" table:formula="of:=VLOOKUP([.$A2];[$regras.$A$2:$regras.$H$99];3;0)" office:value-type="float" office:value="103" calcext:value-type="float">
            <text:p>103</text:p>
          </table:table-cell>
          <table:table-cell table:style-name="ce10" table:formula="of:=VLOOKUP([.$A2];[$regras.$A$2:$regras.$H$99];4;0)" office:value-type="float" office:value="9" calcext:value-type="float">
            <text:p>9</text:p>
          </table:table-cell>
          <table:table-cell table:style-name="ce10" table:formula="of:=VLOOKUP([.$A2];[$regras.$A$2:$regras.$H$99];5;0)" office:value-type="float" office:value="103" calcext:value-type="float">
            <text:p>103</text:p>
          </table:table-cell>
          <table:table-cell table:style-name="ce10" table:formula="of:=VLOOKUP([.$A2];[$regras.$A$2:$regras.$H$99];6;0)" office:value-type="float" office:value="0" calcext:value-type="float">
            <text:p>0</text:p>
          </table:table-cell>
          <table:table-cell table:style-name="ce10" table:formula="of:=VLOOKUP([.$A2];[$regras.$A$2:$regras.$H$99];7;0)" office:value-type="float" office:value="0" calcext:value-type="float">
            <text:p>0</text:p>
          </table:table-cell>
          <table:table-cell table:style-name="ce4" table:formula="of:=VLOOKUP([.$A2];[$regras_otimos.$A$2:$regras_otimos.$H$99];6;0)" office:value-type="float" office:value="1" calcext:value-type="float">
            <text:p>1</text:p>
          </table:table-cell>
          <table:table-cell table:style-name="ce4" table:formula="of:=VLOOKUP([.$A2];[$regras_otimos.$A$2:$regras_otimos.$H$99];7;0)" office:value-type="float" office:value="53" calcext:value-type="float">
            <text:p>53</text:p>
          </table:table-cell>
          <table:table-cell table:formula="of:=VLOOKUP([.$A2];[$regras_otimos_reed.$A$2:$regras_otimos_reed.$H$99];6;0)" office:value-type="float" office:value="0" calcext:value-type="float">
            <text:p>0</text:p>
          </table:table-cell>
          <table:table-cell table:formula="of:=VLOOKUP([.$A2];[$regras_otimos_reed.$A$2:$regras_otimos_reed.$H$99];7;0)" office:value-type="float" office:value="-14" calcext:value-type="float">
            <text:p>-14</text:p>
          </table:table-cell>
          <table:table-cell table:formula="of:=VLOOKUP([.$A2];[$regras_reed.$A$2:$regras_reed.$H$99];6;0)" office:value-type="float" office:value="0" calcext:value-type="float">
            <text:p>0</text:p>
          </table:table-cell>
          <table:table-cell table:formula="of:=VLOOKUP([.$A2];[$regras_reed.$A$2:$regras_reed.$H$99];7;0)" office:value-type="float" office:value="0" calcext:value-type="float">
            <text:p>0</text:p>
          </table:table-cell>
          <table:table-cell table:formula="of:=VLOOKUP([.$A2];[$regras_reed_otimos.$A$2:$regras_reed_otimos.$H$99];6;0)" office:value-type="float" office:value="1" calcext:value-type="float">
            <text:p>1</text:p>
          </table:table-cell>
          <table:table-cell table:formula="of:=VLOOKUP([.$A2];[$regras_reed_otimos.$A$2:$regras_reed_otimos.$H$99];7;0)" office:value-type="float" office:value="37" calcext:value-type="float">
            <text:p>37</text:p>
          </table:table-cell>
          <table:table-cell table:formula="of:=[.F2]+[.H2]+[.J2]" office:value-type="float" office:value="1" calcext:value-type="float">
            <text:p>1</text:p>
          </table:table-cell>
          <table:table-cell table:formula="of:=[.G2]+[.I2]+[.K2]" office:value-type="float" office:value="39" calcext:value-type="float">
            <text:p>39</text:p>
          </table:table-cell>
          <table:table-cell table:formula="of:=[.F2]+[.L2]+[.N2]" office:value-type="float" office:value="1" calcext:value-type="float">
            <text:p>1</text:p>
          </table:table-cell>
          <table:table-cell table:formula="of:=[.G2]+[.M2]+[.O2]" office:value-type="float" office:value="37" calcext:value-type="float">
            <text:p>3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table:style-name="ce10" table:formula="of:=VLOOKUP([.$A3];[$regras.$A$2:$regras.$H$99];2;0)" office:value-type="float" office:value="9" calcext:value-type="float">
            <text:p>9</text:p>
          </table:table-cell>
          <table:table-cell table:style-name="ce10" table:formula="of:=VLOOKUP([.$A3];[$regras.$A$2:$regras.$H$99];3;0)" office:value-type="float" office:value="103" calcext:value-type="float">
            <text:p>103</text:p>
          </table:table-cell>
          <table:table-cell table:style-name="ce10" table:formula="of:=VLOOKUP([.$A3];[$regras.$A$2:$regras.$H$99];4;0)" office:value-type="float" office:value="9" calcext:value-type="float">
            <text:p>9</text:p>
          </table:table-cell>
          <table:table-cell table:style-name="ce10" table:formula="of:=VLOOKUP([.$A3];[$regras.$A$2:$regras.$H$99];5;0)" office:value-type="float" office:value="103" calcext:value-type="float">
            <text:p>103</text:p>
          </table:table-cell>
          <table:table-cell table:style-name="ce10" table:formula="of:=VLOOKUP([.$A3];[$regras.$A$2:$regras.$H$99];6;0)" office:value-type="float" office:value="0" calcext:value-type="float">
            <text:p>0</text:p>
          </table:table-cell>
          <table:table-cell table:style-name="ce10" table:formula="of:=VLOOKUP([.$A3];[$regras.$A$2:$regras.$H$99];7;0)" office:value-type="float" office:value="0" calcext:value-type="float">
            <text:p>0</text:p>
          </table:table-cell>
          <table:table-cell table:style-name="ce4" table:formula="of:=VLOOKUP([.$A3];[$regras_otimos.$A$2:$regras_otimos.$H$99];6;0)" office:value-type="float" office:value="2" calcext:value-type="float">
            <text:p>2</text:p>
          </table:table-cell>
          <table:table-cell table:style-name="ce4" table:formula="of:=VLOOKUP([.$A3];[$regras_otimos.$A$2:$regras_otimos.$H$99];7;0)" office:value-type="float" office:value="60" calcext:value-type="float">
            <text:p>60</text:p>
          </table:table-cell>
          <table:table-cell table:formula="of:=VLOOKUP([.$A3];[$regras_otimos_reed.$A$2:$regras_otimos_reed.$H$99];6;0)" office:value-type="float" office:value="0" calcext:value-type="float">
            <text:p>0</text:p>
          </table:table-cell>
          <table:table-cell table:formula="of:=VLOOKUP([.$A3];[$regras_otimos_reed.$A$2:$regras_otimos_reed.$H$99];7;0)" office:value-type="float" office:value="0" calcext:value-type="float">
            <text:p>0</text:p>
          </table:table-cell>
          <table:table-cell table:formula="of:=VLOOKUP([.$A3];[$regras_reed.$A$2:$regras_reed.$H$99];6;0)" office:value-type="float" office:value="0" calcext:value-type="float">
            <text:p>0</text:p>
          </table:table-cell>
          <table:table-cell table:formula="of:=VLOOKUP([.$A3];[$regras_reed.$A$2:$regras_reed.$H$99];7;0)" office:value-type="float" office:value="0" calcext:value-type="float">
            <text:p>0</text:p>
          </table:table-cell>
          <table:table-cell table:formula="of:=VLOOKUP([.$A3];[$regras_reed_otimos.$A$2:$regras_reed_otimos.$H$99];6;0)" office:value-type="float" office:value="2" calcext:value-type="float">
            <text:p>2</text:p>
          </table:table-cell>
          <table:table-cell table:formula="of:=VLOOKUP([.$A3];[$regras_reed_otimos.$A$2:$regras_reed_otimos.$H$99];7;0)" office:value-type="float" office:value="60" calcext:value-type="float">
            <text:p>60</text:p>
          </table:table-cell>
          <table:table-cell table:formula="of:=[.F3]+[.H3]+[.J3]" office:value-type="float" office:value="2" calcext:value-type="float">
            <text:p>2</text:p>
          </table:table-cell>
          <table:table-cell table:formula="of:=[.G3]+[.I3]+[.K3]" office:value-type="float" office:value="60" calcext:value-type="float">
            <text:p>60</text:p>
          </table:table-cell>
          <table:table-cell table:formula="of:=[.F3]+[.L3]+[.N3]" office:value-type="float" office:value="2" calcext:value-type="float">
            <text:p>2</text:p>
          </table:table-cell>
          <table:table-cell table:formula="of:=[.G3]+[.M3]+[.O3]" office:value-type="float" office:value="60" calcext:value-type="float">
            <text:p>6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table:style-name="ce10" table:formula="of:=VLOOKUP([.$A4];[$regras.$A$2:$regras.$H$99];2;0)" office:value-type="float" office:value="11" calcext:value-type="float">
            <text:p>11</text:p>
          </table:table-cell>
          <table:table-cell table:style-name="ce10" table:formula="of:=VLOOKUP([.$A4];[$regras.$A$2:$regras.$H$99];3;0)" office:value-type="float" office:value="131" calcext:value-type="float">
            <text:p>131</text:p>
          </table:table-cell>
          <table:table-cell table:style-name="ce10" table:formula="of:=VLOOKUP([.$A4];[$regras.$A$2:$regras.$H$99];4;0)" office:value-type="float" office:value="11" calcext:value-type="float">
            <text:p>11</text:p>
          </table:table-cell>
          <table:table-cell table:style-name="ce10" table:formula="of:=VLOOKUP([.$A4];[$regras.$A$2:$regras.$H$99];5;0)" office:value-type="float" office:value="131" calcext:value-type="float">
            <text:p>131</text:p>
          </table:table-cell>
          <table:table-cell table:style-name="ce10" table:formula="of:=VLOOKUP([.$A4];[$regras.$A$2:$regras.$H$99];6;0)" office:value-type="float" office:value="0" calcext:value-type="float">
            <text:p>0</text:p>
          </table:table-cell>
          <table:table-cell table:style-name="ce10" table:formula="of:=VLOOKUP([.$A4];[$regras.$A$2:$regras.$H$99];7;0)" office:value-type="float" office:value="0" calcext:value-type="float">
            <text:p>0</text:p>
          </table:table-cell>
          <table:table-cell table:style-name="ce4" table:formula="of:=VLOOKUP([.$A4];[$regras_otimos.$A$2:$regras_otimos.$H$99];6;0)" office:value-type="float" office:value="3" calcext:value-type="float">
            <text:p>3</text:p>
          </table:table-cell>
          <table:table-cell table:style-name="ce4" table:formula="of:=VLOOKUP([.$A4];[$regras_otimos.$A$2:$regras_otimos.$H$99];7;0)" office:value-type="float" office:value="42" calcext:value-type="float">
            <text:p>42</text:p>
          </table:table-cell>
          <table:table-cell table:formula="of:=VLOOKUP([.$A4];[$regras_otimos_reed.$A$2:$regras_otimos_reed.$H$99];6;0)" office:value-type="float" office:value="0" calcext:value-type="float">
            <text:p>0</text:p>
          </table:table-cell>
          <table:table-cell table:formula="of:=VLOOKUP([.$A4];[$regras_otimos_reed.$A$2:$regras_otimos_reed.$H$99];7;0)" office:value-type="float" office:value="0" calcext:value-type="float">
            <text:p>0</text:p>
          </table:table-cell>
          <table:table-cell table:formula="of:=VLOOKUP([.$A4];[$regras_reed.$A$2:$regras_reed.$H$99];6;0)" office:value-type="float" office:value="0" calcext:value-type="float">
            <text:p>0</text:p>
          </table:table-cell>
          <table:table-cell table:formula="of:=VLOOKUP([.$A4];[$regras_reed.$A$2:$regras_reed.$H$99];7;0)" office:value-type="float" office:value="0" calcext:value-type="float">
            <text:p>0</text:p>
          </table:table-cell>
          <table:table-cell table:formula="of:=VLOOKUP([.$A4];[$regras_reed_otimos.$A$2:$regras_reed_otimos.$H$99];6;0)" office:value-type="float" office:value="3" calcext:value-type="float">
            <text:p>3</text:p>
          </table:table-cell>
          <table:table-cell table:formula="of:=VLOOKUP([.$A4];[$regras_reed_otimos.$A$2:$regras_reed_otimos.$H$99];7;0)" office:value-type="float" office:value="42" calcext:value-type="float">
            <text:p>42</text:p>
          </table:table-cell>
          <table:table-cell table:formula="of:=[.F4]+[.H4]+[.J4]" office:value-type="float" office:value="3" calcext:value-type="float">
            <text:p>3</text:p>
          </table:table-cell>
          <table:table-cell table:formula="of:=[.G4]+[.I4]+[.K4]" office:value-type="float" office:value="42" calcext:value-type="float">
            <text:p>42</text:p>
          </table:table-cell>
          <table:table-cell table:formula="of:=[.F4]+[.L4]+[.N4]" office:value-type="float" office:value="3" calcext:value-type="float">
            <text:p>3</text:p>
          </table:table-cell>
          <table:table-cell table:formula="of:=[.G4]+[.M4]+[.O4]" office:value-type="float" office:value="42" calcext:value-type="float">
            <text:p>4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table:style-name="ce10" table:formula="of:=VLOOKUP([.$A5];[$regras.$A$2:$regras.$H$99];2;0)" office:value-type="float" office:value="9" calcext:value-type="float">
            <text:p>9</text:p>
          </table:table-cell>
          <table:table-cell table:style-name="ce10" table:formula="of:=VLOOKUP([.$A5];[$regras.$A$2:$regras.$H$99];3;0)" office:value-type="float" office:value="103" calcext:value-type="float">
            <text:p>103</text:p>
          </table:table-cell>
          <table:table-cell table:style-name="ce10" table:formula="of:=VLOOKUP([.$A5];[$regras.$A$2:$regras.$H$99];4;0)" office:value-type="float" office:value="9" calcext:value-type="float">
            <text:p>9</text:p>
          </table:table-cell>
          <table:table-cell table:style-name="ce10" table:formula="of:=VLOOKUP([.$A5];[$regras.$A$2:$regras.$H$99];5;0)" office:value-type="float" office:value="103" calcext:value-type="float">
            <text:p>103</text:p>
          </table:table-cell>
          <table:table-cell table:style-name="ce10" table:formula="of:=VLOOKUP([.$A5];[$regras.$A$2:$regras.$H$99];6;0)" office:value-type="float" office:value="0" calcext:value-type="float">
            <text:p>0</text:p>
          </table:table-cell>
          <table:table-cell table:style-name="ce10" table:formula="of:=VLOOKUP([.$A5];[$regras.$A$2:$regras.$H$99];7;0)" office:value-type="float" office:value="0" calcext:value-type="float">
            <text:p>0</text:p>
          </table:table-cell>
          <table:table-cell table:style-name="ce4" table:formula="of:=VLOOKUP([.$A5];[$regras_otimos.$A$2:$regras_otimos.$H$99];6;0)" office:value-type="float" office:value="1" calcext:value-type="float">
            <text:p>1</text:p>
          </table:table-cell>
          <table:table-cell table:style-name="ce4" table:formula="of:=VLOOKUP([.$A5];[$regras_otimos.$A$2:$regras_otimos.$H$99];7;0)" office:value-type="float" office:value="37" calcext:value-type="float">
            <text:p>37</text:p>
          </table:table-cell>
          <table:table-cell table:formula="of:=VLOOKUP([.$A5];[$regras_otimos_reed.$A$2:$regras_otimos_reed.$H$99];6;0)" office:value-type="float" office:value="0" calcext:value-type="float">
            <text:p>0</text:p>
          </table:table-cell>
          <table:table-cell table:formula="of:=VLOOKUP([.$A5];[$regras_otimos_reed.$A$2:$regras_otimos_reed.$H$99];7;0)" office:value-type="float" office:value="0" calcext:value-type="float">
            <text:p>0</text:p>
          </table:table-cell>
          <table:table-cell table:formula="of:=VLOOKUP([.$A5];[$regras_reed.$A$2:$regras_reed.$H$99];6;0)" office:value-type="float" office:value="0" calcext:value-type="float">
            <text:p>0</text:p>
          </table:table-cell>
          <table:table-cell table:formula="of:=VLOOKUP([.$A5];[$regras_reed.$A$2:$regras_reed.$H$99];7;0)" office:value-type="float" office:value="0" calcext:value-type="float">
            <text:p>0</text:p>
          </table:table-cell>
          <table:table-cell table:formula="of:=VLOOKUP([.$A5];[$regras_reed_otimos.$A$2:$regras_reed_otimos.$H$99];6;0)" office:value-type="float" office:value="1" calcext:value-type="float">
            <text:p>1</text:p>
          </table:table-cell>
          <table:table-cell table:formula="of:=VLOOKUP([.$A5];[$regras_reed_otimos.$A$2:$regras_reed_otimos.$H$99];7;0)" office:value-type="float" office:value="37" calcext:value-type="float">
            <text:p>37</text:p>
          </table:table-cell>
          <table:table-cell table:formula="of:=[.F5]+[.H5]+[.J5]" office:value-type="float" office:value="1" calcext:value-type="float">
            <text:p>1</text:p>
          </table:table-cell>
          <table:table-cell table:formula="of:=[.G5]+[.I5]+[.K5]" office:value-type="float" office:value="37" calcext:value-type="float">
            <text:p>37</text:p>
          </table:table-cell>
          <table:table-cell table:formula="of:=[.F5]+[.L5]+[.N5]" office:value-type="float" office:value="1" calcext:value-type="float">
            <text:p>1</text:p>
          </table:table-cell>
          <table:table-cell table:formula="of:=[.G5]+[.M5]+[.O5]" office:value-type="float" office:value="37" calcext:value-type="float">
            <text:p>3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style-name="ce10" table:formula="of:=VLOOKUP([.$A6];[$regras.$A$2:$regras.$H$99];2;0)" office:value-type="float" office:value="5" calcext:value-type="float">
            <text:p>5</text:p>
          </table:table-cell>
          <table:table-cell table:style-name="ce10" table:formula="of:=VLOOKUP([.$A6];[$regras.$A$2:$regras.$H$99];3;0)" office:value-type="float" office:value="5" calcext:value-type="float">
            <text:p>5</text:p>
          </table:table-cell>
          <table:table-cell table:style-name="ce10" table:formula="of:=VLOOKUP([.$A6];[$regras.$A$2:$regras.$H$99];4;0)" office:value-type="float" office:value="5" calcext:value-type="float">
            <text:p>5</text:p>
          </table:table-cell>
          <table:table-cell table:style-name="ce10" table:formula="of:=VLOOKUP([.$A6];[$regras.$A$2:$regras.$H$99];5;0)" office:value-type="float" office:value="5" calcext:value-type="float">
            <text:p>5</text:p>
          </table:table-cell>
          <table:table-cell table:style-name="ce10" table:formula="of:=VLOOKUP([.$A6];[$regras.$A$2:$regras.$H$99];6;0)" office:value-type="float" office:value="0" calcext:value-type="float">
            <text:p>0</text:p>
          </table:table-cell>
          <table:table-cell table:style-name="ce10" table:formula="of:=VLOOKUP([.$A6];[$regras.$A$2:$regras.$H$99];7;0)" office:value-type="float" office:value="0" calcext:value-type="float">
            <text:p>0</text:p>
          </table:table-cell>
          <table:table-cell table:style-name="ce4" table:formula="of:=VLOOKUP([.$A6];[$regras_otimos.$A$2:$regras_otimos.$H$99];6;0)" office:value-type="float" office:value="0" calcext:value-type="float">
            <text:p>0</text:p>
          </table:table-cell>
          <table:table-cell table:style-name="ce4" table:formula="of:=VLOOKUP([.$A6];[$regras_otimos.$A$2:$regras_otimos.$H$99];7;0)" office:value-type="float" office:value="0" calcext:value-type="float">
            <text:p>0</text:p>
          </table:table-cell>
          <table:table-cell table:formula="of:=VLOOKUP([.$A6];[$regras_otimos_reed.$A$2:$regras_otimos_reed.$H$99];6;0)" office:value-type="float" office:value="0" calcext:value-type="float">
            <text:p>0</text:p>
          </table:table-cell>
          <table:table-cell table:formula="of:=VLOOKUP([.$A6];[$regras_otimos_reed.$A$2:$regras_otimos_reed.$H$99];7;0)" office:value-type="float" office:value="0" calcext:value-type="float">
            <text:p>0</text:p>
          </table:table-cell>
          <table:table-cell table:formula="of:=VLOOKUP([.$A6];[$regras_reed.$A$2:$regras_reed.$H$99];6;0)" office:value-type="float" office:value="0" calcext:value-type="float">
            <text:p>0</text:p>
          </table:table-cell>
          <table:table-cell table:formula="of:=VLOOKUP([.$A6];[$regras_reed.$A$2:$regras_reed.$H$99];7;0)" office:value-type="float" office:value="0" calcext:value-type="float">
            <text:p>0</text:p>
          </table:table-cell>
          <table:table-cell table:formula="of:=VLOOKUP([.$A6];[$regras_reed_otimos.$A$2:$regras_reed_otimos.$H$99];6;0)" office:value-type="float" office:value="0" calcext:value-type="float">
            <text:p>0</text:p>
          </table:table-cell>
          <table:table-cell table:formula="of:=VLOOKUP([.$A6];[$regras_reed_otimos.$A$2:$regras_reed_otimos.$H$99];7;0)" office:value-type="float" office:value="0" calcext:value-type="float">
            <text:p>0</text:p>
          </table:table-cell>
          <table:table-cell table:formula="of:=[.F6]+[.H6]+[.J6]" office:value-type="float" office:value="0" calcext:value-type="float">
            <text:p>0</text:p>
          </table:table-cell>
          <table:table-cell table:formula="of:=[.G6]+[.I6]+[.K6]" office:value-type="float" office:value="0" calcext:value-type="float">
            <text:p>0</text:p>
          </table:table-cell>
          <table:table-cell table:formula="of:=[.F6]+[.L6]+[.N6]" office:value-type="float" office:value="0" calcext:value-type="float">
            <text:p>0</text:p>
          </table:table-cell>
          <table:table-cell table:formula="of:=[.G6]+[.M6]+[.O6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style-name="ce10" table:formula="of:=VLOOKUP([.$A7];[$regras.$A$2:$regras.$H$99];2;0)" office:value-type="float" office:value="5" calcext:value-type="float">
            <text:p>5</text:p>
          </table:table-cell>
          <table:table-cell table:style-name="ce10" table:formula="of:=VLOOKUP([.$A7];[$regras.$A$2:$regras.$H$99];3;0)" office:value-type="float" office:value="5" calcext:value-type="float">
            <text:p>5</text:p>
          </table:table-cell>
          <table:table-cell table:style-name="ce10" table:formula="of:=VLOOKUP([.$A7];[$regras.$A$2:$regras.$H$99];4;0)" office:value-type="float" office:value="5" calcext:value-type="float">
            <text:p>5</text:p>
          </table:table-cell>
          <table:table-cell table:style-name="ce10" table:formula="of:=VLOOKUP([.$A7];[$regras.$A$2:$regras.$H$99];5;0)" office:value-type="float" office:value="5" calcext:value-type="float">
            <text:p>5</text:p>
          </table:table-cell>
          <table:table-cell table:style-name="ce10" table:formula="of:=VLOOKUP([.$A7];[$regras.$A$2:$regras.$H$99];6;0)" office:value-type="float" office:value="0" calcext:value-type="float">
            <text:p>0</text:p>
          </table:table-cell>
          <table:table-cell table:style-name="ce10" table:formula="of:=VLOOKUP([.$A7];[$regras.$A$2:$regras.$H$99];7;0)" office:value-type="float" office:value="0" calcext:value-type="float">
            <text:p>0</text:p>
          </table:table-cell>
          <table:table-cell table:style-name="ce4" table:formula="of:=VLOOKUP([.$A7];[$regras_otimos.$A$2:$regras_otimos.$H$99];6;0)" office:value-type="float" office:value="0" calcext:value-type="float">
            <text:p>0</text:p>
          </table:table-cell>
          <table:table-cell table:style-name="ce4" table:formula="of:=VLOOKUP([.$A7];[$regras_otimos.$A$2:$regras_otimos.$H$99];7;0)" office:value-type="float" office:value="0" calcext:value-type="float">
            <text:p>0</text:p>
          </table:table-cell>
          <table:table-cell table:formula="of:=VLOOKUP([.$A7];[$regras_otimos_reed.$A$2:$regras_otimos_reed.$H$99];6;0)" office:value-type="float" office:value="0" calcext:value-type="float">
            <text:p>0</text:p>
          </table:table-cell>
          <table:table-cell table:formula="of:=VLOOKUP([.$A7];[$regras_otimos_reed.$A$2:$regras_otimos_reed.$H$99];7;0)" office:value-type="float" office:value="0" calcext:value-type="float">
            <text:p>0</text:p>
          </table:table-cell>
          <table:table-cell table:formula="of:=VLOOKUP([.$A7];[$regras_reed.$A$2:$regras_reed.$H$99];6;0)" office:value-type="float" office:value="0" calcext:value-type="float">
            <text:p>0</text:p>
          </table:table-cell>
          <table:table-cell table:formula="of:=VLOOKUP([.$A7];[$regras_reed.$A$2:$regras_reed.$H$99];7;0)" office:value-type="float" office:value="0" calcext:value-type="float">
            <text:p>0</text:p>
          </table:table-cell>
          <table:table-cell table:formula="of:=VLOOKUP([.$A7];[$regras_reed_otimos.$A$2:$regras_reed_otimos.$H$99];6;0)" office:value-type="float" office:value="0" calcext:value-type="float">
            <text:p>0</text:p>
          </table:table-cell>
          <table:table-cell table:formula="of:=VLOOKUP([.$A7];[$regras_reed_otimos.$A$2:$regras_reed_otimos.$H$99];7;0)" office:value-type="float" office:value="0" calcext:value-type="float">
            <text:p>0</text:p>
          </table:table-cell>
          <table:table-cell table:formula="of:=[.F7]+[.H7]+[.J7]" office:value-type="float" office:value="0" calcext:value-type="float">
            <text:p>0</text:p>
          </table:table-cell>
          <table:table-cell table:formula="of:=[.G7]+[.I7]+[.K7]" office:value-type="float" office:value="0" calcext:value-type="float">
            <text:p>0</text:p>
          </table:table-cell>
          <table:table-cell table:formula="of:=[.F7]+[.L7]+[.N7]" office:value-type="float" office:value="0" calcext:value-type="float">
            <text:p>0</text:p>
          </table:table-cell>
          <table:table-cell table:formula="of:=[.G7]+[.M7]+[.O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style-name="ce10" table:formula="of:=VLOOKUP([.$A8];[$regras.$A$2:$regras.$H$99];2;0)" office:value-type="float" office:value="5" calcext:value-type="float">
            <text:p>5</text:p>
          </table:table-cell>
          <table:table-cell table:style-name="ce10" table:formula="of:=VLOOKUP([.$A8];[$regras.$A$2:$regras.$H$99];3;0)" office:value-type="float" office:value="5" calcext:value-type="float">
            <text:p>5</text:p>
          </table:table-cell>
          <table:table-cell table:style-name="ce10" table:formula="of:=VLOOKUP([.$A8];[$regras.$A$2:$regras.$H$99];4;0)" office:value-type="float" office:value="5" calcext:value-type="float">
            <text:p>5</text:p>
          </table:table-cell>
          <table:table-cell table:style-name="ce10" table:formula="of:=VLOOKUP([.$A8];[$regras.$A$2:$regras.$H$99];5;0)" office:value-type="float" office:value="5" calcext:value-type="float">
            <text:p>5</text:p>
          </table:table-cell>
          <table:table-cell table:style-name="ce10" table:formula="of:=VLOOKUP([.$A8];[$regras.$A$2:$regras.$H$99];6;0)" office:value-type="float" office:value="0" calcext:value-type="float">
            <text:p>0</text:p>
          </table:table-cell>
          <table:table-cell table:style-name="ce10" table:formula="of:=VLOOKUP([.$A8];[$regras.$A$2:$regras.$H$99];7;0)" office:value-type="float" office:value="0" calcext:value-type="float">
            <text:p>0</text:p>
          </table:table-cell>
          <table:table-cell table:style-name="ce4" table:formula="of:=VLOOKUP([.$A8];[$regras_otimos.$A$2:$regras_otimos.$H$99];6;0)" office:value-type="float" office:value="0" calcext:value-type="float">
            <text:p>0</text:p>
          </table:table-cell>
          <table:table-cell table:style-name="ce4" table:formula="of:=VLOOKUP([.$A8];[$regras_otimos.$A$2:$regras_otimos.$H$99];7;0)" office:value-type="float" office:value="0" calcext:value-type="float">
            <text:p>0</text:p>
          </table:table-cell>
          <table:table-cell table:formula="of:=VLOOKUP([.$A8];[$regras_otimos_reed.$A$2:$regras_otimos_reed.$H$99];6;0)" office:value-type="float" office:value="0" calcext:value-type="float">
            <text:p>0</text:p>
          </table:table-cell>
          <table:table-cell table:formula="of:=VLOOKUP([.$A8];[$regras_otimos_reed.$A$2:$regras_otimos_reed.$H$99];7;0)" office:value-type="float" office:value="0" calcext:value-type="float">
            <text:p>0</text:p>
          </table:table-cell>
          <table:table-cell table:formula="of:=VLOOKUP([.$A8];[$regras_reed.$A$2:$regras_reed.$H$99];6;0)" office:value-type="float" office:value="0" calcext:value-type="float">
            <text:p>0</text:p>
          </table:table-cell>
          <table:table-cell table:formula="of:=VLOOKUP([.$A8];[$regras_reed.$A$2:$regras_reed.$H$99];7;0)" office:value-type="float" office:value="0" calcext:value-type="float">
            <text:p>0</text:p>
          </table:table-cell>
          <table:table-cell table:formula="of:=VLOOKUP([.$A8];[$regras_reed_otimos.$A$2:$regras_reed_otimos.$H$99];6;0)" office:value-type="float" office:value="0" calcext:value-type="float">
            <text:p>0</text:p>
          </table:table-cell>
          <table:table-cell table:formula="of:=VLOOKUP([.$A8];[$regras_reed_otimos.$A$2:$regras_reed_otimos.$H$99];7;0)" office:value-type="float" office:value="0" calcext:value-type="float">
            <text:p>0</text:p>
          </table:table-cell>
          <table:table-cell table:formula="of:=[.F8]+[.H8]+[.J8]" office:value-type="float" office:value="0" calcext:value-type="float">
            <text:p>0</text:p>
          </table:table-cell>
          <table:table-cell table:formula="of:=[.G8]+[.I8]+[.K8]" office:value-type="float" office:value="0" calcext:value-type="float">
            <text:p>0</text:p>
          </table:table-cell>
          <table:table-cell table:formula="of:=[.F8]+[.L8]+[.N8]" office:value-type="float" office:value="0" calcext:value-type="float">
            <text:p>0</text:p>
          </table:table-cell>
          <table:table-cell table:formula="of:=[.G8]+[.M8]+[.O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style-name="ce10" table:formula="of:=VLOOKUP([.$A9];[$regras.$A$2:$regras.$H$99];2;0)" office:value-type="float" office:value="5" calcext:value-type="float">
            <text:p>5</text:p>
          </table:table-cell>
          <table:table-cell table:style-name="ce10" table:formula="of:=VLOOKUP([.$A9];[$regras.$A$2:$regras.$H$99];3;0)" office:value-type="float" office:value="5" calcext:value-type="float">
            <text:p>5</text:p>
          </table:table-cell>
          <table:table-cell table:style-name="ce10" table:formula="of:=VLOOKUP([.$A9];[$regras.$A$2:$regras.$H$99];4;0)" office:value-type="float" office:value="5" calcext:value-type="float">
            <text:p>5</text:p>
          </table:table-cell>
          <table:table-cell table:style-name="ce10" table:formula="of:=VLOOKUP([.$A9];[$regras.$A$2:$regras.$H$99];5;0)" office:value-type="float" office:value="5" calcext:value-type="float">
            <text:p>5</text:p>
          </table:table-cell>
          <table:table-cell table:style-name="ce10" table:formula="of:=VLOOKUP([.$A9];[$regras.$A$2:$regras.$H$99];6;0)" office:value-type="float" office:value="0" calcext:value-type="float">
            <text:p>0</text:p>
          </table:table-cell>
          <table:table-cell table:style-name="ce10" table:formula="of:=VLOOKUP([.$A9];[$regras.$A$2:$regras.$H$99];7;0)" office:value-type="float" office:value="0" calcext:value-type="float">
            <text:p>0</text:p>
          </table:table-cell>
          <table:table-cell table:style-name="ce4" table:formula="of:=VLOOKUP([.$A9];[$regras_otimos.$A$2:$regras_otimos.$H$99];6;0)" office:value-type="float" office:value="0" calcext:value-type="float">
            <text:p>0</text:p>
          </table:table-cell>
          <table:table-cell table:style-name="ce4" table:formula="of:=VLOOKUP([.$A9];[$regras_otimos.$A$2:$regras_otimos.$H$99];7;0)" office:value-type="float" office:value="0" calcext:value-type="float">
            <text:p>0</text:p>
          </table:table-cell>
          <table:table-cell table:formula="of:=VLOOKUP([.$A9];[$regras_otimos_reed.$A$2:$regras_otimos_reed.$H$99];6;0)" office:value-type="float" office:value="0" calcext:value-type="float">
            <text:p>0</text:p>
          </table:table-cell>
          <table:table-cell table:formula="of:=VLOOKUP([.$A9];[$regras_otimos_reed.$A$2:$regras_otimos_reed.$H$99];7;0)" office:value-type="float" office:value="0" calcext:value-type="float">
            <text:p>0</text:p>
          </table:table-cell>
          <table:table-cell table:formula="of:=VLOOKUP([.$A9];[$regras_reed.$A$2:$regras_reed.$H$99];6;0)" office:value-type="float" office:value="0" calcext:value-type="float">
            <text:p>0</text:p>
          </table:table-cell>
          <table:table-cell table:formula="of:=VLOOKUP([.$A9];[$regras_reed.$A$2:$regras_reed.$H$99];7;0)" office:value-type="float" office:value="0" calcext:value-type="float">
            <text:p>0</text:p>
          </table:table-cell>
          <table:table-cell table:formula="of:=VLOOKUP([.$A9];[$regras_reed_otimos.$A$2:$regras_reed_otimos.$H$99];6;0)" office:value-type="float" office:value="0" calcext:value-type="float">
            <text:p>0</text:p>
          </table:table-cell>
          <table:table-cell table:formula="of:=VLOOKUP([.$A9];[$regras_reed_otimos.$A$2:$regras_reed_otimos.$H$99];7;0)" office:value-type="float" office:value="0" calcext:value-type="float">
            <text:p>0</text:p>
          </table:table-cell>
          <table:table-cell table:formula="of:=[.F9]+[.H9]+[.J9]" office:value-type="float" office:value="0" calcext:value-type="float">
            <text:p>0</text:p>
          </table:table-cell>
          <table:table-cell table:formula="of:=[.G9]+[.I9]+[.K9]" office:value-type="float" office:value="0" calcext:value-type="float">
            <text:p>0</text:p>
          </table:table-cell>
          <table:table-cell table:formula="of:=[.F9]+[.L9]+[.N9]" office:value-type="float" office:value="0" calcext:value-type="float">
            <text:p>0</text:p>
          </table:table-cell>
          <table:table-cell table:formula="of:=[.G9]+[.M9]+[.O9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1-ham3_complete_47(28).tfc</text:p>
          </table:table-cell>
          <table:table-cell table:style-name="ce10" table:formula="of:=VLOOKUP([.$A10];[$regras.$A$2:$regras.$H$99];2;0)" office:value-type="float" office:value="7" calcext:value-type="float">
            <text:p>7</text:p>
          </table:table-cell>
          <table:table-cell table:style-name="ce10" table:formula="of:=VLOOKUP([.$A10];[$regras.$A$2:$regras.$H$99];3;0)" office:value-type="float" office:value="35" calcext:value-type="float">
            <text:p>35</text:p>
          </table:table-cell>
          <table:table-cell table:style-name="ce10" table:formula="of:=VLOOKUP([.$A10];[$regras.$A$2:$regras.$H$99];4;0)" office:value-type="float" office:value="7" calcext:value-type="float">
            <text:p>7</text:p>
          </table:table-cell>
          <table:table-cell table:style-name="ce10" table:formula="of:=VLOOKUP([.$A10];[$regras.$A$2:$regras.$H$99];5;0)" office:value-type="float" office:value="35" calcext:value-type="float">
            <text:p>35</text:p>
          </table:table-cell>
          <table:table-cell table:style-name="ce10" table:formula="of:=VLOOKUP([.$A10];[$regras.$A$2:$regras.$H$99];6;0)" office:value-type="float" office:value="0" calcext:value-type="float">
            <text:p>0</text:p>
          </table:table-cell>
          <table:table-cell table:style-name="ce10" table:formula="of:=VLOOKUP([.$A10];[$regras.$A$2:$regras.$H$99];7;0)" office:value-type="float" office:value="0" calcext:value-type="float">
            <text:p>0</text:p>
          </table:table-cell>
          <table:table-cell table:style-name="ce4" table:formula="of:=VLOOKUP([.$A10];[$regras_otimos.$A$2:$regras_otimos.$H$99];6;0)" office:value-type="float" office:value="2" calcext:value-type="float">
            <text:p>2</text:p>
          </table:table-cell>
          <table:table-cell table:style-name="ce4" table:formula="of:=VLOOKUP([.$A10];[$regras_otimos.$A$2:$regras_otimos.$H$99];7;0)" office:value-type="float" office:value="20" calcext:value-type="float">
            <text:p>20</text:p>
          </table:table-cell>
          <table:table-cell table:formula="of:=VLOOKUP([.$A10];[$regras_otimos_reed.$A$2:$regras_otimos_reed.$H$99];6;0)" office:value-type="float" office:value="0" calcext:value-type="float">
            <text:p>0</text:p>
          </table:table-cell>
          <table:table-cell table:formula="of:=VLOOKUP([.$A10];[$regras_otimos_reed.$A$2:$regras_otimos_reed.$H$99];7;0)" office:value-type="float" office:value="0" calcext:value-type="float">
            <text:p>0</text:p>
          </table:table-cell>
          <table:table-cell table:formula="of:=VLOOKUP([.$A10];[$regras_reed.$A$2:$regras_reed.$H$99];6;0)" office:value-type="float" office:value="1" calcext:value-type="float">
            <text:p>1</text:p>
          </table:table-cell>
          <table:table-cell table:formula="of:=VLOOKUP([.$A10];[$regras_reed.$A$2:$regras_reed.$H$99];7;0)" office:value-type="float" office:value="9" calcext:value-type="float">
            <text:p>9</text:p>
          </table:table-cell>
          <table:table-cell table:formula="of:=VLOOKUP([.$A10];[$regras_reed_otimos.$A$2:$regras_reed_otimos.$H$99];6;0)" office:value-type="float" office:value="1" calcext:value-type="float">
            <text:p>1</text:p>
          </table:table-cell>
          <table:table-cell table:formula="of:=VLOOKUP([.$A10];[$regras_reed_otimos.$A$2:$regras_reed_otimos.$H$99];7;0)" office:value-type="float" office:value="11" calcext:value-type="float">
            <text:p>11</text:p>
          </table:table-cell>
          <table:table-cell table:formula="of:=[.F10]+[.H10]+[.J10]" office:value-type="float" office:value="2" calcext:value-type="float">
            <text:p>2</text:p>
          </table:table-cell>
          <table:table-cell table:formula="of:=[.G10]+[.I10]+[.K10]" office:value-type="float" office:value="20" calcext:value-type="float">
            <text:p>20</text:p>
          </table:table-cell>
          <table:table-cell table:formula="of:=[.F10]+[.L10]+[.N10]" office:value-type="float" office:value="2" calcext:value-type="float">
            <text:p>2</text:p>
          </table:table-cell>
          <table:table-cell table:formula="of:=[.G10]+[.M10]+[.O10]" office:value-type="float" office:value="20" calcext:value-type="float">
            <text:p>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table:style-name="ce10" table:formula="of:=VLOOKUP([.$A11];[$regras.$A$2:$regras.$H$99];2;0)" office:value-type="float" office:value="7" calcext:value-type="float">
            <text:p>7</text:p>
          </table:table-cell>
          <table:table-cell table:style-name="ce10" table:formula="of:=VLOOKUP([.$A11];[$regras.$A$2:$regras.$H$99];3;0)" office:value-type="float" office:value="33" calcext:value-type="float">
            <text:p>33</text:p>
          </table:table-cell>
          <table:table-cell table:style-name="ce10" table:formula="of:=VLOOKUP([.$A11];[$regras.$A$2:$regras.$H$99];4;0)" office:value-type="float" office:value="7" calcext:value-type="float">
            <text:p>7</text:p>
          </table:table-cell>
          <table:table-cell table:style-name="ce10" table:formula="of:=VLOOKUP([.$A11];[$regras.$A$2:$regras.$H$99];5;0)" office:value-type="float" office:value="33" calcext:value-type="float">
            <text:p>33</text:p>
          </table:table-cell>
          <table:table-cell table:style-name="ce10" table:formula="of:=VLOOKUP([.$A11];[$regras.$A$2:$regras.$H$99];6;0)" office:value-type="float" office:value="0" calcext:value-type="float">
            <text:p>0</text:p>
          </table:table-cell>
          <table:table-cell table:style-name="ce10" table:formula="of:=VLOOKUP([.$A11];[$regras.$A$2:$regras.$H$99];7;0)" office:value-type="float" office:value="0" calcext:value-type="float">
            <text:p>0</text:p>
          </table:table-cell>
          <table:table-cell table:style-name="ce4" table:formula="of:=VLOOKUP([.$A11];[$regras_otimos.$A$2:$regras_otimos.$H$99];6;0)" office:value-type="float" office:value="2" calcext:value-type="float">
            <text:p>2</text:p>
          </table:table-cell>
          <table:table-cell table:style-name="ce4" table:formula="of:=VLOOKUP([.$A11];[$regras_otimos.$A$2:$regras_otimos.$H$99];7;0)" office:value-type="float" office:value="18" calcext:value-type="float">
            <text:p>18</text:p>
          </table:table-cell>
          <table:table-cell table:formula="of:=VLOOKUP([.$A11];[$regras_otimos_reed.$A$2:$regras_otimos_reed.$H$99];6;0)" office:value-type="float" office:value="-2" calcext:value-type="float">
            <text:p>-2</text:p>
          </table:table-cell>
          <table:table-cell table:formula="of:=VLOOKUP([.$A11];[$regras_otimos_reed.$A$2:$regras_otimos_reed.$H$99];7;0)" office:value-type="float" office:value="-6" calcext:value-type="float">
            <text:p>-6</text:p>
          </table:table-cell>
          <table:table-cell table:formula="of:=VLOOKUP([.$A11];[$regras_reed.$A$2:$regras_reed.$H$99];6;0)" office:value-type="float" office:value="0" calcext:value-type="float">
            <text:p>0</text:p>
          </table:table-cell>
          <table:table-cell table:formula="of:=VLOOKUP([.$A11];[$regras_reed.$A$2:$regras_reed.$H$99];7;0)" office:value-type="float" office:value="0" calcext:value-type="float">
            <text:p>0</text:p>
          </table:table-cell>
          <table:table-cell table:formula="of:=VLOOKUP([.$A11];[$regras_reed_otimos.$A$2:$regras_reed_otimos.$H$99];6;0)" office:value-type="float" office:value="2" calcext:value-type="float">
            <text:p>2</text:p>
          </table:table-cell>
          <table:table-cell table:formula="of:=VLOOKUP([.$A11];[$regras_reed_otimos.$A$2:$regras_reed_otimos.$H$99];7;0)" office:value-type="float" office:value="18" calcext:value-type="float">
            <text:p>18</text:p>
          </table:table-cell>
          <table:table-cell table:formula="of:=[.F11]+[.H11]+[.J11]" office:value-type="float" office:value="0" calcext:value-type="float">
            <text:p>0</text:p>
          </table:table-cell>
          <table:table-cell table:formula="of:=[.G11]+[.I11]+[.K11]" office:value-type="float" office:value="12" calcext:value-type="float">
            <text:p>12</text:p>
          </table:table-cell>
          <table:table-cell table:formula="of:=[.F11]+[.L11]+[.N11]" office:value-type="float" office:value="2" calcext:value-type="float">
            <text:p>2</text:p>
          </table:table-cell>
          <table:table-cell table:formula="of:=[.G11]+[.M11]+[.O11]" office:value-type="float" office:value="18" calcext:value-type="float">
            <text:p>1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2-ham3_complete_47(28).tfc</text:p>
          </table:table-cell>
          <table:table-cell table:style-name="ce10" table:formula="of:=VLOOKUP([.$A12];[$regras.$A$2:$regras.$H$99];2;0)" office:value-type="float" office:value="6" calcext:value-type="float">
            <text:p>6</text:p>
          </table:table-cell>
          <table:table-cell table:style-name="ce10" table:formula="of:=VLOOKUP([.$A12];[$regras.$A$2:$regras.$H$99];3;0)" office:value-type="float" office:value="31" calcext:value-type="float">
            <text:p>31</text:p>
          </table:table-cell>
          <table:table-cell table:style-name="ce10" table:formula="of:=VLOOKUP([.$A12];[$regras.$A$2:$regras.$H$99];4;0)" office:value-type="float" office:value="6" calcext:value-type="float">
            <text:p>6</text:p>
          </table:table-cell>
          <table:table-cell table:style-name="ce10" table:formula="of:=VLOOKUP([.$A12];[$regras.$A$2:$regras.$H$99];5;0)" office:value-type="float" office:value="31" calcext:value-type="float">
            <text:p>31</text:p>
          </table:table-cell>
          <table:table-cell table:style-name="ce10" table:formula="of:=VLOOKUP([.$A12];[$regras.$A$2:$regras.$H$99];6;0)" office:value-type="float" office:value="0" calcext:value-type="float">
            <text:p>0</text:p>
          </table:table-cell>
          <table:table-cell table:style-name="ce10" table:formula="of:=VLOOKUP([.$A12];[$regras.$A$2:$regras.$H$99];7;0)" office:value-type="float" office:value="0" calcext:value-type="float">
            <text:p>0</text:p>
          </table:table-cell>
          <table:table-cell table:style-name="ce4" table:formula="of:=VLOOKUP([.$A12];[$regras_otimos.$A$2:$regras_otimos.$H$99];6;0)" office:value-type="float" office:value="1" calcext:value-type="float">
            <text:p>1</text:p>
          </table:table-cell>
          <table:table-cell table:style-name="ce4" table:formula="of:=VLOOKUP([.$A12];[$regras_otimos.$A$2:$regras_otimos.$H$99];7;0)" office:value-type="float" office:value="16" calcext:value-type="float">
            <text:p>16</text:p>
          </table:table-cell>
          <table:table-cell table:formula="of:=VLOOKUP([.$A12];[$regras_otimos_reed.$A$2:$regras_otimos_reed.$H$99];6;0)" office:value-type="float" office:value="0" calcext:value-type="float">
            <text:p>0</text:p>
          </table:table-cell>
          <table:table-cell table:formula="of:=VLOOKUP([.$A12];[$regras_otimos_reed.$A$2:$regras_otimos_reed.$H$99];7;0)" office:value-type="float" office:value="0" calcext:value-type="float">
            <text:p>0</text:p>
          </table:table-cell>
          <table:table-cell table:formula="of:=VLOOKUP([.$A12];[$regras_reed.$A$2:$regras_reed.$H$99];6;0)" office:value-type="float" office:value="0" calcext:value-type="float">
            <text:p>0</text:p>
          </table:table-cell>
          <table:table-cell table:formula="of:=VLOOKUP([.$A12];[$regras_reed.$A$2:$regras_reed.$H$99];7;0)" office:value-type="float" office:value="0" calcext:value-type="float">
            <text:p>0</text:p>
          </table:table-cell>
          <table:table-cell table:formula="of:=VLOOKUP([.$A12];[$regras_reed_otimos.$A$2:$regras_reed_otimos.$H$99];6;0)" office:value-type="float" office:value="1" calcext:value-type="float">
            <text:p>1</text:p>
          </table:table-cell>
          <table:table-cell table:formula="of:=VLOOKUP([.$A12];[$regras_reed_otimos.$A$2:$regras_reed_otimos.$H$99];7;0)" office:value-type="float" office:value="16" calcext:value-type="float">
            <text:p>16</text:p>
          </table:table-cell>
          <table:table-cell table:formula="of:=[.F12]+[.H12]+[.J12]" office:value-type="float" office:value="1" calcext:value-type="float">
            <text:p>1</text:p>
          </table:table-cell>
          <table:table-cell table:formula="of:=[.G12]+[.I12]+[.K12]" office:value-type="float" office:value="16" calcext:value-type="float">
            <text:p>16</text:p>
          </table:table-cell>
          <table:table-cell table:formula="of:=[.F12]+[.L12]+[.N12]" office:value-type="float" office:value="1" calcext:value-type="float">
            <text:p>1</text:p>
          </table:table-cell>
          <table:table-cell table:formula="of:=[.G12]+[.M12]+[.O12]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table:style-name="ce10" table:formula="of:=VLOOKUP([.$A13];[$regras.$A$2:$regras.$H$99];2;0)" office:value-type="float" office:value="7" calcext:value-type="float">
            <text:p>7</text:p>
          </table:table-cell>
          <table:table-cell table:style-name="ce10" table:formula="of:=VLOOKUP([.$A13];[$regras.$A$2:$regras.$H$99];3;0)" office:value-type="float" office:value="38" calcext:value-type="float">
            <text:p>38</text:p>
          </table:table-cell>
          <table:table-cell table:style-name="ce10" table:formula="of:=VLOOKUP([.$A13];[$regras.$A$2:$regras.$H$99];4;0)" office:value-type="float" office:value="7" calcext:value-type="float">
            <text:p>7</text:p>
          </table:table-cell>
          <table:table-cell table:style-name="ce10" table:formula="of:=VLOOKUP([.$A13];[$regras.$A$2:$regras.$H$99];5;0)" office:value-type="float" office:value="38" calcext:value-type="float">
            <text:p>38</text:p>
          </table:table-cell>
          <table:table-cell table:style-name="ce10" table:formula="of:=VLOOKUP([.$A13];[$regras.$A$2:$regras.$H$99];6;0)" office:value-type="float" office:value="0" calcext:value-type="float">
            <text:p>0</text:p>
          </table:table-cell>
          <table:table-cell table:style-name="ce10" table:formula="of:=VLOOKUP([.$A13];[$regras.$A$2:$regras.$H$99];7;0)" office:value-type="float" office:value="0" calcext:value-type="float">
            <text:p>0</text:p>
          </table:table-cell>
          <table:table-cell table:style-name="ce4" table:formula="of:=VLOOKUP([.$A13];[$regras_otimos.$A$2:$regras_otimos.$H$99];6;0)" office:value-type="float" office:value="2" calcext:value-type="float">
            <text:p>2</text:p>
          </table:table-cell>
          <table:table-cell table:style-name="ce4" table:formula="of:=VLOOKUP([.$A13];[$regras_otimos.$A$2:$regras_otimos.$H$99];7;0)" office:value-type="float" office:value="23" calcext:value-type="float">
            <text:p>23</text:p>
          </table:table-cell>
          <table:table-cell table:formula="of:=VLOOKUP([.$A13];[$regras_otimos_reed.$A$2:$regras_otimos_reed.$H$99];6;0)" office:value-type="float" office:value="-2" calcext:value-type="float">
            <text:p>-2</text:p>
          </table:table-cell>
          <table:table-cell table:formula="of:=VLOOKUP([.$A13];[$regras_otimos_reed.$A$2:$regras_otimos_reed.$H$99];7;0)" office:value-type="float" office:value="-6" calcext:value-type="float">
            <text:p>-6</text:p>
          </table:table-cell>
          <table:table-cell table:formula="of:=VLOOKUP([.$A13];[$regras_reed.$A$2:$regras_reed.$H$99];6;0)" office:value-type="float" office:value="1" calcext:value-type="float">
            <text:p>1</text:p>
          </table:table-cell>
          <table:table-cell table:formula="of:=VLOOKUP([.$A13];[$regras_reed.$A$2:$regras_reed.$H$99];7;0)" office:value-type="float" office:value="8" calcext:value-type="float">
            <text:p>8</text:p>
          </table:table-cell>
          <table:table-cell table:formula="of:=VLOOKUP([.$A13];[$regras_reed_otimos.$A$2:$regras_reed_otimos.$H$99];6;0)" office:value-type="float" office:value="1" calcext:value-type="float">
            <text:p>1</text:p>
          </table:table-cell>
          <table:table-cell table:formula="of:=VLOOKUP([.$A13];[$regras_reed_otimos.$A$2:$regras_reed_otimos.$H$99];7;0)" office:value-type="float" office:value="15" calcext:value-type="float">
            <text:p>15</text:p>
          </table:table-cell>
          <table:table-cell table:formula="of:=[.F13]+[.H13]+[.J13]" office:value-type="float" office:value="0" calcext:value-type="float">
            <text:p>0</text:p>
          </table:table-cell>
          <table:table-cell table:formula="of:=[.G13]+[.I13]+[.K13]" office:value-type="float" office:value="17" calcext:value-type="float">
            <text:p>17</text:p>
          </table:table-cell>
          <table:table-cell table:formula="of:=[.F13]+[.L13]+[.N13]" office:value-type="float" office:value="2" calcext:value-type="float">
            <text:p>2</text:p>
          </table:table-cell>
          <table:table-cell table:formula="of:=[.G13]+[.M13]+[.O13]" office:value-type="float" office:value="23" calcext:value-type="float">
            <text:p>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m3tc.tfc</text:p>
          </table:table-cell>
          <table:table-cell table:style-name="ce10" table:formula="of:=VLOOKUP([.$A14];[$regras.$A$2:$regras.$H$99];2;0)" office:value-type="float" office:value="5" calcext:value-type="float">
            <text:p>5</text:p>
          </table:table-cell>
          <table:table-cell table:style-name="ce10" table:formula="of:=VLOOKUP([.$A14];[$regras.$A$2:$regras.$H$99];3;0)" office:value-type="float" office:value="9" calcext:value-type="float">
            <text:p>9</text:p>
          </table:table-cell>
          <table:table-cell table:style-name="ce10" table:formula="of:=VLOOKUP([.$A14];[$regras.$A$2:$regras.$H$99];4;0)" office:value-type="float" office:value="5" calcext:value-type="float">
            <text:p>5</text:p>
          </table:table-cell>
          <table:table-cell table:style-name="ce10" table:formula="of:=VLOOKUP([.$A14];[$regras.$A$2:$regras.$H$99];5;0)" office:value-type="float" office:value="9" calcext:value-type="float">
            <text:p>9</text:p>
          </table:table-cell>
          <table:table-cell table:style-name="ce10" table:formula="of:=VLOOKUP([.$A14];[$regras.$A$2:$regras.$H$99];6;0)" office:value-type="float" office:value="0" calcext:value-type="float">
            <text:p>0</text:p>
          </table:table-cell>
          <table:table-cell table:style-name="ce10" table:formula="of:=VLOOKUP([.$A14];[$regras.$A$2:$regras.$H$99];7;0)" office:value-type="float" office:value="0" calcext:value-type="float">
            <text:p>0</text:p>
          </table:table-cell>
          <table:table-cell table:style-name="ce4" table:formula="of:=VLOOKUP([.$A14];[$regras_otimos.$A$2:$regras_otimos.$H$99];6;0)" office:value-type="float" office:value="0" calcext:value-type="float">
            <text:p>0</text:p>
          </table:table-cell>
          <table:table-cell table:style-name="ce4" table:formula="of:=VLOOKUP([.$A14];[$regras_otimos.$A$2:$regras_otimos.$H$99];7;0)" office:value-type="float" office:value="-6" calcext:value-type="float">
            <text:p>-6</text:p>
          </table:table-cell>
          <table:table-cell table:formula="of:=VLOOKUP([.$A14];[$regras_otimos_reed.$A$2:$regras_otimos_reed.$H$99];6;0)" office:value-type="float" office:value="0" calcext:value-type="float">
            <text:p>0</text:p>
          </table:table-cell>
          <table:table-cell table:formula="of:=VLOOKUP([.$A14];[$regras_otimos_reed.$A$2:$regras_otimos_reed.$H$99];7;0)" office:value-type="float" office:value="0" calcext:value-type="float">
            <text:p>0</text:p>
          </table:table-cell>
          <table:table-cell table:formula="of:=VLOOKUP([.$A14];[$regras_reed.$A$2:$regras_reed.$H$99];6;0)" office:value-type="float" office:value="0" calcext:value-type="float">
            <text:p>0</text:p>
          </table:table-cell>
          <table:table-cell table:formula="of:=VLOOKUP([.$A14];[$regras_reed.$A$2:$regras_reed.$H$99];7;0)" office:value-type="float" office:value="0" calcext:value-type="float">
            <text:p>0</text:p>
          </table:table-cell>
          <table:table-cell table:formula="of:=VLOOKUP([.$A14];[$regras_reed_otimos.$A$2:$regras_reed_otimos.$H$99];6;0)" office:value-type="float" office:value="0" calcext:value-type="float">
            <text:p>0</text:p>
          </table:table-cell>
          <table:table-cell table:formula="of:=VLOOKUP([.$A14];[$regras_reed_otimos.$A$2:$regras_reed_otimos.$H$99];7;0)" office:value-type="float" office:value="-6" calcext:value-type="float">
            <text:p>-6</text:p>
          </table:table-cell>
          <table:table-cell table:formula="of:=[.F14]+[.H14]+[.J14]" office:value-type="float" office:value="0" calcext:value-type="float">
            <text:p>0</text:p>
          </table:table-cell>
          <table:table-cell table:formula="of:=[.G14]+[.I14]+[.K14]" office:value-type="float" office:value="-6" calcext:value-type="float">
            <text:p>-6</text:p>
          </table:table-cell>
          <table:table-cell table:formula="of:=[.F14]+[.L14]+[.N14]" office:value-type="float" office:value="0" calcext:value-type="float">
            <text:p>0</text:p>
          </table:table-cell>
          <table:table-cell table:formula="of:=[.G14]+[.M14]+[.O14]" office:value-type="float" office:value="-6" calcext:value-type="float">
            <text:p>-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1-ham7.tfc</text:p>
          </table:table-cell>
          <table:table-cell table:style-name="ce10" table:formula="of:=VLOOKUP([.$A15];[$regras.$A$2:$regras.$H$99];2;0)" office:value-type="float" office:value="88" calcext:value-type="float">
            <text:p>88</text:p>
          </table:table-cell>
          <table:table-cell table:style-name="ce10" table:formula="of:=VLOOKUP([.$A15];[$regras.$A$2:$regras.$H$99];3;0)" office:value-type="float" office:value="8168" calcext:value-type="float">
            <text:p>8.168</text:p>
          </table:table-cell>
          <table:table-cell table:style-name="ce10" table:formula="of:=VLOOKUP([.$A15];[$regras.$A$2:$regras.$H$99];4;0)" office:value-type="float" office:value="88" calcext:value-type="float">
            <text:p>88</text:p>
          </table:table-cell>
          <table:table-cell table:style-name="ce10" table:formula="of:=VLOOKUP([.$A15];[$regras.$A$2:$regras.$H$99];5;0)" office:value-type="float" office:value="8168" calcext:value-type="float">
            <text:p>8.168</text:p>
          </table:table-cell>
          <table:table-cell table:style-name="ce10" table:formula="of:=VLOOKUP([.$A15];[$regras.$A$2:$regras.$H$99];6;0)" office:value-type="float" office:value="0" calcext:value-type="float">
            <text:p>0</text:p>
          </table:table-cell>
          <table:table-cell table:style-name="ce10" table:formula="of:=VLOOKUP([.$A15];[$regras.$A$2:$regras.$H$99];7;0)" office:value-type="float" office:value="0" calcext:value-type="float">
            <text:p>0</text:p>
          </table:table-cell>
          <table:table-cell table:style-name="ce4" table:formula="of:=VLOOKUP([.$A15];[$regras_otimos.$A$2:$regras_otimos.$H$99];6;0)" office:value-type="float" office:value="2" calcext:value-type="float">
            <text:p>2</text:p>
          </table:table-cell>
          <table:table-cell table:style-name="ce4" table:formula="of:=VLOOKUP([.$A15];[$regras_otimos.$A$2:$regras_otimos.$H$99];7;0)" office:value-type="float" office:value="42" calcext:value-type="float">
            <text:p>42</text:p>
          </table:table-cell>
          <table:table-cell table:formula="of:=VLOOKUP([.$A15];[$regras_otimos_reed.$A$2:$regras_otimos_reed.$H$99];6;0)" office:value-type="float" office:value="-2" calcext:value-type="float">
            <text:p>-2</text:p>
          </table:table-cell>
          <table:table-cell table:formula="of:=VLOOKUP([.$A15];[$regras_otimos_reed.$A$2:$regras_otimos_reed.$H$99];7;0)" office:value-type="float" office:value="-14" calcext:value-type="float">
            <text:p>-14</text:p>
          </table:table-cell>
          <table:table-cell table:formula="of:=VLOOKUP([.$A15];[$regras_reed.$A$2:$regras_reed.$H$99];6;0)" office:value-type="float" office:value="-2" calcext:value-type="float">
            <text:p>-2</text:p>
          </table:table-cell>
          <table:table-cell table:formula="of:=VLOOKUP([.$A15];[$regras_reed.$A$2:$regras_reed.$H$99];7;0)" office:value-type="float" office:value="54" calcext:value-type="float">
            <text:p>54</text:p>
          </table:table-cell>
          <table:table-cell table:formula="of:=VLOOKUP([.$A15];[$regras_reed_otimos.$A$2:$regras_reed_otimos.$H$99];6;0)" office:value-type="float" office:value="3" calcext:value-type="float">
            <text:p>3</text:p>
          </table:table-cell>
          <table:table-cell table:formula="of:=VLOOKUP([.$A15];[$regras_reed_otimos.$A$2:$regras_reed_otimos.$H$99];7;0)" office:value-type="float" office:value="3" calcext:value-type="float">
            <text:p>3</text:p>
          </table:table-cell>
          <table:table-cell table:formula="of:=[.F15]+[.H15]+[.J15]" office:value-type="float" office:value="0" calcext:value-type="float">
            <text:p>0</text:p>
          </table:table-cell>
          <table:table-cell table:formula="of:=[.G15]+[.I15]+[.K15]" office:value-type="float" office:value="28" calcext:value-type="float">
            <text:p>28</text:p>
          </table:table-cell>
          <table:table-cell table:formula="of:=[.F15]+[.L15]+[.N15]" office:value-type="float" office:value="1" calcext:value-type="float">
            <text:p>1</text:p>
          </table:table-cell>
          <table:table-cell table:formula="of:=[.G15]+[.M15]+[.O15]" office:value-type="float" office:value="57" calcext:value-type="float">
            <text:p>5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1-ham7_inv.tfc</text:p>
          </table:table-cell>
          <table:table-cell table:style-name="ce10" table:formula="of:=VLOOKUP([.$A16];[$regras.$A$2:$regras.$H$99];2;0)" office:value-type="float" office:value="481" calcext:value-type="float">
            <text:p>481</text:p>
          </table:table-cell>
          <table:table-cell table:style-name="ce10" table:formula="of:=VLOOKUP([.$A16];[$regras.$A$2:$regras.$H$99];3;0)" office:value-type="float" office:value="58817" calcext:value-type="float">
            <text:p>58.817</text:p>
          </table:table-cell>
          <table:table-cell table:style-name="ce10" table:formula="of:=VLOOKUP([.$A16];[$regras.$A$2:$regras.$H$99];4;0)" office:value-type="float" office:value="473" calcext:value-type="float">
            <text:p>473</text:p>
          </table:table-cell>
          <table:table-cell table:style-name="ce10" table:formula="of:=VLOOKUP([.$A16];[$regras.$A$2:$regras.$H$99];5;0)" office:value-type="float" office:value="57813" calcext:value-type="float">
            <text:p>57.813</text:p>
          </table:table-cell>
          <table:table-cell table:style-name="ce10" table:formula="of:=VLOOKUP([.$A16];[$regras.$A$2:$regras.$H$99];6;0)" office:value-type="float" office:value="8" calcext:value-type="float">
            <text:p>8</text:p>
          </table:table-cell>
          <table:table-cell table:style-name="ce10" table:formula="of:=VLOOKUP([.$A16];[$regras.$A$2:$regras.$H$99];7;0)" office:value-type="float" office:value="1004" calcext:value-type="float">
            <text:p>1.004</text:p>
          </table:table-cell>
          <table:table-cell table:style-name="ce4" table:formula="of:=VLOOKUP([.$A16];[$regras_otimos.$A$2:$regras_otimos.$H$99];6;0)" office:value-type="float" office:value="20" calcext:value-type="float">
            <text:p>20</text:p>
          </table:table-cell>
          <table:table-cell table:style-name="ce4" table:formula="of:=VLOOKUP([.$A16];[$regras_otimos.$A$2:$regras_otimos.$H$99];7;0)" office:value-type="float" office:value="4682" calcext:value-type="float">
            <text:p>4682</text:p>
          </table:table-cell>
          <table:table-cell table:formula="of:=VLOOKUP([.$A16];[$regras_otimos_reed.$A$2:$regras_otimos_reed.$H$99];6;0)" office:value-type="float" office:value="8" calcext:value-type="float">
            <text:p>8</text:p>
          </table:table-cell>
          <table:table-cell table:formula="of:=VLOOKUP([.$A16];[$regras_otimos_reed.$A$2:$regras_otimos_reed.$H$99];7;0)" office:value-type="float" office:value="-20" calcext:value-type="float">
            <text:p>-20</text:p>
          </table:table-cell>
          <table:table-cell table:formula="of:=VLOOKUP([.$A16];[$regras_reed.$A$2:$regras_reed.$H$99];6;0)" office:value-type="float" office:value="15" calcext:value-type="float">
            <text:p>15</text:p>
          </table:table-cell>
          <table:table-cell table:formula="of:=VLOOKUP([.$A16];[$regras_reed.$A$2:$regras_reed.$H$99];7;0)" office:value-type="float" office:value="2459" calcext:value-type="float">
            <text:p>2459</text:p>
          </table:table-cell>
          <table:table-cell table:formula="of:=VLOOKUP([.$A16];[$regras_reed_otimos.$A$2:$regras_reed_otimos.$H$99];6;0)" office:value-type="float" office:value="10" calcext:value-type="float">
            <text:p>10</text:p>
          </table:table-cell>
          <table:table-cell table:formula="of:=VLOOKUP([.$A16];[$regras_reed_otimos.$A$2:$regras_reed_otimos.$H$99];7;0)" office:value-type="float" office:value="3552" calcext:value-type="float">
            <text:p>3552</text:p>
          </table:table-cell>
          <table:table-cell table:formula="of:=[.F16]+[.H16]+[.J16]" office:value-type="float" office:value="36" calcext:value-type="float">
            <text:p>36</text:p>
          </table:table-cell>
          <table:table-cell table:formula="of:=[.G16]+[.I16]+[.K16]" office:value-type="float" office:value="5666" calcext:value-type="float">
            <text:p>5666</text:p>
          </table:table-cell>
          <table:table-cell table:formula="of:=[.F16]+[.L16]+[.N16]" office:value-type="float" office:value="33" calcext:value-type="float">
            <text:p>33</text:p>
          </table:table-cell>
          <table:table-cell table:formula="of:=[.G16]+[.M16]+[.O16]" office:value-type="float" office:value="7015" calcext:value-type="float">
            <text:p>701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2-ham7.tfc</text:p>
          </table:table-cell>
          <table:table-cell table:style-name="ce10" table:formula="of:=VLOOKUP([.$A17];[$regras.$A$2:$regras.$H$99];2;0)" office:value-type="float" office:value="115" calcext:value-type="float">
            <text:p>115</text:p>
          </table:table-cell>
          <table:table-cell table:style-name="ce10" table:formula="of:=VLOOKUP([.$A17];[$regras.$A$2:$regras.$H$99];3;0)" office:value-type="float" office:value="8591" calcext:value-type="float">
            <text:p>8.591</text:p>
          </table:table-cell>
          <table:table-cell table:style-name="ce10" table:formula="of:=VLOOKUP([.$A17];[$regras.$A$2:$regras.$H$99];4;0)" office:value-type="float" office:value="115" calcext:value-type="float">
            <text:p>115</text:p>
          </table:table-cell>
          <table:table-cell table:style-name="ce10" table:formula="of:=VLOOKUP([.$A17];[$regras.$A$2:$regras.$H$99];5;0)" office:value-type="float" office:value="8591" calcext:value-type="float">
            <text:p>8.591</text:p>
          </table:table-cell>
          <table:table-cell table:style-name="ce10" table:formula="of:=VLOOKUP([.$A17];[$regras.$A$2:$regras.$H$99];6;0)" office:value-type="float" office:value="0" calcext:value-type="float">
            <text:p>0</text:p>
          </table:table-cell>
          <table:table-cell table:style-name="ce10" table:formula="of:=VLOOKUP([.$A17];[$regras.$A$2:$regras.$H$99];7;0)" office:value-type="float" office:value="0" calcext:value-type="float">
            <text:p>0</text:p>
          </table:table-cell>
          <table:table-cell table:style-name="ce4" table:formula="of:=VLOOKUP([.$A17];[$regras_otimos.$A$2:$regras_otimos.$H$99];6;0)" office:value-type="float" office:value="5" calcext:value-type="float">
            <text:p>5</text:p>
          </table:table-cell>
          <table:table-cell table:style-name="ce4" table:formula="of:=VLOOKUP([.$A17];[$regras_otimos.$A$2:$regras_otimos.$H$99];7;0)" office:value-type="float" office:value="1399" calcext:value-type="float">
            <text:p>1399</text:p>
          </table:table-cell>
          <table:table-cell table:formula="of:=VLOOKUP([.$A17];[$regras_otimos_reed.$A$2:$regras_otimos_reed.$H$99];6;0)" office:value-type="float" office:value="-11" calcext:value-type="float">
            <text:p>-11</text:p>
          </table:table-cell>
          <table:table-cell table:formula="of:=VLOOKUP([.$A17];[$regras_otimos_reed.$A$2:$regras_otimos_reed.$H$99];7;0)" office:value-type="float" office:value="-837" calcext:value-type="float">
            <text:p>-837</text:p>
          </table:table-cell>
          <table:table-cell table:formula="of:=VLOOKUP([.$A17];[$regras_reed.$A$2:$regras_reed.$H$99];6;0)" office:value-type="float" office:value="-12" calcext:value-type="float">
            <text:p>-12</text:p>
          </table:table-cell>
          <table:table-cell table:formula="of:=VLOOKUP([.$A17];[$regras_reed.$A$2:$regras_reed.$H$99];7;0)" office:value-type="float" office:value="-634" calcext:value-type="float">
            <text:p>-634</text:p>
          </table:table-cell>
          <table:table-cell table:formula="of:=VLOOKUP([.$A17];[$regras_reed_otimos.$A$2:$regras_reed_otimos.$H$99];6;0)" office:value-type="float" office:value="8" calcext:value-type="float">
            <text:p>8</text:p>
          </table:table-cell>
          <table:table-cell table:formula="of:=VLOOKUP([.$A17];[$regras_reed_otimos.$A$2:$regras_reed_otimos.$H$99];7;0)" office:value-type="float" office:value="1296" calcext:value-type="float">
            <text:p>1296</text:p>
          </table:table-cell>
          <table:table-cell table:formula="of:=[.F17]+[.H17]+[.J17]" office:value-type="float" office:value="-6" calcext:value-type="float">
            <text:p>-6</text:p>
          </table:table-cell>
          <table:table-cell table:formula="of:=[.G17]+[.I17]+[.K17]" office:value-type="float" office:value="562" calcext:value-type="float">
            <text:p>562</text:p>
          </table:table-cell>
          <table:table-cell table:formula="of:=[.F17]+[.L17]+[.N17]" office:value-type="float" office:value="-4" calcext:value-type="float">
            <text:p>-4</text:p>
          </table:table-cell>
          <table:table-cell table:formula="of:=[.G17]+[.M17]+[.O17]" office:value-type="float" office:value="662" calcext:value-type="float">
            <text:p>66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2-ham7_inv.tfc</text:p>
          </table:table-cell>
          <table:table-cell table:style-name="ce10" table:formula="of:=VLOOKUP([.$A18];[$regras.$A$2:$regras.$H$99];2;0)" office:value-type="float" office:value="80" calcext:value-type="float">
            <text:p>80</text:p>
          </table:table-cell>
          <table:table-cell table:style-name="ce10" table:formula="of:=VLOOKUP([.$A18];[$regras.$A$2:$regras.$H$99];3;0)" office:value-type="float" office:value="6512" calcext:value-type="float">
            <text:p>6.512</text:p>
          </table:table-cell>
          <table:table-cell table:style-name="ce10" table:formula="of:=VLOOKUP([.$A18];[$regras.$A$2:$regras.$H$99];4;0)" office:value-type="float" office:value="80" calcext:value-type="float">
            <text:p>80</text:p>
          </table:table-cell>
          <table:table-cell table:style-name="ce10" table:formula="of:=VLOOKUP([.$A18];[$regras.$A$2:$regras.$H$99];5;0)" office:value-type="float" office:value="6512" calcext:value-type="float">
            <text:p>6.512</text:p>
          </table:table-cell>
          <table:table-cell table:style-name="ce10" table:formula="of:=VLOOKUP([.$A18];[$regras.$A$2:$regras.$H$99];6;0)" office:value-type="float" office:value="0" calcext:value-type="float">
            <text:p>0</text:p>
          </table:table-cell>
          <table:table-cell table:style-name="ce10" table:formula="of:=VLOOKUP([.$A18];[$regras.$A$2:$regras.$H$99];7;0)" office:value-type="float" office:value="0" calcext:value-type="float">
            <text:p>0</text:p>
          </table:table-cell>
          <table:table-cell table:style-name="ce4" table:formula="of:=VLOOKUP([.$A18];[$regras_otimos.$A$2:$regras_otimos.$H$99];6;0)" office:value-type="float" office:value="9" calcext:value-type="float">
            <text:p>9</text:p>
          </table:table-cell>
          <table:table-cell table:style-name="ce4" table:formula="of:=VLOOKUP([.$A18];[$regras_otimos.$A$2:$regras_otimos.$H$99];7;0)" office:value-type="float" office:value="1398" calcext:value-type="float">
            <text:p>1398</text:p>
          </table:table-cell>
          <table:table-cell table:formula="of:=VLOOKUP([.$A18];[$regras_otimos_reed.$A$2:$regras_otimos_reed.$H$99];6;0)" office:value-type="float" office:value="1" calcext:value-type="float">
            <text:p>1</text:p>
          </table:table-cell>
          <table:table-cell table:formula="of:=VLOOKUP([.$A18];[$regras_otimos_reed.$A$2:$regras_otimos_reed.$H$99];7;0)" office:value-type="float" office:value="295" calcext:value-type="float">
            <text:p>295</text:p>
          </table:table-cell>
          <table:table-cell table:formula="of:=VLOOKUP([.$A18];[$regras_reed.$A$2:$regras_reed.$H$99];6;0)" office:value-type="float" office:value="2" calcext:value-type="float">
            <text:p>2</text:p>
          </table:table-cell>
          <table:table-cell table:formula="of:=VLOOKUP([.$A18];[$regras_reed.$A$2:$regras_reed.$H$99];7;0)" office:value-type="float" office:value="106" calcext:value-type="float">
            <text:p>106</text:p>
          </table:table-cell>
          <table:table-cell table:formula="of:=VLOOKUP([.$A18];[$regras_reed_otimos.$A$2:$regras_reed_otimos.$H$99];6;0)" office:value-type="float" office:value="3" calcext:value-type="float">
            <text:p>3</text:p>
          </table:table-cell>
          <table:table-cell table:formula="of:=VLOOKUP([.$A18];[$regras_reed_otimos.$A$2:$regras_reed_otimos.$H$99];7;0)" office:value-type="float" office:value="1071" calcext:value-type="float">
            <text:p>1071</text:p>
          </table:table-cell>
          <table:table-cell table:formula="of:=[.F18]+[.H18]+[.J18]" office:value-type="float" office:value="10" calcext:value-type="float">
            <text:p>10</text:p>
          </table:table-cell>
          <table:table-cell table:formula="of:=[.G18]+[.I18]+[.K18]" office:value-type="float" office:value="1693" calcext:value-type="float">
            <text:p>1693</text:p>
          </table:table-cell>
          <table:table-cell table:formula="of:=[.F18]+[.L18]+[.N18]" office:value-type="float" office:value="5" calcext:value-type="float">
            <text:p>5</text:p>
          </table:table-cell>
          <table:table-cell table:formula="of:=[.G18]+[.M18]+[.O18]" office:value-type="float" office:value="1177" calcext:value-type="float">
            <text:p>117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wb10-n10-gc8247-qc26084.tfc</text:p>
          </table:table-cell>
          <table:table-cell table:style-name="ce10" table:formula="of:=VLOOKUP([.$A19];[$regras.$A$2:$regras.$H$99];2;0)" office:value-type="float" office:value="8247" calcext:value-type="float">
            <text:p>8.247</text:p>
          </table:table-cell>
          <table:table-cell table:style-name="ce10" table:formula="of:=VLOOKUP([.$A19];[$regras.$A$2:$regras.$H$99];3;0)" office:value-type="float" office:value="30107" calcext:value-type="float">
            <text:p>30.107</text:p>
          </table:table-cell>
          <table:table-cell table:style-name="ce10" table:formula="of:=VLOOKUP([.$A19];[$regras.$A$2:$regras.$H$99];4;0)" office:value-type="float" office:value="8233" calcext:value-type="float">
            <text:p>8.233</text:p>
          </table:table-cell>
          <table:table-cell table:style-name="ce10" table:formula="of:=VLOOKUP([.$A19];[$regras.$A$2:$regras.$H$99];5;0)" office:value-type="float" office:value="30127" calcext:value-type="float">
            <text:p>30.127</text:p>
          </table:table-cell>
          <table:table-cell table:style-name="ce10" table:formula="of:=VLOOKUP([.$A19];[$regras.$A$2:$regras.$H$99];6;0)" office:value-type="float" office:value="14" calcext:value-type="float">
            <text:p>14</text:p>
          </table:table-cell>
          <table:table-cell table:style-name="ce10" table:formula="of:=VLOOKUP([.$A19];[$regras.$A$2:$regras.$H$99];7;0)" office:value-type="float" office:value="-20" calcext:value-type="float">
            <text:p>-20</text:p>
          </table:table-cell>
          <table:table-cell table:style-name="ce4" table:formula="of:=VLOOKUP([.$A19];[$regras_otimos.$A$2:$regras_otimos.$H$99];6;0)" office:value-type="float" office:value="89" calcext:value-type="float">
            <text:p>89</text:p>
          </table:table-cell>
          <table:table-cell table:style-name="ce4" table:formula="of:=VLOOKUP([.$A19];[$regras_otimos.$A$2:$regras_otimos.$H$99];7;0)" office:value-type="float" office:value="-325" calcext:value-type="float">
            <text:p>-325</text:p>
          </table:table-cell>
          <table:table-cell table:formula="of:=VLOOKUP([.$A19];[$regras_otimos_reed.$A$2:$regras_otimos_reed.$H$99];6;0)" office:value-type="float" office:value="-10" calcext:value-type="float">
            <text:p>-10</text:p>
          </table:table-cell>
          <table:table-cell table:formula="of:=VLOOKUP([.$A19];[$regras_otimos_reed.$A$2:$regras_otimos_reed.$H$99];7;0)" office:value-type="float" office:value="-1088" calcext:value-type="float">
            <text:p>-1088</text:p>
          </table:table-cell>
          <table:table-cell table:formula="of:=VLOOKUP([.$A19];[$regras_reed.$A$2:$regras_reed.$H$99];6;0)" office:value-type="float" office:value="5" calcext:value-type="float">
            <text:p>5</text:p>
          </table:table-cell>
          <table:table-cell table:formula="of:=VLOOKUP([.$A19];[$regras_reed.$A$2:$regras_reed.$H$99];7;0)" office:value-type="float" office:value="-1049" calcext:value-type="float">
            <text:p>-1049</text:p>
          </table:table-cell>
          <table:table-cell table:formula="of:=VLOOKUP([.$A19];[$regras_reed_otimos.$A$2:$regras_reed_otimos.$H$99];6;0)" office:value-type="float" office:value="92" calcext:value-type="float">
            <text:p>92</text:p>
          </table:table-cell>
          <table:table-cell table:formula="of:=VLOOKUP([.$A19];[$regras_reed_otimos.$A$2:$regras_reed_otimos.$H$99];7;0)" office:value-type="float" office:value="418" calcext:value-type="float">
            <text:p>418</text:p>
          </table:table-cell>
          <table:table-cell table:formula="of:=[.F19]+[.H19]+[.J19]" office:value-type="float" office:value="93" calcext:value-type="float">
            <text:p>93</text:p>
          </table:table-cell>
          <table:table-cell table:formula="of:=[.G19]+[.I19]+[.K19]" office:value-type="float" office:value="-1433" calcext:value-type="float">
            <text:p>-1433</text:p>
          </table:table-cell>
          <table:table-cell table:formula="of:=[.F19]+[.L19]+[.N19]" office:value-type="float" office:value="111" calcext:value-type="float">
            <text:p>111</text:p>
          </table:table-cell>
          <table:table-cell table:formula="of:=[.G19]+[.M19]+[.O19]" office:value-type="float" office:value="-651" calcext:value-type="float">
            <text:p>-6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wb10-n10-gc9213-qc26906.tfc</text:p>
          </table:table-cell>
          <table:table-cell table:style-name="ce10" table:formula="of:=VLOOKUP([.$A20];[$regras.$A$2:$regras.$H$99];2;0)" office:value-type="float" office:value="9213" calcext:value-type="float">
            <text:p>9.213</text:p>
          </table:table-cell>
          <table:table-cell table:style-name="ce10" table:formula="of:=VLOOKUP([.$A20];[$regras.$A$2:$regras.$H$99];3;0)" office:value-type="float" office:value="30929" calcext:value-type="float">
            <text:p>30.929</text:p>
          </table:table-cell>
          <table:table-cell table:style-name="ce10" table:formula="of:=VLOOKUP([.$A20];[$regras.$A$2:$regras.$H$99];4;0)" office:value-type="float" office:value="8233" calcext:value-type="float">
            <text:p>8.233</text:p>
          </table:table-cell>
          <table:table-cell table:style-name="ce10" table:formula="of:=VLOOKUP([.$A20];[$regras.$A$2:$regras.$H$99];5;0)" office:value-type="float" office:value="30127" calcext:value-type="float">
            <text:p>30.127</text:p>
          </table:table-cell>
          <table:table-cell table:style-name="ce10" table:formula="of:=VLOOKUP([.$A20];[$regras.$A$2:$regras.$H$99];6;0)" office:value-type="float" office:value="980" calcext:value-type="float">
            <text:p>980</text:p>
          </table:table-cell>
          <table:table-cell table:style-name="ce10" table:formula="of:=VLOOKUP([.$A20];[$regras.$A$2:$regras.$H$99];7;0)" office:value-type="float" office:value="802" calcext:value-type="float">
            <text:p>802</text:p>
          </table:table-cell>
          <table:table-cell table:style-name="ce4" table:formula="of:=VLOOKUP([.$A20];[$regras_otimos.$A$2:$regras_otimos.$H$99];6;0)" office:value-type="float" office:value="89" calcext:value-type="float">
            <text:p>89</text:p>
          </table:table-cell>
          <table:table-cell table:style-name="ce4" table:formula="of:=VLOOKUP([.$A20];[$regras_otimos.$A$2:$regras_otimos.$H$99];7;0)" office:value-type="float" office:value="-325" calcext:value-type="float">
            <text:p>-325</text:p>
          </table:table-cell>
          <table:table-cell table:formula="of:=VLOOKUP([.$A20];[$regras_otimos_reed.$A$2:$regras_otimos_reed.$H$99];6;0)" office:value-type="float" office:value="-10" calcext:value-type="float">
            <text:p>-10</text:p>
          </table:table-cell>
          <table:table-cell table:formula="of:=VLOOKUP([.$A20];[$regras_otimos_reed.$A$2:$regras_otimos_reed.$H$99];7;0)" office:value-type="float" office:value="-1088" calcext:value-type="float">
            <text:p>-1088</text:p>
          </table:table-cell>
          <table:table-cell table:formula="of:=VLOOKUP([.$A20];[$regras_reed.$A$2:$regras_reed.$H$99];6;0)" office:value-type="float" office:value="5" calcext:value-type="float">
            <text:p>5</text:p>
          </table:table-cell>
          <table:table-cell table:formula="of:=VLOOKUP([.$A20];[$regras_reed.$A$2:$regras_reed.$H$99];7;0)" office:value-type="float" office:value="-1049" calcext:value-type="float">
            <text:p>-1049</text:p>
          </table:table-cell>
          <table:table-cell table:formula="of:=VLOOKUP([.$A20];[$regras_reed_otimos.$A$2:$regras_reed_otimos.$H$99];6;0)" office:value-type="float" office:value="92" calcext:value-type="float">
            <text:p>92</text:p>
          </table:table-cell>
          <table:table-cell table:formula="of:=VLOOKUP([.$A20];[$regras_reed_otimos.$A$2:$regras_reed_otimos.$H$99];7;0)" office:value-type="float" office:value="418" calcext:value-type="float">
            <text:p>418</text:p>
          </table:table-cell>
          <table:table-cell table:formula="of:=[.F20]+[.H20]+[.J20]" office:value-type="float" office:value="1059" calcext:value-type="float">
            <text:p>1059</text:p>
          </table:table-cell>
          <table:table-cell table:formula="of:=[.G20]+[.I20]+[.K20]" office:value-type="float" office:value="-611" calcext:value-type="float">
            <text:p>-611</text:p>
          </table:table-cell>
          <table:table-cell table:formula="of:=[.F20]+[.L20]+[.N20]" office:value-type="float" office:value="1077" calcext:value-type="float">
            <text:p>1077</text:p>
          </table:table-cell>
          <table:table-cell table:formula="of:=[.G20]+[.M20]+[.O20]" office:value-type="float" office:value="171" calcext:value-type="float">
            <text:p>17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wb10_out.tfc</text:p>
          </table:table-cell>
          <table:table-cell table:style-name="ce10" table:formula="of:=VLOOKUP([.$A21];[$regras.$A$2:$regras.$H$99];2;0)" office:value-type="float" office:value="7458" calcext:value-type="float">
            <text:p>7.458</text:p>
          </table:table-cell>
          <table:table-cell table:style-name="ce10" table:formula="of:=VLOOKUP([.$A21];[$regras.$A$2:$regras.$H$99];3;0)" office:value-type="float" office:value="43534" calcext:value-type="float">
            <text:p>43.534</text:p>
          </table:table-cell>
          <table:table-cell table:style-name="ce10" table:formula="of:=VLOOKUP([.$A21];[$regras.$A$2:$regras.$H$99];4;0)" office:value-type="float" office:value="6404" calcext:value-type="float">
            <text:p>6.404</text:p>
          </table:table-cell>
          <table:table-cell table:style-name="ce10" table:formula="of:=VLOOKUP([.$A21];[$regras.$A$2:$regras.$H$99];5;0)" office:value-type="float" office:value="43485" calcext:value-type="float">
            <text:p>43.485</text:p>
          </table:table-cell>
          <table:table-cell table:style-name="ce10" table:formula="of:=VLOOKUP([.$A21];[$regras.$A$2:$regras.$H$99];6;0)" office:value-type="float" office:value="1054" calcext:value-type="float">
            <text:p>1.054</text:p>
          </table:table-cell>
          <table:table-cell table:style-name="ce10" table:formula="of:=VLOOKUP([.$A21];[$regras.$A$2:$regras.$H$99];7;0)" office:value-type="float" office:value="49" calcext:value-type="float">
            <text:p>49</text:p>
          </table:table-cell>
          <table:table-cell table:style-name="ce4" table:formula="of:=VLOOKUP([.$A21];[$regras_otimos.$A$2:$regras_otimos.$H$99];6;0)" office:value-type="float" office:value="174" calcext:value-type="float">
            <text:p>174</text:p>
          </table:table-cell>
          <table:table-cell table:style-name="ce4" table:formula="of:=VLOOKUP([.$A21];[$regras_otimos.$A$2:$regras_otimos.$H$99];7;0)" office:value-type="float" office:value="-80" calcext:value-type="float">
            <text:p>-80</text:p>
          </table:table-cell>
          <table:table-cell table:formula="of:=VLOOKUP([.$A21];[$regras_otimos_reed.$A$2:$regras_otimos_reed.$H$99];6;0)" office:value-type="float" office:value="-144" calcext:value-type="float">
            <text:p>-144</text:p>
          </table:table-cell>
          <table:table-cell table:formula="of:=VLOOKUP([.$A21];[$regras_otimos_reed.$A$2:$regras_otimos_reed.$H$99];7;0)" office:value-type="float" office:value="-4398" calcext:value-type="float">
            <text:p>-4398</text:p>
          </table:table-cell>
          <table:table-cell table:formula="of:=VLOOKUP([.$A21];[$regras_reed.$A$2:$regras_reed.$H$99];6;0)" office:value-type="float" office:value="-5" calcext:value-type="float">
            <text:p>-5</text:p>
          </table:table-cell>
          <table:table-cell table:formula="of:=VLOOKUP([.$A21];[$regras_reed.$A$2:$regras_reed.$H$99];7;0)" office:value-type="float" office:value="-8555" calcext:value-type="float">
            <text:p>-8555</text:p>
          </table:table-cell>
          <table:table-cell table:formula="of:=VLOOKUP([.$A21];[$regras_reed_otimos.$A$2:$regras_reed_otimos.$H$99];6;0)" office:value-type="float" office:value="186" calcext:value-type="float">
            <text:p>186</text:p>
          </table:table-cell>
          <table:table-cell table:formula="of:=VLOOKUP([.$A21];[$regras_reed_otimos.$A$2:$regras_reed_otimos.$H$99];7;0)" office:value-type="float" office:value="7119" calcext:value-type="float">
            <text:p>7119</text:p>
          </table:table-cell>
          <table:table-cell table:formula="of:=[.F21]+[.H21]+[.J21]" office:value-type="float" office:value="1084" calcext:value-type="float">
            <text:p>1084</text:p>
          </table:table-cell>
          <table:table-cell table:formula="of:=[.G21]+[.I21]+[.K21]" office:value-type="float" office:value="-4429" calcext:value-type="float">
            <text:p>-4429</text:p>
          </table:table-cell>
          <table:table-cell table:formula="of:=[.F21]+[.L21]+[.N21]" office:value-type="float" office:value="1235" calcext:value-type="float">
            <text:p>1235</text:p>
          </table:table-cell>
          <table:table-cell table:formula="of:=[.G21]+[.M21]+[.O21]" office:value-type="float" office:value="-1387" calcext:value-type="float">
            <text:p>-13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table:style-name="ce10" table:formula="of:=VLOOKUP([.$A22];[$regras.$A$2:$regras.$H$99];2;0)" office:value-type="float" office:value="21432" calcext:value-type="float">
            <text:p>21.432</text:p>
          </table:table-cell>
          <table:table-cell table:style-name="ce10" table:formula="of:=VLOOKUP([.$A22];[$regras.$A$2:$regras.$H$99];3;0)" office:value-type="float" office:value="103956" calcext:value-type="float">
            <text:p>103.956</text:p>
          </table:table-cell>
          <table:table-cell table:style-name="ce10" table:formula="of:=VLOOKUP([.$A22];[$regras.$A$2:$regras.$H$99];4;0)" office:value-type="float" office:value="21382" calcext:value-type="float">
            <text:p>21.382</text:p>
          </table:table-cell>
          <table:table-cell table:style-name="ce10" table:formula="of:=VLOOKUP([.$A22];[$regras.$A$2:$regras.$H$99];5;0)" office:value-type="float" office:value="104114" calcext:value-type="float">
            <text:p>104.114</text:p>
          </table:table-cell>
          <table:table-cell table:style-name="ce10" table:formula="of:=VLOOKUP([.$A22];[$regras.$A$2:$regras.$H$99];6;0)" office:value-type="float" office:value="50" calcext:value-type="float">
            <text:p>50</text:p>
          </table:table-cell>
          <table:table-cell table:style-name="ce10" table:formula="of:=VLOOKUP([.$A22];[$regras.$A$2:$regras.$H$99];7;0)" office:value-type="float" office:value="-158" calcext:value-type="float">
            <text:p>-158</text:p>
          </table:table-cell>
          <table:table-cell table:style-name="ce4" table:formula="of:=VLOOKUP([.$A22];[$regras_otimos.$A$2:$regras_otimos.$H$99];6;0)" office:value-type="float" office:value="218" calcext:value-type="float">
            <text:p>218</text:p>
          </table:table-cell>
          <table:table-cell table:style-name="ce4" table:formula="of:=VLOOKUP([.$A22];[$regras_otimos.$A$2:$regras_otimos.$H$99];7;0)" office:value-type="float" office:value="-1169" calcext:value-type="float">
            <text:p>-1169</text:p>
          </table:table-cell>
          <table:table-cell table:formula="of:=VLOOKUP([.$A22];[$regras_otimos_reed.$A$2:$regras_otimos_reed.$H$99];6;0)" office:value-type="float" office:value="-81" calcext:value-type="float">
            <text:p>-81</text:p>
          </table:table-cell>
          <table:table-cell table:formula="of:=VLOOKUP([.$A22];[$regras_otimos_reed.$A$2:$regras_otimos_reed.$H$99];7;0)" office:value-type="float" office:value="-1804" calcext:value-type="float">
            <text:p>-1804</text:p>
          </table:table-cell>
          <table:table-cell table:formula="of:=VLOOKUP([.$A22];[$regras_reed.$A$2:$regras_reed.$H$99];6;0)" office:value-type="float" office:value="-5" calcext:value-type="float">
            <text:p>-5</text:p>
          </table:table-cell>
          <table:table-cell table:formula="of:=VLOOKUP([.$A22];[$regras_reed.$A$2:$regras_reed.$H$99];7;0)" office:value-type="float" office:value="-2097" calcext:value-type="float">
            <text:p>-2097</text:p>
          </table:table-cell>
          <table:table-cell table:formula="of:=VLOOKUP([.$A22];[$regras_reed_otimos.$A$2:$regras_reed_otimos.$H$99];6;0)" office:value-type="float" office:value="199" calcext:value-type="float">
            <text:p>199</text:p>
          </table:table-cell>
          <table:table-cell table:formula="of:=VLOOKUP([.$A22];[$regras_reed_otimos.$A$2:$regras_reed_otimos.$H$99];7;0)" office:value-type="float" office:value="26" calcext:value-type="float">
            <text:p>26</text:p>
          </table:table-cell>
          <table:table-cell table:formula="of:=[.F22]+[.H22]+[.J22]" office:value-type="float" office:value="187" calcext:value-type="float">
            <text:p>187</text:p>
          </table:table-cell>
          <table:table-cell table:formula="of:=[.G22]+[.I22]+[.K22]" office:value-type="float" office:value="-3131" calcext:value-type="float">
            <text:p>-3131</text:p>
          </table:table-cell>
          <table:table-cell table:formula="of:=[.F22]+[.L22]+[.N22]" office:value-type="float" office:value="244" calcext:value-type="float">
            <text:p>244</text:p>
          </table:table-cell>
          <table:table-cell table:formula="of:=[.G22]+[.M22]+[.O22]" office:value-type="float" office:value="-2229" calcext:value-type="float">
            <text:p>-222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table:style-name="ce10" table:formula="of:=VLOOKUP([.$A23];[$regras.$A$2:$regras.$H$99];2;0)" office:value-type="float" office:value="24240" calcext:value-type="float">
            <text:p>24.240</text:p>
          </table:table-cell>
          <table:table-cell table:style-name="ce10" table:formula="of:=VLOOKUP([.$A23];[$regras.$A$2:$regras.$H$99];3;0)" office:value-type="float" office:value="106472" calcext:value-type="float">
            <text:p>106.472</text:p>
          </table:table-cell>
          <table:table-cell table:style-name="ce10" table:formula="of:=VLOOKUP([.$A23];[$regras.$A$2:$regras.$H$99];4;0)" office:value-type="float" office:value="21382" calcext:value-type="float">
            <text:p>21.382</text:p>
          </table:table-cell>
          <table:table-cell table:style-name="ce10" table:formula="of:=VLOOKUP([.$A23];[$regras.$A$2:$regras.$H$99];5;0)" office:value-type="float" office:value="104124" calcext:value-type="float">
            <text:p>104.124</text:p>
          </table:table-cell>
          <table:table-cell table:style-name="ce10" table:formula="of:=VLOOKUP([.$A23];[$regras.$A$2:$regras.$H$99];6;0)" office:value-type="float" office:value="2858" calcext:value-type="float">
            <text:p>2.858</text:p>
          </table:table-cell>
          <table:table-cell table:style-name="ce10" table:formula="of:=VLOOKUP([.$A23];[$regras.$A$2:$regras.$H$99];7;0)" office:value-type="float" office:value="2348" calcext:value-type="float">
            <text:p>2.348</text:p>
          </table:table-cell>
          <table:table-cell table:style-name="ce4" table:formula="of:=VLOOKUP([.$A23];[$regras_otimos.$A$2:$regras_otimos.$H$99];6;0)" office:value-type="float" office:value="218" calcext:value-type="float">
            <text:p>218</text:p>
          </table:table-cell>
          <table:table-cell table:style-name="ce4" table:formula="of:=VLOOKUP([.$A23];[$regras_otimos.$A$2:$regras_otimos.$H$99];7;0)" office:value-type="float" office:value="-1167" calcext:value-type="float">
            <text:p>-1167</text:p>
          </table:table-cell>
          <table:table-cell table:formula="of:=VLOOKUP([.$A23];[$regras_otimos_reed.$A$2:$regras_otimos_reed.$H$99];6;0)" office:value-type="float" office:value="-81" calcext:value-type="float">
            <text:p>-81</text:p>
          </table:table-cell>
          <table:table-cell table:formula="of:=VLOOKUP([.$A23];[$regras_otimos_reed.$A$2:$regras_otimos_reed.$H$99];7;0)" office:value-type="float" office:value="-1802" calcext:value-type="float">
            <text:p>-1802</text:p>
          </table:table-cell>
          <table:table-cell table:formula="of:=VLOOKUP([.$A23];[$regras_reed.$A$2:$regras_reed.$H$99];6;0)" office:value-type="float" office:value="-5" calcext:value-type="float">
            <text:p>-5</text:p>
          </table:table-cell>
          <table:table-cell table:formula="of:=VLOOKUP([.$A23];[$regras_reed.$A$2:$regras_reed.$H$99];7;0)" office:value-type="float" office:value="-2095" calcext:value-type="float">
            <text:p>-2095</text:p>
          </table:table-cell>
          <table:table-cell table:formula="of:=VLOOKUP([.$A23];[$regras_reed_otimos.$A$2:$regras_reed_otimos.$H$99];6;0)" office:value-type="float" office:value="199" calcext:value-type="float">
            <text:p>199</text:p>
          </table:table-cell>
          <table:table-cell table:formula="of:=VLOOKUP([.$A23];[$regras_reed_otimos.$A$2:$regras_reed_otimos.$H$99];7;0)" office:value-type="float" office:value="26" calcext:value-type="float">
            <text:p>26</text:p>
          </table:table-cell>
          <table:table-cell table:formula="of:=[.F23]+[.H23]+[.J23]" office:value-type="float" office:value="2995" calcext:value-type="float">
            <text:p>2995</text:p>
          </table:table-cell>
          <table:table-cell table:formula="of:=[.G23]+[.I23]+[.K23]" office:value-type="float" office:value="-621" calcext:value-type="float">
            <text:p>-621</text:p>
          </table:table-cell>
          <table:table-cell table:formula="of:=[.F23]+[.L23]+[.N23]" office:value-type="float" office:value="3052" calcext:value-type="float">
            <text:p>3052</text:p>
          </table:table-cell>
          <table:table-cell table:formula="of:=[.G23]+[.M23]+[.O23]" office:value-type="float" office:value="279" calcext:value-type="float">
            <text:p>27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wb11_out.tfc</text:p>
          </table:table-cell>
          <table:table-cell table:style-name="ce10" table:formula="of:=VLOOKUP([.$A24];[$regras.$A$2:$regras.$H$99];2;0)" office:value-type="float" office:value="16144" calcext:value-type="float">
            <text:p>16.144</text:p>
          </table:table-cell>
          <table:table-cell table:style-name="ce10" table:formula="of:=VLOOKUP([.$A24];[$regras.$A$2:$regras.$H$99];3;0)" office:value-type="float" office:value="120388" calcext:value-type="float">
            <text:p>120.388</text:p>
          </table:table-cell>
          <table:table-cell table:style-name="ce10" table:formula="of:=VLOOKUP([.$A24];[$regras.$A$2:$regras.$H$99];4;0)" office:value-type="float" office:value="14194" calcext:value-type="float">
            <text:p>14.194</text:p>
          </table:table-cell>
          <table:table-cell table:style-name="ce10" table:formula="of:=VLOOKUP([.$A24];[$regras.$A$2:$regras.$H$99];5;0)" office:value-type="float" office:value="120730" calcext:value-type="float">
            <text:p>120.730</text:p>
          </table:table-cell>
          <table:table-cell table:style-name="ce10" table:formula="of:=VLOOKUP([.$A24];[$regras.$A$2:$regras.$H$99];6;0)" office:value-type="float" office:value="1950" calcext:value-type="float">
            <text:p>1.950</text:p>
          </table:table-cell>
          <table:table-cell table:style-name="ce10" table:formula="of:=VLOOKUP([.$A24];[$regras.$A$2:$regras.$H$99];7;0)" office:value-type="float" office:value="-342" calcext:value-type="float">
            <text:p>-342</text:p>
          </table:table-cell>
          <table:table-cell table:style-name="ce4" table:formula="of:=VLOOKUP([.$A24];[$regras_otimos.$A$2:$regras_otimos.$H$99];6;0)" office:value-type="float" office:value="265" calcext:value-type="float">
            <text:p>265</text:p>
          </table:table-cell>
          <table:table-cell table:style-name="ce4" table:formula="of:=VLOOKUP([.$A24];[$regras_otimos.$A$2:$regras_otimos.$H$99];7;0)" office:value-type="float" office:value="-23" calcext:value-type="float">
            <text:p>-23</text:p>
          </table:table-cell>
          <table:table-cell table:formula="of:=VLOOKUP([.$A24];[$regras_otimos_reed.$A$2:$regras_otimos_reed.$H$99];6;0)" office:value-type="float" office:value="-248" calcext:value-type="float">
            <text:p>-248</text:p>
          </table:table-cell>
          <table:table-cell table:formula="of:=VLOOKUP([.$A24];[$regras_otimos_reed.$A$2:$regras_otimos_reed.$H$99];7;0)" office:value-type="float" office:value="-11961" calcext:value-type="float">
            <text:p>-11961</text:p>
          </table:table-cell>
          <table:table-cell table:formula="of:=VLOOKUP([.$A24];[$regras_reed.$A$2:$regras_reed.$H$99];6;0)" office:value-type="float" office:value="-45" calcext:value-type="float">
            <text:p>-45</text:p>
          </table:table-cell>
          <table:table-cell table:formula="of:=VLOOKUP([.$A24];[$regras_reed.$A$2:$regras_reed.$H$99];7;0)" office:value-type="float" office:value="-23713" calcext:value-type="float">
            <text:p>-23713</text:p>
          </table:table-cell>
          <table:table-cell table:formula="of:=VLOOKUP([.$A24];[$regras_reed_otimos.$A$2:$regras_reed_otimos.$H$99];6;0)" office:value-type="float" office:value="372" calcext:value-type="float">
            <text:p>372</text:p>
          </table:table-cell>
          <table:table-cell table:formula="of:=VLOOKUP([.$A24];[$regras_reed_otimos.$A$2:$regras_reed_otimos.$H$99];7;0)" office:value-type="float" office:value="22186" calcext:value-type="float">
            <text:p>22186</text:p>
          </table:table-cell>
          <table:table-cell table:formula="of:=[.F24]+[.H24]+[.J24]" office:value-type="float" office:value="1967" calcext:value-type="float">
            <text:p>1967</text:p>
          </table:table-cell>
          <table:table-cell table:formula="of:=[.G24]+[.I24]+[.K24]" office:value-type="float" office:value="-12326" calcext:value-type="float">
            <text:p>-12326</text:p>
          </table:table-cell>
          <table:table-cell table:formula="of:=[.F24]+[.L24]+[.N24]" office:value-type="float" office:value="2277" calcext:value-type="float">
            <text:p>2277</text:p>
          </table:table-cell>
          <table:table-cell table:formula="of:=[.G24]+[.M24]+[.O24]" office:value-type="float" office:value="-1869" calcext:value-type="float">
            <text:p>-186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1-hwb7_15.tfc</text:p>
          </table:table-cell>
          <table:table-cell table:style-name="ce10" table:formula="of:=VLOOKUP([.$A25];[$regras.$A$2:$regras.$H$99];2;0)" office:value-type="float" office:value="396" calcext:value-type="float">
            <text:p>396</text:p>
          </table:table-cell>
          <table:table-cell table:style-name="ce10" table:formula="of:=VLOOKUP([.$A25];[$regras.$A$2:$regras.$H$99];3;0)" office:value-type="float" office:value="41123" calcext:value-type="float">
            <text:p>41.123</text:p>
          </table:table-cell>
          <table:table-cell table:style-name="ce10" table:formula="of:=VLOOKUP([.$A25];[$regras.$A$2:$regras.$H$99];4;0)" office:value-type="float" office:value="390" calcext:value-type="float">
            <text:p>390</text:p>
          </table:table-cell>
          <table:table-cell table:style-name="ce10" table:formula="of:=VLOOKUP([.$A25];[$regras.$A$2:$regras.$H$99];5;0)" office:value-type="float" office:value="40373" calcext:value-type="float">
            <text:p>40.373</text:p>
          </table:table-cell>
          <table:table-cell table:style-name="ce10" table:formula="of:=VLOOKUP([.$A25];[$regras.$A$2:$regras.$H$99];6;0)" office:value-type="float" office:value="6" calcext:value-type="float">
            <text:p>6</text:p>
          </table:table-cell>
          <table:table-cell table:style-name="ce10" table:formula="of:=VLOOKUP([.$A25];[$regras.$A$2:$regras.$H$99];7;0)" office:value-type="float" office:value="750" calcext:value-type="float">
            <text:p>750</text:p>
          </table:table-cell>
          <table:table-cell table:style-name="ce4" table:formula="of:=VLOOKUP([.$A25];[$regras_otimos.$A$2:$regras_otimos.$H$99];6;0)" office:value-type="float" office:value="10" calcext:value-type="float">
            <text:p>10</text:p>
          </table:table-cell>
          <table:table-cell table:style-name="ce4" table:formula="of:=VLOOKUP([.$A25];[$regras_otimos.$A$2:$regras_otimos.$H$99];7;0)" office:value-type="float" office:value="3030" calcext:value-type="float">
            <text:p>3030</text:p>
          </table:table-cell>
          <table:table-cell table:formula="of:=VLOOKUP([.$A25];[$regras_otimos_reed.$A$2:$regras_otimos_reed.$H$99];6;0)" office:value-type="float" office:value="-16" calcext:value-type="float">
            <text:p>-16</text:p>
          </table:table-cell>
          <table:table-cell table:formula="of:=VLOOKUP([.$A25];[$regras_otimos_reed.$A$2:$regras_otimos_reed.$H$99];7;0)" office:value-type="float" office:value="-1719" calcext:value-type="float">
            <text:p>-1719</text:p>
          </table:table-cell>
          <table:table-cell table:formula="of:=VLOOKUP([.$A25];[$regras_reed.$A$2:$regras_reed.$H$99];6;0)" office:value-type="float" office:value="-6" calcext:value-type="float">
            <text:p>-6</text:p>
          </table:table-cell>
          <table:table-cell table:formula="of:=VLOOKUP([.$A25];[$regras_reed.$A$2:$regras_reed.$H$99];7;0)" office:value-type="float" office:value="415" calcext:value-type="float">
            <text:p>415</text:p>
          </table:table-cell>
          <table:table-cell table:formula="of:=VLOOKUP([.$A25];[$regras_reed_otimos.$A$2:$regras_reed_otimos.$H$99];6;0)" office:value-type="float" office:value="1" calcext:value-type="float">
            <text:p>1</text:p>
          </table:table-cell>
          <table:table-cell table:formula="of:=VLOOKUP([.$A25];[$regras_reed_otimos.$A$2:$regras_reed_otimos.$H$99];7;0)" office:value-type="float" office:value="1453" calcext:value-type="float">
            <text:p>1453</text:p>
          </table:table-cell>
          <table:table-cell table:formula="of:=[.F25]+[.H25]+[.J25]" office:value-type="float" office:value="0" calcext:value-type="float">
            <text:p>0</text:p>
          </table:table-cell>
          <table:table-cell table:formula="of:=[.G25]+[.I25]+[.K25]" office:value-type="float" office:value="2061" calcext:value-type="float">
            <text:p>2061</text:p>
          </table:table-cell>
          <table:table-cell table:formula="of:=[.F25]+[.L25]+[.N25]" office:value-type="float" office:value="1" calcext:value-type="float">
            <text:p>1</text:p>
          </table:table-cell>
          <table:table-cell table:formula="of:=[.G25]+[.M25]+[.O25]" office:value-type="float" office:value="2618" calcext:value-type="float">
            <text:p>261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1-hwb7_15_inv.tfc</text:p>
          </table:table-cell>
          <table:table-cell table:style-name="ce10" table:formula="of:=VLOOKUP([.$A26];[$regras.$A$2:$regras.$H$99];2;0)" office:value-type="float" office:value="282" calcext:value-type="float">
            <text:p>282</text:p>
          </table:table-cell>
          <table:table-cell table:style-name="ce10" table:formula="of:=VLOOKUP([.$A26];[$regras.$A$2:$regras.$H$99];3;0)" office:value-type="float" office:value="27180" calcext:value-type="float">
            <text:p>27.180</text:p>
          </table:table-cell>
          <table:table-cell table:style-name="ce10" table:formula="of:=VLOOKUP([.$A26];[$regras.$A$2:$regras.$H$99];4;0)" office:value-type="float" office:value="282" calcext:value-type="float">
            <text:p>282</text:p>
          </table:table-cell>
          <table:table-cell table:style-name="ce10" table:formula="of:=VLOOKUP([.$A26];[$regras.$A$2:$regras.$H$99];5;0)" office:value-type="float" office:value="27180" calcext:value-type="float">
            <text:p>27.180</text:p>
          </table:table-cell>
          <table:table-cell table:style-name="ce10" table:formula="of:=VLOOKUP([.$A26];[$regras.$A$2:$regras.$H$99];6;0)" office:value-type="float" office:value="0" calcext:value-type="float">
            <text:p>0</text:p>
          </table:table-cell>
          <table:table-cell table:style-name="ce10" table:formula="of:=VLOOKUP([.$A26];[$regras.$A$2:$regras.$H$99];7;0)" office:value-type="float" office:value="0" calcext:value-type="float">
            <text:p>0</text:p>
          </table:table-cell>
          <table:table-cell table:style-name="ce4" table:formula="of:=VLOOKUP([.$A26];[$regras_otimos.$A$2:$regras_otimos.$H$99];6;0)" office:value-type="float" office:value="6" calcext:value-type="float">
            <text:p>6</text:p>
          </table:table-cell>
          <table:table-cell table:style-name="ce4" table:formula="of:=VLOOKUP([.$A26];[$regras_otimos.$A$2:$regras_otimos.$H$99];7;0)" office:value-type="float" office:value="1834" calcext:value-type="float">
            <text:p>1834</text:p>
          </table:table-cell>
          <table:table-cell table:formula="of:=VLOOKUP([.$A26];[$regras_otimos_reed.$A$2:$regras_otimos_reed.$H$99];6;0)" office:value-type="float" office:value="-5" calcext:value-type="float">
            <text:p>-5</text:p>
          </table:table-cell>
          <table:table-cell table:formula="of:=VLOOKUP([.$A26];[$regras_otimos_reed.$A$2:$regras_otimos_reed.$H$99];7;0)" office:value-type="float" office:value="-709" calcext:value-type="float">
            <text:p>-709</text:p>
          </table:table-cell>
          <table:table-cell table:formula="of:=VLOOKUP([.$A26];[$regras_reed.$A$2:$regras_reed.$H$99];6;0)" office:value-type="float" office:value="-1" calcext:value-type="float">
            <text:p>-1</text:p>
          </table:table-cell>
          <table:table-cell table:formula="of:=VLOOKUP([.$A26];[$regras_reed.$A$2:$regras_reed.$H$99];7;0)" office:value-type="float" office:value="715" calcext:value-type="float">
            <text:p>715</text:p>
          </table:table-cell>
          <table:table-cell table:formula="of:=VLOOKUP([.$A26];[$regras_reed_otimos.$A$2:$regras_reed_otimos.$H$99];6;0)" office:value-type="float" office:value="0" calcext:value-type="float">
            <text:p>0</text:p>
          </table:table-cell>
          <table:table-cell table:formula="of:=VLOOKUP([.$A26];[$regras_reed_otimos.$A$2:$regras_reed_otimos.$H$99];7;0)" office:value-type="float" office:value="980" calcext:value-type="float">
            <text:p>980</text:p>
          </table:table-cell>
          <table:table-cell table:formula="of:=[.F26]+[.H26]+[.J26]" office:value-type="float" office:value="1" calcext:value-type="float">
            <text:p>1</text:p>
          </table:table-cell>
          <table:table-cell table:formula="of:=[.G26]+[.I26]+[.K26]" office:value-type="float" office:value="1125" calcext:value-type="float">
            <text:p>1125</text:p>
          </table:table-cell>
          <table:table-cell table:formula="of:=[.F26]+[.L26]+[.N26]" office:value-type="float" office:value="-1" calcext:value-type="float">
            <text:p>-1</text:p>
          </table:table-cell>
          <table:table-cell table:formula="of:=[.G26]+[.M26]+[.O26]" office:value-type="float" office:value="1695" calcext:value-type="float">
            <text:p>169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2-hwb7_15.tfc</text:p>
          </table:table-cell>
          <table:table-cell table:style-name="ce10" table:formula="of:=VLOOKUP([.$A27];[$regras.$A$2:$regras.$H$99];2;0)" office:value-type="float" office:value="353" calcext:value-type="float">
            <text:p>353</text:p>
          </table:table-cell>
          <table:table-cell table:style-name="ce10" table:formula="of:=VLOOKUP([.$A27];[$regras.$A$2:$regras.$H$99];3;0)" office:value-type="float" office:value="35117" calcext:value-type="float">
            <text:p>35.117</text:p>
          </table:table-cell>
          <table:table-cell table:style-name="ce10" table:formula="of:=VLOOKUP([.$A27];[$regras.$A$2:$regras.$H$99];4;0)" office:value-type="float" office:value="351" calcext:value-type="float">
            <text:p>351</text:p>
          </table:table-cell>
          <table:table-cell table:style-name="ce10" table:formula="of:=VLOOKUP([.$A27];[$regras.$A$2:$regras.$H$99];5;0)" office:value-type="float" office:value="34867" calcext:value-type="float">
            <text:p>34.867</text:p>
          </table:table-cell>
          <table:table-cell table:style-name="ce10" table:formula="of:=VLOOKUP([.$A27];[$regras.$A$2:$regras.$H$99];6;0)" office:value-type="float" office:value="2" calcext:value-type="float">
            <text:p>2</text:p>
          </table:table-cell>
          <table:table-cell table:style-name="ce10" table:formula="of:=VLOOKUP([.$A27];[$regras.$A$2:$regras.$H$99];7;0)" office:value-type="float" office:value="250" calcext:value-type="float">
            <text:p>250</text:p>
          </table:table-cell>
          <table:table-cell table:style-name="ce4" table:formula="of:=VLOOKUP([.$A27];[$regras_otimos.$A$2:$regras_otimos.$H$99];6;0)" office:value-type="float" office:value="20" calcext:value-type="float">
            <text:p>20</text:p>
          </table:table-cell>
          <table:table-cell table:style-name="ce4" table:formula="of:=VLOOKUP([.$A27];[$regras_otimos.$A$2:$regras_otimos.$H$99];7;0)" office:value-type="float" office:value="4540" calcext:value-type="float">
            <text:p>4540</text:p>
          </table:table-cell>
          <table:table-cell table:formula="of:=VLOOKUP([.$A27];[$regras_otimos_reed.$A$2:$regras_otimos_reed.$H$99];6;0)" office:value-type="float" office:value="-6" calcext:value-type="float">
            <text:p>-6</text:p>
          </table:table-cell>
          <table:table-cell table:formula="of:=VLOOKUP([.$A27];[$regras_otimos_reed.$A$2:$regras_otimos_reed.$H$99];7;0)" office:value-type="float" office:value="-146" calcext:value-type="float">
            <text:p>-146</text:p>
          </table:table-cell>
          <table:table-cell table:formula="of:=VLOOKUP([.$A27];[$regras_reed.$A$2:$regras_reed.$H$99];6;0)" office:value-type="float" office:value="4" calcext:value-type="float">
            <text:p>4</text:p>
          </table:table-cell>
          <table:table-cell table:formula="of:=VLOOKUP([.$A27];[$regras_reed.$A$2:$regras_reed.$H$99];7;0)" office:value-type="float" office:value="2216" calcext:value-type="float">
            <text:p>2216</text:p>
          </table:table-cell>
          <table:table-cell table:formula="of:=VLOOKUP([.$A27];[$regras_reed_otimos.$A$2:$regras_reed_otimos.$H$99];6;0)" office:value-type="float" office:value="10" calcext:value-type="float">
            <text:p>10</text:p>
          </table:table-cell>
          <table:table-cell table:formula="of:=VLOOKUP([.$A27];[$regras_reed_otimos.$A$2:$regras_reed_otimos.$H$99];7;0)" office:value-type="float" office:value="2678" calcext:value-type="float">
            <text:p>2678</text:p>
          </table:table-cell>
          <table:table-cell table:formula="of:=[.F27]+[.H27]+[.J27]" office:value-type="float" office:value="16" calcext:value-type="float">
            <text:p>16</text:p>
          </table:table-cell>
          <table:table-cell table:formula="of:=[.G27]+[.I27]+[.K27]" office:value-type="float" office:value="4644" calcext:value-type="float">
            <text:p>4644</text:p>
          </table:table-cell>
          <table:table-cell table:formula="of:=[.F27]+[.L27]+[.N27]" office:value-type="float" office:value="16" calcext:value-type="float">
            <text:p>16</text:p>
          </table:table-cell>
          <table:table-cell table:formula="of:=[.G27]+[.M27]+[.O27]" office:value-type="float" office:value="5144" calcext:value-type="float">
            <text:p>514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2-hwb7_15_inv.tfc</text:p>
          </table:table-cell>
          <table:table-cell table:style-name="ce10" table:formula="of:=VLOOKUP([.$A28];[$regras.$A$2:$regras.$H$99];2;0)" office:value-type="float" office:value="291" calcext:value-type="float">
            <text:p>291</text:p>
          </table:table-cell>
          <table:table-cell table:style-name="ce10" table:formula="of:=VLOOKUP([.$A28];[$regras.$A$2:$regras.$H$99];3;0)" office:value-type="float" office:value="27426" calcext:value-type="float">
            <text:p>27.426</text:p>
          </table:table-cell>
          <table:table-cell table:style-name="ce10" table:formula="of:=VLOOKUP([.$A28];[$regras.$A$2:$regras.$H$99];4;0)" office:value-type="float" office:value="287" calcext:value-type="float">
            <text:p>287</text:p>
          </table:table-cell>
          <table:table-cell table:style-name="ce10" table:formula="of:=VLOOKUP([.$A28];[$regras.$A$2:$regras.$H$99];5;0)" office:value-type="float" office:value="26926" calcext:value-type="float">
            <text:p>26.926</text:p>
          </table:table-cell>
          <table:table-cell table:style-name="ce10" table:formula="of:=VLOOKUP([.$A28];[$regras.$A$2:$regras.$H$99];6;0)" office:value-type="float" office:value="4" calcext:value-type="float">
            <text:p>4</text:p>
          </table:table-cell>
          <table:table-cell table:style-name="ce10" table:formula="of:=VLOOKUP([.$A28];[$regras.$A$2:$regras.$H$99];7;0)" office:value-type="float" office:value="500" calcext:value-type="float">
            <text:p>500</text:p>
          </table:table-cell>
          <table:table-cell table:style-name="ce4" table:formula="of:=VLOOKUP([.$A28];[$regras_otimos.$A$2:$regras_otimos.$H$99];6;0)" office:value-type="float" office:value="7" calcext:value-type="float">
            <text:p>7</text:p>
          </table:table-cell>
          <table:table-cell table:style-name="ce4" table:formula="of:=VLOOKUP([.$A28];[$regras_otimos.$A$2:$regras_otimos.$H$99];7;0)" office:value-type="float" office:value="2236" calcext:value-type="float">
            <text:p>2236</text:p>
          </table:table-cell>
          <table:table-cell table:formula="of:=VLOOKUP([.$A28];[$regras_otimos_reed.$A$2:$regras_otimos_reed.$H$99];6;0)" office:value-type="float" office:value="-7" calcext:value-type="float">
            <text:p>-7</text:p>
          </table:table-cell>
          <table:table-cell table:formula="of:=VLOOKUP([.$A28];[$regras_otimos_reed.$A$2:$regras_otimos_reed.$H$99];7;0)" office:value-type="float" office:value="-485" calcext:value-type="float">
            <text:p>-485</text:p>
          </table:table-cell>
          <table:table-cell table:formula="of:=VLOOKUP([.$A28];[$regras_reed.$A$2:$regras_reed.$H$99];6;0)" office:value-type="float" office:value="-3" calcext:value-type="float">
            <text:p>-3</text:p>
          </table:table-cell>
          <table:table-cell table:formula="of:=VLOOKUP([.$A28];[$regras_reed.$A$2:$regras_reed.$H$99];7;0)" office:value-type="float" office:value="544" calcext:value-type="float">
            <text:p>544</text:p>
          </table:table-cell>
          <table:table-cell table:formula="of:=VLOOKUP([.$A28];[$regras_reed_otimos.$A$2:$regras_reed_otimos.$H$99];6;0)" office:value-type="float" office:value="4" calcext:value-type="float">
            <text:p>4</text:p>
          </table:table-cell>
          <table:table-cell table:formula="of:=VLOOKUP([.$A28];[$regras_reed_otimos.$A$2:$regras_reed_otimos.$H$99];7;0)" office:value-type="float" office:value="1863" calcext:value-type="float">
            <text:p>1863</text:p>
          </table:table-cell>
          <table:table-cell table:formula="of:=[.F28]+[.H28]+[.J28]" office:value-type="float" office:value="4" calcext:value-type="float">
            <text:p>4</text:p>
          </table:table-cell>
          <table:table-cell table:formula="of:=[.G28]+[.I28]+[.K28]" office:value-type="float" office:value="2251" calcext:value-type="float">
            <text:p>2251</text:p>
          </table:table-cell>
          <table:table-cell table:formula="of:=[.F28]+[.L28]+[.N28]" office:value-type="float" office:value="5" calcext:value-type="float">
            <text:p>5</text:p>
          </table:table-cell>
          <table:table-cell table:formula="of:=[.G28]+[.M28]+[.O28]" office:value-type="float" office:value="2907" calcext:value-type="float">
            <text:p>290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wb7-236.tfc</text:p>
          </table:table-cell>
          <table:table-cell table:style-name="ce10" table:formula="of:=VLOOKUP([.$A29];[$regras.$A$2:$regras.$H$99];2;0)" office:value-type="float" office:value="236" calcext:value-type="float">
            <text:p>236</text:p>
          </table:table-cell>
          <table:table-cell table:style-name="ce10" table:formula="of:=VLOOKUP([.$A29];[$regras.$A$2:$regras.$H$99];3;0)" office:value-type="float" office:value="4188" calcext:value-type="float">
            <text:p>4.188</text:p>
          </table:table-cell>
          <table:table-cell table:style-name="ce10" table:formula="of:=VLOOKUP([.$A29];[$regras.$A$2:$regras.$H$99];4;0)" office:value-type="float" office:value="236" calcext:value-type="float">
            <text:p>236</text:p>
          </table:table-cell>
          <table:table-cell table:style-name="ce10" table:formula="of:=VLOOKUP([.$A29];[$regras.$A$2:$regras.$H$99];5;0)" office:value-type="float" office:value="4188" calcext:value-type="float">
            <text:p>4.188</text:p>
          </table:table-cell>
          <table:table-cell table:style-name="ce10" table:formula="of:=VLOOKUP([.$A29];[$regras.$A$2:$regras.$H$99];6;0)" office:value-type="float" office:value="0" calcext:value-type="float">
            <text:p>0</text:p>
          </table:table-cell>
          <table:table-cell table:style-name="ce10" table:formula="of:=VLOOKUP([.$A29];[$regras.$A$2:$regras.$H$99];7;0)" office:value-type="float" office:value="0" calcext:value-type="float">
            <text:p>0</text:p>
          </table:table-cell>
          <table:table-cell table:style-name="ce4" table:formula="of:=VLOOKUP([.$A29];[$regras_otimos.$A$2:$regras_otimos.$H$99];6;0)" office:value-type="float" office:value="8" calcext:value-type="float">
            <text:p>8</text:p>
          </table:table-cell>
          <table:table-cell table:style-name="ce4" table:formula="of:=VLOOKUP([.$A29];[$regras_otimos.$A$2:$regras_otimos.$H$99];7;0)" office:value-type="float" office:value="112" calcext:value-type="float">
            <text:p>112</text:p>
          </table:table-cell>
          <table:table-cell table:formula="of:=VLOOKUP([.$A29];[$regras_otimos_reed.$A$2:$regras_otimos_reed.$H$99];6;0)" office:value-type="float" office:value="-17" calcext:value-type="float">
            <text:p>-17</text:p>
          </table:table-cell>
          <table:table-cell table:formula="of:=VLOOKUP([.$A29];[$regras_otimos_reed.$A$2:$regras_otimos_reed.$H$99];7;0)" office:value-type="float" office:value="-1597" calcext:value-type="float">
            <text:p>-1597</text:p>
          </table:table-cell>
          <table:table-cell table:formula="of:=VLOOKUP([.$A29];[$regras_reed.$A$2:$regras_reed.$H$99];6;0)" office:value-type="float" office:value="-9" calcext:value-type="float">
            <text:p>-9</text:p>
          </table:table-cell>
          <table:table-cell table:formula="of:=VLOOKUP([.$A29];[$regras_reed.$A$2:$regras_reed.$H$99];7;0)" office:value-type="float" office:value="-1401" calcext:value-type="float">
            <text:p>-1401</text:p>
          </table:table-cell>
          <table:table-cell table:formula="of:=VLOOKUP([.$A29];[$regras_reed_otimos.$A$2:$regras_reed_otimos.$H$99];6;0)" office:value-type="float" office:value="2" calcext:value-type="float">
            <text:p>2</text:p>
          </table:table-cell>
          <table:table-cell table:formula="of:=VLOOKUP([.$A29];[$regras_reed_otimos.$A$2:$regras_reed_otimos.$H$99];7;0)" office:value-type="float" office:value="374" calcext:value-type="float">
            <text:p>374</text:p>
          </table:table-cell>
          <table:table-cell table:formula="of:=[.F29]+[.H29]+[.J29]" office:value-type="float" office:value="-9" calcext:value-type="float">
            <text:p>-9</text:p>
          </table:table-cell>
          <table:table-cell table:formula="of:=[.G29]+[.I29]+[.K29]" office:value-type="float" office:value="-1485" calcext:value-type="float">
            <text:p>-1485</text:p>
          </table:table-cell>
          <table:table-cell table:formula="of:=[.F29]+[.L29]+[.N29]" office:value-type="float" office:value="-7" calcext:value-type="float">
            <text:p>-7</text:p>
          </table:table-cell>
          <table:table-cell table:formula="of:=[.G29]+[.M29]+[.O29]" office:value-type="float" office:value="-1027" calcext:value-type="float">
            <text:p>-102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wb7-331-2609a.tfc</text:p>
          </table:table-cell>
          <table:table-cell table:style-name="ce10" table:formula="of:=VLOOKUP([.$A30];[$regras.$A$2:$regras.$H$99];2;0)" office:value-type="float" office:value="331" calcext:value-type="float">
            <text:p>331</text:p>
          </table:table-cell>
          <table:table-cell table:style-name="ce10" table:formula="of:=VLOOKUP([.$A30];[$regras.$A$2:$regras.$H$99];3;0)" office:value-type="float" office:value="2839" calcext:value-type="float">
            <text:p>2.839</text:p>
          </table:table-cell>
          <table:table-cell table:style-name="ce10" table:formula="of:=VLOOKUP([.$A30];[$regras.$A$2:$regras.$H$99];4;0)" office:value-type="float" office:value="327" calcext:value-type="float">
            <text:p>327</text:p>
          </table:table-cell>
          <table:table-cell table:style-name="ce10" table:formula="of:=VLOOKUP([.$A30];[$regras.$A$2:$regras.$H$99];5;0)" office:value-type="float" office:value="2835" calcext:value-type="float">
            <text:p>2.835</text:p>
          </table:table-cell>
          <table:table-cell table:style-name="ce10" table:formula="of:=VLOOKUP([.$A30];[$regras.$A$2:$regras.$H$99];6;0)" office:value-type="float" office:value="4" calcext:value-type="float">
            <text:p>4</text:p>
          </table:table-cell>
          <table:table-cell table:style-name="ce10" table:formula="of:=VLOOKUP([.$A30];[$regras.$A$2:$regras.$H$99];7;0)" office:value-type="float" office:value="4" calcext:value-type="float">
            <text:p>4</text:p>
          </table:table-cell>
          <table:table-cell table:style-name="ce4" table:formula="of:=VLOOKUP([.$A30];[$regras_otimos.$A$2:$regras_otimos.$H$99];6;0)" office:value-type="float" office:value="1" calcext:value-type="float">
            <text:p>1</text:p>
          </table:table-cell>
          <table:table-cell table:style-name="ce4" table:formula="of:=VLOOKUP([.$A30];[$regras_otimos.$A$2:$regras_otimos.$H$99];7;0)" office:value-type="float" office:value="-39" calcext:value-type="float">
            <text:p>-39</text:p>
          </table:table-cell>
          <table:table-cell table:formula="of:=VLOOKUP([.$A30];[$regras_otimos_reed.$A$2:$regras_otimos_reed.$H$99];6;0)" office:value-type="float" office:value="-6" calcext:value-type="float">
            <text:p>-6</text:p>
          </table:table-cell>
          <table:table-cell table:formula="of:=VLOOKUP([.$A30];[$regras_otimos_reed.$A$2:$regras_otimos_reed.$H$99];7;0)" office:value-type="float" office:value="-334" calcext:value-type="float">
            <text:p>-334</text:p>
          </table:table-cell>
          <table:table-cell table:formula="of:=VLOOKUP([.$A30];[$regras_reed.$A$2:$regras_reed.$H$99];6;0)" office:value-type="float" office:value="-3" calcext:value-type="float">
            <text:p>-3</text:p>
          </table:table-cell>
          <table:table-cell table:formula="of:=VLOOKUP([.$A30];[$regras_reed.$A$2:$regras_reed.$H$99];7;0)" office:value-type="float" office:value="-347" calcext:value-type="float">
            <text:p>-347</text:p>
          </table:table-cell>
          <table:table-cell table:formula="of:=VLOOKUP([.$A30];[$regras_reed_otimos.$A$2:$regras_reed_otimos.$H$99];6;0)" office:value-type="float" office:value="2" calcext:value-type="float">
            <text:p>2</text:p>
          </table:table-cell>
          <table:table-cell table:formula="of:=VLOOKUP([.$A30];[$regras_reed_otimos.$A$2:$regras_reed_otimos.$H$99];7;0)" office:value-type="float" office:value="198" calcext:value-type="float">
            <text:p>198</text:p>
          </table:table-cell>
          <table:table-cell table:formula="of:=[.F30]+[.H30]+[.J30]" office:value-type="float" office:value="-1" calcext:value-type="float">
            <text:p>-1</text:p>
          </table:table-cell>
          <table:table-cell table:formula="of:=[.G30]+[.I30]+[.K30]" office:value-type="float" office:value="-369" calcext:value-type="float">
            <text:p>-369</text:p>
          </table:table-cell>
          <table:table-cell table:formula="of:=[.F30]+[.L30]+[.N30]" office:value-type="float" office:value="3" calcext:value-type="float">
            <text:p>3</text:p>
          </table:table-cell>
          <table:table-cell table:formula="of:=[.G30]+[.M30]+[.O30]" office:value-type="float" office:value="-145" calcext:value-type="float">
            <text:p>-14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wb7tc.tfc</text:p>
          </table:table-cell>
          <table:table-cell table:style-name="ce10" table:formula="of:=VLOOKUP([.$A31];[$regras.$A$2:$regras.$H$99];2;0)" office:value-type="float" office:value="289" calcext:value-type="float">
            <text:p>289</text:p>
          </table:table-cell>
          <table:table-cell table:style-name="ce10" table:formula="of:=VLOOKUP([.$A31];[$regras.$A$2:$regras.$H$99];3;0)" office:value-type="float" office:value="5641" calcext:value-type="float">
            <text:p>5.641</text:p>
          </table:table-cell>
          <table:table-cell table:style-name="ce10" table:formula="of:=VLOOKUP([.$A31];[$regras.$A$2:$regras.$H$99];4;0)" office:value-type="float" office:value="289" calcext:value-type="float">
            <text:p>289</text:p>
          </table:table-cell>
          <table:table-cell table:style-name="ce10" table:formula="of:=VLOOKUP([.$A31];[$regras.$A$2:$regras.$H$99];5;0)" office:value-type="float" office:value="5641" calcext:value-type="float">
            <text:p>5.641</text:p>
          </table:table-cell>
          <table:table-cell table:style-name="ce10" table:formula="of:=VLOOKUP([.$A31];[$regras.$A$2:$regras.$H$99];6;0)" office:value-type="float" office:value="0" calcext:value-type="float">
            <text:p>0</text:p>
          </table:table-cell>
          <table:table-cell table:style-name="ce10" table:formula="of:=VLOOKUP([.$A31];[$regras.$A$2:$regras.$H$99];7;0)" office:value-type="float" office:value="0" calcext:value-type="float">
            <text:p>0</text:p>
          </table:table-cell>
          <table:table-cell table:style-name="ce4" table:formula="of:=VLOOKUP([.$A31];[$regras_otimos.$A$2:$regras_otimos.$H$99];6;0)" office:value-type="float" office:value="5" calcext:value-type="float">
            <text:p>5</text:p>
          </table:table-cell>
          <table:table-cell table:style-name="ce4" table:formula="of:=VLOOKUP([.$A31];[$regras_otimos.$A$2:$regras_otimos.$H$99];7;0)" office:value-type="float" office:value="133" calcext:value-type="float">
            <text:p>133</text:p>
          </table:table-cell>
          <table:table-cell table:formula="of:=VLOOKUP([.$A31];[$regras_otimos_reed.$A$2:$regras_otimos_reed.$H$99];6;0)" office:value-type="float" office:value="-20" calcext:value-type="float">
            <text:p>-20</text:p>
          </table:table-cell>
          <table:table-cell table:formula="of:=VLOOKUP([.$A31];[$regras_otimos_reed.$A$2:$regras_otimos_reed.$H$99];7;0)" office:value-type="float" office:value="-2280" calcext:value-type="float">
            <text:p>-2280</text:p>
          </table:table-cell>
          <table:table-cell table:formula="of:=VLOOKUP([.$A31];[$regras_reed.$A$2:$regras_reed.$H$99];6;0)" office:value-type="float" office:value="-15" calcext:value-type="float">
            <text:p>-15</text:p>
          </table:table-cell>
          <table:table-cell table:formula="of:=VLOOKUP([.$A31];[$regras_reed.$A$2:$regras_reed.$H$99];7;0)" office:value-type="float" office:value="-2055" calcext:value-type="float">
            <text:p>-2055</text:p>
          </table:table-cell>
          <table:table-cell table:formula="of:=VLOOKUP([.$A31];[$regras_reed_otimos.$A$2:$regras_reed_otimos.$H$99];6;0)" office:value-type="float" office:value="2" calcext:value-type="float">
            <text:p>2</text:p>
          </table:table-cell>
          <table:table-cell table:formula="of:=VLOOKUP([.$A31];[$regras_reed_otimos.$A$2:$regras_reed_otimos.$H$99];7;0)" office:value-type="float" office:value="306" calcext:value-type="float">
            <text:p>306</text:p>
          </table:table-cell>
          <table:table-cell table:formula="of:=[.F31]+[.H31]+[.J31]" office:value-type="float" office:value="-15" calcext:value-type="float">
            <text:p>-15</text:p>
          </table:table-cell>
          <table:table-cell table:formula="of:=[.G31]+[.I31]+[.K31]" office:value-type="float" office:value="-2147" calcext:value-type="float">
            <text:p>-2147</text:p>
          </table:table-cell>
          <table:table-cell table:formula="of:=[.F31]+[.L31]+[.N31]" office:value-type="float" office:value="-13" calcext:value-type="float">
            <text:p>-13</text:p>
          </table:table-cell>
          <table:table-cell table:formula="of:=[.G31]+[.M31]+[.O31]" office:value-type="float" office:value="-1749" calcext:value-type="float">
            <text:p>-174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wb8-614-12745a.tfc</text:p>
          </table:table-cell>
          <table:table-cell table:style-name="ce10" table:formula="of:=VLOOKUP([.$A32];[$regras.$A$2:$regras.$H$99];2;0)" office:value-type="float" office:value="614" calcext:value-type="float">
            <text:p>614</text:p>
          </table:table-cell>
          <table:table-cell table:style-name="ce10" table:formula="of:=VLOOKUP([.$A32];[$regras.$A$2:$regras.$H$99];3;0)" office:value-type="float" office:value="17426" calcext:value-type="float">
            <text:p>17.426</text:p>
          </table:table-cell>
          <table:table-cell table:style-name="ce10" table:formula="of:=VLOOKUP([.$A32];[$regras.$A$2:$regras.$H$99];4;0)" office:value-type="float" office:value="614" calcext:value-type="float">
            <text:p>614</text:p>
          </table:table-cell>
          <table:table-cell table:style-name="ce10" table:formula="of:=VLOOKUP([.$A32];[$regras.$A$2:$regras.$H$99];5;0)" office:value-type="float" office:value="17426" calcext:value-type="float">
            <text:p>17.426</text:p>
          </table:table-cell>
          <table:table-cell table:style-name="ce10" table:formula="of:=VLOOKUP([.$A32];[$regras.$A$2:$regras.$H$99];6;0)" office:value-type="float" office:value="0" calcext:value-type="float">
            <text:p>0</text:p>
          </table:table-cell>
          <table:table-cell table:style-name="ce10" table:formula="of:=VLOOKUP([.$A32];[$regras.$A$2:$regras.$H$99];7;0)" office:value-type="float" office:value="0" calcext:value-type="float">
            <text:p>0</text:p>
          </table:table-cell>
          <table:table-cell table:style-name="ce4" table:formula="of:=VLOOKUP([.$A32];[$regras_otimos.$A$2:$regras_otimos.$H$99];6;0)" office:value-type="float" office:value="6" calcext:value-type="float">
            <text:p>6</text:p>
          </table:table-cell>
          <table:table-cell table:style-name="ce4" table:formula="of:=VLOOKUP([.$A32];[$regras_otimos.$A$2:$regras_otimos.$H$99];7;0)" office:value-type="float" office:value="182" calcext:value-type="float">
            <text:p>182</text:p>
          </table:table-cell>
          <table:table-cell table:formula="of:=VLOOKUP([.$A32];[$regras_otimos_reed.$A$2:$regras_otimos_reed.$H$99];6;0)" office:value-type="float" office:value="-11" calcext:value-type="float">
            <text:p>-11</text:p>
          </table:table-cell>
          <table:table-cell table:formula="of:=VLOOKUP([.$A32];[$regras_otimos_reed.$A$2:$regras_otimos_reed.$H$99];7;0)" office:value-type="float" office:value="-3123" calcext:value-type="float">
            <text:p>-3123</text:p>
          </table:table-cell>
          <table:table-cell table:formula="of:=VLOOKUP([.$A32];[$regras_reed.$A$2:$regras_reed.$H$99];6;0)" office:value-type="float" office:value="-5" calcext:value-type="float">
            <text:p>-5</text:p>
          </table:table-cell>
          <table:table-cell table:formula="of:=VLOOKUP([.$A32];[$regras_reed.$A$2:$regras_reed.$H$99];7;0)" office:value-type="float" office:value="-2953" calcext:value-type="float">
            <text:p>-2953</text:p>
          </table:table-cell>
          <table:table-cell table:formula="of:=VLOOKUP([.$A32];[$regras_reed_otimos.$A$2:$regras_reed_otimos.$H$99];6;0)" office:value-type="float" office:value="1" calcext:value-type="float">
            <text:p>1</text:p>
          </table:table-cell>
          <table:table-cell table:formula="of:=VLOOKUP([.$A32];[$regras_reed_otimos.$A$2:$regras_reed_otimos.$H$99];7;0)" office:value-type="float" office:value="261" calcext:value-type="float">
            <text:p>261</text:p>
          </table:table-cell>
          <table:table-cell table:formula="of:=[.F32]+[.H32]+[.J32]" office:value-type="float" office:value="-5" calcext:value-type="float">
            <text:p>-5</text:p>
          </table:table-cell>
          <table:table-cell table:formula="of:=[.G32]+[.I32]+[.K32]" office:value-type="float" office:value="-2941" calcext:value-type="float">
            <text:p>-2941</text:p>
          </table:table-cell>
          <table:table-cell table:formula="of:=[.F32]+[.L32]+[.N32]" office:value-type="float" office:value="-4" calcext:value-type="float">
            <text:p>-4</text:p>
          </table:table-cell>
          <table:table-cell table:formula="of:=[.G32]+[.M32]+[.O32]" office:value-type="float" office:value="-2692" calcext:value-type="float">
            <text:p>-269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wb8-637.tfc</text:p>
          </table:table-cell>
          <table:table-cell table:style-name="ce10" table:formula="of:=VLOOKUP([.$A33];[$regras.$A$2:$regras.$H$99];2;0)" office:value-type="float" office:value="637" calcext:value-type="float">
            <text:p>637</text:p>
          </table:table-cell>
          <table:table-cell table:style-name="ce10" table:formula="of:=VLOOKUP([.$A33];[$regras.$A$2:$regras.$H$99];3;0)" office:value-type="float" office:value="19305" calcext:value-type="float">
            <text:p>19.305</text:p>
          </table:table-cell>
          <table:table-cell table:style-name="ce10" table:formula="of:=VLOOKUP([.$A33];[$regras.$A$2:$regras.$H$99];4;0)" office:value-type="float" office:value="635" calcext:value-type="float">
            <text:p>635</text:p>
          </table:table-cell>
          <table:table-cell table:style-name="ce10" table:formula="of:=VLOOKUP([.$A33];[$regras.$A$2:$regras.$H$99];5;0)" office:value-type="float" office:value="19303" calcext:value-type="float">
            <text:p>19.303</text:p>
          </table:table-cell>
          <table:table-cell table:style-name="ce10" table:formula="of:=VLOOKUP([.$A33];[$regras.$A$2:$regras.$H$99];6;0)" office:value-type="float" office:value="2" calcext:value-type="float">
            <text:p>2</text:p>
          </table:table-cell>
          <table:table-cell table:style-name="ce10" table:formula="of:=VLOOKUP([.$A33];[$regras.$A$2:$regras.$H$99];7;0)" office:value-type="float" office:value="2" calcext:value-type="float">
            <text:p>2</text:p>
          </table:table-cell>
          <table:table-cell table:style-name="ce4" table:formula="of:=VLOOKUP([.$A33];[$regras_otimos.$A$2:$regras_otimos.$H$99];6;0)" office:value-type="float" office:value="7" calcext:value-type="float">
            <text:p>7</text:p>
          </table:table-cell>
          <table:table-cell table:style-name="ce4" table:formula="of:=VLOOKUP([.$A33];[$regras_otimos.$A$2:$regras_otimos.$H$99];7;0)" office:value-type="float" office:value="151" calcext:value-type="float">
            <text:p>151</text:p>
          </table:table-cell>
          <table:table-cell table:formula="of:=VLOOKUP([.$A33];[$regras_otimos_reed.$A$2:$regras_otimos_reed.$H$99];6;0)" office:value-type="float" office:value="-23" calcext:value-type="float">
            <text:p>-23</text:p>
          </table:table-cell>
          <table:table-cell table:formula="of:=VLOOKUP([.$A33];[$regras_otimos_reed.$A$2:$regras_otimos_reed.$H$99];7;0)" office:value-type="float" office:value="-5607" calcext:value-type="float">
            <text:p>-5607</text:p>
          </table:table-cell>
          <table:table-cell table:formula="of:=VLOOKUP([.$A33];[$regras_reed.$A$2:$regras_reed.$H$99];6;0)" office:value-type="float" office:value="-9" calcext:value-type="float">
            <text:p>-9</text:p>
          </table:table-cell>
          <table:table-cell table:formula="of:=VLOOKUP([.$A33];[$regras_reed.$A$2:$regras_reed.$H$99];7;0)" office:value-type="float" office:value="-3897" calcext:value-type="float">
            <text:p>-3897</text:p>
          </table:table-cell>
          <table:table-cell table:formula="of:=VLOOKUP([.$A33];[$regras_reed_otimos.$A$2:$regras_reed_otimos.$H$99];6;0)" office:value-type="float" office:value="1" calcext:value-type="float">
            <text:p>1</text:p>
          </table:table-cell>
          <table:table-cell table:formula="of:=VLOOKUP([.$A33];[$regras_reed_otimos.$A$2:$regras_reed_otimos.$H$99];7;0)" office:value-type="float" office:value="1289" calcext:value-type="float">
            <text:p>1289</text:p>
          </table:table-cell>
          <table:table-cell table:formula="of:=[.F33]+[.H33]+[.J33]" office:value-type="float" office:value="-14" calcext:value-type="float">
            <text:p>-14</text:p>
          </table:table-cell>
          <table:table-cell table:formula="of:=[.G33]+[.I33]+[.K33]" office:value-type="float" office:value="-5454" calcext:value-type="float">
            <text:p>-5454</text:p>
          </table:table-cell>
          <table:table-cell table:formula="of:=[.F33]+[.L33]+[.N33]" office:value-type="float" office:value="-6" calcext:value-type="float">
            <text:p>-6</text:p>
          </table:table-cell>
          <table:table-cell table:formula="of:=[.G33]+[.M33]+[.O33]" office:value-type="float" office:value="-2606" calcext:value-type="float">
            <text:p>-26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wb8-749-6197a.tfc</text:p>
          </table:table-cell>
          <table:table-cell table:style-name="ce10" table:formula="of:=VLOOKUP([.$A34];[$regras.$A$2:$regras.$H$99];2;0)" office:value-type="float" office:value="749" calcext:value-type="float">
            <text:p>749</text:p>
          </table:table-cell>
          <table:table-cell table:style-name="ce10" table:formula="of:=VLOOKUP([.$A34];[$regras.$A$2:$regras.$H$99];3;0)" office:value-type="float" office:value="8341" calcext:value-type="float">
            <text:p>8.341</text:p>
          </table:table-cell>
          <table:table-cell table:style-name="ce10" table:formula="of:=VLOOKUP([.$A34];[$regras.$A$2:$regras.$H$99];4;0)" office:value-type="float" office:value="731" calcext:value-type="float">
            <text:p>731</text:p>
          </table:table-cell>
          <table:table-cell table:style-name="ce10" table:formula="of:=VLOOKUP([.$A34];[$regras.$A$2:$regras.$H$99];5;0)" office:value-type="float" office:value="8327" calcext:value-type="float">
            <text:p>8.327</text:p>
          </table:table-cell>
          <table:table-cell table:style-name="ce10" table:formula="of:=VLOOKUP([.$A34];[$regras.$A$2:$regras.$H$99];6;0)" office:value-type="float" office:value="18" calcext:value-type="float">
            <text:p>18</text:p>
          </table:table-cell>
          <table:table-cell table:style-name="ce10" table:formula="of:=VLOOKUP([.$A34];[$regras.$A$2:$regras.$H$99];7;0)" office:value-type="float" office:value="14" calcext:value-type="float">
            <text:p>14</text:p>
          </table:table-cell>
          <table:table-cell table:style-name="ce4" table:formula="of:=VLOOKUP([.$A34];[$regras_otimos.$A$2:$regras_otimos.$H$99];6;0)" office:value-type="float" office:value="4" calcext:value-type="float">
            <text:p>4</text:p>
          </table:table-cell>
          <table:table-cell table:style-name="ce4" table:formula="of:=VLOOKUP([.$A34];[$regras_otimos.$A$2:$regras_otimos.$H$99];7;0)" office:value-type="float" office:value="-24" calcext:value-type="float">
            <text:p>-24</text:p>
          </table:table-cell>
          <table:table-cell table:formula="of:=VLOOKUP([.$A34];[$regras_otimos_reed.$A$2:$regras_otimos_reed.$H$99];6;0)" office:value-type="float" office:value="-7" calcext:value-type="float">
            <text:p>-7</text:p>
          </table:table-cell>
          <table:table-cell table:formula="of:=VLOOKUP([.$A34];[$regras_otimos_reed.$A$2:$regras_otimos_reed.$H$99];7;0)" office:value-type="float" office:value="-647" calcext:value-type="float">
            <text:p>-647</text:p>
          </table:table-cell>
          <table:table-cell table:formula="of:=VLOOKUP([.$A34];[$regras_reed.$A$2:$regras_reed.$H$99];6;0)" office:value-type="float" office:value="-1" calcext:value-type="float">
            <text:p>-1</text:p>
          </table:table-cell>
          <table:table-cell table:formula="of:=VLOOKUP([.$A34];[$regras_reed.$A$2:$regras_reed.$H$99];7;0)" office:value-type="float" office:value="-657" calcext:value-type="float">
            <text:p>-657</text:p>
          </table:table-cell>
          <table:table-cell table:formula="of:=VLOOKUP([.$A34];[$regras_reed_otimos.$A$2:$regras_reed_otimos.$H$99];6;0)" office:value-type="float" office:value="3" calcext:value-type="float">
            <text:p>3</text:p>
          </table:table-cell>
          <table:table-cell table:formula="of:=VLOOKUP([.$A34];[$regras_reed_otimos.$A$2:$regras_reed_otimos.$H$99];7;0)" office:value-type="float" office:value="-1" calcext:value-type="float">
            <text:p>-1</text:p>
          </table:table-cell>
          <table:table-cell table:formula="of:=[.F34]+[.H34]+[.J34]" office:value-type="float" office:value="15" calcext:value-type="float">
            <text:p>15</text:p>
          </table:table-cell>
          <table:table-cell table:formula="of:=[.G34]+[.I34]+[.K34]" office:value-type="float" office:value="-657" calcext:value-type="float">
            <text:p>-657</text:p>
          </table:table-cell>
          <table:table-cell table:formula="of:=[.F34]+[.L34]+[.N34]" office:value-type="float" office:value="20" calcext:value-type="float">
            <text:p>20</text:p>
          </table:table-cell>
          <table:table-cell table:formula="of:=[.G34]+[.M34]+[.O34]" office:value-type="float" office:value="-644" calcext:value-type="float">
            <text:p>-64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wb8_2710_6940.tfc</text:p>
          </table:table-cell>
          <table:table-cell table:style-name="ce10" table:formula="of:=VLOOKUP([.$A35];[$regras.$A$2:$regras.$H$99];2;0)" office:value-type="float" office:value="2710" calcext:value-type="float">
            <text:p>2.710</text:p>
          </table:table-cell>
          <table:table-cell table:style-name="ce10" table:formula="of:=VLOOKUP([.$A35];[$regras.$A$2:$regras.$H$99];3;0)" office:value-type="float" office:value="7738" calcext:value-type="float">
            <text:p>7.738</text:p>
          </table:table-cell>
          <table:table-cell table:style-name="ce10" table:formula="of:=VLOOKUP([.$A35];[$regras.$A$2:$regras.$H$99];4;0)" office:value-type="float" office:value="2644" calcext:value-type="float">
            <text:p>2.644</text:p>
          </table:table-cell>
          <table:table-cell table:style-name="ce10" table:formula="of:=VLOOKUP([.$A35];[$regras.$A$2:$regras.$H$99];5;0)" office:value-type="float" office:value="7672" calcext:value-type="float">
            <text:p>7.672</text:p>
          </table:table-cell>
          <table:table-cell table:style-name="ce10" table:formula="of:=VLOOKUP([.$A35];[$regras.$A$2:$regras.$H$99];6;0)" office:value-type="float" office:value="66" calcext:value-type="float">
            <text:p>66</text:p>
          </table:table-cell>
          <table:table-cell table:style-name="ce10" table:formula="of:=VLOOKUP([.$A35];[$regras.$A$2:$regras.$H$99];7;0)" office:value-type="float" office:value="66" calcext:value-type="float">
            <text:p>66</text:p>
          </table:table-cell>
          <table:table-cell table:style-name="ce4" table:formula="of:=VLOOKUP([.$A35];[$regras_otimos.$A$2:$regras_otimos.$H$99];6;0)" office:value-type="float" office:value="58" calcext:value-type="float">
            <text:p>58</text:p>
          </table:table-cell>
          <table:table-cell table:style-name="ce4" table:formula="of:=VLOOKUP([.$A35];[$regras_otimos.$A$2:$regras_otimos.$H$99];7;0)" office:value-type="float" office:value="-364" calcext:value-type="float">
            <text:p>-364</text:p>
          </table:table-cell>
          <table:table-cell table:formula="of:=VLOOKUP([.$A35];[$regras_otimos_reed.$A$2:$regras_otimos_reed.$H$99];6;0)" office:value-type="float" office:value="-14" calcext:value-type="float">
            <text:p>-14</text:p>
          </table:table-cell>
          <table:table-cell table:formula="of:=VLOOKUP([.$A35];[$regras_otimos_reed.$A$2:$regras_otimos_reed.$H$99];7;0)" office:value-type="float" office:value="-448" calcext:value-type="float">
            <text:p>-448</text:p>
          </table:table-cell>
          <table:table-cell table:formula="of:=VLOOKUP([.$A35];[$regras_reed.$A$2:$regras_reed.$H$99];6;0)" office:value-type="float" office:value="27" calcext:value-type="float">
            <text:p>27</text:p>
          </table:table-cell>
          <table:table-cell table:formula="of:=VLOOKUP([.$A35];[$regras_reed.$A$2:$regras_reed.$H$99];7;0)" office:value-type="float" office:value="-291" calcext:value-type="float">
            <text:p>-291</text:p>
          </table:table-cell>
          <table:table-cell table:formula="of:=VLOOKUP([.$A35];[$regras_reed_otimos.$A$2:$regras_reed_otimos.$H$99];6;0)" office:value-type="float" office:value="53" calcext:value-type="float">
            <text:p>53</text:p>
          </table:table-cell>
          <table:table-cell table:formula="of:=VLOOKUP([.$A35];[$regras_reed_otimos.$A$2:$regras_reed_otimos.$H$99];7;0)" office:value-type="float" office:value="-119" calcext:value-type="float">
            <text:p>-119</text:p>
          </table:table-cell>
          <table:table-cell table:formula="of:=[.F35]+[.H35]+[.J35]" office:value-type="float" office:value="110" calcext:value-type="float">
            <text:p>110</text:p>
          </table:table-cell>
          <table:table-cell table:formula="of:=[.G35]+[.I35]+[.K35]" office:value-type="float" office:value="-746" calcext:value-type="float">
            <text:p>-746</text:p>
          </table:table-cell>
          <table:table-cell table:formula="of:=[.F35]+[.L35]+[.N35]" office:value-type="float" office:value="146" calcext:value-type="float">
            <text:p>146</text:p>
          </table:table-cell>
          <table:table-cell table:formula="of:=[.G35]+[.M35]+[.O35]" office:value-type="float" office:value="-344" calcext:value-type="float">
            <text:p>-34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wb9-1541.tfc</text:p>
          </table:table-cell>
          <table:table-cell table:style-name="ce10" table:formula="of:=VLOOKUP([.$A36];[$regras.$A$2:$regras.$H$99];2;0)" office:value-type="float" office:value="1541" calcext:value-type="float">
            <text:p>1.541</text:p>
          </table:table-cell>
          <table:table-cell table:style-name="ce10" table:formula="of:=VLOOKUP([.$A36];[$regras.$A$2:$regras.$H$99];3;0)" office:value-type="float" office:value="63613" calcext:value-type="float">
            <text:p>63.613</text:p>
          </table:table-cell>
          <table:table-cell table:style-name="ce10" table:formula="of:=VLOOKUP([.$A36];[$regras.$A$2:$regras.$H$99];4;0)" office:value-type="float" office:value="1541" calcext:value-type="float">
            <text:p>1.541</text:p>
          </table:table-cell>
          <table:table-cell table:style-name="ce10" table:formula="of:=VLOOKUP([.$A36];[$regras.$A$2:$regras.$H$99];5;0)" office:value-type="float" office:value="63613" calcext:value-type="float">
            <text:p>63.613</text:p>
          </table:table-cell>
          <table:table-cell table:style-name="ce10" table:formula="of:=VLOOKUP([.$A36];[$regras.$A$2:$regras.$H$99];6;0)" office:value-type="float" office:value="0" calcext:value-type="float">
            <text:p>0</text:p>
          </table:table-cell>
          <table:table-cell table:style-name="ce10" table:formula="of:=VLOOKUP([.$A36];[$regras.$A$2:$regras.$H$99];7;0)" office:value-type="float" office:value="0" calcext:value-type="float">
            <text:p>0</text:p>
          </table:table-cell>
          <table:table-cell table:style-name="ce4" table:formula="of:=VLOOKUP([.$A36];[$regras_otimos.$A$2:$regras_otimos.$H$99];6;0)" office:value-type="float" office:value="18" calcext:value-type="float">
            <text:p>18</text:p>
          </table:table-cell>
          <table:table-cell table:style-name="ce4" table:formula="of:=VLOOKUP([.$A36];[$regras_otimos.$A$2:$regras_otimos.$H$99];7;0)" office:value-type="float" office:value="626" calcext:value-type="float">
            <text:p>626</text:p>
          </table:table-cell>
          <table:table-cell table:formula="of:=VLOOKUP([.$A36];[$regras_otimos_reed.$A$2:$regras_otimos_reed.$H$99];6;0)" office:value-type="float" office:value="-65" calcext:value-type="float">
            <text:p>-65</text:p>
          </table:table-cell>
          <table:table-cell table:formula="of:=VLOOKUP([.$A36];[$regras_otimos_reed.$A$2:$regras_otimos_reed.$H$99];7;0)" office:value-type="float" office:value="-15245" calcext:value-type="float">
            <text:p>-15245</text:p>
          </table:table-cell>
          <table:table-cell table:formula="of:=VLOOKUP([.$A36];[$regras_reed.$A$2:$regras_reed.$H$99];6;0)" office:value-type="float" office:value="-50" calcext:value-type="float">
            <text:p>-50</text:p>
          </table:table-cell>
          <table:table-cell table:formula="of:=VLOOKUP([.$A36];[$regras_reed.$A$2:$regras_reed.$H$99];7;0)" office:value-type="float" office:value="-15226" calcext:value-type="float">
            <text:p>-15226</text:p>
          </table:table-cell>
          <table:table-cell table:formula="of:=VLOOKUP([.$A36];[$regras_reed_otimos.$A$2:$regras_reed_otimos.$H$99];6;0)" office:value-type="float" office:value="3" calcext:value-type="float">
            <text:p>3</text:p>
          </table:table-cell>
          <table:table-cell table:formula="of:=VLOOKUP([.$A36];[$regras_reed_otimos.$A$2:$regras_reed_otimos.$H$99];7;0)" office:value-type="float" office:value="2847" calcext:value-type="float">
            <text:p>2847</text:p>
          </table:table-cell>
          <table:table-cell table:formula="of:=[.F36]+[.H36]+[.J36]" office:value-type="float" office:value="-47" calcext:value-type="float">
            <text:p>-47</text:p>
          </table:table-cell>
          <table:table-cell table:formula="of:=[.G36]+[.I36]+[.K36]" office:value-type="float" office:value="-14619" calcext:value-type="float">
            <text:p>-14619</text:p>
          </table:table-cell>
          <table:table-cell table:formula="of:=[.F36]+[.L36]+[.N36]" office:value-type="float" office:value="-47" calcext:value-type="float">
            <text:p>-47</text:p>
          </table:table-cell>
          <table:table-cell table:formula="of:=[.G36]+[.M36]+[.O36]" office:value-type="float" office:value="-12379" calcext:value-type="float">
            <text:p>-1237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wb9-1544.tfc</text:p>
          </table:table-cell>
          <table:table-cell table:style-name="ce10" table:formula="of:=VLOOKUP([.$A37];[$regras.$A$2:$regras.$H$99];2;0)" office:value-type="float" office:value="1544" calcext:value-type="float">
            <text:p>1.544</text:p>
          </table:table-cell>
          <table:table-cell table:style-name="ce10" table:formula="of:=VLOOKUP([.$A37];[$regras.$A$2:$regras.$H$99];3;0)" office:value-type="float" office:value="63668" calcext:value-type="float">
            <text:p>63.668</text:p>
          </table:table-cell>
          <table:table-cell table:style-name="ce10" table:formula="of:=VLOOKUP([.$A37];[$regras.$A$2:$regras.$H$99];4;0)" office:value-type="float" office:value="1544" calcext:value-type="float">
            <text:p>1.544</text:p>
          </table:table-cell>
          <table:table-cell table:style-name="ce10" table:formula="of:=VLOOKUP([.$A37];[$regras.$A$2:$regras.$H$99];5;0)" office:value-type="float" office:value="63668" calcext:value-type="float">
            <text:p>63.668</text:p>
          </table:table-cell>
          <table:table-cell table:style-name="ce10" table:formula="of:=VLOOKUP([.$A37];[$regras.$A$2:$regras.$H$99];6;0)" office:value-type="float" office:value="0" calcext:value-type="float">
            <text:p>0</text:p>
          </table:table-cell>
          <table:table-cell table:style-name="ce10" table:formula="of:=VLOOKUP([.$A37];[$regras.$A$2:$regras.$H$99];7;0)" office:value-type="float" office:value="0" calcext:value-type="float">
            <text:p>0</text:p>
          </table:table-cell>
          <table:table-cell table:style-name="ce4" table:formula="of:=VLOOKUP([.$A37];[$regras_otimos.$A$2:$regras_otimos.$H$99];6;0)" office:value-type="float" office:value="18" calcext:value-type="float">
            <text:p>18</text:p>
          </table:table-cell>
          <table:table-cell table:style-name="ce4" table:formula="of:=VLOOKUP([.$A37];[$regras_otimos.$A$2:$regras_otimos.$H$99];7;0)" office:value-type="float" office:value="626" calcext:value-type="float">
            <text:p>626</text:p>
          </table:table-cell>
          <table:table-cell table:formula="of:=VLOOKUP([.$A37];[$regras_otimos_reed.$A$2:$regras_otimos_reed.$H$99];6;0)" office:value-type="float" office:value="-65" calcext:value-type="float">
            <text:p>-65</text:p>
          </table:table-cell>
          <table:table-cell table:formula="of:=VLOOKUP([.$A37];[$regras_otimos_reed.$A$2:$regras_otimos_reed.$H$99];7;0)" office:value-type="float" office:value="-15277" calcext:value-type="float">
            <text:p>-15277</text:p>
          </table:table-cell>
          <table:table-cell table:formula="of:=VLOOKUP([.$A37];[$regras_reed.$A$2:$regras_reed.$H$99];6;0)" office:value-type="float" office:value="-49" calcext:value-type="float">
            <text:p>-49</text:p>
          </table:table-cell>
          <table:table-cell table:formula="of:=VLOOKUP([.$A37];[$regras_reed.$A$2:$regras_reed.$H$99];7;0)" office:value-type="float" office:value="-15253" calcext:value-type="float">
            <text:p>-15253</text:p>
          </table:table-cell>
          <table:table-cell table:formula="of:=VLOOKUP([.$A37];[$regras_reed_otimos.$A$2:$regras_reed_otimos.$H$99];6;0)" office:value-type="float" office:value="3" calcext:value-type="float">
            <text:p>3</text:p>
          </table:table-cell>
          <table:table-cell table:formula="of:=VLOOKUP([.$A37];[$regras_reed_otimos.$A$2:$regras_reed_otimos.$H$99];7;0)" office:value-type="float" office:value="2879" calcext:value-type="float">
            <text:p>2879</text:p>
          </table:table-cell>
          <table:table-cell table:formula="of:=[.F37]+[.H37]+[.J37]" office:value-type="float" office:value="-47" calcext:value-type="float">
            <text:p>-47</text:p>
          </table:table-cell>
          <table:table-cell table:formula="of:=[.G37]+[.I37]+[.K37]" office:value-type="float" office:value="-14651" calcext:value-type="float">
            <text:p>-14651</text:p>
          </table:table-cell>
          <table:table-cell table:formula="of:=[.F37]+[.L37]+[.N37]" office:value-type="float" office:value="-46" calcext:value-type="float">
            <text:p>-46</text:p>
          </table:table-cell>
          <table:table-cell table:formula="of:=[.G37]+[.M37]+[.O37]" office:value-type="float" office:value="-12374" calcext:value-type="float">
            <text:p>-1237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wb9-1959-20378a.tfc</text:p>
          </table:table-cell>
          <table:table-cell table:style-name="ce10" table:formula="of:=VLOOKUP([.$A38];[$regras.$A$2:$regras.$H$99];2;0)" office:value-type="float" office:value="1959" calcext:value-type="float">
            <text:p>1.959</text:p>
          </table:table-cell>
          <table:table-cell table:style-name="ce10" table:formula="of:=VLOOKUP([.$A38];[$regras.$A$2:$regras.$H$99];3;0)" office:value-type="float" office:value="33599" calcext:value-type="float">
            <text:p>33.599</text:p>
          </table:table-cell>
          <table:table-cell table:style-name="ce10" table:formula="of:=VLOOKUP([.$A38];[$regras.$A$2:$regras.$H$99];4;0)" office:value-type="float" office:value="1943" calcext:value-type="float">
            <text:p>1.943</text:p>
          </table:table-cell>
          <table:table-cell table:style-name="ce10" table:formula="of:=VLOOKUP([.$A38];[$regras.$A$2:$regras.$H$99];5;0)" office:value-type="float" office:value="33583" calcext:value-type="float">
            <text:p>33.583</text:p>
          </table:table-cell>
          <table:table-cell table:style-name="ce10" table:formula="of:=VLOOKUP([.$A38];[$regras.$A$2:$regras.$H$99];6;0)" office:value-type="float" office:value="16" calcext:value-type="float">
            <text:p>16</text:p>
          </table:table-cell>
          <table:table-cell table:style-name="ce10" table:formula="of:=VLOOKUP([.$A38];[$regras.$A$2:$regras.$H$99];7;0)" office:value-type="float" office:value="16" calcext:value-type="float">
            <text:p>16</text:p>
          </table:table-cell>
          <table:table-cell table:style-name="ce4" table:formula="of:=VLOOKUP([.$A38];[$regras_otimos.$A$2:$regras_otimos.$H$99];6;0)" office:value-type="float" office:value="2" calcext:value-type="float">
            <text:p>2</text:p>
          </table:table-cell>
          <table:table-cell table:style-name="ce4" table:formula="of:=VLOOKUP([.$A38];[$regras_otimos.$A$2:$regras_otimos.$H$99];7;0)" office:value-type="float" office:value="-94" calcext:value-type="float">
            <text:p>-94</text:p>
          </table:table-cell>
          <table:table-cell table:formula="of:=VLOOKUP([.$A38];[$regras_otimos_reed.$A$2:$regras_otimos_reed.$H$99];6;0)" office:value-type="float" office:value="-8" calcext:value-type="float">
            <text:p>-8</text:p>
          </table:table-cell>
          <table:table-cell table:formula="of:=VLOOKUP([.$A38];[$regras_otimos_reed.$A$2:$regras_otimos_reed.$H$99];7;0)" office:value-type="float" office:value="-96" calcext:value-type="float">
            <text:p>-96</text:p>
          </table:table-cell>
          <table:table-cell table:formula="of:=VLOOKUP([.$A38];[$regras_reed.$A$2:$regras_reed.$H$99];6;0)" office:value-type="float" office:value="0" calcext:value-type="float">
            <text:p>0</text:p>
          </table:table-cell>
          <table:table-cell table:formula="of:=VLOOKUP([.$A38];[$regras_reed.$A$2:$regras_reed.$H$99];7;0)" office:value-type="float" office:value="-152" calcext:value-type="float">
            <text:p>-152</text:p>
          </table:table-cell>
          <table:table-cell table:formula="of:=VLOOKUP([.$A38];[$regras_reed_otimos.$A$2:$regras_reed_otimos.$H$99];6;0)" office:value-type="float" office:value="0" calcext:value-type="float">
            <text:p>0</text:p>
          </table:table-cell>
          <table:table-cell table:formula="of:=VLOOKUP([.$A38];[$regras_reed_otimos.$A$2:$regras_reed_otimos.$H$99];7;0)" office:value-type="float" office:value="-92" calcext:value-type="float">
            <text:p>-92</text:p>
          </table:table-cell>
          <table:table-cell table:formula="of:=[.F38]+[.H38]+[.J38]" office:value-type="float" office:value="10" calcext:value-type="float">
            <text:p>10</text:p>
          </table:table-cell>
          <table:table-cell table:formula="of:=[.G38]+[.I38]+[.K38]" office:value-type="float" office:value="-174" calcext:value-type="float">
            <text:p>-174</text:p>
          </table:table-cell>
          <table:table-cell table:formula="of:=[.F38]+[.L38]+[.N38]" office:value-type="float" office:value="16" calcext:value-type="float">
            <text:p>16</text:p>
          </table:table-cell>
          <table:table-cell table:formula="of:=[.G38]+[.M38]+[.O38]" office:value-type="float" office:value="-228" calcext:value-type="float">
            <text:p>-2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wb9_6563_16173.tfc</text:p>
          </table:table-cell>
          <table:table-cell table:style-name="ce10" table:formula="of:=VLOOKUP([.$A39];[$regras.$A$2:$regras.$H$99];2;0)" office:value-type="float" office:value="6563" calcext:value-type="float">
            <text:p>6.563</text:p>
          </table:table-cell>
          <table:table-cell table:style-name="ce10" table:formula="of:=VLOOKUP([.$A39];[$regras.$A$2:$regras.$H$99];3;0)" office:value-type="float" office:value="17371" calcext:value-type="float">
            <text:p>17.371</text:p>
          </table:table-cell>
          <table:table-cell table:style-name="ce10" table:formula="of:=VLOOKUP([.$A39];[$regras.$A$2:$regras.$H$99];4;0)" office:value-type="float" office:value="6417" calcext:value-type="float">
            <text:p>6.417</text:p>
          </table:table-cell>
          <table:table-cell table:style-name="ce10" table:formula="of:=VLOOKUP([.$A39];[$regras.$A$2:$regras.$H$99];5;0)" office:value-type="float" office:value="17227" calcext:value-type="float">
            <text:p>17.227</text:p>
          </table:table-cell>
          <table:table-cell table:style-name="ce10" table:formula="of:=VLOOKUP([.$A39];[$regras.$A$2:$regras.$H$99];6;0)" office:value-type="float" office:value="146" calcext:value-type="float">
            <text:p>146</text:p>
          </table:table-cell>
          <table:table-cell table:style-name="ce10" table:formula="of:=VLOOKUP([.$A39];[$regras.$A$2:$regras.$H$99];7;0)" office:value-type="float" office:value="144" calcext:value-type="float">
            <text:p>144</text:p>
          </table:table-cell>
          <table:table-cell table:style-name="ce4" table:formula="of:=VLOOKUP([.$A39];[$regras_otimos.$A$2:$regras_otimos.$H$99];6;0)" office:value-type="float" office:value="155" calcext:value-type="float">
            <text:p>155</text:p>
          </table:table-cell>
          <table:table-cell table:style-name="ce4" table:formula="of:=VLOOKUP([.$A39];[$regras_otimos.$A$2:$regras_otimos.$H$99];7;0)" office:value-type="float" office:value="-830" calcext:value-type="float">
            <text:p>-830</text:p>
          </table:table-cell>
          <table:table-cell table:formula="of:=VLOOKUP([.$A39];[$regras_otimos_reed.$A$2:$regras_otimos_reed.$H$99];6;0)" office:value-type="float" office:value="6" calcext:value-type="float">
            <text:p>6</text:p>
          </table:table-cell>
          <table:table-cell table:formula="of:=VLOOKUP([.$A39];[$regras_otimos_reed.$A$2:$regras_otimos_reed.$H$99];7;0)" office:value-type="float" office:value="-681" calcext:value-type="float">
            <text:p>-681</text:p>
          </table:table-cell>
          <table:table-cell table:formula="of:=VLOOKUP([.$A39];[$regras_reed.$A$2:$regras_reed.$H$99];6;0)" office:value-type="float" office:value="117" calcext:value-type="float">
            <text:p>117</text:p>
          </table:table-cell>
          <table:table-cell table:formula="of:=VLOOKUP([.$A39];[$regras_reed.$A$2:$regras_reed.$H$99];7;0)" office:value-type="float" office:value="-951" calcext:value-type="float">
            <text:p>-951</text:p>
          </table:table-cell>
          <table:table-cell table:formula="of:=VLOOKUP([.$A39];[$regras_reed_otimos.$A$2:$regras_reed_otimos.$H$99];6;0)" office:value-type="float" office:value="102" calcext:value-type="float">
            <text:p>102</text:p>
          </table:table-cell>
          <table:table-cell table:formula="of:=VLOOKUP([.$A39];[$regras_reed_otimos.$A$2:$regras_reed_otimos.$H$99];7;0)" office:value-type="float" office:value="96" calcext:value-type="float">
            <text:p>96</text:p>
          </table:table-cell>
          <table:table-cell table:formula="of:=[.F39]+[.H39]+[.J39]" office:value-type="float" office:value="307" calcext:value-type="float">
            <text:p>307</text:p>
          </table:table-cell>
          <table:table-cell table:formula="of:=[.G39]+[.I39]+[.K39]" office:value-type="float" office:value="-1367" calcext:value-type="float">
            <text:p>-1367</text:p>
          </table:table-cell>
          <table:table-cell table:formula="of:=[.F39]+[.L39]+[.N39]" office:value-type="float" office:value="365" calcext:value-type="float">
            <text:p>365</text:p>
          </table:table-cell>
          <table:table-cell table:formula="of:=[.G39]+[.M39]+[.O39]" office:value-type="float" office:value="-711" calcext:value-type="float">
            <text:p>-71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table:style-name="ce10" table:formula="of:=VLOOKUP([.$A40];[$regras.$A$2:$regras.$H$99];2;0)" office:value-type="float" office:value="5" calcext:value-type="float">
            <text:p>5</text:p>
          </table:table-cell>
          <table:table-cell table:style-name="ce10" table:formula="of:=VLOOKUP([.$A40];[$regras.$A$2:$regras.$H$99];3;0)" office:value-type="float" office:value="121" calcext:value-type="float">
            <text:p>121</text:p>
          </table:table-cell>
          <table:table-cell table:style-name="ce10" table:formula="of:=VLOOKUP([.$A40];[$regras.$A$2:$regras.$H$99];4;0)" office:value-type="float" office:value="5" calcext:value-type="float">
            <text:p>5</text:p>
          </table:table-cell>
          <table:table-cell table:style-name="ce10" table:formula="of:=VLOOKUP([.$A40];[$regras.$A$2:$regras.$H$99];5;0)" office:value-type="float" office:value="121" calcext:value-type="float">
            <text:p>121</text:p>
          </table:table-cell>
          <table:table-cell table:style-name="ce10" table:formula="of:=VLOOKUP([.$A40];[$regras.$A$2:$regras.$H$99];6;0)" office:value-type="float" office:value="0" calcext:value-type="float">
            <text:p>0</text:p>
          </table:table-cell>
          <table:table-cell table:style-name="ce10" table:formula="of:=VLOOKUP([.$A40];[$regras.$A$2:$regras.$H$99];7;0)" office:value-type="float" office:value="0" calcext:value-type="float">
            <text:p>0</text:p>
          </table:table-cell>
          <table:table-cell table:style-name="ce4" table:formula="of:=VLOOKUP([.$A40];[$regras_otimos.$A$2:$regras_otimos.$H$99];6;0)" office:value-type="float" office:value="0" calcext:value-type="float">
            <text:p>0</text:p>
          </table:table-cell>
          <table:table-cell table:style-name="ce4" table:formula="of:=VLOOKUP([.$A40];[$regras_otimos.$A$2:$regras_otimos.$H$99];7;0)" office:value-type="float" office:value="64" calcext:value-type="float">
            <text:p>64</text:p>
          </table:table-cell>
          <table:table-cell table:formula="of:=VLOOKUP([.$A40];[$regras_otimos_reed.$A$2:$regras_otimos_reed.$H$99];6;0)" office:value-type="float" office:value="0" calcext:value-type="float">
            <text:p>0</text:p>
          </table:table-cell>
          <table:table-cell table:formula="of:=VLOOKUP([.$A40];[$regras_otimos_reed.$A$2:$regras_otimos_reed.$H$99];7;0)" office:value-type="float" office:value="-64" calcext:value-type="float">
            <text:p>-64</text:p>
          </table:table-cell>
          <table:table-cell table:formula="of:=VLOOKUP([.$A40];[$regras_reed.$A$2:$regras_reed.$H$99];6;0)" office:value-type="float" office:value="0" calcext:value-type="float">
            <text:p>0</text:p>
          </table:table-cell>
          <table:table-cell table:formula="of:=VLOOKUP([.$A40];[$regras_reed.$A$2:$regras_reed.$H$99];7;0)" office:value-type="float" office:value="0" calcext:value-type="float">
            <text:p>0</text:p>
          </table:table-cell>
          <table:table-cell table:formula="of:=VLOOKUP([.$A40];[$regras_reed_otimos.$A$2:$regras_reed_otimos.$H$99];6;0)" office:value-type="float" office:value="0" calcext:value-type="float">
            <text:p>0</text:p>
          </table:table-cell>
          <table:table-cell table:formula="of:=VLOOKUP([.$A40];[$regras_reed_otimos.$A$2:$regras_reed_otimos.$H$99];7;0)" office:value-type="float" office:value="64" calcext:value-type="float">
            <text:p>64</text:p>
          </table:table-cell>
          <table:table-cell table:formula="of:=[.F40]+[.H40]+[.J40]" office:value-type="float" office:value="0" calcext:value-type="float">
            <text:p>0</text:p>
          </table:table-cell>
          <table:table-cell table:formula="of:=[.G40]+[.I40]+[.K40]" office:value-type="float" office:value="0" calcext:value-type="float">
            <text:p>0</text:p>
          </table:table-cell>
          <table:table-cell table:formula="of:=[.F40]+[.L40]+[.N40]" office:value-type="float" office:value="0" calcext:value-type="float">
            <text:p>0</text:p>
          </table:table-cell>
          <table:table-cell table:formula="of:=[.G40]+[.M40]+[.O40]" office:value-type="float" office:value="64" calcext:value-type="float">
            <text:p>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table:style-name="ce10" table:formula="of:=VLOOKUP([.$A41];[$regras.$A$2:$regras.$H$99];2;0)" office:value-type="float" office:value="3" calcext:value-type="float">
            <text:p>3</text:p>
          </table:table-cell>
          <table:table-cell table:style-name="ce10" table:formula="of:=VLOOKUP([.$A41];[$regras.$A$2:$regras.$H$99];3;0)" office:value-type="float" office:value="29" calcext:value-type="float">
            <text:p>29</text:p>
          </table:table-cell>
          <table:table-cell table:style-name="ce10" table:formula="of:=VLOOKUP([.$A41];[$regras.$A$2:$regras.$H$99];4;0)" office:value-type="float" office:value="3" calcext:value-type="float">
            <text:p>3</text:p>
          </table:table-cell>
          <table:table-cell table:style-name="ce10" table:formula="of:=VLOOKUP([.$A41];[$regras.$A$2:$regras.$H$99];5;0)" office:value-type="float" office:value="29" calcext:value-type="float">
            <text:p>29</text:p>
          </table:table-cell>
          <table:table-cell table:style-name="ce10" table:formula="of:=VLOOKUP([.$A41];[$regras.$A$2:$regras.$H$99];6;0)" office:value-type="float" office:value="0" calcext:value-type="float">
            <text:p>0</text:p>
          </table:table-cell>
          <table:table-cell table:style-name="ce10" table:formula="of:=VLOOKUP([.$A41];[$regras.$A$2:$regras.$H$99];7;0)" office:value-type="float" office:value="0" calcext:value-type="float">
            <text:p>0</text:p>
          </table:table-cell>
          <table:table-cell table:style-name="ce4" table:formula="of:=VLOOKUP([.$A41];[$regras_otimos.$A$2:$regras_otimos.$H$99];6;0)" office:value-type="float" office:value="0" calcext:value-type="float">
            <text:p>0</text:p>
          </table:table-cell>
          <table:table-cell table:style-name="ce4" table:formula="of:=VLOOKUP([.$A41];[$regras_otimos.$A$2:$regras_otimos.$H$99];7;0)" office:value-type="float" office:value="16" calcext:value-type="float">
            <text:p>16</text:p>
          </table:table-cell>
          <table:table-cell table:formula="of:=VLOOKUP([.$A41];[$regras_otimos_reed.$A$2:$regras_otimos_reed.$H$99];6;0)" office:value-type="float" office:value="-2" calcext:value-type="float">
            <text:p>-2</text:p>
          </table:table-cell>
          <table:table-cell table:formula="of:=VLOOKUP([.$A41];[$regras_otimos_reed.$A$2:$regras_otimos_reed.$H$99];7;0)" office:value-type="float" office:value="-10" calcext:value-type="float">
            <text:p>-10</text:p>
          </table:table-cell>
          <table:table-cell table:formula="of:=VLOOKUP([.$A41];[$regras_reed.$A$2:$regras_reed.$H$99];6;0)" office:value-type="float" office:value="-2" calcext:value-type="float">
            <text:p>-2</text:p>
          </table:table-cell>
          <table:table-cell table:formula="of:=VLOOKUP([.$A41];[$regras_reed.$A$2:$regras_reed.$H$99];7;0)" office:value-type="float" office:value="6" calcext:value-type="float">
            <text:p>6</text:p>
          </table:table-cell>
          <table:table-cell table:formula="of:=VLOOKUP([.$A41];[$regras_reed_otimos.$A$2:$regras_reed_otimos.$H$99];6;0)" office:value-type="float" office:value="2" calcext:value-type="float">
            <text:p>2</text:p>
          </table:table-cell>
          <table:table-cell table:formula="of:=VLOOKUP([.$A41];[$regras_reed_otimos.$A$2:$regras_reed_otimos.$H$99];7;0)" office:value-type="float" office:value="10" calcext:value-type="float">
            <text:p>10</text:p>
          </table:table-cell>
          <table:table-cell table:formula="of:=[.F41]+[.H41]+[.J41]" office:value-type="float" office:value="-2" calcext:value-type="float">
            <text:p>-2</text:p>
          </table:table-cell>
          <table:table-cell table:formula="of:=[.G41]+[.I41]+[.K41]" office:value-type="float" office:value="6" calcext:value-type="float">
            <text:p>6</text:p>
          </table:table-cell>
          <table:table-cell table:formula="of:=[.F41]+[.L41]+[.N41]" office:value-type="float" office:value="0" calcext:value-type="float">
            <text:p>0</text:p>
          </table:table-cell>
          <table:table-cell table:formula="of:=[.G41]+[.M41]+[.O41]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table:style-name="ce10" table:formula="of:=VLOOKUP([.$A42];[$regras.$A$2:$regras.$H$99];2;0)" office:value-type="float" office:value="3" calcext:value-type="float">
            <text:p>3</text:p>
          </table:table-cell>
          <table:table-cell table:style-name="ce10" table:formula="of:=VLOOKUP([.$A42];[$regras.$A$2:$regras.$H$99];3;0)" office:value-type="float" office:value="29" calcext:value-type="float">
            <text:p>29</text:p>
          </table:table-cell>
          <table:table-cell table:style-name="ce10" table:formula="of:=VLOOKUP([.$A42];[$regras.$A$2:$regras.$H$99];4;0)" office:value-type="float" office:value="3" calcext:value-type="float">
            <text:p>3</text:p>
          </table:table-cell>
          <table:table-cell table:style-name="ce10" table:formula="of:=VLOOKUP([.$A42];[$regras.$A$2:$regras.$H$99];5;0)" office:value-type="float" office:value="29" calcext:value-type="float">
            <text:p>29</text:p>
          </table:table-cell>
          <table:table-cell table:style-name="ce10" table:formula="of:=VLOOKUP([.$A42];[$regras.$A$2:$regras.$H$99];6;0)" office:value-type="float" office:value="0" calcext:value-type="float">
            <text:p>0</text:p>
          </table:table-cell>
          <table:table-cell table:style-name="ce10" table:formula="of:=VLOOKUP([.$A42];[$regras.$A$2:$regras.$H$99];7;0)" office:value-type="float" office:value="0" calcext:value-type="float">
            <text:p>0</text:p>
          </table:table-cell>
          <table:table-cell table:style-name="ce4" table:formula="of:=VLOOKUP([.$A42];[$regras_otimos.$A$2:$regras_otimos.$H$99];6;0)" office:value-type="float" office:value="0" calcext:value-type="float">
            <text:p>0</text:p>
          </table:table-cell>
          <table:table-cell table:style-name="ce4" table:formula="of:=VLOOKUP([.$A42];[$regras_otimos.$A$2:$regras_otimos.$H$99];7;0)" office:value-type="float" office:value="16" calcext:value-type="float">
            <text:p>16</text:p>
          </table:table-cell>
          <table:table-cell table:formula="of:=VLOOKUP([.$A42];[$regras_otimos_reed.$A$2:$regras_otimos_reed.$H$99];6;0)" office:value-type="float" office:value="-2" calcext:value-type="float">
            <text:p>-2</text:p>
          </table:table-cell>
          <table:table-cell table:formula="of:=VLOOKUP([.$A42];[$regras_otimos_reed.$A$2:$regras_otimos_reed.$H$99];7;0)" office:value-type="float" office:value="-10" calcext:value-type="float">
            <text:p>-10</text:p>
          </table:table-cell>
          <table:table-cell table:formula="of:=VLOOKUP([.$A42];[$regras_reed.$A$2:$regras_reed.$H$99];6;0)" office:value-type="float" office:value="-2" calcext:value-type="float">
            <text:p>-2</text:p>
          </table:table-cell>
          <table:table-cell table:formula="of:=VLOOKUP([.$A42];[$regras_reed.$A$2:$regras_reed.$H$99];7;0)" office:value-type="float" office:value="6" calcext:value-type="float">
            <text:p>6</text:p>
          </table:table-cell>
          <table:table-cell table:formula="of:=VLOOKUP([.$A42];[$regras_reed_otimos.$A$2:$regras_reed_otimos.$H$99];6;0)" office:value-type="float" office:value="2" calcext:value-type="float">
            <text:p>2</text:p>
          </table:table-cell>
          <table:table-cell table:formula="of:=VLOOKUP([.$A42];[$regras_reed_otimos.$A$2:$regras_reed_otimos.$H$99];7;0)" office:value-type="float" office:value="10" calcext:value-type="float">
            <text:p>10</text:p>
          </table:table-cell>
          <table:table-cell table:formula="of:=[.F42]+[.H42]+[.J42]" office:value-type="float" office:value="-2" calcext:value-type="float">
            <text:p>-2</text:p>
          </table:table-cell>
          <table:table-cell table:formula="of:=[.G42]+[.I42]+[.K42]" office:value-type="float" office:value="6" calcext:value-type="float">
            <text:p>6</text:p>
          </table:table-cell>
          <table:table-cell table:formula="of:=[.F42]+[.L42]+[.N42]" office:value-type="float" office:value="0" calcext:value-type="float">
            <text:p>0</text:p>
          </table:table-cell>
          <table:table-cell table:formula="of:=[.G42]+[.M42]+[.O42]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table:style-name="ce10" table:formula="of:=VLOOKUP([.$A43];[$regras.$A$2:$regras.$H$99];2;0)" office:value-type="float" office:value="5" calcext:value-type="float">
            <text:p>5</text:p>
          </table:table-cell>
          <table:table-cell table:style-name="ce10" table:formula="of:=VLOOKUP([.$A43];[$regras.$A$2:$regras.$H$99];3;0)" office:value-type="float" office:value="121" calcext:value-type="float">
            <text:p>121</text:p>
          </table:table-cell>
          <table:table-cell table:style-name="ce10" table:formula="of:=VLOOKUP([.$A43];[$regras.$A$2:$regras.$H$99];4;0)" office:value-type="float" office:value="5" calcext:value-type="float">
            <text:p>5</text:p>
          </table:table-cell>
          <table:table-cell table:style-name="ce10" table:formula="of:=VLOOKUP([.$A43];[$regras.$A$2:$regras.$H$99];5;0)" office:value-type="float" office:value="121" calcext:value-type="float">
            <text:p>121</text:p>
          </table:table-cell>
          <table:table-cell table:style-name="ce10" table:formula="of:=VLOOKUP([.$A43];[$regras.$A$2:$regras.$H$99];6;0)" office:value-type="float" office:value="0" calcext:value-type="float">
            <text:p>0</text:p>
          </table:table-cell>
          <table:table-cell table:style-name="ce10" table:formula="of:=VLOOKUP([.$A43];[$regras.$A$2:$regras.$H$99];7;0)" office:value-type="float" office:value="0" calcext:value-type="float">
            <text:p>0</text:p>
          </table:table-cell>
          <table:table-cell table:style-name="ce4" table:formula="of:=VLOOKUP([.$A43];[$regras_otimos.$A$2:$regras_otimos.$H$99];6;0)" office:value-type="float" office:value="0" calcext:value-type="float">
            <text:p>0</text:p>
          </table:table-cell>
          <table:table-cell table:style-name="ce4" table:formula="of:=VLOOKUP([.$A43];[$regras_otimos.$A$2:$regras_otimos.$H$99];7;0)" office:value-type="float" office:value="32" calcext:value-type="float">
            <text:p>32</text:p>
          </table:table-cell>
          <table:table-cell table:formula="of:=VLOOKUP([.$A43];[$regras_otimos_reed.$A$2:$regras_otimos_reed.$H$99];6;0)" office:value-type="float" office:value="0" calcext:value-type="float">
            <text:p>0</text:p>
          </table:table-cell>
          <table:table-cell table:formula="of:=VLOOKUP([.$A43];[$regras_otimos_reed.$A$2:$regras_otimos_reed.$H$99];7;0)" office:value-type="float" office:value="-32" calcext:value-type="float">
            <text:p>-32</text:p>
          </table:table-cell>
          <table:table-cell table:formula="of:=VLOOKUP([.$A43];[$regras_reed.$A$2:$regras_reed.$H$99];6;0)" office:value-type="float" office:value="0" calcext:value-type="float">
            <text:p>0</text:p>
          </table:table-cell>
          <table:table-cell table:formula="of:=VLOOKUP([.$A43];[$regras_reed.$A$2:$regras_reed.$H$99];7;0)" office:value-type="float" office:value="0" calcext:value-type="float">
            <text:p>0</text:p>
          </table:table-cell>
          <table:table-cell table:formula="of:=VLOOKUP([.$A43];[$regras_reed_otimos.$A$2:$regras_reed_otimos.$H$99];6;0)" office:value-type="float" office:value="0" calcext:value-type="float">
            <text:p>0</text:p>
          </table:table-cell>
          <table:table-cell table:formula="of:=VLOOKUP([.$A43];[$regras_reed_otimos.$A$2:$regras_reed_otimos.$H$99];7;0)" office:value-type="float" office:value="64" calcext:value-type="float">
            <text:p>64</text:p>
          </table:table-cell>
          <table:table-cell table:formula="of:=[.F43]+[.H43]+[.J43]" office:value-type="float" office:value="0" calcext:value-type="float">
            <text:p>0</text:p>
          </table:table-cell>
          <table:table-cell table:formula="of:=[.G43]+[.I43]+[.K43]" office:value-type="float" office:value="0" calcext:value-type="float">
            <text:p>0</text:p>
          </table:table-cell>
          <table:table-cell table:formula="of:=[.F43]+[.L43]+[.N43]" office:value-type="float" office:value="0" calcext:value-type="float">
            <text:p>0</text:p>
          </table:table-cell>
          <table:table-cell table:formula="of:=[.G43]+[.M43]+[.O43]" office:value-type="float" office:value="64" calcext:value-type="float">
            <text:p>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od5mils.tfc</text:p>
          </table:table-cell>
          <table:table-cell table:style-name="ce10" table:formula="of:=VLOOKUP([.$A44];[$regras.$A$2:$regras.$H$99];2;0)" office:value-type="float" office:value="5" calcext:value-type="float">
            <text:p>5</text:p>
          </table:table-cell>
          <table:table-cell table:style-name="ce10" table:formula="of:=VLOOKUP([.$A44];[$regras.$A$2:$regras.$H$99];3;0)" office:value-type="float" office:value="13" calcext:value-type="float">
            <text:p>13</text:p>
          </table:table-cell>
          <table:table-cell table:style-name="ce10" table:formula="of:=VLOOKUP([.$A44];[$regras.$A$2:$regras.$H$99];4;0)" office:value-type="float" office:value="5" calcext:value-type="float">
            <text:p>5</text:p>
          </table:table-cell>
          <table:table-cell table:style-name="ce10" table:formula="of:=VLOOKUP([.$A44];[$regras.$A$2:$regras.$H$99];5;0)" office:value-type="float" office:value="13" calcext:value-type="float">
            <text:p>13</text:p>
          </table:table-cell>
          <table:table-cell table:style-name="ce10" table:formula="of:=VLOOKUP([.$A44];[$regras.$A$2:$regras.$H$99];6;0)" office:value-type="float" office:value="0" calcext:value-type="float">
            <text:p>0</text:p>
          </table:table-cell>
          <table:table-cell table:style-name="ce10" table:formula="of:=VLOOKUP([.$A44];[$regras.$A$2:$regras.$H$99];7;0)" office:value-type="float" office:value="0" calcext:value-type="float">
            <text:p>0</text:p>
          </table:table-cell>
          <table:table-cell table:style-name="ce4" table:formula="of:=VLOOKUP([.$A44];[$regras_otimos.$A$2:$regras_otimos.$H$99];6;0)" office:value-type="float" office:value="1" calcext:value-type="float">
            <text:p>1</text:p>
          </table:table-cell>
          <table:table-cell table:style-name="ce4" table:formula="of:=VLOOKUP([.$A44];[$regras_otimos.$A$2:$regras_otimos.$H$99];7;0)" office:value-type="float" office:value="-1" calcext:value-type="float">
            <text:p>-1</text:p>
          </table:table-cell>
          <table:table-cell table:formula="of:=VLOOKUP([.$A44];[$regras_otimos_reed.$A$2:$regras_otimos_reed.$H$99];6;0)" office:value-type="float" office:value="1" calcext:value-type="float">
            <text:p>1</text:p>
          </table:table-cell>
          <table:table-cell table:formula="of:=VLOOKUP([.$A44];[$regras_otimos_reed.$A$2:$regras_otimos_reed.$H$99];7;0)" office:value-type="float" office:value="-15" calcext:value-type="float">
            <text:p>-15</text:p>
          </table:table-cell>
          <table:table-cell table:formula="of:=VLOOKUP([.$A44];[$regras_reed.$A$2:$regras_reed.$H$99];6;0)" office:value-type="float" office:value="2" calcext:value-type="float">
            <text:p>2</text:p>
          </table:table-cell>
          <table:table-cell table:formula="of:=VLOOKUP([.$A44];[$regras_reed.$A$2:$regras_reed.$H$99];7;0)" office:value-type="float" office:value="-16" calcext:value-type="float">
            <text:p>-16</text:p>
          </table:table-cell>
          <table:table-cell table:formula="of:=VLOOKUP([.$A44];[$regras_reed_otimos.$A$2:$regras_reed_otimos.$H$99];6;0)" office:value-type="float" office:value="0" calcext:value-type="float">
            <text:p>0</text:p>
          </table:table-cell>
          <table:table-cell table:formula="of:=VLOOKUP([.$A44];[$regras_reed_otimos.$A$2:$regras_reed_otimos.$H$99];7;0)" office:value-type="float" office:value="16" calcext:value-type="float">
            <text:p>16</text:p>
          </table:table-cell>
          <table:table-cell table:formula="of:=[.F44]+[.H44]+[.J44]" office:value-type="float" office:value="2" calcext:value-type="float">
            <text:p>2</text:p>
          </table:table-cell>
          <table:table-cell table:formula="of:=[.G44]+[.I44]+[.K44]" office:value-type="float" office:value="-16" calcext:value-type="float">
            <text:p>-16</text:p>
          </table:table-cell>
          <table:table-cell table:formula="of:=[.F44]+[.L44]+[.N44]" office:value-type="float" office:value="2" calcext:value-type="float">
            <text:p>2</text:p>
          </table:table-cell>
          <table:table-cell table:formula="of:=[.G44]+[.M44]+[.O44]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104853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onsolidado_base" table:style-name="ta2">
        <table:table-column table:style-name="co3" table:default-cell-style-name="ce5"/>
        <table:table-column table:style-name="co4" table:number-columns-repeated="2" table:default-cell-style-name="ce5"/>
        <table:table-column table:style-name="co6" table:number-columns-repeated="2" table:default-cell-style-name="ce5"/>
        <table:table-column table:style-name="co7" table:number-columns-repeated="2" table:default-cell-style-name="ce5"/>
        <table:table-column table:style-name="co8" table:number-columns-repeated="2" table:default-cell-style-name="ce5"/>
        <table:table-column table:style-name="co9" table:number-columns-repeated="2" table:default-cell-style-name="ce5"/>
        <table:table-column table:style-name="co8" table:number-columns-repeated="2" table:default-cell-style-name="ce5"/>
        <table:table-column table:style-name="co6" table:number-columns-repeated="2" table:default-cell-style-name="ce5"/>
        <table:table-column table:style-name="co7" table:number-columns-repeated="2" table:default-cell-style-name="ce5"/>
        <table:table-column table:style-name="co8" table:number-columns-repeated="2" table:default-cell-style-name="ce5"/>
        <table:table-column table:style-name="co9" table:number-columns-repeated="2" table:default-cell-style-name="ce5"/>
        <table:table-column table:style-name="co8" table:number-columns-repeated="2" table:default-cell-style-name="ce5"/>
        <table:table-column table:style-name="co6" table:number-columns-repeated="2" table:default-cell-style-name="ce5"/>
        <table:table-column table:style-name="co7" table:number-columns-repeated="2" table:default-cell-style-name="ce5"/>
        <table:table-column table:style-name="co8" table:number-columns-repeated="2" table:default-cell-style-name="ce5"/>
        <table:table-column table:style-name="co9" table:number-columns-repeated="2" table:default-cell-style-name="ce5"/>
        <table:table-column table:style-name="co8" table:number-columns-repeated="2" table:default-cell-style-name="ce5"/>
        <table:table-column table:style-name="co2" table:default-cell-style-name="Default"/>
        <table:table-row table:style-name="ro1">
          <table:table-cell table:style-name="ce4" office:value-type="string" calcext:value-type="string">
            <text:p>Nome TFC</text:p>
          </table:table-cell>
          <table:table-cell table:style-name="ce4" office:value-type="string" calcext:value-type="string">
            <text:p>GC Original</text:p>
          </table:table-cell>
          <table:table-cell table:style-name="ce4" office:value-type="string" calcext:value-type="string">
            <text:p>QC Original</text:p>
          </table:table-cell>
          <table:table-cell table:style-name="ce4" office:value-type="string" calcext:value-type="string">
            <text:p>Diff GC Otimos</text:p>
          </table:table-cell>
          <table:table-cell table:style-name="ce4" office:value-type="string" calcext:value-type="string">
            <text:p>Diff QC Otimos</text:p>
          </table:table-cell>
          <table:table-cell table:style-name="ce4" office:value-type="string" calcext:value-type="string">
            <text:p>Diff GC Otimos+Regras</text:p>
          </table:table-cell>
          <table:table-cell table:style-name="ce4" office:value-type="string" calcext:value-type="string">
            <text:p>Diff QC Otimos+Regras</text:p>
          </table:table-cell>
          <table:table-cell table:style-name="ce4" office:value-type="string" calcext:value-type="string">
            <text:p>Diff GC Otimos+Regras+Reed</text:p>
          </table:table-cell>
          <table:table-cell table:style-name="ce4" office:value-type="string" calcext:value-type="string">
            <text:p>Diff QC Otimos+Regras+Reed</text:p>
          </table:table-cell>
          <table:table-cell table:style-name="ce4" office:value-type="string" calcext:value-type="string">
            <text:p>Diff GC Otimos+Reed</text:p>
          </table:table-cell>
          <table:table-cell table:style-name="ce4" office:value-type="string" calcext:value-type="string">
            <text:p>Diff QC Otimos+Reed</text:p>
          </table:table-cell>
          <table:table-cell table:style-name="ce4" office:value-type="string" calcext:value-type="string">
            <text:p>Diff GC Otimos+Reed+Regras</text:p>
          </table:table-cell>
          <table:table-cell table:style-name="ce4" office:value-type="string" calcext:value-type="string">
            <text:p>Diff QC Otimos+Reed+Regras</text:p>
          </table:table-cell>
          <table:table-cell table:style-name="ce4" office:value-type="string" calcext:value-type="string">
            <text:p>Diff GC Reed</text:p>
          </table:table-cell>
          <table:table-cell table:style-name="ce4" office:value-type="string" calcext:value-type="string">
            <text:p>Diff QC Reed</text:p>
          </table:table-cell>
          <table:table-cell table:style-name="ce4" office:value-type="string" calcext:value-type="string">
            <text:p>Diff GC Reed+Regras</text:p>
          </table:table-cell>
          <table:table-cell table:style-name="ce4" office:value-type="string" calcext:value-type="string">
            <text:p>Diff QC Reed+Regras</text:p>
          </table:table-cell>
          <table:table-cell table:style-name="ce4" office:value-type="string" calcext:value-type="string">
            <text:p>Diff GC Reed+Regras+Otimos</text:p>
          </table:table-cell>
          <table:table-cell table:style-name="ce4" office:value-type="string" calcext:value-type="string">
            <text:p>Diff QC Reed+Regras+Otimos</text:p>
          </table:table-cell>
          <table:table-cell table:style-name="ce4" office:value-type="string" calcext:value-type="string">
            <text:p>Diff GC Reed+Otimos</text:p>
          </table:table-cell>
          <table:table-cell table:style-name="ce4" office:value-type="string" calcext:value-type="string">
            <text:p>Diff QC Reed+Otimos</text:p>
          </table:table-cell>
          <table:table-cell table:style-name="ce4" office:value-type="string" calcext:value-type="string">
            <text:p>Diff GC Reed+Otimos+Regras</text:p>
          </table:table-cell>
          <table:table-cell table:style-name="ce4" office:value-type="string" calcext:value-type="string">
            <text:p>Diff QC Reed+Otimos+Regras</text:p>
          </table:table-cell>
          <table:table-cell table:style-name="ce4" office:value-type="string" calcext:value-type="string">
            <text:p>Diff GC Regras</text:p>
          </table:table-cell>
          <table:table-cell table:style-name="ce4" office:value-type="string" calcext:value-type="string">
            <text:p>Diff QC Regras</text:p>
          </table:table-cell>
          <table:table-cell table:style-name="ce4" office:value-type="string" calcext:value-type="string">
            <text:p>Diff GC Regras+Otimos</text:p>
          </table:table-cell>
          <table:table-cell table:style-name="ce4" office:value-type="string" calcext:value-type="string">
            <text:p>Diff QC Regras+Otimos</text:p>
          </table:table-cell>
          <table:table-cell table:style-name="ce4" office:value-type="string" calcext:value-type="string">
            <text:p>Diff GC Regras+Otimos+Reed</text:p>
          </table:table-cell>
          <table:table-cell table:style-name="ce4" office:value-type="string" calcext:value-type="string">
            <text:p>Diff QC Regras+Otimos+Reed</text:p>
          </table:table-cell>
          <table:table-cell table:style-name="ce4" office:value-type="string" calcext:value-type="string">
            <text:p>Diff GC Regras+Reed</text:p>
          </table:table-cell>
          <table:table-cell table:style-name="ce4" office:value-type="string" calcext:value-type="string">
            <text:p>Diff QC Regras+Reed</text:p>
          </table:table-cell>
          <table:table-cell table:style-name="ce4" office:value-type="string" calcext:value-type="string">
            <text:p>Diff GC Regras+Reed+Otimos</text:p>
          </table:table-cell>
          <table:table-cell table:style-name="ce4" office:value-type="string" calcext:value-type="string">
            <text:p>Diff QC Regras+Reed+Otimos</text:p>
          </table:table-cell>
          <table:table-cell/>
        </table:table-row>
        <table:table-row table:style-name="ro1">
          <table:table-cell office:value-type="string" calcext:value-type="string">
            <text:p>S1-aj-e11_complete_74(81).tfc</text:p>
          </table:table-cell>
          <table:table-cell table:style-name="ce10" table:formula="of:=VLOOKUP([.$A2];[$otimos.$A$2:$otimos.$H$99];2;0)" office:value-type="float" office:value="9" calcext:value-type="float">
            <text:p>9</text:p>
          </table:table-cell>
          <table:table-cell table:style-name="ce10" table:formula="of:=VLOOKUP([.$A2];[$otimos.$A$2:$otimos.$H$99];3;0)" office:value-type="float" office:value="103" calcext:value-type="float">
            <text:p>103</text:p>
          </table:table-cell>
          <table:table-cell table:style-name="ce10" table:formula="of:=VLOOKUP([.$A2];[$otimos.$A$2:$otimos.$H$99];6;0)" office:value-type="float" office:value="1" calcext:value-type="float">
            <text:p>1</text:p>
          </table:table-cell>
          <table:table-cell table:style-name="ce10" table:formula="of:=VLOOKUP([.$A2];[$otimos.$A$2:$otimos.$H$99];7;0)" office:value-type="float" office:value="53" calcext:value-type="float">
            <text:p>53</text:p>
          </table:table-cell>
          <table:table-cell table:style-name="ce4" table:formula="of:=VLOOKUP([.$A2];[$otimos_regras.$A$2:$otimos_regras.$H$99];6;0)" office:value-type="float" office:value="0" calcext:value-type="float">
            <text:p>0</text:p>
          </table:table-cell>
          <table:table-cell table:style-name="ce4" table:formula="of:=VLOOKUP([.$A2];[$otimos_regras.$A$2:$otimos_regras.$H$99];7;0)" office:value-type="float" office:value="0" calcext:value-type="float">
            <text:p>0</text:p>
          </table:table-cell>
          <table:table-cell table:formula="of:=VLOOKUP([.$A2];[$otimos_regras_reed.$A$2:$otimos_regras_reed.$H$99];6;0)" office:value-type="float" office:value="0" calcext:value-type="float">
            <text:p>0</text:p>
          </table:table-cell>
          <table:table-cell table:formula="of:=VLOOKUP([.$A2];[$otimos_regras_reed.$A$2:$otimos_regras_reed.$H$99];7;0)" office:value-type="float" office:value="-14" calcext:value-type="float">
            <text:p>-14</text:p>
          </table:table-cell>
          <table:table-cell table:formula="of:=VLOOKUP([.$A2];[$otimos_reed.$A$2:$otimos_reed.$H$99];6;0)" office:value-type="float" office:value="0" calcext:value-type="float">
            <text:p>0</text:p>
          </table:table-cell>
          <table:table-cell table:formula="of:=VLOOKUP([.$A2];[$otimos_reed.$A$2:$otimos_reed.$H$99];7;0)" office:value-type="float" office:value="-14" calcext:value-type="float">
            <text:p>-14</text:p>
          </table:table-cell>
          <table:table-cell table:formula="of:=VLOOKUP([.$A2];[$otimos_reed_regras.$A$2:$otimos_reed_regras.$H$99];6;0)" office:value-type="float" office:value="0" calcext:value-type="float">
            <text:p>0</text:p>
          </table:table-cell>
          <table:table-cell table:formula="of:=VLOOKUP([.$A2];[$otimos_reed_regras.$A$2:$otimos_reed_regras.$H$99];7;0)" office:value-type="float" office:value="0" calcext:value-type="float">
            <text:p>0</text:p>
          </table:table-cell>
          <table:table-cell table:style-name="ce10" table:formula="of:=VLOOKUP([.$A2];[$reed.$A$2:$reed.$H$99];6;0)" office:value-type="float" office:value="0" calcext:value-type="float">
            <text:p>0</text:p>
          </table:table-cell>
          <table:table-cell table:style-name="ce10" table:formula="of:=VLOOKUP([.$A2];[$reed.$A$2:$reed.$H$99];7;0)" office:value-type="float" office:value="0" calcext:value-type="float">
            <text:p>0</text:p>
          </table:table-cell>
          <table:table-cell table:style-name="ce4" table:formula="of:=VLOOKUP([.$A2];[$reed_regras.$A$2:$reed_regras.$H$99];6;0)" office:value-type="float" office:value="0" calcext:value-type="float">
            <text:p>0</text:p>
          </table:table-cell>
          <table:table-cell table:style-name="ce4" table:formula="of:=VLOOKUP([.$A2];[$reed_regras.$A$2:$reed_regras.$H$99];7;0)" office:value-type="float" office:value="0" calcext:value-type="float">
            <text:p>0</text:p>
          </table:table-cell>
          <table:table-cell table:formula="of:=VLOOKUP([.$A2];[$reed_regras_otimos.$A$2:$reed_regras_otimos.$H$99];6;0)" office:value-type="float" office:value="1" calcext:value-type="float">
            <text:p>1</text:p>
          </table:table-cell>
          <table:table-cell table:formula="of:=VLOOKUP([.$A2];[$reed_regras_otimos.$A$2:$reed_regras_otimos.$H$99];7;0)" office:value-type="float" office:value="37" calcext:value-type="float">
            <text:p>37</text:p>
          </table:table-cell>
          <table:table-cell table:formula="of:=VLOOKUP([.$A2];[$reed_otimos.$A$2:$reed_otimos.$H$99];6;0)" office:value-type="float" office:value="1" calcext:value-type="float">
            <text:p>1</text:p>
          </table:table-cell>
          <table:table-cell table:formula="of:=VLOOKUP([.$A2];[$reed_otimos.$A$2:$reed_otimos.$H$99];7;0)" office:value-type="float" office:value="37" calcext:value-type="float">
            <text:p>37</text:p>
          </table:table-cell>
          <table:table-cell table:formula="of:=VLOOKUP([.$A2];[$reed_otimos_regras.$A$2:$reed_otimos_regras.$H$99];6;0)" office:value-type="float" office:value="0" calcext:value-type="float">
            <text:p>0</text:p>
          </table:table-cell>
          <table:table-cell table:formula="of:=VLOOKUP([.$A2];[$reed_otimos_regras.$A$2:$reed_otimos_regras.$H$99];7;0)" office:value-type="float" office:value="0" calcext:value-type="float">
            <text:p>0</text:p>
          </table:table-cell>
          <table:table-cell table:style-name="ce10" table:formula="of:=VLOOKUP([.$A2];[$regras.$A$2:$regras.$H$99];6;0)" office:value-type="float" office:value="0" calcext:value-type="float">
            <text:p>0</text:p>
          </table:table-cell>
          <table:table-cell table:style-name="ce10" table:formula="of:=VLOOKUP([.$A2];[$regras.$A$2:$regras.$H$99];7;0)" office:value-type="float" office:value="0" calcext:value-type="float">
            <text:p>0</text:p>
          </table:table-cell>
          <table:table-cell table:style-name="ce4" table:formula="of:=VLOOKUP([.$A2];[$regras_otimos.$A$2:$regras_otimos.$H$99];6;0)" office:value-type="float" office:value="1" calcext:value-type="float">
            <text:p>1</text:p>
          </table:table-cell>
          <table:table-cell table:style-name="ce4" table:formula="of:=VLOOKUP([.$A2];[$regras_otimos.$A$2:$regras_otimos.$H$99];7;0)" office:value-type="float" office:value="53" calcext:value-type="float">
            <text:p>53</text:p>
          </table:table-cell>
          <table:table-cell table:formula="of:=VLOOKUP([.$A2];[$regras_otimos_reed.$A$2:$regras_otimos_reed.$H$99];6;0)" office:value-type="float" office:value="0" calcext:value-type="float">
            <text:p>0</text:p>
          </table:table-cell>
          <table:table-cell table:formula="of:=VLOOKUP([.$A2];[$regras_otimos_reed.$A$2:$regras_otimos_reed.$H$99];7;0)" office:value-type="float" office:value="-14" calcext:value-type="float">
            <text:p>-14</text:p>
          </table:table-cell>
          <table:table-cell table:formula="of:=VLOOKUP([.$A2];[$regras_reed.$A$2:$regras_reed.$H$99];6;0)" office:value-type="float" office:value="0" calcext:value-type="float">
            <text:p>0</text:p>
          </table:table-cell>
          <table:table-cell table:formula="of:=VLOOKUP([.$A2];[$regras_reed.$A$2:$regras_reed.$H$99];7;0)" office:value-type="float" office:value="0" calcext:value-type="float">
            <text:p>0</text:p>
          </table:table-cell>
          <table:table-cell table:formula="of:=VLOOKUP([.$A2];[$regras_reed_otimos.$A$2:$regras_reed_otimos.$H$99];6;0)" office:value-type="float" office:value="1" calcext:value-type="float">
            <text:p>1</text:p>
          </table:table-cell>
          <table:table-cell table:formula="of:=VLOOKUP([.$A2];[$regras_reed_otimos.$A$2:$regras_reed_otimos.$H$99];7;0)" office:value-type="float" office:value="37" calcext:value-type="float">
            <text:p>37</text:p>
          </table:table-cell>
          <table:table-cell table:style-name="ce8"/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table:style-name="ce10" table:formula="of:=VLOOKUP([.$A3];[$otimos.$A$2:$otimos.$H$99];2;0)" office:value-type="float" office:value="9" calcext:value-type="float">
            <text:p>9</text:p>
          </table:table-cell>
          <table:table-cell table:style-name="ce10" table:formula="of:=VLOOKUP([.$A3];[$otimos.$A$2:$otimos.$H$99];3;0)" office:value-type="float" office:value="103" calcext:value-type="float">
            <text:p>103</text:p>
          </table:table-cell>
          <table:table-cell table:style-name="ce10" table:formula="of:=VLOOKUP([.$A3];[$otimos.$A$2:$otimos.$H$99];6;0)" office:value-type="float" office:value="2" calcext:value-type="float">
            <text:p>2</text:p>
          </table:table-cell>
          <table:table-cell table:style-name="ce10" table:formula="of:=VLOOKUP([.$A3];[$otimos.$A$2:$otimos.$H$99];7;0)" office:value-type="float" office:value="60" calcext:value-type="float">
            <text:p>60</text:p>
          </table:table-cell>
          <table:table-cell table:style-name="ce4" table:formula="of:=VLOOKUP([.$A3];[$otimos_regras.$A$2:$otimos_regras.$H$99];6;0)" office:value-type="float" office:value="0" calcext:value-type="float">
            <text:p>0</text:p>
          </table:table-cell>
          <table:table-cell table:style-name="ce4" table:formula="of:=VLOOKUP([.$A3];[$otimos_regras.$A$2:$otimos_regras.$H$99];7;0)" office:value-type="float" office:value="0" calcext:value-type="float">
            <text:p>0</text:p>
          </table:table-cell>
          <table:table-cell table:formula="of:=VLOOKUP([.$A3];[$otimos_regras_reed.$A$2:$otimos_regras_reed.$H$99];6;0)" office:value-type="float" office:value="0" calcext:value-type="float">
            <text:p>0</text:p>
          </table:table-cell>
          <table:table-cell table:formula="of:=VLOOKUP([.$A3];[$otimos_regras_reed.$A$2:$otimos_regras_reed.$H$99];7;0)" office:value-type="float" office:value="0" calcext:value-type="float">
            <text:p>0</text:p>
          </table:table-cell>
          <table:table-cell table:formula="of:=VLOOKUP([.$A3];[$otimos_reed.$A$2:$otimos_reed.$H$99];6;0)" office:value-type="float" office:value="0" calcext:value-type="float">
            <text:p>0</text:p>
          </table:table-cell>
          <table:table-cell table:formula="of:=VLOOKUP([.$A3];[$otimos_reed.$A$2:$otimos_reed.$H$99];7;0)" office:value-type="float" office:value="0" calcext:value-type="float">
            <text:p>0</text:p>
          </table:table-cell>
          <table:table-cell table:formula="of:=VLOOKUP([.$A3];[$otimos_reed_regras.$A$2:$otimos_reed_regras.$H$99];6;0)" office:value-type="float" office:value="0" calcext:value-type="float">
            <text:p>0</text:p>
          </table:table-cell>
          <table:table-cell table:formula="of:=VLOOKUP([.$A3];[$otimos_reed_regras.$A$2:$otimos_reed_regras.$H$99];7;0)" office:value-type="float" office:value="0" calcext:value-type="float">
            <text:p>0</text:p>
          </table:table-cell>
          <table:table-cell table:style-name="ce10" table:formula="of:=VLOOKUP([.$A3];[$reed.$A$2:$reed.$H$99];6;0)" office:value-type="float" office:value="0" calcext:value-type="float">
            <text:p>0</text:p>
          </table:table-cell>
          <table:table-cell table:style-name="ce10" table:formula="of:=VLOOKUP([.$A3];[$reed.$A$2:$reed.$H$99];7;0)" office:value-type="float" office:value="0" calcext:value-type="float">
            <text:p>0</text:p>
          </table:table-cell>
          <table:table-cell table:style-name="ce4" table:formula="of:=VLOOKUP([.$A3];[$reed_regras.$A$2:$reed_regras.$H$99];6;0)" office:value-type="float" office:value="0" calcext:value-type="float">
            <text:p>0</text:p>
          </table:table-cell>
          <table:table-cell table:style-name="ce4" table:formula="of:=VLOOKUP([.$A3];[$reed_regras.$A$2:$reed_regras.$H$99];7;0)" office:value-type="float" office:value="0" calcext:value-type="float">
            <text:p>0</text:p>
          </table:table-cell>
          <table:table-cell table:formula="of:=VLOOKUP([.$A3];[$reed_regras_otimos.$A$2:$reed_regras_otimos.$H$99];6;0)" office:value-type="float" office:value="2" calcext:value-type="float">
            <text:p>2</text:p>
          </table:table-cell>
          <table:table-cell table:formula="of:=VLOOKUP([.$A3];[$reed_regras_otimos.$A$2:$reed_regras_otimos.$H$99];7;0)" office:value-type="float" office:value="60" calcext:value-type="float">
            <text:p>60</text:p>
          </table:table-cell>
          <table:table-cell table:formula="of:=VLOOKUP([.$A3];[$reed_otimos.$A$2:$reed_otimos.$H$99];6;0)" office:value-type="float" office:value="2" calcext:value-type="float">
            <text:p>2</text:p>
          </table:table-cell>
          <table:table-cell table:formula="of:=VLOOKUP([.$A3];[$reed_otimos.$A$2:$reed_otimos.$H$99];7;0)" office:value-type="float" office:value="60" calcext:value-type="float">
            <text:p>60</text:p>
          </table:table-cell>
          <table:table-cell table:formula="of:=VLOOKUP([.$A3];[$reed_otimos_regras.$A$2:$reed_otimos_regras.$H$99];6;0)" office:value-type="float" office:value="0" calcext:value-type="float">
            <text:p>0</text:p>
          </table:table-cell>
          <table:table-cell table:formula="of:=VLOOKUP([.$A3];[$reed_otimos_regras.$A$2:$reed_otimos_regras.$H$99];7;0)" office:value-type="float" office:value="0" calcext:value-type="float">
            <text:p>0</text:p>
          </table:table-cell>
          <table:table-cell table:style-name="ce10" table:formula="of:=VLOOKUP([.$A3];[$regras.$A$2:$regras.$H$99];6;0)" office:value-type="float" office:value="0" calcext:value-type="float">
            <text:p>0</text:p>
          </table:table-cell>
          <table:table-cell table:style-name="ce10" table:formula="of:=VLOOKUP([.$A3];[$regras.$A$2:$regras.$H$99];7;0)" office:value-type="float" office:value="0" calcext:value-type="float">
            <text:p>0</text:p>
          </table:table-cell>
          <table:table-cell table:style-name="ce4" table:formula="of:=VLOOKUP([.$A3];[$regras_otimos.$A$2:$regras_otimos.$H$99];6;0)" office:value-type="float" office:value="2" calcext:value-type="float">
            <text:p>2</text:p>
          </table:table-cell>
          <table:table-cell table:style-name="ce4" table:formula="of:=VLOOKUP([.$A3];[$regras_otimos.$A$2:$regras_otimos.$H$99];7;0)" office:value-type="float" office:value="60" calcext:value-type="float">
            <text:p>60</text:p>
          </table:table-cell>
          <table:table-cell table:formula="of:=VLOOKUP([.$A3];[$regras_otimos_reed.$A$2:$regras_otimos_reed.$H$99];6;0)" office:value-type="float" office:value="0" calcext:value-type="float">
            <text:p>0</text:p>
          </table:table-cell>
          <table:table-cell table:formula="of:=VLOOKUP([.$A3];[$regras_otimos_reed.$A$2:$regras_otimos_reed.$H$99];7;0)" office:value-type="float" office:value="0" calcext:value-type="float">
            <text:p>0</text:p>
          </table:table-cell>
          <table:table-cell table:formula="of:=VLOOKUP([.$A3];[$regras_reed.$A$2:$regras_reed.$H$99];6;0)" office:value-type="float" office:value="0" calcext:value-type="float">
            <text:p>0</text:p>
          </table:table-cell>
          <table:table-cell table:formula="of:=VLOOKUP([.$A3];[$regras_reed.$A$2:$regras_reed.$H$99];7;0)" office:value-type="float" office:value="0" calcext:value-type="float">
            <text:p>0</text:p>
          </table:table-cell>
          <table:table-cell table:formula="of:=VLOOKUP([.$A3];[$regras_reed_otimos.$A$2:$regras_reed_otimos.$H$99];6;0)" office:value-type="float" office:value="2" calcext:value-type="float">
            <text:p>2</text:p>
          </table:table-cell>
          <table:table-cell table:formula="of:=VLOOKUP([.$A3];[$regras_reed_otimos.$A$2:$regras_reed_otimos.$H$99];7;0)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table:style-name="ce10" table:formula="of:=VLOOKUP([.$A4];[$otimos.$A$2:$otimos.$H$99];2;0)" office:value-type="float" office:value="11" calcext:value-type="float">
            <text:p>11</text:p>
          </table:table-cell>
          <table:table-cell table:style-name="ce10" table:formula="of:=VLOOKUP([.$A4];[$otimos.$A$2:$otimos.$H$99];3;0)" office:value-type="float" office:value="131" calcext:value-type="float">
            <text:p>131</text:p>
          </table:table-cell>
          <table:table-cell table:style-name="ce10" table:formula="of:=VLOOKUP([.$A4];[$otimos.$A$2:$otimos.$H$99];6;0)" office:value-type="float" office:value="3" calcext:value-type="float">
            <text:p>3</text:p>
          </table:table-cell>
          <table:table-cell table:style-name="ce10" table:formula="of:=VLOOKUP([.$A4];[$otimos.$A$2:$otimos.$H$99];7;0)" office:value-type="float" office:value="42" calcext:value-type="float">
            <text:p>42</text:p>
          </table:table-cell>
          <table:table-cell table:style-name="ce4" table:formula="of:=VLOOKUP([.$A4];[$otimos_regras.$A$2:$otimos_regras.$H$99];6;0)" office:value-type="float" office:value="0" calcext:value-type="float">
            <text:p>0</text:p>
          </table:table-cell>
          <table:table-cell table:style-name="ce4" table:formula="of:=VLOOKUP([.$A4];[$otimos_regras.$A$2:$otimos_regras.$H$99];7;0)" office:value-type="float" office:value="0" calcext:value-type="float">
            <text:p>0</text:p>
          </table:table-cell>
          <table:table-cell table:formula="of:=VLOOKUP([.$A4];[$otimos_regras_reed.$A$2:$otimos_regras_reed.$H$99];6;0)" office:value-type="float" office:value="0" calcext:value-type="float">
            <text:p>0</text:p>
          </table:table-cell>
          <table:table-cell table:formula="of:=VLOOKUP([.$A4];[$otimos_regras_reed.$A$2:$otimos_regras_reed.$H$99];7;0)" office:value-type="float" office:value="0" calcext:value-type="float">
            <text:p>0</text:p>
          </table:table-cell>
          <table:table-cell table:formula="of:=VLOOKUP([.$A4];[$otimos_reed.$A$2:$otimos_reed.$H$99];6;0)" office:value-type="float" office:value="0" calcext:value-type="float">
            <text:p>0</text:p>
          </table:table-cell>
          <table:table-cell table:formula="of:=VLOOKUP([.$A4];[$otimos_reed.$A$2:$otimos_reed.$H$99];7;0)" office:value-type="float" office:value="0" calcext:value-type="float">
            <text:p>0</text:p>
          </table:table-cell>
          <table:table-cell table:formula="of:=VLOOKUP([.$A4];[$otimos_reed_regras.$A$2:$otimos_reed_regras.$H$99];6;0)" office:value-type="float" office:value="0" calcext:value-type="float">
            <text:p>0</text:p>
          </table:table-cell>
          <table:table-cell table:formula="of:=VLOOKUP([.$A4];[$otimos_reed_regras.$A$2:$otimos_reed_regras.$H$99];7;0)" office:value-type="float" office:value="0" calcext:value-type="float">
            <text:p>0</text:p>
          </table:table-cell>
          <table:table-cell table:style-name="ce10" table:formula="of:=VLOOKUP([.$A4];[$reed.$A$2:$reed.$H$99];6;0)" office:value-type="float" office:value="0" calcext:value-type="float">
            <text:p>0</text:p>
          </table:table-cell>
          <table:table-cell table:style-name="ce10" table:formula="of:=VLOOKUP([.$A4];[$reed.$A$2:$reed.$H$99];7;0)" office:value-type="float" office:value="0" calcext:value-type="float">
            <text:p>0</text:p>
          </table:table-cell>
          <table:table-cell table:style-name="ce4" table:formula="of:=VLOOKUP([.$A4];[$reed_regras.$A$2:$reed_regras.$H$99];6;0)" office:value-type="float" office:value="0" calcext:value-type="float">
            <text:p>0</text:p>
          </table:table-cell>
          <table:table-cell table:style-name="ce4" table:formula="of:=VLOOKUP([.$A4];[$reed_regras.$A$2:$reed_regras.$H$99];7;0)" office:value-type="float" office:value="0" calcext:value-type="float">
            <text:p>0</text:p>
          </table:table-cell>
          <table:table-cell table:formula="of:=VLOOKUP([.$A4];[$reed_regras_otimos.$A$2:$reed_regras_otimos.$H$99];6;0)" office:value-type="float" office:value="3" calcext:value-type="float">
            <text:p>3</text:p>
          </table:table-cell>
          <table:table-cell table:formula="of:=VLOOKUP([.$A4];[$reed_regras_otimos.$A$2:$reed_regras_otimos.$H$99];7;0)" office:value-type="float" office:value="42" calcext:value-type="float">
            <text:p>42</text:p>
          </table:table-cell>
          <table:table-cell table:formula="of:=VLOOKUP([.$A4];[$reed_otimos.$A$2:$reed_otimos.$H$99];6;0)" office:value-type="float" office:value="3" calcext:value-type="float">
            <text:p>3</text:p>
          </table:table-cell>
          <table:table-cell table:formula="of:=VLOOKUP([.$A4];[$reed_otimos.$A$2:$reed_otimos.$H$99];7;0)" office:value-type="float" office:value="42" calcext:value-type="float">
            <text:p>42</text:p>
          </table:table-cell>
          <table:table-cell table:formula="of:=VLOOKUP([.$A4];[$reed_otimos_regras.$A$2:$reed_otimos_regras.$H$99];6;0)" office:value-type="float" office:value="0" calcext:value-type="float">
            <text:p>0</text:p>
          </table:table-cell>
          <table:table-cell table:formula="of:=VLOOKUP([.$A4];[$reed_otimos_regras.$A$2:$reed_otimos_regras.$H$99];7;0)" office:value-type="float" office:value="0" calcext:value-type="float">
            <text:p>0</text:p>
          </table:table-cell>
          <table:table-cell table:style-name="ce10" table:formula="of:=VLOOKUP([.$A4];[$regras.$A$2:$regras.$H$99];6;0)" office:value-type="float" office:value="0" calcext:value-type="float">
            <text:p>0</text:p>
          </table:table-cell>
          <table:table-cell table:style-name="ce10" table:formula="of:=VLOOKUP([.$A4];[$regras.$A$2:$regras.$H$99];7;0)" office:value-type="float" office:value="0" calcext:value-type="float">
            <text:p>0</text:p>
          </table:table-cell>
          <table:table-cell table:style-name="ce4" table:formula="of:=VLOOKUP([.$A4];[$regras_otimos.$A$2:$regras_otimos.$H$99];6;0)" office:value-type="float" office:value="3" calcext:value-type="float">
            <text:p>3</text:p>
          </table:table-cell>
          <table:table-cell table:style-name="ce4" table:formula="of:=VLOOKUP([.$A4];[$regras_otimos.$A$2:$regras_otimos.$H$99];7;0)" office:value-type="float" office:value="42" calcext:value-type="float">
            <text:p>42</text:p>
          </table:table-cell>
          <table:table-cell table:formula="of:=VLOOKUP([.$A4];[$regras_otimos_reed.$A$2:$regras_otimos_reed.$H$99];6;0)" office:value-type="float" office:value="0" calcext:value-type="float">
            <text:p>0</text:p>
          </table:table-cell>
          <table:table-cell table:formula="of:=VLOOKUP([.$A4];[$regras_otimos_reed.$A$2:$regras_otimos_reed.$H$99];7;0)" office:value-type="float" office:value="0" calcext:value-type="float">
            <text:p>0</text:p>
          </table:table-cell>
          <table:table-cell table:formula="of:=VLOOKUP([.$A4];[$regras_reed.$A$2:$regras_reed.$H$99];6;0)" office:value-type="float" office:value="0" calcext:value-type="float">
            <text:p>0</text:p>
          </table:table-cell>
          <table:table-cell table:formula="of:=VLOOKUP([.$A4];[$regras_reed.$A$2:$regras_reed.$H$99];7;0)" office:value-type="float" office:value="0" calcext:value-type="float">
            <text:p>0</text:p>
          </table:table-cell>
          <table:table-cell table:formula="of:=VLOOKUP([.$A4];[$regras_reed_otimos.$A$2:$regras_reed_otimos.$H$99];6;0)" office:value-type="float" office:value="3" calcext:value-type="float">
            <text:p>3</text:p>
          </table:table-cell>
          <table:table-cell table:formula="of:=VLOOKUP([.$A4];[$regras_reed_otimos.$A$2:$regras_reed_otimos.$H$99];7;0)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table:style-name="ce10" table:formula="of:=VLOOKUP([.$A5];[$otimos.$A$2:$otimos.$H$99];2;0)" office:value-type="float" office:value="9" calcext:value-type="float">
            <text:p>9</text:p>
          </table:table-cell>
          <table:table-cell table:style-name="ce10" table:formula="of:=VLOOKUP([.$A5];[$otimos.$A$2:$otimos.$H$99];3;0)" office:value-type="float" office:value="103" calcext:value-type="float">
            <text:p>103</text:p>
          </table:table-cell>
          <table:table-cell table:style-name="ce10" table:formula="of:=VLOOKUP([.$A5];[$otimos.$A$2:$otimos.$H$99];6;0)" office:value-type="float" office:value="1" calcext:value-type="float">
            <text:p>1</text:p>
          </table:table-cell>
          <table:table-cell table:style-name="ce10" table:formula="of:=VLOOKUP([.$A5];[$otimos.$A$2:$otimos.$H$99];7;0)" office:value-type="float" office:value="37" calcext:value-type="float">
            <text:p>37</text:p>
          </table:table-cell>
          <table:table-cell table:style-name="ce4" table:formula="of:=VLOOKUP([.$A5];[$otimos_regras.$A$2:$otimos_regras.$H$99];6;0)" office:value-type="float" office:value="0" calcext:value-type="float">
            <text:p>0</text:p>
          </table:table-cell>
          <table:table-cell table:style-name="ce4" table:formula="of:=VLOOKUP([.$A5];[$otimos_regras.$A$2:$otimos_regras.$H$99];7;0)" office:value-type="float" office:value="0" calcext:value-type="float">
            <text:p>0</text:p>
          </table:table-cell>
          <table:table-cell table:formula="of:=VLOOKUP([.$A5];[$otimos_regras_reed.$A$2:$otimos_regras_reed.$H$99];6;0)" office:value-type="float" office:value="0" calcext:value-type="float">
            <text:p>0</text:p>
          </table:table-cell>
          <table:table-cell table:formula="of:=VLOOKUP([.$A5];[$otimos_regras_reed.$A$2:$otimos_regras_reed.$H$99];7;0)" office:value-type="float" office:value="0" calcext:value-type="float">
            <text:p>0</text:p>
          </table:table-cell>
          <table:table-cell table:formula="of:=VLOOKUP([.$A5];[$otimos_reed.$A$2:$otimos_reed.$H$99];6;0)" office:value-type="float" office:value="0" calcext:value-type="float">
            <text:p>0</text:p>
          </table:table-cell>
          <table:table-cell table:formula="of:=VLOOKUP([.$A5];[$otimos_reed.$A$2:$otimos_reed.$H$99];7;0)" office:value-type="float" office:value="0" calcext:value-type="float">
            <text:p>0</text:p>
          </table:table-cell>
          <table:table-cell table:formula="of:=VLOOKUP([.$A5];[$otimos_reed_regras.$A$2:$otimos_reed_regras.$H$99];6;0)" office:value-type="float" office:value="0" calcext:value-type="float">
            <text:p>0</text:p>
          </table:table-cell>
          <table:table-cell table:formula="of:=VLOOKUP([.$A5];[$otimos_reed_regras.$A$2:$otimos_reed_regras.$H$99];7;0)" office:value-type="float" office:value="0" calcext:value-type="float">
            <text:p>0</text:p>
          </table:table-cell>
          <table:table-cell table:style-name="ce10" table:formula="of:=VLOOKUP([.$A5];[$reed.$A$2:$reed.$H$99];6;0)" office:value-type="float" office:value="0" calcext:value-type="float">
            <text:p>0</text:p>
          </table:table-cell>
          <table:table-cell table:style-name="ce10" table:formula="of:=VLOOKUP([.$A5];[$reed.$A$2:$reed.$H$99];7;0)" office:value-type="float" office:value="0" calcext:value-type="float">
            <text:p>0</text:p>
          </table:table-cell>
          <table:table-cell table:style-name="ce4" table:formula="of:=VLOOKUP([.$A5];[$reed_regras.$A$2:$reed_regras.$H$99];6;0)" office:value-type="float" office:value="0" calcext:value-type="float">
            <text:p>0</text:p>
          </table:table-cell>
          <table:table-cell table:style-name="ce4" table:formula="of:=VLOOKUP([.$A5];[$reed_regras.$A$2:$reed_regras.$H$99];7;0)" office:value-type="float" office:value="0" calcext:value-type="float">
            <text:p>0</text:p>
          </table:table-cell>
          <table:table-cell table:formula="of:=VLOOKUP([.$A5];[$reed_regras_otimos.$A$2:$reed_regras_otimos.$H$99];6;0)" office:value-type="float" office:value="1" calcext:value-type="float">
            <text:p>1</text:p>
          </table:table-cell>
          <table:table-cell table:formula="of:=VLOOKUP([.$A5];[$reed_regras_otimos.$A$2:$reed_regras_otimos.$H$99];7;0)" office:value-type="float" office:value="37" calcext:value-type="float">
            <text:p>37</text:p>
          </table:table-cell>
          <table:table-cell table:formula="of:=VLOOKUP([.$A5];[$reed_otimos.$A$2:$reed_otimos.$H$99];6;0)" office:value-type="float" office:value="1" calcext:value-type="float">
            <text:p>1</text:p>
          </table:table-cell>
          <table:table-cell table:formula="of:=VLOOKUP([.$A5];[$reed_otimos.$A$2:$reed_otimos.$H$99];7;0)" office:value-type="float" office:value="37" calcext:value-type="float">
            <text:p>37</text:p>
          </table:table-cell>
          <table:table-cell table:formula="of:=VLOOKUP([.$A5];[$reed_otimos_regras.$A$2:$reed_otimos_regras.$H$99];6;0)" office:value-type="float" office:value="0" calcext:value-type="float">
            <text:p>0</text:p>
          </table:table-cell>
          <table:table-cell table:formula="of:=VLOOKUP([.$A5];[$reed_otimos_regras.$A$2:$reed_otimos_regras.$H$99];7;0)" office:value-type="float" office:value="0" calcext:value-type="float">
            <text:p>0</text:p>
          </table:table-cell>
          <table:table-cell table:style-name="ce10" table:formula="of:=VLOOKUP([.$A5];[$regras.$A$2:$regras.$H$99];6;0)" office:value-type="float" office:value="0" calcext:value-type="float">
            <text:p>0</text:p>
          </table:table-cell>
          <table:table-cell table:style-name="ce10" table:formula="of:=VLOOKUP([.$A5];[$regras.$A$2:$regras.$H$99];7;0)" office:value-type="float" office:value="0" calcext:value-type="float">
            <text:p>0</text:p>
          </table:table-cell>
          <table:table-cell table:style-name="ce4" table:formula="of:=VLOOKUP([.$A5];[$regras_otimos.$A$2:$regras_otimos.$H$99];6;0)" office:value-type="float" office:value="1" calcext:value-type="float">
            <text:p>1</text:p>
          </table:table-cell>
          <table:table-cell table:style-name="ce4" table:formula="of:=VLOOKUP([.$A5];[$regras_otimos.$A$2:$regras_otimos.$H$99];7;0)" office:value-type="float" office:value="37" calcext:value-type="float">
            <text:p>37</text:p>
          </table:table-cell>
          <table:table-cell table:formula="of:=VLOOKUP([.$A5];[$regras_otimos_reed.$A$2:$regras_otimos_reed.$H$99];6;0)" office:value-type="float" office:value="0" calcext:value-type="float">
            <text:p>0</text:p>
          </table:table-cell>
          <table:table-cell table:formula="of:=VLOOKUP([.$A5];[$regras_otimos_reed.$A$2:$regras_otimos_reed.$H$99];7;0)" office:value-type="float" office:value="0" calcext:value-type="float">
            <text:p>0</text:p>
          </table:table-cell>
          <table:table-cell table:formula="of:=VLOOKUP([.$A5];[$regras_reed.$A$2:$regras_reed.$H$99];6;0)" office:value-type="float" office:value="0" calcext:value-type="float">
            <text:p>0</text:p>
          </table:table-cell>
          <table:table-cell table:formula="of:=VLOOKUP([.$A5];[$regras_reed.$A$2:$regras_reed.$H$99];7;0)" office:value-type="float" office:value="0" calcext:value-type="float">
            <text:p>0</text:p>
          </table:table-cell>
          <table:table-cell table:formula="of:=VLOOKUP([.$A5];[$regras_reed_otimos.$A$2:$regras_reed_otimos.$H$99];6;0)" office:value-type="float" office:value="1" calcext:value-type="float">
            <text:p>1</text:p>
          </table:table-cell>
          <table:table-cell table:formula="of:=VLOOKUP([.$A5];[$regras_reed_otimos.$A$2:$regras_reed_otimos.$H$99];7;0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style-name="ce10" table:formula="of:=VLOOKUP([.$A6];[$otimos.$A$2:$otimos.$H$99];2;0)" office:value-type="float" office:value="5" calcext:value-type="float">
            <text:p>5</text:p>
          </table:table-cell>
          <table:table-cell table:style-name="ce10" table:formula="of:=VLOOKUP([.$A6];[$otimos.$A$2:$otimos.$H$99];3;0)" office:value-type="float" office:value="5" calcext:value-type="float">
            <text:p>5</text:p>
          </table:table-cell>
          <table:table-cell table:style-name="ce10" table:formula="of:=VLOOKUP([.$A6];[$otimos.$A$2:$otimos.$H$99];6;0)" office:value-type="float" office:value="0" calcext:value-type="float">
            <text:p>0</text:p>
          </table:table-cell>
          <table:table-cell table:style-name="ce10" table:formula="of:=VLOOKUP([.$A6];[$otimos.$A$2:$otimos.$H$99];7;0)" office:value-type="float" office:value="0" calcext:value-type="float">
            <text:p>0</text:p>
          </table:table-cell>
          <table:table-cell table:style-name="ce4" table:formula="of:=VLOOKUP([.$A6];[$otimos_regras.$A$2:$otimos_regras.$H$99];6;0)" office:value-type="float" office:value="0" calcext:value-type="float">
            <text:p>0</text:p>
          </table:table-cell>
          <table:table-cell table:style-name="ce4" table:formula="of:=VLOOKUP([.$A6];[$otimos_regras.$A$2:$otimos_regras.$H$99];7;0)" office:value-type="float" office:value="0" calcext:value-type="float">
            <text:p>0</text:p>
          </table:table-cell>
          <table:table-cell table:formula="of:=VLOOKUP([.$A6];[$otimos_regras_reed.$A$2:$otimos_regras_reed.$H$99];6;0)" office:value-type="float" office:value="0" calcext:value-type="float">
            <text:p>0</text:p>
          </table:table-cell>
          <table:table-cell table:formula="of:=VLOOKUP([.$A6];[$otimos_regras_reed.$A$2:$otimos_regras_reed.$H$99];7;0)" office:value-type="float" office:value="0" calcext:value-type="float">
            <text:p>0</text:p>
          </table:table-cell>
          <table:table-cell table:formula="of:=VLOOKUP([.$A6];[$otimos_reed.$A$2:$otimos_reed.$H$99];6;0)" office:value-type="float" office:value="0" calcext:value-type="float">
            <text:p>0</text:p>
          </table:table-cell>
          <table:table-cell table:formula="of:=VLOOKUP([.$A6];[$otimos_reed.$A$2:$otimos_reed.$H$99];7;0)" office:value-type="float" office:value="0" calcext:value-type="float">
            <text:p>0</text:p>
          </table:table-cell>
          <table:table-cell table:formula="of:=VLOOKUP([.$A6];[$otimos_reed_regras.$A$2:$otimos_reed_regras.$H$99];6;0)" office:value-type="float" office:value="0" calcext:value-type="float">
            <text:p>0</text:p>
          </table:table-cell>
          <table:table-cell table:formula="of:=VLOOKUP([.$A6];[$otimos_reed_regras.$A$2:$otimos_reed_regras.$H$99];7;0)" office:value-type="float" office:value="0" calcext:value-type="float">
            <text:p>0</text:p>
          </table:table-cell>
          <table:table-cell table:style-name="ce10" table:formula="of:=VLOOKUP([.$A6];[$reed.$A$2:$reed.$H$99];6;0)" office:value-type="float" office:value="0" calcext:value-type="float">
            <text:p>0</text:p>
          </table:table-cell>
          <table:table-cell table:style-name="ce10" table:formula="of:=VLOOKUP([.$A6];[$reed.$A$2:$reed.$H$99];7;0)" office:value-type="float" office:value="0" calcext:value-type="float">
            <text:p>0</text:p>
          </table:table-cell>
          <table:table-cell table:style-name="ce4" table:formula="of:=VLOOKUP([.$A6];[$reed_regras.$A$2:$reed_regras.$H$99];6;0)" office:value-type="float" office:value="0" calcext:value-type="float">
            <text:p>0</text:p>
          </table:table-cell>
          <table:table-cell table:style-name="ce4" table:formula="of:=VLOOKUP([.$A6];[$reed_regras.$A$2:$reed_regras.$H$99];7;0)" office:value-type="float" office:value="0" calcext:value-type="float">
            <text:p>0</text:p>
          </table:table-cell>
          <table:table-cell table:formula="of:=VLOOKUP([.$A6];[$reed_regras_otimos.$A$2:$reed_regras_otimos.$H$99];6;0)" office:value-type="float" office:value="0" calcext:value-type="float">
            <text:p>0</text:p>
          </table:table-cell>
          <table:table-cell table:formula="of:=VLOOKUP([.$A6];[$reed_regras_otimos.$A$2:$reed_regras_otimos.$H$99];7;0)" office:value-type="float" office:value="0" calcext:value-type="float">
            <text:p>0</text:p>
          </table:table-cell>
          <table:table-cell table:formula="of:=VLOOKUP([.$A6];[$reed_otimos.$A$2:$reed_otimos.$H$99];6;0)" office:value-type="float" office:value="0" calcext:value-type="float">
            <text:p>0</text:p>
          </table:table-cell>
          <table:table-cell table:formula="of:=VLOOKUP([.$A6];[$reed_otimos.$A$2:$reed_otimos.$H$99];7;0)" office:value-type="float" office:value="0" calcext:value-type="float">
            <text:p>0</text:p>
          </table:table-cell>
          <table:table-cell table:formula="of:=VLOOKUP([.$A6];[$reed_otimos_regras.$A$2:$reed_otimos_regras.$H$99];6;0)" office:value-type="float" office:value="0" calcext:value-type="float">
            <text:p>0</text:p>
          </table:table-cell>
          <table:table-cell table:formula="of:=VLOOKUP([.$A6];[$reed_otimos_regras.$A$2:$reed_otimos_regras.$H$99];7;0)" office:value-type="float" office:value="0" calcext:value-type="float">
            <text:p>0</text:p>
          </table:table-cell>
          <table:table-cell table:style-name="ce10" table:formula="of:=VLOOKUP([.$A6];[$regras.$A$2:$regras.$H$99];6;0)" office:value-type="float" office:value="0" calcext:value-type="float">
            <text:p>0</text:p>
          </table:table-cell>
          <table:table-cell table:style-name="ce10" table:formula="of:=VLOOKUP([.$A6];[$regras.$A$2:$regras.$H$99];7;0)" office:value-type="float" office:value="0" calcext:value-type="float">
            <text:p>0</text:p>
          </table:table-cell>
          <table:table-cell table:style-name="ce4" table:formula="of:=VLOOKUP([.$A6];[$regras_otimos.$A$2:$regras_otimos.$H$99];6;0)" office:value-type="float" office:value="0" calcext:value-type="float">
            <text:p>0</text:p>
          </table:table-cell>
          <table:table-cell table:style-name="ce4" table:formula="of:=VLOOKUP([.$A6];[$regras_otimos.$A$2:$regras_otimos.$H$99];7;0)" office:value-type="float" office:value="0" calcext:value-type="float">
            <text:p>0</text:p>
          </table:table-cell>
          <table:table-cell table:formula="of:=VLOOKUP([.$A6];[$regras_otimos_reed.$A$2:$regras_otimos_reed.$H$99];6;0)" office:value-type="float" office:value="0" calcext:value-type="float">
            <text:p>0</text:p>
          </table:table-cell>
          <table:table-cell table:formula="of:=VLOOKUP([.$A6];[$regras_otimos_reed.$A$2:$regras_otimos_reed.$H$99];7;0)" office:value-type="float" office:value="0" calcext:value-type="float">
            <text:p>0</text:p>
          </table:table-cell>
          <table:table-cell table:formula="of:=VLOOKUP([.$A6];[$regras_reed.$A$2:$regras_reed.$H$99];6;0)" office:value-type="float" office:value="0" calcext:value-type="float">
            <text:p>0</text:p>
          </table:table-cell>
          <table:table-cell table:formula="of:=VLOOKUP([.$A6];[$regras_reed.$A$2:$regras_reed.$H$99];7;0)" office:value-type="float" office:value="0" calcext:value-type="float">
            <text:p>0</text:p>
          </table:table-cell>
          <table:table-cell table:formula="of:=VLOOKUP([.$A6];[$regras_reed_otimos.$A$2:$regras_reed_otimos.$H$99];6;0)" office:value-type="float" office:value="0" calcext:value-type="float">
            <text:p>0</text:p>
          </table:table-cell>
          <table:table-cell table:formula="of:=VLOOKUP([.$A6];[$regras_reed_otimos.$A$2:$regras_reed_otimos.$H$99];7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style-name="ce10" table:formula="of:=VLOOKUP([.$A7];[$otimos.$A$2:$otimos.$H$99];2;0)" office:value-type="float" office:value="5" calcext:value-type="float">
            <text:p>5</text:p>
          </table:table-cell>
          <table:table-cell table:style-name="ce10" table:formula="of:=VLOOKUP([.$A7];[$otimos.$A$2:$otimos.$H$99];3;0)" office:value-type="float" office:value="5" calcext:value-type="float">
            <text:p>5</text:p>
          </table:table-cell>
          <table:table-cell table:style-name="ce10" table:formula="of:=VLOOKUP([.$A7];[$otimos.$A$2:$otimos.$H$99];6;0)" office:value-type="float" office:value="0" calcext:value-type="float">
            <text:p>0</text:p>
          </table:table-cell>
          <table:table-cell table:style-name="ce10" table:formula="of:=VLOOKUP([.$A7];[$otimos.$A$2:$otimos.$H$99];7;0)" office:value-type="float" office:value="0" calcext:value-type="float">
            <text:p>0</text:p>
          </table:table-cell>
          <table:table-cell table:style-name="ce4" table:formula="of:=VLOOKUP([.$A7];[$otimos_regras.$A$2:$otimos_regras.$H$99];6;0)" office:value-type="float" office:value="0" calcext:value-type="float">
            <text:p>0</text:p>
          </table:table-cell>
          <table:table-cell table:style-name="ce4" table:formula="of:=VLOOKUP([.$A7];[$otimos_regras.$A$2:$otimos_regras.$H$99];7;0)" office:value-type="float" office:value="0" calcext:value-type="float">
            <text:p>0</text:p>
          </table:table-cell>
          <table:table-cell table:formula="of:=VLOOKUP([.$A7];[$otimos_regras_reed.$A$2:$otimos_regras_reed.$H$99];6;0)" office:value-type="float" office:value="0" calcext:value-type="float">
            <text:p>0</text:p>
          </table:table-cell>
          <table:table-cell table:formula="of:=VLOOKUP([.$A7];[$otimos_regras_reed.$A$2:$otimos_regras_reed.$H$99];7;0)" office:value-type="float" office:value="0" calcext:value-type="float">
            <text:p>0</text:p>
          </table:table-cell>
          <table:table-cell table:formula="of:=VLOOKUP([.$A7];[$otimos_reed.$A$2:$otimos_reed.$H$99];6;0)" office:value-type="float" office:value="0" calcext:value-type="float">
            <text:p>0</text:p>
          </table:table-cell>
          <table:table-cell table:formula="of:=VLOOKUP([.$A7];[$otimos_reed.$A$2:$otimos_reed.$H$99];7;0)" office:value-type="float" office:value="0" calcext:value-type="float">
            <text:p>0</text:p>
          </table:table-cell>
          <table:table-cell table:formula="of:=VLOOKUP([.$A7];[$otimos_reed_regras.$A$2:$otimos_reed_regras.$H$99];6;0)" office:value-type="float" office:value="0" calcext:value-type="float">
            <text:p>0</text:p>
          </table:table-cell>
          <table:table-cell table:formula="of:=VLOOKUP([.$A7];[$otimos_reed_regras.$A$2:$otimos_reed_regras.$H$99];7;0)" office:value-type="float" office:value="0" calcext:value-type="float">
            <text:p>0</text:p>
          </table:table-cell>
          <table:table-cell table:style-name="ce10" table:formula="of:=VLOOKUP([.$A7];[$reed.$A$2:$reed.$H$99];6;0)" office:value-type="float" office:value="0" calcext:value-type="float">
            <text:p>0</text:p>
          </table:table-cell>
          <table:table-cell table:style-name="ce10" table:formula="of:=VLOOKUP([.$A7];[$reed.$A$2:$reed.$H$99];7;0)" office:value-type="float" office:value="0" calcext:value-type="float">
            <text:p>0</text:p>
          </table:table-cell>
          <table:table-cell table:style-name="ce4" table:formula="of:=VLOOKUP([.$A7];[$reed_regras.$A$2:$reed_regras.$H$99];6;0)" office:value-type="float" office:value="0" calcext:value-type="float">
            <text:p>0</text:p>
          </table:table-cell>
          <table:table-cell table:style-name="ce4" table:formula="of:=VLOOKUP([.$A7];[$reed_regras.$A$2:$reed_regras.$H$99];7;0)" office:value-type="float" office:value="0" calcext:value-type="float">
            <text:p>0</text:p>
          </table:table-cell>
          <table:table-cell table:formula="of:=VLOOKUP([.$A7];[$reed_regras_otimos.$A$2:$reed_regras_otimos.$H$99];6;0)" office:value-type="float" office:value="0" calcext:value-type="float">
            <text:p>0</text:p>
          </table:table-cell>
          <table:table-cell table:formula="of:=VLOOKUP([.$A7];[$reed_regras_otimos.$A$2:$reed_regras_otimos.$H$99];7;0)" office:value-type="float" office:value="0" calcext:value-type="float">
            <text:p>0</text:p>
          </table:table-cell>
          <table:table-cell table:formula="of:=VLOOKUP([.$A7];[$reed_otimos.$A$2:$reed_otimos.$H$99];6;0)" office:value-type="float" office:value="0" calcext:value-type="float">
            <text:p>0</text:p>
          </table:table-cell>
          <table:table-cell table:formula="of:=VLOOKUP([.$A7];[$reed_otimos.$A$2:$reed_otimos.$H$99];7;0)" office:value-type="float" office:value="0" calcext:value-type="float">
            <text:p>0</text:p>
          </table:table-cell>
          <table:table-cell table:formula="of:=VLOOKUP([.$A7];[$reed_otimos_regras.$A$2:$reed_otimos_regras.$H$99];6;0)" office:value-type="float" office:value="0" calcext:value-type="float">
            <text:p>0</text:p>
          </table:table-cell>
          <table:table-cell table:formula="of:=VLOOKUP([.$A7];[$reed_otimos_regras.$A$2:$reed_otimos_regras.$H$99];7;0)" office:value-type="float" office:value="0" calcext:value-type="float">
            <text:p>0</text:p>
          </table:table-cell>
          <table:table-cell table:style-name="ce10" table:formula="of:=VLOOKUP([.$A7];[$regras.$A$2:$regras.$H$99];6;0)" office:value-type="float" office:value="0" calcext:value-type="float">
            <text:p>0</text:p>
          </table:table-cell>
          <table:table-cell table:style-name="ce10" table:formula="of:=VLOOKUP([.$A7];[$regras.$A$2:$regras.$H$99];7;0)" office:value-type="float" office:value="0" calcext:value-type="float">
            <text:p>0</text:p>
          </table:table-cell>
          <table:table-cell table:style-name="ce4" table:formula="of:=VLOOKUP([.$A7];[$regras_otimos.$A$2:$regras_otimos.$H$99];6;0)" office:value-type="float" office:value="0" calcext:value-type="float">
            <text:p>0</text:p>
          </table:table-cell>
          <table:table-cell table:style-name="ce4" table:formula="of:=VLOOKUP([.$A7];[$regras_otimos.$A$2:$regras_otimos.$H$99];7;0)" office:value-type="float" office:value="0" calcext:value-type="float">
            <text:p>0</text:p>
          </table:table-cell>
          <table:table-cell table:formula="of:=VLOOKUP([.$A7];[$regras_otimos_reed.$A$2:$regras_otimos_reed.$H$99];6;0)" office:value-type="float" office:value="0" calcext:value-type="float">
            <text:p>0</text:p>
          </table:table-cell>
          <table:table-cell table:formula="of:=VLOOKUP([.$A7];[$regras_otimos_reed.$A$2:$regras_otimos_reed.$H$99];7;0)" office:value-type="float" office:value="0" calcext:value-type="float">
            <text:p>0</text:p>
          </table:table-cell>
          <table:table-cell table:formula="of:=VLOOKUP([.$A7];[$regras_reed.$A$2:$regras_reed.$H$99];6;0)" office:value-type="float" office:value="0" calcext:value-type="float">
            <text:p>0</text:p>
          </table:table-cell>
          <table:table-cell table:formula="of:=VLOOKUP([.$A7];[$regras_reed.$A$2:$regras_reed.$H$99];7;0)" office:value-type="float" office:value="0" calcext:value-type="float">
            <text:p>0</text:p>
          </table:table-cell>
          <table:table-cell table:formula="of:=VLOOKUP([.$A7];[$regras_reed_otimos.$A$2:$regras_reed_otimos.$H$99];6;0)" office:value-type="float" office:value="0" calcext:value-type="float">
            <text:p>0</text:p>
          </table:table-cell>
          <table:table-cell table:formula="of:=VLOOKUP([.$A7];[$regras_reed_otimos.$A$2:$regras_reed_otimos.$H$99];7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style-name="ce10" table:formula="of:=VLOOKUP([.$A8];[$otimos.$A$2:$otimos.$H$99];2;0)" office:value-type="float" office:value="5" calcext:value-type="float">
            <text:p>5</text:p>
          </table:table-cell>
          <table:table-cell table:style-name="ce10" table:formula="of:=VLOOKUP([.$A8];[$otimos.$A$2:$otimos.$H$99];3;0)" office:value-type="float" office:value="5" calcext:value-type="float">
            <text:p>5</text:p>
          </table:table-cell>
          <table:table-cell table:style-name="ce10" table:formula="of:=VLOOKUP([.$A8];[$otimos.$A$2:$otimos.$H$99];6;0)" office:value-type="float" office:value="0" calcext:value-type="float">
            <text:p>0</text:p>
          </table:table-cell>
          <table:table-cell table:style-name="ce10" table:formula="of:=VLOOKUP([.$A8];[$otimos.$A$2:$otimos.$H$99];7;0)" office:value-type="float" office:value="0" calcext:value-type="float">
            <text:p>0</text:p>
          </table:table-cell>
          <table:table-cell table:style-name="ce4" table:formula="of:=VLOOKUP([.$A8];[$otimos_regras.$A$2:$otimos_regras.$H$99];6;0)" office:value-type="float" office:value="0" calcext:value-type="float">
            <text:p>0</text:p>
          </table:table-cell>
          <table:table-cell table:style-name="ce4" table:formula="of:=VLOOKUP([.$A8];[$otimos_regras.$A$2:$otimos_regras.$H$99];7;0)" office:value-type="float" office:value="0" calcext:value-type="float">
            <text:p>0</text:p>
          </table:table-cell>
          <table:table-cell table:formula="of:=VLOOKUP([.$A8];[$otimos_regras_reed.$A$2:$otimos_regras_reed.$H$99];6;0)" office:value-type="float" office:value="0" calcext:value-type="float">
            <text:p>0</text:p>
          </table:table-cell>
          <table:table-cell table:formula="of:=VLOOKUP([.$A8];[$otimos_regras_reed.$A$2:$otimos_regras_reed.$H$99];7;0)" office:value-type="float" office:value="0" calcext:value-type="float">
            <text:p>0</text:p>
          </table:table-cell>
          <table:table-cell table:formula="of:=VLOOKUP([.$A8];[$otimos_reed.$A$2:$otimos_reed.$H$99];6;0)" office:value-type="float" office:value="0" calcext:value-type="float">
            <text:p>0</text:p>
          </table:table-cell>
          <table:table-cell table:formula="of:=VLOOKUP([.$A8];[$otimos_reed.$A$2:$otimos_reed.$H$99];7;0)" office:value-type="float" office:value="0" calcext:value-type="float">
            <text:p>0</text:p>
          </table:table-cell>
          <table:table-cell table:formula="of:=VLOOKUP([.$A8];[$otimos_reed_regras.$A$2:$otimos_reed_regras.$H$99];6;0)" office:value-type="float" office:value="0" calcext:value-type="float">
            <text:p>0</text:p>
          </table:table-cell>
          <table:table-cell table:formula="of:=VLOOKUP([.$A8];[$otimos_reed_regras.$A$2:$otimos_reed_regras.$H$99];7;0)" office:value-type="float" office:value="0" calcext:value-type="float">
            <text:p>0</text:p>
          </table:table-cell>
          <table:table-cell table:style-name="ce10" table:formula="of:=VLOOKUP([.$A8];[$reed.$A$2:$reed.$H$99];6;0)" office:value-type="float" office:value="0" calcext:value-type="float">
            <text:p>0</text:p>
          </table:table-cell>
          <table:table-cell table:style-name="ce10" table:formula="of:=VLOOKUP([.$A8];[$reed.$A$2:$reed.$H$99];7;0)" office:value-type="float" office:value="0" calcext:value-type="float">
            <text:p>0</text:p>
          </table:table-cell>
          <table:table-cell table:style-name="ce4" table:formula="of:=VLOOKUP([.$A8];[$reed_regras.$A$2:$reed_regras.$H$99];6;0)" office:value-type="float" office:value="0" calcext:value-type="float">
            <text:p>0</text:p>
          </table:table-cell>
          <table:table-cell table:style-name="ce4" table:formula="of:=VLOOKUP([.$A8];[$reed_regras.$A$2:$reed_regras.$H$99];7;0)" office:value-type="float" office:value="0" calcext:value-type="float">
            <text:p>0</text:p>
          </table:table-cell>
          <table:table-cell table:formula="of:=VLOOKUP([.$A8];[$reed_regras_otimos.$A$2:$reed_regras_otimos.$H$99];6;0)" office:value-type="float" office:value="0" calcext:value-type="float">
            <text:p>0</text:p>
          </table:table-cell>
          <table:table-cell table:formula="of:=VLOOKUP([.$A8];[$reed_regras_otimos.$A$2:$reed_regras_otimos.$H$99];7;0)" office:value-type="float" office:value="0" calcext:value-type="float">
            <text:p>0</text:p>
          </table:table-cell>
          <table:table-cell table:formula="of:=VLOOKUP([.$A8];[$reed_otimos.$A$2:$reed_otimos.$H$99];6;0)" office:value-type="float" office:value="0" calcext:value-type="float">
            <text:p>0</text:p>
          </table:table-cell>
          <table:table-cell table:formula="of:=VLOOKUP([.$A8];[$reed_otimos.$A$2:$reed_otimos.$H$99];7;0)" office:value-type="float" office:value="0" calcext:value-type="float">
            <text:p>0</text:p>
          </table:table-cell>
          <table:table-cell table:formula="of:=VLOOKUP([.$A8];[$reed_otimos_regras.$A$2:$reed_otimos_regras.$H$99];6;0)" office:value-type="float" office:value="0" calcext:value-type="float">
            <text:p>0</text:p>
          </table:table-cell>
          <table:table-cell table:formula="of:=VLOOKUP([.$A8];[$reed_otimos_regras.$A$2:$reed_otimos_regras.$H$99];7;0)" office:value-type="float" office:value="0" calcext:value-type="float">
            <text:p>0</text:p>
          </table:table-cell>
          <table:table-cell table:style-name="ce10" table:formula="of:=VLOOKUP([.$A8];[$regras.$A$2:$regras.$H$99];6;0)" office:value-type="float" office:value="0" calcext:value-type="float">
            <text:p>0</text:p>
          </table:table-cell>
          <table:table-cell table:style-name="ce10" table:formula="of:=VLOOKUP([.$A8];[$regras.$A$2:$regras.$H$99];7;0)" office:value-type="float" office:value="0" calcext:value-type="float">
            <text:p>0</text:p>
          </table:table-cell>
          <table:table-cell table:style-name="ce4" table:formula="of:=VLOOKUP([.$A8];[$regras_otimos.$A$2:$regras_otimos.$H$99];6;0)" office:value-type="float" office:value="0" calcext:value-type="float">
            <text:p>0</text:p>
          </table:table-cell>
          <table:table-cell table:style-name="ce4" table:formula="of:=VLOOKUP([.$A8];[$regras_otimos.$A$2:$regras_otimos.$H$99];7;0)" office:value-type="float" office:value="0" calcext:value-type="float">
            <text:p>0</text:p>
          </table:table-cell>
          <table:table-cell table:formula="of:=VLOOKUP([.$A8];[$regras_otimos_reed.$A$2:$regras_otimos_reed.$H$99];6;0)" office:value-type="float" office:value="0" calcext:value-type="float">
            <text:p>0</text:p>
          </table:table-cell>
          <table:table-cell table:formula="of:=VLOOKUP([.$A8];[$regras_otimos_reed.$A$2:$regras_otimos_reed.$H$99];7;0)" office:value-type="float" office:value="0" calcext:value-type="float">
            <text:p>0</text:p>
          </table:table-cell>
          <table:table-cell table:formula="of:=VLOOKUP([.$A8];[$regras_reed.$A$2:$regras_reed.$H$99];6;0)" office:value-type="float" office:value="0" calcext:value-type="float">
            <text:p>0</text:p>
          </table:table-cell>
          <table:table-cell table:formula="of:=VLOOKUP([.$A8];[$regras_reed.$A$2:$regras_reed.$H$99];7;0)" office:value-type="float" office:value="0" calcext:value-type="float">
            <text:p>0</text:p>
          </table:table-cell>
          <table:table-cell table:formula="of:=VLOOKUP([.$A8];[$regras_reed_otimos.$A$2:$regras_reed_otimos.$H$99];6;0)" office:value-type="float" office:value="0" calcext:value-type="float">
            <text:p>0</text:p>
          </table:table-cell>
          <table:table-cell table:formula="of:=VLOOKUP([.$A8];[$regras_reed_otimos.$A$2:$regras_reed_otimos.$H$99];7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style-name="ce10" table:formula="of:=VLOOKUP([.$A9];[$otimos.$A$2:$otimos.$H$99];2;0)" office:value-type="float" office:value="5" calcext:value-type="float">
            <text:p>5</text:p>
          </table:table-cell>
          <table:table-cell table:style-name="ce10" table:formula="of:=VLOOKUP([.$A9];[$otimos.$A$2:$otimos.$H$99];3;0)" office:value-type="float" office:value="5" calcext:value-type="float">
            <text:p>5</text:p>
          </table:table-cell>
          <table:table-cell table:style-name="ce10" table:formula="of:=VLOOKUP([.$A9];[$otimos.$A$2:$otimos.$H$99];6;0)" office:value-type="float" office:value="0" calcext:value-type="float">
            <text:p>0</text:p>
          </table:table-cell>
          <table:table-cell table:style-name="ce10" table:formula="of:=VLOOKUP([.$A9];[$otimos.$A$2:$otimos.$H$99];7;0)" office:value-type="float" office:value="0" calcext:value-type="float">
            <text:p>0</text:p>
          </table:table-cell>
          <table:table-cell table:style-name="ce4" table:formula="of:=VLOOKUP([.$A9];[$otimos_regras.$A$2:$otimos_regras.$H$99];6;0)" office:value-type="float" office:value="0" calcext:value-type="float">
            <text:p>0</text:p>
          </table:table-cell>
          <table:table-cell table:style-name="ce4" table:formula="of:=VLOOKUP([.$A9];[$otimos_regras.$A$2:$otimos_regras.$H$99];7;0)" office:value-type="float" office:value="0" calcext:value-type="float">
            <text:p>0</text:p>
          </table:table-cell>
          <table:table-cell table:formula="of:=VLOOKUP([.$A9];[$otimos_regras_reed.$A$2:$otimos_regras_reed.$H$99];6;0)" office:value-type="float" office:value="0" calcext:value-type="float">
            <text:p>0</text:p>
          </table:table-cell>
          <table:table-cell table:formula="of:=VLOOKUP([.$A9];[$otimos_regras_reed.$A$2:$otimos_regras_reed.$H$99];7;0)" office:value-type="float" office:value="0" calcext:value-type="float">
            <text:p>0</text:p>
          </table:table-cell>
          <table:table-cell table:formula="of:=VLOOKUP([.$A9];[$otimos_reed.$A$2:$otimos_reed.$H$99];6;0)" office:value-type="float" office:value="0" calcext:value-type="float">
            <text:p>0</text:p>
          </table:table-cell>
          <table:table-cell table:formula="of:=VLOOKUP([.$A9];[$otimos_reed.$A$2:$otimos_reed.$H$99];7;0)" office:value-type="float" office:value="0" calcext:value-type="float">
            <text:p>0</text:p>
          </table:table-cell>
          <table:table-cell table:formula="of:=VLOOKUP([.$A9];[$otimos_reed_regras.$A$2:$otimos_reed_regras.$H$99];6;0)" office:value-type="float" office:value="0" calcext:value-type="float">
            <text:p>0</text:p>
          </table:table-cell>
          <table:table-cell table:formula="of:=VLOOKUP([.$A9];[$otimos_reed_regras.$A$2:$otimos_reed_regras.$H$99];7;0)" office:value-type="float" office:value="0" calcext:value-type="float">
            <text:p>0</text:p>
          </table:table-cell>
          <table:table-cell table:style-name="ce10" table:formula="of:=VLOOKUP([.$A9];[$reed.$A$2:$reed.$H$99];6;0)" office:value-type="float" office:value="0" calcext:value-type="float">
            <text:p>0</text:p>
          </table:table-cell>
          <table:table-cell table:style-name="ce10" table:formula="of:=VLOOKUP([.$A9];[$reed.$A$2:$reed.$H$99];7;0)" office:value-type="float" office:value="0" calcext:value-type="float">
            <text:p>0</text:p>
          </table:table-cell>
          <table:table-cell table:style-name="ce4" table:formula="of:=VLOOKUP([.$A9];[$reed_regras.$A$2:$reed_regras.$H$99];6;0)" office:value-type="float" office:value="0" calcext:value-type="float">
            <text:p>0</text:p>
          </table:table-cell>
          <table:table-cell table:style-name="ce4" table:formula="of:=VLOOKUP([.$A9];[$reed_regras.$A$2:$reed_regras.$H$99];7;0)" office:value-type="float" office:value="0" calcext:value-type="float">
            <text:p>0</text:p>
          </table:table-cell>
          <table:table-cell table:formula="of:=VLOOKUP([.$A9];[$reed_regras_otimos.$A$2:$reed_regras_otimos.$H$99];6;0)" office:value-type="float" office:value="0" calcext:value-type="float">
            <text:p>0</text:p>
          </table:table-cell>
          <table:table-cell table:formula="of:=VLOOKUP([.$A9];[$reed_regras_otimos.$A$2:$reed_regras_otimos.$H$99];7;0)" office:value-type="float" office:value="0" calcext:value-type="float">
            <text:p>0</text:p>
          </table:table-cell>
          <table:table-cell table:formula="of:=VLOOKUP([.$A9];[$reed_otimos.$A$2:$reed_otimos.$H$99];6;0)" office:value-type="float" office:value="0" calcext:value-type="float">
            <text:p>0</text:p>
          </table:table-cell>
          <table:table-cell table:formula="of:=VLOOKUP([.$A9];[$reed_otimos.$A$2:$reed_otimos.$H$99];7;0)" office:value-type="float" office:value="0" calcext:value-type="float">
            <text:p>0</text:p>
          </table:table-cell>
          <table:table-cell table:formula="of:=VLOOKUP([.$A9];[$reed_otimos_regras.$A$2:$reed_otimos_regras.$H$99];6;0)" office:value-type="float" office:value="0" calcext:value-type="float">
            <text:p>0</text:p>
          </table:table-cell>
          <table:table-cell table:formula="of:=VLOOKUP([.$A9];[$reed_otimos_regras.$A$2:$reed_otimos_regras.$H$99];7;0)" office:value-type="float" office:value="0" calcext:value-type="float">
            <text:p>0</text:p>
          </table:table-cell>
          <table:table-cell table:style-name="ce10" table:formula="of:=VLOOKUP([.$A9];[$regras.$A$2:$regras.$H$99];6;0)" office:value-type="float" office:value="0" calcext:value-type="float">
            <text:p>0</text:p>
          </table:table-cell>
          <table:table-cell table:style-name="ce10" table:formula="of:=VLOOKUP([.$A9];[$regras.$A$2:$regras.$H$99];7;0)" office:value-type="float" office:value="0" calcext:value-type="float">
            <text:p>0</text:p>
          </table:table-cell>
          <table:table-cell table:style-name="ce4" table:formula="of:=VLOOKUP([.$A9];[$regras_otimos.$A$2:$regras_otimos.$H$99];6;0)" office:value-type="float" office:value="0" calcext:value-type="float">
            <text:p>0</text:p>
          </table:table-cell>
          <table:table-cell table:style-name="ce4" table:formula="of:=VLOOKUP([.$A9];[$regras_otimos.$A$2:$regras_otimos.$H$99];7;0)" office:value-type="float" office:value="0" calcext:value-type="float">
            <text:p>0</text:p>
          </table:table-cell>
          <table:table-cell table:formula="of:=VLOOKUP([.$A9];[$regras_otimos_reed.$A$2:$regras_otimos_reed.$H$99];6;0)" office:value-type="float" office:value="0" calcext:value-type="float">
            <text:p>0</text:p>
          </table:table-cell>
          <table:table-cell table:formula="of:=VLOOKUP([.$A9];[$regras_otimos_reed.$A$2:$regras_otimos_reed.$H$99];7;0)" office:value-type="float" office:value="0" calcext:value-type="float">
            <text:p>0</text:p>
          </table:table-cell>
          <table:table-cell table:formula="of:=VLOOKUP([.$A9];[$regras_reed.$A$2:$regras_reed.$H$99];6;0)" office:value-type="float" office:value="0" calcext:value-type="float">
            <text:p>0</text:p>
          </table:table-cell>
          <table:table-cell table:formula="of:=VLOOKUP([.$A9];[$regras_reed.$A$2:$regras_reed.$H$99];7;0)" office:value-type="float" office:value="0" calcext:value-type="float">
            <text:p>0</text:p>
          </table:table-cell>
          <table:table-cell table:formula="of:=VLOOKUP([.$A9];[$regras_reed_otimos.$A$2:$regras_reed_otimos.$H$99];6;0)" office:value-type="float" office:value="0" calcext:value-type="float">
            <text:p>0</text:p>
          </table:table-cell>
          <table:table-cell table:formula="of:=VLOOKUP([.$A9];[$regras_reed_otimos.$A$2:$regras_reed_otimos.$H$99];7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.tfc</text:p>
          </table:table-cell>
          <table:table-cell table:style-name="ce10" table:formula="of:=VLOOKUP([.$A10];[$otimos.$A$2:$otimos.$H$99];2;0)" office:value-type="float" office:value="7" calcext:value-type="float">
            <text:p>7</text:p>
          </table:table-cell>
          <table:table-cell table:style-name="ce10" table:formula="of:=VLOOKUP([.$A10];[$otimos.$A$2:$otimos.$H$99];3;0)" office:value-type="float" office:value="35" calcext:value-type="float">
            <text:p>35</text:p>
          </table:table-cell>
          <table:table-cell table:style-name="ce10" table:formula="of:=VLOOKUP([.$A10];[$otimos.$A$2:$otimos.$H$99];6;0)" office:value-type="float" office:value="2" calcext:value-type="float">
            <text:p>2</text:p>
          </table:table-cell>
          <table:table-cell table:style-name="ce10" table:formula="of:=VLOOKUP([.$A10];[$otimos.$A$2:$otimos.$H$99];7;0)" office:value-type="float" office:value="20" calcext:value-type="float">
            <text:p>20</text:p>
          </table:table-cell>
          <table:table-cell table:style-name="ce4" table:formula="of:=VLOOKUP([.$A10];[$otimos_regras.$A$2:$otimos_regras.$H$99];6;0)" office:value-type="float" office:value="0" calcext:value-type="float">
            <text:p>0</text:p>
          </table:table-cell>
          <table:table-cell table:style-name="ce4" table:formula="of:=VLOOKUP([.$A10];[$otimos_regras.$A$2:$otimos_regras.$H$99];7;0)" office:value-type="float" office:value="0" calcext:value-type="float">
            <text:p>0</text:p>
          </table:table-cell>
          <table:table-cell table:formula="of:=VLOOKUP([.$A10];[$otimos_regras_reed.$A$2:$otimos_regras_reed.$H$99];6;0)" office:value-type="float" office:value="0" calcext:value-type="float">
            <text:p>0</text:p>
          </table:table-cell>
          <table:table-cell table:formula="of:=VLOOKUP([.$A10];[$otimos_regras_reed.$A$2:$otimos_regras_reed.$H$99];7;0)" office:value-type="float" office:value="0" calcext:value-type="float">
            <text:p>0</text:p>
          </table:table-cell>
          <table:table-cell table:formula="of:=VLOOKUP([.$A10];[$otimos_reed.$A$2:$otimos_reed.$H$99];6;0)" office:value-type="float" office:value="0" calcext:value-type="float">
            <text:p>0</text:p>
          </table:table-cell>
          <table:table-cell table:formula="of:=VLOOKUP([.$A10];[$otimos_reed.$A$2:$otimos_reed.$H$99];7;0)" office:value-type="float" office:value="0" calcext:value-type="float">
            <text:p>0</text:p>
          </table:table-cell>
          <table:table-cell table:formula="of:=VLOOKUP([.$A10];[$otimos_reed_regras.$A$2:$otimos_reed_regras.$H$99];6;0)" office:value-type="float" office:value="0" calcext:value-type="float">
            <text:p>0</text:p>
          </table:table-cell>
          <table:table-cell table:formula="of:=VLOOKUP([.$A10];[$otimos_reed_regras.$A$2:$otimos_reed_regras.$H$99];7;0)" office:value-type="float" office:value="0" calcext:value-type="float">
            <text:p>0</text:p>
          </table:table-cell>
          <table:table-cell table:style-name="ce10" table:formula="of:=VLOOKUP([.$A10];[$reed.$A$2:$reed.$H$99];6;0)" office:value-type="float" office:value="1" calcext:value-type="float">
            <text:p>1</text:p>
          </table:table-cell>
          <table:table-cell table:style-name="ce10" table:formula="of:=VLOOKUP([.$A10];[$reed.$A$2:$reed.$H$99];7;0)" office:value-type="float" office:value="9" calcext:value-type="float">
            <text:p>9</text:p>
          </table:table-cell>
          <table:table-cell table:style-name="ce4" table:formula="of:=VLOOKUP([.$A10];[$reed_regras.$A$2:$reed_regras.$H$99];6;0)" office:value-type="float" office:value="0" calcext:value-type="float">
            <text:p>0</text:p>
          </table:table-cell>
          <table:table-cell table:style-name="ce4" table:formula="of:=VLOOKUP([.$A10];[$reed_regras.$A$2:$reed_regras.$H$99];7;0)" office:value-type="float" office:value="0" calcext:value-type="float">
            <text:p>0</text:p>
          </table:table-cell>
          <table:table-cell table:formula="of:=VLOOKUP([.$A10];[$reed_regras_otimos.$A$2:$reed_regras_otimos.$H$99];6;0)" office:value-type="float" office:value="1" calcext:value-type="float">
            <text:p>1</text:p>
          </table:table-cell>
          <table:table-cell table:formula="of:=VLOOKUP([.$A10];[$reed_regras_otimos.$A$2:$reed_regras_otimos.$H$99];7;0)" office:value-type="float" office:value="11" calcext:value-type="float">
            <text:p>11</text:p>
          </table:table-cell>
          <table:table-cell table:formula="of:=VLOOKUP([.$A10];[$reed_otimos.$A$2:$reed_otimos.$H$99];6;0)" office:value-type="float" office:value="1" calcext:value-type="float">
            <text:p>1</text:p>
          </table:table-cell>
          <table:table-cell table:formula="of:=VLOOKUP([.$A10];[$reed_otimos.$A$2:$reed_otimos.$H$99];7;0)" office:value-type="float" office:value="11" calcext:value-type="float">
            <text:p>11</text:p>
          </table:table-cell>
          <table:table-cell table:formula="of:=VLOOKUP([.$A10];[$reed_otimos_regras.$A$2:$reed_otimos_regras.$H$99];6;0)" office:value-type="float" office:value="0" calcext:value-type="float">
            <text:p>0</text:p>
          </table:table-cell>
          <table:table-cell table:formula="of:=VLOOKUP([.$A10];[$reed_otimos_regras.$A$2:$reed_otimos_regras.$H$99];7;0)" office:value-type="float" office:value="0" calcext:value-type="float">
            <text:p>0</text:p>
          </table:table-cell>
          <table:table-cell table:style-name="ce10" table:formula="of:=VLOOKUP([.$A10];[$regras.$A$2:$regras.$H$99];6;0)" office:value-type="float" office:value="0" calcext:value-type="float">
            <text:p>0</text:p>
          </table:table-cell>
          <table:table-cell table:style-name="ce10" table:formula="of:=VLOOKUP([.$A10];[$regras.$A$2:$regras.$H$99];7;0)" office:value-type="float" office:value="0" calcext:value-type="float">
            <text:p>0</text:p>
          </table:table-cell>
          <table:table-cell table:style-name="ce4" table:formula="of:=VLOOKUP([.$A10];[$regras_otimos.$A$2:$regras_otimos.$H$99];6;0)" office:value-type="float" office:value="2" calcext:value-type="float">
            <text:p>2</text:p>
          </table:table-cell>
          <table:table-cell table:style-name="ce4" table:formula="of:=VLOOKUP([.$A10];[$regras_otimos.$A$2:$regras_otimos.$H$99];7;0)" office:value-type="float" office:value="20" calcext:value-type="float">
            <text:p>20</text:p>
          </table:table-cell>
          <table:table-cell table:formula="of:=VLOOKUP([.$A10];[$regras_otimos_reed.$A$2:$regras_otimos_reed.$H$99];6;0)" office:value-type="float" office:value="0" calcext:value-type="float">
            <text:p>0</text:p>
          </table:table-cell>
          <table:table-cell table:formula="of:=VLOOKUP([.$A10];[$regras_otimos_reed.$A$2:$regras_otimos_reed.$H$99];7;0)" office:value-type="float" office:value="0" calcext:value-type="float">
            <text:p>0</text:p>
          </table:table-cell>
          <table:table-cell table:formula="of:=VLOOKUP([.$A10];[$regras_reed.$A$2:$regras_reed.$H$99];6;0)" office:value-type="float" office:value="1" calcext:value-type="float">
            <text:p>1</text:p>
          </table:table-cell>
          <table:table-cell table:formula="of:=VLOOKUP([.$A10];[$regras_reed.$A$2:$regras_reed.$H$99];7;0)" office:value-type="float" office:value="9" calcext:value-type="float">
            <text:p>9</text:p>
          </table:table-cell>
          <table:table-cell table:formula="of:=VLOOKUP([.$A10];[$regras_reed_otimos.$A$2:$regras_reed_otimos.$H$99];6;0)" office:value-type="float" office:value="1" calcext:value-type="float">
            <text:p>1</text:p>
          </table:table-cell>
          <table:table-cell table:formula="of:=VLOOKUP([.$A10];[$regras_reed_otimos.$A$2:$regras_reed_otimos.$H$99];7;0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table:style-name="ce10" table:formula="of:=VLOOKUP([.$A11];[$otimos.$A$2:$otimos.$H$99];2;0)" office:value-type="float" office:value="7" calcext:value-type="float">
            <text:p>7</text:p>
          </table:table-cell>
          <table:table-cell table:style-name="ce10" table:formula="of:=VLOOKUP([.$A11];[$otimos.$A$2:$otimos.$H$99];3;0)" office:value-type="float" office:value="33" calcext:value-type="float">
            <text:p>33</text:p>
          </table:table-cell>
          <table:table-cell table:style-name="ce10" table:formula="of:=VLOOKUP([.$A11];[$otimos.$A$2:$otimos.$H$99];6;0)" office:value-type="float" office:value="2" calcext:value-type="float">
            <text:p>2</text:p>
          </table:table-cell>
          <table:table-cell table:style-name="ce10" table:formula="of:=VLOOKUP([.$A11];[$otimos.$A$2:$otimos.$H$99];7;0)" office:value-type="float" office:value="18" calcext:value-type="float">
            <text:p>18</text:p>
          </table:table-cell>
          <table:table-cell table:style-name="ce4" table:formula="of:=VLOOKUP([.$A11];[$otimos_regras.$A$2:$otimos_regras.$H$99];6;0)" office:value-type="float" office:value="0" calcext:value-type="float">
            <text:p>0</text:p>
          </table:table-cell>
          <table:table-cell table:style-name="ce4" table:formula="of:=VLOOKUP([.$A11];[$otimos_regras.$A$2:$otimos_regras.$H$99];7;0)" office:value-type="float" office:value="0" calcext:value-type="float">
            <text:p>0</text:p>
          </table:table-cell>
          <table:table-cell table:formula="of:=VLOOKUP([.$A11];[$otimos_regras_reed.$A$2:$otimos_regras_reed.$H$99];6;0)" office:value-type="float" office:value="-2" calcext:value-type="float">
            <text:p>-2</text:p>
          </table:table-cell>
          <table:table-cell table:formula="of:=VLOOKUP([.$A11];[$otimos_regras_reed.$A$2:$otimos_regras_reed.$H$99];7;0)" office:value-type="float" office:value="-6" calcext:value-type="float">
            <text:p>-6</text:p>
          </table:table-cell>
          <table:table-cell table:formula="of:=VLOOKUP([.$A11];[$otimos_reed.$A$2:$otimos_reed.$H$99];6;0)" office:value-type="float" office:value="-2" calcext:value-type="float">
            <text:p>-2</text:p>
          </table:table-cell>
          <table:table-cell table:formula="of:=VLOOKUP([.$A11];[$otimos_reed.$A$2:$otimos_reed.$H$99];7;0)" office:value-type="float" office:value="-6" calcext:value-type="float">
            <text:p>-6</text:p>
          </table:table-cell>
          <table:table-cell table:formula="of:=VLOOKUP([.$A11];[$otimos_reed_regras.$A$2:$otimos_reed_regras.$H$99];6;0)" office:value-type="float" office:value="0" calcext:value-type="float">
            <text:p>0</text:p>
          </table:table-cell>
          <table:table-cell table:formula="of:=VLOOKUP([.$A11];[$otimos_reed_regras.$A$2:$otimos_reed_regras.$H$99];7;0)" office:value-type="float" office:value="0" calcext:value-type="float">
            <text:p>0</text:p>
          </table:table-cell>
          <table:table-cell table:style-name="ce10" table:formula="of:=VLOOKUP([.$A11];[$reed.$A$2:$reed.$H$99];6;0)" office:value-type="float" office:value="0" calcext:value-type="float">
            <text:p>0</text:p>
          </table:table-cell>
          <table:table-cell table:style-name="ce10" table:formula="of:=VLOOKUP([.$A11];[$reed.$A$2:$reed.$H$99];7;0)" office:value-type="float" office:value="0" calcext:value-type="float">
            <text:p>0</text:p>
          </table:table-cell>
          <table:table-cell table:style-name="ce4" table:formula="of:=VLOOKUP([.$A11];[$reed_regras.$A$2:$reed_regras.$H$99];6;0)" office:value-type="float" office:value="0" calcext:value-type="float">
            <text:p>0</text:p>
          </table:table-cell>
          <table:table-cell table:style-name="ce4" table:formula="of:=VLOOKUP([.$A11];[$reed_regras.$A$2:$reed_regras.$H$99];7;0)" office:value-type="float" office:value="0" calcext:value-type="float">
            <text:p>0</text:p>
          </table:table-cell>
          <table:table-cell table:formula="of:=VLOOKUP([.$A11];[$reed_regras_otimos.$A$2:$reed_regras_otimos.$H$99];6;0)" office:value-type="float" office:value="2" calcext:value-type="float">
            <text:p>2</text:p>
          </table:table-cell>
          <table:table-cell table:formula="of:=VLOOKUP([.$A11];[$reed_regras_otimos.$A$2:$reed_regras_otimos.$H$99];7;0)" office:value-type="float" office:value="18" calcext:value-type="float">
            <text:p>18</text:p>
          </table:table-cell>
          <table:table-cell table:formula="of:=VLOOKUP([.$A11];[$reed_otimos.$A$2:$reed_otimos.$H$99];6;0)" office:value-type="float" office:value="2" calcext:value-type="float">
            <text:p>2</text:p>
          </table:table-cell>
          <table:table-cell table:formula="of:=VLOOKUP([.$A11];[$reed_otimos.$A$2:$reed_otimos.$H$99];7;0)" office:value-type="float" office:value="18" calcext:value-type="float">
            <text:p>18</text:p>
          </table:table-cell>
          <table:table-cell table:formula="of:=VLOOKUP([.$A11];[$reed_otimos_regras.$A$2:$reed_otimos_regras.$H$99];6;0)" office:value-type="float" office:value="0" calcext:value-type="float">
            <text:p>0</text:p>
          </table:table-cell>
          <table:table-cell table:formula="of:=VLOOKUP([.$A11];[$reed_otimos_regras.$A$2:$reed_otimos_regras.$H$99];7;0)" office:value-type="float" office:value="0" calcext:value-type="float">
            <text:p>0</text:p>
          </table:table-cell>
          <table:table-cell table:style-name="ce10" table:formula="of:=VLOOKUP([.$A11];[$regras.$A$2:$regras.$H$99];6;0)" office:value-type="float" office:value="0" calcext:value-type="float">
            <text:p>0</text:p>
          </table:table-cell>
          <table:table-cell table:style-name="ce10" table:formula="of:=VLOOKUP([.$A11];[$regras.$A$2:$regras.$H$99];7;0)" office:value-type="float" office:value="0" calcext:value-type="float">
            <text:p>0</text:p>
          </table:table-cell>
          <table:table-cell table:style-name="ce4" table:formula="of:=VLOOKUP([.$A11];[$regras_otimos.$A$2:$regras_otimos.$H$99];6;0)" office:value-type="float" office:value="2" calcext:value-type="float">
            <text:p>2</text:p>
          </table:table-cell>
          <table:table-cell table:style-name="ce4" table:formula="of:=VLOOKUP([.$A11];[$regras_otimos.$A$2:$regras_otimos.$H$99];7;0)" office:value-type="float" office:value="18" calcext:value-type="float">
            <text:p>18</text:p>
          </table:table-cell>
          <table:table-cell table:formula="of:=VLOOKUP([.$A11];[$regras_otimos_reed.$A$2:$regras_otimos_reed.$H$99];6;0)" office:value-type="float" office:value="-2" calcext:value-type="float">
            <text:p>-2</text:p>
          </table:table-cell>
          <table:table-cell table:formula="of:=VLOOKUP([.$A11];[$regras_otimos_reed.$A$2:$regras_otimos_reed.$H$99];7;0)" office:value-type="float" office:value="-6" calcext:value-type="float">
            <text:p>-6</text:p>
          </table:table-cell>
          <table:table-cell table:formula="of:=VLOOKUP([.$A11];[$regras_reed.$A$2:$regras_reed.$H$99];6;0)" office:value-type="float" office:value="0" calcext:value-type="float">
            <text:p>0</text:p>
          </table:table-cell>
          <table:table-cell table:formula="of:=VLOOKUP([.$A11];[$regras_reed.$A$2:$regras_reed.$H$99];7;0)" office:value-type="float" office:value="0" calcext:value-type="float">
            <text:p>0</text:p>
          </table:table-cell>
          <table:table-cell table:formula="of:=VLOOKUP([.$A11];[$regras_reed_otimos.$A$2:$regras_reed_otimos.$H$99];6;0)" office:value-type="float" office:value="2" calcext:value-type="float">
            <text:p>2</text:p>
          </table:table-cell>
          <table:table-cell table:formula="of:=VLOOKUP([.$A11];[$regras_reed_otimos.$A$2:$regras_reed_otimos.$H$99];7;0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2-ham3_complete_47(28).tfc</text:p>
          </table:table-cell>
          <table:table-cell table:style-name="ce10" table:formula="of:=VLOOKUP([.$A12];[$otimos.$A$2:$otimos.$H$99];2;0)" office:value-type="float" office:value="6" calcext:value-type="float">
            <text:p>6</text:p>
          </table:table-cell>
          <table:table-cell table:style-name="ce10" table:formula="of:=VLOOKUP([.$A12];[$otimos.$A$2:$otimos.$H$99];3;0)" office:value-type="float" office:value="31" calcext:value-type="float">
            <text:p>31</text:p>
          </table:table-cell>
          <table:table-cell table:style-name="ce10" table:formula="of:=VLOOKUP([.$A12];[$otimos.$A$2:$otimos.$H$99];6;0)" office:value-type="float" office:value="1" calcext:value-type="float">
            <text:p>1</text:p>
          </table:table-cell>
          <table:table-cell table:style-name="ce10" table:formula="of:=VLOOKUP([.$A12];[$otimos.$A$2:$otimos.$H$99];7;0)" office:value-type="float" office:value="16" calcext:value-type="float">
            <text:p>16</text:p>
          </table:table-cell>
          <table:table-cell table:style-name="ce4" table:formula="of:=VLOOKUP([.$A12];[$otimos_regras.$A$2:$otimos_regras.$H$99];6;0)" office:value-type="float" office:value="0" calcext:value-type="float">
            <text:p>0</text:p>
          </table:table-cell>
          <table:table-cell table:style-name="ce4" table:formula="of:=VLOOKUP([.$A12];[$otimos_regras.$A$2:$otimos_regras.$H$99];7;0)" office:value-type="float" office:value="0" calcext:value-type="float">
            <text:p>0</text:p>
          </table:table-cell>
          <table:table-cell table:formula="of:=VLOOKUP([.$A12];[$otimos_regras_reed.$A$2:$otimos_regras_reed.$H$99];6;0)" office:value-type="float" office:value="0" calcext:value-type="float">
            <text:p>0</text:p>
          </table:table-cell>
          <table:table-cell table:formula="of:=VLOOKUP([.$A12];[$otimos_regras_reed.$A$2:$otimos_regras_reed.$H$99];7;0)" office:value-type="float" office:value="0" calcext:value-type="float">
            <text:p>0</text:p>
          </table:table-cell>
          <table:table-cell table:formula="of:=VLOOKUP([.$A12];[$otimos_reed.$A$2:$otimos_reed.$H$99];6;0)" office:value-type="float" office:value="0" calcext:value-type="float">
            <text:p>0</text:p>
          </table:table-cell>
          <table:table-cell table:formula="of:=VLOOKUP([.$A12];[$otimos_reed.$A$2:$otimos_reed.$H$99];7;0)" office:value-type="float" office:value="0" calcext:value-type="float">
            <text:p>0</text:p>
          </table:table-cell>
          <table:table-cell table:formula="of:=VLOOKUP([.$A12];[$otimos_reed_regras.$A$2:$otimos_reed_regras.$H$99];6;0)" office:value-type="float" office:value="0" calcext:value-type="float">
            <text:p>0</text:p>
          </table:table-cell>
          <table:table-cell table:formula="of:=VLOOKUP([.$A12];[$otimos_reed_regras.$A$2:$otimos_reed_regras.$H$99];7;0)" office:value-type="float" office:value="0" calcext:value-type="float">
            <text:p>0</text:p>
          </table:table-cell>
          <table:table-cell table:style-name="ce10" table:formula="of:=VLOOKUP([.$A12];[$reed.$A$2:$reed.$H$99];6;0)" office:value-type="float" office:value="0" calcext:value-type="float">
            <text:p>0</text:p>
          </table:table-cell>
          <table:table-cell table:style-name="ce10" table:formula="of:=VLOOKUP([.$A12];[$reed.$A$2:$reed.$H$99];7;0)" office:value-type="float" office:value="0" calcext:value-type="float">
            <text:p>0</text:p>
          </table:table-cell>
          <table:table-cell table:style-name="ce4" table:formula="of:=VLOOKUP([.$A12];[$reed_regras.$A$2:$reed_regras.$H$99];6;0)" office:value-type="float" office:value="0" calcext:value-type="float">
            <text:p>0</text:p>
          </table:table-cell>
          <table:table-cell table:style-name="ce4" table:formula="of:=VLOOKUP([.$A12];[$reed_regras.$A$2:$reed_regras.$H$99];7;0)" office:value-type="float" office:value="0" calcext:value-type="float">
            <text:p>0</text:p>
          </table:table-cell>
          <table:table-cell table:formula="of:=VLOOKUP([.$A12];[$reed_regras_otimos.$A$2:$reed_regras_otimos.$H$99];6;0)" office:value-type="float" office:value="1" calcext:value-type="float">
            <text:p>1</text:p>
          </table:table-cell>
          <table:table-cell table:formula="of:=VLOOKUP([.$A12];[$reed_regras_otimos.$A$2:$reed_regras_otimos.$H$99];7;0)" office:value-type="float" office:value="16" calcext:value-type="float">
            <text:p>16</text:p>
          </table:table-cell>
          <table:table-cell table:formula="of:=VLOOKUP([.$A12];[$reed_otimos.$A$2:$reed_otimos.$H$99];6;0)" office:value-type="float" office:value="1" calcext:value-type="float">
            <text:p>1</text:p>
          </table:table-cell>
          <table:table-cell table:formula="of:=VLOOKUP([.$A12];[$reed_otimos.$A$2:$reed_otimos.$H$99];7;0)" office:value-type="float" office:value="16" calcext:value-type="float">
            <text:p>16</text:p>
          </table:table-cell>
          <table:table-cell table:formula="of:=VLOOKUP([.$A12];[$reed_otimos_regras.$A$2:$reed_otimos_regras.$H$99];6;0)" office:value-type="float" office:value="0" calcext:value-type="float">
            <text:p>0</text:p>
          </table:table-cell>
          <table:table-cell table:formula="of:=VLOOKUP([.$A12];[$reed_otimos_regras.$A$2:$reed_otimos_regras.$H$99];7;0)" office:value-type="float" office:value="0" calcext:value-type="float">
            <text:p>0</text:p>
          </table:table-cell>
          <table:table-cell table:style-name="ce10" table:formula="of:=VLOOKUP([.$A12];[$regras.$A$2:$regras.$H$99];6;0)" office:value-type="float" office:value="0" calcext:value-type="float">
            <text:p>0</text:p>
          </table:table-cell>
          <table:table-cell table:style-name="ce10" table:formula="of:=VLOOKUP([.$A12];[$regras.$A$2:$regras.$H$99];7;0)" office:value-type="float" office:value="0" calcext:value-type="float">
            <text:p>0</text:p>
          </table:table-cell>
          <table:table-cell table:style-name="ce4" table:formula="of:=VLOOKUP([.$A12];[$regras_otimos.$A$2:$regras_otimos.$H$99];6;0)" office:value-type="float" office:value="1" calcext:value-type="float">
            <text:p>1</text:p>
          </table:table-cell>
          <table:table-cell table:style-name="ce4" table:formula="of:=VLOOKUP([.$A12];[$regras_otimos.$A$2:$regras_otimos.$H$99];7;0)" office:value-type="float" office:value="16" calcext:value-type="float">
            <text:p>16</text:p>
          </table:table-cell>
          <table:table-cell table:formula="of:=VLOOKUP([.$A12];[$regras_otimos_reed.$A$2:$regras_otimos_reed.$H$99];6;0)" office:value-type="float" office:value="0" calcext:value-type="float">
            <text:p>0</text:p>
          </table:table-cell>
          <table:table-cell table:formula="of:=VLOOKUP([.$A12];[$regras_otimos_reed.$A$2:$regras_otimos_reed.$H$99];7;0)" office:value-type="float" office:value="0" calcext:value-type="float">
            <text:p>0</text:p>
          </table:table-cell>
          <table:table-cell table:formula="of:=VLOOKUP([.$A12];[$regras_reed.$A$2:$regras_reed.$H$99];6;0)" office:value-type="float" office:value="0" calcext:value-type="float">
            <text:p>0</text:p>
          </table:table-cell>
          <table:table-cell table:formula="of:=VLOOKUP([.$A12];[$regras_reed.$A$2:$regras_reed.$H$99];7;0)" office:value-type="float" office:value="0" calcext:value-type="float">
            <text:p>0</text:p>
          </table:table-cell>
          <table:table-cell table:formula="of:=VLOOKUP([.$A12];[$regras_reed_otimos.$A$2:$regras_reed_otimos.$H$99];6;0)" office:value-type="float" office:value="1" calcext:value-type="float">
            <text:p>1</text:p>
          </table:table-cell>
          <table:table-cell table:formula="of:=VLOOKUP([.$A12];[$regras_reed_otimos.$A$2:$regras_reed_otimos.$H$99];7;0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table:style-name="ce10" table:formula="of:=VLOOKUP([.$A13];[$otimos.$A$2:$otimos.$H$99];2;0)" office:value-type="float" office:value="7" calcext:value-type="float">
            <text:p>7</text:p>
          </table:table-cell>
          <table:table-cell table:style-name="ce10" table:formula="of:=VLOOKUP([.$A13];[$otimos.$A$2:$otimos.$H$99];3;0)" office:value-type="float" office:value="38" calcext:value-type="float">
            <text:p>38</text:p>
          </table:table-cell>
          <table:table-cell table:style-name="ce10" table:formula="of:=VLOOKUP([.$A13];[$otimos.$A$2:$otimos.$H$99];6;0)" office:value-type="float" office:value="2" calcext:value-type="float">
            <text:p>2</text:p>
          </table:table-cell>
          <table:table-cell table:style-name="ce10" table:formula="of:=VLOOKUP([.$A13];[$otimos.$A$2:$otimos.$H$99];7;0)" office:value-type="float" office:value="23" calcext:value-type="float">
            <text:p>23</text:p>
          </table:table-cell>
          <table:table-cell table:style-name="ce4" table:formula="of:=VLOOKUP([.$A13];[$otimos_regras.$A$2:$otimos_regras.$H$99];6;0)" office:value-type="float" office:value="0" calcext:value-type="float">
            <text:p>0</text:p>
          </table:table-cell>
          <table:table-cell table:style-name="ce4" table:formula="of:=VLOOKUP([.$A13];[$otimos_regras.$A$2:$otimos_regras.$H$99];7;0)" office:value-type="float" office:value="0" calcext:value-type="float">
            <text:p>0</text:p>
          </table:table-cell>
          <table:table-cell table:formula="of:=VLOOKUP([.$A13];[$otimos_regras_reed.$A$2:$otimos_regras_reed.$H$99];6;0)" office:value-type="float" office:value="-2" calcext:value-type="float">
            <text:p>-2</text:p>
          </table:table-cell>
          <table:table-cell table:formula="of:=VLOOKUP([.$A13];[$otimos_regras_reed.$A$2:$otimos_regras_reed.$H$99];7;0)" office:value-type="float" office:value="-6" calcext:value-type="float">
            <text:p>-6</text:p>
          </table:table-cell>
          <table:table-cell table:formula="of:=VLOOKUP([.$A13];[$otimos_reed.$A$2:$otimos_reed.$H$99];6;0)" office:value-type="float" office:value="-2" calcext:value-type="float">
            <text:p>-2</text:p>
          </table:table-cell>
          <table:table-cell table:formula="of:=VLOOKUP([.$A13];[$otimos_reed.$A$2:$otimos_reed.$H$99];7;0)" office:value-type="float" office:value="-6" calcext:value-type="float">
            <text:p>-6</text:p>
          </table:table-cell>
          <table:table-cell table:formula="of:=VLOOKUP([.$A13];[$otimos_reed_regras.$A$2:$otimos_reed_regras.$H$99];6;0)" office:value-type="float" office:value="0" calcext:value-type="float">
            <text:p>0</text:p>
          </table:table-cell>
          <table:table-cell table:formula="of:=VLOOKUP([.$A13];[$otimos_reed_regras.$A$2:$otimos_reed_regras.$H$99];7;0)" office:value-type="float" office:value="0" calcext:value-type="float">
            <text:p>0</text:p>
          </table:table-cell>
          <table:table-cell table:style-name="ce10" table:formula="of:=VLOOKUP([.$A13];[$reed.$A$2:$reed.$H$99];6;0)" office:value-type="float" office:value="1" calcext:value-type="float">
            <text:p>1</text:p>
          </table:table-cell>
          <table:table-cell table:style-name="ce10" table:formula="of:=VLOOKUP([.$A13];[$reed.$A$2:$reed.$H$99];7;0)" office:value-type="float" office:value="8" calcext:value-type="float">
            <text:p>8</text:p>
          </table:table-cell>
          <table:table-cell table:style-name="ce4" table:formula="of:=VLOOKUP([.$A13];[$reed_regras.$A$2:$reed_regras.$H$99];6;0)" office:value-type="float" office:value="0" calcext:value-type="float">
            <text:p>0</text:p>
          </table:table-cell>
          <table:table-cell table:style-name="ce4" table:formula="of:=VLOOKUP([.$A13];[$reed_regras.$A$2:$reed_regras.$H$99];7;0)" office:value-type="float" office:value="0" calcext:value-type="float">
            <text:p>0</text:p>
          </table:table-cell>
          <table:table-cell table:formula="of:=VLOOKUP([.$A13];[$reed_regras_otimos.$A$2:$reed_regras_otimos.$H$99];6;0)" office:value-type="float" office:value="1" calcext:value-type="float">
            <text:p>1</text:p>
          </table:table-cell>
          <table:table-cell table:formula="of:=VLOOKUP([.$A13];[$reed_regras_otimos.$A$2:$reed_regras_otimos.$H$99];7;0)" office:value-type="float" office:value="15" calcext:value-type="float">
            <text:p>15</text:p>
          </table:table-cell>
          <table:table-cell table:formula="of:=VLOOKUP([.$A13];[$reed_otimos.$A$2:$reed_otimos.$H$99];6;0)" office:value-type="float" office:value="1" calcext:value-type="float">
            <text:p>1</text:p>
          </table:table-cell>
          <table:table-cell table:formula="of:=VLOOKUP([.$A13];[$reed_otimos.$A$2:$reed_otimos.$H$99];7;0)" office:value-type="float" office:value="15" calcext:value-type="float">
            <text:p>15</text:p>
          </table:table-cell>
          <table:table-cell table:formula="of:=VLOOKUP([.$A13];[$reed_otimos_regras.$A$2:$reed_otimos_regras.$H$99];6;0)" office:value-type="float" office:value="0" calcext:value-type="float">
            <text:p>0</text:p>
          </table:table-cell>
          <table:table-cell table:formula="of:=VLOOKUP([.$A13];[$reed_otimos_regras.$A$2:$reed_otimos_regras.$H$99];7;0)" office:value-type="float" office:value="0" calcext:value-type="float">
            <text:p>0</text:p>
          </table:table-cell>
          <table:table-cell table:style-name="ce10" table:formula="of:=VLOOKUP([.$A13];[$regras.$A$2:$regras.$H$99];6;0)" office:value-type="float" office:value="0" calcext:value-type="float">
            <text:p>0</text:p>
          </table:table-cell>
          <table:table-cell table:style-name="ce10" table:formula="of:=VLOOKUP([.$A13];[$regras.$A$2:$regras.$H$99];7;0)" office:value-type="float" office:value="0" calcext:value-type="float">
            <text:p>0</text:p>
          </table:table-cell>
          <table:table-cell table:style-name="ce4" table:formula="of:=VLOOKUP([.$A13];[$regras_otimos.$A$2:$regras_otimos.$H$99];6;0)" office:value-type="float" office:value="2" calcext:value-type="float">
            <text:p>2</text:p>
          </table:table-cell>
          <table:table-cell table:style-name="ce4" table:formula="of:=VLOOKUP([.$A13];[$regras_otimos.$A$2:$regras_otimos.$H$99];7;0)" office:value-type="float" office:value="23" calcext:value-type="float">
            <text:p>23</text:p>
          </table:table-cell>
          <table:table-cell table:formula="of:=VLOOKUP([.$A13];[$regras_otimos_reed.$A$2:$regras_otimos_reed.$H$99];6;0)" office:value-type="float" office:value="-2" calcext:value-type="float">
            <text:p>-2</text:p>
          </table:table-cell>
          <table:table-cell table:formula="of:=VLOOKUP([.$A13];[$regras_otimos_reed.$A$2:$regras_otimos_reed.$H$99];7;0)" office:value-type="float" office:value="-6" calcext:value-type="float">
            <text:p>-6</text:p>
          </table:table-cell>
          <table:table-cell table:formula="of:=VLOOKUP([.$A13];[$regras_reed.$A$2:$regras_reed.$H$99];6;0)" office:value-type="float" office:value="1" calcext:value-type="float">
            <text:p>1</text:p>
          </table:table-cell>
          <table:table-cell table:formula="of:=VLOOKUP([.$A13];[$regras_reed.$A$2:$regras_reed.$H$99];7;0)" office:value-type="float" office:value="8" calcext:value-type="float">
            <text:p>8</text:p>
          </table:table-cell>
          <table:table-cell table:formula="of:=VLOOKUP([.$A13];[$regras_reed_otimos.$A$2:$regras_reed_otimos.$H$99];6;0)" office:value-type="float" office:value="1" calcext:value-type="float">
            <text:p>1</text:p>
          </table:table-cell>
          <table:table-cell table:formula="of:=VLOOKUP([.$A13];[$regras_reed_otimos.$A$2:$regras_reed_otimos.$H$99];7;0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am3tc.tfc</text:p>
          </table:table-cell>
          <table:table-cell table:style-name="ce10" table:formula="of:=VLOOKUP([.$A14];[$otimos.$A$2:$otimos.$H$99];2;0)" office:value-type="float" office:value="5" calcext:value-type="float">
            <text:p>5</text:p>
          </table:table-cell>
          <table:table-cell table:style-name="ce10" table:formula="of:=VLOOKUP([.$A14];[$otimos.$A$2:$otimos.$H$99];3;0)" office:value-type="float" office:value="9" calcext:value-type="float">
            <text:p>9</text:p>
          </table:table-cell>
          <table:table-cell table:style-name="ce10" table:formula="of:=VLOOKUP([.$A14];[$otimos.$A$2:$otimos.$H$99];6;0)" office:value-type="float" office:value="0" calcext:value-type="float">
            <text:p>0</text:p>
          </table:table-cell>
          <table:table-cell table:style-name="ce10" table:formula="of:=VLOOKUP([.$A14];[$otimos.$A$2:$otimos.$H$99];7;0)" office:value-type="float" office:value="-6" calcext:value-type="float">
            <text:p>-6</text:p>
          </table:table-cell>
          <table:table-cell table:style-name="ce4" table:formula="of:=VLOOKUP([.$A14];[$otimos_regras.$A$2:$otimos_regras.$H$99];6;0)" office:value-type="float" office:value="0" calcext:value-type="float">
            <text:p>0</text:p>
          </table:table-cell>
          <table:table-cell table:style-name="ce4" table:formula="of:=VLOOKUP([.$A14];[$otimos_regras.$A$2:$otimos_regras.$H$99];7;0)" office:value-type="float" office:value="0" calcext:value-type="float">
            <text:p>0</text:p>
          </table:table-cell>
          <table:table-cell table:formula="of:=VLOOKUP([.$A14];[$otimos_regras_reed.$A$2:$otimos_regras_reed.$H$99];6;0)" office:value-type="float" office:value="0" calcext:value-type="float">
            <text:p>0</text:p>
          </table:table-cell>
          <table:table-cell table:formula="of:=VLOOKUP([.$A14];[$otimos_regras_reed.$A$2:$otimos_regras_reed.$H$99];7;0)" office:value-type="float" office:value="0" calcext:value-type="float">
            <text:p>0</text:p>
          </table:table-cell>
          <table:table-cell table:formula="of:=VLOOKUP([.$A14];[$otimos_reed.$A$2:$otimos_reed.$H$99];6;0)" office:value-type="float" office:value="0" calcext:value-type="float">
            <text:p>0</text:p>
          </table:table-cell>
          <table:table-cell table:formula="of:=VLOOKUP([.$A14];[$otimos_reed.$A$2:$otimos_reed.$H$99];7;0)" office:value-type="float" office:value="0" calcext:value-type="float">
            <text:p>0</text:p>
          </table:table-cell>
          <table:table-cell table:formula="of:=VLOOKUP([.$A14];[$otimos_reed_regras.$A$2:$otimos_reed_regras.$H$99];6;0)" office:value-type="float" office:value="0" calcext:value-type="float">
            <text:p>0</text:p>
          </table:table-cell>
          <table:table-cell table:formula="of:=VLOOKUP([.$A14];[$otimos_reed_regras.$A$2:$otimos_reed_regras.$H$99];7;0)" office:value-type="float" office:value="0" calcext:value-type="float">
            <text:p>0</text:p>
          </table:table-cell>
          <table:table-cell table:style-name="ce10" table:formula="of:=VLOOKUP([.$A14];[$reed.$A$2:$reed.$H$99];6;0)" office:value-type="float" office:value="0" calcext:value-type="float">
            <text:p>0</text:p>
          </table:table-cell>
          <table:table-cell table:style-name="ce10" table:formula="of:=VLOOKUP([.$A14];[$reed.$A$2:$reed.$H$99];7;0)" office:value-type="float" office:value="0" calcext:value-type="float">
            <text:p>0</text:p>
          </table:table-cell>
          <table:table-cell table:style-name="ce4" table:formula="of:=VLOOKUP([.$A14];[$reed_regras.$A$2:$reed_regras.$H$99];6;0)" office:value-type="float" office:value="0" calcext:value-type="float">
            <text:p>0</text:p>
          </table:table-cell>
          <table:table-cell table:style-name="ce4" table:formula="of:=VLOOKUP([.$A14];[$reed_regras.$A$2:$reed_regras.$H$99];7;0)" office:value-type="float" office:value="0" calcext:value-type="float">
            <text:p>0</text:p>
          </table:table-cell>
          <table:table-cell table:formula="of:=VLOOKUP([.$A14];[$reed_regras_otimos.$A$2:$reed_regras_otimos.$H$99];6;0)" office:value-type="float" office:value="0" calcext:value-type="float">
            <text:p>0</text:p>
          </table:table-cell>
          <table:table-cell table:formula="of:=VLOOKUP([.$A14];[$reed_regras_otimos.$A$2:$reed_regras_otimos.$H$99];7;0)" office:value-type="float" office:value="-6" calcext:value-type="float">
            <text:p>-6</text:p>
          </table:table-cell>
          <table:table-cell table:formula="of:=VLOOKUP([.$A14];[$reed_otimos.$A$2:$reed_otimos.$H$99];6;0)" office:value-type="float" office:value="0" calcext:value-type="float">
            <text:p>0</text:p>
          </table:table-cell>
          <table:table-cell table:formula="of:=VLOOKUP([.$A14];[$reed_otimos.$A$2:$reed_otimos.$H$99];7;0)" office:value-type="float" office:value="-6" calcext:value-type="float">
            <text:p>-6</text:p>
          </table:table-cell>
          <table:table-cell table:formula="of:=VLOOKUP([.$A14];[$reed_otimos_regras.$A$2:$reed_otimos_regras.$H$99];6;0)" office:value-type="float" office:value="0" calcext:value-type="float">
            <text:p>0</text:p>
          </table:table-cell>
          <table:table-cell table:formula="of:=VLOOKUP([.$A14];[$reed_otimos_regras.$A$2:$reed_otimos_regras.$H$99];7;0)" office:value-type="float" office:value="0" calcext:value-type="float">
            <text:p>0</text:p>
          </table:table-cell>
          <table:table-cell table:style-name="ce10" table:formula="of:=VLOOKUP([.$A14];[$regras.$A$2:$regras.$H$99];6;0)" office:value-type="float" office:value="0" calcext:value-type="float">
            <text:p>0</text:p>
          </table:table-cell>
          <table:table-cell table:style-name="ce10" table:formula="of:=VLOOKUP([.$A14];[$regras.$A$2:$regras.$H$99];7;0)" office:value-type="float" office:value="0" calcext:value-type="float">
            <text:p>0</text:p>
          </table:table-cell>
          <table:table-cell table:style-name="ce4" table:formula="of:=VLOOKUP([.$A14];[$regras_otimos.$A$2:$regras_otimos.$H$99];6;0)" office:value-type="float" office:value="0" calcext:value-type="float">
            <text:p>0</text:p>
          </table:table-cell>
          <table:table-cell table:style-name="ce4" table:formula="of:=VLOOKUP([.$A14];[$regras_otimos.$A$2:$regras_otimos.$H$99];7;0)" office:value-type="float" office:value="-6" calcext:value-type="float">
            <text:p>-6</text:p>
          </table:table-cell>
          <table:table-cell table:formula="of:=VLOOKUP([.$A14];[$regras_otimos_reed.$A$2:$regras_otimos_reed.$H$99];6;0)" office:value-type="float" office:value="0" calcext:value-type="float">
            <text:p>0</text:p>
          </table:table-cell>
          <table:table-cell table:formula="of:=VLOOKUP([.$A14];[$regras_otimos_reed.$A$2:$regras_otimos_reed.$H$99];7;0)" office:value-type="float" office:value="0" calcext:value-type="float">
            <text:p>0</text:p>
          </table:table-cell>
          <table:table-cell table:formula="of:=VLOOKUP([.$A14];[$regras_reed.$A$2:$regras_reed.$H$99];6;0)" office:value-type="float" office:value="0" calcext:value-type="float">
            <text:p>0</text:p>
          </table:table-cell>
          <table:table-cell table:formula="of:=VLOOKUP([.$A14];[$regras_reed.$A$2:$regras_reed.$H$99];7;0)" office:value-type="float" office:value="0" calcext:value-type="float">
            <text:p>0</text:p>
          </table:table-cell>
          <table:table-cell table:formula="of:=VLOOKUP([.$A14];[$regras_reed_otimos.$A$2:$regras_reed_otimos.$H$99];6;0)" office:value-type="float" office:value="0" calcext:value-type="float">
            <text:p>0</text:p>
          </table:table-cell>
          <table:table-cell table:formula="of:=VLOOKUP([.$A14];[$regras_reed_otimos.$A$2:$regras_reed_otimos.$H$99];7;0)"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string" calcext:value-type="string">
            <text:p>S1-ham7.tfc</text:p>
          </table:table-cell>
          <table:table-cell table:style-name="ce10" table:formula="of:=VLOOKUP([.$A15];[$otimos.$A$2:$otimos.$H$99];2;0)" office:value-type="float" office:value="88" calcext:value-type="float">
            <text:p>88</text:p>
          </table:table-cell>
          <table:table-cell table:style-name="ce10" table:formula="of:=VLOOKUP([.$A15];[$otimos.$A$2:$otimos.$H$99];3;0)" office:value-type="float" office:value="8168" calcext:value-type="float">
            <text:p>8.168</text:p>
          </table:table-cell>
          <table:table-cell table:style-name="ce10" table:formula="of:=VLOOKUP([.$A15];[$otimos.$A$2:$otimos.$H$99];6;0)" office:value-type="float" office:value="2" calcext:value-type="float">
            <text:p>2</text:p>
          </table:table-cell>
          <table:table-cell table:style-name="ce10" table:formula="of:=VLOOKUP([.$A15];[$otimos.$A$2:$otimos.$H$99];7;0)" office:value-type="float" office:value="42" calcext:value-type="float">
            <text:p>42</text:p>
          </table:table-cell>
          <table:table-cell table:style-name="ce4" table:formula="of:=VLOOKUP([.$A15];[$otimos_regras.$A$2:$otimos_regras.$H$99];6;0)" office:value-type="float" office:value="0" calcext:value-type="float">
            <text:p>0</text:p>
          </table:table-cell>
          <table:table-cell table:style-name="ce4" table:formula="of:=VLOOKUP([.$A15];[$otimos_regras.$A$2:$otimos_regras.$H$99];7;0)" office:value-type="float" office:value="0" calcext:value-type="float">
            <text:p>0</text:p>
          </table:table-cell>
          <table:table-cell table:formula="of:=VLOOKUP([.$A15];[$otimos_regras_reed.$A$2:$otimos_regras_reed.$H$99];6;0)" office:value-type="float" office:value="-2" calcext:value-type="float">
            <text:p>-2</text:p>
          </table:table-cell>
          <table:table-cell table:formula="of:=VLOOKUP([.$A15];[$otimos_regras_reed.$A$2:$otimos_regras_reed.$H$99];7;0)" office:value-type="float" office:value="-14" calcext:value-type="float">
            <text:p>-14</text:p>
          </table:table-cell>
          <table:table-cell table:formula="of:=VLOOKUP([.$A15];[$otimos_reed.$A$2:$otimos_reed.$H$99];6;0)" office:value-type="float" office:value="-2" calcext:value-type="float">
            <text:p>-2</text:p>
          </table:table-cell>
          <table:table-cell table:formula="of:=VLOOKUP([.$A15];[$otimos_reed.$A$2:$otimos_reed.$H$99];7;0)" office:value-type="float" office:value="-14" calcext:value-type="float">
            <text:p>-14</text:p>
          </table:table-cell>
          <table:table-cell table:formula="of:=VLOOKUP([.$A15];[$otimos_reed_regras.$A$2:$otimos_reed_regras.$H$99];6;0)" office:value-type="float" office:value="0" calcext:value-type="float">
            <text:p>0</text:p>
          </table:table-cell>
          <table:table-cell table:formula="of:=VLOOKUP([.$A15];[$otimos_reed_regras.$A$2:$otimos_reed_regras.$H$99];7;0)" office:value-type="float" office:value="0" calcext:value-type="float">
            <text:p>0</text:p>
          </table:table-cell>
          <table:table-cell table:style-name="ce10" table:formula="of:=VLOOKUP([.$A15];[$reed.$A$2:$reed.$H$99];6;0)" office:value-type="float" office:value="-2" calcext:value-type="float">
            <text:p>-2</text:p>
          </table:table-cell>
          <table:table-cell table:style-name="ce10" table:formula="of:=VLOOKUP([.$A15];[$reed.$A$2:$reed.$H$99];7;0)" office:value-type="float" office:value="54" calcext:value-type="float">
            <text:p>54</text:p>
          </table:table-cell>
          <table:table-cell table:style-name="ce4" table:formula="of:=VLOOKUP([.$A15];[$reed_regras.$A$2:$reed_regras.$H$99];6;0)" office:value-type="float" office:value="0" calcext:value-type="float">
            <text:p>0</text:p>
          </table:table-cell>
          <table:table-cell table:style-name="ce4" table:formula="of:=VLOOKUP([.$A15];[$reed_regras.$A$2:$reed_regras.$H$99];7;0)" office:value-type="float" office:value="0" calcext:value-type="float">
            <text:p>0</text:p>
          </table:table-cell>
          <table:table-cell table:formula="of:=VLOOKUP([.$A15];[$reed_regras_otimos.$A$2:$reed_regras_otimos.$H$99];6;0)" office:value-type="float" office:value="3" calcext:value-type="float">
            <text:p>3</text:p>
          </table:table-cell>
          <table:table-cell table:formula="of:=VLOOKUP([.$A15];[$reed_regras_otimos.$A$2:$reed_regras_otimos.$H$99];7;0)" office:value-type="float" office:value="3" calcext:value-type="float">
            <text:p>3</text:p>
          </table:table-cell>
          <table:table-cell table:formula="of:=VLOOKUP([.$A15];[$reed_otimos.$A$2:$reed_otimos.$H$99];6;0)" office:value-type="float" office:value="3" calcext:value-type="float">
            <text:p>3</text:p>
          </table:table-cell>
          <table:table-cell table:formula="of:=VLOOKUP([.$A15];[$reed_otimos.$A$2:$reed_otimos.$H$99];7;0)" office:value-type="float" office:value="3" calcext:value-type="float">
            <text:p>3</text:p>
          </table:table-cell>
          <table:table-cell table:formula="of:=VLOOKUP([.$A15];[$reed_otimos_regras.$A$2:$reed_otimos_regras.$H$99];6;0)" office:value-type="float" office:value="0" calcext:value-type="float">
            <text:p>0</text:p>
          </table:table-cell>
          <table:table-cell table:formula="of:=VLOOKUP([.$A15];[$reed_otimos_regras.$A$2:$reed_otimos_regras.$H$99];7;0)" office:value-type="float" office:value="0" calcext:value-type="float">
            <text:p>0</text:p>
          </table:table-cell>
          <table:table-cell table:style-name="ce10" table:formula="of:=VLOOKUP([.$A15];[$regras.$A$2:$regras.$H$99];6;0)" office:value-type="float" office:value="0" calcext:value-type="float">
            <text:p>0</text:p>
          </table:table-cell>
          <table:table-cell table:style-name="ce10" table:formula="of:=VLOOKUP([.$A15];[$regras.$A$2:$regras.$H$99];7;0)" office:value-type="float" office:value="0" calcext:value-type="float">
            <text:p>0</text:p>
          </table:table-cell>
          <table:table-cell table:style-name="ce4" table:formula="of:=VLOOKUP([.$A15];[$regras_otimos.$A$2:$regras_otimos.$H$99];6;0)" office:value-type="float" office:value="2" calcext:value-type="float">
            <text:p>2</text:p>
          </table:table-cell>
          <table:table-cell table:style-name="ce4" table:formula="of:=VLOOKUP([.$A15];[$regras_otimos.$A$2:$regras_otimos.$H$99];7;0)" office:value-type="float" office:value="42" calcext:value-type="float">
            <text:p>42</text:p>
          </table:table-cell>
          <table:table-cell table:formula="of:=VLOOKUP([.$A15];[$regras_otimos_reed.$A$2:$regras_otimos_reed.$H$99];6;0)" office:value-type="float" office:value="-2" calcext:value-type="float">
            <text:p>-2</text:p>
          </table:table-cell>
          <table:table-cell table:formula="of:=VLOOKUP([.$A15];[$regras_otimos_reed.$A$2:$regras_otimos_reed.$H$99];7;0)" office:value-type="float" office:value="-14" calcext:value-type="float">
            <text:p>-14</text:p>
          </table:table-cell>
          <table:table-cell table:formula="of:=VLOOKUP([.$A15];[$regras_reed.$A$2:$regras_reed.$H$99];6;0)" office:value-type="float" office:value="-2" calcext:value-type="float">
            <text:p>-2</text:p>
          </table:table-cell>
          <table:table-cell table:formula="of:=VLOOKUP([.$A15];[$regras_reed.$A$2:$regras_reed.$H$99];7;0)" office:value-type="float" office:value="54" calcext:value-type="float">
            <text:p>54</text:p>
          </table:table-cell>
          <table:table-cell table:formula="of:=VLOOKUP([.$A15];[$regras_reed_otimos.$A$2:$regras_reed_otimos.$H$99];6;0)" office:value-type="float" office:value="3" calcext:value-type="float">
            <text:p>3</text:p>
          </table:table-cell>
          <table:table-cell table:formula="of:=VLOOKUP([.$A15];[$regras_reed_otimos.$A$2:$regras_reed_otimos.$H$99];7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1-ham7_inv.tfc</text:p>
          </table:table-cell>
          <table:table-cell table:style-name="ce10" table:formula="of:=VLOOKUP([.$A16];[$otimos.$A$2:$otimos.$H$99];2;0)" office:value-type="float" office:value="481" calcext:value-type="float">
            <text:p>481</text:p>
          </table:table-cell>
          <table:table-cell table:style-name="ce10" table:formula="of:=VLOOKUP([.$A16];[$otimos.$A$2:$otimos.$H$99];3;0)" office:value-type="float" office:value="58817" calcext:value-type="float">
            <text:p>58.817</text:p>
          </table:table-cell>
          <table:table-cell table:style-name="ce10" table:formula="of:=VLOOKUP([.$A16];[$otimos.$A$2:$otimos.$H$99];6;0)" office:value-type="float" office:value="28" calcext:value-type="float">
            <text:p>28</text:p>
          </table:table-cell>
          <table:table-cell table:style-name="ce10" table:formula="of:=VLOOKUP([.$A16];[$otimos.$A$2:$otimos.$H$99];7;0)" office:value-type="float" office:value="5686" calcext:value-type="float">
            <text:p>5.686</text:p>
          </table:table-cell>
          <table:table-cell table:style-name="ce4" table:formula="of:=VLOOKUP([.$A16];[$otimos_regras.$A$2:$otimos_regras.$H$99];6;0)" office:value-type="float" office:value="0" calcext:value-type="float">
            <text:p>0</text:p>
          </table:table-cell>
          <table:table-cell table:style-name="ce4" table:formula="of:=VLOOKUP([.$A16];[$otimos_regras.$A$2:$otimos_regras.$H$99];7;0)" office:value-type="float" office:value="0" calcext:value-type="float">
            <text:p>0</text:p>
          </table:table-cell>
          <table:table-cell table:formula="of:=VLOOKUP([.$A16];[$otimos_regras_reed.$A$2:$otimos_regras_reed.$H$99];6;0)" office:value-type="float" office:value="8" calcext:value-type="float">
            <text:p>8</text:p>
          </table:table-cell>
          <table:table-cell table:formula="of:=VLOOKUP([.$A16];[$otimos_regras_reed.$A$2:$otimos_regras_reed.$H$99];7;0)" office:value-type="float" office:value="-20" calcext:value-type="float">
            <text:p>-20</text:p>
          </table:table-cell>
          <table:table-cell table:formula="of:=VLOOKUP([.$A16];[$otimos_reed.$A$2:$otimos_reed.$H$99];6;0)" office:value-type="float" office:value="8" calcext:value-type="float">
            <text:p>8</text:p>
          </table:table-cell>
          <table:table-cell table:formula="of:=VLOOKUP([.$A16];[$otimos_reed.$A$2:$otimos_reed.$H$99];7;0)" office:value-type="float" office:value="-20" calcext:value-type="float">
            <text:p>-20</text:p>
          </table:table-cell>
          <table:table-cell table:formula="of:=VLOOKUP([.$A16];[$otimos_reed_regras.$A$2:$otimos_reed_regras.$H$99];6;0)" office:value-type="float" office:value="0" calcext:value-type="float">
            <text:p>0</text:p>
          </table:table-cell>
          <table:table-cell table:formula="of:=VLOOKUP([.$A16];[$otimos_reed_regras.$A$2:$otimos_reed_regras.$H$99];7;0)" office:value-type="float" office:value="0" calcext:value-type="float">
            <text:p>0</text:p>
          </table:table-cell>
          <table:table-cell table:style-name="ce10" table:formula="of:=VLOOKUP([.$A16];[$reed.$A$2:$reed.$H$99];6;0)" office:value-type="float" office:value="23" calcext:value-type="float">
            <text:p>23</text:p>
          </table:table-cell>
          <table:table-cell table:style-name="ce10" table:formula="of:=VLOOKUP([.$A16];[$reed.$A$2:$reed.$H$99];7;0)" office:value-type="float" office:value="3463" calcext:value-type="float">
            <text:p>3.463</text:p>
          </table:table-cell>
          <table:table-cell table:style-name="ce4" table:formula="of:=VLOOKUP([.$A16];[$reed_regras.$A$2:$reed_regras.$H$99];6;0)" office:value-type="float" office:value="2" calcext:value-type="float">
            <text:p>2</text:p>
          </table:table-cell>
          <table:table-cell table:style-name="ce4" table:formula="of:=VLOOKUP([.$A16];[$reed_regras.$A$2:$reed_regras.$H$99];7;0)" office:value-type="float" office:value="250" calcext:value-type="float">
            <text:p>250</text:p>
          </table:table-cell>
          <table:table-cell table:formula="of:=VLOOKUP([.$A16];[$reed_regras_otimos.$A$2:$reed_regras_otimos.$H$99];6;0)" office:value-type="float" office:value="8" calcext:value-type="float">
            <text:p>8</text:p>
          </table:table-cell>
          <table:table-cell table:formula="of:=VLOOKUP([.$A16];[$reed_regras_otimos.$A$2:$reed_regras_otimos.$H$99];7;0)" office:value-type="float" office:value="3302" calcext:value-type="float">
            <text:p>3302</text:p>
          </table:table-cell>
          <table:table-cell table:formula="of:=VLOOKUP([.$A16];[$reed_otimos.$A$2:$reed_otimos.$H$99];6;0)" office:value-type="float" office:value="10" calcext:value-type="float">
            <text:p>10</text:p>
          </table:table-cell>
          <table:table-cell table:formula="of:=VLOOKUP([.$A16];[$reed_otimos.$A$2:$reed_otimos.$H$99];7;0)" office:value-type="float" office:value="3552" calcext:value-type="float">
            <text:p>3552</text:p>
          </table:table-cell>
          <table:table-cell table:formula="of:=VLOOKUP([.$A16];[$reed_otimos_regras.$A$2:$reed_otimos_regras.$H$99];6;0)" office:value-type="float" office:value="0" calcext:value-type="float">
            <text:p>0</text:p>
          </table:table-cell>
          <table:table-cell table:formula="of:=VLOOKUP([.$A16];[$reed_otimos_regras.$A$2:$reed_otimos_regras.$H$99];7;0)" office:value-type="float" office:value="0" calcext:value-type="float">
            <text:p>0</text:p>
          </table:table-cell>
          <table:table-cell table:style-name="ce10" table:formula="of:=VLOOKUP([.$A16];[$regras.$A$2:$regras.$H$99];6;0)" office:value-type="float" office:value="8" calcext:value-type="float">
            <text:p>8</text:p>
          </table:table-cell>
          <table:table-cell table:style-name="ce10" table:formula="of:=VLOOKUP([.$A16];[$regras.$A$2:$regras.$H$99];7;0)" office:value-type="float" office:value="1004" calcext:value-type="float">
            <text:p>1.004</text:p>
          </table:table-cell>
          <table:table-cell table:style-name="ce4" table:formula="of:=VLOOKUP([.$A16];[$regras_otimos.$A$2:$regras_otimos.$H$99];6;0)" office:value-type="float" office:value="20" calcext:value-type="float">
            <text:p>20</text:p>
          </table:table-cell>
          <table:table-cell table:style-name="ce4" table:formula="of:=VLOOKUP([.$A16];[$regras_otimos.$A$2:$regras_otimos.$H$99];7;0)" office:value-type="float" office:value="4682" calcext:value-type="float">
            <text:p>4682</text:p>
          </table:table-cell>
          <table:table-cell table:formula="of:=VLOOKUP([.$A16];[$regras_otimos_reed.$A$2:$regras_otimos_reed.$H$99];6;0)" office:value-type="float" office:value="8" calcext:value-type="float">
            <text:p>8</text:p>
          </table:table-cell>
          <table:table-cell table:formula="of:=VLOOKUP([.$A16];[$regras_otimos_reed.$A$2:$regras_otimos_reed.$H$99];7;0)" office:value-type="float" office:value="-20" calcext:value-type="float">
            <text:p>-20</text:p>
          </table:table-cell>
          <table:table-cell table:formula="of:=VLOOKUP([.$A16];[$regras_reed.$A$2:$regras_reed.$H$99];6;0)" office:value-type="float" office:value="15" calcext:value-type="float">
            <text:p>15</text:p>
          </table:table-cell>
          <table:table-cell table:formula="of:=VLOOKUP([.$A16];[$regras_reed.$A$2:$regras_reed.$H$99];7;0)" office:value-type="float" office:value="2459" calcext:value-type="float">
            <text:p>2459</text:p>
          </table:table-cell>
          <table:table-cell table:formula="of:=VLOOKUP([.$A16];[$regras_reed_otimos.$A$2:$regras_reed_otimos.$H$99];6;0)" office:value-type="float" office:value="10" calcext:value-type="float">
            <text:p>10</text:p>
          </table:table-cell>
          <table:table-cell table:formula="of:=VLOOKUP([.$A16];[$regras_reed_otimos.$A$2:$regras_reed_otimos.$H$99];7;0)" office:value-type="float" office:value="3552" calcext:value-type="float">
            <text:p>3552</text:p>
          </table:table-cell>
          <table:table-cell/>
        </table:table-row>
        <table:table-row table:style-name="ro1">
          <table:table-cell office:value-type="string" calcext:value-type="string">
            <text:p>S2-ham7.tfc</text:p>
          </table:table-cell>
          <table:table-cell table:style-name="ce10" table:formula="of:=VLOOKUP([.$A17];[$otimos.$A$2:$otimos.$H$99];2;0)" office:value-type="float" office:value="115" calcext:value-type="float">
            <text:p>115</text:p>
          </table:table-cell>
          <table:table-cell table:style-name="ce10" table:formula="of:=VLOOKUP([.$A17];[$otimos.$A$2:$otimos.$H$99];3;0)" office:value-type="float" office:value="8591" calcext:value-type="float">
            <text:p>8.591</text:p>
          </table:table-cell>
          <table:table-cell table:style-name="ce10" table:formula="of:=VLOOKUP([.$A17];[$otimos.$A$2:$otimos.$H$99];6;0)" office:value-type="float" office:value="5" calcext:value-type="float">
            <text:p>5</text:p>
          </table:table-cell>
          <table:table-cell table:style-name="ce10" table:formula="of:=VLOOKUP([.$A17];[$otimos.$A$2:$otimos.$H$99];7;0)" office:value-type="float" office:value="1399" calcext:value-type="float">
            <text:p>1.399</text:p>
          </table:table-cell>
          <table:table-cell table:style-name="ce4" table:formula="of:=VLOOKUP([.$A17];[$otimos_regras.$A$2:$otimos_regras.$H$99];6;0)" office:value-type="float" office:value="0" calcext:value-type="float">
            <text:p>0</text:p>
          </table:table-cell>
          <table:table-cell table:style-name="ce4" table:formula="of:=VLOOKUP([.$A17];[$otimos_regras.$A$2:$otimos_regras.$H$99];7;0)" office:value-type="float" office:value="0" calcext:value-type="float">
            <text:p>0</text:p>
          </table:table-cell>
          <table:table-cell table:formula="of:=VLOOKUP([.$A17];[$otimos_regras_reed.$A$2:$otimos_regras_reed.$H$99];6;0)" office:value-type="float" office:value="-11" calcext:value-type="float">
            <text:p>-11</text:p>
          </table:table-cell>
          <table:table-cell table:formula="of:=VLOOKUP([.$A17];[$otimos_regras_reed.$A$2:$otimos_regras_reed.$H$99];7;0)" office:value-type="float" office:value="-837" calcext:value-type="float">
            <text:p>-837</text:p>
          </table:table-cell>
          <table:table-cell table:formula="of:=VLOOKUP([.$A17];[$otimos_reed.$A$2:$otimos_reed.$H$99];6;0)" office:value-type="float" office:value="-11" calcext:value-type="float">
            <text:p>-11</text:p>
          </table:table-cell>
          <table:table-cell table:formula="of:=VLOOKUP([.$A17];[$otimos_reed.$A$2:$otimos_reed.$H$99];7;0)" office:value-type="float" office:value="-837" calcext:value-type="float">
            <text:p>-837</text:p>
          </table:table-cell>
          <table:table-cell table:formula="of:=VLOOKUP([.$A17];[$otimos_reed_regras.$A$2:$otimos_reed_regras.$H$99];6;0)" office:value-type="float" office:value="0" calcext:value-type="float">
            <text:p>0</text:p>
          </table:table-cell>
          <table:table-cell table:formula="of:=VLOOKUP([.$A17];[$otimos_reed_regras.$A$2:$otimos_reed_regras.$H$99];7;0)" office:value-type="float" office:value="0" calcext:value-type="float">
            <text:p>0</text:p>
          </table:table-cell>
          <table:table-cell table:style-name="ce10" table:formula="of:=VLOOKUP([.$A17];[$reed.$A$2:$reed.$H$99];6;0)" office:value-type="float" office:value="-12" calcext:value-type="float">
            <text:p>-12</text:p>
          </table:table-cell>
          <table:table-cell table:style-name="ce10" table:formula="of:=VLOOKUP([.$A17];[$reed.$A$2:$reed.$H$99];7;0)" office:value-type="float" office:value="-634" calcext:value-type="float">
            <text:p>-634</text:p>
          </table:table-cell>
          <table:table-cell table:style-name="ce4" table:formula="of:=VLOOKUP([.$A17];[$reed_regras.$A$2:$reed_regras.$H$99];6;0)" office:value-type="float" office:value="0" calcext:value-type="float">
            <text:p>0</text:p>
          </table:table-cell>
          <table:table-cell table:style-name="ce4" table:formula="of:=VLOOKUP([.$A17];[$reed_regras.$A$2:$reed_regras.$H$99];7;0)" office:value-type="float" office:value="0" calcext:value-type="float">
            <text:p>0</text:p>
          </table:table-cell>
          <table:table-cell table:formula="of:=VLOOKUP([.$A17];[$reed_regras_otimos.$A$2:$reed_regras_otimos.$H$99];6;0)" office:value-type="float" office:value="8" calcext:value-type="float">
            <text:p>8</text:p>
          </table:table-cell>
          <table:table-cell table:formula="of:=VLOOKUP([.$A17];[$reed_regras_otimos.$A$2:$reed_regras_otimos.$H$99];7;0)" office:value-type="float" office:value="1296" calcext:value-type="float">
            <text:p>1296</text:p>
          </table:table-cell>
          <table:table-cell table:formula="of:=VLOOKUP([.$A17];[$reed_otimos.$A$2:$reed_otimos.$H$99];6;0)" office:value-type="float" office:value="8" calcext:value-type="float">
            <text:p>8</text:p>
          </table:table-cell>
          <table:table-cell table:formula="of:=VLOOKUP([.$A17];[$reed_otimos.$A$2:$reed_otimos.$H$99];7;0)" office:value-type="float" office:value="1296" calcext:value-type="float">
            <text:p>1296</text:p>
          </table:table-cell>
          <table:table-cell table:formula="of:=VLOOKUP([.$A17];[$reed_otimos_regras.$A$2:$reed_otimos_regras.$H$99];6;0)" office:value-type="float" office:value="0" calcext:value-type="float">
            <text:p>0</text:p>
          </table:table-cell>
          <table:table-cell table:formula="of:=VLOOKUP([.$A17];[$reed_otimos_regras.$A$2:$reed_otimos_regras.$H$99];7;0)" office:value-type="float" office:value="0" calcext:value-type="float">
            <text:p>0</text:p>
          </table:table-cell>
          <table:table-cell table:style-name="ce10" table:formula="of:=VLOOKUP([.$A17];[$regras.$A$2:$regras.$H$99];6;0)" office:value-type="float" office:value="0" calcext:value-type="float">
            <text:p>0</text:p>
          </table:table-cell>
          <table:table-cell table:style-name="ce10" table:formula="of:=VLOOKUP([.$A17];[$regras.$A$2:$regras.$H$99];7;0)" office:value-type="float" office:value="0" calcext:value-type="float">
            <text:p>0</text:p>
          </table:table-cell>
          <table:table-cell table:style-name="ce4" table:formula="of:=VLOOKUP([.$A17];[$regras_otimos.$A$2:$regras_otimos.$H$99];6;0)" office:value-type="float" office:value="5" calcext:value-type="float">
            <text:p>5</text:p>
          </table:table-cell>
          <table:table-cell table:style-name="ce4" table:formula="of:=VLOOKUP([.$A17];[$regras_otimos.$A$2:$regras_otimos.$H$99];7;0)" office:value-type="float" office:value="1399" calcext:value-type="float">
            <text:p>1399</text:p>
          </table:table-cell>
          <table:table-cell table:formula="of:=VLOOKUP([.$A17];[$regras_otimos_reed.$A$2:$regras_otimos_reed.$H$99];6;0)" office:value-type="float" office:value="-11" calcext:value-type="float">
            <text:p>-11</text:p>
          </table:table-cell>
          <table:table-cell table:formula="of:=VLOOKUP([.$A17];[$regras_otimos_reed.$A$2:$regras_otimos_reed.$H$99];7;0)" office:value-type="float" office:value="-837" calcext:value-type="float">
            <text:p>-837</text:p>
          </table:table-cell>
          <table:table-cell table:formula="of:=VLOOKUP([.$A17];[$regras_reed.$A$2:$regras_reed.$H$99];6;0)" office:value-type="float" office:value="-12" calcext:value-type="float">
            <text:p>-12</text:p>
          </table:table-cell>
          <table:table-cell table:formula="of:=VLOOKUP([.$A17];[$regras_reed.$A$2:$regras_reed.$H$99];7;0)" office:value-type="float" office:value="-634" calcext:value-type="float">
            <text:p>-634</text:p>
          </table:table-cell>
          <table:table-cell table:formula="of:=VLOOKUP([.$A17];[$regras_reed_otimos.$A$2:$regras_reed_otimos.$H$99];6;0)" office:value-type="float" office:value="8" calcext:value-type="float">
            <text:p>8</text:p>
          </table:table-cell>
          <table:table-cell table:formula="of:=VLOOKUP([.$A17];[$regras_reed_otimos.$A$2:$regras_reed_otimos.$H$99];7;0)" office:value-type="float" office:value="1296" calcext:value-type="float">
            <text:p>1296</text:p>
          </table:table-cell>
          <table:table-cell/>
        </table:table-row>
        <table:table-row table:style-name="ro1">
          <table:table-cell office:value-type="string" calcext:value-type="string">
            <text:p>S2-ham7_inv.tfc</text:p>
          </table:table-cell>
          <table:table-cell table:style-name="ce10" table:formula="of:=VLOOKUP([.$A18];[$otimos.$A$2:$otimos.$H$99];2;0)" office:value-type="float" office:value="80" calcext:value-type="float">
            <text:p>80</text:p>
          </table:table-cell>
          <table:table-cell table:style-name="ce10" table:formula="of:=VLOOKUP([.$A18];[$otimos.$A$2:$otimos.$H$99];3;0)" office:value-type="float" office:value="6512" calcext:value-type="float">
            <text:p>6.512</text:p>
          </table:table-cell>
          <table:table-cell table:style-name="ce10" table:formula="of:=VLOOKUP([.$A18];[$otimos.$A$2:$otimos.$H$99];6;0)" office:value-type="float" office:value="9" calcext:value-type="float">
            <text:p>9</text:p>
          </table:table-cell>
          <table:table-cell table:style-name="ce10" table:formula="of:=VLOOKUP([.$A18];[$otimos.$A$2:$otimos.$H$99];7;0)" office:value-type="float" office:value="1398" calcext:value-type="float">
            <text:p>1.398</text:p>
          </table:table-cell>
          <table:table-cell table:style-name="ce4" table:formula="of:=VLOOKUP([.$A18];[$otimos_regras.$A$2:$otimos_regras.$H$99];6;0)" office:value-type="float" office:value="0" calcext:value-type="float">
            <text:p>0</text:p>
          </table:table-cell>
          <table:table-cell table:style-name="ce4" table:formula="of:=VLOOKUP([.$A18];[$otimos_regras.$A$2:$otimos_regras.$H$99];7;0)" office:value-type="float" office:value="0" calcext:value-type="float">
            <text:p>0</text:p>
          </table:table-cell>
          <table:table-cell table:formula="of:=VLOOKUP([.$A18];[$otimos_regras_reed.$A$2:$otimos_regras_reed.$H$99];6;0)" office:value-type="float" office:value="1" calcext:value-type="float">
            <text:p>1</text:p>
          </table:table-cell>
          <table:table-cell table:formula="of:=VLOOKUP([.$A18];[$otimos_regras_reed.$A$2:$otimos_regras_reed.$H$99];7;0)" office:value-type="float" office:value="295" calcext:value-type="float">
            <text:p>295</text:p>
          </table:table-cell>
          <table:table-cell table:formula="of:=VLOOKUP([.$A18];[$otimos_reed.$A$2:$otimos_reed.$H$99];6;0)" office:value-type="float" office:value="1" calcext:value-type="float">
            <text:p>1</text:p>
          </table:table-cell>
          <table:table-cell table:formula="of:=VLOOKUP([.$A18];[$otimos_reed.$A$2:$otimos_reed.$H$99];7;0)" office:value-type="float" office:value="295" calcext:value-type="float">
            <text:p>295</text:p>
          </table:table-cell>
          <table:table-cell table:formula="of:=VLOOKUP([.$A18];[$otimos_reed_regras.$A$2:$otimos_reed_regras.$H$99];6;0)" office:value-type="float" office:value="0" calcext:value-type="float">
            <text:p>0</text:p>
          </table:table-cell>
          <table:table-cell table:formula="of:=VLOOKUP([.$A18];[$otimos_reed_regras.$A$2:$otimos_reed_regras.$H$99];7;0)" office:value-type="float" office:value="0" calcext:value-type="float">
            <text:p>0</text:p>
          </table:table-cell>
          <table:table-cell table:style-name="ce10" table:formula="of:=VLOOKUP([.$A18];[$reed.$A$2:$reed.$H$99];6;0)" office:value-type="float" office:value="2" calcext:value-type="float">
            <text:p>2</text:p>
          </table:table-cell>
          <table:table-cell table:style-name="ce10" table:formula="of:=VLOOKUP([.$A18];[$reed.$A$2:$reed.$H$99];7;0)" office:value-type="float" office:value="106" calcext:value-type="float">
            <text:p>106</text:p>
          </table:table-cell>
          <table:table-cell table:style-name="ce4" table:formula="of:=VLOOKUP([.$A18];[$reed_regras.$A$2:$reed_regras.$H$99];6;0)" office:value-type="float" office:value="0" calcext:value-type="float">
            <text:p>0</text:p>
          </table:table-cell>
          <table:table-cell table:style-name="ce4" table:formula="of:=VLOOKUP([.$A18];[$reed_regras.$A$2:$reed_regras.$H$99];7;0)" office:value-type="float" office:value="0" calcext:value-type="float">
            <text:p>0</text:p>
          </table:table-cell>
          <table:table-cell table:formula="of:=VLOOKUP([.$A18];[$reed_regras_otimos.$A$2:$reed_regras_otimos.$H$99];6;0)" office:value-type="float" office:value="3" calcext:value-type="float">
            <text:p>3</text:p>
          </table:table-cell>
          <table:table-cell table:formula="of:=VLOOKUP([.$A18];[$reed_regras_otimos.$A$2:$reed_regras_otimos.$H$99];7;0)" office:value-type="float" office:value="1071" calcext:value-type="float">
            <text:p>1071</text:p>
          </table:table-cell>
          <table:table-cell table:formula="of:=VLOOKUP([.$A18];[$reed_otimos.$A$2:$reed_otimos.$H$99];6;0)" office:value-type="float" office:value="3" calcext:value-type="float">
            <text:p>3</text:p>
          </table:table-cell>
          <table:table-cell table:formula="of:=VLOOKUP([.$A18];[$reed_otimos.$A$2:$reed_otimos.$H$99];7;0)" office:value-type="float" office:value="1071" calcext:value-type="float">
            <text:p>1071</text:p>
          </table:table-cell>
          <table:table-cell table:formula="of:=VLOOKUP([.$A18];[$reed_otimos_regras.$A$2:$reed_otimos_regras.$H$99];6;0)" office:value-type="float" office:value="0" calcext:value-type="float">
            <text:p>0</text:p>
          </table:table-cell>
          <table:table-cell table:formula="of:=VLOOKUP([.$A18];[$reed_otimos_regras.$A$2:$reed_otimos_regras.$H$99];7;0)" office:value-type="float" office:value="0" calcext:value-type="float">
            <text:p>0</text:p>
          </table:table-cell>
          <table:table-cell table:style-name="ce10" table:formula="of:=VLOOKUP([.$A18];[$regras.$A$2:$regras.$H$99];6;0)" office:value-type="float" office:value="0" calcext:value-type="float">
            <text:p>0</text:p>
          </table:table-cell>
          <table:table-cell table:style-name="ce10" table:formula="of:=VLOOKUP([.$A18];[$regras.$A$2:$regras.$H$99];7;0)" office:value-type="float" office:value="0" calcext:value-type="float">
            <text:p>0</text:p>
          </table:table-cell>
          <table:table-cell table:style-name="ce4" table:formula="of:=VLOOKUP([.$A18];[$regras_otimos.$A$2:$regras_otimos.$H$99];6;0)" office:value-type="float" office:value="9" calcext:value-type="float">
            <text:p>9</text:p>
          </table:table-cell>
          <table:table-cell table:style-name="ce4" table:formula="of:=VLOOKUP([.$A18];[$regras_otimos.$A$2:$regras_otimos.$H$99];7;0)" office:value-type="float" office:value="1398" calcext:value-type="float">
            <text:p>1398</text:p>
          </table:table-cell>
          <table:table-cell table:formula="of:=VLOOKUP([.$A18];[$regras_otimos_reed.$A$2:$regras_otimos_reed.$H$99];6;0)" office:value-type="float" office:value="1" calcext:value-type="float">
            <text:p>1</text:p>
          </table:table-cell>
          <table:table-cell table:formula="of:=VLOOKUP([.$A18];[$regras_otimos_reed.$A$2:$regras_otimos_reed.$H$99];7;0)" office:value-type="float" office:value="295" calcext:value-type="float">
            <text:p>295</text:p>
          </table:table-cell>
          <table:table-cell table:formula="of:=VLOOKUP([.$A18];[$regras_reed.$A$2:$regras_reed.$H$99];6;0)" office:value-type="float" office:value="2" calcext:value-type="float">
            <text:p>2</text:p>
          </table:table-cell>
          <table:table-cell table:formula="of:=VLOOKUP([.$A18];[$regras_reed.$A$2:$regras_reed.$H$99];7;0)" office:value-type="float" office:value="106" calcext:value-type="float">
            <text:p>106</text:p>
          </table:table-cell>
          <table:table-cell table:formula="of:=VLOOKUP([.$A18];[$regras_reed_otimos.$A$2:$regras_reed_otimos.$H$99];6;0)" office:value-type="float" office:value="3" calcext:value-type="float">
            <text:p>3</text:p>
          </table:table-cell>
          <table:table-cell table:formula="of:=VLOOKUP([.$A18];[$regras_reed_otimos.$A$2:$regras_reed_otimos.$H$99];7;0)" office:value-type="float" office:value="1071" calcext:value-type="float">
            <text:p>1071</text:p>
          </table:table-cell>
          <table:table-cell/>
        </table:table-row>
        <table:table-row table:style-name="ro1">
          <table:table-cell office:value-type="string" calcext:value-type="string">
            <text:p>hwb10-n10-gc8247-qc26084.tfc</text:p>
          </table:table-cell>
          <table:table-cell table:style-name="ce10" table:formula="of:=VLOOKUP([.$A19];[$otimos.$A$2:$otimos.$H$99];2;0)" office:value-type="float" office:value="8247" calcext:value-type="float">
            <text:p>8.247</text:p>
          </table:table-cell>
          <table:table-cell table:style-name="ce10" table:formula="of:=VLOOKUP([.$A19];[$otimos.$A$2:$otimos.$H$99];3;0)" office:value-type="float" office:value="30107" calcext:value-type="float">
            <text:p>30.107</text:p>
          </table:table-cell>
          <table:table-cell table:style-name="ce10" table:formula="of:=VLOOKUP([.$A19];[$otimos.$A$2:$otimos.$H$99];6;0)" office:value-type="float" office:value="90" calcext:value-type="float">
            <text:p>90</text:p>
          </table:table-cell>
          <table:table-cell table:style-name="ce10" table:formula="of:=VLOOKUP([.$A19];[$otimos.$A$2:$otimos.$H$99];7;0)" office:value-type="float" office:value="-346" calcext:value-type="float">
            <text:p>-346</text:p>
          </table:table-cell>
          <table:table-cell table:style-name="ce4" table:formula="of:=VLOOKUP([.$A19];[$otimos_regras.$A$2:$otimos_regras.$H$99];6;0)" office:value-type="float" office:value="6" calcext:value-type="float">
            <text:p>6</text:p>
          </table:table-cell>
          <table:table-cell table:style-name="ce4" table:formula="of:=VLOOKUP([.$A19];[$otimos_regras.$A$2:$otimos_regras.$H$99];7;0)" office:value-type="float" office:value="-6" calcext:value-type="float">
            <text:p>-6</text:p>
          </table:table-cell>
          <table:table-cell table:formula="of:=VLOOKUP([.$A19];[$otimos_regras_reed.$A$2:$otimos_regras_reed.$H$99];6;0)" office:value-type="float" office:value="-12" calcext:value-type="float">
            <text:p>-12</text:p>
          </table:table-cell>
          <table:table-cell table:formula="of:=VLOOKUP([.$A19];[$otimos_regras_reed.$A$2:$otimos_regras_reed.$H$99];7;0)" office:value-type="float" office:value="-1094" calcext:value-type="float">
            <text:p>-1094</text:p>
          </table:table-cell>
          <table:table-cell table:formula="of:=VLOOKUP([.$A19];[$otimos_reed.$A$2:$otimos_reed.$H$99];6;0)" office:value-type="float" office:value="-9" calcext:value-type="float">
            <text:p>-9</text:p>
          </table:table-cell>
          <table:table-cell table:formula="of:=VLOOKUP([.$A19];[$otimos_reed.$A$2:$otimos_reed.$H$99];7;0)" office:value-type="float" office:value="-1091" calcext:value-type="float">
            <text:p>-1091</text:p>
          </table:table-cell>
          <table:table-cell table:formula="of:=VLOOKUP([.$A19];[$otimos_reed_regras.$A$2:$otimos_reed_regras.$H$99];6;0)" office:value-type="float" office:value="4" calcext:value-type="float">
            <text:p>4</text:p>
          </table:table-cell>
          <table:table-cell table:formula="of:=VLOOKUP([.$A19];[$otimos_reed_regras.$A$2:$otimos_reed_regras.$H$99];7;0)" office:value-type="float" office:value="-6" calcext:value-type="float">
            <text:p>-6</text:p>
          </table:table-cell>
          <table:table-cell table:style-name="ce10" table:formula="of:=VLOOKUP([.$A19];[$reed.$A$2:$reed.$H$99];6;0)" office:value-type="float" office:value="14" calcext:value-type="float">
            <text:p>14</text:p>
          </table:table-cell>
          <table:table-cell table:style-name="ce10" table:formula="of:=VLOOKUP([.$A19];[$reed.$A$2:$reed.$H$99];7;0)" office:value-type="float" office:value="-1034" calcext:value-type="float">
            <text:p>-1.034</text:p>
          </table:table-cell>
          <table:table-cell table:style-name="ce4" table:formula="of:=VLOOKUP([.$A19];[$reed_regras.$A$2:$reed_regras.$H$99];6;0)" office:value-type="float" office:value="8" calcext:value-type="float">
            <text:p>8</text:p>
          </table:table-cell>
          <table:table-cell table:style-name="ce4" table:formula="of:=VLOOKUP([.$A19];[$reed_regras.$A$2:$reed_regras.$H$99];7;0)" office:value-type="float" office:value="-14" calcext:value-type="float">
            <text:p>-14</text:p>
          </table:table-cell>
          <table:table-cell table:formula="of:=VLOOKUP([.$A19];[$reed_regras_otimos.$A$2:$reed_regras_otimos.$H$99];6;0)" office:value-type="float" office:value="87" calcext:value-type="float">
            <text:p>87</text:p>
          </table:table-cell>
          <table:table-cell table:formula="of:=VLOOKUP([.$A19];[$reed_regras_otimos.$A$2:$reed_regras_otimos.$H$99];7;0)" office:value-type="float" office:value="395" calcext:value-type="float">
            <text:p>395</text:p>
          </table:table-cell>
          <table:table-cell table:formula="of:=VLOOKUP([.$A19];[$reed_otimos.$A$2:$reed_otimos.$H$99];6;0)" office:value-type="float" office:value="86" calcext:value-type="float">
            <text:p>86</text:p>
          </table:table-cell>
          <table:table-cell table:formula="of:=VLOOKUP([.$A19];[$reed_otimos.$A$2:$reed_otimos.$H$99];7;0)" office:value-type="float" office:value="372" calcext:value-type="float">
            <text:p>372</text:p>
          </table:table-cell>
          <table:table-cell table:formula="of:=VLOOKUP([.$A19];[$reed_otimos_regras.$A$2:$reed_otimos_regras.$H$99];6;0)" office:value-type="float" office:value="4" calcext:value-type="float">
            <text:p>4</text:p>
          </table:table-cell>
          <table:table-cell table:formula="of:=VLOOKUP([.$A19];[$reed_otimos_regras.$A$2:$reed_otimos_regras.$H$99];7;0)" office:value-type="float" office:value="-4" calcext:value-type="float">
            <text:p>-4</text:p>
          </table:table-cell>
          <table:table-cell table:style-name="ce10" table:formula="of:=VLOOKUP([.$A19];[$regras.$A$2:$regras.$H$99];6;0)" office:value-type="float" office:value="14" calcext:value-type="float">
            <text:p>14</text:p>
          </table:table-cell>
          <table:table-cell table:style-name="ce10" table:formula="of:=VLOOKUP([.$A19];[$regras.$A$2:$regras.$H$99];7;0)" office:value-type="float" office:value="-20" calcext:value-type="float">
            <text:p>-20</text:p>
          </table:table-cell>
          <table:table-cell table:style-name="ce4" table:formula="of:=VLOOKUP([.$A19];[$regras_otimos.$A$2:$regras_otimos.$H$99];6;0)" office:value-type="float" office:value="89" calcext:value-type="float">
            <text:p>89</text:p>
          </table:table-cell>
          <table:table-cell table:style-name="ce4" table:formula="of:=VLOOKUP([.$A19];[$regras_otimos.$A$2:$regras_otimos.$H$99];7;0)" office:value-type="float" office:value="-325" calcext:value-type="float">
            <text:p>-325</text:p>
          </table:table-cell>
          <table:table-cell table:formula="of:=VLOOKUP([.$A19];[$regras_otimos_reed.$A$2:$regras_otimos_reed.$H$99];6;0)" office:value-type="float" office:value="-10" calcext:value-type="float">
            <text:p>-10</text:p>
          </table:table-cell>
          <table:table-cell table:formula="of:=VLOOKUP([.$A19];[$regras_otimos_reed.$A$2:$regras_otimos_reed.$H$99];7;0)" office:value-type="float" office:value="-1088" calcext:value-type="float">
            <text:p>-1088</text:p>
          </table:table-cell>
          <table:table-cell table:formula="of:=VLOOKUP([.$A19];[$regras_reed.$A$2:$regras_reed.$H$99];6;0)" office:value-type="float" office:value="5" calcext:value-type="float">
            <text:p>5</text:p>
          </table:table-cell>
          <table:table-cell table:formula="of:=VLOOKUP([.$A19];[$regras_reed.$A$2:$regras_reed.$H$99];7;0)" office:value-type="float" office:value="-1049" calcext:value-type="float">
            <text:p>-1049</text:p>
          </table:table-cell>
          <table:table-cell table:formula="of:=VLOOKUP([.$A19];[$regras_reed_otimos.$A$2:$regras_reed_otimos.$H$99];6;0)" office:value-type="float" office:value="92" calcext:value-type="float">
            <text:p>92</text:p>
          </table:table-cell>
          <table:table-cell table:formula="of:=VLOOKUP([.$A19];[$regras_reed_otimos.$A$2:$regras_reed_otimos.$H$99];7;0)"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string" calcext:value-type="string">
            <text:p>hwb10-n10-gc9213-qc26906.tfc</text:p>
          </table:table-cell>
          <table:table-cell table:style-name="ce10" table:formula="of:=VLOOKUP([.$A20];[$otimos.$A$2:$otimos.$H$99];2;0)" office:value-type="float" office:value="9213" calcext:value-type="float">
            <text:p>9.213</text:p>
          </table:table-cell>
          <table:table-cell table:style-name="ce10" table:formula="of:=VLOOKUP([.$A20];[$otimos.$A$2:$otimos.$H$99];3;0)" office:value-type="float" office:value="30929" calcext:value-type="float">
            <text:p>30.929</text:p>
          </table:table-cell>
          <table:table-cell table:style-name="ce10" table:formula="of:=VLOOKUP([.$A20];[$otimos.$A$2:$otimos.$H$99];6;0)" office:value-type="float" office:value="109" calcext:value-type="float">
            <text:p>109</text:p>
          </table:table-cell>
          <table:table-cell table:style-name="ce10" table:formula="of:=VLOOKUP([.$A20];[$otimos.$A$2:$otimos.$H$99];7;0)" office:value-type="float" office:value="-385" calcext:value-type="float">
            <text:p>-385</text:p>
          </table:table-cell>
          <table:table-cell table:style-name="ce4" table:formula="of:=VLOOKUP([.$A20];[$otimos_regras.$A$2:$otimos_regras.$H$99];6;0)" office:value-type="float" office:value="884" calcext:value-type="float">
            <text:p>884</text:p>
          </table:table-cell>
          <table:table-cell table:style-name="ce4" table:formula="of:=VLOOKUP([.$A20];[$otimos_regras.$A$2:$otimos_regras.$H$99];7;0)" office:value-type="float" office:value="788" calcext:value-type="float">
            <text:p>788</text:p>
          </table:table-cell>
          <table:table-cell table:formula="of:=VLOOKUP([.$A20];[$otimos_regras_reed.$A$2:$otimos_regras_reed.$H$99];6;0)" office:value-type="float" office:value="-69" calcext:value-type="float">
            <text:p>-69</text:p>
          </table:table-cell>
          <table:table-cell table:formula="of:=VLOOKUP([.$A20];[$otimos_regras_reed.$A$2:$otimos_regras_reed.$H$99];7;0)" office:value-type="float" office:value="-1637" calcext:value-type="float">
            <text:p>-1637</text:p>
          </table:table-cell>
          <table:table-cell table:formula="of:=VLOOKUP([.$A20];[$otimos_reed.$A$2:$otimos_reed.$H$99];6;0)" office:value-type="float" office:value="-109" calcext:value-type="float">
            <text:p>-109</text:p>
          </table:table-cell>
          <table:table-cell table:formula="of:=VLOOKUP([.$A20];[$otimos_reed.$A$2:$otimos_reed.$H$99];7;0)" office:value-type="float" office:value="-2051" calcext:value-type="float">
            <text:p>-2051</text:p>
          </table:table-cell>
          <table:table-cell table:formula="of:=VLOOKUP([.$A20];[$otimos_reed_regras.$A$2:$otimos_reed_regras.$H$99];6;0)" office:value-type="float" office:value="790" calcext:value-type="float">
            <text:p>790</text:p>
          </table:table-cell>
          <table:table-cell table:formula="of:=VLOOKUP([.$A20];[$otimos_reed_regras.$A$2:$otimos_reed_regras.$H$99];7;0)" office:value-type="float" office:value="750" calcext:value-type="float">
            <text:p>750</text:p>
          </table:table-cell>
          <table:table-cell table:style-name="ce10" table:formula="of:=VLOOKUP([.$A20];[$reed.$A$2:$reed.$H$99];6;0)" office:value-type="float" office:value="-73" calcext:value-type="float">
            <text:p>-73</text:p>
          </table:table-cell>
          <table:table-cell table:style-name="ce10" table:formula="of:=VLOOKUP([.$A20];[$reed.$A$2:$reed.$H$99];7;0)" office:value-type="float" office:value="-1907" calcext:value-type="float">
            <text:p>-1.907</text:p>
          </table:table-cell>
          <table:table-cell table:style-name="ce4" table:formula="of:=VLOOKUP([.$A20];[$reed_regras.$A$2:$reed_regras.$H$99];6;0)" office:value-type="float" office:value="888" calcext:value-type="float">
            <text:p>888</text:p>
          </table:table-cell>
          <table:table-cell table:style-name="ce4" table:formula="of:=VLOOKUP([.$A20];[$reed_regras.$A$2:$reed_regras.$H$99];7;0)" office:value-type="float" office:value="786" calcext:value-type="float">
            <text:p>786</text:p>
          </table:table-cell>
          <table:table-cell table:formula="of:=VLOOKUP([.$A20];[$reed_regras_otimos.$A$2:$reed_regras_otimos.$H$99];6;0)" office:value-type="float" office:value="87" calcext:value-type="float">
            <text:p>87</text:p>
          </table:table-cell>
          <table:table-cell table:formula="of:=VLOOKUP([.$A20];[$reed_regras_otimos.$A$2:$reed_regras_otimos.$H$99];7;0)" office:value-type="float" office:value="445" calcext:value-type="float">
            <text:p>445</text:p>
          </table:table-cell>
          <table:table-cell table:formula="of:=VLOOKUP([.$A20];[$reed_otimos.$A$2:$reed_otimos.$H$99];6;0)" office:value-type="float" office:value="94" calcext:value-type="float">
            <text:p>94</text:p>
          </table:table-cell>
          <table:table-cell table:formula="of:=VLOOKUP([.$A20];[$reed_otimos.$A$2:$reed_otimos.$H$99];7;0)" office:value-type="float" office:value="446" calcext:value-type="float">
            <text:p>446</text:p>
          </table:table-cell>
          <table:table-cell table:formula="of:=VLOOKUP([.$A20];[$reed_otimos_regras.$A$2:$reed_otimos_regras.$H$99];6;0)" office:value-type="float" office:value="862" calcext:value-type="float">
            <text:p>862</text:p>
          </table:table-cell>
          <table:table-cell table:formula="of:=VLOOKUP([.$A20];[$reed_otimos_regras.$A$2:$reed_otimos_regras.$H$99];7;0)" office:value-type="float" office:value="788" calcext:value-type="float">
            <text:p>788</text:p>
          </table:table-cell>
          <table:table-cell table:style-name="ce10" table:formula="of:=VLOOKUP([.$A20];[$regras.$A$2:$regras.$H$99];6;0)" office:value-type="float" office:value="980" calcext:value-type="float">
            <text:p>980</text:p>
          </table:table-cell>
          <table:table-cell table:style-name="ce10" table:formula="of:=VLOOKUP([.$A20];[$regras.$A$2:$regras.$H$99];7;0)" office:value-type="float" office:value="802" calcext:value-type="float">
            <text:p>802</text:p>
          </table:table-cell>
          <table:table-cell table:style-name="ce4" table:formula="of:=VLOOKUP([.$A20];[$regras_otimos.$A$2:$regras_otimos.$H$99];6;0)" office:value-type="float" office:value="89" calcext:value-type="float">
            <text:p>89</text:p>
          </table:table-cell>
          <table:table-cell table:style-name="ce4" table:formula="of:=VLOOKUP([.$A20];[$regras_otimos.$A$2:$regras_otimos.$H$99];7;0)" office:value-type="float" office:value="-325" calcext:value-type="float">
            <text:p>-325</text:p>
          </table:table-cell>
          <table:table-cell table:formula="of:=VLOOKUP([.$A20];[$regras_otimos_reed.$A$2:$regras_otimos_reed.$H$99];6;0)" office:value-type="float" office:value="-10" calcext:value-type="float">
            <text:p>-10</text:p>
          </table:table-cell>
          <table:table-cell table:formula="of:=VLOOKUP([.$A20];[$regras_otimos_reed.$A$2:$regras_otimos_reed.$H$99];7;0)" office:value-type="float" office:value="-1088" calcext:value-type="float">
            <text:p>-1088</text:p>
          </table:table-cell>
          <table:table-cell table:formula="of:=VLOOKUP([.$A20];[$regras_reed.$A$2:$regras_reed.$H$99];6;0)" office:value-type="float" office:value="5" calcext:value-type="float">
            <text:p>5</text:p>
          </table:table-cell>
          <table:table-cell table:formula="of:=VLOOKUP([.$A20];[$regras_reed.$A$2:$regras_reed.$H$99];7;0)" office:value-type="float" office:value="-1049" calcext:value-type="float">
            <text:p>-1049</text:p>
          </table:table-cell>
          <table:table-cell table:formula="of:=VLOOKUP([.$A20];[$regras_reed_otimos.$A$2:$regras_reed_otimos.$H$99];6;0)" office:value-type="float" office:value="92" calcext:value-type="float">
            <text:p>92</text:p>
          </table:table-cell>
          <table:table-cell table:formula="of:=VLOOKUP([.$A20];[$regras_reed_otimos.$A$2:$regras_reed_otimos.$H$99];7;0)"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string" calcext:value-type="string">
            <text:p>hwb10_out.tfc</text:p>
          </table:table-cell>
          <table:table-cell table:style-name="ce10" table:formula="of:=VLOOKUP([.$A21];[$otimos.$A$2:$otimos.$H$99];2;0)" office:value-type="float" office:value="7458" calcext:value-type="float">
            <text:p>7.458</text:p>
          </table:table-cell>
          <table:table-cell table:style-name="ce10" table:formula="of:=VLOOKUP([.$A21];[$otimos.$A$2:$otimos.$H$99];3;0)" office:value-type="float" office:value="43534" calcext:value-type="float">
            <text:p>43.534</text:p>
          </table:table-cell>
          <table:table-cell table:style-name="ce10" table:formula="of:=VLOOKUP([.$A21];[$otimos.$A$2:$otimos.$H$99];6;0)" office:value-type="float" office:value="472" calcext:value-type="float">
            <text:p>472</text:p>
          </table:table-cell>
          <table:table-cell table:style-name="ce10" table:formula="of:=VLOOKUP([.$A21];[$otimos.$A$2:$otimos.$H$99];7;0)" office:value-type="float" office:value="-293" calcext:value-type="float">
            <text:p>-293</text:p>
          </table:table-cell>
          <table:table-cell table:style-name="ce4" table:formula="of:=VLOOKUP([.$A21];[$otimos_regras.$A$2:$otimos_regras.$H$99];6;0)" office:value-type="float" office:value="486" calcext:value-type="float">
            <text:p>486</text:p>
          </table:table-cell>
          <table:table-cell table:style-name="ce4" table:formula="of:=VLOOKUP([.$A21];[$otimos_regras.$A$2:$otimos_regras.$H$99];7;0)" office:value-type="float" office:value="429" calcext:value-type="float">
            <text:p>429</text:p>
          </table:table-cell>
          <table:table-cell table:formula="of:=VLOOKUP([.$A21];[$otimos_regras_reed.$A$2:$otimos_regras_reed.$H$99];6;0)" office:value-type="float" office:value="23" calcext:value-type="float">
            <text:p>23</text:p>
          </table:table-cell>
          <table:table-cell table:formula="of:=VLOOKUP([.$A21];[$otimos_regras_reed.$A$2:$otimos_regras_reed.$H$99];7;0)" office:value-type="float" office:value="-4017" calcext:value-type="float">
            <text:p>-4017</text:p>
          </table:table-cell>
          <table:table-cell table:formula="of:=VLOOKUP([.$A21];[$otimos_reed.$A$2:$otimos_reed.$H$99];6;0)" office:value-type="float" office:value="137" calcext:value-type="float">
            <text:p>137</text:p>
          </table:table-cell>
          <table:table-cell table:formula="of:=VLOOKUP([.$A21];[$otimos_reed.$A$2:$otimos_reed.$H$99];7;0)" office:value-type="float" office:value="-3266" calcext:value-type="float">
            <text:p>-3266</text:p>
          </table:table-cell>
          <table:table-cell table:formula="of:=VLOOKUP([.$A21];[$otimos_reed_regras.$A$2:$otimos_reed_regras.$H$99];6;0)" office:value-type="float" office:value="348" calcext:value-type="float">
            <text:p>348</text:p>
          </table:table-cell>
          <table:table-cell table:formula="of:=VLOOKUP([.$A21];[$otimos_reed_regras.$A$2:$otimos_reed_regras.$H$99];7;0)" office:value-type="float" office:value="321" calcext:value-type="float">
            <text:p>321</text:p>
          </table:table-cell>
          <table:table-cell table:style-name="ce10" table:formula="of:=VLOOKUP([.$A21];[$reed.$A$2:$reed.$H$99];6;0)" office:value-type="float" office:value="270" calcext:value-type="float">
            <text:p>270</text:p>
          </table:table-cell>
          <table:table-cell table:style-name="ce10" table:formula="of:=VLOOKUP([.$A21];[$reed.$A$2:$reed.$H$99];7;0)" office:value-type="float" office:value="-8618" calcext:value-type="float">
            <text:p>-8.618</text:p>
          </table:table-cell>
          <table:table-cell table:style-name="ce4" table:formula="of:=VLOOKUP([.$A21];[$reed_regras.$A$2:$reed_regras.$H$99];6;0)" office:value-type="float" office:value="558" calcext:value-type="float">
            <text:p>558</text:p>
          </table:table-cell>
          <table:table-cell table:style-name="ce4" table:formula="of:=VLOOKUP([.$A21];[$reed_regras.$A$2:$reed_regras.$H$99];7;0)" office:value-type="float" office:value="146" calcext:value-type="float">
            <text:p>146</text:p>
          </table:table-cell>
          <table:table-cell table:formula="of:=VLOOKUP([.$A21];[$reed_regras_otimos.$A$2:$reed_regras_otimos.$H$99];6;0)" office:value-type="float" office:value="183" calcext:value-type="float">
            <text:p>183</text:p>
          </table:table-cell>
          <table:table-cell table:formula="of:=VLOOKUP([.$A21];[$reed_regras_otimos.$A$2:$reed_regras_otimos.$H$99];7;0)" office:value-type="float" office:value="6785" calcext:value-type="float">
            <text:p>6785</text:p>
          </table:table-cell>
          <table:table-cell table:formula="of:=VLOOKUP([.$A21];[$reed_otimos.$A$2:$reed_otimos.$H$99];6;0)" office:value-type="float" office:value="296" calcext:value-type="float">
            <text:p>296</text:p>
          </table:table-cell>
          <table:table-cell table:formula="of:=VLOOKUP([.$A21];[$reed_otimos.$A$2:$reed_otimos.$H$99];7;0)" office:value-type="float" office:value="6798" calcext:value-type="float">
            <text:p>6798</text:p>
          </table:table-cell>
          <table:table-cell table:formula="of:=VLOOKUP([.$A21];[$reed_otimos_regras.$A$2:$reed_otimos_regras.$H$99];6;0)" office:value-type="float" office:value="364" calcext:value-type="float">
            <text:p>364</text:p>
          </table:table-cell>
          <table:table-cell table:formula="of:=VLOOKUP([.$A21];[$reed_otimos_regras.$A$2:$reed_otimos_regras.$H$99];7;0)" office:value-type="float" office:value="377" calcext:value-type="float">
            <text:p>377</text:p>
          </table:table-cell>
          <table:table-cell table:style-name="ce10" table:formula="of:=VLOOKUP([.$A21];[$regras.$A$2:$regras.$H$99];6;0)" office:value-type="float" office:value="1054" calcext:value-type="float">
            <text:p>1.054</text:p>
          </table:table-cell>
          <table:table-cell table:style-name="ce10" table:formula="of:=VLOOKUP([.$A21];[$regras.$A$2:$regras.$H$99];7;0)" office:value-type="float" office:value="49" calcext:value-type="float">
            <text:p>49</text:p>
          </table:table-cell>
          <table:table-cell table:style-name="ce4" table:formula="of:=VLOOKUP([.$A21];[$regras_otimos.$A$2:$regras_otimos.$H$99];6;0)" office:value-type="float" office:value="174" calcext:value-type="float">
            <text:p>174</text:p>
          </table:table-cell>
          <table:table-cell table:style-name="ce4" table:formula="of:=VLOOKUP([.$A21];[$regras_otimos.$A$2:$regras_otimos.$H$99];7;0)" office:value-type="float" office:value="-80" calcext:value-type="float">
            <text:p>-80</text:p>
          </table:table-cell>
          <table:table-cell table:formula="of:=VLOOKUP([.$A21];[$regras_otimos_reed.$A$2:$regras_otimos_reed.$H$99];6;0)" office:value-type="float" office:value="-144" calcext:value-type="float">
            <text:p>-144</text:p>
          </table:table-cell>
          <table:table-cell table:formula="of:=VLOOKUP([.$A21];[$regras_otimos_reed.$A$2:$regras_otimos_reed.$H$99];7;0)" office:value-type="float" office:value="-4398" calcext:value-type="float">
            <text:p>-4398</text:p>
          </table:table-cell>
          <table:table-cell table:formula="of:=VLOOKUP([.$A21];[$regras_reed.$A$2:$regras_reed.$H$99];6;0)" office:value-type="float" office:value="-5" calcext:value-type="float">
            <text:p>-5</text:p>
          </table:table-cell>
          <table:table-cell table:formula="of:=VLOOKUP([.$A21];[$regras_reed.$A$2:$regras_reed.$H$99];7;0)" office:value-type="float" office:value="-8555" calcext:value-type="float">
            <text:p>-8555</text:p>
          </table:table-cell>
          <table:table-cell table:formula="of:=VLOOKUP([.$A21];[$regras_reed_otimos.$A$2:$regras_reed_otimos.$H$99];6;0)" office:value-type="float" office:value="186" calcext:value-type="float">
            <text:p>186</text:p>
          </table:table-cell>
          <table:table-cell table:formula="of:=VLOOKUP([.$A21];[$regras_reed_otimos.$A$2:$regras_reed_otimos.$H$99];7;0)" office:value-type="float" office:value="7119" calcext:value-type="float">
            <text:p>7119</text:p>
          </table:table-cell>
          <table:table-cell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table:style-name="ce10" table:formula="of:=VLOOKUP([.$A22];[$otimos.$A$2:$otimos.$H$99];2;0)" office:value-type="float" office:value="21432" calcext:value-type="float">
            <text:p>21.432</text:p>
          </table:table-cell>
          <table:table-cell table:style-name="ce10" table:formula="of:=VLOOKUP([.$A22];[$otimos.$A$2:$otimos.$H$99];3;0)" office:value-type="float" office:value="103956" calcext:value-type="float">
            <text:p>103.956</text:p>
          </table:table-cell>
          <table:table-cell table:style-name="ce10" table:formula="of:=VLOOKUP([.$A22];[$otimos.$A$2:$otimos.$H$99];6;0)" office:value-type="float" office:value="215" calcext:value-type="float">
            <text:p>215</text:p>
          </table:table-cell>
          <table:table-cell table:style-name="ce10" table:formula="of:=VLOOKUP([.$A22];[$otimos.$A$2:$otimos.$H$99];7;0)" office:value-type="float" office:value="-1262" calcext:value-type="float">
            <text:p>-1.262</text:p>
          </table:table-cell>
          <table:table-cell table:style-name="ce4" table:formula="of:=VLOOKUP([.$A22];[$otimos_regras.$A$2:$otimos_regras.$H$99];6;0)" office:value-type="float" office:value="50" calcext:value-type="float">
            <text:p>50</text:p>
          </table:table-cell>
          <table:table-cell table:style-name="ce4" table:formula="of:=VLOOKUP([.$A22];[$otimos_regras.$A$2:$otimos_regras.$H$99];7;0)" office:value-type="float" office:value="-70" calcext:value-type="float">
            <text:p>-70</text:p>
          </table:table-cell>
          <table:table-cell table:formula="of:=VLOOKUP([.$A22];[$otimos_regras_reed.$A$2:$otimos_regras_reed.$H$99];6;0)" office:value-type="float" office:value="-90" calcext:value-type="float">
            <text:p>-90</text:p>
          </table:table-cell>
          <table:table-cell table:formula="of:=VLOOKUP([.$A22];[$otimos_regras_reed.$A$2:$otimos_regras_reed.$H$99];7;0)" office:value-type="float" office:value="-1832" calcext:value-type="float">
            <text:p>-1832</text:p>
          </table:table-cell>
          <table:table-cell table:formula="of:=VLOOKUP([.$A22];[$otimos_reed.$A$2:$otimos_reed.$H$99];6;0)" office:value-type="float" office:value="-69" calcext:value-type="float">
            <text:p>-69</text:p>
          </table:table-cell>
          <table:table-cell table:formula="of:=VLOOKUP([.$A22];[$otimos_reed.$A$2:$otimos_reed.$H$99];7;0)" office:value-type="float" office:value="-1796" calcext:value-type="float">
            <text:p>-1796</text:p>
          </table:table-cell>
          <table:table-cell table:formula="of:=VLOOKUP([.$A22];[$otimos_reed_regras.$A$2:$otimos_reed_regras.$H$99];6;0)" office:value-type="float" office:value="32" calcext:value-type="float">
            <text:p>32</text:p>
          </table:table-cell>
          <table:table-cell table:formula="of:=VLOOKUP([.$A22];[$otimos_reed_regras.$A$2:$otimos_reed_regras.$H$99];7;0)" office:value-type="float" office:value="-50" calcext:value-type="float">
            <text:p>-50</text:p>
          </table:table-cell>
          <table:table-cell table:style-name="ce10" table:formula="of:=VLOOKUP([.$A22];[$reed.$A$2:$reed.$H$99];6;0)" office:value-type="float" office:value="3" calcext:value-type="float">
            <text:p>3</text:p>
          </table:table-cell>
          <table:table-cell table:style-name="ce10" table:formula="of:=VLOOKUP([.$A22];[$reed.$A$2:$reed.$H$99];7;0)" office:value-type="float" office:value="-2111" calcext:value-type="float">
            <text:p>-2.111</text:p>
          </table:table-cell>
          <table:table-cell table:style-name="ce4" table:formula="of:=VLOOKUP([.$A22];[$reed_regras.$A$2:$reed_regras.$H$99];6;0)" office:value-type="float" office:value="32" calcext:value-type="float">
            <text:p>32</text:p>
          </table:table-cell>
          <table:table-cell table:style-name="ce4" table:formula="of:=VLOOKUP([.$A22];[$reed_regras.$A$2:$reed_regras.$H$99];7;0)" office:value-type="float" office:value="-102" calcext:value-type="float">
            <text:p>-102</text:p>
          </table:table-cell>
          <table:table-cell table:formula="of:=VLOOKUP([.$A22];[$reed_regras_otimos.$A$2:$reed_regras_otimos.$H$99];6;0)" office:value-type="float" office:value="200" calcext:value-type="float">
            <text:p>200</text:p>
          </table:table-cell>
          <table:table-cell table:formula="of:=VLOOKUP([.$A22];[$reed_regras_otimos.$A$2:$reed_regras_otimos.$H$99];7;0)" office:value-type="float" office:value="9" calcext:value-type="float">
            <text:p>9</text:p>
          </table:table-cell>
          <table:table-cell table:formula="of:=VLOOKUP([.$A22];[$reed_otimos.$A$2:$reed_otimos.$H$99];6;0)" office:value-type="float" office:value="194" calcext:value-type="float">
            <text:p>194</text:p>
          </table:table-cell>
          <table:table-cell table:formula="of:=VLOOKUP([.$A22];[$reed_otimos.$A$2:$reed_otimos.$H$99];7;0)" office:value-type="float" office:value="-59" calcext:value-type="float">
            <text:p>-59</text:p>
          </table:table-cell>
          <table:table-cell table:formula="of:=VLOOKUP([.$A22];[$reed_otimos_regras.$A$2:$reed_otimos_regras.$H$99];6;0)" office:value-type="float" office:value="40" calcext:value-type="float">
            <text:p>40</text:p>
          </table:table-cell>
          <table:table-cell table:formula="of:=VLOOKUP([.$A22];[$reed_otimos_regras.$A$2:$reed_otimos_regras.$H$99];7;0)" office:value-type="float" office:value="-50" calcext:value-type="float">
            <text:p>-50</text:p>
          </table:table-cell>
          <table:table-cell table:style-name="ce10" table:formula="of:=VLOOKUP([.$A22];[$regras.$A$2:$regras.$H$99];6;0)" office:value-type="float" office:value="50" calcext:value-type="float">
            <text:p>50</text:p>
          </table:table-cell>
          <table:table-cell table:style-name="ce10" table:formula="of:=VLOOKUP([.$A22];[$regras.$A$2:$regras.$H$99];7;0)" office:value-type="float" office:value="-158" calcext:value-type="float">
            <text:p>-158</text:p>
          </table:table-cell>
          <table:table-cell table:style-name="ce4" table:formula="of:=VLOOKUP([.$A22];[$regras_otimos.$A$2:$regras_otimos.$H$99];6;0)" office:value-type="float" office:value="218" calcext:value-type="float">
            <text:p>218</text:p>
          </table:table-cell>
          <table:table-cell table:style-name="ce4" table:formula="of:=VLOOKUP([.$A22];[$regras_otimos.$A$2:$regras_otimos.$H$99];7;0)" office:value-type="float" office:value="-1169" calcext:value-type="float">
            <text:p>-1169</text:p>
          </table:table-cell>
          <table:table-cell table:formula="of:=VLOOKUP([.$A22];[$regras_otimos_reed.$A$2:$regras_otimos_reed.$H$99];6;0)" office:value-type="float" office:value="-81" calcext:value-type="float">
            <text:p>-81</text:p>
          </table:table-cell>
          <table:table-cell table:formula="of:=VLOOKUP([.$A22];[$regras_otimos_reed.$A$2:$regras_otimos_reed.$H$99];7;0)" office:value-type="float" office:value="-1804" calcext:value-type="float">
            <text:p>-1804</text:p>
          </table:table-cell>
          <table:table-cell table:formula="of:=VLOOKUP([.$A22];[$regras_reed.$A$2:$regras_reed.$H$99];6;0)" office:value-type="float" office:value="-5" calcext:value-type="float">
            <text:p>-5</text:p>
          </table:table-cell>
          <table:table-cell table:formula="of:=VLOOKUP([.$A22];[$regras_reed.$A$2:$regras_reed.$H$99];7;0)" office:value-type="float" office:value="-2097" calcext:value-type="float">
            <text:p>-2097</text:p>
          </table:table-cell>
          <table:table-cell table:formula="of:=VLOOKUP([.$A22];[$regras_reed_otimos.$A$2:$regras_reed_otimos.$H$99];6;0)" office:value-type="float" office:value="199" calcext:value-type="float">
            <text:p>199</text:p>
          </table:table-cell>
          <table:table-cell table:formula="of:=VLOOKUP([.$A22];[$regras_reed_otimos.$A$2:$regras_reed_otimos.$H$99];7;0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table:style-name="ce10" table:formula="of:=VLOOKUP([.$A23];[$otimos.$A$2:$otimos.$H$99];2;0)" office:value-type="float" office:value="24240" calcext:value-type="float">
            <text:p>24.240</text:p>
          </table:table-cell>
          <table:table-cell table:style-name="ce10" table:formula="of:=VLOOKUP([.$A23];[$otimos.$A$2:$otimos.$H$99];3;0)" office:value-type="float" office:value="106472" calcext:value-type="float">
            <text:p>106.472</text:p>
          </table:table-cell>
          <table:table-cell table:style-name="ce10" table:formula="of:=VLOOKUP([.$A23];[$otimos.$A$2:$otimos.$H$99];6;0)" office:value-type="float" office:value="250" calcext:value-type="float">
            <text:p>250</text:p>
          </table:table-cell>
          <table:table-cell table:style-name="ce10" table:formula="of:=VLOOKUP([.$A23];[$otimos.$A$2:$otimos.$H$99];7;0)" office:value-type="float" office:value="-1325" calcext:value-type="float">
            <text:p>-1.325</text:p>
          </table:table-cell>
          <table:table-cell table:style-name="ce4" table:formula="of:=VLOOKUP([.$A23];[$otimos_regras.$A$2:$otimos_regras.$H$99];6;0)" office:value-type="float" office:value="2662" calcext:value-type="float">
            <text:p>2662</text:p>
          </table:table-cell>
          <table:table-cell table:style-name="ce4" table:formula="of:=VLOOKUP([.$A23];[$otimos_regras.$A$2:$otimos_regras.$H$99];7;0)" office:value-type="float" office:value="2348" calcext:value-type="float">
            <text:p>2348</text:p>
          </table:table-cell>
          <table:table-cell table:formula="of:=VLOOKUP([.$A23];[$otimos_regras_reed.$A$2:$otimos_regras_reed.$H$99];6;0)" office:value-type="float" office:value="-227" calcext:value-type="float">
            <text:p>-227</text:p>
          </table:table-cell>
          <table:table-cell table:formula="of:=VLOOKUP([.$A23];[$otimos_regras_reed.$A$2:$otimos_regras_reed.$H$99];7;0)" office:value-type="float" office:value="-3069" calcext:value-type="float">
            <text:p>-3069</text:p>
          </table:table-cell>
          <table:table-cell table:formula="of:=VLOOKUP([.$A23];[$otimos_reed.$A$2:$otimos_reed.$H$99];6;0)" office:value-type="float" office:value="-286" calcext:value-type="float">
            <text:p>-286</text:p>
          </table:table-cell>
          <table:table-cell table:formula="of:=VLOOKUP([.$A23];[$otimos_reed.$A$2:$otimos_reed.$H$99];7;0)" office:value-type="float" office:value="-3895" calcext:value-type="float">
            <text:p>-3895</text:p>
          </table:table-cell>
          <table:table-cell table:formula="of:=VLOOKUP([.$A23];[$otimos_reed_regras.$A$2:$otimos_reed_regras.$H$99];6;0)" office:value-type="float" office:value="2422" calcext:value-type="float">
            <text:p>2422</text:p>
          </table:table-cell>
          <table:table-cell table:formula="of:=VLOOKUP([.$A23];[$otimos_reed_regras.$A$2:$otimos_reed_regras.$H$99];7;0)" office:value-type="float" office:value="2234" calcext:value-type="float">
            <text:p>2234</text:p>
          </table:table-cell>
          <table:table-cell table:style-name="ce10" table:formula="of:=VLOOKUP([.$A23];[$reed.$A$2:$reed.$H$99];6;0)" office:value-type="float" office:value="-190" calcext:value-type="float">
            <text:p>-190</text:p>
          </table:table-cell>
          <table:table-cell table:style-name="ce10" table:formula="of:=VLOOKUP([.$A23];[$reed.$A$2:$reed.$H$99];7;0)" office:value-type="float" office:value="-4092" calcext:value-type="float">
            <text:p>-4.092</text:p>
          </table:table-cell>
          <table:table-cell table:style-name="ce4" table:formula="of:=VLOOKUP([.$A23];[$reed_regras.$A$2:$reed_regras.$H$99];6;0)" office:value-type="float" office:value="2620" calcext:value-type="float">
            <text:p>2620</text:p>
          </table:table-cell>
          <table:table-cell table:style-name="ce4" table:formula="of:=VLOOKUP([.$A23];[$reed_regras.$A$2:$reed_regras.$H$99];7;0)" office:value-type="float" office:value="2300" calcext:value-type="float">
            <text:p>2300</text:p>
          </table:table-cell>
          <table:table-cell table:formula="of:=VLOOKUP([.$A23];[$reed_regras_otimos.$A$2:$reed_regras_otimos.$H$99];6;0)" office:value-type="float" office:value="200" calcext:value-type="float">
            <text:p>200</text:p>
          </table:table-cell>
          <table:table-cell table:formula="of:=VLOOKUP([.$A23];[$reed_regras_otimos.$A$2:$reed_regras_otimos.$H$99];7;0)" office:value-type="float" office:value="107" calcext:value-type="float">
            <text:p>107</text:p>
          </table:table-cell>
          <table:table-cell table:formula="of:=VLOOKUP([.$A23];[$reed_otimos.$A$2:$reed_otimos.$H$99];6;0)" office:value-type="float" office:value="206" calcext:value-type="float">
            <text:p>206</text:p>
          </table:table-cell>
          <table:table-cell table:formula="of:=VLOOKUP([.$A23];[$reed_otimos.$A$2:$reed_otimos.$H$99];7;0)" office:value-type="float" office:value="57" calcext:value-type="float">
            <text:p>57</text:p>
          </table:table-cell>
          <table:table-cell table:formula="of:=VLOOKUP([.$A23];[$reed_otimos_regras.$A$2:$reed_otimos_regras.$H$99];6;0)" office:value-type="float" office:value="2600" calcext:value-type="float">
            <text:p>2600</text:p>
          </table:table-cell>
          <table:table-cell table:formula="of:=VLOOKUP([.$A23];[$reed_otimos_regras.$A$2:$reed_otimos_regras.$H$99];7;0)" office:value-type="float" office:value="2342" calcext:value-type="float">
            <text:p>2342</text:p>
          </table:table-cell>
          <table:table-cell table:style-name="ce10" table:formula="of:=VLOOKUP([.$A23];[$regras.$A$2:$regras.$H$99];6;0)" office:value-type="float" office:value="2858" calcext:value-type="float">
            <text:p>2.858</text:p>
          </table:table-cell>
          <table:table-cell table:style-name="ce10" table:formula="of:=VLOOKUP([.$A23];[$regras.$A$2:$regras.$H$99];7;0)" office:value-type="float" office:value="2348" calcext:value-type="float">
            <text:p>2.348</text:p>
          </table:table-cell>
          <table:table-cell table:style-name="ce4" table:formula="of:=VLOOKUP([.$A23];[$regras_otimos.$A$2:$regras_otimos.$H$99];6;0)" office:value-type="float" office:value="218" calcext:value-type="float">
            <text:p>218</text:p>
          </table:table-cell>
          <table:table-cell table:style-name="ce4" table:formula="of:=VLOOKUP([.$A23];[$regras_otimos.$A$2:$regras_otimos.$H$99];7;0)" office:value-type="float" office:value="-1167" calcext:value-type="float">
            <text:p>-1167</text:p>
          </table:table-cell>
          <table:table-cell table:formula="of:=VLOOKUP([.$A23];[$regras_otimos_reed.$A$2:$regras_otimos_reed.$H$99];6;0)" office:value-type="float" office:value="-81" calcext:value-type="float">
            <text:p>-81</text:p>
          </table:table-cell>
          <table:table-cell table:formula="of:=VLOOKUP([.$A23];[$regras_otimos_reed.$A$2:$regras_otimos_reed.$H$99];7;0)" office:value-type="float" office:value="-1802" calcext:value-type="float">
            <text:p>-1802</text:p>
          </table:table-cell>
          <table:table-cell table:formula="of:=VLOOKUP([.$A23];[$regras_reed.$A$2:$regras_reed.$H$99];6;0)" office:value-type="float" office:value="-5" calcext:value-type="float">
            <text:p>-5</text:p>
          </table:table-cell>
          <table:table-cell table:formula="of:=VLOOKUP([.$A23];[$regras_reed.$A$2:$regras_reed.$H$99];7;0)" office:value-type="float" office:value="-2095" calcext:value-type="float">
            <text:p>-2095</text:p>
          </table:table-cell>
          <table:table-cell table:formula="of:=VLOOKUP([.$A23];[$regras_reed_otimos.$A$2:$regras_reed_otimos.$H$99];6;0)" office:value-type="float" office:value="199" calcext:value-type="float">
            <text:p>199</text:p>
          </table:table-cell>
          <table:table-cell table:formula="of:=VLOOKUP([.$A23];[$regras_reed_otimos.$A$2:$regras_reed_otimos.$H$99];7;0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wb11_out.tfc</text:p>
          </table:table-cell>
          <table:table-cell table:style-name="ce10" table:formula="of:=VLOOKUP([.$A24];[$otimos.$A$2:$otimos.$H$99];2;0)" office:value-type="float" office:value="16144" calcext:value-type="float">
            <text:p>16.144</text:p>
          </table:table-cell>
          <table:table-cell table:style-name="ce10" table:formula="of:=VLOOKUP([.$A24];[$otimos.$A$2:$otimos.$H$99];3;0)" office:value-type="float" office:value="120388" calcext:value-type="float">
            <text:p>120.388</text:p>
          </table:table-cell>
          <table:table-cell table:style-name="ce10" table:formula="of:=VLOOKUP([.$A24];[$otimos.$A$2:$otimos.$H$99];6;0)" office:value-type="float" office:value="731" calcext:value-type="float">
            <text:p>731</text:p>
          </table:table-cell>
          <table:table-cell table:style-name="ce10" table:formula="of:=VLOOKUP([.$A24];[$otimos.$A$2:$otimos.$H$99];7;0)" office:value-type="float" office:value="-505" calcext:value-type="float">
            <text:p>-505</text:p>
          </table:table-cell>
          <table:table-cell table:style-name="ce4" table:formula="of:=VLOOKUP([.$A24];[$otimos_regras.$A$2:$otimos_regras.$H$99];6;0)" office:value-type="float" office:value="944" calcext:value-type="float">
            <text:p>944</text:p>
          </table:table-cell>
          <table:table-cell table:style-name="ce4" table:formula="of:=VLOOKUP([.$A24];[$otimos_regras.$A$2:$otimos_regras.$H$99];7;0)" office:value-type="float" office:value="799" calcext:value-type="float">
            <text:p>799</text:p>
          </table:table-cell>
          <table:table-cell table:formula="of:=VLOOKUP([.$A24];[$otimos_regras_reed.$A$2:$otimos_regras_reed.$H$99];6;0)" office:value-type="float" office:value="-33" calcext:value-type="float">
            <text:p>-33</text:p>
          </table:table-cell>
          <table:table-cell table:formula="of:=VLOOKUP([.$A24];[$otimos_regras_reed.$A$2:$otimos_regras_reed.$H$99];7;0)" office:value-type="float" office:value="-12594" calcext:value-type="float">
            <text:p>-12594</text:p>
          </table:table-cell>
          <table:table-cell table:formula="of:=VLOOKUP([.$A24];[$otimos_reed.$A$2:$otimos_reed.$H$99];6;0)" office:value-type="float" office:value="137" calcext:value-type="float">
            <text:p>137</text:p>
          </table:table-cell>
          <table:table-cell table:formula="of:=VLOOKUP([.$A24];[$otimos_reed.$A$2:$otimos_reed.$H$99];7;0)" office:value-type="float" office:value="-12333" calcext:value-type="float">
            <text:p>-12333</text:p>
          </table:table-cell>
          <table:table-cell table:formula="of:=VLOOKUP([.$A24];[$otimos_reed_regras.$A$2:$otimos_reed_regras.$H$99];6;0)" office:value-type="float" office:value="710" calcext:value-type="float">
            <text:p>710</text:p>
          </table:table-cell>
          <table:table-cell table:formula="of:=VLOOKUP([.$A24];[$otimos_reed_regras.$A$2:$otimos_reed_regras.$H$99];7;0)" office:value-type="float" office:value="605" calcext:value-type="float">
            <text:p>605</text:p>
          </table:table-cell>
          <table:table-cell table:style-name="ce10" table:formula="of:=VLOOKUP([.$A24];[$reed.$A$2:$reed.$H$99];6;0)" office:value-type="float" office:value="333" calcext:value-type="float">
            <text:p>333</text:p>
          </table:table-cell>
          <table:table-cell table:style-name="ce10" table:formula="of:=VLOOKUP([.$A24];[$reed.$A$2:$reed.$H$99];7;0)" office:value-type="float" office:value="-24225" calcext:value-type="float">
            <text:p>-24.225</text:p>
          </table:table-cell>
          <table:table-cell table:style-name="ce4" table:formula="of:=VLOOKUP([.$A24];[$reed_regras.$A$2:$reed_regras.$H$99];6;0)" office:value-type="float" office:value="1066" calcext:value-type="float">
            <text:p>1066</text:p>
          </table:table-cell>
          <table:table-cell table:style-name="ce4" table:formula="of:=VLOOKUP([.$A24];[$reed_regras.$A$2:$reed_regras.$H$99];7;0)" office:value-type="float" office:value="224" calcext:value-type="float">
            <text:p>224</text:p>
          </table:table-cell>
          <table:table-cell table:formula="of:=VLOOKUP([.$A24];[$reed_regras_otimos.$A$2:$reed_regras_otimos.$H$99];6;0)" office:value-type="float" office:value="375" calcext:value-type="float">
            <text:p>375</text:p>
          </table:table-cell>
          <table:table-cell table:formula="of:=VLOOKUP([.$A24];[$reed_regras_otimos.$A$2:$reed_regras_otimos.$H$99];7;0)" office:value-type="float" office:value="21755" calcext:value-type="float">
            <text:p>21755</text:p>
          </table:table-cell>
          <table:table-cell table:formula="of:=VLOOKUP([.$A24];[$reed_otimos.$A$2:$reed_otimos.$H$99];6;0)" office:value-type="float" office:value="592" calcext:value-type="float">
            <text:p>592</text:p>
          </table:table-cell>
          <table:table-cell table:formula="of:=VLOOKUP([.$A24];[$reed_otimos.$A$2:$reed_otimos.$H$99];7;0)" office:value-type="float" office:value="21705" calcext:value-type="float">
            <text:p>21705</text:p>
          </table:table-cell>
          <table:table-cell table:formula="of:=VLOOKUP([.$A24];[$reed_otimos_regras.$A$2:$reed_otimos_regras.$H$99];6;0)" office:value-type="float" office:value="742" calcext:value-type="float">
            <text:p>742</text:p>
          </table:table-cell>
          <table:table-cell table:formula="of:=VLOOKUP([.$A24];[$reed_otimos_regras.$A$2:$reed_otimos_regras.$H$99];7;0)" office:value-type="float" office:value="688" calcext:value-type="float">
            <text:p>688</text:p>
          </table:table-cell>
          <table:table-cell table:style-name="ce10" table:formula="of:=VLOOKUP([.$A24];[$regras.$A$2:$regras.$H$99];6;0)" office:value-type="float" office:value="1950" calcext:value-type="float">
            <text:p>1.950</text:p>
          </table:table-cell>
          <table:table-cell table:style-name="ce10" table:formula="of:=VLOOKUP([.$A24];[$regras.$A$2:$regras.$H$99];7;0)" office:value-type="float" office:value="-342" calcext:value-type="float">
            <text:p>-342</text:p>
          </table:table-cell>
          <table:table-cell table:style-name="ce4" table:formula="of:=VLOOKUP([.$A24];[$regras_otimos.$A$2:$regras_otimos.$H$99];6;0)" office:value-type="float" office:value="265" calcext:value-type="float">
            <text:p>265</text:p>
          </table:table-cell>
          <table:table-cell table:style-name="ce4" table:formula="of:=VLOOKUP([.$A24];[$regras_otimos.$A$2:$regras_otimos.$H$99];7;0)" office:value-type="float" office:value="-23" calcext:value-type="float">
            <text:p>-23</text:p>
          </table:table-cell>
          <table:table-cell table:formula="of:=VLOOKUP([.$A24];[$regras_otimos_reed.$A$2:$regras_otimos_reed.$H$99];6;0)" office:value-type="float" office:value="-248" calcext:value-type="float">
            <text:p>-248</text:p>
          </table:table-cell>
          <table:table-cell table:formula="of:=VLOOKUP([.$A24];[$regras_otimos_reed.$A$2:$regras_otimos_reed.$H$99];7;0)" office:value-type="float" office:value="-11961" calcext:value-type="float">
            <text:p>-11961</text:p>
          </table:table-cell>
          <table:table-cell table:formula="of:=VLOOKUP([.$A24];[$regras_reed.$A$2:$regras_reed.$H$99];6;0)" office:value-type="float" office:value="-45" calcext:value-type="float">
            <text:p>-45</text:p>
          </table:table-cell>
          <table:table-cell table:formula="of:=VLOOKUP([.$A24];[$regras_reed.$A$2:$regras_reed.$H$99];7;0)" office:value-type="float" office:value="-23713" calcext:value-type="float">
            <text:p>-23713</text:p>
          </table:table-cell>
          <table:table-cell table:formula="of:=VLOOKUP([.$A24];[$regras_reed_otimos.$A$2:$regras_reed_otimos.$H$99];6;0)" office:value-type="float" office:value="372" calcext:value-type="float">
            <text:p>372</text:p>
          </table:table-cell>
          <table:table-cell table:formula="of:=VLOOKUP([.$A24];[$regras_reed_otimos.$A$2:$regras_reed_otimos.$H$99];7;0)" office:value-type="float" office:value="22186" calcext:value-type="float">
            <text:p>22186</text:p>
          </table:table-cell>
          <table:table-cell/>
        </table:table-row>
        <table:table-row table:style-name="ro1">
          <table:table-cell office:value-type="string" calcext:value-type="string">
            <text:p>S1-hwb7_15.tfc</text:p>
          </table:table-cell>
          <table:table-cell table:style-name="ce10" table:formula="of:=VLOOKUP([.$A25];[$otimos.$A$2:$otimos.$H$99];2;0)" office:value-type="float" office:value="396" calcext:value-type="float">
            <text:p>396</text:p>
          </table:table-cell>
          <table:table-cell table:style-name="ce10" table:formula="of:=VLOOKUP([.$A25];[$otimos.$A$2:$otimos.$H$99];3;0)" office:value-type="float" office:value="41123" calcext:value-type="float">
            <text:p>41.123</text:p>
          </table:table-cell>
          <table:table-cell table:style-name="ce10" table:formula="of:=VLOOKUP([.$A25];[$otimos.$A$2:$otimos.$H$99];6;0)" office:value-type="float" office:value="16" calcext:value-type="float">
            <text:p>16</text:p>
          </table:table-cell>
          <table:table-cell table:style-name="ce10" table:formula="of:=VLOOKUP([.$A25];[$otimos.$A$2:$otimos.$H$99];7;0)" office:value-type="float" office:value="3780" calcext:value-type="float">
            <text:p>3.780</text:p>
          </table:table-cell>
          <table:table-cell table:style-name="ce4" table:formula="of:=VLOOKUP([.$A25];[$otimos_regras.$A$2:$otimos_regras.$H$99];6;0)" office:value-type="float" office:value="0" calcext:value-type="float">
            <text:p>0</text:p>
          </table:table-cell>
          <table:table-cell table:style-name="ce4" table:formula="of:=VLOOKUP([.$A25];[$otimos_regras.$A$2:$otimos_regras.$H$99];7;0)" office:value-type="float" office:value="0" calcext:value-type="float">
            <text:p>0</text:p>
          </table:table-cell>
          <table:table-cell table:formula="of:=VLOOKUP([.$A25];[$otimos_regras_reed.$A$2:$otimos_regras_reed.$H$99];6;0)" office:value-type="float" office:value="-16" calcext:value-type="float">
            <text:p>-16</text:p>
          </table:table-cell>
          <table:table-cell table:formula="of:=VLOOKUP([.$A25];[$otimos_regras_reed.$A$2:$otimos_regras_reed.$H$99];7;0)" office:value-type="float" office:value="-1719" calcext:value-type="float">
            <text:p>-1719</text:p>
          </table:table-cell>
          <table:table-cell table:formula="of:=VLOOKUP([.$A25];[$otimos_reed.$A$2:$otimos_reed.$H$99];6;0)" office:value-type="float" office:value="-16" calcext:value-type="float">
            <text:p>-16</text:p>
          </table:table-cell>
          <table:table-cell table:formula="of:=VLOOKUP([.$A25];[$otimos_reed.$A$2:$otimos_reed.$H$99];7;0)" office:value-type="float" office:value="-1719" calcext:value-type="float">
            <text:p>-1719</text:p>
          </table:table-cell>
          <table:table-cell table:formula="of:=VLOOKUP([.$A25];[$otimos_reed_regras.$A$2:$otimos_reed_regras.$H$99];6;0)" office:value-type="float" office:value="0" calcext:value-type="float">
            <text:p>0</text:p>
          </table:table-cell>
          <table:table-cell table:formula="of:=VLOOKUP([.$A25];[$otimos_reed_regras.$A$2:$otimos_reed_regras.$H$99];7;0)" office:value-type="float" office:value="0" calcext:value-type="float">
            <text:p>0</text:p>
          </table:table-cell>
          <table:table-cell table:style-name="ce10" table:formula="of:=VLOOKUP([.$A25];[$reed.$A$2:$reed.$H$99];6;0)" office:value-type="float" office:value="0" calcext:value-type="float">
            <text:p>0</text:p>
          </table:table-cell>
          <table:table-cell table:style-name="ce10" table:formula="of:=VLOOKUP([.$A25];[$reed.$A$2:$reed.$H$99];7;0)" office:value-type="float" office:value="1165" calcext:value-type="float">
            <text:p>1.165</text:p>
          </table:table-cell>
          <table:table-cell table:style-name="ce4" table:formula="of:=VLOOKUP([.$A25];[$reed_regras.$A$2:$reed_regras.$H$99];6;0)" office:value-type="float" office:value="0" calcext:value-type="float">
            <text:p>0</text:p>
          </table:table-cell>
          <table:table-cell table:style-name="ce4" table:formula="of:=VLOOKUP([.$A25];[$reed_regras.$A$2:$reed_regras.$H$99];7;0)" office:value-type="float" office:value="0" calcext:value-type="float">
            <text:p>0</text:p>
          </table:table-cell>
          <table:table-cell table:formula="of:=VLOOKUP([.$A25];[$reed_regras_otimos.$A$2:$reed_regras_otimos.$H$99];6;0)" office:value-type="float" office:value="1" calcext:value-type="float">
            <text:p>1</text:p>
          </table:table-cell>
          <table:table-cell table:formula="of:=VLOOKUP([.$A25];[$reed_regras_otimos.$A$2:$reed_regras_otimos.$H$99];7;0)" office:value-type="float" office:value="1453" calcext:value-type="float">
            <text:p>1453</text:p>
          </table:table-cell>
          <table:table-cell table:formula="of:=VLOOKUP([.$A25];[$reed_otimos.$A$2:$reed_otimos.$H$99];6;0)" office:value-type="float" office:value="1" calcext:value-type="float">
            <text:p>1</text:p>
          </table:table-cell>
          <table:table-cell table:formula="of:=VLOOKUP([.$A25];[$reed_otimos.$A$2:$reed_otimos.$H$99];7;0)" office:value-type="float" office:value="1453" calcext:value-type="float">
            <text:p>1453</text:p>
          </table:table-cell>
          <table:table-cell table:formula="of:=VLOOKUP([.$A25];[$reed_otimos_regras.$A$2:$reed_otimos_regras.$H$99];6;0)" office:value-type="float" office:value="0" calcext:value-type="float">
            <text:p>0</text:p>
          </table:table-cell>
          <table:table-cell table:formula="of:=VLOOKUP([.$A25];[$reed_otimos_regras.$A$2:$reed_otimos_regras.$H$99];7;0)" office:value-type="float" office:value="0" calcext:value-type="float">
            <text:p>0</text:p>
          </table:table-cell>
          <table:table-cell table:style-name="ce10" table:formula="of:=VLOOKUP([.$A25];[$regras.$A$2:$regras.$H$99];6;0)" office:value-type="float" office:value="6" calcext:value-type="float">
            <text:p>6</text:p>
          </table:table-cell>
          <table:table-cell table:style-name="ce10" table:formula="of:=VLOOKUP([.$A25];[$regras.$A$2:$regras.$H$99];7;0)" office:value-type="float" office:value="750" calcext:value-type="float">
            <text:p>750</text:p>
          </table:table-cell>
          <table:table-cell table:style-name="ce4" table:formula="of:=VLOOKUP([.$A25];[$regras_otimos.$A$2:$regras_otimos.$H$99];6;0)" office:value-type="float" office:value="10" calcext:value-type="float">
            <text:p>10</text:p>
          </table:table-cell>
          <table:table-cell table:style-name="ce4" table:formula="of:=VLOOKUP([.$A25];[$regras_otimos.$A$2:$regras_otimos.$H$99];7;0)" office:value-type="float" office:value="3030" calcext:value-type="float">
            <text:p>3030</text:p>
          </table:table-cell>
          <table:table-cell table:formula="of:=VLOOKUP([.$A25];[$regras_otimos_reed.$A$2:$regras_otimos_reed.$H$99];6;0)" office:value-type="float" office:value="-16" calcext:value-type="float">
            <text:p>-16</text:p>
          </table:table-cell>
          <table:table-cell table:formula="of:=VLOOKUP([.$A25];[$regras_otimos_reed.$A$2:$regras_otimos_reed.$H$99];7;0)" office:value-type="float" office:value="-1719" calcext:value-type="float">
            <text:p>-1719</text:p>
          </table:table-cell>
          <table:table-cell table:formula="of:=VLOOKUP([.$A25];[$regras_reed.$A$2:$regras_reed.$H$99];6;0)" office:value-type="float" office:value="-6" calcext:value-type="float">
            <text:p>-6</text:p>
          </table:table-cell>
          <table:table-cell table:formula="of:=VLOOKUP([.$A25];[$regras_reed.$A$2:$regras_reed.$H$99];7;0)" office:value-type="float" office:value="415" calcext:value-type="float">
            <text:p>415</text:p>
          </table:table-cell>
          <table:table-cell table:formula="of:=VLOOKUP([.$A25];[$regras_reed_otimos.$A$2:$regras_reed_otimos.$H$99];6;0)" office:value-type="float" office:value="1" calcext:value-type="float">
            <text:p>1</text:p>
          </table:table-cell>
          <table:table-cell table:formula="of:=VLOOKUP([.$A25];[$regras_reed_otimos.$A$2:$regras_reed_otimos.$H$99];7;0)" office:value-type="float" office:value="1453" calcext:value-type="float">
            <text:p>1453</text:p>
          </table:table-cell>
          <table:table-cell/>
        </table:table-row>
        <table:table-row table:style-name="ro1">
          <table:table-cell office:value-type="string" calcext:value-type="string">
            <text:p>S1-hwb7_15_inv.tfc</text:p>
          </table:table-cell>
          <table:table-cell table:style-name="ce10" table:formula="of:=VLOOKUP([.$A26];[$otimos.$A$2:$otimos.$H$99];2;0)" office:value-type="float" office:value="282" calcext:value-type="float">
            <text:p>282</text:p>
          </table:table-cell>
          <table:table-cell table:style-name="ce10" table:formula="of:=VLOOKUP([.$A26];[$otimos.$A$2:$otimos.$H$99];3;0)" office:value-type="float" office:value="27180" calcext:value-type="float">
            <text:p>27.180</text:p>
          </table:table-cell>
          <table:table-cell table:style-name="ce10" table:formula="of:=VLOOKUP([.$A26];[$otimos.$A$2:$otimos.$H$99];6;0)" office:value-type="float" office:value="6" calcext:value-type="float">
            <text:p>6</text:p>
          </table:table-cell>
          <table:table-cell table:style-name="ce10" table:formula="of:=VLOOKUP([.$A26];[$otimos.$A$2:$otimos.$H$99];7;0)" office:value-type="float" office:value="1834" calcext:value-type="float">
            <text:p>1.834</text:p>
          </table:table-cell>
          <table:table-cell table:style-name="ce4" table:formula="of:=VLOOKUP([.$A26];[$otimos_regras.$A$2:$otimos_regras.$H$99];6;0)" office:value-type="float" office:value="0" calcext:value-type="float">
            <text:p>0</text:p>
          </table:table-cell>
          <table:table-cell table:style-name="ce4" table:formula="of:=VLOOKUP([.$A26];[$otimos_regras.$A$2:$otimos_regras.$H$99];7;0)" office:value-type="float" office:value="0" calcext:value-type="float">
            <text:p>0</text:p>
          </table:table-cell>
          <table:table-cell table:formula="of:=VLOOKUP([.$A26];[$otimos_regras_reed.$A$2:$otimos_regras_reed.$H$99];6;0)" office:value-type="float" office:value="-5" calcext:value-type="float">
            <text:p>-5</text:p>
          </table:table-cell>
          <table:table-cell table:formula="of:=VLOOKUP([.$A26];[$otimos_regras_reed.$A$2:$otimos_regras_reed.$H$99];7;0)" office:value-type="float" office:value="-709" calcext:value-type="float">
            <text:p>-709</text:p>
          </table:table-cell>
          <table:table-cell table:formula="of:=VLOOKUP([.$A26];[$otimos_reed.$A$2:$otimos_reed.$H$99];6;0)" office:value-type="float" office:value="-5" calcext:value-type="float">
            <text:p>-5</text:p>
          </table:table-cell>
          <table:table-cell table:formula="of:=VLOOKUP([.$A26];[$otimos_reed.$A$2:$otimos_reed.$H$99];7;0)" office:value-type="float" office:value="-709" calcext:value-type="float">
            <text:p>-709</text:p>
          </table:table-cell>
          <table:table-cell table:formula="of:=VLOOKUP([.$A26];[$otimos_reed_regras.$A$2:$otimos_reed_regras.$H$99];6;0)" office:value-type="float" office:value="0" calcext:value-type="float">
            <text:p>0</text:p>
          </table:table-cell>
          <table:table-cell table:formula="of:=VLOOKUP([.$A26];[$otimos_reed_regras.$A$2:$otimos_reed_regras.$H$99];7;0)" office:value-type="float" office:value="0" calcext:value-type="float">
            <text:p>0</text:p>
          </table:table-cell>
          <table:table-cell table:style-name="ce10" table:formula="of:=VLOOKUP([.$A26];[$reed.$A$2:$reed.$H$99];6;0)" office:value-type="float" office:value="-1" calcext:value-type="float">
            <text:p>-1</text:p>
          </table:table-cell>
          <table:table-cell table:style-name="ce10" table:formula="of:=VLOOKUP([.$A26];[$reed.$A$2:$reed.$H$99];7;0)" office:value-type="float" office:value="715" calcext:value-type="float">
            <text:p>715</text:p>
          </table:table-cell>
          <table:table-cell table:style-name="ce4" table:formula="of:=VLOOKUP([.$A26];[$reed_regras.$A$2:$reed_regras.$H$99];6;0)" office:value-type="float" office:value="0" calcext:value-type="float">
            <text:p>0</text:p>
          </table:table-cell>
          <table:table-cell table:style-name="ce4" table:formula="of:=VLOOKUP([.$A26];[$reed_regras.$A$2:$reed_regras.$H$99];7;0)" office:value-type="float" office:value="0" calcext:value-type="float">
            <text:p>0</text:p>
          </table:table-cell>
          <table:table-cell table:formula="of:=VLOOKUP([.$A26];[$reed_regras_otimos.$A$2:$reed_regras_otimos.$H$99];6;0)" office:value-type="float" office:value="0" calcext:value-type="float">
            <text:p>0</text:p>
          </table:table-cell>
          <table:table-cell table:formula="of:=VLOOKUP([.$A26];[$reed_regras_otimos.$A$2:$reed_regras_otimos.$H$99];7;0)" office:value-type="float" office:value="980" calcext:value-type="float">
            <text:p>980</text:p>
          </table:table-cell>
          <table:table-cell table:formula="of:=VLOOKUP([.$A26];[$reed_otimos.$A$2:$reed_otimos.$H$99];6;0)" office:value-type="float" office:value="0" calcext:value-type="float">
            <text:p>0</text:p>
          </table:table-cell>
          <table:table-cell table:formula="of:=VLOOKUP([.$A26];[$reed_otimos.$A$2:$reed_otimos.$H$99];7;0)" office:value-type="float" office:value="980" calcext:value-type="float">
            <text:p>980</text:p>
          </table:table-cell>
          <table:table-cell table:formula="of:=VLOOKUP([.$A26];[$reed_otimos_regras.$A$2:$reed_otimos_regras.$H$99];6;0)" office:value-type="float" office:value="0" calcext:value-type="float">
            <text:p>0</text:p>
          </table:table-cell>
          <table:table-cell table:formula="of:=VLOOKUP([.$A26];[$reed_otimos_regras.$A$2:$reed_otimos_regras.$H$99];7;0)" office:value-type="float" office:value="0" calcext:value-type="float">
            <text:p>0</text:p>
          </table:table-cell>
          <table:table-cell table:style-name="ce10" table:formula="of:=VLOOKUP([.$A26];[$regras.$A$2:$regras.$H$99];6;0)" office:value-type="float" office:value="0" calcext:value-type="float">
            <text:p>0</text:p>
          </table:table-cell>
          <table:table-cell table:style-name="ce10" table:formula="of:=VLOOKUP([.$A26];[$regras.$A$2:$regras.$H$99];7;0)" office:value-type="float" office:value="0" calcext:value-type="float">
            <text:p>0</text:p>
          </table:table-cell>
          <table:table-cell table:style-name="ce4" table:formula="of:=VLOOKUP([.$A26];[$regras_otimos.$A$2:$regras_otimos.$H$99];6;0)" office:value-type="float" office:value="6" calcext:value-type="float">
            <text:p>6</text:p>
          </table:table-cell>
          <table:table-cell table:style-name="ce4" table:formula="of:=VLOOKUP([.$A26];[$regras_otimos.$A$2:$regras_otimos.$H$99];7;0)" office:value-type="float" office:value="1834" calcext:value-type="float">
            <text:p>1834</text:p>
          </table:table-cell>
          <table:table-cell table:formula="of:=VLOOKUP([.$A26];[$regras_otimos_reed.$A$2:$regras_otimos_reed.$H$99];6;0)" office:value-type="float" office:value="-5" calcext:value-type="float">
            <text:p>-5</text:p>
          </table:table-cell>
          <table:table-cell table:formula="of:=VLOOKUP([.$A26];[$regras_otimos_reed.$A$2:$regras_otimos_reed.$H$99];7;0)" office:value-type="float" office:value="-709" calcext:value-type="float">
            <text:p>-709</text:p>
          </table:table-cell>
          <table:table-cell table:formula="of:=VLOOKUP([.$A26];[$regras_reed.$A$2:$regras_reed.$H$99];6;0)" office:value-type="float" office:value="-1" calcext:value-type="float">
            <text:p>-1</text:p>
          </table:table-cell>
          <table:table-cell table:formula="of:=VLOOKUP([.$A26];[$regras_reed.$A$2:$regras_reed.$H$99];7;0)" office:value-type="float" office:value="715" calcext:value-type="float">
            <text:p>715</text:p>
          </table:table-cell>
          <table:table-cell table:formula="of:=VLOOKUP([.$A26];[$regras_reed_otimos.$A$2:$regras_reed_otimos.$H$99];6;0)" office:value-type="float" office:value="0" calcext:value-type="float">
            <text:p>0</text:p>
          </table:table-cell>
          <table:table-cell table:formula="of:=VLOOKUP([.$A26];[$regras_reed_otimos.$A$2:$regras_reed_otimos.$H$99];7;0)" office:value-type="float" office:value="980" calcext:value-type="float">
            <text:p>980</text:p>
          </table:table-cell>
          <table:table-cell/>
        </table:table-row>
        <table:table-row table:style-name="ro1">
          <table:table-cell office:value-type="string" calcext:value-type="string">
            <text:p>S2-hwb7_15.tfc</text:p>
          </table:table-cell>
          <table:table-cell table:style-name="ce10" table:formula="of:=VLOOKUP([.$A27];[$otimos.$A$2:$otimos.$H$99];2;0)" office:value-type="float" office:value="353" calcext:value-type="float">
            <text:p>353</text:p>
          </table:table-cell>
          <table:table-cell table:style-name="ce10" table:formula="of:=VLOOKUP([.$A27];[$otimos.$A$2:$otimos.$H$99];3;0)" office:value-type="float" office:value="35117" calcext:value-type="float">
            <text:p>35.117</text:p>
          </table:table-cell>
          <table:table-cell table:style-name="ce10" table:formula="of:=VLOOKUP([.$A27];[$otimos.$A$2:$otimos.$H$99];6;0)" office:value-type="float" office:value="22" calcext:value-type="float">
            <text:p>22</text:p>
          </table:table-cell>
          <table:table-cell table:style-name="ce10" table:formula="of:=VLOOKUP([.$A27];[$otimos.$A$2:$otimos.$H$99];7;0)" office:value-type="float" office:value="4790" calcext:value-type="float">
            <text:p>4.790</text:p>
          </table:table-cell>
          <table:table-cell table:style-name="ce4" table:formula="of:=VLOOKUP([.$A27];[$otimos_regras.$A$2:$otimos_regras.$H$99];6;0)" office:value-type="float" office:value="2" calcext:value-type="float">
            <text:p>2</text:p>
          </table:table-cell>
          <table:table-cell table:style-name="ce4" table:formula="of:=VLOOKUP([.$A27];[$otimos_regras.$A$2:$otimos_regras.$H$99];7;0)" office:value-type="float" office:value="250" calcext:value-type="float">
            <text:p>250</text:p>
          </table:table-cell>
          <table:table-cell table:formula="of:=VLOOKUP([.$A27];[$otimos_regras_reed.$A$2:$otimos_regras_reed.$H$99];6;0)" office:value-type="float" office:value="-8" calcext:value-type="float">
            <text:p>-8</text:p>
          </table:table-cell>
          <table:table-cell table:formula="of:=VLOOKUP([.$A27];[$otimos_regras_reed.$A$2:$otimos_regras_reed.$H$99];7;0)" office:value-type="float" office:value="-396" calcext:value-type="float">
            <text:p>-396</text:p>
          </table:table-cell>
          <table:table-cell table:formula="of:=VLOOKUP([.$A27];[$otimos_reed.$A$2:$otimos_reed.$H$99];6;0)" office:value-type="float" office:value="-6" calcext:value-type="float">
            <text:p>-6</text:p>
          </table:table-cell>
          <table:table-cell table:formula="of:=VLOOKUP([.$A27];[$otimos_reed.$A$2:$otimos_reed.$H$99];7;0)" office:value-type="float" office:value="-146" calcext:value-type="float">
            <text:p>-146</text:p>
          </table:table-cell>
          <table:table-cell table:formula="of:=VLOOKUP([.$A27];[$otimos_reed_regras.$A$2:$otimos_reed_regras.$H$99];6;0)" office:value-type="float" office:value="0" calcext:value-type="float">
            <text:p>0</text:p>
          </table:table-cell>
          <table:table-cell table:formula="of:=VLOOKUP([.$A27];[$otimos_reed_regras.$A$2:$otimos_reed_regras.$H$99];7;0)" office:value-type="float" office:value="0" calcext:value-type="float">
            <text:p>0</text:p>
          </table:table-cell>
          <table:table-cell table:style-name="ce10" table:formula="of:=VLOOKUP([.$A27];[$reed.$A$2:$reed.$H$99];6;0)" office:value-type="float" office:value="4" calcext:value-type="float">
            <text:p>4</text:p>
          </table:table-cell>
          <table:table-cell table:style-name="ce10" table:formula="of:=VLOOKUP([.$A27];[$reed.$A$2:$reed.$H$99];7;0)" office:value-type="float" office:value="2216" calcext:value-type="float">
            <text:p>2.216</text:p>
          </table:table-cell>
          <table:table-cell table:style-name="ce4" table:formula="of:=VLOOKUP([.$A27];[$reed_regras.$A$2:$reed_regras.$H$99];6;0)" office:value-type="float" office:value="2" calcext:value-type="float">
            <text:p>2</text:p>
          </table:table-cell>
          <table:table-cell table:style-name="ce4" table:formula="of:=VLOOKUP([.$A27];[$reed_regras.$A$2:$reed_regras.$H$99];7;0)" office:value-type="float" office:value="250" calcext:value-type="float">
            <text:p>250</text:p>
          </table:table-cell>
          <table:table-cell table:formula="of:=VLOOKUP([.$A27];[$reed_regras_otimos.$A$2:$reed_regras_otimos.$H$99];6;0)" office:value-type="float" office:value="10" calcext:value-type="float">
            <text:p>10</text:p>
          </table:table-cell>
          <table:table-cell table:formula="of:=VLOOKUP([.$A27];[$reed_regras_otimos.$A$2:$reed_regras_otimos.$H$99];7;0)" office:value-type="float" office:value="2678" calcext:value-type="float">
            <text:p>2678</text:p>
          </table:table-cell>
          <table:table-cell table:formula="of:=VLOOKUP([.$A27];[$reed_otimos.$A$2:$reed_otimos.$H$99];6;0)" office:value-type="float" office:value="12" calcext:value-type="float">
            <text:p>12</text:p>
          </table:table-cell>
          <table:table-cell table:formula="of:=VLOOKUP([.$A27];[$reed_otimos.$A$2:$reed_otimos.$H$99];7;0)" office:value-type="float" office:value="2928" calcext:value-type="float">
            <text:p>2928</text:p>
          </table:table-cell>
          <table:table-cell table:formula="of:=VLOOKUP([.$A27];[$reed_otimos_regras.$A$2:$reed_otimos_regras.$H$99];6;0)" office:value-type="float" office:value="2" calcext:value-type="float">
            <text:p>2</text:p>
          </table:table-cell>
          <table:table-cell table:formula="of:=VLOOKUP([.$A27];[$reed_otimos_regras.$A$2:$reed_otimos_regras.$H$99];7;0)" office:value-type="float" office:value="250" calcext:value-type="float">
            <text:p>250</text:p>
          </table:table-cell>
          <table:table-cell table:style-name="ce10" table:formula="of:=VLOOKUP([.$A27];[$regras.$A$2:$regras.$H$99];6;0)" office:value-type="float" office:value="2" calcext:value-type="float">
            <text:p>2</text:p>
          </table:table-cell>
          <table:table-cell table:style-name="ce10" table:formula="of:=VLOOKUP([.$A27];[$regras.$A$2:$regras.$H$99];7;0)" office:value-type="float" office:value="250" calcext:value-type="float">
            <text:p>250</text:p>
          </table:table-cell>
          <table:table-cell table:style-name="ce4" table:formula="of:=VLOOKUP([.$A27];[$regras_otimos.$A$2:$regras_otimos.$H$99];6;0)" office:value-type="float" office:value="20" calcext:value-type="float">
            <text:p>20</text:p>
          </table:table-cell>
          <table:table-cell table:style-name="ce4" table:formula="of:=VLOOKUP([.$A27];[$regras_otimos.$A$2:$regras_otimos.$H$99];7;0)" office:value-type="float" office:value="4540" calcext:value-type="float">
            <text:p>4540</text:p>
          </table:table-cell>
          <table:table-cell table:formula="of:=VLOOKUP([.$A27];[$regras_otimos_reed.$A$2:$regras_otimos_reed.$H$99];6;0)" office:value-type="float" office:value="-6" calcext:value-type="float">
            <text:p>-6</text:p>
          </table:table-cell>
          <table:table-cell table:formula="of:=VLOOKUP([.$A27];[$regras_otimos_reed.$A$2:$regras_otimos_reed.$H$99];7;0)" office:value-type="float" office:value="-146" calcext:value-type="float">
            <text:p>-146</text:p>
          </table:table-cell>
          <table:table-cell table:formula="of:=VLOOKUP([.$A27];[$regras_reed.$A$2:$regras_reed.$H$99];6;0)" office:value-type="float" office:value="4" calcext:value-type="float">
            <text:p>4</text:p>
          </table:table-cell>
          <table:table-cell table:formula="of:=VLOOKUP([.$A27];[$regras_reed.$A$2:$regras_reed.$H$99];7;0)" office:value-type="float" office:value="2216" calcext:value-type="float">
            <text:p>2216</text:p>
          </table:table-cell>
          <table:table-cell table:formula="of:=VLOOKUP([.$A27];[$regras_reed_otimos.$A$2:$regras_reed_otimos.$H$99];6;0)" office:value-type="float" office:value="10" calcext:value-type="float">
            <text:p>10</text:p>
          </table:table-cell>
          <table:table-cell table:formula="of:=VLOOKUP([.$A27];[$regras_reed_otimos.$A$2:$regras_reed_otimos.$H$99];7;0)" office:value-type="float" office:value="2678" calcext:value-type="float">
            <text:p>2678</text:p>
          </table:table-cell>
          <table:table-cell/>
        </table:table-row>
        <table:table-row table:style-name="ro1">
          <table:table-cell office:value-type="string" calcext:value-type="string">
            <text:p>S2-hwb7_15_inv.tfc</text:p>
          </table:table-cell>
          <table:table-cell table:style-name="ce10" table:formula="of:=VLOOKUP([.$A28];[$otimos.$A$2:$otimos.$H$99];2;0)" office:value-type="float" office:value="291" calcext:value-type="float">
            <text:p>291</text:p>
          </table:table-cell>
          <table:table-cell table:style-name="ce10" table:formula="of:=VLOOKUP([.$A28];[$otimos.$A$2:$otimos.$H$99];3;0)" office:value-type="float" office:value="27426" calcext:value-type="float">
            <text:p>27.426</text:p>
          </table:table-cell>
          <table:table-cell table:style-name="ce10" table:formula="of:=VLOOKUP([.$A28];[$otimos.$A$2:$otimos.$H$99];6;0)" office:value-type="float" office:value="9" calcext:value-type="float">
            <text:p>9</text:p>
          </table:table-cell>
          <table:table-cell table:style-name="ce10" table:formula="of:=VLOOKUP([.$A28];[$otimos.$A$2:$otimos.$H$99];7;0)" office:value-type="float" office:value="2486" calcext:value-type="float">
            <text:p>2.486</text:p>
          </table:table-cell>
          <table:table-cell table:style-name="ce4" table:formula="of:=VLOOKUP([.$A28];[$otimos_regras.$A$2:$otimos_regras.$H$99];6;0)" office:value-type="float" office:value="0" calcext:value-type="float">
            <text:p>0</text:p>
          </table:table-cell>
          <table:table-cell table:style-name="ce4" table:formula="of:=VLOOKUP([.$A28];[$otimos_regras.$A$2:$otimos_regras.$H$99];7;0)" office:value-type="float" office:value="0" calcext:value-type="float">
            <text:p>0</text:p>
          </table:table-cell>
          <table:table-cell table:formula="of:=VLOOKUP([.$A28];[$otimos_regras_reed.$A$2:$otimos_regras_reed.$H$99];6;0)" office:value-type="float" office:value="-7" calcext:value-type="float">
            <text:p>-7</text:p>
          </table:table-cell>
          <table:table-cell table:formula="of:=VLOOKUP([.$A28];[$otimos_regras_reed.$A$2:$otimos_regras_reed.$H$99];7;0)" office:value-type="float" office:value="-485" calcext:value-type="float">
            <text:p>-485</text:p>
          </table:table-cell>
          <table:table-cell table:formula="of:=VLOOKUP([.$A28];[$otimos_reed.$A$2:$otimos_reed.$H$99];6;0)" office:value-type="float" office:value="-7" calcext:value-type="float">
            <text:p>-7</text:p>
          </table:table-cell>
          <table:table-cell table:formula="of:=VLOOKUP([.$A28];[$otimos_reed.$A$2:$otimos_reed.$H$99];7;0)" office:value-type="float" office:value="-485" calcext:value-type="float">
            <text:p>-485</text:p>
          </table:table-cell>
          <table:table-cell table:formula="of:=VLOOKUP([.$A28];[$otimos_reed_regras.$A$2:$otimos_reed_regras.$H$99];6;0)" office:value-type="float" office:value="0" calcext:value-type="float">
            <text:p>0</text:p>
          </table:table-cell>
          <table:table-cell table:formula="of:=VLOOKUP([.$A28];[$otimos_reed_regras.$A$2:$otimos_reed_regras.$H$99];7;0)" office:value-type="float" office:value="0" calcext:value-type="float">
            <text:p>0</text:p>
          </table:table-cell>
          <table:table-cell table:style-name="ce10" table:formula="of:=VLOOKUP([.$A28];[$reed.$A$2:$reed.$H$99];6;0)" office:value-type="float" office:value="1" calcext:value-type="float">
            <text:p>1</text:p>
          </table:table-cell>
          <table:table-cell table:style-name="ce10" table:formula="of:=VLOOKUP([.$A28];[$reed.$A$2:$reed.$H$99];7;0)" office:value-type="float" office:value="1044" calcext:value-type="float">
            <text:p>1.044</text:p>
          </table:table-cell>
          <table:table-cell table:style-name="ce4" table:formula="of:=VLOOKUP([.$A28];[$reed_regras.$A$2:$reed_regras.$H$99];6;0)" office:value-type="float" office:value="0" calcext:value-type="float">
            <text:p>0</text:p>
          </table:table-cell>
          <table:table-cell table:style-name="ce4" table:formula="of:=VLOOKUP([.$A28];[$reed_regras.$A$2:$reed_regras.$H$99];7;0)" office:value-type="float" office:value="0" calcext:value-type="float">
            <text:p>0</text:p>
          </table:table-cell>
          <table:table-cell table:formula="of:=VLOOKUP([.$A28];[$reed_regras_otimos.$A$2:$reed_regras_otimos.$H$99];6;0)" office:value-type="float" office:value="4" calcext:value-type="float">
            <text:p>4</text:p>
          </table:table-cell>
          <table:table-cell table:formula="of:=VLOOKUP([.$A28];[$reed_regras_otimos.$A$2:$reed_regras_otimos.$H$99];7;0)" office:value-type="float" office:value="1863" calcext:value-type="float">
            <text:p>1863</text:p>
          </table:table-cell>
          <table:table-cell table:formula="of:=VLOOKUP([.$A28];[$reed_otimos.$A$2:$reed_otimos.$H$99];6;0)" office:value-type="float" office:value="4" calcext:value-type="float">
            <text:p>4</text:p>
          </table:table-cell>
          <table:table-cell table:formula="of:=VLOOKUP([.$A28];[$reed_otimos.$A$2:$reed_otimos.$H$99];7;0)" office:value-type="float" office:value="1863" calcext:value-type="float">
            <text:p>1863</text:p>
          </table:table-cell>
          <table:table-cell table:formula="of:=VLOOKUP([.$A28];[$reed_otimos_regras.$A$2:$reed_otimos_regras.$H$99];6;0)" office:value-type="float" office:value="0" calcext:value-type="float">
            <text:p>0</text:p>
          </table:table-cell>
          <table:table-cell table:formula="of:=VLOOKUP([.$A28];[$reed_otimos_regras.$A$2:$reed_otimos_regras.$H$99];7;0)" office:value-type="float" office:value="0" calcext:value-type="float">
            <text:p>0</text:p>
          </table:table-cell>
          <table:table-cell table:style-name="ce10" table:formula="of:=VLOOKUP([.$A28];[$regras.$A$2:$regras.$H$99];6;0)" office:value-type="float" office:value="4" calcext:value-type="float">
            <text:p>4</text:p>
          </table:table-cell>
          <table:table-cell table:style-name="ce10" table:formula="of:=VLOOKUP([.$A28];[$regras.$A$2:$regras.$H$99];7;0)" office:value-type="float" office:value="500" calcext:value-type="float">
            <text:p>500</text:p>
          </table:table-cell>
          <table:table-cell table:style-name="ce4" table:formula="of:=VLOOKUP([.$A28];[$regras_otimos.$A$2:$regras_otimos.$H$99];6;0)" office:value-type="float" office:value="7" calcext:value-type="float">
            <text:p>7</text:p>
          </table:table-cell>
          <table:table-cell table:style-name="ce4" table:formula="of:=VLOOKUP([.$A28];[$regras_otimos.$A$2:$regras_otimos.$H$99];7;0)" office:value-type="float" office:value="2236" calcext:value-type="float">
            <text:p>2236</text:p>
          </table:table-cell>
          <table:table-cell table:formula="of:=VLOOKUP([.$A28];[$regras_otimos_reed.$A$2:$regras_otimos_reed.$H$99];6;0)" office:value-type="float" office:value="-7" calcext:value-type="float">
            <text:p>-7</text:p>
          </table:table-cell>
          <table:table-cell table:formula="of:=VLOOKUP([.$A28];[$regras_otimos_reed.$A$2:$regras_otimos_reed.$H$99];7;0)" office:value-type="float" office:value="-485" calcext:value-type="float">
            <text:p>-485</text:p>
          </table:table-cell>
          <table:table-cell table:formula="of:=VLOOKUP([.$A28];[$regras_reed.$A$2:$regras_reed.$H$99];6;0)" office:value-type="float" office:value="-3" calcext:value-type="float">
            <text:p>-3</text:p>
          </table:table-cell>
          <table:table-cell table:formula="of:=VLOOKUP([.$A28];[$regras_reed.$A$2:$regras_reed.$H$99];7;0)" office:value-type="float" office:value="544" calcext:value-type="float">
            <text:p>544</text:p>
          </table:table-cell>
          <table:table-cell table:formula="of:=VLOOKUP([.$A28];[$regras_reed_otimos.$A$2:$regras_reed_otimos.$H$99];6;0)" office:value-type="float" office:value="4" calcext:value-type="float">
            <text:p>4</text:p>
          </table:table-cell>
          <table:table-cell table:formula="of:=VLOOKUP([.$A28];[$regras_reed_otimos.$A$2:$regras_reed_otimos.$H$99];7;0)" office:value-type="float" office:value="1863" calcext:value-type="float">
            <text:p>1863</text:p>
          </table:table-cell>
          <table:table-cell/>
        </table:table-row>
        <table:table-row table:style-name="ro1">
          <table:table-cell office:value-type="string" calcext:value-type="string">
            <text:p>hwb7-236.tfc</text:p>
          </table:table-cell>
          <table:table-cell table:style-name="ce10" table:formula="of:=VLOOKUP([.$A29];[$otimos.$A$2:$otimos.$H$99];2;0)" office:value-type="float" office:value="236" calcext:value-type="float">
            <text:p>236</text:p>
          </table:table-cell>
          <table:table-cell table:style-name="ce10" table:formula="of:=VLOOKUP([.$A29];[$otimos.$A$2:$otimos.$H$99];3;0)" office:value-type="float" office:value="4188" calcext:value-type="float">
            <text:p>4.188</text:p>
          </table:table-cell>
          <table:table-cell table:style-name="ce10" table:formula="of:=VLOOKUP([.$A29];[$otimos.$A$2:$otimos.$H$99];6;0)" office:value-type="float" office:value="8" calcext:value-type="float">
            <text:p>8</text:p>
          </table:table-cell>
          <table:table-cell table:style-name="ce10" table:formula="of:=VLOOKUP([.$A29];[$otimos.$A$2:$otimos.$H$99];7;0)" office:value-type="float" office:value="112" calcext:value-type="float">
            <text:p>112</text:p>
          </table:table-cell>
          <table:table-cell table:style-name="ce4" table:formula="of:=VLOOKUP([.$A29];[$otimos_regras.$A$2:$otimos_regras.$H$99];6;0)" office:value-type="float" office:value="0" calcext:value-type="float">
            <text:p>0</text:p>
          </table:table-cell>
          <table:table-cell table:style-name="ce4" table:formula="of:=VLOOKUP([.$A29];[$otimos_regras.$A$2:$otimos_regras.$H$99];7;0)" office:value-type="float" office:value="0" calcext:value-type="float">
            <text:p>0</text:p>
          </table:table-cell>
          <table:table-cell table:formula="of:=VLOOKUP([.$A29];[$otimos_regras_reed.$A$2:$otimos_regras_reed.$H$99];6;0)" office:value-type="float" office:value="-17" calcext:value-type="float">
            <text:p>-17</text:p>
          </table:table-cell>
          <table:table-cell table:formula="of:=VLOOKUP([.$A29];[$otimos_regras_reed.$A$2:$otimos_regras_reed.$H$99];7;0)" office:value-type="float" office:value="-1597" calcext:value-type="float">
            <text:p>-1597</text:p>
          </table:table-cell>
          <table:table-cell table:formula="of:=VLOOKUP([.$A29];[$otimos_reed.$A$2:$otimos_reed.$H$99];6;0)" office:value-type="float" office:value="-17" calcext:value-type="float">
            <text:p>-17</text:p>
          </table:table-cell>
          <table:table-cell table:formula="of:=VLOOKUP([.$A29];[$otimos_reed.$A$2:$otimos_reed.$H$99];7;0)" office:value-type="float" office:value="-1597" calcext:value-type="float">
            <text:p>-1597</text:p>
          </table:table-cell>
          <table:table-cell table:formula="of:=VLOOKUP([.$A29];[$otimos_reed_regras.$A$2:$otimos_reed_regras.$H$99];6;0)" office:value-type="float" office:value="0" calcext:value-type="float">
            <text:p>0</text:p>
          </table:table-cell>
          <table:table-cell table:formula="of:=VLOOKUP([.$A29];[$otimos_reed_regras.$A$2:$otimos_reed_regras.$H$99];7;0)" office:value-type="float" office:value="0" calcext:value-type="float">
            <text:p>0</text:p>
          </table:table-cell>
          <table:table-cell table:style-name="ce10" table:formula="of:=VLOOKUP([.$A29];[$reed.$A$2:$reed.$H$99];6;0)" office:value-type="float" office:value="-9" calcext:value-type="float">
            <text:p>-9</text:p>
          </table:table-cell>
          <table:table-cell table:style-name="ce10" table:formula="of:=VLOOKUP([.$A29];[$reed.$A$2:$reed.$H$99];7;0)" office:value-type="float" office:value="-1401" calcext:value-type="float">
            <text:p>-1.401</text:p>
          </table:table-cell>
          <table:table-cell table:style-name="ce4" table:formula="of:=VLOOKUP([.$A29];[$reed_regras.$A$2:$reed_regras.$H$99];6;0)" office:value-type="float" office:value="0" calcext:value-type="float">
            <text:p>0</text:p>
          </table:table-cell>
          <table:table-cell table:style-name="ce4" table:formula="of:=VLOOKUP([.$A29];[$reed_regras.$A$2:$reed_regras.$H$99];7;0)" office:value-type="float" office:value="0" calcext:value-type="float">
            <text:p>0</text:p>
          </table:table-cell>
          <table:table-cell table:formula="of:=VLOOKUP([.$A29];[$reed_regras_otimos.$A$2:$reed_regras_otimos.$H$99];6;0)" office:value-type="float" office:value="2" calcext:value-type="float">
            <text:p>2</text:p>
          </table:table-cell>
          <table:table-cell table:formula="of:=VLOOKUP([.$A29];[$reed_regras_otimos.$A$2:$reed_regras_otimos.$H$99];7;0)" office:value-type="float" office:value="374" calcext:value-type="float">
            <text:p>374</text:p>
          </table:table-cell>
          <table:table-cell table:formula="of:=VLOOKUP([.$A29];[$reed_otimos.$A$2:$reed_otimos.$H$99];6;0)" office:value-type="float" office:value="2" calcext:value-type="float">
            <text:p>2</text:p>
          </table:table-cell>
          <table:table-cell table:formula="of:=VLOOKUP([.$A29];[$reed_otimos.$A$2:$reed_otimos.$H$99];7;0)" office:value-type="float" office:value="374" calcext:value-type="float">
            <text:p>374</text:p>
          </table:table-cell>
          <table:table-cell table:formula="of:=VLOOKUP([.$A29];[$reed_otimos_regras.$A$2:$reed_otimos_regras.$H$99];6;0)" office:value-type="float" office:value="0" calcext:value-type="float">
            <text:p>0</text:p>
          </table:table-cell>
          <table:table-cell table:formula="of:=VLOOKUP([.$A29];[$reed_otimos_regras.$A$2:$reed_otimos_regras.$H$99];7;0)" office:value-type="float" office:value="0" calcext:value-type="float">
            <text:p>0</text:p>
          </table:table-cell>
          <table:table-cell table:style-name="ce10" table:formula="of:=VLOOKUP([.$A29];[$regras.$A$2:$regras.$H$99];6;0)" office:value-type="float" office:value="0" calcext:value-type="float">
            <text:p>0</text:p>
          </table:table-cell>
          <table:table-cell table:style-name="ce10" table:formula="of:=VLOOKUP([.$A29];[$regras.$A$2:$regras.$H$99];7;0)" office:value-type="float" office:value="0" calcext:value-type="float">
            <text:p>0</text:p>
          </table:table-cell>
          <table:table-cell table:style-name="ce4" table:formula="of:=VLOOKUP([.$A29];[$regras_otimos.$A$2:$regras_otimos.$H$99];6;0)" office:value-type="float" office:value="8" calcext:value-type="float">
            <text:p>8</text:p>
          </table:table-cell>
          <table:table-cell table:style-name="ce4" table:formula="of:=VLOOKUP([.$A29];[$regras_otimos.$A$2:$regras_otimos.$H$99];7;0)" office:value-type="float" office:value="112" calcext:value-type="float">
            <text:p>112</text:p>
          </table:table-cell>
          <table:table-cell table:formula="of:=VLOOKUP([.$A29];[$regras_otimos_reed.$A$2:$regras_otimos_reed.$H$99];6;0)" office:value-type="float" office:value="-17" calcext:value-type="float">
            <text:p>-17</text:p>
          </table:table-cell>
          <table:table-cell table:formula="of:=VLOOKUP([.$A29];[$regras_otimos_reed.$A$2:$regras_otimos_reed.$H$99];7;0)" office:value-type="float" office:value="-1597" calcext:value-type="float">
            <text:p>-1597</text:p>
          </table:table-cell>
          <table:table-cell table:formula="of:=VLOOKUP([.$A29];[$regras_reed.$A$2:$regras_reed.$H$99];6;0)" office:value-type="float" office:value="-9" calcext:value-type="float">
            <text:p>-9</text:p>
          </table:table-cell>
          <table:table-cell table:formula="of:=VLOOKUP([.$A29];[$regras_reed.$A$2:$regras_reed.$H$99];7;0)" office:value-type="float" office:value="-1401" calcext:value-type="float">
            <text:p>-1401</text:p>
          </table:table-cell>
          <table:table-cell table:formula="of:=VLOOKUP([.$A29];[$regras_reed_otimos.$A$2:$regras_reed_otimos.$H$99];6;0)" office:value-type="float" office:value="2" calcext:value-type="float">
            <text:p>2</text:p>
          </table:table-cell>
          <table:table-cell table:formula="of:=VLOOKUP([.$A29];[$regras_reed_otimos.$A$2:$regras_reed_otimos.$H$99];7;0)"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string" calcext:value-type="string">
            <text:p>hwb7-331-2609a.tfc</text:p>
          </table:table-cell>
          <table:table-cell table:style-name="ce10" table:formula="of:=VLOOKUP([.$A30];[$otimos.$A$2:$otimos.$H$99];2;0)" office:value-type="float" office:value="331" calcext:value-type="float">
            <text:p>331</text:p>
          </table:table-cell>
          <table:table-cell table:style-name="ce10" table:formula="of:=VLOOKUP([.$A30];[$otimos.$A$2:$otimos.$H$99];3;0)" office:value-type="float" office:value="2839" calcext:value-type="float">
            <text:p>2.839</text:p>
          </table:table-cell>
          <table:table-cell table:style-name="ce10" table:formula="of:=VLOOKUP([.$A30];[$otimos.$A$2:$otimos.$H$99];6;0)" office:value-type="float" office:value="3" calcext:value-type="float">
            <text:p>3</text:p>
          </table:table-cell>
          <table:table-cell table:style-name="ce10" table:formula="of:=VLOOKUP([.$A30];[$otimos.$A$2:$otimos.$H$99];7;0)" office:value-type="float" office:value="-41" calcext:value-type="float">
            <text:p>-41</text:p>
          </table:table-cell>
          <table:table-cell table:style-name="ce4" table:formula="of:=VLOOKUP([.$A30];[$otimos_regras.$A$2:$otimos_regras.$H$99];6;0)" office:value-type="float" office:value="0" calcext:value-type="float">
            <text:p>0</text:p>
          </table:table-cell>
          <table:table-cell table:style-name="ce4" table:formula="of:=VLOOKUP([.$A30];[$otimos_regras.$A$2:$otimos_regras.$H$99];7;0)" office:value-type="float" office:value="0" calcext:value-type="float">
            <text:p>0</text:p>
          </table:table-cell>
          <table:table-cell table:formula="of:=VLOOKUP([.$A30];[$otimos_regras_reed.$A$2:$otimos_regras_reed.$H$99];6;0)" office:value-type="float" office:value="-6" calcext:value-type="float">
            <text:p>-6</text:p>
          </table:table-cell>
          <table:table-cell table:formula="of:=VLOOKUP([.$A30];[$otimos_regras_reed.$A$2:$otimos_regras_reed.$H$99];7;0)" office:value-type="float" office:value="-334" calcext:value-type="float">
            <text:p>-334</text:p>
          </table:table-cell>
          <table:table-cell table:formula="of:=VLOOKUP([.$A30];[$otimos_reed.$A$2:$otimos_reed.$H$99];6;0)" office:value-type="float" office:value="-6" calcext:value-type="float">
            <text:p>-6</text:p>
          </table:table-cell>
          <table:table-cell table:formula="of:=VLOOKUP([.$A30];[$otimos_reed.$A$2:$otimos_reed.$H$99];7;0)" office:value-type="float" office:value="-334" calcext:value-type="float">
            <text:p>-334</text:p>
          </table:table-cell>
          <table:table-cell table:formula="of:=VLOOKUP([.$A30];[$otimos_reed_regras.$A$2:$otimos_reed_regras.$H$99];6;0)" office:value-type="float" office:value="0" calcext:value-type="float">
            <text:p>0</text:p>
          </table:table-cell>
          <table:table-cell table:formula="of:=VLOOKUP([.$A30];[$otimos_reed_regras.$A$2:$otimos_reed_regras.$H$99];7;0)" office:value-type="float" office:value="0" calcext:value-type="float">
            <text:p>0</text:p>
          </table:table-cell>
          <table:table-cell table:style-name="ce10" table:formula="of:=VLOOKUP([.$A30];[$reed.$A$2:$reed.$H$99];6;0)" office:value-type="float" office:value="-1" calcext:value-type="float">
            <text:p>-1</text:p>
          </table:table-cell>
          <table:table-cell table:style-name="ce10" table:formula="of:=VLOOKUP([.$A30];[$reed.$A$2:$reed.$H$99];7;0)" office:value-type="float" office:value="-349" calcext:value-type="float">
            <text:p>-349</text:p>
          </table:table-cell>
          <table:table-cell table:style-name="ce4" table:formula="of:=VLOOKUP([.$A30];[$reed_regras.$A$2:$reed_regras.$H$99];6;0)" office:value-type="float" office:value="0" calcext:value-type="float">
            <text:p>0</text:p>
          </table:table-cell>
          <table:table-cell table:style-name="ce4" table:formula="of:=VLOOKUP([.$A30];[$reed_regras.$A$2:$reed_regras.$H$99];7;0)" office:value-type="float" office:value="0" calcext:value-type="float">
            <text:p>0</text:p>
          </table:table-cell>
          <table:table-cell table:formula="of:=VLOOKUP([.$A30];[$reed_regras_otimos.$A$2:$reed_regras_otimos.$H$99];6;0)" office:value-type="float" office:value="2" calcext:value-type="float">
            <text:p>2</text:p>
          </table:table-cell>
          <table:table-cell table:formula="of:=VLOOKUP([.$A30];[$reed_regras_otimos.$A$2:$reed_regras_otimos.$H$99];7;0)" office:value-type="float" office:value="198" calcext:value-type="float">
            <text:p>198</text:p>
          </table:table-cell>
          <table:table-cell table:formula="of:=VLOOKUP([.$A30];[$reed_otimos.$A$2:$reed_otimos.$H$99];6;0)" office:value-type="float" office:value="2" calcext:value-type="float">
            <text:p>2</text:p>
          </table:table-cell>
          <table:table-cell table:formula="of:=VLOOKUP([.$A30];[$reed_otimos.$A$2:$reed_otimos.$H$99];7;0)" office:value-type="float" office:value="198" calcext:value-type="float">
            <text:p>198</text:p>
          </table:table-cell>
          <table:table-cell table:formula="of:=VLOOKUP([.$A30];[$reed_otimos_regras.$A$2:$reed_otimos_regras.$H$99];6;0)" office:value-type="float" office:value="0" calcext:value-type="float">
            <text:p>0</text:p>
          </table:table-cell>
          <table:table-cell table:formula="of:=VLOOKUP([.$A30];[$reed_otimos_regras.$A$2:$reed_otimos_regras.$H$99];7;0)" office:value-type="float" office:value="0" calcext:value-type="float">
            <text:p>0</text:p>
          </table:table-cell>
          <table:table-cell table:style-name="ce10" table:formula="of:=VLOOKUP([.$A30];[$regras.$A$2:$regras.$H$99];6;0)" office:value-type="float" office:value="4" calcext:value-type="float">
            <text:p>4</text:p>
          </table:table-cell>
          <table:table-cell table:style-name="ce10" table:formula="of:=VLOOKUP([.$A30];[$regras.$A$2:$regras.$H$99];7;0)" office:value-type="float" office:value="4" calcext:value-type="float">
            <text:p>4</text:p>
          </table:table-cell>
          <table:table-cell table:style-name="ce4" table:formula="of:=VLOOKUP([.$A30];[$regras_otimos.$A$2:$regras_otimos.$H$99];6;0)" office:value-type="float" office:value="1" calcext:value-type="float">
            <text:p>1</text:p>
          </table:table-cell>
          <table:table-cell table:style-name="ce4" table:formula="of:=VLOOKUP([.$A30];[$regras_otimos.$A$2:$regras_otimos.$H$99];7;0)" office:value-type="float" office:value="-39" calcext:value-type="float">
            <text:p>-39</text:p>
          </table:table-cell>
          <table:table-cell table:formula="of:=VLOOKUP([.$A30];[$regras_otimos_reed.$A$2:$regras_otimos_reed.$H$99];6;0)" office:value-type="float" office:value="-6" calcext:value-type="float">
            <text:p>-6</text:p>
          </table:table-cell>
          <table:table-cell table:formula="of:=VLOOKUP([.$A30];[$regras_otimos_reed.$A$2:$regras_otimos_reed.$H$99];7;0)" office:value-type="float" office:value="-334" calcext:value-type="float">
            <text:p>-334</text:p>
          </table:table-cell>
          <table:table-cell table:formula="of:=VLOOKUP([.$A30];[$regras_reed.$A$2:$regras_reed.$H$99];6;0)" office:value-type="float" office:value="-3" calcext:value-type="float">
            <text:p>-3</text:p>
          </table:table-cell>
          <table:table-cell table:formula="of:=VLOOKUP([.$A30];[$regras_reed.$A$2:$regras_reed.$H$99];7;0)" office:value-type="float" office:value="-347" calcext:value-type="float">
            <text:p>-347</text:p>
          </table:table-cell>
          <table:table-cell table:formula="of:=VLOOKUP([.$A30];[$regras_reed_otimos.$A$2:$regras_reed_otimos.$H$99];6;0)" office:value-type="float" office:value="2" calcext:value-type="float">
            <text:p>2</text:p>
          </table:table-cell>
          <table:table-cell table:formula="of:=VLOOKUP([.$A30];[$regras_reed_otimos.$A$2:$regras_reed_otimos.$H$99];7;0)"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string" calcext:value-type="string">
            <text:p>hwb7tc.tfc</text:p>
          </table:table-cell>
          <table:table-cell table:style-name="ce10" table:formula="of:=VLOOKUP([.$A31];[$otimos.$A$2:$otimos.$H$99];2;0)" office:value-type="float" office:value="289" calcext:value-type="float">
            <text:p>289</text:p>
          </table:table-cell>
          <table:table-cell table:style-name="ce10" table:formula="of:=VLOOKUP([.$A31];[$otimos.$A$2:$otimos.$H$99];3;0)" office:value-type="float" office:value="5641" calcext:value-type="float">
            <text:p>5.641</text:p>
          </table:table-cell>
          <table:table-cell table:style-name="ce10" table:formula="of:=VLOOKUP([.$A31];[$otimos.$A$2:$otimos.$H$99];6;0)" office:value-type="float" office:value="5" calcext:value-type="float">
            <text:p>5</text:p>
          </table:table-cell>
          <table:table-cell table:style-name="ce10" table:formula="of:=VLOOKUP([.$A31];[$otimos.$A$2:$otimos.$H$99];7;0)" office:value-type="float" office:value="133" calcext:value-type="float">
            <text:p>133</text:p>
          </table:table-cell>
          <table:table-cell table:style-name="ce4" table:formula="of:=VLOOKUP([.$A31];[$otimos_regras.$A$2:$otimos_regras.$H$99];6;0)" office:value-type="float" office:value="0" calcext:value-type="float">
            <text:p>0</text:p>
          </table:table-cell>
          <table:table-cell table:style-name="ce4" table:formula="of:=VLOOKUP([.$A31];[$otimos_regras.$A$2:$otimos_regras.$H$99];7;0)" office:value-type="float" office:value="0" calcext:value-type="float">
            <text:p>0</text:p>
          </table:table-cell>
          <table:table-cell table:formula="of:=VLOOKUP([.$A31];[$otimos_regras_reed.$A$2:$otimos_regras_reed.$H$99];6;0)" office:value-type="float" office:value="-20" calcext:value-type="float">
            <text:p>-20</text:p>
          </table:table-cell>
          <table:table-cell table:formula="of:=VLOOKUP([.$A31];[$otimos_regras_reed.$A$2:$otimos_regras_reed.$H$99];7;0)" office:value-type="float" office:value="-2280" calcext:value-type="float">
            <text:p>-2280</text:p>
          </table:table-cell>
          <table:table-cell table:formula="of:=VLOOKUP([.$A31];[$otimos_reed.$A$2:$otimos_reed.$H$99];6;0)" office:value-type="float" office:value="-20" calcext:value-type="float">
            <text:p>-20</text:p>
          </table:table-cell>
          <table:table-cell table:formula="of:=VLOOKUP([.$A31];[$otimos_reed.$A$2:$otimos_reed.$H$99];7;0)" office:value-type="float" office:value="-2280" calcext:value-type="float">
            <text:p>-2280</text:p>
          </table:table-cell>
          <table:table-cell table:formula="of:=VLOOKUP([.$A31];[$otimos_reed_regras.$A$2:$otimos_reed_regras.$H$99];6;0)" office:value-type="float" office:value="0" calcext:value-type="float">
            <text:p>0</text:p>
          </table:table-cell>
          <table:table-cell table:formula="of:=VLOOKUP([.$A31];[$otimos_reed_regras.$A$2:$otimos_reed_regras.$H$99];7;0)" office:value-type="float" office:value="0" calcext:value-type="float">
            <text:p>0</text:p>
          </table:table-cell>
          <table:table-cell table:style-name="ce10" table:formula="of:=VLOOKUP([.$A31];[$reed.$A$2:$reed.$H$99];6;0)" office:value-type="float" office:value="-15" calcext:value-type="float">
            <text:p>-15</text:p>
          </table:table-cell>
          <table:table-cell table:style-name="ce10" table:formula="of:=VLOOKUP([.$A31];[$reed.$A$2:$reed.$H$99];7;0)" office:value-type="float" office:value="-2055" calcext:value-type="float">
            <text:p>-2.055</text:p>
          </table:table-cell>
          <table:table-cell table:style-name="ce4" table:formula="of:=VLOOKUP([.$A31];[$reed_regras.$A$2:$reed_regras.$H$99];6;0)" office:value-type="float" office:value="0" calcext:value-type="float">
            <text:p>0</text:p>
          </table:table-cell>
          <table:table-cell table:style-name="ce4" table:formula="of:=VLOOKUP([.$A31];[$reed_regras.$A$2:$reed_regras.$H$99];7;0)" office:value-type="float" office:value="0" calcext:value-type="float">
            <text:p>0</text:p>
          </table:table-cell>
          <table:table-cell table:formula="of:=VLOOKUP([.$A31];[$reed_regras_otimos.$A$2:$reed_regras_otimos.$H$99];6;0)" office:value-type="float" office:value="2" calcext:value-type="float">
            <text:p>2</text:p>
          </table:table-cell>
          <table:table-cell table:formula="of:=VLOOKUP([.$A31];[$reed_regras_otimos.$A$2:$reed_regras_otimos.$H$99];7;0)" office:value-type="float" office:value="306" calcext:value-type="float">
            <text:p>306</text:p>
          </table:table-cell>
          <table:table-cell table:formula="of:=VLOOKUP([.$A31];[$reed_otimos.$A$2:$reed_otimos.$H$99];6;0)" office:value-type="float" office:value="2" calcext:value-type="float">
            <text:p>2</text:p>
          </table:table-cell>
          <table:table-cell table:formula="of:=VLOOKUP([.$A31];[$reed_otimos.$A$2:$reed_otimos.$H$99];7;0)" office:value-type="float" office:value="306" calcext:value-type="float">
            <text:p>306</text:p>
          </table:table-cell>
          <table:table-cell table:formula="of:=VLOOKUP([.$A31];[$reed_otimos_regras.$A$2:$reed_otimos_regras.$H$99];6;0)" office:value-type="float" office:value="0" calcext:value-type="float">
            <text:p>0</text:p>
          </table:table-cell>
          <table:table-cell table:formula="of:=VLOOKUP([.$A31];[$reed_otimos_regras.$A$2:$reed_otimos_regras.$H$99];7;0)" office:value-type="float" office:value="0" calcext:value-type="float">
            <text:p>0</text:p>
          </table:table-cell>
          <table:table-cell table:style-name="ce10" table:formula="of:=VLOOKUP([.$A31];[$regras.$A$2:$regras.$H$99];6;0)" office:value-type="float" office:value="0" calcext:value-type="float">
            <text:p>0</text:p>
          </table:table-cell>
          <table:table-cell table:style-name="ce10" table:formula="of:=VLOOKUP([.$A31];[$regras.$A$2:$regras.$H$99];7;0)" office:value-type="float" office:value="0" calcext:value-type="float">
            <text:p>0</text:p>
          </table:table-cell>
          <table:table-cell table:style-name="ce4" table:formula="of:=VLOOKUP([.$A31];[$regras_otimos.$A$2:$regras_otimos.$H$99];6;0)" office:value-type="float" office:value="5" calcext:value-type="float">
            <text:p>5</text:p>
          </table:table-cell>
          <table:table-cell table:style-name="ce4" table:formula="of:=VLOOKUP([.$A31];[$regras_otimos.$A$2:$regras_otimos.$H$99];7;0)" office:value-type="float" office:value="133" calcext:value-type="float">
            <text:p>133</text:p>
          </table:table-cell>
          <table:table-cell table:formula="of:=VLOOKUP([.$A31];[$regras_otimos_reed.$A$2:$regras_otimos_reed.$H$99];6;0)" office:value-type="float" office:value="-20" calcext:value-type="float">
            <text:p>-20</text:p>
          </table:table-cell>
          <table:table-cell table:formula="of:=VLOOKUP([.$A31];[$regras_otimos_reed.$A$2:$regras_otimos_reed.$H$99];7;0)" office:value-type="float" office:value="-2280" calcext:value-type="float">
            <text:p>-2280</text:p>
          </table:table-cell>
          <table:table-cell table:formula="of:=VLOOKUP([.$A31];[$regras_reed.$A$2:$regras_reed.$H$99];6;0)" office:value-type="float" office:value="-15" calcext:value-type="float">
            <text:p>-15</text:p>
          </table:table-cell>
          <table:table-cell table:formula="of:=VLOOKUP([.$A31];[$regras_reed.$A$2:$regras_reed.$H$99];7;0)" office:value-type="float" office:value="-2055" calcext:value-type="float">
            <text:p>-2055</text:p>
          </table:table-cell>
          <table:table-cell table:formula="of:=VLOOKUP([.$A31];[$regras_reed_otimos.$A$2:$regras_reed_otimos.$H$99];6;0)" office:value-type="float" office:value="2" calcext:value-type="float">
            <text:p>2</text:p>
          </table:table-cell>
          <table:table-cell table:formula="of:=VLOOKUP([.$A31];[$regras_reed_otimos.$A$2:$regras_reed_otimos.$H$99];7;0)"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string" calcext:value-type="string">
            <text:p>hwb8-614-12745a.tfc</text:p>
          </table:table-cell>
          <table:table-cell table:style-name="ce10" table:formula="of:=VLOOKUP([.$A32];[$otimos.$A$2:$otimos.$H$99];2;0)" office:value-type="float" office:value="614" calcext:value-type="float">
            <text:p>614</text:p>
          </table:table-cell>
          <table:table-cell table:style-name="ce10" table:formula="of:=VLOOKUP([.$A32];[$otimos.$A$2:$otimos.$H$99];3;0)" office:value-type="float" office:value="17426" calcext:value-type="float">
            <text:p>17.426</text:p>
          </table:table-cell>
          <table:table-cell table:style-name="ce10" table:formula="of:=VLOOKUP([.$A32];[$otimos.$A$2:$otimos.$H$99];6;0)" office:value-type="float" office:value="6" calcext:value-type="float">
            <text:p>6</text:p>
          </table:table-cell>
          <table:table-cell table:style-name="ce10" table:formula="of:=VLOOKUP([.$A32];[$otimos.$A$2:$otimos.$H$99];7;0)" office:value-type="float" office:value="182" calcext:value-type="float">
            <text:p>182</text:p>
          </table:table-cell>
          <table:table-cell table:style-name="ce4" table:formula="of:=VLOOKUP([.$A32];[$otimos_regras.$A$2:$otimos_regras.$H$99];6;0)" office:value-type="float" office:value="0" calcext:value-type="float">
            <text:p>0</text:p>
          </table:table-cell>
          <table:table-cell table:style-name="ce4" table:formula="of:=VLOOKUP([.$A32];[$otimos_regras.$A$2:$otimos_regras.$H$99];7;0)" office:value-type="float" office:value="0" calcext:value-type="float">
            <text:p>0</text:p>
          </table:table-cell>
          <table:table-cell table:formula="of:=VLOOKUP([.$A32];[$otimos_regras_reed.$A$2:$otimos_regras_reed.$H$99];6;0)" office:value-type="float" office:value="-11" calcext:value-type="float">
            <text:p>-11</text:p>
          </table:table-cell>
          <table:table-cell table:formula="of:=VLOOKUP([.$A32];[$otimos_regras_reed.$A$2:$otimos_regras_reed.$H$99];7;0)" office:value-type="float" office:value="-3123" calcext:value-type="float">
            <text:p>-3123</text:p>
          </table:table-cell>
          <table:table-cell table:formula="of:=VLOOKUP([.$A32];[$otimos_reed.$A$2:$otimos_reed.$H$99];6;0)" office:value-type="float" office:value="-11" calcext:value-type="float">
            <text:p>-11</text:p>
          </table:table-cell>
          <table:table-cell table:formula="of:=VLOOKUP([.$A32];[$otimos_reed.$A$2:$otimos_reed.$H$99];7;0)" office:value-type="float" office:value="-3123" calcext:value-type="float">
            <text:p>-3123</text:p>
          </table:table-cell>
          <table:table-cell table:formula="of:=VLOOKUP([.$A32];[$otimos_reed_regras.$A$2:$otimos_reed_regras.$H$99];6;0)" office:value-type="float" office:value="0" calcext:value-type="float">
            <text:p>0</text:p>
          </table:table-cell>
          <table:table-cell table:formula="of:=VLOOKUP([.$A32];[$otimos_reed_regras.$A$2:$otimos_reed_regras.$H$99];7;0)" office:value-type="float" office:value="0" calcext:value-type="float">
            <text:p>0</text:p>
          </table:table-cell>
          <table:table-cell table:style-name="ce10" table:formula="of:=VLOOKUP([.$A32];[$reed.$A$2:$reed.$H$99];6;0)" office:value-type="float" office:value="-5" calcext:value-type="float">
            <text:p>-5</text:p>
          </table:table-cell>
          <table:table-cell table:style-name="ce10" table:formula="of:=VLOOKUP([.$A32];[$reed.$A$2:$reed.$H$99];7;0)" office:value-type="float" office:value="-2953" calcext:value-type="float">
            <text:p>-2.953</text:p>
          </table:table-cell>
          <table:table-cell table:style-name="ce4" table:formula="of:=VLOOKUP([.$A32];[$reed_regras.$A$2:$reed_regras.$H$99];6;0)" office:value-type="float" office:value="0" calcext:value-type="float">
            <text:p>0</text:p>
          </table:table-cell>
          <table:table-cell table:style-name="ce4" table:formula="of:=VLOOKUP([.$A32];[$reed_regras.$A$2:$reed_regras.$H$99];7;0)" office:value-type="float" office:value="0" calcext:value-type="float">
            <text:p>0</text:p>
          </table:table-cell>
          <table:table-cell table:formula="of:=VLOOKUP([.$A32];[$reed_regras_otimos.$A$2:$reed_regras_otimos.$H$99];6;0)" office:value-type="float" office:value="1" calcext:value-type="float">
            <text:p>1</text:p>
          </table:table-cell>
          <table:table-cell table:formula="of:=VLOOKUP([.$A32];[$reed_regras_otimos.$A$2:$reed_regras_otimos.$H$99];7;0)" office:value-type="float" office:value="261" calcext:value-type="float">
            <text:p>261</text:p>
          </table:table-cell>
          <table:table-cell table:formula="of:=VLOOKUP([.$A32];[$reed_otimos.$A$2:$reed_otimos.$H$99];6;0)" office:value-type="float" office:value="1" calcext:value-type="float">
            <text:p>1</text:p>
          </table:table-cell>
          <table:table-cell table:formula="of:=VLOOKUP([.$A32];[$reed_otimos.$A$2:$reed_otimos.$H$99];7;0)" office:value-type="float" office:value="261" calcext:value-type="float">
            <text:p>261</text:p>
          </table:table-cell>
          <table:table-cell table:formula="of:=VLOOKUP([.$A32];[$reed_otimos_regras.$A$2:$reed_otimos_regras.$H$99];6;0)" office:value-type="float" office:value="0" calcext:value-type="float">
            <text:p>0</text:p>
          </table:table-cell>
          <table:table-cell table:formula="of:=VLOOKUP([.$A32];[$reed_otimos_regras.$A$2:$reed_otimos_regras.$H$99];7;0)" office:value-type="float" office:value="0" calcext:value-type="float">
            <text:p>0</text:p>
          </table:table-cell>
          <table:table-cell table:style-name="ce10" table:formula="of:=VLOOKUP([.$A32];[$regras.$A$2:$regras.$H$99];6;0)" office:value-type="float" office:value="0" calcext:value-type="float">
            <text:p>0</text:p>
          </table:table-cell>
          <table:table-cell table:style-name="ce10" table:formula="of:=VLOOKUP([.$A32];[$regras.$A$2:$regras.$H$99];7;0)" office:value-type="float" office:value="0" calcext:value-type="float">
            <text:p>0</text:p>
          </table:table-cell>
          <table:table-cell table:style-name="ce4" table:formula="of:=VLOOKUP([.$A32];[$regras_otimos.$A$2:$regras_otimos.$H$99];6;0)" office:value-type="float" office:value="6" calcext:value-type="float">
            <text:p>6</text:p>
          </table:table-cell>
          <table:table-cell table:style-name="ce4" table:formula="of:=VLOOKUP([.$A32];[$regras_otimos.$A$2:$regras_otimos.$H$99];7;0)" office:value-type="float" office:value="182" calcext:value-type="float">
            <text:p>182</text:p>
          </table:table-cell>
          <table:table-cell table:formula="of:=VLOOKUP([.$A32];[$regras_otimos_reed.$A$2:$regras_otimos_reed.$H$99];6;0)" office:value-type="float" office:value="-11" calcext:value-type="float">
            <text:p>-11</text:p>
          </table:table-cell>
          <table:table-cell table:formula="of:=VLOOKUP([.$A32];[$regras_otimos_reed.$A$2:$regras_otimos_reed.$H$99];7;0)" office:value-type="float" office:value="-3123" calcext:value-type="float">
            <text:p>-3123</text:p>
          </table:table-cell>
          <table:table-cell table:formula="of:=VLOOKUP([.$A32];[$regras_reed.$A$2:$regras_reed.$H$99];6;0)" office:value-type="float" office:value="-5" calcext:value-type="float">
            <text:p>-5</text:p>
          </table:table-cell>
          <table:table-cell table:formula="of:=VLOOKUP([.$A32];[$regras_reed.$A$2:$regras_reed.$H$99];7;0)" office:value-type="float" office:value="-2953" calcext:value-type="float">
            <text:p>-2953</text:p>
          </table:table-cell>
          <table:table-cell table:formula="of:=VLOOKUP([.$A32];[$regras_reed_otimos.$A$2:$regras_reed_otimos.$H$99];6;0)" office:value-type="float" office:value="1" calcext:value-type="float">
            <text:p>1</text:p>
          </table:table-cell>
          <table:table-cell table:formula="of:=VLOOKUP([.$A32];[$regras_reed_otimos.$A$2:$regras_reed_otimos.$H$99];7;0)"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string" calcext:value-type="string">
            <text:p>hwb8-637.tfc</text:p>
          </table:table-cell>
          <table:table-cell table:style-name="ce10" table:formula="of:=VLOOKUP([.$A33];[$otimos.$A$2:$otimos.$H$99];2;0)" office:value-type="float" office:value="637" calcext:value-type="float">
            <text:p>637</text:p>
          </table:table-cell>
          <table:table-cell table:style-name="ce10" table:formula="of:=VLOOKUP([.$A33];[$otimos.$A$2:$otimos.$H$99];3;0)" office:value-type="float" office:value="19305" calcext:value-type="float">
            <text:p>19.305</text:p>
          </table:table-cell>
          <table:table-cell table:style-name="ce10" table:formula="of:=VLOOKUP([.$A33];[$otimos.$A$2:$otimos.$H$99];6;0)" office:value-type="float" office:value="7" calcext:value-type="float">
            <text:p>7</text:p>
          </table:table-cell>
          <table:table-cell table:style-name="ce10" table:formula="of:=VLOOKUP([.$A33];[$otimos.$A$2:$otimos.$H$99];7;0)" office:value-type="float" office:value="151" calcext:value-type="float">
            <text:p>151</text:p>
          </table:table-cell>
          <table:table-cell table:style-name="ce4" table:formula="of:=VLOOKUP([.$A33];[$otimos_regras.$A$2:$otimos_regras.$H$99];6;0)" office:value-type="float" office:value="2" calcext:value-type="float">
            <text:p>2</text:p>
          </table:table-cell>
          <table:table-cell table:style-name="ce4" table:formula="of:=VLOOKUP([.$A33];[$otimos_regras.$A$2:$otimos_regras.$H$99];7;0)" office:value-type="float" office:value="2" calcext:value-type="float">
            <text:p>2</text:p>
          </table:table-cell>
          <table:table-cell table:formula="of:=VLOOKUP([.$A33];[$otimos_regras_reed.$A$2:$otimos_regras_reed.$H$99];6;0)" office:value-type="float" office:value="-23" calcext:value-type="float">
            <text:p>-23</text:p>
          </table:table-cell>
          <table:table-cell table:formula="of:=VLOOKUP([.$A33];[$otimos_regras_reed.$A$2:$otimos_regras_reed.$H$99];7;0)" office:value-type="float" office:value="-5607" calcext:value-type="float">
            <text:p>-5607</text:p>
          </table:table-cell>
          <table:table-cell table:formula="of:=VLOOKUP([.$A33];[$otimos_reed.$A$2:$otimos_reed.$H$99];6;0)" office:value-type="float" office:value="-23" calcext:value-type="float">
            <text:p>-23</text:p>
          </table:table-cell>
          <table:table-cell table:formula="of:=VLOOKUP([.$A33];[$otimos_reed.$A$2:$otimos_reed.$H$99];7;0)" office:value-type="float" office:value="-5607" calcext:value-type="float">
            <text:p>-5607</text:p>
          </table:table-cell>
          <table:table-cell table:formula="of:=VLOOKUP([.$A33];[$otimos_reed_regras.$A$2:$otimos_reed_regras.$H$99];6;0)" office:value-type="float" office:value="2" calcext:value-type="float">
            <text:p>2</text:p>
          </table:table-cell>
          <table:table-cell table:formula="of:=VLOOKUP([.$A33];[$otimos_reed_regras.$A$2:$otimos_reed_regras.$H$99];7;0)" office:value-type="float" office:value="2" calcext:value-type="float">
            <text:p>2</text:p>
          </table:table-cell>
          <table:table-cell table:style-name="ce10" table:formula="of:=VLOOKUP([.$A33];[$reed.$A$2:$reed.$H$99];6;0)" office:value-type="float" office:value="-9" calcext:value-type="float">
            <text:p>-9</text:p>
          </table:table-cell>
          <table:table-cell table:style-name="ce10" table:formula="of:=VLOOKUP([.$A33];[$reed.$A$2:$reed.$H$99];7;0)" office:value-type="float" office:value="-3897" calcext:value-type="float">
            <text:p>-3.897</text:p>
          </table:table-cell>
          <table:table-cell table:style-name="ce4" table:formula="of:=VLOOKUP([.$A33];[$reed_regras.$A$2:$reed_regras.$H$99];6;0)" office:value-type="float" office:value="2" calcext:value-type="float">
            <text:p>2</text:p>
          </table:table-cell>
          <table:table-cell table:style-name="ce4" table:formula="of:=VLOOKUP([.$A33];[$reed_regras.$A$2:$reed_regras.$H$99];7;0)" office:value-type="float" office:value="2" calcext:value-type="float">
            <text:p>2</text:p>
          </table:table-cell>
          <table:table-cell table:formula="of:=VLOOKUP([.$A33];[$reed_regras_otimos.$A$2:$reed_regras_otimos.$H$99];6;0)" office:value-type="float" office:value="1" calcext:value-type="float">
            <text:p>1</text:p>
          </table:table-cell>
          <table:table-cell table:formula="of:=VLOOKUP([.$A33];[$reed_regras_otimos.$A$2:$reed_regras_otimos.$H$99];7;0)" office:value-type="float" office:value="1289" calcext:value-type="float">
            <text:p>1289</text:p>
          </table:table-cell>
          <table:table-cell table:formula="of:=VLOOKUP([.$A33];[$reed_otimos.$A$2:$reed_otimos.$H$99];6;0)" office:value-type="float" office:value="1" calcext:value-type="float">
            <text:p>1</text:p>
          </table:table-cell>
          <table:table-cell table:formula="of:=VLOOKUP([.$A33];[$reed_otimos.$A$2:$reed_otimos.$H$99];7;0)" office:value-type="float" office:value="1289" calcext:value-type="float">
            <text:p>1289</text:p>
          </table:table-cell>
          <table:table-cell table:formula="of:=VLOOKUP([.$A33];[$reed_otimos_regras.$A$2:$reed_otimos_regras.$H$99];6;0)" office:value-type="float" office:value="2" calcext:value-type="float">
            <text:p>2</text:p>
          </table:table-cell>
          <table:table-cell table:formula="of:=VLOOKUP([.$A33];[$reed_otimos_regras.$A$2:$reed_otimos_regras.$H$99];7;0)" office:value-type="float" office:value="2" calcext:value-type="float">
            <text:p>2</text:p>
          </table:table-cell>
          <table:table-cell table:style-name="ce10" table:formula="of:=VLOOKUP([.$A33];[$regras.$A$2:$regras.$H$99];6;0)" office:value-type="float" office:value="2" calcext:value-type="float">
            <text:p>2</text:p>
          </table:table-cell>
          <table:table-cell table:style-name="ce10" table:formula="of:=VLOOKUP([.$A33];[$regras.$A$2:$regras.$H$99];7;0)" office:value-type="float" office:value="2" calcext:value-type="float">
            <text:p>2</text:p>
          </table:table-cell>
          <table:table-cell table:style-name="ce4" table:formula="of:=VLOOKUP([.$A33];[$regras_otimos.$A$2:$regras_otimos.$H$99];6;0)" office:value-type="float" office:value="7" calcext:value-type="float">
            <text:p>7</text:p>
          </table:table-cell>
          <table:table-cell table:style-name="ce4" table:formula="of:=VLOOKUP([.$A33];[$regras_otimos.$A$2:$regras_otimos.$H$99];7;0)" office:value-type="float" office:value="151" calcext:value-type="float">
            <text:p>151</text:p>
          </table:table-cell>
          <table:table-cell table:formula="of:=VLOOKUP([.$A33];[$regras_otimos_reed.$A$2:$regras_otimos_reed.$H$99];6;0)" office:value-type="float" office:value="-23" calcext:value-type="float">
            <text:p>-23</text:p>
          </table:table-cell>
          <table:table-cell table:formula="of:=VLOOKUP([.$A33];[$regras_otimos_reed.$A$2:$regras_otimos_reed.$H$99];7;0)" office:value-type="float" office:value="-5607" calcext:value-type="float">
            <text:p>-5607</text:p>
          </table:table-cell>
          <table:table-cell table:formula="of:=VLOOKUP([.$A33];[$regras_reed.$A$2:$regras_reed.$H$99];6;0)" office:value-type="float" office:value="-9" calcext:value-type="float">
            <text:p>-9</text:p>
          </table:table-cell>
          <table:table-cell table:formula="of:=VLOOKUP([.$A33];[$regras_reed.$A$2:$regras_reed.$H$99];7;0)" office:value-type="float" office:value="-3897" calcext:value-type="float">
            <text:p>-3897</text:p>
          </table:table-cell>
          <table:table-cell table:formula="of:=VLOOKUP([.$A33];[$regras_reed_otimos.$A$2:$regras_reed_otimos.$H$99];6;0)" office:value-type="float" office:value="1" calcext:value-type="float">
            <text:p>1</text:p>
          </table:table-cell>
          <table:table-cell table:formula="of:=VLOOKUP([.$A33];[$regras_reed_otimos.$A$2:$regras_reed_otimos.$H$99];7;0)" office:value-type="float" office:value="1289" calcext:value-type="float">
            <text:p>1289</text:p>
          </table:table-cell>
          <table:table-cell/>
        </table:table-row>
        <table:table-row table:style-name="ro1">
          <table:table-cell office:value-type="string" calcext:value-type="string">
            <text:p>hwb8-749-6197a.tfc</text:p>
          </table:table-cell>
          <table:table-cell table:style-name="ce10" table:formula="of:=VLOOKUP([.$A34];[$otimos.$A$2:$otimos.$H$99];2;0)" office:value-type="float" office:value="749" calcext:value-type="float">
            <text:p>749</text:p>
          </table:table-cell>
          <table:table-cell table:style-name="ce10" table:formula="of:=VLOOKUP([.$A34];[$otimos.$A$2:$otimos.$H$99];3;0)" office:value-type="float" office:value="8341" calcext:value-type="float">
            <text:p>8.341</text:p>
          </table:table-cell>
          <table:table-cell table:style-name="ce10" table:formula="of:=VLOOKUP([.$A34];[$otimos.$A$2:$otimos.$H$99];6;0)" office:value-type="float" office:value="9" calcext:value-type="float">
            <text:p>9</text:p>
          </table:table-cell>
          <table:table-cell table:style-name="ce10" table:formula="of:=VLOOKUP([.$A34];[$otimos.$A$2:$otimos.$H$99];7;0)" office:value-type="float" office:value="-33" calcext:value-type="float">
            <text:p>-33</text:p>
          </table:table-cell>
          <table:table-cell table:style-name="ce4" table:formula="of:=VLOOKUP([.$A34];[$otimos_regras.$A$2:$otimos_regras.$H$99];6;0)" office:value-type="float" office:value="8" calcext:value-type="float">
            <text:p>8</text:p>
          </table:table-cell>
          <table:table-cell table:style-name="ce4" table:formula="of:=VLOOKUP([.$A34];[$otimos_regras.$A$2:$otimos_regras.$H$99];7;0)" office:value-type="float" office:value="8" calcext:value-type="float">
            <text:p>8</text:p>
          </table:table-cell>
          <table:table-cell table:formula="of:=VLOOKUP([.$A34];[$otimos_regras_reed.$A$2:$otimos_regras_reed.$H$99];6;0)" office:value-type="float" office:value="-7" calcext:value-type="float">
            <text:p>-7</text:p>
          </table:table-cell>
          <table:table-cell table:formula="of:=VLOOKUP([.$A34];[$otimos_regras_reed.$A$2:$otimos_regras_reed.$H$99];7;0)" office:value-type="float" office:value="-647" calcext:value-type="float">
            <text:p>-647</text:p>
          </table:table-cell>
          <table:table-cell table:formula="of:=VLOOKUP([.$A34];[$otimos_reed.$A$2:$otimos_reed.$H$99];6;0)" office:value-type="float" office:value="-10" calcext:value-type="float">
            <text:p>-10</text:p>
          </table:table-cell>
          <table:table-cell table:formula="of:=VLOOKUP([.$A34];[$otimos_reed.$A$2:$otimos_reed.$H$99];7;0)" office:value-type="float" office:value="-696" calcext:value-type="float">
            <text:p>-696</text:p>
          </table:table-cell>
          <table:table-cell table:formula="of:=VLOOKUP([.$A34];[$otimos_reed_regras.$A$2:$otimos_reed_regras.$H$99];6;0)" office:value-type="float" office:value="6" calcext:value-type="float">
            <text:p>6</text:p>
          </table:table-cell>
          <table:table-cell table:formula="of:=VLOOKUP([.$A34];[$otimos_reed_regras.$A$2:$otimos_reed_regras.$H$99];7;0)" office:value-type="float" office:value="4" calcext:value-type="float">
            <text:p>4</text:p>
          </table:table-cell>
          <table:table-cell table:style-name="ce10" table:formula="of:=VLOOKUP([.$A34];[$reed.$A$2:$reed.$H$99];6;0)" office:value-type="float" office:value="3" calcext:value-type="float">
            <text:p>3</text:p>
          </table:table-cell>
          <table:table-cell table:style-name="ce10" table:formula="of:=VLOOKUP([.$A34];[$reed.$A$2:$reed.$H$99];7;0)" office:value-type="float" office:value="-702" calcext:value-type="float">
            <text:p>-702</text:p>
          </table:table-cell>
          <table:table-cell table:style-name="ce4" table:formula="of:=VLOOKUP([.$A34];[$reed_regras.$A$2:$reed_regras.$H$99];6;0)" office:value-type="float" office:value="10" calcext:value-type="float">
            <text:p>10</text:p>
          </table:table-cell>
          <table:table-cell table:style-name="ce4" table:formula="of:=VLOOKUP([.$A34];[$reed_regras.$A$2:$reed_regras.$H$99];7;0)" office:value-type="float" office:value="6" calcext:value-type="float">
            <text:p>6</text:p>
          </table:table-cell>
          <table:table-cell table:formula="of:=VLOOKUP([.$A34];[$reed_regras_otimos.$A$2:$reed_regras_otimos.$H$99];6;0)" office:value-type="float" office:value="1" calcext:value-type="float">
            <text:p>1</text:p>
          </table:table-cell>
          <table:table-cell table:formula="of:=VLOOKUP([.$A34];[$reed_regras_otimos.$A$2:$reed_regras_otimos.$H$99];7;0)" office:value-type="float" office:value="-7" calcext:value-type="float">
            <text:p>-7</text:p>
          </table:table-cell>
          <table:table-cell table:formula="of:=VLOOKUP([.$A34];[$reed_otimos.$A$2:$reed_otimos.$H$99];6;0)" office:value-type="float" office:value="3" calcext:value-type="float">
            <text:p>3</text:p>
          </table:table-cell>
          <table:table-cell table:formula="of:=VLOOKUP([.$A34];[$reed_otimos.$A$2:$reed_otimos.$H$99];7;0)" office:value-type="float" office:value="-9" calcext:value-type="float">
            <text:p>-9</text:p>
          </table:table-cell>
          <table:table-cell table:formula="of:=VLOOKUP([.$A34];[$reed_otimos_regras.$A$2:$reed_otimos_regras.$H$99];6;0)" office:value-type="float" office:value="6" calcext:value-type="float">
            <text:p>6</text:p>
          </table:table-cell>
          <table:table-cell table:formula="of:=VLOOKUP([.$A34];[$reed_otimos_regras.$A$2:$reed_otimos_regras.$H$99];7;0)" office:value-type="float" office:value="4" calcext:value-type="float">
            <text:p>4</text:p>
          </table:table-cell>
          <table:table-cell table:style-name="ce10" table:formula="of:=VLOOKUP([.$A34];[$regras.$A$2:$regras.$H$99];6;0)" office:value-type="float" office:value="18" calcext:value-type="float">
            <text:p>18</text:p>
          </table:table-cell>
          <table:table-cell table:style-name="ce10" table:formula="of:=VLOOKUP([.$A34];[$regras.$A$2:$regras.$H$99];7;0)" office:value-type="float" office:value="14" calcext:value-type="float">
            <text:p>14</text:p>
          </table:table-cell>
          <table:table-cell table:style-name="ce4" table:formula="of:=VLOOKUP([.$A34];[$regras_otimos.$A$2:$regras_otimos.$H$99];6;0)" office:value-type="float" office:value="4" calcext:value-type="float">
            <text:p>4</text:p>
          </table:table-cell>
          <table:table-cell table:style-name="ce4" table:formula="of:=VLOOKUP([.$A34];[$regras_otimos.$A$2:$regras_otimos.$H$99];7;0)" office:value-type="float" office:value="-24" calcext:value-type="float">
            <text:p>-24</text:p>
          </table:table-cell>
          <table:table-cell table:formula="of:=VLOOKUP([.$A34];[$regras_otimos_reed.$A$2:$regras_otimos_reed.$H$99];6;0)" office:value-type="float" office:value="-7" calcext:value-type="float">
            <text:p>-7</text:p>
          </table:table-cell>
          <table:table-cell table:formula="of:=VLOOKUP([.$A34];[$regras_otimos_reed.$A$2:$regras_otimos_reed.$H$99];7;0)" office:value-type="float" office:value="-647" calcext:value-type="float">
            <text:p>-647</text:p>
          </table:table-cell>
          <table:table-cell table:formula="of:=VLOOKUP([.$A34];[$regras_reed.$A$2:$regras_reed.$H$99];6;0)" office:value-type="float" office:value="-1" calcext:value-type="float">
            <text:p>-1</text:p>
          </table:table-cell>
          <table:table-cell table:formula="of:=VLOOKUP([.$A34];[$regras_reed.$A$2:$regras_reed.$H$99];7;0)" office:value-type="float" office:value="-657" calcext:value-type="float">
            <text:p>-657</text:p>
          </table:table-cell>
          <table:table-cell table:formula="of:=VLOOKUP([.$A34];[$regras_reed_otimos.$A$2:$regras_reed_otimos.$H$99];6;0)" office:value-type="float" office:value="3" calcext:value-type="float">
            <text:p>3</text:p>
          </table:table-cell>
          <table:table-cell table:formula="of:=VLOOKUP([.$A34];[$regras_reed_otimos.$A$2:$regras_reed_otimos.$H$99];7;0)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hwb8_2710_6940.tfc</text:p>
          </table:table-cell>
          <table:table-cell table:style-name="ce10" table:formula="of:=VLOOKUP([.$A35];[$otimos.$A$2:$otimos.$H$99];2;0)" office:value-type="float" office:value="2710" calcext:value-type="float">
            <text:p>2.710</text:p>
          </table:table-cell>
          <table:table-cell table:style-name="ce10" table:formula="of:=VLOOKUP([.$A35];[$otimos.$A$2:$otimos.$H$99];3;0)" office:value-type="float" office:value="7738" calcext:value-type="float">
            <text:p>7.738</text:p>
          </table:table-cell>
          <table:table-cell table:style-name="ce10" table:formula="of:=VLOOKUP([.$A35];[$otimos.$A$2:$otimos.$H$99];6;0)" office:value-type="float" office:value="62" calcext:value-type="float">
            <text:p>62</text:p>
          </table:table-cell>
          <table:table-cell table:style-name="ce10" table:formula="of:=VLOOKUP([.$A35];[$otimos.$A$2:$otimos.$H$99];7;0)" office:value-type="float" office:value="-364" calcext:value-type="float">
            <text:p>-364</text:p>
          </table:table-cell>
          <table:table-cell table:style-name="ce4" table:formula="of:=VLOOKUP([.$A35];[$otimos_regras.$A$2:$otimos_regras.$H$99];6;0)" office:value-type="float" office:value="58" calcext:value-type="float">
            <text:p>58</text:p>
          </table:table-cell>
          <table:table-cell table:style-name="ce4" table:formula="of:=VLOOKUP([.$A35];[$otimos_regras.$A$2:$otimos_regras.$H$99];7;0)" office:value-type="float" office:value="58" calcext:value-type="float">
            <text:p>58</text:p>
          </table:table-cell>
          <table:table-cell table:formula="of:=VLOOKUP([.$A35];[$otimos_regras_reed.$A$2:$otimos_regras_reed.$H$99];6;0)" office:value-type="float" office:value="-23" calcext:value-type="float">
            <text:p>-23</text:p>
          </table:table-cell>
          <table:table-cell table:formula="of:=VLOOKUP([.$A35];[$otimos_regras_reed.$A$2:$otimos_regras_reed.$H$99];7;0)" office:value-type="float" office:value="-605" calcext:value-type="float">
            <text:p>-605</text:p>
          </table:table-cell>
          <table:table-cell table:formula="of:=VLOOKUP([.$A35];[$otimos_reed.$A$2:$otimos_reed.$H$99];6;0)" office:value-type="float" office:value="-21" calcext:value-type="float">
            <text:p>-21</text:p>
          </table:table-cell>
          <table:table-cell table:formula="of:=VLOOKUP([.$A35];[$otimos_reed.$A$2:$otimos_reed.$H$99];7;0)" office:value-type="float" office:value="-607" calcext:value-type="float">
            <text:p>-607</text:p>
          </table:table-cell>
          <table:table-cell table:formula="of:=VLOOKUP([.$A35];[$otimos_reed_regras.$A$2:$otimos_reed_regras.$H$99];6;0)" office:value-type="float" office:value="54" calcext:value-type="float">
            <text:p>54</text:p>
          </table:table-cell>
          <table:table-cell table:formula="of:=VLOOKUP([.$A35];[$otimos_reed_regras.$A$2:$otimos_reed_regras.$H$99];7;0)" office:value-type="float" office:value="54" calcext:value-type="float">
            <text:p>54</text:p>
          </table:table-cell>
          <table:table-cell table:style-name="ce10" table:formula="of:=VLOOKUP([.$A35];[$reed.$A$2:$reed.$H$99];6;0)" office:value-type="float" office:value="28" calcext:value-type="float">
            <text:p>28</text:p>
          </table:table-cell>
          <table:table-cell table:style-name="ce10" table:formula="of:=VLOOKUP([.$A35];[$reed.$A$2:$reed.$H$99];7;0)" office:value-type="float" office:value="-292" calcext:value-type="float">
            <text:p>-292</text:p>
          </table:table-cell>
          <table:table-cell table:style-name="ce4" table:formula="of:=VLOOKUP([.$A35];[$reed_regras.$A$2:$reed_regras.$H$99];6;0)" office:value-type="float" office:value="64" calcext:value-type="float">
            <text:p>64</text:p>
          </table:table-cell>
          <table:table-cell table:style-name="ce4" table:formula="of:=VLOOKUP([.$A35];[$reed_regras.$A$2:$reed_regras.$H$99];7;0)" office:value-type="float" office:value="64" calcext:value-type="float">
            <text:p>64</text:p>
          </table:table-cell>
          <table:table-cell table:formula="of:=VLOOKUP([.$A35];[$reed_regras_otimos.$A$2:$reed_regras_otimos.$H$99];6;0)" office:value-type="float" office:value="53" calcext:value-type="float">
            <text:p>53</text:p>
          </table:table-cell>
          <table:table-cell table:formula="of:=VLOOKUP([.$A35];[$reed_regras_otimos.$A$2:$reed_regras_otimos.$H$99];7;0)" office:value-type="float" office:value="-119" calcext:value-type="float">
            <text:p>-119</text:p>
          </table:table-cell>
          <table:table-cell table:formula="of:=VLOOKUP([.$A35];[$reed_otimos.$A$2:$reed_otimos.$H$99];6;0)" office:value-type="float" office:value="56" calcext:value-type="float">
            <text:p>56</text:p>
          </table:table-cell>
          <table:table-cell table:formula="of:=VLOOKUP([.$A35];[$reed_otimos.$A$2:$reed_otimos.$H$99];7;0)" office:value-type="float" office:value="-118" calcext:value-type="float">
            <text:p>-118</text:p>
          </table:table-cell>
          <table:table-cell table:formula="of:=VLOOKUP([.$A35];[$reed_otimos_regras.$A$2:$reed_otimos_regras.$H$99];6;0)" office:value-type="float" office:value="58" calcext:value-type="float">
            <text:p>58</text:p>
          </table:table-cell>
          <table:table-cell table:formula="of:=VLOOKUP([.$A35];[$reed_otimos_regras.$A$2:$reed_otimos_regras.$H$99];7;0)" office:value-type="float" office:value="58" calcext:value-type="float">
            <text:p>58</text:p>
          </table:table-cell>
          <table:table-cell table:style-name="ce10" table:formula="of:=VLOOKUP([.$A35];[$regras.$A$2:$regras.$H$99];6;0)" office:value-type="float" office:value="66" calcext:value-type="float">
            <text:p>66</text:p>
          </table:table-cell>
          <table:table-cell table:style-name="ce10" table:formula="of:=VLOOKUP([.$A35];[$regras.$A$2:$regras.$H$99];7;0)" office:value-type="float" office:value="66" calcext:value-type="float">
            <text:p>66</text:p>
          </table:table-cell>
          <table:table-cell table:style-name="ce4" table:formula="of:=VLOOKUP([.$A35];[$regras_otimos.$A$2:$regras_otimos.$H$99];6;0)" office:value-type="float" office:value="58" calcext:value-type="float">
            <text:p>58</text:p>
          </table:table-cell>
          <table:table-cell table:style-name="ce4" table:formula="of:=VLOOKUP([.$A35];[$regras_otimos.$A$2:$regras_otimos.$H$99];7;0)" office:value-type="float" office:value="-364" calcext:value-type="float">
            <text:p>-364</text:p>
          </table:table-cell>
          <table:table-cell table:formula="of:=VLOOKUP([.$A35];[$regras_otimos_reed.$A$2:$regras_otimos_reed.$H$99];6;0)" office:value-type="float" office:value="-14" calcext:value-type="float">
            <text:p>-14</text:p>
          </table:table-cell>
          <table:table-cell table:formula="of:=VLOOKUP([.$A35];[$regras_otimos_reed.$A$2:$regras_otimos_reed.$H$99];7;0)" office:value-type="float" office:value="-448" calcext:value-type="float">
            <text:p>-448</text:p>
          </table:table-cell>
          <table:table-cell table:formula="of:=VLOOKUP([.$A35];[$regras_reed.$A$2:$regras_reed.$H$99];6;0)" office:value-type="float" office:value="27" calcext:value-type="float">
            <text:p>27</text:p>
          </table:table-cell>
          <table:table-cell table:formula="of:=VLOOKUP([.$A35];[$regras_reed.$A$2:$regras_reed.$H$99];7;0)" office:value-type="float" office:value="-291" calcext:value-type="float">
            <text:p>-291</text:p>
          </table:table-cell>
          <table:table-cell table:formula="of:=VLOOKUP([.$A35];[$regras_reed_otimos.$A$2:$regras_reed_otimos.$H$99];6;0)" office:value-type="float" office:value="53" calcext:value-type="float">
            <text:p>53</text:p>
          </table:table-cell>
          <table:table-cell table:formula="of:=VLOOKUP([.$A35];[$regras_reed_otimos.$A$2:$regras_reed_otimos.$H$99];7;0)" office:value-type="float" office:value="-119" calcext:value-type="float">
            <text:p>-119</text:p>
          </table:table-cell>
          <table:table-cell/>
        </table:table-row>
        <table:table-row table:style-name="ro1">
          <table:table-cell office:value-type="string" calcext:value-type="string">
            <text:p>hwb9-1541.tfc</text:p>
          </table:table-cell>
          <table:table-cell table:style-name="ce10" table:formula="of:=VLOOKUP([.$A36];[$otimos.$A$2:$otimos.$H$99];2;0)" office:value-type="float" office:value="1541" calcext:value-type="float">
            <text:p>1.541</text:p>
          </table:table-cell>
          <table:table-cell table:style-name="ce10" table:formula="of:=VLOOKUP([.$A36];[$otimos.$A$2:$otimos.$H$99];3;0)" office:value-type="float" office:value="63613" calcext:value-type="float">
            <text:p>63.613</text:p>
          </table:table-cell>
          <table:table-cell table:style-name="ce10" table:formula="of:=VLOOKUP([.$A36];[$otimos.$A$2:$otimos.$H$99];6;0)" office:value-type="float" office:value="18" calcext:value-type="float">
            <text:p>18</text:p>
          </table:table-cell>
          <table:table-cell table:style-name="ce10" table:formula="of:=VLOOKUP([.$A36];[$otimos.$A$2:$otimos.$H$99];7;0)" office:value-type="float" office:value="626" calcext:value-type="float">
            <text:p>626</text:p>
          </table:table-cell>
          <table:table-cell table:style-name="ce4" table:formula="of:=VLOOKUP([.$A36];[$otimos_regras.$A$2:$otimos_regras.$H$99];6;0)" office:value-type="float" office:value="0" calcext:value-type="float">
            <text:p>0</text:p>
          </table:table-cell>
          <table:table-cell table:style-name="ce4" table:formula="of:=VLOOKUP([.$A36];[$otimos_regras.$A$2:$otimos_regras.$H$99];7;0)" office:value-type="float" office:value="0" calcext:value-type="float">
            <text:p>0</text:p>
          </table:table-cell>
          <table:table-cell table:formula="of:=VLOOKUP([.$A36];[$otimos_regras_reed.$A$2:$otimos_regras_reed.$H$99];6;0)" office:value-type="float" office:value="-65" calcext:value-type="float">
            <text:p>-65</text:p>
          </table:table-cell>
          <table:table-cell table:formula="of:=VLOOKUP([.$A36];[$otimos_regras_reed.$A$2:$otimos_regras_reed.$H$99];7;0)" office:value-type="float" office:value="-15245" calcext:value-type="float">
            <text:p>-15245</text:p>
          </table:table-cell>
          <table:table-cell table:formula="of:=VLOOKUP([.$A36];[$otimos_reed.$A$2:$otimos_reed.$H$99];6;0)" office:value-type="float" office:value="-65" calcext:value-type="float">
            <text:p>-65</text:p>
          </table:table-cell>
          <table:table-cell table:formula="of:=VLOOKUP([.$A36];[$otimos_reed.$A$2:$otimos_reed.$H$99];7;0)" office:value-type="float" office:value="-15245" calcext:value-type="float">
            <text:p>-15245</text:p>
          </table:table-cell>
          <table:table-cell table:formula="of:=VLOOKUP([.$A36];[$otimos_reed_regras.$A$2:$otimos_reed_regras.$H$99];6;0)" office:value-type="float" office:value="0" calcext:value-type="float">
            <text:p>0</text:p>
          </table:table-cell>
          <table:table-cell table:formula="of:=VLOOKUP([.$A36];[$otimos_reed_regras.$A$2:$otimos_reed_regras.$H$99];7;0)" office:value-type="float" office:value="0" calcext:value-type="float">
            <text:p>0</text:p>
          </table:table-cell>
          <table:table-cell table:style-name="ce10" table:formula="of:=VLOOKUP([.$A36];[$reed.$A$2:$reed.$H$99];6;0)" office:value-type="float" office:value="-50" calcext:value-type="float">
            <text:p>-50</text:p>
          </table:table-cell>
          <table:table-cell table:style-name="ce10" table:formula="of:=VLOOKUP([.$A36];[$reed.$A$2:$reed.$H$99];7;0)" office:value-type="float" office:value="-15226" calcext:value-type="float">
            <text:p>-15.226</text:p>
          </table:table-cell>
          <table:table-cell table:style-name="ce4" table:formula="of:=VLOOKUP([.$A36];[$reed_regras.$A$2:$reed_regras.$H$99];6;0)" office:value-type="float" office:value="0" calcext:value-type="float">
            <text:p>0</text:p>
          </table:table-cell>
          <table:table-cell table:style-name="ce4" table:formula="of:=VLOOKUP([.$A36];[$reed_regras.$A$2:$reed_regras.$H$99];7;0)" office:value-type="float" office:value="0" calcext:value-type="float">
            <text:p>0</text:p>
          </table:table-cell>
          <table:table-cell table:formula="of:=VLOOKUP([.$A36];[$reed_regras_otimos.$A$2:$reed_regras_otimos.$H$99];6;0)" office:value-type="float" office:value="3" calcext:value-type="float">
            <text:p>3</text:p>
          </table:table-cell>
          <table:table-cell table:formula="of:=VLOOKUP([.$A36];[$reed_regras_otimos.$A$2:$reed_regras_otimos.$H$99];7;0)" office:value-type="float" office:value="2847" calcext:value-type="float">
            <text:p>2847</text:p>
          </table:table-cell>
          <table:table-cell table:formula="of:=VLOOKUP([.$A36];[$reed_otimos.$A$2:$reed_otimos.$H$99];6;0)" office:value-type="float" office:value="3" calcext:value-type="float">
            <text:p>3</text:p>
          </table:table-cell>
          <table:table-cell table:formula="of:=VLOOKUP([.$A36];[$reed_otimos.$A$2:$reed_otimos.$H$99];7;0)" office:value-type="float" office:value="2847" calcext:value-type="float">
            <text:p>2847</text:p>
          </table:table-cell>
          <table:table-cell table:formula="of:=VLOOKUP([.$A36];[$reed_otimos_regras.$A$2:$reed_otimos_regras.$H$99];6;0)" office:value-type="float" office:value="0" calcext:value-type="float">
            <text:p>0</text:p>
          </table:table-cell>
          <table:table-cell table:formula="of:=VLOOKUP([.$A36];[$reed_otimos_regras.$A$2:$reed_otimos_regras.$H$99];7;0)" office:value-type="float" office:value="0" calcext:value-type="float">
            <text:p>0</text:p>
          </table:table-cell>
          <table:table-cell table:style-name="ce10" table:formula="of:=VLOOKUP([.$A36];[$regras.$A$2:$regras.$H$99];6;0)" office:value-type="float" office:value="0" calcext:value-type="float">
            <text:p>0</text:p>
          </table:table-cell>
          <table:table-cell table:style-name="ce10" table:formula="of:=VLOOKUP([.$A36];[$regras.$A$2:$regras.$H$99];7;0)" office:value-type="float" office:value="0" calcext:value-type="float">
            <text:p>0</text:p>
          </table:table-cell>
          <table:table-cell table:style-name="ce4" table:formula="of:=VLOOKUP([.$A36];[$regras_otimos.$A$2:$regras_otimos.$H$99];6;0)" office:value-type="float" office:value="18" calcext:value-type="float">
            <text:p>18</text:p>
          </table:table-cell>
          <table:table-cell table:style-name="ce4" table:formula="of:=VLOOKUP([.$A36];[$regras_otimos.$A$2:$regras_otimos.$H$99];7;0)" office:value-type="float" office:value="626" calcext:value-type="float">
            <text:p>626</text:p>
          </table:table-cell>
          <table:table-cell table:formula="of:=VLOOKUP([.$A36];[$regras_otimos_reed.$A$2:$regras_otimos_reed.$H$99];6;0)" office:value-type="float" office:value="-65" calcext:value-type="float">
            <text:p>-65</text:p>
          </table:table-cell>
          <table:table-cell table:formula="of:=VLOOKUP([.$A36];[$regras_otimos_reed.$A$2:$regras_otimos_reed.$H$99];7;0)" office:value-type="float" office:value="-15245" calcext:value-type="float">
            <text:p>-15245</text:p>
          </table:table-cell>
          <table:table-cell table:formula="of:=VLOOKUP([.$A36];[$regras_reed.$A$2:$regras_reed.$H$99];6;0)" office:value-type="float" office:value="-50" calcext:value-type="float">
            <text:p>-50</text:p>
          </table:table-cell>
          <table:table-cell table:formula="of:=VLOOKUP([.$A36];[$regras_reed.$A$2:$regras_reed.$H$99];7;0)" office:value-type="float" office:value="-15226" calcext:value-type="float">
            <text:p>-15226</text:p>
          </table:table-cell>
          <table:table-cell table:formula="of:=VLOOKUP([.$A36];[$regras_reed_otimos.$A$2:$regras_reed_otimos.$H$99];6;0)" office:value-type="float" office:value="3" calcext:value-type="float">
            <text:p>3</text:p>
          </table:table-cell>
          <table:table-cell table:formula="of:=VLOOKUP([.$A36];[$regras_reed_otimos.$A$2:$regras_reed_otimos.$H$99];7;0)" office:value-type="float" office:value="2847" calcext:value-type="float">
            <text:p>2847</text:p>
          </table:table-cell>
          <table:table-cell/>
        </table:table-row>
        <table:table-row table:style-name="ro1">
          <table:table-cell office:value-type="string" calcext:value-type="string">
            <text:p>hwb9-1544.tfc</text:p>
          </table:table-cell>
          <table:table-cell table:style-name="ce10" table:formula="of:=VLOOKUP([.$A37];[$otimos.$A$2:$otimos.$H$99];2;0)" office:value-type="float" office:value="1544" calcext:value-type="float">
            <text:p>1.544</text:p>
          </table:table-cell>
          <table:table-cell table:style-name="ce10" table:formula="of:=VLOOKUP([.$A37];[$otimos.$A$2:$otimos.$H$99];3;0)" office:value-type="float" office:value="63668" calcext:value-type="float">
            <text:p>63.668</text:p>
          </table:table-cell>
          <table:table-cell table:style-name="ce10" table:formula="of:=VLOOKUP([.$A37];[$otimos.$A$2:$otimos.$H$99];6;0)" office:value-type="float" office:value="18" calcext:value-type="float">
            <text:p>18</text:p>
          </table:table-cell>
          <table:table-cell table:style-name="ce10" table:formula="of:=VLOOKUP([.$A37];[$otimos.$A$2:$otimos.$H$99];7;0)" office:value-type="float" office:value="626" calcext:value-type="float">
            <text:p>626</text:p>
          </table:table-cell>
          <table:table-cell table:style-name="ce4" table:formula="of:=VLOOKUP([.$A37];[$otimos_regras.$A$2:$otimos_regras.$H$99];6;0)" office:value-type="float" office:value="0" calcext:value-type="float">
            <text:p>0</text:p>
          </table:table-cell>
          <table:table-cell table:style-name="ce4" table:formula="of:=VLOOKUP([.$A37];[$otimos_regras.$A$2:$otimos_regras.$H$99];7;0)" office:value-type="float" office:value="0" calcext:value-type="float">
            <text:p>0</text:p>
          </table:table-cell>
          <table:table-cell table:formula="of:=VLOOKUP([.$A37];[$otimos_regras_reed.$A$2:$otimos_regras_reed.$H$99];6;0)" office:value-type="float" office:value="-65" calcext:value-type="float">
            <text:p>-65</text:p>
          </table:table-cell>
          <table:table-cell table:formula="of:=VLOOKUP([.$A37];[$otimos_regras_reed.$A$2:$otimos_regras_reed.$H$99];7;0)" office:value-type="float" office:value="-15277" calcext:value-type="float">
            <text:p>-15277</text:p>
          </table:table-cell>
          <table:table-cell table:formula="of:=VLOOKUP([.$A37];[$otimos_reed.$A$2:$otimos_reed.$H$99];6;0)" office:value-type="float" office:value="-65" calcext:value-type="float">
            <text:p>-65</text:p>
          </table:table-cell>
          <table:table-cell table:formula="of:=VLOOKUP([.$A37];[$otimos_reed.$A$2:$otimos_reed.$H$99];7;0)" office:value-type="float" office:value="-15277" calcext:value-type="float">
            <text:p>-15277</text:p>
          </table:table-cell>
          <table:table-cell table:formula="of:=VLOOKUP([.$A37];[$otimos_reed_regras.$A$2:$otimos_reed_regras.$H$99];6;0)" office:value-type="float" office:value="0" calcext:value-type="float">
            <text:p>0</text:p>
          </table:table-cell>
          <table:table-cell table:formula="of:=VLOOKUP([.$A37];[$otimos_reed_regras.$A$2:$otimos_reed_regras.$H$99];7;0)" office:value-type="float" office:value="0" calcext:value-type="float">
            <text:p>0</text:p>
          </table:table-cell>
          <table:table-cell table:style-name="ce10" table:formula="of:=VLOOKUP([.$A37];[$reed.$A$2:$reed.$H$99];6;0)" office:value-type="float" office:value="-49" calcext:value-type="float">
            <text:p>-49</text:p>
          </table:table-cell>
          <table:table-cell table:style-name="ce10" table:formula="of:=VLOOKUP([.$A37];[$reed.$A$2:$reed.$H$99];7;0)" office:value-type="float" office:value="-15253" calcext:value-type="float">
            <text:p>-15.253</text:p>
          </table:table-cell>
          <table:table-cell table:style-name="ce4" table:formula="of:=VLOOKUP([.$A37];[$reed_regras.$A$2:$reed_regras.$H$99];6;0)" office:value-type="float" office:value="0" calcext:value-type="float">
            <text:p>0</text:p>
          </table:table-cell>
          <table:table-cell table:style-name="ce4" table:formula="of:=VLOOKUP([.$A37];[$reed_regras.$A$2:$reed_regras.$H$99];7;0)" office:value-type="float" office:value="0" calcext:value-type="float">
            <text:p>0</text:p>
          </table:table-cell>
          <table:table-cell table:formula="of:=VLOOKUP([.$A37];[$reed_regras_otimos.$A$2:$reed_regras_otimos.$H$99];6;0)" office:value-type="float" office:value="3" calcext:value-type="float">
            <text:p>3</text:p>
          </table:table-cell>
          <table:table-cell table:formula="of:=VLOOKUP([.$A37];[$reed_regras_otimos.$A$2:$reed_regras_otimos.$H$99];7;0)" office:value-type="float" office:value="2879" calcext:value-type="float">
            <text:p>2879</text:p>
          </table:table-cell>
          <table:table-cell table:formula="of:=VLOOKUP([.$A37];[$reed_otimos.$A$2:$reed_otimos.$H$99];6;0)" office:value-type="float" office:value="3" calcext:value-type="float">
            <text:p>3</text:p>
          </table:table-cell>
          <table:table-cell table:formula="of:=VLOOKUP([.$A37];[$reed_otimos.$A$2:$reed_otimos.$H$99];7;0)" office:value-type="float" office:value="2879" calcext:value-type="float">
            <text:p>2879</text:p>
          </table:table-cell>
          <table:table-cell table:formula="of:=VLOOKUP([.$A37];[$reed_otimos_regras.$A$2:$reed_otimos_regras.$H$99];6;0)" office:value-type="float" office:value="0" calcext:value-type="float">
            <text:p>0</text:p>
          </table:table-cell>
          <table:table-cell table:formula="of:=VLOOKUP([.$A37];[$reed_otimos_regras.$A$2:$reed_otimos_regras.$H$99];7;0)" office:value-type="float" office:value="0" calcext:value-type="float">
            <text:p>0</text:p>
          </table:table-cell>
          <table:table-cell table:style-name="ce10" table:formula="of:=VLOOKUP([.$A37];[$regras.$A$2:$regras.$H$99];6;0)" office:value-type="float" office:value="0" calcext:value-type="float">
            <text:p>0</text:p>
          </table:table-cell>
          <table:table-cell table:style-name="ce10" table:formula="of:=VLOOKUP([.$A37];[$regras.$A$2:$regras.$H$99];7;0)" office:value-type="float" office:value="0" calcext:value-type="float">
            <text:p>0</text:p>
          </table:table-cell>
          <table:table-cell table:style-name="ce4" table:formula="of:=VLOOKUP([.$A37];[$regras_otimos.$A$2:$regras_otimos.$H$99];6;0)" office:value-type="float" office:value="18" calcext:value-type="float">
            <text:p>18</text:p>
          </table:table-cell>
          <table:table-cell table:style-name="ce4" table:formula="of:=VLOOKUP([.$A37];[$regras_otimos.$A$2:$regras_otimos.$H$99];7;0)" office:value-type="float" office:value="626" calcext:value-type="float">
            <text:p>626</text:p>
          </table:table-cell>
          <table:table-cell table:formula="of:=VLOOKUP([.$A37];[$regras_otimos_reed.$A$2:$regras_otimos_reed.$H$99];6;0)" office:value-type="float" office:value="-65" calcext:value-type="float">
            <text:p>-65</text:p>
          </table:table-cell>
          <table:table-cell table:formula="of:=VLOOKUP([.$A37];[$regras_otimos_reed.$A$2:$regras_otimos_reed.$H$99];7;0)" office:value-type="float" office:value="-15277" calcext:value-type="float">
            <text:p>-15277</text:p>
          </table:table-cell>
          <table:table-cell table:formula="of:=VLOOKUP([.$A37];[$regras_reed.$A$2:$regras_reed.$H$99];6;0)" office:value-type="float" office:value="-49" calcext:value-type="float">
            <text:p>-49</text:p>
          </table:table-cell>
          <table:table-cell table:formula="of:=VLOOKUP([.$A37];[$regras_reed.$A$2:$regras_reed.$H$99];7;0)" office:value-type="float" office:value="-15253" calcext:value-type="float">
            <text:p>-15253</text:p>
          </table:table-cell>
          <table:table-cell table:formula="of:=VLOOKUP([.$A37];[$regras_reed_otimos.$A$2:$regras_reed_otimos.$H$99];6;0)" office:value-type="float" office:value="3" calcext:value-type="float">
            <text:p>3</text:p>
          </table:table-cell>
          <table:table-cell table:formula="of:=VLOOKUP([.$A37];[$regras_reed_otimos.$A$2:$regras_reed_otimos.$H$99];7;0)" office:value-type="float" office:value="2879" calcext:value-type="float">
            <text:p>2879</text:p>
          </table:table-cell>
          <table:table-cell/>
        </table:table-row>
        <table:table-row table:style-name="ro1">
          <table:table-cell office:value-type="string" calcext:value-type="string">
            <text:p>hwb9-1959-20378a.tfc</text:p>
          </table:table-cell>
          <table:table-cell table:style-name="ce10" table:formula="of:=VLOOKUP([.$A38];[$otimos.$A$2:$otimos.$H$99];2;0)" office:value-type="float" office:value="1959" calcext:value-type="float">
            <text:p>1.959</text:p>
          </table:table-cell>
          <table:table-cell table:style-name="ce10" table:formula="of:=VLOOKUP([.$A38];[$otimos.$A$2:$otimos.$H$99];3;0)" office:value-type="float" office:value="33599" calcext:value-type="float">
            <text:p>33.599</text:p>
          </table:table-cell>
          <table:table-cell table:style-name="ce10" table:formula="of:=VLOOKUP([.$A38];[$otimos.$A$2:$otimos.$H$99];6;0)" office:value-type="float" office:value="8" calcext:value-type="float">
            <text:p>8</text:p>
          </table:table-cell>
          <table:table-cell table:style-name="ce10" table:formula="of:=VLOOKUP([.$A38];[$otimos.$A$2:$otimos.$H$99];7;0)" office:value-type="float" office:value="-92" calcext:value-type="float">
            <text:p>-92</text:p>
          </table:table-cell>
          <table:table-cell table:style-name="ce4" table:formula="of:=VLOOKUP([.$A38];[$otimos_regras.$A$2:$otimos_regras.$H$99];6;0)" office:value-type="float" office:value="6" calcext:value-type="float">
            <text:p>6</text:p>
          </table:table-cell>
          <table:table-cell table:style-name="ce4" table:formula="of:=VLOOKUP([.$A38];[$otimos_regras.$A$2:$otimos_regras.$H$99];7;0)" office:value-type="float" office:value="6" calcext:value-type="float">
            <text:p>6</text:p>
          </table:table-cell>
          <table:table-cell table:formula="of:=VLOOKUP([.$A38];[$otimos_regras_reed.$A$2:$otimos_regras_reed.$H$99];6;0)" office:value-type="float" office:value="-10" calcext:value-type="float">
            <text:p>-10</text:p>
          </table:table-cell>
          <table:table-cell table:formula="of:=VLOOKUP([.$A38];[$otimos_regras_reed.$A$2:$otimos_regras_reed.$H$99];7;0)" office:value-type="float" office:value="-110" calcext:value-type="float">
            <text:p>-110</text:p>
          </table:table-cell>
          <table:table-cell table:formula="of:=VLOOKUP([.$A38];[$otimos_reed.$A$2:$otimos_reed.$H$99];6;0)" office:value-type="float" office:value="-8" calcext:value-type="float">
            <text:p>-8</text:p>
          </table:table-cell>
          <table:table-cell table:formula="of:=VLOOKUP([.$A38];[$otimos_reed.$A$2:$otimos_reed.$H$99];7;0)" office:value-type="float" office:value="-112" calcext:value-type="float">
            <text:p>-112</text:p>
          </table:table-cell>
          <table:table-cell table:formula="of:=VLOOKUP([.$A38];[$otimos_reed_regras.$A$2:$otimos_reed_regras.$H$99];6;0)" office:value-type="float" office:value="2" calcext:value-type="float">
            <text:p>2</text:p>
          </table:table-cell>
          <table:table-cell table:formula="of:=VLOOKUP([.$A38];[$otimos_reed_regras.$A$2:$otimos_reed_regras.$H$99];7;0)" office:value-type="float" office:value="2" calcext:value-type="float">
            <text:p>2</text:p>
          </table:table-cell>
          <table:table-cell table:style-name="ce10" table:formula="of:=VLOOKUP([.$A38];[$reed.$A$2:$reed.$H$99];6;0)" office:value-type="float" office:value="7" calcext:value-type="float">
            <text:p>7</text:p>
          </table:table-cell>
          <table:table-cell table:style-name="ce10" table:formula="of:=VLOOKUP([.$A38];[$reed.$A$2:$reed.$H$99];7;0)" office:value-type="float" office:value="-159" calcext:value-type="float">
            <text:p>-159</text:p>
          </table:table-cell>
          <table:table-cell table:style-name="ce4" table:formula="of:=VLOOKUP([.$A38];[$reed_regras.$A$2:$reed_regras.$H$99];6;0)" office:value-type="float" office:value="4" calcext:value-type="float">
            <text:p>4</text:p>
          </table:table-cell>
          <table:table-cell table:style-name="ce4" table:formula="of:=VLOOKUP([.$A38];[$reed_regras.$A$2:$reed_regras.$H$99];7;0)" office:value-type="float" office:value="4" calcext:value-type="float">
            <text:p>4</text:p>
          </table:table-cell>
          <table:table-cell table:formula="of:=VLOOKUP([.$A38];[$reed_regras_otimos.$A$2:$reed_regras_otimos.$H$99];6;0)" office:value-type="float" office:value="0" calcext:value-type="float">
            <text:p>0</text:p>
          </table:table-cell>
          <table:table-cell table:formula="of:=VLOOKUP([.$A38];[$reed_regras_otimos.$A$2:$reed_regras_otimos.$H$99];7;0)" office:value-type="float" office:value="-88" calcext:value-type="float">
            <text:p>-88</text:p>
          </table:table-cell>
          <table:table-cell table:formula="of:=VLOOKUP([.$A38];[$reed_otimos.$A$2:$reed_otimos.$H$99];6;0)" office:value-type="float" office:value="1" calcext:value-type="float">
            <text:p>1</text:p>
          </table:table-cell>
          <table:table-cell table:formula="of:=VLOOKUP([.$A38];[$reed_otimos.$A$2:$reed_otimos.$H$99];7;0)" office:value-type="float" office:value="-85" calcext:value-type="float">
            <text:p>-85</text:p>
          </table:table-cell>
          <table:table-cell table:formula="of:=VLOOKUP([.$A38];[$reed_otimos_regras.$A$2:$reed_otimos_regras.$H$99];6;0)" office:value-type="float" office:value="2" calcext:value-type="float">
            <text:p>2</text:p>
          </table:table-cell>
          <table:table-cell table:formula="of:=VLOOKUP([.$A38];[$reed_otimos_regras.$A$2:$reed_otimos_regras.$H$99];7;0)" office:value-type="float" office:value="2" calcext:value-type="float">
            <text:p>2</text:p>
          </table:table-cell>
          <table:table-cell table:style-name="ce10" table:formula="of:=VLOOKUP([.$A38];[$regras.$A$2:$regras.$H$99];6;0)" office:value-type="float" office:value="16" calcext:value-type="float">
            <text:p>16</text:p>
          </table:table-cell>
          <table:table-cell table:style-name="ce10" table:formula="of:=VLOOKUP([.$A38];[$regras.$A$2:$regras.$H$99];7;0)" office:value-type="float" office:value="16" calcext:value-type="float">
            <text:p>16</text:p>
          </table:table-cell>
          <table:table-cell table:style-name="ce4" table:formula="of:=VLOOKUP([.$A38];[$regras_otimos.$A$2:$regras_otimos.$H$99];6;0)" office:value-type="float" office:value="2" calcext:value-type="float">
            <text:p>2</text:p>
          </table:table-cell>
          <table:table-cell table:style-name="ce4" table:formula="of:=VLOOKUP([.$A38];[$regras_otimos.$A$2:$regras_otimos.$H$99];7;0)" office:value-type="float" office:value="-94" calcext:value-type="float">
            <text:p>-94</text:p>
          </table:table-cell>
          <table:table-cell table:formula="of:=VLOOKUP([.$A38];[$regras_otimos_reed.$A$2:$regras_otimos_reed.$H$99];6;0)" office:value-type="float" office:value="-8" calcext:value-type="float">
            <text:p>-8</text:p>
          </table:table-cell>
          <table:table-cell table:formula="of:=VLOOKUP([.$A38];[$regras_otimos_reed.$A$2:$regras_otimos_reed.$H$99];7;0)" office:value-type="float" office:value="-96" calcext:value-type="float">
            <text:p>-96</text:p>
          </table:table-cell>
          <table:table-cell table:formula="of:=VLOOKUP([.$A38];[$regras_reed.$A$2:$regras_reed.$H$99];6;0)" office:value-type="float" office:value="0" calcext:value-type="float">
            <text:p>0</text:p>
          </table:table-cell>
          <table:table-cell table:formula="of:=VLOOKUP([.$A38];[$regras_reed.$A$2:$regras_reed.$H$99];7;0)" office:value-type="float" office:value="-152" calcext:value-type="float">
            <text:p>-152</text:p>
          </table:table-cell>
          <table:table-cell table:formula="of:=VLOOKUP([.$A38];[$regras_reed_otimos.$A$2:$regras_reed_otimos.$H$99];6;0)" office:value-type="float" office:value="0" calcext:value-type="float">
            <text:p>0</text:p>
          </table:table-cell>
          <table:table-cell table:formula="of:=VLOOKUP([.$A38];[$regras_reed_otimos.$A$2:$regras_reed_otimos.$H$99];7;0)" office:value-type="float" office:value="-92" calcext:value-type="float">
            <text:p>-92</text:p>
          </table:table-cell>
          <table:table-cell/>
        </table:table-row>
        <table:table-row table:style-name="ro1">
          <table:table-cell office:value-type="string" calcext:value-type="string">
            <text:p>hwb9_6563_16173.tfc</text:p>
          </table:table-cell>
          <table:table-cell table:style-name="ce10" table:formula="of:=VLOOKUP([.$A39];[$otimos.$A$2:$otimos.$H$99];2;0)" office:value-type="float" office:value="6563" calcext:value-type="float">
            <text:p>6.563</text:p>
          </table:table-cell>
          <table:table-cell table:style-name="ce10" table:formula="of:=VLOOKUP([.$A39];[$otimos.$A$2:$otimos.$H$99];3;0)" office:value-type="float" office:value="17371" calcext:value-type="float">
            <text:p>17.371</text:p>
          </table:table-cell>
          <table:table-cell table:style-name="ce10" table:formula="of:=VLOOKUP([.$A39];[$otimos.$A$2:$otimos.$H$99];6;0)" office:value-type="float" office:value="160" calcext:value-type="float">
            <text:p>160</text:p>
          </table:table-cell>
          <table:table-cell table:style-name="ce10" table:formula="of:=VLOOKUP([.$A39];[$otimos.$A$2:$otimos.$H$99];7;0)" office:value-type="float" office:value="-829" calcext:value-type="float">
            <text:p>-829</text:p>
          </table:table-cell>
          <table:table-cell table:style-name="ce4" table:formula="of:=VLOOKUP([.$A39];[$otimos_regras.$A$2:$otimos_regras.$H$99];6;0)" office:value-type="float" office:value="138" calcext:value-type="float">
            <text:p>138</text:p>
          </table:table-cell>
          <table:table-cell table:style-name="ce4" table:formula="of:=VLOOKUP([.$A39];[$otimos_regras.$A$2:$otimos_regras.$H$99];7;0)" office:value-type="float" office:value="138" calcext:value-type="float">
            <text:p>138</text:p>
          </table:table-cell>
          <table:table-cell table:formula="of:=VLOOKUP([.$A39];[$otimos_regras_reed.$A$2:$otimos_regras_reed.$H$99];6;0)" office:value-type="float" office:value="4" calcext:value-type="float">
            <text:p>4</text:p>
          </table:table-cell>
          <table:table-cell table:formula="of:=VLOOKUP([.$A39];[$otimos_regras_reed.$A$2:$otimos_regras_reed.$H$99];7;0)" office:value-type="float" office:value="-723" calcext:value-type="float">
            <text:p>-723</text:p>
          </table:table-cell>
          <table:table-cell table:formula="of:=VLOOKUP([.$A39];[$otimos_reed.$A$2:$otimos_reed.$H$99];6;0)" office:value-type="float" office:value="4" calcext:value-type="float">
            <text:p>4</text:p>
          </table:table-cell>
          <table:table-cell table:formula="of:=VLOOKUP([.$A39];[$otimos_reed.$A$2:$otimos_reed.$H$99];7;0)" office:value-type="float" office:value="-723" calcext:value-type="float">
            <text:p>-723</text:p>
          </table:table-cell>
          <table:table-cell table:formula="of:=VLOOKUP([.$A39];[$otimos_reed_regras.$A$2:$otimos_reed_regras.$H$99];6;0)" office:value-type="float" office:value="138" calcext:value-type="float">
            <text:p>138</text:p>
          </table:table-cell>
          <table:table-cell table:formula="of:=VLOOKUP([.$A39];[$otimos_reed_regras.$A$2:$otimos_reed_regras.$H$99];7;0)" office:value-type="float" office:value="138" calcext:value-type="float">
            <text:p>138</text:p>
          </table:table-cell>
          <table:table-cell table:style-name="ce10" table:formula="of:=VLOOKUP([.$A39];[$reed.$A$2:$reed.$H$99];6;0)" office:value-type="float" office:value="120" calcext:value-type="float">
            <text:p>120</text:p>
          </table:table-cell>
          <table:table-cell table:style-name="ce10" table:formula="of:=VLOOKUP([.$A39];[$reed.$A$2:$reed.$H$99];7;0)" office:value-type="float" office:value="-954" calcext:value-type="float">
            <text:p>-954</text:p>
          </table:table-cell>
          <table:table-cell table:style-name="ce4" table:formula="of:=VLOOKUP([.$A39];[$reed_regras.$A$2:$reed_regras.$H$99];6;0)" office:value-type="float" office:value="140" calcext:value-type="float">
            <text:p>140</text:p>
          </table:table-cell>
          <table:table-cell table:style-name="ce4" table:formula="of:=VLOOKUP([.$A39];[$reed_regras.$A$2:$reed_regras.$H$99];7;0)" office:value-type="float" office:value="138" calcext:value-type="float">
            <text:p>138</text:p>
          </table:table-cell>
          <table:table-cell table:formula="of:=VLOOKUP([.$A39];[$reed_regras_otimos.$A$2:$reed_regras_otimos.$H$99];6;0)" office:value-type="float" office:value="102" calcext:value-type="float">
            <text:p>102</text:p>
          </table:table-cell>
          <table:table-cell table:formula="of:=VLOOKUP([.$A39];[$reed_regras_otimos.$A$2:$reed_regras_otimos.$H$99];7;0)" office:value-type="float" office:value="102" calcext:value-type="float">
            <text:p>102</text:p>
          </table:table-cell>
          <table:table-cell table:formula="of:=VLOOKUP([.$A39];[$reed_otimos.$A$2:$reed_otimos.$H$99];6;0)" office:value-type="float" office:value="104" calcext:value-type="float">
            <text:p>104</text:p>
          </table:table-cell>
          <table:table-cell table:formula="of:=VLOOKUP([.$A39];[$reed_otimos.$A$2:$reed_otimos.$H$99];7;0)" office:value-type="float" office:value="100" calcext:value-type="float">
            <text:p>100</text:p>
          </table:table-cell>
          <table:table-cell table:formula="of:=VLOOKUP([.$A39];[$reed_otimos_regras.$A$2:$reed_otimos_regras.$H$99];6;0)" office:value-type="float" office:value="138" calcext:value-type="float">
            <text:p>138</text:p>
          </table:table-cell>
          <table:table-cell table:formula="of:=VLOOKUP([.$A39];[$reed_otimos_regras.$A$2:$reed_otimos_regras.$H$99];7;0)" office:value-type="float" office:value="138" calcext:value-type="float">
            <text:p>138</text:p>
          </table:table-cell>
          <table:table-cell table:style-name="ce10" table:formula="of:=VLOOKUP([.$A39];[$regras.$A$2:$regras.$H$99];6;0)" office:value-type="float" office:value="146" calcext:value-type="float">
            <text:p>146</text:p>
          </table:table-cell>
          <table:table-cell table:style-name="ce10" table:formula="of:=VLOOKUP([.$A39];[$regras.$A$2:$regras.$H$99];7;0)" office:value-type="float" office:value="144" calcext:value-type="float">
            <text:p>144</text:p>
          </table:table-cell>
          <table:table-cell table:style-name="ce4" table:formula="of:=VLOOKUP([.$A39];[$regras_otimos.$A$2:$regras_otimos.$H$99];6;0)" office:value-type="float" office:value="155" calcext:value-type="float">
            <text:p>155</text:p>
          </table:table-cell>
          <table:table-cell table:style-name="ce4" table:formula="of:=VLOOKUP([.$A39];[$regras_otimos.$A$2:$regras_otimos.$H$99];7;0)" office:value-type="float" office:value="-830" calcext:value-type="float">
            <text:p>-830</text:p>
          </table:table-cell>
          <table:table-cell table:formula="of:=VLOOKUP([.$A39];[$regras_otimos_reed.$A$2:$regras_otimos_reed.$H$99];6;0)" office:value-type="float" office:value="6" calcext:value-type="float">
            <text:p>6</text:p>
          </table:table-cell>
          <table:table-cell table:formula="of:=VLOOKUP([.$A39];[$regras_otimos_reed.$A$2:$regras_otimos_reed.$H$99];7;0)" office:value-type="float" office:value="-681" calcext:value-type="float">
            <text:p>-681</text:p>
          </table:table-cell>
          <table:table-cell table:formula="of:=VLOOKUP([.$A39];[$regras_reed.$A$2:$regras_reed.$H$99];6;0)" office:value-type="float" office:value="117" calcext:value-type="float">
            <text:p>117</text:p>
          </table:table-cell>
          <table:table-cell table:formula="of:=VLOOKUP([.$A39];[$regras_reed.$A$2:$regras_reed.$H$99];7;0)" office:value-type="float" office:value="-951" calcext:value-type="float">
            <text:p>-951</text:p>
          </table:table-cell>
          <table:table-cell table:formula="of:=VLOOKUP([.$A39];[$regras_reed_otimos.$A$2:$regras_reed_otimos.$H$99];6;0)" office:value-type="float" office:value="102" calcext:value-type="float">
            <text:p>102</text:p>
          </table:table-cell>
          <table:table-cell table:formula="of:=VLOOKUP([.$A39];[$regras_reed_otimos.$A$2:$regras_reed_otimos.$H$99];7;0)"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table:style-name="ce10" table:formula="of:=VLOOKUP([.$A40];[$otimos.$A$2:$otimos.$H$99];2;0)" office:value-type="float" office:value="5" calcext:value-type="float">
            <text:p>5</text:p>
          </table:table-cell>
          <table:table-cell table:style-name="ce10" table:formula="of:=VLOOKUP([.$A40];[$otimos.$A$2:$otimos.$H$99];3;0)" office:value-type="float" office:value="121" calcext:value-type="float">
            <text:p>121</text:p>
          </table:table-cell>
          <table:table-cell table:style-name="ce10" table:formula="of:=VLOOKUP([.$A40];[$otimos.$A$2:$otimos.$H$99];6;0)" office:value-type="float" office:value="0" calcext:value-type="float">
            <text:p>0</text:p>
          </table:table-cell>
          <table:table-cell table:style-name="ce10" table:formula="of:=VLOOKUP([.$A40];[$otimos.$A$2:$otimos.$H$99];7;0)" office:value-type="float" office:value="64" calcext:value-type="float">
            <text:p>64</text:p>
          </table:table-cell>
          <table:table-cell table:style-name="ce4" table:formula="of:=VLOOKUP([.$A40];[$otimos_regras.$A$2:$otimos_regras.$H$99];6;0)" office:value-type="float" office:value="0" calcext:value-type="float">
            <text:p>0</text:p>
          </table:table-cell>
          <table:table-cell table:style-name="ce4" table:formula="of:=VLOOKUP([.$A40];[$otimos_regras.$A$2:$otimos_regras.$H$99];7;0)" office:value-type="float" office:value="0" calcext:value-type="float">
            <text:p>0</text:p>
          </table:table-cell>
          <table:table-cell table:formula="of:=VLOOKUP([.$A40];[$otimos_regras_reed.$A$2:$otimos_regras_reed.$H$99];6;0)" office:value-type="float" office:value="0" calcext:value-type="float">
            <text:p>0</text:p>
          </table:table-cell>
          <table:table-cell table:formula="of:=VLOOKUP([.$A40];[$otimos_regras_reed.$A$2:$otimos_regras_reed.$H$99];7;0)" office:value-type="float" office:value="-64" calcext:value-type="float">
            <text:p>-64</text:p>
          </table:table-cell>
          <table:table-cell table:formula="of:=VLOOKUP([.$A40];[$otimos_reed.$A$2:$otimos_reed.$H$99];6;0)" office:value-type="float" office:value="0" calcext:value-type="float">
            <text:p>0</text:p>
          </table:table-cell>
          <table:table-cell table:formula="of:=VLOOKUP([.$A40];[$otimos_reed.$A$2:$otimos_reed.$H$99];7;0)" office:value-type="float" office:value="-64" calcext:value-type="float">
            <text:p>-64</text:p>
          </table:table-cell>
          <table:table-cell table:formula="of:=VLOOKUP([.$A40];[$otimos_reed_regras.$A$2:$otimos_reed_regras.$H$99];6;0)" office:value-type="float" office:value="0" calcext:value-type="float">
            <text:p>0</text:p>
          </table:table-cell>
          <table:table-cell table:formula="of:=VLOOKUP([.$A40];[$otimos_reed_regras.$A$2:$otimos_reed_regras.$H$99];7;0)" office:value-type="float" office:value="0" calcext:value-type="float">
            <text:p>0</text:p>
          </table:table-cell>
          <table:table-cell table:style-name="ce10" table:formula="of:=VLOOKUP([.$A40];[$reed.$A$2:$reed.$H$99];6;0)" office:value-type="float" office:value="0" calcext:value-type="float">
            <text:p>0</text:p>
          </table:table-cell>
          <table:table-cell table:style-name="ce10" table:formula="of:=VLOOKUP([.$A40];[$reed.$A$2:$reed.$H$99];7;0)" office:value-type="float" office:value="0" calcext:value-type="float">
            <text:p>0</text:p>
          </table:table-cell>
          <table:table-cell table:style-name="ce4" table:formula="of:=VLOOKUP([.$A40];[$reed_regras.$A$2:$reed_regras.$H$99];6;0)" office:value-type="float" office:value="0" calcext:value-type="float">
            <text:p>0</text:p>
          </table:table-cell>
          <table:table-cell table:style-name="ce4" table:formula="of:=VLOOKUP([.$A40];[$reed_regras.$A$2:$reed_regras.$H$99];7;0)" office:value-type="float" office:value="0" calcext:value-type="float">
            <text:p>0</text:p>
          </table:table-cell>
          <table:table-cell table:formula="of:=VLOOKUP([.$A40];[$reed_regras_otimos.$A$2:$reed_regras_otimos.$H$99];6;0)" office:value-type="float" office:value="0" calcext:value-type="float">
            <text:p>0</text:p>
          </table:table-cell>
          <table:table-cell table:formula="of:=VLOOKUP([.$A40];[$reed_regras_otimos.$A$2:$reed_regras_otimos.$H$99];7;0)" office:value-type="float" office:value="64" calcext:value-type="float">
            <text:p>64</text:p>
          </table:table-cell>
          <table:table-cell table:formula="of:=VLOOKUP([.$A40];[$reed_otimos.$A$2:$reed_otimos.$H$99];6;0)" office:value-type="float" office:value="0" calcext:value-type="float">
            <text:p>0</text:p>
          </table:table-cell>
          <table:table-cell table:formula="of:=VLOOKUP([.$A40];[$reed_otimos.$A$2:$reed_otimos.$H$99];7;0)" office:value-type="float" office:value="64" calcext:value-type="float">
            <text:p>64</text:p>
          </table:table-cell>
          <table:table-cell table:formula="of:=VLOOKUP([.$A40];[$reed_otimos_regras.$A$2:$reed_otimos_regras.$H$99];6;0)" office:value-type="float" office:value="0" calcext:value-type="float">
            <text:p>0</text:p>
          </table:table-cell>
          <table:table-cell table:formula="of:=VLOOKUP([.$A40];[$reed_otimos_regras.$A$2:$reed_otimos_regras.$H$99];7;0)" office:value-type="float" office:value="0" calcext:value-type="float">
            <text:p>0</text:p>
          </table:table-cell>
          <table:table-cell table:style-name="ce10" table:formula="of:=VLOOKUP([.$A40];[$regras.$A$2:$regras.$H$99];6;0)" office:value-type="float" office:value="0" calcext:value-type="float">
            <text:p>0</text:p>
          </table:table-cell>
          <table:table-cell table:style-name="ce10" table:formula="of:=VLOOKUP([.$A40];[$regras.$A$2:$regras.$H$99];7;0)" office:value-type="float" office:value="0" calcext:value-type="float">
            <text:p>0</text:p>
          </table:table-cell>
          <table:table-cell table:style-name="ce4" table:formula="of:=VLOOKUP([.$A40];[$regras_otimos.$A$2:$regras_otimos.$H$99];6;0)" office:value-type="float" office:value="0" calcext:value-type="float">
            <text:p>0</text:p>
          </table:table-cell>
          <table:table-cell table:style-name="ce4" table:formula="of:=VLOOKUP([.$A40];[$regras_otimos.$A$2:$regras_otimos.$H$99];7;0)" office:value-type="float" office:value="64" calcext:value-type="float">
            <text:p>64</text:p>
          </table:table-cell>
          <table:table-cell table:formula="of:=VLOOKUP([.$A40];[$regras_otimos_reed.$A$2:$regras_otimos_reed.$H$99];6;0)" office:value-type="float" office:value="0" calcext:value-type="float">
            <text:p>0</text:p>
          </table:table-cell>
          <table:table-cell table:formula="of:=VLOOKUP([.$A40];[$regras_otimos_reed.$A$2:$regras_otimos_reed.$H$99];7;0)" office:value-type="float" office:value="-64" calcext:value-type="float">
            <text:p>-64</text:p>
          </table:table-cell>
          <table:table-cell table:formula="of:=VLOOKUP([.$A40];[$regras_reed.$A$2:$regras_reed.$H$99];6;0)" office:value-type="float" office:value="0" calcext:value-type="float">
            <text:p>0</text:p>
          </table:table-cell>
          <table:table-cell table:formula="of:=VLOOKUP([.$A40];[$regras_reed.$A$2:$regras_reed.$H$99];7;0)" office:value-type="float" office:value="0" calcext:value-type="float">
            <text:p>0</text:p>
          </table:table-cell>
          <table:table-cell table:formula="of:=VLOOKUP([.$A40];[$regras_reed_otimos.$A$2:$regras_reed_otimos.$H$99];6;0)" office:value-type="float" office:value="0" calcext:value-type="float">
            <text:p>0</text:p>
          </table:table-cell>
          <table:table-cell table:formula="of:=VLOOKUP([.$A40];[$regras_reed_otimos.$A$2:$regras_reed_otimos.$H$99];7;0)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table:style-name="ce10" table:formula="of:=VLOOKUP([.$A41];[$otimos.$A$2:$otimos.$H$99];2;0)" office:value-type="float" office:value="3" calcext:value-type="float">
            <text:p>3</text:p>
          </table:table-cell>
          <table:table-cell table:style-name="ce10" table:formula="of:=VLOOKUP([.$A41];[$otimos.$A$2:$otimos.$H$99];3;0)" office:value-type="float" office:value="29" calcext:value-type="float">
            <text:p>29</text:p>
          </table:table-cell>
          <table:table-cell table:style-name="ce10" table:formula="of:=VLOOKUP([.$A41];[$otimos.$A$2:$otimos.$H$99];6;0)" office:value-type="float" office:value="0" calcext:value-type="float">
            <text:p>0</text:p>
          </table:table-cell>
          <table:table-cell table:style-name="ce10" table:formula="of:=VLOOKUP([.$A41];[$otimos.$A$2:$otimos.$H$99];7;0)" office:value-type="float" office:value="16" calcext:value-type="float">
            <text:p>16</text:p>
          </table:table-cell>
          <table:table-cell table:style-name="ce4" table:formula="of:=VLOOKUP([.$A41];[$otimos_regras.$A$2:$otimos_regras.$H$99];6;0)" office:value-type="float" office:value="0" calcext:value-type="float">
            <text:p>0</text:p>
          </table:table-cell>
          <table:table-cell table:style-name="ce4" table:formula="of:=VLOOKUP([.$A41];[$otimos_regras.$A$2:$otimos_regras.$H$99];7;0)" office:value-type="float" office:value="0" calcext:value-type="float">
            <text:p>0</text:p>
          </table:table-cell>
          <table:table-cell table:formula="of:=VLOOKUP([.$A41];[$otimos_regras_reed.$A$2:$otimos_regras_reed.$H$99];6;0)" office:value-type="float" office:value="-2" calcext:value-type="float">
            <text:p>-2</text:p>
          </table:table-cell>
          <table:table-cell table:formula="of:=VLOOKUP([.$A41];[$otimos_regras_reed.$A$2:$otimos_regras_reed.$H$99];7;0)" office:value-type="float" office:value="-10" calcext:value-type="float">
            <text:p>-10</text:p>
          </table:table-cell>
          <table:table-cell table:formula="of:=VLOOKUP([.$A41];[$otimos_reed.$A$2:$otimos_reed.$H$99];6;0)" office:value-type="float" office:value="-2" calcext:value-type="float">
            <text:p>-2</text:p>
          </table:table-cell>
          <table:table-cell table:formula="of:=VLOOKUP([.$A41];[$otimos_reed.$A$2:$otimos_reed.$H$99];7;0)" office:value-type="float" office:value="-10" calcext:value-type="float">
            <text:p>-10</text:p>
          </table:table-cell>
          <table:table-cell table:formula="of:=VLOOKUP([.$A41];[$otimos_reed_regras.$A$2:$otimos_reed_regras.$H$99];6;0)" office:value-type="float" office:value="0" calcext:value-type="float">
            <text:p>0</text:p>
          </table:table-cell>
          <table:table-cell table:formula="of:=VLOOKUP([.$A41];[$otimos_reed_regras.$A$2:$otimos_reed_regras.$H$99];7;0)" office:value-type="float" office:value="0" calcext:value-type="float">
            <text:p>0</text:p>
          </table:table-cell>
          <table:table-cell table:style-name="ce10" table:formula="of:=VLOOKUP([.$A41];[$reed.$A$2:$reed.$H$99];6;0)" office:value-type="float" office:value="-2" calcext:value-type="float">
            <text:p>-2</text:p>
          </table:table-cell>
          <table:table-cell table:style-name="ce10" table:formula="of:=VLOOKUP([.$A41];[$reed.$A$2:$reed.$H$99];7;0)" office:value-type="float" office:value="6" calcext:value-type="float">
            <text:p>6</text:p>
          </table:table-cell>
          <table:table-cell table:style-name="ce4" table:formula="of:=VLOOKUP([.$A41];[$reed_regras.$A$2:$reed_regras.$H$99];6;0)" office:value-type="float" office:value="0" calcext:value-type="float">
            <text:p>0</text:p>
          </table:table-cell>
          <table:table-cell table:style-name="ce4" table:formula="of:=VLOOKUP([.$A41];[$reed_regras.$A$2:$reed_regras.$H$99];7;0)" office:value-type="float" office:value="0" calcext:value-type="float">
            <text:p>0</text:p>
          </table:table-cell>
          <table:table-cell table:formula="of:=VLOOKUP([.$A41];[$reed_regras_otimos.$A$2:$reed_regras_otimos.$H$99];6;0)" office:value-type="float" office:value="2" calcext:value-type="float">
            <text:p>2</text:p>
          </table:table-cell>
          <table:table-cell table:formula="of:=VLOOKUP([.$A41];[$reed_regras_otimos.$A$2:$reed_regras_otimos.$H$99];7;0)" office:value-type="float" office:value="10" calcext:value-type="float">
            <text:p>10</text:p>
          </table:table-cell>
          <table:table-cell table:formula="of:=VLOOKUP([.$A41];[$reed_otimos.$A$2:$reed_otimos.$H$99];6;0)" office:value-type="float" office:value="2" calcext:value-type="float">
            <text:p>2</text:p>
          </table:table-cell>
          <table:table-cell table:formula="of:=VLOOKUP([.$A41];[$reed_otimos.$A$2:$reed_otimos.$H$99];7;0)" office:value-type="float" office:value="10" calcext:value-type="float">
            <text:p>10</text:p>
          </table:table-cell>
          <table:table-cell table:formula="of:=VLOOKUP([.$A41];[$reed_otimos_regras.$A$2:$reed_otimos_regras.$H$99];6;0)" office:value-type="float" office:value="0" calcext:value-type="float">
            <text:p>0</text:p>
          </table:table-cell>
          <table:table-cell table:formula="of:=VLOOKUP([.$A41];[$reed_otimos_regras.$A$2:$reed_otimos_regras.$H$99];7;0)" office:value-type="float" office:value="0" calcext:value-type="float">
            <text:p>0</text:p>
          </table:table-cell>
          <table:table-cell table:style-name="ce10" table:formula="of:=VLOOKUP([.$A41];[$regras.$A$2:$regras.$H$99];6;0)" office:value-type="float" office:value="0" calcext:value-type="float">
            <text:p>0</text:p>
          </table:table-cell>
          <table:table-cell table:style-name="ce10" table:formula="of:=VLOOKUP([.$A41];[$regras.$A$2:$regras.$H$99];7;0)" office:value-type="float" office:value="0" calcext:value-type="float">
            <text:p>0</text:p>
          </table:table-cell>
          <table:table-cell table:style-name="ce4" table:formula="of:=VLOOKUP([.$A41];[$regras_otimos.$A$2:$regras_otimos.$H$99];6;0)" office:value-type="float" office:value="0" calcext:value-type="float">
            <text:p>0</text:p>
          </table:table-cell>
          <table:table-cell table:style-name="ce4" table:formula="of:=VLOOKUP([.$A41];[$regras_otimos.$A$2:$regras_otimos.$H$99];7;0)" office:value-type="float" office:value="16" calcext:value-type="float">
            <text:p>16</text:p>
          </table:table-cell>
          <table:table-cell table:formula="of:=VLOOKUP([.$A41];[$regras_otimos_reed.$A$2:$regras_otimos_reed.$H$99];6;0)" office:value-type="float" office:value="-2" calcext:value-type="float">
            <text:p>-2</text:p>
          </table:table-cell>
          <table:table-cell table:formula="of:=VLOOKUP([.$A41];[$regras_otimos_reed.$A$2:$regras_otimos_reed.$H$99];7;0)" office:value-type="float" office:value="-10" calcext:value-type="float">
            <text:p>-10</text:p>
          </table:table-cell>
          <table:table-cell table:formula="of:=VLOOKUP([.$A41];[$regras_reed.$A$2:$regras_reed.$H$99];6;0)" office:value-type="float" office:value="-2" calcext:value-type="float">
            <text:p>-2</text:p>
          </table:table-cell>
          <table:table-cell table:formula="of:=VLOOKUP([.$A41];[$regras_reed.$A$2:$regras_reed.$H$99];7;0)" office:value-type="float" office:value="6" calcext:value-type="float">
            <text:p>6</text:p>
          </table:table-cell>
          <table:table-cell table:formula="of:=VLOOKUP([.$A41];[$regras_reed_otimos.$A$2:$regras_reed_otimos.$H$99];6;0)" office:value-type="float" office:value="2" calcext:value-type="float">
            <text:p>2</text:p>
          </table:table-cell>
          <table:table-cell table:formula="of:=VLOOKUP([.$A41];[$regras_reed_otimos.$A$2:$regras_reed_otimos.$H$99];7;0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table:style-name="ce10" table:formula="of:=VLOOKUP([.$A42];[$otimos.$A$2:$otimos.$H$99];2;0)" office:value-type="float" office:value="3" calcext:value-type="float">
            <text:p>3</text:p>
          </table:table-cell>
          <table:table-cell table:style-name="ce10" table:formula="of:=VLOOKUP([.$A42];[$otimos.$A$2:$otimos.$H$99];3;0)" office:value-type="float" office:value="29" calcext:value-type="float">
            <text:p>29</text:p>
          </table:table-cell>
          <table:table-cell table:style-name="ce10" table:formula="of:=VLOOKUP([.$A42];[$otimos.$A$2:$otimos.$H$99];6;0)" office:value-type="float" office:value="0" calcext:value-type="float">
            <text:p>0</text:p>
          </table:table-cell>
          <table:table-cell table:style-name="ce10" table:formula="of:=VLOOKUP([.$A42];[$otimos.$A$2:$otimos.$H$99];7;0)" office:value-type="float" office:value="16" calcext:value-type="float">
            <text:p>16</text:p>
          </table:table-cell>
          <table:table-cell table:style-name="ce4" table:formula="of:=VLOOKUP([.$A42];[$otimos_regras.$A$2:$otimos_regras.$H$99];6;0)" office:value-type="float" office:value="0" calcext:value-type="float">
            <text:p>0</text:p>
          </table:table-cell>
          <table:table-cell table:style-name="ce4" table:formula="of:=VLOOKUP([.$A42];[$otimos_regras.$A$2:$otimos_regras.$H$99];7;0)" office:value-type="float" office:value="0" calcext:value-type="float">
            <text:p>0</text:p>
          </table:table-cell>
          <table:table-cell table:formula="of:=VLOOKUP([.$A42];[$otimos_regras_reed.$A$2:$otimos_regras_reed.$H$99];6;0)" office:value-type="float" office:value="-2" calcext:value-type="float">
            <text:p>-2</text:p>
          </table:table-cell>
          <table:table-cell table:formula="of:=VLOOKUP([.$A42];[$otimos_regras_reed.$A$2:$otimos_regras_reed.$H$99];7;0)" office:value-type="float" office:value="-10" calcext:value-type="float">
            <text:p>-10</text:p>
          </table:table-cell>
          <table:table-cell table:formula="of:=VLOOKUP([.$A42];[$otimos_reed.$A$2:$otimos_reed.$H$99];6;0)" office:value-type="float" office:value="-2" calcext:value-type="float">
            <text:p>-2</text:p>
          </table:table-cell>
          <table:table-cell table:formula="of:=VLOOKUP([.$A42];[$otimos_reed.$A$2:$otimos_reed.$H$99];7;0)" office:value-type="float" office:value="-10" calcext:value-type="float">
            <text:p>-10</text:p>
          </table:table-cell>
          <table:table-cell table:formula="of:=VLOOKUP([.$A42];[$otimos_reed_regras.$A$2:$otimos_reed_regras.$H$99];6;0)" office:value-type="float" office:value="0" calcext:value-type="float">
            <text:p>0</text:p>
          </table:table-cell>
          <table:table-cell table:formula="of:=VLOOKUP([.$A42];[$otimos_reed_regras.$A$2:$otimos_reed_regras.$H$99];7;0)" office:value-type="float" office:value="0" calcext:value-type="float">
            <text:p>0</text:p>
          </table:table-cell>
          <table:table-cell table:style-name="ce10" table:formula="of:=VLOOKUP([.$A42];[$reed.$A$2:$reed.$H$99];6;0)" office:value-type="float" office:value="-2" calcext:value-type="float">
            <text:p>-2</text:p>
          </table:table-cell>
          <table:table-cell table:style-name="ce10" table:formula="of:=VLOOKUP([.$A42];[$reed.$A$2:$reed.$H$99];7;0)" office:value-type="float" office:value="6" calcext:value-type="float">
            <text:p>6</text:p>
          </table:table-cell>
          <table:table-cell table:style-name="ce4" table:formula="of:=VLOOKUP([.$A42];[$reed_regras.$A$2:$reed_regras.$H$99];6;0)" office:value-type="float" office:value="0" calcext:value-type="float">
            <text:p>0</text:p>
          </table:table-cell>
          <table:table-cell table:style-name="ce4" table:formula="of:=VLOOKUP([.$A42];[$reed_regras.$A$2:$reed_regras.$H$99];7;0)" office:value-type="float" office:value="0" calcext:value-type="float">
            <text:p>0</text:p>
          </table:table-cell>
          <table:table-cell table:formula="of:=VLOOKUP([.$A42];[$reed_regras_otimos.$A$2:$reed_regras_otimos.$H$99];6;0)" office:value-type="float" office:value="2" calcext:value-type="float">
            <text:p>2</text:p>
          </table:table-cell>
          <table:table-cell table:formula="of:=VLOOKUP([.$A42];[$reed_regras_otimos.$A$2:$reed_regras_otimos.$H$99];7;0)" office:value-type="float" office:value="10" calcext:value-type="float">
            <text:p>10</text:p>
          </table:table-cell>
          <table:table-cell table:formula="of:=VLOOKUP([.$A42];[$reed_otimos.$A$2:$reed_otimos.$H$99];6;0)" office:value-type="float" office:value="2" calcext:value-type="float">
            <text:p>2</text:p>
          </table:table-cell>
          <table:table-cell table:formula="of:=VLOOKUP([.$A42];[$reed_otimos.$A$2:$reed_otimos.$H$99];7;0)" office:value-type="float" office:value="10" calcext:value-type="float">
            <text:p>10</text:p>
          </table:table-cell>
          <table:table-cell table:formula="of:=VLOOKUP([.$A42];[$reed_otimos_regras.$A$2:$reed_otimos_regras.$H$99];6;0)" office:value-type="float" office:value="0" calcext:value-type="float">
            <text:p>0</text:p>
          </table:table-cell>
          <table:table-cell table:formula="of:=VLOOKUP([.$A42];[$reed_otimos_regras.$A$2:$reed_otimos_regras.$H$99];7;0)" office:value-type="float" office:value="0" calcext:value-type="float">
            <text:p>0</text:p>
          </table:table-cell>
          <table:table-cell table:style-name="ce10" table:formula="of:=VLOOKUP([.$A42];[$regras.$A$2:$regras.$H$99];6;0)" office:value-type="float" office:value="0" calcext:value-type="float">
            <text:p>0</text:p>
          </table:table-cell>
          <table:table-cell table:style-name="ce10" table:formula="of:=VLOOKUP([.$A42];[$regras.$A$2:$regras.$H$99];7;0)" office:value-type="float" office:value="0" calcext:value-type="float">
            <text:p>0</text:p>
          </table:table-cell>
          <table:table-cell table:style-name="ce4" table:formula="of:=VLOOKUP([.$A42];[$regras_otimos.$A$2:$regras_otimos.$H$99];6;0)" office:value-type="float" office:value="0" calcext:value-type="float">
            <text:p>0</text:p>
          </table:table-cell>
          <table:table-cell table:style-name="ce4" table:formula="of:=VLOOKUP([.$A42];[$regras_otimos.$A$2:$regras_otimos.$H$99];7;0)" office:value-type="float" office:value="16" calcext:value-type="float">
            <text:p>16</text:p>
          </table:table-cell>
          <table:table-cell table:formula="of:=VLOOKUP([.$A42];[$regras_otimos_reed.$A$2:$regras_otimos_reed.$H$99];6;0)" office:value-type="float" office:value="-2" calcext:value-type="float">
            <text:p>-2</text:p>
          </table:table-cell>
          <table:table-cell table:formula="of:=VLOOKUP([.$A42];[$regras_otimos_reed.$A$2:$regras_otimos_reed.$H$99];7;0)" office:value-type="float" office:value="-10" calcext:value-type="float">
            <text:p>-10</text:p>
          </table:table-cell>
          <table:table-cell table:formula="of:=VLOOKUP([.$A42];[$regras_reed.$A$2:$regras_reed.$H$99];6;0)" office:value-type="float" office:value="-2" calcext:value-type="float">
            <text:p>-2</text:p>
          </table:table-cell>
          <table:table-cell table:formula="of:=VLOOKUP([.$A42];[$regras_reed.$A$2:$regras_reed.$H$99];7;0)" office:value-type="float" office:value="6" calcext:value-type="float">
            <text:p>6</text:p>
          </table:table-cell>
          <table:table-cell table:formula="of:=VLOOKUP([.$A42];[$regras_reed_otimos.$A$2:$regras_reed_otimos.$H$99];6;0)" office:value-type="float" office:value="2" calcext:value-type="float">
            <text:p>2</text:p>
          </table:table-cell>
          <table:table-cell table:formula="of:=VLOOKUP([.$A42];[$regras_reed_otimos.$A$2:$regras_reed_otimos.$H$99];7;0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table:style-name="ce10" table:formula="of:=VLOOKUP([.$A43];[$otimos.$A$2:$otimos.$H$99];2;0)" office:value-type="float" office:value="5" calcext:value-type="float">
            <text:p>5</text:p>
          </table:table-cell>
          <table:table-cell table:style-name="ce10" table:formula="of:=VLOOKUP([.$A43];[$otimos.$A$2:$otimos.$H$99];3;0)" office:value-type="float" office:value="121" calcext:value-type="float">
            <text:p>121</text:p>
          </table:table-cell>
          <table:table-cell table:style-name="ce10" table:formula="of:=VLOOKUP([.$A43];[$otimos.$A$2:$otimos.$H$99];6;0)" office:value-type="float" office:value="0" calcext:value-type="float">
            <text:p>0</text:p>
          </table:table-cell>
          <table:table-cell table:style-name="ce10" table:formula="of:=VLOOKUP([.$A43];[$otimos.$A$2:$otimos.$H$99];7;0)" office:value-type="float" office:value="32" calcext:value-type="float">
            <text:p>32</text:p>
          </table:table-cell>
          <table:table-cell table:style-name="ce4" table:formula="of:=VLOOKUP([.$A43];[$otimos_regras.$A$2:$otimos_regras.$H$99];6;0)" office:value-type="float" office:value="0" calcext:value-type="float">
            <text:p>0</text:p>
          </table:table-cell>
          <table:table-cell table:style-name="ce4" table:formula="of:=VLOOKUP([.$A43];[$otimos_regras.$A$2:$otimos_regras.$H$99];7;0)" office:value-type="float" office:value="0" calcext:value-type="float">
            <text:p>0</text:p>
          </table:table-cell>
          <table:table-cell table:formula="of:=VLOOKUP([.$A43];[$otimos_regras_reed.$A$2:$otimos_regras_reed.$H$99];6;0)" office:value-type="float" office:value="0" calcext:value-type="float">
            <text:p>0</text:p>
          </table:table-cell>
          <table:table-cell table:formula="of:=VLOOKUP([.$A43];[$otimos_regras_reed.$A$2:$otimos_regras_reed.$H$99];7;0)" office:value-type="float" office:value="-32" calcext:value-type="float">
            <text:p>-32</text:p>
          </table:table-cell>
          <table:table-cell table:formula="of:=VLOOKUP([.$A43];[$otimos_reed.$A$2:$otimos_reed.$H$99];6;0)" office:value-type="float" office:value="0" calcext:value-type="float">
            <text:p>0</text:p>
          </table:table-cell>
          <table:table-cell table:formula="of:=VLOOKUP([.$A43];[$otimos_reed.$A$2:$otimos_reed.$H$99];7;0)" office:value-type="float" office:value="-32" calcext:value-type="float">
            <text:p>-32</text:p>
          </table:table-cell>
          <table:table-cell table:formula="of:=VLOOKUP([.$A43];[$otimos_reed_regras.$A$2:$otimos_reed_regras.$H$99];6;0)" office:value-type="float" office:value="0" calcext:value-type="float">
            <text:p>0</text:p>
          </table:table-cell>
          <table:table-cell table:formula="of:=VLOOKUP([.$A43];[$otimos_reed_regras.$A$2:$otimos_reed_regras.$H$99];7;0)" office:value-type="float" office:value="0" calcext:value-type="float">
            <text:p>0</text:p>
          </table:table-cell>
          <table:table-cell table:style-name="ce10" table:formula="of:=VLOOKUP([.$A43];[$reed.$A$2:$reed.$H$99];6;0)" office:value-type="float" office:value="0" calcext:value-type="float">
            <text:p>0</text:p>
          </table:table-cell>
          <table:table-cell table:style-name="ce10" table:formula="of:=VLOOKUP([.$A43];[$reed.$A$2:$reed.$H$99];7;0)" office:value-type="float" office:value="0" calcext:value-type="float">
            <text:p>0</text:p>
          </table:table-cell>
          <table:table-cell table:style-name="ce4" table:formula="of:=VLOOKUP([.$A43];[$reed_regras.$A$2:$reed_regras.$H$99];6;0)" office:value-type="float" office:value="0" calcext:value-type="float">
            <text:p>0</text:p>
          </table:table-cell>
          <table:table-cell table:style-name="ce4" table:formula="of:=VLOOKUP([.$A43];[$reed_regras.$A$2:$reed_regras.$H$99];7;0)" office:value-type="float" office:value="0" calcext:value-type="float">
            <text:p>0</text:p>
          </table:table-cell>
          <table:table-cell table:formula="of:=VLOOKUP([.$A43];[$reed_regras_otimos.$A$2:$reed_regras_otimos.$H$99];6;0)" office:value-type="float" office:value="0" calcext:value-type="float">
            <text:p>0</text:p>
          </table:table-cell>
          <table:table-cell table:formula="of:=VLOOKUP([.$A43];[$reed_regras_otimos.$A$2:$reed_regras_otimos.$H$99];7;0)" office:value-type="float" office:value="64" calcext:value-type="float">
            <text:p>64</text:p>
          </table:table-cell>
          <table:table-cell table:formula="of:=VLOOKUP([.$A43];[$reed_otimos.$A$2:$reed_otimos.$H$99];6;0)" office:value-type="float" office:value="0" calcext:value-type="float">
            <text:p>0</text:p>
          </table:table-cell>
          <table:table-cell table:formula="of:=VLOOKUP([.$A43];[$reed_otimos.$A$2:$reed_otimos.$H$99];7;0)" office:value-type="float" office:value="64" calcext:value-type="float">
            <text:p>64</text:p>
          </table:table-cell>
          <table:table-cell table:formula="of:=VLOOKUP([.$A43];[$reed_otimos_regras.$A$2:$reed_otimos_regras.$H$99];6;0)" office:value-type="float" office:value="0" calcext:value-type="float">
            <text:p>0</text:p>
          </table:table-cell>
          <table:table-cell table:formula="of:=VLOOKUP([.$A43];[$reed_otimos_regras.$A$2:$reed_otimos_regras.$H$99];7;0)" office:value-type="float" office:value="0" calcext:value-type="float">
            <text:p>0</text:p>
          </table:table-cell>
          <table:table-cell table:style-name="ce10" table:formula="of:=VLOOKUP([.$A43];[$regras.$A$2:$regras.$H$99];6;0)" office:value-type="float" office:value="0" calcext:value-type="float">
            <text:p>0</text:p>
          </table:table-cell>
          <table:table-cell table:style-name="ce10" table:formula="of:=VLOOKUP([.$A43];[$regras.$A$2:$regras.$H$99];7;0)" office:value-type="float" office:value="0" calcext:value-type="float">
            <text:p>0</text:p>
          </table:table-cell>
          <table:table-cell table:style-name="ce4" table:formula="of:=VLOOKUP([.$A43];[$regras_otimos.$A$2:$regras_otimos.$H$99];6;0)" office:value-type="float" office:value="0" calcext:value-type="float">
            <text:p>0</text:p>
          </table:table-cell>
          <table:table-cell table:style-name="ce4" table:formula="of:=VLOOKUP([.$A43];[$regras_otimos.$A$2:$regras_otimos.$H$99];7;0)" office:value-type="float" office:value="32" calcext:value-type="float">
            <text:p>32</text:p>
          </table:table-cell>
          <table:table-cell table:formula="of:=VLOOKUP([.$A43];[$regras_otimos_reed.$A$2:$regras_otimos_reed.$H$99];6;0)" office:value-type="float" office:value="0" calcext:value-type="float">
            <text:p>0</text:p>
          </table:table-cell>
          <table:table-cell table:formula="of:=VLOOKUP([.$A43];[$regras_otimos_reed.$A$2:$regras_otimos_reed.$H$99];7;0)" office:value-type="float" office:value="-32" calcext:value-type="float">
            <text:p>-32</text:p>
          </table:table-cell>
          <table:table-cell table:formula="of:=VLOOKUP([.$A43];[$regras_reed.$A$2:$regras_reed.$H$99];6;0)" office:value-type="float" office:value="0" calcext:value-type="float">
            <text:p>0</text:p>
          </table:table-cell>
          <table:table-cell table:formula="of:=VLOOKUP([.$A43];[$regras_reed.$A$2:$regras_reed.$H$99];7;0)" office:value-type="float" office:value="0" calcext:value-type="float">
            <text:p>0</text:p>
          </table:table-cell>
          <table:table-cell table:formula="of:=VLOOKUP([.$A43];[$regras_reed_otimos.$A$2:$regras_reed_otimos.$H$99];6;0)" office:value-type="float" office:value="0" calcext:value-type="float">
            <text:p>0</text:p>
          </table:table-cell>
          <table:table-cell table:formula="of:=VLOOKUP([.$A43];[$regras_reed_otimos.$A$2:$regras_reed_otimos.$H$99];7;0)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mod5mils.tfc</text:p>
          </table:table-cell>
          <table:table-cell table:style-name="ce10" table:formula="of:=VLOOKUP([.$A44];[$otimos.$A$2:$otimos.$H$99];2;0)" office:value-type="float" office:value="5" calcext:value-type="float">
            <text:p>5</text:p>
          </table:table-cell>
          <table:table-cell table:style-name="ce10" table:formula="of:=VLOOKUP([.$A44];[$otimos.$A$2:$otimos.$H$99];3;0)" office:value-type="float" office:value="13" calcext:value-type="float">
            <text:p>13</text:p>
          </table:table-cell>
          <table:table-cell table:style-name="ce10" table:formula="of:=VLOOKUP([.$A44];[$otimos.$A$2:$otimos.$H$99];6;0)" office:value-type="float" office:value="1" calcext:value-type="float">
            <text:p>1</text:p>
          </table:table-cell>
          <table:table-cell table:style-name="ce10" table:formula="of:=VLOOKUP([.$A44];[$otimos.$A$2:$otimos.$H$99];7;0)" office:value-type="float" office:value="-1" calcext:value-type="float">
            <text:p>-1</text:p>
          </table:table-cell>
          <table:table-cell table:style-name="ce4" table:formula="of:=VLOOKUP([.$A44];[$otimos_regras.$A$2:$otimos_regras.$H$99];6;0)" office:value-type="float" office:value="0" calcext:value-type="float">
            <text:p>0</text:p>
          </table:table-cell>
          <table:table-cell table:style-name="ce4" table:formula="of:=VLOOKUP([.$A44];[$otimos_regras.$A$2:$otimos_regras.$H$99];7;0)" office:value-type="float" office:value="0" calcext:value-type="float">
            <text:p>0</text:p>
          </table:table-cell>
          <table:table-cell table:formula="of:=VLOOKUP([.$A44];[$otimos_regras_reed.$A$2:$otimos_regras_reed.$H$99];6;0)" office:value-type="float" office:value="1" calcext:value-type="float">
            <text:p>1</text:p>
          </table:table-cell>
          <table:table-cell table:formula="of:=VLOOKUP([.$A44];[$otimos_regras_reed.$A$2:$otimos_regras_reed.$H$99];7;0)" office:value-type="float" office:value="-15" calcext:value-type="float">
            <text:p>-15</text:p>
          </table:table-cell>
          <table:table-cell table:formula="of:=VLOOKUP([.$A44];[$otimos_reed.$A$2:$otimos_reed.$H$99];6;0)" office:value-type="float" office:value="1" calcext:value-type="float">
            <text:p>1</text:p>
          </table:table-cell>
          <table:table-cell table:formula="of:=VLOOKUP([.$A44];[$otimos_reed.$A$2:$otimos_reed.$H$99];7;0)" office:value-type="float" office:value="-15" calcext:value-type="float">
            <text:p>-15</text:p>
          </table:table-cell>
          <table:table-cell table:formula="of:=VLOOKUP([.$A44];[$otimos_reed_regras.$A$2:$otimos_reed_regras.$H$99];6;0)" office:value-type="float" office:value="0" calcext:value-type="float">
            <text:p>0</text:p>
          </table:table-cell>
          <table:table-cell table:formula="of:=VLOOKUP([.$A44];[$otimos_reed_regras.$A$2:$otimos_reed_regras.$H$99];7;0)" office:value-type="float" office:value="0" calcext:value-type="float">
            <text:p>0</text:p>
          </table:table-cell>
          <table:table-cell table:style-name="ce10" table:formula="of:=VLOOKUP([.$A44];[$reed.$A$2:$reed.$H$99];6;0)" office:value-type="float" office:value="2" calcext:value-type="float">
            <text:p>2</text:p>
          </table:table-cell>
          <table:table-cell table:style-name="ce10" table:formula="of:=VLOOKUP([.$A44];[$reed.$A$2:$reed.$H$99];7;0)" office:value-type="float" office:value="-16" calcext:value-type="float">
            <text:p>-16</text:p>
          </table:table-cell>
          <table:table-cell table:style-name="ce4" table:formula="of:=VLOOKUP([.$A44];[$reed_regras.$A$2:$reed_regras.$H$99];6;0)" office:value-type="float" office:value="0" calcext:value-type="float">
            <text:p>0</text:p>
          </table:table-cell>
          <table:table-cell table:style-name="ce4" table:formula="of:=VLOOKUP([.$A44];[$reed_regras.$A$2:$reed_regras.$H$99];7;0)" office:value-type="float" office:value="0" calcext:value-type="float">
            <text:p>0</text:p>
          </table:table-cell>
          <table:table-cell table:formula="of:=VLOOKUP([.$A44];[$reed_regras_otimos.$A$2:$reed_regras_otimos.$H$99];6;0)" office:value-type="float" office:value="0" calcext:value-type="float">
            <text:p>0</text:p>
          </table:table-cell>
          <table:table-cell table:formula="of:=VLOOKUP([.$A44];[$reed_regras_otimos.$A$2:$reed_regras_otimos.$H$99];7;0)" office:value-type="float" office:value="16" calcext:value-type="float">
            <text:p>16</text:p>
          </table:table-cell>
          <table:table-cell table:formula="of:=VLOOKUP([.$A44];[$reed_otimos.$A$2:$reed_otimos.$H$99];6;0)" office:value-type="float" office:value="0" calcext:value-type="float">
            <text:p>0</text:p>
          </table:table-cell>
          <table:table-cell table:formula="of:=VLOOKUP([.$A44];[$reed_otimos.$A$2:$reed_otimos.$H$99];7;0)" office:value-type="float" office:value="16" calcext:value-type="float">
            <text:p>16</text:p>
          </table:table-cell>
          <table:table-cell table:formula="of:=VLOOKUP([.$A44];[$reed_otimos_regras.$A$2:$reed_otimos_regras.$H$99];6;0)" office:value-type="float" office:value="0" calcext:value-type="float">
            <text:p>0</text:p>
          </table:table-cell>
          <table:table-cell table:formula="of:=VLOOKUP([.$A44];[$reed_otimos_regras.$A$2:$reed_otimos_regras.$H$99];7;0)" office:value-type="float" office:value="0" calcext:value-type="float">
            <text:p>0</text:p>
          </table:table-cell>
          <table:table-cell table:style-name="ce10" table:formula="of:=VLOOKUP([.$A44];[$regras.$A$2:$regras.$H$99];6;0)" office:value-type="float" office:value="0" calcext:value-type="float">
            <text:p>0</text:p>
          </table:table-cell>
          <table:table-cell table:style-name="ce10" table:formula="of:=VLOOKUP([.$A44];[$regras.$A$2:$regras.$H$99];7;0)" office:value-type="float" office:value="0" calcext:value-type="float">
            <text:p>0</text:p>
          </table:table-cell>
          <table:table-cell table:style-name="ce4" table:formula="of:=VLOOKUP([.$A44];[$regras_otimos.$A$2:$regras_otimos.$H$99];6;0)" office:value-type="float" office:value="1" calcext:value-type="float">
            <text:p>1</text:p>
          </table:table-cell>
          <table:table-cell table:style-name="ce4" table:formula="of:=VLOOKUP([.$A44];[$regras_otimos.$A$2:$regras_otimos.$H$99];7;0)" office:value-type="float" office:value="-1" calcext:value-type="float">
            <text:p>-1</text:p>
          </table:table-cell>
          <table:table-cell table:formula="of:=VLOOKUP([.$A44];[$regras_otimos_reed.$A$2:$regras_otimos_reed.$H$99];6;0)" office:value-type="float" office:value="1" calcext:value-type="float">
            <text:p>1</text:p>
          </table:table-cell>
          <table:table-cell table:formula="of:=VLOOKUP([.$A44];[$regras_otimos_reed.$A$2:$regras_otimos_reed.$H$99];7;0)" office:value-type="float" office:value="-15" calcext:value-type="float">
            <text:p>-15</text:p>
          </table:table-cell>
          <table:table-cell table:formula="of:=VLOOKUP([.$A44];[$regras_reed.$A$2:$regras_reed.$H$99];6;0)" office:value-type="float" office:value="2" calcext:value-type="float">
            <text:p>2</text:p>
          </table:table-cell>
          <table:table-cell table:formula="of:=VLOOKUP([.$A44];[$regras_reed.$A$2:$regras_reed.$H$99];7;0)" office:value-type="float" office:value="-16" calcext:value-type="float">
            <text:p>-16</text:p>
          </table:table-cell>
          <table:table-cell table:formula="of:=VLOOKUP([.$A44];[$regras_reed_otimos.$A$2:$regras_reed_otimos.$H$99];6;0)" office:value-type="float" office:value="0" calcext:value-type="float">
            <text:p>0</text:p>
          </table:table-cell>
          <table:table-cell table:formula="of:=VLOOKUP([.$A44];[$regras_reed_otimos.$A$2:$regras_reed_otimos.$H$99];7;0)" office:value-type="float" office:value="16" calcext:value-type="float">
            <text:p>16</text:p>
          </table:table-cell>
          <table:table-cell/>
        </table:table-row>
        <table:table-row table:style-name="ro1" table:number-rows-repeated="1048531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consolidado_reorganizado" table:style-name="ta2">
        <office:forms form:automatic-focus="false" form:apply-design-mode="false"/>
        <table:table-column table:style-name="co3" table:default-cell-style-name="ce11"/>
        <table:table-column table:style-name="co12" table:number-columns-repeated="2" table:default-cell-style-name="ce13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9"/>
        <table:table-column table:style-name="co17" table:default-cell-style-name="ce19"/>
        <table:table-column table:style-name="co16" table:default-cell-style-name="ce19"/>
        <table:table-column table:style-name="co18" table:default-cell-style-name="ce19"/>
        <table:table-column table:style-name="co17" table:default-cell-style-name="ce19"/>
        <table:table-column table:style-name="co18" table:default-cell-style-name="ce19"/>
        <table:table-column table:style-name="co16" table:default-cell-style-name="ce21"/>
        <table:table-column table:style-name="co17" table:default-cell-style-name="ce21"/>
        <table:table-column table:style-name="co16" table:default-cell-style-name="ce21"/>
        <table:table-column table:style-name="co18" table:default-cell-style-name="ce21"/>
        <table:table-column table:style-name="co17" table:default-cell-style-name="ce21"/>
        <table:table-column table:style-name="co18" table:default-cell-style-name="ce21"/>
        <table:table-column table:style-name="co19" table:number-columns-repeated="6" table:default-cell-style-name="ce22"/>
        <table:table-column table:style-name="co19" table:number-columns-repeated="6" table:default-cell-style-name="ce23"/>
        <table:table-column table:style-name="co20" table:number-columns-repeated="4" table:default-cell-style-name="ce25"/>
        <table:table-column table:style-name="co21" table:number-columns-repeated="2" table:default-cell-style-name="ce25"/>
        <table:table-column table:style-name="co2" table:number-columns-repeated="979" table:default-cell-style-name="Default"/>
        <table:table-row table:style-name="ro1">
          <table:table-cell table:style-name="ce9" office:value-type="string" calcext:value-type="string">
            <text:p>Nome TFC</text:p>
          </table:table-cell>
          <table:table-cell table:style-name="ce9" office:value-type="string" calcext:value-type="string">
            <text:p>GC Original</text:p>
          </table:table-cell>
          <table:table-cell table:style-name="ce9" office:value-type="string" calcext:value-type="string">
            <text:p>QC Original</text:p>
          </table:table-cell>
          <table:table-cell table:style-name="ce9" office:value-type="string" calcext:value-type="string">
            <text:p>Δ GC Regras</text:p>
          </table:table-cell>
          <table:table-cell table:style-name="ce9" office:value-type="string" calcext:value-type="string">
            <text:p>Δ GC Otimos</text:p>
          </table:table-cell>
          <table:table-cell table:style-name="ce9" office:value-type="string" calcext:value-type="string">
            <text:p>Δ GC Reed</text:p>
          </table:table-cell>
          <table:table-cell table:style-name="ce9" office:value-type="string" calcext:value-type="string">
            <text:p>Δ QC Regras</text:p>
          </table:table-cell>
          <table:table-cell table:style-name="ce9" office:value-type="string" calcext:value-type="string">
            <text:p>Δ QC Otimos</text:p>
          </table:table-cell>
          <table:table-cell table:style-name="ce9" office:value-type="string" calcext:value-type="string">
            <text:p>Δ QC Reed</text:p>
          </table:table-cell>
          <table:table-cell table:style-name="ce9" office:value-type="string" calcext:value-type="string">
            <text:p>Δ GC Regras+Otimos</text:p>
          </table:table-cell>
          <table:table-cell table:style-name="ce9" office:value-type="string" calcext:value-type="string">
            <text:p>Δ GC Regras+Reed</text:p>
          </table:table-cell>
          <table:table-cell table:style-name="ce9" office:value-type="string" calcext:value-type="string">
            <text:p>Δ GC Otimos+Regras</text:p>
          </table:table-cell>
          <table:table-cell table:style-name="ce9" office:value-type="string" calcext:value-type="string">
            <text:p>Δ GC Otimos+Reed</text:p>
          </table:table-cell>
          <table:table-cell table:style-name="ce9" office:value-type="string" calcext:value-type="string">
            <text:p>Δ GC Reed+Regras</text:p>
          </table:table-cell>
          <table:table-cell table:style-name="ce9" office:value-type="string" calcext:value-type="string">
            <text:p>Δ GC Reed+Otimos</text:p>
          </table:table-cell>
          <table:table-cell table:style-name="ce9" office:value-type="string" calcext:value-type="string">
            <text:p>Δ QC Regras+Otimos</text:p>
          </table:table-cell>
          <table:table-cell table:style-name="ce9" office:value-type="string" calcext:value-type="string">
            <text:p>Δ QC Regras+Reed</text:p>
          </table:table-cell>
          <table:table-cell table:style-name="ce9" office:value-type="string" calcext:value-type="string">
            <text:p>Δ QC Otimos+Regras</text:p>
          </table:table-cell>
          <table:table-cell table:style-name="ce9" office:value-type="string" calcext:value-type="string">
            <text:p>Δ QC Otimos+Reed</text:p>
          </table:table-cell>
          <table:table-cell table:style-name="ce9" office:value-type="string" calcext:value-type="string">
            <text:p>Δ QC Reed+Regras</text:p>
          </table:table-cell>
          <table:table-cell table:style-name="ce9" office:value-type="string" calcext:value-type="string">
            <text:p>Δ QC Reed+Otimos</text:p>
          </table:table-cell>
          <table:table-cell table:style-name="ce9" office:value-type="string" calcext:value-type="string">
            <text:p>Δ GC Regras+Otimos+Reed</text:p>
          </table:table-cell>
          <table:table-cell table:style-name="ce9" office:value-type="string" calcext:value-type="string">
            <text:p>Δ GC Regras+Reed+Otimos</text:p>
          </table:table-cell>
          <table:table-cell table:style-name="ce9" office:value-type="string" calcext:value-type="string">
            <text:p>Δ GC Otimos+Regras+Reed</text:p>
          </table:table-cell>
          <table:table-cell table:style-name="ce9" office:value-type="string" calcext:value-type="string">
            <text:p>Δ GC Otimos+Reed+Regras</text:p>
          </table:table-cell>
          <table:table-cell table:style-name="ce9" office:value-type="string" calcext:value-type="string">
            <text:p>Δ GC Reed+Regras+Otimos</text:p>
          </table:table-cell>
          <table:table-cell table:style-name="ce9" office:value-type="string" calcext:value-type="string">
            <text:p>Δ GC Reed+Otimos+Regras</text:p>
          </table:table-cell>
          <table:table-cell table:style-name="ce9" office:value-type="string" calcext:value-type="string">
            <text:p>Δ QC Regras+Otimos+Reed</text:p>
          </table:table-cell>
          <table:table-cell table:style-name="ce9" office:value-type="string" calcext:value-type="string">
            <text:p>Δ QC Regras+Reed+Otimos</text:p>
          </table:table-cell>
          <table:table-cell table:style-name="ce9" office:value-type="string" calcext:value-type="string">
            <text:p>Δ QC Otimos+Regras+Reed</text:p>
          </table:table-cell>
          <table:table-cell table:style-name="ce9" office:value-type="string" calcext:value-type="string">
            <text:p>Δ QC Otimos+Reed+Regras</text:p>
          </table:table-cell>
          <table:table-cell table:style-name="ce9" office:value-type="string" calcext:value-type="string">
            <text:p>Δ QC Reed+Regras+Otimos</text:p>
          </table:table-cell>
          <table:table-cell table:style-name="ce9" office:value-type="string" calcext:value-type="string">
            <text:p>Δ QC Reed+Otimos+Regras</text:p>
          </table:table-cell>
          <table:table-cell table:style-name="ce9" office:value-type="string" calcext:value-type="string">
            <text:p>Melhor GC (m=1)</text:p>
          </table:table-cell>
          <table:table-cell table:style-name="ce9" office:value-type="string" calcext:value-type="string">
            <text:p>Melhor QC (m=1)</text:p>
          </table:table-cell>
          <table:table-cell table:style-name="ce9" office:value-type="string" calcext:value-type="string">
            <text:p>Melhor GC (m=2)</text:p>
          </table:table-cell>
          <table:table-cell table:style-name="ce9" office:value-type="string" calcext:value-type="string">
            <text:p>Melhor QC (m=2)</text:p>
          </table:table-cell>
          <table:table-cell table:style-name="ce9" office:value-type="string" calcext:value-type="string">
            <text:p>Melhor GC (m=3)</text:p>
          </table:table-cell>
          <table:table-cell table:style-name="ce9" office:value-type="string" calcext:value-type="string">
            <text:p>Melhor QC (m=3)</text:p>
          </table:table-cell>
          <table:table-cell table:style-name="ce9" table:number-columns-repeated="979"/>
        </table:table-row>
        <table:table-row table:style-name="ro1">
          <table:table-cell office:value-type="string" calcext:value-type="string">
            <text:p>S1-aj-e11_complete_74(81).tfc</text:p>
          </table:table-cell>
          <table:table-cell table:style-name="ce12" table:formula="of:=VLOOKUP([.$A2];[$otimos.$A$2:$otimos.$H$99];2;0)" office:value-type="float" office:value="9" calcext:value-type="float">
            <text:p>9</text:p>
          </table:table-cell>
          <table:table-cell table:style-name="ce12" table:formula="of:=VLOOKUP([.$A2];[$otimos.$A$2:$otimos.$H$99];3;0)" office:value-type="float" office:value="103" calcext:value-type="float">
            <text:p>103</text:p>
          </table:table-cell>
          <table:table-cell table:style-name="ce14" table:formula="of:=VLOOKUP([.$A2];[$regras.$A$2:$regras.$H$99];6;0)" office:value-type="float" office:value="0" calcext:value-type="float">
            <text:p>0</text:p>
          </table:table-cell>
          <table:table-cell table:style-name="ce14" table:formula="of:=VLOOKUP([.$A2];[$otimos.$A$2:$otimos.$H$99];6;0)" office:value-type="float" office:value="1" calcext:value-type="float">
            <text:p>1</text:p>
          </table:table-cell>
          <table:table-cell table:style-name="ce14" table:formula="of:=VLOOKUP([.$A2];[$reed.$A$2:$reed.$H$99];6;0)" office:value-type="float" office:value="0" calcext:value-type="float">
            <text:p>0</text:p>
          </table:table-cell>
          <table:table-cell table:style-name="ce16" table:formula="of:=VLOOKUP([.$A2];[$regras.$A$2:$regras.$H$99];7;0)" office:value-type="float" office:value="0" calcext:value-type="float">
            <text:p>0</text:p>
          </table:table-cell>
          <table:table-cell table:style-name="ce16" table:formula="of:=VLOOKUP([.$A2];[$otimos.$A$2:$otimos.$H$99];7;0)" office:value-type="float" office:value="53" calcext:value-type="float">
            <text:p>53</text:p>
          </table:table-cell>
          <table:table-cell table:style-name="ce16" table:formula="of:=VLOOKUP([.$A2];[$reed.$A$2:$reed.$H$99];7;0)" office:value-type="float" office:value="0" calcext:value-type="float">
            <text:p>0</text:p>
          </table:table-cell>
          <table:table-cell table:style-name="ce18" table:formula="of:=VLOOKUP([.$A2];[$regras_otimos.$A$2:$regras_otimos.$H$99];6;0)" office:value-type="float" office:value="1" calcext:value-type="float">
            <text:p>1</text:p>
          </table:table-cell>
          <table:table-cell table:formula="of:=VLOOKUP([.$A2];[$regras_reed.$A$2:$regras_reed.$H$99];6;0)" office:value-type="float" office:value="0" calcext:value-type="float">
            <text:p>0</text:p>
          </table:table-cell>
          <table:table-cell table:style-name="ce18" table:formula="of:=VLOOKUP([.$A2];[$otimos_regras.$A$2:$otimos_regras.$H$99];6;0)" office:value-type="float" office:value="0" calcext:value-type="float">
            <text:p>0</text:p>
          </table:table-cell>
          <table:table-cell table:formula="of:=VLOOKUP([.$A2];[$otimos_reed.$A$2:$otimos_reed.$H$99];6;0)" office:value-type="float" office:value="0" calcext:value-type="float">
            <text:p>0</text:p>
          </table:table-cell>
          <table:table-cell table:style-name="ce18" table:formula="of:=VLOOKUP([.$A2];[$reed_regras.$A$2:$reed_regras.$H$99];6;0)" office:value-type="float" office:value="0" calcext:value-type="float">
            <text:p>0</text:p>
          </table:table-cell>
          <table:table-cell table:formula="of:=VLOOKUP([.$A2];[$reed_otimos.$A$2:$reed_otimos.$H$99];6;0)" office:value-type="float" office:value="1" calcext:value-type="float">
            <text:p>1</text:p>
          </table:table-cell>
          <table:table-cell table:style-name="ce20" table:formula="of:=VLOOKUP([.$A2];[$regras_otimos.$A$2:$regras_otimos.$H$99];7;0)" office:value-type="float" office:value="53" calcext:value-type="float">
            <text:p>53</text:p>
          </table:table-cell>
          <table:table-cell table:formula="of:=VLOOKUP([.$A2];[$regras_reed.$A$2:$regras_reed.$H$99];7;0)" office:value-type="float" office:value="0" calcext:value-type="float">
            <text:p>0</text:p>
          </table:table-cell>
          <table:table-cell table:style-name="ce20" table:formula="of:=VLOOKUP([.$A2];[$otimos_regras.$A$2:$otimos_regras.$H$99];7;0)" office:value-type="float" office:value="0" calcext:value-type="float">
            <text:p>0</text:p>
          </table:table-cell>
          <table:table-cell table:formula="of:=VLOOKUP([.$A2];[$otimos_reed.$A$2:$otimos_reed.$H$99];7;0)" office:value-type="float" office:value="-14" calcext:value-type="float">
            <text:p>-14</text:p>
          </table:table-cell>
          <table:table-cell table:style-name="ce20" table:formula="of:=VLOOKUP([.$A2];[$reed_regras.$A$2:$reed_regras.$H$99];7;0)" office:value-type="float" office:value="0" calcext:value-type="float">
            <text:p>0</text:p>
          </table:table-cell>
          <table:table-cell table:formula="of:=VLOOKUP([.$A2];[$reed_otimos.$A$2:$reed_otimos.$H$99];7;0)" office:value-type="float" office:value="37" calcext:value-type="float">
            <text:p>37</text:p>
          </table:table-cell>
          <table:table-cell table:formula="of:=VLOOKUP([.$A2];[$regras_otimos_reed.$A$2:$regras_otimos_reed.$H$99];6;0)" office:value-type="float" office:value="0" calcext:value-type="float">
            <text:p>0</text:p>
          </table:table-cell>
          <table:table-cell table:formula="of:=VLOOKUP([.$A2];[$regras_reed_otimos.$A$2:$regras_reed_otimos.$H$99];6;0)" office:value-type="float" office:value="1" calcext:value-type="float">
            <text:p>1</text:p>
          </table:table-cell>
          <table:table-cell table:formula="of:=VLOOKUP([.$A2];[$otimos_regras_reed.$A$2:$otimos_regras_reed.$H$99];6;0)" office:value-type="float" office:value="0" calcext:value-type="float">
            <text:p>0</text:p>
          </table:table-cell>
          <table:table-cell table:formula="of:=VLOOKUP([.$A2];[$otimos_reed_regras.$A$2:$otimos_reed_regras.$H$99];6;0)" office:value-type="float" office:value="0" calcext:value-type="float">
            <text:p>0</text:p>
          </table:table-cell>
          <table:table-cell table:formula="of:=VLOOKUP([.$A2];[$reed_regras_otimos.$A$2:$reed_regras_otimos.$H$99];6;0)" office:value-type="float" office:value="1" calcext:value-type="float">
            <text:p>1</text:p>
          </table:table-cell>
          <table:table-cell table:formula="of:=VLOOKUP([.$A2];[$reed_otimos_regras.$A$2:$reed_otimos_regras.$H$99];6;0)" office:value-type="float" office:value="0" calcext:value-type="float">
            <text:p>0</text:p>
          </table:table-cell>
          <table:table-cell table:formula="of:=VLOOKUP([.$A2];[$regras_otimos_reed.$A$2:$regras_otimos_reed.$H$99];7;0)" office:value-type="float" office:value="-14" calcext:value-type="float">
            <text:p>-14</text:p>
          </table:table-cell>
          <table:table-cell table:formula="of:=VLOOKUP([.$A2];[$regras_reed_otimos.$A$2:$regras_reed_otimos.$H$99];7;0)" office:value-type="float" office:value="37" calcext:value-type="float">
            <text:p>37</text:p>
          </table:table-cell>
          <table:table-cell table:formula="of:=VLOOKUP([.$A2];[$otimos_regras_reed.$A$2:$otimos_regras_reed.$H$99];7;0)" office:value-type="float" office:value="-14" calcext:value-type="float">
            <text:p>-14</text:p>
          </table:table-cell>
          <table:table-cell table:formula="of:=VLOOKUP([.$A2];[$otimos_reed_regras.$A$2:$otimos_reed_regras.$H$99];7;0)" office:value-type="float" office:value="0" calcext:value-type="float">
            <text:p>0</text:p>
          </table:table-cell>
          <table:table-cell table:formula="of:=VLOOKUP([.$A2];[$reed_regras_otimos.$A$2:$reed_regras_otimos.$H$99];7;0)" office:value-type="float" office:value="37" calcext:value-type="float">
            <text:p>37</text:p>
          </table:table-cell>
          <table:table-cell table:formula="of:=VLOOKUP([.$A2];[$reed_otimos_regras.$A$2:$reed_otimos_regras.$H$99];7;0)" office:value-type="float" office:value="0" calcext:value-type="float">
            <text:p>0</text:p>
          </table:table-cell>
          <table:table-cell table:style-name="ce24" table:formula="of:=SUBSTITUTE(INDEX([.$D$1:.$F$1];MATCH(MAX([.D2:.F2]);[.D2:.F2];0));&quot;Δ GC &quot;;&quot;&quot;)" office:value-type="string" office:string-value="Otimos" calcext:value-type="string">
            <text:p>Otimos</text:p>
          </table:table-cell>
          <table:table-cell table:style-name="ce24" table:formula="of:=SUBSTITUTE(INDEX([.$G$1:.$I$1];MATCH(MAX([.G2:.I2]);[.G2:.I2];0));&quot;Δ QC &quot;;&quot;&quot;)" office:value-type="string" office:string-value="Otimos" calcext:value-type="string">
            <text:p>Otimos</text:p>
          </table:table-cell>
          <table:table-cell table:style-name="ce24" table:formula="of:=SUBSTITUTE(INDEX([.$J$1:.$O$1];MATCH(MAX([.J2:.O2]);[.J2:.O2];0));&quot;Δ G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P$1:.$U$1];MATCH(MAX([.P2:.U2]);[.P2:.U2];0));&quot;Δ Q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V$1:.$AA$1];MATCH(MAX([.V2:.AA2]);[.V2:.AA2];0));&quot;Δ GC &quot;;&quot;&quot;)" office:value-type="string" office:string-value="Regras+Reed+Otimos" calcext:value-type="string">
            <text:p>Regras+Reed+Otimos</text:p>
          </table:table-cell>
          <table:table-cell table:style-name="ce24" table:formula="of:=SUBSTITUTE(INDEX([.$AB$1:.$AG$1];MATCH(MAX([.AB2:.AG2]);[.AB2:.AG2];0));&quot;Δ QC &quot;;&quot;&quot;)" office:value-type="string" office:string-value="Regras+Reed+Otimos" calcext:value-type="string">
            <text:p>Regras+Reed+Otimos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table:style-name="ce12" table:formula="of:=VLOOKUP([.$A3];[$otimos.$A$2:$otimos.$H$99];2;0)" office:value-type="float" office:value="9" calcext:value-type="float">
            <text:p>9</text:p>
          </table:table-cell>
          <table:table-cell table:style-name="ce12" table:formula="of:=VLOOKUP([.$A3];[$otimos.$A$2:$otimos.$H$99];3;0)" office:value-type="float" office:value="103" calcext:value-type="float">
            <text:p>103</text:p>
          </table:table-cell>
          <table:table-cell table:style-name="ce14" table:formula="of:=VLOOKUP([.$A3];[$regras.$A$2:$regras.$H$99];6;0)" office:value-type="float" office:value="0" calcext:value-type="float">
            <text:p>0</text:p>
          </table:table-cell>
          <table:table-cell table:style-name="ce14" table:formula="of:=VLOOKUP([.$A3];[$otimos.$A$2:$otimos.$H$99];6;0)" office:value-type="float" office:value="2" calcext:value-type="float">
            <text:p>2</text:p>
          </table:table-cell>
          <table:table-cell table:style-name="ce14" table:formula="of:=VLOOKUP([.$A3];[$reed.$A$2:$reed.$H$99];6;0)" office:value-type="float" office:value="0" calcext:value-type="float">
            <text:p>0</text:p>
          </table:table-cell>
          <table:table-cell table:style-name="ce16" table:formula="of:=VLOOKUP([.$A3];[$regras.$A$2:$regras.$H$99];7;0)" office:value-type="float" office:value="0" calcext:value-type="float">
            <text:p>0</text:p>
          </table:table-cell>
          <table:table-cell table:style-name="ce16" table:formula="of:=VLOOKUP([.$A3];[$otimos.$A$2:$otimos.$H$99];7;0)" office:value-type="float" office:value="60" calcext:value-type="float">
            <text:p>60</text:p>
          </table:table-cell>
          <table:table-cell table:style-name="ce16" table:formula="of:=VLOOKUP([.$A3];[$reed.$A$2:$reed.$H$99];7;0)" office:value-type="float" office:value="0" calcext:value-type="float">
            <text:p>0</text:p>
          </table:table-cell>
          <table:table-cell table:style-name="ce18" table:formula="of:=VLOOKUP([.$A3];[$regras_otimos.$A$2:$regras_otimos.$H$99];6;0)" office:value-type="float" office:value="2" calcext:value-type="float">
            <text:p>2</text:p>
          </table:table-cell>
          <table:table-cell table:formula="of:=VLOOKUP([.$A3];[$regras_reed.$A$2:$regras_reed.$H$99];6;0)" office:value-type="float" office:value="0" calcext:value-type="float">
            <text:p>0</text:p>
          </table:table-cell>
          <table:table-cell table:style-name="ce18" table:formula="of:=VLOOKUP([.$A3];[$otimos_regras.$A$2:$otimos_regras.$H$99];6;0)" office:value-type="float" office:value="0" calcext:value-type="float">
            <text:p>0</text:p>
          </table:table-cell>
          <table:table-cell table:formula="of:=VLOOKUP([.$A3];[$otimos_reed.$A$2:$otimos_reed.$H$99];6;0)" office:value-type="float" office:value="0" calcext:value-type="float">
            <text:p>0</text:p>
          </table:table-cell>
          <table:table-cell table:style-name="ce18" table:formula="of:=VLOOKUP([.$A3];[$reed_regras.$A$2:$reed_regras.$H$99];6;0)" office:value-type="float" office:value="0" calcext:value-type="float">
            <text:p>0</text:p>
          </table:table-cell>
          <table:table-cell table:formula="of:=VLOOKUP([.$A3];[$reed_otimos.$A$2:$reed_otimos.$H$99];6;0)" office:value-type="float" office:value="2" calcext:value-type="float">
            <text:p>2</text:p>
          </table:table-cell>
          <table:table-cell table:style-name="ce20" table:formula="of:=VLOOKUP([.$A3];[$regras_otimos.$A$2:$regras_otimos.$H$99];7;0)" office:value-type="float" office:value="60" calcext:value-type="float">
            <text:p>60</text:p>
          </table:table-cell>
          <table:table-cell table:formula="of:=VLOOKUP([.$A3];[$regras_reed.$A$2:$regras_reed.$H$99];7;0)" office:value-type="float" office:value="0" calcext:value-type="float">
            <text:p>0</text:p>
          </table:table-cell>
          <table:table-cell table:style-name="ce20" table:formula="of:=VLOOKUP([.$A3];[$otimos_regras.$A$2:$otimos_regras.$H$99];7;0)" office:value-type="float" office:value="0" calcext:value-type="float">
            <text:p>0</text:p>
          </table:table-cell>
          <table:table-cell table:formula="of:=VLOOKUP([.$A3];[$otimos_reed.$A$2:$otimos_reed.$H$99];7;0)" office:value-type="float" office:value="0" calcext:value-type="float">
            <text:p>0</text:p>
          </table:table-cell>
          <table:table-cell table:style-name="ce20" table:formula="of:=VLOOKUP([.$A3];[$reed_regras.$A$2:$reed_regras.$H$99];7;0)" office:value-type="float" office:value="0" calcext:value-type="float">
            <text:p>0</text:p>
          </table:table-cell>
          <table:table-cell table:formula="of:=VLOOKUP([.$A3];[$reed_otimos.$A$2:$reed_otimos.$H$99];7;0)" office:value-type="float" office:value="60" calcext:value-type="float">
            <text:p>60</text:p>
          </table:table-cell>
          <table:table-cell table:formula="of:=VLOOKUP([.$A3];[$regras_otimos_reed.$A$2:$regras_otimos_reed.$H$99];6;0)" office:value-type="float" office:value="0" calcext:value-type="float">
            <text:p>0</text:p>
          </table:table-cell>
          <table:table-cell table:formula="of:=VLOOKUP([.$A3];[$regras_reed_otimos.$A$2:$regras_reed_otimos.$H$99];6;0)" office:value-type="float" office:value="2" calcext:value-type="float">
            <text:p>2</text:p>
          </table:table-cell>
          <table:table-cell table:formula="of:=VLOOKUP([.$A3];[$otimos_regras_reed.$A$2:$otimos_regras_reed.$H$99];6;0)" office:value-type="float" office:value="0" calcext:value-type="float">
            <text:p>0</text:p>
          </table:table-cell>
          <table:table-cell table:formula="of:=VLOOKUP([.$A3];[$otimos_reed_regras.$A$2:$otimos_reed_regras.$H$99];6;0)" office:value-type="float" office:value="0" calcext:value-type="float">
            <text:p>0</text:p>
          </table:table-cell>
          <table:table-cell table:formula="of:=VLOOKUP([.$A3];[$reed_regras_otimos.$A$2:$reed_regras_otimos.$H$99];6;0)" office:value-type="float" office:value="2" calcext:value-type="float">
            <text:p>2</text:p>
          </table:table-cell>
          <table:table-cell table:formula="of:=VLOOKUP([.$A3];[$reed_otimos_regras.$A$2:$reed_otimos_regras.$H$99];6;0)" office:value-type="float" office:value="0" calcext:value-type="float">
            <text:p>0</text:p>
          </table:table-cell>
          <table:table-cell table:formula="of:=VLOOKUP([.$A3];[$regras_otimos_reed.$A$2:$regras_otimos_reed.$H$99];7;0)" office:value-type="float" office:value="0" calcext:value-type="float">
            <text:p>0</text:p>
          </table:table-cell>
          <table:table-cell table:formula="of:=VLOOKUP([.$A3];[$regras_reed_otimos.$A$2:$regras_reed_otimos.$H$99];7;0)" office:value-type="float" office:value="60" calcext:value-type="float">
            <text:p>60</text:p>
          </table:table-cell>
          <table:table-cell table:formula="of:=VLOOKUP([.$A3];[$otimos_regras_reed.$A$2:$otimos_regras_reed.$H$99];7;0)" office:value-type="float" office:value="0" calcext:value-type="float">
            <text:p>0</text:p>
          </table:table-cell>
          <table:table-cell table:formula="of:=VLOOKUP([.$A3];[$otimos_reed_regras.$A$2:$otimos_reed_regras.$H$99];7;0)" office:value-type="float" office:value="0" calcext:value-type="float">
            <text:p>0</text:p>
          </table:table-cell>
          <table:table-cell table:formula="of:=VLOOKUP([.$A3];[$reed_regras_otimos.$A$2:$reed_regras_otimos.$H$99];7;0)" office:value-type="float" office:value="60" calcext:value-type="float">
            <text:p>60</text:p>
          </table:table-cell>
          <table:table-cell table:formula="of:=VLOOKUP([.$A3];[$reed_otimos_regras.$A$2:$reed_otimos_regras.$H$99];7;0)" office:value-type="float" office:value="0" calcext:value-type="float">
            <text:p>0</text:p>
          </table:table-cell>
          <table:table-cell table:style-name="ce24" table:formula="of:=SUBSTITUTE(INDEX([.$D$1:.$F$1];MATCH(MAX([.D3:.F3]);[.D3:.F3];0));&quot;Δ GC &quot;;&quot;&quot;)" office:value-type="string" office:string-value="Otimos" calcext:value-type="string">
            <text:p>Otimos</text:p>
          </table:table-cell>
          <table:table-cell table:style-name="ce24" table:formula="of:=SUBSTITUTE(INDEX([.$G$1:.$I$1];MATCH(MAX([.G3:.I3]);[.G3:.I3];0));&quot;Δ QC &quot;;&quot;&quot;)" office:value-type="string" office:string-value="Otimos" calcext:value-type="string">
            <text:p>Otimos</text:p>
          </table:table-cell>
          <table:table-cell table:style-name="ce24" table:formula="of:=SUBSTITUTE(INDEX([.$J$1:.$O$1];MATCH(MAX([.J3:.O3]);[.J3:.O3];0));&quot;Δ G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P$1:.$U$1];MATCH(MAX([.P3:.U3]);[.P3:.U3];0));&quot;Δ Q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V$1:.$AA$1];MATCH(MAX([.V3:.AA3]);[.V3:.AA3];0));&quot;Δ GC &quot;;&quot;&quot;)" office:value-type="string" office:string-value="Regras+Reed+Otimos" calcext:value-type="string">
            <text:p>Regras+Reed+Otimos</text:p>
          </table:table-cell>
          <table:table-cell table:style-name="ce24" table:formula="of:=SUBSTITUTE(INDEX([.$AB$1:.$AG$1];MATCH(MAX([.AB3:.AG3]);[.AB3:.AG3];0));&quot;Δ QC &quot;;&quot;&quot;)" office:value-type="string" office:string-value="Regras+Reed+Otimos" calcext:value-type="string">
            <text:p>Regras+Reed+Otimos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table:style-name="ce12" table:formula="of:=VLOOKUP([.$A4];[$otimos.$A$2:$otimos.$H$99];2;0)" office:value-type="float" office:value="11" calcext:value-type="float">
            <text:p>11</text:p>
          </table:table-cell>
          <table:table-cell table:style-name="ce12" table:formula="of:=VLOOKUP([.$A4];[$otimos.$A$2:$otimos.$H$99];3;0)" office:value-type="float" office:value="131" calcext:value-type="float">
            <text:p>131</text:p>
          </table:table-cell>
          <table:table-cell table:style-name="ce14" table:formula="of:=VLOOKUP([.$A4];[$regras.$A$2:$regras.$H$99];6;0)" office:value-type="float" office:value="0" calcext:value-type="float">
            <text:p>0</text:p>
          </table:table-cell>
          <table:table-cell table:style-name="ce14" table:formula="of:=VLOOKUP([.$A4];[$otimos.$A$2:$otimos.$H$99];6;0)" office:value-type="float" office:value="3" calcext:value-type="float">
            <text:p>3</text:p>
          </table:table-cell>
          <table:table-cell table:style-name="ce14" table:formula="of:=VLOOKUP([.$A4];[$reed.$A$2:$reed.$H$99];6;0)" office:value-type="float" office:value="0" calcext:value-type="float">
            <text:p>0</text:p>
          </table:table-cell>
          <table:table-cell table:style-name="ce16" table:formula="of:=VLOOKUP([.$A4];[$regras.$A$2:$regras.$H$99];7;0)" office:value-type="float" office:value="0" calcext:value-type="float">
            <text:p>0</text:p>
          </table:table-cell>
          <table:table-cell table:style-name="ce16" table:formula="of:=VLOOKUP([.$A4];[$otimos.$A$2:$otimos.$H$99];7;0)" office:value-type="float" office:value="42" calcext:value-type="float">
            <text:p>42</text:p>
          </table:table-cell>
          <table:table-cell table:style-name="ce16" table:formula="of:=VLOOKUP([.$A4];[$reed.$A$2:$reed.$H$99];7;0)" office:value-type="float" office:value="0" calcext:value-type="float">
            <text:p>0</text:p>
          </table:table-cell>
          <table:table-cell table:style-name="ce18" table:formula="of:=VLOOKUP([.$A4];[$regras_otimos.$A$2:$regras_otimos.$H$99];6;0)" office:value-type="float" office:value="3" calcext:value-type="float">
            <text:p>3</text:p>
          </table:table-cell>
          <table:table-cell table:formula="of:=VLOOKUP([.$A4];[$regras_reed.$A$2:$regras_reed.$H$99];6;0)" office:value-type="float" office:value="0" calcext:value-type="float">
            <text:p>0</text:p>
          </table:table-cell>
          <table:table-cell table:style-name="ce18" table:formula="of:=VLOOKUP([.$A4];[$otimos_regras.$A$2:$otimos_regras.$H$99];6;0)" office:value-type="float" office:value="0" calcext:value-type="float">
            <text:p>0</text:p>
          </table:table-cell>
          <table:table-cell table:formula="of:=VLOOKUP([.$A4];[$otimos_reed.$A$2:$otimos_reed.$H$99];6;0)" office:value-type="float" office:value="0" calcext:value-type="float">
            <text:p>0</text:p>
          </table:table-cell>
          <table:table-cell table:style-name="ce18" table:formula="of:=VLOOKUP([.$A4];[$reed_regras.$A$2:$reed_regras.$H$99];6;0)" office:value-type="float" office:value="0" calcext:value-type="float">
            <text:p>0</text:p>
          </table:table-cell>
          <table:table-cell table:formula="of:=VLOOKUP([.$A4];[$reed_otimos.$A$2:$reed_otimos.$H$99];6;0)" office:value-type="float" office:value="3" calcext:value-type="float">
            <text:p>3</text:p>
          </table:table-cell>
          <table:table-cell table:style-name="ce20" table:formula="of:=VLOOKUP([.$A4];[$regras_otimos.$A$2:$regras_otimos.$H$99];7;0)" office:value-type="float" office:value="42" calcext:value-type="float">
            <text:p>42</text:p>
          </table:table-cell>
          <table:table-cell table:formula="of:=VLOOKUP([.$A4];[$regras_reed.$A$2:$regras_reed.$H$99];7;0)" office:value-type="float" office:value="0" calcext:value-type="float">
            <text:p>0</text:p>
          </table:table-cell>
          <table:table-cell table:style-name="ce20" table:formula="of:=VLOOKUP([.$A4];[$otimos_regras.$A$2:$otimos_regras.$H$99];7;0)" office:value-type="float" office:value="0" calcext:value-type="float">
            <text:p>0</text:p>
          </table:table-cell>
          <table:table-cell table:formula="of:=VLOOKUP([.$A4];[$otimos_reed.$A$2:$otimos_reed.$H$99];7;0)" office:value-type="float" office:value="0" calcext:value-type="float">
            <text:p>0</text:p>
          </table:table-cell>
          <table:table-cell table:style-name="ce20" table:formula="of:=VLOOKUP([.$A4];[$reed_regras.$A$2:$reed_regras.$H$99];7;0)" office:value-type="float" office:value="0" calcext:value-type="float">
            <text:p>0</text:p>
          </table:table-cell>
          <table:table-cell table:formula="of:=VLOOKUP([.$A4];[$reed_otimos.$A$2:$reed_otimos.$H$99];7;0)" office:value-type="float" office:value="42" calcext:value-type="float">
            <text:p>42</text:p>
          </table:table-cell>
          <table:table-cell table:formula="of:=VLOOKUP([.$A4];[$regras_otimos_reed.$A$2:$regras_otimos_reed.$H$99];6;0)" office:value-type="float" office:value="0" calcext:value-type="float">
            <text:p>0</text:p>
          </table:table-cell>
          <table:table-cell table:formula="of:=VLOOKUP([.$A4];[$regras_reed_otimos.$A$2:$regras_reed_otimos.$H$99];6;0)" office:value-type="float" office:value="3" calcext:value-type="float">
            <text:p>3</text:p>
          </table:table-cell>
          <table:table-cell table:formula="of:=VLOOKUP([.$A4];[$otimos_regras_reed.$A$2:$otimos_regras_reed.$H$99];6;0)" office:value-type="float" office:value="0" calcext:value-type="float">
            <text:p>0</text:p>
          </table:table-cell>
          <table:table-cell table:formula="of:=VLOOKUP([.$A4];[$otimos_reed_regras.$A$2:$otimos_reed_regras.$H$99];6;0)" office:value-type="float" office:value="0" calcext:value-type="float">
            <text:p>0</text:p>
          </table:table-cell>
          <table:table-cell table:formula="of:=VLOOKUP([.$A4];[$reed_regras_otimos.$A$2:$reed_regras_otimos.$H$99];6;0)" office:value-type="float" office:value="3" calcext:value-type="float">
            <text:p>3</text:p>
          </table:table-cell>
          <table:table-cell table:formula="of:=VLOOKUP([.$A4];[$reed_otimos_regras.$A$2:$reed_otimos_regras.$H$99];6;0)" office:value-type="float" office:value="0" calcext:value-type="float">
            <text:p>0</text:p>
          </table:table-cell>
          <table:table-cell table:formula="of:=VLOOKUP([.$A4];[$regras_otimos_reed.$A$2:$regras_otimos_reed.$H$99];7;0)" office:value-type="float" office:value="0" calcext:value-type="float">
            <text:p>0</text:p>
          </table:table-cell>
          <table:table-cell table:formula="of:=VLOOKUP([.$A4];[$regras_reed_otimos.$A$2:$regras_reed_otimos.$H$99];7;0)" office:value-type="float" office:value="42" calcext:value-type="float">
            <text:p>42</text:p>
          </table:table-cell>
          <table:table-cell table:formula="of:=VLOOKUP([.$A4];[$otimos_regras_reed.$A$2:$otimos_regras_reed.$H$99];7;0)" office:value-type="float" office:value="0" calcext:value-type="float">
            <text:p>0</text:p>
          </table:table-cell>
          <table:table-cell table:formula="of:=VLOOKUP([.$A4];[$otimos_reed_regras.$A$2:$otimos_reed_regras.$H$99];7;0)" office:value-type="float" office:value="0" calcext:value-type="float">
            <text:p>0</text:p>
          </table:table-cell>
          <table:table-cell table:formula="of:=VLOOKUP([.$A4];[$reed_regras_otimos.$A$2:$reed_regras_otimos.$H$99];7;0)" office:value-type="float" office:value="42" calcext:value-type="float">
            <text:p>42</text:p>
          </table:table-cell>
          <table:table-cell table:formula="of:=VLOOKUP([.$A4];[$reed_otimos_regras.$A$2:$reed_otimos_regras.$H$99];7;0)" office:value-type="float" office:value="0" calcext:value-type="float">
            <text:p>0</text:p>
          </table:table-cell>
          <table:table-cell table:style-name="ce24" table:formula="of:=SUBSTITUTE(INDEX([.$D$1:.$F$1];MATCH(MAX([.D4:.F4]);[.D4:.F4];0));&quot;Δ GC &quot;;&quot;&quot;)" office:value-type="string" office:string-value="Otimos" calcext:value-type="string">
            <text:p>Otimos</text:p>
          </table:table-cell>
          <table:table-cell table:style-name="ce24" table:formula="of:=SUBSTITUTE(INDEX([.$G$1:.$I$1];MATCH(MAX([.G4:.I4]);[.G4:.I4];0));&quot;Δ QC &quot;;&quot;&quot;)" office:value-type="string" office:string-value="Otimos" calcext:value-type="string">
            <text:p>Otimos</text:p>
          </table:table-cell>
          <table:table-cell table:style-name="ce24" table:formula="of:=SUBSTITUTE(INDEX([.$J$1:.$O$1];MATCH(MAX([.J4:.O4]);[.J4:.O4];0));&quot;Δ G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P$1:.$U$1];MATCH(MAX([.P4:.U4]);[.P4:.U4];0));&quot;Δ Q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V$1:.$AA$1];MATCH(MAX([.V4:.AA4]);[.V4:.AA4];0));&quot;Δ GC &quot;;&quot;&quot;)" office:value-type="string" office:string-value="Regras+Reed+Otimos" calcext:value-type="string">
            <text:p>Regras+Reed+Otimos</text:p>
          </table:table-cell>
          <table:table-cell table:style-name="ce24" table:formula="of:=SUBSTITUTE(INDEX([.$AB$1:.$AG$1];MATCH(MAX([.AB4:.AG4]);[.AB4:.AG4];0));&quot;Δ QC &quot;;&quot;&quot;)" office:value-type="string" office:string-value="Regras+Reed+Otimos" calcext:value-type="string">
            <text:p>Regras+Reed+Otimos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table:style-name="ce12" table:formula="of:=VLOOKUP([.$A5];[$otimos.$A$2:$otimos.$H$99];2;0)" office:value-type="float" office:value="9" calcext:value-type="float">
            <text:p>9</text:p>
          </table:table-cell>
          <table:table-cell table:style-name="ce12" table:formula="of:=VLOOKUP([.$A5];[$otimos.$A$2:$otimos.$H$99];3;0)" office:value-type="float" office:value="103" calcext:value-type="float">
            <text:p>103</text:p>
          </table:table-cell>
          <table:table-cell table:style-name="ce14" table:formula="of:=VLOOKUP([.$A5];[$regras.$A$2:$regras.$H$99];6;0)" office:value-type="float" office:value="0" calcext:value-type="float">
            <text:p>0</text:p>
          </table:table-cell>
          <table:table-cell table:style-name="ce14" table:formula="of:=VLOOKUP([.$A5];[$otimos.$A$2:$otimos.$H$99];6;0)" office:value-type="float" office:value="1" calcext:value-type="float">
            <text:p>1</text:p>
          </table:table-cell>
          <table:table-cell table:style-name="ce14" table:formula="of:=VLOOKUP([.$A5];[$reed.$A$2:$reed.$H$99];6;0)" office:value-type="float" office:value="0" calcext:value-type="float">
            <text:p>0</text:p>
          </table:table-cell>
          <table:table-cell table:style-name="ce16" table:formula="of:=VLOOKUP([.$A5];[$regras.$A$2:$regras.$H$99];7;0)" office:value-type="float" office:value="0" calcext:value-type="float">
            <text:p>0</text:p>
          </table:table-cell>
          <table:table-cell table:style-name="ce16" table:formula="of:=VLOOKUP([.$A5];[$otimos.$A$2:$otimos.$H$99];7;0)" office:value-type="float" office:value="37" calcext:value-type="float">
            <text:p>37</text:p>
          </table:table-cell>
          <table:table-cell table:style-name="ce16" table:formula="of:=VLOOKUP([.$A5];[$reed.$A$2:$reed.$H$99];7;0)" office:value-type="float" office:value="0" calcext:value-type="float">
            <text:p>0</text:p>
          </table:table-cell>
          <table:table-cell table:style-name="ce18" table:formula="of:=VLOOKUP([.$A5];[$regras_otimos.$A$2:$regras_otimos.$H$99];6;0)" office:value-type="float" office:value="1" calcext:value-type="float">
            <text:p>1</text:p>
          </table:table-cell>
          <table:table-cell table:formula="of:=VLOOKUP([.$A5];[$regras_reed.$A$2:$regras_reed.$H$99];6;0)" office:value-type="float" office:value="0" calcext:value-type="float">
            <text:p>0</text:p>
          </table:table-cell>
          <table:table-cell table:style-name="ce18" table:formula="of:=VLOOKUP([.$A5];[$otimos_regras.$A$2:$otimos_regras.$H$99];6;0)" office:value-type="float" office:value="0" calcext:value-type="float">
            <text:p>0</text:p>
          </table:table-cell>
          <table:table-cell table:formula="of:=VLOOKUP([.$A5];[$otimos_reed.$A$2:$otimos_reed.$H$99];6;0)" office:value-type="float" office:value="0" calcext:value-type="float">
            <text:p>0</text:p>
          </table:table-cell>
          <table:table-cell table:style-name="ce18" table:formula="of:=VLOOKUP([.$A5];[$reed_regras.$A$2:$reed_regras.$H$99];6;0)" office:value-type="float" office:value="0" calcext:value-type="float">
            <text:p>0</text:p>
          </table:table-cell>
          <table:table-cell table:formula="of:=VLOOKUP([.$A5];[$reed_otimos.$A$2:$reed_otimos.$H$99];6;0)" office:value-type="float" office:value="1" calcext:value-type="float">
            <text:p>1</text:p>
          </table:table-cell>
          <table:table-cell table:style-name="ce20" table:formula="of:=VLOOKUP([.$A5];[$regras_otimos.$A$2:$regras_otimos.$H$99];7;0)" office:value-type="float" office:value="37" calcext:value-type="float">
            <text:p>37</text:p>
          </table:table-cell>
          <table:table-cell table:formula="of:=VLOOKUP([.$A5];[$regras_reed.$A$2:$regras_reed.$H$99];7;0)" office:value-type="float" office:value="0" calcext:value-type="float">
            <text:p>0</text:p>
          </table:table-cell>
          <table:table-cell table:style-name="ce20" table:formula="of:=VLOOKUP([.$A5];[$otimos_regras.$A$2:$otimos_regras.$H$99];7;0)" office:value-type="float" office:value="0" calcext:value-type="float">
            <text:p>0</text:p>
          </table:table-cell>
          <table:table-cell table:formula="of:=VLOOKUP([.$A5];[$otimos_reed.$A$2:$otimos_reed.$H$99];7;0)" office:value-type="float" office:value="0" calcext:value-type="float">
            <text:p>0</text:p>
          </table:table-cell>
          <table:table-cell table:style-name="ce20" table:formula="of:=VLOOKUP([.$A5];[$reed_regras.$A$2:$reed_regras.$H$99];7;0)" office:value-type="float" office:value="0" calcext:value-type="float">
            <text:p>0</text:p>
          </table:table-cell>
          <table:table-cell table:formula="of:=VLOOKUP([.$A5];[$reed_otimos.$A$2:$reed_otimos.$H$99];7;0)" office:value-type="float" office:value="37" calcext:value-type="float">
            <text:p>37</text:p>
          </table:table-cell>
          <table:table-cell table:formula="of:=VLOOKUP([.$A5];[$regras_otimos_reed.$A$2:$regras_otimos_reed.$H$99];6;0)" office:value-type="float" office:value="0" calcext:value-type="float">
            <text:p>0</text:p>
          </table:table-cell>
          <table:table-cell table:formula="of:=VLOOKUP([.$A5];[$regras_reed_otimos.$A$2:$regras_reed_otimos.$H$99];6;0)" office:value-type="float" office:value="1" calcext:value-type="float">
            <text:p>1</text:p>
          </table:table-cell>
          <table:table-cell table:formula="of:=VLOOKUP([.$A5];[$otimos_regras_reed.$A$2:$otimos_regras_reed.$H$99];6;0)" office:value-type="float" office:value="0" calcext:value-type="float">
            <text:p>0</text:p>
          </table:table-cell>
          <table:table-cell table:formula="of:=VLOOKUP([.$A5];[$otimos_reed_regras.$A$2:$otimos_reed_regras.$H$99];6;0)" office:value-type="float" office:value="0" calcext:value-type="float">
            <text:p>0</text:p>
          </table:table-cell>
          <table:table-cell table:formula="of:=VLOOKUP([.$A5];[$reed_regras_otimos.$A$2:$reed_regras_otimos.$H$99];6;0)" office:value-type="float" office:value="1" calcext:value-type="float">
            <text:p>1</text:p>
          </table:table-cell>
          <table:table-cell table:formula="of:=VLOOKUP([.$A5];[$reed_otimos_regras.$A$2:$reed_otimos_regras.$H$99];6;0)" office:value-type="float" office:value="0" calcext:value-type="float">
            <text:p>0</text:p>
          </table:table-cell>
          <table:table-cell table:formula="of:=VLOOKUP([.$A5];[$regras_otimos_reed.$A$2:$regras_otimos_reed.$H$99];7;0)" office:value-type="float" office:value="0" calcext:value-type="float">
            <text:p>0</text:p>
          </table:table-cell>
          <table:table-cell table:formula="of:=VLOOKUP([.$A5];[$regras_reed_otimos.$A$2:$regras_reed_otimos.$H$99];7;0)" office:value-type="float" office:value="37" calcext:value-type="float">
            <text:p>37</text:p>
          </table:table-cell>
          <table:table-cell table:formula="of:=VLOOKUP([.$A5];[$otimos_regras_reed.$A$2:$otimos_regras_reed.$H$99];7;0)" office:value-type="float" office:value="0" calcext:value-type="float">
            <text:p>0</text:p>
          </table:table-cell>
          <table:table-cell table:formula="of:=VLOOKUP([.$A5];[$otimos_reed_regras.$A$2:$otimos_reed_regras.$H$99];7;0)" office:value-type="float" office:value="0" calcext:value-type="float">
            <text:p>0</text:p>
          </table:table-cell>
          <table:table-cell table:formula="of:=VLOOKUP([.$A5];[$reed_regras_otimos.$A$2:$reed_regras_otimos.$H$99];7;0)" office:value-type="float" office:value="37" calcext:value-type="float">
            <text:p>37</text:p>
          </table:table-cell>
          <table:table-cell table:formula="of:=VLOOKUP([.$A5];[$reed_otimos_regras.$A$2:$reed_otimos_regras.$H$99];7;0)" office:value-type="float" office:value="0" calcext:value-type="float">
            <text:p>0</text:p>
          </table:table-cell>
          <table:table-cell table:style-name="ce24" table:formula="of:=SUBSTITUTE(INDEX([.$D$1:.$F$1];MATCH(MAX([.D5:.F5]);[.D5:.F5];0));&quot;Δ GC &quot;;&quot;&quot;)" office:value-type="string" office:string-value="Otimos" calcext:value-type="string">
            <text:p>Otimos</text:p>
          </table:table-cell>
          <table:table-cell table:style-name="ce24" table:formula="of:=SUBSTITUTE(INDEX([.$G$1:.$I$1];MATCH(MAX([.G5:.I5]);[.G5:.I5];0));&quot;Δ QC &quot;;&quot;&quot;)" office:value-type="string" office:string-value="Otimos" calcext:value-type="string">
            <text:p>Otimos</text:p>
          </table:table-cell>
          <table:table-cell table:style-name="ce24" table:formula="of:=SUBSTITUTE(INDEX([.$J$1:.$O$1];MATCH(MAX([.J5:.O5]);[.J5:.O5];0));&quot;Δ G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P$1:.$U$1];MATCH(MAX([.P5:.U5]);[.P5:.U5];0));&quot;Δ Q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V$1:.$AA$1];MATCH(MAX([.V5:.AA5]);[.V5:.AA5];0));&quot;Δ GC &quot;;&quot;&quot;)" office:value-type="string" office:string-value="Regras+Reed+Otimos" calcext:value-type="string">
            <text:p>Regras+Reed+Otimos</text:p>
          </table:table-cell>
          <table:table-cell table:style-name="ce24" table:formula="of:=SUBSTITUTE(INDEX([.$AB$1:.$AG$1];MATCH(MAX([.AB5:.AG5]);[.AB5:.AG5];0));&quot;Δ QC &quot;;&quot;&quot;)" office:value-type="string" office:string-value="Regras+Reed+Otimos" calcext:value-type="string">
            <text:p>Regras+Reed+Otimos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style-name="ce12" table:formula="of:=VLOOKUP([.$A6];[$otimos.$A$2:$otimos.$H$99];2;0)" office:value-type="float" office:value="5" calcext:value-type="float">
            <text:p>5</text:p>
          </table:table-cell>
          <table:table-cell table:style-name="ce12" table:formula="of:=VLOOKUP([.$A6];[$otimos.$A$2:$otimos.$H$99];3;0)" office:value-type="float" office:value="5" calcext:value-type="float">
            <text:p>5</text:p>
          </table:table-cell>
          <table:table-cell table:style-name="ce14" table:formula="of:=VLOOKUP([.$A6];[$regras.$A$2:$regras.$H$99];6;0)" office:value-type="float" office:value="0" calcext:value-type="float">
            <text:p>0</text:p>
          </table:table-cell>
          <table:table-cell table:style-name="ce14" table:formula="of:=VLOOKUP([.$A6];[$otimos.$A$2:$otimos.$H$99];6;0)" office:value-type="float" office:value="0" calcext:value-type="float">
            <text:p>0</text:p>
          </table:table-cell>
          <table:table-cell table:style-name="ce14" table:formula="of:=VLOOKUP([.$A6];[$reed.$A$2:$reed.$H$99];6;0)" office:value-type="float" office:value="0" calcext:value-type="float">
            <text:p>0</text:p>
          </table:table-cell>
          <table:table-cell table:style-name="ce16" table:formula="of:=VLOOKUP([.$A6];[$regras.$A$2:$regras.$H$99];7;0)" office:value-type="float" office:value="0" calcext:value-type="float">
            <text:p>0</text:p>
          </table:table-cell>
          <table:table-cell table:style-name="ce16" table:formula="of:=VLOOKUP([.$A6];[$otimos.$A$2:$otimos.$H$99];7;0)" office:value-type="float" office:value="0" calcext:value-type="float">
            <text:p>0</text:p>
          </table:table-cell>
          <table:table-cell table:style-name="ce16" table:formula="of:=VLOOKUP([.$A6];[$reed.$A$2:$reed.$H$99];7;0)" office:value-type="float" office:value="0" calcext:value-type="float">
            <text:p>0</text:p>
          </table:table-cell>
          <table:table-cell table:style-name="ce18" table:formula="of:=VLOOKUP([.$A6];[$regras_otimos.$A$2:$regras_otimos.$H$99];6;0)" office:value-type="float" office:value="0" calcext:value-type="float">
            <text:p>0</text:p>
          </table:table-cell>
          <table:table-cell table:formula="of:=VLOOKUP([.$A6];[$regras_reed.$A$2:$regras_reed.$H$99];6;0)" office:value-type="float" office:value="0" calcext:value-type="float">
            <text:p>0</text:p>
          </table:table-cell>
          <table:table-cell table:style-name="ce18" table:formula="of:=VLOOKUP([.$A6];[$otimos_regras.$A$2:$otimos_regras.$H$99];6;0)" office:value-type="float" office:value="0" calcext:value-type="float">
            <text:p>0</text:p>
          </table:table-cell>
          <table:table-cell table:formula="of:=VLOOKUP([.$A6];[$otimos_reed.$A$2:$otimos_reed.$H$99];6;0)" office:value-type="float" office:value="0" calcext:value-type="float">
            <text:p>0</text:p>
          </table:table-cell>
          <table:table-cell table:style-name="ce18" table:formula="of:=VLOOKUP([.$A6];[$reed_regras.$A$2:$reed_regras.$H$99];6;0)" office:value-type="float" office:value="0" calcext:value-type="float">
            <text:p>0</text:p>
          </table:table-cell>
          <table:table-cell table:formula="of:=VLOOKUP([.$A6];[$reed_otimos.$A$2:$reed_otimos.$H$99];6;0)" office:value-type="float" office:value="0" calcext:value-type="float">
            <text:p>0</text:p>
          </table:table-cell>
          <table:table-cell table:style-name="ce20" table:formula="of:=VLOOKUP([.$A6];[$regras_otimos.$A$2:$regras_otimos.$H$99];7;0)" office:value-type="float" office:value="0" calcext:value-type="float">
            <text:p>0</text:p>
          </table:table-cell>
          <table:table-cell table:formula="of:=VLOOKUP([.$A6];[$regras_reed.$A$2:$regras_reed.$H$99];7;0)" office:value-type="float" office:value="0" calcext:value-type="float">
            <text:p>0</text:p>
          </table:table-cell>
          <table:table-cell table:style-name="ce20" table:formula="of:=VLOOKUP([.$A6];[$otimos_regras.$A$2:$otimos_regras.$H$99];7;0)" office:value-type="float" office:value="0" calcext:value-type="float">
            <text:p>0</text:p>
          </table:table-cell>
          <table:table-cell table:formula="of:=VLOOKUP([.$A6];[$otimos_reed.$A$2:$otimos_reed.$H$99];7;0)" office:value-type="float" office:value="0" calcext:value-type="float">
            <text:p>0</text:p>
          </table:table-cell>
          <table:table-cell table:style-name="ce20" table:formula="of:=VLOOKUP([.$A6];[$reed_regras.$A$2:$reed_regras.$H$99];7;0)" office:value-type="float" office:value="0" calcext:value-type="float">
            <text:p>0</text:p>
          </table:table-cell>
          <table:table-cell table:formula="of:=VLOOKUP([.$A6];[$reed_otimos.$A$2:$reed_otimos.$H$99];7;0)" office:value-type="float" office:value="0" calcext:value-type="float">
            <text:p>0</text:p>
          </table:table-cell>
          <table:table-cell table:formula="of:=VLOOKUP([.$A6];[$regras_otimos_reed.$A$2:$regras_otimos_reed.$H$99];6;0)" office:value-type="float" office:value="0" calcext:value-type="float">
            <text:p>0</text:p>
          </table:table-cell>
          <table:table-cell table:formula="of:=VLOOKUP([.$A6];[$regras_reed_otimos.$A$2:$regras_reed_otimos.$H$99];6;0)" office:value-type="float" office:value="0" calcext:value-type="float">
            <text:p>0</text:p>
          </table:table-cell>
          <table:table-cell table:formula="of:=VLOOKUP([.$A6];[$otimos_regras_reed.$A$2:$otimos_regras_reed.$H$99];6;0)" office:value-type="float" office:value="0" calcext:value-type="float">
            <text:p>0</text:p>
          </table:table-cell>
          <table:table-cell table:formula="of:=VLOOKUP([.$A6];[$otimos_reed_regras.$A$2:$otimos_reed_regras.$H$99];6;0)" office:value-type="float" office:value="0" calcext:value-type="float">
            <text:p>0</text:p>
          </table:table-cell>
          <table:table-cell table:formula="of:=VLOOKUP([.$A6];[$reed_regras_otimos.$A$2:$reed_regras_otimos.$H$99];6;0)" office:value-type="float" office:value="0" calcext:value-type="float">
            <text:p>0</text:p>
          </table:table-cell>
          <table:table-cell table:formula="of:=VLOOKUP([.$A6];[$reed_otimos_regras.$A$2:$reed_otimos_regras.$H$99];6;0)" office:value-type="float" office:value="0" calcext:value-type="float">
            <text:p>0</text:p>
          </table:table-cell>
          <table:table-cell table:formula="of:=VLOOKUP([.$A6];[$regras_otimos_reed.$A$2:$regras_otimos_reed.$H$99];7;0)" office:value-type="float" office:value="0" calcext:value-type="float">
            <text:p>0</text:p>
          </table:table-cell>
          <table:table-cell table:formula="of:=VLOOKUP([.$A6];[$regras_reed_otimos.$A$2:$regras_reed_otimos.$H$99];7;0)" office:value-type="float" office:value="0" calcext:value-type="float">
            <text:p>0</text:p>
          </table:table-cell>
          <table:table-cell table:formula="of:=VLOOKUP([.$A6];[$otimos_regras_reed.$A$2:$otimos_regras_reed.$H$99];7;0)" office:value-type="float" office:value="0" calcext:value-type="float">
            <text:p>0</text:p>
          </table:table-cell>
          <table:table-cell table:formula="of:=VLOOKUP([.$A6];[$otimos_reed_regras.$A$2:$otimos_reed_regras.$H$99];7;0)" office:value-type="float" office:value="0" calcext:value-type="float">
            <text:p>0</text:p>
          </table:table-cell>
          <table:table-cell table:formula="of:=VLOOKUP([.$A6];[$reed_regras_otimos.$A$2:$reed_regras_otimos.$H$99];7;0)" office:value-type="float" office:value="0" calcext:value-type="float">
            <text:p>0</text:p>
          </table:table-cell>
          <table:table-cell table:formula="of:=VLOOKUP([.$A6];[$reed_otimos_regras.$A$2:$reed_otimos_regras.$H$99];7;0)" office:value-type="float" office:value="0" calcext:value-type="float">
            <text:p>0</text:p>
          </table:table-cell>
          <table:table-cell table:style-name="ce24" table:formula="of:=SUBSTITUTE(INDEX([.$D$1:.$F$1];MATCH(MAX([.D6:.F6]);[.D6:.F6];0));&quot;Δ GC &quot;;&quot;&quot;)" office:value-type="string" office:string-value="Regras" calcext:value-type="string">
            <text:p>Regras</text:p>
          </table:table-cell>
          <table:table-cell table:style-name="ce24" table:formula="of:=SUBSTITUTE(INDEX([.$G$1:.$I$1];MATCH(MAX([.G6:.I6]);[.G6:.I6];0));&quot;Δ QC &quot;;&quot;&quot;)" office:value-type="string" office:string-value="Regras" calcext:value-type="string">
            <text:p>Regras</text:p>
          </table:table-cell>
          <table:table-cell table:style-name="ce24" table:formula="of:=SUBSTITUTE(INDEX([.$J$1:.$O$1];MATCH(MAX([.J6:.O6]);[.J6:.O6];0));&quot;Δ G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P$1:.$U$1];MATCH(MAX([.P6:.U6]);[.P6:.U6];0));&quot;Δ Q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V$1:.$AA$1];MATCH(MAX([.V6:.AA6]);[.V6:.AA6];0));&quot;Δ GC &quot;;&quot;&quot;)" office:value-type="string" office:string-value="Regras+Otimos+Reed" calcext:value-type="string">
            <text:p>Regras+Otimos+Reed</text:p>
          </table:table-cell>
          <table:table-cell table:style-name="ce24" table:formula="of:=SUBSTITUTE(INDEX([.$AB$1:.$AG$1];MATCH(MAX([.AB6:.AG6]);[.AB6:.AG6];0));&quot;Δ QC &quot;;&quot;&quot;)" office:value-type="string" office:string-value="Regras+Otimos+Reed" calcext:value-type="string">
            <text:p>Regras+Otimos+Reed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style-name="ce12" table:formula="of:=VLOOKUP([.$A7];[$otimos.$A$2:$otimos.$H$99];2;0)" office:value-type="float" office:value="5" calcext:value-type="float">
            <text:p>5</text:p>
          </table:table-cell>
          <table:table-cell table:style-name="ce12" table:formula="of:=VLOOKUP([.$A7];[$otimos.$A$2:$otimos.$H$99];3;0)" office:value-type="float" office:value="5" calcext:value-type="float">
            <text:p>5</text:p>
          </table:table-cell>
          <table:table-cell table:style-name="ce14" table:formula="of:=VLOOKUP([.$A7];[$regras.$A$2:$regras.$H$99];6;0)" office:value-type="float" office:value="0" calcext:value-type="float">
            <text:p>0</text:p>
          </table:table-cell>
          <table:table-cell table:style-name="ce14" table:formula="of:=VLOOKUP([.$A7];[$otimos.$A$2:$otimos.$H$99];6;0)" office:value-type="float" office:value="0" calcext:value-type="float">
            <text:p>0</text:p>
          </table:table-cell>
          <table:table-cell table:style-name="ce14" table:formula="of:=VLOOKUP([.$A7];[$reed.$A$2:$reed.$H$99];6;0)" office:value-type="float" office:value="0" calcext:value-type="float">
            <text:p>0</text:p>
          </table:table-cell>
          <table:table-cell table:style-name="ce16" table:formula="of:=VLOOKUP([.$A7];[$regras.$A$2:$regras.$H$99];7;0)" office:value-type="float" office:value="0" calcext:value-type="float">
            <text:p>0</text:p>
          </table:table-cell>
          <table:table-cell table:style-name="ce16" table:formula="of:=VLOOKUP([.$A7];[$otimos.$A$2:$otimos.$H$99];7;0)" office:value-type="float" office:value="0" calcext:value-type="float">
            <text:p>0</text:p>
          </table:table-cell>
          <table:table-cell table:style-name="ce16" table:formula="of:=VLOOKUP([.$A7];[$reed.$A$2:$reed.$H$99];7;0)" office:value-type="float" office:value="0" calcext:value-type="float">
            <text:p>0</text:p>
          </table:table-cell>
          <table:table-cell table:style-name="ce18" table:formula="of:=VLOOKUP([.$A7];[$regras_otimos.$A$2:$regras_otimos.$H$99];6;0)" office:value-type="float" office:value="0" calcext:value-type="float">
            <text:p>0</text:p>
          </table:table-cell>
          <table:table-cell table:formula="of:=VLOOKUP([.$A7];[$regras_reed.$A$2:$regras_reed.$H$99];6;0)" office:value-type="float" office:value="0" calcext:value-type="float">
            <text:p>0</text:p>
          </table:table-cell>
          <table:table-cell table:style-name="ce18" table:formula="of:=VLOOKUP([.$A7];[$otimos_regras.$A$2:$otimos_regras.$H$99];6;0)" office:value-type="float" office:value="0" calcext:value-type="float">
            <text:p>0</text:p>
          </table:table-cell>
          <table:table-cell table:formula="of:=VLOOKUP([.$A7];[$otimos_reed.$A$2:$otimos_reed.$H$99];6;0)" office:value-type="float" office:value="0" calcext:value-type="float">
            <text:p>0</text:p>
          </table:table-cell>
          <table:table-cell table:style-name="ce18" table:formula="of:=VLOOKUP([.$A7];[$reed_regras.$A$2:$reed_regras.$H$99];6;0)" office:value-type="float" office:value="0" calcext:value-type="float">
            <text:p>0</text:p>
          </table:table-cell>
          <table:table-cell table:formula="of:=VLOOKUP([.$A7];[$reed_otimos.$A$2:$reed_otimos.$H$99];6;0)" office:value-type="float" office:value="0" calcext:value-type="float">
            <text:p>0</text:p>
          </table:table-cell>
          <table:table-cell table:style-name="ce20" table:formula="of:=VLOOKUP([.$A7];[$regras_otimos.$A$2:$regras_otimos.$H$99];7;0)" office:value-type="float" office:value="0" calcext:value-type="float">
            <text:p>0</text:p>
          </table:table-cell>
          <table:table-cell table:formula="of:=VLOOKUP([.$A7];[$regras_reed.$A$2:$regras_reed.$H$99];7;0)" office:value-type="float" office:value="0" calcext:value-type="float">
            <text:p>0</text:p>
          </table:table-cell>
          <table:table-cell table:style-name="ce20" table:formula="of:=VLOOKUP([.$A7];[$otimos_regras.$A$2:$otimos_regras.$H$99];7;0)" office:value-type="float" office:value="0" calcext:value-type="float">
            <text:p>0</text:p>
          </table:table-cell>
          <table:table-cell table:formula="of:=VLOOKUP([.$A7];[$otimos_reed.$A$2:$otimos_reed.$H$99];7;0)" office:value-type="float" office:value="0" calcext:value-type="float">
            <text:p>0</text:p>
          </table:table-cell>
          <table:table-cell table:style-name="ce20" table:formula="of:=VLOOKUP([.$A7];[$reed_regras.$A$2:$reed_regras.$H$99];7;0)" office:value-type="float" office:value="0" calcext:value-type="float">
            <text:p>0</text:p>
          </table:table-cell>
          <table:table-cell table:formula="of:=VLOOKUP([.$A7];[$reed_otimos.$A$2:$reed_otimos.$H$99];7;0)" office:value-type="float" office:value="0" calcext:value-type="float">
            <text:p>0</text:p>
          </table:table-cell>
          <table:table-cell table:formula="of:=VLOOKUP([.$A7];[$regras_otimos_reed.$A$2:$regras_otimos_reed.$H$99];6;0)" office:value-type="float" office:value="0" calcext:value-type="float">
            <text:p>0</text:p>
          </table:table-cell>
          <table:table-cell table:formula="of:=VLOOKUP([.$A7];[$regras_reed_otimos.$A$2:$regras_reed_otimos.$H$99];6;0)" office:value-type="float" office:value="0" calcext:value-type="float">
            <text:p>0</text:p>
          </table:table-cell>
          <table:table-cell table:formula="of:=VLOOKUP([.$A7];[$otimos_regras_reed.$A$2:$otimos_regras_reed.$H$99];6;0)" office:value-type="float" office:value="0" calcext:value-type="float">
            <text:p>0</text:p>
          </table:table-cell>
          <table:table-cell table:formula="of:=VLOOKUP([.$A7];[$otimos_reed_regras.$A$2:$otimos_reed_regras.$H$99];6;0)" office:value-type="float" office:value="0" calcext:value-type="float">
            <text:p>0</text:p>
          </table:table-cell>
          <table:table-cell table:formula="of:=VLOOKUP([.$A7];[$reed_regras_otimos.$A$2:$reed_regras_otimos.$H$99];6;0)" office:value-type="float" office:value="0" calcext:value-type="float">
            <text:p>0</text:p>
          </table:table-cell>
          <table:table-cell table:formula="of:=VLOOKUP([.$A7];[$reed_otimos_regras.$A$2:$reed_otimos_regras.$H$99];6;0)" office:value-type="float" office:value="0" calcext:value-type="float">
            <text:p>0</text:p>
          </table:table-cell>
          <table:table-cell table:formula="of:=VLOOKUP([.$A7];[$regras_otimos_reed.$A$2:$regras_otimos_reed.$H$99];7;0)" office:value-type="float" office:value="0" calcext:value-type="float">
            <text:p>0</text:p>
          </table:table-cell>
          <table:table-cell table:formula="of:=VLOOKUP([.$A7];[$regras_reed_otimos.$A$2:$regras_reed_otimos.$H$99];7;0)" office:value-type="float" office:value="0" calcext:value-type="float">
            <text:p>0</text:p>
          </table:table-cell>
          <table:table-cell table:formula="of:=VLOOKUP([.$A7];[$otimos_regras_reed.$A$2:$otimos_regras_reed.$H$99];7;0)" office:value-type="float" office:value="0" calcext:value-type="float">
            <text:p>0</text:p>
          </table:table-cell>
          <table:table-cell table:formula="of:=VLOOKUP([.$A7];[$otimos_reed_regras.$A$2:$otimos_reed_regras.$H$99];7;0)" office:value-type="float" office:value="0" calcext:value-type="float">
            <text:p>0</text:p>
          </table:table-cell>
          <table:table-cell table:formula="of:=VLOOKUP([.$A7];[$reed_regras_otimos.$A$2:$reed_regras_otimos.$H$99];7;0)" office:value-type="float" office:value="0" calcext:value-type="float">
            <text:p>0</text:p>
          </table:table-cell>
          <table:table-cell table:formula="of:=VLOOKUP([.$A7];[$reed_otimos_regras.$A$2:$reed_otimos_regras.$H$99];7;0)" office:value-type="float" office:value="0" calcext:value-type="float">
            <text:p>0</text:p>
          </table:table-cell>
          <table:table-cell table:style-name="ce24" table:formula="of:=SUBSTITUTE(INDEX([.$D$1:.$F$1];MATCH(MAX([.D7:.F7]);[.D7:.F7];0));&quot;Δ GC &quot;;&quot;&quot;)" office:value-type="string" office:string-value="Regras" calcext:value-type="string">
            <text:p>Regras</text:p>
          </table:table-cell>
          <table:table-cell table:style-name="ce24" table:formula="of:=SUBSTITUTE(INDEX([.$G$1:.$I$1];MATCH(MAX([.G7:.I7]);[.G7:.I7];0));&quot;Δ QC &quot;;&quot;&quot;)" office:value-type="string" office:string-value="Regras" calcext:value-type="string">
            <text:p>Regras</text:p>
          </table:table-cell>
          <table:table-cell table:style-name="ce24" table:formula="of:=SUBSTITUTE(INDEX([.$J$1:.$O$1];MATCH(MAX([.J7:.O7]);[.J7:.O7];0));&quot;Δ G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P$1:.$U$1];MATCH(MAX([.P7:.U7]);[.P7:.U7];0));&quot;Δ Q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V$1:.$AA$1];MATCH(MAX([.V7:.AA7]);[.V7:.AA7];0));&quot;Δ GC &quot;;&quot;&quot;)" office:value-type="string" office:string-value="Regras+Otimos+Reed" calcext:value-type="string">
            <text:p>Regras+Otimos+Reed</text:p>
          </table:table-cell>
          <table:table-cell table:style-name="ce24" table:formula="of:=SUBSTITUTE(INDEX([.$AB$1:.$AG$1];MATCH(MAX([.AB7:.AG7]);[.AB7:.AG7];0));&quot;Δ QC &quot;;&quot;&quot;)" office:value-type="string" office:string-value="Regras+Otimos+Reed" calcext:value-type="string">
            <text:p>Regras+Otimos+Reed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style-name="ce12" table:formula="of:=VLOOKUP([.$A8];[$otimos.$A$2:$otimos.$H$99];2;0)" office:value-type="float" office:value="5" calcext:value-type="float">
            <text:p>5</text:p>
          </table:table-cell>
          <table:table-cell table:style-name="ce12" table:formula="of:=VLOOKUP([.$A8];[$otimos.$A$2:$otimos.$H$99];3;0)" office:value-type="float" office:value="5" calcext:value-type="float">
            <text:p>5</text:p>
          </table:table-cell>
          <table:table-cell table:style-name="ce14" table:formula="of:=VLOOKUP([.$A8];[$regras.$A$2:$regras.$H$99];6;0)" office:value-type="float" office:value="0" calcext:value-type="float">
            <text:p>0</text:p>
          </table:table-cell>
          <table:table-cell table:style-name="ce14" table:formula="of:=VLOOKUP([.$A8];[$otimos.$A$2:$otimos.$H$99];6;0)" office:value-type="float" office:value="0" calcext:value-type="float">
            <text:p>0</text:p>
          </table:table-cell>
          <table:table-cell table:style-name="ce14" table:formula="of:=VLOOKUP([.$A8];[$reed.$A$2:$reed.$H$99];6;0)" office:value-type="float" office:value="0" calcext:value-type="float">
            <text:p>0</text:p>
          </table:table-cell>
          <table:table-cell table:style-name="ce16" table:formula="of:=VLOOKUP([.$A8];[$regras.$A$2:$regras.$H$99];7;0)" office:value-type="float" office:value="0" calcext:value-type="float">
            <text:p>0</text:p>
          </table:table-cell>
          <table:table-cell table:style-name="ce16" table:formula="of:=VLOOKUP([.$A8];[$otimos.$A$2:$otimos.$H$99];7;0)" office:value-type="float" office:value="0" calcext:value-type="float">
            <text:p>0</text:p>
          </table:table-cell>
          <table:table-cell table:style-name="ce16" table:formula="of:=VLOOKUP([.$A8];[$reed.$A$2:$reed.$H$99];7;0)" office:value-type="float" office:value="0" calcext:value-type="float">
            <text:p>0</text:p>
          </table:table-cell>
          <table:table-cell table:style-name="ce18" table:formula="of:=VLOOKUP([.$A8];[$regras_otimos.$A$2:$regras_otimos.$H$99];6;0)" office:value-type="float" office:value="0" calcext:value-type="float">
            <text:p>0</text:p>
          </table:table-cell>
          <table:table-cell table:formula="of:=VLOOKUP([.$A8];[$regras_reed.$A$2:$regras_reed.$H$99];6;0)" office:value-type="float" office:value="0" calcext:value-type="float">
            <text:p>0</text:p>
          </table:table-cell>
          <table:table-cell table:style-name="ce18" table:formula="of:=VLOOKUP([.$A8];[$otimos_regras.$A$2:$otimos_regras.$H$99];6;0)" office:value-type="float" office:value="0" calcext:value-type="float">
            <text:p>0</text:p>
          </table:table-cell>
          <table:table-cell table:formula="of:=VLOOKUP([.$A8];[$otimos_reed.$A$2:$otimos_reed.$H$99];6;0)" office:value-type="float" office:value="0" calcext:value-type="float">
            <text:p>0</text:p>
          </table:table-cell>
          <table:table-cell table:style-name="ce18" table:formula="of:=VLOOKUP([.$A8];[$reed_regras.$A$2:$reed_regras.$H$99];6;0)" office:value-type="float" office:value="0" calcext:value-type="float">
            <text:p>0</text:p>
          </table:table-cell>
          <table:table-cell table:formula="of:=VLOOKUP([.$A8];[$reed_otimos.$A$2:$reed_otimos.$H$99];6;0)" office:value-type="float" office:value="0" calcext:value-type="float">
            <text:p>0</text:p>
          </table:table-cell>
          <table:table-cell table:style-name="ce20" table:formula="of:=VLOOKUP([.$A8];[$regras_otimos.$A$2:$regras_otimos.$H$99];7;0)" office:value-type="float" office:value="0" calcext:value-type="float">
            <text:p>0</text:p>
          </table:table-cell>
          <table:table-cell table:formula="of:=VLOOKUP([.$A8];[$regras_reed.$A$2:$regras_reed.$H$99];7;0)" office:value-type="float" office:value="0" calcext:value-type="float">
            <text:p>0</text:p>
          </table:table-cell>
          <table:table-cell table:style-name="ce20" table:formula="of:=VLOOKUP([.$A8];[$otimos_regras.$A$2:$otimos_regras.$H$99];7;0)" office:value-type="float" office:value="0" calcext:value-type="float">
            <text:p>0</text:p>
          </table:table-cell>
          <table:table-cell table:formula="of:=VLOOKUP([.$A8];[$otimos_reed.$A$2:$otimos_reed.$H$99];7;0)" office:value-type="float" office:value="0" calcext:value-type="float">
            <text:p>0</text:p>
          </table:table-cell>
          <table:table-cell table:style-name="ce20" table:formula="of:=VLOOKUP([.$A8];[$reed_regras.$A$2:$reed_regras.$H$99];7;0)" office:value-type="float" office:value="0" calcext:value-type="float">
            <text:p>0</text:p>
          </table:table-cell>
          <table:table-cell table:formula="of:=VLOOKUP([.$A8];[$reed_otimos.$A$2:$reed_otimos.$H$99];7;0)" office:value-type="float" office:value="0" calcext:value-type="float">
            <text:p>0</text:p>
          </table:table-cell>
          <table:table-cell table:formula="of:=VLOOKUP([.$A8];[$regras_otimos_reed.$A$2:$regras_otimos_reed.$H$99];6;0)" office:value-type="float" office:value="0" calcext:value-type="float">
            <text:p>0</text:p>
          </table:table-cell>
          <table:table-cell table:formula="of:=VLOOKUP([.$A8];[$regras_reed_otimos.$A$2:$regras_reed_otimos.$H$99];6;0)" office:value-type="float" office:value="0" calcext:value-type="float">
            <text:p>0</text:p>
          </table:table-cell>
          <table:table-cell table:formula="of:=VLOOKUP([.$A8];[$otimos_regras_reed.$A$2:$otimos_regras_reed.$H$99];6;0)" office:value-type="float" office:value="0" calcext:value-type="float">
            <text:p>0</text:p>
          </table:table-cell>
          <table:table-cell table:formula="of:=VLOOKUP([.$A8];[$otimos_reed_regras.$A$2:$otimos_reed_regras.$H$99];6;0)" office:value-type="float" office:value="0" calcext:value-type="float">
            <text:p>0</text:p>
          </table:table-cell>
          <table:table-cell table:formula="of:=VLOOKUP([.$A8];[$reed_regras_otimos.$A$2:$reed_regras_otimos.$H$99];6;0)" office:value-type="float" office:value="0" calcext:value-type="float">
            <text:p>0</text:p>
          </table:table-cell>
          <table:table-cell table:formula="of:=VLOOKUP([.$A8];[$reed_otimos_regras.$A$2:$reed_otimos_regras.$H$99];6;0)" office:value-type="float" office:value="0" calcext:value-type="float">
            <text:p>0</text:p>
          </table:table-cell>
          <table:table-cell table:formula="of:=VLOOKUP([.$A8];[$regras_otimos_reed.$A$2:$regras_otimos_reed.$H$99];7;0)" office:value-type="float" office:value="0" calcext:value-type="float">
            <text:p>0</text:p>
          </table:table-cell>
          <table:table-cell table:formula="of:=VLOOKUP([.$A8];[$regras_reed_otimos.$A$2:$regras_reed_otimos.$H$99];7;0)" office:value-type="float" office:value="0" calcext:value-type="float">
            <text:p>0</text:p>
          </table:table-cell>
          <table:table-cell table:formula="of:=VLOOKUP([.$A8];[$otimos_regras_reed.$A$2:$otimos_regras_reed.$H$99];7;0)" office:value-type="float" office:value="0" calcext:value-type="float">
            <text:p>0</text:p>
          </table:table-cell>
          <table:table-cell table:formula="of:=VLOOKUP([.$A8];[$otimos_reed_regras.$A$2:$otimos_reed_regras.$H$99];7;0)" office:value-type="float" office:value="0" calcext:value-type="float">
            <text:p>0</text:p>
          </table:table-cell>
          <table:table-cell table:formula="of:=VLOOKUP([.$A8];[$reed_regras_otimos.$A$2:$reed_regras_otimos.$H$99];7;0)" office:value-type="float" office:value="0" calcext:value-type="float">
            <text:p>0</text:p>
          </table:table-cell>
          <table:table-cell table:formula="of:=VLOOKUP([.$A8];[$reed_otimos_regras.$A$2:$reed_otimos_regras.$H$99];7;0)" office:value-type="float" office:value="0" calcext:value-type="float">
            <text:p>0</text:p>
          </table:table-cell>
          <table:table-cell table:style-name="ce24" table:formula="of:=SUBSTITUTE(INDEX([.$D$1:.$F$1];MATCH(MAX([.D8:.F8]);[.D8:.F8];0));&quot;Δ GC &quot;;&quot;&quot;)" office:value-type="string" office:string-value="Regras" calcext:value-type="string">
            <text:p>Regras</text:p>
          </table:table-cell>
          <table:table-cell table:style-name="ce24" table:formula="of:=SUBSTITUTE(INDEX([.$G$1:.$I$1];MATCH(MAX([.G8:.I8]);[.G8:.I8];0));&quot;Δ QC &quot;;&quot;&quot;)" office:value-type="string" office:string-value="Regras" calcext:value-type="string">
            <text:p>Regras</text:p>
          </table:table-cell>
          <table:table-cell table:style-name="ce24" table:formula="of:=SUBSTITUTE(INDEX([.$J$1:.$O$1];MATCH(MAX([.J8:.O8]);[.J8:.O8];0));&quot;Δ G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P$1:.$U$1];MATCH(MAX([.P8:.U8]);[.P8:.U8];0));&quot;Δ Q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V$1:.$AA$1];MATCH(MAX([.V8:.AA8]);[.V8:.AA8];0));&quot;Δ GC &quot;;&quot;&quot;)" office:value-type="string" office:string-value="Regras+Otimos+Reed" calcext:value-type="string">
            <text:p>Regras+Otimos+Reed</text:p>
          </table:table-cell>
          <table:table-cell table:style-name="ce24" table:formula="of:=SUBSTITUTE(INDEX([.$AB$1:.$AG$1];MATCH(MAX([.AB8:.AG8]);[.AB8:.AG8];0));&quot;Δ QC &quot;;&quot;&quot;)" office:value-type="string" office:string-value="Regras+Otimos+Reed" calcext:value-type="string">
            <text:p>Regras+Otimos+Reed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style-name="ce12" table:formula="of:=VLOOKUP([.$A9];[$otimos.$A$2:$otimos.$H$99];2;0)" office:value-type="float" office:value="5" calcext:value-type="float">
            <text:p>5</text:p>
          </table:table-cell>
          <table:table-cell table:style-name="ce12" table:formula="of:=VLOOKUP([.$A9];[$otimos.$A$2:$otimos.$H$99];3;0)" office:value-type="float" office:value="5" calcext:value-type="float">
            <text:p>5</text:p>
          </table:table-cell>
          <table:table-cell table:style-name="ce14" table:formula="of:=VLOOKUP([.$A9];[$regras.$A$2:$regras.$H$99];6;0)" office:value-type="float" office:value="0" calcext:value-type="float">
            <text:p>0</text:p>
          </table:table-cell>
          <table:table-cell table:style-name="ce14" table:formula="of:=VLOOKUP([.$A9];[$otimos.$A$2:$otimos.$H$99];6;0)" office:value-type="float" office:value="0" calcext:value-type="float">
            <text:p>0</text:p>
          </table:table-cell>
          <table:table-cell table:style-name="ce14" table:formula="of:=VLOOKUP([.$A9];[$reed.$A$2:$reed.$H$99];6;0)" office:value-type="float" office:value="0" calcext:value-type="float">
            <text:p>0</text:p>
          </table:table-cell>
          <table:table-cell table:style-name="ce16" table:formula="of:=VLOOKUP([.$A9];[$regras.$A$2:$regras.$H$99];7;0)" office:value-type="float" office:value="0" calcext:value-type="float">
            <text:p>0</text:p>
          </table:table-cell>
          <table:table-cell table:style-name="ce16" table:formula="of:=VLOOKUP([.$A9];[$otimos.$A$2:$otimos.$H$99];7;0)" office:value-type="float" office:value="0" calcext:value-type="float">
            <text:p>0</text:p>
          </table:table-cell>
          <table:table-cell table:style-name="ce16" table:formula="of:=VLOOKUP([.$A9];[$reed.$A$2:$reed.$H$99];7;0)" office:value-type="float" office:value="0" calcext:value-type="float">
            <text:p>0</text:p>
          </table:table-cell>
          <table:table-cell table:style-name="ce18" table:formula="of:=VLOOKUP([.$A9];[$regras_otimos.$A$2:$regras_otimos.$H$99];6;0)" office:value-type="float" office:value="0" calcext:value-type="float">
            <text:p>0</text:p>
          </table:table-cell>
          <table:table-cell table:formula="of:=VLOOKUP([.$A9];[$regras_reed.$A$2:$regras_reed.$H$99];6;0)" office:value-type="float" office:value="0" calcext:value-type="float">
            <text:p>0</text:p>
          </table:table-cell>
          <table:table-cell table:style-name="ce18" table:formula="of:=VLOOKUP([.$A9];[$otimos_regras.$A$2:$otimos_regras.$H$99];6;0)" office:value-type="float" office:value="0" calcext:value-type="float">
            <text:p>0</text:p>
          </table:table-cell>
          <table:table-cell table:formula="of:=VLOOKUP([.$A9];[$otimos_reed.$A$2:$otimos_reed.$H$99];6;0)" office:value-type="float" office:value="0" calcext:value-type="float">
            <text:p>0</text:p>
          </table:table-cell>
          <table:table-cell table:style-name="ce18" table:formula="of:=VLOOKUP([.$A9];[$reed_regras.$A$2:$reed_regras.$H$99];6;0)" office:value-type="float" office:value="0" calcext:value-type="float">
            <text:p>0</text:p>
          </table:table-cell>
          <table:table-cell table:formula="of:=VLOOKUP([.$A9];[$reed_otimos.$A$2:$reed_otimos.$H$99];6;0)" office:value-type="float" office:value="0" calcext:value-type="float">
            <text:p>0</text:p>
          </table:table-cell>
          <table:table-cell table:style-name="ce20" table:formula="of:=VLOOKUP([.$A9];[$regras_otimos.$A$2:$regras_otimos.$H$99];7;0)" office:value-type="float" office:value="0" calcext:value-type="float">
            <text:p>0</text:p>
          </table:table-cell>
          <table:table-cell table:formula="of:=VLOOKUP([.$A9];[$regras_reed.$A$2:$regras_reed.$H$99];7;0)" office:value-type="float" office:value="0" calcext:value-type="float">
            <text:p>0</text:p>
          </table:table-cell>
          <table:table-cell table:style-name="ce20" table:formula="of:=VLOOKUP([.$A9];[$otimos_regras.$A$2:$otimos_regras.$H$99];7;0)" office:value-type="float" office:value="0" calcext:value-type="float">
            <text:p>0</text:p>
          </table:table-cell>
          <table:table-cell table:formula="of:=VLOOKUP([.$A9];[$otimos_reed.$A$2:$otimos_reed.$H$99];7;0)" office:value-type="float" office:value="0" calcext:value-type="float">
            <text:p>0</text:p>
          </table:table-cell>
          <table:table-cell table:style-name="ce20" table:formula="of:=VLOOKUP([.$A9];[$reed_regras.$A$2:$reed_regras.$H$99];7;0)" office:value-type="float" office:value="0" calcext:value-type="float">
            <text:p>0</text:p>
          </table:table-cell>
          <table:table-cell table:formula="of:=VLOOKUP([.$A9];[$reed_otimos.$A$2:$reed_otimos.$H$99];7;0)" office:value-type="float" office:value="0" calcext:value-type="float">
            <text:p>0</text:p>
          </table:table-cell>
          <table:table-cell table:formula="of:=VLOOKUP([.$A9];[$regras_otimos_reed.$A$2:$regras_otimos_reed.$H$99];6;0)" office:value-type="float" office:value="0" calcext:value-type="float">
            <text:p>0</text:p>
          </table:table-cell>
          <table:table-cell table:formula="of:=VLOOKUP([.$A9];[$regras_reed_otimos.$A$2:$regras_reed_otimos.$H$99];6;0)" office:value-type="float" office:value="0" calcext:value-type="float">
            <text:p>0</text:p>
          </table:table-cell>
          <table:table-cell table:formula="of:=VLOOKUP([.$A9];[$otimos_regras_reed.$A$2:$otimos_regras_reed.$H$99];6;0)" office:value-type="float" office:value="0" calcext:value-type="float">
            <text:p>0</text:p>
          </table:table-cell>
          <table:table-cell table:formula="of:=VLOOKUP([.$A9];[$otimos_reed_regras.$A$2:$otimos_reed_regras.$H$99];6;0)" office:value-type="float" office:value="0" calcext:value-type="float">
            <text:p>0</text:p>
          </table:table-cell>
          <table:table-cell table:formula="of:=VLOOKUP([.$A9];[$reed_regras_otimos.$A$2:$reed_regras_otimos.$H$99];6;0)" office:value-type="float" office:value="0" calcext:value-type="float">
            <text:p>0</text:p>
          </table:table-cell>
          <table:table-cell table:formula="of:=VLOOKUP([.$A9];[$reed_otimos_regras.$A$2:$reed_otimos_regras.$H$99];6;0)" office:value-type="float" office:value="0" calcext:value-type="float">
            <text:p>0</text:p>
          </table:table-cell>
          <table:table-cell table:formula="of:=VLOOKUP([.$A9];[$regras_otimos_reed.$A$2:$regras_otimos_reed.$H$99];7;0)" office:value-type="float" office:value="0" calcext:value-type="float">
            <text:p>0</text:p>
          </table:table-cell>
          <table:table-cell table:formula="of:=VLOOKUP([.$A9];[$regras_reed_otimos.$A$2:$regras_reed_otimos.$H$99];7;0)" office:value-type="float" office:value="0" calcext:value-type="float">
            <text:p>0</text:p>
          </table:table-cell>
          <table:table-cell table:formula="of:=VLOOKUP([.$A9];[$otimos_regras_reed.$A$2:$otimos_regras_reed.$H$99];7;0)" office:value-type="float" office:value="0" calcext:value-type="float">
            <text:p>0</text:p>
          </table:table-cell>
          <table:table-cell table:formula="of:=VLOOKUP([.$A9];[$otimos_reed_regras.$A$2:$otimos_reed_regras.$H$99];7;0)" office:value-type="float" office:value="0" calcext:value-type="float">
            <text:p>0</text:p>
          </table:table-cell>
          <table:table-cell table:formula="of:=VLOOKUP([.$A9];[$reed_regras_otimos.$A$2:$reed_regras_otimos.$H$99];7;0)" office:value-type="float" office:value="0" calcext:value-type="float">
            <text:p>0</text:p>
          </table:table-cell>
          <table:table-cell table:formula="of:=VLOOKUP([.$A9];[$reed_otimos_regras.$A$2:$reed_otimos_regras.$H$99];7;0)" office:value-type="float" office:value="0" calcext:value-type="float">
            <text:p>0</text:p>
          </table:table-cell>
          <table:table-cell table:style-name="ce24" table:formula="of:=SUBSTITUTE(INDEX([.$D$1:.$F$1];MATCH(MAX([.D9:.F9]);[.D9:.F9];0));&quot;Δ GC &quot;;&quot;&quot;)" office:value-type="string" office:string-value="Regras" calcext:value-type="string">
            <text:p>Regras</text:p>
          </table:table-cell>
          <table:table-cell table:style-name="ce24" table:formula="of:=SUBSTITUTE(INDEX([.$G$1:.$I$1];MATCH(MAX([.G9:.I9]);[.G9:.I9];0));&quot;Δ QC &quot;;&quot;&quot;)" office:value-type="string" office:string-value="Regras" calcext:value-type="string">
            <text:p>Regras</text:p>
          </table:table-cell>
          <table:table-cell table:style-name="ce24" table:formula="of:=SUBSTITUTE(INDEX([.$J$1:.$O$1];MATCH(MAX([.J9:.O9]);[.J9:.O9];0));&quot;Δ G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P$1:.$U$1];MATCH(MAX([.P9:.U9]);[.P9:.U9];0));&quot;Δ Q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V$1:.$AA$1];MATCH(MAX([.V9:.AA9]);[.V9:.AA9];0));&quot;Δ GC &quot;;&quot;&quot;)" office:value-type="string" office:string-value="Regras+Otimos+Reed" calcext:value-type="string">
            <text:p>Regras+Otimos+Reed</text:p>
          </table:table-cell>
          <table:table-cell table:style-name="ce24" table:formula="of:=SUBSTITUTE(INDEX([.$AB$1:.$AG$1];MATCH(MAX([.AB9:.AG9]);[.AB9:.AG9];0));&quot;Δ QC &quot;;&quot;&quot;)" office:value-type="string" office:string-value="Regras+Otimos+Reed" calcext:value-type="string">
            <text:p>Regras+Otimos+Reed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1-ham3_complete_47(28).tfc</text:p>
          </table:table-cell>
          <table:table-cell table:style-name="ce12" table:formula="of:=VLOOKUP([.$A10];[$otimos.$A$2:$otimos.$H$99];2;0)" office:value-type="float" office:value="7" calcext:value-type="float">
            <text:p>7</text:p>
          </table:table-cell>
          <table:table-cell table:style-name="ce12" table:formula="of:=VLOOKUP([.$A10];[$otimos.$A$2:$otimos.$H$99];3;0)" office:value-type="float" office:value="35" calcext:value-type="float">
            <text:p>35</text:p>
          </table:table-cell>
          <table:table-cell table:style-name="ce14" table:formula="of:=VLOOKUP([.$A10];[$regras.$A$2:$regras.$H$99];6;0)" office:value-type="float" office:value="0" calcext:value-type="float">
            <text:p>0</text:p>
          </table:table-cell>
          <table:table-cell table:style-name="ce14" table:formula="of:=VLOOKUP([.$A10];[$otimos.$A$2:$otimos.$H$99];6;0)" office:value-type="float" office:value="2" calcext:value-type="float">
            <text:p>2</text:p>
          </table:table-cell>
          <table:table-cell table:style-name="ce14" table:formula="of:=VLOOKUP([.$A10];[$reed.$A$2:$reed.$H$99];6;0)" office:value-type="float" office:value="1" calcext:value-type="float">
            <text:p>1</text:p>
          </table:table-cell>
          <table:table-cell table:style-name="ce16" table:formula="of:=VLOOKUP([.$A10];[$regras.$A$2:$regras.$H$99];7;0)" office:value-type="float" office:value="0" calcext:value-type="float">
            <text:p>0</text:p>
          </table:table-cell>
          <table:table-cell table:style-name="ce16" table:formula="of:=VLOOKUP([.$A10];[$otimos.$A$2:$otimos.$H$99];7;0)" office:value-type="float" office:value="20" calcext:value-type="float">
            <text:p>20</text:p>
          </table:table-cell>
          <table:table-cell table:style-name="ce16" table:formula="of:=VLOOKUP([.$A10];[$reed.$A$2:$reed.$H$99];7;0)" office:value-type="float" office:value="9" calcext:value-type="float">
            <text:p>9</text:p>
          </table:table-cell>
          <table:table-cell table:style-name="ce18" table:formula="of:=VLOOKUP([.$A10];[$regras_otimos.$A$2:$regras_otimos.$H$99];6;0)" office:value-type="float" office:value="2" calcext:value-type="float">
            <text:p>2</text:p>
          </table:table-cell>
          <table:table-cell table:formula="of:=VLOOKUP([.$A10];[$regras_reed.$A$2:$regras_reed.$H$99];6;0)" office:value-type="float" office:value="1" calcext:value-type="float">
            <text:p>1</text:p>
          </table:table-cell>
          <table:table-cell table:style-name="ce18" table:formula="of:=VLOOKUP([.$A10];[$otimos_regras.$A$2:$otimos_regras.$H$99];6;0)" office:value-type="float" office:value="0" calcext:value-type="float">
            <text:p>0</text:p>
          </table:table-cell>
          <table:table-cell table:formula="of:=VLOOKUP([.$A10];[$otimos_reed.$A$2:$otimos_reed.$H$99];6;0)" office:value-type="float" office:value="0" calcext:value-type="float">
            <text:p>0</text:p>
          </table:table-cell>
          <table:table-cell table:style-name="ce18" table:formula="of:=VLOOKUP([.$A10];[$reed_regras.$A$2:$reed_regras.$H$99];6;0)" office:value-type="float" office:value="0" calcext:value-type="float">
            <text:p>0</text:p>
          </table:table-cell>
          <table:table-cell table:formula="of:=VLOOKUP([.$A10];[$reed_otimos.$A$2:$reed_otimos.$H$99];6;0)" office:value-type="float" office:value="1" calcext:value-type="float">
            <text:p>1</text:p>
          </table:table-cell>
          <table:table-cell table:style-name="ce20" table:formula="of:=VLOOKUP([.$A10];[$regras_otimos.$A$2:$regras_otimos.$H$99];7;0)" office:value-type="float" office:value="20" calcext:value-type="float">
            <text:p>20</text:p>
          </table:table-cell>
          <table:table-cell table:formula="of:=VLOOKUP([.$A10];[$regras_reed.$A$2:$regras_reed.$H$99];7;0)" office:value-type="float" office:value="9" calcext:value-type="float">
            <text:p>9</text:p>
          </table:table-cell>
          <table:table-cell table:style-name="ce20" table:formula="of:=VLOOKUP([.$A10];[$otimos_regras.$A$2:$otimos_regras.$H$99];7;0)" office:value-type="float" office:value="0" calcext:value-type="float">
            <text:p>0</text:p>
          </table:table-cell>
          <table:table-cell table:formula="of:=VLOOKUP([.$A10];[$otimos_reed.$A$2:$otimos_reed.$H$99];7;0)" office:value-type="float" office:value="0" calcext:value-type="float">
            <text:p>0</text:p>
          </table:table-cell>
          <table:table-cell table:style-name="ce20" table:formula="of:=VLOOKUP([.$A10];[$reed_regras.$A$2:$reed_regras.$H$99];7;0)" office:value-type="float" office:value="0" calcext:value-type="float">
            <text:p>0</text:p>
          </table:table-cell>
          <table:table-cell table:formula="of:=VLOOKUP([.$A10];[$reed_otimos.$A$2:$reed_otimos.$H$99];7;0)" office:value-type="float" office:value="11" calcext:value-type="float">
            <text:p>11</text:p>
          </table:table-cell>
          <table:table-cell table:formula="of:=VLOOKUP([.$A10];[$regras_otimos_reed.$A$2:$regras_otimos_reed.$H$99];6;0)" office:value-type="float" office:value="0" calcext:value-type="float">
            <text:p>0</text:p>
          </table:table-cell>
          <table:table-cell table:formula="of:=VLOOKUP([.$A10];[$regras_reed_otimos.$A$2:$regras_reed_otimos.$H$99];6;0)" office:value-type="float" office:value="1" calcext:value-type="float">
            <text:p>1</text:p>
          </table:table-cell>
          <table:table-cell table:formula="of:=VLOOKUP([.$A10];[$otimos_regras_reed.$A$2:$otimos_regras_reed.$H$99];6;0)" office:value-type="float" office:value="0" calcext:value-type="float">
            <text:p>0</text:p>
          </table:table-cell>
          <table:table-cell table:formula="of:=VLOOKUP([.$A10];[$otimos_reed_regras.$A$2:$otimos_reed_regras.$H$99];6;0)" office:value-type="float" office:value="0" calcext:value-type="float">
            <text:p>0</text:p>
          </table:table-cell>
          <table:table-cell table:formula="of:=VLOOKUP([.$A10];[$reed_regras_otimos.$A$2:$reed_regras_otimos.$H$99];6;0)" office:value-type="float" office:value="1" calcext:value-type="float">
            <text:p>1</text:p>
          </table:table-cell>
          <table:table-cell table:formula="of:=VLOOKUP([.$A10];[$reed_otimos_regras.$A$2:$reed_otimos_regras.$H$99];6;0)" office:value-type="float" office:value="0" calcext:value-type="float">
            <text:p>0</text:p>
          </table:table-cell>
          <table:table-cell table:formula="of:=VLOOKUP([.$A10];[$regras_otimos_reed.$A$2:$regras_otimos_reed.$H$99];7;0)" office:value-type="float" office:value="0" calcext:value-type="float">
            <text:p>0</text:p>
          </table:table-cell>
          <table:table-cell table:formula="of:=VLOOKUP([.$A10];[$regras_reed_otimos.$A$2:$regras_reed_otimos.$H$99];7;0)" office:value-type="float" office:value="11" calcext:value-type="float">
            <text:p>11</text:p>
          </table:table-cell>
          <table:table-cell table:formula="of:=VLOOKUP([.$A10];[$otimos_regras_reed.$A$2:$otimos_regras_reed.$H$99];7;0)" office:value-type="float" office:value="0" calcext:value-type="float">
            <text:p>0</text:p>
          </table:table-cell>
          <table:table-cell table:formula="of:=VLOOKUP([.$A10];[$otimos_reed_regras.$A$2:$otimos_reed_regras.$H$99];7;0)" office:value-type="float" office:value="0" calcext:value-type="float">
            <text:p>0</text:p>
          </table:table-cell>
          <table:table-cell table:formula="of:=VLOOKUP([.$A10];[$reed_regras_otimos.$A$2:$reed_regras_otimos.$H$99];7;0)" office:value-type="float" office:value="11" calcext:value-type="float">
            <text:p>11</text:p>
          </table:table-cell>
          <table:table-cell table:formula="of:=VLOOKUP([.$A10];[$reed_otimos_regras.$A$2:$reed_otimos_regras.$H$99];7;0)" office:value-type="float" office:value="0" calcext:value-type="float">
            <text:p>0</text:p>
          </table:table-cell>
          <table:table-cell table:style-name="ce24" table:formula="of:=SUBSTITUTE(INDEX([.$D$1:.$F$1];MATCH(MAX([.D10:.F10]);[.D10:.F10];0));&quot;Δ GC &quot;;&quot;&quot;)" office:value-type="string" office:string-value="Otimos" calcext:value-type="string">
            <text:p>Otimos</text:p>
          </table:table-cell>
          <table:table-cell table:style-name="ce24" table:formula="of:=SUBSTITUTE(INDEX([.$G$1:.$I$1];MATCH(MAX([.G10:.I10]);[.G10:.I10];0));&quot;Δ QC &quot;;&quot;&quot;)" office:value-type="string" office:string-value="Otimos" calcext:value-type="string">
            <text:p>Otimos</text:p>
          </table:table-cell>
          <table:table-cell table:style-name="ce24" table:formula="of:=SUBSTITUTE(INDEX([.$J$1:.$O$1];MATCH(MAX([.J10:.O10]);[.J10:.O10];0));&quot;Δ G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P$1:.$U$1];MATCH(MAX([.P10:.U10]);[.P10:.U10];0));&quot;Δ Q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V$1:.$AA$1];MATCH(MAX([.V10:.AA10]);[.V10:.AA10];0));&quot;Δ GC &quot;;&quot;&quot;)" office:value-type="string" office:string-value="Regras+Reed+Otimos" calcext:value-type="string">
            <text:p>Regras+Reed+Otimos</text:p>
          </table:table-cell>
          <table:table-cell table:style-name="ce24" table:formula="of:=SUBSTITUTE(INDEX([.$AB$1:.$AG$1];MATCH(MAX([.AB10:.AG10]);[.AB10:.AG10];0));&quot;Δ QC &quot;;&quot;&quot;)" office:value-type="string" office:string-value="Regras+Reed+Otimos" calcext:value-type="string">
            <text:p>Regras+Reed+Otimos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table:style-name="ce12" table:formula="of:=VLOOKUP([.$A11];[$otimos.$A$2:$otimos.$H$99];2;0)" office:value-type="float" office:value="7" calcext:value-type="float">
            <text:p>7</text:p>
          </table:table-cell>
          <table:table-cell table:style-name="ce12" table:formula="of:=VLOOKUP([.$A11];[$otimos.$A$2:$otimos.$H$99];3;0)" office:value-type="float" office:value="33" calcext:value-type="float">
            <text:p>33</text:p>
          </table:table-cell>
          <table:table-cell table:style-name="ce14" table:formula="of:=VLOOKUP([.$A11];[$regras.$A$2:$regras.$H$99];6;0)" office:value-type="float" office:value="0" calcext:value-type="float">
            <text:p>0</text:p>
          </table:table-cell>
          <table:table-cell table:style-name="ce14" table:formula="of:=VLOOKUP([.$A11];[$otimos.$A$2:$otimos.$H$99];6;0)" office:value-type="float" office:value="2" calcext:value-type="float">
            <text:p>2</text:p>
          </table:table-cell>
          <table:table-cell table:style-name="ce14" table:formula="of:=VLOOKUP([.$A11];[$reed.$A$2:$reed.$H$99];6;0)" office:value-type="float" office:value="0" calcext:value-type="float">
            <text:p>0</text:p>
          </table:table-cell>
          <table:table-cell table:style-name="ce16" table:formula="of:=VLOOKUP([.$A11];[$regras.$A$2:$regras.$H$99];7;0)" office:value-type="float" office:value="0" calcext:value-type="float">
            <text:p>0</text:p>
          </table:table-cell>
          <table:table-cell table:style-name="ce16" table:formula="of:=VLOOKUP([.$A11];[$otimos.$A$2:$otimos.$H$99];7;0)" office:value-type="float" office:value="18" calcext:value-type="float">
            <text:p>18</text:p>
          </table:table-cell>
          <table:table-cell table:style-name="ce16" table:formula="of:=VLOOKUP([.$A11];[$reed.$A$2:$reed.$H$99];7;0)" office:value-type="float" office:value="0" calcext:value-type="float">
            <text:p>0</text:p>
          </table:table-cell>
          <table:table-cell table:style-name="ce18" table:formula="of:=VLOOKUP([.$A11];[$regras_otimos.$A$2:$regras_otimos.$H$99];6;0)" office:value-type="float" office:value="2" calcext:value-type="float">
            <text:p>2</text:p>
          </table:table-cell>
          <table:table-cell table:formula="of:=VLOOKUP([.$A11];[$regras_reed.$A$2:$regras_reed.$H$99];6;0)" office:value-type="float" office:value="0" calcext:value-type="float">
            <text:p>0</text:p>
          </table:table-cell>
          <table:table-cell table:style-name="ce18" table:formula="of:=VLOOKUP([.$A11];[$otimos_regras.$A$2:$otimos_regras.$H$99];6;0)" office:value-type="float" office:value="0" calcext:value-type="float">
            <text:p>0</text:p>
          </table:table-cell>
          <table:table-cell table:formula="of:=VLOOKUP([.$A11];[$otimos_reed.$A$2:$otimos_reed.$H$99];6;0)" office:value-type="float" office:value="-2" calcext:value-type="float">
            <text:p>-2</text:p>
          </table:table-cell>
          <table:table-cell table:style-name="ce18" table:formula="of:=VLOOKUP([.$A11];[$reed_regras.$A$2:$reed_regras.$H$99];6;0)" office:value-type="float" office:value="0" calcext:value-type="float">
            <text:p>0</text:p>
          </table:table-cell>
          <table:table-cell table:formula="of:=VLOOKUP([.$A11];[$reed_otimos.$A$2:$reed_otimos.$H$99];6;0)" office:value-type="float" office:value="2" calcext:value-type="float">
            <text:p>2</text:p>
          </table:table-cell>
          <table:table-cell table:style-name="ce20" table:formula="of:=VLOOKUP([.$A11];[$regras_otimos.$A$2:$regras_otimos.$H$99];7;0)" office:value-type="float" office:value="18" calcext:value-type="float">
            <text:p>18</text:p>
          </table:table-cell>
          <table:table-cell table:formula="of:=VLOOKUP([.$A11];[$regras_reed.$A$2:$regras_reed.$H$99];7;0)" office:value-type="float" office:value="0" calcext:value-type="float">
            <text:p>0</text:p>
          </table:table-cell>
          <table:table-cell table:style-name="ce20" table:formula="of:=VLOOKUP([.$A11];[$otimos_regras.$A$2:$otimos_regras.$H$99];7;0)" office:value-type="float" office:value="0" calcext:value-type="float">
            <text:p>0</text:p>
          </table:table-cell>
          <table:table-cell table:formula="of:=VLOOKUP([.$A11];[$otimos_reed.$A$2:$otimos_reed.$H$99];7;0)" office:value-type="float" office:value="-6" calcext:value-type="float">
            <text:p>-6</text:p>
          </table:table-cell>
          <table:table-cell table:style-name="ce20" table:formula="of:=VLOOKUP([.$A11];[$reed_regras.$A$2:$reed_regras.$H$99];7;0)" office:value-type="float" office:value="0" calcext:value-type="float">
            <text:p>0</text:p>
          </table:table-cell>
          <table:table-cell table:formula="of:=VLOOKUP([.$A11];[$reed_otimos.$A$2:$reed_otimos.$H$99];7;0)" office:value-type="float" office:value="18" calcext:value-type="float">
            <text:p>18</text:p>
          </table:table-cell>
          <table:table-cell table:formula="of:=VLOOKUP([.$A11];[$regras_otimos_reed.$A$2:$regras_otimos_reed.$H$99];6;0)" office:value-type="float" office:value="-2" calcext:value-type="float">
            <text:p>-2</text:p>
          </table:table-cell>
          <table:table-cell table:formula="of:=VLOOKUP([.$A11];[$regras_reed_otimos.$A$2:$regras_reed_otimos.$H$99];6;0)" office:value-type="float" office:value="2" calcext:value-type="float">
            <text:p>2</text:p>
          </table:table-cell>
          <table:table-cell table:formula="of:=VLOOKUP([.$A11];[$otimos_regras_reed.$A$2:$otimos_regras_reed.$H$99];6;0)" office:value-type="float" office:value="-2" calcext:value-type="float">
            <text:p>-2</text:p>
          </table:table-cell>
          <table:table-cell table:formula="of:=VLOOKUP([.$A11];[$otimos_reed_regras.$A$2:$otimos_reed_regras.$H$99];6;0)" office:value-type="float" office:value="0" calcext:value-type="float">
            <text:p>0</text:p>
          </table:table-cell>
          <table:table-cell table:formula="of:=VLOOKUP([.$A11];[$reed_regras_otimos.$A$2:$reed_regras_otimos.$H$99];6;0)" office:value-type="float" office:value="2" calcext:value-type="float">
            <text:p>2</text:p>
          </table:table-cell>
          <table:table-cell table:formula="of:=VLOOKUP([.$A11];[$reed_otimos_regras.$A$2:$reed_otimos_regras.$H$99];6;0)" office:value-type="float" office:value="0" calcext:value-type="float">
            <text:p>0</text:p>
          </table:table-cell>
          <table:table-cell table:formula="of:=VLOOKUP([.$A11];[$regras_otimos_reed.$A$2:$regras_otimos_reed.$H$99];7;0)" office:value-type="float" office:value="-6" calcext:value-type="float">
            <text:p>-6</text:p>
          </table:table-cell>
          <table:table-cell table:formula="of:=VLOOKUP([.$A11];[$regras_reed_otimos.$A$2:$regras_reed_otimos.$H$99];7;0)" office:value-type="float" office:value="18" calcext:value-type="float">
            <text:p>18</text:p>
          </table:table-cell>
          <table:table-cell table:formula="of:=VLOOKUP([.$A11];[$otimos_regras_reed.$A$2:$otimos_regras_reed.$H$99];7;0)" office:value-type="float" office:value="-6" calcext:value-type="float">
            <text:p>-6</text:p>
          </table:table-cell>
          <table:table-cell table:formula="of:=VLOOKUP([.$A11];[$otimos_reed_regras.$A$2:$otimos_reed_regras.$H$99];7;0)" office:value-type="float" office:value="0" calcext:value-type="float">
            <text:p>0</text:p>
          </table:table-cell>
          <table:table-cell table:formula="of:=VLOOKUP([.$A11];[$reed_regras_otimos.$A$2:$reed_regras_otimos.$H$99];7;0)" office:value-type="float" office:value="18" calcext:value-type="float">
            <text:p>18</text:p>
          </table:table-cell>
          <table:table-cell table:formula="of:=VLOOKUP([.$A11];[$reed_otimos_regras.$A$2:$reed_otimos_regras.$H$99];7;0)" office:value-type="float" office:value="0" calcext:value-type="float">
            <text:p>0</text:p>
          </table:table-cell>
          <table:table-cell table:style-name="ce24" table:formula="of:=SUBSTITUTE(INDEX([.$D$1:.$F$1];MATCH(MAX([.D11:.F11]);[.D11:.F11];0));&quot;Δ GC &quot;;&quot;&quot;)" office:value-type="string" office:string-value="Otimos" calcext:value-type="string">
            <text:p>Otimos</text:p>
          </table:table-cell>
          <table:table-cell table:style-name="ce24" table:formula="of:=SUBSTITUTE(INDEX([.$G$1:.$I$1];MATCH(MAX([.G11:.I11]);[.G11:.I11];0));&quot;Δ QC &quot;;&quot;&quot;)" office:value-type="string" office:string-value="Otimos" calcext:value-type="string">
            <text:p>Otimos</text:p>
          </table:table-cell>
          <table:table-cell table:style-name="ce24" table:formula="of:=SUBSTITUTE(INDEX([.$J$1:.$O$1];MATCH(MAX([.J11:.O11]);[.J11:.O11];0));&quot;Δ G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P$1:.$U$1];MATCH(MAX([.P11:.U11]);[.P11:.U11];0));&quot;Δ Q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V$1:.$AA$1];MATCH(MAX([.V11:.AA11]);[.V11:.AA11];0));&quot;Δ GC &quot;;&quot;&quot;)" office:value-type="string" office:string-value="Regras+Reed+Otimos" calcext:value-type="string">
            <text:p>Regras+Reed+Otimos</text:p>
          </table:table-cell>
          <table:table-cell table:style-name="ce24" table:formula="of:=SUBSTITUTE(INDEX([.$AB$1:.$AG$1];MATCH(MAX([.AB11:.AG11]);[.AB11:.AG11];0));&quot;Δ QC &quot;;&quot;&quot;)" office:value-type="string" office:string-value="Regras+Reed+Otimos" calcext:value-type="string">
            <text:p>Regras+Reed+Otimos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2-ham3_complete_47(28).tfc</text:p>
          </table:table-cell>
          <table:table-cell table:style-name="ce12" table:formula="of:=VLOOKUP([.$A12];[$otimos.$A$2:$otimos.$H$99];2;0)" office:value-type="float" office:value="6" calcext:value-type="float">
            <text:p>6</text:p>
          </table:table-cell>
          <table:table-cell table:style-name="ce12" table:formula="of:=VLOOKUP([.$A12];[$otimos.$A$2:$otimos.$H$99];3;0)" office:value-type="float" office:value="31" calcext:value-type="float">
            <text:p>31</text:p>
          </table:table-cell>
          <table:table-cell table:style-name="ce14" table:formula="of:=VLOOKUP([.$A12];[$regras.$A$2:$regras.$H$99];6;0)" office:value-type="float" office:value="0" calcext:value-type="float">
            <text:p>0</text:p>
          </table:table-cell>
          <table:table-cell table:style-name="ce14" table:formula="of:=VLOOKUP([.$A12];[$otimos.$A$2:$otimos.$H$99];6;0)" office:value-type="float" office:value="1" calcext:value-type="float">
            <text:p>1</text:p>
          </table:table-cell>
          <table:table-cell table:style-name="ce14" table:formula="of:=VLOOKUP([.$A12];[$reed.$A$2:$reed.$H$99];6;0)" office:value-type="float" office:value="0" calcext:value-type="float">
            <text:p>0</text:p>
          </table:table-cell>
          <table:table-cell table:style-name="ce16" table:formula="of:=VLOOKUP([.$A12];[$regras.$A$2:$regras.$H$99];7;0)" office:value-type="float" office:value="0" calcext:value-type="float">
            <text:p>0</text:p>
          </table:table-cell>
          <table:table-cell table:style-name="ce16" table:formula="of:=VLOOKUP([.$A12];[$otimos.$A$2:$otimos.$H$99];7;0)" office:value-type="float" office:value="16" calcext:value-type="float">
            <text:p>16</text:p>
          </table:table-cell>
          <table:table-cell table:style-name="ce16" table:formula="of:=VLOOKUP([.$A12];[$reed.$A$2:$reed.$H$99];7;0)" office:value-type="float" office:value="0" calcext:value-type="float">
            <text:p>0</text:p>
          </table:table-cell>
          <table:table-cell table:style-name="ce18" table:formula="of:=VLOOKUP([.$A12];[$regras_otimos.$A$2:$regras_otimos.$H$99];6;0)" office:value-type="float" office:value="1" calcext:value-type="float">
            <text:p>1</text:p>
          </table:table-cell>
          <table:table-cell table:formula="of:=VLOOKUP([.$A12];[$regras_reed.$A$2:$regras_reed.$H$99];6;0)" office:value-type="float" office:value="0" calcext:value-type="float">
            <text:p>0</text:p>
          </table:table-cell>
          <table:table-cell table:style-name="ce18" table:formula="of:=VLOOKUP([.$A12];[$otimos_regras.$A$2:$otimos_regras.$H$99];6;0)" office:value-type="float" office:value="0" calcext:value-type="float">
            <text:p>0</text:p>
          </table:table-cell>
          <table:table-cell table:formula="of:=VLOOKUP([.$A12];[$otimos_reed.$A$2:$otimos_reed.$H$99];6;0)" office:value-type="float" office:value="0" calcext:value-type="float">
            <text:p>0</text:p>
          </table:table-cell>
          <table:table-cell table:style-name="ce18" table:formula="of:=VLOOKUP([.$A12];[$reed_regras.$A$2:$reed_regras.$H$99];6;0)" office:value-type="float" office:value="0" calcext:value-type="float">
            <text:p>0</text:p>
          </table:table-cell>
          <table:table-cell table:formula="of:=VLOOKUP([.$A12];[$reed_otimos.$A$2:$reed_otimos.$H$99];6;0)" office:value-type="float" office:value="1" calcext:value-type="float">
            <text:p>1</text:p>
          </table:table-cell>
          <table:table-cell table:style-name="ce20" table:formula="of:=VLOOKUP([.$A12];[$regras_otimos.$A$2:$regras_otimos.$H$99];7;0)" office:value-type="float" office:value="16" calcext:value-type="float">
            <text:p>16</text:p>
          </table:table-cell>
          <table:table-cell table:formula="of:=VLOOKUP([.$A12];[$regras_reed.$A$2:$regras_reed.$H$99];7;0)" office:value-type="float" office:value="0" calcext:value-type="float">
            <text:p>0</text:p>
          </table:table-cell>
          <table:table-cell table:style-name="ce20" table:formula="of:=VLOOKUP([.$A12];[$otimos_regras.$A$2:$otimos_regras.$H$99];7;0)" office:value-type="float" office:value="0" calcext:value-type="float">
            <text:p>0</text:p>
          </table:table-cell>
          <table:table-cell table:formula="of:=VLOOKUP([.$A12];[$otimos_reed.$A$2:$otimos_reed.$H$99];7;0)" office:value-type="float" office:value="0" calcext:value-type="float">
            <text:p>0</text:p>
          </table:table-cell>
          <table:table-cell table:style-name="ce20" table:formula="of:=VLOOKUP([.$A12];[$reed_regras.$A$2:$reed_regras.$H$99];7;0)" office:value-type="float" office:value="0" calcext:value-type="float">
            <text:p>0</text:p>
          </table:table-cell>
          <table:table-cell table:formula="of:=VLOOKUP([.$A12];[$reed_otimos.$A$2:$reed_otimos.$H$99];7;0)" office:value-type="float" office:value="16" calcext:value-type="float">
            <text:p>16</text:p>
          </table:table-cell>
          <table:table-cell table:formula="of:=VLOOKUP([.$A12];[$regras_otimos_reed.$A$2:$regras_otimos_reed.$H$99];6;0)" office:value-type="float" office:value="0" calcext:value-type="float">
            <text:p>0</text:p>
          </table:table-cell>
          <table:table-cell table:formula="of:=VLOOKUP([.$A12];[$regras_reed_otimos.$A$2:$regras_reed_otimos.$H$99];6;0)" office:value-type="float" office:value="1" calcext:value-type="float">
            <text:p>1</text:p>
          </table:table-cell>
          <table:table-cell table:formula="of:=VLOOKUP([.$A12];[$otimos_regras_reed.$A$2:$otimos_regras_reed.$H$99];6;0)" office:value-type="float" office:value="0" calcext:value-type="float">
            <text:p>0</text:p>
          </table:table-cell>
          <table:table-cell table:formula="of:=VLOOKUP([.$A12];[$otimos_reed_regras.$A$2:$otimos_reed_regras.$H$99];6;0)" office:value-type="float" office:value="0" calcext:value-type="float">
            <text:p>0</text:p>
          </table:table-cell>
          <table:table-cell table:formula="of:=VLOOKUP([.$A12];[$reed_regras_otimos.$A$2:$reed_regras_otimos.$H$99];6;0)" office:value-type="float" office:value="1" calcext:value-type="float">
            <text:p>1</text:p>
          </table:table-cell>
          <table:table-cell table:formula="of:=VLOOKUP([.$A12];[$reed_otimos_regras.$A$2:$reed_otimos_regras.$H$99];6;0)" office:value-type="float" office:value="0" calcext:value-type="float">
            <text:p>0</text:p>
          </table:table-cell>
          <table:table-cell table:formula="of:=VLOOKUP([.$A12];[$regras_otimos_reed.$A$2:$regras_otimos_reed.$H$99];7;0)" office:value-type="float" office:value="0" calcext:value-type="float">
            <text:p>0</text:p>
          </table:table-cell>
          <table:table-cell table:formula="of:=VLOOKUP([.$A12];[$regras_reed_otimos.$A$2:$regras_reed_otimos.$H$99];7;0)" office:value-type="float" office:value="16" calcext:value-type="float">
            <text:p>16</text:p>
          </table:table-cell>
          <table:table-cell table:formula="of:=VLOOKUP([.$A12];[$otimos_regras_reed.$A$2:$otimos_regras_reed.$H$99];7;0)" office:value-type="float" office:value="0" calcext:value-type="float">
            <text:p>0</text:p>
          </table:table-cell>
          <table:table-cell table:formula="of:=VLOOKUP([.$A12];[$otimos_reed_regras.$A$2:$otimos_reed_regras.$H$99];7;0)" office:value-type="float" office:value="0" calcext:value-type="float">
            <text:p>0</text:p>
          </table:table-cell>
          <table:table-cell table:formula="of:=VLOOKUP([.$A12];[$reed_regras_otimos.$A$2:$reed_regras_otimos.$H$99];7;0)" office:value-type="float" office:value="16" calcext:value-type="float">
            <text:p>16</text:p>
          </table:table-cell>
          <table:table-cell table:formula="of:=VLOOKUP([.$A12];[$reed_otimos_regras.$A$2:$reed_otimos_regras.$H$99];7;0)" office:value-type="float" office:value="0" calcext:value-type="float">
            <text:p>0</text:p>
          </table:table-cell>
          <table:table-cell table:style-name="ce24" table:formula="of:=SUBSTITUTE(INDEX([.$D$1:.$F$1];MATCH(MAX([.D12:.F12]);[.D12:.F12];0));&quot;Δ GC &quot;;&quot;&quot;)" office:value-type="string" office:string-value="Otimos" calcext:value-type="string">
            <text:p>Otimos</text:p>
          </table:table-cell>
          <table:table-cell table:style-name="ce24" table:formula="of:=SUBSTITUTE(INDEX([.$G$1:.$I$1];MATCH(MAX([.G12:.I12]);[.G12:.I12];0));&quot;Δ QC &quot;;&quot;&quot;)" office:value-type="string" office:string-value="Otimos" calcext:value-type="string">
            <text:p>Otimos</text:p>
          </table:table-cell>
          <table:table-cell table:style-name="ce24" table:formula="of:=SUBSTITUTE(INDEX([.$J$1:.$O$1];MATCH(MAX([.J12:.O12]);[.J12:.O12];0));&quot;Δ G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P$1:.$U$1];MATCH(MAX([.P12:.U12]);[.P12:.U12];0));&quot;Δ Q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V$1:.$AA$1];MATCH(MAX([.V12:.AA12]);[.V12:.AA12];0));&quot;Δ GC &quot;;&quot;&quot;)" office:value-type="string" office:string-value="Regras+Reed+Otimos" calcext:value-type="string">
            <text:p>Regras+Reed+Otimos</text:p>
          </table:table-cell>
          <table:table-cell table:style-name="ce24" table:formula="of:=SUBSTITUTE(INDEX([.$AB$1:.$AG$1];MATCH(MAX([.AB12:.AG12]);[.AB12:.AG12];0));&quot;Δ QC &quot;;&quot;&quot;)" office:value-type="string" office:string-value="Regras+Reed+Otimos" calcext:value-type="string">
            <text:p>Regras+Reed+Otimos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table:style-name="ce12" table:formula="of:=VLOOKUP([.$A13];[$otimos.$A$2:$otimos.$H$99];2;0)" office:value-type="float" office:value="7" calcext:value-type="float">
            <text:p>7</text:p>
          </table:table-cell>
          <table:table-cell table:style-name="ce12" table:formula="of:=VLOOKUP([.$A13];[$otimos.$A$2:$otimos.$H$99];3;0)" office:value-type="float" office:value="38" calcext:value-type="float">
            <text:p>38</text:p>
          </table:table-cell>
          <table:table-cell table:style-name="ce14" table:formula="of:=VLOOKUP([.$A13];[$regras.$A$2:$regras.$H$99];6;0)" office:value-type="float" office:value="0" calcext:value-type="float">
            <text:p>0</text:p>
          </table:table-cell>
          <table:table-cell table:style-name="ce14" table:formula="of:=VLOOKUP([.$A13];[$otimos.$A$2:$otimos.$H$99];6;0)" office:value-type="float" office:value="2" calcext:value-type="float">
            <text:p>2</text:p>
          </table:table-cell>
          <table:table-cell table:style-name="ce14" table:formula="of:=VLOOKUP([.$A13];[$reed.$A$2:$reed.$H$99];6;0)" office:value-type="float" office:value="1" calcext:value-type="float">
            <text:p>1</text:p>
          </table:table-cell>
          <table:table-cell table:style-name="ce16" table:formula="of:=VLOOKUP([.$A13];[$regras.$A$2:$regras.$H$99];7;0)" office:value-type="float" office:value="0" calcext:value-type="float">
            <text:p>0</text:p>
          </table:table-cell>
          <table:table-cell table:style-name="ce16" table:formula="of:=VLOOKUP([.$A13];[$otimos.$A$2:$otimos.$H$99];7;0)" office:value-type="float" office:value="23" calcext:value-type="float">
            <text:p>23</text:p>
          </table:table-cell>
          <table:table-cell table:style-name="ce16" table:formula="of:=VLOOKUP([.$A13];[$reed.$A$2:$reed.$H$99];7;0)" office:value-type="float" office:value="8" calcext:value-type="float">
            <text:p>8</text:p>
          </table:table-cell>
          <table:table-cell table:style-name="ce18" table:formula="of:=VLOOKUP([.$A13];[$regras_otimos.$A$2:$regras_otimos.$H$99];6;0)" office:value-type="float" office:value="2" calcext:value-type="float">
            <text:p>2</text:p>
          </table:table-cell>
          <table:table-cell table:formula="of:=VLOOKUP([.$A13];[$regras_reed.$A$2:$regras_reed.$H$99];6;0)" office:value-type="float" office:value="1" calcext:value-type="float">
            <text:p>1</text:p>
          </table:table-cell>
          <table:table-cell table:style-name="ce18" table:formula="of:=VLOOKUP([.$A13];[$otimos_regras.$A$2:$otimos_regras.$H$99];6;0)" office:value-type="float" office:value="0" calcext:value-type="float">
            <text:p>0</text:p>
          </table:table-cell>
          <table:table-cell table:formula="of:=VLOOKUP([.$A13];[$otimos_reed.$A$2:$otimos_reed.$H$99];6;0)" office:value-type="float" office:value="-2" calcext:value-type="float">
            <text:p>-2</text:p>
          </table:table-cell>
          <table:table-cell table:style-name="ce18" table:formula="of:=VLOOKUP([.$A13];[$reed_regras.$A$2:$reed_regras.$H$99];6;0)" office:value-type="float" office:value="0" calcext:value-type="float">
            <text:p>0</text:p>
          </table:table-cell>
          <table:table-cell table:formula="of:=VLOOKUP([.$A13];[$reed_otimos.$A$2:$reed_otimos.$H$99];6;0)" office:value-type="float" office:value="1" calcext:value-type="float">
            <text:p>1</text:p>
          </table:table-cell>
          <table:table-cell table:style-name="ce20" table:formula="of:=VLOOKUP([.$A13];[$regras_otimos.$A$2:$regras_otimos.$H$99];7;0)" office:value-type="float" office:value="23" calcext:value-type="float">
            <text:p>23</text:p>
          </table:table-cell>
          <table:table-cell table:formula="of:=VLOOKUP([.$A13];[$regras_reed.$A$2:$regras_reed.$H$99];7;0)" office:value-type="float" office:value="8" calcext:value-type="float">
            <text:p>8</text:p>
          </table:table-cell>
          <table:table-cell table:style-name="ce20" table:formula="of:=VLOOKUP([.$A13];[$otimos_regras.$A$2:$otimos_regras.$H$99];7;0)" office:value-type="float" office:value="0" calcext:value-type="float">
            <text:p>0</text:p>
          </table:table-cell>
          <table:table-cell table:formula="of:=VLOOKUP([.$A13];[$otimos_reed.$A$2:$otimos_reed.$H$99];7;0)" office:value-type="float" office:value="-6" calcext:value-type="float">
            <text:p>-6</text:p>
          </table:table-cell>
          <table:table-cell table:style-name="ce20" table:formula="of:=VLOOKUP([.$A13];[$reed_regras.$A$2:$reed_regras.$H$99];7;0)" office:value-type="float" office:value="0" calcext:value-type="float">
            <text:p>0</text:p>
          </table:table-cell>
          <table:table-cell table:formula="of:=VLOOKUP([.$A13];[$reed_otimos.$A$2:$reed_otimos.$H$99];7;0)" office:value-type="float" office:value="15" calcext:value-type="float">
            <text:p>15</text:p>
          </table:table-cell>
          <table:table-cell table:formula="of:=VLOOKUP([.$A13];[$regras_otimos_reed.$A$2:$regras_otimos_reed.$H$99];6;0)" office:value-type="float" office:value="-2" calcext:value-type="float">
            <text:p>-2</text:p>
          </table:table-cell>
          <table:table-cell table:formula="of:=VLOOKUP([.$A13];[$regras_reed_otimos.$A$2:$regras_reed_otimos.$H$99];6;0)" office:value-type="float" office:value="1" calcext:value-type="float">
            <text:p>1</text:p>
          </table:table-cell>
          <table:table-cell table:formula="of:=VLOOKUP([.$A13];[$otimos_regras_reed.$A$2:$otimos_regras_reed.$H$99];6;0)" office:value-type="float" office:value="-2" calcext:value-type="float">
            <text:p>-2</text:p>
          </table:table-cell>
          <table:table-cell table:formula="of:=VLOOKUP([.$A13];[$otimos_reed_regras.$A$2:$otimos_reed_regras.$H$99];6;0)" office:value-type="float" office:value="0" calcext:value-type="float">
            <text:p>0</text:p>
          </table:table-cell>
          <table:table-cell table:formula="of:=VLOOKUP([.$A13];[$reed_regras_otimos.$A$2:$reed_regras_otimos.$H$99];6;0)" office:value-type="float" office:value="1" calcext:value-type="float">
            <text:p>1</text:p>
          </table:table-cell>
          <table:table-cell table:formula="of:=VLOOKUP([.$A13];[$reed_otimos_regras.$A$2:$reed_otimos_regras.$H$99];6;0)" office:value-type="float" office:value="0" calcext:value-type="float">
            <text:p>0</text:p>
          </table:table-cell>
          <table:table-cell table:formula="of:=VLOOKUP([.$A13];[$regras_otimos_reed.$A$2:$regras_otimos_reed.$H$99];7;0)" office:value-type="float" office:value="-6" calcext:value-type="float">
            <text:p>-6</text:p>
          </table:table-cell>
          <table:table-cell table:formula="of:=VLOOKUP([.$A13];[$regras_reed_otimos.$A$2:$regras_reed_otimos.$H$99];7;0)" office:value-type="float" office:value="15" calcext:value-type="float">
            <text:p>15</text:p>
          </table:table-cell>
          <table:table-cell table:formula="of:=VLOOKUP([.$A13];[$otimos_regras_reed.$A$2:$otimos_regras_reed.$H$99];7;0)" office:value-type="float" office:value="-6" calcext:value-type="float">
            <text:p>-6</text:p>
          </table:table-cell>
          <table:table-cell table:formula="of:=VLOOKUP([.$A13];[$otimos_reed_regras.$A$2:$otimos_reed_regras.$H$99];7;0)" office:value-type="float" office:value="0" calcext:value-type="float">
            <text:p>0</text:p>
          </table:table-cell>
          <table:table-cell table:formula="of:=VLOOKUP([.$A13];[$reed_regras_otimos.$A$2:$reed_regras_otimos.$H$99];7;0)" office:value-type="float" office:value="15" calcext:value-type="float">
            <text:p>15</text:p>
          </table:table-cell>
          <table:table-cell table:formula="of:=VLOOKUP([.$A13];[$reed_otimos_regras.$A$2:$reed_otimos_regras.$H$99];7;0)" office:value-type="float" office:value="0" calcext:value-type="float">
            <text:p>0</text:p>
          </table:table-cell>
          <table:table-cell table:style-name="ce24" table:formula="of:=SUBSTITUTE(INDEX([.$D$1:.$F$1];MATCH(MAX([.D13:.F13]);[.D13:.F13];0));&quot;Δ GC &quot;;&quot;&quot;)" office:value-type="string" office:string-value="Otimos" calcext:value-type="string">
            <text:p>Otimos</text:p>
          </table:table-cell>
          <table:table-cell table:style-name="ce24" table:formula="of:=SUBSTITUTE(INDEX([.$G$1:.$I$1];MATCH(MAX([.G13:.I13]);[.G13:.I13];0));&quot;Δ QC &quot;;&quot;&quot;)" office:value-type="string" office:string-value="Otimos" calcext:value-type="string">
            <text:p>Otimos</text:p>
          </table:table-cell>
          <table:table-cell table:style-name="ce24" table:formula="of:=SUBSTITUTE(INDEX([.$J$1:.$O$1];MATCH(MAX([.J13:.O13]);[.J13:.O13];0));&quot;Δ G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P$1:.$U$1];MATCH(MAX([.P13:.U13]);[.P13:.U13];0));&quot;Δ Q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V$1:.$AA$1];MATCH(MAX([.V13:.AA13]);[.V13:.AA13];0));&quot;Δ GC &quot;;&quot;&quot;)" office:value-type="string" office:string-value="Regras+Reed+Otimos" calcext:value-type="string">
            <text:p>Regras+Reed+Otimos</text:p>
          </table:table-cell>
          <table:table-cell table:style-name="ce24" table:formula="of:=SUBSTITUTE(INDEX([.$AB$1:.$AG$1];MATCH(MAX([.AB13:.AG13]);[.AB13:.AG13];0));&quot;Δ QC &quot;;&quot;&quot;)" office:value-type="string" office:string-value="Regras+Reed+Otimos" calcext:value-type="string">
            <text:p>Regras+Reed+Otimos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am3tc.tfc</text:p>
          </table:table-cell>
          <table:table-cell table:style-name="ce12" table:formula="of:=VLOOKUP([.$A14];[$otimos.$A$2:$otimos.$H$99];2;0)" office:value-type="float" office:value="5" calcext:value-type="float">
            <text:p>5</text:p>
          </table:table-cell>
          <table:table-cell table:style-name="ce12" table:formula="of:=VLOOKUP([.$A14];[$otimos.$A$2:$otimos.$H$99];3;0)" office:value-type="float" office:value="9" calcext:value-type="float">
            <text:p>9</text:p>
          </table:table-cell>
          <table:table-cell table:style-name="ce14" table:formula="of:=VLOOKUP([.$A14];[$regras.$A$2:$regras.$H$99];6;0)" office:value-type="float" office:value="0" calcext:value-type="float">
            <text:p>0</text:p>
          </table:table-cell>
          <table:table-cell table:style-name="ce14" table:formula="of:=VLOOKUP([.$A14];[$otimos.$A$2:$otimos.$H$99];6;0)" office:value-type="float" office:value="0" calcext:value-type="float">
            <text:p>0</text:p>
          </table:table-cell>
          <table:table-cell table:style-name="ce14" table:formula="of:=VLOOKUP([.$A14];[$reed.$A$2:$reed.$H$99];6;0)" office:value-type="float" office:value="0" calcext:value-type="float">
            <text:p>0</text:p>
          </table:table-cell>
          <table:table-cell table:style-name="ce16" table:formula="of:=VLOOKUP([.$A14];[$regras.$A$2:$regras.$H$99];7;0)" office:value-type="float" office:value="0" calcext:value-type="float">
            <text:p>0</text:p>
          </table:table-cell>
          <table:table-cell table:style-name="ce16" table:formula="of:=VLOOKUP([.$A14];[$otimos.$A$2:$otimos.$H$99];7;0)" office:value-type="float" office:value="-6" calcext:value-type="float">
            <text:p>-6</text:p>
          </table:table-cell>
          <table:table-cell table:style-name="ce16" table:formula="of:=VLOOKUP([.$A14];[$reed.$A$2:$reed.$H$99];7;0)" office:value-type="float" office:value="0" calcext:value-type="float">
            <text:p>0</text:p>
          </table:table-cell>
          <table:table-cell table:style-name="ce18" table:formula="of:=VLOOKUP([.$A14];[$regras_otimos.$A$2:$regras_otimos.$H$99];6;0)" office:value-type="float" office:value="0" calcext:value-type="float">
            <text:p>0</text:p>
          </table:table-cell>
          <table:table-cell table:formula="of:=VLOOKUP([.$A14];[$regras_reed.$A$2:$regras_reed.$H$99];6;0)" office:value-type="float" office:value="0" calcext:value-type="float">
            <text:p>0</text:p>
          </table:table-cell>
          <table:table-cell table:style-name="ce18" table:formula="of:=VLOOKUP([.$A14];[$otimos_regras.$A$2:$otimos_regras.$H$99];6;0)" office:value-type="float" office:value="0" calcext:value-type="float">
            <text:p>0</text:p>
          </table:table-cell>
          <table:table-cell table:formula="of:=VLOOKUP([.$A14];[$otimos_reed.$A$2:$otimos_reed.$H$99];6;0)" office:value-type="float" office:value="0" calcext:value-type="float">
            <text:p>0</text:p>
          </table:table-cell>
          <table:table-cell table:style-name="ce18" table:formula="of:=VLOOKUP([.$A14];[$reed_regras.$A$2:$reed_regras.$H$99];6;0)" office:value-type="float" office:value="0" calcext:value-type="float">
            <text:p>0</text:p>
          </table:table-cell>
          <table:table-cell table:formula="of:=VLOOKUP([.$A14];[$reed_otimos.$A$2:$reed_otimos.$H$99];6;0)" office:value-type="float" office:value="0" calcext:value-type="float">
            <text:p>0</text:p>
          </table:table-cell>
          <table:table-cell table:style-name="ce20" table:formula="of:=VLOOKUP([.$A14];[$regras_otimos.$A$2:$regras_otimos.$H$99];7;0)" office:value-type="float" office:value="-6" calcext:value-type="float">
            <text:p>-6</text:p>
          </table:table-cell>
          <table:table-cell table:formula="of:=VLOOKUP([.$A14];[$regras_reed.$A$2:$regras_reed.$H$99];7;0)" office:value-type="float" office:value="0" calcext:value-type="float">
            <text:p>0</text:p>
          </table:table-cell>
          <table:table-cell table:style-name="ce20" table:formula="of:=VLOOKUP([.$A14];[$otimos_regras.$A$2:$otimos_regras.$H$99];7;0)" office:value-type="float" office:value="0" calcext:value-type="float">
            <text:p>0</text:p>
          </table:table-cell>
          <table:table-cell table:formula="of:=VLOOKUP([.$A14];[$otimos_reed.$A$2:$otimos_reed.$H$99];7;0)" office:value-type="float" office:value="0" calcext:value-type="float">
            <text:p>0</text:p>
          </table:table-cell>
          <table:table-cell table:style-name="ce20" table:formula="of:=VLOOKUP([.$A14];[$reed_regras.$A$2:$reed_regras.$H$99];7;0)" office:value-type="float" office:value="0" calcext:value-type="float">
            <text:p>0</text:p>
          </table:table-cell>
          <table:table-cell table:formula="of:=VLOOKUP([.$A14];[$reed_otimos.$A$2:$reed_otimos.$H$99];7;0)" office:value-type="float" office:value="-6" calcext:value-type="float">
            <text:p>-6</text:p>
          </table:table-cell>
          <table:table-cell table:formula="of:=VLOOKUP([.$A14];[$regras_otimos_reed.$A$2:$regras_otimos_reed.$H$99];6;0)" office:value-type="float" office:value="0" calcext:value-type="float">
            <text:p>0</text:p>
          </table:table-cell>
          <table:table-cell table:formula="of:=VLOOKUP([.$A14];[$regras_reed_otimos.$A$2:$regras_reed_otimos.$H$99];6;0)" office:value-type="float" office:value="0" calcext:value-type="float">
            <text:p>0</text:p>
          </table:table-cell>
          <table:table-cell table:formula="of:=VLOOKUP([.$A14];[$otimos_regras_reed.$A$2:$otimos_regras_reed.$H$99];6;0)" office:value-type="float" office:value="0" calcext:value-type="float">
            <text:p>0</text:p>
          </table:table-cell>
          <table:table-cell table:formula="of:=VLOOKUP([.$A14];[$otimos_reed_regras.$A$2:$otimos_reed_regras.$H$99];6;0)" office:value-type="float" office:value="0" calcext:value-type="float">
            <text:p>0</text:p>
          </table:table-cell>
          <table:table-cell table:formula="of:=VLOOKUP([.$A14];[$reed_regras_otimos.$A$2:$reed_regras_otimos.$H$99];6;0)" office:value-type="float" office:value="0" calcext:value-type="float">
            <text:p>0</text:p>
          </table:table-cell>
          <table:table-cell table:formula="of:=VLOOKUP([.$A14];[$reed_otimos_regras.$A$2:$reed_otimos_regras.$H$99];6;0)" office:value-type="float" office:value="0" calcext:value-type="float">
            <text:p>0</text:p>
          </table:table-cell>
          <table:table-cell table:formula="of:=VLOOKUP([.$A14];[$regras_otimos_reed.$A$2:$regras_otimos_reed.$H$99];7;0)" office:value-type="float" office:value="0" calcext:value-type="float">
            <text:p>0</text:p>
          </table:table-cell>
          <table:table-cell table:formula="of:=VLOOKUP([.$A14];[$regras_reed_otimos.$A$2:$regras_reed_otimos.$H$99];7;0)" office:value-type="float" office:value="-6" calcext:value-type="float">
            <text:p>-6</text:p>
          </table:table-cell>
          <table:table-cell table:formula="of:=VLOOKUP([.$A14];[$otimos_regras_reed.$A$2:$otimos_regras_reed.$H$99];7;0)" office:value-type="float" office:value="0" calcext:value-type="float">
            <text:p>0</text:p>
          </table:table-cell>
          <table:table-cell table:formula="of:=VLOOKUP([.$A14];[$otimos_reed_regras.$A$2:$otimos_reed_regras.$H$99];7;0)" office:value-type="float" office:value="0" calcext:value-type="float">
            <text:p>0</text:p>
          </table:table-cell>
          <table:table-cell table:formula="of:=VLOOKUP([.$A14];[$reed_regras_otimos.$A$2:$reed_regras_otimos.$H$99];7;0)" office:value-type="float" office:value="-6" calcext:value-type="float">
            <text:p>-6</text:p>
          </table:table-cell>
          <table:table-cell table:formula="of:=VLOOKUP([.$A14];[$reed_otimos_regras.$A$2:$reed_otimos_regras.$H$99];7;0)" office:value-type="float" office:value="0" calcext:value-type="float">
            <text:p>0</text:p>
          </table:table-cell>
          <table:table-cell table:style-name="ce24" table:formula="of:=SUBSTITUTE(INDEX([.$D$1:.$F$1];MATCH(MAX([.D14:.F14]);[.D14:.F14];0));&quot;Δ GC &quot;;&quot;&quot;)" office:value-type="string" office:string-value="Regras" calcext:value-type="string">
            <text:p>Regras</text:p>
          </table:table-cell>
          <table:table-cell table:style-name="ce24" table:formula="of:=SUBSTITUTE(INDEX([.$G$1:.$I$1];MATCH(MAX([.G14:.I14]);[.G14:.I14];0));&quot;Δ QC &quot;;&quot;&quot;)" office:value-type="string" office:string-value="Regras" calcext:value-type="string">
            <text:p>Regras</text:p>
          </table:table-cell>
          <table:table-cell table:style-name="ce24" table:formula="of:=SUBSTITUTE(INDEX([.$J$1:.$O$1];MATCH(MAX([.J14:.O14]);[.J14:.O14];0));&quot;Δ G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P$1:.$U$1];MATCH(MAX([.P14:.U14]);[.P14:.U14];0));&quot;Δ QC &quot;;&quot;&quot;)" office:value-type="string" office:string-value="Regras+Reed" calcext:value-type="string">
            <text:p>Regras+Reed</text:p>
          </table:table-cell>
          <table:table-cell table:style-name="ce24" table:formula="of:=SUBSTITUTE(INDEX([.$V$1:.$AA$1];MATCH(MAX([.V14:.AA14]);[.V14:.AA14];0));&quot;Δ GC &quot;;&quot;&quot;)" office:value-type="string" office:string-value="Regras+Otimos+Reed" calcext:value-type="string">
            <text:p>Regras+Otimos+Reed</text:p>
          </table:table-cell>
          <table:table-cell table:style-name="ce24" table:formula="of:=SUBSTITUTE(INDEX([.$AB$1:.$AG$1];MATCH(MAX([.AB14:.AG14]);[.AB14:.AG14];0));&quot;Δ QC &quot;;&quot;&quot;)" office:value-type="string" office:string-value="Regras+Otimos+Reed" calcext:value-type="string">
            <text:p>Regras+Otimos+Reed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1-ham7.tfc</text:p>
          </table:table-cell>
          <table:table-cell table:style-name="ce12" table:formula="of:=VLOOKUP([.$A15];[$otimos.$A$2:$otimos.$H$99];2;0)" office:value-type="float" office:value="88" calcext:value-type="float">
            <text:p>88</text:p>
          </table:table-cell>
          <table:table-cell table:style-name="ce12" table:formula="of:=VLOOKUP([.$A15];[$otimos.$A$2:$otimos.$H$99];3;0)" office:value-type="float" office:value="8168" calcext:value-type="float">
            <text:p>8.168</text:p>
          </table:table-cell>
          <table:table-cell table:style-name="ce14" table:formula="of:=VLOOKUP([.$A15];[$regras.$A$2:$regras.$H$99];6;0)" office:value-type="float" office:value="0" calcext:value-type="float">
            <text:p>0</text:p>
          </table:table-cell>
          <table:table-cell table:style-name="ce14" table:formula="of:=VLOOKUP([.$A15];[$otimos.$A$2:$otimos.$H$99];6;0)" office:value-type="float" office:value="2" calcext:value-type="float">
            <text:p>2</text:p>
          </table:table-cell>
          <table:table-cell table:style-name="ce14" table:formula="of:=VLOOKUP([.$A15];[$reed.$A$2:$reed.$H$99];6;0)" office:value-type="float" office:value="-2" calcext:value-type="float">
            <text:p>-2</text:p>
          </table:table-cell>
          <table:table-cell table:style-name="ce16" table:formula="of:=VLOOKUP([.$A15];[$regras.$A$2:$regras.$H$99];7;0)" office:value-type="float" office:value="0" calcext:value-type="float">
            <text:p>0</text:p>
          </table:table-cell>
          <table:table-cell table:style-name="ce16" table:formula="of:=VLOOKUP([.$A15];[$otimos.$A$2:$otimos.$H$99];7;0)" office:value-type="float" office:value="42" calcext:value-type="float">
            <text:p>42</text:p>
          </table:table-cell>
          <table:table-cell table:style-name="ce16" table:formula="of:=VLOOKUP([.$A15];[$reed.$A$2:$reed.$H$99];7;0)" office:value-type="float" office:value="54" calcext:value-type="float">
            <text:p>54</text:p>
          </table:table-cell>
          <table:table-cell table:style-name="ce18" table:formula="of:=VLOOKUP([.$A15];[$regras_otimos.$A$2:$regras_otimos.$H$99];6;0)" office:value-type="float" office:value="2" calcext:value-type="float">
            <text:p>2</text:p>
          </table:table-cell>
          <table:table-cell table:formula="of:=VLOOKUP([.$A15];[$regras_reed.$A$2:$regras_reed.$H$99];6;0)" office:value-type="float" office:value="-2" calcext:value-type="float">
            <text:p>-2</text:p>
          </table:table-cell>
          <table:table-cell table:style-name="ce18" table:formula="of:=VLOOKUP([.$A15];[$otimos_regras.$A$2:$otimos_regras.$H$99];6;0)" office:value-type="float" office:value="0" calcext:value-type="float">
            <text:p>0</text:p>
          </table:table-cell>
          <table:table-cell table:formula="of:=VLOOKUP([.$A15];[$otimos_reed.$A$2:$otimos_reed.$H$99];6;0)" office:value-type="float" office:value="-2" calcext:value-type="float">
            <text:p>-2</text:p>
          </table:table-cell>
          <table:table-cell table:style-name="ce18" table:formula="of:=VLOOKUP([.$A15];[$reed_regras.$A$2:$reed_regras.$H$99];6;0)" office:value-type="float" office:value="0" calcext:value-type="float">
            <text:p>0</text:p>
          </table:table-cell>
          <table:table-cell table:formula="of:=VLOOKUP([.$A15];[$reed_otimos.$A$2:$reed_otimos.$H$99];6;0)" office:value-type="float" office:value="3" calcext:value-type="float">
            <text:p>3</text:p>
          </table:table-cell>
          <table:table-cell table:style-name="ce20" table:formula="of:=VLOOKUP([.$A15];[$regras_otimos.$A$2:$regras_otimos.$H$99];7;0)" office:value-type="float" office:value="42" calcext:value-type="float">
            <text:p>42</text:p>
          </table:table-cell>
          <table:table-cell table:formula="of:=VLOOKUP([.$A15];[$regras_reed.$A$2:$regras_reed.$H$99];7;0)" office:value-type="float" office:value="54" calcext:value-type="float">
            <text:p>54</text:p>
          </table:table-cell>
          <table:table-cell table:style-name="ce20" table:formula="of:=VLOOKUP([.$A15];[$otimos_regras.$A$2:$otimos_regras.$H$99];7;0)" office:value-type="float" office:value="0" calcext:value-type="float">
            <text:p>0</text:p>
          </table:table-cell>
          <table:table-cell table:formula="of:=VLOOKUP([.$A15];[$otimos_reed.$A$2:$otimos_reed.$H$99];7;0)" office:value-type="float" office:value="-14" calcext:value-type="float">
            <text:p>-14</text:p>
          </table:table-cell>
          <table:table-cell table:style-name="ce20" table:formula="of:=VLOOKUP([.$A15];[$reed_regras.$A$2:$reed_regras.$H$99];7;0)" office:value-type="float" office:value="0" calcext:value-type="float">
            <text:p>0</text:p>
          </table:table-cell>
          <table:table-cell table:formula="of:=VLOOKUP([.$A15];[$reed_otimos.$A$2:$reed_otimos.$H$99];7;0)" office:value-type="float" office:value="3" calcext:value-type="float">
            <text:p>3</text:p>
          </table:table-cell>
          <table:table-cell table:formula="of:=VLOOKUP([.$A15];[$regras_otimos_reed.$A$2:$regras_otimos_reed.$H$99];6;0)" office:value-type="float" office:value="-2" calcext:value-type="float">
            <text:p>-2</text:p>
          </table:table-cell>
          <table:table-cell table:formula="of:=VLOOKUP([.$A15];[$regras_reed_otimos.$A$2:$regras_reed_otimos.$H$99];6;0)" office:value-type="float" office:value="3" calcext:value-type="float">
            <text:p>3</text:p>
          </table:table-cell>
          <table:table-cell table:formula="of:=VLOOKUP([.$A15];[$otimos_regras_reed.$A$2:$otimos_regras_reed.$H$99];6;0)" office:value-type="float" office:value="-2" calcext:value-type="float">
            <text:p>-2</text:p>
          </table:table-cell>
          <table:table-cell table:formula="of:=VLOOKUP([.$A15];[$otimos_reed_regras.$A$2:$otimos_reed_regras.$H$99];6;0)" office:value-type="float" office:value="0" calcext:value-type="float">
            <text:p>0</text:p>
          </table:table-cell>
          <table:table-cell table:formula="of:=VLOOKUP([.$A15];[$reed_regras_otimos.$A$2:$reed_regras_otimos.$H$99];6;0)" office:value-type="float" office:value="3" calcext:value-type="float">
            <text:p>3</text:p>
          </table:table-cell>
          <table:table-cell table:formula="of:=VLOOKUP([.$A15];[$reed_otimos_regras.$A$2:$reed_otimos_regras.$H$99];6;0)" office:value-type="float" office:value="0" calcext:value-type="float">
            <text:p>0</text:p>
          </table:table-cell>
          <table:table-cell table:formula="of:=VLOOKUP([.$A15];[$regras_otimos_reed.$A$2:$regras_otimos_reed.$H$99];7;0)" office:value-type="float" office:value="-14" calcext:value-type="float">
            <text:p>-14</text:p>
          </table:table-cell>
          <table:table-cell table:formula="of:=VLOOKUP([.$A15];[$regras_reed_otimos.$A$2:$regras_reed_otimos.$H$99];7;0)" office:value-type="float" office:value="3" calcext:value-type="float">
            <text:p>3</text:p>
          </table:table-cell>
          <table:table-cell table:formula="of:=VLOOKUP([.$A15];[$otimos_regras_reed.$A$2:$otimos_regras_reed.$H$99];7;0)" office:value-type="float" office:value="-14" calcext:value-type="float">
            <text:p>-14</text:p>
          </table:table-cell>
          <table:table-cell table:formula="of:=VLOOKUP([.$A15];[$otimos_reed_regras.$A$2:$otimos_reed_regras.$H$99];7;0)" office:value-type="float" office:value="0" calcext:value-type="float">
            <text:p>0</text:p>
          </table:table-cell>
          <table:table-cell table:formula="of:=VLOOKUP([.$A15];[$reed_regras_otimos.$A$2:$reed_regras_otimos.$H$99];7;0)" office:value-type="float" office:value="3" calcext:value-type="float">
            <text:p>3</text:p>
          </table:table-cell>
          <table:table-cell table:formula="of:=VLOOKUP([.$A15];[$reed_otimos_regras.$A$2:$reed_otimos_regras.$H$99];7;0)" office:value-type="float" office:value="0" calcext:value-type="float">
            <text:p>0</text:p>
          </table:table-cell>
          <table:table-cell table:style-name="ce24" table:formula="of:=SUBSTITUTE(INDEX([.$D$1:.$F$1];MATCH(MAX([.D15:.F15]);[.D15:.F15];0));&quot;Δ GC &quot;;&quot;&quot;)" office:value-type="string" office:string-value="Otimos" calcext:value-type="string">
            <text:p>Otimos</text:p>
          </table:table-cell>
          <table:table-cell table:style-name="ce24" table:formula="of:=SUBSTITUTE(INDEX([.$G$1:.$I$1];MATCH(MAX([.G15:.I15]);[.G15:.I15];0));&quot;Δ QC &quot;;&quot;&quot;)" office:value-type="string" office:string-value="Reed" calcext:value-type="string">
            <text:p>Reed</text:p>
          </table:table-cell>
          <table:table-cell table:style-name="ce24" table:formula="of:=SUBSTITUTE(INDEX([.$J$1:.$O$1];MATCH(MAX([.J15:.O15]);[.J15:.O15];0));&quot;Δ GC &quot;;&quot;&quot;)" office:value-type="string" office:string-value="Reed+Otimos" calcext:value-type="string">
            <text:p>Reed+Otimos</text:p>
          </table:table-cell>
          <table:table-cell table:style-name="ce24" table:formula="of:=SUBSTITUTE(INDEX([.$P$1:.$U$1];MATCH(MAX([.P15:.U15]);[.P15:.U15];0));&quot;Δ QC &quot;;&quot;&quot;)" office:value-type="string" office:string-value="Regras+Reed" calcext:value-type="string">
            <text:p>Regras+Reed</text:p>
          </table:table-cell>
          <table:table-cell table:style-name="ce24" table:formula="of:=SUBSTITUTE(INDEX([.$V$1:.$AA$1];MATCH(MAX([.V15:.AA15]);[.V15:.AA15];0));&quot;Δ GC &quot;;&quot;&quot;)" office:value-type="string" office:string-value="Regras+Reed+Otimos" calcext:value-type="string">
            <text:p>Regras+Reed+Otimos</text:p>
          </table:table-cell>
          <table:table-cell table:style-name="ce24" table:formula="of:=SUBSTITUTE(INDEX([.$AB$1:.$AG$1];MATCH(MAX([.AB15:.AG15]);[.AB15:.AG15];0));&quot;Δ QC &quot;;&quot;&quot;)" office:value-type="string" office:string-value="Regras+Reed+Otimos" calcext:value-type="string">
            <text:p>Regras+Reed+Otimos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1-ham7_inv.tfc</text:p>
          </table:table-cell>
          <table:table-cell table:style-name="ce12" table:formula="of:=VLOOKUP([.$A16];[$otimos.$A$2:$otimos.$H$99];2;0)" office:value-type="float" office:value="481" calcext:value-type="float">
            <text:p>481</text:p>
          </table:table-cell>
          <table:table-cell table:style-name="ce12" table:formula="of:=VLOOKUP([.$A16];[$otimos.$A$2:$otimos.$H$99];3;0)" office:value-type="float" office:value="58817" calcext:value-type="float">
            <text:p>58.817</text:p>
          </table:table-cell>
          <table:table-cell table:style-name="ce14" table:formula="of:=VLOOKUP([.$A16];[$regras.$A$2:$regras.$H$99];6;0)" office:value-type="float" office:value="8" calcext:value-type="float">
            <text:p>8</text:p>
          </table:table-cell>
          <table:table-cell table:style-name="ce14" table:formula="of:=VLOOKUP([.$A16];[$otimos.$A$2:$otimos.$H$99];6;0)" office:value-type="float" office:value="28" calcext:value-type="float">
            <text:p>28</text:p>
          </table:table-cell>
          <table:table-cell table:style-name="ce14" table:formula="of:=VLOOKUP([.$A16];[$reed.$A$2:$reed.$H$99];6;0)" office:value-type="float" office:value="23" calcext:value-type="float">
            <text:p>23</text:p>
          </table:table-cell>
          <table:table-cell table:style-name="ce16" table:formula="of:=VLOOKUP([.$A16];[$regras.$A$2:$regras.$H$99];7;0)" office:value-type="float" office:value="1004" calcext:value-type="float">
            <text:p>1.004</text:p>
          </table:table-cell>
          <table:table-cell table:style-name="ce16" table:formula="of:=VLOOKUP([.$A16];[$otimos.$A$2:$otimos.$H$99];7;0)" office:value-type="float" office:value="5686" calcext:value-type="float">
            <text:p>5.686</text:p>
          </table:table-cell>
          <table:table-cell table:style-name="ce16" table:formula="of:=VLOOKUP([.$A16];[$reed.$A$2:$reed.$H$99];7;0)" office:value-type="float" office:value="3463" calcext:value-type="float">
            <text:p>3.463</text:p>
          </table:table-cell>
          <table:table-cell table:style-name="ce18" table:formula="of:=VLOOKUP([.$A16];[$regras_otimos.$A$2:$regras_otimos.$H$99];6;0)" office:value-type="float" office:value="20" calcext:value-type="float">
            <text:p>20</text:p>
          </table:table-cell>
          <table:table-cell table:formula="of:=VLOOKUP([.$A16];[$regras_reed.$A$2:$regras_reed.$H$99];6;0)" office:value-type="float" office:value="15" calcext:value-type="float">
            <text:p>15</text:p>
          </table:table-cell>
          <table:table-cell table:style-name="ce18" table:formula="of:=VLOOKUP([.$A16];[$otimos_regras.$A$2:$otimos_regras.$H$99];6;0)" office:value-type="float" office:value="0" calcext:value-type="float">
            <text:p>0</text:p>
          </table:table-cell>
          <table:table-cell table:formula="of:=VLOOKUP([.$A16];[$otimos_reed.$A$2:$otimos_reed.$H$99];6;0)" office:value-type="float" office:value="8" calcext:value-type="float">
            <text:p>8</text:p>
          </table:table-cell>
          <table:table-cell table:style-name="ce18" table:formula="of:=VLOOKUP([.$A16];[$reed_regras.$A$2:$reed_regras.$H$99];6;0)" office:value-type="float" office:value="2" calcext:value-type="float">
            <text:p>2</text:p>
          </table:table-cell>
          <table:table-cell table:formula="of:=VLOOKUP([.$A16];[$reed_otimos.$A$2:$reed_otimos.$H$99];6;0)" office:value-type="float" office:value="10" calcext:value-type="float">
            <text:p>10</text:p>
          </table:table-cell>
          <table:table-cell table:style-name="ce20" table:formula="of:=VLOOKUP([.$A16];[$regras_otimos.$A$2:$regras_otimos.$H$99];7;0)" office:value-type="float" office:value="4682" calcext:value-type="float">
            <text:p>4682</text:p>
          </table:table-cell>
          <table:table-cell table:formula="of:=VLOOKUP([.$A16];[$regras_reed.$A$2:$regras_reed.$H$99];7;0)" office:value-type="float" office:value="2459" calcext:value-type="float">
            <text:p>2459</text:p>
          </table:table-cell>
          <table:table-cell table:style-name="ce20" table:formula="of:=VLOOKUP([.$A16];[$otimos_regras.$A$2:$otimos_regras.$H$99];7;0)" office:value-type="float" office:value="0" calcext:value-type="float">
            <text:p>0</text:p>
          </table:table-cell>
          <table:table-cell table:formula="of:=VLOOKUP([.$A16];[$otimos_reed.$A$2:$otimos_reed.$H$99];7;0)" office:value-type="float" office:value="-20" calcext:value-type="float">
            <text:p>-20</text:p>
          </table:table-cell>
          <table:table-cell table:style-name="ce20" table:formula="of:=VLOOKUP([.$A16];[$reed_regras.$A$2:$reed_regras.$H$99];7;0)" office:value-type="float" office:value="250" calcext:value-type="float">
            <text:p>250</text:p>
          </table:table-cell>
          <table:table-cell table:formula="of:=VLOOKUP([.$A16];[$reed_otimos.$A$2:$reed_otimos.$H$99];7;0)" office:value-type="float" office:value="3552" calcext:value-type="float">
            <text:p>3552</text:p>
          </table:table-cell>
          <table:table-cell table:formula="of:=VLOOKUP([.$A16];[$regras_otimos_reed.$A$2:$regras_otimos_reed.$H$99];6;0)" office:value-type="float" office:value="8" calcext:value-type="float">
            <text:p>8</text:p>
          </table:table-cell>
          <table:table-cell table:formula="of:=VLOOKUP([.$A16];[$regras_reed_otimos.$A$2:$regras_reed_otimos.$H$99];6;0)" office:value-type="float" office:value="10" calcext:value-type="float">
            <text:p>10</text:p>
          </table:table-cell>
          <table:table-cell table:formula="of:=VLOOKUP([.$A16];[$otimos_regras_reed.$A$2:$otimos_regras_reed.$H$99];6;0)" office:value-type="float" office:value="8" calcext:value-type="float">
            <text:p>8</text:p>
          </table:table-cell>
          <table:table-cell table:formula="of:=VLOOKUP([.$A16];[$otimos_reed_regras.$A$2:$otimos_reed_regras.$H$99];6;0)" office:value-type="float" office:value="0" calcext:value-type="float">
            <text:p>0</text:p>
          </table:table-cell>
          <table:table-cell table:formula="of:=VLOOKUP([.$A16];[$reed_regras_otimos.$A$2:$reed_regras_otimos.$H$99];6;0)" office:value-type="float" office:value="8" calcext:value-type="float">
            <text:p>8</text:p>
          </table:table-cell>
          <table:table-cell table:formula="of:=VLOOKUP([.$A16];[$reed_otimos_regras.$A$2:$reed_otimos_regras.$H$99];6;0)" office:value-type="float" office:value="0" calcext:value-type="float">
            <text:p>0</text:p>
          </table:table-cell>
          <table:table-cell table:formula="of:=VLOOKUP([.$A16];[$regras_otimos_reed.$A$2:$regras_otimos_reed.$H$99];7;0)" office:value-type="float" office:value="-20" calcext:value-type="float">
            <text:p>-20</text:p>
          </table:table-cell>
          <table:table-cell table:formula="of:=VLOOKUP([.$A16];[$regras_reed_otimos.$A$2:$regras_reed_otimos.$H$99];7;0)" office:value-type="float" office:value="3552" calcext:value-type="float">
            <text:p>3552</text:p>
          </table:table-cell>
          <table:table-cell table:formula="of:=VLOOKUP([.$A16];[$otimos_regras_reed.$A$2:$otimos_regras_reed.$H$99];7;0)" office:value-type="float" office:value="-20" calcext:value-type="float">
            <text:p>-20</text:p>
          </table:table-cell>
          <table:table-cell table:formula="of:=VLOOKUP([.$A16];[$otimos_reed_regras.$A$2:$otimos_reed_regras.$H$99];7;0)" office:value-type="float" office:value="0" calcext:value-type="float">
            <text:p>0</text:p>
          </table:table-cell>
          <table:table-cell table:formula="of:=VLOOKUP([.$A16];[$reed_regras_otimos.$A$2:$reed_regras_otimos.$H$99];7;0)" office:value-type="float" office:value="3302" calcext:value-type="float">
            <text:p>3302</text:p>
          </table:table-cell>
          <table:table-cell table:formula="of:=VLOOKUP([.$A16];[$reed_otimos_regras.$A$2:$reed_otimos_regras.$H$99];7;0)" office:value-type="float" office:value="0" calcext:value-type="float">
            <text:p>0</text:p>
          </table:table-cell>
          <table:table-cell table:style-name="ce24" table:formula="of:=SUBSTITUTE(INDEX([.$D$1:.$F$1];MATCH(MAX([.D16:.F16]);[.D16:.F16];0));&quot;Δ GC &quot;;&quot;&quot;)" office:value-type="string" office:string-value="Otimos" calcext:value-type="string">
            <text:p>Otimos</text:p>
          </table:table-cell>
          <table:table-cell table:style-name="ce24" table:formula="of:=SUBSTITUTE(INDEX([.$G$1:.$I$1];MATCH(MAX([.G16:.I16]);[.G16:.I16];0));&quot;Δ QC &quot;;&quot;&quot;)" office:value-type="string" office:string-value="Otimos" calcext:value-type="string">
            <text:p>Otimos</text:p>
          </table:table-cell>
          <table:table-cell table:style-name="ce24" table:formula="of:=SUBSTITUTE(INDEX([.$J$1:.$O$1];MATCH(MAX([.J16:.O16]);[.J16:.O16];0));&quot;Δ G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P$1:.$U$1];MATCH(MAX([.P16:.U16]);[.P16:.U16];0));&quot;Δ Q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V$1:.$AA$1];MATCH(MAX([.V16:.AA16]);[.V16:.AA16];0));&quot;Δ GC &quot;;&quot;&quot;)" office:value-type="string" office:string-value="Regras+Reed+Otimos" calcext:value-type="string">
            <text:p>Regras+Reed+Otimos</text:p>
          </table:table-cell>
          <table:table-cell table:style-name="ce24" table:formula="of:=SUBSTITUTE(INDEX([.$AB$1:.$AG$1];MATCH(MAX([.AB16:.AG16]);[.AB16:.AG16];0));&quot;Δ QC &quot;;&quot;&quot;)" office:value-type="string" office:string-value="Regras+Reed+Otimos" calcext:value-type="string">
            <text:p>Regras+Reed+Otimos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2-ham7.tfc</text:p>
          </table:table-cell>
          <table:table-cell table:style-name="ce12" table:formula="of:=VLOOKUP([.$A17];[$otimos.$A$2:$otimos.$H$99];2;0)" office:value-type="float" office:value="115" calcext:value-type="float">
            <text:p>115</text:p>
          </table:table-cell>
          <table:table-cell table:style-name="ce12" table:formula="of:=VLOOKUP([.$A17];[$otimos.$A$2:$otimos.$H$99];3;0)" office:value-type="float" office:value="8591" calcext:value-type="float">
            <text:p>8.591</text:p>
          </table:table-cell>
          <table:table-cell table:style-name="ce14" table:formula="of:=VLOOKUP([.$A17];[$regras.$A$2:$regras.$H$99];6;0)" office:value-type="float" office:value="0" calcext:value-type="float">
            <text:p>0</text:p>
          </table:table-cell>
          <table:table-cell table:style-name="ce14" table:formula="of:=VLOOKUP([.$A17];[$otimos.$A$2:$otimos.$H$99];6;0)" office:value-type="float" office:value="5" calcext:value-type="float">
            <text:p>5</text:p>
          </table:table-cell>
          <table:table-cell table:style-name="ce14" table:formula="of:=VLOOKUP([.$A17];[$reed.$A$2:$reed.$H$99];6;0)" office:value-type="float" office:value="-12" calcext:value-type="float">
            <text:p>-12</text:p>
          </table:table-cell>
          <table:table-cell table:style-name="ce16" table:formula="of:=VLOOKUP([.$A17];[$regras.$A$2:$regras.$H$99];7;0)" office:value-type="float" office:value="0" calcext:value-type="float">
            <text:p>0</text:p>
          </table:table-cell>
          <table:table-cell table:style-name="ce16" table:formula="of:=VLOOKUP([.$A17];[$otimos.$A$2:$otimos.$H$99];7;0)" office:value-type="float" office:value="1399" calcext:value-type="float">
            <text:p>1.399</text:p>
          </table:table-cell>
          <table:table-cell table:style-name="ce16" table:formula="of:=VLOOKUP([.$A17];[$reed.$A$2:$reed.$H$99];7;0)" office:value-type="float" office:value="-634" calcext:value-type="float">
            <text:p>-634</text:p>
          </table:table-cell>
          <table:table-cell table:style-name="ce18" table:formula="of:=VLOOKUP([.$A17];[$regras_otimos.$A$2:$regras_otimos.$H$99];6;0)" office:value-type="float" office:value="5" calcext:value-type="float">
            <text:p>5</text:p>
          </table:table-cell>
          <table:table-cell table:formula="of:=VLOOKUP([.$A17];[$regras_reed.$A$2:$regras_reed.$H$99];6;0)" office:value-type="float" office:value="-12" calcext:value-type="float">
            <text:p>-12</text:p>
          </table:table-cell>
          <table:table-cell table:style-name="ce18" table:formula="of:=VLOOKUP([.$A17];[$otimos_regras.$A$2:$otimos_regras.$H$99];6;0)" office:value-type="float" office:value="0" calcext:value-type="float">
            <text:p>0</text:p>
          </table:table-cell>
          <table:table-cell table:formula="of:=VLOOKUP([.$A17];[$otimos_reed.$A$2:$otimos_reed.$H$99];6;0)" office:value-type="float" office:value="-11" calcext:value-type="float">
            <text:p>-11</text:p>
          </table:table-cell>
          <table:table-cell table:style-name="ce18" table:formula="of:=VLOOKUP([.$A17];[$reed_regras.$A$2:$reed_regras.$H$99];6;0)" office:value-type="float" office:value="0" calcext:value-type="float">
            <text:p>0</text:p>
          </table:table-cell>
          <table:table-cell table:formula="of:=VLOOKUP([.$A17];[$reed_otimos.$A$2:$reed_otimos.$H$99];6;0)" office:value-type="float" office:value="8" calcext:value-type="float">
            <text:p>8</text:p>
          </table:table-cell>
          <table:table-cell table:style-name="ce20" table:formula="of:=VLOOKUP([.$A17];[$regras_otimos.$A$2:$regras_otimos.$H$99];7;0)" office:value-type="float" office:value="1399" calcext:value-type="float">
            <text:p>1399</text:p>
          </table:table-cell>
          <table:table-cell table:formula="of:=VLOOKUP([.$A17];[$regras_reed.$A$2:$regras_reed.$H$99];7;0)" office:value-type="float" office:value="-634" calcext:value-type="float">
            <text:p>-634</text:p>
          </table:table-cell>
          <table:table-cell table:style-name="ce20" table:formula="of:=VLOOKUP([.$A17];[$otimos_regras.$A$2:$otimos_regras.$H$99];7;0)" office:value-type="float" office:value="0" calcext:value-type="float">
            <text:p>0</text:p>
          </table:table-cell>
          <table:table-cell table:formula="of:=VLOOKUP([.$A17];[$otimos_reed.$A$2:$otimos_reed.$H$99];7;0)" office:value-type="float" office:value="-837" calcext:value-type="float">
            <text:p>-837</text:p>
          </table:table-cell>
          <table:table-cell table:style-name="ce20" table:formula="of:=VLOOKUP([.$A17];[$reed_regras.$A$2:$reed_regras.$H$99];7;0)" office:value-type="float" office:value="0" calcext:value-type="float">
            <text:p>0</text:p>
          </table:table-cell>
          <table:table-cell table:formula="of:=VLOOKUP([.$A17];[$reed_otimos.$A$2:$reed_otimos.$H$99];7;0)" office:value-type="float" office:value="1296" calcext:value-type="float">
            <text:p>1296</text:p>
          </table:table-cell>
          <table:table-cell table:formula="of:=VLOOKUP([.$A17];[$regras_otimos_reed.$A$2:$regras_otimos_reed.$H$99];6;0)" office:value-type="float" office:value="-11" calcext:value-type="float">
            <text:p>-11</text:p>
          </table:table-cell>
          <table:table-cell table:formula="of:=VLOOKUP([.$A17];[$regras_reed_otimos.$A$2:$regras_reed_otimos.$H$99];6;0)" office:value-type="float" office:value="8" calcext:value-type="float">
            <text:p>8</text:p>
          </table:table-cell>
          <table:table-cell table:formula="of:=VLOOKUP([.$A17];[$otimos_regras_reed.$A$2:$otimos_regras_reed.$H$99];6;0)" office:value-type="float" office:value="-11" calcext:value-type="float">
            <text:p>-11</text:p>
          </table:table-cell>
          <table:table-cell table:formula="of:=VLOOKUP([.$A17];[$otimos_reed_regras.$A$2:$otimos_reed_regras.$H$99];6;0)" office:value-type="float" office:value="0" calcext:value-type="float">
            <text:p>0</text:p>
          </table:table-cell>
          <table:table-cell table:formula="of:=VLOOKUP([.$A17];[$reed_regras_otimos.$A$2:$reed_regras_otimos.$H$99];6;0)" office:value-type="float" office:value="8" calcext:value-type="float">
            <text:p>8</text:p>
          </table:table-cell>
          <table:table-cell table:formula="of:=VLOOKUP([.$A17];[$reed_otimos_regras.$A$2:$reed_otimos_regras.$H$99];6;0)" office:value-type="float" office:value="0" calcext:value-type="float">
            <text:p>0</text:p>
          </table:table-cell>
          <table:table-cell table:formula="of:=VLOOKUP([.$A17];[$regras_otimos_reed.$A$2:$regras_otimos_reed.$H$99];7;0)" office:value-type="float" office:value="-837" calcext:value-type="float">
            <text:p>-837</text:p>
          </table:table-cell>
          <table:table-cell table:formula="of:=VLOOKUP([.$A17];[$regras_reed_otimos.$A$2:$regras_reed_otimos.$H$99];7;0)" office:value-type="float" office:value="1296" calcext:value-type="float">
            <text:p>1296</text:p>
          </table:table-cell>
          <table:table-cell table:formula="of:=VLOOKUP([.$A17];[$otimos_regras_reed.$A$2:$otimos_regras_reed.$H$99];7;0)" office:value-type="float" office:value="-837" calcext:value-type="float">
            <text:p>-837</text:p>
          </table:table-cell>
          <table:table-cell table:formula="of:=VLOOKUP([.$A17];[$otimos_reed_regras.$A$2:$otimos_reed_regras.$H$99];7;0)" office:value-type="float" office:value="0" calcext:value-type="float">
            <text:p>0</text:p>
          </table:table-cell>
          <table:table-cell table:formula="of:=VLOOKUP([.$A17];[$reed_regras_otimos.$A$2:$reed_regras_otimos.$H$99];7;0)" office:value-type="float" office:value="1296" calcext:value-type="float">
            <text:p>1296</text:p>
          </table:table-cell>
          <table:table-cell table:formula="of:=VLOOKUP([.$A17];[$reed_otimos_regras.$A$2:$reed_otimos_regras.$H$99];7;0)" office:value-type="float" office:value="0" calcext:value-type="float">
            <text:p>0</text:p>
          </table:table-cell>
          <table:table-cell table:style-name="ce24" table:formula="of:=SUBSTITUTE(INDEX([.$D$1:.$F$1];MATCH(MAX([.D17:.F17]);[.D17:.F17];0));&quot;Δ GC &quot;;&quot;&quot;)" office:value-type="string" office:string-value="Otimos" calcext:value-type="string">
            <text:p>Otimos</text:p>
          </table:table-cell>
          <table:table-cell table:style-name="ce24" table:formula="of:=SUBSTITUTE(INDEX([.$G$1:.$I$1];MATCH(MAX([.G17:.I17]);[.G17:.I17];0));&quot;Δ QC &quot;;&quot;&quot;)" office:value-type="string" office:string-value="Otimos" calcext:value-type="string">
            <text:p>Otimos</text:p>
          </table:table-cell>
          <table:table-cell table:style-name="ce24" table:formula="of:=SUBSTITUTE(INDEX([.$J$1:.$O$1];MATCH(MAX([.J17:.O17]);[.J17:.O17];0));&quot;Δ GC &quot;;&quot;&quot;)" office:value-type="string" office:string-value="Reed+Otimos" calcext:value-type="string">
            <text:p>Reed+Otimos</text:p>
          </table:table-cell>
          <table:table-cell table:style-name="ce24" table:formula="of:=SUBSTITUTE(INDEX([.$P$1:.$U$1];MATCH(MAX([.P17:.U17]);[.P17:.U17];0));&quot;Δ Q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V$1:.$AA$1];MATCH(MAX([.V17:.AA17]);[.V17:.AA17];0));&quot;Δ GC &quot;;&quot;&quot;)" office:value-type="string" office:string-value="Regras+Reed+Otimos" calcext:value-type="string">
            <text:p>Regras+Reed+Otimos</text:p>
          </table:table-cell>
          <table:table-cell table:style-name="ce24" table:formula="of:=SUBSTITUTE(INDEX([.$AB$1:.$AG$1];MATCH(MAX([.AB17:.AG17]);[.AB17:.AG17];0));&quot;Δ QC &quot;;&quot;&quot;)" office:value-type="string" office:string-value="Regras+Reed+Otimos" calcext:value-type="string">
            <text:p>Regras+Reed+Otimos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2-ham7_inv.tfc</text:p>
          </table:table-cell>
          <table:table-cell table:style-name="ce12" table:formula="of:=VLOOKUP([.$A18];[$otimos.$A$2:$otimos.$H$99];2;0)" office:value-type="float" office:value="80" calcext:value-type="float">
            <text:p>80</text:p>
          </table:table-cell>
          <table:table-cell table:style-name="ce12" table:formula="of:=VLOOKUP([.$A18];[$otimos.$A$2:$otimos.$H$99];3;0)" office:value-type="float" office:value="6512" calcext:value-type="float">
            <text:p>6.512</text:p>
          </table:table-cell>
          <table:table-cell table:style-name="ce14" table:formula="of:=VLOOKUP([.$A18];[$regras.$A$2:$regras.$H$99];6;0)" office:value-type="float" office:value="0" calcext:value-type="float">
            <text:p>0</text:p>
          </table:table-cell>
          <table:table-cell table:style-name="ce14" table:formula="of:=VLOOKUP([.$A18];[$otimos.$A$2:$otimos.$H$99];6;0)" office:value-type="float" office:value="9" calcext:value-type="float">
            <text:p>9</text:p>
          </table:table-cell>
          <table:table-cell table:style-name="ce14" table:formula="of:=VLOOKUP([.$A18];[$reed.$A$2:$reed.$H$99];6;0)" office:value-type="float" office:value="2" calcext:value-type="float">
            <text:p>2</text:p>
          </table:table-cell>
          <table:table-cell table:style-name="ce16" table:formula="of:=VLOOKUP([.$A18];[$regras.$A$2:$regras.$H$99];7;0)" office:value-type="float" office:value="0" calcext:value-type="float">
            <text:p>0</text:p>
          </table:table-cell>
          <table:table-cell table:style-name="ce16" table:formula="of:=VLOOKUP([.$A18];[$otimos.$A$2:$otimos.$H$99];7;0)" office:value-type="float" office:value="1398" calcext:value-type="float">
            <text:p>1.398</text:p>
          </table:table-cell>
          <table:table-cell table:style-name="ce16" table:formula="of:=VLOOKUP([.$A18];[$reed.$A$2:$reed.$H$99];7;0)" office:value-type="float" office:value="106" calcext:value-type="float">
            <text:p>106</text:p>
          </table:table-cell>
          <table:table-cell table:style-name="ce18" table:formula="of:=VLOOKUP([.$A18];[$regras_otimos.$A$2:$regras_otimos.$H$99];6;0)" office:value-type="float" office:value="9" calcext:value-type="float">
            <text:p>9</text:p>
          </table:table-cell>
          <table:table-cell table:formula="of:=VLOOKUP([.$A18];[$regras_reed.$A$2:$regras_reed.$H$99];6;0)" office:value-type="float" office:value="2" calcext:value-type="float">
            <text:p>2</text:p>
          </table:table-cell>
          <table:table-cell table:style-name="ce18" table:formula="of:=VLOOKUP([.$A18];[$otimos_regras.$A$2:$otimos_regras.$H$99];6;0)" office:value-type="float" office:value="0" calcext:value-type="float">
            <text:p>0</text:p>
          </table:table-cell>
          <table:table-cell table:formula="of:=VLOOKUP([.$A18];[$otimos_reed.$A$2:$otimos_reed.$H$99];6;0)" office:value-type="float" office:value="1" calcext:value-type="float">
            <text:p>1</text:p>
          </table:table-cell>
          <table:table-cell table:style-name="ce18" table:formula="of:=VLOOKUP([.$A18];[$reed_regras.$A$2:$reed_regras.$H$99];6;0)" office:value-type="float" office:value="0" calcext:value-type="float">
            <text:p>0</text:p>
          </table:table-cell>
          <table:table-cell table:formula="of:=VLOOKUP([.$A18];[$reed_otimos.$A$2:$reed_otimos.$H$99];6;0)" office:value-type="float" office:value="3" calcext:value-type="float">
            <text:p>3</text:p>
          </table:table-cell>
          <table:table-cell table:style-name="ce20" table:formula="of:=VLOOKUP([.$A18];[$regras_otimos.$A$2:$regras_otimos.$H$99];7;0)" office:value-type="float" office:value="1398" calcext:value-type="float">
            <text:p>1398</text:p>
          </table:table-cell>
          <table:table-cell table:formula="of:=VLOOKUP([.$A18];[$regras_reed.$A$2:$regras_reed.$H$99];7;0)" office:value-type="float" office:value="106" calcext:value-type="float">
            <text:p>106</text:p>
          </table:table-cell>
          <table:table-cell table:style-name="ce20" table:formula="of:=VLOOKUP([.$A18];[$otimos_regras.$A$2:$otimos_regras.$H$99];7;0)" office:value-type="float" office:value="0" calcext:value-type="float">
            <text:p>0</text:p>
          </table:table-cell>
          <table:table-cell table:formula="of:=VLOOKUP([.$A18];[$otimos_reed.$A$2:$otimos_reed.$H$99];7;0)" office:value-type="float" office:value="295" calcext:value-type="float">
            <text:p>295</text:p>
          </table:table-cell>
          <table:table-cell table:style-name="ce20" table:formula="of:=VLOOKUP([.$A18];[$reed_regras.$A$2:$reed_regras.$H$99];7;0)" office:value-type="float" office:value="0" calcext:value-type="float">
            <text:p>0</text:p>
          </table:table-cell>
          <table:table-cell table:formula="of:=VLOOKUP([.$A18];[$reed_otimos.$A$2:$reed_otimos.$H$99];7;0)" office:value-type="float" office:value="1071" calcext:value-type="float">
            <text:p>1071</text:p>
          </table:table-cell>
          <table:table-cell table:formula="of:=VLOOKUP([.$A18];[$regras_otimos_reed.$A$2:$regras_otimos_reed.$H$99];6;0)" office:value-type="float" office:value="1" calcext:value-type="float">
            <text:p>1</text:p>
          </table:table-cell>
          <table:table-cell table:formula="of:=VLOOKUP([.$A18];[$regras_reed_otimos.$A$2:$regras_reed_otimos.$H$99];6;0)" office:value-type="float" office:value="3" calcext:value-type="float">
            <text:p>3</text:p>
          </table:table-cell>
          <table:table-cell table:formula="of:=VLOOKUP([.$A18];[$otimos_regras_reed.$A$2:$otimos_regras_reed.$H$99];6;0)" office:value-type="float" office:value="1" calcext:value-type="float">
            <text:p>1</text:p>
          </table:table-cell>
          <table:table-cell table:formula="of:=VLOOKUP([.$A18];[$otimos_reed_regras.$A$2:$otimos_reed_regras.$H$99];6;0)" office:value-type="float" office:value="0" calcext:value-type="float">
            <text:p>0</text:p>
          </table:table-cell>
          <table:table-cell table:formula="of:=VLOOKUP([.$A18];[$reed_regras_otimos.$A$2:$reed_regras_otimos.$H$99];6;0)" office:value-type="float" office:value="3" calcext:value-type="float">
            <text:p>3</text:p>
          </table:table-cell>
          <table:table-cell table:formula="of:=VLOOKUP([.$A18];[$reed_otimos_regras.$A$2:$reed_otimos_regras.$H$99];6;0)" office:value-type="float" office:value="0" calcext:value-type="float">
            <text:p>0</text:p>
          </table:table-cell>
          <table:table-cell table:formula="of:=VLOOKUP([.$A18];[$regras_otimos_reed.$A$2:$regras_otimos_reed.$H$99];7;0)" office:value-type="float" office:value="295" calcext:value-type="float">
            <text:p>295</text:p>
          </table:table-cell>
          <table:table-cell table:formula="of:=VLOOKUP([.$A18];[$regras_reed_otimos.$A$2:$regras_reed_otimos.$H$99];7;0)" office:value-type="float" office:value="1071" calcext:value-type="float">
            <text:p>1071</text:p>
          </table:table-cell>
          <table:table-cell table:formula="of:=VLOOKUP([.$A18];[$otimos_regras_reed.$A$2:$otimos_regras_reed.$H$99];7;0)" office:value-type="float" office:value="295" calcext:value-type="float">
            <text:p>295</text:p>
          </table:table-cell>
          <table:table-cell table:formula="of:=VLOOKUP([.$A18];[$otimos_reed_regras.$A$2:$otimos_reed_regras.$H$99];7;0)" office:value-type="float" office:value="0" calcext:value-type="float">
            <text:p>0</text:p>
          </table:table-cell>
          <table:table-cell table:formula="of:=VLOOKUP([.$A18];[$reed_regras_otimos.$A$2:$reed_regras_otimos.$H$99];7;0)" office:value-type="float" office:value="1071" calcext:value-type="float">
            <text:p>1071</text:p>
          </table:table-cell>
          <table:table-cell table:formula="of:=VLOOKUP([.$A18];[$reed_otimos_regras.$A$2:$reed_otimos_regras.$H$99];7;0)" office:value-type="float" office:value="0" calcext:value-type="float">
            <text:p>0</text:p>
          </table:table-cell>
          <table:table-cell table:style-name="ce24" table:formula="of:=SUBSTITUTE(INDEX([.$D$1:.$F$1];MATCH(MAX([.D18:.F18]);[.D18:.F18];0));&quot;Δ GC &quot;;&quot;&quot;)" office:value-type="string" office:string-value="Otimos" calcext:value-type="string">
            <text:p>Otimos</text:p>
          </table:table-cell>
          <table:table-cell table:style-name="ce24" table:formula="of:=SUBSTITUTE(INDEX([.$G$1:.$I$1];MATCH(MAX([.G18:.I18]);[.G18:.I18];0));&quot;Δ QC &quot;;&quot;&quot;)" office:value-type="string" office:string-value="Otimos" calcext:value-type="string">
            <text:p>Otimos</text:p>
          </table:table-cell>
          <table:table-cell table:style-name="ce24" table:formula="of:=SUBSTITUTE(INDEX([.$J$1:.$O$1];MATCH(MAX([.J18:.O18]);[.J18:.O18];0));&quot;Δ G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P$1:.$U$1];MATCH(MAX([.P18:.U18]);[.P18:.U18];0));&quot;Δ Q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V$1:.$AA$1];MATCH(MAX([.V18:.AA18]);[.V18:.AA18];0));&quot;Δ GC &quot;;&quot;&quot;)" office:value-type="string" office:string-value="Regras+Reed+Otimos" calcext:value-type="string">
            <text:p>Regras+Reed+Otimos</text:p>
          </table:table-cell>
          <table:table-cell table:style-name="ce24" table:formula="of:=SUBSTITUTE(INDEX([.$AB$1:.$AG$1];MATCH(MAX([.AB18:.AG18]);[.AB18:.AG18];0));&quot;Δ QC &quot;;&quot;&quot;)" office:value-type="string" office:string-value="Regras+Reed+Otimos" calcext:value-type="string">
            <text:p>Regras+Reed+Otimos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wb10-n10-gc8247-qc26084.tfc</text:p>
          </table:table-cell>
          <table:table-cell table:style-name="ce12" table:formula="of:=VLOOKUP([.$A19];[$otimos.$A$2:$otimos.$H$99];2;0)" office:value-type="float" office:value="8247" calcext:value-type="float">
            <text:p>8.247</text:p>
          </table:table-cell>
          <table:table-cell table:style-name="ce12" table:formula="of:=VLOOKUP([.$A19];[$otimos.$A$2:$otimos.$H$99];3;0)" office:value-type="float" office:value="30107" calcext:value-type="float">
            <text:p>30.107</text:p>
          </table:table-cell>
          <table:table-cell table:style-name="ce14" table:formula="of:=VLOOKUP([.$A19];[$regras.$A$2:$regras.$H$99];6;0)" office:value-type="float" office:value="14" calcext:value-type="float">
            <text:p>14</text:p>
          </table:table-cell>
          <table:table-cell table:style-name="ce14" table:formula="of:=VLOOKUP([.$A19];[$otimos.$A$2:$otimos.$H$99];6;0)" office:value-type="float" office:value="90" calcext:value-type="float">
            <text:p>90</text:p>
          </table:table-cell>
          <table:table-cell table:style-name="ce14" table:formula="of:=VLOOKUP([.$A19];[$reed.$A$2:$reed.$H$99];6;0)" office:value-type="float" office:value="14" calcext:value-type="float">
            <text:p>14</text:p>
          </table:table-cell>
          <table:table-cell table:style-name="ce16" table:formula="of:=VLOOKUP([.$A19];[$regras.$A$2:$regras.$H$99];7;0)" office:value-type="float" office:value="-20" calcext:value-type="float">
            <text:p>-20</text:p>
          </table:table-cell>
          <table:table-cell table:style-name="ce16" table:formula="of:=VLOOKUP([.$A19];[$otimos.$A$2:$otimos.$H$99];7;0)" office:value-type="float" office:value="-346" calcext:value-type="float">
            <text:p>-346</text:p>
          </table:table-cell>
          <table:table-cell table:style-name="ce16" table:formula="of:=VLOOKUP([.$A19];[$reed.$A$2:$reed.$H$99];7;0)" office:value-type="float" office:value="-1034" calcext:value-type="float">
            <text:p>-1.034</text:p>
          </table:table-cell>
          <table:table-cell table:style-name="ce18" table:formula="of:=VLOOKUP([.$A19];[$regras_otimos.$A$2:$regras_otimos.$H$99];6;0)" office:value-type="float" office:value="89" calcext:value-type="float">
            <text:p>89</text:p>
          </table:table-cell>
          <table:table-cell table:formula="of:=VLOOKUP([.$A19];[$regras_reed.$A$2:$regras_reed.$H$99];6;0)" office:value-type="float" office:value="5" calcext:value-type="float">
            <text:p>5</text:p>
          </table:table-cell>
          <table:table-cell table:style-name="ce18" table:formula="of:=VLOOKUP([.$A19];[$otimos_regras.$A$2:$otimos_regras.$H$99];6;0)" office:value-type="float" office:value="6" calcext:value-type="float">
            <text:p>6</text:p>
          </table:table-cell>
          <table:table-cell table:formula="of:=VLOOKUP([.$A19];[$otimos_reed.$A$2:$otimos_reed.$H$99];6;0)" office:value-type="float" office:value="-9" calcext:value-type="float">
            <text:p>-9</text:p>
          </table:table-cell>
          <table:table-cell table:style-name="ce18" table:formula="of:=VLOOKUP([.$A19];[$reed_regras.$A$2:$reed_regras.$H$99];6;0)" office:value-type="float" office:value="8" calcext:value-type="float">
            <text:p>8</text:p>
          </table:table-cell>
          <table:table-cell table:formula="of:=VLOOKUP([.$A19];[$reed_otimos.$A$2:$reed_otimos.$H$99];6;0)" office:value-type="float" office:value="86" calcext:value-type="float">
            <text:p>86</text:p>
          </table:table-cell>
          <table:table-cell table:style-name="ce20" table:formula="of:=VLOOKUP([.$A19];[$regras_otimos.$A$2:$regras_otimos.$H$99];7;0)" office:value-type="float" office:value="-325" calcext:value-type="float">
            <text:p>-325</text:p>
          </table:table-cell>
          <table:table-cell table:formula="of:=VLOOKUP([.$A19];[$regras_reed.$A$2:$regras_reed.$H$99];7;0)" office:value-type="float" office:value="-1049" calcext:value-type="float">
            <text:p>-1049</text:p>
          </table:table-cell>
          <table:table-cell table:style-name="ce20" table:formula="of:=VLOOKUP([.$A19];[$otimos_regras.$A$2:$otimos_regras.$H$99];7;0)" office:value-type="float" office:value="-6" calcext:value-type="float">
            <text:p>-6</text:p>
          </table:table-cell>
          <table:table-cell table:formula="of:=VLOOKUP([.$A19];[$otimos_reed.$A$2:$otimos_reed.$H$99];7;0)" office:value-type="float" office:value="-1091" calcext:value-type="float">
            <text:p>-1091</text:p>
          </table:table-cell>
          <table:table-cell table:style-name="ce20" table:formula="of:=VLOOKUP([.$A19];[$reed_regras.$A$2:$reed_regras.$H$99];7;0)" office:value-type="float" office:value="-14" calcext:value-type="float">
            <text:p>-14</text:p>
          </table:table-cell>
          <table:table-cell table:formula="of:=VLOOKUP([.$A19];[$reed_otimos.$A$2:$reed_otimos.$H$99];7;0)" office:value-type="float" office:value="372" calcext:value-type="float">
            <text:p>372</text:p>
          </table:table-cell>
          <table:table-cell table:formula="of:=VLOOKUP([.$A19];[$regras_otimos_reed.$A$2:$regras_otimos_reed.$H$99];6;0)" office:value-type="float" office:value="-10" calcext:value-type="float">
            <text:p>-10</text:p>
          </table:table-cell>
          <table:table-cell table:formula="of:=VLOOKUP([.$A19];[$regras_reed_otimos.$A$2:$regras_reed_otimos.$H$99];6;0)" office:value-type="float" office:value="92" calcext:value-type="float">
            <text:p>92</text:p>
          </table:table-cell>
          <table:table-cell table:formula="of:=VLOOKUP([.$A19];[$otimos_regras_reed.$A$2:$otimos_regras_reed.$H$99];6;0)" office:value-type="float" office:value="-12" calcext:value-type="float">
            <text:p>-12</text:p>
          </table:table-cell>
          <table:table-cell table:formula="of:=VLOOKUP([.$A19];[$otimos_reed_regras.$A$2:$otimos_reed_regras.$H$99];6;0)" office:value-type="float" office:value="4" calcext:value-type="float">
            <text:p>4</text:p>
          </table:table-cell>
          <table:table-cell table:formula="of:=VLOOKUP([.$A19];[$reed_regras_otimos.$A$2:$reed_regras_otimos.$H$99];6;0)" office:value-type="float" office:value="87" calcext:value-type="float">
            <text:p>87</text:p>
          </table:table-cell>
          <table:table-cell table:formula="of:=VLOOKUP([.$A19];[$reed_otimos_regras.$A$2:$reed_otimos_regras.$H$99];6;0)" office:value-type="float" office:value="4" calcext:value-type="float">
            <text:p>4</text:p>
          </table:table-cell>
          <table:table-cell table:formula="of:=VLOOKUP([.$A19];[$regras_otimos_reed.$A$2:$regras_otimos_reed.$H$99];7;0)" office:value-type="float" office:value="-1088" calcext:value-type="float">
            <text:p>-1088</text:p>
          </table:table-cell>
          <table:table-cell table:formula="of:=VLOOKUP([.$A19];[$regras_reed_otimos.$A$2:$regras_reed_otimos.$H$99];7;0)" office:value-type="float" office:value="418" calcext:value-type="float">
            <text:p>418</text:p>
          </table:table-cell>
          <table:table-cell table:formula="of:=VLOOKUP([.$A19];[$otimos_regras_reed.$A$2:$otimos_regras_reed.$H$99];7;0)" office:value-type="float" office:value="-1094" calcext:value-type="float">
            <text:p>-1094</text:p>
          </table:table-cell>
          <table:table-cell table:formula="of:=VLOOKUP([.$A19];[$otimos_reed_regras.$A$2:$otimos_reed_regras.$H$99];7;0)" office:value-type="float" office:value="-6" calcext:value-type="float">
            <text:p>-6</text:p>
          </table:table-cell>
          <table:table-cell table:formula="of:=VLOOKUP([.$A19];[$reed_regras_otimos.$A$2:$reed_regras_otimos.$H$99];7;0)" office:value-type="float" office:value="395" calcext:value-type="float">
            <text:p>395</text:p>
          </table:table-cell>
          <table:table-cell table:formula="of:=VLOOKUP([.$A19];[$reed_otimos_regras.$A$2:$reed_otimos_regras.$H$99];7;0)" office:value-type="float" office:value="-4" calcext:value-type="float">
            <text:p>-4</text:p>
          </table:table-cell>
          <table:table-cell table:style-name="ce24" table:formula="of:=SUBSTITUTE(INDEX([.$D$1:.$F$1];MATCH(MAX([.D19:.F19]);[.D19:.F19];0));&quot;Δ GC &quot;;&quot;&quot;)" office:value-type="string" office:string-value="Otimos" calcext:value-type="string">
            <text:p>Otimos</text:p>
          </table:table-cell>
          <table:table-cell table:style-name="ce24" table:formula="of:=SUBSTITUTE(INDEX([.$G$1:.$I$1];MATCH(MAX([.G19:.I19]);[.G19:.I19];0));&quot;Δ QC &quot;;&quot;&quot;)" office:value-type="string" office:string-value="Regras" calcext:value-type="string">
            <text:p>Regras</text:p>
          </table:table-cell>
          <table:table-cell table:style-name="ce24" table:formula="of:=SUBSTITUTE(INDEX([.$J$1:.$O$1];MATCH(MAX([.J19:.O19]);[.J19:.O19];0));&quot;Δ G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P$1:.$U$1];MATCH(MAX([.P19:.U19]);[.P19:.U19];0));&quot;Δ QC &quot;;&quot;&quot;)" office:value-type="string" office:string-value="Reed+Otimos" calcext:value-type="string">
            <text:p>Reed+Otimos</text:p>
          </table:table-cell>
          <table:table-cell table:style-name="ce24" table:formula="of:=SUBSTITUTE(INDEX([.$V$1:.$AA$1];MATCH(MAX([.V19:.AA19]);[.V19:.AA19];0));&quot;Δ GC &quot;;&quot;&quot;)" office:value-type="string" office:string-value="Regras+Reed+Otimos" calcext:value-type="string">
            <text:p>Regras+Reed+Otimos</text:p>
          </table:table-cell>
          <table:table-cell table:style-name="ce24" table:formula="of:=SUBSTITUTE(INDEX([.$AB$1:.$AG$1];MATCH(MAX([.AB19:.AG19]);[.AB19:.AG19];0));&quot;Δ QC &quot;;&quot;&quot;)" office:value-type="string" office:string-value="Regras+Reed+Otimos" calcext:value-type="string">
            <text:p>Regras+Reed+Otimos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wb10-n10-gc9213-qc26906.tfc</text:p>
          </table:table-cell>
          <table:table-cell table:style-name="ce12" table:formula="of:=VLOOKUP([.$A20];[$otimos.$A$2:$otimos.$H$99];2;0)" office:value-type="float" office:value="9213" calcext:value-type="float">
            <text:p>9.213</text:p>
          </table:table-cell>
          <table:table-cell table:style-name="ce12" table:formula="of:=VLOOKUP([.$A20];[$otimos.$A$2:$otimos.$H$99];3;0)" office:value-type="float" office:value="30929" calcext:value-type="float">
            <text:p>30.929</text:p>
          </table:table-cell>
          <table:table-cell table:style-name="ce14" table:formula="of:=VLOOKUP([.$A20];[$regras.$A$2:$regras.$H$99];6;0)" office:value-type="float" office:value="980" calcext:value-type="float">
            <text:p>980</text:p>
          </table:table-cell>
          <table:table-cell table:style-name="ce14" table:formula="of:=VLOOKUP([.$A20];[$otimos.$A$2:$otimos.$H$99];6;0)" office:value-type="float" office:value="109" calcext:value-type="float">
            <text:p>109</text:p>
          </table:table-cell>
          <table:table-cell table:style-name="ce14" table:formula="of:=VLOOKUP([.$A20];[$reed.$A$2:$reed.$H$99];6;0)" office:value-type="float" office:value="-73" calcext:value-type="float">
            <text:p>-73</text:p>
          </table:table-cell>
          <table:table-cell table:style-name="ce16" table:formula="of:=VLOOKUP([.$A20];[$regras.$A$2:$regras.$H$99];7;0)" office:value-type="float" office:value="802" calcext:value-type="float">
            <text:p>802</text:p>
          </table:table-cell>
          <table:table-cell table:style-name="ce16" table:formula="of:=VLOOKUP([.$A20];[$otimos.$A$2:$otimos.$H$99];7;0)" office:value-type="float" office:value="-385" calcext:value-type="float">
            <text:p>-385</text:p>
          </table:table-cell>
          <table:table-cell table:style-name="ce16" table:formula="of:=VLOOKUP([.$A20];[$reed.$A$2:$reed.$H$99];7;0)" office:value-type="float" office:value="-1907" calcext:value-type="float">
            <text:p>-1.907</text:p>
          </table:table-cell>
          <table:table-cell table:style-name="ce18" table:formula="of:=VLOOKUP([.$A20];[$regras_otimos.$A$2:$regras_otimos.$H$99];6;0)" office:value-type="float" office:value="89" calcext:value-type="float">
            <text:p>89</text:p>
          </table:table-cell>
          <table:table-cell table:formula="of:=VLOOKUP([.$A20];[$regras_reed.$A$2:$regras_reed.$H$99];6;0)" office:value-type="float" office:value="5" calcext:value-type="float">
            <text:p>5</text:p>
          </table:table-cell>
          <table:table-cell table:style-name="ce18" table:formula="of:=VLOOKUP([.$A20];[$otimos_regras.$A$2:$otimos_regras.$H$99];6;0)" office:value-type="float" office:value="884" calcext:value-type="float">
            <text:p>884</text:p>
          </table:table-cell>
          <table:table-cell table:formula="of:=VLOOKUP([.$A20];[$otimos_reed.$A$2:$otimos_reed.$H$99];6;0)" office:value-type="float" office:value="-109" calcext:value-type="float">
            <text:p>-109</text:p>
          </table:table-cell>
          <table:table-cell table:style-name="ce18" table:formula="of:=VLOOKUP([.$A20];[$reed_regras.$A$2:$reed_regras.$H$99];6;0)" office:value-type="float" office:value="888" calcext:value-type="float">
            <text:p>888</text:p>
          </table:table-cell>
          <table:table-cell table:formula="of:=VLOOKUP([.$A20];[$reed_otimos.$A$2:$reed_otimos.$H$99];6;0)" office:value-type="float" office:value="94" calcext:value-type="float">
            <text:p>94</text:p>
          </table:table-cell>
          <table:table-cell table:style-name="ce20" table:formula="of:=VLOOKUP([.$A20];[$regras_otimos.$A$2:$regras_otimos.$H$99];7;0)" office:value-type="float" office:value="-325" calcext:value-type="float">
            <text:p>-325</text:p>
          </table:table-cell>
          <table:table-cell table:formula="of:=VLOOKUP([.$A20];[$regras_reed.$A$2:$regras_reed.$H$99];7;0)" office:value-type="float" office:value="-1049" calcext:value-type="float">
            <text:p>-1049</text:p>
          </table:table-cell>
          <table:table-cell table:style-name="ce20" table:formula="of:=VLOOKUP([.$A20];[$otimos_regras.$A$2:$otimos_regras.$H$99];7;0)" office:value-type="float" office:value="788" calcext:value-type="float">
            <text:p>788</text:p>
          </table:table-cell>
          <table:table-cell table:formula="of:=VLOOKUP([.$A20];[$otimos_reed.$A$2:$otimos_reed.$H$99];7;0)" office:value-type="float" office:value="-2051" calcext:value-type="float">
            <text:p>-2051</text:p>
          </table:table-cell>
          <table:table-cell table:style-name="ce20" table:formula="of:=VLOOKUP([.$A20];[$reed_regras.$A$2:$reed_regras.$H$99];7;0)" office:value-type="float" office:value="786" calcext:value-type="float">
            <text:p>786</text:p>
          </table:table-cell>
          <table:table-cell table:formula="of:=VLOOKUP([.$A20];[$reed_otimos.$A$2:$reed_otimos.$H$99];7;0)" office:value-type="float" office:value="446" calcext:value-type="float">
            <text:p>446</text:p>
          </table:table-cell>
          <table:table-cell table:formula="of:=VLOOKUP([.$A20];[$regras_otimos_reed.$A$2:$regras_otimos_reed.$H$99];6;0)" office:value-type="float" office:value="-10" calcext:value-type="float">
            <text:p>-10</text:p>
          </table:table-cell>
          <table:table-cell table:formula="of:=VLOOKUP([.$A20];[$regras_reed_otimos.$A$2:$regras_reed_otimos.$H$99];6;0)" office:value-type="float" office:value="92" calcext:value-type="float">
            <text:p>92</text:p>
          </table:table-cell>
          <table:table-cell table:formula="of:=VLOOKUP([.$A20];[$otimos_regras_reed.$A$2:$otimos_regras_reed.$H$99];6;0)" office:value-type="float" office:value="-69" calcext:value-type="float">
            <text:p>-69</text:p>
          </table:table-cell>
          <table:table-cell table:formula="of:=VLOOKUP([.$A20];[$otimos_reed_regras.$A$2:$otimos_reed_regras.$H$99];6;0)" office:value-type="float" office:value="790" calcext:value-type="float">
            <text:p>790</text:p>
          </table:table-cell>
          <table:table-cell table:formula="of:=VLOOKUP([.$A20];[$reed_regras_otimos.$A$2:$reed_regras_otimos.$H$99];6;0)" office:value-type="float" office:value="87" calcext:value-type="float">
            <text:p>87</text:p>
          </table:table-cell>
          <table:table-cell table:formula="of:=VLOOKUP([.$A20];[$reed_otimos_regras.$A$2:$reed_otimos_regras.$H$99];6;0)" office:value-type="float" office:value="862" calcext:value-type="float">
            <text:p>862</text:p>
          </table:table-cell>
          <table:table-cell table:formula="of:=VLOOKUP([.$A20];[$regras_otimos_reed.$A$2:$regras_otimos_reed.$H$99];7;0)" office:value-type="float" office:value="-1088" calcext:value-type="float">
            <text:p>-1088</text:p>
          </table:table-cell>
          <table:table-cell table:formula="of:=VLOOKUP([.$A20];[$regras_reed_otimos.$A$2:$regras_reed_otimos.$H$99];7;0)" office:value-type="float" office:value="418" calcext:value-type="float">
            <text:p>418</text:p>
          </table:table-cell>
          <table:table-cell table:formula="of:=VLOOKUP([.$A20];[$otimos_regras_reed.$A$2:$otimos_regras_reed.$H$99];7;0)" office:value-type="float" office:value="-1637" calcext:value-type="float">
            <text:p>-1637</text:p>
          </table:table-cell>
          <table:table-cell table:formula="of:=VLOOKUP([.$A20];[$otimos_reed_regras.$A$2:$otimos_reed_regras.$H$99];7;0)" office:value-type="float" office:value="750" calcext:value-type="float">
            <text:p>750</text:p>
          </table:table-cell>
          <table:table-cell table:formula="of:=VLOOKUP([.$A20];[$reed_regras_otimos.$A$2:$reed_regras_otimos.$H$99];7;0)" office:value-type="float" office:value="445" calcext:value-type="float">
            <text:p>445</text:p>
          </table:table-cell>
          <table:table-cell table:formula="of:=VLOOKUP([.$A20];[$reed_otimos_regras.$A$2:$reed_otimos_regras.$H$99];7;0)" office:value-type="float" office:value="788" calcext:value-type="float">
            <text:p>788</text:p>
          </table:table-cell>
          <table:table-cell table:style-name="ce24" table:formula="of:=SUBSTITUTE(INDEX([.$D$1:.$F$1];MATCH(MAX([.D20:.F20]);[.D20:.F20];0));&quot;Δ GC &quot;;&quot;&quot;)" office:value-type="string" office:string-value="Regras" calcext:value-type="string">
            <text:p>Regras</text:p>
          </table:table-cell>
          <table:table-cell table:style-name="ce24" table:formula="of:=SUBSTITUTE(INDEX([.$G$1:.$I$1];MATCH(MAX([.G20:.I20]);[.G20:.I20];0));&quot;Δ QC &quot;;&quot;&quot;)" office:value-type="string" office:string-value="Regras" calcext:value-type="string">
            <text:p>Regras</text:p>
          </table:table-cell>
          <table:table-cell table:style-name="ce24" table:formula="of:=SUBSTITUTE(INDEX([.$J$1:.$O$1];MATCH(MAX([.J20:.O20]);[.J20:.O20];0));&quot;Δ GC &quot;;&quot;&quot;)" office:value-type="string" office:string-value="Reed+Regras" calcext:value-type="string">
            <text:p>Reed+Regras</text:p>
          </table:table-cell>
          <table:table-cell table:style-name="ce24" table:formula="of:=SUBSTITUTE(INDEX([.$P$1:.$U$1];MATCH(MAX([.P20:.U20]);[.P20:.U20];0));&quot;Δ QC &quot;;&quot;&quot;)" office:value-type="string" office:string-value="Otimos+Regras" calcext:value-type="string">
            <text:p>Otimos+Regras</text:p>
          </table:table-cell>
          <table:table-cell table:style-name="ce24" table:formula="of:=SUBSTITUTE(INDEX([.$V$1:.$AA$1];MATCH(MAX([.V20:.AA20]);[.V20:.AA20];0));&quot;Δ GC &quot;;&quot;&quot;)" office:value-type="string" office:string-value="Reed+Otimos+Regras" calcext:value-type="string">
            <text:p>Reed+Otimos+Regras</text:p>
          </table:table-cell>
          <table:table-cell table:style-name="ce24" table:formula="of:=SUBSTITUTE(INDEX([.$AB$1:.$AG$1];MATCH(MAX([.AB20:.AG20]);[.AB20:.AG20];0));&quot;Δ QC &quot;;&quot;&quot;)" office:value-type="string" office:string-value="Reed+Otimos+Regras" calcext:value-type="string">
            <text:p>Reed+Otimos+Regras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wb10_out.tfc</text:p>
          </table:table-cell>
          <table:table-cell table:style-name="ce12" table:formula="of:=VLOOKUP([.$A21];[$otimos.$A$2:$otimos.$H$99];2;0)" office:value-type="float" office:value="7458" calcext:value-type="float">
            <text:p>7.458</text:p>
          </table:table-cell>
          <table:table-cell table:style-name="ce12" table:formula="of:=VLOOKUP([.$A21];[$otimos.$A$2:$otimos.$H$99];3;0)" office:value-type="float" office:value="43534" calcext:value-type="float">
            <text:p>43.534</text:p>
          </table:table-cell>
          <table:table-cell table:style-name="ce14" table:formula="of:=VLOOKUP([.$A21];[$regras.$A$2:$regras.$H$99];6;0)" office:value-type="float" office:value="1054" calcext:value-type="float">
            <text:p>1.054</text:p>
          </table:table-cell>
          <table:table-cell table:style-name="ce14" table:formula="of:=VLOOKUP([.$A21];[$otimos.$A$2:$otimos.$H$99];6;0)" office:value-type="float" office:value="472" calcext:value-type="float">
            <text:p>472</text:p>
          </table:table-cell>
          <table:table-cell table:style-name="ce14" table:formula="of:=VLOOKUP([.$A21];[$reed.$A$2:$reed.$H$99];6;0)" office:value-type="float" office:value="270" calcext:value-type="float">
            <text:p>270</text:p>
          </table:table-cell>
          <table:table-cell table:style-name="ce16" table:formula="of:=VLOOKUP([.$A21];[$regras.$A$2:$regras.$H$99];7;0)" office:value-type="float" office:value="49" calcext:value-type="float">
            <text:p>49</text:p>
          </table:table-cell>
          <table:table-cell table:style-name="ce16" table:formula="of:=VLOOKUP([.$A21];[$otimos.$A$2:$otimos.$H$99];7;0)" office:value-type="float" office:value="-293" calcext:value-type="float">
            <text:p>-293</text:p>
          </table:table-cell>
          <table:table-cell table:style-name="ce16" table:formula="of:=VLOOKUP([.$A21];[$reed.$A$2:$reed.$H$99];7;0)" office:value-type="float" office:value="-8618" calcext:value-type="float">
            <text:p>-8.618</text:p>
          </table:table-cell>
          <table:table-cell table:style-name="ce18" table:formula="of:=VLOOKUP([.$A21];[$regras_otimos.$A$2:$regras_otimos.$H$99];6;0)" office:value-type="float" office:value="174" calcext:value-type="float">
            <text:p>174</text:p>
          </table:table-cell>
          <table:table-cell table:formula="of:=VLOOKUP([.$A21];[$regras_reed.$A$2:$regras_reed.$H$99];6;0)" office:value-type="float" office:value="-5" calcext:value-type="float">
            <text:p>-5</text:p>
          </table:table-cell>
          <table:table-cell table:style-name="ce18" table:formula="of:=VLOOKUP([.$A21];[$otimos_regras.$A$2:$otimos_regras.$H$99];6;0)" office:value-type="float" office:value="486" calcext:value-type="float">
            <text:p>486</text:p>
          </table:table-cell>
          <table:table-cell table:formula="of:=VLOOKUP([.$A21];[$otimos_reed.$A$2:$otimos_reed.$H$99];6;0)" office:value-type="float" office:value="137" calcext:value-type="float">
            <text:p>137</text:p>
          </table:table-cell>
          <table:table-cell table:style-name="ce18" table:formula="of:=VLOOKUP([.$A21];[$reed_regras.$A$2:$reed_regras.$H$99];6;0)" office:value-type="float" office:value="558" calcext:value-type="float">
            <text:p>558</text:p>
          </table:table-cell>
          <table:table-cell table:formula="of:=VLOOKUP([.$A21];[$reed_otimos.$A$2:$reed_otimos.$H$99];6;0)" office:value-type="float" office:value="296" calcext:value-type="float">
            <text:p>296</text:p>
          </table:table-cell>
          <table:table-cell table:style-name="ce20" table:formula="of:=VLOOKUP([.$A21];[$regras_otimos.$A$2:$regras_otimos.$H$99];7;0)" office:value-type="float" office:value="-80" calcext:value-type="float">
            <text:p>-80</text:p>
          </table:table-cell>
          <table:table-cell table:formula="of:=VLOOKUP([.$A21];[$regras_reed.$A$2:$regras_reed.$H$99];7;0)" office:value-type="float" office:value="-8555" calcext:value-type="float">
            <text:p>-8555</text:p>
          </table:table-cell>
          <table:table-cell table:style-name="ce20" table:formula="of:=VLOOKUP([.$A21];[$otimos_regras.$A$2:$otimos_regras.$H$99];7;0)" office:value-type="float" office:value="429" calcext:value-type="float">
            <text:p>429</text:p>
          </table:table-cell>
          <table:table-cell table:formula="of:=VLOOKUP([.$A21];[$otimos_reed.$A$2:$otimos_reed.$H$99];7;0)" office:value-type="float" office:value="-3266" calcext:value-type="float">
            <text:p>-3266</text:p>
          </table:table-cell>
          <table:table-cell table:style-name="ce20" table:formula="of:=VLOOKUP([.$A21];[$reed_regras.$A$2:$reed_regras.$H$99];7;0)" office:value-type="float" office:value="146" calcext:value-type="float">
            <text:p>146</text:p>
          </table:table-cell>
          <table:table-cell table:formula="of:=VLOOKUP([.$A21];[$reed_otimos.$A$2:$reed_otimos.$H$99];7;0)" office:value-type="float" office:value="6798" calcext:value-type="float">
            <text:p>6798</text:p>
          </table:table-cell>
          <table:table-cell table:formula="of:=VLOOKUP([.$A21];[$regras_otimos_reed.$A$2:$regras_otimos_reed.$H$99];6;0)" office:value-type="float" office:value="-144" calcext:value-type="float">
            <text:p>-144</text:p>
          </table:table-cell>
          <table:table-cell table:formula="of:=VLOOKUP([.$A21];[$regras_reed_otimos.$A$2:$regras_reed_otimos.$H$99];6;0)" office:value-type="float" office:value="186" calcext:value-type="float">
            <text:p>186</text:p>
          </table:table-cell>
          <table:table-cell table:formula="of:=VLOOKUP([.$A21];[$otimos_regras_reed.$A$2:$otimos_regras_reed.$H$99];6;0)" office:value-type="float" office:value="23" calcext:value-type="float">
            <text:p>23</text:p>
          </table:table-cell>
          <table:table-cell table:formula="of:=VLOOKUP([.$A21];[$otimos_reed_regras.$A$2:$otimos_reed_regras.$H$99];6;0)" office:value-type="float" office:value="348" calcext:value-type="float">
            <text:p>348</text:p>
          </table:table-cell>
          <table:table-cell table:formula="of:=VLOOKUP([.$A21];[$reed_regras_otimos.$A$2:$reed_regras_otimos.$H$99];6;0)" office:value-type="float" office:value="183" calcext:value-type="float">
            <text:p>183</text:p>
          </table:table-cell>
          <table:table-cell table:formula="of:=VLOOKUP([.$A21];[$reed_otimos_regras.$A$2:$reed_otimos_regras.$H$99];6;0)" office:value-type="float" office:value="364" calcext:value-type="float">
            <text:p>364</text:p>
          </table:table-cell>
          <table:table-cell table:formula="of:=VLOOKUP([.$A21];[$regras_otimos_reed.$A$2:$regras_otimos_reed.$H$99];7;0)" office:value-type="float" office:value="-4398" calcext:value-type="float">
            <text:p>-4398</text:p>
          </table:table-cell>
          <table:table-cell table:formula="of:=VLOOKUP([.$A21];[$regras_reed_otimos.$A$2:$regras_reed_otimos.$H$99];7;0)" office:value-type="float" office:value="7119" calcext:value-type="float">
            <text:p>7119</text:p>
          </table:table-cell>
          <table:table-cell table:formula="of:=VLOOKUP([.$A21];[$otimos_regras_reed.$A$2:$otimos_regras_reed.$H$99];7;0)" office:value-type="float" office:value="-4017" calcext:value-type="float">
            <text:p>-4017</text:p>
          </table:table-cell>
          <table:table-cell table:formula="of:=VLOOKUP([.$A21];[$otimos_reed_regras.$A$2:$otimos_reed_regras.$H$99];7;0)" office:value-type="float" office:value="321" calcext:value-type="float">
            <text:p>321</text:p>
          </table:table-cell>
          <table:table-cell table:formula="of:=VLOOKUP([.$A21];[$reed_regras_otimos.$A$2:$reed_regras_otimos.$H$99];7;0)" office:value-type="float" office:value="6785" calcext:value-type="float">
            <text:p>6785</text:p>
          </table:table-cell>
          <table:table-cell table:formula="of:=VLOOKUP([.$A21];[$reed_otimos_regras.$A$2:$reed_otimos_regras.$H$99];7;0)" office:value-type="float" office:value="377" calcext:value-type="float">
            <text:p>377</text:p>
          </table:table-cell>
          <table:table-cell table:style-name="ce24" table:formula="of:=SUBSTITUTE(INDEX([.$D$1:.$F$1];MATCH(MAX([.D21:.F21]);[.D21:.F21];0));&quot;Δ GC &quot;;&quot;&quot;)" office:value-type="string" office:string-value="Regras" calcext:value-type="string">
            <text:p>Regras</text:p>
          </table:table-cell>
          <table:table-cell table:style-name="ce24" table:formula="of:=SUBSTITUTE(INDEX([.$G$1:.$I$1];MATCH(MAX([.G21:.I21]);[.G21:.I21];0));&quot;Δ QC &quot;;&quot;&quot;)" office:value-type="string" office:string-value="Regras" calcext:value-type="string">
            <text:p>Regras</text:p>
          </table:table-cell>
          <table:table-cell table:style-name="ce24" table:formula="of:=SUBSTITUTE(INDEX([.$J$1:.$O$1];MATCH(MAX([.J21:.O21]);[.J21:.O21];0));&quot;Δ GC &quot;;&quot;&quot;)" office:value-type="string" office:string-value="Reed+Regras" calcext:value-type="string">
            <text:p>Reed+Regras</text:p>
          </table:table-cell>
          <table:table-cell table:style-name="ce24" table:formula="of:=SUBSTITUTE(INDEX([.$P$1:.$U$1];MATCH(MAX([.P21:.U21]);[.P21:.U21];0));&quot;Δ QC &quot;;&quot;&quot;)" office:value-type="string" office:string-value="Reed+Otimos" calcext:value-type="string">
            <text:p>Reed+Otimos</text:p>
          </table:table-cell>
          <table:table-cell table:style-name="ce24" table:formula="of:=SUBSTITUTE(INDEX([.$V$1:.$AA$1];MATCH(MAX([.V21:.AA21]);[.V21:.AA21];0));&quot;Δ GC &quot;;&quot;&quot;)" office:value-type="string" office:string-value="Reed+Otimos+Regras" calcext:value-type="string">
            <text:p>Reed+Otimos+Regras</text:p>
          </table:table-cell>
          <table:table-cell table:style-name="ce24" table:formula="of:=SUBSTITUTE(INDEX([.$AB$1:.$AG$1];MATCH(MAX([.AB21:.AG21]);[.AB21:.AG21];0));&quot;Δ QC &quot;;&quot;&quot;)" office:value-type="string" office:string-value="Regras+Reed+Otimos" calcext:value-type="string">
            <text:p>Regras+Reed+Otimos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table:style-name="ce12" table:formula="of:=VLOOKUP([.$A22];[$otimos.$A$2:$otimos.$H$99];2;0)" office:value-type="float" office:value="21432" calcext:value-type="float">
            <text:p>21.432</text:p>
          </table:table-cell>
          <table:table-cell table:style-name="ce12" table:formula="of:=VLOOKUP([.$A22];[$otimos.$A$2:$otimos.$H$99];3;0)" office:value-type="float" office:value="103956" calcext:value-type="float">
            <text:p>103.956</text:p>
          </table:table-cell>
          <table:table-cell table:style-name="ce14" table:formula="of:=VLOOKUP([.$A22];[$regras.$A$2:$regras.$H$99];6;0)" office:value-type="float" office:value="50" calcext:value-type="float">
            <text:p>50</text:p>
          </table:table-cell>
          <table:table-cell table:style-name="ce14" table:formula="of:=VLOOKUP([.$A22];[$otimos.$A$2:$otimos.$H$99];6;0)" office:value-type="float" office:value="215" calcext:value-type="float">
            <text:p>215</text:p>
          </table:table-cell>
          <table:table-cell table:style-name="ce14" table:formula="of:=VLOOKUP([.$A22];[$reed.$A$2:$reed.$H$99];6;0)" office:value-type="float" office:value="3" calcext:value-type="float">
            <text:p>3</text:p>
          </table:table-cell>
          <table:table-cell table:style-name="ce16" table:formula="of:=VLOOKUP([.$A22];[$regras.$A$2:$regras.$H$99];7;0)" office:value-type="float" office:value="-158" calcext:value-type="float">
            <text:p>-158</text:p>
          </table:table-cell>
          <table:table-cell table:style-name="ce16" table:formula="of:=VLOOKUP([.$A22];[$otimos.$A$2:$otimos.$H$99];7;0)" office:value-type="float" office:value="-1262" calcext:value-type="float">
            <text:p>-1.262</text:p>
          </table:table-cell>
          <table:table-cell table:style-name="ce16" table:formula="of:=VLOOKUP([.$A22];[$reed.$A$2:$reed.$H$99];7;0)" office:value-type="float" office:value="-2111" calcext:value-type="float">
            <text:p>-2.111</text:p>
          </table:table-cell>
          <table:table-cell table:style-name="ce18" table:formula="of:=VLOOKUP([.$A22];[$regras_otimos.$A$2:$regras_otimos.$H$99];6;0)" office:value-type="float" office:value="218" calcext:value-type="float">
            <text:p>218</text:p>
          </table:table-cell>
          <table:table-cell table:formula="of:=VLOOKUP([.$A22];[$regras_reed.$A$2:$regras_reed.$H$99];6;0)" office:value-type="float" office:value="-5" calcext:value-type="float">
            <text:p>-5</text:p>
          </table:table-cell>
          <table:table-cell table:style-name="ce18" table:formula="of:=VLOOKUP([.$A22];[$otimos_regras.$A$2:$otimos_regras.$H$99];6;0)" office:value-type="float" office:value="50" calcext:value-type="float">
            <text:p>50</text:p>
          </table:table-cell>
          <table:table-cell table:formula="of:=VLOOKUP([.$A22];[$otimos_reed.$A$2:$otimos_reed.$H$99];6;0)" office:value-type="float" office:value="-69" calcext:value-type="float">
            <text:p>-69</text:p>
          </table:table-cell>
          <table:table-cell table:style-name="ce18" table:formula="of:=VLOOKUP([.$A22];[$reed_regras.$A$2:$reed_regras.$H$99];6;0)" office:value-type="float" office:value="32" calcext:value-type="float">
            <text:p>32</text:p>
          </table:table-cell>
          <table:table-cell table:formula="of:=VLOOKUP([.$A22];[$reed_otimos.$A$2:$reed_otimos.$H$99];6;0)" office:value-type="float" office:value="194" calcext:value-type="float">
            <text:p>194</text:p>
          </table:table-cell>
          <table:table-cell table:style-name="ce20" table:formula="of:=VLOOKUP([.$A22];[$regras_otimos.$A$2:$regras_otimos.$H$99];7;0)" office:value-type="float" office:value="-1169" calcext:value-type="float">
            <text:p>-1169</text:p>
          </table:table-cell>
          <table:table-cell table:formula="of:=VLOOKUP([.$A22];[$regras_reed.$A$2:$regras_reed.$H$99];7;0)" office:value-type="float" office:value="-2097" calcext:value-type="float">
            <text:p>-2097</text:p>
          </table:table-cell>
          <table:table-cell table:style-name="ce20" table:formula="of:=VLOOKUP([.$A22];[$otimos_regras.$A$2:$otimos_regras.$H$99];7;0)" office:value-type="float" office:value="-70" calcext:value-type="float">
            <text:p>-70</text:p>
          </table:table-cell>
          <table:table-cell table:formula="of:=VLOOKUP([.$A22];[$otimos_reed.$A$2:$otimos_reed.$H$99];7;0)" office:value-type="float" office:value="-1796" calcext:value-type="float">
            <text:p>-1796</text:p>
          </table:table-cell>
          <table:table-cell table:style-name="ce20" table:formula="of:=VLOOKUP([.$A22];[$reed_regras.$A$2:$reed_regras.$H$99];7;0)" office:value-type="float" office:value="-102" calcext:value-type="float">
            <text:p>-102</text:p>
          </table:table-cell>
          <table:table-cell table:formula="of:=VLOOKUP([.$A22];[$reed_otimos.$A$2:$reed_otimos.$H$99];7;0)" office:value-type="float" office:value="-59" calcext:value-type="float">
            <text:p>-59</text:p>
          </table:table-cell>
          <table:table-cell table:formula="of:=VLOOKUP([.$A22];[$regras_otimos_reed.$A$2:$regras_otimos_reed.$H$99];6;0)" office:value-type="float" office:value="-81" calcext:value-type="float">
            <text:p>-81</text:p>
          </table:table-cell>
          <table:table-cell table:formula="of:=VLOOKUP([.$A22];[$regras_reed_otimos.$A$2:$regras_reed_otimos.$H$99];6;0)" office:value-type="float" office:value="199" calcext:value-type="float">
            <text:p>199</text:p>
          </table:table-cell>
          <table:table-cell table:formula="of:=VLOOKUP([.$A22];[$otimos_regras_reed.$A$2:$otimos_regras_reed.$H$99];6;0)" office:value-type="float" office:value="-90" calcext:value-type="float">
            <text:p>-90</text:p>
          </table:table-cell>
          <table:table-cell table:formula="of:=VLOOKUP([.$A22];[$otimos_reed_regras.$A$2:$otimos_reed_regras.$H$99];6;0)" office:value-type="float" office:value="32" calcext:value-type="float">
            <text:p>32</text:p>
          </table:table-cell>
          <table:table-cell table:formula="of:=VLOOKUP([.$A22];[$reed_regras_otimos.$A$2:$reed_regras_otimos.$H$99];6;0)" office:value-type="float" office:value="200" calcext:value-type="float">
            <text:p>200</text:p>
          </table:table-cell>
          <table:table-cell table:formula="of:=VLOOKUP([.$A22];[$reed_otimos_regras.$A$2:$reed_otimos_regras.$H$99];6;0)" office:value-type="float" office:value="40" calcext:value-type="float">
            <text:p>40</text:p>
          </table:table-cell>
          <table:table-cell table:formula="of:=VLOOKUP([.$A22];[$regras_otimos_reed.$A$2:$regras_otimos_reed.$H$99];7;0)" office:value-type="float" office:value="-1804" calcext:value-type="float">
            <text:p>-1804</text:p>
          </table:table-cell>
          <table:table-cell table:formula="of:=VLOOKUP([.$A22];[$regras_reed_otimos.$A$2:$regras_reed_otimos.$H$99];7;0)" office:value-type="float" office:value="26" calcext:value-type="float">
            <text:p>26</text:p>
          </table:table-cell>
          <table:table-cell table:formula="of:=VLOOKUP([.$A22];[$otimos_regras_reed.$A$2:$otimos_regras_reed.$H$99];7;0)" office:value-type="float" office:value="-1832" calcext:value-type="float">
            <text:p>-1832</text:p>
          </table:table-cell>
          <table:table-cell table:formula="of:=VLOOKUP([.$A22];[$otimos_reed_regras.$A$2:$otimos_reed_regras.$H$99];7;0)" office:value-type="float" office:value="-50" calcext:value-type="float">
            <text:p>-50</text:p>
          </table:table-cell>
          <table:table-cell table:formula="of:=VLOOKUP([.$A22];[$reed_regras_otimos.$A$2:$reed_regras_otimos.$H$99];7;0)" office:value-type="float" office:value="9" calcext:value-type="float">
            <text:p>9</text:p>
          </table:table-cell>
          <table:table-cell table:formula="of:=VLOOKUP([.$A22];[$reed_otimos_regras.$A$2:$reed_otimos_regras.$H$99];7;0)" office:value-type="float" office:value="-50" calcext:value-type="float">
            <text:p>-50</text:p>
          </table:table-cell>
          <table:table-cell table:style-name="ce24" table:formula="of:=SUBSTITUTE(INDEX([.$D$1:.$F$1];MATCH(MAX([.D22:.F22]);[.D22:.F22];0));&quot;Δ GC &quot;;&quot;&quot;)" office:value-type="string" office:string-value="Otimos" calcext:value-type="string">
            <text:p>Otimos</text:p>
          </table:table-cell>
          <table:table-cell table:style-name="ce24" table:formula="of:=SUBSTITUTE(INDEX([.$G$1:.$I$1];MATCH(MAX([.G22:.I22]);[.G22:.I22];0));&quot;Δ QC &quot;;&quot;&quot;)" office:value-type="string" office:string-value="Regras" calcext:value-type="string">
            <text:p>Regras</text:p>
          </table:table-cell>
          <table:table-cell table:style-name="ce24" table:formula="of:=SUBSTITUTE(INDEX([.$J$1:.$O$1];MATCH(MAX([.J22:.O22]);[.J22:.O22];0));&quot;Δ G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P$1:.$U$1];MATCH(MAX([.P22:.U22]);[.P22:.U22];0));&quot;Δ QC &quot;;&quot;&quot;)" office:value-type="string" office:string-value="Reed+Otimos" calcext:value-type="string">
            <text:p>Reed+Otimos</text:p>
          </table:table-cell>
          <table:table-cell table:style-name="ce24" table:formula="of:=SUBSTITUTE(INDEX([.$V$1:.$AA$1];MATCH(MAX([.V22:.AA22]);[.V22:.AA22];0));&quot;Δ GC &quot;;&quot;&quot;)" office:value-type="string" office:string-value="Reed+Regras+Otimos" calcext:value-type="string">
            <text:p>Reed+Regras+Otimos</text:p>
          </table:table-cell>
          <table:table-cell table:style-name="ce24" table:formula="of:=SUBSTITUTE(INDEX([.$AB$1:.$AG$1];MATCH(MAX([.AB22:.AG22]);[.AB22:.AG22];0));&quot;Δ QC &quot;;&quot;&quot;)" office:value-type="string" office:string-value="Regras+Reed+Otimos" calcext:value-type="string">
            <text:p>Regras+Reed+Otimos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table:style-name="ce12" table:formula="of:=VLOOKUP([.$A23];[$otimos.$A$2:$otimos.$H$99];2;0)" office:value-type="float" office:value="24240" calcext:value-type="float">
            <text:p>24.240</text:p>
          </table:table-cell>
          <table:table-cell table:style-name="ce12" table:formula="of:=VLOOKUP([.$A23];[$otimos.$A$2:$otimos.$H$99];3;0)" office:value-type="float" office:value="106472" calcext:value-type="float">
            <text:p>106.472</text:p>
          </table:table-cell>
          <table:table-cell table:style-name="ce14" table:formula="of:=VLOOKUP([.$A23];[$regras.$A$2:$regras.$H$99];6;0)" office:value-type="float" office:value="2858" calcext:value-type="float">
            <text:p>2.858</text:p>
          </table:table-cell>
          <table:table-cell table:style-name="ce14" table:formula="of:=VLOOKUP([.$A23];[$otimos.$A$2:$otimos.$H$99];6;0)" office:value-type="float" office:value="250" calcext:value-type="float">
            <text:p>250</text:p>
          </table:table-cell>
          <table:table-cell table:style-name="ce14" table:formula="of:=VLOOKUP([.$A23];[$reed.$A$2:$reed.$H$99];6;0)" office:value-type="float" office:value="-190" calcext:value-type="float">
            <text:p>-190</text:p>
          </table:table-cell>
          <table:table-cell table:style-name="ce16" table:formula="of:=VLOOKUP([.$A23];[$regras.$A$2:$regras.$H$99];7;0)" office:value-type="float" office:value="2348" calcext:value-type="float">
            <text:p>2.348</text:p>
          </table:table-cell>
          <table:table-cell table:style-name="ce16" table:formula="of:=VLOOKUP([.$A23];[$otimos.$A$2:$otimos.$H$99];7;0)" office:value-type="float" office:value="-1325" calcext:value-type="float">
            <text:p>-1.325</text:p>
          </table:table-cell>
          <table:table-cell table:style-name="ce16" table:formula="of:=VLOOKUP([.$A23];[$reed.$A$2:$reed.$H$99];7;0)" office:value-type="float" office:value="-4092" calcext:value-type="float">
            <text:p>-4.092</text:p>
          </table:table-cell>
          <table:table-cell table:style-name="ce18" table:formula="of:=VLOOKUP([.$A23];[$regras_otimos.$A$2:$regras_otimos.$H$99];6;0)" office:value-type="float" office:value="218" calcext:value-type="float">
            <text:p>218</text:p>
          </table:table-cell>
          <table:table-cell table:formula="of:=VLOOKUP([.$A23];[$regras_reed.$A$2:$regras_reed.$H$99];6;0)" office:value-type="float" office:value="-5" calcext:value-type="float">
            <text:p>-5</text:p>
          </table:table-cell>
          <table:table-cell table:style-name="ce18" table:formula="of:=VLOOKUP([.$A23];[$otimos_regras.$A$2:$otimos_regras.$H$99];6;0)" office:value-type="float" office:value="2662" calcext:value-type="float">
            <text:p>2662</text:p>
          </table:table-cell>
          <table:table-cell table:formula="of:=VLOOKUP([.$A23];[$otimos_reed.$A$2:$otimos_reed.$H$99];6;0)" office:value-type="float" office:value="-286" calcext:value-type="float">
            <text:p>-286</text:p>
          </table:table-cell>
          <table:table-cell table:style-name="ce18" table:formula="of:=VLOOKUP([.$A23];[$reed_regras.$A$2:$reed_regras.$H$99];6;0)" office:value-type="float" office:value="2620" calcext:value-type="float">
            <text:p>2620</text:p>
          </table:table-cell>
          <table:table-cell table:formula="of:=VLOOKUP([.$A23];[$reed_otimos.$A$2:$reed_otimos.$H$99];6;0)" office:value-type="float" office:value="206" calcext:value-type="float">
            <text:p>206</text:p>
          </table:table-cell>
          <table:table-cell table:style-name="ce20" table:formula="of:=VLOOKUP([.$A23];[$regras_otimos.$A$2:$regras_otimos.$H$99];7;0)" office:value-type="float" office:value="-1167" calcext:value-type="float">
            <text:p>-1167</text:p>
          </table:table-cell>
          <table:table-cell table:formula="of:=VLOOKUP([.$A23];[$regras_reed.$A$2:$regras_reed.$H$99];7;0)" office:value-type="float" office:value="-2095" calcext:value-type="float">
            <text:p>-2095</text:p>
          </table:table-cell>
          <table:table-cell table:style-name="ce20" table:formula="of:=VLOOKUP([.$A23];[$otimos_regras.$A$2:$otimos_regras.$H$99];7;0)" office:value-type="float" office:value="2348" calcext:value-type="float">
            <text:p>2348</text:p>
          </table:table-cell>
          <table:table-cell table:formula="of:=VLOOKUP([.$A23];[$otimos_reed.$A$2:$otimos_reed.$H$99];7;0)" office:value-type="float" office:value="-3895" calcext:value-type="float">
            <text:p>-3895</text:p>
          </table:table-cell>
          <table:table-cell table:style-name="ce20" table:formula="of:=VLOOKUP([.$A23];[$reed_regras.$A$2:$reed_regras.$H$99];7;0)" office:value-type="float" office:value="2300" calcext:value-type="float">
            <text:p>2300</text:p>
          </table:table-cell>
          <table:table-cell table:formula="of:=VLOOKUP([.$A23];[$reed_otimos.$A$2:$reed_otimos.$H$99];7;0)" office:value-type="float" office:value="57" calcext:value-type="float">
            <text:p>57</text:p>
          </table:table-cell>
          <table:table-cell table:formula="of:=VLOOKUP([.$A23];[$regras_otimos_reed.$A$2:$regras_otimos_reed.$H$99];6;0)" office:value-type="float" office:value="-81" calcext:value-type="float">
            <text:p>-81</text:p>
          </table:table-cell>
          <table:table-cell table:formula="of:=VLOOKUP([.$A23];[$regras_reed_otimos.$A$2:$regras_reed_otimos.$H$99];6;0)" office:value-type="float" office:value="199" calcext:value-type="float">
            <text:p>199</text:p>
          </table:table-cell>
          <table:table-cell table:formula="of:=VLOOKUP([.$A23];[$otimos_regras_reed.$A$2:$otimos_regras_reed.$H$99];6;0)" office:value-type="float" office:value="-227" calcext:value-type="float">
            <text:p>-227</text:p>
          </table:table-cell>
          <table:table-cell table:formula="of:=VLOOKUP([.$A23];[$otimos_reed_regras.$A$2:$otimos_reed_regras.$H$99];6;0)" office:value-type="float" office:value="2422" calcext:value-type="float">
            <text:p>2422</text:p>
          </table:table-cell>
          <table:table-cell table:formula="of:=VLOOKUP([.$A23];[$reed_regras_otimos.$A$2:$reed_regras_otimos.$H$99];6;0)" office:value-type="float" office:value="200" calcext:value-type="float">
            <text:p>200</text:p>
          </table:table-cell>
          <table:table-cell table:formula="of:=VLOOKUP([.$A23];[$reed_otimos_regras.$A$2:$reed_otimos_regras.$H$99];6;0)" office:value-type="float" office:value="2600" calcext:value-type="float">
            <text:p>2600</text:p>
          </table:table-cell>
          <table:table-cell table:formula="of:=VLOOKUP([.$A23];[$regras_otimos_reed.$A$2:$regras_otimos_reed.$H$99];7;0)" office:value-type="float" office:value="-1802" calcext:value-type="float">
            <text:p>-1802</text:p>
          </table:table-cell>
          <table:table-cell table:formula="of:=VLOOKUP([.$A23];[$regras_reed_otimos.$A$2:$regras_reed_otimos.$H$99];7;0)" office:value-type="float" office:value="26" calcext:value-type="float">
            <text:p>26</text:p>
          </table:table-cell>
          <table:table-cell table:formula="of:=VLOOKUP([.$A23];[$otimos_regras_reed.$A$2:$otimos_regras_reed.$H$99];7;0)" office:value-type="float" office:value="-3069" calcext:value-type="float">
            <text:p>-3069</text:p>
          </table:table-cell>
          <table:table-cell table:formula="of:=VLOOKUP([.$A23];[$otimos_reed_regras.$A$2:$otimos_reed_regras.$H$99];7;0)" office:value-type="float" office:value="2234" calcext:value-type="float">
            <text:p>2234</text:p>
          </table:table-cell>
          <table:table-cell table:formula="of:=VLOOKUP([.$A23];[$reed_regras_otimos.$A$2:$reed_regras_otimos.$H$99];7;0)" office:value-type="float" office:value="107" calcext:value-type="float">
            <text:p>107</text:p>
          </table:table-cell>
          <table:table-cell table:formula="of:=VLOOKUP([.$A23];[$reed_otimos_regras.$A$2:$reed_otimos_regras.$H$99];7;0)" office:value-type="float" office:value="2342" calcext:value-type="float">
            <text:p>2342</text:p>
          </table:table-cell>
          <table:table-cell table:style-name="ce24" table:formula="of:=SUBSTITUTE(INDEX([.$D$1:.$F$1];MATCH(MAX([.D23:.F23]);[.D23:.F23];0));&quot;Δ GC &quot;;&quot;&quot;)" office:value-type="string" office:string-value="Regras" calcext:value-type="string">
            <text:p>Regras</text:p>
          </table:table-cell>
          <table:table-cell table:style-name="ce24" table:formula="of:=SUBSTITUTE(INDEX([.$G$1:.$I$1];MATCH(MAX([.G23:.I23]);[.G23:.I23];0));&quot;Δ QC &quot;;&quot;&quot;)" office:value-type="string" office:string-value="Regras" calcext:value-type="string">
            <text:p>Regras</text:p>
          </table:table-cell>
          <table:table-cell table:style-name="ce24" table:formula="of:=SUBSTITUTE(INDEX([.$J$1:.$O$1];MATCH(MAX([.J23:.O23]);[.J23:.O23];0));&quot;Δ GC &quot;;&quot;&quot;)" office:value-type="string" office:string-value="Otimos+Regras" calcext:value-type="string">
            <text:p>Otimos+Regras</text:p>
          </table:table-cell>
          <table:table-cell table:style-name="ce24" table:formula="of:=SUBSTITUTE(INDEX([.$P$1:.$U$1];MATCH(MAX([.P23:.U23]);[.P23:.U23];0));&quot;Δ QC &quot;;&quot;&quot;)" office:value-type="string" office:string-value="Otimos+Regras" calcext:value-type="string">
            <text:p>Otimos+Regras</text:p>
          </table:table-cell>
          <table:table-cell table:style-name="ce24" table:formula="of:=SUBSTITUTE(INDEX([.$V$1:.$AA$1];MATCH(MAX([.V23:.AA23]);[.V23:.AA23];0));&quot;Δ GC &quot;;&quot;&quot;)" office:value-type="string" office:string-value="Reed+Otimos+Regras" calcext:value-type="string">
            <text:p>Reed+Otimos+Regras</text:p>
          </table:table-cell>
          <table:table-cell table:style-name="ce24" table:formula="of:=SUBSTITUTE(INDEX([.$AB$1:.$AG$1];MATCH(MAX([.AB23:.AG23]);[.AB23:.AG23];0));&quot;Δ QC &quot;;&quot;&quot;)" office:value-type="string" office:string-value="Reed+Otimos+Regras" calcext:value-type="string">
            <text:p>Reed+Otimos+Regras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wb11_out.tfc</text:p>
          </table:table-cell>
          <table:table-cell table:style-name="ce12" table:formula="of:=VLOOKUP([.$A24];[$otimos.$A$2:$otimos.$H$99];2;0)" office:value-type="float" office:value="16144" calcext:value-type="float">
            <text:p>16.144</text:p>
          </table:table-cell>
          <table:table-cell table:style-name="ce12" table:formula="of:=VLOOKUP([.$A24];[$otimos.$A$2:$otimos.$H$99];3;0)" office:value-type="float" office:value="120388" calcext:value-type="float">
            <text:p>120.388</text:p>
          </table:table-cell>
          <table:table-cell table:style-name="ce14" table:formula="of:=VLOOKUP([.$A24];[$regras.$A$2:$regras.$H$99];6;0)" office:value-type="float" office:value="1950" calcext:value-type="float">
            <text:p>1.950</text:p>
          </table:table-cell>
          <table:table-cell table:style-name="ce14" table:formula="of:=VLOOKUP([.$A24];[$otimos.$A$2:$otimos.$H$99];6;0)" office:value-type="float" office:value="731" calcext:value-type="float">
            <text:p>731</text:p>
          </table:table-cell>
          <table:table-cell table:style-name="ce14" table:formula="of:=VLOOKUP([.$A24];[$reed.$A$2:$reed.$H$99];6;0)" office:value-type="float" office:value="333" calcext:value-type="float">
            <text:p>333</text:p>
          </table:table-cell>
          <table:table-cell table:style-name="ce16" table:formula="of:=VLOOKUP([.$A24];[$regras.$A$2:$regras.$H$99];7;0)" office:value-type="float" office:value="-342" calcext:value-type="float">
            <text:p>-342</text:p>
          </table:table-cell>
          <table:table-cell table:style-name="ce16" table:formula="of:=VLOOKUP([.$A24];[$otimos.$A$2:$otimos.$H$99];7;0)" office:value-type="float" office:value="-505" calcext:value-type="float">
            <text:p>-505</text:p>
          </table:table-cell>
          <table:table-cell table:style-name="ce16" table:formula="of:=VLOOKUP([.$A24];[$reed.$A$2:$reed.$H$99];7;0)" office:value-type="float" office:value="-24225" calcext:value-type="float">
            <text:p>-24.225</text:p>
          </table:table-cell>
          <table:table-cell table:style-name="ce18" table:formula="of:=VLOOKUP([.$A24];[$regras_otimos.$A$2:$regras_otimos.$H$99];6;0)" office:value-type="float" office:value="265" calcext:value-type="float">
            <text:p>265</text:p>
          </table:table-cell>
          <table:table-cell table:formula="of:=VLOOKUP([.$A24];[$regras_reed.$A$2:$regras_reed.$H$99];6;0)" office:value-type="float" office:value="-45" calcext:value-type="float">
            <text:p>-45</text:p>
          </table:table-cell>
          <table:table-cell table:style-name="ce18" table:formula="of:=VLOOKUP([.$A24];[$otimos_regras.$A$2:$otimos_regras.$H$99];6;0)" office:value-type="float" office:value="944" calcext:value-type="float">
            <text:p>944</text:p>
          </table:table-cell>
          <table:table-cell table:formula="of:=VLOOKUP([.$A24];[$otimos_reed.$A$2:$otimos_reed.$H$99];6;0)" office:value-type="float" office:value="137" calcext:value-type="float">
            <text:p>137</text:p>
          </table:table-cell>
          <table:table-cell table:style-name="ce18" table:formula="of:=VLOOKUP([.$A24];[$reed_regras.$A$2:$reed_regras.$H$99];6;0)" office:value-type="float" office:value="1066" calcext:value-type="float">
            <text:p>1066</text:p>
          </table:table-cell>
          <table:table-cell table:formula="of:=VLOOKUP([.$A24];[$reed_otimos.$A$2:$reed_otimos.$H$99];6;0)" office:value-type="float" office:value="592" calcext:value-type="float">
            <text:p>592</text:p>
          </table:table-cell>
          <table:table-cell table:style-name="ce20" table:formula="of:=VLOOKUP([.$A24];[$regras_otimos.$A$2:$regras_otimos.$H$99];7;0)" office:value-type="float" office:value="-23" calcext:value-type="float">
            <text:p>-23</text:p>
          </table:table-cell>
          <table:table-cell table:formula="of:=VLOOKUP([.$A24];[$regras_reed.$A$2:$regras_reed.$H$99];7;0)" office:value-type="float" office:value="-23713" calcext:value-type="float">
            <text:p>-23713</text:p>
          </table:table-cell>
          <table:table-cell table:style-name="ce20" table:formula="of:=VLOOKUP([.$A24];[$otimos_regras.$A$2:$otimos_regras.$H$99];7;0)" office:value-type="float" office:value="799" calcext:value-type="float">
            <text:p>799</text:p>
          </table:table-cell>
          <table:table-cell table:formula="of:=VLOOKUP([.$A24];[$otimos_reed.$A$2:$otimos_reed.$H$99];7;0)" office:value-type="float" office:value="-12333" calcext:value-type="float">
            <text:p>-12333</text:p>
          </table:table-cell>
          <table:table-cell table:style-name="ce20" table:formula="of:=VLOOKUP([.$A24];[$reed_regras.$A$2:$reed_regras.$H$99];7;0)" office:value-type="float" office:value="224" calcext:value-type="float">
            <text:p>224</text:p>
          </table:table-cell>
          <table:table-cell table:formula="of:=VLOOKUP([.$A24];[$reed_otimos.$A$2:$reed_otimos.$H$99];7;0)" office:value-type="float" office:value="21705" calcext:value-type="float">
            <text:p>21705</text:p>
          </table:table-cell>
          <table:table-cell table:formula="of:=VLOOKUP([.$A24];[$regras_otimos_reed.$A$2:$regras_otimos_reed.$H$99];6;0)" office:value-type="float" office:value="-248" calcext:value-type="float">
            <text:p>-248</text:p>
          </table:table-cell>
          <table:table-cell table:formula="of:=VLOOKUP([.$A24];[$regras_reed_otimos.$A$2:$regras_reed_otimos.$H$99];6;0)" office:value-type="float" office:value="372" calcext:value-type="float">
            <text:p>372</text:p>
          </table:table-cell>
          <table:table-cell table:formula="of:=VLOOKUP([.$A24];[$otimos_regras_reed.$A$2:$otimos_regras_reed.$H$99];6;0)" office:value-type="float" office:value="-33" calcext:value-type="float">
            <text:p>-33</text:p>
          </table:table-cell>
          <table:table-cell table:formula="of:=VLOOKUP([.$A24];[$otimos_reed_regras.$A$2:$otimos_reed_regras.$H$99];6;0)" office:value-type="float" office:value="710" calcext:value-type="float">
            <text:p>710</text:p>
          </table:table-cell>
          <table:table-cell table:formula="of:=VLOOKUP([.$A24];[$reed_regras_otimos.$A$2:$reed_regras_otimos.$H$99];6;0)" office:value-type="float" office:value="375" calcext:value-type="float">
            <text:p>375</text:p>
          </table:table-cell>
          <table:table-cell table:formula="of:=VLOOKUP([.$A24];[$reed_otimos_regras.$A$2:$reed_otimos_regras.$H$99];6;0)" office:value-type="float" office:value="742" calcext:value-type="float">
            <text:p>742</text:p>
          </table:table-cell>
          <table:table-cell table:formula="of:=VLOOKUP([.$A24];[$regras_otimos_reed.$A$2:$regras_otimos_reed.$H$99];7;0)" office:value-type="float" office:value="-11961" calcext:value-type="float">
            <text:p>-11961</text:p>
          </table:table-cell>
          <table:table-cell table:formula="of:=VLOOKUP([.$A24];[$regras_reed_otimos.$A$2:$regras_reed_otimos.$H$99];7;0)" office:value-type="float" office:value="22186" calcext:value-type="float">
            <text:p>22186</text:p>
          </table:table-cell>
          <table:table-cell table:formula="of:=VLOOKUP([.$A24];[$otimos_regras_reed.$A$2:$otimos_regras_reed.$H$99];7;0)" office:value-type="float" office:value="-12594" calcext:value-type="float">
            <text:p>-12594</text:p>
          </table:table-cell>
          <table:table-cell table:formula="of:=VLOOKUP([.$A24];[$otimos_reed_regras.$A$2:$otimos_reed_regras.$H$99];7;0)" office:value-type="float" office:value="605" calcext:value-type="float">
            <text:p>605</text:p>
          </table:table-cell>
          <table:table-cell table:formula="of:=VLOOKUP([.$A24];[$reed_regras_otimos.$A$2:$reed_regras_otimos.$H$99];7;0)" office:value-type="float" office:value="21755" calcext:value-type="float">
            <text:p>21755</text:p>
          </table:table-cell>
          <table:table-cell table:formula="of:=VLOOKUP([.$A24];[$reed_otimos_regras.$A$2:$reed_otimos_regras.$H$99];7;0)" office:value-type="float" office:value="688" calcext:value-type="float">
            <text:p>688</text:p>
          </table:table-cell>
          <table:table-cell table:style-name="ce24" table:formula="of:=SUBSTITUTE(INDEX([.$D$1:.$F$1];MATCH(MAX([.D24:.F24]);[.D24:.F24];0));&quot;Δ GC &quot;;&quot;&quot;)" office:value-type="string" office:string-value="Regras" calcext:value-type="string">
            <text:p>Regras</text:p>
          </table:table-cell>
          <table:table-cell table:style-name="ce24" table:formula="of:=SUBSTITUTE(INDEX([.$G$1:.$I$1];MATCH(MAX([.G24:.I24]);[.G24:.I24];0));&quot;Δ QC &quot;;&quot;&quot;)" office:value-type="string" office:string-value="Regras" calcext:value-type="string">
            <text:p>Regras</text:p>
          </table:table-cell>
          <table:table-cell table:style-name="ce24" table:formula="of:=SUBSTITUTE(INDEX([.$J$1:.$O$1];MATCH(MAX([.J24:.O24]);[.J24:.O24];0));&quot;Δ GC &quot;;&quot;&quot;)" office:value-type="string" office:string-value="Reed+Regras" calcext:value-type="string">
            <text:p>Reed+Regras</text:p>
          </table:table-cell>
          <table:table-cell table:style-name="ce24" table:formula="of:=SUBSTITUTE(INDEX([.$P$1:.$U$1];MATCH(MAX([.P24:.U24]);[.P24:.U24];0));&quot;Δ QC &quot;;&quot;&quot;)" office:value-type="string" office:string-value="Reed+Otimos" calcext:value-type="string">
            <text:p>Reed+Otimos</text:p>
          </table:table-cell>
          <table:table-cell table:style-name="ce24" table:formula="of:=SUBSTITUTE(INDEX([.$V$1:.$AA$1];MATCH(MAX([.V24:.AA24]);[.V24:.AA24];0));&quot;Δ GC &quot;;&quot;&quot;)" office:value-type="string" office:string-value="Reed+Otimos+Regras" calcext:value-type="string">
            <text:p>Reed+Otimos+Regras</text:p>
          </table:table-cell>
          <table:table-cell table:style-name="ce24" table:formula="of:=SUBSTITUTE(INDEX([.$AB$1:.$AG$1];MATCH(MAX([.AB24:.AG24]);[.AB24:.AG24];0));&quot;Δ QC &quot;;&quot;&quot;)" office:value-type="string" office:string-value="Regras+Reed+Otimos" calcext:value-type="string">
            <text:p>Regras+Reed+Otimos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1-hwb7_15.tfc</text:p>
          </table:table-cell>
          <table:table-cell table:style-name="ce12" table:formula="of:=VLOOKUP([.$A25];[$otimos.$A$2:$otimos.$H$99];2;0)" office:value-type="float" office:value="396" calcext:value-type="float">
            <text:p>396</text:p>
          </table:table-cell>
          <table:table-cell table:style-name="ce12" table:formula="of:=VLOOKUP([.$A25];[$otimos.$A$2:$otimos.$H$99];3;0)" office:value-type="float" office:value="41123" calcext:value-type="float">
            <text:p>41.123</text:p>
          </table:table-cell>
          <table:table-cell table:style-name="ce14" table:formula="of:=VLOOKUP([.$A25];[$regras.$A$2:$regras.$H$99];6;0)" office:value-type="float" office:value="6" calcext:value-type="float">
            <text:p>6</text:p>
          </table:table-cell>
          <table:table-cell table:style-name="ce14" table:formula="of:=VLOOKUP([.$A25];[$otimos.$A$2:$otimos.$H$99];6;0)" office:value-type="float" office:value="16" calcext:value-type="float">
            <text:p>16</text:p>
          </table:table-cell>
          <table:table-cell table:style-name="ce14" table:formula="of:=VLOOKUP([.$A25];[$reed.$A$2:$reed.$H$99];6;0)" office:value-type="float" office:value="0" calcext:value-type="float">
            <text:p>0</text:p>
          </table:table-cell>
          <table:table-cell table:style-name="ce16" table:formula="of:=VLOOKUP([.$A25];[$regras.$A$2:$regras.$H$99];7;0)" office:value-type="float" office:value="750" calcext:value-type="float">
            <text:p>750</text:p>
          </table:table-cell>
          <table:table-cell table:style-name="ce16" table:formula="of:=VLOOKUP([.$A25];[$otimos.$A$2:$otimos.$H$99];7;0)" office:value-type="float" office:value="3780" calcext:value-type="float">
            <text:p>3.780</text:p>
          </table:table-cell>
          <table:table-cell table:style-name="ce16" table:formula="of:=VLOOKUP([.$A25];[$reed.$A$2:$reed.$H$99];7;0)" office:value-type="float" office:value="1165" calcext:value-type="float">
            <text:p>1.165</text:p>
          </table:table-cell>
          <table:table-cell table:style-name="ce18" table:formula="of:=VLOOKUP([.$A25];[$regras_otimos.$A$2:$regras_otimos.$H$99];6;0)" office:value-type="float" office:value="10" calcext:value-type="float">
            <text:p>10</text:p>
          </table:table-cell>
          <table:table-cell table:formula="of:=VLOOKUP([.$A25];[$regras_reed.$A$2:$regras_reed.$H$99];6;0)" office:value-type="float" office:value="-6" calcext:value-type="float">
            <text:p>-6</text:p>
          </table:table-cell>
          <table:table-cell table:style-name="ce18" table:formula="of:=VLOOKUP([.$A25];[$otimos_regras.$A$2:$otimos_regras.$H$99];6;0)" office:value-type="float" office:value="0" calcext:value-type="float">
            <text:p>0</text:p>
          </table:table-cell>
          <table:table-cell table:formula="of:=VLOOKUP([.$A25];[$otimos_reed.$A$2:$otimos_reed.$H$99];6;0)" office:value-type="float" office:value="-16" calcext:value-type="float">
            <text:p>-16</text:p>
          </table:table-cell>
          <table:table-cell table:style-name="ce18" table:formula="of:=VLOOKUP([.$A25];[$reed_regras.$A$2:$reed_regras.$H$99];6;0)" office:value-type="float" office:value="0" calcext:value-type="float">
            <text:p>0</text:p>
          </table:table-cell>
          <table:table-cell table:formula="of:=VLOOKUP([.$A25];[$reed_otimos.$A$2:$reed_otimos.$H$99];6;0)" office:value-type="float" office:value="1" calcext:value-type="float">
            <text:p>1</text:p>
          </table:table-cell>
          <table:table-cell table:style-name="ce20" table:formula="of:=VLOOKUP([.$A25];[$regras_otimos.$A$2:$regras_otimos.$H$99];7;0)" office:value-type="float" office:value="3030" calcext:value-type="float">
            <text:p>3030</text:p>
          </table:table-cell>
          <table:table-cell table:formula="of:=VLOOKUP([.$A25];[$regras_reed.$A$2:$regras_reed.$H$99];7;0)" office:value-type="float" office:value="415" calcext:value-type="float">
            <text:p>415</text:p>
          </table:table-cell>
          <table:table-cell table:style-name="ce20" table:formula="of:=VLOOKUP([.$A25];[$otimos_regras.$A$2:$otimos_regras.$H$99];7;0)" office:value-type="float" office:value="0" calcext:value-type="float">
            <text:p>0</text:p>
          </table:table-cell>
          <table:table-cell table:formula="of:=VLOOKUP([.$A25];[$otimos_reed.$A$2:$otimos_reed.$H$99];7;0)" office:value-type="float" office:value="-1719" calcext:value-type="float">
            <text:p>-1719</text:p>
          </table:table-cell>
          <table:table-cell table:style-name="ce20" table:formula="of:=VLOOKUP([.$A25];[$reed_regras.$A$2:$reed_regras.$H$99];7;0)" office:value-type="float" office:value="0" calcext:value-type="float">
            <text:p>0</text:p>
          </table:table-cell>
          <table:table-cell table:formula="of:=VLOOKUP([.$A25];[$reed_otimos.$A$2:$reed_otimos.$H$99];7;0)" office:value-type="float" office:value="1453" calcext:value-type="float">
            <text:p>1453</text:p>
          </table:table-cell>
          <table:table-cell table:formula="of:=VLOOKUP([.$A25];[$regras_otimos_reed.$A$2:$regras_otimos_reed.$H$99];6;0)" office:value-type="float" office:value="-16" calcext:value-type="float">
            <text:p>-16</text:p>
          </table:table-cell>
          <table:table-cell table:formula="of:=VLOOKUP([.$A25];[$regras_reed_otimos.$A$2:$regras_reed_otimos.$H$99];6;0)" office:value-type="float" office:value="1" calcext:value-type="float">
            <text:p>1</text:p>
          </table:table-cell>
          <table:table-cell table:formula="of:=VLOOKUP([.$A25];[$otimos_regras_reed.$A$2:$otimos_regras_reed.$H$99];6;0)" office:value-type="float" office:value="-16" calcext:value-type="float">
            <text:p>-16</text:p>
          </table:table-cell>
          <table:table-cell table:formula="of:=VLOOKUP([.$A25];[$otimos_reed_regras.$A$2:$otimos_reed_regras.$H$99];6;0)" office:value-type="float" office:value="0" calcext:value-type="float">
            <text:p>0</text:p>
          </table:table-cell>
          <table:table-cell table:formula="of:=VLOOKUP([.$A25];[$reed_regras_otimos.$A$2:$reed_regras_otimos.$H$99];6;0)" office:value-type="float" office:value="1" calcext:value-type="float">
            <text:p>1</text:p>
          </table:table-cell>
          <table:table-cell table:formula="of:=VLOOKUP([.$A25];[$reed_otimos_regras.$A$2:$reed_otimos_regras.$H$99];6;0)" office:value-type="float" office:value="0" calcext:value-type="float">
            <text:p>0</text:p>
          </table:table-cell>
          <table:table-cell table:formula="of:=VLOOKUP([.$A25];[$regras_otimos_reed.$A$2:$regras_otimos_reed.$H$99];7;0)" office:value-type="float" office:value="-1719" calcext:value-type="float">
            <text:p>-1719</text:p>
          </table:table-cell>
          <table:table-cell table:formula="of:=VLOOKUP([.$A25];[$regras_reed_otimos.$A$2:$regras_reed_otimos.$H$99];7;0)" office:value-type="float" office:value="1453" calcext:value-type="float">
            <text:p>1453</text:p>
          </table:table-cell>
          <table:table-cell table:formula="of:=VLOOKUP([.$A25];[$otimos_regras_reed.$A$2:$otimos_regras_reed.$H$99];7;0)" office:value-type="float" office:value="-1719" calcext:value-type="float">
            <text:p>-1719</text:p>
          </table:table-cell>
          <table:table-cell table:formula="of:=VLOOKUP([.$A25];[$otimos_reed_regras.$A$2:$otimos_reed_regras.$H$99];7;0)" office:value-type="float" office:value="0" calcext:value-type="float">
            <text:p>0</text:p>
          </table:table-cell>
          <table:table-cell table:formula="of:=VLOOKUP([.$A25];[$reed_regras_otimos.$A$2:$reed_regras_otimos.$H$99];7;0)" office:value-type="float" office:value="1453" calcext:value-type="float">
            <text:p>1453</text:p>
          </table:table-cell>
          <table:table-cell table:formula="of:=VLOOKUP([.$A25];[$reed_otimos_regras.$A$2:$reed_otimos_regras.$H$99];7;0)" office:value-type="float" office:value="0" calcext:value-type="float">
            <text:p>0</text:p>
          </table:table-cell>
          <table:table-cell table:style-name="ce24" table:formula="of:=SUBSTITUTE(INDEX([.$D$1:.$F$1];MATCH(MAX([.D25:.F25]);[.D25:.F25];0));&quot;Δ GC &quot;;&quot;&quot;)" office:value-type="string" office:string-value="Otimos" calcext:value-type="string">
            <text:p>Otimos</text:p>
          </table:table-cell>
          <table:table-cell table:style-name="ce24" table:formula="of:=SUBSTITUTE(INDEX([.$G$1:.$I$1];MATCH(MAX([.G25:.I25]);[.G25:.I25];0));&quot;Δ QC &quot;;&quot;&quot;)" office:value-type="string" office:string-value="Otimos" calcext:value-type="string">
            <text:p>Otimos</text:p>
          </table:table-cell>
          <table:table-cell table:style-name="ce24" table:formula="of:=SUBSTITUTE(INDEX([.$J$1:.$O$1];MATCH(MAX([.J25:.O25]);[.J25:.O25];0));&quot;Δ G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P$1:.$U$1];MATCH(MAX([.P25:.U25]);[.P25:.U25];0));&quot;Δ Q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V$1:.$AA$1];MATCH(MAX([.V25:.AA25]);[.V25:.AA25];0));&quot;Δ GC &quot;;&quot;&quot;)" office:value-type="string" office:string-value="Regras+Reed+Otimos" calcext:value-type="string">
            <text:p>Regras+Reed+Otimos</text:p>
          </table:table-cell>
          <table:table-cell table:style-name="ce24" table:formula="of:=SUBSTITUTE(INDEX([.$AB$1:.$AG$1];MATCH(MAX([.AB25:.AG25]);[.AB25:.AG25];0));&quot;Δ QC &quot;;&quot;&quot;)" office:value-type="string" office:string-value="Regras+Reed+Otimos" calcext:value-type="string">
            <text:p>Regras+Reed+Otimos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1-hwb7_15_inv.tfc</text:p>
          </table:table-cell>
          <table:table-cell table:style-name="ce12" table:formula="of:=VLOOKUP([.$A26];[$otimos.$A$2:$otimos.$H$99];2;0)" office:value-type="float" office:value="282" calcext:value-type="float">
            <text:p>282</text:p>
          </table:table-cell>
          <table:table-cell table:style-name="ce12" table:formula="of:=VLOOKUP([.$A26];[$otimos.$A$2:$otimos.$H$99];3;0)" office:value-type="float" office:value="27180" calcext:value-type="float">
            <text:p>27.180</text:p>
          </table:table-cell>
          <table:table-cell table:style-name="ce14" table:formula="of:=VLOOKUP([.$A26];[$regras.$A$2:$regras.$H$99];6;0)" office:value-type="float" office:value="0" calcext:value-type="float">
            <text:p>0</text:p>
          </table:table-cell>
          <table:table-cell table:style-name="ce14" table:formula="of:=VLOOKUP([.$A26];[$otimos.$A$2:$otimos.$H$99];6;0)" office:value-type="float" office:value="6" calcext:value-type="float">
            <text:p>6</text:p>
          </table:table-cell>
          <table:table-cell table:style-name="ce14" table:formula="of:=VLOOKUP([.$A26];[$reed.$A$2:$reed.$H$99];6;0)" office:value-type="float" office:value="-1" calcext:value-type="float">
            <text:p>-1</text:p>
          </table:table-cell>
          <table:table-cell table:style-name="ce16" table:formula="of:=VLOOKUP([.$A26];[$regras.$A$2:$regras.$H$99];7;0)" office:value-type="float" office:value="0" calcext:value-type="float">
            <text:p>0</text:p>
          </table:table-cell>
          <table:table-cell table:style-name="ce16" table:formula="of:=VLOOKUP([.$A26];[$otimos.$A$2:$otimos.$H$99];7;0)" office:value-type="float" office:value="1834" calcext:value-type="float">
            <text:p>1.834</text:p>
          </table:table-cell>
          <table:table-cell table:style-name="ce16" table:formula="of:=VLOOKUP([.$A26];[$reed.$A$2:$reed.$H$99];7;0)" office:value-type="float" office:value="715" calcext:value-type="float">
            <text:p>715</text:p>
          </table:table-cell>
          <table:table-cell table:style-name="ce18" table:formula="of:=VLOOKUP([.$A26];[$regras_otimos.$A$2:$regras_otimos.$H$99];6;0)" office:value-type="float" office:value="6" calcext:value-type="float">
            <text:p>6</text:p>
          </table:table-cell>
          <table:table-cell table:formula="of:=VLOOKUP([.$A26];[$regras_reed.$A$2:$regras_reed.$H$99];6;0)" office:value-type="float" office:value="-1" calcext:value-type="float">
            <text:p>-1</text:p>
          </table:table-cell>
          <table:table-cell table:style-name="ce18" table:formula="of:=VLOOKUP([.$A26];[$otimos_regras.$A$2:$otimos_regras.$H$99];6;0)" office:value-type="float" office:value="0" calcext:value-type="float">
            <text:p>0</text:p>
          </table:table-cell>
          <table:table-cell table:formula="of:=VLOOKUP([.$A26];[$otimos_reed.$A$2:$otimos_reed.$H$99];6;0)" office:value-type="float" office:value="-5" calcext:value-type="float">
            <text:p>-5</text:p>
          </table:table-cell>
          <table:table-cell table:style-name="ce18" table:formula="of:=VLOOKUP([.$A26];[$reed_regras.$A$2:$reed_regras.$H$99];6;0)" office:value-type="float" office:value="0" calcext:value-type="float">
            <text:p>0</text:p>
          </table:table-cell>
          <table:table-cell table:formula="of:=VLOOKUP([.$A26];[$reed_otimos.$A$2:$reed_otimos.$H$99];6;0)" office:value-type="float" office:value="0" calcext:value-type="float">
            <text:p>0</text:p>
          </table:table-cell>
          <table:table-cell table:style-name="ce20" table:formula="of:=VLOOKUP([.$A26];[$regras_otimos.$A$2:$regras_otimos.$H$99];7;0)" office:value-type="float" office:value="1834" calcext:value-type="float">
            <text:p>1834</text:p>
          </table:table-cell>
          <table:table-cell table:formula="of:=VLOOKUP([.$A26];[$regras_reed.$A$2:$regras_reed.$H$99];7;0)" office:value-type="float" office:value="715" calcext:value-type="float">
            <text:p>715</text:p>
          </table:table-cell>
          <table:table-cell table:style-name="ce20" table:formula="of:=VLOOKUP([.$A26];[$otimos_regras.$A$2:$otimos_regras.$H$99];7;0)" office:value-type="float" office:value="0" calcext:value-type="float">
            <text:p>0</text:p>
          </table:table-cell>
          <table:table-cell table:formula="of:=VLOOKUP([.$A26];[$otimos_reed.$A$2:$otimos_reed.$H$99];7;0)" office:value-type="float" office:value="-709" calcext:value-type="float">
            <text:p>-709</text:p>
          </table:table-cell>
          <table:table-cell table:style-name="ce20" table:formula="of:=VLOOKUP([.$A26];[$reed_regras.$A$2:$reed_regras.$H$99];7;0)" office:value-type="float" office:value="0" calcext:value-type="float">
            <text:p>0</text:p>
          </table:table-cell>
          <table:table-cell table:formula="of:=VLOOKUP([.$A26];[$reed_otimos.$A$2:$reed_otimos.$H$99];7;0)" office:value-type="float" office:value="980" calcext:value-type="float">
            <text:p>980</text:p>
          </table:table-cell>
          <table:table-cell table:formula="of:=VLOOKUP([.$A26];[$regras_otimos_reed.$A$2:$regras_otimos_reed.$H$99];6;0)" office:value-type="float" office:value="-5" calcext:value-type="float">
            <text:p>-5</text:p>
          </table:table-cell>
          <table:table-cell table:formula="of:=VLOOKUP([.$A26];[$regras_reed_otimos.$A$2:$regras_reed_otimos.$H$99];6;0)" office:value-type="float" office:value="0" calcext:value-type="float">
            <text:p>0</text:p>
          </table:table-cell>
          <table:table-cell table:formula="of:=VLOOKUP([.$A26];[$otimos_regras_reed.$A$2:$otimos_regras_reed.$H$99];6;0)" office:value-type="float" office:value="-5" calcext:value-type="float">
            <text:p>-5</text:p>
          </table:table-cell>
          <table:table-cell table:formula="of:=VLOOKUP([.$A26];[$otimos_reed_regras.$A$2:$otimos_reed_regras.$H$99];6;0)" office:value-type="float" office:value="0" calcext:value-type="float">
            <text:p>0</text:p>
          </table:table-cell>
          <table:table-cell table:formula="of:=VLOOKUP([.$A26];[$reed_regras_otimos.$A$2:$reed_regras_otimos.$H$99];6;0)" office:value-type="float" office:value="0" calcext:value-type="float">
            <text:p>0</text:p>
          </table:table-cell>
          <table:table-cell table:formula="of:=VLOOKUP([.$A26];[$reed_otimos_regras.$A$2:$reed_otimos_regras.$H$99];6;0)" office:value-type="float" office:value="0" calcext:value-type="float">
            <text:p>0</text:p>
          </table:table-cell>
          <table:table-cell table:formula="of:=VLOOKUP([.$A26];[$regras_otimos_reed.$A$2:$regras_otimos_reed.$H$99];7;0)" office:value-type="float" office:value="-709" calcext:value-type="float">
            <text:p>-709</text:p>
          </table:table-cell>
          <table:table-cell table:formula="of:=VLOOKUP([.$A26];[$regras_reed_otimos.$A$2:$regras_reed_otimos.$H$99];7;0)" office:value-type="float" office:value="980" calcext:value-type="float">
            <text:p>980</text:p>
          </table:table-cell>
          <table:table-cell table:formula="of:=VLOOKUP([.$A26];[$otimos_regras_reed.$A$2:$otimos_regras_reed.$H$99];7;0)" office:value-type="float" office:value="-709" calcext:value-type="float">
            <text:p>-709</text:p>
          </table:table-cell>
          <table:table-cell table:formula="of:=VLOOKUP([.$A26];[$otimos_reed_regras.$A$2:$otimos_reed_regras.$H$99];7;0)" office:value-type="float" office:value="0" calcext:value-type="float">
            <text:p>0</text:p>
          </table:table-cell>
          <table:table-cell table:formula="of:=VLOOKUP([.$A26];[$reed_regras_otimos.$A$2:$reed_regras_otimos.$H$99];7;0)" office:value-type="float" office:value="980" calcext:value-type="float">
            <text:p>980</text:p>
          </table:table-cell>
          <table:table-cell table:formula="of:=VLOOKUP([.$A26];[$reed_otimos_regras.$A$2:$reed_otimos_regras.$H$99];7;0)" office:value-type="float" office:value="0" calcext:value-type="float">
            <text:p>0</text:p>
          </table:table-cell>
          <table:table-cell table:style-name="ce24" table:formula="of:=SUBSTITUTE(INDEX([.$D$1:.$F$1];MATCH(MAX([.D26:.F26]);[.D26:.F26];0));&quot;Δ GC &quot;;&quot;&quot;)" office:value-type="string" office:string-value="Otimos" calcext:value-type="string">
            <text:p>Otimos</text:p>
          </table:table-cell>
          <table:table-cell table:style-name="ce24" table:formula="of:=SUBSTITUTE(INDEX([.$G$1:.$I$1];MATCH(MAX([.G26:.I26]);[.G26:.I26];0));&quot;Δ QC &quot;;&quot;&quot;)" office:value-type="string" office:string-value="Otimos" calcext:value-type="string">
            <text:p>Otimos</text:p>
          </table:table-cell>
          <table:table-cell table:style-name="ce24" table:formula="of:=SUBSTITUTE(INDEX([.$J$1:.$O$1];MATCH(MAX([.J26:.O26]);[.J26:.O26];0));&quot;Δ G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P$1:.$U$1];MATCH(MAX([.P26:.U26]);[.P26:.U26];0));&quot;Δ Q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V$1:.$AA$1];MATCH(MAX([.V26:.AA26]);[.V26:.AA26];0));&quot;Δ GC &quot;;&quot;&quot;)" office:value-type="string" office:string-value="Regras+Reed+Otimos" calcext:value-type="string">
            <text:p>Regras+Reed+Otimos</text:p>
          </table:table-cell>
          <table:table-cell table:style-name="ce24" table:formula="of:=SUBSTITUTE(INDEX([.$AB$1:.$AG$1];MATCH(MAX([.AB26:.AG26]);[.AB26:.AG26];0));&quot;Δ QC &quot;;&quot;&quot;)" office:value-type="string" office:string-value="Regras+Reed+Otimos" calcext:value-type="string">
            <text:p>Regras+Reed+Otimos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2-hwb7_15.tfc</text:p>
          </table:table-cell>
          <table:table-cell table:style-name="ce12" table:formula="of:=VLOOKUP([.$A27];[$otimos.$A$2:$otimos.$H$99];2;0)" office:value-type="float" office:value="353" calcext:value-type="float">
            <text:p>353</text:p>
          </table:table-cell>
          <table:table-cell table:style-name="ce12" table:formula="of:=VLOOKUP([.$A27];[$otimos.$A$2:$otimos.$H$99];3;0)" office:value-type="float" office:value="35117" calcext:value-type="float">
            <text:p>35.117</text:p>
          </table:table-cell>
          <table:table-cell table:style-name="ce14" table:formula="of:=VLOOKUP([.$A27];[$regras.$A$2:$regras.$H$99];6;0)" office:value-type="float" office:value="2" calcext:value-type="float">
            <text:p>2</text:p>
          </table:table-cell>
          <table:table-cell table:style-name="ce14" table:formula="of:=VLOOKUP([.$A27];[$otimos.$A$2:$otimos.$H$99];6;0)" office:value-type="float" office:value="22" calcext:value-type="float">
            <text:p>22</text:p>
          </table:table-cell>
          <table:table-cell table:style-name="ce14" table:formula="of:=VLOOKUP([.$A27];[$reed.$A$2:$reed.$H$99];6;0)" office:value-type="float" office:value="4" calcext:value-type="float">
            <text:p>4</text:p>
          </table:table-cell>
          <table:table-cell table:style-name="ce16" table:formula="of:=VLOOKUP([.$A27];[$regras.$A$2:$regras.$H$99];7;0)" office:value-type="float" office:value="250" calcext:value-type="float">
            <text:p>250</text:p>
          </table:table-cell>
          <table:table-cell table:style-name="ce16" table:formula="of:=VLOOKUP([.$A27];[$otimos.$A$2:$otimos.$H$99];7;0)" office:value-type="float" office:value="4790" calcext:value-type="float">
            <text:p>4.790</text:p>
          </table:table-cell>
          <table:table-cell table:style-name="ce16" table:formula="of:=VLOOKUP([.$A27];[$reed.$A$2:$reed.$H$99];7;0)" office:value-type="float" office:value="2216" calcext:value-type="float">
            <text:p>2.216</text:p>
          </table:table-cell>
          <table:table-cell table:style-name="ce18" table:formula="of:=VLOOKUP([.$A27];[$regras_otimos.$A$2:$regras_otimos.$H$99];6;0)" office:value-type="float" office:value="20" calcext:value-type="float">
            <text:p>20</text:p>
          </table:table-cell>
          <table:table-cell table:formula="of:=VLOOKUP([.$A27];[$regras_reed.$A$2:$regras_reed.$H$99];6;0)" office:value-type="float" office:value="4" calcext:value-type="float">
            <text:p>4</text:p>
          </table:table-cell>
          <table:table-cell table:style-name="ce18" table:formula="of:=VLOOKUP([.$A27];[$otimos_regras.$A$2:$otimos_regras.$H$99];6;0)" office:value-type="float" office:value="2" calcext:value-type="float">
            <text:p>2</text:p>
          </table:table-cell>
          <table:table-cell table:formula="of:=VLOOKUP([.$A27];[$otimos_reed.$A$2:$otimos_reed.$H$99];6;0)" office:value-type="float" office:value="-6" calcext:value-type="float">
            <text:p>-6</text:p>
          </table:table-cell>
          <table:table-cell table:style-name="ce18" table:formula="of:=VLOOKUP([.$A27];[$reed_regras.$A$2:$reed_regras.$H$99];6;0)" office:value-type="float" office:value="2" calcext:value-type="float">
            <text:p>2</text:p>
          </table:table-cell>
          <table:table-cell table:formula="of:=VLOOKUP([.$A27];[$reed_otimos.$A$2:$reed_otimos.$H$99];6;0)" office:value-type="float" office:value="12" calcext:value-type="float">
            <text:p>12</text:p>
          </table:table-cell>
          <table:table-cell table:style-name="ce20" table:formula="of:=VLOOKUP([.$A27];[$regras_otimos.$A$2:$regras_otimos.$H$99];7;0)" office:value-type="float" office:value="4540" calcext:value-type="float">
            <text:p>4540</text:p>
          </table:table-cell>
          <table:table-cell table:formula="of:=VLOOKUP([.$A27];[$regras_reed.$A$2:$regras_reed.$H$99];7;0)" office:value-type="float" office:value="2216" calcext:value-type="float">
            <text:p>2216</text:p>
          </table:table-cell>
          <table:table-cell table:style-name="ce20" table:formula="of:=VLOOKUP([.$A27];[$otimos_regras.$A$2:$otimos_regras.$H$99];7;0)" office:value-type="float" office:value="250" calcext:value-type="float">
            <text:p>250</text:p>
          </table:table-cell>
          <table:table-cell table:formula="of:=VLOOKUP([.$A27];[$otimos_reed.$A$2:$otimos_reed.$H$99];7;0)" office:value-type="float" office:value="-146" calcext:value-type="float">
            <text:p>-146</text:p>
          </table:table-cell>
          <table:table-cell table:style-name="ce20" table:formula="of:=VLOOKUP([.$A27];[$reed_regras.$A$2:$reed_regras.$H$99];7;0)" office:value-type="float" office:value="250" calcext:value-type="float">
            <text:p>250</text:p>
          </table:table-cell>
          <table:table-cell table:formula="of:=VLOOKUP([.$A27];[$reed_otimos.$A$2:$reed_otimos.$H$99];7;0)" office:value-type="float" office:value="2928" calcext:value-type="float">
            <text:p>2928</text:p>
          </table:table-cell>
          <table:table-cell table:formula="of:=VLOOKUP([.$A27];[$regras_otimos_reed.$A$2:$regras_otimos_reed.$H$99];6;0)" office:value-type="float" office:value="-6" calcext:value-type="float">
            <text:p>-6</text:p>
          </table:table-cell>
          <table:table-cell table:formula="of:=VLOOKUP([.$A27];[$regras_reed_otimos.$A$2:$regras_reed_otimos.$H$99];6;0)" office:value-type="float" office:value="10" calcext:value-type="float">
            <text:p>10</text:p>
          </table:table-cell>
          <table:table-cell table:formula="of:=VLOOKUP([.$A27];[$otimos_regras_reed.$A$2:$otimos_regras_reed.$H$99];6;0)" office:value-type="float" office:value="-8" calcext:value-type="float">
            <text:p>-8</text:p>
          </table:table-cell>
          <table:table-cell table:formula="of:=VLOOKUP([.$A27];[$otimos_reed_regras.$A$2:$otimos_reed_regras.$H$99];6;0)" office:value-type="float" office:value="0" calcext:value-type="float">
            <text:p>0</text:p>
          </table:table-cell>
          <table:table-cell table:formula="of:=VLOOKUP([.$A27];[$reed_regras_otimos.$A$2:$reed_regras_otimos.$H$99];6;0)" office:value-type="float" office:value="10" calcext:value-type="float">
            <text:p>10</text:p>
          </table:table-cell>
          <table:table-cell table:formula="of:=VLOOKUP([.$A27];[$reed_otimos_regras.$A$2:$reed_otimos_regras.$H$99];6;0)" office:value-type="float" office:value="2" calcext:value-type="float">
            <text:p>2</text:p>
          </table:table-cell>
          <table:table-cell table:formula="of:=VLOOKUP([.$A27];[$regras_otimos_reed.$A$2:$regras_otimos_reed.$H$99];7;0)" office:value-type="float" office:value="-146" calcext:value-type="float">
            <text:p>-146</text:p>
          </table:table-cell>
          <table:table-cell table:formula="of:=VLOOKUP([.$A27];[$regras_reed_otimos.$A$2:$regras_reed_otimos.$H$99];7;0)" office:value-type="float" office:value="2678" calcext:value-type="float">
            <text:p>2678</text:p>
          </table:table-cell>
          <table:table-cell table:formula="of:=VLOOKUP([.$A27];[$otimos_regras_reed.$A$2:$otimos_regras_reed.$H$99];7;0)" office:value-type="float" office:value="-396" calcext:value-type="float">
            <text:p>-396</text:p>
          </table:table-cell>
          <table:table-cell table:formula="of:=VLOOKUP([.$A27];[$otimos_reed_regras.$A$2:$otimos_reed_regras.$H$99];7;0)" office:value-type="float" office:value="0" calcext:value-type="float">
            <text:p>0</text:p>
          </table:table-cell>
          <table:table-cell table:formula="of:=VLOOKUP([.$A27];[$reed_regras_otimos.$A$2:$reed_regras_otimos.$H$99];7;0)" office:value-type="float" office:value="2678" calcext:value-type="float">
            <text:p>2678</text:p>
          </table:table-cell>
          <table:table-cell table:formula="of:=VLOOKUP([.$A27];[$reed_otimos_regras.$A$2:$reed_otimos_regras.$H$99];7;0)" office:value-type="float" office:value="250" calcext:value-type="float">
            <text:p>250</text:p>
          </table:table-cell>
          <table:table-cell table:style-name="ce24" table:formula="of:=SUBSTITUTE(INDEX([.$D$1:.$F$1];MATCH(MAX([.D27:.F27]);[.D27:.F27];0));&quot;Δ GC &quot;;&quot;&quot;)" office:value-type="string" office:string-value="Otimos" calcext:value-type="string">
            <text:p>Otimos</text:p>
          </table:table-cell>
          <table:table-cell table:style-name="ce24" table:formula="of:=SUBSTITUTE(INDEX([.$G$1:.$I$1];MATCH(MAX([.G27:.I27]);[.G27:.I27];0));&quot;Δ QC &quot;;&quot;&quot;)" office:value-type="string" office:string-value="Otimos" calcext:value-type="string">
            <text:p>Otimos</text:p>
          </table:table-cell>
          <table:table-cell table:style-name="ce24" table:formula="of:=SUBSTITUTE(INDEX([.$J$1:.$O$1];MATCH(MAX([.J27:.O27]);[.J27:.O27];0));&quot;Δ G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P$1:.$U$1];MATCH(MAX([.P27:.U27]);[.P27:.U27];0));&quot;Δ Q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V$1:.$AA$1];MATCH(MAX([.V27:.AA27]);[.V27:.AA27];0));&quot;Δ GC &quot;;&quot;&quot;)" office:value-type="string" office:string-value="Regras+Reed+Otimos" calcext:value-type="string">
            <text:p>Regras+Reed+Otimos</text:p>
          </table:table-cell>
          <table:table-cell table:style-name="ce24" table:formula="of:=SUBSTITUTE(INDEX([.$AB$1:.$AG$1];MATCH(MAX([.AB27:.AG27]);[.AB27:.AG27];0));&quot;Δ QC &quot;;&quot;&quot;)" office:value-type="string" office:string-value="Regras+Reed+Otimos" calcext:value-type="string">
            <text:p>Regras+Reed+Otimos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2-hwb7_15_inv.tfc</text:p>
          </table:table-cell>
          <table:table-cell table:style-name="ce12" table:formula="of:=VLOOKUP([.$A28];[$otimos.$A$2:$otimos.$H$99];2;0)" office:value-type="float" office:value="291" calcext:value-type="float">
            <text:p>291</text:p>
          </table:table-cell>
          <table:table-cell table:style-name="ce12" table:formula="of:=VLOOKUP([.$A28];[$otimos.$A$2:$otimos.$H$99];3;0)" office:value-type="float" office:value="27426" calcext:value-type="float">
            <text:p>27.426</text:p>
          </table:table-cell>
          <table:table-cell table:style-name="ce14" table:formula="of:=VLOOKUP([.$A28];[$regras.$A$2:$regras.$H$99];6;0)" office:value-type="float" office:value="4" calcext:value-type="float">
            <text:p>4</text:p>
          </table:table-cell>
          <table:table-cell table:style-name="ce14" table:formula="of:=VLOOKUP([.$A28];[$otimos.$A$2:$otimos.$H$99];6;0)" office:value-type="float" office:value="9" calcext:value-type="float">
            <text:p>9</text:p>
          </table:table-cell>
          <table:table-cell table:style-name="ce14" table:formula="of:=VLOOKUP([.$A28];[$reed.$A$2:$reed.$H$99];6;0)" office:value-type="float" office:value="1" calcext:value-type="float">
            <text:p>1</text:p>
          </table:table-cell>
          <table:table-cell table:style-name="ce16" table:formula="of:=VLOOKUP([.$A28];[$regras.$A$2:$regras.$H$99];7;0)" office:value-type="float" office:value="500" calcext:value-type="float">
            <text:p>500</text:p>
          </table:table-cell>
          <table:table-cell table:style-name="ce16" table:formula="of:=VLOOKUP([.$A28];[$otimos.$A$2:$otimos.$H$99];7;0)" office:value-type="float" office:value="2486" calcext:value-type="float">
            <text:p>2.486</text:p>
          </table:table-cell>
          <table:table-cell table:style-name="ce16" table:formula="of:=VLOOKUP([.$A28];[$reed.$A$2:$reed.$H$99];7;0)" office:value-type="float" office:value="1044" calcext:value-type="float">
            <text:p>1.044</text:p>
          </table:table-cell>
          <table:table-cell table:style-name="ce18" table:formula="of:=VLOOKUP([.$A28];[$regras_otimos.$A$2:$regras_otimos.$H$99];6;0)" office:value-type="float" office:value="7" calcext:value-type="float">
            <text:p>7</text:p>
          </table:table-cell>
          <table:table-cell table:formula="of:=VLOOKUP([.$A28];[$regras_reed.$A$2:$regras_reed.$H$99];6;0)" office:value-type="float" office:value="-3" calcext:value-type="float">
            <text:p>-3</text:p>
          </table:table-cell>
          <table:table-cell table:style-name="ce18" table:formula="of:=VLOOKUP([.$A28];[$otimos_regras.$A$2:$otimos_regras.$H$99];6;0)" office:value-type="float" office:value="0" calcext:value-type="float">
            <text:p>0</text:p>
          </table:table-cell>
          <table:table-cell table:formula="of:=VLOOKUP([.$A28];[$otimos_reed.$A$2:$otimos_reed.$H$99];6;0)" office:value-type="float" office:value="-7" calcext:value-type="float">
            <text:p>-7</text:p>
          </table:table-cell>
          <table:table-cell table:style-name="ce18" table:formula="of:=VLOOKUP([.$A28];[$reed_regras.$A$2:$reed_regras.$H$99];6;0)" office:value-type="float" office:value="0" calcext:value-type="float">
            <text:p>0</text:p>
          </table:table-cell>
          <table:table-cell table:formula="of:=VLOOKUP([.$A28];[$reed_otimos.$A$2:$reed_otimos.$H$99];6;0)" office:value-type="float" office:value="4" calcext:value-type="float">
            <text:p>4</text:p>
          </table:table-cell>
          <table:table-cell table:style-name="ce20" table:formula="of:=VLOOKUP([.$A28];[$regras_otimos.$A$2:$regras_otimos.$H$99];7;0)" office:value-type="float" office:value="2236" calcext:value-type="float">
            <text:p>2236</text:p>
          </table:table-cell>
          <table:table-cell table:formula="of:=VLOOKUP([.$A28];[$regras_reed.$A$2:$regras_reed.$H$99];7;0)" office:value-type="float" office:value="544" calcext:value-type="float">
            <text:p>544</text:p>
          </table:table-cell>
          <table:table-cell table:style-name="ce20" table:formula="of:=VLOOKUP([.$A28];[$otimos_regras.$A$2:$otimos_regras.$H$99];7;0)" office:value-type="float" office:value="0" calcext:value-type="float">
            <text:p>0</text:p>
          </table:table-cell>
          <table:table-cell table:formula="of:=VLOOKUP([.$A28];[$otimos_reed.$A$2:$otimos_reed.$H$99];7;0)" office:value-type="float" office:value="-485" calcext:value-type="float">
            <text:p>-485</text:p>
          </table:table-cell>
          <table:table-cell table:style-name="ce20" table:formula="of:=VLOOKUP([.$A28];[$reed_regras.$A$2:$reed_regras.$H$99];7;0)" office:value-type="float" office:value="0" calcext:value-type="float">
            <text:p>0</text:p>
          </table:table-cell>
          <table:table-cell table:formula="of:=VLOOKUP([.$A28];[$reed_otimos.$A$2:$reed_otimos.$H$99];7;0)" office:value-type="float" office:value="1863" calcext:value-type="float">
            <text:p>1863</text:p>
          </table:table-cell>
          <table:table-cell table:formula="of:=VLOOKUP([.$A28];[$regras_otimos_reed.$A$2:$regras_otimos_reed.$H$99];6;0)" office:value-type="float" office:value="-7" calcext:value-type="float">
            <text:p>-7</text:p>
          </table:table-cell>
          <table:table-cell table:formula="of:=VLOOKUP([.$A28];[$regras_reed_otimos.$A$2:$regras_reed_otimos.$H$99];6;0)" office:value-type="float" office:value="4" calcext:value-type="float">
            <text:p>4</text:p>
          </table:table-cell>
          <table:table-cell table:formula="of:=VLOOKUP([.$A28];[$otimos_regras_reed.$A$2:$otimos_regras_reed.$H$99];6;0)" office:value-type="float" office:value="-7" calcext:value-type="float">
            <text:p>-7</text:p>
          </table:table-cell>
          <table:table-cell table:formula="of:=VLOOKUP([.$A28];[$otimos_reed_regras.$A$2:$otimos_reed_regras.$H$99];6;0)" office:value-type="float" office:value="0" calcext:value-type="float">
            <text:p>0</text:p>
          </table:table-cell>
          <table:table-cell table:formula="of:=VLOOKUP([.$A28];[$reed_regras_otimos.$A$2:$reed_regras_otimos.$H$99];6;0)" office:value-type="float" office:value="4" calcext:value-type="float">
            <text:p>4</text:p>
          </table:table-cell>
          <table:table-cell table:formula="of:=VLOOKUP([.$A28];[$reed_otimos_regras.$A$2:$reed_otimos_regras.$H$99];6;0)" office:value-type="float" office:value="0" calcext:value-type="float">
            <text:p>0</text:p>
          </table:table-cell>
          <table:table-cell table:formula="of:=VLOOKUP([.$A28];[$regras_otimos_reed.$A$2:$regras_otimos_reed.$H$99];7;0)" office:value-type="float" office:value="-485" calcext:value-type="float">
            <text:p>-485</text:p>
          </table:table-cell>
          <table:table-cell table:formula="of:=VLOOKUP([.$A28];[$regras_reed_otimos.$A$2:$regras_reed_otimos.$H$99];7;0)" office:value-type="float" office:value="1863" calcext:value-type="float">
            <text:p>1863</text:p>
          </table:table-cell>
          <table:table-cell table:formula="of:=VLOOKUP([.$A28];[$otimos_regras_reed.$A$2:$otimos_regras_reed.$H$99];7;0)" office:value-type="float" office:value="-485" calcext:value-type="float">
            <text:p>-485</text:p>
          </table:table-cell>
          <table:table-cell table:formula="of:=VLOOKUP([.$A28];[$otimos_reed_regras.$A$2:$otimos_reed_regras.$H$99];7;0)" office:value-type="float" office:value="0" calcext:value-type="float">
            <text:p>0</text:p>
          </table:table-cell>
          <table:table-cell table:formula="of:=VLOOKUP([.$A28];[$reed_regras_otimos.$A$2:$reed_regras_otimos.$H$99];7;0)" office:value-type="float" office:value="1863" calcext:value-type="float">
            <text:p>1863</text:p>
          </table:table-cell>
          <table:table-cell table:formula="of:=VLOOKUP([.$A28];[$reed_otimos_regras.$A$2:$reed_otimos_regras.$H$99];7;0)" office:value-type="float" office:value="0" calcext:value-type="float">
            <text:p>0</text:p>
          </table:table-cell>
          <table:table-cell table:style-name="ce24" table:formula="of:=SUBSTITUTE(INDEX([.$D$1:.$F$1];MATCH(MAX([.D28:.F28]);[.D28:.F28];0));&quot;Δ GC &quot;;&quot;&quot;)" office:value-type="string" office:string-value="Otimos" calcext:value-type="string">
            <text:p>Otimos</text:p>
          </table:table-cell>
          <table:table-cell table:style-name="ce24" table:formula="of:=SUBSTITUTE(INDEX([.$G$1:.$I$1];MATCH(MAX([.G28:.I28]);[.G28:.I28];0));&quot;Δ QC &quot;;&quot;&quot;)" office:value-type="string" office:string-value="Otimos" calcext:value-type="string">
            <text:p>Otimos</text:p>
          </table:table-cell>
          <table:table-cell table:style-name="ce24" table:formula="of:=SUBSTITUTE(INDEX([.$J$1:.$O$1];MATCH(MAX([.J28:.O28]);[.J28:.O28];0));&quot;Δ G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P$1:.$U$1];MATCH(MAX([.P28:.U28]);[.P28:.U28];0));&quot;Δ Q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V$1:.$AA$1];MATCH(MAX([.V28:.AA28]);[.V28:.AA28];0));&quot;Δ GC &quot;;&quot;&quot;)" office:value-type="string" office:string-value="Regras+Reed+Otimos" calcext:value-type="string">
            <text:p>Regras+Reed+Otimos</text:p>
          </table:table-cell>
          <table:table-cell table:style-name="ce24" table:formula="of:=SUBSTITUTE(INDEX([.$AB$1:.$AG$1];MATCH(MAX([.AB28:.AG28]);[.AB28:.AG28];0));&quot;Δ QC &quot;;&quot;&quot;)" office:value-type="string" office:string-value="Regras+Reed+Otimos" calcext:value-type="string">
            <text:p>Regras+Reed+Otimos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wb7-236.tfc</text:p>
          </table:table-cell>
          <table:table-cell table:style-name="ce12" table:formula="of:=VLOOKUP([.$A29];[$otimos.$A$2:$otimos.$H$99];2;0)" office:value-type="float" office:value="236" calcext:value-type="float">
            <text:p>236</text:p>
          </table:table-cell>
          <table:table-cell table:style-name="ce12" table:formula="of:=VLOOKUP([.$A29];[$otimos.$A$2:$otimos.$H$99];3;0)" office:value-type="float" office:value="4188" calcext:value-type="float">
            <text:p>4.188</text:p>
          </table:table-cell>
          <table:table-cell table:style-name="ce14" table:formula="of:=VLOOKUP([.$A29];[$regras.$A$2:$regras.$H$99];6;0)" office:value-type="float" office:value="0" calcext:value-type="float">
            <text:p>0</text:p>
          </table:table-cell>
          <table:table-cell table:style-name="ce14" table:formula="of:=VLOOKUP([.$A29];[$otimos.$A$2:$otimos.$H$99];6;0)" office:value-type="float" office:value="8" calcext:value-type="float">
            <text:p>8</text:p>
          </table:table-cell>
          <table:table-cell table:style-name="ce14" table:formula="of:=VLOOKUP([.$A29];[$reed.$A$2:$reed.$H$99];6;0)" office:value-type="float" office:value="-9" calcext:value-type="float">
            <text:p>-9</text:p>
          </table:table-cell>
          <table:table-cell table:style-name="ce16" table:formula="of:=VLOOKUP([.$A29];[$regras.$A$2:$regras.$H$99];7;0)" office:value-type="float" office:value="0" calcext:value-type="float">
            <text:p>0</text:p>
          </table:table-cell>
          <table:table-cell table:style-name="ce16" table:formula="of:=VLOOKUP([.$A29];[$otimos.$A$2:$otimos.$H$99];7;0)" office:value-type="float" office:value="112" calcext:value-type="float">
            <text:p>112</text:p>
          </table:table-cell>
          <table:table-cell table:style-name="ce16" table:formula="of:=VLOOKUP([.$A29];[$reed.$A$2:$reed.$H$99];7;0)" office:value-type="float" office:value="-1401" calcext:value-type="float">
            <text:p>-1.401</text:p>
          </table:table-cell>
          <table:table-cell table:style-name="ce18" table:formula="of:=VLOOKUP([.$A29];[$regras_otimos.$A$2:$regras_otimos.$H$99];6;0)" office:value-type="float" office:value="8" calcext:value-type="float">
            <text:p>8</text:p>
          </table:table-cell>
          <table:table-cell table:formula="of:=VLOOKUP([.$A29];[$regras_reed.$A$2:$regras_reed.$H$99];6;0)" office:value-type="float" office:value="-9" calcext:value-type="float">
            <text:p>-9</text:p>
          </table:table-cell>
          <table:table-cell table:style-name="ce18" table:formula="of:=VLOOKUP([.$A29];[$otimos_regras.$A$2:$otimos_regras.$H$99];6;0)" office:value-type="float" office:value="0" calcext:value-type="float">
            <text:p>0</text:p>
          </table:table-cell>
          <table:table-cell table:formula="of:=VLOOKUP([.$A29];[$otimos_reed.$A$2:$otimos_reed.$H$99];6;0)" office:value-type="float" office:value="-17" calcext:value-type="float">
            <text:p>-17</text:p>
          </table:table-cell>
          <table:table-cell table:style-name="ce18" table:formula="of:=VLOOKUP([.$A29];[$reed_regras.$A$2:$reed_regras.$H$99];6;0)" office:value-type="float" office:value="0" calcext:value-type="float">
            <text:p>0</text:p>
          </table:table-cell>
          <table:table-cell table:formula="of:=VLOOKUP([.$A29];[$reed_otimos.$A$2:$reed_otimos.$H$99];6;0)" office:value-type="float" office:value="2" calcext:value-type="float">
            <text:p>2</text:p>
          </table:table-cell>
          <table:table-cell table:style-name="ce20" table:formula="of:=VLOOKUP([.$A29];[$regras_otimos.$A$2:$regras_otimos.$H$99];7;0)" office:value-type="float" office:value="112" calcext:value-type="float">
            <text:p>112</text:p>
          </table:table-cell>
          <table:table-cell table:formula="of:=VLOOKUP([.$A29];[$regras_reed.$A$2:$regras_reed.$H$99];7;0)" office:value-type="float" office:value="-1401" calcext:value-type="float">
            <text:p>-1401</text:p>
          </table:table-cell>
          <table:table-cell table:style-name="ce20" table:formula="of:=VLOOKUP([.$A29];[$otimos_regras.$A$2:$otimos_regras.$H$99];7;0)" office:value-type="float" office:value="0" calcext:value-type="float">
            <text:p>0</text:p>
          </table:table-cell>
          <table:table-cell table:formula="of:=VLOOKUP([.$A29];[$otimos_reed.$A$2:$otimos_reed.$H$99];7;0)" office:value-type="float" office:value="-1597" calcext:value-type="float">
            <text:p>-1597</text:p>
          </table:table-cell>
          <table:table-cell table:style-name="ce20" table:formula="of:=VLOOKUP([.$A29];[$reed_regras.$A$2:$reed_regras.$H$99];7;0)" office:value-type="float" office:value="0" calcext:value-type="float">
            <text:p>0</text:p>
          </table:table-cell>
          <table:table-cell table:formula="of:=VLOOKUP([.$A29];[$reed_otimos.$A$2:$reed_otimos.$H$99];7;0)" office:value-type="float" office:value="374" calcext:value-type="float">
            <text:p>374</text:p>
          </table:table-cell>
          <table:table-cell table:formula="of:=VLOOKUP([.$A29];[$regras_otimos_reed.$A$2:$regras_otimos_reed.$H$99];6;0)" office:value-type="float" office:value="-17" calcext:value-type="float">
            <text:p>-17</text:p>
          </table:table-cell>
          <table:table-cell table:formula="of:=VLOOKUP([.$A29];[$regras_reed_otimos.$A$2:$regras_reed_otimos.$H$99];6;0)" office:value-type="float" office:value="2" calcext:value-type="float">
            <text:p>2</text:p>
          </table:table-cell>
          <table:table-cell table:formula="of:=VLOOKUP([.$A29];[$otimos_regras_reed.$A$2:$otimos_regras_reed.$H$99];6;0)" office:value-type="float" office:value="-17" calcext:value-type="float">
            <text:p>-17</text:p>
          </table:table-cell>
          <table:table-cell table:formula="of:=VLOOKUP([.$A29];[$otimos_reed_regras.$A$2:$otimos_reed_regras.$H$99];6;0)" office:value-type="float" office:value="0" calcext:value-type="float">
            <text:p>0</text:p>
          </table:table-cell>
          <table:table-cell table:formula="of:=VLOOKUP([.$A29];[$reed_regras_otimos.$A$2:$reed_regras_otimos.$H$99];6;0)" office:value-type="float" office:value="2" calcext:value-type="float">
            <text:p>2</text:p>
          </table:table-cell>
          <table:table-cell table:formula="of:=VLOOKUP([.$A29];[$reed_otimos_regras.$A$2:$reed_otimos_regras.$H$99];6;0)" office:value-type="float" office:value="0" calcext:value-type="float">
            <text:p>0</text:p>
          </table:table-cell>
          <table:table-cell table:formula="of:=VLOOKUP([.$A29];[$regras_otimos_reed.$A$2:$regras_otimos_reed.$H$99];7;0)" office:value-type="float" office:value="-1597" calcext:value-type="float">
            <text:p>-1597</text:p>
          </table:table-cell>
          <table:table-cell table:formula="of:=VLOOKUP([.$A29];[$regras_reed_otimos.$A$2:$regras_reed_otimos.$H$99];7;0)" office:value-type="float" office:value="374" calcext:value-type="float">
            <text:p>374</text:p>
          </table:table-cell>
          <table:table-cell table:formula="of:=VLOOKUP([.$A29];[$otimos_regras_reed.$A$2:$otimos_regras_reed.$H$99];7;0)" office:value-type="float" office:value="-1597" calcext:value-type="float">
            <text:p>-1597</text:p>
          </table:table-cell>
          <table:table-cell table:formula="of:=VLOOKUP([.$A29];[$otimos_reed_regras.$A$2:$otimos_reed_regras.$H$99];7;0)" office:value-type="float" office:value="0" calcext:value-type="float">
            <text:p>0</text:p>
          </table:table-cell>
          <table:table-cell table:formula="of:=VLOOKUP([.$A29];[$reed_regras_otimos.$A$2:$reed_regras_otimos.$H$99];7;0)" office:value-type="float" office:value="374" calcext:value-type="float">
            <text:p>374</text:p>
          </table:table-cell>
          <table:table-cell table:formula="of:=VLOOKUP([.$A29];[$reed_otimos_regras.$A$2:$reed_otimos_regras.$H$99];7;0)" office:value-type="float" office:value="0" calcext:value-type="float">
            <text:p>0</text:p>
          </table:table-cell>
          <table:table-cell table:style-name="ce24" table:formula="of:=SUBSTITUTE(INDEX([.$D$1:.$F$1];MATCH(MAX([.D29:.F29]);[.D29:.F29];0));&quot;Δ GC &quot;;&quot;&quot;)" office:value-type="string" office:string-value="Otimos" calcext:value-type="string">
            <text:p>Otimos</text:p>
          </table:table-cell>
          <table:table-cell table:style-name="ce24" table:formula="of:=SUBSTITUTE(INDEX([.$G$1:.$I$1];MATCH(MAX([.G29:.I29]);[.G29:.I29];0));&quot;Δ QC &quot;;&quot;&quot;)" office:value-type="string" office:string-value="Otimos" calcext:value-type="string">
            <text:p>Otimos</text:p>
          </table:table-cell>
          <table:table-cell table:style-name="ce24" table:formula="of:=SUBSTITUTE(INDEX([.$J$1:.$O$1];MATCH(MAX([.J29:.O29]);[.J29:.O29];0));&quot;Δ G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P$1:.$U$1];MATCH(MAX([.P29:.U29]);[.P29:.U29];0));&quot;Δ QC &quot;;&quot;&quot;)" office:value-type="string" office:string-value="Reed+Otimos" calcext:value-type="string">
            <text:p>Reed+Otimos</text:p>
          </table:table-cell>
          <table:table-cell table:style-name="ce24" table:formula="of:=SUBSTITUTE(INDEX([.$V$1:.$AA$1];MATCH(MAX([.V29:.AA29]);[.V29:.AA29];0));&quot;Δ GC &quot;;&quot;&quot;)" office:value-type="string" office:string-value="Regras+Reed+Otimos" calcext:value-type="string">
            <text:p>Regras+Reed+Otimos</text:p>
          </table:table-cell>
          <table:table-cell table:style-name="ce24" table:formula="of:=SUBSTITUTE(INDEX([.$AB$1:.$AG$1];MATCH(MAX([.AB29:.AG29]);[.AB29:.AG29];0));&quot;Δ QC &quot;;&quot;&quot;)" office:value-type="string" office:string-value="Regras+Reed+Otimos" calcext:value-type="string">
            <text:p>Regras+Reed+Otimos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wb7-331-2609a.tfc</text:p>
          </table:table-cell>
          <table:table-cell table:style-name="ce12" table:formula="of:=VLOOKUP([.$A30];[$otimos.$A$2:$otimos.$H$99];2;0)" office:value-type="float" office:value="331" calcext:value-type="float">
            <text:p>331</text:p>
          </table:table-cell>
          <table:table-cell table:style-name="ce12" table:formula="of:=VLOOKUP([.$A30];[$otimos.$A$2:$otimos.$H$99];3;0)" office:value-type="float" office:value="2839" calcext:value-type="float">
            <text:p>2.839</text:p>
          </table:table-cell>
          <table:table-cell table:style-name="ce14" table:formula="of:=VLOOKUP([.$A30];[$regras.$A$2:$regras.$H$99];6;0)" office:value-type="float" office:value="4" calcext:value-type="float">
            <text:p>4</text:p>
          </table:table-cell>
          <table:table-cell table:style-name="ce14" table:formula="of:=VLOOKUP([.$A30];[$otimos.$A$2:$otimos.$H$99];6;0)" office:value-type="float" office:value="3" calcext:value-type="float">
            <text:p>3</text:p>
          </table:table-cell>
          <table:table-cell table:style-name="ce14" table:formula="of:=VLOOKUP([.$A30];[$reed.$A$2:$reed.$H$99];6;0)" office:value-type="float" office:value="-1" calcext:value-type="float">
            <text:p>-1</text:p>
          </table:table-cell>
          <table:table-cell table:style-name="ce16" table:formula="of:=VLOOKUP([.$A30];[$regras.$A$2:$regras.$H$99];7;0)" office:value-type="float" office:value="4" calcext:value-type="float">
            <text:p>4</text:p>
          </table:table-cell>
          <table:table-cell table:style-name="ce16" table:formula="of:=VLOOKUP([.$A30];[$otimos.$A$2:$otimos.$H$99];7;0)" office:value-type="float" office:value="-41" calcext:value-type="float">
            <text:p>-41</text:p>
          </table:table-cell>
          <table:table-cell table:style-name="ce16" table:formula="of:=VLOOKUP([.$A30];[$reed.$A$2:$reed.$H$99];7;0)" office:value-type="float" office:value="-349" calcext:value-type="float">
            <text:p>-349</text:p>
          </table:table-cell>
          <table:table-cell table:style-name="ce18" table:formula="of:=VLOOKUP([.$A30];[$regras_otimos.$A$2:$regras_otimos.$H$99];6;0)" office:value-type="float" office:value="1" calcext:value-type="float">
            <text:p>1</text:p>
          </table:table-cell>
          <table:table-cell table:formula="of:=VLOOKUP([.$A30];[$regras_reed.$A$2:$regras_reed.$H$99];6;0)" office:value-type="float" office:value="-3" calcext:value-type="float">
            <text:p>-3</text:p>
          </table:table-cell>
          <table:table-cell table:style-name="ce18" table:formula="of:=VLOOKUP([.$A30];[$otimos_regras.$A$2:$otimos_regras.$H$99];6;0)" office:value-type="float" office:value="0" calcext:value-type="float">
            <text:p>0</text:p>
          </table:table-cell>
          <table:table-cell table:formula="of:=VLOOKUP([.$A30];[$otimos_reed.$A$2:$otimos_reed.$H$99];6;0)" office:value-type="float" office:value="-6" calcext:value-type="float">
            <text:p>-6</text:p>
          </table:table-cell>
          <table:table-cell table:style-name="ce18" table:formula="of:=VLOOKUP([.$A30];[$reed_regras.$A$2:$reed_regras.$H$99];6;0)" office:value-type="float" office:value="0" calcext:value-type="float">
            <text:p>0</text:p>
          </table:table-cell>
          <table:table-cell table:formula="of:=VLOOKUP([.$A30];[$reed_otimos.$A$2:$reed_otimos.$H$99];6;0)" office:value-type="float" office:value="2" calcext:value-type="float">
            <text:p>2</text:p>
          </table:table-cell>
          <table:table-cell table:style-name="ce20" table:formula="of:=VLOOKUP([.$A30];[$regras_otimos.$A$2:$regras_otimos.$H$99];7;0)" office:value-type="float" office:value="-39" calcext:value-type="float">
            <text:p>-39</text:p>
          </table:table-cell>
          <table:table-cell table:formula="of:=VLOOKUP([.$A30];[$regras_reed.$A$2:$regras_reed.$H$99];7;0)" office:value-type="float" office:value="-347" calcext:value-type="float">
            <text:p>-347</text:p>
          </table:table-cell>
          <table:table-cell table:style-name="ce20" table:formula="of:=VLOOKUP([.$A30];[$otimos_regras.$A$2:$otimos_regras.$H$99];7;0)" office:value-type="float" office:value="0" calcext:value-type="float">
            <text:p>0</text:p>
          </table:table-cell>
          <table:table-cell table:formula="of:=VLOOKUP([.$A30];[$otimos_reed.$A$2:$otimos_reed.$H$99];7;0)" office:value-type="float" office:value="-334" calcext:value-type="float">
            <text:p>-334</text:p>
          </table:table-cell>
          <table:table-cell table:style-name="ce20" table:formula="of:=VLOOKUP([.$A30];[$reed_regras.$A$2:$reed_regras.$H$99];7;0)" office:value-type="float" office:value="0" calcext:value-type="float">
            <text:p>0</text:p>
          </table:table-cell>
          <table:table-cell table:formula="of:=VLOOKUP([.$A30];[$reed_otimos.$A$2:$reed_otimos.$H$99];7;0)" office:value-type="float" office:value="198" calcext:value-type="float">
            <text:p>198</text:p>
          </table:table-cell>
          <table:table-cell table:formula="of:=VLOOKUP([.$A30];[$regras_otimos_reed.$A$2:$regras_otimos_reed.$H$99];6;0)" office:value-type="float" office:value="-6" calcext:value-type="float">
            <text:p>-6</text:p>
          </table:table-cell>
          <table:table-cell table:formula="of:=VLOOKUP([.$A30];[$regras_reed_otimos.$A$2:$regras_reed_otimos.$H$99];6;0)" office:value-type="float" office:value="2" calcext:value-type="float">
            <text:p>2</text:p>
          </table:table-cell>
          <table:table-cell table:formula="of:=VLOOKUP([.$A30];[$otimos_regras_reed.$A$2:$otimos_regras_reed.$H$99];6;0)" office:value-type="float" office:value="-6" calcext:value-type="float">
            <text:p>-6</text:p>
          </table:table-cell>
          <table:table-cell table:formula="of:=VLOOKUP([.$A30];[$otimos_reed_regras.$A$2:$otimos_reed_regras.$H$99];6;0)" office:value-type="float" office:value="0" calcext:value-type="float">
            <text:p>0</text:p>
          </table:table-cell>
          <table:table-cell table:formula="of:=VLOOKUP([.$A30];[$reed_regras_otimos.$A$2:$reed_regras_otimos.$H$99];6;0)" office:value-type="float" office:value="2" calcext:value-type="float">
            <text:p>2</text:p>
          </table:table-cell>
          <table:table-cell table:formula="of:=VLOOKUP([.$A30];[$reed_otimos_regras.$A$2:$reed_otimos_regras.$H$99];6;0)" office:value-type="float" office:value="0" calcext:value-type="float">
            <text:p>0</text:p>
          </table:table-cell>
          <table:table-cell table:formula="of:=VLOOKUP([.$A30];[$regras_otimos_reed.$A$2:$regras_otimos_reed.$H$99];7;0)" office:value-type="float" office:value="-334" calcext:value-type="float">
            <text:p>-334</text:p>
          </table:table-cell>
          <table:table-cell table:formula="of:=VLOOKUP([.$A30];[$regras_reed_otimos.$A$2:$regras_reed_otimos.$H$99];7;0)" office:value-type="float" office:value="198" calcext:value-type="float">
            <text:p>198</text:p>
          </table:table-cell>
          <table:table-cell table:formula="of:=VLOOKUP([.$A30];[$otimos_regras_reed.$A$2:$otimos_regras_reed.$H$99];7;0)" office:value-type="float" office:value="-334" calcext:value-type="float">
            <text:p>-334</text:p>
          </table:table-cell>
          <table:table-cell table:formula="of:=VLOOKUP([.$A30];[$otimos_reed_regras.$A$2:$otimos_reed_regras.$H$99];7;0)" office:value-type="float" office:value="0" calcext:value-type="float">
            <text:p>0</text:p>
          </table:table-cell>
          <table:table-cell table:formula="of:=VLOOKUP([.$A30];[$reed_regras_otimos.$A$2:$reed_regras_otimos.$H$99];7;0)" office:value-type="float" office:value="198" calcext:value-type="float">
            <text:p>198</text:p>
          </table:table-cell>
          <table:table-cell table:formula="of:=VLOOKUP([.$A30];[$reed_otimos_regras.$A$2:$reed_otimos_regras.$H$99];7;0)" office:value-type="float" office:value="0" calcext:value-type="float">
            <text:p>0</text:p>
          </table:table-cell>
          <table:table-cell table:style-name="ce24" table:formula="of:=SUBSTITUTE(INDEX([.$D$1:.$F$1];MATCH(MAX([.D30:.F30]);[.D30:.F30];0));&quot;Δ GC &quot;;&quot;&quot;)" office:value-type="string" office:string-value="Regras" calcext:value-type="string">
            <text:p>Regras</text:p>
          </table:table-cell>
          <table:table-cell table:style-name="ce24" table:formula="of:=SUBSTITUTE(INDEX([.$G$1:.$I$1];MATCH(MAX([.G30:.I30]);[.G30:.I30];0));&quot;Δ QC &quot;;&quot;&quot;)" office:value-type="string" office:string-value="Regras" calcext:value-type="string">
            <text:p>Regras</text:p>
          </table:table-cell>
          <table:table-cell table:style-name="ce24" table:formula="of:=SUBSTITUTE(INDEX([.$J$1:.$O$1];MATCH(MAX([.J30:.O30]);[.J30:.O30];0));&quot;Δ GC &quot;;&quot;&quot;)" office:value-type="string" office:string-value="Reed+Otimos" calcext:value-type="string">
            <text:p>Reed+Otimos</text:p>
          </table:table-cell>
          <table:table-cell table:style-name="ce24" table:formula="of:=SUBSTITUTE(INDEX([.$P$1:.$U$1];MATCH(MAX([.P30:.U30]);[.P30:.U30];0));&quot;Δ QC &quot;;&quot;&quot;)" office:value-type="string" office:string-value="Reed+Otimos" calcext:value-type="string">
            <text:p>Reed+Otimos</text:p>
          </table:table-cell>
          <table:table-cell table:style-name="ce24" table:formula="of:=SUBSTITUTE(INDEX([.$V$1:.$AA$1];MATCH(MAX([.V30:.AA30]);[.V30:.AA30];0));&quot;Δ GC &quot;;&quot;&quot;)" office:value-type="string" office:string-value="Regras+Reed+Otimos" calcext:value-type="string">
            <text:p>Regras+Reed+Otimos</text:p>
          </table:table-cell>
          <table:table-cell table:style-name="ce24" table:formula="of:=SUBSTITUTE(INDEX([.$AB$1:.$AG$1];MATCH(MAX([.AB30:.AG30]);[.AB30:.AG30];0));&quot;Δ QC &quot;;&quot;&quot;)" office:value-type="string" office:string-value="Regras+Reed+Otimos" calcext:value-type="string">
            <text:p>Regras+Reed+Otimos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wb7tc.tfc</text:p>
          </table:table-cell>
          <table:table-cell table:style-name="ce12" table:formula="of:=VLOOKUP([.$A31];[$otimos.$A$2:$otimos.$H$99];2;0)" office:value-type="float" office:value="289" calcext:value-type="float">
            <text:p>289</text:p>
          </table:table-cell>
          <table:table-cell table:style-name="ce12" table:formula="of:=VLOOKUP([.$A31];[$otimos.$A$2:$otimos.$H$99];3;0)" office:value-type="float" office:value="5641" calcext:value-type="float">
            <text:p>5.641</text:p>
          </table:table-cell>
          <table:table-cell table:style-name="ce14" table:formula="of:=VLOOKUP([.$A31];[$regras.$A$2:$regras.$H$99];6;0)" office:value-type="float" office:value="0" calcext:value-type="float">
            <text:p>0</text:p>
          </table:table-cell>
          <table:table-cell table:style-name="ce14" table:formula="of:=VLOOKUP([.$A31];[$otimos.$A$2:$otimos.$H$99];6;0)" office:value-type="float" office:value="5" calcext:value-type="float">
            <text:p>5</text:p>
          </table:table-cell>
          <table:table-cell table:style-name="ce14" table:formula="of:=VLOOKUP([.$A31];[$reed.$A$2:$reed.$H$99];6;0)" office:value-type="float" office:value="-15" calcext:value-type="float">
            <text:p>-15</text:p>
          </table:table-cell>
          <table:table-cell table:style-name="ce16" table:formula="of:=VLOOKUP([.$A31];[$regras.$A$2:$regras.$H$99];7;0)" office:value-type="float" office:value="0" calcext:value-type="float">
            <text:p>0</text:p>
          </table:table-cell>
          <table:table-cell table:style-name="ce16" table:formula="of:=VLOOKUP([.$A31];[$otimos.$A$2:$otimos.$H$99];7;0)" office:value-type="float" office:value="133" calcext:value-type="float">
            <text:p>133</text:p>
          </table:table-cell>
          <table:table-cell table:style-name="ce16" table:formula="of:=VLOOKUP([.$A31];[$reed.$A$2:$reed.$H$99];7;0)" office:value-type="float" office:value="-2055" calcext:value-type="float">
            <text:p>-2.055</text:p>
          </table:table-cell>
          <table:table-cell table:style-name="ce18" table:formula="of:=VLOOKUP([.$A31];[$regras_otimos.$A$2:$regras_otimos.$H$99];6;0)" office:value-type="float" office:value="5" calcext:value-type="float">
            <text:p>5</text:p>
          </table:table-cell>
          <table:table-cell table:formula="of:=VLOOKUP([.$A31];[$regras_reed.$A$2:$regras_reed.$H$99];6;0)" office:value-type="float" office:value="-15" calcext:value-type="float">
            <text:p>-15</text:p>
          </table:table-cell>
          <table:table-cell table:style-name="ce18" table:formula="of:=VLOOKUP([.$A31];[$otimos_regras.$A$2:$otimos_regras.$H$99];6;0)" office:value-type="float" office:value="0" calcext:value-type="float">
            <text:p>0</text:p>
          </table:table-cell>
          <table:table-cell table:formula="of:=VLOOKUP([.$A31];[$otimos_reed.$A$2:$otimos_reed.$H$99];6;0)" office:value-type="float" office:value="-20" calcext:value-type="float">
            <text:p>-20</text:p>
          </table:table-cell>
          <table:table-cell table:style-name="ce18" table:formula="of:=VLOOKUP([.$A31];[$reed_regras.$A$2:$reed_regras.$H$99];6;0)" office:value-type="float" office:value="0" calcext:value-type="float">
            <text:p>0</text:p>
          </table:table-cell>
          <table:table-cell table:formula="of:=VLOOKUP([.$A31];[$reed_otimos.$A$2:$reed_otimos.$H$99];6;0)" office:value-type="float" office:value="2" calcext:value-type="float">
            <text:p>2</text:p>
          </table:table-cell>
          <table:table-cell table:style-name="ce20" table:formula="of:=VLOOKUP([.$A31];[$regras_otimos.$A$2:$regras_otimos.$H$99];7;0)" office:value-type="float" office:value="133" calcext:value-type="float">
            <text:p>133</text:p>
          </table:table-cell>
          <table:table-cell table:formula="of:=VLOOKUP([.$A31];[$regras_reed.$A$2:$regras_reed.$H$99];7;0)" office:value-type="float" office:value="-2055" calcext:value-type="float">
            <text:p>-2055</text:p>
          </table:table-cell>
          <table:table-cell table:style-name="ce20" table:formula="of:=VLOOKUP([.$A31];[$otimos_regras.$A$2:$otimos_regras.$H$99];7;0)" office:value-type="float" office:value="0" calcext:value-type="float">
            <text:p>0</text:p>
          </table:table-cell>
          <table:table-cell table:formula="of:=VLOOKUP([.$A31];[$otimos_reed.$A$2:$otimos_reed.$H$99];7;0)" office:value-type="float" office:value="-2280" calcext:value-type="float">
            <text:p>-2280</text:p>
          </table:table-cell>
          <table:table-cell table:style-name="ce20" table:formula="of:=VLOOKUP([.$A31];[$reed_regras.$A$2:$reed_regras.$H$99];7;0)" office:value-type="float" office:value="0" calcext:value-type="float">
            <text:p>0</text:p>
          </table:table-cell>
          <table:table-cell table:formula="of:=VLOOKUP([.$A31];[$reed_otimos.$A$2:$reed_otimos.$H$99];7;0)" office:value-type="float" office:value="306" calcext:value-type="float">
            <text:p>306</text:p>
          </table:table-cell>
          <table:table-cell table:formula="of:=VLOOKUP([.$A31];[$regras_otimos_reed.$A$2:$regras_otimos_reed.$H$99];6;0)" office:value-type="float" office:value="-20" calcext:value-type="float">
            <text:p>-20</text:p>
          </table:table-cell>
          <table:table-cell table:formula="of:=VLOOKUP([.$A31];[$regras_reed_otimos.$A$2:$regras_reed_otimos.$H$99];6;0)" office:value-type="float" office:value="2" calcext:value-type="float">
            <text:p>2</text:p>
          </table:table-cell>
          <table:table-cell table:formula="of:=VLOOKUP([.$A31];[$otimos_regras_reed.$A$2:$otimos_regras_reed.$H$99];6;0)" office:value-type="float" office:value="-20" calcext:value-type="float">
            <text:p>-20</text:p>
          </table:table-cell>
          <table:table-cell table:formula="of:=VLOOKUP([.$A31];[$otimos_reed_regras.$A$2:$otimos_reed_regras.$H$99];6;0)" office:value-type="float" office:value="0" calcext:value-type="float">
            <text:p>0</text:p>
          </table:table-cell>
          <table:table-cell table:formula="of:=VLOOKUP([.$A31];[$reed_regras_otimos.$A$2:$reed_regras_otimos.$H$99];6;0)" office:value-type="float" office:value="2" calcext:value-type="float">
            <text:p>2</text:p>
          </table:table-cell>
          <table:table-cell table:formula="of:=VLOOKUP([.$A31];[$reed_otimos_regras.$A$2:$reed_otimos_regras.$H$99];6;0)" office:value-type="float" office:value="0" calcext:value-type="float">
            <text:p>0</text:p>
          </table:table-cell>
          <table:table-cell table:formula="of:=VLOOKUP([.$A31];[$regras_otimos_reed.$A$2:$regras_otimos_reed.$H$99];7;0)" office:value-type="float" office:value="-2280" calcext:value-type="float">
            <text:p>-2280</text:p>
          </table:table-cell>
          <table:table-cell table:formula="of:=VLOOKUP([.$A31];[$regras_reed_otimos.$A$2:$regras_reed_otimos.$H$99];7;0)" office:value-type="float" office:value="306" calcext:value-type="float">
            <text:p>306</text:p>
          </table:table-cell>
          <table:table-cell table:formula="of:=VLOOKUP([.$A31];[$otimos_regras_reed.$A$2:$otimos_regras_reed.$H$99];7;0)" office:value-type="float" office:value="-2280" calcext:value-type="float">
            <text:p>-2280</text:p>
          </table:table-cell>
          <table:table-cell table:formula="of:=VLOOKUP([.$A31];[$otimos_reed_regras.$A$2:$otimos_reed_regras.$H$99];7;0)" office:value-type="float" office:value="0" calcext:value-type="float">
            <text:p>0</text:p>
          </table:table-cell>
          <table:table-cell table:formula="of:=VLOOKUP([.$A31];[$reed_regras_otimos.$A$2:$reed_regras_otimos.$H$99];7;0)" office:value-type="float" office:value="306" calcext:value-type="float">
            <text:p>306</text:p>
          </table:table-cell>
          <table:table-cell table:formula="of:=VLOOKUP([.$A31];[$reed_otimos_regras.$A$2:$reed_otimos_regras.$H$99];7;0)" office:value-type="float" office:value="0" calcext:value-type="float">
            <text:p>0</text:p>
          </table:table-cell>
          <table:table-cell table:style-name="ce24" table:formula="of:=SUBSTITUTE(INDEX([.$D$1:.$F$1];MATCH(MAX([.D31:.F31]);[.D31:.F31];0));&quot;Δ GC &quot;;&quot;&quot;)" office:value-type="string" office:string-value="Otimos" calcext:value-type="string">
            <text:p>Otimos</text:p>
          </table:table-cell>
          <table:table-cell table:style-name="ce24" table:formula="of:=SUBSTITUTE(INDEX([.$G$1:.$I$1];MATCH(MAX([.G31:.I31]);[.G31:.I31];0));&quot;Δ QC &quot;;&quot;&quot;)" office:value-type="string" office:string-value="Otimos" calcext:value-type="string">
            <text:p>Otimos</text:p>
          </table:table-cell>
          <table:table-cell table:style-name="ce24" table:formula="of:=SUBSTITUTE(INDEX([.$J$1:.$O$1];MATCH(MAX([.J31:.O31]);[.J31:.O31];0));&quot;Δ G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P$1:.$U$1];MATCH(MAX([.P31:.U31]);[.P31:.U31];0));&quot;Δ QC &quot;;&quot;&quot;)" office:value-type="string" office:string-value="Reed+Otimos" calcext:value-type="string">
            <text:p>Reed+Otimos</text:p>
          </table:table-cell>
          <table:table-cell table:style-name="ce24" table:formula="of:=SUBSTITUTE(INDEX([.$V$1:.$AA$1];MATCH(MAX([.V31:.AA31]);[.V31:.AA31];0));&quot;Δ GC &quot;;&quot;&quot;)" office:value-type="string" office:string-value="Regras+Reed+Otimos" calcext:value-type="string">
            <text:p>Regras+Reed+Otimos</text:p>
          </table:table-cell>
          <table:table-cell table:style-name="ce24" table:formula="of:=SUBSTITUTE(INDEX([.$AB$1:.$AG$1];MATCH(MAX([.AB31:.AG31]);[.AB31:.AG31];0));&quot;Δ QC &quot;;&quot;&quot;)" office:value-type="string" office:string-value="Regras+Reed+Otimos" calcext:value-type="string">
            <text:p>Regras+Reed+Otimos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wb8-614-12745a.tfc</text:p>
          </table:table-cell>
          <table:table-cell table:style-name="ce12" table:formula="of:=VLOOKUP([.$A32];[$otimos.$A$2:$otimos.$H$99];2;0)" office:value-type="float" office:value="614" calcext:value-type="float">
            <text:p>614</text:p>
          </table:table-cell>
          <table:table-cell table:style-name="ce12" table:formula="of:=VLOOKUP([.$A32];[$otimos.$A$2:$otimos.$H$99];3;0)" office:value-type="float" office:value="17426" calcext:value-type="float">
            <text:p>17.426</text:p>
          </table:table-cell>
          <table:table-cell table:style-name="ce14" table:formula="of:=VLOOKUP([.$A32];[$regras.$A$2:$regras.$H$99];6;0)" office:value-type="float" office:value="0" calcext:value-type="float">
            <text:p>0</text:p>
          </table:table-cell>
          <table:table-cell table:style-name="ce14" table:formula="of:=VLOOKUP([.$A32];[$otimos.$A$2:$otimos.$H$99];6;0)" office:value-type="float" office:value="6" calcext:value-type="float">
            <text:p>6</text:p>
          </table:table-cell>
          <table:table-cell table:style-name="ce14" table:formula="of:=VLOOKUP([.$A32];[$reed.$A$2:$reed.$H$99];6;0)" office:value-type="float" office:value="-5" calcext:value-type="float">
            <text:p>-5</text:p>
          </table:table-cell>
          <table:table-cell table:style-name="ce16" table:formula="of:=VLOOKUP([.$A32];[$regras.$A$2:$regras.$H$99];7;0)" office:value-type="float" office:value="0" calcext:value-type="float">
            <text:p>0</text:p>
          </table:table-cell>
          <table:table-cell table:style-name="ce16" table:formula="of:=VLOOKUP([.$A32];[$otimos.$A$2:$otimos.$H$99];7;0)" office:value-type="float" office:value="182" calcext:value-type="float">
            <text:p>182</text:p>
          </table:table-cell>
          <table:table-cell table:style-name="ce16" table:formula="of:=VLOOKUP([.$A32];[$reed.$A$2:$reed.$H$99];7;0)" office:value-type="float" office:value="-2953" calcext:value-type="float">
            <text:p>-2.953</text:p>
          </table:table-cell>
          <table:table-cell table:style-name="ce18" table:formula="of:=VLOOKUP([.$A32];[$regras_otimos.$A$2:$regras_otimos.$H$99];6;0)" office:value-type="float" office:value="6" calcext:value-type="float">
            <text:p>6</text:p>
          </table:table-cell>
          <table:table-cell table:formula="of:=VLOOKUP([.$A32];[$regras_reed.$A$2:$regras_reed.$H$99];6;0)" office:value-type="float" office:value="-5" calcext:value-type="float">
            <text:p>-5</text:p>
          </table:table-cell>
          <table:table-cell table:style-name="ce18" table:formula="of:=VLOOKUP([.$A32];[$otimos_regras.$A$2:$otimos_regras.$H$99];6;0)" office:value-type="float" office:value="0" calcext:value-type="float">
            <text:p>0</text:p>
          </table:table-cell>
          <table:table-cell table:formula="of:=VLOOKUP([.$A32];[$otimos_reed.$A$2:$otimos_reed.$H$99];6;0)" office:value-type="float" office:value="-11" calcext:value-type="float">
            <text:p>-11</text:p>
          </table:table-cell>
          <table:table-cell table:style-name="ce18" table:formula="of:=VLOOKUP([.$A32];[$reed_regras.$A$2:$reed_regras.$H$99];6;0)" office:value-type="float" office:value="0" calcext:value-type="float">
            <text:p>0</text:p>
          </table:table-cell>
          <table:table-cell table:formula="of:=VLOOKUP([.$A32];[$reed_otimos.$A$2:$reed_otimos.$H$99];6;0)" office:value-type="float" office:value="1" calcext:value-type="float">
            <text:p>1</text:p>
          </table:table-cell>
          <table:table-cell table:style-name="ce20" table:formula="of:=VLOOKUP([.$A32];[$regras_otimos.$A$2:$regras_otimos.$H$99];7;0)" office:value-type="float" office:value="182" calcext:value-type="float">
            <text:p>182</text:p>
          </table:table-cell>
          <table:table-cell table:formula="of:=VLOOKUP([.$A32];[$regras_reed.$A$2:$regras_reed.$H$99];7;0)" office:value-type="float" office:value="-2953" calcext:value-type="float">
            <text:p>-2953</text:p>
          </table:table-cell>
          <table:table-cell table:style-name="ce20" table:formula="of:=VLOOKUP([.$A32];[$otimos_regras.$A$2:$otimos_regras.$H$99];7;0)" office:value-type="float" office:value="0" calcext:value-type="float">
            <text:p>0</text:p>
          </table:table-cell>
          <table:table-cell table:formula="of:=VLOOKUP([.$A32];[$otimos_reed.$A$2:$otimos_reed.$H$99];7;0)" office:value-type="float" office:value="-3123" calcext:value-type="float">
            <text:p>-3123</text:p>
          </table:table-cell>
          <table:table-cell table:style-name="ce20" table:formula="of:=VLOOKUP([.$A32];[$reed_regras.$A$2:$reed_regras.$H$99];7;0)" office:value-type="float" office:value="0" calcext:value-type="float">
            <text:p>0</text:p>
          </table:table-cell>
          <table:table-cell table:formula="of:=VLOOKUP([.$A32];[$reed_otimos.$A$2:$reed_otimos.$H$99];7;0)" office:value-type="float" office:value="261" calcext:value-type="float">
            <text:p>261</text:p>
          </table:table-cell>
          <table:table-cell table:formula="of:=VLOOKUP([.$A32];[$regras_otimos_reed.$A$2:$regras_otimos_reed.$H$99];6;0)" office:value-type="float" office:value="-11" calcext:value-type="float">
            <text:p>-11</text:p>
          </table:table-cell>
          <table:table-cell table:formula="of:=VLOOKUP([.$A32];[$regras_reed_otimos.$A$2:$regras_reed_otimos.$H$99];6;0)" office:value-type="float" office:value="1" calcext:value-type="float">
            <text:p>1</text:p>
          </table:table-cell>
          <table:table-cell table:formula="of:=VLOOKUP([.$A32];[$otimos_regras_reed.$A$2:$otimos_regras_reed.$H$99];6;0)" office:value-type="float" office:value="-11" calcext:value-type="float">
            <text:p>-11</text:p>
          </table:table-cell>
          <table:table-cell table:formula="of:=VLOOKUP([.$A32];[$otimos_reed_regras.$A$2:$otimos_reed_regras.$H$99];6;0)" office:value-type="float" office:value="0" calcext:value-type="float">
            <text:p>0</text:p>
          </table:table-cell>
          <table:table-cell table:formula="of:=VLOOKUP([.$A32];[$reed_regras_otimos.$A$2:$reed_regras_otimos.$H$99];6;0)" office:value-type="float" office:value="1" calcext:value-type="float">
            <text:p>1</text:p>
          </table:table-cell>
          <table:table-cell table:formula="of:=VLOOKUP([.$A32];[$reed_otimos_regras.$A$2:$reed_otimos_regras.$H$99];6;0)" office:value-type="float" office:value="0" calcext:value-type="float">
            <text:p>0</text:p>
          </table:table-cell>
          <table:table-cell table:formula="of:=VLOOKUP([.$A32];[$regras_otimos_reed.$A$2:$regras_otimos_reed.$H$99];7;0)" office:value-type="float" office:value="-3123" calcext:value-type="float">
            <text:p>-3123</text:p>
          </table:table-cell>
          <table:table-cell table:formula="of:=VLOOKUP([.$A32];[$regras_reed_otimos.$A$2:$regras_reed_otimos.$H$99];7;0)" office:value-type="float" office:value="261" calcext:value-type="float">
            <text:p>261</text:p>
          </table:table-cell>
          <table:table-cell table:formula="of:=VLOOKUP([.$A32];[$otimos_regras_reed.$A$2:$otimos_regras_reed.$H$99];7;0)" office:value-type="float" office:value="-3123" calcext:value-type="float">
            <text:p>-3123</text:p>
          </table:table-cell>
          <table:table-cell table:formula="of:=VLOOKUP([.$A32];[$otimos_reed_regras.$A$2:$otimos_reed_regras.$H$99];7;0)" office:value-type="float" office:value="0" calcext:value-type="float">
            <text:p>0</text:p>
          </table:table-cell>
          <table:table-cell table:formula="of:=VLOOKUP([.$A32];[$reed_regras_otimos.$A$2:$reed_regras_otimos.$H$99];7;0)" office:value-type="float" office:value="261" calcext:value-type="float">
            <text:p>261</text:p>
          </table:table-cell>
          <table:table-cell table:formula="of:=VLOOKUP([.$A32];[$reed_otimos_regras.$A$2:$reed_otimos_regras.$H$99];7;0)" office:value-type="float" office:value="0" calcext:value-type="float">
            <text:p>0</text:p>
          </table:table-cell>
          <table:table-cell table:style-name="ce24" table:formula="of:=SUBSTITUTE(INDEX([.$D$1:.$F$1];MATCH(MAX([.D32:.F32]);[.D32:.F32];0));&quot;Δ GC &quot;;&quot;&quot;)" office:value-type="string" office:string-value="Otimos" calcext:value-type="string">
            <text:p>Otimos</text:p>
          </table:table-cell>
          <table:table-cell table:style-name="ce24" table:formula="of:=SUBSTITUTE(INDEX([.$G$1:.$I$1];MATCH(MAX([.G32:.I32]);[.G32:.I32];0));&quot;Δ QC &quot;;&quot;&quot;)" office:value-type="string" office:string-value="Otimos" calcext:value-type="string">
            <text:p>Otimos</text:p>
          </table:table-cell>
          <table:table-cell table:style-name="ce24" table:formula="of:=SUBSTITUTE(INDEX([.$J$1:.$O$1];MATCH(MAX([.J32:.O32]);[.J32:.O32];0));&quot;Δ G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P$1:.$U$1];MATCH(MAX([.P32:.U32]);[.P32:.U32];0));&quot;Δ QC &quot;;&quot;&quot;)" office:value-type="string" office:string-value="Reed+Otimos" calcext:value-type="string">
            <text:p>Reed+Otimos</text:p>
          </table:table-cell>
          <table:table-cell table:style-name="ce24" table:formula="of:=SUBSTITUTE(INDEX([.$V$1:.$AA$1];MATCH(MAX([.V32:.AA32]);[.V32:.AA32];0));&quot;Δ GC &quot;;&quot;&quot;)" office:value-type="string" office:string-value="Regras+Reed+Otimos" calcext:value-type="string">
            <text:p>Regras+Reed+Otimos</text:p>
          </table:table-cell>
          <table:table-cell table:style-name="ce24" table:formula="of:=SUBSTITUTE(INDEX([.$AB$1:.$AG$1];MATCH(MAX([.AB32:.AG32]);[.AB32:.AG32];0));&quot;Δ QC &quot;;&quot;&quot;)" office:value-type="string" office:string-value="Regras+Reed+Otimos" calcext:value-type="string">
            <text:p>Regras+Reed+Otimos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wb8-637.tfc</text:p>
          </table:table-cell>
          <table:table-cell table:style-name="ce12" table:formula="of:=VLOOKUP([.$A33];[$otimos.$A$2:$otimos.$H$99];2;0)" office:value-type="float" office:value="637" calcext:value-type="float">
            <text:p>637</text:p>
          </table:table-cell>
          <table:table-cell table:style-name="ce12" table:formula="of:=VLOOKUP([.$A33];[$otimos.$A$2:$otimos.$H$99];3;0)" office:value-type="float" office:value="19305" calcext:value-type="float">
            <text:p>19.305</text:p>
          </table:table-cell>
          <table:table-cell table:style-name="ce14" table:formula="of:=VLOOKUP([.$A33];[$regras.$A$2:$regras.$H$99];6;0)" office:value-type="float" office:value="2" calcext:value-type="float">
            <text:p>2</text:p>
          </table:table-cell>
          <table:table-cell table:style-name="ce14" table:formula="of:=VLOOKUP([.$A33];[$otimos.$A$2:$otimos.$H$99];6;0)" office:value-type="float" office:value="7" calcext:value-type="float">
            <text:p>7</text:p>
          </table:table-cell>
          <table:table-cell table:style-name="ce14" table:formula="of:=VLOOKUP([.$A33];[$reed.$A$2:$reed.$H$99];6;0)" office:value-type="float" office:value="-9" calcext:value-type="float">
            <text:p>-9</text:p>
          </table:table-cell>
          <table:table-cell table:style-name="ce16" table:formula="of:=VLOOKUP([.$A33];[$regras.$A$2:$regras.$H$99];7;0)" office:value-type="float" office:value="2" calcext:value-type="float">
            <text:p>2</text:p>
          </table:table-cell>
          <table:table-cell table:style-name="ce16" table:formula="of:=VLOOKUP([.$A33];[$otimos.$A$2:$otimos.$H$99];7;0)" office:value-type="float" office:value="151" calcext:value-type="float">
            <text:p>151</text:p>
          </table:table-cell>
          <table:table-cell table:style-name="ce16" table:formula="of:=VLOOKUP([.$A33];[$reed.$A$2:$reed.$H$99];7;0)" office:value-type="float" office:value="-3897" calcext:value-type="float">
            <text:p>-3.897</text:p>
          </table:table-cell>
          <table:table-cell table:style-name="ce18" table:formula="of:=VLOOKUP([.$A33];[$regras_otimos.$A$2:$regras_otimos.$H$99];6;0)" office:value-type="float" office:value="7" calcext:value-type="float">
            <text:p>7</text:p>
          </table:table-cell>
          <table:table-cell table:formula="of:=VLOOKUP([.$A33];[$regras_reed.$A$2:$regras_reed.$H$99];6;0)" office:value-type="float" office:value="-9" calcext:value-type="float">
            <text:p>-9</text:p>
          </table:table-cell>
          <table:table-cell table:style-name="ce18" table:formula="of:=VLOOKUP([.$A33];[$otimos_regras.$A$2:$otimos_regras.$H$99];6;0)" office:value-type="float" office:value="2" calcext:value-type="float">
            <text:p>2</text:p>
          </table:table-cell>
          <table:table-cell table:formula="of:=VLOOKUP([.$A33];[$otimos_reed.$A$2:$otimos_reed.$H$99];6;0)" office:value-type="float" office:value="-23" calcext:value-type="float">
            <text:p>-23</text:p>
          </table:table-cell>
          <table:table-cell table:style-name="ce18" table:formula="of:=VLOOKUP([.$A33];[$reed_regras.$A$2:$reed_regras.$H$99];6;0)" office:value-type="float" office:value="2" calcext:value-type="float">
            <text:p>2</text:p>
          </table:table-cell>
          <table:table-cell table:formula="of:=VLOOKUP([.$A33];[$reed_otimos.$A$2:$reed_otimos.$H$99];6;0)" office:value-type="float" office:value="1" calcext:value-type="float">
            <text:p>1</text:p>
          </table:table-cell>
          <table:table-cell table:style-name="ce20" table:formula="of:=VLOOKUP([.$A33];[$regras_otimos.$A$2:$regras_otimos.$H$99];7;0)" office:value-type="float" office:value="151" calcext:value-type="float">
            <text:p>151</text:p>
          </table:table-cell>
          <table:table-cell table:formula="of:=VLOOKUP([.$A33];[$regras_reed.$A$2:$regras_reed.$H$99];7;0)" office:value-type="float" office:value="-3897" calcext:value-type="float">
            <text:p>-3897</text:p>
          </table:table-cell>
          <table:table-cell table:style-name="ce20" table:formula="of:=VLOOKUP([.$A33];[$otimos_regras.$A$2:$otimos_regras.$H$99];7;0)" office:value-type="float" office:value="2" calcext:value-type="float">
            <text:p>2</text:p>
          </table:table-cell>
          <table:table-cell table:formula="of:=VLOOKUP([.$A33];[$otimos_reed.$A$2:$otimos_reed.$H$99];7;0)" office:value-type="float" office:value="-5607" calcext:value-type="float">
            <text:p>-5607</text:p>
          </table:table-cell>
          <table:table-cell table:style-name="ce20" table:formula="of:=VLOOKUP([.$A33];[$reed_regras.$A$2:$reed_regras.$H$99];7;0)" office:value-type="float" office:value="2" calcext:value-type="float">
            <text:p>2</text:p>
          </table:table-cell>
          <table:table-cell table:formula="of:=VLOOKUP([.$A33];[$reed_otimos.$A$2:$reed_otimos.$H$99];7;0)" office:value-type="float" office:value="1289" calcext:value-type="float">
            <text:p>1289</text:p>
          </table:table-cell>
          <table:table-cell table:formula="of:=VLOOKUP([.$A33];[$regras_otimos_reed.$A$2:$regras_otimos_reed.$H$99];6;0)" office:value-type="float" office:value="-23" calcext:value-type="float">
            <text:p>-23</text:p>
          </table:table-cell>
          <table:table-cell table:formula="of:=VLOOKUP([.$A33];[$regras_reed_otimos.$A$2:$regras_reed_otimos.$H$99];6;0)" office:value-type="float" office:value="1" calcext:value-type="float">
            <text:p>1</text:p>
          </table:table-cell>
          <table:table-cell table:formula="of:=VLOOKUP([.$A33];[$otimos_regras_reed.$A$2:$otimos_regras_reed.$H$99];6;0)" office:value-type="float" office:value="-23" calcext:value-type="float">
            <text:p>-23</text:p>
          </table:table-cell>
          <table:table-cell table:formula="of:=VLOOKUP([.$A33];[$otimos_reed_regras.$A$2:$otimos_reed_regras.$H$99];6;0)" office:value-type="float" office:value="2" calcext:value-type="float">
            <text:p>2</text:p>
          </table:table-cell>
          <table:table-cell table:formula="of:=VLOOKUP([.$A33];[$reed_regras_otimos.$A$2:$reed_regras_otimos.$H$99];6;0)" office:value-type="float" office:value="1" calcext:value-type="float">
            <text:p>1</text:p>
          </table:table-cell>
          <table:table-cell table:formula="of:=VLOOKUP([.$A33];[$reed_otimos_regras.$A$2:$reed_otimos_regras.$H$99];6;0)" office:value-type="float" office:value="2" calcext:value-type="float">
            <text:p>2</text:p>
          </table:table-cell>
          <table:table-cell table:formula="of:=VLOOKUP([.$A33];[$regras_otimos_reed.$A$2:$regras_otimos_reed.$H$99];7;0)" office:value-type="float" office:value="-5607" calcext:value-type="float">
            <text:p>-5607</text:p>
          </table:table-cell>
          <table:table-cell table:formula="of:=VLOOKUP([.$A33];[$regras_reed_otimos.$A$2:$regras_reed_otimos.$H$99];7;0)" office:value-type="float" office:value="1289" calcext:value-type="float">
            <text:p>1289</text:p>
          </table:table-cell>
          <table:table-cell table:formula="of:=VLOOKUP([.$A33];[$otimos_regras_reed.$A$2:$otimos_regras_reed.$H$99];7;0)" office:value-type="float" office:value="-5607" calcext:value-type="float">
            <text:p>-5607</text:p>
          </table:table-cell>
          <table:table-cell table:formula="of:=VLOOKUP([.$A33];[$otimos_reed_regras.$A$2:$otimos_reed_regras.$H$99];7;0)" office:value-type="float" office:value="2" calcext:value-type="float">
            <text:p>2</text:p>
          </table:table-cell>
          <table:table-cell table:formula="of:=VLOOKUP([.$A33];[$reed_regras_otimos.$A$2:$reed_regras_otimos.$H$99];7;0)" office:value-type="float" office:value="1289" calcext:value-type="float">
            <text:p>1289</text:p>
          </table:table-cell>
          <table:table-cell table:formula="of:=VLOOKUP([.$A33];[$reed_otimos_regras.$A$2:$reed_otimos_regras.$H$99];7;0)" office:value-type="float" office:value="2" calcext:value-type="float">
            <text:p>2</text:p>
          </table:table-cell>
          <table:table-cell table:style-name="ce24" table:formula="of:=SUBSTITUTE(INDEX([.$D$1:.$F$1];MATCH(MAX([.D33:.F33]);[.D33:.F33];0));&quot;Δ GC &quot;;&quot;&quot;)" office:value-type="string" office:string-value="Otimos" calcext:value-type="string">
            <text:p>Otimos</text:p>
          </table:table-cell>
          <table:table-cell table:style-name="ce24" table:formula="of:=SUBSTITUTE(INDEX([.$G$1:.$I$1];MATCH(MAX([.G33:.I33]);[.G33:.I33];0));&quot;Δ QC &quot;;&quot;&quot;)" office:value-type="string" office:string-value="Otimos" calcext:value-type="string">
            <text:p>Otimos</text:p>
          </table:table-cell>
          <table:table-cell table:style-name="ce24" table:formula="of:=SUBSTITUTE(INDEX([.$J$1:.$O$1];MATCH(MAX([.J33:.O33]);[.J33:.O33];0));&quot;Δ G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P$1:.$U$1];MATCH(MAX([.P33:.U33]);[.P33:.U33];0));&quot;Δ QC &quot;;&quot;&quot;)" office:value-type="string" office:string-value="Reed+Otimos" calcext:value-type="string">
            <text:p>Reed+Otimos</text:p>
          </table:table-cell>
          <table:table-cell table:style-name="ce24" table:formula="of:=SUBSTITUTE(INDEX([.$V$1:.$AA$1];MATCH(MAX([.V33:.AA33]);[.V33:.AA33];0));&quot;Δ GC &quot;;&quot;&quot;)" office:value-type="string" office:string-value="Otimos+Reed+Regras" calcext:value-type="string">
            <text:p>Otimos+Reed+Regras</text:p>
          </table:table-cell>
          <table:table-cell table:style-name="ce24" table:formula="of:=SUBSTITUTE(INDEX([.$AB$1:.$AG$1];MATCH(MAX([.AB33:.AG33]);[.AB33:.AG33];0));&quot;Δ QC &quot;;&quot;&quot;)" office:value-type="string" office:string-value="Regras+Reed+Otimos" calcext:value-type="string">
            <text:p>Regras+Reed+Otimos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wb8-749-6197a.tfc</text:p>
          </table:table-cell>
          <table:table-cell table:style-name="ce12" table:formula="of:=VLOOKUP([.$A34];[$otimos.$A$2:$otimos.$H$99];2;0)" office:value-type="float" office:value="749" calcext:value-type="float">
            <text:p>749</text:p>
          </table:table-cell>
          <table:table-cell table:style-name="ce12" table:formula="of:=VLOOKUP([.$A34];[$otimos.$A$2:$otimos.$H$99];3;0)" office:value-type="float" office:value="8341" calcext:value-type="float">
            <text:p>8.341</text:p>
          </table:table-cell>
          <table:table-cell table:style-name="ce14" table:formula="of:=VLOOKUP([.$A34];[$regras.$A$2:$regras.$H$99];6;0)" office:value-type="float" office:value="18" calcext:value-type="float">
            <text:p>18</text:p>
          </table:table-cell>
          <table:table-cell table:style-name="ce14" table:formula="of:=VLOOKUP([.$A34];[$otimos.$A$2:$otimos.$H$99];6;0)" office:value-type="float" office:value="9" calcext:value-type="float">
            <text:p>9</text:p>
          </table:table-cell>
          <table:table-cell table:style-name="ce14" table:formula="of:=VLOOKUP([.$A34];[$reed.$A$2:$reed.$H$99];6;0)" office:value-type="float" office:value="3" calcext:value-type="float">
            <text:p>3</text:p>
          </table:table-cell>
          <table:table-cell table:style-name="ce16" table:formula="of:=VLOOKUP([.$A34];[$regras.$A$2:$regras.$H$99];7;0)" office:value-type="float" office:value="14" calcext:value-type="float">
            <text:p>14</text:p>
          </table:table-cell>
          <table:table-cell table:style-name="ce16" table:formula="of:=VLOOKUP([.$A34];[$otimos.$A$2:$otimos.$H$99];7;0)" office:value-type="float" office:value="-33" calcext:value-type="float">
            <text:p>-33</text:p>
          </table:table-cell>
          <table:table-cell table:style-name="ce16" table:formula="of:=VLOOKUP([.$A34];[$reed.$A$2:$reed.$H$99];7;0)" office:value-type="float" office:value="-702" calcext:value-type="float">
            <text:p>-702</text:p>
          </table:table-cell>
          <table:table-cell table:style-name="ce18" table:formula="of:=VLOOKUP([.$A34];[$regras_otimos.$A$2:$regras_otimos.$H$99];6;0)" office:value-type="float" office:value="4" calcext:value-type="float">
            <text:p>4</text:p>
          </table:table-cell>
          <table:table-cell table:formula="of:=VLOOKUP([.$A34];[$regras_reed.$A$2:$regras_reed.$H$99];6;0)" office:value-type="float" office:value="-1" calcext:value-type="float">
            <text:p>-1</text:p>
          </table:table-cell>
          <table:table-cell table:style-name="ce18" table:formula="of:=VLOOKUP([.$A34];[$otimos_regras.$A$2:$otimos_regras.$H$99];6;0)" office:value-type="float" office:value="8" calcext:value-type="float">
            <text:p>8</text:p>
          </table:table-cell>
          <table:table-cell table:formula="of:=VLOOKUP([.$A34];[$otimos_reed.$A$2:$otimos_reed.$H$99];6;0)" office:value-type="float" office:value="-10" calcext:value-type="float">
            <text:p>-10</text:p>
          </table:table-cell>
          <table:table-cell table:style-name="ce18" table:formula="of:=VLOOKUP([.$A34];[$reed_regras.$A$2:$reed_regras.$H$99];6;0)" office:value-type="float" office:value="10" calcext:value-type="float">
            <text:p>10</text:p>
          </table:table-cell>
          <table:table-cell table:formula="of:=VLOOKUP([.$A34];[$reed_otimos.$A$2:$reed_otimos.$H$99];6;0)" office:value-type="float" office:value="3" calcext:value-type="float">
            <text:p>3</text:p>
          </table:table-cell>
          <table:table-cell table:style-name="ce20" table:formula="of:=VLOOKUP([.$A34];[$regras_otimos.$A$2:$regras_otimos.$H$99];7;0)" office:value-type="float" office:value="-24" calcext:value-type="float">
            <text:p>-24</text:p>
          </table:table-cell>
          <table:table-cell table:formula="of:=VLOOKUP([.$A34];[$regras_reed.$A$2:$regras_reed.$H$99];7;0)" office:value-type="float" office:value="-657" calcext:value-type="float">
            <text:p>-657</text:p>
          </table:table-cell>
          <table:table-cell table:style-name="ce20" table:formula="of:=VLOOKUP([.$A34];[$otimos_regras.$A$2:$otimos_regras.$H$99];7;0)" office:value-type="float" office:value="8" calcext:value-type="float">
            <text:p>8</text:p>
          </table:table-cell>
          <table:table-cell table:formula="of:=VLOOKUP([.$A34];[$otimos_reed.$A$2:$otimos_reed.$H$99];7;0)" office:value-type="float" office:value="-696" calcext:value-type="float">
            <text:p>-696</text:p>
          </table:table-cell>
          <table:table-cell table:style-name="ce20" table:formula="of:=VLOOKUP([.$A34];[$reed_regras.$A$2:$reed_regras.$H$99];7;0)" office:value-type="float" office:value="6" calcext:value-type="float">
            <text:p>6</text:p>
          </table:table-cell>
          <table:table-cell table:formula="of:=VLOOKUP([.$A34];[$reed_otimos.$A$2:$reed_otimos.$H$99];7;0)" office:value-type="float" office:value="-9" calcext:value-type="float">
            <text:p>-9</text:p>
          </table:table-cell>
          <table:table-cell table:formula="of:=VLOOKUP([.$A34];[$regras_otimos_reed.$A$2:$regras_otimos_reed.$H$99];6;0)" office:value-type="float" office:value="-7" calcext:value-type="float">
            <text:p>-7</text:p>
          </table:table-cell>
          <table:table-cell table:formula="of:=VLOOKUP([.$A34];[$regras_reed_otimos.$A$2:$regras_reed_otimos.$H$99];6;0)" office:value-type="float" office:value="3" calcext:value-type="float">
            <text:p>3</text:p>
          </table:table-cell>
          <table:table-cell table:formula="of:=VLOOKUP([.$A34];[$otimos_regras_reed.$A$2:$otimos_regras_reed.$H$99];6;0)" office:value-type="float" office:value="-7" calcext:value-type="float">
            <text:p>-7</text:p>
          </table:table-cell>
          <table:table-cell table:formula="of:=VLOOKUP([.$A34];[$otimos_reed_regras.$A$2:$otimos_reed_regras.$H$99];6;0)" office:value-type="float" office:value="6" calcext:value-type="float">
            <text:p>6</text:p>
          </table:table-cell>
          <table:table-cell table:formula="of:=VLOOKUP([.$A34];[$reed_regras_otimos.$A$2:$reed_regras_otimos.$H$99];6;0)" office:value-type="float" office:value="1" calcext:value-type="float">
            <text:p>1</text:p>
          </table:table-cell>
          <table:table-cell table:formula="of:=VLOOKUP([.$A34];[$reed_otimos_regras.$A$2:$reed_otimos_regras.$H$99];6;0)" office:value-type="float" office:value="6" calcext:value-type="float">
            <text:p>6</text:p>
          </table:table-cell>
          <table:table-cell table:formula="of:=VLOOKUP([.$A34];[$regras_otimos_reed.$A$2:$regras_otimos_reed.$H$99];7;0)" office:value-type="float" office:value="-647" calcext:value-type="float">
            <text:p>-647</text:p>
          </table:table-cell>
          <table:table-cell table:formula="of:=VLOOKUP([.$A34];[$regras_reed_otimos.$A$2:$regras_reed_otimos.$H$99];7;0)" office:value-type="float" office:value="-1" calcext:value-type="float">
            <text:p>-1</text:p>
          </table:table-cell>
          <table:table-cell table:formula="of:=VLOOKUP([.$A34];[$otimos_regras_reed.$A$2:$otimos_regras_reed.$H$99];7;0)" office:value-type="float" office:value="-647" calcext:value-type="float">
            <text:p>-647</text:p>
          </table:table-cell>
          <table:table-cell table:formula="of:=VLOOKUP([.$A34];[$otimos_reed_regras.$A$2:$otimos_reed_regras.$H$99];7;0)" office:value-type="float" office:value="4" calcext:value-type="float">
            <text:p>4</text:p>
          </table:table-cell>
          <table:table-cell table:formula="of:=VLOOKUP([.$A34];[$reed_regras_otimos.$A$2:$reed_regras_otimos.$H$99];7;0)" office:value-type="float" office:value="-7" calcext:value-type="float">
            <text:p>-7</text:p>
          </table:table-cell>
          <table:table-cell table:formula="of:=VLOOKUP([.$A34];[$reed_otimos_regras.$A$2:$reed_otimos_regras.$H$99];7;0)" office:value-type="float" office:value="4" calcext:value-type="float">
            <text:p>4</text:p>
          </table:table-cell>
          <table:table-cell table:style-name="ce24" table:formula="of:=SUBSTITUTE(INDEX([.$D$1:.$F$1];MATCH(MAX([.D34:.F34]);[.D34:.F34];0));&quot;Δ GC &quot;;&quot;&quot;)" office:value-type="string" office:string-value="Regras" calcext:value-type="string">
            <text:p>Regras</text:p>
          </table:table-cell>
          <table:table-cell table:style-name="ce24" table:formula="of:=SUBSTITUTE(INDEX([.$G$1:.$I$1];MATCH(MAX([.G34:.I34]);[.G34:.I34];0));&quot;Δ QC &quot;;&quot;&quot;)" office:value-type="string" office:string-value="Regras" calcext:value-type="string">
            <text:p>Regras</text:p>
          </table:table-cell>
          <table:table-cell table:style-name="ce24" table:formula="of:=SUBSTITUTE(INDEX([.$J$1:.$O$1];MATCH(MAX([.J34:.O34]);[.J34:.O34];0));&quot;Δ GC &quot;;&quot;&quot;)" office:value-type="string" office:string-value="Reed+Regras" calcext:value-type="string">
            <text:p>Reed+Regras</text:p>
          </table:table-cell>
          <table:table-cell table:style-name="ce24" table:formula="of:=SUBSTITUTE(INDEX([.$P$1:.$U$1];MATCH(MAX([.P34:.U34]);[.P34:.U34];0));&quot;Δ QC &quot;;&quot;&quot;)" office:value-type="string" office:string-value="Otimos+Regras" calcext:value-type="string">
            <text:p>Otimos+Regras</text:p>
          </table:table-cell>
          <table:table-cell table:style-name="ce24" table:formula="of:=SUBSTITUTE(INDEX([.$V$1:.$AA$1];MATCH(MAX([.V34:.AA34]);[.V34:.AA34];0));&quot;Δ GC &quot;;&quot;&quot;)" office:value-type="string" office:string-value="Otimos+Reed+Regras" calcext:value-type="string">
            <text:p>Otimos+Reed+Regras</text:p>
          </table:table-cell>
          <table:table-cell table:style-name="ce24" table:formula="of:=SUBSTITUTE(INDEX([.$AB$1:.$AG$1];MATCH(MAX([.AB34:.AG34]);[.AB34:.AG34];0));&quot;Δ QC &quot;;&quot;&quot;)" office:value-type="string" office:string-value="Otimos+Reed+Regras" calcext:value-type="string">
            <text:p>Otimos+Reed+Regras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wb8_2710_6940.tfc</text:p>
          </table:table-cell>
          <table:table-cell table:style-name="ce12" table:formula="of:=VLOOKUP([.$A35];[$otimos.$A$2:$otimos.$H$99];2;0)" office:value-type="float" office:value="2710" calcext:value-type="float">
            <text:p>2.710</text:p>
          </table:table-cell>
          <table:table-cell table:style-name="ce12" table:formula="of:=VLOOKUP([.$A35];[$otimos.$A$2:$otimos.$H$99];3;0)" office:value-type="float" office:value="7738" calcext:value-type="float">
            <text:p>7.738</text:p>
          </table:table-cell>
          <table:table-cell table:style-name="ce14" table:formula="of:=VLOOKUP([.$A35];[$regras.$A$2:$regras.$H$99];6;0)" office:value-type="float" office:value="66" calcext:value-type="float">
            <text:p>66</text:p>
          </table:table-cell>
          <table:table-cell table:style-name="ce14" table:formula="of:=VLOOKUP([.$A35];[$otimos.$A$2:$otimos.$H$99];6;0)" office:value-type="float" office:value="62" calcext:value-type="float">
            <text:p>62</text:p>
          </table:table-cell>
          <table:table-cell table:style-name="ce14" table:formula="of:=VLOOKUP([.$A35];[$reed.$A$2:$reed.$H$99];6;0)" office:value-type="float" office:value="28" calcext:value-type="float">
            <text:p>28</text:p>
          </table:table-cell>
          <table:table-cell table:style-name="ce16" table:formula="of:=VLOOKUP([.$A35];[$regras.$A$2:$regras.$H$99];7;0)" office:value-type="float" office:value="66" calcext:value-type="float">
            <text:p>66</text:p>
          </table:table-cell>
          <table:table-cell table:style-name="ce16" table:formula="of:=VLOOKUP([.$A35];[$otimos.$A$2:$otimos.$H$99];7;0)" office:value-type="float" office:value="-364" calcext:value-type="float">
            <text:p>-364</text:p>
          </table:table-cell>
          <table:table-cell table:style-name="ce16" table:formula="of:=VLOOKUP([.$A35];[$reed.$A$2:$reed.$H$99];7;0)" office:value-type="float" office:value="-292" calcext:value-type="float">
            <text:p>-292</text:p>
          </table:table-cell>
          <table:table-cell table:style-name="ce18" table:formula="of:=VLOOKUP([.$A35];[$regras_otimos.$A$2:$regras_otimos.$H$99];6;0)" office:value-type="float" office:value="58" calcext:value-type="float">
            <text:p>58</text:p>
          </table:table-cell>
          <table:table-cell table:formula="of:=VLOOKUP([.$A35];[$regras_reed.$A$2:$regras_reed.$H$99];6;0)" office:value-type="float" office:value="27" calcext:value-type="float">
            <text:p>27</text:p>
          </table:table-cell>
          <table:table-cell table:style-name="ce18" table:formula="of:=VLOOKUP([.$A35];[$otimos_regras.$A$2:$otimos_regras.$H$99];6;0)" office:value-type="float" office:value="58" calcext:value-type="float">
            <text:p>58</text:p>
          </table:table-cell>
          <table:table-cell table:formula="of:=VLOOKUP([.$A35];[$otimos_reed.$A$2:$otimos_reed.$H$99];6;0)" office:value-type="float" office:value="-21" calcext:value-type="float">
            <text:p>-21</text:p>
          </table:table-cell>
          <table:table-cell table:style-name="ce18" table:formula="of:=VLOOKUP([.$A35];[$reed_regras.$A$2:$reed_regras.$H$99];6;0)" office:value-type="float" office:value="64" calcext:value-type="float">
            <text:p>64</text:p>
          </table:table-cell>
          <table:table-cell table:formula="of:=VLOOKUP([.$A35];[$reed_otimos.$A$2:$reed_otimos.$H$99];6;0)" office:value-type="float" office:value="56" calcext:value-type="float">
            <text:p>56</text:p>
          </table:table-cell>
          <table:table-cell table:style-name="ce20" table:formula="of:=VLOOKUP([.$A35];[$regras_otimos.$A$2:$regras_otimos.$H$99];7;0)" office:value-type="float" office:value="-364" calcext:value-type="float">
            <text:p>-364</text:p>
          </table:table-cell>
          <table:table-cell table:formula="of:=VLOOKUP([.$A35];[$regras_reed.$A$2:$regras_reed.$H$99];7;0)" office:value-type="float" office:value="-291" calcext:value-type="float">
            <text:p>-291</text:p>
          </table:table-cell>
          <table:table-cell table:style-name="ce20" table:formula="of:=VLOOKUP([.$A35];[$otimos_regras.$A$2:$otimos_regras.$H$99];7;0)" office:value-type="float" office:value="58" calcext:value-type="float">
            <text:p>58</text:p>
          </table:table-cell>
          <table:table-cell table:formula="of:=VLOOKUP([.$A35];[$otimos_reed.$A$2:$otimos_reed.$H$99];7;0)" office:value-type="float" office:value="-607" calcext:value-type="float">
            <text:p>-607</text:p>
          </table:table-cell>
          <table:table-cell table:style-name="ce20" table:formula="of:=VLOOKUP([.$A35];[$reed_regras.$A$2:$reed_regras.$H$99];7;0)" office:value-type="float" office:value="64" calcext:value-type="float">
            <text:p>64</text:p>
          </table:table-cell>
          <table:table-cell table:formula="of:=VLOOKUP([.$A35];[$reed_otimos.$A$2:$reed_otimos.$H$99];7;0)" office:value-type="float" office:value="-118" calcext:value-type="float">
            <text:p>-118</text:p>
          </table:table-cell>
          <table:table-cell table:formula="of:=VLOOKUP([.$A35];[$regras_otimos_reed.$A$2:$regras_otimos_reed.$H$99];6;0)" office:value-type="float" office:value="-14" calcext:value-type="float">
            <text:p>-14</text:p>
          </table:table-cell>
          <table:table-cell table:formula="of:=VLOOKUP([.$A35];[$regras_reed_otimos.$A$2:$regras_reed_otimos.$H$99];6;0)" office:value-type="float" office:value="53" calcext:value-type="float">
            <text:p>53</text:p>
          </table:table-cell>
          <table:table-cell table:formula="of:=VLOOKUP([.$A35];[$otimos_regras_reed.$A$2:$otimos_regras_reed.$H$99];6;0)" office:value-type="float" office:value="-23" calcext:value-type="float">
            <text:p>-23</text:p>
          </table:table-cell>
          <table:table-cell table:formula="of:=VLOOKUP([.$A35];[$otimos_reed_regras.$A$2:$otimos_reed_regras.$H$99];6;0)" office:value-type="float" office:value="54" calcext:value-type="float">
            <text:p>54</text:p>
          </table:table-cell>
          <table:table-cell table:formula="of:=VLOOKUP([.$A35];[$reed_regras_otimos.$A$2:$reed_regras_otimos.$H$99];6;0)" office:value-type="float" office:value="53" calcext:value-type="float">
            <text:p>53</text:p>
          </table:table-cell>
          <table:table-cell table:formula="of:=VLOOKUP([.$A35];[$reed_otimos_regras.$A$2:$reed_otimos_regras.$H$99];6;0)" office:value-type="float" office:value="58" calcext:value-type="float">
            <text:p>58</text:p>
          </table:table-cell>
          <table:table-cell table:formula="of:=VLOOKUP([.$A35];[$regras_otimos_reed.$A$2:$regras_otimos_reed.$H$99];7;0)" office:value-type="float" office:value="-448" calcext:value-type="float">
            <text:p>-448</text:p>
          </table:table-cell>
          <table:table-cell table:formula="of:=VLOOKUP([.$A35];[$regras_reed_otimos.$A$2:$regras_reed_otimos.$H$99];7;0)" office:value-type="float" office:value="-119" calcext:value-type="float">
            <text:p>-119</text:p>
          </table:table-cell>
          <table:table-cell table:formula="of:=VLOOKUP([.$A35];[$otimos_regras_reed.$A$2:$otimos_regras_reed.$H$99];7;0)" office:value-type="float" office:value="-605" calcext:value-type="float">
            <text:p>-605</text:p>
          </table:table-cell>
          <table:table-cell table:formula="of:=VLOOKUP([.$A35];[$otimos_reed_regras.$A$2:$otimos_reed_regras.$H$99];7;0)" office:value-type="float" office:value="54" calcext:value-type="float">
            <text:p>54</text:p>
          </table:table-cell>
          <table:table-cell table:formula="of:=VLOOKUP([.$A35];[$reed_regras_otimos.$A$2:$reed_regras_otimos.$H$99];7;0)" office:value-type="float" office:value="-119" calcext:value-type="float">
            <text:p>-119</text:p>
          </table:table-cell>
          <table:table-cell table:formula="of:=VLOOKUP([.$A35];[$reed_otimos_regras.$A$2:$reed_otimos_regras.$H$99];7;0)" office:value-type="float" office:value="58" calcext:value-type="float">
            <text:p>58</text:p>
          </table:table-cell>
          <table:table-cell table:style-name="ce24" table:formula="of:=SUBSTITUTE(INDEX([.$D$1:.$F$1];MATCH(MAX([.D35:.F35]);[.D35:.F35];0));&quot;Δ GC &quot;;&quot;&quot;)" office:value-type="string" office:string-value="Regras" calcext:value-type="string">
            <text:p>Regras</text:p>
          </table:table-cell>
          <table:table-cell table:style-name="ce24" table:formula="of:=SUBSTITUTE(INDEX([.$G$1:.$I$1];MATCH(MAX([.G35:.I35]);[.G35:.I35];0));&quot;Δ QC &quot;;&quot;&quot;)" office:value-type="string" office:string-value="Regras" calcext:value-type="string">
            <text:p>Regras</text:p>
          </table:table-cell>
          <table:table-cell table:style-name="ce24" table:formula="of:=SUBSTITUTE(INDEX([.$J$1:.$O$1];MATCH(MAX([.J35:.O35]);[.J35:.O35];0));&quot;Δ GC &quot;;&quot;&quot;)" office:value-type="string" office:string-value="Reed+Regras" calcext:value-type="string">
            <text:p>Reed+Regras</text:p>
          </table:table-cell>
          <table:table-cell table:style-name="ce24" table:formula="of:=SUBSTITUTE(INDEX([.$P$1:.$U$1];MATCH(MAX([.P35:.U35]);[.P35:.U35];0));&quot;Δ QC &quot;;&quot;&quot;)" office:value-type="string" office:string-value="Reed+Regras" calcext:value-type="string">
            <text:p>Reed+Regras</text:p>
          </table:table-cell>
          <table:table-cell table:style-name="ce24" table:formula="of:=SUBSTITUTE(INDEX([.$V$1:.$AA$1];MATCH(MAX([.V35:.AA35]);[.V35:.AA35];0));&quot;Δ GC &quot;;&quot;&quot;)" office:value-type="string" office:string-value="Reed+Otimos+Regras" calcext:value-type="string">
            <text:p>Reed+Otimos+Regras</text:p>
          </table:table-cell>
          <table:table-cell table:style-name="ce24" table:formula="of:=SUBSTITUTE(INDEX([.$AB$1:.$AG$1];MATCH(MAX([.AB35:.AG35]);[.AB35:.AG35];0));&quot;Δ QC &quot;;&quot;&quot;)" office:value-type="string" office:string-value="Reed+Otimos+Regras" calcext:value-type="string">
            <text:p>Reed+Otimos+Regras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wb9-1541.tfc</text:p>
          </table:table-cell>
          <table:table-cell table:style-name="ce12" table:formula="of:=VLOOKUP([.$A36];[$otimos.$A$2:$otimos.$H$99];2;0)" office:value-type="float" office:value="1541" calcext:value-type="float">
            <text:p>1.541</text:p>
          </table:table-cell>
          <table:table-cell table:style-name="ce12" table:formula="of:=VLOOKUP([.$A36];[$otimos.$A$2:$otimos.$H$99];3;0)" office:value-type="float" office:value="63613" calcext:value-type="float">
            <text:p>63.613</text:p>
          </table:table-cell>
          <table:table-cell table:style-name="ce14" table:formula="of:=VLOOKUP([.$A36];[$regras.$A$2:$regras.$H$99];6;0)" office:value-type="float" office:value="0" calcext:value-type="float">
            <text:p>0</text:p>
          </table:table-cell>
          <table:table-cell table:style-name="ce14" table:formula="of:=VLOOKUP([.$A36];[$otimos.$A$2:$otimos.$H$99];6;0)" office:value-type="float" office:value="18" calcext:value-type="float">
            <text:p>18</text:p>
          </table:table-cell>
          <table:table-cell table:style-name="ce14" table:formula="of:=VLOOKUP([.$A36];[$reed.$A$2:$reed.$H$99];6;0)" office:value-type="float" office:value="-50" calcext:value-type="float">
            <text:p>-50</text:p>
          </table:table-cell>
          <table:table-cell table:style-name="ce16" table:formula="of:=VLOOKUP([.$A36];[$regras.$A$2:$regras.$H$99];7;0)" office:value-type="float" office:value="0" calcext:value-type="float">
            <text:p>0</text:p>
          </table:table-cell>
          <table:table-cell table:style-name="ce16" table:formula="of:=VLOOKUP([.$A36];[$otimos.$A$2:$otimos.$H$99];7;0)" office:value-type="float" office:value="626" calcext:value-type="float">
            <text:p>626</text:p>
          </table:table-cell>
          <table:table-cell table:style-name="ce16" table:formula="of:=VLOOKUP([.$A36];[$reed.$A$2:$reed.$H$99];7;0)" office:value-type="float" office:value="-15226" calcext:value-type="float">
            <text:p>-15.226</text:p>
          </table:table-cell>
          <table:table-cell table:style-name="ce18" table:formula="of:=VLOOKUP([.$A36];[$regras_otimos.$A$2:$regras_otimos.$H$99];6;0)" office:value-type="float" office:value="18" calcext:value-type="float">
            <text:p>18</text:p>
          </table:table-cell>
          <table:table-cell table:formula="of:=VLOOKUP([.$A36];[$regras_reed.$A$2:$regras_reed.$H$99];6;0)" office:value-type="float" office:value="-50" calcext:value-type="float">
            <text:p>-50</text:p>
          </table:table-cell>
          <table:table-cell table:style-name="ce18" table:formula="of:=VLOOKUP([.$A36];[$otimos_regras.$A$2:$otimos_regras.$H$99];6;0)" office:value-type="float" office:value="0" calcext:value-type="float">
            <text:p>0</text:p>
          </table:table-cell>
          <table:table-cell table:formula="of:=VLOOKUP([.$A36];[$otimos_reed.$A$2:$otimos_reed.$H$99];6;0)" office:value-type="float" office:value="-65" calcext:value-type="float">
            <text:p>-65</text:p>
          </table:table-cell>
          <table:table-cell table:style-name="ce18" table:formula="of:=VLOOKUP([.$A36];[$reed_regras.$A$2:$reed_regras.$H$99];6;0)" office:value-type="float" office:value="0" calcext:value-type="float">
            <text:p>0</text:p>
          </table:table-cell>
          <table:table-cell table:formula="of:=VLOOKUP([.$A36];[$reed_otimos.$A$2:$reed_otimos.$H$99];6;0)" office:value-type="float" office:value="3" calcext:value-type="float">
            <text:p>3</text:p>
          </table:table-cell>
          <table:table-cell table:style-name="ce20" table:formula="of:=VLOOKUP([.$A36];[$regras_otimos.$A$2:$regras_otimos.$H$99];7;0)" office:value-type="float" office:value="626" calcext:value-type="float">
            <text:p>626</text:p>
          </table:table-cell>
          <table:table-cell table:formula="of:=VLOOKUP([.$A36];[$regras_reed.$A$2:$regras_reed.$H$99];7;0)" office:value-type="float" office:value="-15226" calcext:value-type="float">
            <text:p>-15226</text:p>
          </table:table-cell>
          <table:table-cell table:style-name="ce20" table:formula="of:=VLOOKUP([.$A36];[$otimos_regras.$A$2:$otimos_regras.$H$99];7;0)" office:value-type="float" office:value="0" calcext:value-type="float">
            <text:p>0</text:p>
          </table:table-cell>
          <table:table-cell table:formula="of:=VLOOKUP([.$A36];[$otimos_reed.$A$2:$otimos_reed.$H$99];7;0)" office:value-type="float" office:value="-15245" calcext:value-type="float">
            <text:p>-15245</text:p>
          </table:table-cell>
          <table:table-cell table:style-name="ce20" table:formula="of:=VLOOKUP([.$A36];[$reed_regras.$A$2:$reed_regras.$H$99];7;0)" office:value-type="float" office:value="0" calcext:value-type="float">
            <text:p>0</text:p>
          </table:table-cell>
          <table:table-cell table:formula="of:=VLOOKUP([.$A36];[$reed_otimos.$A$2:$reed_otimos.$H$99];7;0)" office:value-type="float" office:value="2847" calcext:value-type="float">
            <text:p>2847</text:p>
          </table:table-cell>
          <table:table-cell table:formula="of:=VLOOKUP([.$A36];[$regras_otimos_reed.$A$2:$regras_otimos_reed.$H$99];6;0)" office:value-type="float" office:value="-65" calcext:value-type="float">
            <text:p>-65</text:p>
          </table:table-cell>
          <table:table-cell table:formula="of:=VLOOKUP([.$A36];[$regras_reed_otimos.$A$2:$regras_reed_otimos.$H$99];6;0)" office:value-type="float" office:value="3" calcext:value-type="float">
            <text:p>3</text:p>
          </table:table-cell>
          <table:table-cell table:formula="of:=VLOOKUP([.$A36];[$otimos_regras_reed.$A$2:$otimos_regras_reed.$H$99];6;0)" office:value-type="float" office:value="-65" calcext:value-type="float">
            <text:p>-65</text:p>
          </table:table-cell>
          <table:table-cell table:formula="of:=VLOOKUP([.$A36];[$otimos_reed_regras.$A$2:$otimos_reed_regras.$H$99];6;0)" office:value-type="float" office:value="0" calcext:value-type="float">
            <text:p>0</text:p>
          </table:table-cell>
          <table:table-cell table:formula="of:=VLOOKUP([.$A36];[$reed_regras_otimos.$A$2:$reed_regras_otimos.$H$99];6;0)" office:value-type="float" office:value="3" calcext:value-type="float">
            <text:p>3</text:p>
          </table:table-cell>
          <table:table-cell table:formula="of:=VLOOKUP([.$A36];[$reed_otimos_regras.$A$2:$reed_otimos_regras.$H$99];6;0)" office:value-type="float" office:value="0" calcext:value-type="float">
            <text:p>0</text:p>
          </table:table-cell>
          <table:table-cell table:formula="of:=VLOOKUP([.$A36];[$regras_otimos_reed.$A$2:$regras_otimos_reed.$H$99];7;0)" office:value-type="float" office:value="-15245" calcext:value-type="float">
            <text:p>-15245</text:p>
          </table:table-cell>
          <table:table-cell table:formula="of:=VLOOKUP([.$A36];[$regras_reed_otimos.$A$2:$regras_reed_otimos.$H$99];7;0)" office:value-type="float" office:value="2847" calcext:value-type="float">
            <text:p>2847</text:p>
          </table:table-cell>
          <table:table-cell table:formula="of:=VLOOKUP([.$A36];[$otimos_regras_reed.$A$2:$otimos_regras_reed.$H$99];7;0)" office:value-type="float" office:value="-15245" calcext:value-type="float">
            <text:p>-15245</text:p>
          </table:table-cell>
          <table:table-cell table:formula="of:=VLOOKUP([.$A36];[$otimos_reed_regras.$A$2:$otimos_reed_regras.$H$99];7;0)" office:value-type="float" office:value="0" calcext:value-type="float">
            <text:p>0</text:p>
          </table:table-cell>
          <table:table-cell table:formula="of:=VLOOKUP([.$A36];[$reed_regras_otimos.$A$2:$reed_regras_otimos.$H$99];7;0)" office:value-type="float" office:value="2847" calcext:value-type="float">
            <text:p>2847</text:p>
          </table:table-cell>
          <table:table-cell table:formula="of:=VLOOKUP([.$A36];[$reed_otimos_regras.$A$2:$reed_otimos_regras.$H$99];7;0)" office:value-type="float" office:value="0" calcext:value-type="float">
            <text:p>0</text:p>
          </table:table-cell>
          <table:table-cell table:style-name="ce24" table:formula="of:=SUBSTITUTE(INDEX([.$D$1:.$F$1];MATCH(MAX([.D36:.F36]);[.D36:.F36];0));&quot;Δ GC &quot;;&quot;&quot;)" office:value-type="string" office:string-value="Otimos" calcext:value-type="string">
            <text:p>Otimos</text:p>
          </table:table-cell>
          <table:table-cell table:style-name="ce24" table:formula="of:=SUBSTITUTE(INDEX([.$G$1:.$I$1];MATCH(MAX([.G36:.I36]);[.G36:.I36];0));&quot;Δ QC &quot;;&quot;&quot;)" office:value-type="string" office:string-value="Otimos" calcext:value-type="string">
            <text:p>Otimos</text:p>
          </table:table-cell>
          <table:table-cell table:style-name="ce24" table:formula="of:=SUBSTITUTE(INDEX([.$J$1:.$O$1];MATCH(MAX([.J36:.O36]);[.J36:.O36];0));&quot;Δ G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P$1:.$U$1];MATCH(MAX([.P36:.U36]);[.P36:.U36];0));&quot;Δ QC &quot;;&quot;&quot;)" office:value-type="string" office:string-value="Reed+Otimos" calcext:value-type="string">
            <text:p>Reed+Otimos</text:p>
          </table:table-cell>
          <table:table-cell table:style-name="ce24" table:formula="of:=SUBSTITUTE(INDEX([.$V$1:.$AA$1];MATCH(MAX([.V36:.AA36]);[.V36:.AA36];0));&quot;Δ GC &quot;;&quot;&quot;)" office:value-type="string" office:string-value="Regras+Reed+Otimos" calcext:value-type="string">
            <text:p>Regras+Reed+Otimos</text:p>
          </table:table-cell>
          <table:table-cell table:style-name="ce24" table:formula="of:=SUBSTITUTE(INDEX([.$AB$1:.$AG$1];MATCH(MAX([.AB36:.AG36]);[.AB36:.AG36];0));&quot;Δ QC &quot;;&quot;&quot;)" office:value-type="string" office:string-value="Regras+Reed+Otimos" calcext:value-type="string">
            <text:p>Regras+Reed+Otimos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wb9-1544.tfc</text:p>
          </table:table-cell>
          <table:table-cell table:style-name="ce12" table:formula="of:=VLOOKUP([.$A37];[$otimos.$A$2:$otimos.$H$99];2;0)" office:value-type="float" office:value="1544" calcext:value-type="float">
            <text:p>1.544</text:p>
          </table:table-cell>
          <table:table-cell table:style-name="ce12" table:formula="of:=VLOOKUP([.$A37];[$otimos.$A$2:$otimos.$H$99];3;0)" office:value-type="float" office:value="63668" calcext:value-type="float">
            <text:p>63.668</text:p>
          </table:table-cell>
          <table:table-cell table:style-name="ce14" table:formula="of:=VLOOKUP([.$A37];[$regras.$A$2:$regras.$H$99];6;0)" office:value-type="float" office:value="0" calcext:value-type="float">
            <text:p>0</text:p>
          </table:table-cell>
          <table:table-cell table:style-name="ce14" table:formula="of:=VLOOKUP([.$A37];[$otimos.$A$2:$otimos.$H$99];6;0)" office:value-type="float" office:value="18" calcext:value-type="float">
            <text:p>18</text:p>
          </table:table-cell>
          <table:table-cell table:style-name="ce14" table:formula="of:=VLOOKUP([.$A37];[$reed.$A$2:$reed.$H$99];6;0)" office:value-type="float" office:value="-49" calcext:value-type="float">
            <text:p>-49</text:p>
          </table:table-cell>
          <table:table-cell table:style-name="ce16" table:formula="of:=VLOOKUP([.$A37];[$regras.$A$2:$regras.$H$99];7;0)" office:value-type="float" office:value="0" calcext:value-type="float">
            <text:p>0</text:p>
          </table:table-cell>
          <table:table-cell table:style-name="ce16" table:formula="of:=VLOOKUP([.$A37];[$otimos.$A$2:$otimos.$H$99];7;0)" office:value-type="float" office:value="626" calcext:value-type="float">
            <text:p>626</text:p>
          </table:table-cell>
          <table:table-cell table:style-name="ce16" table:formula="of:=VLOOKUP([.$A37];[$reed.$A$2:$reed.$H$99];7;0)" office:value-type="float" office:value="-15253" calcext:value-type="float">
            <text:p>-15.253</text:p>
          </table:table-cell>
          <table:table-cell table:style-name="ce18" table:formula="of:=VLOOKUP([.$A37];[$regras_otimos.$A$2:$regras_otimos.$H$99];6;0)" office:value-type="float" office:value="18" calcext:value-type="float">
            <text:p>18</text:p>
          </table:table-cell>
          <table:table-cell table:formula="of:=VLOOKUP([.$A37];[$regras_reed.$A$2:$regras_reed.$H$99];6;0)" office:value-type="float" office:value="-49" calcext:value-type="float">
            <text:p>-49</text:p>
          </table:table-cell>
          <table:table-cell table:style-name="ce18" table:formula="of:=VLOOKUP([.$A37];[$otimos_regras.$A$2:$otimos_regras.$H$99];6;0)" office:value-type="float" office:value="0" calcext:value-type="float">
            <text:p>0</text:p>
          </table:table-cell>
          <table:table-cell table:formula="of:=VLOOKUP([.$A37];[$otimos_reed.$A$2:$otimos_reed.$H$99];6;0)" office:value-type="float" office:value="-65" calcext:value-type="float">
            <text:p>-65</text:p>
          </table:table-cell>
          <table:table-cell table:style-name="ce18" table:formula="of:=VLOOKUP([.$A37];[$reed_regras.$A$2:$reed_regras.$H$99];6;0)" office:value-type="float" office:value="0" calcext:value-type="float">
            <text:p>0</text:p>
          </table:table-cell>
          <table:table-cell table:formula="of:=VLOOKUP([.$A37];[$reed_otimos.$A$2:$reed_otimos.$H$99];6;0)" office:value-type="float" office:value="3" calcext:value-type="float">
            <text:p>3</text:p>
          </table:table-cell>
          <table:table-cell table:style-name="ce20" table:formula="of:=VLOOKUP([.$A37];[$regras_otimos.$A$2:$regras_otimos.$H$99];7;0)" office:value-type="float" office:value="626" calcext:value-type="float">
            <text:p>626</text:p>
          </table:table-cell>
          <table:table-cell table:formula="of:=VLOOKUP([.$A37];[$regras_reed.$A$2:$regras_reed.$H$99];7;0)" office:value-type="float" office:value="-15253" calcext:value-type="float">
            <text:p>-15253</text:p>
          </table:table-cell>
          <table:table-cell table:style-name="ce20" table:formula="of:=VLOOKUP([.$A37];[$otimos_regras.$A$2:$otimos_regras.$H$99];7;0)" office:value-type="float" office:value="0" calcext:value-type="float">
            <text:p>0</text:p>
          </table:table-cell>
          <table:table-cell table:formula="of:=VLOOKUP([.$A37];[$otimos_reed.$A$2:$otimos_reed.$H$99];7;0)" office:value-type="float" office:value="-15277" calcext:value-type="float">
            <text:p>-15277</text:p>
          </table:table-cell>
          <table:table-cell table:style-name="ce20" table:formula="of:=VLOOKUP([.$A37];[$reed_regras.$A$2:$reed_regras.$H$99];7;0)" office:value-type="float" office:value="0" calcext:value-type="float">
            <text:p>0</text:p>
          </table:table-cell>
          <table:table-cell table:formula="of:=VLOOKUP([.$A37];[$reed_otimos.$A$2:$reed_otimos.$H$99];7;0)" office:value-type="float" office:value="2879" calcext:value-type="float">
            <text:p>2879</text:p>
          </table:table-cell>
          <table:table-cell table:formula="of:=VLOOKUP([.$A37];[$regras_otimos_reed.$A$2:$regras_otimos_reed.$H$99];6;0)" office:value-type="float" office:value="-65" calcext:value-type="float">
            <text:p>-65</text:p>
          </table:table-cell>
          <table:table-cell table:formula="of:=VLOOKUP([.$A37];[$regras_reed_otimos.$A$2:$regras_reed_otimos.$H$99];6;0)" office:value-type="float" office:value="3" calcext:value-type="float">
            <text:p>3</text:p>
          </table:table-cell>
          <table:table-cell table:formula="of:=VLOOKUP([.$A37];[$otimos_regras_reed.$A$2:$otimos_regras_reed.$H$99];6;0)" office:value-type="float" office:value="-65" calcext:value-type="float">
            <text:p>-65</text:p>
          </table:table-cell>
          <table:table-cell table:formula="of:=VLOOKUP([.$A37];[$otimos_reed_regras.$A$2:$otimos_reed_regras.$H$99];6;0)" office:value-type="float" office:value="0" calcext:value-type="float">
            <text:p>0</text:p>
          </table:table-cell>
          <table:table-cell table:formula="of:=VLOOKUP([.$A37];[$reed_regras_otimos.$A$2:$reed_regras_otimos.$H$99];6;0)" office:value-type="float" office:value="3" calcext:value-type="float">
            <text:p>3</text:p>
          </table:table-cell>
          <table:table-cell table:formula="of:=VLOOKUP([.$A37];[$reed_otimos_regras.$A$2:$reed_otimos_regras.$H$99];6;0)" office:value-type="float" office:value="0" calcext:value-type="float">
            <text:p>0</text:p>
          </table:table-cell>
          <table:table-cell table:formula="of:=VLOOKUP([.$A37];[$regras_otimos_reed.$A$2:$regras_otimos_reed.$H$99];7;0)" office:value-type="float" office:value="-15277" calcext:value-type="float">
            <text:p>-15277</text:p>
          </table:table-cell>
          <table:table-cell table:formula="of:=VLOOKUP([.$A37];[$regras_reed_otimos.$A$2:$regras_reed_otimos.$H$99];7;0)" office:value-type="float" office:value="2879" calcext:value-type="float">
            <text:p>2879</text:p>
          </table:table-cell>
          <table:table-cell table:formula="of:=VLOOKUP([.$A37];[$otimos_regras_reed.$A$2:$otimos_regras_reed.$H$99];7;0)" office:value-type="float" office:value="-15277" calcext:value-type="float">
            <text:p>-15277</text:p>
          </table:table-cell>
          <table:table-cell table:formula="of:=VLOOKUP([.$A37];[$otimos_reed_regras.$A$2:$otimos_reed_regras.$H$99];7;0)" office:value-type="float" office:value="0" calcext:value-type="float">
            <text:p>0</text:p>
          </table:table-cell>
          <table:table-cell table:formula="of:=VLOOKUP([.$A37];[$reed_regras_otimos.$A$2:$reed_regras_otimos.$H$99];7;0)" office:value-type="float" office:value="2879" calcext:value-type="float">
            <text:p>2879</text:p>
          </table:table-cell>
          <table:table-cell table:formula="of:=VLOOKUP([.$A37];[$reed_otimos_regras.$A$2:$reed_otimos_regras.$H$99];7;0)" office:value-type="float" office:value="0" calcext:value-type="float">
            <text:p>0</text:p>
          </table:table-cell>
          <table:table-cell table:style-name="ce24" table:formula="of:=SUBSTITUTE(INDEX([.$D$1:.$F$1];MATCH(MAX([.D37:.F37]);[.D37:.F37];0));&quot;Δ GC &quot;;&quot;&quot;)" office:value-type="string" office:string-value="Otimos" calcext:value-type="string">
            <text:p>Otimos</text:p>
          </table:table-cell>
          <table:table-cell table:style-name="ce24" table:formula="of:=SUBSTITUTE(INDEX([.$G$1:.$I$1];MATCH(MAX([.G37:.I37]);[.G37:.I37];0));&quot;Δ QC &quot;;&quot;&quot;)" office:value-type="string" office:string-value="Otimos" calcext:value-type="string">
            <text:p>Otimos</text:p>
          </table:table-cell>
          <table:table-cell table:style-name="ce24" table:formula="of:=SUBSTITUTE(INDEX([.$J$1:.$O$1];MATCH(MAX([.J37:.O37]);[.J37:.O37];0));&quot;Δ G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P$1:.$U$1];MATCH(MAX([.P37:.U37]);[.P37:.U37];0));&quot;Δ QC &quot;;&quot;&quot;)" office:value-type="string" office:string-value="Reed+Otimos" calcext:value-type="string">
            <text:p>Reed+Otimos</text:p>
          </table:table-cell>
          <table:table-cell table:style-name="ce24" table:formula="of:=SUBSTITUTE(INDEX([.$V$1:.$AA$1];MATCH(MAX([.V37:.AA37]);[.V37:.AA37];0));&quot;Δ GC &quot;;&quot;&quot;)" office:value-type="string" office:string-value="Regras+Reed+Otimos" calcext:value-type="string">
            <text:p>Regras+Reed+Otimos</text:p>
          </table:table-cell>
          <table:table-cell table:style-name="ce24" table:formula="of:=SUBSTITUTE(INDEX([.$AB$1:.$AG$1];MATCH(MAX([.AB37:.AG37]);[.AB37:.AG37];0));&quot;Δ QC &quot;;&quot;&quot;)" office:value-type="string" office:string-value="Regras+Reed+Otimos" calcext:value-type="string">
            <text:p>Regras+Reed+Otimos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wb9-1959-20378a.tfc</text:p>
          </table:table-cell>
          <table:table-cell table:style-name="ce12" table:formula="of:=VLOOKUP([.$A38];[$otimos.$A$2:$otimos.$H$99];2;0)" office:value-type="float" office:value="1959" calcext:value-type="float">
            <text:p>1.959</text:p>
          </table:table-cell>
          <table:table-cell table:style-name="ce12" table:formula="of:=VLOOKUP([.$A38];[$otimos.$A$2:$otimos.$H$99];3;0)" office:value-type="float" office:value="33599" calcext:value-type="float">
            <text:p>33.599</text:p>
          </table:table-cell>
          <table:table-cell table:style-name="ce14" table:formula="of:=VLOOKUP([.$A38];[$regras.$A$2:$regras.$H$99];6;0)" office:value-type="float" office:value="16" calcext:value-type="float">
            <text:p>16</text:p>
          </table:table-cell>
          <table:table-cell table:style-name="ce14" table:formula="of:=VLOOKUP([.$A38];[$otimos.$A$2:$otimos.$H$99];6;0)" office:value-type="float" office:value="8" calcext:value-type="float">
            <text:p>8</text:p>
          </table:table-cell>
          <table:table-cell table:style-name="ce14" table:formula="of:=VLOOKUP([.$A38];[$reed.$A$2:$reed.$H$99];6;0)" office:value-type="float" office:value="7" calcext:value-type="float">
            <text:p>7</text:p>
          </table:table-cell>
          <table:table-cell table:style-name="ce16" table:formula="of:=VLOOKUP([.$A38];[$regras.$A$2:$regras.$H$99];7;0)" office:value-type="float" office:value="16" calcext:value-type="float">
            <text:p>16</text:p>
          </table:table-cell>
          <table:table-cell table:style-name="ce16" table:formula="of:=VLOOKUP([.$A38];[$otimos.$A$2:$otimos.$H$99];7;0)" office:value-type="float" office:value="-92" calcext:value-type="float">
            <text:p>-92</text:p>
          </table:table-cell>
          <table:table-cell table:style-name="ce16" table:formula="of:=VLOOKUP([.$A38];[$reed.$A$2:$reed.$H$99];7;0)" office:value-type="float" office:value="-159" calcext:value-type="float">
            <text:p>-159</text:p>
          </table:table-cell>
          <table:table-cell table:style-name="ce18" table:formula="of:=VLOOKUP([.$A38];[$regras_otimos.$A$2:$regras_otimos.$H$99];6;0)" office:value-type="float" office:value="2" calcext:value-type="float">
            <text:p>2</text:p>
          </table:table-cell>
          <table:table-cell table:formula="of:=VLOOKUP([.$A38];[$regras_reed.$A$2:$regras_reed.$H$99];6;0)" office:value-type="float" office:value="0" calcext:value-type="float">
            <text:p>0</text:p>
          </table:table-cell>
          <table:table-cell table:style-name="ce18" table:formula="of:=VLOOKUP([.$A38];[$otimos_regras.$A$2:$otimos_regras.$H$99];6;0)" office:value-type="float" office:value="6" calcext:value-type="float">
            <text:p>6</text:p>
          </table:table-cell>
          <table:table-cell table:formula="of:=VLOOKUP([.$A38];[$otimos_reed.$A$2:$otimos_reed.$H$99];6;0)" office:value-type="float" office:value="-8" calcext:value-type="float">
            <text:p>-8</text:p>
          </table:table-cell>
          <table:table-cell table:style-name="ce18" table:formula="of:=VLOOKUP([.$A38];[$reed_regras.$A$2:$reed_regras.$H$99];6;0)" office:value-type="float" office:value="4" calcext:value-type="float">
            <text:p>4</text:p>
          </table:table-cell>
          <table:table-cell table:formula="of:=VLOOKUP([.$A38];[$reed_otimos.$A$2:$reed_otimos.$H$99];6;0)" office:value-type="float" office:value="1" calcext:value-type="float">
            <text:p>1</text:p>
          </table:table-cell>
          <table:table-cell table:style-name="ce20" table:formula="of:=VLOOKUP([.$A38];[$regras_otimos.$A$2:$regras_otimos.$H$99];7;0)" office:value-type="float" office:value="-94" calcext:value-type="float">
            <text:p>-94</text:p>
          </table:table-cell>
          <table:table-cell table:formula="of:=VLOOKUP([.$A38];[$regras_reed.$A$2:$regras_reed.$H$99];7;0)" office:value-type="float" office:value="-152" calcext:value-type="float">
            <text:p>-152</text:p>
          </table:table-cell>
          <table:table-cell table:style-name="ce20" table:formula="of:=VLOOKUP([.$A38];[$otimos_regras.$A$2:$otimos_regras.$H$99];7;0)" office:value-type="float" office:value="6" calcext:value-type="float">
            <text:p>6</text:p>
          </table:table-cell>
          <table:table-cell table:formula="of:=VLOOKUP([.$A38];[$otimos_reed.$A$2:$otimos_reed.$H$99];7;0)" office:value-type="float" office:value="-112" calcext:value-type="float">
            <text:p>-112</text:p>
          </table:table-cell>
          <table:table-cell table:style-name="ce20" table:formula="of:=VLOOKUP([.$A38];[$reed_regras.$A$2:$reed_regras.$H$99];7;0)" office:value-type="float" office:value="4" calcext:value-type="float">
            <text:p>4</text:p>
          </table:table-cell>
          <table:table-cell table:formula="of:=VLOOKUP([.$A38];[$reed_otimos.$A$2:$reed_otimos.$H$99];7;0)" office:value-type="float" office:value="-85" calcext:value-type="float">
            <text:p>-85</text:p>
          </table:table-cell>
          <table:table-cell table:formula="of:=VLOOKUP([.$A38];[$regras_otimos_reed.$A$2:$regras_otimos_reed.$H$99];6;0)" office:value-type="float" office:value="-8" calcext:value-type="float">
            <text:p>-8</text:p>
          </table:table-cell>
          <table:table-cell table:formula="of:=VLOOKUP([.$A38];[$regras_reed_otimos.$A$2:$regras_reed_otimos.$H$99];6;0)" office:value-type="float" office:value="0" calcext:value-type="float">
            <text:p>0</text:p>
          </table:table-cell>
          <table:table-cell table:formula="of:=VLOOKUP([.$A38];[$otimos_regras_reed.$A$2:$otimos_regras_reed.$H$99];6;0)" office:value-type="float" office:value="-10" calcext:value-type="float">
            <text:p>-10</text:p>
          </table:table-cell>
          <table:table-cell table:formula="of:=VLOOKUP([.$A38];[$otimos_reed_regras.$A$2:$otimos_reed_regras.$H$99];6;0)" office:value-type="float" office:value="2" calcext:value-type="float">
            <text:p>2</text:p>
          </table:table-cell>
          <table:table-cell table:formula="of:=VLOOKUP([.$A38];[$reed_regras_otimos.$A$2:$reed_regras_otimos.$H$99];6;0)" office:value-type="float" office:value="0" calcext:value-type="float">
            <text:p>0</text:p>
          </table:table-cell>
          <table:table-cell table:formula="of:=VLOOKUP([.$A38];[$reed_otimos_regras.$A$2:$reed_otimos_regras.$H$99];6;0)" office:value-type="float" office:value="2" calcext:value-type="float">
            <text:p>2</text:p>
          </table:table-cell>
          <table:table-cell table:formula="of:=VLOOKUP([.$A38];[$regras_otimos_reed.$A$2:$regras_otimos_reed.$H$99];7;0)" office:value-type="float" office:value="-96" calcext:value-type="float">
            <text:p>-96</text:p>
          </table:table-cell>
          <table:table-cell table:formula="of:=VLOOKUP([.$A38];[$regras_reed_otimos.$A$2:$regras_reed_otimos.$H$99];7;0)" office:value-type="float" office:value="-92" calcext:value-type="float">
            <text:p>-92</text:p>
          </table:table-cell>
          <table:table-cell table:formula="of:=VLOOKUP([.$A38];[$otimos_regras_reed.$A$2:$otimos_regras_reed.$H$99];7;0)" office:value-type="float" office:value="-110" calcext:value-type="float">
            <text:p>-110</text:p>
          </table:table-cell>
          <table:table-cell table:formula="of:=VLOOKUP([.$A38];[$otimos_reed_regras.$A$2:$otimos_reed_regras.$H$99];7;0)" office:value-type="float" office:value="2" calcext:value-type="float">
            <text:p>2</text:p>
          </table:table-cell>
          <table:table-cell table:formula="of:=VLOOKUP([.$A38];[$reed_regras_otimos.$A$2:$reed_regras_otimos.$H$99];7;0)" office:value-type="float" office:value="-88" calcext:value-type="float">
            <text:p>-88</text:p>
          </table:table-cell>
          <table:table-cell table:formula="of:=VLOOKUP([.$A38];[$reed_otimos_regras.$A$2:$reed_otimos_regras.$H$99];7;0)" office:value-type="float" office:value="2" calcext:value-type="float">
            <text:p>2</text:p>
          </table:table-cell>
          <table:table-cell table:style-name="ce24" table:formula="of:=SUBSTITUTE(INDEX([.$D$1:.$F$1];MATCH(MAX([.D38:.F38]);[.D38:.F38];0));&quot;Δ GC &quot;;&quot;&quot;)" office:value-type="string" office:string-value="Regras" calcext:value-type="string">
            <text:p>Regras</text:p>
          </table:table-cell>
          <table:table-cell table:style-name="ce24" table:formula="of:=SUBSTITUTE(INDEX([.$G$1:.$I$1];MATCH(MAX([.G38:.I38]);[.G38:.I38];0));&quot;Δ QC &quot;;&quot;&quot;)" office:value-type="string" office:string-value="Regras" calcext:value-type="string">
            <text:p>Regras</text:p>
          </table:table-cell>
          <table:table-cell table:style-name="ce24" table:formula="of:=SUBSTITUTE(INDEX([.$J$1:.$O$1];MATCH(MAX([.J38:.O38]);[.J38:.O38];0));&quot;Δ GC &quot;;&quot;&quot;)" office:value-type="string" office:string-value="Otimos+Regras" calcext:value-type="string">
            <text:p>Otimos+Regras</text:p>
          </table:table-cell>
          <table:table-cell table:style-name="ce24" table:formula="of:=SUBSTITUTE(INDEX([.$P$1:.$U$1];MATCH(MAX([.P38:.U38]);[.P38:.U38];0));&quot;Δ QC &quot;;&quot;&quot;)" office:value-type="string" office:string-value="Otimos+Regras" calcext:value-type="string">
            <text:p>Otimos+Regras</text:p>
          </table:table-cell>
          <table:table-cell table:style-name="ce24" table:formula="of:=SUBSTITUTE(INDEX([.$V$1:.$AA$1];MATCH(MAX([.V38:.AA38]);[.V38:.AA38];0));&quot;Δ GC &quot;;&quot;&quot;)" office:value-type="string" office:string-value="Otimos+Reed+Regras" calcext:value-type="string">
            <text:p>Otimos+Reed+Regras</text:p>
          </table:table-cell>
          <table:table-cell table:style-name="ce24" table:formula="of:=SUBSTITUTE(INDEX([.$AB$1:.$AG$1];MATCH(MAX([.AB38:.AG38]);[.AB38:.AG38];0));&quot;Δ QC &quot;;&quot;&quot;)" office:value-type="string" office:string-value="Otimos+Reed+Regras" calcext:value-type="string">
            <text:p>Otimos+Reed+Regras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wb9_6563_16173.tfc</text:p>
          </table:table-cell>
          <table:table-cell table:style-name="ce12" table:formula="of:=VLOOKUP([.$A39];[$otimos.$A$2:$otimos.$H$99];2;0)" office:value-type="float" office:value="6563" calcext:value-type="float">
            <text:p>6.563</text:p>
          </table:table-cell>
          <table:table-cell table:style-name="ce12" table:formula="of:=VLOOKUP([.$A39];[$otimos.$A$2:$otimos.$H$99];3;0)" office:value-type="float" office:value="17371" calcext:value-type="float">
            <text:p>17.371</text:p>
          </table:table-cell>
          <table:table-cell table:style-name="ce14" table:formula="of:=VLOOKUP([.$A39];[$regras.$A$2:$regras.$H$99];6;0)" office:value-type="float" office:value="146" calcext:value-type="float">
            <text:p>146</text:p>
          </table:table-cell>
          <table:table-cell table:style-name="ce14" table:formula="of:=VLOOKUP([.$A39];[$otimos.$A$2:$otimos.$H$99];6;0)" office:value-type="float" office:value="160" calcext:value-type="float">
            <text:p>160</text:p>
          </table:table-cell>
          <table:table-cell table:style-name="ce14" table:formula="of:=VLOOKUP([.$A39];[$reed.$A$2:$reed.$H$99];6;0)" office:value-type="float" office:value="120" calcext:value-type="float">
            <text:p>120</text:p>
          </table:table-cell>
          <table:table-cell table:style-name="ce16" table:formula="of:=VLOOKUP([.$A39];[$regras.$A$2:$regras.$H$99];7;0)" office:value-type="float" office:value="144" calcext:value-type="float">
            <text:p>144</text:p>
          </table:table-cell>
          <table:table-cell table:style-name="ce16" table:formula="of:=VLOOKUP([.$A39];[$otimos.$A$2:$otimos.$H$99];7;0)" office:value-type="float" office:value="-829" calcext:value-type="float">
            <text:p>-829</text:p>
          </table:table-cell>
          <table:table-cell table:style-name="ce16" table:formula="of:=VLOOKUP([.$A39];[$reed.$A$2:$reed.$H$99];7;0)" office:value-type="float" office:value="-954" calcext:value-type="float">
            <text:p>-954</text:p>
          </table:table-cell>
          <table:table-cell table:style-name="ce18" table:formula="of:=VLOOKUP([.$A39];[$regras_otimos.$A$2:$regras_otimos.$H$99];6;0)" office:value-type="float" office:value="155" calcext:value-type="float">
            <text:p>155</text:p>
          </table:table-cell>
          <table:table-cell table:formula="of:=VLOOKUP([.$A39];[$regras_reed.$A$2:$regras_reed.$H$99];6;0)" office:value-type="float" office:value="117" calcext:value-type="float">
            <text:p>117</text:p>
          </table:table-cell>
          <table:table-cell table:style-name="ce18" table:formula="of:=VLOOKUP([.$A39];[$otimos_regras.$A$2:$otimos_regras.$H$99];6;0)" office:value-type="float" office:value="138" calcext:value-type="float">
            <text:p>138</text:p>
          </table:table-cell>
          <table:table-cell table:formula="of:=VLOOKUP([.$A39];[$otimos_reed.$A$2:$otimos_reed.$H$99];6;0)" office:value-type="float" office:value="4" calcext:value-type="float">
            <text:p>4</text:p>
          </table:table-cell>
          <table:table-cell table:style-name="ce18" table:formula="of:=VLOOKUP([.$A39];[$reed_regras.$A$2:$reed_regras.$H$99];6;0)" office:value-type="float" office:value="140" calcext:value-type="float">
            <text:p>140</text:p>
          </table:table-cell>
          <table:table-cell table:formula="of:=VLOOKUP([.$A39];[$reed_otimos.$A$2:$reed_otimos.$H$99];6;0)" office:value-type="float" office:value="104" calcext:value-type="float">
            <text:p>104</text:p>
          </table:table-cell>
          <table:table-cell table:style-name="ce20" table:formula="of:=VLOOKUP([.$A39];[$regras_otimos.$A$2:$regras_otimos.$H$99];7;0)" office:value-type="float" office:value="-830" calcext:value-type="float">
            <text:p>-830</text:p>
          </table:table-cell>
          <table:table-cell table:formula="of:=VLOOKUP([.$A39];[$regras_reed.$A$2:$regras_reed.$H$99];7;0)" office:value-type="float" office:value="-951" calcext:value-type="float">
            <text:p>-951</text:p>
          </table:table-cell>
          <table:table-cell table:style-name="ce20" table:formula="of:=VLOOKUP([.$A39];[$otimos_regras.$A$2:$otimos_regras.$H$99];7;0)" office:value-type="float" office:value="138" calcext:value-type="float">
            <text:p>138</text:p>
          </table:table-cell>
          <table:table-cell table:formula="of:=VLOOKUP([.$A39];[$otimos_reed.$A$2:$otimos_reed.$H$99];7;0)" office:value-type="float" office:value="-723" calcext:value-type="float">
            <text:p>-723</text:p>
          </table:table-cell>
          <table:table-cell table:style-name="ce20" table:formula="of:=VLOOKUP([.$A39];[$reed_regras.$A$2:$reed_regras.$H$99];7;0)" office:value-type="float" office:value="138" calcext:value-type="float">
            <text:p>138</text:p>
          </table:table-cell>
          <table:table-cell table:formula="of:=VLOOKUP([.$A39];[$reed_otimos.$A$2:$reed_otimos.$H$99];7;0)" office:value-type="float" office:value="100" calcext:value-type="float">
            <text:p>100</text:p>
          </table:table-cell>
          <table:table-cell table:formula="of:=VLOOKUP([.$A39];[$regras_otimos_reed.$A$2:$regras_otimos_reed.$H$99];6;0)" office:value-type="float" office:value="6" calcext:value-type="float">
            <text:p>6</text:p>
          </table:table-cell>
          <table:table-cell table:formula="of:=VLOOKUP([.$A39];[$regras_reed_otimos.$A$2:$regras_reed_otimos.$H$99];6;0)" office:value-type="float" office:value="102" calcext:value-type="float">
            <text:p>102</text:p>
          </table:table-cell>
          <table:table-cell table:formula="of:=VLOOKUP([.$A39];[$otimos_regras_reed.$A$2:$otimos_regras_reed.$H$99];6;0)" office:value-type="float" office:value="4" calcext:value-type="float">
            <text:p>4</text:p>
          </table:table-cell>
          <table:table-cell table:formula="of:=VLOOKUP([.$A39];[$otimos_reed_regras.$A$2:$otimos_reed_regras.$H$99];6;0)" office:value-type="float" office:value="138" calcext:value-type="float">
            <text:p>138</text:p>
          </table:table-cell>
          <table:table-cell table:formula="of:=VLOOKUP([.$A39];[$reed_regras_otimos.$A$2:$reed_regras_otimos.$H$99];6;0)" office:value-type="float" office:value="102" calcext:value-type="float">
            <text:p>102</text:p>
          </table:table-cell>
          <table:table-cell table:formula="of:=VLOOKUP([.$A39];[$reed_otimos_regras.$A$2:$reed_otimos_regras.$H$99];6;0)" office:value-type="float" office:value="138" calcext:value-type="float">
            <text:p>138</text:p>
          </table:table-cell>
          <table:table-cell table:formula="of:=VLOOKUP([.$A39];[$regras_otimos_reed.$A$2:$regras_otimos_reed.$H$99];7;0)" office:value-type="float" office:value="-681" calcext:value-type="float">
            <text:p>-681</text:p>
          </table:table-cell>
          <table:table-cell table:formula="of:=VLOOKUP([.$A39];[$regras_reed_otimos.$A$2:$regras_reed_otimos.$H$99];7;0)" office:value-type="float" office:value="96" calcext:value-type="float">
            <text:p>96</text:p>
          </table:table-cell>
          <table:table-cell table:formula="of:=VLOOKUP([.$A39];[$otimos_regras_reed.$A$2:$otimos_regras_reed.$H$99];7;0)" office:value-type="float" office:value="-723" calcext:value-type="float">
            <text:p>-723</text:p>
          </table:table-cell>
          <table:table-cell table:formula="of:=VLOOKUP([.$A39];[$otimos_reed_regras.$A$2:$otimos_reed_regras.$H$99];7;0)" office:value-type="float" office:value="138" calcext:value-type="float">
            <text:p>138</text:p>
          </table:table-cell>
          <table:table-cell table:formula="of:=VLOOKUP([.$A39];[$reed_regras_otimos.$A$2:$reed_regras_otimos.$H$99];7;0)" office:value-type="float" office:value="102" calcext:value-type="float">
            <text:p>102</text:p>
          </table:table-cell>
          <table:table-cell table:formula="of:=VLOOKUP([.$A39];[$reed_otimos_regras.$A$2:$reed_otimos_regras.$H$99];7;0)" office:value-type="float" office:value="138" calcext:value-type="float">
            <text:p>138</text:p>
          </table:table-cell>
          <table:table-cell table:style-name="ce24" table:formula="of:=SUBSTITUTE(INDEX([.$D$1:.$F$1];MATCH(MAX([.D39:.F39]);[.D39:.F39];0));&quot;Δ GC &quot;;&quot;&quot;)" office:value-type="string" office:string-value="Otimos" calcext:value-type="string">
            <text:p>Otimos</text:p>
          </table:table-cell>
          <table:table-cell table:style-name="ce24" table:formula="of:=SUBSTITUTE(INDEX([.$G$1:.$I$1];MATCH(MAX([.G39:.I39]);[.G39:.I39];0));&quot;Δ QC &quot;;&quot;&quot;)" office:value-type="string" office:string-value="Regras" calcext:value-type="string">
            <text:p>Regras</text:p>
          </table:table-cell>
          <table:table-cell table:style-name="ce24" table:formula="of:=SUBSTITUTE(INDEX([.$J$1:.$O$1];MATCH(MAX([.J39:.O39]);[.J39:.O39];0));&quot;Δ G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P$1:.$U$1];MATCH(MAX([.P39:.U39]);[.P39:.U39];0));&quot;Δ QC &quot;;&quot;&quot;)" office:value-type="string" office:string-value="Otimos+Regras" calcext:value-type="string">
            <text:p>Otimos+Regras</text:p>
          </table:table-cell>
          <table:table-cell table:style-name="ce24" table:formula="of:=SUBSTITUTE(INDEX([.$V$1:.$AA$1];MATCH(MAX([.V39:.AA39]);[.V39:.AA39];0));&quot;Δ GC &quot;;&quot;&quot;)" office:value-type="string" office:string-value="Otimos+Reed+Regras" calcext:value-type="string">
            <text:p>Otimos+Reed+Regras</text:p>
          </table:table-cell>
          <table:table-cell table:style-name="ce24" table:formula="of:=SUBSTITUTE(INDEX([.$AB$1:.$AG$1];MATCH(MAX([.AB39:.AG39]);[.AB39:.AG39];0));&quot;Δ QC &quot;;&quot;&quot;)" office:value-type="string" office:string-value="Otimos+Reed+Regras" calcext:value-type="string">
            <text:p>Otimos+Reed+Regras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table:style-name="ce12" table:formula="of:=VLOOKUP([.$A40];[$otimos.$A$2:$otimos.$H$99];2;0)" office:value-type="float" office:value="5" calcext:value-type="float">
            <text:p>5</text:p>
          </table:table-cell>
          <table:table-cell table:style-name="ce12" table:formula="of:=VLOOKUP([.$A40];[$otimos.$A$2:$otimos.$H$99];3;0)" office:value-type="float" office:value="121" calcext:value-type="float">
            <text:p>121</text:p>
          </table:table-cell>
          <table:table-cell table:style-name="ce14" table:formula="of:=VLOOKUP([.$A40];[$regras.$A$2:$regras.$H$99];6;0)" office:value-type="float" office:value="0" calcext:value-type="float">
            <text:p>0</text:p>
          </table:table-cell>
          <table:table-cell table:style-name="ce14" table:formula="of:=VLOOKUP([.$A40];[$otimos.$A$2:$otimos.$H$99];6;0)" office:value-type="float" office:value="0" calcext:value-type="float">
            <text:p>0</text:p>
          </table:table-cell>
          <table:table-cell table:style-name="ce14" table:formula="of:=VLOOKUP([.$A40];[$reed.$A$2:$reed.$H$99];6;0)" office:value-type="float" office:value="0" calcext:value-type="float">
            <text:p>0</text:p>
          </table:table-cell>
          <table:table-cell table:style-name="ce16" table:formula="of:=VLOOKUP([.$A40];[$regras.$A$2:$regras.$H$99];7;0)" office:value-type="float" office:value="0" calcext:value-type="float">
            <text:p>0</text:p>
          </table:table-cell>
          <table:table-cell table:style-name="ce16" table:formula="of:=VLOOKUP([.$A40];[$otimos.$A$2:$otimos.$H$99];7;0)" office:value-type="float" office:value="64" calcext:value-type="float">
            <text:p>64</text:p>
          </table:table-cell>
          <table:table-cell table:style-name="ce16" table:formula="of:=VLOOKUP([.$A40];[$reed.$A$2:$reed.$H$99];7;0)" office:value-type="float" office:value="0" calcext:value-type="float">
            <text:p>0</text:p>
          </table:table-cell>
          <table:table-cell table:style-name="ce18" table:formula="of:=VLOOKUP([.$A40];[$regras_otimos.$A$2:$regras_otimos.$H$99];6;0)" office:value-type="float" office:value="0" calcext:value-type="float">
            <text:p>0</text:p>
          </table:table-cell>
          <table:table-cell table:formula="of:=VLOOKUP([.$A40];[$regras_reed.$A$2:$regras_reed.$H$99];6;0)" office:value-type="float" office:value="0" calcext:value-type="float">
            <text:p>0</text:p>
          </table:table-cell>
          <table:table-cell table:style-name="ce18" table:formula="of:=VLOOKUP([.$A40];[$otimos_regras.$A$2:$otimos_regras.$H$99];6;0)" office:value-type="float" office:value="0" calcext:value-type="float">
            <text:p>0</text:p>
          </table:table-cell>
          <table:table-cell table:formula="of:=VLOOKUP([.$A40];[$otimos_reed.$A$2:$otimos_reed.$H$99];6;0)" office:value-type="float" office:value="0" calcext:value-type="float">
            <text:p>0</text:p>
          </table:table-cell>
          <table:table-cell table:style-name="ce18" table:formula="of:=VLOOKUP([.$A40];[$reed_regras.$A$2:$reed_regras.$H$99];6;0)" office:value-type="float" office:value="0" calcext:value-type="float">
            <text:p>0</text:p>
          </table:table-cell>
          <table:table-cell table:formula="of:=VLOOKUP([.$A40];[$reed_otimos.$A$2:$reed_otimos.$H$99];6;0)" office:value-type="float" office:value="0" calcext:value-type="float">
            <text:p>0</text:p>
          </table:table-cell>
          <table:table-cell table:style-name="ce20" table:formula="of:=VLOOKUP([.$A40];[$regras_otimos.$A$2:$regras_otimos.$H$99];7;0)" office:value-type="float" office:value="64" calcext:value-type="float">
            <text:p>64</text:p>
          </table:table-cell>
          <table:table-cell table:formula="of:=VLOOKUP([.$A40];[$regras_reed.$A$2:$regras_reed.$H$99];7;0)" office:value-type="float" office:value="0" calcext:value-type="float">
            <text:p>0</text:p>
          </table:table-cell>
          <table:table-cell table:style-name="ce20" table:formula="of:=VLOOKUP([.$A40];[$otimos_regras.$A$2:$otimos_regras.$H$99];7;0)" office:value-type="float" office:value="0" calcext:value-type="float">
            <text:p>0</text:p>
          </table:table-cell>
          <table:table-cell table:formula="of:=VLOOKUP([.$A40];[$otimos_reed.$A$2:$otimos_reed.$H$99];7;0)" office:value-type="float" office:value="-64" calcext:value-type="float">
            <text:p>-64</text:p>
          </table:table-cell>
          <table:table-cell table:style-name="ce20" table:formula="of:=VLOOKUP([.$A40];[$reed_regras.$A$2:$reed_regras.$H$99];7;0)" office:value-type="float" office:value="0" calcext:value-type="float">
            <text:p>0</text:p>
          </table:table-cell>
          <table:table-cell table:formula="of:=VLOOKUP([.$A40];[$reed_otimos.$A$2:$reed_otimos.$H$99];7;0)" office:value-type="float" office:value="64" calcext:value-type="float">
            <text:p>64</text:p>
          </table:table-cell>
          <table:table-cell table:formula="of:=VLOOKUP([.$A40];[$regras_otimos_reed.$A$2:$regras_otimos_reed.$H$99];6;0)" office:value-type="float" office:value="0" calcext:value-type="float">
            <text:p>0</text:p>
          </table:table-cell>
          <table:table-cell table:formula="of:=VLOOKUP([.$A40];[$regras_reed_otimos.$A$2:$regras_reed_otimos.$H$99];6;0)" office:value-type="float" office:value="0" calcext:value-type="float">
            <text:p>0</text:p>
          </table:table-cell>
          <table:table-cell table:formula="of:=VLOOKUP([.$A40];[$otimos_regras_reed.$A$2:$otimos_regras_reed.$H$99];6;0)" office:value-type="float" office:value="0" calcext:value-type="float">
            <text:p>0</text:p>
          </table:table-cell>
          <table:table-cell table:formula="of:=VLOOKUP([.$A40];[$otimos_reed_regras.$A$2:$otimos_reed_regras.$H$99];6;0)" office:value-type="float" office:value="0" calcext:value-type="float">
            <text:p>0</text:p>
          </table:table-cell>
          <table:table-cell table:formula="of:=VLOOKUP([.$A40];[$reed_regras_otimos.$A$2:$reed_regras_otimos.$H$99];6;0)" office:value-type="float" office:value="0" calcext:value-type="float">
            <text:p>0</text:p>
          </table:table-cell>
          <table:table-cell table:formula="of:=VLOOKUP([.$A40];[$reed_otimos_regras.$A$2:$reed_otimos_regras.$H$99];6;0)" office:value-type="float" office:value="0" calcext:value-type="float">
            <text:p>0</text:p>
          </table:table-cell>
          <table:table-cell table:formula="of:=VLOOKUP([.$A40];[$regras_otimos_reed.$A$2:$regras_otimos_reed.$H$99];7;0)" office:value-type="float" office:value="-64" calcext:value-type="float">
            <text:p>-64</text:p>
          </table:table-cell>
          <table:table-cell table:formula="of:=VLOOKUP([.$A40];[$regras_reed_otimos.$A$2:$regras_reed_otimos.$H$99];7;0)" office:value-type="float" office:value="64" calcext:value-type="float">
            <text:p>64</text:p>
          </table:table-cell>
          <table:table-cell table:formula="of:=VLOOKUP([.$A40];[$otimos_regras_reed.$A$2:$otimos_regras_reed.$H$99];7;0)" office:value-type="float" office:value="-64" calcext:value-type="float">
            <text:p>-64</text:p>
          </table:table-cell>
          <table:table-cell table:formula="of:=VLOOKUP([.$A40];[$otimos_reed_regras.$A$2:$otimos_reed_regras.$H$99];7;0)" office:value-type="float" office:value="0" calcext:value-type="float">
            <text:p>0</text:p>
          </table:table-cell>
          <table:table-cell table:formula="of:=VLOOKUP([.$A40];[$reed_regras_otimos.$A$2:$reed_regras_otimos.$H$99];7;0)" office:value-type="float" office:value="64" calcext:value-type="float">
            <text:p>64</text:p>
          </table:table-cell>
          <table:table-cell table:formula="of:=VLOOKUP([.$A40];[$reed_otimos_regras.$A$2:$reed_otimos_regras.$H$99];7;0)" office:value-type="float" office:value="0" calcext:value-type="float">
            <text:p>0</text:p>
          </table:table-cell>
          <table:table-cell table:style-name="ce24" table:formula="of:=SUBSTITUTE(INDEX([.$D$1:.$F$1];MATCH(MAX([.D40:.F40]);[.D40:.F40];0));&quot;Δ GC &quot;;&quot;&quot;)" office:value-type="string" office:string-value="Regras" calcext:value-type="string">
            <text:p>Regras</text:p>
          </table:table-cell>
          <table:table-cell table:style-name="ce24" table:formula="of:=SUBSTITUTE(INDEX([.$G$1:.$I$1];MATCH(MAX([.G40:.I40]);[.G40:.I40];0));&quot;Δ QC &quot;;&quot;&quot;)" office:value-type="string" office:string-value="Otimos" calcext:value-type="string">
            <text:p>Otimos</text:p>
          </table:table-cell>
          <table:table-cell table:style-name="ce24" table:formula="of:=SUBSTITUTE(INDEX([.$J$1:.$O$1];MATCH(MAX([.J40:.O40]);[.J40:.O40];0));&quot;Δ G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P$1:.$U$1];MATCH(MAX([.P40:.U40]);[.P40:.U40];0));&quot;Δ Q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V$1:.$AA$1];MATCH(MAX([.V40:.AA40]);[.V40:.AA40];0));&quot;Δ GC &quot;;&quot;&quot;)" office:value-type="string" office:string-value="Regras+Otimos+Reed" calcext:value-type="string">
            <text:p>Regras+Otimos+Reed</text:p>
          </table:table-cell>
          <table:table-cell table:style-name="ce24" table:formula="of:=SUBSTITUTE(INDEX([.$AB$1:.$AG$1];MATCH(MAX([.AB40:.AG40]);[.AB40:.AG40];0));&quot;Δ QC &quot;;&quot;&quot;)" office:value-type="string" office:string-value="Regras+Reed+Otimos" calcext:value-type="string">
            <text:p>Regras+Reed+Otimos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table:style-name="ce12" table:formula="of:=VLOOKUP([.$A41];[$otimos.$A$2:$otimos.$H$99];2;0)" office:value-type="float" office:value="3" calcext:value-type="float">
            <text:p>3</text:p>
          </table:table-cell>
          <table:table-cell table:style-name="ce12" table:formula="of:=VLOOKUP([.$A41];[$otimos.$A$2:$otimos.$H$99];3;0)" office:value-type="float" office:value="29" calcext:value-type="float">
            <text:p>29</text:p>
          </table:table-cell>
          <table:table-cell table:style-name="ce14" table:formula="of:=VLOOKUP([.$A41];[$regras.$A$2:$regras.$H$99];6;0)" office:value-type="float" office:value="0" calcext:value-type="float">
            <text:p>0</text:p>
          </table:table-cell>
          <table:table-cell table:style-name="ce14" table:formula="of:=VLOOKUP([.$A41];[$otimos.$A$2:$otimos.$H$99];6;0)" office:value-type="float" office:value="0" calcext:value-type="float">
            <text:p>0</text:p>
          </table:table-cell>
          <table:table-cell table:style-name="ce14" table:formula="of:=VLOOKUP([.$A41];[$reed.$A$2:$reed.$H$99];6;0)" office:value-type="float" office:value="-2" calcext:value-type="float">
            <text:p>-2</text:p>
          </table:table-cell>
          <table:table-cell table:style-name="ce16" table:formula="of:=VLOOKUP([.$A41];[$regras.$A$2:$regras.$H$99];7;0)" office:value-type="float" office:value="0" calcext:value-type="float">
            <text:p>0</text:p>
          </table:table-cell>
          <table:table-cell table:style-name="ce16" table:formula="of:=VLOOKUP([.$A41];[$otimos.$A$2:$otimos.$H$99];7;0)" office:value-type="float" office:value="16" calcext:value-type="float">
            <text:p>16</text:p>
          </table:table-cell>
          <table:table-cell table:style-name="ce16" table:formula="of:=VLOOKUP([.$A41];[$reed.$A$2:$reed.$H$99];7;0)" office:value-type="float" office:value="6" calcext:value-type="float">
            <text:p>6</text:p>
          </table:table-cell>
          <table:table-cell table:style-name="ce18" table:formula="of:=VLOOKUP([.$A41];[$regras_otimos.$A$2:$regras_otimos.$H$99];6;0)" office:value-type="float" office:value="0" calcext:value-type="float">
            <text:p>0</text:p>
          </table:table-cell>
          <table:table-cell table:formula="of:=VLOOKUP([.$A41];[$regras_reed.$A$2:$regras_reed.$H$99];6;0)" office:value-type="float" office:value="-2" calcext:value-type="float">
            <text:p>-2</text:p>
          </table:table-cell>
          <table:table-cell table:style-name="ce18" table:formula="of:=VLOOKUP([.$A41];[$otimos_regras.$A$2:$otimos_regras.$H$99];6;0)" office:value-type="float" office:value="0" calcext:value-type="float">
            <text:p>0</text:p>
          </table:table-cell>
          <table:table-cell table:formula="of:=VLOOKUP([.$A41];[$otimos_reed.$A$2:$otimos_reed.$H$99];6;0)" office:value-type="float" office:value="-2" calcext:value-type="float">
            <text:p>-2</text:p>
          </table:table-cell>
          <table:table-cell table:style-name="ce18" table:formula="of:=VLOOKUP([.$A41];[$reed_regras.$A$2:$reed_regras.$H$99];6;0)" office:value-type="float" office:value="0" calcext:value-type="float">
            <text:p>0</text:p>
          </table:table-cell>
          <table:table-cell table:formula="of:=VLOOKUP([.$A41];[$reed_otimos.$A$2:$reed_otimos.$H$99];6;0)" office:value-type="float" office:value="2" calcext:value-type="float">
            <text:p>2</text:p>
          </table:table-cell>
          <table:table-cell table:style-name="ce20" table:formula="of:=VLOOKUP([.$A41];[$regras_otimos.$A$2:$regras_otimos.$H$99];7;0)" office:value-type="float" office:value="16" calcext:value-type="float">
            <text:p>16</text:p>
          </table:table-cell>
          <table:table-cell table:formula="of:=VLOOKUP([.$A41];[$regras_reed.$A$2:$regras_reed.$H$99];7;0)" office:value-type="float" office:value="6" calcext:value-type="float">
            <text:p>6</text:p>
          </table:table-cell>
          <table:table-cell table:style-name="ce20" table:formula="of:=VLOOKUP([.$A41];[$otimos_regras.$A$2:$otimos_regras.$H$99];7;0)" office:value-type="float" office:value="0" calcext:value-type="float">
            <text:p>0</text:p>
          </table:table-cell>
          <table:table-cell table:formula="of:=VLOOKUP([.$A41];[$otimos_reed.$A$2:$otimos_reed.$H$99];7;0)" office:value-type="float" office:value="-10" calcext:value-type="float">
            <text:p>-10</text:p>
          </table:table-cell>
          <table:table-cell table:style-name="ce20" table:formula="of:=VLOOKUP([.$A41];[$reed_regras.$A$2:$reed_regras.$H$99];7;0)" office:value-type="float" office:value="0" calcext:value-type="float">
            <text:p>0</text:p>
          </table:table-cell>
          <table:table-cell table:formula="of:=VLOOKUP([.$A41];[$reed_otimos.$A$2:$reed_otimos.$H$99];7;0)" office:value-type="float" office:value="10" calcext:value-type="float">
            <text:p>10</text:p>
          </table:table-cell>
          <table:table-cell table:formula="of:=VLOOKUP([.$A41];[$regras_otimos_reed.$A$2:$regras_otimos_reed.$H$99];6;0)" office:value-type="float" office:value="-2" calcext:value-type="float">
            <text:p>-2</text:p>
          </table:table-cell>
          <table:table-cell table:formula="of:=VLOOKUP([.$A41];[$regras_reed_otimos.$A$2:$regras_reed_otimos.$H$99];6;0)" office:value-type="float" office:value="2" calcext:value-type="float">
            <text:p>2</text:p>
          </table:table-cell>
          <table:table-cell table:formula="of:=VLOOKUP([.$A41];[$otimos_regras_reed.$A$2:$otimos_regras_reed.$H$99];6;0)" office:value-type="float" office:value="-2" calcext:value-type="float">
            <text:p>-2</text:p>
          </table:table-cell>
          <table:table-cell table:formula="of:=VLOOKUP([.$A41];[$otimos_reed_regras.$A$2:$otimos_reed_regras.$H$99];6;0)" office:value-type="float" office:value="0" calcext:value-type="float">
            <text:p>0</text:p>
          </table:table-cell>
          <table:table-cell table:formula="of:=VLOOKUP([.$A41];[$reed_regras_otimos.$A$2:$reed_regras_otimos.$H$99];6;0)" office:value-type="float" office:value="2" calcext:value-type="float">
            <text:p>2</text:p>
          </table:table-cell>
          <table:table-cell table:formula="of:=VLOOKUP([.$A41];[$reed_otimos_regras.$A$2:$reed_otimos_regras.$H$99];6;0)" office:value-type="float" office:value="0" calcext:value-type="float">
            <text:p>0</text:p>
          </table:table-cell>
          <table:table-cell table:formula="of:=VLOOKUP([.$A41];[$regras_otimos_reed.$A$2:$regras_otimos_reed.$H$99];7;0)" office:value-type="float" office:value="-10" calcext:value-type="float">
            <text:p>-10</text:p>
          </table:table-cell>
          <table:table-cell table:formula="of:=VLOOKUP([.$A41];[$regras_reed_otimos.$A$2:$regras_reed_otimos.$H$99];7;0)" office:value-type="float" office:value="10" calcext:value-type="float">
            <text:p>10</text:p>
          </table:table-cell>
          <table:table-cell table:formula="of:=VLOOKUP([.$A41];[$otimos_regras_reed.$A$2:$otimos_regras_reed.$H$99];7;0)" office:value-type="float" office:value="-10" calcext:value-type="float">
            <text:p>-10</text:p>
          </table:table-cell>
          <table:table-cell table:formula="of:=VLOOKUP([.$A41];[$otimos_reed_regras.$A$2:$otimos_reed_regras.$H$99];7;0)" office:value-type="float" office:value="0" calcext:value-type="float">
            <text:p>0</text:p>
          </table:table-cell>
          <table:table-cell table:formula="of:=VLOOKUP([.$A41];[$reed_regras_otimos.$A$2:$reed_regras_otimos.$H$99];7;0)" office:value-type="float" office:value="10" calcext:value-type="float">
            <text:p>10</text:p>
          </table:table-cell>
          <table:table-cell table:formula="of:=VLOOKUP([.$A41];[$reed_otimos_regras.$A$2:$reed_otimos_regras.$H$99];7;0)" office:value-type="float" office:value="0" calcext:value-type="float">
            <text:p>0</text:p>
          </table:table-cell>
          <table:table-cell table:style-name="ce24" table:formula="of:=SUBSTITUTE(INDEX([.$D$1:.$F$1];MATCH(MAX([.D41:.F41]);[.D41:.F41];0));&quot;Δ GC &quot;;&quot;&quot;)" office:value-type="string" office:string-value="Regras" calcext:value-type="string">
            <text:p>Regras</text:p>
          </table:table-cell>
          <table:table-cell table:style-name="ce24" table:formula="of:=SUBSTITUTE(INDEX([.$G$1:.$I$1];MATCH(MAX([.G41:.I41]);[.G41:.I41];0));&quot;Δ QC &quot;;&quot;&quot;)" office:value-type="string" office:string-value="Otimos" calcext:value-type="string">
            <text:p>Otimos</text:p>
          </table:table-cell>
          <table:table-cell table:style-name="ce24" table:formula="of:=SUBSTITUTE(INDEX([.$J$1:.$O$1];MATCH(MAX([.J41:.O41]);[.J41:.O41];0));&quot;Δ GC &quot;;&quot;&quot;)" office:value-type="string" office:string-value="Reed+Otimos" calcext:value-type="string">
            <text:p>Reed+Otimos</text:p>
          </table:table-cell>
          <table:table-cell table:style-name="ce24" table:formula="of:=SUBSTITUTE(INDEX([.$P$1:.$U$1];MATCH(MAX([.P41:.U41]);[.P41:.U41];0));&quot;Δ Q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V$1:.$AA$1];MATCH(MAX([.V41:.AA41]);[.V41:.AA41];0));&quot;Δ GC &quot;;&quot;&quot;)" office:value-type="string" office:string-value="Regras+Reed+Otimos" calcext:value-type="string">
            <text:p>Regras+Reed+Otimos</text:p>
          </table:table-cell>
          <table:table-cell table:style-name="ce24" table:formula="of:=SUBSTITUTE(INDEX([.$AB$1:.$AG$1];MATCH(MAX([.AB41:.AG41]);[.AB41:.AG41];0));&quot;Δ QC &quot;;&quot;&quot;)" office:value-type="string" office:string-value="Regras+Reed+Otimos" calcext:value-type="string">
            <text:p>Regras+Reed+Otimos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table:style-name="ce12" table:formula="of:=VLOOKUP([.$A42];[$otimos.$A$2:$otimos.$H$99];2;0)" office:value-type="float" office:value="3" calcext:value-type="float">
            <text:p>3</text:p>
          </table:table-cell>
          <table:table-cell table:style-name="ce12" table:formula="of:=VLOOKUP([.$A42];[$otimos.$A$2:$otimos.$H$99];3;0)" office:value-type="float" office:value="29" calcext:value-type="float">
            <text:p>29</text:p>
          </table:table-cell>
          <table:table-cell table:style-name="ce14" table:formula="of:=VLOOKUP([.$A42];[$regras.$A$2:$regras.$H$99];6;0)" office:value-type="float" office:value="0" calcext:value-type="float">
            <text:p>0</text:p>
          </table:table-cell>
          <table:table-cell table:style-name="ce14" table:formula="of:=VLOOKUP([.$A42];[$otimos.$A$2:$otimos.$H$99];6;0)" office:value-type="float" office:value="0" calcext:value-type="float">
            <text:p>0</text:p>
          </table:table-cell>
          <table:table-cell table:style-name="ce14" table:formula="of:=VLOOKUP([.$A42];[$reed.$A$2:$reed.$H$99];6;0)" office:value-type="float" office:value="-2" calcext:value-type="float">
            <text:p>-2</text:p>
          </table:table-cell>
          <table:table-cell table:style-name="ce16" table:formula="of:=VLOOKUP([.$A42];[$regras.$A$2:$regras.$H$99];7;0)" office:value-type="float" office:value="0" calcext:value-type="float">
            <text:p>0</text:p>
          </table:table-cell>
          <table:table-cell table:style-name="ce16" table:formula="of:=VLOOKUP([.$A42];[$otimos.$A$2:$otimos.$H$99];7;0)" office:value-type="float" office:value="16" calcext:value-type="float">
            <text:p>16</text:p>
          </table:table-cell>
          <table:table-cell table:style-name="ce16" table:formula="of:=VLOOKUP([.$A42];[$reed.$A$2:$reed.$H$99];7;0)" office:value-type="float" office:value="6" calcext:value-type="float">
            <text:p>6</text:p>
          </table:table-cell>
          <table:table-cell table:style-name="ce18" table:formula="of:=VLOOKUP([.$A42];[$regras_otimos.$A$2:$regras_otimos.$H$99];6;0)" office:value-type="float" office:value="0" calcext:value-type="float">
            <text:p>0</text:p>
          </table:table-cell>
          <table:table-cell table:formula="of:=VLOOKUP([.$A42];[$regras_reed.$A$2:$regras_reed.$H$99];6;0)" office:value-type="float" office:value="-2" calcext:value-type="float">
            <text:p>-2</text:p>
          </table:table-cell>
          <table:table-cell table:style-name="ce18" table:formula="of:=VLOOKUP([.$A42];[$otimos_regras.$A$2:$otimos_regras.$H$99];6;0)" office:value-type="float" office:value="0" calcext:value-type="float">
            <text:p>0</text:p>
          </table:table-cell>
          <table:table-cell table:formula="of:=VLOOKUP([.$A42];[$otimos_reed.$A$2:$otimos_reed.$H$99];6;0)" office:value-type="float" office:value="-2" calcext:value-type="float">
            <text:p>-2</text:p>
          </table:table-cell>
          <table:table-cell table:style-name="ce18" table:formula="of:=VLOOKUP([.$A42];[$reed_regras.$A$2:$reed_regras.$H$99];6;0)" office:value-type="float" office:value="0" calcext:value-type="float">
            <text:p>0</text:p>
          </table:table-cell>
          <table:table-cell table:formula="of:=VLOOKUP([.$A42];[$reed_otimos.$A$2:$reed_otimos.$H$99];6;0)" office:value-type="float" office:value="2" calcext:value-type="float">
            <text:p>2</text:p>
          </table:table-cell>
          <table:table-cell table:style-name="ce20" table:formula="of:=VLOOKUP([.$A42];[$regras_otimos.$A$2:$regras_otimos.$H$99];7;0)" office:value-type="float" office:value="16" calcext:value-type="float">
            <text:p>16</text:p>
          </table:table-cell>
          <table:table-cell table:formula="of:=VLOOKUP([.$A42];[$regras_reed.$A$2:$regras_reed.$H$99];7;0)" office:value-type="float" office:value="6" calcext:value-type="float">
            <text:p>6</text:p>
          </table:table-cell>
          <table:table-cell table:style-name="ce20" table:formula="of:=VLOOKUP([.$A42];[$otimos_regras.$A$2:$otimos_regras.$H$99];7;0)" office:value-type="float" office:value="0" calcext:value-type="float">
            <text:p>0</text:p>
          </table:table-cell>
          <table:table-cell table:formula="of:=VLOOKUP([.$A42];[$otimos_reed.$A$2:$otimos_reed.$H$99];7;0)" office:value-type="float" office:value="-10" calcext:value-type="float">
            <text:p>-10</text:p>
          </table:table-cell>
          <table:table-cell table:style-name="ce20" table:formula="of:=VLOOKUP([.$A42];[$reed_regras.$A$2:$reed_regras.$H$99];7;0)" office:value-type="float" office:value="0" calcext:value-type="float">
            <text:p>0</text:p>
          </table:table-cell>
          <table:table-cell table:formula="of:=VLOOKUP([.$A42];[$reed_otimos.$A$2:$reed_otimos.$H$99];7;0)" office:value-type="float" office:value="10" calcext:value-type="float">
            <text:p>10</text:p>
          </table:table-cell>
          <table:table-cell table:formula="of:=VLOOKUP([.$A42];[$regras_otimos_reed.$A$2:$regras_otimos_reed.$H$99];6;0)" office:value-type="float" office:value="-2" calcext:value-type="float">
            <text:p>-2</text:p>
          </table:table-cell>
          <table:table-cell table:formula="of:=VLOOKUP([.$A42];[$regras_reed_otimos.$A$2:$regras_reed_otimos.$H$99];6;0)" office:value-type="float" office:value="2" calcext:value-type="float">
            <text:p>2</text:p>
          </table:table-cell>
          <table:table-cell table:formula="of:=VLOOKUP([.$A42];[$otimos_regras_reed.$A$2:$otimos_regras_reed.$H$99];6;0)" office:value-type="float" office:value="-2" calcext:value-type="float">
            <text:p>-2</text:p>
          </table:table-cell>
          <table:table-cell table:formula="of:=VLOOKUP([.$A42];[$otimos_reed_regras.$A$2:$otimos_reed_regras.$H$99];6;0)" office:value-type="float" office:value="0" calcext:value-type="float">
            <text:p>0</text:p>
          </table:table-cell>
          <table:table-cell table:formula="of:=VLOOKUP([.$A42];[$reed_regras_otimos.$A$2:$reed_regras_otimos.$H$99];6;0)" office:value-type="float" office:value="2" calcext:value-type="float">
            <text:p>2</text:p>
          </table:table-cell>
          <table:table-cell table:formula="of:=VLOOKUP([.$A42];[$reed_otimos_regras.$A$2:$reed_otimos_regras.$H$99];6;0)" office:value-type="float" office:value="0" calcext:value-type="float">
            <text:p>0</text:p>
          </table:table-cell>
          <table:table-cell table:formula="of:=VLOOKUP([.$A42];[$regras_otimos_reed.$A$2:$regras_otimos_reed.$H$99];7;0)" office:value-type="float" office:value="-10" calcext:value-type="float">
            <text:p>-10</text:p>
          </table:table-cell>
          <table:table-cell table:formula="of:=VLOOKUP([.$A42];[$regras_reed_otimos.$A$2:$regras_reed_otimos.$H$99];7;0)" office:value-type="float" office:value="10" calcext:value-type="float">
            <text:p>10</text:p>
          </table:table-cell>
          <table:table-cell table:formula="of:=VLOOKUP([.$A42];[$otimos_regras_reed.$A$2:$otimos_regras_reed.$H$99];7;0)" office:value-type="float" office:value="-10" calcext:value-type="float">
            <text:p>-10</text:p>
          </table:table-cell>
          <table:table-cell table:formula="of:=VLOOKUP([.$A42];[$otimos_reed_regras.$A$2:$otimos_reed_regras.$H$99];7;0)" office:value-type="float" office:value="0" calcext:value-type="float">
            <text:p>0</text:p>
          </table:table-cell>
          <table:table-cell table:formula="of:=VLOOKUP([.$A42];[$reed_regras_otimos.$A$2:$reed_regras_otimos.$H$99];7;0)" office:value-type="float" office:value="10" calcext:value-type="float">
            <text:p>10</text:p>
          </table:table-cell>
          <table:table-cell table:formula="of:=VLOOKUP([.$A42];[$reed_otimos_regras.$A$2:$reed_otimos_regras.$H$99];7;0)" office:value-type="float" office:value="0" calcext:value-type="float">
            <text:p>0</text:p>
          </table:table-cell>
          <table:table-cell table:style-name="ce24" table:formula="of:=SUBSTITUTE(INDEX([.$D$1:.$F$1];MATCH(MAX([.D42:.F42]);[.D42:.F42];0));&quot;Δ GC &quot;;&quot;&quot;)" office:value-type="string" office:string-value="Regras" calcext:value-type="string">
            <text:p>Regras</text:p>
          </table:table-cell>
          <table:table-cell table:style-name="ce24" table:formula="of:=SUBSTITUTE(INDEX([.$G$1:.$I$1];MATCH(MAX([.G42:.I42]);[.G42:.I42];0));&quot;Δ QC &quot;;&quot;&quot;)" office:value-type="string" office:string-value="Otimos" calcext:value-type="string">
            <text:p>Otimos</text:p>
          </table:table-cell>
          <table:table-cell table:style-name="ce24" table:formula="of:=SUBSTITUTE(INDEX([.$J$1:.$O$1];MATCH(MAX([.J42:.O42]);[.J42:.O42];0));&quot;Δ GC &quot;;&quot;&quot;)" office:value-type="string" office:string-value="Reed+Otimos" calcext:value-type="string">
            <text:p>Reed+Otimos</text:p>
          </table:table-cell>
          <table:table-cell table:style-name="ce24" table:formula="of:=SUBSTITUTE(INDEX([.$P$1:.$U$1];MATCH(MAX([.P42:.U42]);[.P42:.U42];0));&quot;Δ Q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V$1:.$AA$1];MATCH(MAX([.V42:.AA42]);[.V42:.AA42];0));&quot;Δ GC &quot;;&quot;&quot;)" office:value-type="string" office:string-value="Regras+Reed+Otimos" calcext:value-type="string">
            <text:p>Regras+Reed+Otimos</text:p>
          </table:table-cell>
          <table:table-cell table:style-name="ce24" table:formula="of:=SUBSTITUTE(INDEX([.$AB$1:.$AG$1];MATCH(MAX([.AB42:.AG42]);[.AB42:.AG42];0));&quot;Δ QC &quot;;&quot;&quot;)" office:value-type="string" office:string-value="Regras+Reed+Otimos" calcext:value-type="string">
            <text:p>Regras+Reed+Otimos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table:style-name="ce12" table:formula="of:=VLOOKUP([.$A43];[$otimos.$A$2:$otimos.$H$99];2;0)" office:value-type="float" office:value="5" calcext:value-type="float">
            <text:p>5</text:p>
          </table:table-cell>
          <table:table-cell table:style-name="ce12" table:formula="of:=VLOOKUP([.$A43];[$otimos.$A$2:$otimos.$H$99];3;0)" office:value-type="float" office:value="121" calcext:value-type="float">
            <text:p>121</text:p>
          </table:table-cell>
          <table:table-cell table:style-name="ce14" table:formula="of:=VLOOKUP([.$A43];[$regras.$A$2:$regras.$H$99];6;0)" office:value-type="float" office:value="0" calcext:value-type="float">
            <text:p>0</text:p>
          </table:table-cell>
          <table:table-cell table:style-name="ce14" table:formula="of:=VLOOKUP([.$A43];[$otimos.$A$2:$otimos.$H$99];6;0)" office:value-type="float" office:value="0" calcext:value-type="float">
            <text:p>0</text:p>
          </table:table-cell>
          <table:table-cell table:style-name="ce14" table:formula="of:=VLOOKUP([.$A43];[$reed.$A$2:$reed.$H$99];6;0)" office:value-type="float" office:value="0" calcext:value-type="float">
            <text:p>0</text:p>
          </table:table-cell>
          <table:table-cell table:style-name="ce16" table:formula="of:=VLOOKUP([.$A43];[$regras.$A$2:$regras.$H$99];7;0)" office:value-type="float" office:value="0" calcext:value-type="float">
            <text:p>0</text:p>
          </table:table-cell>
          <table:table-cell table:style-name="ce16" table:formula="of:=VLOOKUP([.$A43];[$otimos.$A$2:$otimos.$H$99];7;0)" office:value-type="float" office:value="32" calcext:value-type="float">
            <text:p>32</text:p>
          </table:table-cell>
          <table:table-cell table:style-name="ce16" table:formula="of:=VLOOKUP([.$A43];[$reed.$A$2:$reed.$H$99];7;0)" office:value-type="float" office:value="0" calcext:value-type="float">
            <text:p>0</text:p>
          </table:table-cell>
          <table:table-cell table:style-name="ce18" table:formula="of:=VLOOKUP([.$A43];[$regras_otimos.$A$2:$regras_otimos.$H$99];6;0)" office:value-type="float" office:value="0" calcext:value-type="float">
            <text:p>0</text:p>
          </table:table-cell>
          <table:table-cell table:formula="of:=VLOOKUP([.$A43];[$regras_reed.$A$2:$regras_reed.$H$99];6;0)" office:value-type="float" office:value="0" calcext:value-type="float">
            <text:p>0</text:p>
          </table:table-cell>
          <table:table-cell table:style-name="ce18" table:formula="of:=VLOOKUP([.$A43];[$otimos_regras.$A$2:$otimos_regras.$H$99];6;0)" office:value-type="float" office:value="0" calcext:value-type="float">
            <text:p>0</text:p>
          </table:table-cell>
          <table:table-cell table:formula="of:=VLOOKUP([.$A43];[$otimos_reed.$A$2:$otimos_reed.$H$99];6;0)" office:value-type="float" office:value="0" calcext:value-type="float">
            <text:p>0</text:p>
          </table:table-cell>
          <table:table-cell table:style-name="ce18" table:formula="of:=VLOOKUP([.$A43];[$reed_regras.$A$2:$reed_regras.$H$99];6;0)" office:value-type="float" office:value="0" calcext:value-type="float">
            <text:p>0</text:p>
          </table:table-cell>
          <table:table-cell table:formula="of:=VLOOKUP([.$A43];[$reed_otimos.$A$2:$reed_otimos.$H$99];6;0)" office:value-type="float" office:value="0" calcext:value-type="float">
            <text:p>0</text:p>
          </table:table-cell>
          <table:table-cell table:style-name="ce20" table:formula="of:=VLOOKUP([.$A43];[$regras_otimos.$A$2:$regras_otimos.$H$99];7;0)" office:value-type="float" office:value="32" calcext:value-type="float">
            <text:p>32</text:p>
          </table:table-cell>
          <table:table-cell table:formula="of:=VLOOKUP([.$A43];[$regras_reed.$A$2:$regras_reed.$H$99];7;0)" office:value-type="float" office:value="0" calcext:value-type="float">
            <text:p>0</text:p>
          </table:table-cell>
          <table:table-cell table:style-name="ce20" table:formula="of:=VLOOKUP([.$A43];[$otimos_regras.$A$2:$otimos_regras.$H$99];7;0)" office:value-type="float" office:value="0" calcext:value-type="float">
            <text:p>0</text:p>
          </table:table-cell>
          <table:table-cell table:formula="of:=VLOOKUP([.$A43];[$otimos_reed.$A$2:$otimos_reed.$H$99];7;0)" office:value-type="float" office:value="-32" calcext:value-type="float">
            <text:p>-32</text:p>
          </table:table-cell>
          <table:table-cell table:style-name="ce20" table:formula="of:=VLOOKUP([.$A43];[$reed_regras.$A$2:$reed_regras.$H$99];7;0)" office:value-type="float" office:value="0" calcext:value-type="float">
            <text:p>0</text:p>
          </table:table-cell>
          <table:table-cell table:formula="of:=VLOOKUP([.$A43];[$reed_otimos.$A$2:$reed_otimos.$H$99];7;0)" office:value-type="float" office:value="64" calcext:value-type="float">
            <text:p>64</text:p>
          </table:table-cell>
          <table:table-cell table:formula="of:=VLOOKUP([.$A43];[$regras_otimos_reed.$A$2:$regras_otimos_reed.$H$99];6;0)" office:value-type="float" office:value="0" calcext:value-type="float">
            <text:p>0</text:p>
          </table:table-cell>
          <table:table-cell table:formula="of:=VLOOKUP([.$A43];[$regras_reed_otimos.$A$2:$regras_reed_otimos.$H$99];6;0)" office:value-type="float" office:value="0" calcext:value-type="float">
            <text:p>0</text:p>
          </table:table-cell>
          <table:table-cell table:formula="of:=VLOOKUP([.$A43];[$otimos_regras_reed.$A$2:$otimos_regras_reed.$H$99];6;0)" office:value-type="float" office:value="0" calcext:value-type="float">
            <text:p>0</text:p>
          </table:table-cell>
          <table:table-cell table:formula="of:=VLOOKUP([.$A43];[$otimos_reed_regras.$A$2:$otimos_reed_regras.$H$99];6;0)" office:value-type="float" office:value="0" calcext:value-type="float">
            <text:p>0</text:p>
          </table:table-cell>
          <table:table-cell table:formula="of:=VLOOKUP([.$A43];[$reed_regras_otimos.$A$2:$reed_regras_otimos.$H$99];6;0)" office:value-type="float" office:value="0" calcext:value-type="float">
            <text:p>0</text:p>
          </table:table-cell>
          <table:table-cell table:formula="of:=VLOOKUP([.$A43];[$reed_otimos_regras.$A$2:$reed_otimos_regras.$H$99];6;0)" office:value-type="float" office:value="0" calcext:value-type="float">
            <text:p>0</text:p>
          </table:table-cell>
          <table:table-cell table:formula="of:=VLOOKUP([.$A43];[$regras_otimos_reed.$A$2:$regras_otimos_reed.$H$99];7;0)" office:value-type="float" office:value="-32" calcext:value-type="float">
            <text:p>-32</text:p>
          </table:table-cell>
          <table:table-cell table:formula="of:=VLOOKUP([.$A43];[$regras_reed_otimos.$A$2:$regras_reed_otimos.$H$99];7;0)" office:value-type="float" office:value="64" calcext:value-type="float">
            <text:p>64</text:p>
          </table:table-cell>
          <table:table-cell table:formula="of:=VLOOKUP([.$A43];[$otimos_regras_reed.$A$2:$otimos_regras_reed.$H$99];7;0)" office:value-type="float" office:value="-32" calcext:value-type="float">
            <text:p>-32</text:p>
          </table:table-cell>
          <table:table-cell table:formula="of:=VLOOKUP([.$A43];[$otimos_reed_regras.$A$2:$otimos_reed_regras.$H$99];7;0)" office:value-type="float" office:value="0" calcext:value-type="float">
            <text:p>0</text:p>
          </table:table-cell>
          <table:table-cell table:formula="of:=VLOOKUP([.$A43];[$reed_regras_otimos.$A$2:$reed_regras_otimos.$H$99];7;0)" office:value-type="float" office:value="64" calcext:value-type="float">
            <text:p>64</text:p>
          </table:table-cell>
          <table:table-cell table:formula="of:=VLOOKUP([.$A43];[$reed_otimos_regras.$A$2:$reed_otimos_regras.$H$99];7;0)" office:value-type="float" office:value="0" calcext:value-type="float">
            <text:p>0</text:p>
          </table:table-cell>
          <table:table-cell table:style-name="ce24" table:formula="of:=SUBSTITUTE(INDEX([.$D$1:.$F$1];MATCH(MAX([.D43:.F43]);[.D43:.F43];0));&quot;Δ GC &quot;;&quot;&quot;)" office:value-type="string" office:string-value="Regras" calcext:value-type="string">
            <text:p>Regras</text:p>
          </table:table-cell>
          <table:table-cell table:style-name="ce24" table:formula="of:=SUBSTITUTE(INDEX([.$G$1:.$I$1];MATCH(MAX([.G43:.I43]);[.G43:.I43];0));&quot;Δ QC &quot;;&quot;&quot;)" office:value-type="string" office:string-value="Otimos" calcext:value-type="string">
            <text:p>Otimos</text:p>
          </table:table-cell>
          <table:table-cell table:style-name="ce24" table:formula="of:=SUBSTITUTE(INDEX([.$J$1:.$O$1];MATCH(MAX([.J43:.O43]);[.J43:.O43];0));&quot;Δ GC &quot;;&quot;&quot;)" office:value-type="string" office:string-value="Regras+Otimos" calcext:value-type="string">
            <text:p>Regras+Otimos</text:p>
          </table:table-cell>
          <table:table-cell table:style-name="ce24" table:formula="of:=SUBSTITUTE(INDEX([.$P$1:.$U$1];MATCH(MAX([.P43:.U43]);[.P43:.U43];0));&quot;Δ QC &quot;;&quot;&quot;)" office:value-type="string" office:string-value="Reed+Otimos" calcext:value-type="string">
            <text:p>Reed+Otimos</text:p>
          </table:table-cell>
          <table:table-cell table:style-name="ce24" table:formula="of:=SUBSTITUTE(INDEX([.$V$1:.$AA$1];MATCH(MAX([.V43:.AA43]);[.V43:.AA43];0));&quot;Δ GC &quot;;&quot;&quot;)" office:value-type="string" office:string-value="Regras+Otimos+Reed" calcext:value-type="string">
            <text:p>Regras+Otimos+Reed</text:p>
          </table:table-cell>
          <table:table-cell table:style-name="ce24" table:formula="of:=SUBSTITUTE(INDEX([.$AB$1:.$AG$1];MATCH(MAX([.AB43:.AG43]);[.AB43:.AG43];0));&quot;Δ QC &quot;;&quot;&quot;)" office:value-type="string" office:string-value="Regras+Reed+Otimos" calcext:value-type="string">
            <text:p>Regras+Reed+Otimos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od5mils.tfc</text:p>
          </table:table-cell>
          <table:table-cell table:style-name="ce12" table:formula="of:=VLOOKUP([.$A44];[$otimos.$A$2:$otimos.$H$99];2;0)" office:value-type="float" office:value="5" calcext:value-type="float">
            <text:p>5</text:p>
          </table:table-cell>
          <table:table-cell table:style-name="ce12" table:formula="of:=VLOOKUP([.$A44];[$otimos.$A$2:$otimos.$H$99];3;0)" office:value-type="float" office:value="13" calcext:value-type="float">
            <text:p>13</text:p>
          </table:table-cell>
          <table:table-cell table:style-name="ce14" table:formula="of:=VLOOKUP([.$A44];[$regras.$A$2:$regras.$H$99];6;0)" office:value-type="float" office:value="0" calcext:value-type="float">
            <text:p>0</text:p>
          </table:table-cell>
          <table:table-cell table:style-name="ce14" table:formula="of:=VLOOKUP([.$A44];[$otimos.$A$2:$otimos.$H$99];6;0)" office:value-type="float" office:value="1" calcext:value-type="float">
            <text:p>1</text:p>
          </table:table-cell>
          <table:table-cell table:style-name="ce14" table:formula="of:=VLOOKUP([.$A44];[$reed.$A$2:$reed.$H$99];6;0)" office:value-type="float" office:value="2" calcext:value-type="float">
            <text:p>2</text:p>
          </table:table-cell>
          <table:table-cell table:style-name="ce16" table:formula="of:=VLOOKUP([.$A44];[$regras.$A$2:$regras.$H$99];7;0)" office:value-type="float" office:value="0" calcext:value-type="float">
            <text:p>0</text:p>
          </table:table-cell>
          <table:table-cell table:style-name="ce16" table:formula="of:=VLOOKUP([.$A44];[$otimos.$A$2:$otimos.$H$99];7;0)" office:value-type="float" office:value="-1" calcext:value-type="float">
            <text:p>-1</text:p>
          </table:table-cell>
          <table:table-cell table:style-name="ce16" table:formula="of:=VLOOKUP([.$A44];[$reed.$A$2:$reed.$H$99];7;0)" office:value-type="float" office:value="-16" calcext:value-type="float">
            <text:p>-16</text:p>
          </table:table-cell>
          <table:table-cell table:style-name="ce18" table:formula="of:=VLOOKUP([.$A44];[$regras_otimos.$A$2:$regras_otimos.$H$99];6;0)" office:value-type="float" office:value="1" calcext:value-type="float">
            <text:p>1</text:p>
          </table:table-cell>
          <table:table-cell table:formula="of:=VLOOKUP([.$A44];[$regras_reed.$A$2:$regras_reed.$H$99];6;0)" office:value-type="float" office:value="2" calcext:value-type="float">
            <text:p>2</text:p>
          </table:table-cell>
          <table:table-cell table:style-name="ce18" table:formula="of:=VLOOKUP([.$A44];[$otimos_regras.$A$2:$otimos_regras.$H$99];6;0)" office:value-type="float" office:value="0" calcext:value-type="float">
            <text:p>0</text:p>
          </table:table-cell>
          <table:table-cell table:formula="of:=VLOOKUP([.$A44];[$otimos_reed.$A$2:$otimos_reed.$H$99];6;0)" office:value-type="float" office:value="1" calcext:value-type="float">
            <text:p>1</text:p>
          </table:table-cell>
          <table:table-cell table:style-name="ce18" table:formula="of:=VLOOKUP([.$A44];[$reed_regras.$A$2:$reed_regras.$H$99];6;0)" office:value-type="float" office:value="0" calcext:value-type="float">
            <text:p>0</text:p>
          </table:table-cell>
          <table:table-cell table:formula="of:=VLOOKUP([.$A44];[$reed_otimos.$A$2:$reed_otimos.$H$99];6;0)" office:value-type="float" office:value="0" calcext:value-type="float">
            <text:p>0</text:p>
          </table:table-cell>
          <table:table-cell table:style-name="ce20" table:formula="of:=VLOOKUP([.$A44];[$regras_otimos.$A$2:$regras_otimos.$H$99];7;0)" office:value-type="float" office:value="-1" calcext:value-type="float">
            <text:p>-1</text:p>
          </table:table-cell>
          <table:table-cell table:formula="of:=VLOOKUP([.$A44];[$regras_reed.$A$2:$regras_reed.$H$99];7;0)" office:value-type="float" office:value="-16" calcext:value-type="float">
            <text:p>-16</text:p>
          </table:table-cell>
          <table:table-cell table:style-name="ce20" table:formula="of:=VLOOKUP([.$A44];[$otimos_regras.$A$2:$otimos_regras.$H$99];7;0)" office:value-type="float" office:value="0" calcext:value-type="float">
            <text:p>0</text:p>
          </table:table-cell>
          <table:table-cell table:formula="of:=VLOOKUP([.$A44];[$otimos_reed.$A$2:$otimos_reed.$H$99];7;0)" office:value-type="float" office:value="-15" calcext:value-type="float">
            <text:p>-15</text:p>
          </table:table-cell>
          <table:table-cell table:style-name="ce20" table:formula="of:=VLOOKUP([.$A44];[$reed_regras.$A$2:$reed_regras.$H$99];7;0)" office:value-type="float" office:value="0" calcext:value-type="float">
            <text:p>0</text:p>
          </table:table-cell>
          <table:table-cell table:formula="of:=VLOOKUP([.$A44];[$reed_otimos.$A$2:$reed_otimos.$H$99];7;0)" office:value-type="float" office:value="16" calcext:value-type="float">
            <text:p>16</text:p>
          </table:table-cell>
          <table:table-cell table:formula="of:=VLOOKUP([.$A44];[$regras_otimos_reed.$A$2:$regras_otimos_reed.$H$99];6;0)" office:value-type="float" office:value="1" calcext:value-type="float">
            <text:p>1</text:p>
          </table:table-cell>
          <table:table-cell table:formula="of:=VLOOKUP([.$A44];[$regras_reed_otimos.$A$2:$regras_reed_otimos.$H$99];6;0)" office:value-type="float" office:value="0" calcext:value-type="float">
            <text:p>0</text:p>
          </table:table-cell>
          <table:table-cell table:formula="of:=VLOOKUP([.$A44];[$otimos_regras_reed.$A$2:$otimos_regras_reed.$H$99];6;0)" office:value-type="float" office:value="1" calcext:value-type="float">
            <text:p>1</text:p>
          </table:table-cell>
          <table:table-cell table:formula="of:=VLOOKUP([.$A44];[$otimos_reed_regras.$A$2:$otimos_reed_regras.$H$99];6;0)" office:value-type="float" office:value="0" calcext:value-type="float">
            <text:p>0</text:p>
          </table:table-cell>
          <table:table-cell table:formula="of:=VLOOKUP([.$A44];[$reed_regras_otimos.$A$2:$reed_regras_otimos.$H$99];6;0)" office:value-type="float" office:value="0" calcext:value-type="float">
            <text:p>0</text:p>
          </table:table-cell>
          <table:table-cell table:formula="of:=VLOOKUP([.$A44];[$reed_otimos_regras.$A$2:$reed_otimos_regras.$H$99];6;0)" office:value-type="float" office:value="0" calcext:value-type="float">
            <text:p>0</text:p>
          </table:table-cell>
          <table:table-cell table:formula="of:=VLOOKUP([.$A44];[$regras_otimos_reed.$A$2:$regras_otimos_reed.$H$99];7;0)" office:value-type="float" office:value="-15" calcext:value-type="float">
            <text:p>-15</text:p>
          </table:table-cell>
          <table:table-cell table:formula="of:=VLOOKUP([.$A44];[$regras_reed_otimos.$A$2:$regras_reed_otimos.$H$99];7;0)" office:value-type="float" office:value="16" calcext:value-type="float">
            <text:p>16</text:p>
          </table:table-cell>
          <table:table-cell table:formula="of:=VLOOKUP([.$A44];[$otimos_regras_reed.$A$2:$otimos_regras_reed.$H$99];7;0)" office:value-type="float" office:value="-15" calcext:value-type="float">
            <text:p>-15</text:p>
          </table:table-cell>
          <table:table-cell table:formula="of:=VLOOKUP([.$A44];[$otimos_reed_regras.$A$2:$otimos_reed_regras.$H$99];7;0)" office:value-type="float" office:value="0" calcext:value-type="float">
            <text:p>0</text:p>
          </table:table-cell>
          <table:table-cell table:formula="of:=VLOOKUP([.$A44];[$reed_regras_otimos.$A$2:$reed_regras_otimos.$H$99];7;0)" office:value-type="float" office:value="16" calcext:value-type="float">
            <text:p>16</text:p>
          </table:table-cell>
          <table:table-cell table:formula="of:=VLOOKUP([.$A44];[$reed_otimos_regras.$A$2:$reed_otimos_regras.$H$99];7;0)" office:value-type="float" office:value="0" calcext:value-type="float">
            <text:p>0</text:p>
          </table:table-cell>
          <table:table-cell table:style-name="ce24" table:formula="of:=SUBSTITUTE(INDEX([.$D$1:.$F$1];MATCH(MAX([.D44:.F44]);[.D44:.F44];0));&quot;Δ GC &quot;;&quot;&quot;)" office:value-type="string" office:string-value="Reed" calcext:value-type="string">
            <text:p>Reed</text:p>
          </table:table-cell>
          <table:table-cell table:style-name="ce24" table:formula="of:=SUBSTITUTE(INDEX([.$G$1:.$I$1];MATCH(MAX([.G44:.I44]);[.G44:.I44];0));&quot;Δ QC &quot;;&quot;&quot;)" office:value-type="string" office:string-value="Regras" calcext:value-type="string">
            <text:p>Regras</text:p>
          </table:table-cell>
          <table:table-cell table:style-name="ce24" table:formula="of:=SUBSTITUTE(INDEX([.$J$1:.$O$1];MATCH(MAX([.J44:.O44]);[.J44:.O44];0));&quot;Δ GC &quot;;&quot;&quot;)" office:value-type="string" office:string-value="Regras+Reed" calcext:value-type="string">
            <text:p>Regras+Reed</text:p>
          </table:table-cell>
          <table:table-cell table:style-name="ce24" table:formula="of:=SUBSTITUTE(INDEX([.$P$1:.$U$1];MATCH(MAX([.P44:.U44]);[.P44:.U44];0));&quot;Δ QC &quot;;&quot;&quot;)" office:value-type="string" office:string-value="Reed+Otimos" calcext:value-type="string">
            <text:p>Reed+Otimos</text:p>
          </table:table-cell>
          <table:table-cell table:style-name="ce24" table:formula="of:=SUBSTITUTE(INDEX([.$V$1:.$AA$1];MATCH(MAX([.V44:.AA44]);[.V44:.AA44];0));&quot;Δ GC &quot;;&quot;&quot;)" office:value-type="string" office:string-value="Regras+Otimos+Reed" calcext:value-type="string">
            <text:p>Regras+Otimos+Reed</text:p>
          </table:table-cell>
          <table:table-cell table:style-name="ce24" table:formula="of:=SUBSTITUTE(INDEX([.$AB$1:.$AG$1];MATCH(MAX([.AB44:.AG44]);[.AB44:.AG44];0));&quot;Δ QC &quot;;&quot;&quot;)" office:value-type="string" office:string-value="Regras+Reed+Otimos" calcext:value-type="string">
            <text:p>Regras+Reed+Otimos</text:p>
          </table:table-cell>
          <table:table-cell table:number-columns-repeated="979"/>
        </table:table-row>
        <table:table-row table:style-name="ro1" table:number-rows-repeated="1048531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consolidado_total" table:style-name="ta2">
        <office:forms form:automatic-focus="false" form:apply-design-mode="false"/>
        <table:table-column table:style-name="co3" table:default-cell-style-name="ce11"/>
        <table:table-column table:style-name="co12" table:number-columns-repeated="2" table:default-cell-style-name="ce13"/>
        <table:table-column table:style-name="co22" table:number-columns-repeated="6" table:default-cell-style-name="ce26"/>
        <table:table-column table:style-name="co22" table:default-cell-style-name="ce27"/>
        <table:table-column table:style-name="co23" table:number-columns-repeated="5" table:default-cell-style-name="ce17"/>
        <table:table-column table:style-name="co21" table:default-cell-style-name="ce28"/>
        <table:table-column table:style-name="co22" table:default-cell-style-name="ce28"/>
        <table:table-column table:style-name="co2" table:number-columns-repeated="1007" table:default-cell-style-name="Default"/>
        <table:table-row table:style-name="ro1">
          <table:table-cell table:style-name="ce9" office:value-type="string" calcext:value-type="string">
            <text:p>Nome TFC</text:p>
          </table:table-cell>
          <table:table-cell table:style-name="ce9" office:value-type="string" calcext:value-type="string">
            <text:p>GC Original</text:p>
          </table:table-cell>
          <table:table-cell table:style-name="ce9" office:value-type="string" calcext:value-type="string">
            <text:p>QC Original</text:p>
          </table:table-cell>
          <table:table-cell table:style-name="ce9" office:value-type="string" calcext:value-type="string">
            <text:p>GC Regras+Otimos+Reed</text:p>
          </table:table-cell>
          <table:table-cell table:style-name="ce9" office:value-type="string" calcext:value-type="string">
            <text:p>GC Regras+Reed+Otimos</text:p>
          </table:table-cell>
          <table:table-cell table:style-name="ce9" office:value-type="string" calcext:value-type="string">
            <text:p>GC Otimos+Regras+Reed</text:p>
          </table:table-cell>
          <table:table-cell table:style-name="ce9" office:value-type="string" calcext:value-type="string">
            <text:p>GC Otimos+Reed+Regras</text:p>
          </table:table-cell>
          <table:table-cell table:style-name="ce9" office:value-type="string" calcext:value-type="string">
            <text:p>GC Reed+Regras+Otimos</text:p>
          </table:table-cell>
          <table:table-cell table:style-name="ce9" office:value-type="string" calcext:value-type="string">
            <text:p>GC Reed+Otimos+Regras</text:p>
          </table:table-cell>
          <table:table-cell table:style-name="ce9" office:value-type="string" calcext:value-type="string">
            <text:p>QC Regras+Otimos+Reed</text:p>
          </table:table-cell>
          <table:table-cell table:style-name="ce9" office:value-type="string" calcext:value-type="string">
            <text:p>QC Regras+Reed+Otimos</text:p>
          </table:table-cell>
          <table:table-cell table:style-name="ce9" office:value-type="string" calcext:value-type="string">
            <text:p>QC Otimos+Regras+Reed</text:p>
          </table:table-cell>
          <table:table-cell table:style-name="ce9" office:value-type="string" calcext:value-type="string">
            <text:p>QC Otimos+Reed+Regras</text:p>
          </table:table-cell>
          <table:table-cell table:style-name="ce9" office:value-type="string" calcext:value-type="string">
            <text:p>QC Reed+Regras+Otimos</text:p>
          </table:table-cell>
          <table:table-cell table:style-name="ce9" office:value-type="string" calcext:value-type="string">
            <text:p>QC Reed+Otimos+Regras</text:p>
          </table:table-cell>
          <table:table-cell table:style-name="ce9" office:value-type="string" calcext:value-type="string">
            <text:p>Melhor GC</text:p>
          </table:table-cell>
          <table:table-cell table:style-name="ce9" office:value-type="string" calcext:value-type="string">
            <text:p>Melhor QC</text:p>
          </table:table-cell>
          <table:table-cell table:style-name="ce7" table:number-columns-repeated="1007"/>
        </table:table-row>
        <table:table-row table:style-name="ro1">
          <table:table-cell office:value-type="string" calcext:value-type="string">
            <text:p>S1-aj-e11_complete_74(81).tfc</text:p>
          </table:table-cell>
          <table:table-cell table:style-name="ce12" table:formula="of:=VLOOKUP([.$A2];[$otimos.$A$2:$otimos.$H$99];2;0)" office:value-type="float" office:value="9" calcext:value-type="float">
            <text:p>9</text:p>
          </table:table-cell>
          <table:table-cell table:style-name="ce12" table:formula="of:=VLOOKUP([.$A2];[$otimos.$A$2:$otimos.$H$99];3;0)" office:value-type="float" office:value="103" calcext:value-type="float">
            <text:p>103</text:p>
          </table:table-cell>
          <table:table-cell table:formula="of:=VLOOKUP([.$A2];[$consolidado_regras.$A$1:$consolidado_regras.$S$44];16;0)" office:value-type="float" office:value="1" calcext:value-type="float">
            <text:p>1</text:p>
          </table:table-cell>
          <table:table-cell table:formula="of:=VLOOKUP([.$A2];[$consolidado_regras.$A$1:$consolidado_regras.$S$44];18;0)" office:value-type="float" office:value="1" calcext:value-type="float">
            <text:p>1</text:p>
          </table:table-cell>
          <table:table-cell table:formula="of:=VLOOKUP([.$A2];[$consolidado_otimos.$A$1:$consolidado_otimos.$S$44];16;0)" office:value-type="float" office:value="1" calcext:value-type="float">
            <text:p>1</text:p>
          </table:table-cell>
          <table:table-cell table:formula="of:=VLOOKUP([.$A2];[$consolidado_otimos.$A$1:$consolidado_otimos.$S$44];18;0)" office:value-type="float" office:value="1" calcext:value-type="float">
            <text:p>1</text:p>
          </table:table-cell>
          <table:table-cell table:formula="of:=VLOOKUP([.$A2];[$consolidado_reed.$A$1:$consolidado_reed.$S$44];16;0)" office:value-type="float" office:value="1" calcext:value-type="float">
            <text:p>1</text:p>
          </table:table-cell>
          <table:table-cell table:formula="of:=VLOOKUP([.$A2];[$consolidado_reed.$A$1:$consolidado_reed.$S$44];18;0)" office:value-type="float" office:value="1" calcext:value-type="float">
            <text:p>1</text:p>
          </table:table-cell>
          <table:table-cell table:formula="of:=VLOOKUP([.$A2];[$consolidado_regras.$A$1:$consolidado_regras.$S$44];17;0)" office:value-type="float" office:value="39" calcext:value-type="float">
            <text:p>39</text:p>
          </table:table-cell>
          <table:table-cell table:formula="of:=VLOOKUP([.$A2];[$consolidado_regras.$A$1:$consolidado_regras.$S$44];19;0)" office:value-type="float" office:value="37" calcext:value-type="float">
            <text:p>37</text:p>
          </table:table-cell>
          <table:table-cell table:formula="of:=VLOOKUP([.$A2];[$consolidado_otimos.$A$1:$consolidado_otimos.$S$44];17;0)" office:value-type="float" office:value="39" calcext:value-type="float">
            <text:p>39</text:p>
          </table:table-cell>
          <table:table-cell table:formula="of:=VLOOKUP([.$A2];[$consolidado_otimos.$A$1:$consolidado_otimos.$S$44];19;0)" office:value-type="float" office:value="39" calcext:value-type="float">
            <text:p>39</text:p>
          </table:table-cell>
          <table:table-cell table:formula="of:=VLOOKUP([.$A2];[$consolidado_reed.$A$1:$consolidado_reed.$S$44];17;0)" office:value-type="float" office:value="37" calcext:value-type="float">
            <text:p>37</text:p>
          </table:table-cell>
          <table:table-cell table:formula="of:=VLOOKUP([.$A2];[$consolidado_reed.$A$1:$consolidado_reed.$S$44];19;0)" office:value-type="float" office:value="37" calcext:value-type="float">
            <text:p>37</text:p>
          </table:table-cell>
          <table:table-cell table:formula="of:=SUBSTITUTE(INDEX([.$D$1:.$I$1];MATCH(MAX([.D2:.I2]);[.D2:.I2];0));&quot;GC &quot;;&quot;&quot;)" office:value-type="string" office:string-value="Regras+Otimos+Reed" calcext:value-type="string">
            <text:p>Regras+Otimos+Reed</text:p>
          </table:table-cell>
          <table:table-cell table:formula="of:=SUBSTITUTE(INDEX([.$J$1:.$O$1];MATCH(MAX([.J2:.O2]);[.J2:.O2];0));&quot;QC &quot;;&quot;&quot;)" office:value-type="string" office:string-value="Regras+Otimos+Reed" calcext:value-type="string">
            <text:p>Regras+Otimos+Re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table:style-name="ce12" table:formula="of:=VLOOKUP([.$A3];[$otimos.$A$2:$otimos.$H$99];2;0)" office:value-type="float" office:value="9" calcext:value-type="float">
            <text:p>9</text:p>
          </table:table-cell>
          <table:table-cell table:style-name="ce12" table:formula="of:=VLOOKUP([.$A3];[$otimos.$A$2:$otimos.$H$99];3;0)" office:value-type="float" office:value="103" calcext:value-type="float">
            <text:p>103</text:p>
          </table:table-cell>
          <table:table-cell table:formula="of:=VLOOKUP([.$A3];[$consolidado_regras.$A$1:$consolidado_regras.$S$44];16;0)" office:value-type="float" office:value="2" calcext:value-type="float">
            <text:p>2</text:p>
          </table:table-cell>
          <table:table-cell table:formula="of:=VLOOKUP([.$A3];[$consolidado_regras.$A$1:$consolidado_regras.$S$44];18;0)" office:value-type="float" office:value="2" calcext:value-type="float">
            <text:p>2</text:p>
          </table:table-cell>
          <table:table-cell table:formula="of:=VLOOKUP([.$A3];[$consolidado_otimos.$A$1:$consolidado_otimos.$S$44];16;0)" office:value-type="float" office:value="2" calcext:value-type="float">
            <text:p>2</text:p>
          </table:table-cell>
          <table:table-cell table:formula="of:=VLOOKUP([.$A3];[$consolidado_otimos.$A$1:$consolidado_otimos.$S$44];18;0)" office:value-type="float" office:value="2" calcext:value-type="float">
            <text:p>2</text:p>
          </table:table-cell>
          <table:table-cell table:formula="of:=VLOOKUP([.$A3];[$consolidado_reed.$A$1:$consolidado_reed.$S$44];16;0)" office:value-type="float" office:value="2" calcext:value-type="float">
            <text:p>2</text:p>
          </table:table-cell>
          <table:table-cell table:formula="of:=VLOOKUP([.$A3];[$consolidado_reed.$A$1:$consolidado_reed.$S$44];18;0)" office:value-type="float" office:value="2" calcext:value-type="float">
            <text:p>2</text:p>
          </table:table-cell>
          <table:table-cell table:formula="of:=VLOOKUP([.$A3];[$consolidado_regras.$A$1:$consolidado_regras.$S$44];17;0)" office:value-type="float" office:value="60" calcext:value-type="float">
            <text:p>60</text:p>
          </table:table-cell>
          <table:table-cell table:formula="of:=VLOOKUP([.$A3];[$consolidado_regras.$A$1:$consolidado_regras.$S$44];19;0)" office:value-type="float" office:value="60" calcext:value-type="float">
            <text:p>60</text:p>
          </table:table-cell>
          <table:table-cell table:formula="of:=VLOOKUP([.$A3];[$consolidado_otimos.$A$1:$consolidado_otimos.$S$44];17;0)" office:value-type="float" office:value="60" calcext:value-type="float">
            <text:p>60</text:p>
          </table:table-cell>
          <table:table-cell table:formula="of:=VLOOKUP([.$A3];[$consolidado_otimos.$A$1:$consolidado_otimos.$S$44];19;0)" office:value-type="float" office:value="60" calcext:value-type="float">
            <text:p>60</text:p>
          </table:table-cell>
          <table:table-cell table:formula="of:=VLOOKUP([.$A3];[$consolidado_reed.$A$1:$consolidado_reed.$S$44];17;0)" office:value-type="float" office:value="60" calcext:value-type="float">
            <text:p>60</text:p>
          </table:table-cell>
          <table:table-cell table:formula="of:=VLOOKUP([.$A3];[$consolidado_reed.$A$1:$consolidado_reed.$S$44];19;0)" office:value-type="float" office:value="60" calcext:value-type="float">
            <text:p>60</text:p>
          </table:table-cell>
          <table:table-cell table:formula="of:=SUBSTITUTE(INDEX([.$D$1:.$I$1];MATCH(MAX([.D3:.I3]);[.D3:.I3];0));&quot;GC &quot;;&quot;&quot;)" office:value-type="string" office:string-value="Regras+Otimos+Reed" calcext:value-type="string">
            <text:p>Regras+Otimos+Reed</text:p>
          </table:table-cell>
          <table:table-cell table:formula="of:=SUBSTITUTE(INDEX([.$J$1:.$O$1];MATCH(MAX([.J3:.O3]);[.J3:.O3];0));&quot;QC &quot;;&quot;&quot;)" office:value-type="string" office:string-value="Regras+Otimos+Reed" calcext:value-type="string">
            <text:p>Regras+Otimos+Re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table:style-name="ce12" table:formula="of:=VLOOKUP([.$A4];[$otimos.$A$2:$otimos.$H$99];2;0)" office:value-type="float" office:value="11" calcext:value-type="float">
            <text:p>11</text:p>
          </table:table-cell>
          <table:table-cell table:style-name="ce12" table:formula="of:=VLOOKUP([.$A4];[$otimos.$A$2:$otimos.$H$99];3;0)" office:value-type="float" office:value="131" calcext:value-type="float">
            <text:p>131</text:p>
          </table:table-cell>
          <table:table-cell table:formula="of:=VLOOKUP([.$A4];[$consolidado_regras.$A$1:$consolidado_regras.$S$44];16;0)" office:value-type="float" office:value="3" calcext:value-type="float">
            <text:p>3</text:p>
          </table:table-cell>
          <table:table-cell table:formula="of:=VLOOKUP([.$A4];[$consolidado_regras.$A$1:$consolidado_regras.$S$44];18;0)" office:value-type="float" office:value="3" calcext:value-type="float">
            <text:p>3</text:p>
          </table:table-cell>
          <table:table-cell table:formula="of:=VLOOKUP([.$A4];[$consolidado_otimos.$A$1:$consolidado_otimos.$S$44];16;0)" office:value-type="float" office:value="3" calcext:value-type="float">
            <text:p>3</text:p>
          </table:table-cell>
          <table:table-cell table:formula="of:=VLOOKUP([.$A4];[$consolidado_otimos.$A$1:$consolidado_otimos.$S$44];18;0)" office:value-type="float" office:value="3" calcext:value-type="float">
            <text:p>3</text:p>
          </table:table-cell>
          <table:table-cell table:formula="of:=VLOOKUP([.$A4];[$consolidado_reed.$A$1:$consolidado_reed.$S$44];16;0)" office:value-type="float" office:value="3" calcext:value-type="float">
            <text:p>3</text:p>
          </table:table-cell>
          <table:table-cell table:formula="of:=VLOOKUP([.$A4];[$consolidado_reed.$A$1:$consolidado_reed.$S$44];18;0)" office:value-type="float" office:value="3" calcext:value-type="float">
            <text:p>3</text:p>
          </table:table-cell>
          <table:table-cell table:formula="of:=VLOOKUP([.$A4];[$consolidado_regras.$A$1:$consolidado_regras.$S$44];17;0)" office:value-type="float" office:value="42" calcext:value-type="float">
            <text:p>42</text:p>
          </table:table-cell>
          <table:table-cell table:formula="of:=VLOOKUP([.$A4];[$consolidado_regras.$A$1:$consolidado_regras.$S$44];19;0)" office:value-type="float" office:value="42" calcext:value-type="float">
            <text:p>42</text:p>
          </table:table-cell>
          <table:table-cell table:formula="of:=VLOOKUP([.$A4];[$consolidado_otimos.$A$1:$consolidado_otimos.$S$44];17;0)" office:value-type="float" office:value="42" calcext:value-type="float">
            <text:p>42</text:p>
          </table:table-cell>
          <table:table-cell table:formula="of:=VLOOKUP([.$A4];[$consolidado_otimos.$A$1:$consolidado_otimos.$S$44];19;0)" office:value-type="float" office:value="42" calcext:value-type="float">
            <text:p>42</text:p>
          </table:table-cell>
          <table:table-cell table:formula="of:=VLOOKUP([.$A4];[$consolidado_reed.$A$1:$consolidado_reed.$S$44];17;0)" office:value-type="float" office:value="42" calcext:value-type="float">
            <text:p>42</text:p>
          </table:table-cell>
          <table:table-cell table:formula="of:=VLOOKUP([.$A4];[$consolidado_reed.$A$1:$consolidado_reed.$S$44];19;0)" office:value-type="float" office:value="42" calcext:value-type="float">
            <text:p>42</text:p>
          </table:table-cell>
          <table:table-cell table:formula="of:=SUBSTITUTE(INDEX([.$D$1:.$I$1];MATCH(MAX([.D4:.I4]);[.D4:.I4];0));&quot;GC &quot;;&quot;&quot;)" office:value-type="string" office:string-value="Regras+Otimos+Reed" calcext:value-type="string">
            <text:p>Regras+Otimos+Reed</text:p>
          </table:table-cell>
          <table:table-cell table:formula="of:=SUBSTITUTE(INDEX([.$J$1:.$O$1];MATCH(MAX([.J4:.O4]);[.J4:.O4];0));&quot;QC &quot;;&quot;&quot;)" office:value-type="string" office:string-value="Regras+Otimos+Reed" calcext:value-type="string">
            <text:p>Regras+Otimos+Re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table:style-name="ce12" table:formula="of:=VLOOKUP([.$A5];[$otimos.$A$2:$otimos.$H$99];2;0)" office:value-type="float" office:value="9" calcext:value-type="float">
            <text:p>9</text:p>
          </table:table-cell>
          <table:table-cell table:style-name="ce12" table:formula="of:=VLOOKUP([.$A5];[$otimos.$A$2:$otimos.$H$99];3;0)" office:value-type="float" office:value="103" calcext:value-type="float">
            <text:p>103</text:p>
          </table:table-cell>
          <table:table-cell table:formula="of:=VLOOKUP([.$A5];[$consolidado_regras.$A$1:$consolidado_regras.$S$44];16;0)" office:value-type="float" office:value="1" calcext:value-type="float">
            <text:p>1</text:p>
          </table:table-cell>
          <table:table-cell table:formula="of:=VLOOKUP([.$A5];[$consolidado_regras.$A$1:$consolidado_regras.$S$44];18;0)" office:value-type="float" office:value="1" calcext:value-type="float">
            <text:p>1</text:p>
          </table:table-cell>
          <table:table-cell table:formula="of:=VLOOKUP([.$A5];[$consolidado_otimos.$A$1:$consolidado_otimos.$S$44];16;0)" office:value-type="float" office:value="1" calcext:value-type="float">
            <text:p>1</text:p>
          </table:table-cell>
          <table:table-cell table:formula="of:=VLOOKUP([.$A5];[$consolidado_otimos.$A$1:$consolidado_otimos.$S$44];18;0)" office:value-type="float" office:value="1" calcext:value-type="float">
            <text:p>1</text:p>
          </table:table-cell>
          <table:table-cell table:formula="of:=VLOOKUP([.$A5];[$consolidado_reed.$A$1:$consolidado_reed.$S$44];16;0)" office:value-type="float" office:value="1" calcext:value-type="float">
            <text:p>1</text:p>
          </table:table-cell>
          <table:table-cell table:formula="of:=VLOOKUP([.$A5];[$consolidado_reed.$A$1:$consolidado_reed.$S$44];18;0)" office:value-type="float" office:value="1" calcext:value-type="float">
            <text:p>1</text:p>
          </table:table-cell>
          <table:table-cell table:formula="of:=VLOOKUP([.$A5];[$consolidado_regras.$A$1:$consolidado_regras.$S$44];17;0)" office:value-type="float" office:value="37" calcext:value-type="float">
            <text:p>37</text:p>
          </table:table-cell>
          <table:table-cell table:formula="of:=VLOOKUP([.$A5];[$consolidado_regras.$A$1:$consolidado_regras.$S$44];19;0)" office:value-type="float" office:value="37" calcext:value-type="float">
            <text:p>37</text:p>
          </table:table-cell>
          <table:table-cell table:formula="of:=VLOOKUP([.$A5];[$consolidado_otimos.$A$1:$consolidado_otimos.$S$44];17;0)" office:value-type="float" office:value="37" calcext:value-type="float">
            <text:p>37</text:p>
          </table:table-cell>
          <table:table-cell table:formula="of:=VLOOKUP([.$A5];[$consolidado_otimos.$A$1:$consolidado_otimos.$S$44];19;0)" office:value-type="float" office:value="37" calcext:value-type="float">
            <text:p>37</text:p>
          </table:table-cell>
          <table:table-cell table:formula="of:=VLOOKUP([.$A5];[$consolidado_reed.$A$1:$consolidado_reed.$S$44];17;0)" office:value-type="float" office:value="37" calcext:value-type="float">
            <text:p>37</text:p>
          </table:table-cell>
          <table:table-cell table:formula="of:=VLOOKUP([.$A5];[$consolidado_reed.$A$1:$consolidado_reed.$S$44];19;0)" office:value-type="float" office:value="37" calcext:value-type="float">
            <text:p>37</text:p>
          </table:table-cell>
          <table:table-cell table:formula="of:=SUBSTITUTE(INDEX([.$D$1:.$I$1];MATCH(MAX([.D5:.I5]);[.D5:.I5];0));&quot;GC &quot;;&quot;&quot;)" office:value-type="string" office:string-value="Regras+Otimos+Reed" calcext:value-type="string">
            <text:p>Regras+Otimos+Reed</text:p>
          </table:table-cell>
          <table:table-cell table:formula="of:=SUBSTITUTE(INDEX([.$J$1:.$O$1];MATCH(MAX([.J5:.O5]);[.J5:.O5];0));&quot;QC &quot;;&quot;&quot;)" office:value-type="string" office:string-value="Regras+Otimos+Reed" calcext:value-type="string">
            <text:p>Regras+Otimos+Re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style-name="ce12" table:formula="of:=VLOOKUP([.$A6];[$otimos.$A$2:$otimos.$H$99];2;0)" office:value-type="float" office:value="5" calcext:value-type="float">
            <text:p>5</text:p>
          </table:table-cell>
          <table:table-cell table:style-name="ce12" table:formula="of:=VLOOKUP([.$A6];[$otimos.$A$2:$otimos.$H$99];3;0)" office:value-type="float" office:value="5" calcext:value-type="float">
            <text:p>5</text:p>
          </table:table-cell>
          <table:table-cell table:formula="of:=VLOOKUP([.$A6];[$consolidado_regras.$A$1:$consolidado_regras.$S$44];16;0)" office:value-type="float" office:value="0" calcext:value-type="float">
            <text:p>0</text:p>
          </table:table-cell>
          <table:table-cell table:formula="of:=VLOOKUP([.$A6];[$consolidado_regras.$A$1:$consolidado_regras.$S$44];18;0)" office:value-type="float" office:value="0" calcext:value-type="float">
            <text:p>0</text:p>
          </table:table-cell>
          <table:table-cell table:formula="of:=VLOOKUP([.$A6];[$consolidado_otimos.$A$1:$consolidado_otimos.$S$44];16;0)" office:value-type="float" office:value="0" calcext:value-type="float">
            <text:p>0</text:p>
          </table:table-cell>
          <table:table-cell table:formula="of:=VLOOKUP([.$A6];[$consolidado_otimos.$A$1:$consolidado_otimos.$S$44];18;0)" office:value-type="float" office:value="0" calcext:value-type="float">
            <text:p>0</text:p>
          </table:table-cell>
          <table:table-cell table:formula="of:=VLOOKUP([.$A6];[$consolidado_reed.$A$1:$consolidado_reed.$S$44];16;0)" office:value-type="float" office:value="0" calcext:value-type="float">
            <text:p>0</text:p>
          </table:table-cell>
          <table:table-cell table:formula="of:=VLOOKUP([.$A6];[$consolidado_reed.$A$1:$consolidado_reed.$S$44];18;0)" office:value-type="float" office:value="0" calcext:value-type="float">
            <text:p>0</text:p>
          </table:table-cell>
          <table:table-cell table:formula="of:=VLOOKUP([.$A6];[$consolidado_regras.$A$1:$consolidado_regras.$S$44];17;0)" office:value-type="float" office:value="0" calcext:value-type="float">
            <text:p>0</text:p>
          </table:table-cell>
          <table:table-cell table:formula="of:=VLOOKUP([.$A6];[$consolidado_regras.$A$1:$consolidado_regras.$S$44];19;0)" office:value-type="float" office:value="0" calcext:value-type="float">
            <text:p>0</text:p>
          </table:table-cell>
          <table:table-cell table:formula="of:=VLOOKUP([.$A6];[$consolidado_otimos.$A$1:$consolidado_otimos.$S$44];17;0)" office:value-type="float" office:value="0" calcext:value-type="float">
            <text:p>0</text:p>
          </table:table-cell>
          <table:table-cell table:formula="of:=VLOOKUP([.$A6];[$consolidado_otimos.$A$1:$consolidado_otimos.$S$44];19;0)" office:value-type="float" office:value="0" calcext:value-type="float">
            <text:p>0</text:p>
          </table:table-cell>
          <table:table-cell table:formula="of:=VLOOKUP([.$A6];[$consolidado_reed.$A$1:$consolidado_reed.$S$44];17;0)" office:value-type="float" office:value="0" calcext:value-type="float">
            <text:p>0</text:p>
          </table:table-cell>
          <table:table-cell table:formula="of:=VLOOKUP([.$A6];[$consolidado_reed.$A$1:$consolidado_reed.$S$44];19;0)" office:value-type="float" office:value="0" calcext:value-type="float">
            <text:p>0</text:p>
          </table:table-cell>
          <table:table-cell table:formula="of:=SUBSTITUTE(INDEX([.$D$1:.$I$1];MATCH(MAX([.D6:.I6]);[.D6:.I6];0));&quot;GC &quot;;&quot;&quot;)" office:value-type="string" office:string-value="Regras+Otimos+Reed" calcext:value-type="string">
            <text:p>Regras+Otimos+Reed</text:p>
          </table:table-cell>
          <table:table-cell table:formula="of:=SUBSTITUTE(INDEX([.$J$1:.$O$1];MATCH(MAX([.J6:.O6]);[.J6:.O6];0));&quot;QC &quot;;&quot;&quot;)" office:value-type="string" office:string-value="Regras+Otimos+Reed" calcext:value-type="string">
            <text:p>Regras+Otimos+Re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style-name="ce12" table:formula="of:=VLOOKUP([.$A7];[$otimos.$A$2:$otimos.$H$99];2;0)" office:value-type="float" office:value="5" calcext:value-type="float">
            <text:p>5</text:p>
          </table:table-cell>
          <table:table-cell table:style-name="ce12" table:formula="of:=VLOOKUP([.$A7];[$otimos.$A$2:$otimos.$H$99];3;0)" office:value-type="float" office:value="5" calcext:value-type="float">
            <text:p>5</text:p>
          </table:table-cell>
          <table:table-cell table:formula="of:=VLOOKUP([.$A7];[$consolidado_regras.$A$1:$consolidado_regras.$S$44];16;0)" office:value-type="float" office:value="0" calcext:value-type="float">
            <text:p>0</text:p>
          </table:table-cell>
          <table:table-cell table:formula="of:=VLOOKUP([.$A7];[$consolidado_regras.$A$1:$consolidado_regras.$S$44];18;0)" office:value-type="float" office:value="0" calcext:value-type="float">
            <text:p>0</text:p>
          </table:table-cell>
          <table:table-cell table:formula="of:=VLOOKUP([.$A7];[$consolidado_otimos.$A$1:$consolidado_otimos.$S$44];16;0)" office:value-type="float" office:value="0" calcext:value-type="float">
            <text:p>0</text:p>
          </table:table-cell>
          <table:table-cell table:formula="of:=VLOOKUP([.$A7];[$consolidado_otimos.$A$1:$consolidado_otimos.$S$44];18;0)" office:value-type="float" office:value="0" calcext:value-type="float">
            <text:p>0</text:p>
          </table:table-cell>
          <table:table-cell table:formula="of:=VLOOKUP([.$A7];[$consolidado_reed.$A$1:$consolidado_reed.$S$44];16;0)" office:value-type="float" office:value="0" calcext:value-type="float">
            <text:p>0</text:p>
          </table:table-cell>
          <table:table-cell table:formula="of:=VLOOKUP([.$A7];[$consolidado_reed.$A$1:$consolidado_reed.$S$44];18;0)" office:value-type="float" office:value="0" calcext:value-type="float">
            <text:p>0</text:p>
          </table:table-cell>
          <table:table-cell table:formula="of:=VLOOKUP([.$A7];[$consolidado_regras.$A$1:$consolidado_regras.$S$44];17;0)" office:value-type="float" office:value="0" calcext:value-type="float">
            <text:p>0</text:p>
          </table:table-cell>
          <table:table-cell table:formula="of:=VLOOKUP([.$A7];[$consolidado_regras.$A$1:$consolidado_regras.$S$44];19;0)" office:value-type="float" office:value="0" calcext:value-type="float">
            <text:p>0</text:p>
          </table:table-cell>
          <table:table-cell table:formula="of:=VLOOKUP([.$A7];[$consolidado_otimos.$A$1:$consolidado_otimos.$S$44];17;0)" office:value-type="float" office:value="0" calcext:value-type="float">
            <text:p>0</text:p>
          </table:table-cell>
          <table:table-cell table:formula="of:=VLOOKUP([.$A7];[$consolidado_otimos.$A$1:$consolidado_otimos.$S$44];19;0)" office:value-type="float" office:value="0" calcext:value-type="float">
            <text:p>0</text:p>
          </table:table-cell>
          <table:table-cell table:formula="of:=VLOOKUP([.$A7];[$consolidado_reed.$A$1:$consolidado_reed.$S$44];17;0)" office:value-type="float" office:value="0" calcext:value-type="float">
            <text:p>0</text:p>
          </table:table-cell>
          <table:table-cell table:formula="of:=VLOOKUP([.$A7];[$consolidado_reed.$A$1:$consolidado_reed.$S$44];19;0)" office:value-type="float" office:value="0" calcext:value-type="float">
            <text:p>0</text:p>
          </table:table-cell>
          <table:table-cell table:formula="of:=SUBSTITUTE(INDEX([.$D$1:.$I$1];MATCH(MAX([.D7:.I7]);[.D7:.I7];0));&quot;GC &quot;;&quot;&quot;)" office:value-type="string" office:string-value="Regras+Otimos+Reed" calcext:value-type="string">
            <text:p>Regras+Otimos+Reed</text:p>
          </table:table-cell>
          <table:table-cell table:formula="of:=SUBSTITUTE(INDEX([.$J$1:.$O$1];MATCH(MAX([.J7:.O7]);[.J7:.O7];0));&quot;QC &quot;;&quot;&quot;)" office:value-type="string" office:string-value="Regras+Otimos+Reed" calcext:value-type="string">
            <text:p>Regras+Otimos+Re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style-name="ce12" table:formula="of:=VLOOKUP([.$A8];[$otimos.$A$2:$otimos.$H$99];2;0)" office:value-type="float" office:value="5" calcext:value-type="float">
            <text:p>5</text:p>
          </table:table-cell>
          <table:table-cell table:style-name="ce12" table:formula="of:=VLOOKUP([.$A8];[$otimos.$A$2:$otimos.$H$99];3;0)" office:value-type="float" office:value="5" calcext:value-type="float">
            <text:p>5</text:p>
          </table:table-cell>
          <table:table-cell table:formula="of:=VLOOKUP([.$A8];[$consolidado_regras.$A$1:$consolidado_regras.$S$44];16;0)" office:value-type="float" office:value="0" calcext:value-type="float">
            <text:p>0</text:p>
          </table:table-cell>
          <table:table-cell table:formula="of:=VLOOKUP([.$A8];[$consolidado_regras.$A$1:$consolidado_regras.$S$44];18;0)" office:value-type="float" office:value="0" calcext:value-type="float">
            <text:p>0</text:p>
          </table:table-cell>
          <table:table-cell table:formula="of:=VLOOKUP([.$A8];[$consolidado_otimos.$A$1:$consolidado_otimos.$S$44];16;0)" office:value-type="float" office:value="0" calcext:value-type="float">
            <text:p>0</text:p>
          </table:table-cell>
          <table:table-cell table:formula="of:=VLOOKUP([.$A8];[$consolidado_otimos.$A$1:$consolidado_otimos.$S$44];18;0)" office:value-type="float" office:value="0" calcext:value-type="float">
            <text:p>0</text:p>
          </table:table-cell>
          <table:table-cell table:formula="of:=VLOOKUP([.$A8];[$consolidado_reed.$A$1:$consolidado_reed.$S$44];16;0)" office:value-type="float" office:value="0" calcext:value-type="float">
            <text:p>0</text:p>
          </table:table-cell>
          <table:table-cell table:formula="of:=VLOOKUP([.$A8];[$consolidado_reed.$A$1:$consolidado_reed.$S$44];18;0)" office:value-type="float" office:value="0" calcext:value-type="float">
            <text:p>0</text:p>
          </table:table-cell>
          <table:table-cell table:formula="of:=VLOOKUP([.$A8];[$consolidado_regras.$A$1:$consolidado_regras.$S$44];17;0)" office:value-type="float" office:value="0" calcext:value-type="float">
            <text:p>0</text:p>
          </table:table-cell>
          <table:table-cell table:formula="of:=VLOOKUP([.$A8];[$consolidado_regras.$A$1:$consolidado_regras.$S$44];19;0)" office:value-type="float" office:value="0" calcext:value-type="float">
            <text:p>0</text:p>
          </table:table-cell>
          <table:table-cell table:formula="of:=VLOOKUP([.$A8];[$consolidado_otimos.$A$1:$consolidado_otimos.$S$44];17;0)" office:value-type="float" office:value="0" calcext:value-type="float">
            <text:p>0</text:p>
          </table:table-cell>
          <table:table-cell table:formula="of:=VLOOKUP([.$A8];[$consolidado_otimos.$A$1:$consolidado_otimos.$S$44];19;0)" office:value-type="float" office:value="0" calcext:value-type="float">
            <text:p>0</text:p>
          </table:table-cell>
          <table:table-cell table:formula="of:=VLOOKUP([.$A8];[$consolidado_reed.$A$1:$consolidado_reed.$S$44];17;0)" office:value-type="float" office:value="0" calcext:value-type="float">
            <text:p>0</text:p>
          </table:table-cell>
          <table:table-cell table:formula="of:=VLOOKUP([.$A8];[$consolidado_reed.$A$1:$consolidado_reed.$S$44];19;0)" office:value-type="float" office:value="0" calcext:value-type="float">
            <text:p>0</text:p>
          </table:table-cell>
          <table:table-cell table:formula="of:=SUBSTITUTE(INDEX([.$D$1:.$I$1];MATCH(MAX([.D8:.I8]);[.D8:.I8];0));&quot;GC &quot;;&quot;&quot;)" office:value-type="string" office:string-value="Regras+Otimos+Reed" calcext:value-type="string">
            <text:p>Regras+Otimos+Reed</text:p>
          </table:table-cell>
          <table:table-cell table:formula="of:=SUBSTITUTE(INDEX([.$J$1:.$O$1];MATCH(MAX([.J8:.O8]);[.J8:.O8];0));&quot;QC &quot;;&quot;&quot;)" office:value-type="string" office:string-value="Regras+Otimos+Reed" calcext:value-type="string">
            <text:p>Regras+Otimos+Re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style-name="ce12" table:formula="of:=VLOOKUP([.$A9];[$otimos.$A$2:$otimos.$H$99];2;0)" office:value-type="float" office:value="5" calcext:value-type="float">
            <text:p>5</text:p>
          </table:table-cell>
          <table:table-cell table:style-name="ce12" table:formula="of:=VLOOKUP([.$A9];[$otimos.$A$2:$otimos.$H$99];3;0)" office:value-type="float" office:value="5" calcext:value-type="float">
            <text:p>5</text:p>
          </table:table-cell>
          <table:table-cell table:formula="of:=VLOOKUP([.$A9];[$consolidado_regras.$A$1:$consolidado_regras.$S$44];16;0)" office:value-type="float" office:value="0" calcext:value-type="float">
            <text:p>0</text:p>
          </table:table-cell>
          <table:table-cell table:formula="of:=VLOOKUP([.$A9];[$consolidado_regras.$A$1:$consolidado_regras.$S$44];18;0)" office:value-type="float" office:value="0" calcext:value-type="float">
            <text:p>0</text:p>
          </table:table-cell>
          <table:table-cell table:formula="of:=VLOOKUP([.$A9];[$consolidado_otimos.$A$1:$consolidado_otimos.$S$44];16;0)" office:value-type="float" office:value="0" calcext:value-type="float">
            <text:p>0</text:p>
          </table:table-cell>
          <table:table-cell table:formula="of:=VLOOKUP([.$A9];[$consolidado_otimos.$A$1:$consolidado_otimos.$S$44];18;0)" office:value-type="float" office:value="0" calcext:value-type="float">
            <text:p>0</text:p>
          </table:table-cell>
          <table:table-cell table:formula="of:=VLOOKUP([.$A9];[$consolidado_reed.$A$1:$consolidado_reed.$S$44];16;0)" office:value-type="float" office:value="0" calcext:value-type="float">
            <text:p>0</text:p>
          </table:table-cell>
          <table:table-cell table:formula="of:=VLOOKUP([.$A9];[$consolidado_reed.$A$1:$consolidado_reed.$S$44];18;0)" office:value-type="float" office:value="0" calcext:value-type="float">
            <text:p>0</text:p>
          </table:table-cell>
          <table:table-cell table:formula="of:=VLOOKUP([.$A9];[$consolidado_regras.$A$1:$consolidado_regras.$S$44];17;0)" office:value-type="float" office:value="0" calcext:value-type="float">
            <text:p>0</text:p>
          </table:table-cell>
          <table:table-cell table:formula="of:=VLOOKUP([.$A9];[$consolidado_regras.$A$1:$consolidado_regras.$S$44];19;0)" office:value-type="float" office:value="0" calcext:value-type="float">
            <text:p>0</text:p>
          </table:table-cell>
          <table:table-cell table:formula="of:=VLOOKUP([.$A9];[$consolidado_otimos.$A$1:$consolidado_otimos.$S$44];17;0)" office:value-type="float" office:value="0" calcext:value-type="float">
            <text:p>0</text:p>
          </table:table-cell>
          <table:table-cell table:formula="of:=VLOOKUP([.$A9];[$consolidado_otimos.$A$1:$consolidado_otimos.$S$44];19;0)" office:value-type="float" office:value="0" calcext:value-type="float">
            <text:p>0</text:p>
          </table:table-cell>
          <table:table-cell table:formula="of:=VLOOKUP([.$A9];[$consolidado_reed.$A$1:$consolidado_reed.$S$44];17;0)" office:value-type="float" office:value="0" calcext:value-type="float">
            <text:p>0</text:p>
          </table:table-cell>
          <table:table-cell table:formula="of:=VLOOKUP([.$A9];[$consolidado_reed.$A$1:$consolidado_reed.$S$44];19;0)" office:value-type="float" office:value="0" calcext:value-type="float">
            <text:p>0</text:p>
          </table:table-cell>
          <table:table-cell table:formula="of:=SUBSTITUTE(INDEX([.$D$1:.$I$1];MATCH(MAX([.D9:.I9]);[.D9:.I9];0));&quot;GC &quot;;&quot;&quot;)" office:value-type="string" office:string-value="Regras+Otimos+Reed" calcext:value-type="string">
            <text:p>Regras+Otimos+Reed</text:p>
          </table:table-cell>
          <table:table-cell table:formula="of:=SUBSTITUTE(INDEX([.$J$1:.$O$1];MATCH(MAX([.J9:.O9]);[.J9:.O9];0));&quot;QC &quot;;&quot;&quot;)" office:value-type="string" office:string-value="Regras+Otimos+Reed" calcext:value-type="string">
            <text:p>Regras+Otimos+Re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1-ham3_complete_47(28).tfc</text:p>
          </table:table-cell>
          <table:table-cell table:style-name="ce12" table:formula="of:=VLOOKUP([.$A10];[$otimos.$A$2:$otimos.$H$99];2;0)" office:value-type="float" office:value="7" calcext:value-type="float">
            <text:p>7</text:p>
          </table:table-cell>
          <table:table-cell table:style-name="ce12" table:formula="of:=VLOOKUP([.$A10];[$otimos.$A$2:$otimos.$H$99];3;0)" office:value-type="float" office:value="35" calcext:value-type="float">
            <text:p>35</text:p>
          </table:table-cell>
          <table:table-cell table:formula="of:=VLOOKUP([.$A10];[$consolidado_regras.$A$1:$consolidado_regras.$S$44];16;0)" office:value-type="float" office:value="2" calcext:value-type="float">
            <text:p>2</text:p>
          </table:table-cell>
          <table:table-cell table:formula="of:=VLOOKUP([.$A10];[$consolidado_regras.$A$1:$consolidado_regras.$S$44];18;0)" office:value-type="float" office:value="2" calcext:value-type="float">
            <text:p>2</text:p>
          </table:table-cell>
          <table:table-cell table:formula="of:=VLOOKUP([.$A10];[$consolidado_otimos.$A$1:$consolidado_otimos.$S$44];16;0)" office:value-type="float" office:value="2" calcext:value-type="float">
            <text:p>2</text:p>
          </table:table-cell>
          <table:table-cell table:formula="of:=VLOOKUP([.$A10];[$consolidado_otimos.$A$1:$consolidado_otimos.$S$44];18;0)" office:value-type="float" office:value="2" calcext:value-type="float">
            <text:p>2</text:p>
          </table:table-cell>
          <table:table-cell table:formula="of:=VLOOKUP([.$A10];[$consolidado_reed.$A$1:$consolidado_reed.$S$44];16;0)" office:value-type="float" office:value="2" calcext:value-type="float">
            <text:p>2</text:p>
          </table:table-cell>
          <table:table-cell table:formula="of:=VLOOKUP([.$A10];[$consolidado_reed.$A$1:$consolidado_reed.$S$44];18;0)" office:value-type="float" office:value="2" calcext:value-type="float">
            <text:p>2</text:p>
          </table:table-cell>
          <table:table-cell table:formula="of:=VLOOKUP([.$A10];[$consolidado_regras.$A$1:$consolidado_regras.$S$44];17;0)" office:value-type="float" office:value="20" calcext:value-type="float">
            <text:p>20</text:p>
          </table:table-cell>
          <table:table-cell table:formula="of:=VLOOKUP([.$A10];[$consolidado_regras.$A$1:$consolidado_regras.$S$44];19;0)" office:value-type="float" office:value="20" calcext:value-type="float">
            <text:p>20</text:p>
          </table:table-cell>
          <table:table-cell table:formula="of:=VLOOKUP([.$A10];[$consolidado_otimos.$A$1:$consolidado_otimos.$S$44];17;0)" office:value-type="float" office:value="20" calcext:value-type="float">
            <text:p>20</text:p>
          </table:table-cell>
          <table:table-cell table:formula="of:=VLOOKUP([.$A10];[$consolidado_otimos.$A$1:$consolidado_otimos.$S$44];19;0)" office:value-type="float" office:value="20" calcext:value-type="float">
            <text:p>20</text:p>
          </table:table-cell>
          <table:table-cell table:formula="of:=VLOOKUP([.$A10];[$consolidado_reed.$A$1:$consolidado_reed.$S$44];17;0)" office:value-type="float" office:value="20" calcext:value-type="float">
            <text:p>20</text:p>
          </table:table-cell>
          <table:table-cell table:formula="of:=VLOOKUP([.$A10];[$consolidado_reed.$A$1:$consolidado_reed.$S$44];19;0)" office:value-type="float" office:value="20" calcext:value-type="float">
            <text:p>20</text:p>
          </table:table-cell>
          <table:table-cell table:formula="of:=SUBSTITUTE(INDEX([.$D$1:.$I$1];MATCH(MAX([.D10:.I10]);[.D10:.I10];0));&quot;GC &quot;;&quot;&quot;)" office:value-type="string" office:string-value="Regras+Otimos+Reed" calcext:value-type="string">
            <text:p>Regras+Otimos+Reed</text:p>
          </table:table-cell>
          <table:table-cell table:formula="of:=SUBSTITUTE(INDEX([.$J$1:.$O$1];MATCH(MAX([.J10:.O10]);[.J10:.O10];0));&quot;QC &quot;;&quot;&quot;)" office:value-type="string" office:string-value="Regras+Otimos+Reed" calcext:value-type="string">
            <text:p>Regras+Otimos+Re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table:style-name="ce12" table:formula="of:=VLOOKUP([.$A11];[$otimos.$A$2:$otimos.$H$99];2;0)" office:value-type="float" office:value="7" calcext:value-type="float">
            <text:p>7</text:p>
          </table:table-cell>
          <table:table-cell table:style-name="ce12" table:formula="of:=VLOOKUP([.$A11];[$otimos.$A$2:$otimos.$H$99];3;0)" office:value-type="float" office:value="33" calcext:value-type="float">
            <text:p>33</text:p>
          </table:table-cell>
          <table:table-cell table:formula="of:=VLOOKUP([.$A11];[$consolidado_regras.$A$1:$consolidado_regras.$S$44];16;0)" office:value-type="float" office:value="0" calcext:value-type="float">
            <text:p>0</text:p>
          </table:table-cell>
          <table:table-cell table:formula="of:=VLOOKUP([.$A11];[$consolidado_regras.$A$1:$consolidado_regras.$S$44];18;0)" office:value-type="float" office:value="2" calcext:value-type="float">
            <text:p>2</text:p>
          </table:table-cell>
          <table:table-cell table:formula="of:=VLOOKUP([.$A11];[$consolidado_otimos.$A$1:$consolidado_otimos.$S$44];16;0)" office:value-type="float" office:value="0" calcext:value-type="float">
            <text:p>0</text:p>
          </table:table-cell>
          <table:table-cell table:formula="of:=VLOOKUP([.$A11];[$consolidado_otimos.$A$1:$consolidado_otimos.$S$44];18;0)" office:value-type="float" office:value="0" calcext:value-type="float">
            <text:p>0</text:p>
          </table:table-cell>
          <table:table-cell table:formula="of:=VLOOKUP([.$A11];[$consolidado_reed.$A$1:$consolidado_reed.$S$44];16;0)" office:value-type="float" office:value="2" calcext:value-type="float">
            <text:p>2</text:p>
          </table:table-cell>
          <table:table-cell table:formula="of:=VLOOKUP([.$A11];[$consolidado_reed.$A$1:$consolidado_reed.$S$44];18;0)" office:value-type="float" office:value="2" calcext:value-type="float">
            <text:p>2</text:p>
          </table:table-cell>
          <table:table-cell table:formula="of:=VLOOKUP([.$A11];[$consolidado_regras.$A$1:$consolidado_regras.$S$44];17;0)" office:value-type="float" office:value="12" calcext:value-type="float">
            <text:p>12</text:p>
          </table:table-cell>
          <table:table-cell table:formula="of:=VLOOKUP([.$A11];[$consolidado_regras.$A$1:$consolidado_regras.$S$44];19;0)" office:value-type="float" office:value="18" calcext:value-type="float">
            <text:p>18</text:p>
          </table:table-cell>
          <table:table-cell table:formula="of:=VLOOKUP([.$A11];[$consolidado_otimos.$A$1:$consolidado_otimos.$S$44];17;0)" office:value-type="float" office:value="12" calcext:value-type="float">
            <text:p>12</text:p>
          </table:table-cell>
          <table:table-cell table:formula="of:=VLOOKUP([.$A11];[$consolidado_otimos.$A$1:$consolidado_otimos.$S$44];19;0)" office:value-type="float" office:value="12" calcext:value-type="float">
            <text:p>12</text:p>
          </table:table-cell>
          <table:table-cell table:formula="of:=VLOOKUP([.$A11];[$consolidado_reed.$A$1:$consolidado_reed.$S$44];17;0)" office:value-type="float" office:value="18" calcext:value-type="float">
            <text:p>18</text:p>
          </table:table-cell>
          <table:table-cell table:formula="of:=VLOOKUP([.$A11];[$consolidado_reed.$A$1:$consolidado_reed.$S$44];19;0)" office:value-type="float" office:value="18" calcext:value-type="float">
            <text:p>18</text:p>
          </table:table-cell>
          <table:table-cell table:formula="of:=SUBSTITUTE(INDEX([.$D$1:.$I$1];MATCH(MAX([.D11:.I11]);[.D11:.I11];0));&quot;GC &quot;;&quot;&quot;)" office:value-type="string" office:string-value="Regras+Reed+Otimos" calcext:value-type="string">
            <text:p>Regras+Reed+Otimos</text:p>
          </table:table-cell>
          <table:table-cell table:formula="of:=SUBSTITUTE(INDEX([.$J$1:.$O$1];MATCH(MAX([.J11:.O11]);[.J11:.O11];0));&quot;QC &quot;;&quot;&quot;)" office:value-type="string" office:string-value="Regras+Reed+Otimos" calcext:value-type="string">
            <text:p>Regras+Reed+Otim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2-ham3_complete_47(28).tfc</text:p>
          </table:table-cell>
          <table:table-cell table:style-name="ce12" table:formula="of:=VLOOKUP([.$A12];[$otimos.$A$2:$otimos.$H$99];2;0)" office:value-type="float" office:value="6" calcext:value-type="float">
            <text:p>6</text:p>
          </table:table-cell>
          <table:table-cell table:style-name="ce12" table:formula="of:=VLOOKUP([.$A12];[$otimos.$A$2:$otimos.$H$99];3;0)" office:value-type="float" office:value="31" calcext:value-type="float">
            <text:p>31</text:p>
          </table:table-cell>
          <table:table-cell table:formula="of:=VLOOKUP([.$A12];[$consolidado_regras.$A$1:$consolidado_regras.$S$44];16;0)" office:value-type="float" office:value="1" calcext:value-type="float">
            <text:p>1</text:p>
          </table:table-cell>
          <table:table-cell table:formula="of:=VLOOKUP([.$A12];[$consolidado_regras.$A$1:$consolidado_regras.$S$44];18;0)" office:value-type="float" office:value="1" calcext:value-type="float">
            <text:p>1</text:p>
          </table:table-cell>
          <table:table-cell table:formula="of:=VLOOKUP([.$A12];[$consolidado_otimos.$A$1:$consolidado_otimos.$S$44];16;0)" office:value-type="float" office:value="1" calcext:value-type="float">
            <text:p>1</text:p>
          </table:table-cell>
          <table:table-cell table:formula="of:=VLOOKUP([.$A12];[$consolidado_otimos.$A$1:$consolidado_otimos.$S$44];18;0)" office:value-type="float" office:value="1" calcext:value-type="float">
            <text:p>1</text:p>
          </table:table-cell>
          <table:table-cell table:formula="of:=VLOOKUP([.$A12];[$consolidado_reed.$A$1:$consolidado_reed.$S$44];16;0)" office:value-type="float" office:value="1" calcext:value-type="float">
            <text:p>1</text:p>
          </table:table-cell>
          <table:table-cell table:formula="of:=VLOOKUP([.$A12];[$consolidado_reed.$A$1:$consolidado_reed.$S$44];18;0)" office:value-type="float" office:value="1" calcext:value-type="float">
            <text:p>1</text:p>
          </table:table-cell>
          <table:table-cell table:formula="of:=VLOOKUP([.$A12];[$consolidado_regras.$A$1:$consolidado_regras.$S$44];17;0)" office:value-type="float" office:value="16" calcext:value-type="float">
            <text:p>16</text:p>
          </table:table-cell>
          <table:table-cell table:formula="of:=VLOOKUP([.$A12];[$consolidado_regras.$A$1:$consolidado_regras.$S$44];19;0)" office:value-type="float" office:value="16" calcext:value-type="float">
            <text:p>16</text:p>
          </table:table-cell>
          <table:table-cell table:formula="of:=VLOOKUP([.$A12];[$consolidado_otimos.$A$1:$consolidado_otimos.$S$44];17;0)" office:value-type="float" office:value="16" calcext:value-type="float">
            <text:p>16</text:p>
          </table:table-cell>
          <table:table-cell table:formula="of:=VLOOKUP([.$A12];[$consolidado_otimos.$A$1:$consolidado_otimos.$S$44];19;0)" office:value-type="float" office:value="16" calcext:value-type="float">
            <text:p>16</text:p>
          </table:table-cell>
          <table:table-cell table:formula="of:=VLOOKUP([.$A12];[$consolidado_reed.$A$1:$consolidado_reed.$S$44];17;0)" office:value-type="float" office:value="16" calcext:value-type="float">
            <text:p>16</text:p>
          </table:table-cell>
          <table:table-cell table:formula="of:=VLOOKUP([.$A12];[$consolidado_reed.$A$1:$consolidado_reed.$S$44];19;0)" office:value-type="float" office:value="16" calcext:value-type="float">
            <text:p>16</text:p>
          </table:table-cell>
          <table:table-cell table:formula="of:=SUBSTITUTE(INDEX([.$D$1:.$I$1];MATCH(MAX([.D12:.I12]);[.D12:.I12];0));&quot;GC &quot;;&quot;&quot;)" office:value-type="string" office:string-value="Regras+Otimos+Reed" calcext:value-type="string">
            <text:p>Regras+Otimos+Reed</text:p>
          </table:table-cell>
          <table:table-cell table:formula="of:=SUBSTITUTE(INDEX([.$J$1:.$O$1];MATCH(MAX([.J12:.O12]);[.J12:.O12];0));&quot;QC &quot;;&quot;&quot;)" office:value-type="string" office:string-value="Regras+Otimos+Reed" calcext:value-type="string">
            <text:p>Regras+Otimos+Re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table:style-name="ce12" table:formula="of:=VLOOKUP([.$A13];[$otimos.$A$2:$otimos.$H$99];2;0)" office:value-type="float" office:value="7" calcext:value-type="float">
            <text:p>7</text:p>
          </table:table-cell>
          <table:table-cell table:style-name="ce12" table:formula="of:=VLOOKUP([.$A13];[$otimos.$A$2:$otimos.$H$99];3;0)" office:value-type="float" office:value="38" calcext:value-type="float">
            <text:p>38</text:p>
          </table:table-cell>
          <table:table-cell table:formula="of:=VLOOKUP([.$A13];[$consolidado_regras.$A$1:$consolidado_regras.$S$44];16;0)" office:value-type="float" office:value="0" calcext:value-type="float">
            <text:p>0</text:p>
          </table:table-cell>
          <table:table-cell table:formula="of:=VLOOKUP([.$A13];[$consolidado_regras.$A$1:$consolidado_regras.$S$44];18;0)" office:value-type="float" office:value="2" calcext:value-type="float">
            <text:p>2</text:p>
          </table:table-cell>
          <table:table-cell table:formula="of:=VLOOKUP([.$A13];[$consolidado_otimos.$A$1:$consolidado_otimos.$S$44];16;0)" office:value-type="float" office:value="0" calcext:value-type="float">
            <text:p>0</text:p>
          </table:table-cell>
          <table:table-cell table:formula="of:=VLOOKUP([.$A13];[$consolidado_otimos.$A$1:$consolidado_otimos.$S$44];18;0)" office:value-type="float" office:value="0" calcext:value-type="float">
            <text:p>0</text:p>
          </table:table-cell>
          <table:table-cell table:formula="of:=VLOOKUP([.$A13];[$consolidado_reed.$A$1:$consolidado_reed.$S$44];16;0)" office:value-type="float" office:value="2" calcext:value-type="float">
            <text:p>2</text:p>
          </table:table-cell>
          <table:table-cell table:formula="of:=VLOOKUP([.$A13];[$consolidado_reed.$A$1:$consolidado_reed.$S$44];18;0)" office:value-type="float" office:value="2" calcext:value-type="float">
            <text:p>2</text:p>
          </table:table-cell>
          <table:table-cell table:formula="of:=VLOOKUP([.$A13];[$consolidado_regras.$A$1:$consolidado_regras.$S$44];17;0)" office:value-type="float" office:value="17" calcext:value-type="float">
            <text:p>17</text:p>
          </table:table-cell>
          <table:table-cell table:formula="of:=VLOOKUP([.$A13];[$consolidado_regras.$A$1:$consolidado_regras.$S$44];19;0)" office:value-type="float" office:value="23" calcext:value-type="float">
            <text:p>23</text:p>
          </table:table-cell>
          <table:table-cell table:formula="of:=VLOOKUP([.$A13];[$consolidado_otimos.$A$1:$consolidado_otimos.$S$44];17;0)" office:value-type="float" office:value="17" calcext:value-type="float">
            <text:p>17</text:p>
          </table:table-cell>
          <table:table-cell table:formula="of:=VLOOKUP([.$A13];[$consolidado_otimos.$A$1:$consolidado_otimos.$S$44];19;0)" office:value-type="float" office:value="17" calcext:value-type="float">
            <text:p>17</text:p>
          </table:table-cell>
          <table:table-cell table:formula="of:=VLOOKUP([.$A13];[$consolidado_reed.$A$1:$consolidado_reed.$S$44];17;0)" office:value-type="float" office:value="23" calcext:value-type="float">
            <text:p>23</text:p>
          </table:table-cell>
          <table:table-cell table:formula="of:=VLOOKUP([.$A13];[$consolidado_reed.$A$1:$consolidado_reed.$S$44];19;0)" office:value-type="float" office:value="23" calcext:value-type="float">
            <text:p>23</text:p>
          </table:table-cell>
          <table:table-cell table:formula="of:=SUBSTITUTE(INDEX([.$D$1:.$I$1];MATCH(MAX([.D13:.I13]);[.D13:.I13];0));&quot;GC &quot;;&quot;&quot;)" office:value-type="string" office:string-value="Regras+Reed+Otimos" calcext:value-type="string">
            <text:p>Regras+Reed+Otimos</text:p>
          </table:table-cell>
          <table:table-cell table:formula="of:=SUBSTITUTE(INDEX([.$J$1:.$O$1];MATCH(MAX([.J13:.O13]);[.J13:.O13];0));&quot;QC &quot;;&quot;&quot;)" office:value-type="string" office:string-value="Regras+Reed+Otimos" calcext:value-type="string">
            <text:p>Regras+Reed+Otim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m3tc.tfc</text:p>
          </table:table-cell>
          <table:table-cell table:style-name="ce12" table:formula="of:=VLOOKUP([.$A14];[$otimos.$A$2:$otimos.$H$99];2;0)" office:value-type="float" office:value="5" calcext:value-type="float">
            <text:p>5</text:p>
          </table:table-cell>
          <table:table-cell table:style-name="ce12" table:formula="of:=VLOOKUP([.$A14];[$otimos.$A$2:$otimos.$H$99];3;0)" office:value-type="float" office:value="9" calcext:value-type="float">
            <text:p>9</text:p>
          </table:table-cell>
          <table:table-cell table:formula="of:=VLOOKUP([.$A14];[$consolidado_regras.$A$1:$consolidado_regras.$S$44];16;0)" office:value-type="float" office:value="0" calcext:value-type="float">
            <text:p>0</text:p>
          </table:table-cell>
          <table:table-cell table:formula="of:=VLOOKUP([.$A14];[$consolidado_regras.$A$1:$consolidado_regras.$S$44];18;0)" office:value-type="float" office:value="0" calcext:value-type="float">
            <text:p>0</text:p>
          </table:table-cell>
          <table:table-cell table:formula="of:=VLOOKUP([.$A14];[$consolidado_otimos.$A$1:$consolidado_otimos.$S$44];16;0)" office:value-type="float" office:value="0" calcext:value-type="float">
            <text:p>0</text:p>
          </table:table-cell>
          <table:table-cell table:formula="of:=VLOOKUP([.$A14];[$consolidado_otimos.$A$1:$consolidado_otimos.$S$44];18;0)" office:value-type="float" office:value="0" calcext:value-type="float">
            <text:p>0</text:p>
          </table:table-cell>
          <table:table-cell table:formula="of:=VLOOKUP([.$A14];[$consolidado_reed.$A$1:$consolidado_reed.$S$44];16;0)" office:value-type="float" office:value="0" calcext:value-type="float">
            <text:p>0</text:p>
          </table:table-cell>
          <table:table-cell table:formula="of:=VLOOKUP([.$A14];[$consolidado_reed.$A$1:$consolidado_reed.$S$44];18;0)" office:value-type="float" office:value="0" calcext:value-type="float">
            <text:p>0</text:p>
          </table:table-cell>
          <table:table-cell table:formula="of:=VLOOKUP([.$A14];[$consolidado_regras.$A$1:$consolidado_regras.$S$44];17;0)" office:value-type="float" office:value="-6" calcext:value-type="float">
            <text:p>-6</text:p>
          </table:table-cell>
          <table:table-cell table:formula="of:=VLOOKUP([.$A14];[$consolidado_regras.$A$1:$consolidado_regras.$S$44];19;0)" office:value-type="float" office:value="-6" calcext:value-type="float">
            <text:p>-6</text:p>
          </table:table-cell>
          <table:table-cell table:formula="of:=VLOOKUP([.$A14];[$consolidado_otimos.$A$1:$consolidado_otimos.$S$44];17;0)" office:value-type="float" office:value="-6" calcext:value-type="float">
            <text:p>-6</text:p>
          </table:table-cell>
          <table:table-cell table:formula="of:=VLOOKUP([.$A14];[$consolidado_otimos.$A$1:$consolidado_otimos.$S$44];19;0)" office:value-type="float" office:value="-6" calcext:value-type="float">
            <text:p>-6</text:p>
          </table:table-cell>
          <table:table-cell table:formula="of:=VLOOKUP([.$A14];[$consolidado_reed.$A$1:$consolidado_reed.$S$44];17;0)" office:value-type="float" office:value="-6" calcext:value-type="float">
            <text:p>-6</text:p>
          </table:table-cell>
          <table:table-cell table:formula="of:=VLOOKUP([.$A14];[$consolidado_reed.$A$1:$consolidado_reed.$S$44];19;0)" office:value-type="float" office:value="-6" calcext:value-type="float">
            <text:p>-6</text:p>
          </table:table-cell>
          <table:table-cell table:formula="of:=SUBSTITUTE(INDEX([.$D$1:.$I$1];MATCH(MAX([.D14:.I14]);[.D14:.I14];0));&quot;GC &quot;;&quot;&quot;)" office:value-type="string" office:string-value="Regras+Otimos+Reed" calcext:value-type="string">
            <text:p>Regras+Otimos+Reed</text:p>
          </table:table-cell>
          <table:table-cell table:formula="of:=SUBSTITUTE(INDEX([.$J$1:.$O$1];MATCH(MAX([.J14:.O14]);[.J14:.O14];0));&quot;QC &quot;;&quot;&quot;)" office:value-type="string" office:string-value="Regras+Otimos+Reed" calcext:value-type="string">
            <text:p>Regras+Otimos+Re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1-ham7.tfc</text:p>
          </table:table-cell>
          <table:table-cell table:style-name="ce12" table:formula="of:=VLOOKUP([.$A15];[$otimos.$A$2:$otimos.$H$99];2;0)" office:value-type="float" office:value="88" calcext:value-type="float">
            <text:p>88</text:p>
          </table:table-cell>
          <table:table-cell table:style-name="ce12" table:formula="of:=VLOOKUP([.$A15];[$otimos.$A$2:$otimos.$H$99];3;0)" office:value-type="float" office:value="8168" calcext:value-type="float">
            <text:p>8.168</text:p>
          </table:table-cell>
          <table:table-cell table:formula="of:=VLOOKUP([.$A15];[$consolidado_regras.$A$1:$consolidado_regras.$S$44];16;0)" office:value-type="float" office:value="0" calcext:value-type="float">
            <text:p>0</text:p>
          </table:table-cell>
          <table:table-cell table:formula="of:=VLOOKUP([.$A15];[$consolidado_regras.$A$1:$consolidado_regras.$S$44];18;0)" office:value-type="float" office:value="1" calcext:value-type="float">
            <text:p>1</text:p>
          </table:table-cell>
          <table:table-cell table:formula="of:=VLOOKUP([.$A15];[$consolidado_otimos.$A$1:$consolidado_otimos.$S$44];16;0)" office:value-type="float" office:value="0" calcext:value-type="float">
            <text:p>0</text:p>
          </table:table-cell>
          <table:table-cell table:formula="of:=VLOOKUP([.$A15];[$consolidado_otimos.$A$1:$consolidado_otimos.$S$44];18;0)" office:value-type="float" office:value="0" calcext:value-type="float">
            <text:p>0</text:p>
          </table:table-cell>
          <table:table-cell table:formula="of:=VLOOKUP([.$A15];[$consolidado_reed.$A$1:$consolidado_reed.$S$44];16;0)" office:value-type="float" office:value="1" calcext:value-type="float">
            <text:p>1</text:p>
          </table:table-cell>
          <table:table-cell table:formula="of:=VLOOKUP([.$A15];[$consolidado_reed.$A$1:$consolidado_reed.$S$44];18;0)" office:value-type="float" office:value="1" calcext:value-type="float">
            <text:p>1</text:p>
          </table:table-cell>
          <table:table-cell table:formula="of:=VLOOKUP([.$A15];[$consolidado_regras.$A$1:$consolidado_regras.$S$44];17;0)" office:value-type="float" office:value="28" calcext:value-type="float">
            <text:p>28</text:p>
          </table:table-cell>
          <table:table-cell table:formula="of:=VLOOKUP([.$A15];[$consolidado_regras.$A$1:$consolidado_regras.$S$44];19;0)" office:value-type="float" office:value="57" calcext:value-type="float">
            <text:p>57</text:p>
          </table:table-cell>
          <table:table-cell table:formula="of:=VLOOKUP([.$A15];[$consolidado_otimos.$A$1:$consolidado_otimos.$S$44];17;0)" office:value-type="float" office:value="28" calcext:value-type="float">
            <text:p>28</text:p>
          </table:table-cell>
          <table:table-cell table:formula="of:=VLOOKUP([.$A15];[$consolidado_otimos.$A$1:$consolidado_otimos.$S$44];19;0)" office:value-type="float" office:value="28" calcext:value-type="float">
            <text:p>28</text:p>
          </table:table-cell>
          <table:table-cell table:formula="of:=VLOOKUP([.$A15];[$consolidado_reed.$A$1:$consolidado_reed.$S$44];17;0)" office:value-type="float" office:value="57" calcext:value-type="float">
            <text:p>57</text:p>
          </table:table-cell>
          <table:table-cell table:formula="of:=VLOOKUP([.$A15];[$consolidado_reed.$A$1:$consolidado_reed.$S$44];19;0)" office:value-type="float" office:value="57" calcext:value-type="float">
            <text:p>57</text:p>
          </table:table-cell>
          <table:table-cell table:formula="of:=SUBSTITUTE(INDEX([.$D$1:.$I$1];MATCH(MAX([.D15:.I15]);[.D15:.I15];0));&quot;GC &quot;;&quot;&quot;)" office:value-type="string" office:string-value="Regras+Reed+Otimos" calcext:value-type="string">
            <text:p>Regras+Reed+Otimos</text:p>
          </table:table-cell>
          <table:table-cell table:formula="of:=SUBSTITUTE(INDEX([.$J$1:.$O$1];MATCH(MAX([.J15:.O15]);[.J15:.O15];0));&quot;QC &quot;;&quot;&quot;)" office:value-type="string" office:string-value="Regras+Reed+Otimos" calcext:value-type="string">
            <text:p>Regras+Reed+Otim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1-ham7_inv.tfc</text:p>
          </table:table-cell>
          <table:table-cell table:style-name="ce12" table:formula="of:=VLOOKUP([.$A16];[$otimos.$A$2:$otimos.$H$99];2;0)" office:value-type="float" office:value="481" calcext:value-type="float">
            <text:p>481</text:p>
          </table:table-cell>
          <table:table-cell table:style-name="ce12" table:formula="of:=VLOOKUP([.$A16];[$otimos.$A$2:$otimos.$H$99];3;0)" office:value-type="float" office:value="58817" calcext:value-type="float">
            <text:p>58.817</text:p>
          </table:table-cell>
          <table:table-cell table:formula="of:=VLOOKUP([.$A16];[$consolidado_regras.$A$1:$consolidado_regras.$S$44];16;0)" office:value-type="float" office:value="36" calcext:value-type="float">
            <text:p>36</text:p>
          </table:table-cell>
          <table:table-cell table:formula="of:=VLOOKUP([.$A16];[$consolidado_regras.$A$1:$consolidado_regras.$S$44];18;0)" office:value-type="float" office:value="33" calcext:value-type="float">
            <text:p>33</text:p>
          </table:table-cell>
          <table:table-cell table:formula="of:=VLOOKUP([.$A16];[$consolidado_otimos.$A$1:$consolidado_otimos.$S$44];16;0)" office:value-type="float" office:value="36" calcext:value-type="float">
            <text:p>36</text:p>
          </table:table-cell>
          <table:table-cell table:formula="of:=VLOOKUP([.$A16];[$consolidado_otimos.$A$1:$consolidado_otimos.$S$44];18;0)" office:value-type="float" office:value="36" calcext:value-type="float">
            <text:p>36</text:p>
          </table:table-cell>
          <table:table-cell table:formula="of:=VLOOKUP([.$A16];[$consolidado_reed.$A$1:$consolidado_reed.$S$44];16;0)" office:value-type="float" office:value="33" calcext:value-type="float">
            <text:p>33</text:p>
          </table:table-cell>
          <table:table-cell table:formula="of:=VLOOKUP([.$A16];[$consolidado_reed.$A$1:$consolidado_reed.$S$44];18;0)" office:value-type="float" office:value="33" calcext:value-type="float">
            <text:p>33</text:p>
          </table:table-cell>
          <table:table-cell table:formula="of:=VLOOKUP([.$A16];[$consolidado_regras.$A$1:$consolidado_regras.$S$44];17;0)" office:value-type="float" office:value="5666" calcext:value-type="float">
            <text:p>5666</text:p>
          </table:table-cell>
          <table:table-cell table:formula="of:=VLOOKUP([.$A16];[$consolidado_regras.$A$1:$consolidado_regras.$S$44];19;0)" office:value-type="float" office:value="7015" calcext:value-type="float">
            <text:p>7015</text:p>
          </table:table-cell>
          <table:table-cell table:formula="of:=VLOOKUP([.$A16];[$consolidado_otimos.$A$1:$consolidado_otimos.$S$44];17;0)" office:value-type="float" office:value="5666" calcext:value-type="float">
            <text:p>5666</text:p>
          </table:table-cell>
          <table:table-cell table:formula="of:=VLOOKUP([.$A16];[$consolidado_otimos.$A$1:$consolidado_otimos.$S$44];19;0)" office:value-type="float" office:value="5666" calcext:value-type="float">
            <text:p>5666</text:p>
          </table:table-cell>
          <table:table-cell table:formula="of:=VLOOKUP([.$A16];[$consolidado_reed.$A$1:$consolidado_reed.$S$44];17;0)" office:value-type="float" office:value="7015" calcext:value-type="float">
            <text:p>7015</text:p>
          </table:table-cell>
          <table:table-cell table:formula="of:=VLOOKUP([.$A16];[$consolidado_reed.$A$1:$consolidado_reed.$S$44];19;0)" office:value-type="float" office:value="7015" calcext:value-type="float">
            <text:p>7015</text:p>
          </table:table-cell>
          <table:table-cell table:formula="of:=SUBSTITUTE(INDEX([.$D$1:.$I$1];MATCH(MAX([.D16:.I16]);[.D16:.I16];0));&quot;GC &quot;;&quot;&quot;)" office:value-type="string" office:string-value="Regras+Otimos+Reed" calcext:value-type="string">
            <text:p>Regras+Otimos+Reed</text:p>
          </table:table-cell>
          <table:table-cell table:formula="of:=SUBSTITUTE(INDEX([.$J$1:.$O$1];MATCH(MAX([.J16:.O16]);[.J16:.O16];0));&quot;QC &quot;;&quot;&quot;)" office:value-type="string" office:string-value="Regras+Reed+Otimos" calcext:value-type="string">
            <text:p>Regras+Reed+Otim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2-ham7.tfc</text:p>
          </table:table-cell>
          <table:table-cell table:style-name="ce12" table:formula="of:=VLOOKUP([.$A17];[$otimos.$A$2:$otimos.$H$99];2;0)" office:value-type="float" office:value="115" calcext:value-type="float">
            <text:p>115</text:p>
          </table:table-cell>
          <table:table-cell table:style-name="ce12" table:formula="of:=VLOOKUP([.$A17];[$otimos.$A$2:$otimos.$H$99];3;0)" office:value-type="float" office:value="8591" calcext:value-type="float">
            <text:p>8.591</text:p>
          </table:table-cell>
          <table:table-cell table:formula="of:=VLOOKUP([.$A17];[$consolidado_regras.$A$1:$consolidado_regras.$S$44];16;0)" office:value-type="float" office:value="-6" calcext:value-type="float">
            <text:p>-6</text:p>
          </table:table-cell>
          <table:table-cell table:formula="of:=VLOOKUP([.$A17];[$consolidado_regras.$A$1:$consolidado_regras.$S$44];18;0)" office:value-type="float" office:value="-4" calcext:value-type="float">
            <text:p>-4</text:p>
          </table:table-cell>
          <table:table-cell table:formula="of:=VLOOKUP([.$A17];[$consolidado_otimos.$A$1:$consolidado_otimos.$S$44];16;0)" office:value-type="float" office:value="-6" calcext:value-type="float">
            <text:p>-6</text:p>
          </table:table-cell>
          <table:table-cell table:formula="of:=VLOOKUP([.$A17];[$consolidado_otimos.$A$1:$consolidado_otimos.$S$44];18;0)" office:value-type="float" office:value="-6" calcext:value-type="float">
            <text:p>-6</text:p>
          </table:table-cell>
          <table:table-cell table:formula="of:=VLOOKUP([.$A17];[$consolidado_reed.$A$1:$consolidado_reed.$S$44];16;0)" office:value-type="float" office:value="-4" calcext:value-type="float">
            <text:p>-4</text:p>
          </table:table-cell>
          <table:table-cell table:formula="of:=VLOOKUP([.$A17];[$consolidado_reed.$A$1:$consolidado_reed.$S$44];18;0)" office:value-type="float" office:value="-4" calcext:value-type="float">
            <text:p>-4</text:p>
          </table:table-cell>
          <table:table-cell table:formula="of:=VLOOKUP([.$A17];[$consolidado_regras.$A$1:$consolidado_regras.$S$44];17;0)" office:value-type="float" office:value="562" calcext:value-type="float">
            <text:p>562</text:p>
          </table:table-cell>
          <table:table-cell table:formula="of:=VLOOKUP([.$A17];[$consolidado_regras.$A$1:$consolidado_regras.$S$44];19;0)" office:value-type="float" office:value="662" calcext:value-type="float">
            <text:p>662</text:p>
          </table:table-cell>
          <table:table-cell table:formula="of:=VLOOKUP([.$A17];[$consolidado_otimos.$A$1:$consolidado_otimos.$S$44];17;0)" office:value-type="float" office:value="562" calcext:value-type="float">
            <text:p>562</text:p>
          </table:table-cell>
          <table:table-cell table:formula="of:=VLOOKUP([.$A17];[$consolidado_otimos.$A$1:$consolidado_otimos.$S$44];19;0)" office:value-type="float" office:value="562" calcext:value-type="float">
            <text:p>562</text:p>
          </table:table-cell>
          <table:table-cell table:formula="of:=VLOOKUP([.$A17];[$consolidado_reed.$A$1:$consolidado_reed.$S$44];17;0)" office:value-type="float" office:value="662" calcext:value-type="float">
            <text:p>662</text:p>
          </table:table-cell>
          <table:table-cell table:formula="of:=VLOOKUP([.$A17];[$consolidado_reed.$A$1:$consolidado_reed.$S$44];19;0)" office:value-type="float" office:value="662" calcext:value-type="float">
            <text:p>662</text:p>
          </table:table-cell>
          <table:table-cell table:formula="of:=SUBSTITUTE(INDEX([.$D$1:.$I$1];MATCH(MAX([.D17:.I17]);[.D17:.I17];0));&quot;GC &quot;;&quot;&quot;)" office:value-type="string" office:string-value="Regras+Reed+Otimos" calcext:value-type="string">
            <text:p>Regras+Reed+Otimos</text:p>
          </table:table-cell>
          <table:table-cell table:formula="of:=SUBSTITUTE(INDEX([.$J$1:.$O$1];MATCH(MAX([.J17:.O17]);[.J17:.O17];0));&quot;QC &quot;;&quot;&quot;)" office:value-type="string" office:string-value="Regras+Reed+Otimos" calcext:value-type="string">
            <text:p>Regras+Reed+Otim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2-ham7_inv.tfc</text:p>
          </table:table-cell>
          <table:table-cell table:style-name="ce12" table:formula="of:=VLOOKUP([.$A18];[$otimos.$A$2:$otimos.$H$99];2;0)" office:value-type="float" office:value="80" calcext:value-type="float">
            <text:p>80</text:p>
          </table:table-cell>
          <table:table-cell table:style-name="ce12" table:formula="of:=VLOOKUP([.$A18];[$otimos.$A$2:$otimos.$H$99];3;0)" office:value-type="float" office:value="6512" calcext:value-type="float">
            <text:p>6.512</text:p>
          </table:table-cell>
          <table:table-cell table:formula="of:=VLOOKUP([.$A18];[$consolidado_regras.$A$1:$consolidado_regras.$S$44];16;0)" office:value-type="float" office:value="10" calcext:value-type="float">
            <text:p>10</text:p>
          </table:table-cell>
          <table:table-cell table:formula="of:=VLOOKUP([.$A18];[$consolidado_regras.$A$1:$consolidado_regras.$S$44];18;0)" office:value-type="float" office:value="5" calcext:value-type="float">
            <text:p>5</text:p>
          </table:table-cell>
          <table:table-cell table:formula="of:=VLOOKUP([.$A18];[$consolidado_otimos.$A$1:$consolidado_otimos.$S$44];16;0)" office:value-type="float" office:value="10" calcext:value-type="float">
            <text:p>10</text:p>
          </table:table-cell>
          <table:table-cell table:formula="of:=VLOOKUP([.$A18];[$consolidado_otimos.$A$1:$consolidado_otimos.$S$44];18;0)" office:value-type="float" office:value="10" calcext:value-type="float">
            <text:p>10</text:p>
          </table:table-cell>
          <table:table-cell table:formula="of:=VLOOKUP([.$A18];[$consolidado_reed.$A$1:$consolidado_reed.$S$44];16;0)" office:value-type="float" office:value="5" calcext:value-type="float">
            <text:p>5</text:p>
          </table:table-cell>
          <table:table-cell table:formula="of:=VLOOKUP([.$A18];[$consolidado_reed.$A$1:$consolidado_reed.$S$44];18;0)" office:value-type="float" office:value="5" calcext:value-type="float">
            <text:p>5</text:p>
          </table:table-cell>
          <table:table-cell table:formula="of:=VLOOKUP([.$A18];[$consolidado_regras.$A$1:$consolidado_regras.$S$44];17;0)" office:value-type="float" office:value="1693" calcext:value-type="float">
            <text:p>1693</text:p>
          </table:table-cell>
          <table:table-cell table:formula="of:=VLOOKUP([.$A18];[$consolidado_regras.$A$1:$consolidado_regras.$S$44];19;0)" office:value-type="float" office:value="1177" calcext:value-type="float">
            <text:p>1177</text:p>
          </table:table-cell>
          <table:table-cell table:formula="of:=VLOOKUP([.$A18];[$consolidado_otimos.$A$1:$consolidado_otimos.$S$44];17;0)" office:value-type="float" office:value="1693" calcext:value-type="float">
            <text:p>1693</text:p>
          </table:table-cell>
          <table:table-cell table:formula="of:=VLOOKUP([.$A18];[$consolidado_otimos.$A$1:$consolidado_otimos.$S$44];19;0)" office:value-type="float" office:value="1693" calcext:value-type="float">
            <text:p>1693</text:p>
          </table:table-cell>
          <table:table-cell table:formula="of:=VLOOKUP([.$A18];[$consolidado_reed.$A$1:$consolidado_reed.$S$44];17;0)" office:value-type="float" office:value="1177" calcext:value-type="float">
            <text:p>1177</text:p>
          </table:table-cell>
          <table:table-cell table:formula="of:=VLOOKUP([.$A18];[$consolidado_reed.$A$1:$consolidado_reed.$S$44];19;0)" office:value-type="float" office:value="1177" calcext:value-type="float">
            <text:p>1177</text:p>
          </table:table-cell>
          <table:table-cell table:formula="of:=SUBSTITUTE(INDEX([.$D$1:.$I$1];MATCH(MAX([.D18:.I18]);[.D18:.I18];0));&quot;GC &quot;;&quot;&quot;)" office:value-type="string" office:string-value="Regras+Otimos+Reed" calcext:value-type="string">
            <text:p>Regras+Otimos+Reed</text:p>
          </table:table-cell>
          <table:table-cell table:formula="of:=SUBSTITUTE(INDEX([.$J$1:.$O$1];MATCH(MAX([.J18:.O18]);[.J18:.O18];0));&quot;QC &quot;;&quot;&quot;)" office:value-type="string" office:string-value="Regras+Otimos+Reed" calcext:value-type="string">
            <text:p>Regras+Otimos+Re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wb10-n10-gc8247-qc26084.tfc</text:p>
          </table:table-cell>
          <table:table-cell table:style-name="ce12" table:formula="of:=VLOOKUP([.$A19];[$otimos.$A$2:$otimos.$H$99];2;0)" office:value-type="float" office:value="8247" calcext:value-type="float">
            <text:p>8.247</text:p>
          </table:table-cell>
          <table:table-cell table:style-name="ce12" table:formula="of:=VLOOKUP([.$A19];[$otimos.$A$2:$otimos.$H$99];3;0)" office:value-type="float" office:value="30107" calcext:value-type="float">
            <text:p>30.107</text:p>
          </table:table-cell>
          <table:table-cell table:formula="of:=VLOOKUP([.$A19];[$consolidado_regras.$A$1:$consolidado_regras.$S$44];16;0)" office:value-type="float" office:value="93" calcext:value-type="float">
            <text:p>93</text:p>
          </table:table-cell>
          <table:table-cell table:formula="of:=VLOOKUP([.$A19];[$consolidado_regras.$A$1:$consolidado_regras.$S$44];18;0)" office:value-type="float" office:value="111" calcext:value-type="float">
            <text:p>111</text:p>
          </table:table-cell>
          <table:table-cell table:formula="of:=VLOOKUP([.$A19];[$consolidado_otimos.$A$1:$consolidado_otimos.$S$44];16;0)" office:value-type="float" office:value="84" calcext:value-type="float">
            <text:p>84</text:p>
          </table:table-cell>
          <table:table-cell table:formula="of:=VLOOKUP([.$A19];[$consolidado_otimos.$A$1:$consolidado_otimos.$S$44];18;0)" office:value-type="float" office:value="85" calcext:value-type="float">
            <text:p>85</text:p>
          </table:table-cell>
          <table:table-cell table:formula="of:=VLOOKUP([.$A19];[$consolidado_reed.$A$1:$consolidado_reed.$S$44];16;0)" office:value-type="float" office:value="109" calcext:value-type="float">
            <text:p>109</text:p>
          </table:table-cell>
          <table:table-cell table:formula="of:=VLOOKUP([.$A19];[$consolidado_reed.$A$1:$consolidado_reed.$S$44];18;0)" office:value-type="float" office:value="104" calcext:value-type="float">
            <text:p>104</text:p>
          </table:table-cell>
          <table:table-cell table:formula="of:=VLOOKUP([.$A19];[$consolidado_regras.$A$1:$consolidado_regras.$S$44];17;0)" office:value-type="float" office:value="-1433" calcext:value-type="float">
            <text:p>-1433</text:p>
          </table:table-cell>
          <table:table-cell table:formula="of:=VLOOKUP([.$A19];[$consolidado_regras.$A$1:$consolidado_regras.$S$44];19;0)" office:value-type="float" office:value="-651" calcext:value-type="float">
            <text:p>-651</text:p>
          </table:table-cell>
          <table:table-cell table:formula="of:=VLOOKUP([.$A19];[$consolidado_otimos.$A$1:$consolidado_otimos.$S$44];17;0)" office:value-type="float" office:value="-1446" calcext:value-type="float">
            <text:p>-1446</text:p>
          </table:table-cell>
          <table:table-cell table:formula="of:=VLOOKUP([.$A19];[$consolidado_otimos.$A$1:$consolidado_otimos.$S$44];19;0)" office:value-type="float" office:value="-1443" calcext:value-type="float">
            <text:p>-1443</text:p>
          </table:table-cell>
          <table:table-cell table:formula="of:=VLOOKUP([.$A19];[$consolidado_reed.$A$1:$consolidado_reed.$S$44];17;0)" office:value-type="float" office:value="-653" calcext:value-type="float">
            <text:p>-653</text:p>
          </table:table-cell>
          <table:table-cell table:formula="of:=VLOOKUP([.$A19];[$consolidado_reed.$A$1:$consolidado_reed.$S$44];19;0)" office:value-type="float" office:value="-666" calcext:value-type="float">
            <text:p>-666</text:p>
          </table:table-cell>
          <table:table-cell table:formula="of:=SUBSTITUTE(INDEX([.$D$1:.$I$1];MATCH(MAX([.D19:.I19]);[.D19:.I19];0));&quot;GC &quot;;&quot;&quot;)" office:value-type="string" office:string-value="Regras+Reed+Otimos" calcext:value-type="string">
            <text:p>Regras+Reed+Otimos</text:p>
          </table:table-cell>
          <table:table-cell table:formula="of:=SUBSTITUTE(INDEX([.$J$1:.$O$1];MATCH(MAX([.J19:.O19]);[.J19:.O19];0));&quot;QC &quot;;&quot;&quot;)" office:value-type="string" office:string-value="Regras+Reed+Otimos" calcext:value-type="string">
            <text:p>Regras+Reed+Otim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wb10-n10-gc9213-qc26906.tfc</text:p>
          </table:table-cell>
          <table:table-cell table:style-name="ce12" table:formula="of:=VLOOKUP([.$A20];[$otimos.$A$2:$otimos.$H$99];2;0)" office:value-type="float" office:value="9213" calcext:value-type="float">
            <text:p>9.213</text:p>
          </table:table-cell>
          <table:table-cell table:style-name="ce12" table:formula="of:=VLOOKUP([.$A20];[$otimos.$A$2:$otimos.$H$99];3;0)" office:value-type="float" office:value="30929" calcext:value-type="float">
            <text:p>30.929</text:p>
          </table:table-cell>
          <table:table-cell table:formula="of:=VLOOKUP([.$A20];[$consolidado_regras.$A$1:$consolidado_regras.$S$44];16;0)" office:value-type="float" office:value="1059" calcext:value-type="float">
            <text:p>1059</text:p>
          </table:table-cell>
          <table:table-cell table:formula="of:=VLOOKUP([.$A20];[$consolidado_regras.$A$1:$consolidado_regras.$S$44];18;0)" office:value-type="float" office:value="1077" calcext:value-type="float">
            <text:p>1077</text:p>
          </table:table-cell>
          <table:table-cell table:formula="of:=VLOOKUP([.$A20];[$consolidado_otimos.$A$1:$consolidado_otimos.$S$44];16;0)" office:value-type="float" office:value="924" calcext:value-type="float">
            <text:p>924</text:p>
          </table:table-cell>
          <table:table-cell table:formula="of:=VLOOKUP([.$A20];[$consolidado_otimos.$A$1:$consolidado_otimos.$S$44];18;0)" office:value-type="float" office:value="790" calcext:value-type="float">
            <text:p>790</text:p>
          </table:table-cell>
          <table:table-cell table:formula="of:=VLOOKUP([.$A20];[$consolidado_reed.$A$1:$consolidado_reed.$S$44];16;0)" office:value-type="float" office:value="902" calcext:value-type="float">
            <text:p>902</text:p>
          </table:table-cell>
          <table:table-cell table:formula="of:=VLOOKUP([.$A20];[$consolidado_reed.$A$1:$consolidado_reed.$S$44];18;0)" office:value-type="float" office:value="883" calcext:value-type="float">
            <text:p>883</text:p>
          </table:table-cell>
          <table:table-cell table:formula="of:=VLOOKUP([.$A20];[$consolidado_regras.$A$1:$consolidado_regras.$S$44];17;0)" office:value-type="float" office:value="-611" calcext:value-type="float">
            <text:p>-611</text:p>
          </table:table-cell>
          <table:table-cell table:formula="of:=VLOOKUP([.$A20];[$consolidado_regras.$A$1:$consolidado_regras.$S$44];19;0)" office:value-type="float" office:value="171" calcext:value-type="float">
            <text:p>171</text:p>
          </table:table-cell>
          <table:table-cell table:formula="of:=VLOOKUP([.$A20];[$consolidado_otimos.$A$1:$consolidado_otimos.$S$44];17;0)" office:value-type="float" office:value="-1234" calcext:value-type="float">
            <text:p>-1234</text:p>
          </table:table-cell>
          <table:table-cell table:formula="of:=VLOOKUP([.$A20];[$consolidado_otimos.$A$1:$consolidado_otimos.$S$44];19;0)" office:value-type="float" office:value="-1686" calcext:value-type="float">
            <text:p>-1686</text:p>
          </table:table-cell>
          <table:table-cell table:formula="of:=VLOOKUP([.$A20];[$consolidado_reed.$A$1:$consolidado_reed.$S$44];17;0)" office:value-type="float" office:value="-676" calcext:value-type="float">
            <text:p>-676</text:p>
          </table:table-cell>
          <table:table-cell table:formula="of:=VLOOKUP([.$A20];[$consolidado_reed.$A$1:$consolidado_reed.$S$44];19;0)" office:value-type="float" office:value="-673" calcext:value-type="float">
            <text:p>-673</text:p>
          </table:table-cell>
          <table:table-cell table:formula="of:=SUBSTITUTE(INDEX([.$D$1:.$I$1];MATCH(MAX([.D20:.I20]);[.D20:.I20];0));&quot;GC &quot;;&quot;&quot;)" office:value-type="string" office:string-value="Regras+Reed+Otimos" calcext:value-type="string">
            <text:p>Regras+Reed+Otimos</text:p>
          </table:table-cell>
          <table:table-cell table:formula="of:=SUBSTITUTE(INDEX([.$J$1:.$O$1];MATCH(MAX([.J20:.O20]);[.J20:.O20];0));&quot;QC &quot;;&quot;&quot;)" office:value-type="string" office:string-value="Regras+Reed+Otimos" calcext:value-type="string">
            <text:p>Regras+Reed+Otim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wb10_out.tfc</text:p>
          </table:table-cell>
          <table:table-cell table:style-name="ce12" table:formula="of:=VLOOKUP([.$A21];[$otimos.$A$2:$otimos.$H$99];2;0)" office:value-type="float" office:value="7458" calcext:value-type="float">
            <text:p>7.458</text:p>
          </table:table-cell>
          <table:table-cell table:style-name="ce12" table:formula="of:=VLOOKUP([.$A21];[$otimos.$A$2:$otimos.$H$99];3;0)" office:value-type="float" office:value="43534" calcext:value-type="float">
            <text:p>43.534</text:p>
          </table:table-cell>
          <table:table-cell table:formula="of:=VLOOKUP([.$A21];[$consolidado_regras.$A$1:$consolidado_regras.$S$44];16;0)" office:value-type="float" office:value="1084" calcext:value-type="float">
            <text:p>1084</text:p>
          </table:table-cell>
          <table:table-cell table:formula="of:=VLOOKUP([.$A21];[$consolidado_regras.$A$1:$consolidado_regras.$S$44];18;0)" office:value-type="float" office:value="1235" calcext:value-type="float">
            <text:p>1235</text:p>
          </table:table-cell>
          <table:table-cell table:formula="of:=VLOOKUP([.$A21];[$consolidado_otimos.$A$1:$consolidado_otimos.$S$44];16;0)" office:value-type="float" office:value="981" calcext:value-type="float">
            <text:p>981</text:p>
          </table:table-cell>
          <table:table-cell table:formula="of:=VLOOKUP([.$A21];[$consolidado_otimos.$A$1:$consolidado_otimos.$S$44];18;0)" office:value-type="float" office:value="957" calcext:value-type="float">
            <text:p>957</text:p>
          </table:table-cell>
          <table:table-cell table:formula="of:=VLOOKUP([.$A21];[$consolidado_reed.$A$1:$consolidado_reed.$S$44];16;0)" office:value-type="float" office:value="1011" calcext:value-type="float">
            <text:p>1011</text:p>
          </table:table-cell>
          <table:table-cell table:formula="of:=VLOOKUP([.$A21];[$consolidado_reed.$A$1:$consolidado_reed.$S$44];18;0)" office:value-type="float" office:value="930" calcext:value-type="float">
            <text:p>930</text:p>
          </table:table-cell>
          <table:table-cell table:formula="of:=VLOOKUP([.$A21];[$consolidado_regras.$A$1:$consolidado_regras.$S$44];17;0)" office:value-type="float" office:value="-4429" calcext:value-type="float">
            <text:p>-4429</text:p>
          </table:table-cell>
          <table:table-cell table:formula="of:=VLOOKUP([.$A21];[$consolidado_regras.$A$1:$consolidado_regras.$S$44];19;0)" office:value-type="float" office:value="-1387" calcext:value-type="float">
            <text:p>-1387</text:p>
          </table:table-cell>
          <table:table-cell table:formula="of:=VLOOKUP([.$A21];[$consolidado_otimos.$A$1:$consolidado_otimos.$S$44];17;0)" office:value-type="float" office:value="-3881" calcext:value-type="float">
            <text:p>-3881</text:p>
          </table:table-cell>
          <table:table-cell table:formula="of:=VLOOKUP([.$A21];[$consolidado_otimos.$A$1:$consolidado_otimos.$S$44];19;0)" office:value-type="float" office:value="-3238" calcext:value-type="float">
            <text:p>-3238</text:p>
          </table:table-cell>
          <table:table-cell table:formula="of:=VLOOKUP([.$A21];[$consolidado_reed.$A$1:$consolidado_reed.$S$44];17;0)" office:value-type="float" office:value="-1687" calcext:value-type="float">
            <text:p>-1687</text:p>
          </table:table-cell>
          <table:table-cell table:formula="of:=VLOOKUP([.$A21];[$consolidado_reed.$A$1:$consolidado_reed.$S$44];19;0)" office:value-type="float" office:value="-1443" calcext:value-type="float">
            <text:p>-1443</text:p>
          </table:table-cell>
          <table:table-cell table:formula="of:=SUBSTITUTE(INDEX([.$D$1:.$I$1];MATCH(MAX([.D21:.I21]);[.D21:.I21];0));&quot;GC &quot;;&quot;&quot;)" office:value-type="string" office:string-value="Regras+Reed+Otimos" calcext:value-type="string">
            <text:p>Regras+Reed+Otimos</text:p>
          </table:table-cell>
          <table:table-cell table:formula="of:=SUBSTITUTE(INDEX([.$J$1:.$O$1];MATCH(MAX([.J21:.O21]);[.J21:.O21];0));&quot;QC &quot;;&quot;&quot;)" office:value-type="string" office:string-value="Regras+Reed+Otimos" calcext:value-type="string">
            <text:p>Regras+Reed+Otim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table:style-name="ce12" table:formula="of:=VLOOKUP([.$A22];[$otimos.$A$2:$otimos.$H$99];2;0)" office:value-type="float" office:value="21432" calcext:value-type="float">
            <text:p>21.432</text:p>
          </table:table-cell>
          <table:table-cell table:style-name="ce12" table:formula="of:=VLOOKUP([.$A22];[$otimos.$A$2:$otimos.$H$99];3;0)" office:value-type="float" office:value="103956" calcext:value-type="float">
            <text:p>103.956</text:p>
          </table:table-cell>
          <table:table-cell table:formula="of:=VLOOKUP([.$A22];[$consolidado_regras.$A$1:$consolidado_regras.$S$44];16;0)" office:value-type="float" office:value="187" calcext:value-type="float">
            <text:p>187</text:p>
          </table:table-cell>
          <table:table-cell table:formula="of:=VLOOKUP([.$A22];[$consolidado_regras.$A$1:$consolidado_regras.$S$44];18;0)" office:value-type="float" office:value="244" calcext:value-type="float">
            <text:p>244</text:p>
          </table:table-cell>
          <table:table-cell table:formula="of:=VLOOKUP([.$A22];[$consolidado_otimos.$A$1:$consolidado_otimos.$S$44];16;0)" office:value-type="float" office:value="175" calcext:value-type="float">
            <text:p>175</text:p>
          </table:table-cell>
          <table:table-cell table:formula="of:=VLOOKUP([.$A22];[$consolidado_otimos.$A$1:$consolidado_otimos.$S$44];18;0)" office:value-type="float" office:value="178" calcext:value-type="float">
            <text:p>178</text:p>
          </table:table-cell>
          <table:table-cell table:formula="of:=VLOOKUP([.$A22];[$consolidado_reed.$A$1:$consolidado_reed.$S$44];16;0)" office:value-type="float" office:value="235" calcext:value-type="float">
            <text:p>235</text:p>
          </table:table-cell>
          <table:table-cell table:formula="of:=VLOOKUP([.$A22];[$consolidado_reed.$A$1:$consolidado_reed.$S$44];18;0)" office:value-type="float" office:value="237" calcext:value-type="float">
            <text:p>237</text:p>
          </table:table-cell>
          <table:table-cell table:formula="of:=VLOOKUP([.$A22];[$consolidado_regras.$A$1:$consolidado_regras.$S$44];17;0)" office:value-type="float" office:value="-3131" calcext:value-type="float">
            <text:p>-3131</text:p>
          </table:table-cell>
          <table:table-cell table:formula="of:=VLOOKUP([.$A22];[$consolidado_regras.$A$1:$consolidado_regras.$S$44];19;0)" office:value-type="float" office:value="-2229" calcext:value-type="float">
            <text:p>-2229</text:p>
          </table:table-cell>
          <table:table-cell table:formula="of:=VLOOKUP([.$A22];[$consolidado_otimos.$A$1:$consolidado_otimos.$S$44];17;0)" office:value-type="float" office:value="-3164" calcext:value-type="float">
            <text:p>-3164</text:p>
          </table:table-cell>
          <table:table-cell table:formula="of:=VLOOKUP([.$A22];[$consolidado_otimos.$A$1:$consolidado_otimos.$S$44];19;0)" office:value-type="float" office:value="-3108" calcext:value-type="float">
            <text:p>-3108</text:p>
          </table:table-cell>
          <table:table-cell table:formula="of:=VLOOKUP([.$A22];[$consolidado_reed.$A$1:$consolidado_reed.$S$44];17;0)" office:value-type="float" office:value="-2204" calcext:value-type="float">
            <text:p>-2204</text:p>
          </table:table-cell>
          <table:table-cell table:formula="of:=VLOOKUP([.$A22];[$consolidado_reed.$A$1:$consolidado_reed.$S$44];19;0)" office:value-type="float" office:value="-2220" calcext:value-type="float">
            <text:p>-2220</text:p>
          </table:table-cell>
          <table:table-cell table:formula="of:=SUBSTITUTE(INDEX([.$D$1:.$I$1];MATCH(MAX([.D22:.I22]);[.D22:.I22];0));&quot;GC &quot;;&quot;&quot;)" office:value-type="string" office:string-value="Regras+Reed+Otimos" calcext:value-type="string">
            <text:p>Regras+Reed+Otimos</text:p>
          </table:table-cell>
          <table:table-cell table:formula="of:=SUBSTITUTE(INDEX([.$J$1:.$O$1];MATCH(MAX([.J22:.O22]);[.J22:.O22];0));&quot;QC &quot;;&quot;&quot;)" office:value-type="string" office:string-value="Reed+Regras+Otimos" calcext:value-type="string">
            <text:p>Reed+Regras+Otim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table:style-name="ce12" table:formula="of:=VLOOKUP([.$A23];[$otimos.$A$2:$otimos.$H$99];2;0)" office:value-type="float" office:value="24240" calcext:value-type="float">
            <text:p>24.240</text:p>
          </table:table-cell>
          <table:table-cell table:style-name="ce12" table:formula="of:=VLOOKUP([.$A23];[$otimos.$A$2:$otimos.$H$99];3;0)" office:value-type="float" office:value="106472" calcext:value-type="float">
            <text:p>106.472</text:p>
          </table:table-cell>
          <table:table-cell table:formula="of:=VLOOKUP([.$A23];[$consolidado_regras.$A$1:$consolidado_regras.$S$44];16;0)" office:value-type="float" office:value="2995" calcext:value-type="float">
            <text:p>2995</text:p>
          </table:table-cell>
          <table:table-cell table:formula="of:=VLOOKUP([.$A23];[$consolidado_regras.$A$1:$consolidado_regras.$S$44];18;0)" office:value-type="float" office:value="3052" calcext:value-type="float">
            <text:p>3052</text:p>
          </table:table-cell>
          <table:table-cell table:formula="of:=VLOOKUP([.$A23];[$consolidado_otimos.$A$1:$consolidado_otimos.$S$44];16;0)" office:value-type="float" office:value="2685" calcext:value-type="float">
            <text:p>2685</text:p>
          </table:table-cell>
          <table:table-cell table:formula="of:=VLOOKUP([.$A23];[$consolidado_otimos.$A$1:$consolidado_otimos.$S$44];18;0)" office:value-type="float" office:value="2386" calcext:value-type="float">
            <text:p>2386</text:p>
          </table:table-cell>
          <table:table-cell table:formula="of:=VLOOKUP([.$A23];[$consolidado_reed.$A$1:$consolidado_reed.$S$44];16;0)" office:value-type="float" office:value="2630" calcext:value-type="float">
            <text:p>2630</text:p>
          </table:table-cell>
          <table:table-cell table:formula="of:=VLOOKUP([.$A23];[$consolidado_reed.$A$1:$consolidado_reed.$S$44];18;0)" office:value-type="float" office:value="2616" calcext:value-type="float">
            <text:p>2616</text:p>
          </table:table-cell>
          <table:table-cell table:formula="of:=VLOOKUP([.$A23];[$consolidado_regras.$A$1:$consolidado_regras.$S$44];17;0)" office:value-type="float" office:value="-621" calcext:value-type="float">
            <text:p>-621</text:p>
          </table:table-cell>
          <table:table-cell table:formula="of:=VLOOKUP([.$A23];[$consolidado_regras.$A$1:$consolidado_regras.$S$44];19;0)" office:value-type="float" office:value="279" calcext:value-type="float">
            <text:p>279</text:p>
          </table:table-cell>
          <table:table-cell table:formula="of:=VLOOKUP([.$A23];[$consolidado_otimos.$A$1:$consolidado_otimos.$S$44];17;0)" office:value-type="float" office:value="-2046" calcext:value-type="float">
            <text:p>-2046</text:p>
          </table:table-cell>
          <table:table-cell table:formula="of:=VLOOKUP([.$A23];[$consolidado_otimos.$A$1:$consolidado_otimos.$S$44];19;0)" office:value-type="float" office:value="-2986" calcext:value-type="float">
            <text:p>-2986</text:p>
          </table:table-cell>
          <table:table-cell table:formula="of:=VLOOKUP([.$A23];[$consolidado_reed.$A$1:$consolidado_reed.$S$44];17;0)" office:value-type="float" office:value="-1685" calcext:value-type="float">
            <text:p>-1685</text:p>
          </table:table-cell>
          <table:table-cell table:formula="of:=VLOOKUP([.$A23];[$consolidado_reed.$A$1:$consolidado_reed.$S$44];19;0)" office:value-type="float" office:value="-1693" calcext:value-type="float">
            <text:p>-1693</text:p>
          </table:table-cell>
          <table:table-cell table:formula="of:=SUBSTITUTE(INDEX([.$D$1:.$I$1];MATCH(MAX([.D23:.I23]);[.D23:.I23];0));&quot;GC &quot;;&quot;&quot;)" office:value-type="string" office:string-value="Regras+Reed+Otimos" calcext:value-type="string">
            <text:p>Regras+Reed+Otimos</text:p>
          </table:table-cell>
          <table:table-cell table:formula="of:=SUBSTITUTE(INDEX([.$J$1:.$O$1];MATCH(MAX([.J23:.O23]);[.J23:.O23];0));&quot;QC &quot;;&quot;&quot;)" office:value-type="string" office:string-value="Regras+Reed+Otimos" calcext:value-type="string">
            <text:p>Regras+Reed+Otim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wb11_out.tfc</text:p>
          </table:table-cell>
          <table:table-cell table:style-name="ce12" table:formula="of:=VLOOKUP([.$A24];[$otimos.$A$2:$otimos.$H$99];2;0)" office:value-type="float" office:value="16144" calcext:value-type="float">
            <text:p>16.144</text:p>
          </table:table-cell>
          <table:table-cell table:style-name="ce12" table:formula="of:=VLOOKUP([.$A24];[$otimos.$A$2:$otimos.$H$99];3;0)" office:value-type="float" office:value="120388" calcext:value-type="float">
            <text:p>120.388</text:p>
          </table:table-cell>
          <table:table-cell table:formula="of:=VLOOKUP([.$A24];[$consolidado_regras.$A$1:$consolidado_regras.$S$44];16;0)" office:value-type="float" office:value="1967" calcext:value-type="float">
            <text:p>1967</text:p>
          </table:table-cell>
          <table:table-cell table:formula="of:=VLOOKUP([.$A24];[$consolidado_regras.$A$1:$consolidado_regras.$S$44];18;0)" office:value-type="float" office:value="2277" calcext:value-type="float">
            <text:p>2277</text:p>
          </table:table-cell>
          <table:table-cell table:formula="of:=VLOOKUP([.$A24];[$consolidado_otimos.$A$1:$consolidado_otimos.$S$44];16;0)" office:value-type="float" office:value="1642" calcext:value-type="float">
            <text:p>1642</text:p>
          </table:table-cell>
          <table:table-cell table:formula="of:=VLOOKUP([.$A24];[$consolidado_otimos.$A$1:$consolidado_otimos.$S$44];18;0)" office:value-type="float" office:value="1578" calcext:value-type="float">
            <text:p>1578</text:p>
          </table:table-cell>
          <table:table-cell table:formula="of:=VLOOKUP([.$A24];[$consolidado_reed.$A$1:$consolidado_reed.$S$44];16;0)" office:value-type="float" office:value="1774" calcext:value-type="float">
            <text:p>1774</text:p>
          </table:table-cell>
          <table:table-cell table:formula="of:=VLOOKUP([.$A24];[$consolidado_reed.$A$1:$consolidado_reed.$S$44];18;0)" office:value-type="float" office:value="1667" calcext:value-type="float">
            <text:p>1667</text:p>
          </table:table-cell>
          <table:table-cell table:formula="of:=VLOOKUP([.$A24];[$consolidado_regras.$A$1:$consolidado_regras.$S$44];17;0)" office:value-type="float" office:value="-12326" calcext:value-type="float">
            <text:p>-12326</text:p>
          </table:table-cell>
          <table:table-cell table:formula="of:=VLOOKUP([.$A24];[$consolidado_regras.$A$1:$consolidado_regras.$S$44];19;0)" office:value-type="float" office:value="-1869" calcext:value-type="float">
            <text:p>-1869</text:p>
          </table:table-cell>
          <table:table-cell table:formula="of:=VLOOKUP([.$A24];[$consolidado_otimos.$A$1:$consolidado_otimos.$S$44];17;0)" office:value-type="float" office:value="-12300" calcext:value-type="float">
            <text:p>-12300</text:p>
          </table:table-cell>
          <table:table-cell table:formula="of:=VLOOKUP([.$A24];[$consolidado_otimos.$A$1:$consolidado_otimos.$S$44];19;0)" office:value-type="float" office:value="-12233" calcext:value-type="float">
            <text:p>-12233</text:p>
          </table:table-cell>
          <table:table-cell table:formula="of:=VLOOKUP([.$A24];[$consolidado_reed.$A$1:$consolidado_reed.$S$44];17;0)" office:value-type="float" office:value="-2246" calcext:value-type="float">
            <text:p>-2246</text:p>
          </table:table-cell>
          <table:table-cell table:formula="of:=VLOOKUP([.$A24];[$consolidado_reed.$A$1:$consolidado_reed.$S$44];19;0)" office:value-type="float" office:value="-1832" calcext:value-type="float">
            <text:p>-1832</text:p>
          </table:table-cell>
          <table:table-cell table:formula="of:=SUBSTITUTE(INDEX([.$D$1:.$I$1];MATCH(MAX([.D24:.I24]);[.D24:.I24];0));&quot;GC &quot;;&quot;&quot;)" office:value-type="string" office:string-value="Regras+Reed+Otimos" calcext:value-type="string">
            <text:p>Regras+Reed+Otimos</text:p>
          </table:table-cell>
          <table:table-cell table:formula="of:=SUBSTITUTE(INDEX([.$J$1:.$O$1];MATCH(MAX([.J24:.O24]);[.J24:.O24];0));&quot;QC &quot;;&quot;&quot;)" office:value-type="string" office:string-value="Reed+Otimos+Regras" calcext:value-type="string">
            <text:p>Reed+Otimos+Regra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1-hwb7_15.tfc</text:p>
          </table:table-cell>
          <table:table-cell table:style-name="ce12" table:formula="of:=VLOOKUP([.$A25];[$otimos.$A$2:$otimos.$H$99];2;0)" office:value-type="float" office:value="396" calcext:value-type="float">
            <text:p>396</text:p>
          </table:table-cell>
          <table:table-cell table:style-name="ce12" table:formula="of:=VLOOKUP([.$A25];[$otimos.$A$2:$otimos.$H$99];3;0)" office:value-type="float" office:value="41123" calcext:value-type="float">
            <text:p>41.123</text:p>
          </table:table-cell>
          <table:table-cell table:formula="of:=VLOOKUP([.$A25];[$consolidado_regras.$A$1:$consolidado_regras.$S$44];16;0)" office:value-type="float" office:value="0" calcext:value-type="float">
            <text:p>0</text:p>
          </table:table-cell>
          <table:table-cell table:formula="of:=VLOOKUP([.$A25];[$consolidado_regras.$A$1:$consolidado_regras.$S$44];18;0)" office:value-type="float" office:value="1" calcext:value-type="float">
            <text:p>1</text:p>
          </table:table-cell>
          <table:table-cell table:formula="of:=VLOOKUP([.$A25];[$consolidado_otimos.$A$1:$consolidado_otimos.$S$44];16;0)" office:value-type="float" office:value="0" calcext:value-type="float">
            <text:p>0</text:p>
          </table:table-cell>
          <table:table-cell table:formula="of:=VLOOKUP([.$A25];[$consolidado_otimos.$A$1:$consolidado_otimos.$S$44];18;0)" office:value-type="float" office:value="0" calcext:value-type="float">
            <text:p>0</text:p>
          </table:table-cell>
          <table:table-cell table:formula="of:=VLOOKUP([.$A25];[$consolidado_reed.$A$1:$consolidado_reed.$S$44];16;0)" office:value-type="float" office:value="1" calcext:value-type="float">
            <text:p>1</text:p>
          </table:table-cell>
          <table:table-cell table:formula="of:=VLOOKUP([.$A25];[$consolidado_reed.$A$1:$consolidado_reed.$S$44];18;0)" office:value-type="float" office:value="1" calcext:value-type="float">
            <text:p>1</text:p>
          </table:table-cell>
          <table:table-cell table:formula="of:=VLOOKUP([.$A25];[$consolidado_regras.$A$1:$consolidado_regras.$S$44];17;0)" office:value-type="float" office:value="2061" calcext:value-type="float">
            <text:p>2061</text:p>
          </table:table-cell>
          <table:table-cell table:formula="of:=VLOOKUP([.$A25];[$consolidado_regras.$A$1:$consolidado_regras.$S$44];19;0)" office:value-type="float" office:value="2618" calcext:value-type="float">
            <text:p>2618</text:p>
          </table:table-cell>
          <table:table-cell table:formula="of:=VLOOKUP([.$A25];[$consolidado_otimos.$A$1:$consolidado_otimos.$S$44];17;0)" office:value-type="float" office:value="2061" calcext:value-type="float">
            <text:p>2061</text:p>
          </table:table-cell>
          <table:table-cell table:formula="of:=VLOOKUP([.$A25];[$consolidado_otimos.$A$1:$consolidado_otimos.$S$44];19;0)" office:value-type="float" office:value="2061" calcext:value-type="float">
            <text:p>2061</text:p>
          </table:table-cell>
          <table:table-cell table:formula="of:=VLOOKUP([.$A25];[$consolidado_reed.$A$1:$consolidado_reed.$S$44];17;0)" office:value-type="float" office:value="2618" calcext:value-type="float">
            <text:p>2618</text:p>
          </table:table-cell>
          <table:table-cell table:formula="of:=VLOOKUP([.$A25];[$consolidado_reed.$A$1:$consolidado_reed.$S$44];19;0)" office:value-type="float" office:value="2618" calcext:value-type="float">
            <text:p>2618</text:p>
          </table:table-cell>
          <table:table-cell table:formula="of:=SUBSTITUTE(INDEX([.$D$1:.$I$1];MATCH(MAX([.D25:.I25]);[.D25:.I25];0));&quot;GC &quot;;&quot;&quot;)" office:value-type="string" office:string-value="Regras+Reed+Otimos" calcext:value-type="string">
            <text:p>Regras+Reed+Otimos</text:p>
          </table:table-cell>
          <table:table-cell table:formula="of:=SUBSTITUTE(INDEX([.$J$1:.$O$1];MATCH(MAX([.J25:.O25]);[.J25:.O25];0));&quot;QC &quot;;&quot;&quot;)" office:value-type="string" office:string-value="Regras+Reed+Otimos" calcext:value-type="string">
            <text:p>Regras+Reed+Otim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1-hwb7_15_inv.tfc</text:p>
          </table:table-cell>
          <table:table-cell table:style-name="ce12" table:formula="of:=VLOOKUP([.$A26];[$otimos.$A$2:$otimos.$H$99];2;0)" office:value-type="float" office:value="282" calcext:value-type="float">
            <text:p>282</text:p>
          </table:table-cell>
          <table:table-cell table:style-name="ce12" table:formula="of:=VLOOKUP([.$A26];[$otimos.$A$2:$otimos.$H$99];3;0)" office:value-type="float" office:value="27180" calcext:value-type="float">
            <text:p>27.180</text:p>
          </table:table-cell>
          <table:table-cell table:formula="of:=VLOOKUP([.$A26];[$consolidado_regras.$A$1:$consolidado_regras.$S$44];16;0)" office:value-type="float" office:value="1" calcext:value-type="float">
            <text:p>1</text:p>
          </table:table-cell>
          <table:table-cell table:formula="of:=VLOOKUP([.$A26];[$consolidado_regras.$A$1:$consolidado_regras.$S$44];18;0)" office:value-type="float" office:value="-1" calcext:value-type="float">
            <text:p>-1</text:p>
          </table:table-cell>
          <table:table-cell table:formula="of:=VLOOKUP([.$A26];[$consolidado_otimos.$A$1:$consolidado_otimos.$S$44];16;0)" office:value-type="float" office:value="1" calcext:value-type="float">
            <text:p>1</text:p>
          </table:table-cell>
          <table:table-cell table:formula="of:=VLOOKUP([.$A26];[$consolidado_otimos.$A$1:$consolidado_otimos.$S$44];18;0)" office:value-type="float" office:value="1" calcext:value-type="float">
            <text:p>1</text:p>
          </table:table-cell>
          <table:table-cell table:formula="of:=VLOOKUP([.$A26];[$consolidado_reed.$A$1:$consolidado_reed.$S$44];16;0)" office:value-type="float" office:value="-1" calcext:value-type="float">
            <text:p>-1</text:p>
          </table:table-cell>
          <table:table-cell table:formula="of:=VLOOKUP([.$A26];[$consolidado_reed.$A$1:$consolidado_reed.$S$44];18;0)" office:value-type="float" office:value="-1" calcext:value-type="float">
            <text:p>-1</text:p>
          </table:table-cell>
          <table:table-cell table:formula="of:=VLOOKUP([.$A26];[$consolidado_regras.$A$1:$consolidado_regras.$S$44];17;0)" office:value-type="float" office:value="1125" calcext:value-type="float">
            <text:p>1125</text:p>
          </table:table-cell>
          <table:table-cell table:formula="of:=VLOOKUP([.$A26];[$consolidado_regras.$A$1:$consolidado_regras.$S$44];19;0)" office:value-type="float" office:value="1695" calcext:value-type="float">
            <text:p>1695</text:p>
          </table:table-cell>
          <table:table-cell table:formula="of:=VLOOKUP([.$A26];[$consolidado_otimos.$A$1:$consolidado_otimos.$S$44];17;0)" office:value-type="float" office:value="1125" calcext:value-type="float">
            <text:p>1125</text:p>
          </table:table-cell>
          <table:table-cell table:formula="of:=VLOOKUP([.$A26];[$consolidado_otimos.$A$1:$consolidado_otimos.$S$44];19;0)" office:value-type="float" office:value="1125" calcext:value-type="float">
            <text:p>1125</text:p>
          </table:table-cell>
          <table:table-cell table:formula="of:=VLOOKUP([.$A26];[$consolidado_reed.$A$1:$consolidado_reed.$S$44];17;0)" office:value-type="float" office:value="1695" calcext:value-type="float">
            <text:p>1695</text:p>
          </table:table-cell>
          <table:table-cell table:formula="of:=VLOOKUP([.$A26];[$consolidado_reed.$A$1:$consolidado_reed.$S$44];19;0)" office:value-type="float" office:value="1695" calcext:value-type="float">
            <text:p>1695</text:p>
          </table:table-cell>
          <table:table-cell table:formula="of:=SUBSTITUTE(INDEX([.$D$1:.$I$1];MATCH(MAX([.D26:.I26]);[.D26:.I26];0));&quot;GC &quot;;&quot;&quot;)" office:value-type="string" office:string-value="Regras+Otimos+Reed" calcext:value-type="string">
            <text:p>Regras+Otimos+Reed</text:p>
          </table:table-cell>
          <table:table-cell table:formula="of:=SUBSTITUTE(INDEX([.$J$1:.$O$1];MATCH(MAX([.J26:.O26]);[.J26:.O26];0));&quot;QC &quot;;&quot;&quot;)" office:value-type="string" office:string-value="Regras+Reed+Otimos" calcext:value-type="string">
            <text:p>Regras+Reed+Otim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2-hwb7_15.tfc</text:p>
          </table:table-cell>
          <table:table-cell table:style-name="ce12" table:formula="of:=VLOOKUP([.$A27];[$otimos.$A$2:$otimos.$H$99];2;0)" office:value-type="float" office:value="353" calcext:value-type="float">
            <text:p>353</text:p>
          </table:table-cell>
          <table:table-cell table:style-name="ce12" table:formula="of:=VLOOKUP([.$A27];[$otimos.$A$2:$otimos.$H$99];3;0)" office:value-type="float" office:value="35117" calcext:value-type="float">
            <text:p>35.117</text:p>
          </table:table-cell>
          <table:table-cell table:formula="of:=VLOOKUP([.$A27];[$consolidado_regras.$A$1:$consolidado_regras.$S$44];16;0)" office:value-type="float" office:value="16" calcext:value-type="float">
            <text:p>16</text:p>
          </table:table-cell>
          <table:table-cell table:formula="of:=VLOOKUP([.$A27];[$consolidado_regras.$A$1:$consolidado_regras.$S$44];18;0)" office:value-type="float" office:value="16" calcext:value-type="float">
            <text:p>16</text:p>
          </table:table-cell>
          <table:table-cell table:formula="of:=VLOOKUP([.$A27];[$consolidado_otimos.$A$1:$consolidado_otimos.$S$44];16;0)" office:value-type="float" office:value="16" calcext:value-type="float">
            <text:p>16</text:p>
          </table:table-cell>
          <table:table-cell table:formula="of:=VLOOKUP([.$A27];[$consolidado_otimos.$A$1:$consolidado_otimos.$S$44];18;0)" office:value-type="float" office:value="16" calcext:value-type="float">
            <text:p>16</text:p>
          </table:table-cell>
          <table:table-cell table:formula="of:=VLOOKUP([.$A27];[$consolidado_reed.$A$1:$consolidado_reed.$S$44];16;0)" office:value-type="float" office:value="16" calcext:value-type="float">
            <text:p>16</text:p>
          </table:table-cell>
          <table:table-cell table:formula="of:=VLOOKUP([.$A27];[$consolidado_reed.$A$1:$consolidado_reed.$S$44];18;0)" office:value-type="float" office:value="18" calcext:value-type="float">
            <text:p>18</text:p>
          </table:table-cell>
          <table:table-cell table:formula="of:=VLOOKUP([.$A27];[$consolidado_regras.$A$1:$consolidado_regras.$S$44];17;0)" office:value-type="float" office:value="4644" calcext:value-type="float">
            <text:p>4644</text:p>
          </table:table-cell>
          <table:table-cell table:formula="of:=VLOOKUP([.$A27];[$consolidado_regras.$A$1:$consolidado_regras.$S$44];19;0)" office:value-type="float" office:value="5144" calcext:value-type="float">
            <text:p>5144</text:p>
          </table:table-cell>
          <table:table-cell table:formula="of:=VLOOKUP([.$A27];[$consolidado_otimos.$A$1:$consolidado_otimos.$S$44];17;0)" office:value-type="float" office:value="4644" calcext:value-type="float">
            <text:p>4644</text:p>
          </table:table-cell>
          <table:table-cell table:formula="of:=VLOOKUP([.$A27];[$consolidado_otimos.$A$1:$consolidado_otimos.$S$44];19;0)" office:value-type="float" office:value="4644" calcext:value-type="float">
            <text:p>4644</text:p>
          </table:table-cell>
          <table:table-cell table:formula="of:=VLOOKUP([.$A27];[$consolidado_reed.$A$1:$consolidado_reed.$S$44];17;0)" office:value-type="float" office:value="5144" calcext:value-type="float">
            <text:p>5144</text:p>
          </table:table-cell>
          <table:table-cell table:formula="of:=VLOOKUP([.$A27];[$consolidado_reed.$A$1:$consolidado_reed.$S$44];19;0)" office:value-type="float" office:value="5394" calcext:value-type="float">
            <text:p>5394</text:p>
          </table:table-cell>
          <table:table-cell table:formula="of:=SUBSTITUTE(INDEX([.$D$1:.$I$1];MATCH(MAX([.D27:.I27]);[.D27:.I27];0));&quot;GC &quot;;&quot;&quot;)" office:value-type="string" office:string-value="Reed+Otimos+Regras" calcext:value-type="string">
            <text:p>Reed+Otimos+Regras</text:p>
          </table:table-cell>
          <table:table-cell table:formula="of:=SUBSTITUTE(INDEX([.$J$1:.$O$1];MATCH(MAX([.J27:.O27]);[.J27:.O27];0));&quot;QC &quot;;&quot;&quot;)" office:value-type="string" office:string-value="Reed+Otimos+Regras" calcext:value-type="string">
            <text:p>Reed+Otimos+Regra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2-hwb7_15_inv.tfc</text:p>
          </table:table-cell>
          <table:table-cell table:style-name="ce12" table:formula="of:=VLOOKUP([.$A28];[$otimos.$A$2:$otimos.$H$99];2;0)" office:value-type="float" office:value="291" calcext:value-type="float">
            <text:p>291</text:p>
          </table:table-cell>
          <table:table-cell table:style-name="ce12" table:formula="of:=VLOOKUP([.$A28];[$otimos.$A$2:$otimos.$H$99];3;0)" office:value-type="float" office:value="27426" calcext:value-type="float">
            <text:p>27.426</text:p>
          </table:table-cell>
          <table:table-cell table:formula="of:=VLOOKUP([.$A28];[$consolidado_regras.$A$1:$consolidado_regras.$S$44];16;0)" office:value-type="float" office:value="4" calcext:value-type="float">
            <text:p>4</text:p>
          </table:table-cell>
          <table:table-cell table:formula="of:=VLOOKUP([.$A28];[$consolidado_regras.$A$1:$consolidado_regras.$S$44];18;0)" office:value-type="float" office:value="5" calcext:value-type="float">
            <text:p>5</text:p>
          </table:table-cell>
          <table:table-cell table:formula="of:=VLOOKUP([.$A28];[$consolidado_otimos.$A$1:$consolidado_otimos.$S$44];16;0)" office:value-type="float" office:value="2" calcext:value-type="float">
            <text:p>2</text:p>
          </table:table-cell>
          <table:table-cell table:formula="of:=VLOOKUP([.$A28];[$consolidado_otimos.$A$1:$consolidado_otimos.$S$44];18;0)" office:value-type="float" office:value="2" calcext:value-type="float">
            <text:p>2</text:p>
          </table:table-cell>
          <table:table-cell table:formula="of:=VLOOKUP([.$A28];[$consolidado_reed.$A$1:$consolidado_reed.$S$44];16;0)" office:value-type="float" office:value="5" calcext:value-type="float">
            <text:p>5</text:p>
          </table:table-cell>
          <table:table-cell table:formula="of:=VLOOKUP([.$A28];[$consolidado_reed.$A$1:$consolidado_reed.$S$44];18;0)" office:value-type="float" office:value="5" calcext:value-type="float">
            <text:p>5</text:p>
          </table:table-cell>
          <table:table-cell table:formula="of:=VLOOKUP([.$A28];[$consolidado_regras.$A$1:$consolidado_regras.$S$44];17;0)" office:value-type="float" office:value="2251" calcext:value-type="float">
            <text:p>2251</text:p>
          </table:table-cell>
          <table:table-cell table:formula="of:=VLOOKUP([.$A28];[$consolidado_regras.$A$1:$consolidado_regras.$S$44];19;0)" office:value-type="float" office:value="2907" calcext:value-type="float">
            <text:p>2907</text:p>
          </table:table-cell>
          <table:table-cell table:formula="of:=VLOOKUP([.$A28];[$consolidado_otimos.$A$1:$consolidado_otimos.$S$44];17;0)" office:value-type="float" office:value="2001" calcext:value-type="float">
            <text:p>2001</text:p>
          </table:table-cell>
          <table:table-cell table:formula="of:=VLOOKUP([.$A28];[$consolidado_otimos.$A$1:$consolidado_otimos.$S$44];19;0)" office:value-type="float" office:value="2001" calcext:value-type="float">
            <text:p>2001</text:p>
          </table:table-cell>
          <table:table-cell table:formula="of:=VLOOKUP([.$A28];[$consolidado_reed.$A$1:$consolidado_reed.$S$44];17;0)" office:value-type="float" office:value="2907" calcext:value-type="float">
            <text:p>2907</text:p>
          </table:table-cell>
          <table:table-cell table:formula="of:=VLOOKUP([.$A28];[$consolidado_reed.$A$1:$consolidado_reed.$S$44];19;0)" office:value-type="float" office:value="2907" calcext:value-type="float">
            <text:p>2907</text:p>
          </table:table-cell>
          <table:table-cell table:formula="of:=SUBSTITUTE(INDEX([.$D$1:.$I$1];MATCH(MAX([.D28:.I28]);[.D28:.I28];0));&quot;GC &quot;;&quot;&quot;)" office:value-type="string" office:string-value="Regras+Reed+Otimos" calcext:value-type="string">
            <text:p>Regras+Reed+Otimos</text:p>
          </table:table-cell>
          <table:table-cell table:formula="of:=SUBSTITUTE(INDEX([.$J$1:.$O$1];MATCH(MAX([.J28:.O28]);[.J28:.O28];0));&quot;QC &quot;;&quot;&quot;)" office:value-type="string" office:string-value="Regras+Reed+Otimos" calcext:value-type="string">
            <text:p>Regras+Reed+Otim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wb7-236.tfc</text:p>
          </table:table-cell>
          <table:table-cell table:style-name="ce12" table:formula="of:=VLOOKUP([.$A29];[$otimos.$A$2:$otimos.$H$99];2;0)" office:value-type="float" office:value="236" calcext:value-type="float">
            <text:p>236</text:p>
          </table:table-cell>
          <table:table-cell table:style-name="ce12" table:formula="of:=VLOOKUP([.$A29];[$otimos.$A$2:$otimos.$H$99];3;0)" office:value-type="float" office:value="4188" calcext:value-type="float">
            <text:p>4.188</text:p>
          </table:table-cell>
          <table:table-cell table:formula="of:=VLOOKUP([.$A29];[$consolidado_regras.$A$1:$consolidado_regras.$S$44];16;0)" office:value-type="float" office:value="-9" calcext:value-type="float">
            <text:p>-9</text:p>
          </table:table-cell>
          <table:table-cell table:formula="of:=VLOOKUP([.$A29];[$consolidado_regras.$A$1:$consolidado_regras.$S$44];18;0)" office:value-type="float" office:value="-7" calcext:value-type="float">
            <text:p>-7</text:p>
          </table:table-cell>
          <table:table-cell table:formula="of:=VLOOKUP([.$A29];[$consolidado_otimos.$A$1:$consolidado_otimos.$S$44];16;0)" office:value-type="float" office:value="-9" calcext:value-type="float">
            <text:p>-9</text:p>
          </table:table-cell>
          <table:table-cell table:formula="of:=VLOOKUP([.$A29];[$consolidado_otimos.$A$1:$consolidado_otimos.$S$44];18;0)" office:value-type="float" office:value="-9" calcext:value-type="float">
            <text:p>-9</text:p>
          </table:table-cell>
          <table:table-cell table:formula="of:=VLOOKUP([.$A29];[$consolidado_reed.$A$1:$consolidado_reed.$S$44];16;0)" office:value-type="float" office:value="-7" calcext:value-type="float">
            <text:p>-7</text:p>
          </table:table-cell>
          <table:table-cell table:formula="of:=VLOOKUP([.$A29];[$consolidado_reed.$A$1:$consolidado_reed.$S$44];18;0)" office:value-type="float" office:value="-7" calcext:value-type="float">
            <text:p>-7</text:p>
          </table:table-cell>
          <table:table-cell table:formula="of:=VLOOKUP([.$A29];[$consolidado_regras.$A$1:$consolidado_regras.$S$44];17;0)" office:value-type="float" office:value="-1485" calcext:value-type="float">
            <text:p>-1485</text:p>
          </table:table-cell>
          <table:table-cell table:formula="of:=VLOOKUP([.$A29];[$consolidado_regras.$A$1:$consolidado_regras.$S$44];19;0)" office:value-type="float" office:value="-1027" calcext:value-type="float">
            <text:p>-1027</text:p>
          </table:table-cell>
          <table:table-cell table:formula="of:=VLOOKUP([.$A29];[$consolidado_otimos.$A$1:$consolidado_otimos.$S$44];17;0)" office:value-type="float" office:value="-1485" calcext:value-type="float">
            <text:p>-1485</text:p>
          </table:table-cell>
          <table:table-cell table:formula="of:=VLOOKUP([.$A29];[$consolidado_otimos.$A$1:$consolidado_otimos.$S$44];19;0)" office:value-type="float" office:value="-1485" calcext:value-type="float">
            <text:p>-1485</text:p>
          </table:table-cell>
          <table:table-cell table:formula="of:=VLOOKUP([.$A29];[$consolidado_reed.$A$1:$consolidado_reed.$S$44];17;0)" office:value-type="float" office:value="-1027" calcext:value-type="float">
            <text:p>-1027</text:p>
          </table:table-cell>
          <table:table-cell table:formula="of:=VLOOKUP([.$A29];[$consolidado_reed.$A$1:$consolidado_reed.$S$44];19;0)" office:value-type="float" office:value="-1027" calcext:value-type="float">
            <text:p>-1027</text:p>
          </table:table-cell>
          <table:table-cell table:formula="of:=SUBSTITUTE(INDEX([.$D$1:.$I$1];MATCH(MAX([.D29:.I29]);[.D29:.I29];0));&quot;GC &quot;;&quot;&quot;)" office:value-type="string" office:string-value="Regras+Reed+Otimos" calcext:value-type="string">
            <text:p>Regras+Reed+Otimos</text:p>
          </table:table-cell>
          <table:table-cell table:formula="of:=SUBSTITUTE(INDEX([.$J$1:.$O$1];MATCH(MAX([.J29:.O29]);[.J29:.O29];0));&quot;QC &quot;;&quot;&quot;)" office:value-type="string" office:string-value="Regras+Reed+Otimos" calcext:value-type="string">
            <text:p>Regras+Reed+Otim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wb7-331-2609a.tfc</text:p>
          </table:table-cell>
          <table:table-cell table:style-name="ce12" table:formula="of:=VLOOKUP([.$A30];[$otimos.$A$2:$otimos.$H$99];2;0)" office:value-type="float" office:value="331" calcext:value-type="float">
            <text:p>331</text:p>
          </table:table-cell>
          <table:table-cell table:style-name="ce12" table:formula="of:=VLOOKUP([.$A30];[$otimos.$A$2:$otimos.$H$99];3;0)" office:value-type="float" office:value="2839" calcext:value-type="float">
            <text:p>2.839</text:p>
          </table:table-cell>
          <table:table-cell table:formula="of:=VLOOKUP([.$A30];[$consolidado_regras.$A$1:$consolidado_regras.$S$44];16;0)" office:value-type="float" office:value="-1" calcext:value-type="float">
            <text:p>-1</text:p>
          </table:table-cell>
          <table:table-cell table:formula="of:=VLOOKUP([.$A30];[$consolidado_regras.$A$1:$consolidado_regras.$S$44];18;0)" office:value-type="float" office:value="3" calcext:value-type="float">
            <text:p>3</text:p>
          </table:table-cell>
          <table:table-cell table:formula="of:=VLOOKUP([.$A30];[$consolidado_otimos.$A$1:$consolidado_otimos.$S$44];16;0)" office:value-type="float" office:value="-3" calcext:value-type="float">
            <text:p>-3</text:p>
          </table:table-cell>
          <table:table-cell table:formula="of:=VLOOKUP([.$A30];[$consolidado_otimos.$A$1:$consolidado_otimos.$S$44];18;0)" office:value-type="float" office:value="-3" calcext:value-type="float">
            <text:p>-3</text:p>
          </table:table-cell>
          <table:table-cell table:formula="of:=VLOOKUP([.$A30];[$consolidado_reed.$A$1:$consolidado_reed.$S$44];16;0)" office:value-type="float" office:value="1" calcext:value-type="float">
            <text:p>1</text:p>
          </table:table-cell>
          <table:table-cell table:formula="of:=VLOOKUP([.$A30];[$consolidado_reed.$A$1:$consolidado_reed.$S$44];18;0)" office:value-type="float" office:value="1" calcext:value-type="float">
            <text:p>1</text:p>
          </table:table-cell>
          <table:table-cell table:formula="of:=VLOOKUP([.$A30];[$consolidado_regras.$A$1:$consolidado_regras.$S$44];17;0)" office:value-type="float" office:value="-369" calcext:value-type="float">
            <text:p>-369</text:p>
          </table:table-cell>
          <table:table-cell table:formula="of:=VLOOKUP([.$A30];[$consolidado_regras.$A$1:$consolidado_regras.$S$44];19;0)" office:value-type="float" office:value="-145" calcext:value-type="float">
            <text:p>-145</text:p>
          </table:table-cell>
          <table:table-cell table:formula="of:=VLOOKUP([.$A30];[$consolidado_otimos.$A$1:$consolidado_otimos.$S$44];17;0)" office:value-type="float" office:value="-375" calcext:value-type="float">
            <text:p>-375</text:p>
          </table:table-cell>
          <table:table-cell table:formula="of:=VLOOKUP([.$A30];[$consolidado_otimos.$A$1:$consolidado_otimos.$S$44];19;0)" office:value-type="float" office:value="-375" calcext:value-type="float">
            <text:p>-375</text:p>
          </table:table-cell>
          <table:table-cell table:formula="of:=VLOOKUP([.$A30];[$consolidado_reed.$A$1:$consolidado_reed.$S$44];17;0)" office:value-type="float" office:value="-151" calcext:value-type="float">
            <text:p>-151</text:p>
          </table:table-cell>
          <table:table-cell table:formula="of:=VLOOKUP([.$A30];[$consolidado_reed.$A$1:$consolidado_reed.$S$44];19;0)" office:value-type="float" office:value="-151" calcext:value-type="float">
            <text:p>-151</text:p>
          </table:table-cell>
          <table:table-cell table:formula="of:=SUBSTITUTE(INDEX([.$D$1:.$I$1];MATCH(MAX([.D30:.I30]);[.D30:.I30];0));&quot;GC &quot;;&quot;&quot;)" office:value-type="string" office:string-value="Regras+Reed+Otimos" calcext:value-type="string">
            <text:p>Regras+Reed+Otimos</text:p>
          </table:table-cell>
          <table:table-cell table:formula="of:=SUBSTITUTE(INDEX([.$J$1:.$O$1];MATCH(MAX([.J30:.O30]);[.J30:.O30];0));&quot;QC &quot;;&quot;&quot;)" office:value-type="string" office:string-value="Regras+Reed+Otimos" calcext:value-type="string">
            <text:p>Regras+Reed+Otim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wb7tc.tfc</text:p>
          </table:table-cell>
          <table:table-cell table:style-name="ce12" table:formula="of:=VLOOKUP([.$A31];[$otimos.$A$2:$otimos.$H$99];2;0)" office:value-type="float" office:value="289" calcext:value-type="float">
            <text:p>289</text:p>
          </table:table-cell>
          <table:table-cell table:style-name="ce12" table:formula="of:=VLOOKUP([.$A31];[$otimos.$A$2:$otimos.$H$99];3;0)" office:value-type="float" office:value="5641" calcext:value-type="float">
            <text:p>5.641</text:p>
          </table:table-cell>
          <table:table-cell table:formula="of:=VLOOKUP([.$A31];[$consolidado_regras.$A$1:$consolidado_regras.$S$44];16;0)" office:value-type="float" office:value="-15" calcext:value-type="float">
            <text:p>-15</text:p>
          </table:table-cell>
          <table:table-cell table:formula="of:=VLOOKUP([.$A31];[$consolidado_regras.$A$1:$consolidado_regras.$S$44];18;0)" office:value-type="float" office:value="-13" calcext:value-type="float">
            <text:p>-13</text:p>
          </table:table-cell>
          <table:table-cell table:formula="of:=VLOOKUP([.$A31];[$consolidado_otimos.$A$1:$consolidado_otimos.$S$44];16;0)" office:value-type="float" office:value="-15" calcext:value-type="float">
            <text:p>-15</text:p>
          </table:table-cell>
          <table:table-cell table:formula="of:=VLOOKUP([.$A31];[$consolidado_otimos.$A$1:$consolidado_otimos.$S$44];18;0)" office:value-type="float" office:value="-15" calcext:value-type="float">
            <text:p>-15</text:p>
          </table:table-cell>
          <table:table-cell table:formula="of:=VLOOKUP([.$A31];[$consolidado_reed.$A$1:$consolidado_reed.$S$44];16;0)" office:value-type="float" office:value="-13" calcext:value-type="float">
            <text:p>-13</text:p>
          </table:table-cell>
          <table:table-cell table:formula="of:=VLOOKUP([.$A31];[$consolidado_reed.$A$1:$consolidado_reed.$S$44];18;0)" office:value-type="float" office:value="-13" calcext:value-type="float">
            <text:p>-13</text:p>
          </table:table-cell>
          <table:table-cell table:formula="of:=VLOOKUP([.$A31];[$consolidado_regras.$A$1:$consolidado_regras.$S$44];17;0)" office:value-type="float" office:value="-2147" calcext:value-type="float">
            <text:p>-2147</text:p>
          </table:table-cell>
          <table:table-cell table:formula="of:=VLOOKUP([.$A31];[$consolidado_regras.$A$1:$consolidado_regras.$S$44];19;0)" office:value-type="float" office:value="-1749" calcext:value-type="float">
            <text:p>-1749</text:p>
          </table:table-cell>
          <table:table-cell table:formula="of:=VLOOKUP([.$A31];[$consolidado_otimos.$A$1:$consolidado_otimos.$S$44];17;0)" office:value-type="float" office:value="-2147" calcext:value-type="float">
            <text:p>-2147</text:p>
          </table:table-cell>
          <table:table-cell table:formula="of:=VLOOKUP([.$A31];[$consolidado_otimos.$A$1:$consolidado_otimos.$S$44];19;0)" office:value-type="float" office:value="-2147" calcext:value-type="float">
            <text:p>-2147</text:p>
          </table:table-cell>
          <table:table-cell table:formula="of:=VLOOKUP([.$A31];[$consolidado_reed.$A$1:$consolidado_reed.$S$44];17;0)" office:value-type="float" office:value="-1749" calcext:value-type="float">
            <text:p>-1749</text:p>
          </table:table-cell>
          <table:table-cell table:formula="of:=VLOOKUP([.$A31];[$consolidado_reed.$A$1:$consolidado_reed.$S$44];19;0)" office:value-type="float" office:value="-1749" calcext:value-type="float">
            <text:p>-1749</text:p>
          </table:table-cell>
          <table:table-cell table:formula="of:=SUBSTITUTE(INDEX([.$D$1:.$I$1];MATCH(MAX([.D31:.I31]);[.D31:.I31];0));&quot;GC &quot;;&quot;&quot;)" office:value-type="string" office:string-value="Regras+Reed+Otimos" calcext:value-type="string">
            <text:p>Regras+Reed+Otimos</text:p>
          </table:table-cell>
          <table:table-cell table:formula="of:=SUBSTITUTE(INDEX([.$J$1:.$O$1];MATCH(MAX([.J31:.O31]);[.J31:.O31];0));&quot;QC &quot;;&quot;&quot;)" office:value-type="string" office:string-value="Regras+Reed+Otimos" calcext:value-type="string">
            <text:p>Regras+Reed+Otim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wb8-614-12745a.tfc</text:p>
          </table:table-cell>
          <table:table-cell table:style-name="ce12" table:formula="of:=VLOOKUP([.$A32];[$otimos.$A$2:$otimos.$H$99];2;0)" office:value-type="float" office:value="614" calcext:value-type="float">
            <text:p>614</text:p>
          </table:table-cell>
          <table:table-cell table:style-name="ce12" table:formula="of:=VLOOKUP([.$A32];[$otimos.$A$2:$otimos.$H$99];3;0)" office:value-type="float" office:value="17426" calcext:value-type="float">
            <text:p>17.426</text:p>
          </table:table-cell>
          <table:table-cell table:formula="of:=VLOOKUP([.$A32];[$consolidado_regras.$A$1:$consolidado_regras.$S$44];16;0)" office:value-type="float" office:value="-5" calcext:value-type="float">
            <text:p>-5</text:p>
          </table:table-cell>
          <table:table-cell table:formula="of:=VLOOKUP([.$A32];[$consolidado_regras.$A$1:$consolidado_regras.$S$44];18;0)" office:value-type="float" office:value="-4" calcext:value-type="float">
            <text:p>-4</text:p>
          </table:table-cell>
          <table:table-cell table:formula="of:=VLOOKUP([.$A32];[$consolidado_otimos.$A$1:$consolidado_otimos.$S$44];16;0)" office:value-type="float" office:value="-5" calcext:value-type="float">
            <text:p>-5</text:p>
          </table:table-cell>
          <table:table-cell table:formula="of:=VLOOKUP([.$A32];[$consolidado_otimos.$A$1:$consolidado_otimos.$S$44];18;0)" office:value-type="float" office:value="-5" calcext:value-type="float">
            <text:p>-5</text:p>
          </table:table-cell>
          <table:table-cell table:formula="of:=VLOOKUP([.$A32];[$consolidado_reed.$A$1:$consolidado_reed.$S$44];16;0)" office:value-type="float" office:value="-4" calcext:value-type="float">
            <text:p>-4</text:p>
          </table:table-cell>
          <table:table-cell table:formula="of:=VLOOKUP([.$A32];[$consolidado_reed.$A$1:$consolidado_reed.$S$44];18;0)" office:value-type="float" office:value="-4" calcext:value-type="float">
            <text:p>-4</text:p>
          </table:table-cell>
          <table:table-cell table:formula="of:=VLOOKUP([.$A32];[$consolidado_regras.$A$1:$consolidado_regras.$S$44];17;0)" office:value-type="float" office:value="-2941" calcext:value-type="float">
            <text:p>-2941</text:p>
          </table:table-cell>
          <table:table-cell table:formula="of:=VLOOKUP([.$A32];[$consolidado_regras.$A$1:$consolidado_regras.$S$44];19;0)" office:value-type="float" office:value="-2692" calcext:value-type="float">
            <text:p>-2692</text:p>
          </table:table-cell>
          <table:table-cell table:formula="of:=VLOOKUP([.$A32];[$consolidado_otimos.$A$1:$consolidado_otimos.$S$44];17;0)" office:value-type="float" office:value="-2941" calcext:value-type="float">
            <text:p>-2941</text:p>
          </table:table-cell>
          <table:table-cell table:formula="of:=VLOOKUP([.$A32];[$consolidado_otimos.$A$1:$consolidado_otimos.$S$44];19;0)" office:value-type="float" office:value="-2941" calcext:value-type="float">
            <text:p>-2941</text:p>
          </table:table-cell>
          <table:table-cell table:formula="of:=VLOOKUP([.$A32];[$consolidado_reed.$A$1:$consolidado_reed.$S$44];17;0)" office:value-type="float" office:value="-2692" calcext:value-type="float">
            <text:p>-2692</text:p>
          </table:table-cell>
          <table:table-cell table:formula="of:=VLOOKUP([.$A32];[$consolidado_reed.$A$1:$consolidado_reed.$S$44];19;0)" office:value-type="float" office:value="-2692" calcext:value-type="float">
            <text:p>-2692</text:p>
          </table:table-cell>
          <table:table-cell table:formula="of:=SUBSTITUTE(INDEX([.$D$1:.$I$1];MATCH(MAX([.D32:.I32]);[.D32:.I32];0));&quot;GC &quot;;&quot;&quot;)" office:value-type="string" office:string-value="Regras+Reed+Otimos" calcext:value-type="string">
            <text:p>Regras+Reed+Otimos</text:p>
          </table:table-cell>
          <table:table-cell table:formula="of:=SUBSTITUTE(INDEX([.$J$1:.$O$1];MATCH(MAX([.J32:.O32]);[.J32:.O32];0));&quot;QC &quot;;&quot;&quot;)" office:value-type="string" office:string-value="Regras+Reed+Otimos" calcext:value-type="string">
            <text:p>Regras+Reed+Otim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wb8-637.tfc</text:p>
          </table:table-cell>
          <table:table-cell table:style-name="ce12" table:formula="of:=VLOOKUP([.$A33];[$otimos.$A$2:$otimos.$H$99];2;0)" office:value-type="float" office:value="637" calcext:value-type="float">
            <text:p>637</text:p>
          </table:table-cell>
          <table:table-cell table:style-name="ce12" table:formula="of:=VLOOKUP([.$A33];[$otimos.$A$2:$otimos.$H$99];3;0)" office:value-type="float" office:value="19305" calcext:value-type="float">
            <text:p>19.305</text:p>
          </table:table-cell>
          <table:table-cell table:formula="of:=VLOOKUP([.$A33];[$consolidado_regras.$A$1:$consolidado_regras.$S$44];16;0)" office:value-type="float" office:value="-14" calcext:value-type="float">
            <text:p>-14</text:p>
          </table:table-cell>
          <table:table-cell table:formula="of:=VLOOKUP([.$A33];[$consolidado_regras.$A$1:$consolidado_regras.$S$44];18;0)" office:value-type="float" office:value="-6" calcext:value-type="float">
            <text:p>-6</text:p>
          </table:table-cell>
          <table:table-cell table:formula="of:=VLOOKUP([.$A33];[$consolidado_otimos.$A$1:$consolidado_otimos.$S$44];16;0)" office:value-type="float" office:value="-14" calcext:value-type="float">
            <text:p>-14</text:p>
          </table:table-cell>
          <table:table-cell table:formula="of:=VLOOKUP([.$A33];[$consolidado_otimos.$A$1:$consolidado_otimos.$S$44];18;0)" office:value-type="float" office:value="-14" calcext:value-type="float">
            <text:p>-14</text:p>
          </table:table-cell>
          <table:table-cell table:formula="of:=VLOOKUP([.$A33];[$consolidado_reed.$A$1:$consolidado_reed.$S$44];16;0)" office:value-type="float" office:value="-6" calcext:value-type="float">
            <text:p>-6</text:p>
          </table:table-cell>
          <table:table-cell table:formula="of:=VLOOKUP([.$A33];[$consolidado_reed.$A$1:$consolidado_reed.$S$44];18;0)" office:value-type="float" office:value="-6" calcext:value-type="float">
            <text:p>-6</text:p>
          </table:table-cell>
          <table:table-cell table:formula="of:=VLOOKUP([.$A33];[$consolidado_regras.$A$1:$consolidado_regras.$S$44];17;0)" office:value-type="float" office:value="-5454" calcext:value-type="float">
            <text:p>-5454</text:p>
          </table:table-cell>
          <table:table-cell table:formula="of:=VLOOKUP([.$A33];[$consolidado_regras.$A$1:$consolidado_regras.$S$44];19;0)" office:value-type="float" office:value="-2606" calcext:value-type="float">
            <text:p>-2606</text:p>
          </table:table-cell>
          <table:table-cell table:formula="of:=VLOOKUP([.$A33];[$consolidado_otimos.$A$1:$consolidado_otimos.$S$44];17;0)" office:value-type="float" office:value="-5454" calcext:value-type="float">
            <text:p>-5454</text:p>
          </table:table-cell>
          <table:table-cell table:formula="of:=VLOOKUP([.$A33];[$consolidado_otimos.$A$1:$consolidado_otimos.$S$44];19;0)" office:value-type="float" office:value="-5454" calcext:value-type="float">
            <text:p>-5454</text:p>
          </table:table-cell>
          <table:table-cell table:formula="of:=VLOOKUP([.$A33];[$consolidado_reed.$A$1:$consolidado_reed.$S$44];17;0)" office:value-type="float" office:value="-2606" calcext:value-type="float">
            <text:p>-2606</text:p>
          </table:table-cell>
          <table:table-cell table:formula="of:=VLOOKUP([.$A33];[$consolidado_reed.$A$1:$consolidado_reed.$S$44];19;0)" office:value-type="float" office:value="-2606" calcext:value-type="float">
            <text:p>-2606</text:p>
          </table:table-cell>
          <table:table-cell table:formula="of:=SUBSTITUTE(INDEX([.$D$1:.$I$1];MATCH(MAX([.D33:.I33]);[.D33:.I33];0));&quot;GC &quot;;&quot;&quot;)" office:value-type="string" office:string-value="Regras+Reed+Otimos" calcext:value-type="string">
            <text:p>Regras+Reed+Otimos</text:p>
          </table:table-cell>
          <table:table-cell table:formula="of:=SUBSTITUTE(INDEX([.$J$1:.$O$1];MATCH(MAX([.J33:.O33]);[.J33:.O33];0));&quot;QC &quot;;&quot;&quot;)" office:value-type="string" office:string-value="Regras+Reed+Otimos" calcext:value-type="string">
            <text:p>Regras+Reed+Otim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wb8-749-6197a.tfc</text:p>
          </table:table-cell>
          <table:table-cell table:style-name="ce12" table:formula="of:=VLOOKUP([.$A34];[$otimos.$A$2:$otimos.$H$99];2;0)" office:value-type="float" office:value="749" calcext:value-type="float">
            <text:p>749</text:p>
          </table:table-cell>
          <table:table-cell table:style-name="ce12" table:formula="of:=VLOOKUP([.$A34];[$otimos.$A$2:$otimos.$H$99];3;0)" office:value-type="float" office:value="8341" calcext:value-type="float">
            <text:p>8.341</text:p>
          </table:table-cell>
          <table:table-cell table:formula="of:=VLOOKUP([.$A34];[$consolidado_regras.$A$1:$consolidado_regras.$S$44];16;0)" office:value-type="float" office:value="15" calcext:value-type="float">
            <text:p>15</text:p>
          </table:table-cell>
          <table:table-cell table:formula="of:=VLOOKUP([.$A34];[$consolidado_regras.$A$1:$consolidado_regras.$S$44];18;0)" office:value-type="float" office:value="20" calcext:value-type="float">
            <text:p>20</text:p>
          </table:table-cell>
          <table:table-cell table:formula="of:=VLOOKUP([.$A34];[$consolidado_otimos.$A$1:$consolidado_otimos.$S$44];16;0)" office:value-type="float" office:value="10" calcext:value-type="float">
            <text:p>10</text:p>
          </table:table-cell>
          <table:table-cell table:formula="of:=VLOOKUP([.$A34];[$consolidado_otimos.$A$1:$consolidado_otimos.$S$44];18;0)" office:value-type="float" office:value="5" calcext:value-type="float">
            <text:p>5</text:p>
          </table:table-cell>
          <table:table-cell table:formula="of:=VLOOKUP([.$A34];[$consolidado_reed.$A$1:$consolidado_reed.$S$44];16;0)" office:value-type="float" office:value="14" calcext:value-type="float">
            <text:p>14</text:p>
          </table:table-cell>
          <table:table-cell table:formula="of:=VLOOKUP([.$A34];[$consolidado_reed.$A$1:$consolidado_reed.$S$44];18;0)" office:value-type="float" office:value="12" calcext:value-type="float">
            <text:p>12</text:p>
          </table:table-cell>
          <table:table-cell table:formula="of:=VLOOKUP([.$A34];[$consolidado_regras.$A$1:$consolidado_regras.$S$44];17;0)" office:value-type="float" office:value="-657" calcext:value-type="float">
            <text:p>-657</text:p>
          </table:table-cell>
          <table:table-cell table:formula="of:=VLOOKUP([.$A34];[$consolidado_regras.$A$1:$consolidado_regras.$S$44];19;0)" office:value-type="float" office:value="-644" calcext:value-type="float">
            <text:p>-644</text:p>
          </table:table-cell>
          <table:table-cell table:formula="of:=VLOOKUP([.$A34];[$consolidado_otimos.$A$1:$consolidado_otimos.$S$44];17;0)" office:value-type="float" office:value="-672" calcext:value-type="float">
            <text:p>-672</text:p>
          </table:table-cell>
          <table:table-cell table:formula="of:=VLOOKUP([.$A34];[$consolidado_otimos.$A$1:$consolidado_otimos.$S$44];19;0)" office:value-type="float" office:value="-725" calcext:value-type="float">
            <text:p>-725</text:p>
          </table:table-cell>
          <table:table-cell table:formula="of:=VLOOKUP([.$A34];[$consolidado_reed.$A$1:$consolidado_reed.$S$44];17;0)" office:value-type="float" office:value="-703" calcext:value-type="float">
            <text:p>-703</text:p>
          </table:table-cell>
          <table:table-cell table:formula="of:=VLOOKUP([.$A34];[$consolidado_reed.$A$1:$consolidado_reed.$S$44];19;0)" office:value-type="float" office:value="-707" calcext:value-type="float">
            <text:p>-707</text:p>
          </table:table-cell>
          <table:table-cell table:formula="of:=SUBSTITUTE(INDEX([.$D$1:.$I$1];MATCH(MAX([.D34:.I34]);[.D34:.I34];0));&quot;GC &quot;;&quot;&quot;)" office:value-type="string" office:string-value="Regras+Reed+Otimos" calcext:value-type="string">
            <text:p>Regras+Reed+Otimos</text:p>
          </table:table-cell>
          <table:table-cell table:formula="of:=SUBSTITUTE(INDEX([.$J$1:.$O$1];MATCH(MAX([.J34:.O34]);[.J34:.O34];0));&quot;QC &quot;;&quot;&quot;)" office:value-type="string" office:string-value="Regras+Reed+Otimos" calcext:value-type="string">
            <text:p>Regras+Reed+Otim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wb8_2710_6940.tfc</text:p>
          </table:table-cell>
          <table:table-cell table:style-name="ce12" table:formula="of:=VLOOKUP([.$A35];[$otimos.$A$2:$otimos.$H$99];2;0)" office:value-type="float" office:value="2710" calcext:value-type="float">
            <text:p>2.710</text:p>
          </table:table-cell>
          <table:table-cell table:style-name="ce12" table:formula="of:=VLOOKUP([.$A35];[$otimos.$A$2:$otimos.$H$99];3;0)" office:value-type="float" office:value="7738" calcext:value-type="float">
            <text:p>7.738</text:p>
          </table:table-cell>
          <table:table-cell table:formula="of:=VLOOKUP([.$A35];[$consolidado_regras.$A$1:$consolidado_regras.$S$44];16;0)" office:value-type="float" office:value="110" calcext:value-type="float">
            <text:p>110</text:p>
          </table:table-cell>
          <table:table-cell table:formula="of:=VLOOKUP([.$A35];[$consolidado_regras.$A$1:$consolidado_regras.$S$44];18;0)" office:value-type="float" office:value="146" calcext:value-type="float">
            <text:p>146</text:p>
          </table:table-cell>
          <table:table-cell table:formula="of:=VLOOKUP([.$A35];[$consolidado_otimos.$A$1:$consolidado_otimos.$S$44];16;0)" office:value-type="float" office:value="97" calcext:value-type="float">
            <text:p>97</text:p>
          </table:table-cell>
          <table:table-cell table:formula="of:=VLOOKUP([.$A35];[$consolidado_otimos.$A$1:$consolidado_otimos.$S$44];18;0)" office:value-type="float" office:value="95" calcext:value-type="float">
            <text:p>95</text:p>
          </table:table-cell>
          <table:table-cell table:formula="of:=VLOOKUP([.$A35];[$consolidado_reed.$A$1:$consolidado_reed.$S$44];16;0)" office:value-type="float" office:value="145" calcext:value-type="float">
            <text:p>145</text:p>
          </table:table-cell>
          <table:table-cell table:formula="of:=VLOOKUP([.$A35];[$consolidado_reed.$A$1:$consolidado_reed.$S$44];18;0)" office:value-type="float" office:value="142" calcext:value-type="float">
            <text:p>142</text:p>
          </table:table-cell>
          <table:table-cell table:formula="of:=VLOOKUP([.$A35];[$consolidado_regras.$A$1:$consolidado_regras.$S$44];17;0)" office:value-type="float" office:value="-746" calcext:value-type="float">
            <text:p>-746</text:p>
          </table:table-cell>
          <table:table-cell table:formula="of:=VLOOKUP([.$A35];[$consolidado_regras.$A$1:$consolidado_regras.$S$44];19;0)" office:value-type="float" office:value="-344" calcext:value-type="float">
            <text:p>-344</text:p>
          </table:table-cell>
          <table:table-cell table:formula="of:=VLOOKUP([.$A35];[$consolidado_otimos.$A$1:$consolidado_otimos.$S$44];17;0)" office:value-type="float" office:value="-911" calcext:value-type="float">
            <text:p>-911</text:p>
          </table:table-cell>
          <table:table-cell table:formula="of:=VLOOKUP([.$A35];[$consolidado_otimos.$A$1:$consolidado_otimos.$S$44];19;0)" office:value-type="float" office:value="-917" calcext:value-type="float">
            <text:p>-917</text:p>
          </table:table-cell>
          <table:table-cell table:formula="of:=VLOOKUP([.$A35];[$consolidado_reed.$A$1:$consolidado_reed.$S$44];17;0)" office:value-type="float" office:value="-347" calcext:value-type="float">
            <text:p>-347</text:p>
          </table:table-cell>
          <table:table-cell table:formula="of:=VLOOKUP([.$A35];[$consolidado_reed.$A$1:$consolidado_reed.$S$44];19;0)" office:value-type="float" office:value="-352" calcext:value-type="float">
            <text:p>-352</text:p>
          </table:table-cell>
          <table:table-cell table:formula="of:=SUBSTITUTE(INDEX([.$D$1:.$I$1];MATCH(MAX([.D35:.I35]);[.D35:.I35];0));&quot;GC &quot;;&quot;&quot;)" office:value-type="string" office:string-value="Regras+Reed+Otimos" calcext:value-type="string">
            <text:p>Regras+Reed+Otimos</text:p>
          </table:table-cell>
          <table:table-cell table:formula="of:=SUBSTITUTE(INDEX([.$J$1:.$O$1];MATCH(MAX([.J35:.O35]);[.J35:.O35];0));&quot;QC &quot;;&quot;&quot;)" office:value-type="string" office:string-value="Regras+Reed+Otimos" calcext:value-type="string">
            <text:p>Regras+Reed+Otim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wb9-1541.tfc</text:p>
          </table:table-cell>
          <table:table-cell table:style-name="ce12" table:formula="of:=VLOOKUP([.$A36];[$otimos.$A$2:$otimos.$H$99];2;0)" office:value-type="float" office:value="1541" calcext:value-type="float">
            <text:p>1.541</text:p>
          </table:table-cell>
          <table:table-cell table:style-name="ce12" table:formula="of:=VLOOKUP([.$A36];[$otimos.$A$2:$otimos.$H$99];3;0)" office:value-type="float" office:value="63613" calcext:value-type="float">
            <text:p>63.613</text:p>
          </table:table-cell>
          <table:table-cell table:formula="of:=VLOOKUP([.$A36];[$consolidado_regras.$A$1:$consolidado_regras.$S$44];16;0)" office:value-type="float" office:value="-47" calcext:value-type="float">
            <text:p>-47</text:p>
          </table:table-cell>
          <table:table-cell table:formula="of:=VLOOKUP([.$A36];[$consolidado_regras.$A$1:$consolidado_regras.$S$44];18;0)" office:value-type="float" office:value="-47" calcext:value-type="float">
            <text:p>-47</text:p>
          </table:table-cell>
          <table:table-cell table:formula="of:=VLOOKUP([.$A36];[$consolidado_otimos.$A$1:$consolidado_otimos.$S$44];16;0)" office:value-type="float" office:value="-47" calcext:value-type="float">
            <text:p>-47</text:p>
          </table:table-cell>
          <table:table-cell table:formula="of:=VLOOKUP([.$A36];[$consolidado_otimos.$A$1:$consolidado_otimos.$S$44];18;0)" office:value-type="float" office:value="-47" calcext:value-type="float">
            <text:p>-47</text:p>
          </table:table-cell>
          <table:table-cell table:formula="of:=VLOOKUP([.$A36];[$consolidado_reed.$A$1:$consolidado_reed.$S$44];16;0)" office:value-type="float" office:value="-47" calcext:value-type="float">
            <text:p>-47</text:p>
          </table:table-cell>
          <table:table-cell table:formula="of:=VLOOKUP([.$A36];[$consolidado_reed.$A$1:$consolidado_reed.$S$44];18;0)" office:value-type="float" office:value="-47" calcext:value-type="float">
            <text:p>-47</text:p>
          </table:table-cell>
          <table:table-cell table:formula="of:=VLOOKUP([.$A36];[$consolidado_regras.$A$1:$consolidado_regras.$S$44];17;0)" office:value-type="float" office:value="-14619" calcext:value-type="float">
            <text:p>-14619</text:p>
          </table:table-cell>
          <table:table-cell table:formula="of:=VLOOKUP([.$A36];[$consolidado_regras.$A$1:$consolidado_regras.$S$44];19;0)" office:value-type="float" office:value="-12379" calcext:value-type="float">
            <text:p>-12379</text:p>
          </table:table-cell>
          <table:table-cell table:formula="of:=VLOOKUP([.$A36];[$consolidado_otimos.$A$1:$consolidado_otimos.$S$44];17;0)" office:value-type="float" office:value="-14619" calcext:value-type="float">
            <text:p>-14619</text:p>
          </table:table-cell>
          <table:table-cell table:formula="of:=VLOOKUP([.$A36];[$consolidado_otimos.$A$1:$consolidado_otimos.$S$44];19;0)" office:value-type="float" office:value="-14619" calcext:value-type="float">
            <text:p>-14619</text:p>
          </table:table-cell>
          <table:table-cell table:formula="of:=VLOOKUP([.$A36];[$consolidado_reed.$A$1:$consolidado_reed.$S$44];17;0)" office:value-type="float" office:value="-12379" calcext:value-type="float">
            <text:p>-12379</text:p>
          </table:table-cell>
          <table:table-cell table:formula="of:=VLOOKUP([.$A36];[$consolidado_reed.$A$1:$consolidado_reed.$S$44];19;0)" office:value-type="float" office:value="-12379" calcext:value-type="float">
            <text:p>-12379</text:p>
          </table:table-cell>
          <table:table-cell table:formula="of:=SUBSTITUTE(INDEX([.$D$1:.$I$1];MATCH(MAX([.D36:.I36]);[.D36:.I36];0));&quot;GC &quot;;&quot;&quot;)" office:value-type="string" office:string-value="Regras+Otimos+Reed" calcext:value-type="string">
            <text:p>Regras+Otimos+Reed</text:p>
          </table:table-cell>
          <table:table-cell table:formula="of:=SUBSTITUTE(INDEX([.$J$1:.$O$1];MATCH(MAX([.J36:.O36]);[.J36:.O36];0));&quot;QC &quot;;&quot;&quot;)" office:value-type="string" office:string-value="Regras+Reed+Otimos" calcext:value-type="string">
            <text:p>Regras+Reed+Otim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wb9-1544.tfc</text:p>
          </table:table-cell>
          <table:table-cell table:style-name="ce12" table:formula="of:=VLOOKUP([.$A37];[$otimos.$A$2:$otimos.$H$99];2;0)" office:value-type="float" office:value="1544" calcext:value-type="float">
            <text:p>1.544</text:p>
          </table:table-cell>
          <table:table-cell table:style-name="ce12" table:formula="of:=VLOOKUP([.$A37];[$otimos.$A$2:$otimos.$H$99];3;0)" office:value-type="float" office:value="63668" calcext:value-type="float">
            <text:p>63.668</text:p>
          </table:table-cell>
          <table:table-cell table:formula="of:=VLOOKUP([.$A37];[$consolidado_regras.$A$1:$consolidado_regras.$S$44];16;0)" office:value-type="float" office:value="-47" calcext:value-type="float">
            <text:p>-47</text:p>
          </table:table-cell>
          <table:table-cell table:formula="of:=VLOOKUP([.$A37];[$consolidado_regras.$A$1:$consolidado_regras.$S$44];18;0)" office:value-type="float" office:value="-46" calcext:value-type="float">
            <text:p>-46</text:p>
          </table:table-cell>
          <table:table-cell table:formula="of:=VLOOKUP([.$A37];[$consolidado_otimos.$A$1:$consolidado_otimos.$S$44];16;0)" office:value-type="float" office:value="-47" calcext:value-type="float">
            <text:p>-47</text:p>
          </table:table-cell>
          <table:table-cell table:formula="of:=VLOOKUP([.$A37];[$consolidado_otimos.$A$1:$consolidado_otimos.$S$44];18;0)" office:value-type="float" office:value="-47" calcext:value-type="float">
            <text:p>-47</text:p>
          </table:table-cell>
          <table:table-cell table:formula="of:=VLOOKUP([.$A37];[$consolidado_reed.$A$1:$consolidado_reed.$S$44];16;0)" office:value-type="float" office:value="-46" calcext:value-type="float">
            <text:p>-46</text:p>
          </table:table-cell>
          <table:table-cell table:formula="of:=VLOOKUP([.$A37];[$consolidado_reed.$A$1:$consolidado_reed.$S$44];18;0)" office:value-type="float" office:value="-46" calcext:value-type="float">
            <text:p>-46</text:p>
          </table:table-cell>
          <table:table-cell table:formula="of:=VLOOKUP([.$A37];[$consolidado_regras.$A$1:$consolidado_regras.$S$44];17;0)" office:value-type="float" office:value="-14651" calcext:value-type="float">
            <text:p>-14651</text:p>
          </table:table-cell>
          <table:table-cell table:formula="of:=VLOOKUP([.$A37];[$consolidado_regras.$A$1:$consolidado_regras.$S$44];19;0)" office:value-type="float" office:value="-12374" calcext:value-type="float">
            <text:p>-12374</text:p>
          </table:table-cell>
          <table:table-cell table:formula="of:=VLOOKUP([.$A37];[$consolidado_otimos.$A$1:$consolidado_otimos.$S$44];17;0)" office:value-type="float" office:value="-14651" calcext:value-type="float">
            <text:p>-14651</text:p>
          </table:table-cell>
          <table:table-cell table:formula="of:=VLOOKUP([.$A37];[$consolidado_otimos.$A$1:$consolidado_otimos.$S$44];19;0)" office:value-type="float" office:value="-14651" calcext:value-type="float">
            <text:p>-14651</text:p>
          </table:table-cell>
          <table:table-cell table:formula="of:=VLOOKUP([.$A37];[$consolidado_reed.$A$1:$consolidado_reed.$S$44];17;0)" office:value-type="float" office:value="-12374" calcext:value-type="float">
            <text:p>-12374</text:p>
          </table:table-cell>
          <table:table-cell table:formula="of:=VLOOKUP([.$A37];[$consolidado_reed.$A$1:$consolidado_reed.$S$44];19;0)" office:value-type="float" office:value="-12374" calcext:value-type="float">
            <text:p>-12374</text:p>
          </table:table-cell>
          <table:table-cell table:formula="of:=SUBSTITUTE(INDEX([.$D$1:.$I$1];MATCH(MAX([.D37:.I37]);[.D37:.I37];0));&quot;GC &quot;;&quot;&quot;)" office:value-type="string" office:string-value="Regras+Reed+Otimos" calcext:value-type="string">
            <text:p>Regras+Reed+Otimos</text:p>
          </table:table-cell>
          <table:table-cell table:formula="of:=SUBSTITUTE(INDEX([.$J$1:.$O$1];MATCH(MAX([.J37:.O37]);[.J37:.O37];0));&quot;QC &quot;;&quot;&quot;)" office:value-type="string" office:string-value="Regras+Reed+Otimos" calcext:value-type="string">
            <text:p>Regras+Reed+Otim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wb9-1959-20378a.tfc</text:p>
          </table:table-cell>
          <table:table-cell table:style-name="ce12" table:formula="of:=VLOOKUP([.$A38];[$otimos.$A$2:$otimos.$H$99];2;0)" office:value-type="float" office:value="1959" calcext:value-type="float">
            <text:p>1.959</text:p>
          </table:table-cell>
          <table:table-cell table:style-name="ce12" table:formula="of:=VLOOKUP([.$A38];[$otimos.$A$2:$otimos.$H$99];3;0)" office:value-type="float" office:value="33599" calcext:value-type="float">
            <text:p>33.599</text:p>
          </table:table-cell>
          <table:table-cell table:formula="of:=VLOOKUP([.$A38];[$consolidado_regras.$A$1:$consolidado_regras.$S$44];16;0)" office:value-type="float" office:value="10" calcext:value-type="float">
            <text:p>10</text:p>
          </table:table-cell>
          <table:table-cell table:formula="of:=VLOOKUP([.$A38];[$consolidado_regras.$A$1:$consolidado_regras.$S$44];18;0)" office:value-type="float" office:value="16" calcext:value-type="float">
            <text:p>16</text:p>
          </table:table-cell>
          <table:table-cell table:formula="of:=VLOOKUP([.$A38];[$consolidado_otimos.$A$1:$consolidado_otimos.$S$44];16;0)" office:value-type="float" office:value="4" calcext:value-type="float">
            <text:p>4</text:p>
          </table:table-cell>
          <table:table-cell table:formula="of:=VLOOKUP([.$A38];[$consolidado_otimos.$A$1:$consolidado_otimos.$S$44];18;0)" office:value-type="float" office:value="2" calcext:value-type="float">
            <text:p>2</text:p>
          </table:table-cell>
          <table:table-cell table:formula="of:=VLOOKUP([.$A38];[$consolidado_reed.$A$1:$consolidado_reed.$S$44];16;0)" office:value-type="float" office:value="11" calcext:value-type="float">
            <text:p>11</text:p>
          </table:table-cell>
          <table:table-cell table:formula="of:=VLOOKUP([.$A38];[$consolidado_reed.$A$1:$consolidado_reed.$S$44];18;0)" office:value-type="float" office:value="10" calcext:value-type="float">
            <text:p>10</text:p>
          </table:table-cell>
          <table:table-cell table:formula="of:=VLOOKUP([.$A38];[$consolidado_regras.$A$1:$consolidado_regras.$S$44];17;0)" office:value-type="float" office:value="-174" calcext:value-type="float">
            <text:p>-174</text:p>
          </table:table-cell>
          <table:table-cell table:formula="of:=VLOOKUP([.$A38];[$consolidado_regras.$A$1:$consolidado_regras.$S$44];19;0)" office:value-type="float" office:value="-228" calcext:value-type="float">
            <text:p>-228</text:p>
          </table:table-cell>
          <table:table-cell table:formula="of:=VLOOKUP([.$A38];[$consolidado_otimos.$A$1:$consolidado_otimos.$S$44];17;0)" office:value-type="float" office:value="-196" calcext:value-type="float">
            <text:p>-196</text:p>
          </table:table-cell>
          <table:table-cell table:formula="of:=VLOOKUP([.$A38];[$consolidado_otimos.$A$1:$consolidado_otimos.$S$44];19;0)" office:value-type="float" office:value="-202" calcext:value-type="float">
            <text:p>-202</text:p>
          </table:table-cell>
          <table:table-cell table:formula="of:=VLOOKUP([.$A38];[$consolidado_reed.$A$1:$consolidado_reed.$S$44];17;0)" office:value-type="float" office:value="-243" calcext:value-type="float">
            <text:p>-243</text:p>
          </table:table-cell>
          <table:table-cell table:formula="of:=VLOOKUP([.$A38];[$consolidado_reed.$A$1:$consolidado_reed.$S$44];19;0)" office:value-type="float" office:value="-242" calcext:value-type="float">
            <text:p>-242</text:p>
          </table:table-cell>
          <table:table-cell table:formula="of:=SUBSTITUTE(INDEX([.$D$1:.$I$1];MATCH(MAX([.D38:.I38]);[.D38:.I38];0));&quot;GC &quot;;&quot;&quot;)" office:value-type="string" office:string-value="Regras+Reed+Otimos" calcext:value-type="string">
            <text:p>Regras+Reed+Otimos</text:p>
          </table:table-cell>
          <table:table-cell table:formula="of:=SUBSTITUTE(INDEX([.$J$1:.$O$1];MATCH(MAX([.J38:.O38]);[.J38:.O38];0));&quot;QC &quot;;&quot;&quot;)" office:value-type="string" office:string-value="Regras+Otimos+Reed" calcext:value-type="string">
            <text:p>Regras+Otimos+Re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wb9_6563_16173.tfc</text:p>
          </table:table-cell>
          <table:table-cell table:style-name="ce12" table:formula="of:=VLOOKUP([.$A39];[$otimos.$A$2:$otimos.$H$99];2;0)" office:value-type="float" office:value="6563" calcext:value-type="float">
            <text:p>6.563</text:p>
          </table:table-cell>
          <table:table-cell table:style-name="ce12" table:formula="of:=VLOOKUP([.$A39];[$otimos.$A$2:$otimos.$H$99];3;0)" office:value-type="float" office:value="17371" calcext:value-type="float">
            <text:p>17.371</text:p>
          </table:table-cell>
          <table:table-cell table:formula="of:=VLOOKUP([.$A39];[$consolidado_regras.$A$1:$consolidado_regras.$S$44];16;0)" office:value-type="float" office:value="307" calcext:value-type="float">
            <text:p>307</text:p>
          </table:table-cell>
          <table:table-cell table:formula="of:=VLOOKUP([.$A39];[$consolidado_regras.$A$1:$consolidado_regras.$S$44];18;0)" office:value-type="float" office:value="365" calcext:value-type="float">
            <text:p>365</text:p>
          </table:table-cell>
          <table:table-cell table:formula="of:=VLOOKUP([.$A39];[$consolidado_otimos.$A$1:$consolidado_otimos.$S$44];16;0)" office:value-type="float" office:value="302" calcext:value-type="float">
            <text:p>302</text:p>
          </table:table-cell>
          <table:table-cell table:formula="of:=VLOOKUP([.$A39];[$consolidado_otimos.$A$1:$consolidado_otimos.$S$44];18;0)" office:value-type="float" office:value="302" calcext:value-type="float">
            <text:p>302</text:p>
          </table:table-cell>
          <table:table-cell table:formula="of:=VLOOKUP([.$A39];[$consolidado_reed.$A$1:$consolidado_reed.$S$44];16;0)" office:value-type="float" office:value="362" calcext:value-type="float">
            <text:p>362</text:p>
          </table:table-cell>
          <table:table-cell table:formula="of:=VLOOKUP([.$A39];[$consolidado_reed.$A$1:$consolidado_reed.$S$44];18;0)" office:value-type="float" office:value="362" calcext:value-type="float">
            <text:p>362</text:p>
          </table:table-cell>
          <table:table-cell table:formula="of:=VLOOKUP([.$A39];[$consolidado_regras.$A$1:$consolidado_regras.$S$44];17;0)" office:value-type="float" office:value="-1367" calcext:value-type="float">
            <text:p>-1367</text:p>
          </table:table-cell>
          <table:table-cell table:formula="of:=VLOOKUP([.$A39];[$consolidado_regras.$A$1:$consolidado_regras.$S$44];19;0)" office:value-type="float" office:value="-711" calcext:value-type="float">
            <text:p>-711</text:p>
          </table:table-cell>
          <table:table-cell table:formula="of:=VLOOKUP([.$A39];[$consolidado_otimos.$A$1:$consolidado_otimos.$S$44];17;0)" office:value-type="float" office:value="-1414" calcext:value-type="float">
            <text:p>-1414</text:p>
          </table:table-cell>
          <table:table-cell table:formula="of:=VLOOKUP([.$A39];[$consolidado_otimos.$A$1:$consolidado_otimos.$S$44];19;0)" office:value-type="float" office:value="-1414" calcext:value-type="float">
            <text:p>-1414</text:p>
          </table:table-cell>
          <table:table-cell table:formula="of:=VLOOKUP([.$A39];[$consolidado_reed.$A$1:$consolidado_reed.$S$44];17;0)" office:value-type="float" office:value="-714" calcext:value-type="float">
            <text:p>-714</text:p>
          </table:table-cell>
          <table:table-cell table:formula="of:=VLOOKUP([.$A39];[$consolidado_reed.$A$1:$consolidado_reed.$S$44];19;0)" office:value-type="float" office:value="-716" calcext:value-type="float">
            <text:p>-716</text:p>
          </table:table-cell>
          <table:table-cell table:formula="of:=SUBSTITUTE(INDEX([.$D$1:.$I$1];MATCH(MAX([.D39:.I39]);[.D39:.I39];0));&quot;GC &quot;;&quot;&quot;)" office:value-type="string" office:string-value="Regras+Reed+Otimos" calcext:value-type="string">
            <text:p>Regras+Reed+Otimos</text:p>
          </table:table-cell>
          <table:table-cell table:formula="of:=SUBSTITUTE(INDEX([.$J$1:.$O$1];MATCH(MAX([.J39:.O39]);[.J39:.O39];0));&quot;QC &quot;;&quot;&quot;)" office:value-type="string" office:string-value="Regras+Reed+Otimos" calcext:value-type="string">
            <text:p>Regras+Reed+Otim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table:style-name="ce12" table:formula="of:=VLOOKUP([.$A40];[$otimos.$A$2:$otimos.$H$99];2;0)" office:value-type="float" office:value="5" calcext:value-type="float">
            <text:p>5</text:p>
          </table:table-cell>
          <table:table-cell table:style-name="ce12" table:formula="of:=VLOOKUP([.$A40];[$otimos.$A$2:$otimos.$H$99];3;0)" office:value-type="float" office:value="121" calcext:value-type="float">
            <text:p>121</text:p>
          </table:table-cell>
          <table:table-cell table:formula="of:=VLOOKUP([.$A40];[$consolidado_regras.$A$1:$consolidado_regras.$S$44];16;0)" office:value-type="float" office:value="0" calcext:value-type="float">
            <text:p>0</text:p>
          </table:table-cell>
          <table:table-cell table:formula="of:=VLOOKUP([.$A40];[$consolidado_regras.$A$1:$consolidado_regras.$S$44];18;0)" office:value-type="float" office:value="0" calcext:value-type="float">
            <text:p>0</text:p>
          </table:table-cell>
          <table:table-cell table:formula="of:=VLOOKUP([.$A40];[$consolidado_otimos.$A$1:$consolidado_otimos.$S$44];16;0)" office:value-type="float" office:value="0" calcext:value-type="float">
            <text:p>0</text:p>
          </table:table-cell>
          <table:table-cell table:formula="of:=VLOOKUP([.$A40];[$consolidado_otimos.$A$1:$consolidado_otimos.$S$44];18;0)" office:value-type="float" office:value="0" calcext:value-type="float">
            <text:p>0</text:p>
          </table:table-cell>
          <table:table-cell table:formula="of:=VLOOKUP([.$A40];[$consolidado_reed.$A$1:$consolidado_reed.$S$44];16;0)" office:value-type="float" office:value="0" calcext:value-type="float">
            <text:p>0</text:p>
          </table:table-cell>
          <table:table-cell table:formula="of:=VLOOKUP([.$A40];[$consolidado_reed.$A$1:$consolidado_reed.$S$44];18;0)" office:value-type="float" office:value="0" calcext:value-type="float">
            <text:p>0</text:p>
          </table:table-cell>
          <table:table-cell table:formula="of:=VLOOKUP([.$A40];[$consolidado_regras.$A$1:$consolidado_regras.$S$44];17;0)" office:value-type="float" office:value="0" calcext:value-type="float">
            <text:p>0</text:p>
          </table:table-cell>
          <table:table-cell table:formula="of:=VLOOKUP([.$A40];[$consolidado_regras.$A$1:$consolidado_regras.$S$44];19;0)" office:value-type="float" office:value="64" calcext:value-type="float">
            <text:p>64</text:p>
          </table:table-cell>
          <table:table-cell table:formula="of:=VLOOKUP([.$A40];[$consolidado_otimos.$A$1:$consolidado_otimos.$S$44];17;0)" office:value-type="float" office:value="0" calcext:value-type="float">
            <text:p>0</text:p>
          </table:table-cell>
          <table:table-cell table:formula="of:=VLOOKUP([.$A40];[$consolidado_otimos.$A$1:$consolidado_otimos.$S$44];19;0)" office:value-type="float" office:value="0" calcext:value-type="float">
            <text:p>0</text:p>
          </table:table-cell>
          <table:table-cell table:formula="of:=VLOOKUP([.$A40];[$consolidado_reed.$A$1:$consolidado_reed.$S$44];17;0)" office:value-type="float" office:value="64" calcext:value-type="float">
            <text:p>64</text:p>
          </table:table-cell>
          <table:table-cell table:formula="of:=VLOOKUP([.$A40];[$consolidado_reed.$A$1:$consolidado_reed.$S$44];19;0)" office:value-type="float" office:value="64" calcext:value-type="float">
            <text:p>64</text:p>
          </table:table-cell>
          <table:table-cell table:formula="of:=SUBSTITUTE(INDEX([.$D$1:.$I$1];MATCH(MAX([.D40:.I40]);[.D40:.I40];0));&quot;GC &quot;;&quot;&quot;)" office:value-type="string" office:string-value="Regras+Otimos+Reed" calcext:value-type="string">
            <text:p>Regras+Otimos+Reed</text:p>
          </table:table-cell>
          <table:table-cell table:formula="of:=SUBSTITUTE(INDEX([.$J$1:.$O$1];MATCH(MAX([.J40:.O40]);[.J40:.O40];0));&quot;QC &quot;;&quot;&quot;)" office:value-type="string" office:string-value="Regras+Reed+Otimos" calcext:value-type="string">
            <text:p>Regras+Reed+Otim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table:style-name="ce12" table:formula="of:=VLOOKUP([.$A41];[$otimos.$A$2:$otimos.$H$99];2;0)" office:value-type="float" office:value="3" calcext:value-type="float">
            <text:p>3</text:p>
          </table:table-cell>
          <table:table-cell table:style-name="ce12" table:formula="of:=VLOOKUP([.$A41];[$otimos.$A$2:$otimos.$H$99];3;0)" office:value-type="float" office:value="29" calcext:value-type="float">
            <text:p>29</text:p>
          </table:table-cell>
          <table:table-cell table:formula="of:=VLOOKUP([.$A41];[$consolidado_regras.$A$1:$consolidado_regras.$S$44];16;0)" office:value-type="float" office:value="-2" calcext:value-type="float">
            <text:p>-2</text:p>
          </table:table-cell>
          <table:table-cell table:formula="of:=VLOOKUP([.$A41];[$consolidado_regras.$A$1:$consolidado_regras.$S$44];18;0)" office:value-type="float" office:value="0" calcext:value-type="float">
            <text:p>0</text:p>
          </table:table-cell>
          <table:table-cell table:formula="of:=VLOOKUP([.$A41];[$consolidado_otimos.$A$1:$consolidado_otimos.$S$44];16;0)" office:value-type="float" office:value="-2" calcext:value-type="float">
            <text:p>-2</text:p>
          </table:table-cell>
          <table:table-cell table:formula="of:=VLOOKUP([.$A41];[$consolidado_otimos.$A$1:$consolidado_otimos.$S$44];18;0)" office:value-type="float" office:value="-2" calcext:value-type="float">
            <text:p>-2</text:p>
          </table:table-cell>
          <table:table-cell table:formula="of:=VLOOKUP([.$A41];[$consolidado_reed.$A$1:$consolidado_reed.$S$44];16;0)" office:value-type="float" office:value="0" calcext:value-type="float">
            <text:p>0</text:p>
          </table:table-cell>
          <table:table-cell table:formula="of:=VLOOKUP([.$A41];[$consolidado_reed.$A$1:$consolidado_reed.$S$44];18;0)" office:value-type="float" office:value="0" calcext:value-type="float">
            <text:p>0</text:p>
          </table:table-cell>
          <table:table-cell table:formula="of:=VLOOKUP([.$A41];[$consolidado_regras.$A$1:$consolidado_regras.$S$44];17;0)" office:value-type="float" office:value="6" calcext:value-type="float">
            <text:p>6</text:p>
          </table:table-cell>
          <table:table-cell table:formula="of:=VLOOKUP([.$A41];[$consolidado_regras.$A$1:$consolidado_regras.$S$44];19;0)" office:value-type="float" office:value="16" calcext:value-type="float">
            <text:p>16</text:p>
          </table:table-cell>
          <table:table-cell table:formula="of:=VLOOKUP([.$A41];[$consolidado_otimos.$A$1:$consolidado_otimos.$S$44];17;0)" office:value-type="float" office:value="6" calcext:value-type="float">
            <text:p>6</text:p>
          </table:table-cell>
          <table:table-cell table:formula="of:=VLOOKUP([.$A41];[$consolidado_otimos.$A$1:$consolidado_otimos.$S$44];19;0)" office:value-type="float" office:value="6" calcext:value-type="float">
            <text:p>6</text:p>
          </table:table-cell>
          <table:table-cell table:formula="of:=VLOOKUP([.$A41];[$consolidado_reed.$A$1:$consolidado_reed.$S$44];17;0)" office:value-type="float" office:value="16" calcext:value-type="float">
            <text:p>16</text:p>
          </table:table-cell>
          <table:table-cell table:formula="of:=VLOOKUP([.$A41];[$consolidado_reed.$A$1:$consolidado_reed.$S$44];19;0)" office:value-type="float" office:value="16" calcext:value-type="float">
            <text:p>16</text:p>
          </table:table-cell>
          <table:table-cell table:formula="of:=SUBSTITUTE(INDEX([.$D$1:.$I$1];MATCH(MAX([.D41:.I41]);[.D41:.I41];0));&quot;GC &quot;;&quot;&quot;)" office:value-type="string" office:string-value="Regras+Reed+Otimos" calcext:value-type="string">
            <text:p>Regras+Reed+Otimos</text:p>
          </table:table-cell>
          <table:table-cell table:formula="of:=SUBSTITUTE(INDEX([.$J$1:.$O$1];MATCH(MAX([.J41:.O41]);[.J41:.O41];0));&quot;QC &quot;;&quot;&quot;)" office:value-type="string" office:string-value="Regras+Reed+Otimos" calcext:value-type="string">
            <text:p>Regras+Reed+Otim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table:style-name="ce12" table:formula="of:=VLOOKUP([.$A42];[$otimos.$A$2:$otimos.$H$99];2;0)" office:value-type="float" office:value="3" calcext:value-type="float">
            <text:p>3</text:p>
          </table:table-cell>
          <table:table-cell table:style-name="ce12" table:formula="of:=VLOOKUP([.$A42];[$otimos.$A$2:$otimos.$H$99];3;0)" office:value-type="float" office:value="29" calcext:value-type="float">
            <text:p>29</text:p>
          </table:table-cell>
          <table:table-cell table:formula="of:=VLOOKUP([.$A42];[$consolidado_regras.$A$1:$consolidado_regras.$S$44];16;0)" office:value-type="float" office:value="-2" calcext:value-type="float">
            <text:p>-2</text:p>
          </table:table-cell>
          <table:table-cell table:formula="of:=VLOOKUP([.$A42];[$consolidado_regras.$A$1:$consolidado_regras.$S$44];18;0)" office:value-type="float" office:value="0" calcext:value-type="float">
            <text:p>0</text:p>
          </table:table-cell>
          <table:table-cell table:formula="of:=VLOOKUP([.$A42];[$consolidado_otimos.$A$1:$consolidado_otimos.$S$44];16;0)" office:value-type="float" office:value="-2" calcext:value-type="float">
            <text:p>-2</text:p>
          </table:table-cell>
          <table:table-cell table:formula="of:=VLOOKUP([.$A42];[$consolidado_otimos.$A$1:$consolidado_otimos.$S$44];18;0)" office:value-type="float" office:value="-2" calcext:value-type="float">
            <text:p>-2</text:p>
          </table:table-cell>
          <table:table-cell table:formula="of:=VLOOKUP([.$A42];[$consolidado_reed.$A$1:$consolidado_reed.$S$44];16;0)" office:value-type="float" office:value="0" calcext:value-type="float">
            <text:p>0</text:p>
          </table:table-cell>
          <table:table-cell table:formula="of:=VLOOKUP([.$A42];[$consolidado_reed.$A$1:$consolidado_reed.$S$44];18;0)" office:value-type="float" office:value="0" calcext:value-type="float">
            <text:p>0</text:p>
          </table:table-cell>
          <table:table-cell table:formula="of:=VLOOKUP([.$A42];[$consolidado_regras.$A$1:$consolidado_regras.$S$44];17;0)" office:value-type="float" office:value="6" calcext:value-type="float">
            <text:p>6</text:p>
          </table:table-cell>
          <table:table-cell table:formula="of:=VLOOKUP([.$A42];[$consolidado_regras.$A$1:$consolidado_regras.$S$44];19;0)" office:value-type="float" office:value="16" calcext:value-type="float">
            <text:p>16</text:p>
          </table:table-cell>
          <table:table-cell table:formula="of:=VLOOKUP([.$A42];[$consolidado_otimos.$A$1:$consolidado_otimos.$S$44];17;0)" office:value-type="float" office:value="6" calcext:value-type="float">
            <text:p>6</text:p>
          </table:table-cell>
          <table:table-cell table:formula="of:=VLOOKUP([.$A42];[$consolidado_otimos.$A$1:$consolidado_otimos.$S$44];19;0)" office:value-type="float" office:value="6" calcext:value-type="float">
            <text:p>6</text:p>
          </table:table-cell>
          <table:table-cell table:formula="of:=VLOOKUP([.$A42];[$consolidado_reed.$A$1:$consolidado_reed.$S$44];17;0)" office:value-type="float" office:value="16" calcext:value-type="float">
            <text:p>16</text:p>
          </table:table-cell>
          <table:table-cell table:formula="of:=VLOOKUP([.$A42];[$consolidado_reed.$A$1:$consolidado_reed.$S$44];19;0)" office:value-type="float" office:value="16" calcext:value-type="float">
            <text:p>16</text:p>
          </table:table-cell>
          <table:table-cell table:formula="of:=SUBSTITUTE(INDEX([.$D$1:.$I$1];MATCH(MAX([.D42:.I42]);[.D42:.I42];0));&quot;GC &quot;;&quot;&quot;)" office:value-type="string" office:string-value="Regras+Reed+Otimos" calcext:value-type="string">
            <text:p>Regras+Reed+Otimos</text:p>
          </table:table-cell>
          <table:table-cell table:formula="of:=SUBSTITUTE(INDEX([.$J$1:.$O$1];MATCH(MAX([.J42:.O42]);[.J42:.O42];0));&quot;QC &quot;;&quot;&quot;)" office:value-type="string" office:string-value="Regras+Reed+Otimos" calcext:value-type="string">
            <text:p>Regras+Reed+Otim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table:style-name="ce12" table:formula="of:=VLOOKUP([.$A43];[$otimos.$A$2:$otimos.$H$99];2;0)" office:value-type="float" office:value="5" calcext:value-type="float">
            <text:p>5</text:p>
          </table:table-cell>
          <table:table-cell table:style-name="ce12" table:formula="of:=VLOOKUP([.$A43];[$otimos.$A$2:$otimos.$H$99];3;0)" office:value-type="float" office:value="121" calcext:value-type="float">
            <text:p>121</text:p>
          </table:table-cell>
          <table:table-cell table:formula="of:=VLOOKUP([.$A43];[$consolidado_regras.$A$1:$consolidado_regras.$S$44];16;0)" office:value-type="float" office:value="0" calcext:value-type="float">
            <text:p>0</text:p>
          </table:table-cell>
          <table:table-cell table:formula="of:=VLOOKUP([.$A43];[$consolidado_regras.$A$1:$consolidado_regras.$S$44];18;0)" office:value-type="float" office:value="0" calcext:value-type="float">
            <text:p>0</text:p>
          </table:table-cell>
          <table:table-cell table:formula="of:=VLOOKUP([.$A43];[$consolidado_otimos.$A$1:$consolidado_otimos.$S$44];16;0)" office:value-type="float" office:value="0" calcext:value-type="float">
            <text:p>0</text:p>
          </table:table-cell>
          <table:table-cell table:formula="of:=VLOOKUP([.$A43];[$consolidado_otimos.$A$1:$consolidado_otimos.$S$44];18;0)" office:value-type="float" office:value="0" calcext:value-type="float">
            <text:p>0</text:p>
          </table:table-cell>
          <table:table-cell table:formula="of:=VLOOKUP([.$A43];[$consolidado_reed.$A$1:$consolidado_reed.$S$44];16;0)" office:value-type="float" office:value="0" calcext:value-type="float">
            <text:p>0</text:p>
          </table:table-cell>
          <table:table-cell table:formula="of:=VLOOKUP([.$A43];[$consolidado_reed.$A$1:$consolidado_reed.$S$44];18;0)" office:value-type="float" office:value="0" calcext:value-type="float">
            <text:p>0</text:p>
          </table:table-cell>
          <table:table-cell table:formula="of:=VLOOKUP([.$A43];[$consolidado_regras.$A$1:$consolidado_regras.$S$44];17;0)" office:value-type="float" office:value="0" calcext:value-type="float">
            <text:p>0</text:p>
          </table:table-cell>
          <table:table-cell table:formula="of:=VLOOKUP([.$A43];[$consolidado_regras.$A$1:$consolidado_regras.$S$44];19;0)" office:value-type="float" office:value="64" calcext:value-type="float">
            <text:p>64</text:p>
          </table:table-cell>
          <table:table-cell table:formula="of:=VLOOKUP([.$A43];[$consolidado_otimos.$A$1:$consolidado_otimos.$S$44];17;0)" office:value-type="float" office:value="0" calcext:value-type="float">
            <text:p>0</text:p>
          </table:table-cell>
          <table:table-cell table:formula="of:=VLOOKUP([.$A43];[$consolidado_otimos.$A$1:$consolidado_otimos.$S$44];19;0)" office:value-type="float" office:value="0" calcext:value-type="float">
            <text:p>0</text:p>
          </table:table-cell>
          <table:table-cell table:formula="of:=VLOOKUP([.$A43];[$consolidado_reed.$A$1:$consolidado_reed.$S$44];17;0)" office:value-type="float" office:value="64" calcext:value-type="float">
            <text:p>64</text:p>
          </table:table-cell>
          <table:table-cell table:formula="of:=VLOOKUP([.$A43];[$consolidado_reed.$A$1:$consolidado_reed.$S$44];19;0)" office:value-type="float" office:value="64" calcext:value-type="float">
            <text:p>64</text:p>
          </table:table-cell>
          <table:table-cell table:formula="of:=SUBSTITUTE(INDEX([.$D$1:.$I$1];MATCH(MAX([.D43:.I43]);[.D43:.I43];0));&quot;GC &quot;;&quot;&quot;)" office:value-type="string" office:string-value="Regras+Otimos+Reed" calcext:value-type="string">
            <text:p>Regras+Otimos+Reed</text:p>
          </table:table-cell>
          <table:table-cell table:formula="of:=SUBSTITUTE(INDEX([.$J$1:.$O$1];MATCH(MAX([.J43:.O43]);[.J43:.O43];0));&quot;QC &quot;;&quot;&quot;)" office:value-type="string" office:string-value="Regras+Reed+Otimos" calcext:value-type="string">
            <text:p>Regras+Reed+Otim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od5mils.tfc</text:p>
          </table:table-cell>
          <table:table-cell table:style-name="ce12" table:formula="of:=VLOOKUP([.$A44];[$otimos.$A$2:$otimos.$H$99];2;0)" office:value-type="float" office:value="5" calcext:value-type="float">
            <text:p>5</text:p>
          </table:table-cell>
          <table:table-cell table:style-name="ce12" table:formula="of:=VLOOKUP([.$A44];[$otimos.$A$2:$otimos.$H$99];3;0)" office:value-type="float" office:value="13" calcext:value-type="float">
            <text:p>13</text:p>
          </table:table-cell>
          <table:table-cell table:formula="of:=VLOOKUP([.$A44];[$consolidado_regras.$A$1:$consolidado_regras.$S$44];16;0)" office:value-type="float" office:value="2" calcext:value-type="float">
            <text:p>2</text:p>
          </table:table-cell>
          <table:table-cell table:formula="of:=VLOOKUP([.$A44];[$consolidado_regras.$A$1:$consolidado_regras.$S$44];18;0)" office:value-type="float" office:value="2" calcext:value-type="float">
            <text:p>2</text:p>
          </table:table-cell>
          <table:table-cell table:formula="of:=VLOOKUP([.$A44];[$consolidado_otimos.$A$1:$consolidado_otimos.$S$44];16;0)" office:value-type="float" office:value="2" calcext:value-type="float">
            <text:p>2</text:p>
          </table:table-cell>
          <table:table-cell table:formula="of:=VLOOKUP([.$A44];[$consolidado_otimos.$A$1:$consolidado_otimos.$S$44];18;0)" office:value-type="float" office:value="2" calcext:value-type="float">
            <text:p>2</text:p>
          </table:table-cell>
          <table:table-cell table:formula="of:=VLOOKUP([.$A44];[$consolidado_reed.$A$1:$consolidado_reed.$S$44];16;0)" office:value-type="float" office:value="2" calcext:value-type="float">
            <text:p>2</text:p>
          </table:table-cell>
          <table:table-cell table:formula="of:=VLOOKUP([.$A44];[$consolidado_reed.$A$1:$consolidado_reed.$S$44];18;0)" office:value-type="float" office:value="2" calcext:value-type="float">
            <text:p>2</text:p>
          </table:table-cell>
          <table:table-cell table:formula="of:=VLOOKUP([.$A44];[$consolidado_regras.$A$1:$consolidado_regras.$S$44];17;0)" office:value-type="float" office:value="-16" calcext:value-type="float">
            <text:p>-16</text:p>
          </table:table-cell>
          <table:table-cell table:formula="of:=VLOOKUP([.$A44];[$consolidado_regras.$A$1:$consolidado_regras.$S$44];19;0)" office:value-type="float" office:value="0" calcext:value-type="float">
            <text:p>0</text:p>
          </table:table-cell>
          <table:table-cell table:formula="of:=VLOOKUP([.$A44];[$consolidado_otimos.$A$1:$consolidado_otimos.$S$44];17;0)" office:value-type="float" office:value="-16" calcext:value-type="float">
            <text:p>-16</text:p>
          </table:table-cell>
          <table:table-cell table:formula="of:=VLOOKUP([.$A44];[$consolidado_otimos.$A$1:$consolidado_otimos.$S$44];19;0)" office:value-type="float" office:value="-16" calcext:value-type="float">
            <text:p>-16</text:p>
          </table:table-cell>
          <table:table-cell table:formula="of:=VLOOKUP([.$A44];[$consolidado_reed.$A$1:$consolidado_reed.$S$44];17;0)" office:value-type="float" office:value="0" calcext:value-type="float">
            <text:p>0</text:p>
          </table:table-cell>
          <table:table-cell table:formula="of:=VLOOKUP([.$A44];[$consolidado_reed.$A$1:$consolidado_reed.$S$44];19;0)" office:value-type="float" office:value="0" calcext:value-type="float">
            <text:p>0</text:p>
          </table:table-cell>
          <table:table-cell table:formula="of:=SUBSTITUTE(INDEX([.$D$1:.$I$1];MATCH(MAX([.D44:.I44]);[.D44:.I44];0));&quot;GC &quot;;&quot;&quot;)" office:value-type="string" office:string-value="Regras+Otimos+Reed" calcext:value-type="string">
            <text:p>Regras+Otimos+Reed</text:p>
          </table:table-cell>
          <table:table-cell table:formula="of:=SUBSTITUTE(INDEX([.$J$1:.$O$1];MATCH(MAX([.J44:.O44]);[.J44:.O44];0));&quot;QC &quot;;&quot;&quot;)" office:value-type="string" office:string-value="Regras+Reed+Otimos" calcext:value-type="string">
            <text:p>Regras+Reed+Otimos</text:p>
          </table:table-cell>
          <table:table-cell table:number-columns-repeated="1007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teratura_gc" table:style-name="ta2">
        <office:forms form:automatic-focus="false" form:apply-design-mode="false"/>
        <table:table-column table:style-name="co3" table:default-cell-style-name="ce11"/>
        <table:table-column table:style-name="co12" table:default-cell-style-name="ce12"/>
        <table:table-column table:style-name="co21" table:default-cell-style-name="ce7"/>
        <table:table-column table:style-name="co24" table:default-cell-style-name="ce8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27" table:number-columns-repeated="2" table:default-cell-style-name="Default"/>
        <table:table-column table:style-name="co30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27" table:number-columns-repeated="2" table:default-cell-style-name="Default"/>
        <table:table-row table:style-name="ro1">
          <table:table-cell table:style-name="ce9" office:value-type="string" calcext:value-type="string">
            <text:p>Nome TFC</text:p>
          </table:table-cell>
          <table:table-cell table:style-name="ce9" office:value-type="string" calcext:value-type="string">
            <text:p>GC Original</text:p>
          </table:table-cell>
          <table:table-cell table:style-name="ce9" office:value-type="string" calcext:value-type="string">
            <text:p>Melhor GC</text:p>
          </table:table-cell>
          <table:table-cell table:style-name="ce9" office:value-type="string" calcext:value-type="string">
            <text:p>Regras</text:p>
          </table:table-cell>
          <table:table-cell table:style-name="ce9" office:value-type="string" calcext:value-type="string">
            <text:p>Regras+Otimos</text:p>
          </table:table-cell>
          <table:table-cell table:style-name="ce9" office:value-type="string" calcext:value-type="string">
            <text:p>Regras+Reed</text:p>
          </table:table-cell>
          <table:table-cell table:style-name="ce9" office:value-type="string" calcext:value-type="string">
            <text:p>Regras+Otimos+Reed</text:p>
          </table:table-cell>
          <table:table-cell table:style-name="ce9" office:value-type="string" calcext:value-type="string">
            <text:p>Regras+Reed+Otimos</text:p>
          </table:table-cell>
          <table:table-cell table:style-name="ce9" office:value-type="string" calcext:value-type="string">
            <text:p>Otimos</text:p>
          </table:table-cell>
          <table:table-cell table:style-name="ce9" office:value-type="string" calcext:value-type="string">
            <text:p>Otimos+Regras</text:p>
          </table:table-cell>
          <table:table-cell table:style-name="ce9" office:value-type="string" calcext:value-type="string">
            <text:p>Otimos+Reed</text:p>
          </table:table-cell>
          <table:table-cell table:style-name="ce9" office:value-type="string" calcext:value-type="string">
            <text:p>Otimos+Regras+Reed</text:p>
          </table:table-cell>
          <table:table-cell table:style-name="ce9" office:value-type="string" calcext:value-type="string">
            <text:p>Otimos+Reed+Regras</text:p>
          </table:table-cell>
          <table:table-cell table:style-name="ce9" office:value-type="string" calcext:value-type="string">
            <text:p>Reed</text:p>
          </table:table-cell>
          <table:table-cell table:style-name="ce9" office:value-type="string" calcext:value-type="string">
            <text:p>Reed+Regras</text:p>
          </table:table-cell>
          <table:table-cell table:style-name="ce9" office:value-type="string" calcext:value-type="string">
            <text:p>Reed+Otimos</text:p>
          </table:table-cell>
          <table:table-cell table:style-name="ce9" office:value-type="string" calcext:value-type="string">
            <text:p>Reed+Regras+Otimos</text:p>
          </table:table-cell>
          <table:table-cell table:style-name="ce9" office:value-type="string" calcext:value-type="string">
            <text:p>Reed+Otimos+Regras</text:p>
          </table:table-cell>
        </table:table-row>
        <table:table-row table:style-name="ro1">
          <table:table-cell office:value-type="string" calcext:value-type="string">
            <text:p>S1-aj-e11_complete_74(81).tfc</text:p>
          </table:table-cell>
          <table:table-cell table:formula="of:=VLOOKUP([.$A2];[$otimos.$A$2:$otimos.$H$99];2;0)" office:value-type="float" office:value="9" calcext:value-type="float">
            <text:p>9</text:p>
          </table:table-cell>
          <table:table-cell table:formula="of:=INDEX([.$D$1:.$R$1];MATCH(MIN([.D2:.R2]);[.D2:.R2];0))" office:value-type="string" office:string-value="Regras+Otimos" calcext:value-type="string">
            <text:p>Regras+Otimos</text:p>
          </table:table-cell>
          <table:table-cell table:formula="of:=[.$B2]-[$consolidado_regras.$F2]" office:value-type="float" office:value="9" calcext:value-type="float">
            <text:p>9</text:p>
          </table:table-cell>
          <table:table-cell table:formula="of:=[.$B2]-[$consolidado_regras.$H2]" office:value-type="float" office:value="8" calcext:value-type="float">
            <text:p>8</text:p>
          </table:table-cell>
          <table:table-cell table:formula="of:=[.$B2]-[$consolidado_regras.$L2]" office:value-type="float" office:value="9" calcext:value-type="float">
            <text:p>9</text:p>
          </table:table-cell>
          <table:table-cell table:formula="of:=[.$B2]-[$consolidado_regras.$J2]" office:value-type="float" office:value="9" calcext:value-type="float">
            <text:p>9</text:p>
          </table:table-cell>
          <table:table-cell table:formula="of:=[.$B2]-[$consolidado_regras.$N2]" office:value-type="float" office:value="8" calcext:value-type="float">
            <text:p>8</text:p>
          </table:table-cell>
          <table:table-cell table:formula="of:=[.$B2]-[$consolidado_otimos.$F2]" office:value-type="float" office:value="8" calcext:value-type="float">
            <text:p>8</text:p>
          </table:table-cell>
          <table:table-cell table:formula="of:=[.$B2]-[$consolidado_otimos.$H2]" office:value-type="float" office:value="9" calcext:value-type="float">
            <text:p>9</text:p>
          </table:table-cell>
          <table:table-cell table:formula="of:=[.$B2]-[$consolidado_otimos.$L2]" office:value-type="float" office:value="9" calcext:value-type="float">
            <text:p>9</text:p>
          </table:table-cell>
          <table:table-cell table:formula="of:=[.$B2]-[$consolidado_regras.$J2]" office:value-type="float" office:value="9" calcext:value-type="float">
            <text:p>9</text:p>
          </table:table-cell>
          <table:table-cell table:formula="of:=[.$B2]-[$consolidado_regras.$N2]" office:value-type="float" office:value="8" calcext:value-type="float">
            <text:p>8</text:p>
          </table:table-cell>
          <table:table-cell table:formula="of:=[.$B2]-[$consolidado_reed.$F2]" office:value-type="float" office:value="9" calcext:value-type="float">
            <text:p>9</text:p>
          </table:table-cell>
          <table:table-cell table:formula="of:=[.$B2]-[$consolidado_regras.$H2]" office:value-type="float" office:value="8" calcext:value-type="float">
            <text:p>8</text:p>
          </table:table-cell>
          <table:table-cell table:formula="of:=[.$B2]-[$consolidado_regras.$L2]" office:value-type="float" office:value="9" calcext:value-type="float">
            <text:p>9</text:p>
          </table:table-cell>
          <table:table-cell table:formula="of:=[.$B2]-[$consolidado_regras.$J2]" office:value-type="float" office:value="9" calcext:value-type="float">
            <text:p>9</text:p>
          </table:table-cell>
          <table:table-cell table:formula="of:=[.$B2]-[$consolidado_regras.$N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table:formula="of:=VLOOKUP([.$A3];[$otimos.$A$2:$otimos.$H$99];2;0)" office:value-type="float" office:value="9" calcext:value-type="float">
            <text:p>9</text:p>
          </table:table-cell>
          <table:table-cell table:formula="of:=INDEX([.$D$1:.$R$1];MATCH(MIN([.D3:.R3]);[.D3:.R3];0))" office:value-type="string" office:string-value="Regras+Otimos" calcext:value-type="string">
            <text:p>Regras+Otimos</text:p>
          </table:table-cell>
          <table:table-cell table:formula="of:=[.$B3]-[$consolidado_regras.$F3]" office:value-type="float" office:value="9" calcext:value-type="float">
            <text:p>9</text:p>
          </table:table-cell>
          <table:table-cell table:formula="of:=[.$B3]-[$consolidado_regras.$H3]" office:value-type="float" office:value="7" calcext:value-type="float">
            <text:p>7</text:p>
          </table:table-cell>
          <table:table-cell table:formula="of:=[.$B3]-[$consolidado_regras.$L3]" office:value-type="float" office:value="9" calcext:value-type="float">
            <text:p>9</text:p>
          </table:table-cell>
          <table:table-cell table:formula="of:=[.$B3]-[$consolidado_regras.$J3]" office:value-type="float" office:value="9" calcext:value-type="float">
            <text:p>9</text:p>
          </table:table-cell>
          <table:table-cell table:formula="of:=[.$B3]-[$consolidado_regras.$N3]" office:value-type="float" office:value="7" calcext:value-type="float">
            <text:p>7</text:p>
          </table:table-cell>
          <table:table-cell table:formula="of:=[.$B3]-[$consolidado_otimos.$F3]" office:value-type="float" office:value="7" calcext:value-type="float">
            <text:p>7</text:p>
          </table:table-cell>
          <table:table-cell table:formula="of:=[.$B3]-[$consolidado_otimos.$H3]" office:value-type="float" office:value="9" calcext:value-type="float">
            <text:p>9</text:p>
          </table:table-cell>
          <table:table-cell table:formula="of:=[.$B3]-[$consolidado_otimos.$L3]" office:value-type="float" office:value="9" calcext:value-type="float">
            <text:p>9</text:p>
          </table:table-cell>
          <table:table-cell table:formula="of:=[.$B3]-[$consolidado_regras.$J3]" office:value-type="float" office:value="9" calcext:value-type="float">
            <text:p>9</text:p>
          </table:table-cell>
          <table:table-cell table:formula="of:=[.$B3]-[$consolidado_regras.$N3]" office:value-type="float" office:value="7" calcext:value-type="float">
            <text:p>7</text:p>
          </table:table-cell>
          <table:table-cell table:formula="of:=[.$B3]-[$consolidado_reed.$F3]" office:value-type="float" office:value="9" calcext:value-type="float">
            <text:p>9</text:p>
          </table:table-cell>
          <table:table-cell table:formula="of:=[.$B3]-[$consolidado_regras.$H3]" office:value-type="float" office:value="7" calcext:value-type="float">
            <text:p>7</text:p>
          </table:table-cell>
          <table:table-cell table:formula="of:=[.$B3]-[$consolidado_regras.$L3]" office:value-type="float" office:value="9" calcext:value-type="float">
            <text:p>9</text:p>
          </table:table-cell>
          <table:table-cell table:formula="of:=[.$B3]-[$consolidado_regras.$J3]" office:value-type="float" office:value="9" calcext:value-type="float">
            <text:p>9</text:p>
          </table:table-cell>
          <table:table-cell table:formula="of:=[.$B3]-[$consolidado_regras.$N3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2-aj-e11_complete_74(81).tfc</text:p>
          </table:table-cell>
          <table:table-cell table:formula="of:=VLOOKUP([.$A4];[$otimos.$A$2:$otimos.$H$99];2;0)" office:value-type="float" office:value="11" calcext:value-type="float">
            <text:p>11</text:p>
          </table:table-cell>
          <table:table-cell table:formula="of:=INDEX([.$D$1:.$R$1];MATCH(MIN([.D4:.R4]);[.D4:.R4];0))" office:value-type="string" office:string-value="Regras+Otimos" calcext:value-type="string">
            <text:p>Regras+Otimos</text:p>
          </table:table-cell>
          <table:table-cell table:formula="of:=[.$B4]-[$consolidado_regras.$F4]" office:value-type="float" office:value="11" calcext:value-type="float">
            <text:p>11</text:p>
          </table:table-cell>
          <table:table-cell table:formula="of:=[.$B4]-[$consolidado_regras.$H4]" office:value-type="float" office:value="8" calcext:value-type="float">
            <text:p>8</text:p>
          </table:table-cell>
          <table:table-cell table:formula="of:=[.$B4]-[$consolidado_regras.$L4]" office:value-type="float" office:value="11" calcext:value-type="float">
            <text:p>11</text:p>
          </table:table-cell>
          <table:table-cell table:formula="of:=[.$B4]-[$consolidado_regras.$J4]" office:value-type="float" office:value="11" calcext:value-type="float">
            <text:p>11</text:p>
          </table:table-cell>
          <table:table-cell table:formula="of:=[.$B4]-[$consolidado_regras.$N4]" office:value-type="float" office:value="8" calcext:value-type="float">
            <text:p>8</text:p>
          </table:table-cell>
          <table:table-cell table:formula="of:=[.$B4]-[$consolidado_otimos.$F4]" office:value-type="float" office:value="8" calcext:value-type="float">
            <text:p>8</text:p>
          </table:table-cell>
          <table:table-cell table:formula="of:=[.$B4]-[$consolidado_otimos.$H4]" office:value-type="float" office:value="11" calcext:value-type="float">
            <text:p>11</text:p>
          </table:table-cell>
          <table:table-cell table:formula="of:=[.$B4]-[$consolidado_otimos.$L4]" office:value-type="float" office:value="11" calcext:value-type="float">
            <text:p>11</text:p>
          </table:table-cell>
          <table:table-cell table:formula="of:=[.$B4]-[$consolidado_regras.$J4]" office:value-type="float" office:value="11" calcext:value-type="float">
            <text:p>11</text:p>
          </table:table-cell>
          <table:table-cell table:formula="of:=[.$B4]-[$consolidado_regras.$N4]" office:value-type="float" office:value="8" calcext:value-type="float">
            <text:p>8</text:p>
          </table:table-cell>
          <table:table-cell table:formula="of:=[.$B4]-[$consolidado_reed.$F4]" office:value-type="float" office:value="11" calcext:value-type="float">
            <text:p>11</text:p>
          </table:table-cell>
          <table:table-cell table:formula="of:=[.$B4]-[$consolidado_regras.$H4]" office:value-type="float" office:value="8" calcext:value-type="float">
            <text:p>8</text:p>
          </table:table-cell>
          <table:table-cell table:formula="of:=[.$B4]-[$consolidado_regras.$L4]" office:value-type="float" office:value="11" calcext:value-type="float">
            <text:p>11</text:p>
          </table:table-cell>
          <table:table-cell table:formula="of:=[.$B4]-[$consolidado_regras.$J4]" office:value-type="float" office:value="11" calcext:value-type="float">
            <text:p>11</text:p>
          </table:table-cell>
          <table:table-cell table:formula="of:=[.$B4]-[$consolidado_regras.$N4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table:formula="of:=VLOOKUP([.$A5];[$otimos.$A$2:$otimos.$H$99];2;0)" office:value-type="float" office:value="9" calcext:value-type="float">
            <text:p>9</text:p>
          </table:table-cell>
          <table:table-cell table:formula="of:=INDEX([.$D$1:.$R$1];MATCH(MIN([.D5:.R5]);[.D5:.R5];0))" office:value-type="string" office:string-value="Regras+Otimos" calcext:value-type="string">
            <text:p>Regras+Otimos</text:p>
          </table:table-cell>
          <table:table-cell table:formula="of:=[.$B5]-[$consolidado_regras.$F5]" office:value-type="float" office:value="9" calcext:value-type="float">
            <text:p>9</text:p>
          </table:table-cell>
          <table:table-cell table:formula="of:=[.$B5]-[$consolidado_regras.$H5]" office:value-type="float" office:value="8" calcext:value-type="float">
            <text:p>8</text:p>
          </table:table-cell>
          <table:table-cell table:formula="of:=[.$B5]-[$consolidado_regras.$L5]" office:value-type="float" office:value="9" calcext:value-type="float">
            <text:p>9</text:p>
          </table:table-cell>
          <table:table-cell table:formula="of:=[.$B5]-[$consolidado_regras.$J5]" office:value-type="float" office:value="9" calcext:value-type="float">
            <text:p>9</text:p>
          </table:table-cell>
          <table:table-cell table:formula="of:=[.$B5]-[$consolidado_regras.$N5]" office:value-type="float" office:value="8" calcext:value-type="float">
            <text:p>8</text:p>
          </table:table-cell>
          <table:table-cell table:formula="of:=[.$B5]-[$consolidado_otimos.$F5]" office:value-type="float" office:value="8" calcext:value-type="float">
            <text:p>8</text:p>
          </table:table-cell>
          <table:table-cell table:formula="of:=[.$B5]-[$consolidado_otimos.$H5]" office:value-type="float" office:value="9" calcext:value-type="float">
            <text:p>9</text:p>
          </table:table-cell>
          <table:table-cell table:formula="of:=[.$B5]-[$consolidado_otimos.$L5]" office:value-type="float" office:value="9" calcext:value-type="float">
            <text:p>9</text:p>
          </table:table-cell>
          <table:table-cell table:formula="of:=[.$B5]-[$consolidado_regras.$J5]" office:value-type="float" office:value="9" calcext:value-type="float">
            <text:p>9</text:p>
          </table:table-cell>
          <table:table-cell table:formula="of:=[.$B5]-[$consolidado_regras.$N5]" office:value-type="float" office:value="8" calcext:value-type="float">
            <text:p>8</text:p>
          </table:table-cell>
          <table:table-cell table:formula="of:=[.$B5]-[$consolidado_reed.$F5]" office:value-type="float" office:value="9" calcext:value-type="float">
            <text:p>9</text:p>
          </table:table-cell>
          <table:table-cell table:formula="of:=[.$B5]-[$consolidado_regras.$H5]" office:value-type="float" office:value="8" calcext:value-type="float">
            <text:p>8</text:p>
          </table:table-cell>
          <table:table-cell table:formula="of:=[.$B5]-[$consolidado_regras.$L5]" office:value-type="float" office:value="9" calcext:value-type="float">
            <text:p>9</text:p>
          </table:table-cell>
          <table:table-cell table:formula="of:=[.$B5]-[$consolidado_regras.$J5]" office:value-type="float" office:value="9" calcext:value-type="float">
            <text:p>9</text:p>
          </table:table-cell>
          <table:table-cell table:formula="of:=[.$B5]-[$consolidado_regras.$N5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formula="of:=VLOOKUP([.$A6];[$otimos.$A$2:$otimos.$H$99];2;0)" office:value-type="float" office:value="5" calcext:value-type="float">
            <text:p>5</text:p>
          </table:table-cell>
          <table:table-cell table:formula="of:=INDEX([.$D$1:.$R$1];MATCH(MIN([.D6:.R6]);[.D6:.R6];0))" office:value-type="string" office:string-value="Regras" calcext:value-type="string">
            <text:p>Regras</text:p>
          </table:table-cell>
          <table:table-cell table:formula="of:=[.$B6]-[$consolidado_regras.$F6]" office:value-type="float" office:value="5" calcext:value-type="float">
            <text:p>5</text:p>
          </table:table-cell>
          <table:table-cell table:formula="of:=[.$B6]-[$consolidado_regras.$H6]" office:value-type="float" office:value="5" calcext:value-type="float">
            <text:p>5</text:p>
          </table:table-cell>
          <table:table-cell table:formula="of:=[.$B6]-[$consolidado_regras.$L6]" office:value-type="float" office:value="5" calcext:value-type="float">
            <text:p>5</text:p>
          </table:table-cell>
          <table:table-cell table:formula="of:=[.$B6]-[$consolidado_regras.$J6]" office:value-type="float" office:value="5" calcext:value-type="float">
            <text:p>5</text:p>
          </table:table-cell>
          <table:table-cell table:formula="of:=[.$B6]-[$consolidado_regras.$N6]" office:value-type="float" office:value="5" calcext:value-type="float">
            <text:p>5</text:p>
          </table:table-cell>
          <table:table-cell table:formula="of:=[.$B6]-[$consolidado_otimos.$F6]" office:value-type="float" office:value="5" calcext:value-type="float">
            <text:p>5</text:p>
          </table:table-cell>
          <table:table-cell table:formula="of:=[.$B6]-[$consolidado_otimos.$H6]" office:value-type="float" office:value="5" calcext:value-type="float">
            <text:p>5</text:p>
          </table:table-cell>
          <table:table-cell table:formula="of:=[.$B6]-[$consolidado_otimos.$L6]" office:value-type="float" office:value="5" calcext:value-type="float">
            <text:p>5</text:p>
          </table:table-cell>
          <table:table-cell table:formula="of:=[.$B6]-[$consolidado_regras.$J6]" office:value-type="float" office:value="5" calcext:value-type="float">
            <text:p>5</text:p>
          </table:table-cell>
          <table:table-cell table:formula="of:=[.$B6]-[$consolidado_regras.$N6]" office:value-type="float" office:value="5" calcext:value-type="float">
            <text:p>5</text:p>
          </table:table-cell>
          <table:table-cell table:formula="of:=[.$B6]-[$consolidado_reed.$F6]" office:value-type="float" office:value="5" calcext:value-type="float">
            <text:p>5</text:p>
          </table:table-cell>
          <table:table-cell table:formula="of:=[.$B6]-[$consolidado_regras.$H6]" office:value-type="float" office:value="5" calcext:value-type="float">
            <text:p>5</text:p>
          </table:table-cell>
          <table:table-cell table:formula="of:=[.$B6]-[$consolidado_regras.$L6]" office:value-type="float" office:value="5" calcext:value-type="float">
            <text:p>5</text:p>
          </table:table-cell>
          <table:table-cell table:formula="of:=[.$B6]-[$consolidado_regras.$J6]" office:value-type="float" office:value="5" calcext:value-type="float">
            <text:p>5</text:p>
          </table:table-cell>
          <table:table-cell table:formula="of:=[.$B6]-[$consolidado_regras.$N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formula="of:=VLOOKUP([.$A7];[$otimos.$A$2:$otimos.$H$99];2;0)" office:value-type="float" office:value="5" calcext:value-type="float">
            <text:p>5</text:p>
          </table:table-cell>
          <table:table-cell table:formula="of:=INDEX([.$D$1:.$R$1];MATCH(MIN([.D7:.R7]);[.D7:.R7];0))" office:value-type="string" office:string-value="Regras" calcext:value-type="string">
            <text:p>Regras</text:p>
          </table:table-cell>
          <table:table-cell table:formula="of:=[.$B7]-[$consolidado_regras.$F7]" office:value-type="float" office:value="5" calcext:value-type="float">
            <text:p>5</text:p>
          </table:table-cell>
          <table:table-cell table:formula="of:=[.$B7]-[$consolidado_regras.$H7]" office:value-type="float" office:value="5" calcext:value-type="float">
            <text:p>5</text:p>
          </table:table-cell>
          <table:table-cell table:formula="of:=[.$B7]-[$consolidado_regras.$L7]" office:value-type="float" office:value="5" calcext:value-type="float">
            <text:p>5</text:p>
          </table:table-cell>
          <table:table-cell table:formula="of:=[.$B7]-[$consolidado_regras.$J7]" office:value-type="float" office:value="5" calcext:value-type="float">
            <text:p>5</text:p>
          </table:table-cell>
          <table:table-cell table:formula="of:=[.$B7]-[$consolidado_regras.$N7]" office:value-type="float" office:value="5" calcext:value-type="float">
            <text:p>5</text:p>
          </table:table-cell>
          <table:table-cell table:formula="of:=[.$B7]-[$consolidado_otimos.$F7]" office:value-type="float" office:value="5" calcext:value-type="float">
            <text:p>5</text:p>
          </table:table-cell>
          <table:table-cell table:formula="of:=[.$B7]-[$consolidado_otimos.$H7]" office:value-type="float" office:value="5" calcext:value-type="float">
            <text:p>5</text:p>
          </table:table-cell>
          <table:table-cell table:formula="of:=[.$B7]-[$consolidado_otimos.$L7]" office:value-type="float" office:value="5" calcext:value-type="float">
            <text:p>5</text:p>
          </table:table-cell>
          <table:table-cell table:formula="of:=[.$B7]-[$consolidado_regras.$J7]" office:value-type="float" office:value="5" calcext:value-type="float">
            <text:p>5</text:p>
          </table:table-cell>
          <table:table-cell table:formula="of:=[.$B7]-[$consolidado_regras.$N7]" office:value-type="float" office:value="5" calcext:value-type="float">
            <text:p>5</text:p>
          </table:table-cell>
          <table:table-cell table:formula="of:=[.$B7]-[$consolidado_reed.$F7]" office:value-type="float" office:value="5" calcext:value-type="float">
            <text:p>5</text:p>
          </table:table-cell>
          <table:table-cell table:formula="of:=[.$B7]-[$consolidado_regras.$H7]" office:value-type="float" office:value="5" calcext:value-type="float">
            <text:p>5</text:p>
          </table:table-cell>
          <table:table-cell table:formula="of:=[.$B7]-[$consolidado_regras.$L7]" office:value-type="float" office:value="5" calcext:value-type="float">
            <text:p>5</text:p>
          </table:table-cell>
          <table:table-cell table:formula="of:=[.$B7]-[$consolidado_regras.$J7]" office:value-type="float" office:value="5" calcext:value-type="float">
            <text:p>5</text:p>
          </table:table-cell>
          <table:table-cell table:formula="of:=[.$B7]-[$consolidado_regras.$N7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formula="of:=VLOOKUP([.$A8];[$otimos.$A$2:$otimos.$H$99];2;0)" office:value-type="float" office:value="5" calcext:value-type="float">
            <text:p>5</text:p>
          </table:table-cell>
          <table:table-cell table:formula="of:=INDEX([.$D$1:.$R$1];MATCH(MIN([.D8:.R8]);[.D8:.R8];0))" office:value-type="string" office:string-value="Regras" calcext:value-type="string">
            <text:p>Regras</text:p>
          </table:table-cell>
          <table:table-cell table:formula="of:=[.$B8]-[$consolidado_regras.$F8]" office:value-type="float" office:value="5" calcext:value-type="float">
            <text:p>5</text:p>
          </table:table-cell>
          <table:table-cell table:formula="of:=[.$B8]-[$consolidado_regras.$H8]" office:value-type="float" office:value="5" calcext:value-type="float">
            <text:p>5</text:p>
          </table:table-cell>
          <table:table-cell table:formula="of:=[.$B8]-[$consolidado_regras.$L8]" office:value-type="float" office:value="5" calcext:value-type="float">
            <text:p>5</text:p>
          </table:table-cell>
          <table:table-cell table:formula="of:=[.$B8]-[$consolidado_regras.$J8]" office:value-type="float" office:value="5" calcext:value-type="float">
            <text:p>5</text:p>
          </table:table-cell>
          <table:table-cell table:formula="of:=[.$B8]-[$consolidado_regras.$N8]" office:value-type="float" office:value="5" calcext:value-type="float">
            <text:p>5</text:p>
          </table:table-cell>
          <table:table-cell table:formula="of:=[.$B8]-[$consolidado_otimos.$F8]" office:value-type="float" office:value="5" calcext:value-type="float">
            <text:p>5</text:p>
          </table:table-cell>
          <table:table-cell table:formula="of:=[.$B8]-[$consolidado_otimos.$H8]" office:value-type="float" office:value="5" calcext:value-type="float">
            <text:p>5</text:p>
          </table:table-cell>
          <table:table-cell table:formula="of:=[.$B8]-[$consolidado_otimos.$L8]" office:value-type="float" office:value="5" calcext:value-type="float">
            <text:p>5</text:p>
          </table:table-cell>
          <table:table-cell table:formula="of:=[.$B8]-[$consolidado_regras.$J8]" office:value-type="float" office:value="5" calcext:value-type="float">
            <text:p>5</text:p>
          </table:table-cell>
          <table:table-cell table:formula="of:=[.$B8]-[$consolidado_regras.$N8]" office:value-type="float" office:value="5" calcext:value-type="float">
            <text:p>5</text:p>
          </table:table-cell>
          <table:table-cell table:formula="of:=[.$B8]-[$consolidado_reed.$F8]" office:value-type="float" office:value="5" calcext:value-type="float">
            <text:p>5</text:p>
          </table:table-cell>
          <table:table-cell table:formula="of:=[.$B8]-[$consolidado_regras.$H8]" office:value-type="float" office:value="5" calcext:value-type="float">
            <text:p>5</text:p>
          </table:table-cell>
          <table:table-cell table:formula="of:=[.$B8]-[$consolidado_regras.$L8]" office:value-type="float" office:value="5" calcext:value-type="float">
            <text:p>5</text:p>
          </table:table-cell>
          <table:table-cell table:formula="of:=[.$B8]-[$consolidado_regras.$J8]" office:value-type="float" office:value="5" calcext:value-type="float">
            <text:p>5</text:p>
          </table:table-cell>
          <table:table-cell table:formula="of:=[.$B8]-[$consolidado_regras.$N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formula="of:=VLOOKUP([.$A9];[$otimos.$A$2:$otimos.$H$99];2;0)" office:value-type="float" office:value="5" calcext:value-type="float">
            <text:p>5</text:p>
          </table:table-cell>
          <table:table-cell table:formula="of:=INDEX([.$D$1:.$R$1];MATCH(MIN([.D9:.R9]);[.D9:.R9];0))" office:value-type="string" office:string-value="Regras" calcext:value-type="string">
            <text:p>Regras</text:p>
          </table:table-cell>
          <table:table-cell table:formula="of:=[.$B9]-[$consolidado_regras.$F9]" office:value-type="float" office:value="5" calcext:value-type="float">
            <text:p>5</text:p>
          </table:table-cell>
          <table:table-cell table:formula="of:=[.$B9]-[$consolidado_regras.$H9]" office:value-type="float" office:value="5" calcext:value-type="float">
            <text:p>5</text:p>
          </table:table-cell>
          <table:table-cell table:formula="of:=[.$B9]-[$consolidado_regras.$L9]" office:value-type="float" office:value="5" calcext:value-type="float">
            <text:p>5</text:p>
          </table:table-cell>
          <table:table-cell table:formula="of:=[.$B9]-[$consolidado_regras.$J9]" office:value-type="float" office:value="5" calcext:value-type="float">
            <text:p>5</text:p>
          </table:table-cell>
          <table:table-cell table:formula="of:=[.$B9]-[$consolidado_regras.$N9]" office:value-type="float" office:value="5" calcext:value-type="float">
            <text:p>5</text:p>
          </table:table-cell>
          <table:table-cell table:formula="of:=[.$B9]-[$consolidado_otimos.$F9]" office:value-type="float" office:value="5" calcext:value-type="float">
            <text:p>5</text:p>
          </table:table-cell>
          <table:table-cell table:formula="of:=[.$B9]-[$consolidado_otimos.$H9]" office:value-type="float" office:value="5" calcext:value-type="float">
            <text:p>5</text:p>
          </table:table-cell>
          <table:table-cell table:formula="of:=[.$B9]-[$consolidado_otimos.$L9]" office:value-type="float" office:value="5" calcext:value-type="float">
            <text:p>5</text:p>
          </table:table-cell>
          <table:table-cell table:formula="of:=[.$B9]-[$consolidado_regras.$J9]" office:value-type="float" office:value="5" calcext:value-type="float">
            <text:p>5</text:p>
          </table:table-cell>
          <table:table-cell table:formula="of:=[.$B9]-[$consolidado_regras.$N9]" office:value-type="float" office:value="5" calcext:value-type="float">
            <text:p>5</text:p>
          </table:table-cell>
          <table:table-cell table:formula="of:=[.$B9]-[$consolidado_reed.$F9]" office:value-type="float" office:value="5" calcext:value-type="float">
            <text:p>5</text:p>
          </table:table-cell>
          <table:table-cell table:formula="of:=[.$B9]-[$consolidado_regras.$H9]" office:value-type="float" office:value="5" calcext:value-type="float">
            <text:p>5</text:p>
          </table:table-cell>
          <table:table-cell table:formula="of:=[.$B9]-[$consolidado_regras.$L9]" office:value-type="float" office:value="5" calcext:value-type="float">
            <text:p>5</text:p>
          </table:table-cell>
          <table:table-cell table:formula="of:=[.$B9]-[$consolidado_regras.$J9]" office:value-type="float" office:value="5" calcext:value-type="float">
            <text:p>5</text:p>
          </table:table-cell>
          <table:table-cell table:formula="of:=[.$B9]-[$consolidado_regras.$N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1-ham3_complete_47(28).tfc</text:p>
          </table:table-cell>
          <table:table-cell table:formula="of:=VLOOKUP([.$A10];[$otimos.$A$2:$otimos.$H$99];2;0)" office:value-type="float" office:value="7" calcext:value-type="float">
            <text:p>7</text:p>
          </table:table-cell>
          <table:table-cell table:formula="of:=INDEX([.$D$1:.$R$1];MATCH(MIN([.D10:.R10]);[.D10:.R10];0))" office:value-type="string" office:string-value="Regras+Otimos" calcext:value-type="string">
            <text:p>Regras+Otimos</text:p>
          </table:table-cell>
          <table:table-cell table:formula="of:=[.$B10]-[$consolidado_regras.$F10]" office:value-type="float" office:value="7" calcext:value-type="float">
            <text:p>7</text:p>
          </table:table-cell>
          <table:table-cell table:formula="of:=[.$B10]-[$consolidado_regras.$H10]" office:value-type="float" office:value="5" calcext:value-type="float">
            <text:p>5</text:p>
          </table:table-cell>
          <table:table-cell table:formula="of:=[.$B10]-[$consolidado_regras.$L10]" office:value-type="float" office:value="6" calcext:value-type="float">
            <text:p>6</text:p>
          </table:table-cell>
          <table:table-cell table:formula="of:=[.$B10]-[$consolidado_regras.$J10]" office:value-type="float" office:value="7" calcext:value-type="float">
            <text:p>7</text:p>
          </table:table-cell>
          <table:table-cell table:formula="of:=[.$B10]-[$consolidado_regras.$N10]" office:value-type="float" office:value="6" calcext:value-type="float">
            <text:p>6</text:p>
          </table:table-cell>
          <table:table-cell table:formula="of:=[.$B10]-[$consolidado_otimos.$F10]" office:value-type="float" office:value="5" calcext:value-type="float">
            <text:p>5</text:p>
          </table:table-cell>
          <table:table-cell table:formula="of:=[.$B10]-[$consolidado_otimos.$H10]" office:value-type="float" office:value="7" calcext:value-type="float">
            <text:p>7</text:p>
          </table:table-cell>
          <table:table-cell table:formula="of:=[.$B10]-[$consolidado_otimos.$L10]" office:value-type="float" office:value="7" calcext:value-type="float">
            <text:p>7</text:p>
          </table:table-cell>
          <table:table-cell table:formula="of:=[.$B10]-[$consolidado_regras.$J10]" office:value-type="float" office:value="7" calcext:value-type="float">
            <text:p>7</text:p>
          </table:table-cell>
          <table:table-cell table:formula="of:=[.$B10]-[$consolidado_regras.$N10]" office:value-type="float" office:value="6" calcext:value-type="float">
            <text:p>6</text:p>
          </table:table-cell>
          <table:table-cell table:formula="of:=[.$B10]-[$consolidado_reed.$F10]" office:value-type="float" office:value="6" calcext:value-type="float">
            <text:p>6</text:p>
          </table:table-cell>
          <table:table-cell table:formula="of:=[.$B10]-[$consolidado_regras.$H10]" office:value-type="float" office:value="5" calcext:value-type="float">
            <text:p>5</text:p>
          </table:table-cell>
          <table:table-cell table:formula="of:=[.$B10]-[$consolidado_regras.$L10]" office:value-type="float" office:value="6" calcext:value-type="float">
            <text:p>6</text:p>
          </table:table-cell>
          <table:table-cell table:formula="of:=[.$B10]-[$consolidado_regras.$J10]" office:value-type="float" office:value="7" calcext:value-type="float">
            <text:p>7</text:p>
          </table:table-cell>
          <table:table-cell table:formula="of:=[.$B10]-[$consolidado_regras.$N10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table:formula="of:=VLOOKUP([.$A11];[$otimos.$A$2:$otimos.$H$99];2;0)" office:value-type="float" office:value="7" calcext:value-type="float">
            <text:p>7</text:p>
          </table:table-cell>
          <table:table-cell table:formula="of:=INDEX([.$D$1:.$R$1];MATCH(MIN([.D11:.R11]);[.D11:.R11];0))" office:value-type="string" office:string-value="Regras+Otimos" calcext:value-type="string">
            <text:p>Regras+Otimos</text:p>
          </table:table-cell>
          <table:table-cell table:formula="of:=[.$B11]-[$consolidado_regras.$F11]" office:value-type="float" office:value="7" calcext:value-type="float">
            <text:p>7</text:p>
          </table:table-cell>
          <table:table-cell table:formula="of:=[.$B11]-[$consolidado_regras.$H11]" office:value-type="float" office:value="5" calcext:value-type="float">
            <text:p>5</text:p>
          </table:table-cell>
          <table:table-cell table:formula="of:=[.$B11]-[$consolidado_regras.$L11]" office:value-type="float" office:value="7" calcext:value-type="float">
            <text:p>7</text:p>
          </table:table-cell>
          <table:table-cell table:formula="of:=[.$B11]-[$consolidado_regras.$J11]" office:value-type="float" office:value="9" calcext:value-type="float">
            <text:p>9</text:p>
          </table:table-cell>
          <table:table-cell table:formula="of:=[.$B11]-[$consolidado_regras.$N11]" office:value-type="float" office:value="5" calcext:value-type="float">
            <text:p>5</text:p>
          </table:table-cell>
          <table:table-cell table:formula="of:=[.$B11]-[$consolidado_otimos.$F11]" office:value-type="float" office:value="5" calcext:value-type="float">
            <text:p>5</text:p>
          </table:table-cell>
          <table:table-cell table:formula="of:=[.$B11]-[$consolidado_otimos.$H11]" office:value-type="float" office:value="7" calcext:value-type="float">
            <text:p>7</text:p>
          </table:table-cell>
          <table:table-cell table:formula="of:=[.$B11]-[$consolidado_otimos.$L11]" office:value-type="float" office:value="9" calcext:value-type="float">
            <text:p>9</text:p>
          </table:table-cell>
          <table:table-cell table:formula="of:=[.$B11]-[$consolidado_regras.$J11]" office:value-type="float" office:value="9" calcext:value-type="float">
            <text:p>9</text:p>
          </table:table-cell>
          <table:table-cell table:formula="of:=[.$B11]-[$consolidado_regras.$N11]" office:value-type="float" office:value="5" calcext:value-type="float">
            <text:p>5</text:p>
          </table:table-cell>
          <table:table-cell table:formula="of:=[.$B11]-[$consolidado_reed.$F11]" office:value-type="float" office:value="7" calcext:value-type="float">
            <text:p>7</text:p>
          </table:table-cell>
          <table:table-cell table:formula="of:=[.$B11]-[$consolidado_regras.$H11]" office:value-type="float" office:value="5" calcext:value-type="float">
            <text:p>5</text:p>
          </table:table-cell>
          <table:table-cell table:formula="of:=[.$B11]-[$consolidado_regras.$L11]" office:value-type="float" office:value="7" calcext:value-type="float">
            <text:p>7</text:p>
          </table:table-cell>
          <table:table-cell table:formula="of:=[.$B11]-[$consolidado_regras.$J11]" office:value-type="float" office:value="9" calcext:value-type="float">
            <text:p>9</text:p>
          </table:table-cell>
          <table:table-cell table:formula="of:=[.$B11]-[$consolidado_regras.$N11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2-ham3_complete_47(28).tfc</text:p>
          </table:table-cell>
          <table:table-cell table:formula="of:=VLOOKUP([.$A12];[$otimos.$A$2:$otimos.$H$99];2;0)" office:value-type="float" office:value="6" calcext:value-type="float">
            <text:p>6</text:p>
          </table:table-cell>
          <table:table-cell table:formula="of:=INDEX([.$D$1:.$R$1];MATCH(MIN([.D12:.R12]);[.D12:.R12];0))" office:value-type="string" office:string-value="Regras+Otimos" calcext:value-type="string">
            <text:p>Regras+Otimos</text:p>
          </table:table-cell>
          <table:table-cell table:formula="of:=[.$B12]-[$consolidado_regras.$F12]" office:value-type="float" office:value="6" calcext:value-type="float">
            <text:p>6</text:p>
          </table:table-cell>
          <table:table-cell table:formula="of:=[.$B12]-[$consolidado_regras.$H12]" office:value-type="float" office:value="5" calcext:value-type="float">
            <text:p>5</text:p>
          </table:table-cell>
          <table:table-cell table:formula="of:=[.$B12]-[$consolidado_regras.$L12]" office:value-type="float" office:value="6" calcext:value-type="float">
            <text:p>6</text:p>
          </table:table-cell>
          <table:table-cell table:formula="of:=[.$B12]-[$consolidado_regras.$J12]" office:value-type="float" office:value="6" calcext:value-type="float">
            <text:p>6</text:p>
          </table:table-cell>
          <table:table-cell table:formula="of:=[.$B12]-[$consolidado_regras.$N12]" office:value-type="float" office:value="5" calcext:value-type="float">
            <text:p>5</text:p>
          </table:table-cell>
          <table:table-cell table:formula="of:=[.$B12]-[$consolidado_otimos.$F12]" office:value-type="float" office:value="5" calcext:value-type="float">
            <text:p>5</text:p>
          </table:table-cell>
          <table:table-cell table:formula="of:=[.$B12]-[$consolidado_otimos.$H12]" office:value-type="float" office:value="6" calcext:value-type="float">
            <text:p>6</text:p>
          </table:table-cell>
          <table:table-cell table:formula="of:=[.$B12]-[$consolidado_otimos.$L12]" office:value-type="float" office:value="6" calcext:value-type="float">
            <text:p>6</text:p>
          </table:table-cell>
          <table:table-cell table:formula="of:=[.$B12]-[$consolidado_regras.$J12]" office:value-type="float" office:value="6" calcext:value-type="float">
            <text:p>6</text:p>
          </table:table-cell>
          <table:table-cell table:formula="of:=[.$B12]-[$consolidado_regras.$N12]" office:value-type="float" office:value="5" calcext:value-type="float">
            <text:p>5</text:p>
          </table:table-cell>
          <table:table-cell table:formula="of:=[.$B12]-[$consolidado_reed.$F12]" office:value-type="float" office:value="6" calcext:value-type="float">
            <text:p>6</text:p>
          </table:table-cell>
          <table:table-cell table:formula="of:=[.$B12]-[$consolidado_regras.$H12]" office:value-type="float" office:value="5" calcext:value-type="float">
            <text:p>5</text:p>
          </table:table-cell>
          <table:table-cell table:formula="of:=[.$B12]-[$consolidado_regras.$L12]" office:value-type="float" office:value="6" calcext:value-type="float">
            <text:p>6</text:p>
          </table:table-cell>
          <table:table-cell table:formula="of:=[.$B12]-[$consolidado_regras.$J12]" office:value-type="float" office:value="6" calcext:value-type="float">
            <text:p>6</text:p>
          </table:table-cell>
          <table:table-cell table:formula="of:=[.$B12]-[$consolidado_regras.$N1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table:formula="of:=VLOOKUP([.$A13];[$otimos.$A$2:$otimos.$H$99];2;0)" office:value-type="float" office:value="7" calcext:value-type="float">
            <text:p>7</text:p>
          </table:table-cell>
          <table:table-cell table:formula="of:=INDEX([.$D$1:.$R$1];MATCH(MIN([.D13:.R13]);[.D13:.R13];0))" office:value-type="string" office:string-value="Regras+Otimos" calcext:value-type="string">
            <text:p>Regras+Otimos</text:p>
          </table:table-cell>
          <table:table-cell table:formula="of:=[.$B13]-[$consolidado_regras.$F13]" office:value-type="float" office:value="7" calcext:value-type="float">
            <text:p>7</text:p>
          </table:table-cell>
          <table:table-cell table:formula="of:=[.$B13]-[$consolidado_regras.$H13]" office:value-type="float" office:value="5" calcext:value-type="float">
            <text:p>5</text:p>
          </table:table-cell>
          <table:table-cell table:formula="of:=[.$B13]-[$consolidado_regras.$L13]" office:value-type="float" office:value="6" calcext:value-type="float">
            <text:p>6</text:p>
          </table:table-cell>
          <table:table-cell table:formula="of:=[.$B13]-[$consolidado_regras.$J13]" office:value-type="float" office:value="9" calcext:value-type="float">
            <text:p>9</text:p>
          </table:table-cell>
          <table:table-cell table:formula="of:=[.$B13]-[$consolidado_regras.$N13]" office:value-type="float" office:value="6" calcext:value-type="float">
            <text:p>6</text:p>
          </table:table-cell>
          <table:table-cell table:formula="of:=[.$B13]-[$consolidado_otimos.$F13]" office:value-type="float" office:value="5" calcext:value-type="float">
            <text:p>5</text:p>
          </table:table-cell>
          <table:table-cell table:formula="of:=[.$B13]-[$consolidado_otimos.$H13]" office:value-type="float" office:value="7" calcext:value-type="float">
            <text:p>7</text:p>
          </table:table-cell>
          <table:table-cell table:formula="of:=[.$B13]-[$consolidado_otimos.$L13]" office:value-type="float" office:value="9" calcext:value-type="float">
            <text:p>9</text:p>
          </table:table-cell>
          <table:table-cell table:formula="of:=[.$B13]-[$consolidado_regras.$J13]" office:value-type="float" office:value="9" calcext:value-type="float">
            <text:p>9</text:p>
          </table:table-cell>
          <table:table-cell table:formula="of:=[.$B13]-[$consolidado_regras.$N13]" office:value-type="float" office:value="6" calcext:value-type="float">
            <text:p>6</text:p>
          </table:table-cell>
          <table:table-cell table:formula="of:=[.$B13]-[$consolidado_reed.$F13]" office:value-type="float" office:value="6" calcext:value-type="float">
            <text:p>6</text:p>
          </table:table-cell>
          <table:table-cell table:formula="of:=[.$B13]-[$consolidado_regras.$H13]" office:value-type="float" office:value="5" calcext:value-type="float">
            <text:p>5</text:p>
          </table:table-cell>
          <table:table-cell table:formula="of:=[.$B13]-[$consolidado_regras.$L13]" office:value-type="float" office:value="6" calcext:value-type="float">
            <text:p>6</text:p>
          </table:table-cell>
          <table:table-cell table:formula="of:=[.$B13]-[$consolidado_regras.$J13]" office:value-type="float" office:value="9" calcext:value-type="float">
            <text:p>9</text:p>
          </table:table-cell>
          <table:table-cell table:formula="of:=[.$B13]-[$consolidado_regras.$N1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am3tc.tfc</text:p>
          </table:table-cell>
          <table:table-cell table:formula="of:=VLOOKUP([.$A14];[$otimos.$A$2:$otimos.$H$99];2;0)" office:value-type="float" office:value="5" calcext:value-type="float">
            <text:p>5</text:p>
          </table:table-cell>
          <table:table-cell table:formula="of:=INDEX([.$D$1:.$R$1];MATCH(MIN([.D14:.R14]);[.D14:.R14];0))" office:value-type="string" office:string-value="Regras" calcext:value-type="string">
            <text:p>Regras</text:p>
          </table:table-cell>
          <table:table-cell table:formula="of:=[.$B14]-[$consolidado_regras.$F14]" office:value-type="float" office:value="5" calcext:value-type="float">
            <text:p>5</text:p>
          </table:table-cell>
          <table:table-cell table:formula="of:=[.$B14]-[$consolidado_regras.$H14]" office:value-type="float" office:value="5" calcext:value-type="float">
            <text:p>5</text:p>
          </table:table-cell>
          <table:table-cell table:formula="of:=[.$B14]-[$consolidado_regras.$L14]" office:value-type="float" office:value="5" calcext:value-type="float">
            <text:p>5</text:p>
          </table:table-cell>
          <table:table-cell table:formula="of:=[.$B14]-[$consolidado_regras.$J14]" office:value-type="float" office:value="5" calcext:value-type="float">
            <text:p>5</text:p>
          </table:table-cell>
          <table:table-cell table:formula="of:=[.$B14]-[$consolidado_regras.$N14]" office:value-type="float" office:value="5" calcext:value-type="float">
            <text:p>5</text:p>
          </table:table-cell>
          <table:table-cell table:formula="of:=[.$B14]-[$consolidado_otimos.$F14]" office:value-type="float" office:value="5" calcext:value-type="float">
            <text:p>5</text:p>
          </table:table-cell>
          <table:table-cell table:formula="of:=[.$B14]-[$consolidado_otimos.$H14]" office:value-type="float" office:value="5" calcext:value-type="float">
            <text:p>5</text:p>
          </table:table-cell>
          <table:table-cell table:formula="of:=[.$B14]-[$consolidado_otimos.$L14]" office:value-type="float" office:value="5" calcext:value-type="float">
            <text:p>5</text:p>
          </table:table-cell>
          <table:table-cell table:formula="of:=[.$B14]-[$consolidado_regras.$J14]" office:value-type="float" office:value="5" calcext:value-type="float">
            <text:p>5</text:p>
          </table:table-cell>
          <table:table-cell table:formula="of:=[.$B14]-[$consolidado_regras.$N14]" office:value-type="float" office:value="5" calcext:value-type="float">
            <text:p>5</text:p>
          </table:table-cell>
          <table:table-cell table:formula="of:=[.$B14]-[$consolidado_reed.$F14]" office:value-type="float" office:value="5" calcext:value-type="float">
            <text:p>5</text:p>
          </table:table-cell>
          <table:table-cell table:formula="of:=[.$B14]-[$consolidado_regras.$H14]" office:value-type="float" office:value="5" calcext:value-type="float">
            <text:p>5</text:p>
          </table:table-cell>
          <table:table-cell table:formula="of:=[.$B14]-[$consolidado_regras.$L14]" office:value-type="float" office:value="5" calcext:value-type="float">
            <text:p>5</text:p>
          </table:table-cell>
          <table:table-cell table:formula="of:=[.$B14]-[$consolidado_regras.$J14]" office:value-type="float" office:value="5" calcext:value-type="float">
            <text:p>5</text:p>
          </table:table-cell>
          <table:table-cell table:formula="of:=[.$B14]-[$consolidado_regras.$N1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1-ham7.tfc</text:p>
          </table:table-cell>
          <table:table-cell table:formula="of:=VLOOKUP([.$A15];[$otimos.$A$2:$otimos.$H$99];2;0)" office:value-type="float" office:value="88" calcext:value-type="float">
            <text:p>88</text:p>
          </table:table-cell>
          <table:table-cell table:formula="of:=INDEX([.$D$1:.$R$1];MATCH(MIN([.D15:.R15]);[.D15:.R15];0))" office:value-type="string" office:string-value="Regras+Reed+Otimos" calcext:value-type="string">
            <text:p>Regras+Reed+Otimos</text:p>
          </table:table-cell>
          <table:table-cell table:formula="of:=[.$B15]-[$consolidado_regras.$F15]" office:value-type="float" office:value="88" calcext:value-type="float">
            <text:p>88</text:p>
          </table:table-cell>
          <table:table-cell table:formula="of:=[.$B15]-[$consolidado_regras.$H15]" office:value-type="float" office:value="86" calcext:value-type="float">
            <text:p>86</text:p>
          </table:table-cell>
          <table:table-cell table:formula="of:=[.$B15]-[$consolidado_regras.$L15]" office:value-type="float" office:value="90" calcext:value-type="float">
            <text:p>90</text:p>
          </table:table-cell>
          <table:table-cell table:formula="of:=[.$B15]-[$consolidado_regras.$J15]" office:value-type="float" office:value="90" calcext:value-type="float">
            <text:p>90</text:p>
          </table:table-cell>
          <table:table-cell table:formula="of:=[.$B15]-[$consolidado_regras.$N15]" office:value-type="float" office:value="85" calcext:value-type="float">
            <text:p>85</text:p>
          </table:table-cell>
          <table:table-cell table:formula="of:=[.$B15]-[$consolidado_otimos.$F15]" office:value-type="float" office:value="86" calcext:value-type="float">
            <text:p>86</text:p>
          </table:table-cell>
          <table:table-cell table:formula="of:=[.$B15]-[$consolidado_otimos.$H15]" office:value-type="float" office:value="88" calcext:value-type="float">
            <text:p>88</text:p>
          </table:table-cell>
          <table:table-cell table:formula="of:=[.$B15]-[$consolidado_otimos.$L15]" office:value-type="float" office:value="90" calcext:value-type="float">
            <text:p>90</text:p>
          </table:table-cell>
          <table:table-cell table:formula="of:=[.$B15]-[$consolidado_regras.$J15]" office:value-type="float" office:value="90" calcext:value-type="float">
            <text:p>90</text:p>
          </table:table-cell>
          <table:table-cell table:formula="of:=[.$B15]-[$consolidado_regras.$N15]" office:value-type="float" office:value="85" calcext:value-type="float">
            <text:p>85</text:p>
          </table:table-cell>
          <table:table-cell table:formula="of:=[.$B15]-[$consolidado_reed.$F15]" office:value-type="float" office:value="90" calcext:value-type="float">
            <text:p>90</text:p>
          </table:table-cell>
          <table:table-cell table:formula="of:=[.$B15]-[$consolidado_regras.$H15]" office:value-type="float" office:value="86" calcext:value-type="float">
            <text:p>86</text:p>
          </table:table-cell>
          <table:table-cell table:formula="of:=[.$B15]-[$consolidado_regras.$L15]" office:value-type="float" office:value="90" calcext:value-type="float">
            <text:p>90</text:p>
          </table:table-cell>
          <table:table-cell table:formula="of:=[.$B15]-[$consolidado_regras.$J15]" office:value-type="float" office:value="90" calcext:value-type="float">
            <text:p>90</text:p>
          </table:table-cell>
          <table:table-cell table:formula="of:=[.$B15]-[$consolidado_regras.$N15]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1-ham7_inv.tfc</text:p>
          </table:table-cell>
          <table:table-cell table:formula="of:=VLOOKUP([.$A16];[$otimos.$A$2:$otimos.$H$99];2;0)" office:value-type="float" office:value="481" calcext:value-type="float">
            <text:p>481</text:p>
          </table:table-cell>
          <table:table-cell table:formula="of:=INDEX([.$D$1:.$R$1];MATCH(MIN([.D16:.R16]);[.D16:.R16];0))" office:value-type="string" office:string-value="Otimos" calcext:value-type="string">
            <text:p>Otimos</text:p>
          </table:table-cell>
          <table:table-cell table:formula="of:=[.$B16]-[$consolidado_regras.$F16]" office:value-type="float" office:value="473" calcext:value-type="float">
            <text:p>473</text:p>
          </table:table-cell>
          <table:table-cell table:formula="of:=[.$B16]-[$consolidado_regras.$H16]" office:value-type="float" office:value="461" calcext:value-type="float">
            <text:p>461</text:p>
          </table:table-cell>
          <table:table-cell table:formula="of:=[.$B16]-[$consolidado_regras.$L16]" office:value-type="float" office:value="466" calcext:value-type="float">
            <text:p>466</text:p>
          </table:table-cell>
          <table:table-cell table:formula="of:=[.$B16]-[$consolidado_regras.$J16]" office:value-type="float" office:value="473" calcext:value-type="float">
            <text:p>473</text:p>
          </table:table-cell>
          <table:table-cell table:formula="of:=[.$B16]-[$consolidado_regras.$N16]" office:value-type="float" office:value="471" calcext:value-type="float">
            <text:p>471</text:p>
          </table:table-cell>
          <table:table-cell table:formula="of:=[.$B16]-[$consolidado_otimos.$F16]" office:value-type="float" office:value="453" calcext:value-type="float">
            <text:p>453</text:p>
          </table:table-cell>
          <table:table-cell table:formula="of:=[.$B16]-[$consolidado_otimos.$H16]" office:value-type="float" office:value="481" calcext:value-type="float">
            <text:p>481</text:p>
          </table:table-cell>
          <table:table-cell table:formula="of:=[.$B16]-[$consolidado_otimos.$L16]" office:value-type="float" office:value="473" calcext:value-type="float">
            <text:p>473</text:p>
          </table:table-cell>
          <table:table-cell table:formula="of:=[.$B16]-[$consolidado_regras.$J16]" office:value-type="float" office:value="473" calcext:value-type="float">
            <text:p>473</text:p>
          </table:table-cell>
          <table:table-cell table:formula="of:=[.$B16]-[$consolidado_regras.$N16]" office:value-type="float" office:value="471" calcext:value-type="float">
            <text:p>471</text:p>
          </table:table-cell>
          <table:table-cell table:formula="of:=[.$B16]-[$consolidado_reed.$F16]" office:value-type="float" office:value="458" calcext:value-type="float">
            <text:p>458</text:p>
          </table:table-cell>
          <table:table-cell table:formula="of:=[.$B16]-[$consolidado_regras.$H16]" office:value-type="float" office:value="461" calcext:value-type="float">
            <text:p>461</text:p>
          </table:table-cell>
          <table:table-cell table:formula="of:=[.$B16]-[$consolidado_regras.$L16]" office:value-type="float" office:value="466" calcext:value-type="float">
            <text:p>466</text:p>
          </table:table-cell>
          <table:table-cell table:formula="of:=[.$B16]-[$consolidado_regras.$J16]" office:value-type="float" office:value="473" calcext:value-type="float">
            <text:p>473</text:p>
          </table:table-cell>
          <table:table-cell table:formula="of:=[.$B16]-[$consolidado_regras.$N16]"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S2-ham7.tfc</text:p>
          </table:table-cell>
          <table:table-cell table:formula="of:=VLOOKUP([.$A17];[$otimos.$A$2:$otimos.$H$99];2;0)" office:value-type="float" office:value="115" calcext:value-type="float">
            <text:p>115</text:p>
          </table:table-cell>
          <table:table-cell table:formula="of:=INDEX([.$D$1:.$R$1];MATCH(MIN([.D17:.R17]);[.D17:.R17];0))" office:value-type="string" office:string-value="Regras+Reed+Otimos" calcext:value-type="string">
            <text:p>Regras+Reed+Otimos</text:p>
          </table:table-cell>
          <table:table-cell table:formula="of:=[.$B17]-[$consolidado_regras.$F17]" office:value-type="float" office:value="115" calcext:value-type="float">
            <text:p>115</text:p>
          </table:table-cell>
          <table:table-cell table:formula="of:=[.$B17]-[$consolidado_regras.$H17]" office:value-type="float" office:value="110" calcext:value-type="float">
            <text:p>110</text:p>
          </table:table-cell>
          <table:table-cell table:formula="of:=[.$B17]-[$consolidado_regras.$L17]" office:value-type="float" office:value="127" calcext:value-type="float">
            <text:p>127</text:p>
          </table:table-cell>
          <table:table-cell table:formula="of:=[.$B17]-[$consolidado_regras.$J17]" office:value-type="float" office:value="126" calcext:value-type="float">
            <text:p>126</text:p>
          </table:table-cell>
          <table:table-cell table:formula="of:=[.$B17]-[$consolidado_regras.$N17]" office:value-type="float" office:value="107" calcext:value-type="float">
            <text:p>107</text:p>
          </table:table-cell>
          <table:table-cell table:formula="of:=[.$B17]-[$consolidado_otimos.$F17]" office:value-type="float" office:value="110" calcext:value-type="float">
            <text:p>110</text:p>
          </table:table-cell>
          <table:table-cell table:formula="of:=[.$B17]-[$consolidado_otimos.$H17]" office:value-type="float" office:value="115" calcext:value-type="float">
            <text:p>115</text:p>
          </table:table-cell>
          <table:table-cell table:formula="of:=[.$B17]-[$consolidado_otimos.$L17]" office:value-type="float" office:value="126" calcext:value-type="float">
            <text:p>126</text:p>
          </table:table-cell>
          <table:table-cell table:formula="of:=[.$B17]-[$consolidado_regras.$J17]" office:value-type="float" office:value="126" calcext:value-type="float">
            <text:p>126</text:p>
          </table:table-cell>
          <table:table-cell table:formula="of:=[.$B17]-[$consolidado_regras.$N17]" office:value-type="float" office:value="107" calcext:value-type="float">
            <text:p>107</text:p>
          </table:table-cell>
          <table:table-cell table:formula="of:=[.$B17]-[$consolidado_reed.$F17]" office:value-type="float" office:value="127" calcext:value-type="float">
            <text:p>127</text:p>
          </table:table-cell>
          <table:table-cell table:formula="of:=[.$B17]-[$consolidado_regras.$H17]" office:value-type="float" office:value="110" calcext:value-type="float">
            <text:p>110</text:p>
          </table:table-cell>
          <table:table-cell table:formula="of:=[.$B17]-[$consolidado_regras.$L17]" office:value-type="float" office:value="127" calcext:value-type="float">
            <text:p>127</text:p>
          </table:table-cell>
          <table:table-cell table:formula="of:=[.$B17]-[$consolidado_regras.$J17]" office:value-type="float" office:value="126" calcext:value-type="float">
            <text:p>126</text:p>
          </table:table-cell>
          <table:table-cell table:formula="of:=[.$B17]-[$consolidado_regras.$N17]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2-ham7_inv.tfc</text:p>
          </table:table-cell>
          <table:table-cell table:formula="of:=VLOOKUP([.$A18];[$otimos.$A$2:$otimos.$H$99];2;0)" office:value-type="float" office:value="80" calcext:value-type="float">
            <text:p>80</text:p>
          </table:table-cell>
          <table:table-cell table:formula="of:=INDEX([.$D$1:.$R$1];MATCH(MIN([.D18:.R18]);[.D18:.R18];0))" office:value-type="string" office:string-value="Regras+Otimos" calcext:value-type="string">
            <text:p>Regras+Otimos</text:p>
          </table:table-cell>
          <table:table-cell table:formula="of:=[.$B18]-[$consolidado_regras.$F18]" office:value-type="float" office:value="80" calcext:value-type="float">
            <text:p>80</text:p>
          </table:table-cell>
          <table:table-cell table:formula="of:=[.$B18]-[$consolidado_regras.$H18]" office:value-type="float" office:value="71" calcext:value-type="float">
            <text:p>71</text:p>
          </table:table-cell>
          <table:table-cell table:formula="of:=[.$B18]-[$consolidado_regras.$L18]" office:value-type="float" office:value="78" calcext:value-type="float">
            <text:p>78</text:p>
          </table:table-cell>
          <table:table-cell table:formula="of:=[.$B18]-[$consolidado_regras.$J18]" office:value-type="float" office:value="79" calcext:value-type="float">
            <text:p>79</text:p>
          </table:table-cell>
          <table:table-cell table:formula="of:=[.$B18]-[$consolidado_regras.$N18]" office:value-type="float" office:value="77" calcext:value-type="float">
            <text:p>77</text:p>
          </table:table-cell>
          <table:table-cell table:formula="of:=[.$B18]-[$consolidado_otimos.$F18]" office:value-type="float" office:value="71" calcext:value-type="float">
            <text:p>71</text:p>
          </table:table-cell>
          <table:table-cell table:formula="of:=[.$B18]-[$consolidado_otimos.$H18]" office:value-type="float" office:value="80" calcext:value-type="float">
            <text:p>80</text:p>
          </table:table-cell>
          <table:table-cell table:formula="of:=[.$B18]-[$consolidado_otimos.$L18]" office:value-type="float" office:value="79" calcext:value-type="float">
            <text:p>79</text:p>
          </table:table-cell>
          <table:table-cell table:formula="of:=[.$B18]-[$consolidado_regras.$J18]" office:value-type="float" office:value="79" calcext:value-type="float">
            <text:p>79</text:p>
          </table:table-cell>
          <table:table-cell table:formula="of:=[.$B18]-[$consolidado_regras.$N18]" office:value-type="float" office:value="77" calcext:value-type="float">
            <text:p>77</text:p>
          </table:table-cell>
          <table:table-cell table:formula="of:=[.$B18]-[$consolidado_reed.$F18]" office:value-type="float" office:value="78" calcext:value-type="float">
            <text:p>78</text:p>
          </table:table-cell>
          <table:table-cell table:formula="of:=[.$B18]-[$consolidado_regras.$H18]" office:value-type="float" office:value="71" calcext:value-type="float">
            <text:p>71</text:p>
          </table:table-cell>
          <table:table-cell table:formula="of:=[.$B18]-[$consolidado_regras.$L18]" office:value-type="float" office:value="78" calcext:value-type="float">
            <text:p>78</text:p>
          </table:table-cell>
          <table:table-cell table:formula="of:=[.$B18]-[$consolidado_regras.$J18]" office:value-type="float" office:value="79" calcext:value-type="float">
            <text:p>79</text:p>
          </table:table-cell>
          <table:table-cell table:formula="of:=[.$B18]-[$consolidado_regras.$N18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hwb10-n10-gc8247-qc26084.tfc</text:p>
          </table:table-cell>
          <table:table-cell table:formula="of:=VLOOKUP([.$A19];[$otimos.$A$2:$otimos.$H$99];2;0)" office:value-type="float" office:value="8247" calcext:value-type="float">
            <text:p>8.247</text:p>
          </table:table-cell>
          <table:table-cell table:formula="of:=INDEX([.$D$1:.$R$1];MATCH(MIN([.D19:.R19]);[.D19:.R19];0))" office:value-type="string" office:string-value="Regras+Reed+Otimos" calcext:value-type="string">
            <text:p>Regras+Reed+Otimos</text:p>
          </table:table-cell>
          <table:table-cell table:formula="of:=[.$B19]-[$consolidado_regras.$F19]" office:value-type="float" office:value="8233" calcext:value-type="float">
            <text:p>8.233</text:p>
          </table:table-cell>
          <table:table-cell table:formula="of:=[.$B19]-[$consolidado_regras.$H19]" office:value-type="float" office:value="8158" calcext:value-type="float">
            <text:p>8158</text:p>
          </table:table-cell>
          <table:table-cell table:formula="of:=[.$B19]-[$consolidado_regras.$L19]" office:value-type="float" office:value="8242" calcext:value-type="float">
            <text:p>8242</text:p>
          </table:table-cell>
          <table:table-cell table:formula="of:=[.$B19]-[$consolidado_regras.$J19]" office:value-type="float" office:value="8257" calcext:value-type="float">
            <text:p>8257</text:p>
          </table:table-cell>
          <table:table-cell table:formula="of:=[.$B19]-[$consolidado_regras.$N19]" office:value-type="float" office:value="8155" calcext:value-type="float">
            <text:p>8155</text:p>
          </table:table-cell>
          <table:table-cell table:formula="of:=[.$B19]-[$consolidado_otimos.$F19]" office:value-type="float" office:value="8157" calcext:value-type="float">
            <text:p>8157</text:p>
          </table:table-cell>
          <table:table-cell table:formula="of:=[.$B19]-[$consolidado_otimos.$H19]" office:value-type="float" office:value="8241" calcext:value-type="float">
            <text:p>8241</text:p>
          </table:table-cell>
          <table:table-cell table:formula="of:=[.$B19]-[$consolidado_otimos.$L19]" office:value-type="float" office:value="8256" calcext:value-type="float">
            <text:p>8256</text:p>
          </table:table-cell>
          <table:table-cell table:formula="of:=[.$B19]-[$consolidado_regras.$J19]" office:value-type="float" office:value="8257" calcext:value-type="float">
            <text:p>8257</text:p>
          </table:table-cell>
          <table:table-cell table:formula="of:=[.$B19]-[$consolidado_regras.$N19]" office:value-type="float" office:value="8155" calcext:value-type="float">
            <text:p>8155</text:p>
          </table:table-cell>
          <table:table-cell table:formula="of:=[.$B19]-[$consolidado_reed.$F19]" office:value-type="float" office:value="8233" calcext:value-type="float">
            <text:p>8233</text:p>
          </table:table-cell>
          <table:table-cell table:formula="of:=[.$B19]-[$consolidado_regras.$H19]" office:value-type="float" office:value="8158" calcext:value-type="float">
            <text:p>8158</text:p>
          </table:table-cell>
          <table:table-cell table:formula="of:=[.$B19]-[$consolidado_regras.$L19]" office:value-type="float" office:value="8242" calcext:value-type="float">
            <text:p>8242</text:p>
          </table:table-cell>
          <table:table-cell table:formula="of:=[.$B19]-[$consolidado_regras.$J19]" office:value-type="float" office:value="8257" calcext:value-type="float">
            <text:p>8257</text:p>
          </table:table-cell>
          <table:table-cell table:formula="of:=[.$B19]-[$consolidado_regras.$N19]" office:value-type="float" office:value="8155" calcext:value-type="float">
            <text:p>8155</text:p>
          </table:table-cell>
        </table:table-row>
        <table:table-row table:style-name="ro1">
          <table:table-cell office:value-type="string" calcext:value-type="string">
            <text:p>hwb10-n10-gc9213-qc26906.tfc</text:p>
          </table:table-cell>
          <table:table-cell table:formula="of:=VLOOKUP([.$A20];[$otimos.$A$2:$otimos.$H$99];2;0)" office:value-type="float" office:value="9213" calcext:value-type="float">
            <text:p>9.213</text:p>
          </table:table-cell>
          <table:table-cell table:formula="of:=INDEX([.$D$1:.$R$1];MATCH(MIN([.D20:.R20]);[.D20:.R20];0))" office:value-type="string" office:string-value="Regras" calcext:value-type="string">
            <text:p>Regras</text:p>
          </table:table-cell>
          <table:table-cell table:formula="of:=[.$B20]-[$consolidado_regras.$F20]" office:value-type="float" office:value="8233" calcext:value-type="float">
            <text:p>8.233</text:p>
          </table:table-cell>
          <table:table-cell table:formula="of:=[.$B20]-[$consolidado_regras.$H20]" office:value-type="float" office:value="9124" calcext:value-type="float">
            <text:p>9124</text:p>
          </table:table-cell>
          <table:table-cell table:formula="of:=[.$B20]-[$consolidado_regras.$L20]" office:value-type="float" office:value="9208" calcext:value-type="float">
            <text:p>9208</text:p>
          </table:table-cell>
          <table:table-cell table:formula="of:=[.$B20]-[$consolidado_regras.$J20]" office:value-type="float" office:value="9223" calcext:value-type="float">
            <text:p>9223</text:p>
          </table:table-cell>
          <table:table-cell table:formula="of:=[.$B20]-[$consolidado_regras.$N20]" office:value-type="float" office:value="9121" calcext:value-type="float">
            <text:p>9121</text:p>
          </table:table-cell>
          <table:table-cell table:formula="of:=[.$B20]-[$consolidado_otimos.$F20]" office:value-type="float" office:value="9104" calcext:value-type="float">
            <text:p>9104</text:p>
          </table:table-cell>
          <table:table-cell table:formula="of:=[.$B20]-[$consolidado_otimos.$H20]" office:value-type="float" office:value="8329" calcext:value-type="float">
            <text:p>8329</text:p>
          </table:table-cell>
          <table:table-cell table:formula="of:=[.$B20]-[$consolidado_otimos.$L20]" office:value-type="float" office:value="9322" calcext:value-type="float">
            <text:p>9322</text:p>
          </table:table-cell>
          <table:table-cell table:formula="of:=[.$B20]-[$consolidado_regras.$J20]" office:value-type="float" office:value="9223" calcext:value-type="float">
            <text:p>9223</text:p>
          </table:table-cell>
          <table:table-cell table:formula="of:=[.$B20]-[$consolidado_regras.$N20]" office:value-type="float" office:value="9121" calcext:value-type="float">
            <text:p>9121</text:p>
          </table:table-cell>
          <table:table-cell table:formula="of:=[.$B20]-[$consolidado_reed.$F20]" office:value-type="float" office:value="9286" calcext:value-type="float">
            <text:p>9286</text:p>
          </table:table-cell>
          <table:table-cell table:formula="of:=[.$B20]-[$consolidado_regras.$H20]" office:value-type="float" office:value="9124" calcext:value-type="float">
            <text:p>9124</text:p>
          </table:table-cell>
          <table:table-cell table:formula="of:=[.$B20]-[$consolidado_regras.$L20]" office:value-type="float" office:value="9208" calcext:value-type="float">
            <text:p>9208</text:p>
          </table:table-cell>
          <table:table-cell table:formula="of:=[.$B20]-[$consolidado_regras.$J20]" office:value-type="float" office:value="9223" calcext:value-type="float">
            <text:p>9223</text:p>
          </table:table-cell>
          <table:table-cell table:formula="of:=[.$B20]-[$consolidado_regras.$N20]" office:value-type="float" office:value="9121" calcext:value-type="float">
            <text:p>9121</text:p>
          </table:table-cell>
        </table:table-row>
        <table:table-row table:style-name="ro1">
          <table:table-cell office:value-type="string" calcext:value-type="string">
            <text:p>hwb10_out.tfc</text:p>
          </table:table-cell>
          <table:table-cell table:formula="of:=VLOOKUP([.$A21];[$otimos.$A$2:$otimos.$H$99];2;0)" office:value-type="float" office:value="7458" calcext:value-type="float">
            <text:p>7.458</text:p>
          </table:table-cell>
          <table:table-cell table:formula="of:=INDEX([.$D$1:.$R$1];MATCH(MIN([.D21:.R21]);[.D21:.R21];0))" office:value-type="string" office:string-value="Regras" calcext:value-type="string">
            <text:p>Regras</text:p>
          </table:table-cell>
          <table:table-cell table:formula="of:=[.$B21]-[$consolidado_regras.$F21]" office:value-type="float" office:value="6404" calcext:value-type="float">
            <text:p>6.404</text:p>
          </table:table-cell>
          <table:table-cell table:formula="of:=[.$B21]-[$consolidado_regras.$H21]" office:value-type="float" office:value="7284" calcext:value-type="float">
            <text:p>7284</text:p>
          </table:table-cell>
          <table:table-cell table:formula="of:=[.$B21]-[$consolidado_regras.$L21]" office:value-type="float" office:value="7463" calcext:value-type="float">
            <text:p>7463</text:p>
          </table:table-cell>
          <table:table-cell table:formula="of:=[.$B21]-[$consolidado_regras.$J21]" office:value-type="float" office:value="7602" calcext:value-type="float">
            <text:p>7602</text:p>
          </table:table-cell>
          <table:table-cell table:formula="of:=[.$B21]-[$consolidado_regras.$N21]" office:value-type="float" office:value="7272" calcext:value-type="float">
            <text:p>7272</text:p>
          </table:table-cell>
          <table:table-cell table:formula="of:=[.$B21]-[$consolidado_otimos.$F21]" office:value-type="float" office:value="6986" calcext:value-type="float">
            <text:p>6986</text:p>
          </table:table-cell>
          <table:table-cell table:formula="of:=[.$B21]-[$consolidado_otimos.$H21]" office:value-type="float" office:value="6972" calcext:value-type="float">
            <text:p>6972</text:p>
          </table:table-cell>
          <table:table-cell table:formula="of:=[.$B21]-[$consolidado_otimos.$L21]" office:value-type="float" office:value="7321" calcext:value-type="float">
            <text:p>7321</text:p>
          </table:table-cell>
          <table:table-cell table:formula="of:=[.$B21]-[$consolidado_regras.$J21]" office:value-type="float" office:value="7602" calcext:value-type="float">
            <text:p>7602</text:p>
          </table:table-cell>
          <table:table-cell table:formula="of:=[.$B21]-[$consolidado_regras.$N21]" office:value-type="float" office:value="7272" calcext:value-type="float">
            <text:p>7272</text:p>
          </table:table-cell>
          <table:table-cell table:formula="of:=[.$B21]-[$consolidado_reed.$F21]" office:value-type="float" office:value="7188" calcext:value-type="float">
            <text:p>7188</text:p>
          </table:table-cell>
          <table:table-cell table:formula="of:=[.$B21]-[$consolidado_regras.$H21]" office:value-type="float" office:value="7284" calcext:value-type="float">
            <text:p>7284</text:p>
          </table:table-cell>
          <table:table-cell table:formula="of:=[.$B21]-[$consolidado_regras.$L21]" office:value-type="float" office:value="7463" calcext:value-type="float">
            <text:p>7463</text:p>
          </table:table-cell>
          <table:table-cell table:formula="of:=[.$B21]-[$consolidado_regras.$J21]" office:value-type="float" office:value="7602" calcext:value-type="float">
            <text:p>7602</text:p>
          </table:table-cell>
          <table:table-cell table:formula="of:=[.$B21]-[$consolidado_regras.$N21]" office:value-type="float" office:value="7272" calcext:value-type="float">
            <text:p>7272</text:p>
          </table:table-cell>
        </table:table-row>
        <table:table-row table:style-name="ro1">
          <table:table-cell office:value-type="string" calcext:value-type="string">
            <text:p>hwb11-n11-gc21432-qc69138.tfc</text:p>
          </table:table-cell>
          <table:table-cell table:formula="of:=VLOOKUP([.$A22];[$otimos.$A$2:$otimos.$H$99];2;0)" office:value-type="float" office:value="21432" calcext:value-type="float">
            <text:p>21.432</text:p>
          </table:table-cell>
          <table:table-cell table:formula="of:=INDEX([.$D$1:.$R$1];MATCH(MIN([.D22:.R22]);[.D22:.R22];0))" office:value-type="string" office:string-value="Regras+Otimos" calcext:value-type="string">
            <text:p>Regras+Otimos</text:p>
          </table:table-cell>
          <table:table-cell table:formula="of:=[.$B22]-[$consolidado_regras.$F22]" office:value-type="float" office:value="21382" calcext:value-type="float">
            <text:p>21.382</text:p>
          </table:table-cell>
          <table:table-cell table:formula="of:=[.$B22]-[$consolidado_regras.$H22]" office:value-type="float" office:value="21214" calcext:value-type="float">
            <text:p>21214</text:p>
          </table:table-cell>
          <table:table-cell table:formula="of:=[.$B22]-[$consolidado_regras.$L22]" office:value-type="float" office:value="21437" calcext:value-type="float">
            <text:p>21437</text:p>
          </table:table-cell>
          <table:table-cell table:formula="of:=[.$B22]-[$consolidado_regras.$J22]" office:value-type="float" office:value="21513" calcext:value-type="float">
            <text:p>21513</text:p>
          </table:table-cell>
          <table:table-cell table:formula="of:=[.$B22]-[$consolidado_regras.$N22]" office:value-type="float" office:value="21233" calcext:value-type="float">
            <text:p>21233</text:p>
          </table:table-cell>
          <table:table-cell table:formula="of:=[.$B22]-[$consolidado_otimos.$F22]" office:value-type="float" office:value="21217" calcext:value-type="float">
            <text:p>21217</text:p>
          </table:table-cell>
          <table:table-cell table:formula="of:=[.$B22]-[$consolidado_otimos.$H22]" office:value-type="float" office:value="21382" calcext:value-type="float">
            <text:p>21382</text:p>
          </table:table-cell>
          <table:table-cell table:formula="of:=[.$B22]-[$consolidado_otimos.$L22]" office:value-type="float" office:value="21501" calcext:value-type="float">
            <text:p>21501</text:p>
          </table:table-cell>
          <table:table-cell table:formula="of:=[.$B22]-[$consolidado_regras.$J22]" office:value-type="float" office:value="21513" calcext:value-type="float">
            <text:p>21513</text:p>
          </table:table-cell>
          <table:table-cell table:formula="of:=[.$B22]-[$consolidado_regras.$N22]" office:value-type="float" office:value="21233" calcext:value-type="float">
            <text:p>21233</text:p>
          </table:table-cell>
          <table:table-cell table:formula="of:=[.$B22]-[$consolidado_reed.$F22]" office:value-type="float" office:value="21429" calcext:value-type="float">
            <text:p>21429</text:p>
          </table:table-cell>
          <table:table-cell table:formula="of:=[.$B22]-[$consolidado_regras.$H22]" office:value-type="float" office:value="21214" calcext:value-type="float">
            <text:p>21214</text:p>
          </table:table-cell>
          <table:table-cell table:formula="of:=[.$B22]-[$consolidado_regras.$L22]" office:value-type="float" office:value="21437" calcext:value-type="float">
            <text:p>21437</text:p>
          </table:table-cell>
          <table:table-cell table:formula="of:=[.$B22]-[$consolidado_regras.$J22]" office:value-type="float" office:value="21513" calcext:value-type="float">
            <text:p>21513</text:p>
          </table:table-cell>
          <table:table-cell table:formula="of:=[.$B22]-[$consolidado_regras.$N22]" office:value-type="float" office:value="21233" calcext:value-type="float">
            <text:p>21233</text:p>
          </table:table-cell>
        </table:table-row>
        <table:table-row table:style-name="ro1">
          <table:table-cell office:value-type="string" calcext:value-type="string">
            <text:p>hwb11-n11-gc24240-qc71654.tfc</text:p>
          </table:table-cell>
          <table:table-cell table:formula="of:=VLOOKUP([.$A23];[$otimos.$A$2:$otimos.$H$99];2;0)" office:value-type="float" office:value="24240" calcext:value-type="float">
            <text:p>24.240</text:p>
          </table:table-cell>
          <table:table-cell table:formula="of:=INDEX([.$D$1:.$R$1];MATCH(MIN([.D23:.R23]);[.D23:.R23];0))" office:value-type="string" office:string-value="Regras" calcext:value-type="string">
            <text:p>Regras</text:p>
          </table:table-cell>
          <table:table-cell table:formula="of:=[.$B23]-[$consolidado_regras.$F23]" office:value-type="float" office:value="21382" calcext:value-type="float">
            <text:p>21.382</text:p>
          </table:table-cell>
          <table:table-cell table:formula="of:=[.$B23]-[$consolidado_regras.$H23]" office:value-type="float" office:value="24022" calcext:value-type="float">
            <text:p>24022</text:p>
          </table:table-cell>
          <table:table-cell table:formula="of:=[.$B23]-[$consolidado_regras.$L23]" office:value-type="float" office:value="24245" calcext:value-type="float">
            <text:p>24245</text:p>
          </table:table-cell>
          <table:table-cell table:formula="of:=[.$B23]-[$consolidado_regras.$J23]" office:value-type="float" office:value="24321" calcext:value-type="float">
            <text:p>24321</text:p>
          </table:table-cell>
          <table:table-cell table:formula="of:=[.$B23]-[$consolidado_regras.$N23]" office:value-type="float" office:value="24041" calcext:value-type="float">
            <text:p>24041</text:p>
          </table:table-cell>
          <table:table-cell table:formula="of:=[.$B23]-[$consolidado_otimos.$F23]" office:value-type="float" office:value="23990" calcext:value-type="float">
            <text:p>23990</text:p>
          </table:table-cell>
          <table:table-cell table:formula="of:=[.$B23]-[$consolidado_otimos.$H23]" office:value-type="float" office:value="21578" calcext:value-type="float">
            <text:p>21578</text:p>
          </table:table-cell>
          <table:table-cell table:formula="of:=[.$B23]-[$consolidado_otimos.$L23]" office:value-type="float" office:value="24526" calcext:value-type="float">
            <text:p>24526</text:p>
          </table:table-cell>
          <table:table-cell table:formula="of:=[.$B23]-[$consolidado_regras.$J23]" office:value-type="float" office:value="24321" calcext:value-type="float">
            <text:p>24321</text:p>
          </table:table-cell>
          <table:table-cell table:formula="of:=[.$B23]-[$consolidado_regras.$N23]" office:value-type="float" office:value="24041" calcext:value-type="float">
            <text:p>24041</text:p>
          </table:table-cell>
          <table:table-cell table:formula="of:=[.$B23]-[$consolidado_reed.$F23]" office:value-type="float" office:value="24430" calcext:value-type="float">
            <text:p>24430</text:p>
          </table:table-cell>
          <table:table-cell table:formula="of:=[.$B23]-[$consolidado_regras.$H23]" office:value-type="float" office:value="24022" calcext:value-type="float">
            <text:p>24022</text:p>
          </table:table-cell>
          <table:table-cell table:formula="of:=[.$B23]-[$consolidado_regras.$L23]" office:value-type="float" office:value="24245" calcext:value-type="float">
            <text:p>24245</text:p>
          </table:table-cell>
          <table:table-cell table:formula="of:=[.$B23]-[$consolidado_regras.$J23]" office:value-type="float" office:value="24321" calcext:value-type="float">
            <text:p>24321</text:p>
          </table:table-cell>
          <table:table-cell table:formula="of:=[.$B23]-[$consolidado_regras.$N23]" office:value-type="float" office:value="24041" calcext:value-type="float">
            <text:p>24041</text:p>
          </table:table-cell>
        </table:table-row>
        <table:table-row table:style-name="ro1">
          <table:table-cell office:value-type="string" calcext:value-type="string">
            <text:p>hwb11_out.tfc</text:p>
          </table:table-cell>
          <table:table-cell table:formula="of:=VLOOKUP([.$A24];[$otimos.$A$2:$otimos.$H$99];2;0)" office:value-type="float" office:value="16144" calcext:value-type="float">
            <text:p>16.144</text:p>
          </table:table-cell>
          <table:table-cell table:formula="of:=INDEX([.$D$1:.$R$1];MATCH(MIN([.D24:.R24]);[.D24:.R24];0))" office:value-type="string" office:string-value="Regras" calcext:value-type="string">
            <text:p>Regras</text:p>
          </table:table-cell>
          <table:table-cell table:formula="of:=[.$B24]-[$consolidado_regras.$F24]" office:value-type="float" office:value="14194" calcext:value-type="float">
            <text:p>14.194</text:p>
          </table:table-cell>
          <table:table-cell table:formula="of:=[.$B24]-[$consolidado_regras.$H24]" office:value-type="float" office:value="15879" calcext:value-type="float">
            <text:p>15879</text:p>
          </table:table-cell>
          <table:table-cell table:formula="of:=[.$B24]-[$consolidado_regras.$L24]" office:value-type="float" office:value="16189" calcext:value-type="float">
            <text:p>16189</text:p>
          </table:table-cell>
          <table:table-cell table:formula="of:=[.$B24]-[$consolidado_regras.$J24]" office:value-type="float" office:value="16392" calcext:value-type="float">
            <text:p>16392</text:p>
          </table:table-cell>
          <table:table-cell table:formula="of:=[.$B24]-[$consolidado_regras.$N24]" office:value-type="float" office:value="15772" calcext:value-type="float">
            <text:p>15772</text:p>
          </table:table-cell>
          <table:table-cell table:formula="of:=[.$B24]-[$consolidado_otimos.$F24]" office:value-type="float" office:value="15413" calcext:value-type="float">
            <text:p>15413</text:p>
          </table:table-cell>
          <table:table-cell table:formula="of:=[.$B24]-[$consolidado_otimos.$H24]" office:value-type="float" office:value="15200" calcext:value-type="float">
            <text:p>15200</text:p>
          </table:table-cell>
          <table:table-cell table:formula="of:=[.$B24]-[$consolidado_otimos.$L24]" office:value-type="float" office:value="16007" calcext:value-type="float">
            <text:p>16007</text:p>
          </table:table-cell>
          <table:table-cell table:formula="of:=[.$B24]-[$consolidado_regras.$J24]" office:value-type="float" office:value="16392" calcext:value-type="float">
            <text:p>16392</text:p>
          </table:table-cell>
          <table:table-cell table:formula="of:=[.$B24]-[$consolidado_regras.$N24]" office:value-type="float" office:value="15772" calcext:value-type="float">
            <text:p>15772</text:p>
          </table:table-cell>
          <table:table-cell table:formula="of:=[.$B24]-[$consolidado_reed.$F24]" office:value-type="float" office:value="15811" calcext:value-type="float">
            <text:p>15811</text:p>
          </table:table-cell>
          <table:table-cell table:formula="of:=[.$B24]-[$consolidado_regras.$H24]" office:value-type="float" office:value="15879" calcext:value-type="float">
            <text:p>15879</text:p>
          </table:table-cell>
          <table:table-cell table:formula="of:=[.$B24]-[$consolidado_regras.$L24]" office:value-type="float" office:value="16189" calcext:value-type="float">
            <text:p>16189</text:p>
          </table:table-cell>
          <table:table-cell table:formula="of:=[.$B24]-[$consolidado_regras.$J24]" office:value-type="float" office:value="16392" calcext:value-type="float">
            <text:p>16392</text:p>
          </table:table-cell>
          <table:table-cell table:formula="of:=[.$B24]-[$consolidado_regras.$N24]" office:value-type="float" office:value="15772" calcext:value-type="float">
            <text:p>15772</text:p>
          </table:table-cell>
        </table:table-row>
        <table:table-row table:style-name="ro1">
          <table:table-cell office:value-type="string" calcext:value-type="string">
            <text:p>S1-hwb7_15.tfc</text:p>
          </table:table-cell>
          <table:table-cell table:formula="of:=VLOOKUP([.$A25];[$otimos.$A$2:$otimos.$H$99];2;0)" office:value-type="float" office:value="396" calcext:value-type="float">
            <text:p>396</text:p>
          </table:table-cell>
          <table:table-cell table:formula="of:=INDEX([.$D$1:.$R$1];MATCH(MIN([.D25:.R25]);[.D25:.R25];0))" office:value-type="string" office:string-value="Otimos" calcext:value-type="string">
            <text:p>Otimos</text:p>
          </table:table-cell>
          <table:table-cell table:formula="of:=[.$B25]-[$consolidado_regras.$F25]" office:value-type="float" office:value="390" calcext:value-type="float">
            <text:p>390</text:p>
          </table:table-cell>
          <table:table-cell table:formula="of:=[.$B25]-[$consolidado_regras.$H25]" office:value-type="float" office:value="386" calcext:value-type="float">
            <text:p>386</text:p>
          </table:table-cell>
          <table:table-cell table:formula="of:=[.$B25]-[$consolidado_regras.$L25]" office:value-type="float" office:value="402" calcext:value-type="float">
            <text:p>402</text:p>
          </table:table-cell>
          <table:table-cell table:formula="of:=[.$B25]-[$consolidado_regras.$J25]" office:value-type="float" office:value="412" calcext:value-type="float">
            <text:p>412</text:p>
          </table:table-cell>
          <table:table-cell table:formula="of:=[.$B25]-[$consolidado_regras.$N25]" office:value-type="float" office:value="395" calcext:value-type="float">
            <text:p>395</text:p>
          </table:table-cell>
          <table:table-cell table:formula="of:=[.$B25]-[$consolidado_otimos.$F25]" office:value-type="float" office:value="380" calcext:value-type="float">
            <text:p>380</text:p>
          </table:table-cell>
          <table:table-cell table:formula="of:=[.$B25]-[$consolidado_otimos.$H25]" office:value-type="float" office:value="396" calcext:value-type="float">
            <text:p>396</text:p>
          </table:table-cell>
          <table:table-cell table:formula="of:=[.$B25]-[$consolidado_otimos.$L25]" office:value-type="float" office:value="412" calcext:value-type="float">
            <text:p>412</text:p>
          </table:table-cell>
          <table:table-cell table:formula="of:=[.$B25]-[$consolidado_regras.$J25]" office:value-type="float" office:value="412" calcext:value-type="float">
            <text:p>412</text:p>
          </table:table-cell>
          <table:table-cell table:formula="of:=[.$B25]-[$consolidado_regras.$N25]" office:value-type="float" office:value="395" calcext:value-type="float">
            <text:p>395</text:p>
          </table:table-cell>
          <table:table-cell table:formula="of:=[.$B25]-[$consolidado_reed.$F25]" office:value-type="float" office:value="396" calcext:value-type="float">
            <text:p>396</text:p>
          </table:table-cell>
          <table:table-cell table:formula="of:=[.$B25]-[$consolidado_regras.$H25]" office:value-type="float" office:value="386" calcext:value-type="float">
            <text:p>386</text:p>
          </table:table-cell>
          <table:table-cell table:formula="of:=[.$B25]-[$consolidado_regras.$L25]" office:value-type="float" office:value="402" calcext:value-type="float">
            <text:p>402</text:p>
          </table:table-cell>
          <table:table-cell table:formula="of:=[.$B25]-[$consolidado_regras.$J25]" office:value-type="float" office:value="412" calcext:value-type="float">
            <text:p>412</text:p>
          </table:table-cell>
          <table:table-cell table:formula="of:=[.$B25]-[$consolidado_regras.$N25]"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S1-hwb7_15_inv.tfc</text:p>
          </table:table-cell>
          <table:table-cell table:formula="of:=VLOOKUP([.$A26];[$otimos.$A$2:$otimos.$H$99];2;0)" office:value-type="float" office:value="282" calcext:value-type="float">
            <text:p>282</text:p>
          </table:table-cell>
          <table:table-cell table:formula="of:=INDEX([.$D$1:.$R$1];MATCH(MIN([.D26:.R26]);[.D26:.R26];0))" office:value-type="string" office:string-value="Regras+Otimos" calcext:value-type="string">
            <text:p>Regras+Otimos</text:p>
          </table:table-cell>
          <table:table-cell table:formula="of:=[.$B26]-[$consolidado_regras.$F26]" office:value-type="float" office:value="282" calcext:value-type="float">
            <text:p>282</text:p>
          </table:table-cell>
          <table:table-cell table:formula="of:=[.$B26]-[$consolidado_regras.$H26]" office:value-type="float" office:value="276" calcext:value-type="float">
            <text:p>276</text:p>
          </table:table-cell>
          <table:table-cell table:formula="of:=[.$B26]-[$consolidado_regras.$L26]" office:value-type="float" office:value="283" calcext:value-type="float">
            <text:p>283</text:p>
          </table:table-cell>
          <table:table-cell table:formula="of:=[.$B26]-[$consolidado_regras.$J26]" office:value-type="float" office:value="287" calcext:value-type="float">
            <text:p>287</text:p>
          </table:table-cell>
          <table:table-cell table:formula="of:=[.$B26]-[$consolidado_regras.$N26]" office:value-type="float" office:value="282" calcext:value-type="float">
            <text:p>282</text:p>
          </table:table-cell>
          <table:table-cell table:formula="of:=[.$B26]-[$consolidado_otimos.$F26]" office:value-type="float" office:value="276" calcext:value-type="float">
            <text:p>276</text:p>
          </table:table-cell>
          <table:table-cell table:formula="of:=[.$B26]-[$consolidado_otimos.$H26]" office:value-type="float" office:value="282" calcext:value-type="float">
            <text:p>282</text:p>
          </table:table-cell>
          <table:table-cell table:formula="of:=[.$B26]-[$consolidado_otimos.$L26]" office:value-type="float" office:value="287" calcext:value-type="float">
            <text:p>287</text:p>
          </table:table-cell>
          <table:table-cell table:formula="of:=[.$B26]-[$consolidado_regras.$J26]" office:value-type="float" office:value="287" calcext:value-type="float">
            <text:p>287</text:p>
          </table:table-cell>
          <table:table-cell table:formula="of:=[.$B26]-[$consolidado_regras.$N26]" office:value-type="float" office:value="282" calcext:value-type="float">
            <text:p>282</text:p>
          </table:table-cell>
          <table:table-cell table:formula="of:=[.$B26]-[$consolidado_reed.$F26]" office:value-type="float" office:value="283" calcext:value-type="float">
            <text:p>283</text:p>
          </table:table-cell>
          <table:table-cell table:formula="of:=[.$B26]-[$consolidado_regras.$H26]" office:value-type="float" office:value="276" calcext:value-type="float">
            <text:p>276</text:p>
          </table:table-cell>
          <table:table-cell table:formula="of:=[.$B26]-[$consolidado_regras.$L26]" office:value-type="float" office:value="283" calcext:value-type="float">
            <text:p>283</text:p>
          </table:table-cell>
          <table:table-cell table:formula="of:=[.$B26]-[$consolidado_regras.$J26]" office:value-type="float" office:value="287" calcext:value-type="float">
            <text:p>287</text:p>
          </table:table-cell>
          <table:table-cell table:formula="of:=[.$B26]-[$consolidado_regras.$N26]"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S2-hwb7_15.tfc</text:p>
          </table:table-cell>
          <table:table-cell table:formula="of:=VLOOKUP([.$A27];[$otimos.$A$2:$otimos.$H$99];2;0)" office:value-type="float" office:value="353" calcext:value-type="float">
            <text:p>353</text:p>
          </table:table-cell>
          <table:table-cell table:formula="of:=INDEX([.$D$1:.$R$1];MATCH(MIN([.D27:.R27]);[.D27:.R27];0))" office:value-type="string" office:string-value="Otimos" calcext:value-type="string">
            <text:p>Otimos</text:p>
          </table:table-cell>
          <table:table-cell table:formula="of:=[.$B27]-[$consolidado_regras.$F27]" office:value-type="float" office:value="351" calcext:value-type="float">
            <text:p>351</text:p>
          </table:table-cell>
          <table:table-cell table:formula="of:=[.$B27]-[$consolidado_regras.$H27]" office:value-type="float" office:value="333" calcext:value-type="float">
            <text:p>333</text:p>
          </table:table-cell>
          <table:table-cell table:formula="of:=[.$B27]-[$consolidado_regras.$L27]" office:value-type="float" office:value="349" calcext:value-type="float">
            <text:p>349</text:p>
          </table:table-cell>
          <table:table-cell table:formula="of:=[.$B27]-[$consolidado_regras.$J27]" office:value-type="float" office:value="359" calcext:value-type="float">
            <text:p>359</text:p>
          </table:table-cell>
          <table:table-cell table:formula="of:=[.$B27]-[$consolidado_regras.$N27]" office:value-type="float" office:value="343" calcext:value-type="float">
            <text:p>343</text:p>
          </table:table-cell>
          <table:table-cell table:formula="of:=[.$B27]-[$consolidado_otimos.$F27]" office:value-type="float" office:value="331" calcext:value-type="float">
            <text:p>331</text:p>
          </table:table-cell>
          <table:table-cell table:formula="of:=[.$B27]-[$consolidado_otimos.$H27]" office:value-type="float" office:value="351" calcext:value-type="float">
            <text:p>351</text:p>
          </table:table-cell>
          <table:table-cell table:formula="of:=[.$B27]-[$consolidado_otimos.$L27]" office:value-type="float" office:value="359" calcext:value-type="float">
            <text:p>359</text:p>
          </table:table-cell>
          <table:table-cell table:formula="of:=[.$B27]-[$consolidado_regras.$J27]" office:value-type="float" office:value="359" calcext:value-type="float">
            <text:p>359</text:p>
          </table:table-cell>
          <table:table-cell table:formula="of:=[.$B27]-[$consolidado_regras.$N27]" office:value-type="float" office:value="343" calcext:value-type="float">
            <text:p>343</text:p>
          </table:table-cell>
          <table:table-cell table:formula="of:=[.$B27]-[$consolidado_reed.$F27]" office:value-type="float" office:value="349" calcext:value-type="float">
            <text:p>349</text:p>
          </table:table-cell>
          <table:table-cell table:formula="of:=[.$B27]-[$consolidado_regras.$H27]" office:value-type="float" office:value="333" calcext:value-type="float">
            <text:p>333</text:p>
          </table:table-cell>
          <table:table-cell table:formula="of:=[.$B27]-[$consolidado_regras.$L27]" office:value-type="float" office:value="349" calcext:value-type="float">
            <text:p>349</text:p>
          </table:table-cell>
          <table:table-cell table:formula="of:=[.$B27]-[$consolidado_regras.$J27]" office:value-type="float" office:value="359" calcext:value-type="float">
            <text:p>359</text:p>
          </table:table-cell>
          <table:table-cell table:formula="of:=[.$B27]-[$consolidado_regras.$N27]"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S2-hwb7_15_inv.tfc</text:p>
          </table:table-cell>
          <table:table-cell table:formula="of:=VLOOKUP([.$A28];[$otimos.$A$2:$otimos.$H$99];2;0)" office:value-type="float" office:value="291" calcext:value-type="float">
            <text:p>291</text:p>
          </table:table-cell>
          <table:table-cell table:formula="of:=INDEX([.$D$1:.$R$1];MATCH(MIN([.D28:.R28]);[.D28:.R28];0))" office:value-type="string" office:string-value="Otimos" calcext:value-type="string">
            <text:p>Otimos</text:p>
          </table:table-cell>
          <table:table-cell table:formula="of:=[.$B28]-[$consolidado_regras.$F28]" office:value-type="float" office:value="287" calcext:value-type="float">
            <text:p>287</text:p>
          </table:table-cell>
          <table:table-cell table:formula="of:=[.$B28]-[$consolidado_regras.$H28]" office:value-type="float" office:value="284" calcext:value-type="float">
            <text:p>284</text:p>
          </table:table-cell>
          <table:table-cell table:formula="of:=[.$B28]-[$consolidado_regras.$L28]" office:value-type="float" office:value="294" calcext:value-type="float">
            <text:p>294</text:p>
          </table:table-cell>
          <table:table-cell table:formula="of:=[.$B28]-[$consolidado_regras.$J28]" office:value-type="float" office:value="298" calcext:value-type="float">
            <text:p>298</text:p>
          </table:table-cell>
          <table:table-cell table:formula="of:=[.$B28]-[$consolidado_regras.$N28]" office:value-type="float" office:value="287" calcext:value-type="float">
            <text:p>287</text:p>
          </table:table-cell>
          <table:table-cell table:formula="of:=[.$B28]-[$consolidado_otimos.$F28]" office:value-type="float" office:value="282" calcext:value-type="float">
            <text:p>282</text:p>
          </table:table-cell>
          <table:table-cell table:formula="of:=[.$B28]-[$consolidado_otimos.$H28]" office:value-type="float" office:value="291" calcext:value-type="float">
            <text:p>291</text:p>
          </table:table-cell>
          <table:table-cell table:formula="of:=[.$B28]-[$consolidado_otimos.$L28]" office:value-type="float" office:value="298" calcext:value-type="float">
            <text:p>298</text:p>
          </table:table-cell>
          <table:table-cell table:formula="of:=[.$B28]-[$consolidado_regras.$J28]" office:value-type="float" office:value="298" calcext:value-type="float">
            <text:p>298</text:p>
          </table:table-cell>
          <table:table-cell table:formula="of:=[.$B28]-[$consolidado_regras.$N28]" office:value-type="float" office:value="287" calcext:value-type="float">
            <text:p>287</text:p>
          </table:table-cell>
          <table:table-cell table:formula="of:=[.$B28]-[$consolidado_reed.$F28]" office:value-type="float" office:value="290" calcext:value-type="float">
            <text:p>290</text:p>
          </table:table-cell>
          <table:table-cell table:formula="of:=[.$B28]-[$consolidado_regras.$H28]" office:value-type="float" office:value="284" calcext:value-type="float">
            <text:p>284</text:p>
          </table:table-cell>
          <table:table-cell table:formula="of:=[.$B28]-[$consolidado_regras.$L28]" office:value-type="float" office:value="294" calcext:value-type="float">
            <text:p>294</text:p>
          </table:table-cell>
          <table:table-cell table:formula="of:=[.$B28]-[$consolidado_regras.$J28]" office:value-type="float" office:value="298" calcext:value-type="float">
            <text:p>298</text:p>
          </table:table-cell>
          <table:table-cell table:formula="of:=[.$B28]-[$consolidado_regras.$N28]"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hwb7-236.tfc</text:p>
          </table:table-cell>
          <table:table-cell table:formula="of:=VLOOKUP([.$A29];[$otimos.$A$2:$otimos.$H$99];2;0)" office:value-type="float" office:value="236" calcext:value-type="float">
            <text:p>236</text:p>
          </table:table-cell>
          <table:table-cell table:formula="of:=INDEX([.$D$1:.$R$1];MATCH(MIN([.D29:.R29]);[.D29:.R29];0))" office:value-type="string" office:string-value="Regras+Otimos" calcext:value-type="string">
            <text:p>Regras+Otimos</text:p>
          </table:table-cell>
          <table:table-cell table:formula="of:=[.$B29]-[$consolidado_regras.$F29]" office:value-type="float" office:value="236" calcext:value-type="float">
            <text:p>236</text:p>
          </table:table-cell>
          <table:table-cell table:formula="of:=[.$B29]-[$consolidado_regras.$H29]" office:value-type="float" office:value="228" calcext:value-type="float">
            <text:p>228</text:p>
          </table:table-cell>
          <table:table-cell table:formula="of:=[.$B29]-[$consolidado_regras.$L29]" office:value-type="float" office:value="245" calcext:value-type="float">
            <text:p>245</text:p>
          </table:table-cell>
          <table:table-cell table:formula="of:=[.$B29]-[$consolidado_regras.$J29]" office:value-type="float" office:value="253" calcext:value-type="float">
            <text:p>253</text:p>
          </table:table-cell>
          <table:table-cell table:formula="of:=[.$B29]-[$consolidado_regras.$N29]" office:value-type="float" office:value="234" calcext:value-type="float">
            <text:p>234</text:p>
          </table:table-cell>
          <table:table-cell table:formula="of:=[.$B29]-[$consolidado_otimos.$F29]" office:value-type="float" office:value="228" calcext:value-type="float">
            <text:p>228</text:p>
          </table:table-cell>
          <table:table-cell table:formula="of:=[.$B29]-[$consolidado_otimos.$H29]" office:value-type="float" office:value="236" calcext:value-type="float">
            <text:p>236</text:p>
          </table:table-cell>
          <table:table-cell table:formula="of:=[.$B29]-[$consolidado_otimos.$L29]" office:value-type="float" office:value="253" calcext:value-type="float">
            <text:p>253</text:p>
          </table:table-cell>
          <table:table-cell table:formula="of:=[.$B29]-[$consolidado_regras.$J29]" office:value-type="float" office:value="253" calcext:value-type="float">
            <text:p>253</text:p>
          </table:table-cell>
          <table:table-cell table:formula="of:=[.$B29]-[$consolidado_regras.$N29]" office:value-type="float" office:value="234" calcext:value-type="float">
            <text:p>234</text:p>
          </table:table-cell>
          <table:table-cell table:formula="of:=[.$B29]-[$consolidado_reed.$F29]" office:value-type="float" office:value="245" calcext:value-type="float">
            <text:p>245</text:p>
          </table:table-cell>
          <table:table-cell table:formula="of:=[.$B29]-[$consolidado_regras.$H29]" office:value-type="float" office:value="228" calcext:value-type="float">
            <text:p>228</text:p>
          </table:table-cell>
          <table:table-cell table:formula="of:=[.$B29]-[$consolidado_regras.$L29]" office:value-type="float" office:value="245" calcext:value-type="float">
            <text:p>245</text:p>
          </table:table-cell>
          <table:table-cell table:formula="of:=[.$B29]-[$consolidado_regras.$J29]" office:value-type="float" office:value="253" calcext:value-type="float">
            <text:p>253</text:p>
          </table:table-cell>
          <table:table-cell table:formula="of:=[.$B29]-[$consolidado_regras.$N29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hwb7-331-2609a.tfc</text:p>
          </table:table-cell>
          <table:table-cell table:formula="of:=VLOOKUP([.$A30];[$otimos.$A$2:$otimos.$H$99];2;0)" office:value-type="float" office:value="331" calcext:value-type="float">
            <text:p>331</text:p>
          </table:table-cell>
          <table:table-cell table:formula="of:=INDEX([.$D$1:.$R$1];MATCH(MIN([.D30:.R30]);[.D30:.R30];0))" office:value-type="string" office:string-value="Regras" calcext:value-type="string">
            <text:p>Regras</text:p>
          </table:table-cell>
          <table:table-cell table:formula="of:=[.$B30]-[$consolidado_regras.$F30]" office:value-type="float" office:value="327" calcext:value-type="float">
            <text:p>327</text:p>
          </table:table-cell>
          <table:table-cell table:formula="of:=[.$B30]-[$consolidado_regras.$H30]" office:value-type="float" office:value="330" calcext:value-type="float">
            <text:p>330</text:p>
          </table:table-cell>
          <table:table-cell table:formula="of:=[.$B30]-[$consolidado_regras.$L30]" office:value-type="float" office:value="334" calcext:value-type="float">
            <text:p>334</text:p>
          </table:table-cell>
          <table:table-cell table:formula="of:=[.$B30]-[$consolidado_regras.$J30]" office:value-type="float" office:value="337" calcext:value-type="float">
            <text:p>337</text:p>
          </table:table-cell>
          <table:table-cell table:formula="of:=[.$B30]-[$consolidado_regras.$N30]" office:value-type="float" office:value="329" calcext:value-type="float">
            <text:p>329</text:p>
          </table:table-cell>
          <table:table-cell table:formula="of:=[.$B30]-[$consolidado_otimos.$F30]" office:value-type="float" office:value="328" calcext:value-type="float">
            <text:p>328</text:p>
          </table:table-cell>
          <table:table-cell table:formula="of:=[.$B30]-[$consolidado_otimos.$H30]" office:value-type="float" office:value="331" calcext:value-type="float">
            <text:p>331</text:p>
          </table:table-cell>
          <table:table-cell table:formula="of:=[.$B30]-[$consolidado_otimos.$L30]" office:value-type="float" office:value="337" calcext:value-type="float">
            <text:p>337</text:p>
          </table:table-cell>
          <table:table-cell table:formula="of:=[.$B30]-[$consolidado_regras.$J30]" office:value-type="float" office:value="337" calcext:value-type="float">
            <text:p>337</text:p>
          </table:table-cell>
          <table:table-cell table:formula="of:=[.$B30]-[$consolidado_regras.$N30]" office:value-type="float" office:value="329" calcext:value-type="float">
            <text:p>329</text:p>
          </table:table-cell>
          <table:table-cell table:formula="of:=[.$B30]-[$consolidado_reed.$F30]" office:value-type="float" office:value="332" calcext:value-type="float">
            <text:p>332</text:p>
          </table:table-cell>
          <table:table-cell table:formula="of:=[.$B30]-[$consolidado_regras.$H30]" office:value-type="float" office:value="330" calcext:value-type="float">
            <text:p>330</text:p>
          </table:table-cell>
          <table:table-cell table:formula="of:=[.$B30]-[$consolidado_regras.$L30]" office:value-type="float" office:value="334" calcext:value-type="float">
            <text:p>334</text:p>
          </table:table-cell>
          <table:table-cell table:formula="of:=[.$B30]-[$consolidado_regras.$J30]" office:value-type="float" office:value="337" calcext:value-type="float">
            <text:p>337</text:p>
          </table:table-cell>
          <table:table-cell table:formula="of:=[.$B30]-[$consolidado_regras.$N30]"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hwb7tc.tfc</text:p>
          </table:table-cell>
          <table:table-cell table:formula="of:=VLOOKUP([.$A31];[$otimos.$A$2:$otimos.$H$99];2;0)" office:value-type="float" office:value="289" calcext:value-type="float">
            <text:p>289</text:p>
          </table:table-cell>
          <table:table-cell table:formula="of:=INDEX([.$D$1:.$R$1];MATCH(MIN([.D31:.R31]);[.D31:.R31];0))" office:value-type="string" office:string-value="Regras+Otimos" calcext:value-type="string">
            <text:p>Regras+Otimos</text:p>
          </table:table-cell>
          <table:table-cell table:formula="of:=[.$B31]-[$consolidado_regras.$F31]" office:value-type="float" office:value="289" calcext:value-type="float">
            <text:p>289</text:p>
          </table:table-cell>
          <table:table-cell table:formula="of:=[.$B31]-[$consolidado_regras.$H31]" office:value-type="float" office:value="284" calcext:value-type="float">
            <text:p>284</text:p>
          </table:table-cell>
          <table:table-cell table:formula="of:=[.$B31]-[$consolidado_regras.$L31]" office:value-type="float" office:value="304" calcext:value-type="float">
            <text:p>304</text:p>
          </table:table-cell>
          <table:table-cell table:formula="of:=[.$B31]-[$consolidado_regras.$J31]" office:value-type="float" office:value="309" calcext:value-type="float">
            <text:p>309</text:p>
          </table:table-cell>
          <table:table-cell table:formula="of:=[.$B31]-[$consolidado_regras.$N31]" office:value-type="float" office:value="287" calcext:value-type="float">
            <text:p>287</text:p>
          </table:table-cell>
          <table:table-cell table:formula="of:=[.$B31]-[$consolidado_otimos.$F31]" office:value-type="float" office:value="284" calcext:value-type="float">
            <text:p>284</text:p>
          </table:table-cell>
          <table:table-cell table:formula="of:=[.$B31]-[$consolidado_otimos.$H31]" office:value-type="float" office:value="289" calcext:value-type="float">
            <text:p>289</text:p>
          </table:table-cell>
          <table:table-cell table:formula="of:=[.$B31]-[$consolidado_otimos.$L31]" office:value-type="float" office:value="309" calcext:value-type="float">
            <text:p>309</text:p>
          </table:table-cell>
          <table:table-cell table:formula="of:=[.$B31]-[$consolidado_regras.$J31]" office:value-type="float" office:value="309" calcext:value-type="float">
            <text:p>309</text:p>
          </table:table-cell>
          <table:table-cell table:formula="of:=[.$B31]-[$consolidado_regras.$N31]" office:value-type="float" office:value="287" calcext:value-type="float">
            <text:p>287</text:p>
          </table:table-cell>
          <table:table-cell table:formula="of:=[.$B31]-[$consolidado_reed.$F31]" office:value-type="float" office:value="304" calcext:value-type="float">
            <text:p>304</text:p>
          </table:table-cell>
          <table:table-cell table:formula="of:=[.$B31]-[$consolidado_regras.$H31]" office:value-type="float" office:value="284" calcext:value-type="float">
            <text:p>284</text:p>
          </table:table-cell>
          <table:table-cell table:formula="of:=[.$B31]-[$consolidado_regras.$L31]" office:value-type="float" office:value="304" calcext:value-type="float">
            <text:p>304</text:p>
          </table:table-cell>
          <table:table-cell table:formula="of:=[.$B31]-[$consolidado_regras.$J31]" office:value-type="float" office:value="309" calcext:value-type="float">
            <text:p>309</text:p>
          </table:table-cell>
          <table:table-cell table:formula="of:=[.$B31]-[$consolidado_regras.$N31]"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hwb8-614-12745a.tfc</text:p>
          </table:table-cell>
          <table:table-cell table:formula="of:=VLOOKUP([.$A32];[$otimos.$A$2:$otimos.$H$99];2;0)" office:value-type="float" office:value="614" calcext:value-type="float">
            <text:p>614</text:p>
          </table:table-cell>
          <table:table-cell table:formula="of:=INDEX([.$D$1:.$R$1];MATCH(MIN([.D32:.R32]);[.D32:.R32];0))" office:value-type="string" office:string-value="Regras+Otimos" calcext:value-type="string">
            <text:p>Regras+Otimos</text:p>
          </table:table-cell>
          <table:table-cell table:formula="of:=[.$B32]-[$consolidado_regras.$F32]" office:value-type="float" office:value="614" calcext:value-type="float">
            <text:p>614</text:p>
          </table:table-cell>
          <table:table-cell table:formula="of:=[.$B32]-[$consolidado_regras.$H32]" office:value-type="float" office:value="608" calcext:value-type="float">
            <text:p>608</text:p>
          </table:table-cell>
          <table:table-cell table:formula="of:=[.$B32]-[$consolidado_regras.$L32]" office:value-type="float" office:value="619" calcext:value-type="float">
            <text:p>619</text:p>
          </table:table-cell>
          <table:table-cell table:formula="of:=[.$B32]-[$consolidado_regras.$J32]" office:value-type="float" office:value="625" calcext:value-type="float">
            <text:p>625</text:p>
          </table:table-cell>
          <table:table-cell table:formula="of:=[.$B32]-[$consolidado_regras.$N32]" office:value-type="float" office:value="613" calcext:value-type="float">
            <text:p>613</text:p>
          </table:table-cell>
          <table:table-cell table:formula="of:=[.$B32]-[$consolidado_otimos.$F32]" office:value-type="float" office:value="608" calcext:value-type="float">
            <text:p>608</text:p>
          </table:table-cell>
          <table:table-cell table:formula="of:=[.$B32]-[$consolidado_otimos.$H32]" office:value-type="float" office:value="614" calcext:value-type="float">
            <text:p>614</text:p>
          </table:table-cell>
          <table:table-cell table:formula="of:=[.$B32]-[$consolidado_otimos.$L32]" office:value-type="float" office:value="625" calcext:value-type="float">
            <text:p>625</text:p>
          </table:table-cell>
          <table:table-cell table:formula="of:=[.$B32]-[$consolidado_regras.$J32]" office:value-type="float" office:value="625" calcext:value-type="float">
            <text:p>625</text:p>
          </table:table-cell>
          <table:table-cell table:formula="of:=[.$B32]-[$consolidado_regras.$N32]" office:value-type="float" office:value="613" calcext:value-type="float">
            <text:p>613</text:p>
          </table:table-cell>
          <table:table-cell table:formula="of:=[.$B32]-[$consolidado_reed.$F32]" office:value-type="float" office:value="619" calcext:value-type="float">
            <text:p>619</text:p>
          </table:table-cell>
          <table:table-cell table:formula="of:=[.$B32]-[$consolidado_regras.$H32]" office:value-type="float" office:value="608" calcext:value-type="float">
            <text:p>608</text:p>
          </table:table-cell>
          <table:table-cell table:formula="of:=[.$B32]-[$consolidado_regras.$L32]" office:value-type="float" office:value="619" calcext:value-type="float">
            <text:p>619</text:p>
          </table:table-cell>
          <table:table-cell table:formula="of:=[.$B32]-[$consolidado_regras.$J32]" office:value-type="float" office:value="625" calcext:value-type="float">
            <text:p>625</text:p>
          </table:table-cell>
          <table:table-cell table:formula="of:=[.$B32]-[$consolidado_regras.$N32]"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hwb8-637.tfc</text:p>
          </table:table-cell>
          <table:table-cell table:formula="of:=VLOOKUP([.$A33];[$otimos.$A$2:$otimos.$H$99];2;0)" office:value-type="float" office:value="637" calcext:value-type="float">
            <text:p>637</text:p>
          </table:table-cell>
          <table:table-cell table:formula="of:=INDEX([.$D$1:.$R$1];MATCH(MIN([.D33:.R33]);[.D33:.R33];0))" office:value-type="string" office:string-value="Regras+Otimos" calcext:value-type="string">
            <text:p>Regras+Otimos</text:p>
          </table:table-cell>
          <table:table-cell table:formula="of:=[.$B33]-[$consolidado_regras.$F33]" office:value-type="float" office:value="635" calcext:value-type="float">
            <text:p>635</text:p>
          </table:table-cell>
          <table:table-cell table:formula="of:=[.$B33]-[$consolidado_regras.$H33]" office:value-type="float" office:value="630" calcext:value-type="float">
            <text:p>630</text:p>
          </table:table-cell>
          <table:table-cell table:formula="of:=[.$B33]-[$consolidado_regras.$L33]" office:value-type="float" office:value="646" calcext:value-type="float">
            <text:p>646</text:p>
          </table:table-cell>
          <table:table-cell table:formula="of:=[.$B33]-[$consolidado_regras.$J33]" office:value-type="float" office:value="660" calcext:value-type="float">
            <text:p>660</text:p>
          </table:table-cell>
          <table:table-cell table:formula="of:=[.$B33]-[$consolidado_regras.$N33]" office:value-type="float" office:value="636" calcext:value-type="float">
            <text:p>636</text:p>
          </table:table-cell>
          <table:table-cell table:formula="of:=[.$B33]-[$consolidado_otimos.$F33]" office:value-type="float" office:value="630" calcext:value-type="float">
            <text:p>630</text:p>
          </table:table-cell>
          <table:table-cell table:formula="of:=[.$B33]-[$consolidado_otimos.$H33]" office:value-type="float" office:value="635" calcext:value-type="float">
            <text:p>635</text:p>
          </table:table-cell>
          <table:table-cell table:formula="of:=[.$B33]-[$consolidado_otimos.$L33]" office:value-type="float" office:value="660" calcext:value-type="float">
            <text:p>660</text:p>
          </table:table-cell>
          <table:table-cell table:formula="of:=[.$B33]-[$consolidado_regras.$J33]" office:value-type="float" office:value="660" calcext:value-type="float">
            <text:p>660</text:p>
          </table:table-cell>
          <table:table-cell table:formula="of:=[.$B33]-[$consolidado_regras.$N33]" office:value-type="float" office:value="636" calcext:value-type="float">
            <text:p>636</text:p>
          </table:table-cell>
          <table:table-cell table:formula="of:=[.$B33]-[$consolidado_reed.$F33]" office:value-type="float" office:value="646" calcext:value-type="float">
            <text:p>646</text:p>
          </table:table-cell>
          <table:table-cell table:formula="of:=[.$B33]-[$consolidado_regras.$H33]" office:value-type="float" office:value="630" calcext:value-type="float">
            <text:p>630</text:p>
          </table:table-cell>
          <table:table-cell table:formula="of:=[.$B33]-[$consolidado_regras.$L33]" office:value-type="float" office:value="646" calcext:value-type="float">
            <text:p>646</text:p>
          </table:table-cell>
          <table:table-cell table:formula="of:=[.$B33]-[$consolidado_regras.$J33]" office:value-type="float" office:value="660" calcext:value-type="float">
            <text:p>660</text:p>
          </table:table-cell>
          <table:table-cell table:formula="of:=[.$B33]-[$consolidado_regras.$N33]" office:value-type="float" office:value="636" calcext:value-type="float">
            <text:p>636</text:p>
          </table:table-cell>
        </table:table-row>
        <table:table-row table:style-name="ro1">
          <table:table-cell office:value-type="string" calcext:value-type="string">
            <text:p>hwb8-749-6197a.tfc</text:p>
          </table:table-cell>
          <table:table-cell table:formula="of:=VLOOKUP([.$A34];[$otimos.$A$2:$otimos.$H$99];2;0)" office:value-type="float" office:value="749" calcext:value-type="float">
            <text:p>749</text:p>
          </table:table-cell>
          <table:table-cell table:formula="of:=INDEX([.$D$1:.$R$1];MATCH(MIN([.D34:.R34]);[.D34:.R34];0))" office:value-type="string" office:string-value="Regras" calcext:value-type="string">
            <text:p>Regras</text:p>
          </table:table-cell>
          <table:table-cell table:formula="of:=[.$B34]-[$consolidado_regras.$F34]" office:value-type="float" office:value="731" calcext:value-type="float">
            <text:p>731</text:p>
          </table:table-cell>
          <table:table-cell table:formula="of:=[.$B34]-[$consolidado_regras.$H34]" office:value-type="float" office:value="745" calcext:value-type="float">
            <text:p>745</text:p>
          </table:table-cell>
          <table:table-cell table:formula="of:=[.$B34]-[$consolidado_regras.$L34]" office:value-type="float" office:value="750" calcext:value-type="float">
            <text:p>750</text:p>
          </table:table-cell>
          <table:table-cell table:formula="of:=[.$B34]-[$consolidado_regras.$J34]" office:value-type="float" office:value="756" calcext:value-type="float">
            <text:p>756</text:p>
          </table:table-cell>
          <table:table-cell table:formula="of:=[.$B34]-[$consolidado_regras.$N34]" office:value-type="float" office:value="746" calcext:value-type="float">
            <text:p>746</text:p>
          </table:table-cell>
          <table:table-cell table:formula="of:=[.$B34]-[$consolidado_otimos.$F34]" office:value-type="float" office:value="740" calcext:value-type="float">
            <text:p>740</text:p>
          </table:table-cell>
          <table:table-cell table:formula="of:=[.$B34]-[$consolidado_otimos.$H34]" office:value-type="float" office:value="741" calcext:value-type="float">
            <text:p>741</text:p>
          </table:table-cell>
          <table:table-cell table:formula="of:=[.$B34]-[$consolidado_otimos.$L34]" office:value-type="float" office:value="759" calcext:value-type="float">
            <text:p>759</text:p>
          </table:table-cell>
          <table:table-cell table:formula="of:=[.$B34]-[$consolidado_regras.$J34]" office:value-type="float" office:value="756" calcext:value-type="float">
            <text:p>756</text:p>
          </table:table-cell>
          <table:table-cell table:formula="of:=[.$B34]-[$consolidado_regras.$N34]" office:value-type="float" office:value="746" calcext:value-type="float">
            <text:p>746</text:p>
          </table:table-cell>
          <table:table-cell table:formula="of:=[.$B34]-[$consolidado_reed.$F34]" office:value-type="float" office:value="746" calcext:value-type="float">
            <text:p>746</text:p>
          </table:table-cell>
          <table:table-cell table:formula="of:=[.$B34]-[$consolidado_regras.$H34]" office:value-type="float" office:value="745" calcext:value-type="float">
            <text:p>745</text:p>
          </table:table-cell>
          <table:table-cell table:formula="of:=[.$B34]-[$consolidado_regras.$L34]" office:value-type="float" office:value="750" calcext:value-type="float">
            <text:p>750</text:p>
          </table:table-cell>
          <table:table-cell table:formula="of:=[.$B34]-[$consolidado_regras.$J34]" office:value-type="float" office:value="756" calcext:value-type="float">
            <text:p>756</text:p>
          </table:table-cell>
          <table:table-cell table:formula="of:=[.$B34]-[$consolidado_regras.$N34]" office:value-type="float" office:value="746" calcext:value-type="float">
            <text:p>746</text:p>
          </table:table-cell>
        </table:table-row>
        <table:table-row table:style-name="ro1">
          <table:table-cell office:value-type="string" calcext:value-type="string">
            <text:p>hwb8_2710_6940.tfc</text:p>
          </table:table-cell>
          <table:table-cell table:formula="of:=VLOOKUP([.$A35];[$otimos.$A$2:$otimos.$H$99];2;0)" office:value-type="float" office:value="2710" calcext:value-type="float">
            <text:p>2.710</text:p>
          </table:table-cell>
          <table:table-cell table:formula="of:=INDEX([.$D$1:.$R$1];MATCH(MIN([.D35:.R35]);[.D35:.R35];0))" office:value-type="string" office:string-value="Regras" calcext:value-type="string">
            <text:p>Regras</text:p>
          </table:table-cell>
          <table:table-cell table:formula="of:=[.$B35]-[$consolidado_regras.$F35]" office:value-type="float" office:value="2644" calcext:value-type="float">
            <text:p>2.644</text:p>
          </table:table-cell>
          <table:table-cell table:formula="of:=[.$B35]-[$consolidado_regras.$H35]" office:value-type="float" office:value="2652" calcext:value-type="float">
            <text:p>2652</text:p>
          </table:table-cell>
          <table:table-cell table:formula="of:=[.$B35]-[$consolidado_regras.$L35]" office:value-type="float" office:value="2683" calcext:value-type="float">
            <text:p>2683</text:p>
          </table:table-cell>
          <table:table-cell table:formula="of:=[.$B35]-[$consolidado_regras.$J35]" office:value-type="float" office:value="2724" calcext:value-type="float">
            <text:p>2724</text:p>
          </table:table-cell>
          <table:table-cell table:formula="of:=[.$B35]-[$consolidado_regras.$N35]" office:value-type="float" office:value="2657" calcext:value-type="float">
            <text:p>2657</text:p>
          </table:table-cell>
          <table:table-cell table:formula="of:=[.$B35]-[$consolidado_otimos.$F35]" office:value-type="float" office:value="2648" calcext:value-type="float">
            <text:p>2648</text:p>
          </table:table-cell>
          <table:table-cell table:formula="of:=[.$B35]-[$consolidado_otimos.$H35]" office:value-type="float" office:value="2652" calcext:value-type="float">
            <text:p>2652</text:p>
          </table:table-cell>
          <table:table-cell table:formula="of:=[.$B35]-[$consolidado_otimos.$L35]" office:value-type="float" office:value="2731" calcext:value-type="float">
            <text:p>2731</text:p>
          </table:table-cell>
          <table:table-cell table:formula="of:=[.$B35]-[$consolidado_regras.$J35]" office:value-type="float" office:value="2724" calcext:value-type="float">
            <text:p>2724</text:p>
          </table:table-cell>
          <table:table-cell table:formula="of:=[.$B35]-[$consolidado_regras.$N35]" office:value-type="float" office:value="2657" calcext:value-type="float">
            <text:p>2657</text:p>
          </table:table-cell>
          <table:table-cell table:formula="of:=[.$B35]-[$consolidado_reed.$F35]" office:value-type="float" office:value="2682" calcext:value-type="float">
            <text:p>2682</text:p>
          </table:table-cell>
          <table:table-cell table:formula="of:=[.$B35]-[$consolidado_regras.$H35]" office:value-type="float" office:value="2652" calcext:value-type="float">
            <text:p>2652</text:p>
          </table:table-cell>
          <table:table-cell table:formula="of:=[.$B35]-[$consolidado_regras.$L35]" office:value-type="float" office:value="2683" calcext:value-type="float">
            <text:p>2683</text:p>
          </table:table-cell>
          <table:table-cell table:formula="of:=[.$B35]-[$consolidado_regras.$J35]" office:value-type="float" office:value="2724" calcext:value-type="float">
            <text:p>2724</text:p>
          </table:table-cell>
          <table:table-cell table:formula="of:=[.$B35]-[$consolidado_regras.$N35]" office:value-type="float" office:value="2657" calcext:value-type="float">
            <text:p>2657</text:p>
          </table:table-cell>
        </table:table-row>
        <table:table-row table:style-name="ro1">
          <table:table-cell office:value-type="string" calcext:value-type="string">
            <text:p>hwb9-1541.tfc</text:p>
          </table:table-cell>
          <table:table-cell table:formula="of:=VLOOKUP([.$A36];[$otimos.$A$2:$otimos.$H$99];2;0)" office:value-type="float" office:value="1541" calcext:value-type="float">
            <text:p>1.541</text:p>
          </table:table-cell>
          <table:table-cell table:formula="of:=INDEX([.$D$1:.$R$1];MATCH(MIN([.D36:.R36]);[.D36:.R36];0))" office:value-type="string" office:string-value="Regras+Otimos" calcext:value-type="string">
            <text:p>Regras+Otimos</text:p>
          </table:table-cell>
          <table:table-cell table:formula="of:=[.$B36]-[$consolidado_regras.$F36]" office:value-type="float" office:value="1541" calcext:value-type="float">
            <text:p>1.541</text:p>
          </table:table-cell>
          <table:table-cell table:formula="of:=[.$B36]-[$consolidado_regras.$H36]" office:value-type="float" office:value="1523" calcext:value-type="float">
            <text:p>1523</text:p>
          </table:table-cell>
          <table:table-cell table:formula="of:=[.$B36]-[$consolidado_regras.$L36]" office:value-type="float" office:value="1591" calcext:value-type="float">
            <text:p>1591</text:p>
          </table:table-cell>
          <table:table-cell table:formula="of:=[.$B36]-[$consolidado_regras.$J36]" office:value-type="float" office:value="1606" calcext:value-type="float">
            <text:p>1606</text:p>
          </table:table-cell>
          <table:table-cell table:formula="of:=[.$B36]-[$consolidado_regras.$N36]" office:value-type="float" office:value="1538" calcext:value-type="float">
            <text:p>1538</text:p>
          </table:table-cell>
          <table:table-cell table:formula="of:=[.$B36]-[$consolidado_otimos.$F36]" office:value-type="float" office:value="1523" calcext:value-type="float">
            <text:p>1523</text:p>
          </table:table-cell>
          <table:table-cell table:formula="of:=[.$B36]-[$consolidado_otimos.$H36]" office:value-type="float" office:value="1541" calcext:value-type="float">
            <text:p>1541</text:p>
          </table:table-cell>
          <table:table-cell table:formula="of:=[.$B36]-[$consolidado_otimos.$L36]" office:value-type="float" office:value="1606" calcext:value-type="float">
            <text:p>1606</text:p>
          </table:table-cell>
          <table:table-cell table:formula="of:=[.$B36]-[$consolidado_regras.$J36]" office:value-type="float" office:value="1606" calcext:value-type="float">
            <text:p>1606</text:p>
          </table:table-cell>
          <table:table-cell table:formula="of:=[.$B36]-[$consolidado_regras.$N36]" office:value-type="float" office:value="1538" calcext:value-type="float">
            <text:p>1538</text:p>
          </table:table-cell>
          <table:table-cell table:formula="of:=[.$B36]-[$consolidado_reed.$F36]" office:value-type="float" office:value="1591" calcext:value-type="float">
            <text:p>1591</text:p>
          </table:table-cell>
          <table:table-cell table:formula="of:=[.$B36]-[$consolidado_regras.$H36]" office:value-type="float" office:value="1523" calcext:value-type="float">
            <text:p>1523</text:p>
          </table:table-cell>
          <table:table-cell table:formula="of:=[.$B36]-[$consolidado_regras.$L36]" office:value-type="float" office:value="1591" calcext:value-type="float">
            <text:p>1591</text:p>
          </table:table-cell>
          <table:table-cell table:formula="of:=[.$B36]-[$consolidado_regras.$J36]" office:value-type="float" office:value="1606" calcext:value-type="float">
            <text:p>1606</text:p>
          </table:table-cell>
          <table:table-cell table:formula="of:=[.$B36]-[$consolidado_regras.$N36]" office:value-type="float" office:value="1538" calcext:value-type="float">
            <text:p>1538</text:p>
          </table:table-cell>
        </table:table-row>
        <table:table-row table:style-name="ro1">
          <table:table-cell office:value-type="string" calcext:value-type="string">
            <text:p>hwb9-1544.tfc</text:p>
          </table:table-cell>
          <table:table-cell table:formula="of:=VLOOKUP([.$A37];[$otimos.$A$2:$otimos.$H$99];2;0)" office:value-type="float" office:value="1544" calcext:value-type="float">
            <text:p>1.544</text:p>
          </table:table-cell>
          <table:table-cell table:formula="of:=INDEX([.$D$1:.$R$1];MATCH(MIN([.D37:.R37]);[.D37:.R37];0))" office:value-type="string" office:string-value="Regras+Otimos" calcext:value-type="string">
            <text:p>Regras+Otimos</text:p>
          </table:table-cell>
          <table:table-cell table:formula="of:=[.$B37]-[$consolidado_regras.$F37]" office:value-type="float" office:value="1544" calcext:value-type="float">
            <text:p>1.544</text:p>
          </table:table-cell>
          <table:table-cell table:formula="of:=[.$B37]-[$consolidado_regras.$H37]" office:value-type="float" office:value="1526" calcext:value-type="float">
            <text:p>1526</text:p>
          </table:table-cell>
          <table:table-cell table:formula="of:=[.$B37]-[$consolidado_regras.$L37]" office:value-type="float" office:value="1593" calcext:value-type="float">
            <text:p>1593</text:p>
          </table:table-cell>
          <table:table-cell table:formula="of:=[.$B37]-[$consolidado_regras.$J37]" office:value-type="float" office:value="1609" calcext:value-type="float">
            <text:p>1609</text:p>
          </table:table-cell>
          <table:table-cell table:formula="of:=[.$B37]-[$consolidado_regras.$N37]" office:value-type="float" office:value="1541" calcext:value-type="float">
            <text:p>1541</text:p>
          </table:table-cell>
          <table:table-cell table:formula="of:=[.$B37]-[$consolidado_otimos.$F37]" office:value-type="float" office:value="1526" calcext:value-type="float">
            <text:p>1526</text:p>
          </table:table-cell>
          <table:table-cell table:formula="of:=[.$B37]-[$consolidado_otimos.$H37]" office:value-type="float" office:value="1544" calcext:value-type="float">
            <text:p>1544</text:p>
          </table:table-cell>
          <table:table-cell table:formula="of:=[.$B37]-[$consolidado_otimos.$L37]" office:value-type="float" office:value="1609" calcext:value-type="float">
            <text:p>1609</text:p>
          </table:table-cell>
          <table:table-cell table:formula="of:=[.$B37]-[$consolidado_regras.$J37]" office:value-type="float" office:value="1609" calcext:value-type="float">
            <text:p>1609</text:p>
          </table:table-cell>
          <table:table-cell table:formula="of:=[.$B37]-[$consolidado_regras.$N37]" office:value-type="float" office:value="1541" calcext:value-type="float">
            <text:p>1541</text:p>
          </table:table-cell>
          <table:table-cell table:formula="of:=[.$B37]-[$consolidado_reed.$F37]" office:value-type="float" office:value="1593" calcext:value-type="float">
            <text:p>1593</text:p>
          </table:table-cell>
          <table:table-cell table:formula="of:=[.$B37]-[$consolidado_regras.$H37]" office:value-type="float" office:value="1526" calcext:value-type="float">
            <text:p>1526</text:p>
          </table:table-cell>
          <table:table-cell table:formula="of:=[.$B37]-[$consolidado_regras.$L37]" office:value-type="float" office:value="1593" calcext:value-type="float">
            <text:p>1593</text:p>
          </table:table-cell>
          <table:table-cell table:formula="of:=[.$B37]-[$consolidado_regras.$J37]" office:value-type="float" office:value="1609" calcext:value-type="float">
            <text:p>1609</text:p>
          </table:table-cell>
          <table:table-cell table:formula="of:=[.$B37]-[$consolidado_regras.$N37]" office:value-type="float" office:value="1541" calcext:value-type="float">
            <text:p>1541</text:p>
          </table:table-cell>
        </table:table-row>
        <table:table-row table:style-name="ro1">
          <table:table-cell office:value-type="string" calcext:value-type="string">
            <text:p>hwb9-1959-20378a.tfc</text:p>
          </table:table-cell>
          <table:table-cell table:formula="of:=VLOOKUP([.$A38];[$otimos.$A$2:$otimos.$H$99];2;0)" office:value-type="float" office:value="1959" calcext:value-type="float">
            <text:p>1.959</text:p>
          </table:table-cell>
          <table:table-cell table:formula="of:=INDEX([.$D$1:.$R$1];MATCH(MIN([.D38:.R38]);[.D38:.R38];0))" office:value-type="string" office:string-value="Regras" calcext:value-type="string">
            <text:p>Regras</text:p>
          </table:table-cell>
          <table:table-cell table:formula="of:=[.$B38]-[$consolidado_regras.$F38]" office:value-type="float" office:value="1943" calcext:value-type="float">
            <text:p>1.943</text:p>
          </table:table-cell>
          <table:table-cell table:formula="of:=[.$B38]-[$consolidado_regras.$H38]" office:value-type="float" office:value="1957" calcext:value-type="float">
            <text:p>1957</text:p>
          </table:table-cell>
          <table:table-cell table:formula="of:=[.$B38]-[$consolidado_regras.$L38]" office:value-type="float" office:value="1959" calcext:value-type="float">
            <text:p>1959</text:p>
          </table:table-cell>
          <table:table-cell table:formula="of:=[.$B38]-[$consolidado_regras.$J38]" office:value-type="float" office:value="1967" calcext:value-type="float">
            <text:p>1967</text:p>
          </table:table-cell>
          <table:table-cell table:formula="of:=[.$B38]-[$consolidado_regras.$N38]" office:value-type="float" office:value="1959" calcext:value-type="float">
            <text:p>1959</text:p>
          </table:table-cell>
          <table:table-cell table:formula="of:=[.$B38]-[$consolidado_otimos.$F38]" office:value-type="float" office:value="1951" calcext:value-type="float">
            <text:p>1951</text:p>
          </table:table-cell>
          <table:table-cell table:formula="of:=[.$B38]-[$consolidado_otimos.$H38]" office:value-type="float" office:value="1953" calcext:value-type="float">
            <text:p>1953</text:p>
          </table:table-cell>
          <table:table-cell table:formula="of:=[.$B38]-[$consolidado_otimos.$L38]" office:value-type="float" office:value="1967" calcext:value-type="float">
            <text:p>1967</text:p>
          </table:table-cell>
          <table:table-cell table:formula="of:=[.$B38]-[$consolidado_regras.$J38]" office:value-type="float" office:value="1967" calcext:value-type="float">
            <text:p>1967</text:p>
          </table:table-cell>
          <table:table-cell table:formula="of:=[.$B38]-[$consolidado_regras.$N38]" office:value-type="float" office:value="1959" calcext:value-type="float">
            <text:p>1959</text:p>
          </table:table-cell>
          <table:table-cell table:formula="of:=[.$B38]-[$consolidado_reed.$F38]" office:value-type="float" office:value="1952" calcext:value-type="float">
            <text:p>1952</text:p>
          </table:table-cell>
          <table:table-cell table:formula="of:=[.$B38]-[$consolidado_regras.$H38]" office:value-type="float" office:value="1957" calcext:value-type="float">
            <text:p>1957</text:p>
          </table:table-cell>
          <table:table-cell table:formula="of:=[.$B38]-[$consolidado_regras.$L38]" office:value-type="float" office:value="1959" calcext:value-type="float">
            <text:p>1959</text:p>
          </table:table-cell>
          <table:table-cell table:formula="of:=[.$B38]-[$consolidado_regras.$J38]" office:value-type="float" office:value="1967" calcext:value-type="float">
            <text:p>1967</text:p>
          </table:table-cell>
          <table:table-cell table:formula="of:=[.$B38]-[$consolidado_regras.$N38]" office:value-type="float" office:value="1959" calcext:value-type="float">
            <text:p>1959</text:p>
          </table:table-cell>
        </table:table-row>
        <table:table-row table:style-name="ro1">
          <table:table-cell office:value-type="string" calcext:value-type="string">
            <text:p>hwb9_6563_16173.tfc</text:p>
          </table:table-cell>
          <table:table-cell table:formula="of:=VLOOKUP([.$A39];[$otimos.$A$2:$otimos.$H$99];2;0)" office:value-type="float" office:value="6563" calcext:value-type="float">
            <text:p>6.563</text:p>
          </table:table-cell>
          <table:table-cell table:formula="of:=INDEX([.$D$1:.$R$1];MATCH(MIN([.D39:.R39]);[.D39:.R39];0))" office:value-type="string" office:string-value="Otimos" calcext:value-type="string">
            <text:p>Otimos</text:p>
          </table:table-cell>
          <table:table-cell table:formula="of:=[.$B39]-[$consolidado_regras.$F39]" office:value-type="float" office:value="6417" calcext:value-type="float">
            <text:p>6.417</text:p>
          </table:table-cell>
          <table:table-cell table:formula="of:=[.$B39]-[$consolidado_regras.$H39]" office:value-type="float" office:value="6408" calcext:value-type="float">
            <text:p>6408</text:p>
          </table:table-cell>
          <table:table-cell table:formula="of:=[.$B39]-[$consolidado_regras.$L39]" office:value-type="float" office:value="6446" calcext:value-type="float">
            <text:p>6446</text:p>
          </table:table-cell>
          <table:table-cell table:formula="of:=[.$B39]-[$consolidado_regras.$J39]" office:value-type="float" office:value="6557" calcext:value-type="float">
            <text:p>6557</text:p>
          </table:table-cell>
          <table:table-cell table:formula="of:=[.$B39]-[$consolidado_regras.$N39]" office:value-type="float" office:value="6461" calcext:value-type="float">
            <text:p>6461</text:p>
          </table:table-cell>
          <table:table-cell table:formula="of:=[.$B39]-[$consolidado_otimos.$F39]" office:value-type="float" office:value="6403" calcext:value-type="float">
            <text:p>6403</text:p>
          </table:table-cell>
          <table:table-cell table:formula="of:=[.$B39]-[$consolidado_otimos.$H39]" office:value-type="float" office:value="6425" calcext:value-type="float">
            <text:p>6425</text:p>
          </table:table-cell>
          <table:table-cell table:formula="of:=[.$B39]-[$consolidado_otimos.$L39]" office:value-type="float" office:value="6559" calcext:value-type="float">
            <text:p>6559</text:p>
          </table:table-cell>
          <table:table-cell table:formula="of:=[.$B39]-[$consolidado_regras.$J39]" office:value-type="float" office:value="6557" calcext:value-type="float">
            <text:p>6557</text:p>
          </table:table-cell>
          <table:table-cell table:formula="of:=[.$B39]-[$consolidado_regras.$N39]" office:value-type="float" office:value="6461" calcext:value-type="float">
            <text:p>6461</text:p>
          </table:table-cell>
          <table:table-cell table:formula="of:=[.$B39]-[$consolidado_reed.$F39]" office:value-type="float" office:value="6443" calcext:value-type="float">
            <text:p>6443</text:p>
          </table:table-cell>
          <table:table-cell table:formula="of:=[.$B39]-[$consolidado_regras.$H39]" office:value-type="float" office:value="6408" calcext:value-type="float">
            <text:p>6408</text:p>
          </table:table-cell>
          <table:table-cell table:formula="of:=[.$B39]-[$consolidado_regras.$L39]" office:value-type="float" office:value="6446" calcext:value-type="float">
            <text:p>6446</text:p>
          </table:table-cell>
          <table:table-cell table:formula="of:=[.$B39]-[$consolidado_regras.$J39]" office:value-type="float" office:value="6557" calcext:value-type="float">
            <text:p>6557</text:p>
          </table:table-cell>
          <table:table-cell table:formula="of:=[.$B39]-[$consolidado_regras.$N39]" office:value-type="float" office:value="6461" calcext:value-type="float">
            <text:p>6461</text:p>
          </table:table-cell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table:formula="of:=VLOOKUP([.$A40];[$otimos.$A$2:$otimos.$H$99];2;0)" office:value-type="float" office:value="5" calcext:value-type="float">
            <text:p>5</text:p>
          </table:table-cell>
          <table:table-cell table:formula="of:=INDEX([.$D$1:.$R$1];MATCH(MIN([.D40:.R40]);[.D40:.R40];0))" office:value-type="string" office:string-value="Regras" calcext:value-type="string">
            <text:p>Regras</text:p>
          </table:table-cell>
          <table:table-cell table:formula="of:=[.$B40]-[$consolidado_regras.$F40]" office:value-type="float" office:value="5" calcext:value-type="float">
            <text:p>5</text:p>
          </table:table-cell>
          <table:table-cell table:formula="of:=[.$B40]-[$consolidado_regras.$H40]" office:value-type="float" office:value="5" calcext:value-type="float">
            <text:p>5</text:p>
          </table:table-cell>
          <table:table-cell table:formula="of:=[.$B40]-[$consolidado_regras.$L40]" office:value-type="float" office:value="5" calcext:value-type="float">
            <text:p>5</text:p>
          </table:table-cell>
          <table:table-cell table:formula="of:=[.$B40]-[$consolidado_regras.$J40]" office:value-type="float" office:value="5" calcext:value-type="float">
            <text:p>5</text:p>
          </table:table-cell>
          <table:table-cell table:formula="of:=[.$B40]-[$consolidado_regras.$N40]" office:value-type="float" office:value="5" calcext:value-type="float">
            <text:p>5</text:p>
          </table:table-cell>
          <table:table-cell table:formula="of:=[.$B40]-[$consolidado_otimos.$F40]" office:value-type="float" office:value="5" calcext:value-type="float">
            <text:p>5</text:p>
          </table:table-cell>
          <table:table-cell table:formula="of:=[.$B40]-[$consolidado_otimos.$H40]" office:value-type="float" office:value="5" calcext:value-type="float">
            <text:p>5</text:p>
          </table:table-cell>
          <table:table-cell table:formula="of:=[.$B40]-[$consolidado_otimos.$L40]" office:value-type="float" office:value="5" calcext:value-type="float">
            <text:p>5</text:p>
          </table:table-cell>
          <table:table-cell table:formula="of:=[.$B40]-[$consolidado_regras.$J40]" office:value-type="float" office:value="5" calcext:value-type="float">
            <text:p>5</text:p>
          </table:table-cell>
          <table:table-cell table:formula="of:=[.$B40]-[$consolidado_regras.$N40]" office:value-type="float" office:value="5" calcext:value-type="float">
            <text:p>5</text:p>
          </table:table-cell>
          <table:table-cell table:formula="of:=[.$B40]-[$consolidado_reed.$F40]" office:value-type="float" office:value="5" calcext:value-type="float">
            <text:p>5</text:p>
          </table:table-cell>
          <table:table-cell table:formula="of:=[.$B40]-[$consolidado_regras.$H40]" office:value-type="float" office:value="5" calcext:value-type="float">
            <text:p>5</text:p>
          </table:table-cell>
          <table:table-cell table:formula="of:=[.$B40]-[$consolidado_regras.$L40]" office:value-type="float" office:value="5" calcext:value-type="float">
            <text:p>5</text:p>
          </table:table-cell>
          <table:table-cell table:formula="of:=[.$B40]-[$consolidado_regras.$J40]" office:value-type="float" office:value="5" calcext:value-type="float">
            <text:p>5</text:p>
          </table:table-cell>
          <table:table-cell table:formula="of:=[.$B40]-[$consolidado_regras.$N4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table:formula="of:=VLOOKUP([.$A41];[$otimos.$A$2:$otimos.$H$99];2;0)" office:value-type="float" office:value="3" calcext:value-type="float">
            <text:p>3</text:p>
          </table:table-cell>
          <table:table-cell table:formula="of:=INDEX([.$D$1:.$R$1];MATCH(MIN([.D41:.R41]);[.D41:.R41];0))" office:value-type="string" office:string-value="Regras+Reed+Otimos" calcext:value-type="string">
            <text:p>Regras+Reed+Otimos</text:p>
          </table:table-cell>
          <table:table-cell table:formula="of:=[.$B41]-[$consolidado_regras.$F41]" office:value-type="float" office:value="3" calcext:value-type="float">
            <text:p>3</text:p>
          </table:table-cell>
          <table:table-cell table:formula="of:=[.$B41]-[$consolidado_regras.$H41]" office:value-type="float" office:value="3" calcext:value-type="float">
            <text:p>3</text:p>
          </table:table-cell>
          <table:table-cell table:formula="of:=[.$B41]-[$consolidado_regras.$L41]" office:value-type="float" office:value="5" calcext:value-type="float">
            <text:p>5</text:p>
          </table:table-cell>
          <table:table-cell table:formula="of:=[.$B41]-[$consolidado_regras.$J41]" office:value-type="float" office:value="5" calcext:value-type="float">
            <text:p>5</text:p>
          </table:table-cell>
          <table:table-cell table:formula="of:=[.$B41]-[$consolidado_regras.$N41]" office:value-type="float" office:value="1" calcext:value-type="float">
            <text:p>1</text:p>
          </table:table-cell>
          <table:table-cell table:formula="of:=[.$B41]-[$consolidado_otimos.$F41]" office:value-type="float" office:value="3" calcext:value-type="float">
            <text:p>3</text:p>
          </table:table-cell>
          <table:table-cell table:formula="of:=[.$B41]-[$consolidado_otimos.$H41]" office:value-type="float" office:value="3" calcext:value-type="float">
            <text:p>3</text:p>
          </table:table-cell>
          <table:table-cell table:formula="of:=[.$B41]-[$consolidado_otimos.$L41]" office:value-type="float" office:value="5" calcext:value-type="float">
            <text:p>5</text:p>
          </table:table-cell>
          <table:table-cell table:formula="of:=[.$B41]-[$consolidado_regras.$J41]" office:value-type="float" office:value="5" calcext:value-type="float">
            <text:p>5</text:p>
          </table:table-cell>
          <table:table-cell table:formula="of:=[.$B41]-[$consolidado_regras.$N41]" office:value-type="float" office:value="1" calcext:value-type="float">
            <text:p>1</text:p>
          </table:table-cell>
          <table:table-cell table:formula="of:=[.$B41]-[$consolidado_reed.$F41]" office:value-type="float" office:value="5" calcext:value-type="float">
            <text:p>5</text:p>
          </table:table-cell>
          <table:table-cell table:formula="of:=[.$B41]-[$consolidado_regras.$H41]" office:value-type="float" office:value="3" calcext:value-type="float">
            <text:p>3</text:p>
          </table:table-cell>
          <table:table-cell table:formula="of:=[.$B41]-[$consolidado_regras.$L41]" office:value-type="float" office:value="5" calcext:value-type="float">
            <text:p>5</text:p>
          </table:table-cell>
          <table:table-cell table:formula="of:=[.$B41]-[$consolidado_regras.$J41]" office:value-type="float" office:value="5" calcext:value-type="float">
            <text:p>5</text:p>
          </table:table-cell>
          <table:table-cell table:formula="of:=[.$B41]-[$consolidado_regras.$N4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table:formula="of:=VLOOKUP([.$A42];[$otimos.$A$2:$otimos.$H$99];2;0)" office:value-type="float" office:value="3" calcext:value-type="float">
            <text:p>3</text:p>
          </table:table-cell>
          <table:table-cell table:formula="of:=INDEX([.$D$1:.$R$1];MATCH(MIN([.D42:.R42]);[.D42:.R42];0))" office:value-type="string" office:string-value="Regras+Reed+Otimos" calcext:value-type="string">
            <text:p>Regras+Reed+Otimos</text:p>
          </table:table-cell>
          <table:table-cell table:formula="of:=[.$B42]-[$consolidado_regras.$F42]" office:value-type="float" office:value="3" calcext:value-type="float">
            <text:p>3</text:p>
          </table:table-cell>
          <table:table-cell table:formula="of:=[.$B42]-[$consolidado_regras.$H42]" office:value-type="float" office:value="3" calcext:value-type="float">
            <text:p>3</text:p>
          </table:table-cell>
          <table:table-cell table:formula="of:=[.$B42]-[$consolidado_regras.$L42]" office:value-type="float" office:value="5" calcext:value-type="float">
            <text:p>5</text:p>
          </table:table-cell>
          <table:table-cell table:formula="of:=[.$B42]-[$consolidado_regras.$J42]" office:value-type="float" office:value="5" calcext:value-type="float">
            <text:p>5</text:p>
          </table:table-cell>
          <table:table-cell table:formula="of:=[.$B42]-[$consolidado_regras.$N42]" office:value-type="float" office:value="1" calcext:value-type="float">
            <text:p>1</text:p>
          </table:table-cell>
          <table:table-cell table:formula="of:=[.$B42]-[$consolidado_otimos.$F42]" office:value-type="float" office:value="3" calcext:value-type="float">
            <text:p>3</text:p>
          </table:table-cell>
          <table:table-cell table:formula="of:=[.$B42]-[$consolidado_otimos.$H42]" office:value-type="float" office:value="3" calcext:value-type="float">
            <text:p>3</text:p>
          </table:table-cell>
          <table:table-cell table:formula="of:=[.$B42]-[$consolidado_otimos.$L42]" office:value-type="float" office:value="5" calcext:value-type="float">
            <text:p>5</text:p>
          </table:table-cell>
          <table:table-cell table:formula="of:=[.$B42]-[$consolidado_regras.$J42]" office:value-type="float" office:value="5" calcext:value-type="float">
            <text:p>5</text:p>
          </table:table-cell>
          <table:table-cell table:formula="of:=[.$B42]-[$consolidado_regras.$N42]" office:value-type="float" office:value="1" calcext:value-type="float">
            <text:p>1</text:p>
          </table:table-cell>
          <table:table-cell table:formula="of:=[.$B42]-[$consolidado_reed.$F42]" office:value-type="float" office:value="5" calcext:value-type="float">
            <text:p>5</text:p>
          </table:table-cell>
          <table:table-cell table:formula="of:=[.$B42]-[$consolidado_regras.$H42]" office:value-type="float" office:value="3" calcext:value-type="float">
            <text:p>3</text:p>
          </table:table-cell>
          <table:table-cell table:formula="of:=[.$B42]-[$consolidado_regras.$L42]" office:value-type="float" office:value="5" calcext:value-type="float">
            <text:p>5</text:p>
          </table:table-cell>
          <table:table-cell table:formula="of:=[.$B42]-[$consolidado_regras.$J42]" office:value-type="float" office:value="5" calcext:value-type="float">
            <text:p>5</text:p>
          </table:table-cell>
          <table:table-cell table:formula="of:=[.$B42]-[$consolidado_regras.$N4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table:formula="of:=VLOOKUP([.$A43];[$otimos.$A$2:$otimos.$H$99];2;0)" office:value-type="float" office:value="5" calcext:value-type="float">
            <text:p>5</text:p>
          </table:table-cell>
          <table:table-cell table:formula="of:=INDEX([.$D$1:.$R$1];MATCH(MIN([.D43:.R43]);[.D43:.R43];0))" office:value-type="string" office:string-value="Regras" calcext:value-type="string">
            <text:p>Regras</text:p>
          </table:table-cell>
          <table:table-cell table:formula="of:=[.$B43]-[$consolidado_regras.$F43]" office:value-type="float" office:value="5" calcext:value-type="float">
            <text:p>5</text:p>
          </table:table-cell>
          <table:table-cell table:formula="of:=[.$B43]-[$consolidado_regras.$H43]" office:value-type="float" office:value="5" calcext:value-type="float">
            <text:p>5</text:p>
          </table:table-cell>
          <table:table-cell table:formula="of:=[.$B43]-[$consolidado_regras.$L43]" office:value-type="float" office:value="5" calcext:value-type="float">
            <text:p>5</text:p>
          </table:table-cell>
          <table:table-cell table:formula="of:=[.$B43]-[$consolidado_regras.$J43]" office:value-type="float" office:value="5" calcext:value-type="float">
            <text:p>5</text:p>
          </table:table-cell>
          <table:table-cell table:formula="of:=[.$B43]-[$consolidado_regras.$N43]" office:value-type="float" office:value="5" calcext:value-type="float">
            <text:p>5</text:p>
          </table:table-cell>
          <table:table-cell table:formula="of:=[.$B43]-[$consolidado_otimos.$F43]" office:value-type="float" office:value="5" calcext:value-type="float">
            <text:p>5</text:p>
          </table:table-cell>
          <table:table-cell table:formula="of:=[.$B43]-[$consolidado_otimos.$H43]" office:value-type="float" office:value="5" calcext:value-type="float">
            <text:p>5</text:p>
          </table:table-cell>
          <table:table-cell table:formula="of:=[.$B43]-[$consolidado_otimos.$L43]" office:value-type="float" office:value="5" calcext:value-type="float">
            <text:p>5</text:p>
          </table:table-cell>
          <table:table-cell table:formula="of:=[.$B43]-[$consolidado_regras.$J43]" office:value-type="float" office:value="5" calcext:value-type="float">
            <text:p>5</text:p>
          </table:table-cell>
          <table:table-cell table:formula="of:=[.$B43]-[$consolidado_regras.$N43]" office:value-type="float" office:value="5" calcext:value-type="float">
            <text:p>5</text:p>
          </table:table-cell>
          <table:table-cell table:formula="of:=[.$B43]-[$consolidado_reed.$F43]" office:value-type="float" office:value="5" calcext:value-type="float">
            <text:p>5</text:p>
          </table:table-cell>
          <table:table-cell table:formula="of:=[.$B43]-[$consolidado_regras.$H43]" office:value-type="float" office:value="5" calcext:value-type="float">
            <text:p>5</text:p>
          </table:table-cell>
          <table:table-cell table:formula="of:=[.$B43]-[$consolidado_regras.$L43]" office:value-type="float" office:value="5" calcext:value-type="float">
            <text:p>5</text:p>
          </table:table-cell>
          <table:table-cell table:formula="of:=[.$B43]-[$consolidado_regras.$J43]" office:value-type="float" office:value="5" calcext:value-type="float">
            <text:p>5</text:p>
          </table:table-cell>
          <table:table-cell table:formula="of:=[.$B43]-[$consolidado_regras.$N4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d5mils.tfc</text:p>
          </table:table-cell>
          <table:table-cell table:formula="of:=VLOOKUP([.$A44];[$otimos.$A$2:$otimos.$H$99];2;0)" office:value-type="float" office:value="5" calcext:value-type="float">
            <text:p>5</text:p>
          </table:table-cell>
          <table:table-cell table:formula="of:=INDEX([.$D$1:.$R$1];MATCH(MIN([.D44:.R44]);[.D44:.R44];0))" office:value-type="string" office:string-value="Regras+Reed" calcext:value-type="string">
            <text:p>Regras+Reed</text:p>
          </table:table-cell>
          <table:table-cell table:formula="of:=[.$B44]-[$consolidado_regras.$F44]" office:value-type="float" office:value="5" calcext:value-type="float">
            <text:p>5</text:p>
          </table:table-cell>
          <table:table-cell table:formula="of:=[.$B44]-[$consolidado_regras.$H44]" office:value-type="float" office:value="4" calcext:value-type="float">
            <text:p>4</text:p>
          </table:table-cell>
          <table:table-cell table:formula="of:=[.$B44]-[$consolidado_regras.$L44]" office:value-type="float" office:value="3" calcext:value-type="float">
            <text:p>3</text:p>
          </table:table-cell>
          <table:table-cell table:formula="of:=[.$B44]-[$consolidado_regras.$J44]" office:value-type="float" office:value="4" calcext:value-type="float">
            <text:p>4</text:p>
          </table:table-cell>
          <table:table-cell table:formula="of:=[.$B44]-[$consolidado_regras.$N44]" office:value-type="float" office:value="5" calcext:value-type="float">
            <text:p>5</text:p>
          </table:table-cell>
          <table:table-cell table:formula="of:=[.$B44]-[$consolidado_otimos.$F44]" office:value-type="float" office:value="4" calcext:value-type="float">
            <text:p>4</text:p>
          </table:table-cell>
          <table:table-cell table:formula="of:=[.$B44]-[$consolidado_otimos.$H44]" office:value-type="float" office:value="5" calcext:value-type="float">
            <text:p>5</text:p>
          </table:table-cell>
          <table:table-cell table:formula="of:=[.$B44]-[$consolidado_otimos.$L44]" office:value-type="float" office:value="4" calcext:value-type="float">
            <text:p>4</text:p>
          </table:table-cell>
          <table:table-cell table:formula="of:=[.$B44]-[$consolidado_regras.$J44]" office:value-type="float" office:value="4" calcext:value-type="float">
            <text:p>4</text:p>
          </table:table-cell>
          <table:table-cell table:formula="of:=[.$B44]-[$consolidado_regras.$N44]" office:value-type="float" office:value="5" calcext:value-type="float">
            <text:p>5</text:p>
          </table:table-cell>
          <table:table-cell table:formula="of:=[.$B44]-[$consolidado_reed.$F44]" office:value-type="float" office:value="3" calcext:value-type="float">
            <text:p>3</text:p>
          </table:table-cell>
          <table:table-cell table:formula="of:=[.$B44]-[$consolidado_regras.$H44]" office:value-type="float" office:value="4" calcext:value-type="float">
            <text:p>4</text:p>
          </table:table-cell>
          <table:table-cell table:formula="of:=[.$B44]-[$consolidado_regras.$L44]" office:value-type="float" office:value="3" calcext:value-type="float">
            <text:p>3</text:p>
          </table:table-cell>
          <table:table-cell table:formula="of:=[.$B44]-[$consolidado_regras.$J44]" office:value-type="float" office:value="4" calcext:value-type="float">
            <text:p>4</text:p>
          </table:table-cell>
          <table:table-cell table:formula="of:=[.$B44]-[$consolidado_regras.$N44]" office:value-type="float" office:value="5" calcext:value-type="float">
            <text:p>5</text:p>
          </table:table-cell>
        </table:table-row>
      </table:table>
      <table:table table:name="literatura_qc" table:style-name="ta2">
        <office:forms form:automatic-focus="false" form:apply-design-mode="false"/>
        <table:table-column table:style-name="co3" table:default-cell-style-name="ce11"/>
        <table:table-column table:style-name="co12" table:default-cell-style-name="ce12"/>
        <table:table-column table:style-name="co21" table:default-cell-style-name="ce7"/>
        <table:table-column table:style-name="co31" table:default-cell-style-name="ce7"/>
        <table:table-column table:style-name="co24" table:default-cell-style-name="ce8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27" table:number-columns-repeated="2" table:default-cell-style-name="Default"/>
        <table:table-column table:style-name="co30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27" table:number-columns-repeated="2" table:default-cell-style-name="Default"/>
        <table:table-row table:style-name="ro1">
          <table:table-cell table:style-name="ce9" office:value-type="string" calcext:value-type="string">
            <text:p>Nome TFC</text:p>
          </table:table-cell>
          <table:table-cell table:style-name="ce9" office:value-type="string" calcext:value-type="string">
            <text:p>QC Original</text:p>
          </table:table-cell>
          <table:table-cell table:style-name="ce9" office:value-type="string" calcext:value-type="string">
            <text:p>Melhor QC</text:p>
          </table:table-cell>
          <table:table-cell table:style-name="ce9" office:value-type="string" calcext:value-type="string">
            <text:p>KOREA</text:p>
          </table:table-cell>
          <table:table-cell table:style-name="ce9" office:value-type="string" calcext:value-type="string">
            <text:p>Regras</text:p>
          </table:table-cell>
          <table:table-cell table:style-name="ce9" office:value-type="string" calcext:value-type="string">
            <text:p>Regras+Otimos</text:p>
          </table:table-cell>
          <table:table-cell table:style-name="ce9" office:value-type="string" calcext:value-type="string">
            <text:p>Regras+Reed</text:p>
          </table:table-cell>
          <table:table-cell table:style-name="ce9" office:value-type="string" calcext:value-type="string">
            <text:p>Regras+Otimos+Reed</text:p>
          </table:table-cell>
          <table:table-cell table:style-name="ce9" office:value-type="string" calcext:value-type="string">
            <text:p>Regras+Reed+Otimos</text:p>
          </table:table-cell>
          <table:table-cell table:style-name="ce9" office:value-type="string" calcext:value-type="string">
            <text:p>Otimos</text:p>
          </table:table-cell>
          <table:table-cell table:style-name="ce9" office:value-type="string" calcext:value-type="string">
            <text:p>Otimos+Regras</text:p>
          </table:table-cell>
          <table:table-cell table:style-name="ce9" office:value-type="string" calcext:value-type="string">
            <text:p>Otimos+Reed</text:p>
          </table:table-cell>
          <table:table-cell table:style-name="ce9" office:value-type="string" calcext:value-type="string">
            <text:p>Otimos+Regras+Reed</text:p>
          </table:table-cell>
          <table:table-cell table:style-name="ce9" office:value-type="string" calcext:value-type="string">
            <text:p>Otimos+Reed+Regras</text:p>
          </table:table-cell>
          <table:table-cell table:style-name="ce9" office:value-type="string" calcext:value-type="string">
            <text:p>Reed</text:p>
          </table:table-cell>
          <table:table-cell table:style-name="ce9" office:value-type="string" calcext:value-type="string">
            <text:p>Reed+Regras</text:p>
          </table:table-cell>
          <table:table-cell table:style-name="ce9" office:value-type="string" calcext:value-type="string">
            <text:p>Reed+Otimos</text:p>
          </table:table-cell>
          <table:table-cell table:style-name="ce9" office:value-type="string" calcext:value-type="string">
            <text:p>Reed+Regras+Otimos</text:p>
          </table:table-cell>
          <table:table-cell table:style-name="ce9" office:value-type="string" calcext:value-type="string">
            <text:p>Reed+Otimos+Regras</text:p>
          </table:table-cell>
        </table:table-row>
        <table:table-row table:style-name="ro1">
          <table:table-cell office:value-type="string" calcext:value-type="string">
            <text:p>S1-aj-e11_complete_74(81).tfc</text:p>
          </table:table-cell>
          <table:table-cell table:formula="of:=VLOOKUP([.$A2];[$otimos.$A$2:$otimos.$H$99];3;0)" office:value-type="float" office:value="103" calcext:value-type="float">
            <text:p>103</text:p>
          </table:table-cell>
          <table:table-cell table:formula="of:=INDEX([.$E$1:.$S$1];MATCH(MIN([.E2:.S2]);[.E2:.S2];0))" office:value-type="string" office:string-value="Regras+Otimos" calcext:value-type="string">
            <text:p>Regras+Otimos</text:p>
          </table:table-cell>
          <table:table-cell office:value-type="string" calcext:value-type="string">
            <text:p>-</text:p>
          </table:table-cell>
          <table:table-cell table:formula="of:=[.$B2]-[$consolidado_regras.$F2]" office:value-type="float" office:value="103" calcext:value-type="float">
            <text:p>103</text:p>
          </table:table-cell>
          <table:table-cell table:formula="of:=[.$B2]-[$consolidado_regras.$H2]" office:value-type="float" office:value="102" calcext:value-type="float">
            <text:p>102</text:p>
          </table:table-cell>
          <table:table-cell table:formula="of:=[.$B2]-[$consolidado_regras.$L2]" office:value-type="float" office:value="103" calcext:value-type="float">
            <text:p>103</text:p>
          </table:table-cell>
          <table:table-cell table:formula="of:=[.$B2]-[$consolidado_regras.$J2]" office:value-type="float" office:value="103" calcext:value-type="float">
            <text:p>103</text:p>
          </table:table-cell>
          <table:table-cell table:formula="of:=[.$B2]-[$consolidado_regras.$N2]" office:value-type="float" office:value="102" calcext:value-type="float">
            <text:p>102</text:p>
          </table:table-cell>
          <table:table-cell table:formula="of:=[.$B2]-[$consolidado_otimos.$F2]" office:value-type="float" office:value="102" calcext:value-type="float">
            <text:p>102</text:p>
          </table:table-cell>
          <table:table-cell table:formula="of:=[.$B2]-[$consolidado_otimos.$H2]" office:value-type="float" office:value="103" calcext:value-type="float">
            <text:p>103</text:p>
          </table:table-cell>
          <table:table-cell table:formula="of:=[.$B2]-[$consolidado_otimos.$L2]" office:value-type="float" office:value="103" calcext:value-type="float">
            <text:p>103</text:p>
          </table:table-cell>
          <table:table-cell table:formula="of:=[.$B2]-[$consolidado_regras.$J2]" office:value-type="float" office:value="103" calcext:value-type="float">
            <text:p>103</text:p>
          </table:table-cell>
          <table:table-cell table:formula="of:=[.$B2]-[$consolidado_regras.$N2]" office:value-type="float" office:value="102" calcext:value-type="float">
            <text:p>102</text:p>
          </table:table-cell>
          <table:table-cell table:formula="of:=[.$B2]-[$consolidado_reed.$F2]" office:value-type="float" office:value="103" calcext:value-type="float">
            <text:p>103</text:p>
          </table:table-cell>
          <table:table-cell table:formula="of:=[.$B2]-[$consolidado_regras.$H2]" office:value-type="float" office:value="102" calcext:value-type="float">
            <text:p>102</text:p>
          </table:table-cell>
          <table:table-cell table:formula="of:=[.$B2]-[$consolidado_regras.$L2]" office:value-type="float" office:value="103" calcext:value-type="float">
            <text:p>103</text:p>
          </table:table-cell>
          <table:table-cell table:formula="of:=[.$B2]-[$consolidado_regras.$J2]" office:value-type="float" office:value="103" calcext:value-type="float">
            <text:p>103</text:p>
          </table:table-cell>
          <table:table-cell table:formula="of:=[.$B2]-[$consolidado_regras.$N2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table:formula="of:=VLOOKUP([.$A3];[$otimos.$A$2:$otimos.$H$99];3;0)" office:value-type="float" office:value="103" calcext:value-type="float">
            <text:p>103</text:p>
          </table:table-cell>
          <table:table-cell table:formula="of:=INDEX([.$E$1:.$S$1];MATCH(MIN([.E3:.S3]);[.E3:.S3];0))" office:value-type="string" office:string-value="Regras+Otimos" calcext:value-type="string">
            <text:p>Regras+Otimos</text:p>
          </table:table-cell>
          <table:table-cell office:value-type="string" calcext:value-type="string">
            <text:p>-</text:p>
          </table:table-cell>
          <table:table-cell table:formula="of:=[.$B3]-[$consolidado_regras.$F3]" office:value-type="float" office:value="103" calcext:value-type="float">
            <text:p>103</text:p>
          </table:table-cell>
          <table:table-cell table:formula="of:=[.$B3]-[$consolidado_regras.$H3]" office:value-type="float" office:value="101" calcext:value-type="float">
            <text:p>101</text:p>
          </table:table-cell>
          <table:table-cell table:formula="of:=[.$B3]-[$consolidado_regras.$L3]" office:value-type="float" office:value="103" calcext:value-type="float">
            <text:p>103</text:p>
          </table:table-cell>
          <table:table-cell table:formula="of:=[.$B3]-[$consolidado_regras.$J3]" office:value-type="float" office:value="103" calcext:value-type="float">
            <text:p>103</text:p>
          </table:table-cell>
          <table:table-cell table:formula="of:=[.$B3]-[$consolidado_regras.$N3]" office:value-type="float" office:value="101" calcext:value-type="float">
            <text:p>101</text:p>
          </table:table-cell>
          <table:table-cell table:formula="of:=[.$B3]-[$consolidado_otimos.$F3]" office:value-type="float" office:value="101" calcext:value-type="float">
            <text:p>101</text:p>
          </table:table-cell>
          <table:table-cell table:formula="of:=[.$B3]-[$consolidado_otimos.$H3]" office:value-type="float" office:value="103" calcext:value-type="float">
            <text:p>103</text:p>
          </table:table-cell>
          <table:table-cell table:formula="of:=[.$B3]-[$consolidado_otimos.$L3]" office:value-type="float" office:value="103" calcext:value-type="float">
            <text:p>103</text:p>
          </table:table-cell>
          <table:table-cell table:formula="of:=[.$B3]-[$consolidado_regras.$J3]" office:value-type="float" office:value="103" calcext:value-type="float">
            <text:p>103</text:p>
          </table:table-cell>
          <table:table-cell table:formula="of:=[.$B3]-[$consolidado_regras.$N3]" office:value-type="float" office:value="101" calcext:value-type="float">
            <text:p>101</text:p>
          </table:table-cell>
          <table:table-cell table:formula="of:=[.$B3]-[$consolidado_reed.$F3]" office:value-type="float" office:value="103" calcext:value-type="float">
            <text:p>103</text:p>
          </table:table-cell>
          <table:table-cell table:formula="of:=[.$B3]-[$consolidado_regras.$H3]" office:value-type="float" office:value="101" calcext:value-type="float">
            <text:p>101</text:p>
          </table:table-cell>
          <table:table-cell table:formula="of:=[.$B3]-[$consolidado_regras.$L3]" office:value-type="float" office:value="103" calcext:value-type="float">
            <text:p>103</text:p>
          </table:table-cell>
          <table:table-cell table:formula="of:=[.$B3]-[$consolidado_regras.$J3]" office:value-type="float" office:value="103" calcext:value-type="float">
            <text:p>103</text:p>
          </table:table-cell>
          <table:table-cell table:formula="of:=[.$B3]-[$consolidado_regras.$N3]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2-aj-e11_complete_74(81).tfc</text:p>
          </table:table-cell>
          <table:table-cell table:formula="of:=VLOOKUP([.$A4];[$otimos.$A$2:$otimos.$H$99];3;0)" office:value-type="float" office:value="131" calcext:value-type="float">
            <text:p>131</text:p>
          </table:table-cell>
          <table:table-cell table:formula="of:=INDEX([.$E$1:.$S$1];MATCH(MIN([.E4:.S4]);[.E4:.S4];0))" office:value-type="string" office:string-value="Regras+Otimos" calcext:value-type="string">
            <text:p>Regras+Otimos</text:p>
          </table:table-cell>
          <table:table-cell office:value-type="string" calcext:value-type="string">
            <text:p>-</text:p>
          </table:table-cell>
          <table:table-cell table:formula="of:=[.$B4]-[$consolidado_regras.$F4]" office:value-type="float" office:value="131" calcext:value-type="float">
            <text:p>131</text:p>
          </table:table-cell>
          <table:table-cell table:formula="of:=[.$B4]-[$consolidado_regras.$H4]" office:value-type="float" office:value="128" calcext:value-type="float">
            <text:p>128</text:p>
          </table:table-cell>
          <table:table-cell table:formula="of:=[.$B4]-[$consolidado_regras.$L4]" office:value-type="float" office:value="131" calcext:value-type="float">
            <text:p>131</text:p>
          </table:table-cell>
          <table:table-cell table:formula="of:=[.$B4]-[$consolidado_regras.$J4]" office:value-type="float" office:value="131" calcext:value-type="float">
            <text:p>131</text:p>
          </table:table-cell>
          <table:table-cell table:formula="of:=[.$B4]-[$consolidado_regras.$N4]" office:value-type="float" office:value="128" calcext:value-type="float">
            <text:p>128</text:p>
          </table:table-cell>
          <table:table-cell table:formula="of:=[.$B4]-[$consolidado_otimos.$F4]" office:value-type="float" office:value="128" calcext:value-type="float">
            <text:p>128</text:p>
          </table:table-cell>
          <table:table-cell table:formula="of:=[.$B4]-[$consolidado_otimos.$H4]" office:value-type="float" office:value="131" calcext:value-type="float">
            <text:p>131</text:p>
          </table:table-cell>
          <table:table-cell table:formula="of:=[.$B4]-[$consolidado_otimos.$L4]" office:value-type="float" office:value="131" calcext:value-type="float">
            <text:p>131</text:p>
          </table:table-cell>
          <table:table-cell table:formula="of:=[.$B4]-[$consolidado_regras.$J4]" office:value-type="float" office:value="131" calcext:value-type="float">
            <text:p>131</text:p>
          </table:table-cell>
          <table:table-cell table:formula="of:=[.$B4]-[$consolidado_regras.$N4]" office:value-type="float" office:value="128" calcext:value-type="float">
            <text:p>128</text:p>
          </table:table-cell>
          <table:table-cell table:formula="of:=[.$B4]-[$consolidado_reed.$F4]" office:value-type="float" office:value="131" calcext:value-type="float">
            <text:p>131</text:p>
          </table:table-cell>
          <table:table-cell table:formula="of:=[.$B4]-[$consolidado_regras.$H4]" office:value-type="float" office:value="128" calcext:value-type="float">
            <text:p>128</text:p>
          </table:table-cell>
          <table:table-cell table:formula="of:=[.$B4]-[$consolidado_regras.$L4]" office:value-type="float" office:value="131" calcext:value-type="float">
            <text:p>131</text:p>
          </table:table-cell>
          <table:table-cell table:formula="of:=[.$B4]-[$consolidado_regras.$J4]" office:value-type="float" office:value="131" calcext:value-type="float">
            <text:p>131</text:p>
          </table:table-cell>
          <table:table-cell table:formula="of:=[.$B4]-[$consolidado_regras.$N4]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table:formula="of:=VLOOKUP([.$A5];[$otimos.$A$2:$otimos.$H$99];3;0)" office:value-type="float" office:value="103" calcext:value-type="float">
            <text:p>103</text:p>
          </table:table-cell>
          <table:table-cell table:formula="of:=INDEX([.$E$1:.$S$1];MATCH(MIN([.E5:.S5]);[.E5:.S5];0))" office:value-type="string" office:string-value="Regras+Otimos" calcext:value-type="string">
            <text:p>Regras+Otimos</text:p>
          </table:table-cell>
          <table:table-cell office:value-type="string" calcext:value-type="string">
            <text:p>-</text:p>
          </table:table-cell>
          <table:table-cell table:formula="of:=[.$B5]-[$consolidado_regras.$F5]" office:value-type="float" office:value="103" calcext:value-type="float">
            <text:p>103</text:p>
          </table:table-cell>
          <table:table-cell table:formula="of:=[.$B5]-[$consolidado_regras.$H5]" office:value-type="float" office:value="102" calcext:value-type="float">
            <text:p>102</text:p>
          </table:table-cell>
          <table:table-cell table:formula="of:=[.$B5]-[$consolidado_regras.$L5]" office:value-type="float" office:value="103" calcext:value-type="float">
            <text:p>103</text:p>
          </table:table-cell>
          <table:table-cell table:formula="of:=[.$B5]-[$consolidado_regras.$J5]" office:value-type="float" office:value="103" calcext:value-type="float">
            <text:p>103</text:p>
          </table:table-cell>
          <table:table-cell table:formula="of:=[.$B5]-[$consolidado_regras.$N5]" office:value-type="float" office:value="102" calcext:value-type="float">
            <text:p>102</text:p>
          </table:table-cell>
          <table:table-cell table:formula="of:=[.$B5]-[$consolidado_otimos.$F5]" office:value-type="float" office:value="102" calcext:value-type="float">
            <text:p>102</text:p>
          </table:table-cell>
          <table:table-cell table:formula="of:=[.$B5]-[$consolidado_otimos.$H5]" office:value-type="float" office:value="103" calcext:value-type="float">
            <text:p>103</text:p>
          </table:table-cell>
          <table:table-cell table:formula="of:=[.$B5]-[$consolidado_otimos.$L5]" office:value-type="float" office:value="103" calcext:value-type="float">
            <text:p>103</text:p>
          </table:table-cell>
          <table:table-cell table:formula="of:=[.$B5]-[$consolidado_regras.$J5]" office:value-type="float" office:value="103" calcext:value-type="float">
            <text:p>103</text:p>
          </table:table-cell>
          <table:table-cell table:formula="of:=[.$B5]-[$consolidado_regras.$N5]" office:value-type="float" office:value="102" calcext:value-type="float">
            <text:p>102</text:p>
          </table:table-cell>
          <table:table-cell table:formula="of:=[.$B5]-[$consolidado_reed.$F5]" office:value-type="float" office:value="103" calcext:value-type="float">
            <text:p>103</text:p>
          </table:table-cell>
          <table:table-cell table:formula="of:=[.$B5]-[$consolidado_regras.$H5]" office:value-type="float" office:value="102" calcext:value-type="float">
            <text:p>102</text:p>
          </table:table-cell>
          <table:table-cell table:formula="of:=[.$B5]-[$consolidado_regras.$L5]" office:value-type="float" office:value="103" calcext:value-type="float">
            <text:p>103</text:p>
          </table:table-cell>
          <table:table-cell table:formula="of:=[.$B5]-[$consolidado_regras.$J5]" office:value-type="float" office:value="103" calcext:value-type="float">
            <text:p>103</text:p>
          </table:table-cell>
          <table:table-cell table:formula="of:=[.$B5]-[$consolidado_regras.$N5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formula="of:=VLOOKUP([.$A6];[$otimos.$A$2:$otimos.$H$99];3;0)" office:value-type="float" office:value="5" calcext:value-type="float">
            <text:p>5</text:p>
          </table:table-cell>
          <table:table-cell table:formula="of:=INDEX([.$E$1:.$S$1];MATCH(MIN([.E6:.S6]);[.E6:.S6];0))" office:value-type="string" office:string-value="Regras" calcext:value-type="string">
            <text:p>Regras</text:p>
          </table:table-cell>
          <table:table-cell office:value-type="string" calcext:value-type="string">
            <text:p>-</text:p>
          </table:table-cell>
          <table:table-cell table:formula="of:=[.$B6]-[$consolidado_regras.$F6]" office:value-type="float" office:value="5" calcext:value-type="float">
            <text:p>5</text:p>
          </table:table-cell>
          <table:table-cell table:formula="of:=[.$B6]-[$consolidado_regras.$H6]" office:value-type="float" office:value="5" calcext:value-type="float">
            <text:p>5</text:p>
          </table:table-cell>
          <table:table-cell table:formula="of:=[.$B6]-[$consolidado_regras.$L6]" office:value-type="float" office:value="5" calcext:value-type="float">
            <text:p>5</text:p>
          </table:table-cell>
          <table:table-cell table:formula="of:=[.$B6]-[$consolidado_regras.$J6]" office:value-type="float" office:value="5" calcext:value-type="float">
            <text:p>5</text:p>
          </table:table-cell>
          <table:table-cell table:formula="of:=[.$B6]-[$consolidado_regras.$N6]" office:value-type="float" office:value="5" calcext:value-type="float">
            <text:p>5</text:p>
          </table:table-cell>
          <table:table-cell table:formula="of:=[.$B6]-[$consolidado_otimos.$F6]" office:value-type="float" office:value="5" calcext:value-type="float">
            <text:p>5</text:p>
          </table:table-cell>
          <table:table-cell table:formula="of:=[.$B6]-[$consolidado_otimos.$H6]" office:value-type="float" office:value="5" calcext:value-type="float">
            <text:p>5</text:p>
          </table:table-cell>
          <table:table-cell table:formula="of:=[.$B6]-[$consolidado_otimos.$L6]" office:value-type="float" office:value="5" calcext:value-type="float">
            <text:p>5</text:p>
          </table:table-cell>
          <table:table-cell table:formula="of:=[.$B6]-[$consolidado_regras.$J6]" office:value-type="float" office:value="5" calcext:value-type="float">
            <text:p>5</text:p>
          </table:table-cell>
          <table:table-cell table:formula="of:=[.$B6]-[$consolidado_regras.$N6]" office:value-type="float" office:value="5" calcext:value-type="float">
            <text:p>5</text:p>
          </table:table-cell>
          <table:table-cell table:formula="of:=[.$B6]-[$consolidado_reed.$F6]" office:value-type="float" office:value="5" calcext:value-type="float">
            <text:p>5</text:p>
          </table:table-cell>
          <table:table-cell table:formula="of:=[.$B6]-[$consolidado_regras.$H6]" office:value-type="float" office:value="5" calcext:value-type="float">
            <text:p>5</text:p>
          </table:table-cell>
          <table:table-cell table:formula="of:=[.$B6]-[$consolidado_regras.$L6]" office:value-type="float" office:value="5" calcext:value-type="float">
            <text:p>5</text:p>
          </table:table-cell>
          <table:table-cell table:formula="of:=[.$B6]-[$consolidado_regras.$J6]" office:value-type="float" office:value="5" calcext:value-type="float">
            <text:p>5</text:p>
          </table:table-cell>
          <table:table-cell table:formula="of:=[.$B6]-[$consolidado_regras.$N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formula="of:=VLOOKUP([.$A7];[$otimos.$A$2:$otimos.$H$99];3;0)" office:value-type="float" office:value="5" calcext:value-type="float">
            <text:p>5</text:p>
          </table:table-cell>
          <table:table-cell table:formula="of:=INDEX([.$E$1:.$S$1];MATCH(MIN([.E7:.S7]);[.E7:.S7];0))" office:value-type="string" office:string-value="Regras" calcext:value-type="string">
            <text:p>Regras</text:p>
          </table:table-cell>
          <table:table-cell office:value-type="string" calcext:value-type="string">
            <text:p>-</text:p>
          </table:table-cell>
          <table:table-cell table:formula="of:=[.$B7]-[$consolidado_regras.$F7]" office:value-type="float" office:value="5" calcext:value-type="float">
            <text:p>5</text:p>
          </table:table-cell>
          <table:table-cell table:formula="of:=[.$B7]-[$consolidado_regras.$H7]" office:value-type="float" office:value="5" calcext:value-type="float">
            <text:p>5</text:p>
          </table:table-cell>
          <table:table-cell table:formula="of:=[.$B7]-[$consolidado_regras.$L7]" office:value-type="float" office:value="5" calcext:value-type="float">
            <text:p>5</text:p>
          </table:table-cell>
          <table:table-cell table:formula="of:=[.$B7]-[$consolidado_regras.$J7]" office:value-type="float" office:value="5" calcext:value-type="float">
            <text:p>5</text:p>
          </table:table-cell>
          <table:table-cell table:formula="of:=[.$B7]-[$consolidado_regras.$N7]" office:value-type="float" office:value="5" calcext:value-type="float">
            <text:p>5</text:p>
          </table:table-cell>
          <table:table-cell table:formula="of:=[.$B7]-[$consolidado_otimos.$F7]" office:value-type="float" office:value="5" calcext:value-type="float">
            <text:p>5</text:p>
          </table:table-cell>
          <table:table-cell table:formula="of:=[.$B7]-[$consolidado_otimos.$H7]" office:value-type="float" office:value="5" calcext:value-type="float">
            <text:p>5</text:p>
          </table:table-cell>
          <table:table-cell table:formula="of:=[.$B7]-[$consolidado_otimos.$L7]" office:value-type="float" office:value="5" calcext:value-type="float">
            <text:p>5</text:p>
          </table:table-cell>
          <table:table-cell table:formula="of:=[.$B7]-[$consolidado_regras.$J7]" office:value-type="float" office:value="5" calcext:value-type="float">
            <text:p>5</text:p>
          </table:table-cell>
          <table:table-cell table:formula="of:=[.$B7]-[$consolidado_regras.$N7]" office:value-type="float" office:value="5" calcext:value-type="float">
            <text:p>5</text:p>
          </table:table-cell>
          <table:table-cell table:formula="of:=[.$B7]-[$consolidado_reed.$F7]" office:value-type="float" office:value="5" calcext:value-type="float">
            <text:p>5</text:p>
          </table:table-cell>
          <table:table-cell table:formula="of:=[.$B7]-[$consolidado_regras.$H7]" office:value-type="float" office:value="5" calcext:value-type="float">
            <text:p>5</text:p>
          </table:table-cell>
          <table:table-cell table:formula="of:=[.$B7]-[$consolidado_regras.$L7]" office:value-type="float" office:value="5" calcext:value-type="float">
            <text:p>5</text:p>
          </table:table-cell>
          <table:table-cell table:formula="of:=[.$B7]-[$consolidado_regras.$J7]" office:value-type="float" office:value="5" calcext:value-type="float">
            <text:p>5</text:p>
          </table:table-cell>
          <table:table-cell table:formula="of:=[.$B7]-[$consolidado_regras.$N7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formula="of:=VLOOKUP([.$A8];[$otimos.$A$2:$otimos.$H$99];3;0)" office:value-type="float" office:value="5" calcext:value-type="float">
            <text:p>5</text:p>
          </table:table-cell>
          <table:table-cell table:formula="of:=INDEX([.$E$1:.$S$1];MATCH(MIN([.E8:.S8]);[.E8:.S8];0))" office:value-type="string" office:string-value="Regras" calcext:value-type="string">
            <text:p>Regras</text:p>
          </table:table-cell>
          <table:table-cell office:value-type="string" calcext:value-type="string">
            <text:p>-</text:p>
          </table:table-cell>
          <table:table-cell table:formula="of:=[.$B8]-[$consolidado_regras.$F8]" office:value-type="float" office:value="5" calcext:value-type="float">
            <text:p>5</text:p>
          </table:table-cell>
          <table:table-cell table:formula="of:=[.$B8]-[$consolidado_regras.$H8]" office:value-type="float" office:value="5" calcext:value-type="float">
            <text:p>5</text:p>
          </table:table-cell>
          <table:table-cell table:formula="of:=[.$B8]-[$consolidado_regras.$L8]" office:value-type="float" office:value="5" calcext:value-type="float">
            <text:p>5</text:p>
          </table:table-cell>
          <table:table-cell table:formula="of:=[.$B8]-[$consolidado_regras.$J8]" office:value-type="float" office:value="5" calcext:value-type="float">
            <text:p>5</text:p>
          </table:table-cell>
          <table:table-cell table:formula="of:=[.$B8]-[$consolidado_regras.$N8]" office:value-type="float" office:value="5" calcext:value-type="float">
            <text:p>5</text:p>
          </table:table-cell>
          <table:table-cell table:formula="of:=[.$B8]-[$consolidado_otimos.$F8]" office:value-type="float" office:value="5" calcext:value-type="float">
            <text:p>5</text:p>
          </table:table-cell>
          <table:table-cell table:formula="of:=[.$B8]-[$consolidado_otimos.$H8]" office:value-type="float" office:value="5" calcext:value-type="float">
            <text:p>5</text:p>
          </table:table-cell>
          <table:table-cell table:formula="of:=[.$B8]-[$consolidado_otimos.$L8]" office:value-type="float" office:value="5" calcext:value-type="float">
            <text:p>5</text:p>
          </table:table-cell>
          <table:table-cell table:formula="of:=[.$B8]-[$consolidado_regras.$J8]" office:value-type="float" office:value="5" calcext:value-type="float">
            <text:p>5</text:p>
          </table:table-cell>
          <table:table-cell table:formula="of:=[.$B8]-[$consolidado_regras.$N8]" office:value-type="float" office:value="5" calcext:value-type="float">
            <text:p>5</text:p>
          </table:table-cell>
          <table:table-cell table:formula="of:=[.$B8]-[$consolidado_reed.$F8]" office:value-type="float" office:value="5" calcext:value-type="float">
            <text:p>5</text:p>
          </table:table-cell>
          <table:table-cell table:formula="of:=[.$B8]-[$consolidado_regras.$H8]" office:value-type="float" office:value="5" calcext:value-type="float">
            <text:p>5</text:p>
          </table:table-cell>
          <table:table-cell table:formula="of:=[.$B8]-[$consolidado_regras.$L8]" office:value-type="float" office:value="5" calcext:value-type="float">
            <text:p>5</text:p>
          </table:table-cell>
          <table:table-cell table:formula="of:=[.$B8]-[$consolidado_regras.$J8]" office:value-type="float" office:value="5" calcext:value-type="float">
            <text:p>5</text:p>
          </table:table-cell>
          <table:table-cell table:formula="of:=[.$B8]-[$consolidado_regras.$N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formula="of:=VLOOKUP([.$A9];[$otimos.$A$2:$otimos.$H$99];3;0)" office:value-type="float" office:value="5" calcext:value-type="float">
            <text:p>5</text:p>
          </table:table-cell>
          <table:table-cell table:formula="of:=INDEX([.$E$1:.$S$1];MATCH(MIN([.E9:.S9]);[.E9:.S9];0))" office:value-type="string" office:string-value="Regras" calcext:value-type="string">
            <text:p>Regras</text:p>
          </table:table-cell>
          <table:table-cell office:value-type="string" calcext:value-type="string">
            <text:p>-</text:p>
          </table:table-cell>
          <table:table-cell table:formula="of:=[.$B9]-[$consolidado_regras.$F9]" office:value-type="float" office:value="5" calcext:value-type="float">
            <text:p>5</text:p>
          </table:table-cell>
          <table:table-cell table:formula="of:=[.$B9]-[$consolidado_regras.$H9]" office:value-type="float" office:value="5" calcext:value-type="float">
            <text:p>5</text:p>
          </table:table-cell>
          <table:table-cell table:formula="of:=[.$B9]-[$consolidado_regras.$L9]" office:value-type="float" office:value="5" calcext:value-type="float">
            <text:p>5</text:p>
          </table:table-cell>
          <table:table-cell table:formula="of:=[.$B9]-[$consolidado_regras.$J9]" office:value-type="float" office:value="5" calcext:value-type="float">
            <text:p>5</text:p>
          </table:table-cell>
          <table:table-cell table:formula="of:=[.$B9]-[$consolidado_regras.$N9]" office:value-type="float" office:value="5" calcext:value-type="float">
            <text:p>5</text:p>
          </table:table-cell>
          <table:table-cell table:formula="of:=[.$B9]-[$consolidado_otimos.$F9]" office:value-type="float" office:value="5" calcext:value-type="float">
            <text:p>5</text:p>
          </table:table-cell>
          <table:table-cell table:formula="of:=[.$B9]-[$consolidado_otimos.$H9]" office:value-type="float" office:value="5" calcext:value-type="float">
            <text:p>5</text:p>
          </table:table-cell>
          <table:table-cell table:formula="of:=[.$B9]-[$consolidado_otimos.$L9]" office:value-type="float" office:value="5" calcext:value-type="float">
            <text:p>5</text:p>
          </table:table-cell>
          <table:table-cell table:formula="of:=[.$B9]-[$consolidado_regras.$J9]" office:value-type="float" office:value="5" calcext:value-type="float">
            <text:p>5</text:p>
          </table:table-cell>
          <table:table-cell table:formula="of:=[.$B9]-[$consolidado_regras.$N9]" office:value-type="float" office:value="5" calcext:value-type="float">
            <text:p>5</text:p>
          </table:table-cell>
          <table:table-cell table:formula="of:=[.$B9]-[$consolidado_reed.$F9]" office:value-type="float" office:value="5" calcext:value-type="float">
            <text:p>5</text:p>
          </table:table-cell>
          <table:table-cell table:formula="of:=[.$B9]-[$consolidado_regras.$H9]" office:value-type="float" office:value="5" calcext:value-type="float">
            <text:p>5</text:p>
          </table:table-cell>
          <table:table-cell table:formula="of:=[.$B9]-[$consolidado_regras.$L9]" office:value-type="float" office:value="5" calcext:value-type="float">
            <text:p>5</text:p>
          </table:table-cell>
          <table:table-cell table:formula="of:=[.$B9]-[$consolidado_regras.$J9]" office:value-type="float" office:value="5" calcext:value-type="float">
            <text:p>5</text:p>
          </table:table-cell>
          <table:table-cell table:formula="of:=[.$B9]-[$consolidado_regras.$N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1-ham3_complete_47(28).tfc</text:p>
          </table:table-cell>
          <table:table-cell table:formula="of:=VLOOKUP([.$A10];[$otimos.$A$2:$otimos.$H$99];3;0)" office:value-type="float" office:value="35" calcext:value-type="float">
            <text:p>35</text:p>
          </table:table-cell>
          <table:table-cell table:formula="of:=INDEX([.$E$1:.$S$1];MATCH(MIN([.E10:.S10]);[.E10:.S10];0))" office:value-type="string" office:string-value="Regras+Otimos" calcext:value-type="string">
            <text:p>Regras+Otimos</text:p>
          </table:table-cell>
          <table:table-cell office:value-type="string" calcext:value-type="string">
            <text:p>-</text:p>
          </table:table-cell>
          <table:table-cell table:formula="of:=[.$B10]-[$consolidado_regras.$F10]" office:value-type="float" office:value="35" calcext:value-type="float">
            <text:p>35</text:p>
          </table:table-cell>
          <table:table-cell table:formula="of:=[.$B10]-[$consolidado_regras.$H10]" office:value-type="float" office:value="33" calcext:value-type="float">
            <text:p>33</text:p>
          </table:table-cell>
          <table:table-cell table:formula="of:=[.$B10]-[$consolidado_regras.$L10]" office:value-type="float" office:value="34" calcext:value-type="float">
            <text:p>34</text:p>
          </table:table-cell>
          <table:table-cell table:formula="of:=[.$B10]-[$consolidado_regras.$J10]" office:value-type="float" office:value="35" calcext:value-type="float">
            <text:p>35</text:p>
          </table:table-cell>
          <table:table-cell table:formula="of:=[.$B10]-[$consolidado_regras.$N10]" office:value-type="float" office:value="34" calcext:value-type="float">
            <text:p>34</text:p>
          </table:table-cell>
          <table:table-cell table:formula="of:=[.$B10]-[$consolidado_otimos.$F10]" office:value-type="float" office:value="33" calcext:value-type="float">
            <text:p>33</text:p>
          </table:table-cell>
          <table:table-cell table:formula="of:=[.$B10]-[$consolidado_otimos.$H10]" office:value-type="float" office:value="35" calcext:value-type="float">
            <text:p>35</text:p>
          </table:table-cell>
          <table:table-cell table:formula="of:=[.$B10]-[$consolidado_otimos.$L10]" office:value-type="float" office:value="35" calcext:value-type="float">
            <text:p>35</text:p>
          </table:table-cell>
          <table:table-cell table:formula="of:=[.$B10]-[$consolidado_regras.$J10]" office:value-type="float" office:value="35" calcext:value-type="float">
            <text:p>35</text:p>
          </table:table-cell>
          <table:table-cell table:formula="of:=[.$B10]-[$consolidado_regras.$N10]" office:value-type="float" office:value="34" calcext:value-type="float">
            <text:p>34</text:p>
          </table:table-cell>
          <table:table-cell table:formula="of:=[.$B10]-[$consolidado_reed.$F10]" office:value-type="float" office:value="34" calcext:value-type="float">
            <text:p>34</text:p>
          </table:table-cell>
          <table:table-cell table:formula="of:=[.$B10]-[$consolidado_regras.$H10]" office:value-type="float" office:value="33" calcext:value-type="float">
            <text:p>33</text:p>
          </table:table-cell>
          <table:table-cell table:formula="of:=[.$B10]-[$consolidado_regras.$L10]" office:value-type="float" office:value="34" calcext:value-type="float">
            <text:p>34</text:p>
          </table:table-cell>
          <table:table-cell table:formula="of:=[.$B10]-[$consolidado_regras.$J10]" office:value-type="float" office:value="35" calcext:value-type="float">
            <text:p>35</text:p>
          </table:table-cell>
          <table:table-cell table:formula="of:=[.$B10]-[$consolidado_regras.$N10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table:formula="of:=VLOOKUP([.$A11];[$otimos.$A$2:$otimos.$H$99];3;0)" office:value-type="float" office:value="33" calcext:value-type="float">
            <text:p>33</text:p>
          </table:table-cell>
          <table:table-cell table:formula="of:=INDEX([.$E$1:.$S$1];MATCH(MIN([.E11:.S11]);[.E11:.S11];0))" office:value-type="string" office:string-value="Regras+Otimos" calcext:value-type="string">
            <text:p>Regras+Otimos</text:p>
          </table:table-cell>
          <table:table-cell office:value-type="string" calcext:value-type="string">
            <text:p>-</text:p>
          </table:table-cell>
          <table:table-cell table:formula="of:=[.$B11]-[$consolidado_regras.$F11]" office:value-type="float" office:value="33" calcext:value-type="float">
            <text:p>33</text:p>
          </table:table-cell>
          <table:table-cell table:formula="of:=[.$B11]-[$consolidado_regras.$H11]" office:value-type="float" office:value="31" calcext:value-type="float">
            <text:p>31</text:p>
          </table:table-cell>
          <table:table-cell table:formula="of:=[.$B11]-[$consolidado_regras.$L11]" office:value-type="float" office:value="33" calcext:value-type="float">
            <text:p>33</text:p>
          </table:table-cell>
          <table:table-cell table:formula="of:=[.$B11]-[$consolidado_regras.$J11]" office:value-type="float" office:value="35" calcext:value-type="float">
            <text:p>35</text:p>
          </table:table-cell>
          <table:table-cell table:formula="of:=[.$B11]-[$consolidado_regras.$N11]" office:value-type="float" office:value="31" calcext:value-type="float">
            <text:p>31</text:p>
          </table:table-cell>
          <table:table-cell table:formula="of:=[.$B11]-[$consolidado_otimos.$F11]" office:value-type="float" office:value="31" calcext:value-type="float">
            <text:p>31</text:p>
          </table:table-cell>
          <table:table-cell table:formula="of:=[.$B11]-[$consolidado_otimos.$H11]" office:value-type="float" office:value="33" calcext:value-type="float">
            <text:p>33</text:p>
          </table:table-cell>
          <table:table-cell table:formula="of:=[.$B11]-[$consolidado_otimos.$L11]" office:value-type="float" office:value="35" calcext:value-type="float">
            <text:p>35</text:p>
          </table:table-cell>
          <table:table-cell table:formula="of:=[.$B11]-[$consolidado_regras.$J11]" office:value-type="float" office:value="35" calcext:value-type="float">
            <text:p>35</text:p>
          </table:table-cell>
          <table:table-cell table:formula="of:=[.$B11]-[$consolidado_regras.$N11]" office:value-type="float" office:value="31" calcext:value-type="float">
            <text:p>31</text:p>
          </table:table-cell>
          <table:table-cell table:formula="of:=[.$B11]-[$consolidado_reed.$F11]" office:value-type="float" office:value="33" calcext:value-type="float">
            <text:p>33</text:p>
          </table:table-cell>
          <table:table-cell table:formula="of:=[.$B11]-[$consolidado_regras.$H11]" office:value-type="float" office:value="31" calcext:value-type="float">
            <text:p>31</text:p>
          </table:table-cell>
          <table:table-cell table:formula="of:=[.$B11]-[$consolidado_regras.$L11]" office:value-type="float" office:value="33" calcext:value-type="float">
            <text:p>33</text:p>
          </table:table-cell>
          <table:table-cell table:formula="of:=[.$B11]-[$consolidado_regras.$J11]" office:value-type="float" office:value="35" calcext:value-type="float">
            <text:p>35</text:p>
          </table:table-cell>
          <table:table-cell table:formula="of:=[.$B11]-[$consolidado_regras.$N11]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2-ham3_complete_47(28).tfc</text:p>
          </table:table-cell>
          <table:table-cell table:formula="of:=VLOOKUP([.$A12];[$otimos.$A$2:$otimos.$H$99];3;0)" office:value-type="float" office:value="31" calcext:value-type="float">
            <text:p>31</text:p>
          </table:table-cell>
          <table:table-cell table:formula="of:=INDEX([.$E$1:.$S$1];MATCH(MIN([.E12:.S12]);[.E12:.S12];0))" office:value-type="string" office:string-value="Regras+Otimos" calcext:value-type="string">
            <text:p>Regras+Otimos</text:p>
          </table:table-cell>
          <table:table-cell office:value-type="string" calcext:value-type="string">
            <text:p>-</text:p>
          </table:table-cell>
          <table:table-cell table:formula="of:=[.$B12]-[$consolidado_regras.$F12]" office:value-type="float" office:value="31" calcext:value-type="float">
            <text:p>31</text:p>
          </table:table-cell>
          <table:table-cell table:formula="of:=[.$B12]-[$consolidado_regras.$H12]" office:value-type="float" office:value="30" calcext:value-type="float">
            <text:p>30</text:p>
          </table:table-cell>
          <table:table-cell table:formula="of:=[.$B12]-[$consolidado_regras.$L12]" office:value-type="float" office:value="31" calcext:value-type="float">
            <text:p>31</text:p>
          </table:table-cell>
          <table:table-cell table:formula="of:=[.$B12]-[$consolidado_regras.$J12]" office:value-type="float" office:value="31" calcext:value-type="float">
            <text:p>31</text:p>
          </table:table-cell>
          <table:table-cell table:formula="of:=[.$B12]-[$consolidado_regras.$N12]" office:value-type="float" office:value="30" calcext:value-type="float">
            <text:p>30</text:p>
          </table:table-cell>
          <table:table-cell table:formula="of:=[.$B12]-[$consolidado_otimos.$F12]" office:value-type="float" office:value="30" calcext:value-type="float">
            <text:p>30</text:p>
          </table:table-cell>
          <table:table-cell table:formula="of:=[.$B12]-[$consolidado_otimos.$H12]" office:value-type="float" office:value="31" calcext:value-type="float">
            <text:p>31</text:p>
          </table:table-cell>
          <table:table-cell table:formula="of:=[.$B12]-[$consolidado_otimos.$L12]" office:value-type="float" office:value="31" calcext:value-type="float">
            <text:p>31</text:p>
          </table:table-cell>
          <table:table-cell table:formula="of:=[.$B12]-[$consolidado_regras.$J12]" office:value-type="float" office:value="31" calcext:value-type="float">
            <text:p>31</text:p>
          </table:table-cell>
          <table:table-cell table:formula="of:=[.$B12]-[$consolidado_regras.$N12]" office:value-type="float" office:value="30" calcext:value-type="float">
            <text:p>30</text:p>
          </table:table-cell>
          <table:table-cell table:formula="of:=[.$B12]-[$consolidado_reed.$F12]" office:value-type="float" office:value="31" calcext:value-type="float">
            <text:p>31</text:p>
          </table:table-cell>
          <table:table-cell table:formula="of:=[.$B12]-[$consolidado_regras.$H12]" office:value-type="float" office:value="30" calcext:value-type="float">
            <text:p>30</text:p>
          </table:table-cell>
          <table:table-cell table:formula="of:=[.$B12]-[$consolidado_regras.$L12]" office:value-type="float" office:value="31" calcext:value-type="float">
            <text:p>31</text:p>
          </table:table-cell>
          <table:table-cell table:formula="of:=[.$B12]-[$consolidado_regras.$J12]" office:value-type="float" office:value="31" calcext:value-type="float">
            <text:p>31</text:p>
          </table:table-cell>
          <table:table-cell table:formula="of:=[.$B12]-[$consolidado_regras.$N12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table:formula="of:=VLOOKUP([.$A13];[$otimos.$A$2:$otimos.$H$99];3;0)" office:value-type="float" office:value="38" calcext:value-type="float">
            <text:p>38</text:p>
          </table:table-cell>
          <table:table-cell table:formula="of:=INDEX([.$E$1:.$S$1];MATCH(MIN([.E13:.S13]);[.E13:.S13];0))" office:value-type="string" office:string-value="Regras+Otimos" calcext:value-type="string">
            <text:p>Regras+Otimos</text:p>
          </table:table-cell>
          <table:table-cell office:value-type="string" calcext:value-type="string">
            <text:p>-</text:p>
          </table:table-cell>
          <table:table-cell table:formula="of:=[.$B13]-[$consolidado_regras.$F13]" office:value-type="float" office:value="38" calcext:value-type="float">
            <text:p>38</text:p>
          </table:table-cell>
          <table:table-cell table:formula="of:=[.$B13]-[$consolidado_regras.$H13]" office:value-type="float" office:value="36" calcext:value-type="float">
            <text:p>36</text:p>
          </table:table-cell>
          <table:table-cell table:formula="of:=[.$B13]-[$consolidado_regras.$L13]" office:value-type="float" office:value="37" calcext:value-type="float">
            <text:p>37</text:p>
          </table:table-cell>
          <table:table-cell table:formula="of:=[.$B13]-[$consolidado_regras.$J13]" office:value-type="float" office:value="40" calcext:value-type="float">
            <text:p>40</text:p>
          </table:table-cell>
          <table:table-cell table:formula="of:=[.$B13]-[$consolidado_regras.$N13]" office:value-type="float" office:value="37" calcext:value-type="float">
            <text:p>37</text:p>
          </table:table-cell>
          <table:table-cell table:formula="of:=[.$B13]-[$consolidado_otimos.$F13]" office:value-type="float" office:value="36" calcext:value-type="float">
            <text:p>36</text:p>
          </table:table-cell>
          <table:table-cell table:formula="of:=[.$B13]-[$consolidado_otimos.$H13]" office:value-type="float" office:value="38" calcext:value-type="float">
            <text:p>38</text:p>
          </table:table-cell>
          <table:table-cell table:formula="of:=[.$B13]-[$consolidado_otimos.$L13]" office:value-type="float" office:value="40" calcext:value-type="float">
            <text:p>40</text:p>
          </table:table-cell>
          <table:table-cell table:formula="of:=[.$B13]-[$consolidado_regras.$J13]" office:value-type="float" office:value="40" calcext:value-type="float">
            <text:p>40</text:p>
          </table:table-cell>
          <table:table-cell table:formula="of:=[.$B13]-[$consolidado_regras.$N13]" office:value-type="float" office:value="37" calcext:value-type="float">
            <text:p>37</text:p>
          </table:table-cell>
          <table:table-cell table:formula="of:=[.$B13]-[$consolidado_reed.$F13]" office:value-type="float" office:value="37" calcext:value-type="float">
            <text:p>37</text:p>
          </table:table-cell>
          <table:table-cell table:formula="of:=[.$B13]-[$consolidado_regras.$H13]" office:value-type="float" office:value="36" calcext:value-type="float">
            <text:p>36</text:p>
          </table:table-cell>
          <table:table-cell table:formula="of:=[.$B13]-[$consolidado_regras.$L13]" office:value-type="float" office:value="37" calcext:value-type="float">
            <text:p>37</text:p>
          </table:table-cell>
          <table:table-cell table:formula="of:=[.$B13]-[$consolidado_regras.$J13]" office:value-type="float" office:value="40" calcext:value-type="float">
            <text:p>40</text:p>
          </table:table-cell>
          <table:table-cell table:formula="of:=[.$B13]-[$consolidado_regras.$N13]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am3tc.tfc</text:p>
          </table:table-cell>
          <table:table-cell table:formula="of:=VLOOKUP([.$A14];[$otimos.$A$2:$otimos.$H$99];3;0)" office:value-type="float" office:value="9" calcext:value-type="float">
            <text:p>9</text:p>
          </table:table-cell>
          <table:table-cell table:formula="of:=INDEX([.$E$1:.$S$1];MATCH(MIN([.E14:.S14]);[.E14:.S14];0))" office:value-type="string" office:string-value="Regras" calcext:value-type="string">
            <text:p>Regras</text:p>
          </table:table-cell>
          <table:table-cell office:value-type="string" calcext:value-type="string">
            <text:p>-</text:p>
          </table:table-cell>
          <table:table-cell table:formula="of:=[.$B14]-[$consolidado_regras.$F14]" office:value-type="float" office:value="9" calcext:value-type="float">
            <text:p>9</text:p>
          </table:table-cell>
          <table:table-cell table:formula="of:=[.$B14]-[$consolidado_regras.$H14]" office:value-type="float" office:value="9" calcext:value-type="float">
            <text:p>9</text:p>
          </table:table-cell>
          <table:table-cell table:formula="of:=[.$B14]-[$consolidado_regras.$L14]" office:value-type="float" office:value="9" calcext:value-type="float">
            <text:p>9</text:p>
          </table:table-cell>
          <table:table-cell table:formula="of:=[.$B14]-[$consolidado_regras.$J14]" office:value-type="float" office:value="9" calcext:value-type="float">
            <text:p>9</text:p>
          </table:table-cell>
          <table:table-cell table:formula="of:=[.$B14]-[$consolidado_regras.$N14]" office:value-type="float" office:value="9" calcext:value-type="float">
            <text:p>9</text:p>
          </table:table-cell>
          <table:table-cell table:formula="of:=[.$B14]-[$consolidado_otimos.$F14]" office:value-type="float" office:value="9" calcext:value-type="float">
            <text:p>9</text:p>
          </table:table-cell>
          <table:table-cell table:formula="of:=[.$B14]-[$consolidado_otimos.$H14]" office:value-type="float" office:value="9" calcext:value-type="float">
            <text:p>9</text:p>
          </table:table-cell>
          <table:table-cell table:formula="of:=[.$B14]-[$consolidado_otimos.$L14]" office:value-type="float" office:value="9" calcext:value-type="float">
            <text:p>9</text:p>
          </table:table-cell>
          <table:table-cell table:formula="of:=[.$B14]-[$consolidado_regras.$J14]" office:value-type="float" office:value="9" calcext:value-type="float">
            <text:p>9</text:p>
          </table:table-cell>
          <table:table-cell table:formula="of:=[.$B14]-[$consolidado_regras.$N14]" office:value-type="float" office:value="9" calcext:value-type="float">
            <text:p>9</text:p>
          </table:table-cell>
          <table:table-cell table:formula="of:=[.$B14]-[$consolidado_reed.$F14]" office:value-type="float" office:value="9" calcext:value-type="float">
            <text:p>9</text:p>
          </table:table-cell>
          <table:table-cell table:formula="of:=[.$B14]-[$consolidado_regras.$H14]" office:value-type="float" office:value="9" calcext:value-type="float">
            <text:p>9</text:p>
          </table:table-cell>
          <table:table-cell table:formula="of:=[.$B14]-[$consolidado_regras.$L14]" office:value-type="float" office:value="9" calcext:value-type="float">
            <text:p>9</text:p>
          </table:table-cell>
          <table:table-cell table:formula="of:=[.$B14]-[$consolidado_regras.$J14]" office:value-type="float" office:value="9" calcext:value-type="float">
            <text:p>9</text:p>
          </table:table-cell>
          <table:table-cell table:formula="of:=[.$B14]-[$consolidado_regras.$N14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1-ham7.tfc</text:p>
          </table:table-cell>
          <table:table-cell table:formula="of:=VLOOKUP([.$A15];[$otimos.$A$2:$otimos.$H$99];3;0)" office:value-type="float" office:value="8168" calcext:value-type="float">
            <text:p>8.168</text:p>
          </table:table-cell>
          <table:table-cell table:formula="of:=INDEX([.$E$1:.$S$1];MATCH(MIN([.E15:.S15]);[.E15:.S15];0))" office:value-type="string" office:string-value="Regras+Reed+Otimos" calcext:value-type="string">
            <text:p>Regras+Reed+Otimos</text:p>
          </table:table-cell>
          <table:table-cell office:value-type="string" calcext:value-type="string">
            <text:p>-</text:p>
          </table:table-cell>
          <table:table-cell table:formula="of:=[.$B15]-[$consolidado_regras.$F15]" office:value-type="float" office:value="8168" calcext:value-type="float">
            <text:p>8.168</text:p>
          </table:table-cell>
          <table:table-cell table:formula="of:=[.$B15]-[$consolidado_regras.$H15]" office:value-type="float" office:value="8166" calcext:value-type="float">
            <text:p>8166</text:p>
          </table:table-cell>
          <table:table-cell table:formula="of:=[.$B15]-[$consolidado_regras.$L15]" office:value-type="float" office:value="8170" calcext:value-type="float">
            <text:p>8170</text:p>
          </table:table-cell>
          <table:table-cell table:formula="of:=[.$B15]-[$consolidado_regras.$J15]" office:value-type="float" office:value="8170" calcext:value-type="float">
            <text:p>8170</text:p>
          </table:table-cell>
          <table:table-cell table:formula="of:=[.$B15]-[$consolidado_regras.$N15]" office:value-type="float" office:value="8165" calcext:value-type="float">
            <text:p>8165</text:p>
          </table:table-cell>
          <table:table-cell table:formula="of:=[.$B15]-[$consolidado_otimos.$F15]" office:value-type="float" office:value="8166" calcext:value-type="float">
            <text:p>8166</text:p>
          </table:table-cell>
          <table:table-cell table:formula="of:=[.$B15]-[$consolidado_otimos.$H15]" office:value-type="float" office:value="8168" calcext:value-type="float">
            <text:p>8168</text:p>
          </table:table-cell>
          <table:table-cell table:formula="of:=[.$B15]-[$consolidado_otimos.$L15]" office:value-type="float" office:value="8170" calcext:value-type="float">
            <text:p>8170</text:p>
          </table:table-cell>
          <table:table-cell table:formula="of:=[.$B15]-[$consolidado_regras.$J15]" office:value-type="float" office:value="8170" calcext:value-type="float">
            <text:p>8170</text:p>
          </table:table-cell>
          <table:table-cell table:formula="of:=[.$B15]-[$consolidado_regras.$N15]" office:value-type="float" office:value="8165" calcext:value-type="float">
            <text:p>8165</text:p>
          </table:table-cell>
          <table:table-cell table:formula="of:=[.$B15]-[$consolidado_reed.$F15]" office:value-type="float" office:value="8170" calcext:value-type="float">
            <text:p>8170</text:p>
          </table:table-cell>
          <table:table-cell table:formula="of:=[.$B15]-[$consolidado_regras.$H15]" office:value-type="float" office:value="8166" calcext:value-type="float">
            <text:p>8166</text:p>
          </table:table-cell>
          <table:table-cell table:formula="of:=[.$B15]-[$consolidado_regras.$L15]" office:value-type="float" office:value="8170" calcext:value-type="float">
            <text:p>8170</text:p>
          </table:table-cell>
          <table:table-cell table:formula="of:=[.$B15]-[$consolidado_regras.$J15]" office:value-type="float" office:value="8170" calcext:value-type="float">
            <text:p>8170</text:p>
          </table:table-cell>
          <table:table-cell table:formula="of:=[.$B15]-[$consolidado_regras.$N15]" office:value-type="float" office:value="8165" calcext:value-type="float">
            <text:p>8165</text:p>
          </table:table-cell>
        </table:table-row>
        <table:table-row table:style-name="ro1">
          <table:table-cell office:value-type="string" calcext:value-type="string">
            <text:p>S1-ham7_inv.tfc</text:p>
          </table:table-cell>
          <table:table-cell table:formula="of:=VLOOKUP([.$A16];[$otimos.$A$2:$otimos.$H$99];3;0)" office:value-type="float" office:value="58817" calcext:value-type="float">
            <text:p>58.817</text:p>
          </table:table-cell>
          <table:table-cell table:formula="of:=INDEX([.$E$1:.$S$1];MATCH(MIN([.E16:.S16]);[.E16:.S16];0))" office:value-type="string" office:string-value="Otimos" calcext:value-type="string">
            <text:p>Otimos</text:p>
          </table:table-cell>
          <table:table-cell office:value-type="string" calcext:value-type="string">
            <text:p>-</text:p>
          </table:table-cell>
          <table:table-cell table:formula="of:=[.$B16]-[$consolidado_regras.$F16]" office:value-type="float" office:value="58809" calcext:value-type="float">
            <text:p>58.809</text:p>
          </table:table-cell>
          <table:table-cell table:formula="of:=[.$B16]-[$consolidado_regras.$H16]" office:value-type="float" office:value="58797" calcext:value-type="float">
            <text:p>58797</text:p>
          </table:table-cell>
          <table:table-cell table:formula="of:=[.$B16]-[$consolidado_regras.$L16]" office:value-type="float" office:value="58802" calcext:value-type="float">
            <text:p>58802</text:p>
          </table:table-cell>
          <table:table-cell table:formula="of:=[.$B16]-[$consolidado_regras.$J16]" office:value-type="float" office:value="58809" calcext:value-type="float">
            <text:p>58809</text:p>
          </table:table-cell>
          <table:table-cell table:formula="of:=[.$B16]-[$consolidado_regras.$N16]" office:value-type="float" office:value="58807" calcext:value-type="float">
            <text:p>58807</text:p>
          </table:table-cell>
          <table:table-cell table:formula="of:=[.$B16]-[$consolidado_otimos.$F16]" office:value-type="float" office:value="58789" calcext:value-type="float">
            <text:p>58789</text:p>
          </table:table-cell>
          <table:table-cell table:formula="of:=[.$B16]-[$consolidado_otimos.$H16]" office:value-type="float" office:value="58817" calcext:value-type="float">
            <text:p>58817</text:p>
          </table:table-cell>
          <table:table-cell table:formula="of:=[.$B16]-[$consolidado_otimos.$L16]" office:value-type="float" office:value="58809" calcext:value-type="float">
            <text:p>58809</text:p>
          </table:table-cell>
          <table:table-cell table:formula="of:=[.$B16]-[$consolidado_regras.$J16]" office:value-type="float" office:value="58809" calcext:value-type="float">
            <text:p>58809</text:p>
          </table:table-cell>
          <table:table-cell table:formula="of:=[.$B16]-[$consolidado_regras.$N16]" office:value-type="float" office:value="58807" calcext:value-type="float">
            <text:p>58807</text:p>
          </table:table-cell>
          <table:table-cell table:formula="of:=[.$B16]-[$consolidado_reed.$F16]" office:value-type="float" office:value="58794" calcext:value-type="float">
            <text:p>58794</text:p>
          </table:table-cell>
          <table:table-cell table:formula="of:=[.$B16]-[$consolidado_regras.$H16]" office:value-type="float" office:value="58797" calcext:value-type="float">
            <text:p>58797</text:p>
          </table:table-cell>
          <table:table-cell table:formula="of:=[.$B16]-[$consolidado_regras.$L16]" office:value-type="float" office:value="58802" calcext:value-type="float">
            <text:p>58802</text:p>
          </table:table-cell>
          <table:table-cell table:formula="of:=[.$B16]-[$consolidado_regras.$J16]" office:value-type="float" office:value="58809" calcext:value-type="float">
            <text:p>58809</text:p>
          </table:table-cell>
          <table:table-cell table:formula="of:=[.$B16]-[$consolidado_regras.$N16]" office:value-type="float" office:value="58807" calcext:value-type="float">
            <text:p>58807</text:p>
          </table:table-cell>
        </table:table-row>
        <table:table-row table:style-name="ro1">
          <table:table-cell office:value-type="string" calcext:value-type="string">
            <text:p>S2-ham7.tfc</text:p>
          </table:table-cell>
          <table:table-cell table:formula="of:=VLOOKUP([.$A17];[$otimos.$A$2:$otimos.$H$99];3;0)" office:value-type="float" office:value="8591" calcext:value-type="float">
            <text:p>8.591</text:p>
          </table:table-cell>
          <table:table-cell table:formula="of:=INDEX([.$E$1:.$S$1];MATCH(MIN([.E17:.S17]);[.E17:.S17];0))" office:value-type="string" office:string-value="Regras+Reed+Otimos" calcext:value-type="string">
            <text:p>Regras+Reed+Otimos</text:p>
          </table:table-cell>
          <table:table-cell office:value-type="string" calcext:value-type="string">
            <text:p>-</text:p>
          </table:table-cell>
          <table:table-cell table:formula="of:=[.$B17]-[$consolidado_regras.$F17]" office:value-type="float" office:value="8591" calcext:value-type="float">
            <text:p>8.591</text:p>
          </table:table-cell>
          <table:table-cell table:formula="of:=[.$B17]-[$consolidado_regras.$H17]" office:value-type="float" office:value="8586" calcext:value-type="float">
            <text:p>8586</text:p>
          </table:table-cell>
          <table:table-cell table:formula="of:=[.$B17]-[$consolidado_regras.$L17]" office:value-type="float" office:value="8603" calcext:value-type="float">
            <text:p>8603</text:p>
          </table:table-cell>
          <table:table-cell table:formula="of:=[.$B17]-[$consolidado_regras.$J17]" office:value-type="float" office:value="8602" calcext:value-type="float">
            <text:p>8602</text:p>
          </table:table-cell>
          <table:table-cell table:formula="of:=[.$B17]-[$consolidado_regras.$N17]" office:value-type="float" office:value="8583" calcext:value-type="float">
            <text:p>8583</text:p>
          </table:table-cell>
          <table:table-cell table:formula="of:=[.$B17]-[$consolidado_otimos.$F17]" office:value-type="float" office:value="8586" calcext:value-type="float">
            <text:p>8586</text:p>
          </table:table-cell>
          <table:table-cell table:formula="of:=[.$B17]-[$consolidado_otimos.$H17]" office:value-type="float" office:value="8591" calcext:value-type="float">
            <text:p>8591</text:p>
          </table:table-cell>
          <table:table-cell table:formula="of:=[.$B17]-[$consolidado_otimos.$L17]" office:value-type="float" office:value="8602" calcext:value-type="float">
            <text:p>8602</text:p>
          </table:table-cell>
          <table:table-cell table:formula="of:=[.$B17]-[$consolidado_regras.$J17]" office:value-type="float" office:value="8602" calcext:value-type="float">
            <text:p>8602</text:p>
          </table:table-cell>
          <table:table-cell table:formula="of:=[.$B17]-[$consolidado_regras.$N17]" office:value-type="float" office:value="8583" calcext:value-type="float">
            <text:p>8583</text:p>
          </table:table-cell>
          <table:table-cell table:formula="of:=[.$B17]-[$consolidado_reed.$F17]" office:value-type="float" office:value="8603" calcext:value-type="float">
            <text:p>8603</text:p>
          </table:table-cell>
          <table:table-cell table:formula="of:=[.$B17]-[$consolidado_regras.$H17]" office:value-type="float" office:value="8586" calcext:value-type="float">
            <text:p>8586</text:p>
          </table:table-cell>
          <table:table-cell table:formula="of:=[.$B17]-[$consolidado_regras.$L17]" office:value-type="float" office:value="8603" calcext:value-type="float">
            <text:p>8603</text:p>
          </table:table-cell>
          <table:table-cell table:formula="of:=[.$B17]-[$consolidado_regras.$J17]" office:value-type="float" office:value="8602" calcext:value-type="float">
            <text:p>8602</text:p>
          </table:table-cell>
          <table:table-cell table:formula="of:=[.$B17]-[$consolidado_regras.$N17]" office:value-type="float" office:value="8583" calcext:value-type="float">
            <text:p>8583</text:p>
          </table:table-cell>
        </table:table-row>
        <table:table-row table:style-name="ro1">
          <table:table-cell office:value-type="string" calcext:value-type="string">
            <text:p>S2-ham7_inv.tfc</text:p>
          </table:table-cell>
          <table:table-cell table:formula="of:=VLOOKUP([.$A18];[$otimos.$A$2:$otimos.$H$99];3;0)" office:value-type="float" office:value="6512" calcext:value-type="float">
            <text:p>6.512</text:p>
          </table:table-cell>
          <table:table-cell table:formula="of:=INDEX([.$E$1:.$S$1];MATCH(MIN([.E18:.S18]);[.E18:.S18];0))" office:value-type="string" office:string-value="Regras+Otimos" calcext:value-type="string">
            <text:p>Regras+Otimos</text:p>
          </table:table-cell>
          <table:table-cell office:value-type="string" calcext:value-type="string">
            <text:p>-</text:p>
          </table:table-cell>
          <table:table-cell table:formula="of:=[.$B18]-[$consolidado_regras.$F18]" office:value-type="float" office:value="6512" calcext:value-type="float">
            <text:p>6.512</text:p>
          </table:table-cell>
          <table:table-cell table:formula="of:=[.$B18]-[$consolidado_regras.$H18]" office:value-type="float" office:value="6503" calcext:value-type="float">
            <text:p>6503</text:p>
          </table:table-cell>
          <table:table-cell table:formula="of:=[.$B18]-[$consolidado_regras.$L18]" office:value-type="float" office:value="6510" calcext:value-type="float">
            <text:p>6510</text:p>
          </table:table-cell>
          <table:table-cell table:formula="of:=[.$B18]-[$consolidado_regras.$J18]" office:value-type="float" office:value="6511" calcext:value-type="float">
            <text:p>6511</text:p>
          </table:table-cell>
          <table:table-cell table:formula="of:=[.$B18]-[$consolidado_regras.$N18]" office:value-type="float" office:value="6509" calcext:value-type="float">
            <text:p>6509</text:p>
          </table:table-cell>
          <table:table-cell table:formula="of:=[.$B18]-[$consolidado_otimos.$F18]" office:value-type="float" office:value="6503" calcext:value-type="float">
            <text:p>6503</text:p>
          </table:table-cell>
          <table:table-cell table:formula="of:=[.$B18]-[$consolidado_otimos.$H18]" office:value-type="float" office:value="6512" calcext:value-type="float">
            <text:p>6512</text:p>
          </table:table-cell>
          <table:table-cell table:formula="of:=[.$B18]-[$consolidado_otimos.$L18]" office:value-type="float" office:value="6511" calcext:value-type="float">
            <text:p>6511</text:p>
          </table:table-cell>
          <table:table-cell table:formula="of:=[.$B18]-[$consolidado_regras.$J18]" office:value-type="float" office:value="6511" calcext:value-type="float">
            <text:p>6511</text:p>
          </table:table-cell>
          <table:table-cell table:formula="of:=[.$B18]-[$consolidado_regras.$N18]" office:value-type="float" office:value="6509" calcext:value-type="float">
            <text:p>6509</text:p>
          </table:table-cell>
          <table:table-cell table:formula="of:=[.$B18]-[$consolidado_reed.$F18]" office:value-type="float" office:value="6510" calcext:value-type="float">
            <text:p>6510</text:p>
          </table:table-cell>
          <table:table-cell table:formula="of:=[.$B18]-[$consolidado_regras.$H18]" office:value-type="float" office:value="6503" calcext:value-type="float">
            <text:p>6503</text:p>
          </table:table-cell>
          <table:table-cell table:formula="of:=[.$B18]-[$consolidado_regras.$L18]" office:value-type="float" office:value="6510" calcext:value-type="float">
            <text:p>6510</text:p>
          </table:table-cell>
          <table:table-cell table:formula="of:=[.$B18]-[$consolidado_regras.$J18]" office:value-type="float" office:value="6511" calcext:value-type="float">
            <text:p>6511</text:p>
          </table:table-cell>
          <table:table-cell table:formula="of:=[.$B18]-[$consolidado_regras.$N18]" office:value-type="float" office:value="6509" calcext:value-type="float">
            <text:p>6509</text:p>
          </table:table-cell>
        </table:table-row>
        <table:table-row table:style-name="ro1">
          <table:table-cell office:value-type="string" calcext:value-type="string">
            <text:p>hwb10-n10-gc8247-qc26084.tfc</text:p>
          </table:table-cell>
          <table:table-cell table:formula="of:=VLOOKUP([.$A19];[$otimos.$A$2:$otimos.$H$99];3;0)" office:value-type="float" office:value="30107" calcext:value-type="float">
            <text:p>30.107</text:p>
          </table:table-cell>
          <table:table-cell table:formula="of:=INDEX([.$E$1:.$S$1];MATCH(MIN([.E19:.S19]);[.E19:.S19];0))" office:value-type="string" office:string-value="Regras+Reed+Otimos" calcext:value-type="string">
            <text:p>Regras+Reed+Otimos</text:p>
          </table:table-cell>
          <table:table-cell office:value-type="string" calcext:value-type="string">
            <text:p>-</text:p>
          </table:table-cell>
          <table:table-cell table:formula="of:=[.$B19]-[$consolidado_regras.$F19]" office:value-type="float" office:value="30093" calcext:value-type="float">
            <text:p>30.093</text:p>
          </table:table-cell>
          <table:table-cell table:formula="of:=[.$B19]-[$consolidado_regras.$H19]" office:value-type="float" office:value="30018" calcext:value-type="float">
            <text:p>30018</text:p>
          </table:table-cell>
          <table:table-cell table:formula="of:=[.$B19]-[$consolidado_regras.$L19]" office:value-type="float" office:value="30102" calcext:value-type="float">
            <text:p>30102</text:p>
          </table:table-cell>
          <table:table-cell table:formula="of:=[.$B19]-[$consolidado_regras.$J19]" office:value-type="float" office:value="30117" calcext:value-type="float">
            <text:p>30117</text:p>
          </table:table-cell>
          <table:table-cell table:formula="of:=[.$B19]-[$consolidado_regras.$N19]" office:value-type="float" office:value="30015" calcext:value-type="float">
            <text:p>30015</text:p>
          </table:table-cell>
          <table:table-cell table:formula="of:=[.$B19]-[$consolidado_otimos.$F19]" office:value-type="float" office:value="30017" calcext:value-type="float">
            <text:p>30017</text:p>
          </table:table-cell>
          <table:table-cell table:formula="of:=[.$B19]-[$consolidado_otimos.$H19]" office:value-type="float" office:value="30101" calcext:value-type="float">
            <text:p>30101</text:p>
          </table:table-cell>
          <table:table-cell table:formula="of:=[.$B19]-[$consolidado_otimos.$L19]" office:value-type="float" office:value="30116" calcext:value-type="float">
            <text:p>30116</text:p>
          </table:table-cell>
          <table:table-cell table:formula="of:=[.$B19]-[$consolidado_regras.$J19]" office:value-type="float" office:value="30117" calcext:value-type="float">
            <text:p>30117</text:p>
          </table:table-cell>
          <table:table-cell table:formula="of:=[.$B19]-[$consolidado_regras.$N19]" office:value-type="float" office:value="30015" calcext:value-type="float">
            <text:p>30015</text:p>
          </table:table-cell>
          <table:table-cell table:formula="of:=[.$B19]-[$consolidado_reed.$F19]" office:value-type="float" office:value="30093" calcext:value-type="float">
            <text:p>30093</text:p>
          </table:table-cell>
          <table:table-cell table:formula="of:=[.$B19]-[$consolidado_regras.$H19]" office:value-type="float" office:value="30018" calcext:value-type="float">
            <text:p>30018</text:p>
          </table:table-cell>
          <table:table-cell table:formula="of:=[.$B19]-[$consolidado_regras.$L19]" office:value-type="float" office:value="30102" calcext:value-type="float">
            <text:p>30102</text:p>
          </table:table-cell>
          <table:table-cell table:formula="of:=[.$B19]-[$consolidado_regras.$J19]" office:value-type="float" office:value="30117" calcext:value-type="float">
            <text:p>30117</text:p>
          </table:table-cell>
          <table:table-cell table:formula="of:=[.$B19]-[$consolidado_regras.$N19]" office:value-type="float" office:value="30015" calcext:value-type="float">
            <text:p>30015</text:p>
          </table:table-cell>
        </table:table-row>
        <table:table-row table:style-name="ro1">
          <table:table-cell office:value-type="string" calcext:value-type="string">
            <text:p>hwb10-n10-gc9213-qc26906.tfc</text:p>
          </table:table-cell>
          <table:table-cell table:formula="of:=VLOOKUP([.$A20];[$otimos.$A$2:$otimos.$H$99];3;0)" office:value-type="float" office:value="30929" calcext:value-type="float">
            <text:p>30.929</text:p>
          </table:table-cell>
          <table:table-cell table:formula="of:=INDEX([.$E$1:.$S$1];MATCH(MIN([.E20:.S20]);[.E20:.S20];0))" office:value-type="string" office:string-value="Regras" calcext:value-type="string">
            <text:p>Regras</text:p>
          </table:table-cell>
          <table:table-cell office:value-type="string" calcext:value-type="string">
            <text:p>-</text:p>
          </table:table-cell>
          <table:table-cell table:formula="of:=[.$B20]-[$consolidado_regras.$F20]" office:value-type="float" office:value="29949" calcext:value-type="float">
            <text:p>29.949</text:p>
          </table:table-cell>
          <table:table-cell table:formula="of:=[.$B20]-[$consolidado_regras.$H20]" office:value-type="float" office:value="30840" calcext:value-type="float">
            <text:p>30840</text:p>
          </table:table-cell>
          <table:table-cell table:formula="of:=[.$B20]-[$consolidado_regras.$L20]" office:value-type="float" office:value="30924" calcext:value-type="float">
            <text:p>30924</text:p>
          </table:table-cell>
          <table:table-cell table:formula="of:=[.$B20]-[$consolidado_regras.$J20]" office:value-type="float" office:value="30939" calcext:value-type="float">
            <text:p>30939</text:p>
          </table:table-cell>
          <table:table-cell table:formula="of:=[.$B20]-[$consolidado_regras.$N20]" office:value-type="float" office:value="30837" calcext:value-type="float">
            <text:p>30837</text:p>
          </table:table-cell>
          <table:table-cell table:formula="of:=[.$B20]-[$consolidado_otimos.$F20]" office:value-type="float" office:value="30820" calcext:value-type="float">
            <text:p>30820</text:p>
          </table:table-cell>
          <table:table-cell table:formula="of:=[.$B20]-[$consolidado_otimos.$H20]" office:value-type="float" office:value="30045" calcext:value-type="float">
            <text:p>30045</text:p>
          </table:table-cell>
          <table:table-cell table:formula="of:=[.$B20]-[$consolidado_otimos.$L20]" office:value-type="float" office:value="31038" calcext:value-type="float">
            <text:p>31038</text:p>
          </table:table-cell>
          <table:table-cell table:formula="of:=[.$B20]-[$consolidado_regras.$J20]" office:value-type="float" office:value="30939" calcext:value-type="float">
            <text:p>30939</text:p>
          </table:table-cell>
          <table:table-cell table:formula="of:=[.$B20]-[$consolidado_regras.$N20]" office:value-type="float" office:value="30837" calcext:value-type="float">
            <text:p>30837</text:p>
          </table:table-cell>
          <table:table-cell table:formula="of:=[.$B20]-[$consolidado_reed.$F20]" office:value-type="float" office:value="31002" calcext:value-type="float">
            <text:p>31002</text:p>
          </table:table-cell>
          <table:table-cell table:formula="of:=[.$B20]-[$consolidado_regras.$H20]" office:value-type="float" office:value="30840" calcext:value-type="float">
            <text:p>30840</text:p>
          </table:table-cell>
          <table:table-cell table:formula="of:=[.$B20]-[$consolidado_regras.$L20]" office:value-type="float" office:value="30924" calcext:value-type="float">
            <text:p>30924</text:p>
          </table:table-cell>
          <table:table-cell table:formula="of:=[.$B20]-[$consolidado_regras.$J20]" office:value-type="float" office:value="30939" calcext:value-type="float">
            <text:p>30939</text:p>
          </table:table-cell>
          <table:table-cell table:formula="of:=[.$B20]-[$consolidado_regras.$N20]" office:value-type="float" office:value="30837" calcext:value-type="float">
            <text:p>30837</text:p>
          </table:table-cell>
        </table:table-row>
        <table:table-row table:style-name="ro1">
          <table:table-cell office:value-type="string" calcext:value-type="string">
            <text:p>hwb10_out.tfc</text:p>
          </table:table-cell>
          <table:table-cell table:formula="of:=VLOOKUP([.$A21];[$otimos.$A$2:$otimos.$H$99];3;0)" office:value-type="float" office:value="43534" calcext:value-type="float">
            <text:p>43.534</text:p>
          </table:table-cell>
          <table:table-cell table:formula="of:=INDEX([.$E$1:.$S$1];MATCH(MIN([.E21:.S21]);[.E21:.S21];0))" office:value-type="string" office:string-value="Regras" calcext:value-type="string">
            <text:p>Regras</text:p>
          </table:table-cell>
          <table:table-cell office:value-type="string" calcext:value-type="string">
            <text:p>-</text:p>
          </table:table-cell>
          <table:table-cell table:formula="of:=[.$B21]-[$consolidado_regras.$F21]" office:value-type="float" office:value="42480" calcext:value-type="float">
            <text:p>42.480</text:p>
          </table:table-cell>
          <table:table-cell table:formula="of:=[.$B21]-[$consolidado_regras.$H21]" office:value-type="float" office:value="43360" calcext:value-type="float">
            <text:p>43360</text:p>
          </table:table-cell>
          <table:table-cell table:formula="of:=[.$B21]-[$consolidado_regras.$L21]" office:value-type="float" office:value="43539" calcext:value-type="float">
            <text:p>43539</text:p>
          </table:table-cell>
          <table:table-cell table:formula="of:=[.$B21]-[$consolidado_regras.$J21]" office:value-type="float" office:value="43678" calcext:value-type="float">
            <text:p>43678</text:p>
          </table:table-cell>
          <table:table-cell table:formula="of:=[.$B21]-[$consolidado_regras.$N21]" office:value-type="float" office:value="43348" calcext:value-type="float">
            <text:p>43348</text:p>
          </table:table-cell>
          <table:table-cell table:formula="of:=[.$B21]-[$consolidado_otimos.$F21]" office:value-type="float" office:value="43062" calcext:value-type="float">
            <text:p>43062</text:p>
          </table:table-cell>
          <table:table-cell table:formula="of:=[.$B21]-[$consolidado_otimos.$H21]" office:value-type="float" office:value="43048" calcext:value-type="float">
            <text:p>43048</text:p>
          </table:table-cell>
          <table:table-cell table:formula="of:=[.$B21]-[$consolidado_otimos.$L21]" office:value-type="float" office:value="43397" calcext:value-type="float">
            <text:p>43397</text:p>
          </table:table-cell>
          <table:table-cell table:formula="of:=[.$B21]-[$consolidado_regras.$J21]" office:value-type="float" office:value="43678" calcext:value-type="float">
            <text:p>43678</text:p>
          </table:table-cell>
          <table:table-cell table:formula="of:=[.$B21]-[$consolidado_regras.$N21]" office:value-type="float" office:value="43348" calcext:value-type="float">
            <text:p>43348</text:p>
          </table:table-cell>
          <table:table-cell table:formula="of:=[.$B21]-[$consolidado_reed.$F21]" office:value-type="float" office:value="43264" calcext:value-type="float">
            <text:p>43264</text:p>
          </table:table-cell>
          <table:table-cell table:formula="of:=[.$B21]-[$consolidado_regras.$H21]" office:value-type="float" office:value="43360" calcext:value-type="float">
            <text:p>43360</text:p>
          </table:table-cell>
          <table:table-cell table:formula="of:=[.$B21]-[$consolidado_regras.$L21]" office:value-type="float" office:value="43539" calcext:value-type="float">
            <text:p>43539</text:p>
          </table:table-cell>
          <table:table-cell table:formula="of:=[.$B21]-[$consolidado_regras.$J21]" office:value-type="float" office:value="43678" calcext:value-type="float">
            <text:p>43678</text:p>
          </table:table-cell>
          <table:table-cell table:formula="of:=[.$B21]-[$consolidado_regras.$N21]" office:value-type="float" office:value="43348" calcext:value-type="float">
            <text:p>43348</text:p>
          </table:table-cell>
        </table:table-row>
        <table:table-row table:style-name="ro1">
          <table:table-cell office:value-type="string" calcext:value-type="string">
            <text:p>hwb11-n11-gc21432-qc69138.tfc</text:p>
          </table:table-cell>
          <table:table-cell table:formula="of:=VLOOKUP([.$A22];[$otimos.$A$2:$otimos.$H$99];3;0)" office:value-type="float" office:value="103956" calcext:value-type="float">
            <text:p>103.956</text:p>
          </table:table-cell>
          <table:table-cell table:formula="of:=INDEX([.$E$1:.$S$1];MATCH(MIN([.E22:.S22]);[.E22:.S22];0))" office:value-type="string" office:string-value="Regras+Otimos" calcext:value-type="string">
            <text:p>Regras+Otimos</text:p>
          </table:table-cell>
          <table:table-cell office:value-type="string" calcext:value-type="string">
            <text:p>-</text:p>
          </table:table-cell>
          <table:table-cell table:formula="of:=[.$B22]-[$consolidado_regras.$F22]" office:value-type="float" office:value="103906" calcext:value-type="float">
            <text:p>103.906</text:p>
          </table:table-cell>
          <table:table-cell table:formula="of:=[.$B22]-[$consolidado_regras.$H22]" office:value-type="float" office:value="103738" calcext:value-type="float">
            <text:p>103738</text:p>
          </table:table-cell>
          <table:table-cell table:formula="of:=[.$B22]-[$consolidado_regras.$L22]" office:value-type="float" office:value="103961" calcext:value-type="float">
            <text:p>103961</text:p>
          </table:table-cell>
          <table:table-cell table:formula="of:=[.$B22]-[$consolidado_regras.$J22]" office:value-type="float" office:value="104037" calcext:value-type="float">
            <text:p>104037</text:p>
          </table:table-cell>
          <table:table-cell table:formula="of:=[.$B22]-[$consolidado_regras.$N22]" office:value-type="float" office:value="103757" calcext:value-type="float">
            <text:p>103757</text:p>
          </table:table-cell>
          <table:table-cell table:formula="of:=[.$B22]-[$consolidado_otimos.$F22]" office:value-type="float" office:value="103741" calcext:value-type="float">
            <text:p>103741</text:p>
          </table:table-cell>
          <table:table-cell table:formula="of:=[.$B22]-[$consolidado_otimos.$H22]" office:value-type="float" office:value="103906" calcext:value-type="float">
            <text:p>103906</text:p>
          </table:table-cell>
          <table:table-cell table:formula="of:=[.$B22]-[$consolidado_otimos.$L22]" office:value-type="float" office:value="104025" calcext:value-type="float">
            <text:p>104025</text:p>
          </table:table-cell>
          <table:table-cell table:formula="of:=[.$B22]-[$consolidado_regras.$J22]" office:value-type="float" office:value="104037" calcext:value-type="float">
            <text:p>104037</text:p>
          </table:table-cell>
          <table:table-cell table:formula="of:=[.$B22]-[$consolidado_regras.$N22]" office:value-type="float" office:value="103757" calcext:value-type="float">
            <text:p>103757</text:p>
          </table:table-cell>
          <table:table-cell table:formula="of:=[.$B22]-[$consolidado_reed.$F22]" office:value-type="float" office:value="103953" calcext:value-type="float">
            <text:p>103953</text:p>
          </table:table-cell>
          <table:table-cell table:formula="of:=[.$B22]-[$consolidado_regras.$H22]" office:value-type="float" office:value="103738" calcext:value-type="float">
            <text:p>103738</text:p>
          </table:table-cell>
          <table:table-cell table:formula="of:=[.$B22]-[$consolidado_regras.$L22]" office:value-type="float" office:value="103961" calcext:value-type="float">
            <text:p>103961</text:p>
          </table:table-cell>
          <table:table-cell table:formula="of:=[.$B22]-[$consolidado_regras.$J22]" office:value-type="float" office:value="104037" calcext:value-type="float">
            <text:p>104037</text:p>
          </table:table-cell>
          <table:table-cell table:formula="of:=[.$B22]-[$consolidado_regras.$N22]" office:value-type="float" office:value="103757" calcext:value-type="float">
            <text:p>103757</text:p>
          </table:table-cell>
        </table:table-row>
        <table:table-row table:style-name="ro1">
          <table:table-cell office:value-type="string" calcext:value-type="string">
            <text:p>hwb11-n11-gc24240-qc71654.tfc</text:p>
          </table:table-cell>
          <table:table-cell table:formula="of:=VLOOKUP([.$A23];[$otimos.$A$2:$otimos.$H$99];3;0)" office:value-type="float" office:value="106472" calcext:value-type="float">
            <text:p>106.472</text:p>
          </table:table-cell>
          <table:table-cell table:formula="of:=INDEX([.$E$1:.$S$1];MATCH(MIN([.E23:.S23]);[.E23:.S23];0))" office:value-type="string" office:string-value="Regras" calcext:value-type="string">
            <text:p>Regras</text:p>
          </table:table-cell>
          <table:table-cell office:value-type="string" calcext:value-type="string">
            <text:p>-</text:p>
          </table:table-cell>
          <table:table-cell table:formula="of:=[.$B23]-[$consolidado_regras.$F23]" office:value-type="float" office:value="103614" calcext:value-type="float">
            <text:p>103.614</text:p>
          </table:table-cell>
          <table:table-cell table:formula="of:=[.$B23]-[$consolidado_regras.$H23]" office:value-type="float" office:value="106254" calcext:value-type="float">
            <text:p>106254</text:p>
          </table:table-cell>
          <table:table-cell table:formula="of:=[.$B23]-[$consolidado_regras.$L23]" office:value-type="float" office:value="106477" calcext:value-type="float">
            <text:p>106477</text:p>
          </table:table-cell>
          <table:table-cell table:formula="of:=[.$B23]-[$consolidado_regras.$J23]" office:value-type="float" office:value="106553" calcext:value-type="float">
            <text:p>106553</text:p>
          </table:table-cell>
          <table:table-cell table:formula="of:=[.$B23]-[$consolidado_regras.$N23]" office:value-type="float" office:value="106273" calcext:value-type="float">
            <text:p>106273</text:p>
          </table:table-cell>
          <table:table-cell table:formula="of:=[.$B23]-[$consolidado_otimos.$F23]" office:value-type="float" office:value="106222" calcext:value-type="float">
            <text:p>106222</text:p>
          </table:table-cell>
          <table:table-cell table:formula="of:=[.$B23]-[$consolidado_otimos.$H23]" office:value-type="float" office:value="103810" calcext:value-type="float">
            <text:p>103810</text:p>
          </table:table-cell>
          <table:table-cell table:formula="of:=[.$B23]-[$consolidado_otimos.$L23]" office:value-type="float" office:value="106758" calcext:value-type="float">
            <text:p>106758</text:p>
          </table:table-cell>
          <table:table-cell table:formula="of:=[.$B23]-[$consolidado_regras.$J23]" office:value-type="float" office:value="106553" calcext:value-type="float">
            <text:p>106553</text:p>
          </table:table-cell>
          <table:table-cell table:formula="of:=[.$B23]-[$consolidado_regras.$N23]" office:value-type="float" office:value="106273" calcext:value-type="float">
            <text:p>106273</text:p>
          </table:table-cell>
          <table:table-cell table:formula="of:=[.$B23]-[$consolidado_reed.$F23]" office:value-type="float" office:value="106662" calcext:value-type="float">
            <text:p>106662</text:p>
          </table:table-cell>
          <table:table-cell table:formula="of:=[.$B23]-[$consolidado_regras.$H23]" office:value-type="float" office:value="106254" calcext:value-type="float">
            <text:p>106254</text:p>
          </table:table-cell>
          <table:table-cell table:formula="of:=[.$B23]-[$consolidado_regras.$L23]" office:value-type="float" office:value="106477" calcext:value-type="float">
            <text:p>106477</text:p>
          </table:table-cell>
          <table:table-cell table:formula="of:=[.$B23]-[$consolidado_regras.$J23]" office:value-type="float" office:value="106553" calcext:value-type="float">
            <text:p>106553</text:p>
          </table:table-cell>
          <table:table-cell table:formula="of:=[.$B23]-[$consolidado_regras.$N23]" office:value-type="float" office:value="106273" calcext:value-type="float">
            <text:p>106273</text:p>
          </table:table-cell>
        </table:table-row>
        <table:table-row table:style-name="ro1">
          <table:table-cell office:value-type="string" calcext:value-type="string">
            <text:p>hwb11_out.tfc</text:p>
          </table:table-cell>
          <table:table-cell table:formula="of:=VLOOKUP([.$A24];[$otimos.$A$2:$otimos.$H$99];3;0)" office:value-type="float" office:value="120388" calcext:value-type="float">
            <text:p>120.388</text:p>
          </table:table-cell>
          <table:table-cell table:formula="of:=INDEX([.$E$1:.$S$1];MATCH(MIN([.E24:.S24]);[.E24:.S24];0))" office:value-type="string" office:string-value="Regras" calcext:value-type="string">
            <text:p>Regras</text:p>
          </table:table-cell>
          <table:table-cell office:value-type="string" calcext:value-type="string">
            <text:p>-</text:p>
          </table:table-cell>
          <table:table-cell table:formula="of:=[.$B24]-[$consolidado_regras.$F24]" office:value-type="float" office:value="118438" calcext:value-type="float">
            <text:p>118.438</text:p>
          </table:table-cell>
          <table:table-cell table:formula="of:=[.$B24]-[$consolidado_regras.$H24]" office:value-type="float" office:value="120123" calcext:value-type="float">
            <text:p>120123</text:p>
          </table:table-cell>
          <table:table-cell table:formula="of:=[.$B24]-[$consolidado_regras.$L24]" office:value-type="float" office:value="120433" calcext:value-type="float">
            <text:p>120433</text:p>
          </table:table-cell>
          <table:table-cell table:formula="of:=[.$B24]-[$consolidado_regras.$J24]" office:value-type="float" office:value="120636" calcext:value-type="float">
            <text:p>120636</text:p>
          </table:table-cell>
          <table:table-cell table:formula="of:=[.$B24]-[$consolidado_regras.$N24]" office:value-type="float" office:value="120016" calcext:value-type="float">
            <text:p>120016</text:p>
          </table:table-cell>
          <table:table-cell table:formula="of:=[.$B24]-[$consolidado_otimos.$F24]" office:value-type="float" office:value="119657" calcext:value-type="float">
            <text:p>119657</text:p>
          </table:table-cell>
          <table:table-cell table:formula="of:=[.$B24]-[$consolidado_otimos.$H24]" office:value-type="float" office:value="119444" calcext:value-type="float">
            <text:p>119444</text:p>
          </table:table-cell>
          <table:table-cell table:formula="of:=[.$B24]-[$consolidado_otimos.$L24]" office:value-type="float" office:value="120251" calcext:value-type="float">
            <text:p>120251</text:p>
          </table:table-cell>
          <table:table-cell table:formula="of:=[.$B24]-[$consolidado_regras.$J24]" office:value-type="float" office:value="120636" calcext:value-type="float">
            <text:p>120636</text:p>
          </table:table-cell>
          <table:table-cell table:formula="of:=[.$B24]-[$consolidado_regras.$N24]" office:value-type="float" office:value="120016" calcext:value-type="float">
            <text:p>120016</text:p>
          </table:table-cell>
          <table:table-cell table:formula="of:=[.$B24]-[$consolidado_reed.$F24]" office:value-type="float" office:value="120055" calcext:value-type="float">
            <text:p>120055</text:p>
          </table:table-cell>
          <table:table-cell table:formula="of:=[.$B24]-[$consolidado_regras.$H24]" office:value-type="float" office:value="120123" calcext:value-type="float">
            <text:p>120123</text:p>
          </table:table-cell>
          <table:table-cell table:formula="of:=[.$B24]-[$consolidado_regras.$L24]" office:value-type="float" office:value="120433" calcext:value-type="float">
            <text:p>120433</text:p>
          </table:table-cell>
          <table:table-cell table:formula="of:=[.$B24]-[$consolidado_regras.$J24]" office:value-type="float" office:value="120636" calcext:value-type="float">
            <text:p>120636</text:p>
          </table:table-cell>
          <table:table-cell table:formula="of:=[.$B24]-[$consolidado_regras.$N24]" office:value-type="float" office:value="120016" calcext:value-type="float">
            <text:p>120016</text:p>
          </table:table-cell>
        </table:table-row>
        <table:table-row table:style-name="ro1">
          <table:table-cell office:value-type="string" calcext:value-type="string">
            <text:p>S1-hwb7_15.tfc</text:p>
          </table:table-cell>
          <table:table-cell table:formula="of:=VLOOKUP([.$A25];[$otimos.$A$2:$otimos.$H$99];3;0)" office:value-type="float" office:value="41123" calcext:value-type="float">
            <text:p>41.123</text:p>
          </table:table-cell>
          <table:table-cell table:formula="of:=INDEX([.$E$1:.$S$1];MATCH(MIN([.E25:.S25]);[.E25:.S25];0))" office:value-type="string" office:string-value="Otimos" calcext:value-type="string">
            <text:p>Otimos</text:p>
          </table:table-cell>
          <table:table-cell office:value-type="string" calcext:value-type="string">
            <text:p>-</text:p>
          </table:table-cell>
          <table:table-cell table:formula="of:=[.$B25]-[$consolidado_regras.$F25]" office:value-type="float" office:value="41117" calcext:value-type="float">
            <text:p>41.117</text:p>
          </table:table-cell>
          <table:table-cell table:formula="of:=[.$B25]-[$consolidado_regras.$H25]" office:value-type="float" office:value="41113" calcext:value-type="float">
            <text:p>41113</text:p>
          </table:table-cell>
          <table:table-cell table:formula="of:=[.$B25]-[$consolidado_regras.$L25]" office:value-type="float" office:value="41129" calcext:value-type="float">
            <text:p>41129</text:p>
          </table:table-cell>
          <table:table-cell table:formula="of:=[.$B25]-[$consolidado_regras.$J25]" office:value-type="float" office:value="41139" calcext:value-type="float">
            <text:p>41139</text:p>
          </table:table-cell>
          <table:table-cell table:formula="of:=[.$B25]-[$consolidado_regras.$N25]" office:value-type="float" office:value="41122" calcext:value-type="float">
            <text:p>41122</text:p>
          </table:table-cell>
          <table:table-cell table:formula="of:=[.$B25]-[$consolidado_otimos.$F25]" office:value-type="float" office:value="41107" calcext:value-type="float">
            <text:p>41107</text:p>
          </table:table-cell>
          <table:table-cell table:formula="of:=[.$B25]-[$consolidado_otimos.$H25]" office:value-type="float" office:value="41123" calcext:value-type="float">
            <text:p>41123</text:p>
          </table:table-cell>
          <table:table-cell table:formula="of:=[.$B25]-[$consolidado_otimos.$L25]" office:value-type="float" office:value="41139" calcext:value-type="float">
            <text:p>41139</text:p>
          </table:table-cell>
          <table:table-cell table:formula="of:=[.$B25]-[$consolidado_regras.$J25]" office:value-type="float" office:value="41139" calcext:value-type="float">
            <text:p>41139</text:p>
          </table:table-cell>
          <table:table-cell table:formula="of:=[.$B25]-[$consolidado_regras.$N25]" office:value-type="float" office:value="41122" calcext:value-type="float">
            <text:p>41122</text:p>
          </table:table-cell>
          <table:table-cell table:formula="of:=[.$B25]-[$consolidado_reed.$F25]" office:value-type="float" office:value="41123" calcext:value-type="float">
            <text:p>41123</text:p>
          </table:table-cell>
          <table:table-cell table:formula="of:=[.$B25]-[$consolidado_regras.$H25]" office:value-type="float" office:value="41113" calcext:value-type="float">
            <text:p>41113</text:p>
          </table:table-cell>
          <table:table-cell table:formula="of:=[.$B25]-[$consolidado_regras.$L25]" office:value-type="float" office:value="41129" calcext:value-type="float">
            <text:p>41129</text:p>
          </table:table-cell>
          <table:table-cell table:formula="of:=[.$B25]-[$consolidado_regras.$J25]" office:value-type="float" office:value="41139" calcext:value-type="float">
            <text:p>41139</text:p>
          </table:table-cell>
          <table:table-cell table:formula="of:=[.$B25]-[$consolidado_regras.$N25]" office:value-type="float" office:value="41122" calcext:value-type="float">
            <text:p>41122</text:p>
          </table:table-cell>
        </table:table-row>
        <table:table-row table:style-name="ro1">
          <table:table-cell office:value-type="string" calcext:value-type="string">
            <text:p>S1-hwb7_15_inv.tfc</text:p>
          </table:table-cell>
          <table:table-cell table:formula="of:=VLOOKUP([.$A26];[$otimos.$A$2:$otimos.$H$99];3;0)" office:value-type="float" office:value="27180" calcext:value-type="float">
            <text:p>27.180</text:p>
          </table:table-cell>
          <table:table-cell table:formula="of:=INDEX([.$E$1:.$S$1];MATCH(MIN([.E26:.S26]);[.E26:.S26];0))" office:value-type="string" office:string-value="Regras+Otimos" calcext:value-type="string">
            <text:p>Regras+Otimos</text:p>
          </table:table-cell>
          <table:table-cell office:value-type="string" calcext:value-type="string">
            <text:p>-</text:p>
          </table:table-cell>
          <table:table-cell table:formula="of:=[.$B26]-[$consolidado_regras.$F26]" office:value-type="float" office:value="27180" calcext:value-type="float">
            <text:p>27.180</text:p>
          </table:table-cell>
          <table:table-cell table:formula="of:=[.$B26]-[$consolidado_regras.$H26]" office:value-type="float" office:value="27174" calcext:value-type="float">
            <text:p>27174</text:p>
          </table:table-cell>
          <table:table-cell table:formula="of:=[.$B26]-[$consolidado_regras.$L26]" office:value-type="float" office:value="27181" calcext:value-type="float">
            <text:p>27181</text:p>
          </table:table-cell>
          <table:table-cell table:formula="of:=[.$B26]-[$consolidado_regras.$J26]" office:value-type="float" office:value="27185" calcext:value-type="float">
            <text:p>27185</text:p>
          </table:table-cell>
          <table:table-cell table:formula="of:=[.$B26]-[$consolidado_regras.$N26]" office:value-type="float" office:value="27180" calcext:value-type="float">
            <text:p>27180</text:p>
          </table:table-cell>
          <table:table-cell table:formula="of:=[.$B26]-[$consolidado_otimos.$F26]" office:value-type="float" office:value="27174" calcext:value-type="float">
            <text:p>27174</text:p>
          </table:table-cell>
          <table:table-cell table:formula="of:=[.$B26]-[$consolidado_otimos.$H26]" office:value-type="float" office:value="27180" calcext:value-type="float">
            <text:p>27180</text:p>
          </table:table-cell>
          <table:table-cell table:formula="of:=[.$B26]-[$consolidado_otimos.$L26]" office:value-type="float" office:value="27185" calcext:value-type="float">
            <text:p>27185</text:p>
          </table:table-cell>
          <table:table-cell table:formula="of:=[.$B26]-[$consolidado_regras.$J26]" office:value-type="float" office:value="27185" calcext:value-type="float">
            <text:p>27185</text:p>
          </table:table-cell>
          <table:table-cell table:formula="of:=[.$B26]-[$consolidado_regras.$N26]" office:value-type="float" office:value="27180" calcext:value-type="float">
            <text:p>27180</text:p>
          </table:table-cell>
          <table:table-cell table:formula="of:=[.$B26]-[$consolidado_reed.$F26]" office:value-type="float" office:value="27181" calcext:value-type="float">
            <text:p>27181</text:p>
          </table:table-cell>
          <table:table-cell table:formula="of:=[.$B26]-[$consolidado_regras.$H26]" office:value-type="float" office:value="27174" calcext:value-type="float">
            <text:p>27174</text:p>
          </table:table-cell>
          <table:table-cell table:formula="of:=[.$B26]-[$consolidado_regras.$L26]" office:value-type="float" office:value="27181" calcext:value-type="float">
            <text:p>27181</text:p>
          </table:table-cell>
          <table:table-cell table:formula="of:=[.$B26]-[$consolidado_regras.$J26]" office:value-type="float" office:value="27185" calcext:value-type="float">
            <text:p>27185</text:p>
          </table:table-cell>
          <table:table-cell table:formula="of:=[.$B26]-[$consolidado_regras.$N26]" office:value-type="float" office:value="27180" calcext:value-type="float">
            <text:p>27180</text:p>
          </table:table-cell>
        </table:table-row>
        <table:table-row table:style-name="ro1">
          <table:table-cell office:value-type="string" calcext:value-type="string">
            <text:p>S2-hwb7_15.tfc</text:p>
          </table:table-cell>
          <table:table-cell table:formula="of:=VLOOKUP([.$A27];[$otimos.$A$2:$otimos.$H$99];3;0)" office:value-type="float" office:value="35117" calcext:value-type="float">
            <text:p>35.117</text:p>
          </table:table-cell>
          <table:table-cell table:formula="of:=INDEX([.$E$1:.$S$1];MATCH(MIN([.E27:.S27]);[.E27:.S27];0))" office:value-type="string" office:string-value="Otimos" calcext:value-type="string">
            <text:p>Otimos</text:p>
          </table:table-cell>
          <table:table-cell office:value-type="string" calcext:value-type="string">
            <text:p>-</text:p>
          </table:table-cell>
          <table:table-cell table:formula="of:=[.$B27]-[$consolidado_regras.$F27]" office:value-type="float" office:value="35115" calcext:value-type="float">
            <text:p>35.115</text:p>
          </table:table-cell>
          <table:table-cell table:formula="of:=[.$B27]-[$consolidado_regras.$H27]" office:value-type="float" office:value="35097" calcext:value-type="float">
            <text:p>35097</text:p>
          </table:table-cell>
          <table:table-cell table:formula="of:=[.$B27]-[$consolidado_regras.$L27]" office:value-type="float" office:value="35113" calcext:value-type="float">
            <text:p>35113</text:p>
          </table:table-cell>
          <table:table-cell table:formula="of:=[.$B27]-[$consolidado_regras.$J27]" office:value-type="float" office:value="35123" calcext:value-type="float">
            <text:p>35123</text:p>
          </table:table-cell>
          <table:table-cell table:formula="of:=[.$B27]-[$consolidado_regras.$N27]" office:value-type="float" office:value="35107" calcext:value-type="float">
            <text:p>35107</text:p>
          </table:table-cell>
          <table:table-cell table:formula="of:=[.$B27]-[$consolidado_otimos.$F27]" office:value-type="float" office:value="35095" calcext:value-type="float">
            <text:p>35095</text:p>
          </table:table-cell>
          <table:table-cell table:formula="of:=[.$B27]-[$consolidado_otimos.$H27]" office:value-type="float" office:value="35115" calcext:value-type="float">
            <text:p>35115</text:p>
          </table:table-cell>
          <table:table-cell table:formula="of:=[.$B27]-[$consolidado_otimos.$L27]" office:value-type="float" office:value="35123" calcext:value-type="float">
            <text:p>35123</text:p>
          </table:table-cell>
          <table:table-cell table:formula="of:=[.$B27]-[$consolidado_regras.$J27]" office:value-type="float" office:value="35123" calcext:value-type="float">
            <text:p>35123</text:p>
          </table:table-cell>
          <table:table-cell table:formula="of:=[.$B27]-[$consolidado_regras.$N27]" office:value-type="float" office:value="35107" calcext:value-type="float">
            <text:p>35107</text:p>
          </table:table-cell>
          <table:table-cell table:formula="of:=[.$B27]-[$consolidado_reed.$F27]" office:value-type="float" office:value="35113" calcext:value-type="float">
            <text:p>35113</text:p>
          </table:table-cell>
          <table:table-cell table:formula="of:=[.$B27]-[$consolidado_regras.$H27]" office:value-type="float" office:value="35097" calcext:value-type="float">
            <text:p>35097</text:p>
          </table:table-cell>
          <table:table-cell table:formula="of:=[.$B27]-[$consolidado_regras.$L27]" office:value-type="float" office:value="35113" calcext:value-type="float">
            <text:p>35113</text:p>
          </table:table-cell>
          <table:table-cell table:formula="of:=[.$B27]-[$consolidado_regras.$J27]" office:value-type="float" office:value="35123" calcext:value-type="float">
            <text:p>35123</text:p>
          </table:table-cell>
          <table:table-cell table:formula="of:=[.$B27]-[$consolidado_regras.$N27]" office:value-type="float" office:value="35107" calcext:value-type="float">
            <text:p>35107</text:p>
          </table:table-cell>
        </table:table-row>
        <table:table-row table:style-name="ro1">
          <table:table-cell office:value-type="string" calcext:value-type="string">
            <text:p>S2-hwb7_15_inv.tfc</text:p>
          </table:table-cell>
          <table:table-cell table:formula="of:=VLOOKUP([.$A28];[$otimos.$A$2:$otimos.$H$99];3;0)" office:value-type="float" office:value="27426" calcext:value-type="float">
            <text:p>27.426</text:p>
          </table:table-cell>
          <table:table-cell table:formula="of:=INDEX([.$E$1:.$S$1];MATCH(MIN([.E28:.S28]);[.E28:.S28];0))" office:value-type="string" office:string-value="Otimos" calcext:value-type="string">
            <text:p>Otimos</text:p>
          </table:table-cell>
          <table:table-cell office:value-type="string" calcext:value-type="string">
            <text:p>-</text:p>
          </table:table-cell>
          <table:table-cell table:formula="of:=[.$B28]-[$consolidado_regras.$F28]" office:value-type="float" office:value="27422" calcext:value-type="float">
            <text:p>27.422</text:p>
          </table:table-cell>
          <table:table-cell table:formula="of:=[.$B28]-[$consolidado_regras.$H28]" office:value-type="float" office:value="27419" calcext:value-type="float">
            <text:p>27419</text:p>
          </table:table-cell>
          <table:table-cell table:formula="of:=[.$B28]-[$consolidado_regras.$L28]" office:value-type="float" office:value="27429" calcext:value-type="float">
            <text:p>27429</text:p>
          </table:table-cell>
          <table:table-cell table:formula="of:=[.$B28]-[$consolidado_regras.$J28]" office:value-type="float" office:value="27433" calcext:value-type="float">
            <text:p>27433</text:p>
          </table:table-cell>
          <table:table-cell table:formula="of:=[.$B28]-[$consolidado_regras.$N28]" office:value-type="float" office:value="27422" calcext:value-type="float">
            <text:p>27422</text:p>
          </table:table-cell>
          <table:table-cell table:formula="of:=[.$B28]-[$consolidado_otimos.$F28]" office:value-type="float" office:value="27417" calcext:value-type="float">
            <text:p>27417</text:p>
          </table:table-cell>
          <table:table-cell table:formula="of:=[.$B28]-[$consolidado_otimos.$H28]" office:value-type="float" office:value="27426" calcext:value-type="float">
            <text:p>27426</text:p>
          </table:table-cell>
          <table:table-cell table:formula="of:=[.$B28]-[$consolidado_otimos.$L28]" office:value-type="float" office:value="27433" calcext:value-type="float">
            <text:p>27433</text:p>
          </table:table-cell>
          <table:table-cell table:formula="of:=[.$B28]-[$consolidado_regras.$J28]" office:value-type="float" office:value="27433" calcext:value-type="float">
            <text:p>27433</text:p>
          </table:table-cell>
          <table:table-cell table:formula="of:=[.$B28]-[$consolidado_regras.$N28]" office:value-type="float" office:value="27422" calcext:value-type="float">
            <text:p>27422</text:p>
          </table:table-cell>
          <table:table-cell table:formula="of:=[.$B28]-[$consolidado_reed.$F28]" office:value-type="float" office:value="27425" calcext:value-type="float">
            <text:p>27425</text:p>
          </table:table-cell>
          <table:table-cell table:formula="of:=[.$B28]-[$consolidado_regras.$H28]" office:value-type="float" office:value="27419" calcext:value-type="float">
            <text:p>27419</text:p>
          </table:table-cell>
          <table:table-cell table:formula="of:=[.$B28]-[$consolidado_regras.$L28]" office:value-type="float" office:value="27429" calcext:value-type="float">
            <text:p>27429</text:p>
          </table:table-cell>
          <table:table-cell table:formula="of:=[.$B28]-[$consolidado_regras.$J28]" office:value-type="float" office:value="27433" calcext:value-type="float">
            <text:p>27433</text:p>
          </table:table-cell>
          <table:table-cell table:formula="of:=[.$B28]-[$consolidado_regras.$N28]" office:value-type="float" office:value="27422" calcext:value-type="float">
            <text:p>27422</text:p>
          </table:table-cell>
        </table:table-row>
        <table:table-row table:style-name="ro1">
          <table:table-cell office:value-type="string" calcext:value-type="string">
            <text:p>hwb7-236.tfc</text:p>
          </table:table-cell>
          <table:table-cell table:formula="of:=VLOOKUP([.$A29];[$otimos.$A$2:$otimos.$H$99];3;0)" office:value-type="float" office:value="4188" calcext:value-type="float">
            <text:p>4.188</text:p>
          </table:table-cell>
          <table:table-cell table:formula="of:=INDEX([.$E$1:.$S$1];MATCH(MIN([.E29:.S29]);[.E29:.S29];0))" office:value-type="string" office:string-value="Regras+Otimos" calcext:value-type="string">
            <text:p>Regras+Otimos</text:p>
          </table:table-cell>
          <table:table-cell office:value-type="string" calcext:value-type="string">
            <text:p>-</text:p>
          </table:table-cell>
          <table:table-cell table:formula="of:=[.$B29]-[$consolidado_regras.$F29]" office:value-type="float" office:value="4188" calcext:value-type="float">
            <text:p>4.188</text:p>
          </table:table-cell>
          <table:table-cell table:formula="of:=[.$B29]-[$consolidado_regras.$H29]" office:value-type="float" office:value="4180" calcext:value-type="float">
            <text:p>4180</text:p>
          </table:table-cell>
          <table:table-cell table:formula="of:=[.$B29]-[$consolidado_regras.$L29]" office:value-type="float" office:value="4197" calcext:value-type="float">
            <text:p>4197</text:p>
          </table:table-cell>
          <table:table-cell table:formula="of:=[.$B29]-[$consolidado_regras.$J29]" office:value-type="float" office:value="4205" calcext:value-type="float">
            <text:p>4205</text:p>
          </table:table-cell>
          <table:table-cell table:formula="of:=[.$B29]-[$consolidado_regras.$N29]" office:value-type="float" office:value="4186" calcext:value-type="float">
            <text:p>4186</text:p>
          </table:table-cell>
          <table:table-cell table:formula="of:=[.$B29]-[$consolidado_otimos.$F29]" office:value-type="float" office:value="4180" calcext:value-type="float">
            <text:p>4180</text:p>
          </table:table-cell>
          <table:table-cell table:formula="of:=[.$B29]-[$consolidado_otimos.$H29]" office:value-type="float" office:value="4188" calcext:value-type="float">
            <text:p>4188</text:p>
          </table:table-cell>
          <table:table-cell table:formula="of:=[.$B29]-[$consolidado_otimos.$L29]" office:value-type="float" office:value="4205" calcext:value-type="float">
            <text:p>4205</text:p>
          </table:table-cell>
          <table:table-cell table:formula="of:=[.$B29]-[$consolidado_regras.$J29]" office:value-type="float" office:value="4205" calcext:value-type="float">
            <text:p>4205</text:p>
          </table:table-cell>
          <table:table-cell table:formula="of:=[.$B29]-[$consolidado_regras.$N29]" office:value-type="float" office:value="4186" calcext:value-type="float">
            <text:p>4186</text:p>
          </table:table-cell>
          <table:table-cell table:formula="of:=[.$B29]-[$consolidado_reed.$F29]" office:value-type="float" office:value="4197" calcext:value-type="float">
            <text:p>4197</text:p>
          </table:table-cell>
          <table:table-cell table:formula="of:=[.$B29]-[$consolidado_regras.$H29]" office:value-type="float" office:value="4180" calcext:value-type="float">
            <text:p>4180</text:p>
          </table:table-cell>
          <table:table-cell table:formula="of:=[.$B29]-[$consolidado_regras.$L29]" office:value-type="float" office:value="4197" calcext:value-type="float">
            <text:p>4197</text:p>
          </table:table-cell>
          <table:table-cell table:formula="of:=[.$B29]-[$consolidado_regras.$J29]" office:value-type="float" office:value="4205" calcext:value-type="float">
            <text:p>4205</text:p>
          </table:table-cell>
          <table:table-cell table:formula="of:=[.$B29]-[$consolidado_regras.$N29]" office:value-type="float" office:value="4186" calcext:value-type="float">
            <text:p>4186</text:p>
          </table:table-cell>
        </table:table-row>
        <table:table-row table:style-name="ro1">
          <table:table-cell office:value-type="string" calcext:value-type="string">
            <text:p>hwb7-331-2609a.tfc</text:p>
          </table:table-cell>
          <table:table-cell table:formula="of:=VLOOKUP([.$A30];[$otimos.$A$2:$otimos.$H$99];3;0)" office:value-type="float" office:value="2839" calcext:value-type="float">
            <text:p>2.839</text:p>
          </table:table-cell>
          <table:table-cell table:formula="of:=INDEX([.$E$1:.$S$1];MATCH(MIN([.E30:.S30]);[.E30:.S30];0))" office:value-type="string" office:string-value="Regras" calcext:value-type="string">
            <text:p>Regras</text:p>
          </table:table-cell>
          <table:table-cell office:value-type="string" calcext:value-type="string">
            <text:p>-</text:p>
          </table:table-cell>
          <table:table-cell table:formula="of:=[.$B30]-[$consolidado_regras.$F30]" office:value-type="float" office:value="2835" calcext:value-type="float">
            <text:p>2.835</text:p>
          </table:table-cell>
          <table:table-cell table:formula="of:=[.$B30]-[$consolidado_regras.$H30]" office:value-type="float" office:value="2838" calcext:value-type="float">
            <text:p>2838</text:p>
          </table:table-cell>
          <table:table-cell table:formula="of:=[.$B30]-[$consolidado_regras.$L30]" office:value-type="float" office:value="2842" calcext:value-type="float">
            <text:p>2842</text:p>
          </table:table-cell>
          <table:table-cell table:formula="of:=[.$B30]-[$consolidado_regras.$J30]" office:value-type="float" office:value="2845" calcext:value-type="float">
            <text:p>2845</text:p>
          </table:table-cell>
          <table:table-cell table:formula="of:=[.$B30]-[$consolidado_regras.$N30]" office:value-type="float" office:value="2837" calcext:value-type="float">
            <text:p>2837</text:p>
          </table:table-cell>
          <table:table-cell table:formula="of:=[.$B30]-[$consolidado_otimos.$F30]" office:value-type="float" office:value="2836" calcext:value-type="float">
            <text:p>2836</text:p>
          </table:table-cell>
          <table:table-cell table:formula="of:=[.$B30]-[$consolidado_otimos.$H30]" office:value-type="float" office:value="2839" calcext:value-type="float">
            <text:p>2839</text:p>
          </table:table-cell>
          <table:table-cell table:formula="of:=[.$B30]-[$consolidado_otimos.$L30]" office:value-type="float" office:value="2845" calcext:value-type="float">
            <text:p>2845</text:p>
          </table:table-cell>
          <table:table-cell table:formula="of:=[.$B30]-[$consolidado_regras.$J30]" office:value-type="float" office:value="2845" calcext:value-type="float">
            <text:p>2845</text:p>
          </table:table-cell>
          <table:table-cell table:formula="of:=[.$B30]-[$consolidado_regras.$N30]" office:value-type="float" office:value="2837" calcext:value-type="float">
            <text:p>2837</text:p>
          </table:table-cell>
          <table:table-cell table:formula="of:=[.$B30]-[$consolidado_reed.$F30]" office:value-type="float" office:value="2840" calcext:value-type="float">
            <text:p>2840</text:p>
          </table:table-cell>
          <table:table-cell table:formula="of:=[.$B30]-[$consolidado_regras.$H30]" office:value-type="float" office:value="2838" calcext:value-type="float">
            <text:p>2838</text:p>
          </table:table-cell>
          <table:table-cell table:formula="of:=[.$B30]-[$consolidado_regras.$L30]" office:value-type="float" office:value="2842" calcext:value-type="float">
            <text:p>2842</text:p>
          </table:table-cell>
          <table:table-cell table:formula="of:=[.$B30]-[$consolidado_regras.$J30]" office:value-type="float" office:value="2845" calcext:value-type="float">
            <text:p>2845</text:p>
          </table:table-cell>
          <table:table-cell table:formula="of:=[.$B30]-[$consolidado_regras.$N30]" office:value-type="float" office:value="2837" calcext:value-type="float">
            <text:p>2837</text:p>
          </table:table-cell>
        </table:table-row>
        <table:table-row table:style-name="ro1">
          <table:table-cell office:value-type="string" calcext:value-type="string">
            <text:p>hwb7tc.tfc</text:p>
          </table:table-cell>
          <table:table-cell table:formula="of:=VLOOKUP([.$A31];[$otimos.$A$2:$otimos.$H$99];3;0)" office:value-type="float" office:value="5641" calcext:value-type="float">
            <text:p>5.641</text:p>
          </table:table-cell>
          <table:table-cell table:formula="of:=INDEX([.$E$1:.$S$1];MATCH(MIN([.E31:.S31]);[.E31:.S31];0))" office:value-type="string" office:string-value="Regras+Otimos" calcext:value-type="string">
            <text:p>Regras+Otimos</text:p>
          </table:table-cell>
          <table:table-cell office:value-type="string" calcext:value-type="string">
            <text:p>-</text:p>
          </table:table-cell>
          <table:table-cell table:formula="of:=[.$B31]-[$consolidado_regras.$F31]" office:value-type="float" office:value="5641" calcext:value-type="float">
            <text:p>5.641</text:p>
          </table:table-cell>
          <table:table-cell table:formula="of:=[.$B31]-[$consolidado_regras.$H31]" office:value-type="float" office:value="5636" calcext:value-type="float">
            <text:p>5636</text:p>
          </table:table-cell>
          <table:table-cell table:formula="of:=[.$B31]-[$consolidado_regras.$L31]" office:value-type="float" office:value="5656" calcext:value-type="float">
            <text:p>5656</text:p>
          </table:table-cell>
          <table:table-cell table:formula="of:=[.$B31]-[$consolidado_regras.$J31]" office:value-type="float" office:value="5661" calcext:value-type="float">
            <text:p>5661</text:p>
          </table:table-cell>
          <table:table-cell table:formula="of:=[.$B31]-[$consolidado_regras.$N31]" office:value-type="float" office:value="5639" calcext:value-type="float">
            <text:p>5639</text:p>
          </table:table-cell>
          <table:table-cell table:formula="of:=[.$B31]-[$consolidado_otimos.$F31]" office:value-type="float" office:value="5636" calcext:value-type="float">
            <text:p>5636</text:p>
          </table:table-cell>
          <table:table-cell table:formula="of:=[.$B31]-[$consolidado_otimos.$H31]" office:value-type="float" office:value="5641" calcext:value-type="float">
            <text:p>5641</text:p>
          </table:table-cell>
          <table:table-cell table:formula="of:=[.$B31]-[$consolidado_otimos.$L31]" office:value-type="float" office:value="5661" calcext:value-type="float">
            <text:p>5661</text:p>
          </table:table-cell>
          <table:table-cell table:formula="of:=[.$B31]-[$consolidado_regras.$J31]" office:value-type="float" office:value="5661" calcext:value-type="float">
            <text:p>5661</text:p>
          </table:table-cell>
          <table:table-cell table:formula="of:=[.$B31]-[$consolidado_regras.$N31]" office:value-type="float" office:value="5639" calcext:value-type="float">
            <text:p>5639</text:p>
          </table:table-cell>
          <table:table-cell table:formula="of:=[.$B31]-[$consolidado_reed.$F31]" office:value-type="float" office:value="5656" calcext:value-type="float">
            <text:p>5656</text:p>
          </table:table-cell>
          <table:table-cell table:formula="of:=[.$B31]-[$consolidado_regras.$H31]" office:value-type="float" office:value="5636" calcext:value-type="float">
            <text:p>5636</text:p>
          </table:table-cell>
          <table:table-cell table:formula="of:=[.$B31]-[$consolidado_regras.$L31]" office:value-type="float" office:value="5656" calcext:value-type="float">
            <text:p>5656</text:p>
          </table:table-cell>
          <table:table-cell table:formula="of:=[.$B31]-[$consolidado_regras.$J31]" office:value-type="float" office:value="5661" calcext:value-type="float">
            <text:p>5661</text:p>
          </table:table-cell>
          <table:table-cell table:formula="of:=[.$B31]-[$consolidado_regras.$N31]" office:value-type="float" office:value="5639" calcext:value-type="float">
            <text:p>5639</text:p>
          </table:table-cell>
        </table:table-row>
        <table:table-row table:style-name="ro1">
          <table:table-cell office:value-type="string" calcext:value-type="string">
            <text:p>hwb8-614-12745a.tfc</text:p>
          </table:table-cell>
          <table:table-cell table:formula="of:=VLOOKUP([.$A32];[$otimos.$A$2:$otimos.$H$99];3;0)" office:value-type="float" office:value="17426" calcext:value-type="float">
            <text:p>17.426</text:p>
          </table:table-cell>
          <table:table-cell table:formula="of:=INDEX([.$E$1:.$S$1];MATCH(MIN([.E32:.S32]);[.E32:.S32];0))" office:value-type="string" office:string-value="Regras+Otimos" calcext:value-type="string">
            <text:p>Regras+Otimos</text:p>
          </table:table-cell>
          <table:table-cell office:value-type="string" calcext:value-type="string">
            <text:p>-</text:p>
          </table:table-cell>
          <table:table-cell table:formula="of:=[.$B32]-[$consolidado_regras.$F32]" office:value-type="float" office:value="17426" calcext:value-type="float">
            <text:p>17.426</text:p>
          </table:table-cell>
          <table:table-cell table:formula="of:=[.$B32]-[$consolidado_regras.$H32]" office:value-type="float" office:value="17420" calcext:value-type="float">
            <text:p>17420</text:p>
          </table:table-cell>
          <table:table-cell table:formula="of:=[.$B32]-[$consolidado_regras.$L32]" office:value-type="float" office:value="17431" calcext:value-type="float">
            <text:p>17431</text:p>
          </table:table-cell>
          <table:table-cell table:formula="of:=[.$B32]-[$consolidado_regras.$J32]" office:value-type="float" office:value="17437" calcext:value-type="float">
            <text:p>17437</text:p>
          </table:table-cell>
          <table:table-cell table:formula="of:=[.$B32]-[$consolidado_regras.$N32]" office:value-type="float" office:value="17425" calcext:value-type="float">
            <text:p>17425</text:p>
          </table:table-cell>
          <table:table-cell table:formula="of:=[.$B32]-[$consolidado_otimos.$F32]" office:value-type="float" office:value="17420" calcext:value-type="float">
            <text:p>17420</text:p>
          </table:table-cell>
          <table:table-cell table:formula="of:=[.$B32]-[$consolidado_otimos.$H32]" office:value-type="float" office:value="17426" calcext:value-type="float">
            <text:p>17426</text:p>
          </table:table-cell>
          <table:table-cell table:formula="of:=[.$B32]-[$consolidado_otimos.$L32]" office:value-type="float" office:value="17437" calcext:value-type="float">
            <text:p>17437</text:p>
          </table:table-cell>
          <table:table-cell table:formula="of:=[.$B32]-[$consolidado_regras.$J32]" office:value-type="float" office:value="17437" calcext:value-type="float">
            <text:p>17437</text:p>
          </table:table-cell>
          <table:table-cell table:formula="of:=[.$B32]-[$consolidado_regras.$N32]" office:value-type="float" office:value="17425" calcext:value-type="float">
            <text:p>17425</text:p>
          </table:table-cell>
          <table:table-cell table:formula="of:=[.$B32]-[$consolidado_reed.$F32]" office:value-type="float" office:value="17431" calcext:value-type="float">
            <text:p>17431</text:p>
          </table:table-cell>
          <table:table-cell table:formula="of:=[.$B32]-[$consolidado_regras.$H32]" office:value-type="float" office:value="17420" calcext:value-type="float">
            <text:p>17420</text:p>
          </table:table-cell>
          <table:table-cell table:formula="of:=[.$B32]-[$consolidado_regras.$L32]" office:value-type="float" office:value="17431" calcext:value-type="float">
            <text:p>17431</text:p>
          </table:table-cell>
          <table:table-cell table:formula="of:=[.$B32]-[$consolidado_regras.$J32]" office:value-type="float" office:value="17437" calcext:value-type="float">
            <text:p>17437</text:p>
          </table:table-cell>
          <table:table-cell table:formula="of:=[.$B32]-[$consolidado_regras.$N32]" office:value-type="float" office:value="17425" calcext:value-type="float">
            <text:p>17425</text:p>
          </table:table-cell>
        </table:table-row>
        <table:table-row table:style-name="ro1">
          <table:table-cell office:value-type="string" calcext:value-type="string">
            <text:p>hwb8-637.tfc</text:p>
          </table:table-cell>
          <table:table-cell table:formula="of:=VLOOKUP([.$A33];[$otimos.$A$2:$otimos.$H$99];3;0)" office:value-type="float" office:value="19305" calcext:value-type="float">
            <text:p>19.305</text:p>
          </table:table-cell>
          <table:table-cell table:formula="of:=INDEX([.$E$1:.$S$1];MATCH(MIN([.E33:.S33]);[.E33:.S33];0))" office:value-type="string" office:string-value="Regras+Otimos" calcext:value-type="string">
            <text:p>Regras+Otimos</text:p>
          </table:table-cell>
          <table:table-cell office:value-type="string" calcext:value-type="string">
            <text:p>-</text:p>
          </table:table-cell>
          <table:table-cell table:formula="of:=[.$B33]-[$consolidado_regras.$F33]" office:value-type="float" office:value="19303" calcext:value-type="float">
            <text:p>19.303</text:p>
          </table:table-cell>
          <table:table-cell table:formula="of:=[.$B33]-[$consolidado_regras.$H33]" office:value-type="float" office:value="19298" calcext:value-type="float">
            <text:p>19298</text:p>
          </table:table-cell>
          <table:table-cell table:formula="of:=[.$B33]-[$consolidado_regras.$L33]" office:value-type="float" office:value="19314" calcext:value-type="float">
            <text:p>19314</text:p>
          </table:table-cell>
          <table:table-cell table:formula="of:=[.$B33]-[$consolidado_regras.$J33]" office:value-type="float" office:value="19328" calcext:value-type="float">
            <text:p>19328</text:p>
          </table:table-cell>
          <table:table-cell table:formula="of:=[.$B33]-[$consolidado_regras.$N33]" office:value-type="float" office:value="19304" calcext:value-type="float">
            <text:p>19304</text:p>
          </table:table-cell>
          <table:table-cell table:formula="of:=[.$B33]-[$consolidado_otimos.$F33]" office:value-type="float" office:value="19298" calcext:value-type="float">
            <text:p>19298</text:p>
          </table:table-cell>
          <table:table-cell table:formula="of:=[.$B33]-[$consolidado_otimos.$H33]" office:value-type="float" office:value="19303" calcext:value-type="float">
            <text:p>19303</text:p>
          </table:table-cell>
          <table:table-cell table:formula="of:=[.$B33]-[$consolidado_otimos.$L33]" office:value-type="float" office:value="19328" calcext:value-type="float">
            <text:p>19328</text:p>
          </table:table-cell>
          <table:table-cell table:formula="of:=[.$B33]-[$consolidado_regras.$J33]" office:value-type="float" office:value="19328" calcext:value-type="float">
            <text:p>19328</text:p>
          </table:table-cell>
          <table:table-cell table:formula="of:=[.$B33]-[$consolidado_regras.$N33]" office:value-type="float" office:value="19304" calcext:value-type="float">
            <text:p>19304</text:p>
          </table:table-cell>
          <table:table-cell table:formula="of:=[.$B33]-[$consolidado_reed.$F33]" office:value-type="float" office:value="19314" calcext:value-type="float">
            <text:p>19314</text:p>
          </table:table-cell>
          <table:table-cell table:formula="of:=[.$B33]-[$consolidado_regras.$H33]" office:value-type="float" office:value="19298" calcext:value-type="float">
            <text:p>19298</text:p>
          </table:table-cell>
          <table:table-cell table:formula="of:=[.$B33]-[$consolidado_regras.$L33]" office:value-type="float" office:value="19314" calcext:value-type="float">
            <text:p>19314</text:p>
          </table:table-cell>
          <table:table-cell table:formula="of:=[.$B33]-[$consolidado_regras.$J33]" office:value-type="float" office:value="19328" calcext:value-type="float">
            <text:p>19328</text:p>
          </table:table-cell>
          <table:table-cell table:formula="of:=[.$B33]-[$consolidado_regras.$N33]" office:value-type="float" office:value="19304" calcext:value-type="float">
            <text:p>19304</text:p>
          </table:table-cell>
        </table:table-row>
        <table:table-row table:style-name="ro1">
          <table:table-cell office:value-type="string" calcext:value-type="string">
            <text:p>hwb8-749-6197a.tfc</text:p>
          </table:table-cell>
          <table:table-cell table:formula="of:=VLOOKUP([.$A34];[$otimos.$A$2:$otimos.$H$99];3;0)" office:value-type="float" office:value="8341" calcext:value-type="float">
            <text:p>8.341</text:p>
          </table:table-cell>
          <table:table-cell table:formula="of:=INDEX([.$E$1:.$S$1];MATCH(MIN([.E34:.S34]);[.E34:.S34];0))" office:value-type="string" office:string-value="Regras" calcext:value-type="string">
            <text:p>Regras</text:p>
          </table:table-cell>
          <table:table-cell office:value-type="string" calcext:value-type="string">
            <text:p>-</text:p>
          </table:table-cell>
          <table:table-cell table:formula="of:=[.$B34]-[$consolidado_regras.$F34]" office:value-type="float" office:value="8323" calcext:value-type="float">
            <text:p>8.323</text:p>
          </table:table-cell>
          <table:table-cell table:formula="of:=[.$B34]-[$consolidado_regras.$H34]" office:value-type="float" office:value="8337" calcext:value-type="float">
            <text:p>8337</text:p>
          </table:table-cell>
          <table:table-cell table:formula="of:=[.$B34]-[$consolidado_regras.$L34]" office:value-type="float" office:value="8342" calcext:value-type="float">
            <text:p>8342</text:p>
          </table:table-cell>
          <table:table-cell table:formula="of:=[.$B34]-[$consolidado_regras.$J34]" office:value-type="float" office:value="8348" calcext:value-type="float">
            <text:p>8348</text:p>
          </table:table-cell>
          <table:table-cell table:formula="of:=[.$B34]-[$consolidado_regras.$N34]" office:value-type="float" office:value="8338" calcext:value-type="float">
            <text:p>8338</text:p>
          </table:table-cell>
          <table:table-cell table:formula="of:=[.$B34]-[$consolidado_otimos.$F34]" office:value-type="float" office:value="8332" calcext:value-type="float">
            <text:p>8332</text:p>
          </table:table-cell>
          <table:table-cell table:formula="of:=[.$B34]-[$consolidado_otimos.$H34]" office:value-type="float" office:value="8333" calcext:value-type="float">
            <text:p>8333</text:p>
          </table:table-cell>
          <table:table-cell table:formula="of:=[.$B34]-[$consolidado_otimos.$L34]" office:value-type="float" office:value="8351" calcext:value-type="float">
            <text:p>8351</text:p>
          </table:table-cell>
          <table:table-cell table:formula="of:=[.$B34]-[$consolidado_regras.$J34]" office:value-type="float" office:value="8348" calcext:value-type="float">
            <text:p>8348</text:p>
          </table:table-cell>
          <table:table-cell table:formula="of:=[.$B34]-[$consolidado_regras.$N34]" office:value-type="float" office:value="8338" calcext:value-type="float">
            <text:p>8338</text:p>
          </table:table-cell>
          <table:table-cell table:formula="of:=[.$B34]-[$consolidado_reed.$F34]" office:value-type="float" office:value="8338" calcext:value-type="float">
            <text:p>8338</text:p>
          </table:table-cell>
          <table:table-cell table:formula="of:=[.$B34]-[$consolidado_regras.$H34]" office:value-type="float" office:value="8337" calcext:value-type="float">
            <text:p>8337</text:p>
          </table:table-cell>
          <table:table-cell table:formula="of:=[.$B34]-[$consolidado_regras.$L34]" office:value-type="float" office:value="8342" calcext:value-type="float">
            <text:p>8342</text:p>
          </table:table-cell>
          <table:table-cell table:formula="of:=[.$B34]-[$consolidado_regras.$J34]" office:value-type="float" office:value="8348" calcext:value-type="float">
            <text:p>8348</text:p>
          </table:table-cell>
          <table:table-cell table:formula="of:=[.$B34]-[$consolidado_regras.$N34]" office:value-type="float" office:value="8338" calcext:value-type="float">
            <text:p>8338</text:p>
          </table:table-cell>
        </table:table-row>
        <table:table-row table:style-name="ro1">
          <table:table-cell office:value-type="string" calcext:value-type="string">
            <text:p>hwb8_2710_6940.tfc</text:p>
          </table:table-cell>
          <table:table-cell table:formula="of:=VLOOKUP([.$A35];[$otimos.$A$2:$otimos.$H$99];3;0)" office:value-type="float" office:value="7738" calcext:value-type="float">
            <text:p>7.738</text:p>
          </table:table-cell>
          <table:table-cell table:formula="of:=INDEX([.$E$1:.$S$1];MATCH(MIN([.E35:.S35]);[.E35:.S35];0))" office:value-type="string" office:string-value="Regras" calcext:value-type="string">
            <text:p>Regras</text:p>
          </table:table-cell>
          <table:table-cell office:value-type="string" calcext:value-type="string">
            <text:p>-</text:p>
          </table:table-cell>
          <table:table-cell table:formula="of:=[.$B35]-[$consolidado_regras.$F35]" office:value-type="float" office:value="7672" calcext:value-type="float">
            <text:p>7.672</text:p>
          </table:table-cell>
          <table:table-cell table:formula="of:=[.$B35]-[$consolidado_regras.$H35]" office:value-type="float" office:value="7680" calcext:value-type="float">
            <text:p>7680</text:p>
          </table:table-cell>
          <table:table-cell table:formula="of:=[.$B35]-[$consolidado_regras.$L35]" office:value-type="float" office:value="7711" calcext:value-type="float">
            <text:p>7711</text:p>
          </table:table-cell>
          <table:table-cell table:formula="of:=[.$B35]-[$consolidado_regras.$J35]" office:value-type="float" office:value="7752" calcext:value-type="float">
            <text:p>7752</text:p>
          </table:table-cell>
          <table:table-cell table:formula="of:=[.$B35]-[$consolidado_regras.$N35]" office:value-type="float" office:value="7685" calcext:value-type="float">
            <text:p>7685</text:p>
          </table:table-cell>
          <table:table-cell table:formula="of:=[.$B35]-[$consolidado_otimos.$F35]" office:value-type="float" office:value="7676" calcext:value-type="float">
            <text:p>7676</text:p>
          </table:table-cell>
          <table:table-cell table:formula="of:=[.$B35]-[$consolidado_otimos.$H35]" office:value-type="float" office:value="7680" calcext:value-type="float">
            <text:p>7680</text:p>
          </table:table-cell>
          <table:table-cell table:formula="of:=[.$B35]-[$consolidado_otimos.$L35]" office:value-type="float" office:value="7759" calcext:value-type="float">
            <text:p>7759</text:p>
          </table:table-cell>
          <table:table-cell table:formula="of:=[.$B35]-[$consolidado_regras.$J35]" office:value-type="float" office:value="7752" calcext:value-type="float">
            <text:p>7752</text:p>
          </table:table-cell>
          <table:table-cell table:formula="of:=[.$B35]-[$consolidado_regras.$N35]" office:value-type="float" office:value="7685" calcext:value-type="float">
            <text:p>7685</text:p>
          </table:table-cell>
          <table:table-cell table:formula="of:=[.$B35]-[$consolidado_reed.$F35]" office:value-type="float" office:value="7710" calcext:value-type="float">
            <text:p>7710</text:p>
          </table:table-cell>
          <table:table-cell table:formula="of:=[.$B35]-[$consolidado_regras.$H35]" office:value-type="float" office:value="7680" calcext:value-type="float">
            <text:p>7680</text:p>
          </table:table-cell>
          <table:table-cell table:formula="of:=[.$B35]-[$consolidado_regras.$L35]" office:value-type="float" office:value="7711" calcext:value-type="float">
            <text:p>7711</text:p>
          </table:table-cell>
          <table:table-cell table:formula="of:=[.$B35]-[$consolidado_regras.$J35]" office:value-type="float" office:value="7752" calcext:value-type="float">
            <text:p>7752</text:p>
          </table:table-cell>
          <table:table-cell table:formula="of:=[.$B35]-[$consolidado_regras.$N35]" office:value-type="float" office:value="7685" calcext:value-type="float">
            <text:p>7685</text:p>
          </table:table-cell>
        </table:table-row>
        <table:table-row table:style-name="ro1">
          <table:table-cell office:value-type="string" calcext:value-type="string">
            <text:p>hwb9-1541.tfc</text:p>
          </table:table-cell>
          <table:table-cell table:formula="of:=VLOOKUP([.$A36];[$otimos.$A$2:$otimos.$H$99];3;0)" office:value-type="float" office:value="63613" calcext:value-type="float">
            <text:p>63.613</text:p>
          </table:table-cell>
          <table:table-cell table:formula="of:=INDEX([.$E$1:.$S$1];MATCH(MIN([.E36:.S36]);[.E36:.S36];0))" office:value-type="string" office:string-value="Regras+Otimos" calcext:value-type="string">
            <text:p>Regras+Otimos</text:p>
          </table:table-cell>
          <table:table-cell office:value-type="string" calcext:value-type="string">
            <text:p>-</text:p>
          </table:table-cell>
          <table:table-cell table:formula="of:=[.$B36]-[$consolidado_regras.$F36]" office:value-type="float" office:value="63613" calcext:value-type="float">
            <text:p>63.613</text:p>
          </table:table-cell>
          <table:table-cell table:formula="of:=[.$B36]-[$consolidado_regras.$H36]" office:value-type="float" office:value="63595" calcext:value-type="float">
            <text:p>63595</text:p>
          </table:table-cell>
          <table:table-cell table:formula="of:=[.$B36]-[$consolidado_regras.$L36]" office:value-type="float" office:value="63663" calcext:value-type="float">
            <text:p>63663</text:p>
          </table:table-cell>
          <table:table-cell table:formula="of:=[.$B36]-[$consolidado_regras.$J36]" office:value-type="float" office:value="63678" calcext:value-type="float">
            <text:p>63678</text:p>
          </table:table-cell>
          <table:table-cell table:formula="of:=[.$B36]-[$consolidado_regras.$N36]" office:value-type="float" office:value="63610" calcext:value-type="float">
            <text:p>63610</text:p>
          </table:table-cell>
          <table:table-cell table:formula="of:=[.$B36]-[$consolidado_otimos.$F36]" office:value-type="float" office:value="63595" calcext:value-type="float">
            <text:p>63595</text:p>
          </table:table-cell>
          <table:table-cell table:formula="of:=[.$B36]-[$consolidado_otimos.$H36]" office:value-type="float" office:value="63613" calcext:value-type="float">
            <text:p>63613</text:p>
          </table:table-cell>
          <table:table-cell table:formula="of:=[.$B36]-[$consolidado_otimos.$L36]" office:value-type="float" office:value="63678" calcext:value-type="float">
            <text:p>63678</text:p>
          </table:table-cell>
          <table:table-cell table:formula="of:=[.$B36]-[$consolidado_regras.$J36]" office:value-type="float" office:value="63678" calcext:value-type="float">
            <text:p>63678</text:p>
          </table:table-cell>
          <table:table-cell table:formula="of:=[.$B36]-[$consolidado_regras.$N36]" office:value-type="float" office:value="63610" calcext:value-type="float">
            <text:p>63610</text:p>
          </table:table-cell>
          <table:table-cell table:formula="of:=[.$B36]-[$consolidado_reed.$F36]" office:value-type="float" office:value="63663" calcext:value-type="float">
            <text:p>63663</text:p>
          </table:table-cell>
          <table:table-cell table:formula="of:=[.$B36]-[$consolidado_regras.$H36]" office:value-type="float" office:value="63595" calcext:value-type="float">
            <text:p>63595</text:p>
          </table:table-cell>
          <table:table-cell table:formula="of:=[.$B36]-[$consolidado_regras.$L36]" office:value-type="float" office:value="63663" calcext:value-type="float">
            <text:p>63663</text:p>
          </table:table-cell>
          <table:table-cell table:formula="of:=[.$B36]-[$consolidado_regras.$J36]" office:value-type="float" office:value="63678" calcext:value-type="float">
            <text:p>63678</text:p>
          </table:table-cell>
          <table:table-cell table:formula="of:=[.$B36]-[$consolidado_regras.$N36]" office:value-type="float" office:value="63610" calcext:value-type="float">
            <text:p>63610</text:p>
          </table:table-cell>
        </table:table-row>
        <table:table-row table:style-name="ro1">
          <table:table-cell office:value-type="string" calcext:value-type="string">
            <text:p>hwb9-1544.tfc</text:p>
          </table:table-cell>
          <table:table-cell table:formula="of:=VLOOKUP([.$A37];[$otimos.$A$2:$otimos.$H$99];3;0)" office:value-type="float" office:value="63668" calcext:value-type="float">
            <text:p>63.668</text:p>
          </table:table-cell>
          <table:table-cell table:formula="of:=INDEX([.$E$1:.$S$1];MATCH(MIN([.E37:.S37]);[.E37:.S37];0))" office:value-type="string" office:string-value="Regras+Otimos" calcext:value-type="string">
            <text:p>Regras+Otimos</text:p>
          </table:table-cell>
          <table:table-cell office:value-type="string" calcext:value-type="string">
            <text:p>-</text:p>
          </table:table-cell>
          <table:table-cell table:formula="of:=[.$B37]-[$consolidado_regras.$F37]" office:value-type="float" office:value="63668" calcext:value-type="float">
            <text:p>63.668</text:p>
          </table:table-cell>
          <table:table-cell table:formula="of:=[.$B37]-[$consolidado_regras.$H37]" office:value-type="float" office:value="63650" calcext:value-type="float">
            <text:p>63650</text:p>
          </table:table-cell>
          <table:table-cell table:formula="of:=[.$B37]-[$consolidado_regras.$L37]" office:value-type="float" office:value="63717" calcext:value-type="float">
            <text:p>63717</text:p>
          </table:table-cell>
          <table:table-cell table:formula="of:=[.$B37]-[$consolidado_regras.$J37]" office:value-type="float" office:value="63733" calcext:value-type="float">
            <text:p>63733</text:p>
          </table:table-cell>
          <table:table-cell table:formula="of:=[.$B37]-[$consolidado_regras.$N37]" office:value-type="float" office:value="63665" calcext:value-type="float">
            <text:p>63665</text:p>
          </table:table-cell>
          <table:table-cell table:formula="of:=[.$B37]-[$consolidado_otimos.$F37]" office:value-type="float" office:value="63650" calcext:value-type="float">
            <text:p>63650</text:p>
          </table:table-cell>
          <table:table-cell table:formula="of:=[.$B37]-[$consolidado_otimos.$H37]" office:value-type="float" office:value="63668" calcext:value-type="float">
            <text:p>63668</text:p>
          </table:table-cell>
          <table:table-cell table:formula="of:=[.$B37]-[$consolidado_otimos.$L37]" office:value-type="float" office:value="63733" calcext:value-type="float">
            <text:p>63733</text:p>
          </table:table-cell>
          <table:table-cell table:formula="of:=[.$B37]-[$consolidado_regras.$J37]" office:value-type="float" office:value="63733" calcext:value-type="float">
            <text:p>63733</text:p>
          </table:table-cell>
          <table:table-cell table:formula="of:=[.$B37]-[$consolidado_regras.$N37]" office:value-type="float" office:value="63665" calcext:value-type="float">
            <text:p>63665</text:p>
          </table:table-cell>
          <table:table-cell table:formula="of:=[.$B37]-[$consolidado_reed.$F37]" office:value-type="float" office:value="63717" calcext:value-type="float">
            <text:p>63717</text:p>
          </table:table-cell>
          <table:table-cell table:formula="of:=[.$B37]-[$consolidado_regras.$H37]" office:value-type="float" office:value="63650" calcext:value-type="float">
            <text:p>63650</text:p>
          </table:table-cell>
          <table:table-cell table:formula="of:=[.$B37]-[$consolidado_regras.$L37]" office:value-type="float" office:value="63717" calcext:value-type="float">
            <text:p>63717</text:p>
          </table:table-cell>
          <table:table-cell table:formula="of:=[.$B37]-[$consolidado_regras.$J37]" office:value-type="float" office:value="63733" calcext:value-type="float">
            <text:p>63733</text:p>
          </table:table-cell>
          <table:table-cell table:formula="of:=[.$B37]-[$consolidado_regras.$N37]" office:value-type="float" office:value="63665" calcext:value-type="float">
            <text:p>63665</text:p>
          </table:table-cell>
        </table:table-row>
        <table:table-row table:style-name="ro1">
          <table:table-cell office:value-type="string" calcext:value-type="string">
            <text:p>hwb9-1959-20378a.tfc</text:p>
          </table:table-cell>
          <table:table-cell table:formula="of:=VLOOKUP([.$A38];[$otimos.$A$2:$otimos.$H$99];3;0)" office:value-type="float" office:value="33599" calcext:value-type="float">
            <text:p>33.599</text:p>
          </table:table-cell>
          <table:table-cell table:formula="of:=INDEX([.$E$1:.$S$1];MATCH(MIN([.E38:.S38]);[.E38:.S38];0))" office:value-type="string" office:string-value="Regras" calcext:value-type="string">
            <text:p>Regras</text:p>
          </table:table-cell>
          <table:table-cell office:value-type="string" calcext:value-type="string">
            <text:p>-</text:p>
          </table:table-cell>
          <table:table-cell table:formula="of:=[.$B38]-[$consolidado_regras.$F38]" office:value-type="float" office:value="33583" calcext:value-type="float">
            <text:p>33.583</text:p>
          </table:table-cell>
          <table:table-cell table:formula="of:=[.$B38]-[$consolidado_regras.$H38]" office:value-type="float" office:value="33597" calcext:value-type="float">
            <text:p>33597</text:p>
          </table:table-cell>
          <table:table-cell table:formula="of:=[.$B38]-[$consolidado_regras.$L38]" office:value-type="float" office:value="33599" calcext:value-type="float">
            <text:p>33599</text:p>
          </table:table-cell>
          <table:table-cell table:formula="of:=[.$B38]-[$consolidado_regras.$J38]" office:value-type="float" office:value="33607" calcext:value-type="float">
            <text:p>33607</text:p>
          </table:table-cell>
          <table:table-cell table:formula="of:=[.$B38]-[$consolidado_regras.$N38]" office:value-type="float" office:value="33599" calcext:value-type="float">
            <text:p>33599</text:p>
          </table:table-cell>
          <table:table-cell table:formula="of:=[.$B38]-[$consolidado_otimos.$F38]" office:value-type="float" office:value="33591" calcext:value-type="float">
            <text:p>33591</text:p>
          </table:table-cell>
          <table:table-cell table:formula="of:=[.$B38]-[$consolidado_otimos.$H38]" office:value-type="float" office:value="33593" calcext:value-type="float">
            <text:p>33593</text:p>
          </table:table-cell>
          <table:table-cell table:formula="of:=[.$B38]-[$consolidado_otimos.$L38]" office:value-type="float" office:value="33607" calcext:value-type="float">
            <text:p>33607</text:p>
          </table:table-cell>
          <table:table-cell table:formula="of:=[.$B38]-[$consolidado_regras.$J38]" office:value-type="float" office:value="33607" calcext:value-type="float">
            <text:p>33607</text:p>
          </table:table-cell>
          <table:table-cell table:formula="of:=[.$B38]-[$consolidado_regras.$N38]" office:value-type="float" office:value="33599" calcext:value-type="float">
            <text:p>33599</text:p>
          </table:table-cell>
          <table:table-cell table:formula="of:=[.$B38]-[$consolidado_reed.$F38]" office:value-type="float" office:value="33592" calcext:value-type="float">
            <text:p>33592</text:p>
          </table:table-cell>
          <table:table-cell table:formula="of:=[.$B38]-[$consolidado_regras.$H38]" office:value-type="float" office:value="33597" calcext:value-type="float">
            <text:p>33597</text:p>
          </table:table-cell>
          <table:table-cell table:formula="of:=[.$B38]-[$consolidado_regras.$L38]" office:value-type="float" office:value="33599" calcext:value-type="float">
            <text:p>33599</text:p>
          </table:table-cell>
          <table:table-cell table:formula="of:=[.$B38]-[$consolidado_regras.$J38]" office:value-type="float" office:value="33607" calcext:value-type="float">
            <text:p>33607</text:p>
          </table:table-cell>
          <table:table-cell table:formula="of:=[.$B38]-[$consolidado_regras.$N38]" office:value-type="float" office:value="33599" calcext:value-type="float">
            <text:p>33599</text:p>
          </table:table-cell>
        </table:table-row>
        <table:table-row table:style-name="ro1">
          <table:table-cell office:value-type="string" calcext:value-type="string">
            <text:p>hwb9_6563_16173.tfc</text:p>
          </table:table-cell>
          <table:table-cell table:formula="of:=VLOOKUP([.$A39];[$otimos.$A$2:$otimos.$H$99];3;0)" office:value-type="float" office:value="17371" calcext:value-type="float">
            <text:p>17.371</text:p>
          </table:table-cell>
          <table:table-cell table:formula="of:=INDEX([.$E$1:.$S$1];MATCH(MIN([.E39:.S39]);[.E39:.S39];0))" office:value-type="string" office:string-value="Otimos" calcext:value-type="string">
            <text:p>Otimos</text:p>
          </table:table-cell>
          <table:table-cell office:value-type="string" calcext:value-type="string">
            <text:p>-</text:p>
          </table:table-cell>
          <table:table-cell table:formula="of:=[.$B39]-[$consolidado_regras.$F39]" office:value-type="float" office:value="17225" calcext:value-type="float">
            <text:p>17.225</text:p>
          </table:table-cell>
          <table:table-cell table:formula="of:=[.$B39]-[$consolidado_regras.$H39]" office:value-type="float" office:value="17216" calcext:value-type="float">
            <text:p>17216</text:p>
          </table:table-cell>
          <table:table-cell table:formula="of:=[.$B39]-[$consolidado_regras.$L39]" office:value-type="float" office:value="17254" calcext:value-type="float">
            <text:p>17254</text:p>
          </table:table-cell>
          <table:table-cell table:formula="of:=[.$B39]-[$consolidado_regras.$J39]" office:value-type="float" office:value="17365" calcext:value-type="float">
            <text:p>17365</text:p>
          </table:table-cell>
          <table:table-cell table:formula="of:=[.$B39]-[$consolidado_regras.$N39]" office:value-type="float" office:value="17269" calcext:value-type="float">
            <text:p>17269</text:p>
          </table:table-cell>
          <table:table-cell table:formula="of:=[.$B39]-[$consolidado_otimos.$F39]" office:value-type="float" office:value="17211" calcext:value-type="float">
            <text:p>17211</text:p>
          </table:table-cell>
          <table:table-cell table:formula="of:=[.$B39]-[$consolidado_otimos.$H39]" office:value-type="float" office:value="17233" calcext:value-type="float">
            <text:p>17233</text:p>
          </table:table-cell>
          <table:table-cell table:formula="of:=[.$B39]-[$consolidado_otimos.$L39]" office:value-type="float" office:value="17367" calcext:value-type="float">
            <text:p>17367</text:p>
          </table:table-cell>
          <table:table-cell table:formula="of:=[.$B39]-[$consolidado_regras.$J39]" office:value-type="float" office:value="17365" calcext:value-type="float">
            <text:p>17365</text:p>
          </table:table-cell>
          <table:table-cell table:formula="of:=[.$B39]-[$consolidado_regras.$N39]" office:value-type="float" office:value="17269" calcext:value-type="float">
            <text:p>17269</text:p>
          </table:table-cell>
          <table:table-cell table:formula="of:=[.$B39]-[$consolidado_reed.$F39]" office:value-type="float" office:value="17251" calcext:value-type="float">
            <text:p>17251</text:p>
          </table:table-cell>
          <table:table-cell table:formula="of:=[.$B39]-[$consolidado_regras.$H39]" office:value-type="float" office:value="17216" calcext:value-type="float">
            <text:p>17216</text:p>
          </table:table-cell>
          <table:table-cell table:formula="of:=[.$B39]-[$consolidado_regras.$L39]" office:value-type="float" office:value="17254" calcext:value-type="float">
            <text:p>17254</text:p>
          </table:table-cell>
          <table:table-cell table:formula="of:=[.$B39]-[$consolidado_regras.$J39]" office:value-type="float" office:value="17365" calcext:value-type="float">
            <text:p>17365</text:p>
          </table:table-cell>
          <table:table-cell table:formula="of:=[.$B39]-[$consolidado_regras.$N39]" office:value-type="float" office:value="17269" calcext:value-type="float">
            <text:p>17269</text:p>
          </table:table-cell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table:formula="of:=VLOOKUP([.$A40];[$otimos.$A$2:$otimos.$H$99];3;0)" office:value-type="float" office:value="121" calcext:value-type="float">
            <text:p>121</text:p>
          </table:table-cell>
          <table:table-cell table:formula="of:=INDEX([.$E$1:.$S$1];MATCH(MIN([.E40:.S40]);[.E40:.S40];0))" office:value-type="string" office:string-value="Regras" calcext:value-type="string">
            <text:p>Regras</text:p>
          </table:table-cell>
          <table:table-cell office:value-type="string" calcext:value-type="string">
            <text:p>-</text:p>
          </table:table-cell>
          <table:table-cell table:formula="of:=[.$B40]-[$consolidado_regras.$F40]" office:value-type="float" office:value="121" calcext:value-type="float">
            <text:p>121</text:p>
          </table:table-cell>
          <table:table-cell table:formula="of:=[.$B40]-[$consolidado_regras.$H40]" office:value-type="float" office:value="121" calcext:value-type="float">
            <text:p>121</text:p>
          </table:table-cell>
          <table:table-cell table:formula="of:=[.$B40]-[$consolidado_regras.$L40]" office:value-type="float" office:value="121" calcext:value-type="float">
            <text:p>121</text:p>
          </table:table-cell>
          <table:table-cell table:formula="of:=[.$B40]-[$consolidado_regras.$J40]" office:value-type="float" office:value="121" calcext:value-type="float">
            <text:p>121</text:p>
          </table:table-cell>
          <table:table-cell table:formula="of:=[.$B40]-[$consolidado_regras.$N40]" office:value-type="float" office:value="121" calcext:value-type="float">
            <text:p>121</text:p>
          </table:table-cell>
          <table:table-cell table:formula="of:=[.$B40]-[$consolidado_otimos.$F40]" office:value-type="float" office:value="121" calcext:value-type="float">
            <text:p>121</text:p>
          </table:table-cell>
          <table:table-cell table:formula="of:=[.$B40]-[$consolidado_otimos.$H40]" office:value-type="float" office:value="121" calcext:value-type="float">
            <text:p>121</text:p>
          </table:table-cell>
          <table:table-cell table:formula="of:=[.$B40]-[$consolidado_otimos.$L40]" office:value-type="float" office:value="121" calcext:value-type="float">
            <text:p>121</text:p>
          </table:table-cell>
          <table:table-cell table:formula="of:=[.$B40]-[$consolidado_regras.$J40]" office:value-type="float" office:value="121" calcext:value-type="float">
            <text:p>121</text:p>
          </table:table-cell>
          <table:table-cell table:formula="of:=[.$B40]-[$consolidado_regras.$N40]" office:value-type="float" office:value="121" calcext:value-type="float">
            <text:p>121</text:p>
          </table:table-cell>
          <table:table-cell table:formula="of:=[.$B40]-[$consolidado_reed.$F40]" office:value-type="float" office:value="121" calcext:value-type="float">
            <text:p>121</text:p>
          </table:table-cell>
          <table:table-cell table:formula="of:=[.$B40]-[$consolidado_regras.$H40]" office:value-type="float" office:value="121" calcext:value-type="float">
            <text:p>121</text:p>
          </table:table-cell>
          <table:table-cell table:formula="of:=[.$B40]-[$consolidado_regras.$L40]" office:value-type="float" office:value="121" calcext:value-type="float">
            <text:p>121</text:p>
          </table:table-cell>
          <table:table-cell table:formula="of:=[.$B40]-[$consolidado_regras.$J40]" office:value-type="float" office:value="121" calcext:value-type="float">
            <text:p>121</text:p>
          </table:table-cell>
          <table:table-cell table:formula="of:=[.$B40]-[$consolidado_regras.$N40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table:formula="of:=VLOOKUP([.$A41];[$otimos.$A$2:$otimos.$H$99];3;0)" office:value-type="float" office:value="29" calcext:value-type="float">
            <text:p>29</text:p>
          </table:table-cell>
          <table:table-cell table:formula="of:=INDEX([.$E$1:.$S$1];MATCH(MIN([.E41:.S41]);[.E41:.S41];0))" office:value-type="string" office:string-value="Regras+Reed+Otimos" calcext:value-type="string">
            <text:p>Regras+Reed+Otimos</text:p>
          </table:table-cell>
          <table:table-cell office:value-type="string" calcext:value-type="string">
            <text:p>-</text:p>
          </table:table-cell>
          <table:table-cell table:formula="of:=[.$B41]-[$consolidado_regras.$F41]" office:value-type="float" office:value="29" calcext:value-type="float">
            <text:p>29</text:p>
          </table:table-cell>
          <table:table-cell table:formula="of:=[.$B41]-[$consolidado_regras.$H41]" office:value-type="float" office:value="29" calcext:value-type="float">
            <text:p>29</text:p>
          </table:table-cell>
          <table:table-cell table:formula="of:=[.$B41]-[$consolidado_regras.$L41]" office:value-type="float" office:value="31" calcext:value-type="float">
            <text:p>31</text:p>
          </table:table-cell>
          <table:table-cell table:formula="of:=[.$B41]-[$consolidado_regras.$J41]" office:value-type="float" office:value="31" calcext:value-type="float">
            <text:p>31</text:p>
          </table:table-cell>
          <table:table-cell table:formula="of:=[.$B41]-[$consolidado_regras.$N41]" office:value-type="float" office:value="27" calcext:value-type="float">
            <text:p>27</text:p>
          </table:table-cell>
          <table:table-cell table:formula="of:=[.$B41]-[$consolidado_otimos.$F41]" office:value-type="float" office:value="29" calcext:value-type="float">
            <text:p>29</text:p>
          </table:table-cell>
          <table:table-cell table:formula="of:=[.$B41]-[$consolidado_otimos.$H41]" office:value-type="float" office:value="29" calcext:value-type="float">
            <text:p>29</text:p>
          </table:table-cell>
          <table:table-cell table:formula="of:=[.$B41]-[$consolidado_otimos.$L41]" office:value-type="float" office:value="31" calcext:value-type="float">
            <text:p>31</text:p>
          </table:table-cell>
          <table:table-cell table:formula="of:=[.$B41]-[$consolidado_regras.$J41]" office:value-type="float" office:value="31" calcext:value-type="float">
            <text:p>31</text:p>
          </table:table-cell>
          <table:table-cell table:formula="of:=[.$B41]-[$consolidado_regras.$N41]" office:value-type="float" office:value="27" calcext:value-type="float">
            <text:p>27</text:p>
          </table:table-cell>
          <table:table-cell table:formula="of:=[.$B41]-[$consolidado_reed.$F41]" office:value-type="float" office:value="31" calcext:value-type="float">
            <text:p>31</text:p>
          </table:table-cell>
          <table:table-cell table:formula="of:=[.$B41]-[$consolidado_regras.$H41]" office:value-type="float" office:value="29" calcext:value-type="float">
            <text:p>29</text:p>
          </table:table-cell>
          <table:table-cell table:formula="of:=[.$B41]-[$consolidado_regras.$L41]" office:value-type="float" office:value="31" calcext:value-type="float">
            <text:p>31</text:p>
          </table:table-cell>
          <table:table-cell table:formula="of:=[.$B41]-[$consolidado_regras.$J41]" office:value-type="float" office:value="31" calcext:value-type="float">
            <text:p>31</text:p>
          </table:table-cell>
          <table:table-cell table:formula="of:=[.$B41]-[$consolidado_regras.$N41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table:formula="of:=VLOOKUP([.$A42];[$otimos.$A$2:$otimos.$H$99];3;0)" office:value-type="float" office:value="29" calcext:value-type="float">
            <text:p>29</text:p>
          </table:table-cell>
          <table:table-cell table:formula="of:=INDEX([.$E$1:.$S$1];MATCH(MIN([.E42:.S42]);[.E42:.S42];0))" office:value-type="string" office:string-value="Regras+Reed+Otimos" calcext:value-type="string">
            <text:p>Regras+Reed+Otimos</text:p>
          </table:table-cell>
          <table:table-cell office:value-type="string" calcext:value-type="string">
            <text:p>-</text:p>
          </table:table-cell>
          <table:table-cell table:formula="of:=[.$B42]-[$consolidado_regras.$F42]" office:value-type="float" office:value="29" calcext:value-type="float">
            <text:p>29</text:p>
          </table:table-cell>
          <table:table-cell table:formula="of:=[.$B42]-[$consolidado_regras.$H42]" office:value-type="float" office:value="29" calcext:value-type="float">
            <text:p>29</text:p>
          </table:table-cell>
          <table:table-cell table:formula="of:=[.$B42]-[$consolidado_regras.$L42]" office:value-type="float" office:value="31" calcext:value-type="float">
            <text:p>31</text:p>
          </table:table-cell>
          <table:table-cell table:formula="of:=[.$B42]-[$consolidado_regras.$J42]" office:value-type="float" office:value="31" calcext:value-type="float">
            <text:p>31</text:p>
          </table:table-cell>
          <table:table-cell table:formula="of:=[.$B42]-[$consolidado_regras.$N42]" office:value-type="float" office:value="27" calcext:value-type="float">
            <text:p>27</text:p>
          </table:table-cell>
          <table:table-cell table:formula="of:=[.$B42]-[$consolidado_otimos.$F42]" office:value-type="float" office:value="29" calcext:value-type="float">
            <text:p>29</text:p>
          </table:table-cell>
          <table:table-cell table:formula="of:=[.$B42]-[$consolidado_otimos.$H42]" office:value-type="float" office:value="29" calcext:value-type="float">
            <text:p>29</text:p>
          </table:table-cell>
          <table:table-cell table:formula="of:=[.$B42]-[$consolidado_otimos.$L42]" office:value-type="float" office:value="31" calcext:value-type="float">
            <text:p>31</text:p>
          </table:table-cell>
          <table:table-cell table:formula="of:=[.$B42]-[$consolidado_regras.$J42]" office:value-type="float" office:value="31" calcext:value-type="float">
            <text:p>31</text:p>
          </table:table-cell>
          <table:table-cell table:formula="of:=[.$B42]-[$consolidado_regras.$N42]" office:value-type="float" office:value="27" calcext:value-type="float">
            <text:p>27</text:p>
          </table:table-cell>
          <table:table-cell table:formula="of:=[.$B42]-[$consolidado_reed.$F42]" office:value-type="float" office:value="31" calcext:value-type="float">
            <text:p>31</text:p>
          </table:table-cell>
          <table:table-cell table:formula="of:=[.$B42]-[$consolidado_regras.$H42]" office:value-type="float" office:value="29" calcext:value-type="float">
            <text:p>29</text:p>
          </table:table-cell>
          <table:table-cell table:formula="of:=[.$B42]-[$consolidado_regras.$L42]" office:value-type="float" office:value="31" calcext:value-type="float">
            <text:p>31</text:p>
          </table:table-cell>
          <table:table-cell table:formula="of:=[.$B42]-[$consolidado_regras.$J42]" office:value-type="float" office:value="31" calcext:value-type="float">
            <text:p>31</text:p>
          </table:table-cell>
          <table:table-cell table:formula="of:=[.$B42]-[$consolidado_regras.$N42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table:formula="of:=VLOOKUP([.$A43];[$otimos.$A$2:$otimos.$H$99];3;0)" office:value-type="float" office:value="121" calcext:value-type="float">
            <text:p>121</text:p>
          </table:table-cell>
          <table:table-cell table:formula="of:=INDEX([.$E$1:.$S$1];MATCH(MIN([.E43:.S43]);[.E43:.S43];0))" office:value-type="string" office:string-value="Regras" calcext:value-type="string">
            <text:p>Regras</text:p>
          </table:table-cell>
          <table:table-cell office:value-type="string" calcext:value-type="string">
            <text:p>-</text:p>
          </table:table-cell>
          <table:table-cell table:formula="of:=[.$B43]-[$consolidado_regras.$F43]" office:value-type="float" office:value="121" calcext:value-type="float">
            <text:p>121</text:p>
          </table:table-cell>
          <table:table-cell table:formula="of:=[.$B43]-[$consolidado_regras.$H43]" office:value-type="float" office:value="121" calcext:value-type="float">
            <text:p>121</text:p>
          </table:table-cell>
          <table:table-cell table:formula="of:=[.$B43]-[$consolidado_regras.$L43]" office:value-type="float" office:value="121" calcext:value-type="float">
            <text:p>121</text:p>
          </table:table-cell>
          <table:table-cell table:formula="of:=[.$B43]-[$consolidado_regras.$J43]" office:value-type="float" office:value="121" calcext:value-type="float">
            <text:p>121</text:p>
          </table:table-cell>
          <table:table-cell table:formula="of:=[.$B43]-[$consolidado_regras.$N43]" office:value-type="float" office:value="121" calcext:value-type="float">
            <text:p>121</text:p>
          </table:table-cell>
          <table:table-cell table:formula="of:=[.$B43]-[$consolidado_otimos.$F43]" office:value-type="float" office:value="121" calcext:value-type="float">
            <text:p>121</text:p>
          </table:table-cell>
          <table:table-cell table:formula="of:=[.$B43]-[$consolidado_otimos.$H43]" office:value-type="float" office:value="121" calcext:value-type="float">
            <text:p>121</text:p>
          </table:table-cell>
          <table:table-cell table:formula="of:=[.$B43]-[$consolidado_otimos.$L43]" office:value-type="float" office:value="121" calcext:value-type="float">
            <text:p>121</text:p>
          </table:table-cell>
          <table:table-cell table:formula="of:=[.$B43]-[$consolidado_regras.$J43]" office:value-type="float" office:value="121" calcext:value-type="float">
            <text:p>121</text:p>
          </table:table-cell>
          <table:table-cell table:formula="of:=[.$B43]-[$consolidado_regras.$N43]" office:value-type="float" office:value="121" calcext:value-type="float">
            <text:p>121</text:p>
          </table:table-cell>
          <table:table-cell table:formula="of:=[.$B43]-[$consolidado_reed.$F43]" office:value-type="float" office:value="121" calcext:value-type="float">
            <text:p>121</text:p>
          </table:table-cell>
          <table:table-cell table:formula="of:=[.$B43]-[$consolidado_regras.$H43]" office:value-type="float" office:value="121" calcext:value-type="float">
            <text:p>121</text:p>
          </table:table-cell>
          <table:table-cell table:formula="of:=[.$B43]-[$consolidado_regras.$L43]" office:value-type="float" office:value="121" calcext:value-type="float">
            <text:p>121</text:p>
          </table:table-cell>
          <table:table-cell table:formula="of:=[.$B43]-[$consolidado_regras.$J43]" office:value-type="float" office:value="121" calcext:value-type="float">
            <text:p>121</text:p>
          </table:table-cell>
          <table:table-cell table:formula="of:=[.$B43]-[$consolidado_regras.$N43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mod5mils.tfc</text:p>
          </table:table-cell>
          <table:table-cell table:formula="of:=VLOOKUP([.$A44];[$otimos.$A$2:$otimos.$H$99];3;0)" office:value-type="float" office:value="13" calcext:value-type="float">
            <text:p>13</text:p>
          </table:table-cell>
          <table:table-cell table:formula="of:=INDEX([.$E$1:.$S$1];MATCH(MIN([.E44:.S44]);[.E44:.S44];0))" office:value-type="string" office:string-value="Regras+Reed" calcext:value-type="string">
            <text:p>Regras+Reed</text:p>
          </table:table-cell>
          <table:table-cell office:value-type="float" office:value="94" calcext:value-type="float">
            <text:p>94</text:p>
          </table:table-cell>
          <table:table-cell table:formula="of:=[.$B44]-[$consolidado_regras.$F44]" office:value-type="float" office:value="13" calcext:value-type="float">
            <text:p>13</text:p>
          </table:table-cell>
          <table:table-cell table:formula="of:=[.$B44]-[$consolidado_regras.$H44]" office:value-type="float" office:value="12" calcext:value-type="float">
            <text:p>12</text:p>
          </table:table-cell>
          <table:table-cell table:formula="of:=[.$B44]-[$consolidado_regras.$L44]" office:value-type="float" office:value="11" calcext:value-type="float">
            <text:p>11</text:p>
          </table:table-cell>
          <table:table-cell table:formula="of:=[.$B44]-[$consolidado_regras.$J44]" office:value-type="float" office:value="12" calcext:value-type="float">
            <text:p>12</text:p>
          </table:table-cell>
          <table:table-cell table:formula="of:=[.$B44]-[$consolidado_regras.$N44]" office:value-type="float" office:value="13" calcext:value-type="float">
            <text:p>13</text:p>
          </table:table-cell>
          <table:table-cell table:formula="of:=[.$B44]-[$consolidado_otimos.$F44]" office:value-type="float" office:value="12" calcext:value-type="float">
            <text:p>12</text:p>
          </table:table-cell>
          <table:table-cell table:formula="of:=[.$B44]-[$consolidado_otimos.$H44]" office:value-type="float" office:value="13" calcext:value-type="float">
            <text:p>13</text:p>
          </table:table-cell>
          <table:table-cell table:formula="of:=[.$B44]-[$consolidado_otimos.$L44]" office:value-type="float" office:value="12" calcext:value-type="float">
            <text:p>12</text:p>
          </table:table-cell>
          <table:table-cell table:formula="of:=[.$B44]-[$consolidado_regras.$J44]" office:value-type="float" office:value="12" calcext:value-type="float">
            <text:p>12</text:p>
          </table:table-cell>
          <table:table-cell table:formula="of:=[.$B44]-[$consolidado_regras.$N44]" office:value-type="float" office:value="13" calcext:value-type="float">
            <text:p>13</text:p>
          </table:table-cell>
          <table:table-cell table:formula="of:=[.$B44]-[$consolidado_reed.$F44]" office:value-type="float" office:value="11" calcext:value-type="float">
            <text:p>11</text:p>
          </table:table-cell>
          <table:table-cell table:formula="of:=[.$B44]-[$consolidado_regras.$H44]" office:value-type="float" office:value="12" calcext:value-type="float">
            <text:p>12</text:p>
          </table:table-cell>
          <table:table-cell table:formula="of:=[.$B44]-[$consolidado_regras.$L44]" office:value-type="float" office:value="11" calcext:value-type="float">
            <text:p>11</text:p>
          </table:table-cell>
          <table:table-cell table:formula="of:=[.$B44]-[$consolidado_regras.$J44]" office:value-type="float" office:value="12" calcext:value-type="float">
            <text:p>12</text:p>
          </table:table-cell>
          <table:table-cell table:formula="of:=[.$B44]-[$consolidado_regras.$N44]" office:value-type="float" office:value="13" calcext:value-type="float">
            <text:p>13</text:p>
          </table:table-cell>
        </table:table-row>
      </table:table>
      <table:named-expressions/>
      <table:database-ranges>
        <table:database-range table:name="__Anonymous_Sheet_DB__19" table:target-range-address="consolidado_reorganizado.A1:consolidado_reorganizado.AM44"/>
        <table:database-range table:name="__Anonymous_Sheet_DB__20" table:target-range-address="consolidado_total.A1:consolidado_total.Q4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1" number:min-decimal-places="1" number:min-integer-digits="1" number:grouping="true"/>
    </number:number-style>
    <number:number-style style:name="N116">
      <number:number number:decimal-places="3" number:min-decimal-places="3" number:min-integer-digits="1" number:grouping="true"/>
    </number:number-style>
    <number:number-style style:name="N115">
      <number:number number:decimal-places="4" number:min-decimal-places="4" number:min-integer-digits="1" number:grouping="true"/>
    </number:number-style>
    <number:number-style style:name="N114">
      <number:number number:decimal-places="1" number:min-decimal-places="1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2">
      <number:number number:decimal-places="5" number:min-decimal-places="5" number:min-integer-digits="1" number:grouping="true"/>
    </number:number-style>
    <number:number-style style:name="N111">
      <number:number number:decimal-places="6" number:min-decimal-places="6" number:min-integer-digits="1" number:grouping="true"/>
    </number:number-style>
    <number:number-style style:name="N110">
      <number:number number:decimal-places="7" number:min-decimal-places="7" number:min-integer-digits="1" number:grouping="true"/>
    </number:number-style>
    <number:number-style style:name="N109">
      <number:number number:decimal-places="8" number:min-decimal-places="8" number:min-integer-digits="1" number:grouping="true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23:52:48.632939814</meta:creation-date>
    <dc:date>2024-08-16T02:00:56.125305602</dc:date>
    <meta:editing-duration>PT3H54M36S</meta:editing-duration>
    <meta:editing-cycles>54</meta:editing-cycles>
    <meta:generator>LibreOffice/7.3.7.2$Linux_X86_64 LibreOffice_project/30$Build-2</meta:generator>
    <meta:document-statistic meta:table-count="23" meta:cell-count="12687" meta:object-count="0"/>
  </office:meta>
</office:document-meta>
</file>